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7.033cm"/>
    </style:style>
    <style:style style:name="co2" style:family="table-column">
      <style:table-column-properties fo:break-before="auto" style:column-width="1.921cm"/>
    </style:style>
    <style:style style:name="co3" style:family="table-column">
      <style:table-column-properties fo:break-before="auto" style:column-width="3.041cm"/>
    </style:style>
    <style:style style:name="co4" style:family="table-column">
      <style:table-column-properties fo:break-before="auto" style:column-width="2.439cm"/>
    </style:style>
    <style:style style:name="co5" style:family="table-column">
      <style:table-column-properties fo:break-before="auto" style:column-width="2.33cm"/>
    </style:style>
    <style:style style:name="co6" style:family="table-column">
      <style:table-column-properties fo:break-before="auto" style:column-width="2.304cm"/>
    </style:style>
    <style:style style:name="co7" style:family="table-column">
      <style:table-column-properties fo:break-before="auto" style:column-width="1.647cm"/>
    </style:style>
    <style:style style:name="co8" style:family="table-column">
      <style:table-column-properties fo:break-before="auto" style:column-width="0.744cm"/>
    </style:style>
    <style:style style:name="co9" style:family="table-column">
      <style:table-column-properties fo:break-before="auto" style:column-width="1.455cm"/>
    </style:style>
    <style:style style:name="co10" style:family="table-column">
      <style:table-column-properties fo:break-before="auto" style:column-width="1.838cm"/>
    </style:style>
    <style:style style:name="co11" style:family="table-column">
      <style:table-column-properties fo:break-before="auto" style:column-width="0.937cm"/>
    </style:style>
    <style:style style:name="co12" style:family="table-column">
      <style:table-column-properties fo:break-before="auto" style:column-width="1.265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7.477cm"/>
    </style:style>
    <style:style style:name="co15" style:family="table-column">
      <style:table-column-properties fo:break-before="auto" style:column-width="2.522cm"/>
    </style:style>
    <style:style style:name="co16" style:family="table-column">
      <style:table-column-properties fo:break-before="auto" style:column-width="2.625cm"/>
    </style:style>
    <style:style style:name="co17" style:family="table-column">
      <style:table-column-properties fo:break-before="auto" style:column-width="1.995cm"/>
    </style:style>
    <style:style style:name="co18" style:family="table-column">
      <style:table-column-properties fo:break-before="auto" style:column-width="2.494cm"/>
    </style:style>
    <style:style style:name="co19" style:family="table-column">
      <style:table-column-properties fo:break-before="auto" style:column-width="3.288cm"/>
    </style:style>
    <style:style style:name="co20" style:family="table-column">
      <style:table-column-properties fo:break-before="auto" style:column-width="3.177cm"/>
    </style:style>
    <style:style style:name="co21" style:family="table-column">
      <style:table-column-properties fo:break-before="auto" style:column-width="6.567cm"/>
    </style:style>
    <style:style style:name="co22" style:family="table-column">
      <style:table-column-properties fo:break-before="auto" style:column-width="3.635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8"/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wrap-option="wrap"/>
    </style:style>
  </office:automatic-styles>
  <office:body>
    <office:spreadsheet>
      <table:table table:name="counte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number-columns-repeated="14" table:default-cell-style-name="Default"/>
        <table:table-column table:style-name="co11" table:number-columns-repeated="11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13" table:number-columns-repeated="966" table:default-cell-style-name="Default"/>
        <table:table-row table:style-name="ro1">
          <table:table-cell table:style-name="ce1" office:value-type="string">
            <text:p>kernel</text:p>
          </table:table-cell>
          <table:table-cell table:style-name="ce1" office:value-type="string">
            <text:p>block size</text:p>
          </table:table-cell>
          <table:table-cell table:style-name="ce1" office:value-type="string">
            <text:p>threads per block</text:p>
          </table:table-cell>
          <table:table-cell table:style-name="ce1" office:value-type="string">
            <text:p>TIMESTAMP</text:p>
          </table:table-cell>
          <table:table-cell table:style-name="ce1" office:value-type="string">
            <text:p>GPU_TICKS</text:p>
          </table:table-cell>
          <table:table-cell table:style-name="ce1" office:value-type="string">
            <text:p>CPU_TICKS</text:p>
          </table:table-cell>
          <table:table-cell table:style-name="ce1" office:value-type="string">
            <text:p>A0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3</text:p>
          </table:table-cell>
          <table:table-cell table:style-name="ce1" office:value-type="string">
            <text:p>A4</text:p>
          </table:table-cell>
          <table:table-cell table:style-name="ce1" office:value-type="string">
            <text:p>A5</text:p>
          </table:table-cell>
          <table:table-cell table:style-name="ce1" office:value-type="string">
            <text:p>A6</text:p>
          </table:table-cell>
          <table:table-cell table:style-name="ce1" office:value-type="string">
            <text:p>A7</text:p>
          </table:table-cell>
          <table:table-cell table:style-name="ce1" office:value-type="string">
            <text:p>A8</text:p>
          </table:table-cell>
          <table:table-cell table:style-name="ce1" office:value-type="string">
            <text:p>A9</text:p>
          </table:table-cell>
          <table:table-cell table:style-name="ce1" office:value-type="string">
            <text:p>A10</text:p>
          </table:table-cell>
          <table:table-cell table:style-name="ce1" office:value-type="string">
            <text:p>A11</text:p>
          </table:table-cell>
          <table:table-cell table:style-name="ce1" office:value-type="string">
            <text:p>A12</text:p>
          </table:table-cell>
          <table:table-cell table:style-name="ce1" office:value-type="string">
            <text:p>A13</text:p>
          </table:table-cell>
          <table:table-cell table:style-name="ce1" office:value-type="string">
            <text:p>A14</text:p>
          </table:table-cell>
          <table:table-cell table:style-name="ce1" office:value-type="string">
            <text:p>A15</text:p>
          </table:table-cell>
          <table:table-cell table:style-name="ce1" office:value-type="string">
            <text:p>A16</text:p>
          </table:table-cell>
          <table:table-cell table:style-name="ce1" office:value-type="string">
            <text:p>A17</text:p>
          </table:table-cell>
          <table:table-cell table:style-name="ce1" office:value-type="string">
            <text:p>A18</text:p>
          </table:table-cell>
          <table:table-cell table:style-name="ce1" office:value-type="string">
            <text:p>A19</text:p>
          </table:table-cell>
          <table:table-cell table:style-name="ce1" office:value-type="string">
            <text:p>A20</text:p>
          </table:table-cell>
          <table:table-cell table:style-name="ce1" office:value-type="string">
            <text:p>A21</text:p>
          </table:table-cell>
          <table:table-cell table:style-name="ce1" office:value-type="string">
            <text:p>A22</text:p>
          </table:table-cell>
          <table:table-cell table:style-name="ce1" office:value-type="string">
            <text:p>A23</text:p>
          </table:table-cell>
          <table:table-cell table:style-name="ce1" office:value-type="string">
            <text:p>A24</text:p>
          </table:table-cell>
          <table:table-cell table:style-name="ce1" office:value-type="string">
            <text:p>A25</text:p>
          </table:table-cell>
          <table:table-cell table:style-name="ce1" office:value-type="string">
            <text:p>A26</text:p>
          </table:table-cell>
          <table:table-cell table:style-name="ce1" office:value-type="string">
            <text:p>A27</text:p>
          </table:table-cell>
          <table:table-cell table:style-name="ce1" office:value-type="string">
            <text:p>A28</text:p>
          </table:table-cell>
          <table:table-cell table:style-name="ce1" office:value-type="string">
            <text:p>A29</text:p>
          </table:table-cell>
          <table:table-cell table:style-name="ce1" office:value-type="string">
            <text:p>A30</text:p>
          </table:table-cell>
          <table:table-cell table:style-name="ce1" office:value-type="string">
            <text:p>A31</text:p>
          </table:table-cell>
          <table:table-cell table:style-name="ce1" office:value-type="string">
            <text:p>A32</text:p>
          </table:table-cell>
          <table:table-cell table:style-name="ce1" office:value-type="string">
            <text:p>A33</text:p>
          </table:table-cell>
          <table:table-cell table:style-name="ce1" office:value-type="string">
            <text:p>A34</text:p>
          </table:table-cell>
          <table:table-cell table:style-name="ce1" office:value-type="string">
            <text:p>A35</text:p>
          </table:table-cell>
          <table:table-cell table:style-name="ce1" office:value-type="string">
            <text:p>B0</text:p>
          </table:table-cell>
          <table:table-cell table:style-name="ce1" office:value-type="string">
            <text:p>B1</text:p>
          </table:table-cell>
          <table:table-cell table:style-name="ce1" office:value-type="string">
            <text:p>B2</text:p>
          </table:table-cell>
          <table:table-cell table:style-name="ce1" office:value-type="string">
            <text:p>B3</text:p>
          </table:table-cell>
          <table:table-cell table:style-name="ce1" office:value-type="string">
            <text:p>B4</text:p>
          </table:table-cell>
          <table:table-cell table:style-name="ce1" office:value-type="string">
            <text:p>B5</text:p>
          </table:table-cell>
          <table:table-cell table:style-name="ce1" office:value-type="string">
            <text:p>B6</text:p>
          </table:table-cell>
          <table:table-cell table:style-name="ce1" office:value-type="string">
            <text:p>B7</text:p>
          </table:table-cell>
          <table:table-cell table:style-name="ce1" office:value-type="string">
            <text:p>C0</text:p>
          </table:table-cell>
          <table:table-cell table:style-name="ce1" office:value-type="string">
            <text:p>C1</text:p>
          </table:table-cell>
          <table:table-cell table:style-name="ce1" office:value-type="string">
            <text:p>C2</text:p>
          </table:table-cell>
          <table:table-cell table:style-name="ce1" office:value-type="string">
            <text:p>C3</text:p>
          </table:table-cell>
          <table:table-cell table:style-name="ce1" office:value-type="string">
            <text:p>C4</text:p>
          </table:table-cell>
          <table:table-cell table:style-name="ce1" office:value-type="string">
            <text:p>C5</text:p>
          </table:table-cell>
          <table:table-cell table:style-name="ce1" office:value-type="string">
            <text:p>C6</text:p>
          </table:table-cell>
          <table:table-cell table:style-name="ce1" office:value-type="string">
            <text:p>C7</text:p>
          </table:table-cell>
          <table:table-cell table:style-name="ce1" table:number-columns-repeated="966"/>
        </table:table-row>
        <table:table-row table:style-name="ro2">
          <table:table-cell office:value-type="string">
            <text:p>scalar_sp_load_kernel</text:p>
          </table:table-cell>
          <table:table-cell table:number-columns-repeated="2" office:value-type="float" office:value="1">
            <text:p>1</text:p>
          </table:table-cell>
          <table:table-cell office:value-type="float" office:value="3291">
            <text:p>3291</text:p>
          </table:table-cell>
          <table:table-cell office:value-type="float" office:value="1824465768">
            <text:p>1824465768</text:p>
          </table:table-cell>
          <table:table-cell office:value-type="float" office:value="286198">
            <text:p>286198</text:p>
          </table:table-cell>
          <table:table-cell office:value-type="float" office:value="604249">
            <text:p>604249</text:p>
          </table:table-cell>
          <table:table-cell office:value-type="float" office:value="41825">
            <text:p>418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2">
            <text:p>32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86198">
            <text:p>286198</text:p>
          </table:table-cell>
          <table:table-cell office:value-type="float" office:value="0">
            <text:p>0</text:p>
          </table:table-cell>
          <table:table-cell office:value-type="float" office:value="286198">
            <text:p>286198</text:p>
          </table:table-cell>
          <table:table-cell office:value-type="float" office:value="4689">
            <text:p>4689</text:p>
          </table:table-cell>
          <table:table-cell office:value-type="float" office:value="143099">
            <text:p>143099</text:p>
          </table:table-cell>
          <table:table-cell office:value-type="float" office:value="0">
            <text:p>0</text:p>
          </table:table-cell>
          <table:table-cell office:value-type="float" office:value="95400">
            <text:p>95400</text:p>
          </table:table-cell>
          <table:table-cell office:value-type="float" office:value="0">
            <text:p>0</text:p>
          </table:table-cell>
          <table:table-cell office:value-type="float" office:value="95399">
            <text:p>95399</text:p>
          </table:table-cell>
          <table:table-cell office:value-type="float" office:value="0">
            <text:p>0</text:p>
          </table:table-cell>
          <table:table-cell office:value-type="float" office:value="47700">
            <text:p>47700</text:p>
          </table:table-cell>
          <table:table-cell office:value-type="float" office:value="487">
            <text:p>487</text:p>
          </table:table-cell>
          <table:table-cell office:value-type="float" office:value="190799">
            <text:p>190799</text:p>
          </table:table-cell>
          <table:table-cell office:value-type="float" office:value="286198">
            <text:p>286198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291">
            <text:p>3291</text:p>
          </table:table-cell>
          <table:table-cell office:value-type="float" office:value="1825772669">
            <text:p>1825772669</text:p>
          </table:table-cell>
          <table:table-cell office:value-type="float" office:value="288569">
            <text:p>288569</text:p>
          </table:table-cell>
          <table:table-cell office:value-type="float" office:value="603015">
            <text:p>603015</text:p>
          </table:table-cell>
          <table:table-cell office:value-type="float" office:value="41741">
            <text:p>4174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2">
            <text:p>32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3060">
            <text:p>183060</text:p>
          </table:table-cell>
          <table:table-cell table:number-columns-repeated="4" office:value-type="float" office:value="0">
            <text:p>0</text:p>
          </table:table-cell>
          <table:table-cell office:value-type="float" office:value="288569">
            <text:p>288569</text:p>
          </table:table-cell>
          <table:table-cell office:value-type="float" office:value="0">
            <text:p>0</text:p>
          </table:table-cell>
          <table:table-cell office:value-type="float" office:value="288569">
            <text:p>288569</text:p>
          </table:table-cell>
          <table:table-cell office:value-type="float" office:value="4590">
            <text:p>4590</text:p>
          </table:table-cell>
          <table:table-cell office:value-type="float" office:value="144284">
            <text:p>144284</text:p>
          </table:table-cell>
          <table:table-cell office:value-type="float" office:value="0">
            <text:p>0</text:p>
          </table:table-cell>
          <table:table-cell office:value-type="float" office:value="96189">
            <text:p>96189</text:p>
          </table:table-cell>
          <table:table-cell office:value-type="float" office:value="0">
            <text:p>0</text:p>
          </table:table-cell>
          <table:table-cell office:value-type="float" office:value="96190">
            <text:p>96190</text:p>
          </table:table-cell>
          <table:table-cell office:value-type="float" office:value="0">
            <text:p>0</text:p>
          </table:table-cell>
          <table:table-cell office:value-type="float" office:value="48095">
            <text:p>48095</text:p>
          </table:table-cell>
          <table:table-cell office:value-type="float" office:value="496">
            <text:p>496</text:p>
          </table:table-cell>
          <table:table-cell office:value-type="float" office:value="192379">
            <text:p>192379</text:p>
          </table:table-cell>
          <table:table-cell office:value-type="float" office:value="288569">
            <text:p>288569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333">
            <text:p>3333</text:p>
          </table:table-cell>
          <table:table-cell office:value-type="float" office:value="1826895827">
            <text:p>1826895827</text:p>
          </table:table-cell>
          <table:table-cell office:value-type="float" office:value="288716">
            <text:p>288716</text:p>
          </table:table-cell>
          <table:table-cell office:value-type="float" office:value="600328">
            <text:p>600328</text:p>
          </table:table-cell>
          <table:table-cell office:value-type="float" office:value="41710">
            <text:p>4171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2">
            <text:p>32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2580">
            <text:p>92580</text:p>
          </table:table-cell>
          <table:table-cell table:number-columns-repeated="4" office:value-type="float" office:value="0">
            <text:p>0</text:p>
          </table:table-cell>
          <table:table-cell office:value-type="float" office:value="288716">
            <text:p>288716</text:p>
          </table:table-cell>
          <table:table-cell office:value-type="float" office:value="0">
            <text:p>0</text:p>
          </table:table-cell>
          <table:table-cell office:value-type="float" office:value="288716">
            <text:p>288716</text:p>
          </table:table-cell>
          <table:table-cell office:value-type="float" office:value="4623">
            <text:p>4623</text:p>
          </table:table-cell>
          <table:table-cell office:value-type="float" office:value="144358">
            <text:p>144358</text:p>
          </table:table-cell>
          <table:table-cell office:value-type="float" office:value="0">
            <text:p>0</text:p>
          </table:table-cell>
          <table:table-cell office:value-type="float" office:value="96239">
            <text:p>96239</text:p>
          </table:table-cell>
          <table:table-cell office:value-type="float" office:value="0">
            <text:p>0</text:p>
          </table:table-cell>
          <table:table-cell office:value-type="float" office:value="96238">
            <text:p>96238</text:p>
          </table:table-cell>
          <table:table-cell office:value-type="float" office:value="276135">
            <text:p>276135</text:p>
          </table:table-cell>
          <table:table-cell office:value-type="float" office:value="48119">
            <text:p>48119</text:p>
          </table:table-cell>
          <table:table-cell office:value-type="float" office:value="509">
            <text:p>509</text:p>
          </table:table-cell>
          <table:table-cell office:value-type="float" office:value="192477">
            <text:p>192477</text:p>
          </table:table-cell>
          <table:table-cell office:value-type="float" office:value="288716">
            <text:p>288716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333">
            <text:p>3333</text:p>
          </table:table-cell>
          <table:table-cell office:value-type="float" office:value="1828263934">
            <text:p>1828263934</text:p>
          </table:table-cell>
          <table:table-cell office:value-type="float" office:value="287385">
            <text:p>287385</text:p>
          </table:table-cell>
          <table:table-cell office:value-type="float" office:value="609845">
            <text:p>609845</text:p>
          </table:table-cell>
          <table:table-cell office:value-type="float" office:value="41717">
            <text:p>4171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2">
            <text:p>32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87385">
            <text:p>287385</text:p>
          </table:table-cell>
          <table:table-cell office:value-type="float" office:value="0">
            <text:p>0</text:p>
          </table:table-cell>
          <table:table-cell office:value-type="float" office:value="287385">
            <text:p>287385</text:p>
          </table:table-cell>
          <table:table-cell office:value-type="float" office:value="4584">
            <text:p>4584</text:p>
          </table:table-cell>
          <table:table-cell office:value-type="float" office:value="143692">
            <text:p>143692</text:p>
          </table:table-cell>
          <table:table-cell office:value-type="float" office:value="0">
            <text:p>0</text:p>
          </table:table-cell>
          <table:table-cell office:value-type="float" office:value="95794">
            <text:p>95794</text:p>
          </table:table-cell>
          <table:table-cell office:value-type="float" office:value="0">
            <text:p>0</text:p>
          </table:table-cell>
          <table:table-cell office:value-type="float" office:value="95795">
            <text:p>95795</text:p>
          </table:table-cell>
          <table:table-cell office:value-type="float" office:value="0">
            <text:p>0</text:p>
          </table:table-cell>
          <table:table-cell office:value-type="float" office:value="47897">
            <text:p>47897</text:p>
          </table:table-cell>
          <table:table-cell office:value-type="float" office:value="484">
            <text:p>484</text:p>
          </table:table-cell>
          <table:table-cell office:value-type="float" office:value="191590">
            <text:p>191590</text:p>
          </table:table-cell>
          <table:table-cell office:value-type="float" office:value="287385">
            <text:p>287385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292">
            <text:p>3292</text:p>
          </table:table-cell>
          <table:table-cell office:value-type="float" office:value="1829630369">
            <text:p>1829630369</text:p>
          </table:table-cell>
          <table:table-cell office:value-type="float" office:value="286991">
            <text:p>286991</text:p>
          </table:table-cell>
          <table:table-cell office:value-type="float" office:value="606817">
            <text:p>606817</text:p>
          </table:table-cell>
          <table:table-cell office:value-type="float" office:value="41903">
            <text:p>4190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4">
            <text:p>54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716">
            <text:p>90716</text:p>
          </table:table-cell>
          <table:table-cell table:number-columns-repeated="4" office:value-type="float" office:value="0">
            <text:p>0</text:p>
          </table:table-cell>
          <table:table-cell office:value-type="float" office:value="286991">
            <text:p>286991</text:p>
          </table:table-cell>
          <table:table-cell office:value-type="float" office:value="0">
            <text:p>0</text:p>
          </table:table-cell>
          <table:table-cell office:value-type="float" office:value="286991">
            <text:p>286991</text:p>
          </table:table-cell>
          <table:table-cell office:value-type="float" office:value="4722">
            <text:p>4722</text:p>
          </table:table-cell>
          <table:table-cell office:value-type="float" office:value="143496">
            <text:p>143496</text:p>
          </table:table-cell>
          <table:table-cell office:value-type="float" office:value="0">
            <text:p>0</text:p>
          </table:table-cell>
          <table:table-cell office:value-type="float" office:value="95663">
            <text:p>95663</text:p>
          </table:table-cell>
          <table:table-cell office:value-type="float" office:value="0">
            <text:p>0</text:p>
          </table:table-cell>
          <table:table-cell office:value-type="float" office:value="95664">
            <text:p>95664</text:p>
          </table:table-cell>
          <table:table-cell office:value-type="float" office:value="0">
            <text:p>0</text:p>
          </table:table-cell>
          <table:table-cell office:value-type="float" office:value="47832">
            <text:p>47832</text:p>
          </table:table-cell>
          <table:table-cell office:value-type="float" office:value="487">
            <text:p>487</text:p>
          </table:table-cell>
          <table:table-cell office:value-type="float" office:value="191327">
            <text:p>191327</text:p>
          </table:table-cell>
          <table:table-cell office:value-type="float" office:value="286991">
            <text:p>286991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333">
            <text:p>3333</text:p>
          </table:table-cell>
          <table:table-cell office:value-type="float" office:value="1831022931">
            <text:p>1831022931</text:p>
          </table:table-cell>
          <table:table-cell office:value-type="float" office:value="285284">
            <text:p>285284</text:p>
          </table:table-cell>
          <table:table-cell office:value-type="float" office:value="606030">
            <text:p>606030</text:p>
          </table:table-cell>
          <table:table-cell office:value-type="float" office:value="41859">
            <text:p>4185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8">
            <text:p>98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1120">
            <text:p>91120</text:p>
          </table:table-cell>
          <table:table-cell table:number-columns-repeated="4" office:value-type="float" office:value="0">
            <text:p>0</text:p>
          </table:table-cell>
          <table:table-cell office:value-type="float" office:value="285284">
            <text:p>285284</text:p>
          </table:table-cell>
          <table:table-cell office:value-type="float" office:value="0">
            <text:p>0</text:p>
          </table:table-cell>
          <table:table-cell office:value-type="float" office:value="285284">
            <text:p>285284</text:p>
          </table:table-cell>
          <table:table-cell office:value-type="float" office:value="4590">
            <text:p>4590</text:p>
          </table:table-cell>
          <table:table-cell office:value-type="float" office:value="142642">
            <text:p>142642</text:p>
          </table:table-cell>
          <table:table-cell office:value-type="float" office:value="0">
            <text:p>0</text:p>
          </table:table-cell>
          <table:table-cell office:value-type="float" office:value="95095">
            <text:p>95095</text:p>
          </table:table-cell>
          <table:table-cell office:value-type="float" office:value="0">
            <text:p>0</text:p>
          </table:table-cell>
          <table:table-cell office:value-type="float" office:value="95095">
            <text:p>95095</text:p>
          </table:table-cell>
          <table:table-cell office:value-type="float" office:value="0">
            <text:p>0</text:p>
          </table:table-cell>
          <table:table-cell office:value-type="float" office:value="47547">
            <text:p>47547</text:p>
          </table:table-cell>
          <table:table-cell office:value-type="float" office:value="493">
            <text:p>493</text:p>
          </table:table-cell>
          <table:table-cell office:value-type="float" office:value="190189">
            <text:p>190189</text:p>
          </table:table-cell>
          <table:table-cell office:value-type="float" office:value="285284">
            <text:p>285284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3374">
            <text:p>3374</text:p>
          </table:table-cell>
          <table:table-cell office:value-type="float" office:value="1832326702">
            <text:p>1832326702</text:p>
          </table:table-cell>
          <table:table-cell office:value-type="float" office:value="288912">
            <text:p>288912</text:p>
          </table:table-cell>
          <table:table-cell office:value-type="float" office:value="606455">
            <text:p>606455</text:p>
          </table:table-cell>
          <table:table-cell office:value-type="float" office:value="42023">
            <text:p>4202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96">
            <text:p>196</text:p>
          </table:table-cell>
          <table:table-cell table:number-columns-repeated="11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1152">
            <text:p>181152</text:p>
          </table:table-cell>
          <table:table-cell table:number-columns-repeated="4" office:value-type="float" office:value="0">
            <text:p>0</text:p>
          </table:table-cell>
          <table:table-cell office:value-type="float" office:value="288912">
            <text:p>288912</text:p>
          </table:table-cell>
          <table:table-cell office:value-type="float" office:value="0">
            <text:p>0</text:p>
          </table:table-cell>
          <table:table-cell office:value-type="float" office:value="288912">
            <text:p>288912</text:p>
          </table:table-cell>
          <table:table-cell office:value-type="float" office:value="4514">
            <text:p>4514</text:p>
          </table:table-cell>
          <table:table-cell office:value-type="float" office:value="144456">
            <text:p>144456</text:p>
          </table:table-cell>
          <table:table-cell office:value-type="float" office:value="0">
            <text:p>0</text:p>
          </table:table-cell>
          <table:table-cell office:value-type="float" office:value="96304">
            <text:p>96304</text:p>
          </table:table-cell>
          <table:table-cell office:value-type="float" office:value="0">
            <text:p>0</text:p>
          </table:table-cell>
          <table:table-cell office:value-type="float" office:value="96304">
            <text:p>96304</text:p>
          </table:table-cell>
          <table:table-cell office:value-type="float" office:value="0">
            <text:p>0</text:p>
          </table:table-cell>
          <table:table-cell office:value-type="float" office:value="48152">
            <text:p>48152</text:p>
          </table:table-cell>
          <table:table-cell office:value-type="float" office:value="496">
            <text:p>496</text:p>
          </table:table-cell>
          <table:table-cell office:value-type="float" office:value="192608">
            <text:p>192608</text:p>
          </table:table-cell>
          <table:table-cell office:value-type="float" office:value="288912">
            <text:p>288912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3375">
            <text:p>3375</text:p>
          </table:table-cell>
          <table:table-cell office:value-type="float" office:value="1833737486">
            <text:p>1833737486</text:p>
          </table:table-cell>
          <table:table-cell office:value-type="float" office:value="288955">
            <text:p>288955</text:p>
          </table:table-cell>
          <table:table-cell office:value-type="float" office:value="608231">
            <text:p>608231</text:p>
          </table:table-cell>
          <table:table-cell office:value-type="float" office:value="41906">
            <text:p>41906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92">
            <text:p>392</text:p>
          </table:table-cell>
          <table:table-cell table:number-columns-repeated="11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288955">
            <text:p>288955</text:p>
          </table:table-cell>
          <table:table-cell office:value-type="float" office:value="0">
            <text:p>0</text:p>
          </table:table-cell>
          <table:table-cell office:value-type="float" office:value="288955">
            <text:p>288955</text:p>
          </table:table-cell>
          <table:table-cell office:value-type="float" office:value="4568">
            <text:p>4568</text:p>
          </table:table-cell>
          <table:table-cell office:value-type="float" office:value="144478">
            <text:p>144478</text:p>
          </table:table-cell>
          <table:table-cell office:value-type="float" office:value="0">
            <text:p>0</text:p>
          </table:table-cell>
          <table:table-cell office:value-type="float" office:value="96318">
            <text:p>96318</text:p>
          </table:table-cell>
          <table:table-cell office:value-type="float" office:value="0">
            <text:p>0</text:p>
          </table:table-cell>
          <table:table-cell office:value-type="float" office:value="96318">
            <text:p>96318</text:p>
          </table:table-cell>
          <table:table-cell office:value-type="float" office:value="0">
            <text:p>0</text:p>
          </table:table-cell>
          <table:table-cell office:value-type="float" office:value="48159">
            <text:p>48159</text:p>
          </table:table-cell>
          <table:table-cell office:value-type="float" office:value="498">
            <text:p>498</text:p>
          </table:table-cell>
          <table:table-cell office:value-type="float" office:value="192637">
            <text:p>192637</text:p>
          </table:table-cell>
          <table:table-cell office:value-type="float" office:value="288955">
            <text:p>288955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3417">
            <text:p>3417</text:p>
          </table:table-cell>
          <table:table-cell office:value-type="float" office:value="1835153346">
            <text:p>1835153346</text:p>
          </table:table-cell>
          <table:table-cell office:value-type="float" office:value="289872">
            <text:p>289872</text:p>
          </table:table-cell>
          <table:table-cell office:value-type="float" office:value="617689">
            <text:p>617689</text:p>
          </table:table-cell>
          <table:table-cell office:value-type="float" office:value="42103">
            <text:p>42103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84">
            <text:p>784</text:p>
          </table:table-cell>
          <table:table-cell table:number-columns-repeated="11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85712">
            <text:p>185712</text:p>
          </table:table-cell>
          <table:table-cell table:number-columns-repeated="4" office:value-type="float" office:value="0">
            <text:p>0</text:p>
          </table:table-cell>
          <table:table-cell office:value-type="float" office:value="289872">
            <text:p>289872</text:p>
          </table:table-cell>
          <table:table-cell office:value-type="float" office:value="0">
            <text:p>0</text:p>
          </table:table-cell>
          <table:table-cell office:value-type="float" office:value="289872">
            <text:p>289872</text:p>
          </table:table-cell>
          <table:table-cell office:value-type="float" office:value="4534">
            <text:p>4534</text:p>
          </table:table-cell>
          <table:table-cell office:value-type="float" office:value="144936">
            <text:p>144936</text:p>
          </table:table-cell>
          <table:table-cell office:value-type="float" office:value="0">
            <text:p>0</text:p>
          </table:table-cell>
          <table:table-cell office:value-type="float" office:value="96624">
            <text:p>96624</text:p>
          </table:table-cell>
          <table:table-cell office:value-type="float" office:value="0">
            <text:p>0</text:p>
          </table:table-cell>
          <table:table-cell office:value-type="float" office:value="96624">
            <text:p>96624</text:p>
          </table:table-cell>
          <table:table-cell office:value-type="float" office:value="140997">
            <text:p>140997</text:p>
          </table:table-cell>
          <table:table-cell office:value-type="float" office:value="48311">
            <text:p>48311</text:p>
          </table:table-cell>
          <table:table-cell office:value-type="float" office:value="487">
            <text:p>487</text:p>
          </table:table-cell>
          <table:table-cell office:value-type="float" office:value="193249">
            <text:p>193249</text:p>
          </table:table-cell>
          <table:table-cell office:value-type="float" office:value="289872">
            <text:p>289872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3499">
            <text:p>3499</text:p>
          </table:table-cell>
          <table:table-cell office:value-type="float" office:value="1836737016">
            <text:p>1836737016</text:p>
          </table:table-cell>
          <table:table-cell office:value-type="float" office:value="288722">
            <text:p>288722</text:p>
          </table:table-cell>
          <table:table-cell office:value-type="float" office:value="612582">
            <text:p>612582</text:p>
          </table:table-cell>
          <table:table-cell office:value-type="float" office:value="42003">
            <text:p>42003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568">
            <text:p>1568</text:p>
          </table:table-cell>
          <table:table-cell table:number-columns-repeated="11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92704">
            <text:p>92704</text:p>
          </table:table-cell>
          <table:table-cell table:number-columns-repeated="4" office:value-type="float" office:value="0">
            <text:p>0</text:p>
          </table:table-cell>
          <table:table-cell office:value-type="float" office:value="288722">
            <text:p>288722</text:p>
          </table:table-cell>
          <table:table-cell office:value-type="float" office:value="0">
            <text:p>0</text:p>
          </table:table-cell>
          <table:table-cell office:value-type="float" office:value="288722">
            <text:p>288722</text:p>
          </table:table-cell>
          <table:table-cell office:value-type="float" office:value="4511">
            <text:p>4511</text:p>
          </table:table-cell>
          <table:table-cell office:value-type="float" office:value="144361">
            <text:p>144361</text:p>
          </table:table-cell>
          <table:table-cell office:value-type="float" office:value="0">
            <text:p>0</text:p>
          </table:table-cell>
          <table:table-cell office:value-type="float" office:value="96241">
            <text:p>96241</text:p>
          </table:table-cell>
          <table:table-cell office:value-type="float" office:value="0">
            <text:p>0</text:p>
          </table:table-cell>
          <table:table-cell office:value-type="float" office:value="96241">
            <text:p>96241</text:p>
          </table:table-cell>
          <table:table-cell office:value-type="float" office:value="0">
            <text:p>0</text:p>
          </table:table-cell>
          <table:table-cell office:value-type="float" office:value="48120">
            <text:p>48120</text:p>
          </table:table-cell>
          <table:table-cell office:value-type="float" office:value="480">
            <text:p>480</text:p>
          </table:table-cell>
          <table:table-cell office:value-type="float" office:value="192481">
            <text:p>192481</text:p>
          </table:table-cell>
          <table:table-cell office:value-type="float" office:value="288722">
            <text:p>288722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3667">
            <text:p>3667</text:p>
          </table:table-cell>
          <table:table-cell office:value-type="float" office:value="1837917446">
            <text:p>1837917446</text:p>
          </table:table-cell>
          <table:table-cell office:value-type="float" office:value="288146">
            <text:p>288146</text:p>
          </table:table-cell>
          <table:table-cell office:value-type="float" office:value="618345">
            <text:p>618345</text:p>
          </table:table-cell>
          <table:table-cell office:value-type="float" office:value="42499">
            <text:p>42499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352">
            <text:p>2352</text:p>
          </table:table-cell>
          <table:table-cell table:number-columns-repeated="11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86284">
            <text:p>186284</text:p>
          </table:table-cell>
          <table:table-cell table:number-columns-repeated="4" office:value-type="float" office:value="0">
            <text:p>0</text:p>
          </table:table-cell>
          <table:table-cell office:value-type="float" office:value="288146">
            <text:p>288146</text:p>
          </table:table-cell>
          <table:table-cell office:value-type="float" office:value="0">
            <text:p>0</text:p>
          </table:table-cell>
          <table:table-cell office:value-type="float" office:value="288146">
            <text:p>288146</text:p>
          </table:table-cell>
          <table:table-cell office:value-type="float" office:value="4673">
            <text:p>4673</text:p>
          </table:table-cell>
          <table:table-cell office:value-type="float" office:value="144073">
            <text:p>144073</text:p>
          </table:table-cell>
          <table:table-cell office:value-type="float" office:value="0">
            <text:p>0</text:p>
          </table:table-cell>
          <table:table-cell office:value-type="float" office:value="96048">
            <text:p>96048</text:p>
          </table:table-cell>
          <table:table-cell office:value-type="float" office:value="0">
            <text:p>0</text:p>
          </table:table-cell>
          <table:table-cell office:value-type="float" office:value="96049">
            <text:p>96049</text:p>
          </table:table-cell>
          <table:table-cell office:value-type="float" office:value="0">
            <text:p>0</text:p>
          </table:table-cell>
          <table:table-cell office:value-type="float" office:value="48024">
            <text:p>48024</text:p>
          </table:table-cell>
          <table:table-cell office:value-type="float" office:value="503">
            <text:p>503</text:p>
          </table:table-cell>
          <table:table-cell office:value-type="float" office:value="192098">
            <text:p>192098</text:p>
          </table:table-cell>
          <table:table-cell office:value-type="float" office:value="288146">
            <text:p>288146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3583">
            <text:p>3583</text:p>
          </table:table-cell>
          <table:table-cell office:value-type="float" office:value="1839140568">
            <text:p>1839140568</text:p>
          </table:table-cell>
          <table:table-cell office:value-type="float" office:value="295751">
            <text:p>295751</text:p>
          </table:table-cell>
          <table:table-cell office:value-type="float" office:value="615873">
            <text:p>615873</text:p>
          </table:table-cell>
          <table:table-cell office:value-type="float" office:value="42166">
            <text:p>42166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704">
            <text:p>2704</text:p>
          </table:table-cell>
          <table:table-cell table:number-columns-repeated="11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81996">
            <text:p>181996</text:p>
          </table:table-cell>
          <table:table-cell table:number-columns-repeated="4" office:value-type="float" office:value="0">
            <text:p>0</text:p>
          </table:table-cell>
          <table:table-cell office:value-type="float" office:value="295751">
            <text:p>295751</text:p>
          </table:table-cell>
          <table:table-cell office:value-type="float" office:value="0">
            <text:p>0</text:p>
          </table:table-cell>
          <table:table-cell office:value-type="float" office:value="295751">
            <text:p>295751</text:p>
          </table:table-cell>
          <table:table-cell office:value-type="float" office:value="4664">
            <text:p>4664</text:p>
          </table:table-cell>
          <table:table-cell office:value-type="float" office:value="147875">
            <text:p>147875</text:p>
          </table:table-cell>
          <table:table-cell office:value-type="float" office:value="0">
            <text:p>0</text:p>
          </table:table-cell>
          <table:table-cell office:value-type="float" office:value="98584">
            <text:p>98584</text:p>
          </table:table-cell>
          <table:table-cell office:value-type="float" office:value="0">
            <text:p>0</text:p>
          </table:table-cell>
          <table:table-cell office:value-type="float" office:value="98583">
            <text:p>98583</text:p>
          </table:table-cell>
          <table:table-cell office:value-type="float" office:value="0">
            <text:p>0</text:p>
          </table:table-cell>
          <table:table-cell office:value-type="float" office:value="49292">
            <text:p>49292</text:p>
          </table:table-cell>
          <table:table-cell office:value-type="float" office:value="498">
            <text:p>498</text:p>
          </table:table-cell>
          <table:table-cell office:value-type="float" office:value="197167">
            <text:p>197167</text:p>
          </table:table-cell>
          <table:table-cell office:value-type="float" office:value="295751">
            <text:p>295751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3666">
            <text:p>3666</text:p>
          </table:table-cell>
          <table:table-cell office:value-type="float" office:value="1840673826">
            <text:p>1840673826</text:p>
          </table:table-cell>
          <table:table-cell office:value-type="float" office:value="285971">
            <text:p>285971</text:p>
          </table:table-cell>
          <table:table-cell office:value-type="float" office:value="602470">
            <text:p>602470</text:p>
          </table:table-cell>
          <table:table-cell office:value-type="float" office:value="42276">
            <text:p>42276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056">
            <text:p>3056</text:p>
          </table:table-cell>
          <table:table-cell table:number-columns-repeated="11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0712">
            <text:p>90712</text:p>
          </table:table-cell>
          <table:table-cell table:number-columns-repeated="4" office:value-type="float" office:value="0">
            <text:p>0</text:p>
          </table:table-cell>
          <table:table-cell office:value-type="float" office:value="285971">
            <text:p>285971</text:p>
          </table:table-cell>
          <table:table-cell office:value-type="float" office:value="0">
            <text:p>0</text:p>
          </table:table-cell>
          <table:table-cell office:value-type="float" office:value="285971">
            <text:p>285971</text:p>
          </table:table-cell>
          <table:table-cell office:value-type="float" office:value="4692">
            <text:p>4692</text:p>
          </table:table-cell>
          <table:table-cell office:value-type="float" office:value="142985">
            <text:p>142985</text:p>
          </table:table-cell>
          <table:table-cell office:value-type="float" office:value="0">
            <text:p>0</text:p>
          </table:table-cell>
          <table:table-cell office:value-type="float" office:value="95323">
            <text:p>95323</text:p>
          </table:table-cell>
          <table:table-cell office:value-type="float" office:value="0">
            <text:p>0</text:p>
          </table:table-cell>
          <table:table-cell office:value-type="float" office:value="95323">
            <text:p>95323</text:p>
          </table:table-cell>
          <table:table-cell office:value-type="float" office:value="278900">
            <text:p>278900</text:p>
          </table:table-cell>
          <table:table-cell office:value-type="float" office:value="47661">
            <text:p>47661</text:p>
          </table:table-cell>
          <table:table-cell office:value-type="float" office:value="501">
            <text:p>501</text:p>
          </table:table-cell>
          <table:table-cell office:value-type="float" office:value="190647">
            <text:p>190647</text:p>
          </table:table-cell>
          <table:table-cell office:value-type="float" office:value="285971">
            <text:p>285971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3667">
            <text:p>3667</text:p>
          </table:table-cell>
          <table:table-cell office:value-type="float" office:value="1841923983">
            <text:p>1841923983</text:p>
          </table:table-cell>
          <table:table-cell office:value-type="float" office:value="283408">
            <text:p>283408</text:p>
          </table:table-cell>
          <table:table-cell office:value-type="float" office:value="601788">
            <text:p>601788</text:p>
          </table:table-cell>
          <table:table-cell office:value-type="float" office:value="42199">
            <text:p>42199</text:p>
          </table:table-cell>
          <table:table-cell table:number-columns-repeated="3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408">
            <text:p>3408</text:p>
          </table:table-cell>
          <table:table-cell table:number-columns-repeated="11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184260">
            <text:p>184260</text:p>
          </table:table-cell>
          <table:table-cell table:number-columns-repeated="4" office:value-type="float" office:value="0">
            <text:p>0</text:p>
          </table:table-cell>
          <table:table-cell office:value-type="float" office:value="283408">
            <text:p>283408</text:p>
          </table:table-cell>
          <table:table-cell office:value-type="float" office:value="0">
            <text:p>0</text:p>
          </table:table-cell>
          <table:table-cell office:value-type="float" office:value="283408">
            <text:p>283408</text:p>
          </table:table-cell>
          <table:table-cell office:value-type="float" office:value="4706">
            <text:p>4706</text:p>
          </table:table-cell>
          <table:table-cell office:value-type="float" office:value="141704">
            <text:p>141704</text:p>
          </table:table-cell>
          <table:table-cell office:value-type="float" office:value="0">
            <text:p>0</text:p>
          </table:table-cell>
          <table:table-cell office:value-type="float" office:value="94469">
            <text:p>94469</text:p>
          </table:table-cell>
          <table:table-cell office:value-type="float" office:value="0">
            <text:p>0</text:p>
          </table:table-cell>
          <table:table-cell office:value-type="float" office:value="94469">
            <text:p>94469</text:p>
          </table:table-cell>
          <table:table-cell office:value-type="float" office:value="271418">
            <text:p>271418</text:p>
          </table:table-cell>
          <table:table-cell office:value-type="float" office:value="47234">
            <text:p>47234</text:p>
          </table:table-cell>
          <table:table-cell office:value-type="float" office:value="513">
            <text:p>513</text:p>
          </table:table-cell>
          <table:table-cell office:value-type="float" office:value="188938">
            <text:p>188938</text:p>
          </table:table-cell>
          <table:table-cell office:value-type="float" office:value="283408">
            <text:p>283408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3833">
            <text:p>3833</text:p>
          </table:table-cell>
          <table:table-cell office:value-type="float" office:value="1843241075">
            <text:p>1843241075</text:p>
          </table:table-cell>
          <table:table-cell office:value-type="float" office:value="289286">
            <text:p>289286</text:p>
          </table:table-cell>
          <table:table-cell office:value-type="float" office:value="614981">
            <text:p>614981</text:p>
          </table:table-cell>
          <table:table-cell office:value-type="float" office:value="42131">
            <text:p>42131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776">
            <text:p>3776</text:p>
          </table:table-cell>
          <table:table-cell table:number-columns-repeated="11"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183892">
            <text:p>183892</text:p>
          </table:table-cell>
          <table:table-cell table:number-columns-repeated="4" office:value-type="float" office:value="0">
            <text:p>0</text:p>
          </table:table-cell>
          <table:table-cell office:value-type="float" office:value="289286">
            <text:p>289286</text:p>
          </table:table-cell>
          <table:table-cell office:value-type="float" office:value="0">
            <text:p>0</text:p>
          </table:table-cell>
          <table:table-cell office:value-type="float" office:value="289286">
            <text:p>289286</text:p>
          </table:table-cell>
          <table:table-cell office:value-type="float" office:value="4770">
            <text:p>4770</text:p>
          </table:table-cell>
          <table:table-cell office:value-type="float" office:value="144643">
            <text:p>144643</text:p>
          </table:table-cell>
          <table:table-cell office:value-type="float" office:value="0">
            <text:p>0</text:p>
          </table:table-cell>
          <table:table-cell office:value-type="float" office:value="96429">
            <text:p>96429</text:p>
          </table:table-cell>
          <table:table-cell office:value-type="float" office:value="0">
            <text:p>0</text:p>
          </table:table-cell>
          <table:table-cell office:value-type="float" office:value="96428">
            <text:p>96428</text:p>
          </table:table-cell>
          <table:table-cell office:value-type="float" office:value="0">
            <text:p>0</text:p>
          </table:table-cell>
          <table:table-cell office:value-type="float" office:value="48214">
            <text:p>48214</text:p>
          </table:table-cell>
          <table:table-cell office:value-type="float" office:value="512">
            <text:p>512</text:p>
          </table:table-cell>
          <table:table-cell office:value-type="float" office:value="192857">
            <text:p>192857</text:p>
          </table:table-cell>
          <table:table-cell office:value-type="float" office:value="289286">
            <text:p>289286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3958">
            <text:p>3958</text:p>
          </table:table-cell>
          <table:table-cell office:value-type="float" office:value="1844611213">
            <text:p>1844611213</text:p>
          </table:table-cell>
          <table:table-cell office:value-type="float" office:value="285996">
            <text:p>285996</text:p>
          </table:table-cell>
          <table:table-cell office:value-type="float" office:value="603434">
            <text:p>603434</text:p>
          </table:table-cell>
          <table:table-cell office:value-type="float" office:value="42479">
            <text:p>42479</text:p>
          </table:table-cell>
          <table:table-cell table:number-columns-repeated="3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144">
            <text:p>4144</text:p>
          </table:table-cell>
          <table:table-cell table:number-columns-repeated="11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82624">
            <text:p>182624</text:p>
          </table:table-cell>
          <table:table-cell table:number-columns-repeated="4" office:value-type="float" office:value="0">
            <text:p>0</text:p>
          </table:table-cell>
          <table:table-cell office:value-type="float" office:value="285996">
            <text:p>285996</text:p>
          </table:table-cell>
          <table:table-cell office:value-type="float" office:value="0">
            <text:p>0</text:p>
          </table:table-cell>
          <table:table-cell office:value-type="float" office:value="285996">
            <text:p>285996</text:p>
          </table:table-cell>
          <table:table-cell office:value-type="float" office:value="4549">
            <text:p>4549</text:p>
          </table:table-cell>
          <table:table-cell office:value-type="float" office:value="142998">
            <text:p>142998</text:p>
          </table:table-cell>
          <table:table-cell office:value-type="float" office:value="0">
            <text:p>0</text:p>
          </table:table-cell>
          <table:table-cell office:value-type="float" office:value="95332">
            <text:p>95332</text:p>
          </table:table-cell>
          <table:table-cell office:value-type="float" office:value="0">
            <text:p>0</text:p>
          </table:table-cell>
          <table:table-cell office:value-type="float" office:value="95332">
            <text:p>95332</text:p>
          </table:table-cell>
          <table:table-cell office:value-type="float" office:value="0">
            <text:p>0</text:p>
          </table:table-cell>
          <table:table-cell office:value-type="float" office:value="47666">
            <text:p>47666</text:p>
          </table:table-cell>
          <table:table-cell office:value-type="float" office:value="533">
            <text:p>533</text:p>
          </table:table-cell>
          <table:table-cell office:value-type="float" office:value="190664">
            <text:p>190664</text:p>
          </table:table-cell>
          <table:table-cell office:value-type="float" office:value="285996">
            <text:p>285996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4000">
            <text:p>4000</text:p>
          </table:table-cell>
          <table:table-cell office:value-type="float" office:value="1845908709">
            <text:p>1845908709</text:p>
          </table:table-cell>
          <table:table-cell office:value-type="float" office:value="288481">
            <text:p>288481</text:p>
          </table:table-cell>
          <table:table-cell office:value-type="float" office:value="600240">
            <text:p>600240</text:p>
          </table:table-cell>
          <table:table-cell office:value-type="float" office:value="42331">
            <text:p>42331</text:p>
          </table:table-cell>
          <table:table-cell table:number-columns-repeated="3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512">
            <text:p>4512</text:p>
          </table:table-cell>
          <table:table-cell table:number-columns-repeated="11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90560">
            <text:p>90560</text:p>
          </table:table-cell>
          <table:table-cell table:number-columns-repeated="4" office:value-type="float" office:value="0">
            <text:p>0</text:p>
          </table:table-cell>
          <table:table-cell office:value-type="float" office:value="288481">
            <text:p>288481</text:p>
          </table:table-cell>
          <table:table-cell office:value-type="float" office:value="0">
            <text:p>0</text:p>
          </table:table-cell>
          <table:table-cell office:value-type="float" office:value="288481">
            <text:p>288481</text:p>
          </table:table-cell>
          <table:table-cell office:value-type="float" office:value="4593">
            <text:p>4593</text:p>
          </table:table-cell>
          <table:table-cell office:value-type="float" office:value="144240">
            <text:p>144240</text:p>
          </table:table-cell>
          <table:table-cell office:value-type="float" office:value="0">
            <text:p>0</text:p>
          </table:table-cell>
          <table:table-cell office:value-type="float" office:value="96160">
            <text:p>96160</text:p>
          </table:table-cell>
          <table:table-cell office:value-type="float" office:value="0">
            <text:p>0</text:p>
          </table:table-cell>
          <table:table-cell office:value-type="float" office:value="96160">
            <text:p>96160</text:p>
          </table:table-cell>
          <table:table-cell office:value-type="float" office:value="0">
            <text:p>0</text:p>
          </table:table-cell>
          <table:table-cell office:value-type="float" office:value="48079">
            <text:p>48079</text:p>
          </table:table-cell>
          <table:table-cell office:value-type="float" office:value="525">
            <text:p>525</text:p>
          </table:table-cell>
          <table:table-cell office:value-type="float" office:value="192321">
            <text:p>192321</text:p>
          </table:table-cell>
          <table:table-cell office:value-type="float" office:value="288481">
            <text:p>288481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4333">
            <text:p>4333</text:p>
          </table:table-cell>
          <table:table-cell office:value-type="float" office:value="1847176161">
            <text:p>1847176161</text:p>
          </table:table-cell>
          <table:table-cell office:value-type="float" office:value="289282">
            <text:p>289282</text:p>
          </table:table-cell>
          <table:table-cell office:value-type="float" office:value="603922">
            <text:p>603922</text:p>
          </table:table-cell>
          <table:table-cell office:value-type="float" office:value="42726">
            <text:p>42726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024">
            <text:p>5024</text:p>
          </table:table-cell>
          <table:table-cell table:number-columns-repeated="11"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185220">
            <text:p>185220</text:p>
          </table:table-cell>
          <table:table-cell table:number-columns-repeated="4" office:value-type="float" office:value="0">
            <text:p>0</text:p>
          </table:table-cell>
          <table:table-cell office:value-type="float" office:value="289282">
            <text:p>289282</text:p>
          </table:table-cell>
          <table:table-cell office:value-type="float" office:value="0">
            <text:p>0</text:p>
          </table:table-cell>
          <table:table-cell office:value-type="float" office:value="289282">
            <text:p>289282</text:p>
          </table:table-cell>
          <table:table-cell office:value-type="float" office:value="4590">
            <text:p>4590</text:p>
          </table:table-cell>
          <table:table-cell office:value-type="float" office:value="144641">
            <text:p>144641</text:p>
          </table:table-cell>
          <table:table-cell office:value-type="float" office:value="0">
            <text:p>0</text:p>
          </table:table-cell>
          <table:table-cell office:value-type="float" office:value="96427">
            <text:p>96427</text:p>
          </table:table-cell>
          <table:table-cell office:value-type="float" office:value="0">
            <text:p>0</text:p>
          </table:table-cell>
          <table:table-cell office:value-type="float" office:value="96427">
            <text:p>96427</text:p>
          </table:table-cell>
          <table:table-cell office:value-type="float" office:value="0">
            <text:p>0</text:p>
          </table:table-cell>
          <table:table-cell office:value-type="float" office:value="48213">
            <text:p>48213</text:p>
          </table:table-cell>
          <table:table-cell office:value-type="float" office:value="529">
            <text:p>529</text:p>
          </table:table-cell>
          <table:table-cell office:value-type="float" office:value="192855">
            <text:p>192855</text:p>
          </table:table-cell>
          <table:table-cell office:value-type="float" office:value="289282">
            <text:p>289282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4167">
            <text:p>4167</text:p>
          </table:table-cell>
          <table:table-cell office:value-type="float" office:value="1848403927">
            <text:p>1848403927</text:p>
          </table:table-cell>
          <table:table-cell office:value-type="float" office:value="288307">
            <text:p>288307</text:p>
          </table:table-cell>
          <table:table-cell office:value-type="float" office:value="611315">
            <text:p>611315</text:p>
          </table:table-cell>
          <table:table-cell office:value-type="float" office:value="42748">
            <text:p>42748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536">
            <text:p>5536</text:p>
          </table:table-cell>
          <table:table-cell table:number-columns-repeated="11" office:value-type="float" office:value="0">
            <text:p>0</text:p>
          </table:table-cell>
          <table:table-cell office:value-type="float" office:value="176">
            <text:p>176</text:p>
          </table:table-cell>
          <table:table-cell table:number-columns-repeated="5" office:value-type="float" office:value="0">
            <text:p>0</text:p>
          </table:table-cell>
          <table:table-cell office:value-type="float" office:value="288307">
            <text:p>288307</text:p>
          </table:table-cell>
          <table:table-cell office:value-type="float" office:value="0">
            <text:p>0</text:p>
          </table:table-cell>
          <table:table-cell office:value-type="float" office:value="288307">
            <text:p>288307</text:p>
          </table:table-cell>
          <table:table-cell office:value-type="float" office:value="4746">
            <text:p>4746</text:p>
          </table:table-cell>
          <table:table-cell office:value-type="float" office:value="144154">
            <text:p>144154</text:p>
          </table:table-cell>
          <table:table-cell office:value-type="float" office:value="0">
            <text:p>0</text:p>
          </table:table-cell>
          <table:table-cell office:value-type="float" office:value="96102">
            <text:p>96102</text:p>
          </table:table-cell>
          <table:table-cell office:value-type="float" office:value="0">
            <text:p>0</text:p>
          </table:table-cell>
          <table:table-cell office:value-type="float" office:value="96102">
            <text:p>96102</text:p>
          </table:table-cell>
          <table:table-cell office:value-type="float" office:value="0">
            <text:p>0</text:p>
          </table:table-cell>
          <table:table-cell office:value-type="float" office:value="48051">
            <text:p>48051</text:p>
          </table:table-cell>
          <table:table-cell office:value-type="float" office:value="537">
            <text:p>537</text:p>
          </table:table-cell>
          <table:table-cell office:value-type="float" office:value="192205">
            <text:p>192205</text:p>
          </table:table-cell>
          <table:table-cell office:value-type="float" office:value="288307">
            <text:p>288307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4333">
            <text:p>4333</text:p>
          </table:table-cell>
          <table:table-cell office:value-type="float" office:value="1849681583">
            <text:p>1849681583</text:p>
          </table:table-cell>
          <table:table-cell office:value-type="float" office:value="289757">
            <text:p>289757</text:p>
          </table:table-cell>
          <table:table-cell office:value-type="float" office:value="606341">
            <text:p>606341</text:p>
          </table:table-cell>
          <table:table-cell office:value-type="float" office:value="42833">
            <text:p>42833</text:p>
          </table:table-cell>
          <table:table-cell table:number-columns-repeated="3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048">
            <text:p>6048</text:p>
          </table:table-cell>
          <table:table-cell table:number-columns-repeated="11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185872">
            <text:p>185872</text:p>
          </table:table-cell>
          <table:table-cell table:number-columns-repeated="4" office:value-type="float" office:value="0">
            <text:p>0</text:p>
          </table:table-cell>
          <table:table-cell office:value-type="float" office:value="289757">
            <text:p>289757</text:p>
          </table:table-cell>
          <table:table-cell office:value-type="float" office:value="0">
            <text:p>0</text:p>
          </table:table-cell>
          <table:table-cell office:value-type="float" office:value="289757">
            <text:p>289757</text:p>
          </table:table-cell>
          <table:table-cell office:value-type="float" office:value="4551">
            <text:p>4551</text:p>
          </table:table-cell>
          <table:table-cell office:value-type="float" office:value="144878">
            <text:p>144878</text:p>
          </table:table-cell>
          <table:table-cell office:value-type="float" office:value="0">
            <text:p>0</text:p>
          </table:table-cell>
          <table:table-cell office:value-type="float" office:value="96586">
            <text:p>96586</text:p>
          </table:table-cell>
          <table:table-cell office:value-type="float" office:value="0">
            <text:p>0</text:p>
          </table:table-cell>
          <table:table-cell office:value-type="float" office:value="96585">
            <text:p>96585</text:p>
          </table:table-cell>
          <table:table-cell office:value-type="float" office:value="0">
            <text:p>0</text:p>
          </table:table-cell>
          <table:table-cell office:value-type="float" office:value="48293">
            <text:p>48293</text:p>
          </table:table-cell>
          <table:table-cell office:value-type="float" office:value="541">
            <text:p>541</text:p>
          </table:table-cell>
          <table:table-cell office:value-type="float" office:value="193171">
            <text:p>193171</text:p>
          </table:table-cell>
          <table:table-cell office:value-type="float" office:value="289757">
            <text:p>289757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4333">
            <text:p>4333</text:p>
          </table:table-cell>
          <table:table-cell office:value-type="float" office:value="1851138065">
            <text:p>1851138065</text:p>
          </table:table-cell>
          <table:table-cell office:value-type="float" office:value="282992">
            <text:p>282992</text:p>
          </table:table-cell>
          <table:table-cell office:value-type="float" office:value="599636">
            <text:p>599636</text:p>
          </table:table-cell>
          <table:table-cell office:value-type="float" office:value="42955">
            <text:p>42955</text:p>
          </table:table-cell>
          <table:table-cell table:number-columns-repeated="3"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591">
            <text:p>6591</text:p>
          </table:table-cell>
          <table:table-cell table:number-columns-repeated="11"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184220">
            <text:p>184220</text:p>
          </table:table-cell>
          <table:table-cell table:number-columns-repeated="4" office:value-type="float" office:value="0">
            <text:p>0</text:p>
          </table:table-cell>
          <table:table-cell office:value-type="float" office:value="282992">
            <text:p>282992</text:p>
          </table:table-cell>
          <table:table-cell office:value-type="float" office:value="0">
            <text:p>0</text:p>
          </table:table-cell>
          <table:table-cell office:value-type="float" office:value="282992">
            <text:p>282992</text:p>
          </table:table-cell>
          <table:table-cell office:value-type="float" office:value="4757">
            <text:p>4757</text:p>
          </table:table-cell>
          <table:table-cell office:value-type="float" office:value="141496">
            <text:p>141496</text:p>
          </table:table-cell>
          <table:table-cell office:value-type="float" office:value="0">
            <text:p>0</text:p>
          </table:table-cell>
          <table:table-cell office:value-type="float" office:value="94331">
            <text:p>94331</text:p>
          </table:table-cell>
          <table:table-cell office:value-type="float" office:value="0">
            <text:p>0</text:p>
          </table:table-cell>
          <table:table-cell office:value-type="float" office:value="94331">
            <text:p>94331</text:p>
          </table:table-cell>
          <table:table-cell office:value-type="float" office:value="0">
            <text:p>0</text:p>
          </table:table-cell>
          <table:table-cell office:value-type="float" office:value="47165">
            <text:p>47165</text:p>
          </table:table-cell>
          <table:table-cell office:value-type="float" office:value="534">
            <text:p>534</text:p>
          </table:table-cell>
          <table:table-cell office:value-type="float" office:value="188661">
            <text:p>188661</text:p>
          </table:table-cell>
          <table:table-cell office:value-type="float" office:value="282992">
            <text:p>282992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4416">
            <text:p>4416</text:p>
          </table:table-cell>
          <table:table-cell office:value-type="float" office:value="1852864714">
            <text:p>1852864714</text:p>
          </table:table-cell>
          <table:table-cell office:value-type="float" office:value="286485">
            <text:p>286485</text:p>
          </table:table-cell>
          <table:table-cell office:value-type="float" office:value="605324">
            <text:p>605324</text:p>
          </table:table-cell>
          <table:table-cell office:value-type="float" office:value="42930">
            <text:p>42930</text:p>
          </table:table-cell>
          <table:table-cell table:number-columns-repeated="3" office:value-type="float" office:value="0">
            <text:p>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072">
            <text:p>7072</text:p>
          </table:table-cell>
          <table:table-cell table:number-columns-repeated="11"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91376">
            <text:p>91376</text:p>
          </table:table-cell>
          <table:table-cell table:number-columns-repeated="4" office:value-type="float" office:value="0">
            <text:p>0</text:p>
          </table:table-cell>
          <table:table-cell office:value-type="float" office:value="286485">
            <text:p>286485</text:p>
          </table:table-cell>
          <table:table-cell office:value-type="float" office:value="0">
            <text:p>0</text:p>
          </table:table-cell>
          <table:table-cell office:value-type="float" office:value="286485">
            <text:p>286485</text:p>
          </table:table-cell>
          <table:table-cell office:value-type="float" office:value="4495">
            <text:p>4495</text:p>
          </table:table-cell>
          <table:table-cell office:value-type="float" office:value="143242">
            <text:p>143242</text:p>
          </table:table-cell>
          <table:table-cell office:value-type="float" office:value="0">
            <text:p>0</text:p>
          </table:table-cell>
          <table:table-cell office:value-type="float" office:value="95495">
            <text:p>95495</text:p>
          </table:table-cell>
          <table:table-cell office:value-type="float" office:value="0">
            <text:p>0</text:p>
          </table:table-cell>
          <table:table-cell office:value-type="float" office:value="95495">
            <text:p>95495</text:p>
          </table:table-cell>
          <table:table-cell office:value-type="float" office:value="136867">
            <text:p>136867</text:p>
          </table:table-cell>
          <table:table-cell office:value-type="float" office:value="47747">
            <text:p>47747</text:p>
          </table:table-cell>
          <table:table-cell office:value-type="float" office:value="556">
            <text:p>556</text:p>
          </table:table-cell>
          <table:table-cell office:value-type="float" office:value="190990">
            <text:p>190990</text:p>
          </table:table-cell>
          <table:table-cell office:value-type="float" office:value="286485">
            <text:p>286485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4500">
            <text:p>4500</text:p>
          </table:table-cell>
          <table:table-cell office:value-type="float" office:value="1854279750">
            <text:p>1854279750</text:p>
          </table:table-cell>
          <table:table-cell office:value-type="float" office:value="286708">
            <text:p>286708</text:p>
          </table:table-cell>
          <table:table-cell office:value-type="float" office:value="613374">
            <text:p>613374</text:p>
          </table:table-cell>
          <table:table-cell office:value-type="float" office:value="43276">
            <text:p>43276</text:p>
          </table:table-cell>
          <table:table-cell table:number-columns-repeated="3"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584">
            <text:p>7584</text:p>
          </table:table-cell>
          <table:table-cell table:number-columns-repeated="11" office:value-type="float" office:value="0">
            <text:p>0</text:p>
          </table:table-cell>
          <table:table-cell office:value-type="float" office:value="240">
            <text:p>240</text:p>
          </table:table-cell>
          <table:table-cell table:number-columns-repeated="5" office:value-type="float" office:value="0">
            <text:p>0</text:p>
          </table:table-cell>
          <table:table-cell office:value-type="float" office:value="286708">
            <text:p>286708</text:p>
          </table:table-cell>
          <table:table-cell office:value-type="float" office:value="0">
            <text:p>0</text:p>
          </table:table-cell>
          <table:table-cell office:value-type="float" office:value="286708">
            <text:p>286708</text:p>
          </table:table-cell>
          <table:table-cell office:value-type="float" office:value="4479">
            <text:p>4479</text:p>
          </table:table-cell>
          <table:table-cell office:value-type="float" office:value="143354">
            <text:p>143354</text:p>
          </table:table-cell>
          <table:table-cell office:value-type="float" office:value="0">
            <text:p>0</text:p>
          </table:table-cell>
          <table:table-cell office:value-type="float" office:value="95569">
            <text:p>95569</text:p>
          </table:table-cell>
          <table:table-cell office:value-type="float" office:value="0">
            <text:p>0</text:p>
          </table:table-cell>
          <table:table-cell office:value-type="float" office:value="95569">
            <text:p>95569</text:p>
          </table:table-cell>
          <table:table-cell office:value-type="float" office:value="0">
            <text:p>0</text:p>
          </table:table-cell>
          <table:table-cell office:value-type="float" office:value="47784">
            <text:p>47784</text:p>
          </table:table-cell>
          <table:table-cell office:value-type="float" office:value="556">
            <text:p>556</text:p>
          </table:table-cell>
          <table:table-cell office:value-type="float" office:value="191139">
            <text:p>191139</text:p>
          </table:table-cell>
          <table:table-cell office:value-type="float" office:value="286708">
            <text:p>286708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4584">
            <text:p>4584</text:p>
          </table:table-cell>
          <table:table-cell office:value-type="float" office:value="1855507672">
            <text:p>1855507672</text:p>
          </table:table-cell>
          <table:table-cell office:value-type="float" office:value="289799">
            <text:p>289799</text:p>
          </table:table-cell>
          <table:table-cell office:value-type="float" office:value="603943">
            <text:p>603943</text:p>
          </table:table-cell>
          <table:table-cell office:value-type="float" office:value="43151">
            <text:p>43151</text:p>
          </table:table-cell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112">
            <text:p>8112</text:p>
          </table:table-cell>
          <table:table-cell table:number-columns-repeated="11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92092">
            <text:p>92092</text:p>
          </table:table-cell>
          <table:table-cell table:number-columns-repeated="4" office:value-type="float" office:value="0">
            <text:p>0</text:p>
          </table:table-cell>
          <table:table-cell office:value-type="float" office:value="289799">
            <text:p>289799</text:p>
          </table:table-cell>
          <table:table-cell office:value-type="float" office:value="0">
            <text:p>0</text:p>
          </table:table-cell>
          <table:table-cell office:value-type="float" office:value="289799">
            <text:p>289799</text:p>
          </table:table-cell>
          <table:table-cell office:value-type="float" office:value="4602">
            <text:p>4602</text:p>
          </table:table-cell>
          <table:table-cell office:value-type="float" office:value="144899">
            <text:p>144899</text:p>
          </table:table-cell>
          <table:table-cell office:value-type="float" office:value="0">
            <text:p>0</text:p>
          </table:table-cell>
          <table:table-cell office:value-type="float" office:value="96600">
            <text:p>96600</text:p>
          </table:table-cell>
          <table:table-cell office:value-type="float" office:value="0">
            <text:p>0</text:p>
          </table:table-cell>
          <table:table-cell office:value-type="float" office:value="96599">
            <text:p>96599</text:p>
          </table:table-cell>
          <table:table-cell office:value-type="float" office:value="0">
            <text:p>0</text:p>
          </table:table-cell>
          <table:table-cell office:value-type="float" office:value="48300">
            <text:p>48300</text:p>
          </table:table-cell>
          <table:table-cell office:value-type="float" office:value="567">
            <text:p>567</text:p>
          </table:table-cell>
          <table:table-cell office:value-type="float" office:value="193199">
            <text:p>193199</text:p>
          </table:table-cell>
          <table:table-cell office:value-type="float" office:value="289799">
            <text:p>289799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4583">
            <text:p>4583</text:p>
          </table:table-cell>
          <table:table-cell office:value-type="float" office:value="1856848210">
            <text:p>1856848210</text:p>
          </table:table-cell>
          <table:table-cell office:value-type="float" office:value="288593">
            <text:p>288593</text:p>
          </table:table-cell>
          <table:table-cell office:value-type="float" office:value="615690">
            <text:p>615690</text:p>
          </table:table-cell>
          <table:table-cell office:value-type="float" office:value="43124">
            <text:p>43124</text:p>
          </table:table-cell>
          <table:table-cell table:number-columns-repeated="3" office:value-type="float" office:value="0">
            <text:p>0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640">
            <text:p>8640</text:p>
          </table:table-cell>
          <table:table-cell table:number-columns-repeated="11"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184016">
            <text:p>184016</text:p>
          </table:table-cell>
          <table:table-cell table:number-columns-repeated="4" office:value-type="float" office:value="0">
            <text:p>0</text:p>
          </table:table-cell>
          <table:table-cell office:value-type="float" office:value="288593">
            <text:p>288593</text:p>
          </table:table-cell>
          <table:table-cell office:value-type="float" office:value="0">
            <text:p>0</text:p>
          </table:table-cell>
          <table:table-cell office:value-type="float" office:value="288593">
            <text:p>288593</text:p>
          </table:table-cell>
          <table:table-cell office:value-type="float" office:value="4534">
            <text:p>4534</text:p>
          </table:table-cell>
          <table:table-cell office:value-type="float" office:value="144296">
            <text:p>144296</text:p>
          </table:table-cell>
          <table:table-cell office:value-type="float" office:value="0">
            <text:p>0</text:p>
          </table:table-cell>
          <table:table-cell office:value-type="float" office:value="96198">
            <text:p>96198</text:p>
          </table:table-cell>
          <table:table-cell office:value-type="float" office:value="0">
            <text:p>0</text:p>
          </table:table-cell>
          <table:table-cell office:value-type="float" office:value="96198">
            <text:p>96198</text:p>
          </table:table-cell>
          <table:table-cell office:value-type="float" office:value="0">
            <text:p>0</text:p>
          </table:table-cell>
          <table:table-cell office:value-type="float" office:value="48099">
            <text:p>48099</text:p>
          </table:table-cell>
          <table:table-cell office:value-type="float" office:value="587">
            <text:p>587</text:p>
          </table:table-cell>
          <table:table-cell office:value-type="float" office:value="192395">
            <text:p>192395</text:p>
          </table:table-cell>
          <table:table-cell office:value-type="float" office:value="288593">
            <text:p>288593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4584">
            <text:p>4584</text:p>
          </table:table-cell>
          <table:table-cell office:value-type="float" office:value="1858404456">
            <text:p>1858404456</text:p>
          </table:table-cell>
          <table:table-cell office:value-type="float" office:value="283132">
            <text:p>283132</text:p>
          </table:table-cell>
          <table:table-cell office:value-type="float" office:value="598370">
            <text:p>598370</text:p>
          </table:table-cell>
          <table:table-cell office:value-type="float" office:value="43053">
            <text:p>43053</text:p>
          </table:table-cell>
          <table:table-cell table:number-columns-repeated="3" office:value-type="float" office:value="0">
            <text:p>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168">
            <text:p>9168</text:p>
          </table:table-cell>
          <table:table-cell table:number-columns-repeated="11"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183072">
            <text:p>183072</text:p>
          </table:table-cell>
          <table:table-cell table:number-columns-repeated="4" office:value-type="float" office:value="0">
            <text:p>0</text:p>
          </table:table-cell>
          <table:table-cell office:value-type="float" office:value="283132">
            <text:p>283132</text:p>
          </table:table-cell>
          <table:table-cell office:value-type="float" office:value="0">
            <text:p>0</text:p>
          </table:table-cell>
          <table:table-cell office:value-type="float" office:value="283132">
            <text:p>283132</text:p>
          </table:table-cell>
          <table:table-cell office:value-type="float" office:value="4424">
            <text:p>4424</text:p>
          </table:table-cell>
          <table:table-cell office:value-type="float" office:value="141566">
            <text:p>141566</text:p>
          </table:table-cell>
          <table:table-cell office:value-type="float" office:value="0">
            <text:p>0</text:p>
          </table:table-cell>
          <table:table-cell office:value-type="float" office:value="94377">
            <text:p>94377</text:p>
          </table:table-cell>
          <table:table-cell office:value-type="float" office:value="0">
            <text:p>0</text:p>
          </table:table-cell>
          <table:table-cell office:value-type="float" office:value="94377">
            <text:p>94377</text:p>
          </table:table-cell>
          <table:table-cell office:value-type="float" office:value="0">
            <text:p>0</text:p>
          </table:table-cell>
          <table:table-cell office:value-type="float" office:value="47188">
            <text:p>47188</text:p>
          </table:table-cell>
          <table:table-cell office:value-type="float" office:value="557">
            <text:p>557</text:p>
          </table:table-cell>
          <table:table-cell office:value-type="float" office:value="188755">
            <text:p>188755</text:p>
          </table:table-cell>
          <table:table-cell office:value-type="float" office:value="283132">
            <text:p>283132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office:value-type="float" office:value="4708">
            <text:p>4708</text:p>
          </table:table-cell>
          <table:table-cell office:value-type="float" office:value="1859726239">
            <text:p>1859726239</text:p>
          </table:table-cell>
          <table:table-cell office:value-type="float" office:value="288159">
            <text:p>288159</text:p>
          </table:table-cell>
          <table:table-cell office:value-type="float" office:value="601279">
            <text:p>601279</text:p>
          </table:table-cell>
          <table:table-cell office:value-type="float" office:value="43320">
            <text:p>43320</text:p>
          </table:table-cell>
          <table:table-cell table:number-columns-repeated="3" office:value-type="float" office:value="0">
            <text:p>0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732">
            <text:p>9732</text:p>
          </table:table-cell>
          <table:table-cell table:number-columns-repeated="11"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183600">
            <text:p>183600</text:p>
          </table:table-cell>
          <table:table-cell table:number-columns-repeated="4" office:value-type="float" office:value="0">
            <text:p>0</text:p>
          </table:table-cell>
          <table:table-cell office:value-type="float" office:value="288159">
            <text:p>288159</text:p>
          </table:table-cell>
          <table:table-cell office:value-type="float" office:value="0">
            <text:p>0</text:p>
          </table:table-cell>
          <table:table-cell office:value-type="float" office:value="288159">
            <text:p>288159</text:p>
          </table:table-cell>
          <table:table-cell office:value-type="float" office:value="4563">
            <text:p>4563</text:p>
          </table:table-cell>
          <table:table-cell office:value-type="float" office:value="144079">
            <text:p>144079</text:p>
          </table:table-cell>
          <table:table-cell office:value-type="float" office:value="0">
            <text:p>0</text:p>
          </table:table-cell>
          <table:table-cell office:value-type="float" office:value="96053">
            <text:p>96053</text:p>
          </table:table-cell>
          <table:table-cell office:value-type="float" office:value="0">
            <text:p>0</text:p>
          </table:table-cell>
          <table:table-cell office:value-type="float" office:value="96053">
            <text:p>96053</text:p>
          </table:table-cell>
          <table:table-cell office:value-type="float" office:value="0">
            <text:p>0</text:p>
          </table:table-cell>
          <table:table-cell office:value-type="float" office:value="48026">
            <text:p>48026</text:p>
          </table:table-cell>
          <table:table-cell office:value-type="float" office:value="592">
            <text:p>592</text:p>
          </table:table-cell>
          <table:table-cell office:value-type="float" office:value="192106">
            <text:p>192106</text:p>
          </table:table-cell>
          <table:table-cell office:value-type="float" office:value="288159">
            <text:p>288159</text:p>
          </table:table-cell>
          <table:table-cell office:value-type="float" office:value="14770507">
            <text:p>14770507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float" office:value="4667">
            <text:p>4667</text:p>
          </table:table-cell>
          <table:table-cell office:value-type="float" office:value="1861072910">
            <text:p>1861072910</text:p>
          </table:table-cell>
          <table:table-cell office:value-type="float" office:value="289736">
            <text:p>289736</text:p>
          </table:table-cell>
          <table:table-cell office:value-type="float" office:value="598486">
            <text:p>598486</text:p>
          </table:table-cell>
          <table:table-cell office:value-type="float" office:value="43159">
            <text:p>43159</text:p>
          </table:table-cell>
          <table:table-cell table:number-columns-repeated="3"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244">
            <text:p>10244</text:p>
          </table:table-cell>
          <table:table-cell table:number-columns-repeated="11"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185064">
            <text:p>185064</text:p>
          </table:table-cell>
          <table:table-cell table:number-columns-repeated="4" office:value-type="float" office:value="0">
            <text:p>0</text:p>
          </table:table-cell>
          <table:table-cell office:value-type="float" office:value="289736">
            <text:p>289736</text:p>
          </table:table-cell>
          <table:table-cell office:value-type="float" office:value="0">
            <text:p>0</text:p>
          </table:table-cell>
          <table:table-cell office:value-type="float" office:value="289736">
            <text:p>289736</text:p>
          </table:table-cell>
          <table:table-cell office:value-type="float" office:value="4667">
            <text:p>4667</text:p>
          </table:table-cell>
          <table:table-cell office:value-type="float" office:value="144868">
            <text:p>144868</text:p>
          </table:table-cell>
          <table:table-cell office:value-type="float" office:value="0">
            <text:p>0</text:p>
          </table:table-cell>
          <table:table-cell office:value-type="float" office:value="96578">
            <text:p>96578</text:p>
          </table:table-cell>
          <table:table-cell office:value-type="float" office:value="0">
            <text:p>0</text:p>
          </table:table-cell>
          <table:table-cell office:value-type="float" office:value="96579">
            <text:p>96579</text:p>
          </table:table-cell>
          <table:table-cell office:value-type="float" office:value="0">
            <text:p>0</text:p>
          </table:table-cell>
          <table:table-cell office:value-type="float" office:value="48289">
            <text:p>48289</text:p>
          </table:table-cell>
          <table:table-cell office:value-type="float" office:value="578">
            <text:p>578</text:p>
          </table:table-cell>
          <table:table-cell office:value-type="float" office:value="193158">
            <text:p>193158</text:p>
          </table:table-cell>
          <table:table-cell office:value-type="float" office:value="289736">
            <text:p>289736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office:value-type="float" office:value="4667">
            <text:p>4667</text:p>
          </table:table-cell>
          <table:table-cell office:value-type="float" office:value="1862364793">
            <text:p>1862364793</text:p>
          </table:table-cell>
          <table:table-cell office:value-type="float" office:value="284901">
            <text:p>284901</text:p>
          </table:table-cell>
          <table:table-cell office:value-type="float" office:value="604208">
            <text:p>604208</text:p>
          </table:table-cell>
          <table:table-cell office:value-type="float" office:value="43196">
            <text:p>43196</text:p>
          </table:table-cell>
          <table:table-cell table:number-columns-repeated="3" office:value-type="float" office:value="0">
            <text:p>0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912">
            <text:p>10912</text:p>
          </table:table-cell>
          <table:table-cell table:number-columns-repeated="11" office:value-type="float" office:value="0">
            <text:p>0</text:p>
          </table:table-cell>
          <table:table-cell office:value-type="float" office:value="336">
            <text:p>336</text:p>
          </table:table-cell>
          <table:table-cell office:value-type="float" office:value="183484">
            <text:p>183484</text:p>
          </table:table-cell>
          <table:table-cell table:number-columns-repeated="4" office:value-type="float" office:value="0">
            <text:p>0</text:p>
          </table:table-cell>
          <table:table-cell office:value-type="float" office:value="284901">
            <text:p>284901</text:p>
          </table:table-cell>
          <table:table-cell office:value-type="float" office:value="0">
            <text:p>0</text:p>
          </table:table-cell>
          <table:table-cell office:value-type="float" office:value="284901">
            <text:p>284901</text:p>
          </table:table-cell>
          <table:table-cell office:value-type="float" office:value="4541">
            <text:p>4541</text:p>
          </table:table-cell>
          <table:table-cell office:value-type="float" office:value="142450">
            <text:p>142450</text:p>
          </table:table-cell>
          <table:table-cell office:value-type="float" office:value="0">
            <text:p>0</text:p>
          </table:table-cell>
          <table:table-cell office:value-type="float" office:value="94967">
            <text:p>94967</text:p>
          </table:table-cell>
          <table:table-cell office:value-type="float" office:value="0">
            <text:p>0</text:p>
          </table:table-cell>
          <table:table-cell office:value-type="float" office:value="94967">
            <text:p>94967</text:p>
          </table:table-cell>
          <table:table-cell office:value-type="float" office:value="0">
            <text:p>0</text:p>
          </table:table-cell>
          <table:table-cell office:value-type="float" office:value="47483">
            <text:p>47483</text:p>
          </table:table-cell>
          <table:table-cell office:value-type="float" office:value="590">
            <text:p>590</text:p>
          </table:table-cell>
          <table:table-cell office:value-type="float" office:value="189934">
            <text:p>189934</text:p>
          </table:table-cell>
          <table:table-cell office:value-type="float" office:value="284901">
            <text:p>284901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office:value-type="float" office:value="4833">
            <text:p>4833</text:p>
          </table:table-cell>
          <table:table-cell office:value-type="float" office:value="1863685840">
            <text:p>1863685840</text:p>
          </table:table-cell>
          <table:table-cell office:value-type="float" office:value="292254">
            <text:p>292254</text:p>
          </table:table-cell>
          <table:table-cell office:value-type="float" office:value="619450">
            <text:p>619450</text:p>
          </table:table-cell>
          <table:table-cell office:value-type="float" office:value="43412">
            <text:p>43412</text:p>
          </table:table-cell>
          <table:table-cell table:number-columns-repeated="3" office:value-type="float" office:value="0">
            <text:p>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534">
            <text:p>11534</text:p>
          </table:table-cell>
          <table:table-cell table:number-columns-repeated="11" office:value-type="float" office:value="0">
            <text:p>0</text:p>
          </table:table-cell>
          <table:table-cell office:value-type="float" office:value="352">
            <text:p>352</text:p>
          </table:table-cell>
          <table:table-cell office:value-type="float" office:value="91440">
            <text:p>91440</text:p>
          </table:table-cell>
          <table:table-cell table:number-columns-repeated="4" office:value-type="float" office:value="0">
            <text:p>0</text:p>
          </table:table-cell>
          <table:table-cell office:value-type="float" office:value="292254">
            <text:p>292254</text:p>
          </table:table-cell>
          <table:table-cell office:value-type="float" office:value="0">
            <text:p>0</text:p>
          </table:table-cell>
          <table:table-cell office:value-type="float" office:value="292254">
            <text:p>292254</text:p>
          </table:table-cell>
          <table:table-cell office:value-type="float" office:value="4618">
            <text:p>4618</text:p>
          </table:table-cell>
          <table:table-cell office:value-type="float" office:value="146127">
            <text:p>146127</text:p>
          </table:table-cell>
          <table:table-cell office:value-type="float" office:value="0">
            <text:p>0</text:p>
          </table:table-cell>
          <table:table-cell office:value-type="float" office:value="97418">
            <text:p>97418</text:p>
          </table:table-cell>
          <table:table-cell office:value-type="float" office:value="0">
            <text:p>0</text:p>
          </table:table-cell>
          <table:table-cell office:value-type="float" office:value="97418">
            <text:p>97418</text:p>
          </table:table-cell>
          <table:table-cell office:value-type="float" office:value="0">
            <text:p>0</text:p>
          </table:table-cell>
          <table:table-cell office:value-type="float" office:value="48709">
            <text:p>48709</text:p>
          </table:table-cell>
          <table:table-cell office:value-type="float" office:value="582">
            <text:p>582</text:p>
          </table:table-cell>
          <table:table-cell office:value-type="float" office:value="194836">
            <text:p>194836</text:p>
          </table:table-cell>
          <table:table-cell office:value-type="float" office:value="292254">
            <text:p>292254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office:value-type="float" office:value="4833">
            <text:p>4833</text:p>
          </table:table-cell>
          <table:table-cell office:value-type="float" office:value="1865105728">
            <text:p>1865105728</text:p>
          </table:table-cell>
          <table:table-cell office:value-type="float" office:value="287089">
            <text:p>287089</text:p>
          </table:table-cell>
          <table:table-cell office:value-type="float" office:value="605414">
            <text:p>605414</text:p>
          </table:table-cell>
          <table:table-cell office:value-type="float" office:value="43468">
            <text:p>43468</text:p>
          </table:table-cell>
          <table:table-cell table:number-columns-repeated="3" office:value-type="float" office:value="0">
            <text:p>0</text:p>
          </table:table-cell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2234">
            <text:p>12234</text:p>
          </table:table-cell>
          <table:table-cell table:number-columns-repeated="11" office:value-type="float" office:value="0">
            <text:p>0</text:p>
          </table:table-cell>
          <table:table-cell office:value-type="float" office:value="368">
            <text:p>368</text:p>
          </table:table-cell>
          <table:table-cell office:value-type="float" office:value="186056">
            <text:p>186056</text:p>
          </table:table-cell>
          <table:table-cell table:number-columns-repeated="4" office:value-type="float" office:value="0">
            <text:p>0</text:p>
          </table:table-cell>
          <table:table-cell office:value-type="float" office:value="287089">
            <text:p>287089</text:p>
          </table:table-cell>
          <table:table-cell office:value-type="float" office:value="0">
            <text:p>0</text:p>
          </table:table-cell>
          <table:table-cell office:value-type="float" office:value="287089">
            <text:p>287089</text:p>
          </table:table-cell>
          <table:table-cell office:value-type="float" office:value="4585">
            <text:p>4585</text:p>
          </table:table-cell>
          <table:table-cell office:value-type="float" office:value="143544">
            <text:p>143544</text:p>
          </table:table-cell>
          <table:table-cell office:value-type="float" office:value="0">
            <text:p>0</text:p>
          </table:table-cell>
          <table:table-cell office:value-type="float" office:value="95696">
            <text:p>95696</text:p>
          </table:table-cell>
          <table:table-cell office:value-type="float" office:value="0">
            <text:p>0</text:p>
          </table:table-cell>
          <table:table-cell office:value-type="float" office:value="95696">
            <text:p>95696</text:p>
          </table:table-cell>
          <table:table-cell office:value-type="float" office:value="0">
            <text:p>0</text:p>
          </table:table-cell>
          <table:table-cell office:value-type="float" office:value="47848">
            <text:p>47848</text:p>
          </table:table-cell>
          <table:table-cell office:value-type="float" office:value="592">
            <text:p>592</text:p>
          </table:table-cell>
          <table:table-cell office:value-type="float" office:value="191392">
            <text:p>191392</text:p>
          </table:table-cell>
          <table:table-cell office:value-type="float" office:value="287089">
            <text:p>287089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4833">
            <text:p>4833</text:p>
          </table:table-cell>
          <table:table-cell office:value-type="float" office:value="1866308980">
            <text:p>1866308980</text:p>
          </table:table-cell>
          <table:table-cell office:value-type="float" office:value="288802">
            <text:p>288802</text:p>
          </table:table-cell>
          <table:table-cell office:value-type="float" office:value="604822">
            <text:p>604822</text:p>
          </table:table-cell>
          <table:table-cell office:value-type="float" office:value="43459">
            <text:p>43459</text:p>
          </table:table-cell>
          <table:table-cell table:number-columns-repeated="3" office:value-type="float" office:value="0">
            <text:p>0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2843">
            <text:p>12843</text:p>
          </table:table-cell>
          <table:table-cell table:number-columns-repeated="11" office:value-type="float" office:value="0">
            <text:p>0</text:p>
          </table:table-cell>
          <table:table-cell office:value-type="float" office:value="384">
            <text:p>384</text:p>
          </table:table-cell>
          <table:table-cell table:number-columns-repeated="5" office:value-type="float" office:value="0">
            <text:p>0</text:p>
          </table:table-cell>
          <table:table-cell office:value-type="float" office:value="288802">
            <text:p>288802</text:p>
          </table:table-cell>
          <table:table-cell office:value-type="float" office:value="0">
            <text:p>0</text:p>
          </table:table-cell>
          <table:table-cell office:value-type="float" office:value="288802">
            <text:p>288802</text:p>
          </table:table-cell>
          <table:table-cell office:value-type="float" office:value="4889">
            <text:p>4889</text:p>
          </table:table-cell>
          <table:table-cell office:value-type="float" office:value="144401">
            <text:p>144401</text:p>
          </table:table-cell>
          <table:table-cell office:value-type="float" office:value="0">
            <text:p>0</text:p>
          </table:table-cell>
          <table:table-cell office:value-type="float" office:value="96267">
            <text:p>96267</text:p>
          </table:table-cell>
          <table:table-cell office:value-type="float" office:value="0">
            <text:p>0</text:p>
          </table:table-cell>
          <table:table-cell office:value-type="float" office:value="96267">
            <text:p>96267</text:p>
          </table:table-cell>
          <table:table-cell office:value-type="float" office:value="0">
            <text:p>0</text:p>
          </table:table-cell>
          <table:table-cell office:value-type="float" office:value="48134">
            <text:p>48134</text:p>
          </table:table-cell>
          <table:table-cell office:value-type="float" office:value="602">
            <text:p>602</text:p>
          </table:table-cell>
          <table:table-cell office:value-type="float" office:value="192534">
            <text:p>192534</text:p>
          </table:table-cell>
          <table:table-cell office:value-type="float" office:value="288802">
            <text:p>288802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4791">
            <text:p>4791</text:p>
          </table:table-cell>
          <table:table-cell office:value-type="float" office:value="1867627347">
            <text:p>1867627347</text:p>
          </table:table-cell>
          <table:table-cell office:value-type="float" office:value="286703">
            <text:p>286703</text:p>
          </table:table-cell>
          <table:table-cell office:value-type="float" office:value="602407">
            <text:p>602407</text:p>
          </table:table-cell>
          <table:table-cell office:value-type="float" office:value="43482">
            <text:p>43482</text:p>
          </table:table-cell>
          <table:table-cell table:number-columns-repeated="3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3448">
            <text:p>13448</text:p>
          </table:table-cell>
          <table:table-cell table:number-columns-repeated="11"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92216">
            <text:p>92216</text:p>
          </table:table-cell>
          <table:table-cell table:number-columns-repeated="4" office:value-type="float" office:value="0">
            <text:p>0</text:p>
          </table:table-cell>
          <table:table-cell office:value-type="float" office:value="286703">
            <text:p>286703</text:p>
          </table:table-cell>
          <table:table-cell office:value-type="float" office:value="0">
            <text:p>0</text:p>
          </table:table-cell>
          <table:table-cell office:value-type="float" office:value="286703">
            <text:p>286703</text:p>
          </table:table-cell>
          <table:table-cell office:value-type="float" office:value="4446">
            <text:p>4446</text:p>
          </table:table-cell>
          <table:table-cell office:value-type="float" office:value="143352">
            <text:p>143352</text:p>
          </table:table-cell>
          <table:table-cell office:value-type="float" office:value="0">
            <text:p>0</text:p>
          </table:table-cell>
          <table:table-cell office:value-type="float" office:value="95568">
            <text:p>95568</text:p>
          </table:table-cell>
          <table:table-cell office:value-type="float" office:value="0">
            <text:p>0</text:p>
          </table:table-cell>
          <table:table-cell office:value-type="float" office:value="95567">
            <text:p>95567</text:p>
          </table:table-cell>
          <table:table-cell office:value-type="float" office:value="0">
            <text:p>0</text:p>
          </table:table-cell>
          <table:table-cell office:value-type="float" office:value="47784">
            <text:p>47784</text:p>
          </table:table-cell>
          <table:table-cell office:value-type="float" office:value="589">
            <text:p>589</text:p>
          </table:table-cell>
          <table:table-cell office:value-type="float" office:value="191135">
            <text:p>191135</text:p>
          </table:table-cell>
          <table:table-cell office:value-type="float" office:value="286703">
            <text:p>286703</text:p>
          </table:table-cell>
          <table:table-cell office:value-type="float" office:value="7110595">
            <text:p>7110595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4875">
            <text:p>4875</text:p>
          </table:table-cell>
          <table:table-cell office:value-type="float" office:value="1869024472">
            <text:p>1869024472</text:p>
          </table:table-cell>
          <table:table-cell office:value-type="float" office:value="290775">
            <text:p>290775</text:p>
          </table:table-cell>
          <table:table-cell office:value-type="float" office:value="612476">
            <text:p>612476</text:p>
          </table:table-cell>
          <table:table-cell office:value-type="float" office:value="43444">
            <text:p>43444</text:p>
          </table:table-cell>
          <table:table-cell table:number-columns-repeated="3" office:value-type="float" office:value="0">
            <text:p>0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3959">
            <text:p>13959</text:p>
          </table:table-cell>
          <table:table-cell table:number-columns-repeated="11" office:value-type="float" office:value="0">
            <text:p>0</text:p>
          </table:table-cell>
          <table:table-cell office:value-type="float" office:value="416">
            <text:p>416</text:p>
          </table:table-cell>
          <table:table-cell office:value-type="float" office:value="185136">
            <text:p>185136</text:p>
          </table:table-cell>
          <table:table-cell table:number-columns-repeated="4" office:value-type="float" office:value="0">
            <text:p>0</text:p>
          </table:table-cell>
          <table:table-cell office:value-type="float" office:value="290775">
            <text:p>290775</text:p>
          </table:table-cell>
          <table:table-cell office:value-type="float" office:value="0">
            <text:p>0</text:p>
          </table:table-cell>
          <table:table-cell office:value-type="float" office:value="290775">
            <text:p>290775</text:p>
          </table:table-cell>
          <table:table-cell office:value-type="float" office:value="4633">
            <text:p>4633</text:p>
          </table:table-cell>
          <table:table-cell office:value-type="float" office:value="145387">
            <text:p>145387</text:p>
          </table:table-cell>
          <table:table-cell office:value-type="float" office:value="0">
            <text:p>0</text:p>
          </table:table-cell>
          <table:table-cell office:value-type="float" office:value="96925">
            <text:p>96925</text:p>
          </table:table-cell>
          <table:table-cell office:value-type="float" office:value="0">
            <text:p>0</text:p>
          </table:table-cell>
          <table:table-cell office:value-type="float" office:value="96925">
            <text:p>96925</text:p>
          </table:table-cell>
          <table:table-cell office:value-type="float" office:value="0">
            <text:p>0</text:p>
          </table:table-cell>
          <table:table-cell office:value-type="float" office:value="48462">
            <text:p>48462</text:p>
          </table:table-cell>
          <table:table-cell office:value-type="float" office:value="592">
            <text:p>592</text:p>
          </table:table-cell>
          <table:table-cell office:value-type="float" office:value="193850">
            <text:p>193850</text:p>
          </table:table-cell>
          <table:table-cell office:value-type="float" office:value="290775">
            <text:p>290775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office:value-type="float" office:value="4833">
            <text:p>4833</text:p>
          </table:table-cell>
          <table:table-cell office:value-type="float" office:value="1870531602">
            <text:p>1870531602</text:p>
          </table:table-cell>
          <table:table-cell office:value-type="float" office:value="286167">
            <text:p>286167</text:p>
          </table:table-cell>
          <table:table-cell office:value-type="float" office:value="603743">
            <text:p>603743</text:p>
          </table:table-cell>
          <table:table-cell office:value-type="float" office:value="43541">
            <text:p>43541</text:p>
          </table:table-cell>
          <table:table-cell table:number-columns-repeated="3" office:value-type="float" office:value="0">
            <text:p>0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406">
            <text:p>14406</text:p>
          </table:table-cell>
          <table:table-cell table:number-columns-repeated="11" office:value-type="float" office:value="0">
            <text:p>0</text:p>
          </table:table-cell>
          <table:table-cell office:value-type="float" office:value="432">
            <text:p>432</text:p>
          </table:table-cell>
          <table:table-cell office:value-type="float" office:value="185748">
            <text:p>185748</text:p>
          </table:table-cell>
          <table:table-cell table:number-columns-repeated="4" office:value-type="float" office:value="0">
            <text:p>0</text:p>
          </table:table-cell>
          <table:table-cell office:value-type="float" office:value="286167">
            <text:p>286167</text:p>
          </table:table-cell>
          <table:table-cell office:value-type="float" office:value="0">
            <text:p>0</text:p>
          </table:table-cell>
          <table:table-cell office:value-type="float" office:value="286167">
            <text:p>286167</text:p>
          </table:table-cell>
          <table:table-cell office:value-type="float" office:value="4517">
            <text:p>4517</text:p>
          </table:table-cell>
          <table:table-cell office:value-type="float" office:value="143083">
            <text:p>143083</text:p>
          </table:table-cell>
          <table:table-cell office:value-type="float" office:value="0">
            <text:p>0</text:p>
          </table:table-cell>
          <table:table-cell office:value-type="float" office:value="95389">
            <text:p>95389</text:p>
          </table:table-cell>
          <table:table-cell office:value-type="float" office:value="0">
            <text:p>0</text:p>
          </table:table-cell>
          <table:table-cell office:value-type="float" office:value="95389">
            <text:p>95389</text:p>
          </table:table-cell>
          <table:table-cell office:value-type="float" office:value="0">
            <text:p>0</text:p>
          </table:table-cell>
          <table:table-cell office:value-type="float" office:value="47695">
            <text:p>47695</text:p>
          </table:table-cell>
          <table:table-cell office:value-type="float" office:value="596">
            <text:p>596</text:p>
          </table:table-cell>
          <table:table-cell office:value-type="float" office:value="190777">
            <text:p>190777</text:p>
          </table:table-cell>
          <table:table-cell office:value-type="float" office:value="286167">
            <text:p>286167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office:value-type="float" office:value="4917">
            <text:p>4917</text:p>
          </table:table-cell>
          <table:table-cell office:value-type="float" office:value="1871897421">
            <text:p>1871897421</text:p>
          </table:table-cell>
          <table:table-cell office:value-type="float" office:value="287313">
            <text:p>287313</text:p>
          </table:table-cell>
          <table:table-cell office:value-type="float" office:value="600652">
            <text:p>600652</text:p>
          </table:table-cell>
          <table:table-cell office:value-type="float" office:value="43564">
            <text:p>43564</text:p>
          </table:table-cell>
          <table:table-cell table:number-columns-repeated="3" office:value-type="float" office:value="0">
            <text:p>0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994">
            <text:p>14994</text:p>
          </table:table-cell>
          <table:table-cell table:number-columns-repeated="11" office:value-type="float" office:value="0">
            <text:p>0</text:p>
          </table:table-cell>
          <table:table-cell office:value-type="float" office:value="448">
            <text:p>448</text:p>
          </table:table-cell>
          <table:table-cell office:value-type="float" office:value="186908">
            <text:p>186908</text:p>
          </table:table-cell>
          <table:table-cell table:number-columns-repeated="4" office:value-type="float" office:value="0">
            <text:p>0</text:p>
          </table:table-cell>
          <table:table-cell office:value-type="float" office:value="287313">
            <text:p>287313</text:p>
          </table:table-cell>
          <table:table-cell office:value-type="float" office:value="0">
            <text:p>0</text:p>
          </table:table-cell>
          <table:table-cell office:value-type="float" office:value="287313">
            <text:p>287313</text:p>
          </table:table-cell>
          <table:table-cell office:value-type="float" office:value="4733">
            <text:p>4733</text:p>
          </table:table-cell>
          <table:table-cell office:value-type="float" office:value="143656">
            <text:p>143656</text:p>
          </table:table-cell>
          <table:table-cell office:value-type="float" office:value="0">
            <text:p>0</text:p>
          </table:table-cell>
          <table:table-cell office:value-type="float" office:value="95771">
            <text:p>95771</text:p>
          </table:table-cell>
          <table:table-cell office:value-type="float" office:value="0">
            <text:p>0</text:p>
          </table:table-cell>
          <table:table-cell office:value-type="float" office:value="95771">
            <text:p>95771</text:p>
          </table:table-cell>
          <table:table-cell office:value-type="float" office:value="0">
            <text:p>0</text:p>
          </table:table-cell>
          <table:table-cell office:value-type="float" office:value="47886">
            <text:p>47886</text:p>
          </table:table-cell>
          <table:table-cell office:value-type="float" office:value="614">
            <text:p>614</text:p>
          </table:table-cell>
          <table:table-cell office:value-type="float" office:value="191541">
            <text:p>191541</text:p>
          </table:table-cell>
          <table:table-cell office:value-type="float" office:value="287313">
            <text:p>287313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float" office:value="5000">
            <text:p>5000</text:p>
          </table:table-cell>
          <table:table-cell office:value-type="float" office:value="1873313349">
            <text:p>1873313349</text:p>
          </table:table-cell>
          <table:table-cell office:value-type="float" office:value="297331">
            <text:p>297331</text:p>
          </table:table-cell>
          <table:table-cell office:value-type="float" office:value="625772">
            <text:p>625772</text:p>
          </table:table-cell>
          <table:table-cell office:value-type="float" office:value="43786">
            <text:p>43786</text:p>
          </table:table-cell>
          <table:table-cell table:number-columns-repeated="3" office:value-type="float" office:value="0">
            <text:p>0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5531">
            <text:p>15531</text:p>
          </table:table-cell>
          <table:table-cell table:number-columns-repeated="11" office:value-type="float" office:value="0">
            <text:p>0</text:p>
          </table:table-cell>
          <table:table-cell office:value-type="float" office:value="464">
            <text:p>464</text:p>
          </table:table-cell>
          <table:table-cell office:value-type="float" office:value="185768">
            <text:p>185768</text:p>
          </table:table-cell>
          <table:table-cell table:number-columns-repeated="4" office:value-type="float" office:value="0">
            <text:p>0</text:p>
          </table:table-cell>
          <table:table-cell office:value-type="float" office:value="297331">
            <text:p>297331</text:p>
          </table:table-cell>
          <table:table-cell office:value-type="float" office:value="0">
            <text:p>0</text:p>
          </table:table-cell>
          <table:table-cell office:value-type="float" office:value="297331">
            <text:p>297331</text:p>
          </table:table-cell>
          <table:table-cell office:value-type="float" office:value="4782">
            <text:p>4782</text:p>
          </table:table-cell>
          <table:table-cell office:value-type="float" office:value="148666">
            <text:p>148666</text:p>
          </table:table-cell>
          <table:table-cell office:value-type="float" office:value="0">
            <text:p>0</text:p>
          </table:table-cell>
          <table:table-cell office:value-type="float" office:value="99110">
            <text:p>99110</text:p>
          </table:table-cell>
          <table:table-cell office:value-type="float" office:value="0">
            <text:p>0</text:p>
          </table:table-cell>
          <table:table-cell office:value-type="float" office:value="99110">
            <text:p>99110</text:p>
          </table:table-cell>
          <table:table-cell office:value-type="float" office:value="0">
            <text:p>0</text:p>
          </table:table-cell>
          <table:table-cell office:value-type="float" office:value="49555">
            <text:p>49555</text:p>
          </table:table-cell>
          <table:table-cell office:value-type="float" office:value="615">
            <text:p>615</text:p>
          </table:table-cell>
          <table:table-cell office:value-type="float" office:value="198221">
            <text:p>198221</text:p>
          </table:table-cell>
          <table:table-cell office:value-type="float" office:value="297331">
            <text:p>297331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5041">
            <text:p>5041</text:p>
          </table:table-cell>
          <table:table-cell office:value-type="float" office:value="1874649714">
            <text:p>1874649714</text:p>
          </table:table-cell>
          <table:table-cell office:value-type="float" office:value="296178">
            <text:p>296178</text:p>
          </table:table-cell>
          <table:table-cell office:value-type="float" office:value="630410">
            <text:p>630410</text:p>
          </table:table-cell>
          <table:table-cell office:value-type="float" office:value="43881">
            <text:p>43881</text:p>
          </table:table-cell>
          <table:table-cell table:number-columns-repeated="3" office:value-type="float" office:value="0">
            <text:p>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6077">
            <text:p>16077</text:p>
          </table:table-cell>
          <table:table-cell table:number-columns-repeated="11" office:value-type="float" office:value="0">
            <text:p>0</text:p>
          </table:table-cell>
          <table:table-cell office:value-type="float" office:value="480">
            <text:p>480</text:p>
          </table:table-cell>
          <table:table-cell table:number-columns-repeated="5" office:value-type="float" office:value="0">
            <text:p>0</text:p>
          </table:table-cell>
          <table:table-cell office:value-type="float" office:value="296178">
            <text:p>296178</text:p>
          </table:table-cell>
          <table:table-cell office:value-type="float" office:value="0">
            <text:p>0</text:p>
          </table:table-cell>
          <table:table-cell office:value-type="float" office:value="296178">
            <text:p>296178</text:p>
          </table:table-cell>
          <table:table-cell office:value-type="float" office:value="4961">
            <text:p>4961</text:p>
          </table:table-cell>
          <table:table-cell office:value-type="float" office:value="148089">
            <text:p>148089</text:p>
          </table:table-cell>
          <table:table-cell office:value-type="float" office:value="0">
            <text:p>0</text:p>
          </table:table-cell>
          <table:table-cell office:value-type="float" office:value="98726">
            <text:p>98726</text:p>
          </table:table-cell>
          <table:table-cell office:value-type="float" office:value="0">
            <text:p>0</text:p>
          </table:table-cell>
          <table:table-cell office:value-type="float" office:value="98726">
            <text:p>98726</text:p>
          </table:table-cell>
          <table:table-cell office:value-type="float" office:value="0">
            <text:p>0</text:p>
          </table:table-cell>
          <table:table-cell office:value-type="float" office:value="49363">
            <text:p>49363</text:p>
          </table:table-cell>
          <table:table-cell office:value-type="float" office:value="617">
            <text:p>617</text:p>
          </table:table-cell>
          <table:table-cell office:value-type="float" office:value="197452">
            <text:p>197452</text:p>
          </table:table-cell>
          <table:table-cell office:value-type="float" office:value="296178">
            <text:p>296178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5000">
            <text:p>5000</text:p>
          </table:table-cell>
          <table:table-cell office:value-type="float" office:value="1876074491">
            <text:p>1876074491</text:p>
          </table:table-cell>
          <table:table-cell office:value-type="float" office:value="289975">
            <text:p>289975</text:p>
          </table:table-cell>
          <table:table-cell office:value-type="float" office:value="616405">
            <text:p>616405</text:p>
          </table:table-cell>
          <table:table-cell office:value-type="float" office:value="43484">
            <text:p>43484</text:p>
          </table:table-cell>
          <table:table-cell table:number-columns-repeated="3" office:value-type="float" office:value="0">
            <text:p>0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6516">
            <text:p>16516</text:p>
          </table:table-cell>
          <table:table-cell table:number-columns-repeated="11" office:value-type="float" office:value="0">
            <text:p>0</text:p>
          </table:table-cell>
          <table:table-cell office:value-type="float" office:value="496">
            <text:p>496</text:p>
          </table:table-cell>
          <table:table-cell table:number-columns-repeated="5" office:value-type="float" office:value="0">
            <text:p>0</text:p>
          </table:table-cell>
          <table:table-cell office:value-type="float" office:value="289975">
            <text:p>289975</text:p>
          </table:table-cell>
          <table:table-cell office:value-type="float" office:value="0">
            <text:p>0</text:p>
          </table:table-cell>
          <table:table-cell office:value-type="float" office:value="289975">
            <text:p>289975</text:p>
          </table:table-cell>
          <table:table-cell office:value-type="float" office:value="4610">
            <text:p>4610</text:p>
          </table:table-cell>
          <table:table-cell office:value-type="float" office:value="144987">
            <text:p>144987</text:p>
          </table:table-cell>
          <table:table-cell office:value-type="float" office:value="0">
            <text:p>0</text:p>
          </table:table-cell>
          <table:table-cell office:value-type="float" office:value="96658">
            <text:p>96658</text:p>
          </table:table-cell>
          <table:table-cell office:value-type="float" office:value="0">
            <text:p>0</text:p>
          </table:table-cell>
          <table:table-cell office:value-type="float" office:value="96658">
            <text:p>96658</text:p>
          </table:table-cell>
          <table:table-cell office:value-type="float" office:value="0">
            <text:p>0</text:p>
          </table:table-cell>
          <table:table-cell office:value-type="float" office:value="48329">
            <text:p>48329</text:p>
          </table:table-cell>
          <table:table-cell office:value-type="float" office:value="620">
            <text:p>620</text:p>
          </table:table-cell>
          <table:table-cell office:value-type="float" office:value="193316">
            <text:p>193316</text:p>
          </table:table-cell>
          <table:table-cell office:value-type="float" office:value="289975">
            <text:p>289975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5208">
            <text:p>5208</text:p>
          </table:table-cell>
          <table:table-cell office:value-type="float" office:value="1877466041">
            <text:p>1877466041</text:p>
          </table:table-cell>
          <table:table-cell office:value-type="float" office:value="288698">
            <text:p>288698</text:p>
          </table:table-cell>
          <table:table-cell office:value-type="float" office:value="607722">
            <text:p>607722</text:p>
          </table:table-cell>
          <table:table-cell office:value-type="float" office:value="43908">
            <text:p>43908</text:p>
          </table:table-cell>
          <table:table-cell table:number-columns-repeated="3"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6949">
            <text:p>16949</text:p>
          </table:table-cell>
          <table:table-cell table:number-columns-repeated="11" office:value-type="float" office:value="0">
            <text:p>0</text:p>
          </table:table-cell>
          <table:table-cell office:value-type="float" office:value="512">
            <text:p>512</text:p>
          </table:table-cell>
          <table:table-cell table:number-columns-repeated="5" office:value-type="float" office:value="0">
            <text:p>0</text:p>
          </table:table-cell>
          <table:table-cell office:value-type="float" office:value="288698">
            <text:p>288698</text:p>
          </table:table-cell>
          <table:table-cell office:value-type="float" office:value="0">
            <text:p>0</text:p>
          </table:table-cell>
          <table:table-cell office:value-type="float" office:value="288698">
            <text:p>288698</text:p>
          </table:table-cell>
          <table:table-cell office:value-type="float" office:value="4702">
            <text:p>4702</text:p>
          </table:table-cell>
          <table:table-cell office:value-type="float" office:value="144349">
            <text:p>144349</text:p>
          </table:table-cell>
          <table:table-cell office:value-type="float" office:value="0">
            <text:p>0</text:p>
          </table:table-cell>
          <table:table-cell office:value-type="float" office:value="96233">
            <text:p>96233</text:p>
          </table:table-cell>
          <table:table-cell office:value-type="float" office:value="0">
            <text:p>0</text:p>
          </table:table-cell>
          <table:table-cell office:value-type="float" office:value="96232">
            <text:p>96232</text:p>
          </table:table-cell>
          <table:table-cell office:value-type="float" office:value="0">
            <text:p>0</text:p>
          </table:table-cell>
          <table:table-cell office:value-type="float" office:value="48116">
            <text:p>48116</text:p>
          </table:table-cell>
          <table:table-cell office:value-type="float" office:value="635">
            <text:p>635</text:p>
          </table:table-cell>
          <table:table-cell office:value-type="float" office:value="192465">
            <text:p>192465</text:p>
          </table:table-cell>
          <table:table-cell office:value-type="float" office:value="288698">
            <text:p>288698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6500">
            <text:p>6500</text:p>
          </table:table-cell>
          <table:table-cell office:value-type="float" office:value="1878714127">
            <text:p>1878714127</text:p>
          </table:table-cell>
          <table:table-cell office:value-type="float" office:value="288781">
            <text:p>288781</text:p>
          </table:table-cell>
          <table:table-cell office:value-type="float" office:value="608909">
            <text:p>608909</text:p>
          </table:table-cell>
          <table:table-cell office:value-type="float" office:value="45122">
            <text:p>45122</text:p>
          </table:table-cell>
          <table:table-cell table:number-columns-repeated="3" office:value-type="float" office:value="0">
            <text:p>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4891">
            <text:p>34891</text:p>
          </table:table-cell>
          <table:table-cell table:number-columns-repeated="11"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186832">
            <text:p>186832</text:p>
          </table:table-cell>
          <table:table-cell table:number-columns-repeated="4" office:value-type="float" office:value="0">
            <text:p>0</text:p>
          </table:table-cell>
          <table:table-cell office:value-type="float" office:value="288781">
            <text:p>288781</text:p>
          </table:table-cell>
          <table:table-cell office:value-type="float" office:value="0">
            <text:p>0</text:p>
          </table:table-cell>
          <table:table-cell office:value-type="float" office:value="288781">
            <text:p>288781</text:p>
          </table:table-cell>
          <table:table-cell office:value-type="float" office:value="4718">
            <text:p>4718</text:p>
          </table:table-cell>
          <table:table-cell office:value-type="float" office:value="144390">
            <text:p>144390</text:p>
          </table:table-cell>
          <table:table-cell office:value-type="float" office:value="0">
            <text:p>0</text:p>
          </table:table-cell>
          <table:table-cell office:value-type="float" office:value="96260">
            <text:p>96260</text:p>
          </table:table-cell>
          <table:table-cell office:value-type="float" office:value="0">
            <text:p>0</text:p>
          </table:table-cell>
          <table:table-cell office:value-type="float" office:value="96260">
            <text:p>96260</text:p>
          </table:table-cell>
          <table:table-cell office:value-type="float" office:value="0">
            <text:p>0</text:p>
          </table:table-cell>
          <table:table-cell office:value-type="float" office:value="48130">
            <text:p>48130</text:p>
          </table:table-cell>
          <table:table-cell office:value-type="float" office:value="789">
            <text:p>789</text:p>
          </table:table-cell>
          <table:table-cell office:value-type="float" office:value="192521">
            <text:p>192521</text:p>
          </table:table-cell>
          <table:table-cell office:value-type="float" office:value="288781">
            <text:p>288781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10250">
            <text:p>10250</text:p>
          </table:table-cell>
          <table:table-cell office:value-type="float" office:value="1880009250">
            <text:p>1880009250</text:p>
          </table:table-cell>
          <table:table-cell office:value-type="float" office:value="299912">
            <text:p>299912</text:p>
          </table:table-cell>
          <table:table-cell office:value-type="float" office:value="640181">
            <text:p>640181</text:p>
          </table:table-cell>
          <table:table-cell office:value-type="float" office:value="48918">
            <text:p>48918</text:p>
          </table:table-cell>
          <table:table-cell table:number-columns-repeated="3" office:value-type="float" office:value="0">
            <text:p>0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1281">
            <text:p>71281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191396">
            <text:p>191396</text:p>
          </table:table-cell>
          <table:table-cell table:number-columns-repeated="4" office:value-type="float" office:value="0">
            <text:p>0</text:p>
          </table:table-cell>
          <table:table-cell office:value-type="float" office:value="299912">
            <text:p>299912</text:p>
          </table:table-cell>
          <table:table-cell office:value-type="float" office:value="0">
            <text:p>0</text:p>
          </table:table-cell>
          <table:table-cell office:value-type="float" office:value="299912">
            <text:p>299912</text:p>
          </table:table-cell>
          <table:table-cell office:value-type="float" office:value="4753">
            <text:p>4753</text:p>
          </table:table-cell>
          <table:table-cell office:value-type="float" office:value="149956">
            <text:p>149956</text:p>
          </table:table-cell>
          <table:table-cell office:value-type="float" office:value="0">
            <text:p>0</text:p>
          </table:table-cell>
          <table:table-cell office:value-type="float" office:value="99971">
            <text:p>99971</text:p>
          </table:table-cell>
          <table:table-cell office:value-type="float" office:value="0">
            <text:p>0</text:p>
          </table:table-cell>
          <table:table-cell office:value-type="float" office:value="99970">
            <text:p>99970</text:p>
          </table:table-cell>
          <table:table-cell office:value-type="float" office:value="0">
            <text:p>0</text:p>
          </table:table-cell>
          <table:table-cell office:value-type="float" office:value="49985">
            <text:p>49985</text:p>
          </table:table-cell>
          <table:table-cell office:value-type="float" office:value="1170">
            <text:p>1170</text:p>
          </table:table-cell>
          <table:table-cell office:value-type="float" office:value="199941">
            <text:p>199941</text:p>
          </table:table-cell>
          <table:table-cell office:value-type="float" office:value="299912">
            <text:p>299912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table:number-columns-repeated="2" office:value-type="float" office:value="256">
            <text:p>256</text:p>
          </table:table-cell>
          <table:table-cell office:value-type="float" office:value="17833">
            <text:p>17833</text:p>
          </table:table-cell>
          <table:table-cell office:value-type="float" office:value="1881449307">
            <text:p>1881449307</text:p>
          </table:table-cell>
          <table:table-cell office:value-type="float" office:value="295124">
            <text:p>295124</text:p>
          </table:table-cell>
          <table:table-cell office:value-type="float" office:value="627117">
            <text:p>627117</text:p>
          </table:table-cell>
          <table:table-cell office:value-type="float" office:value="57139">
            <text:p>57139</text:p>
          </table:table-cell>
          <table:table-cell table:number-columns-repeated="3" office:value-type="float" office:value="0">
            <text:p>0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4260">
            <text:p>144260</text:p>
          </table:table-cell>
          <table:table-cell table:number-columns-repeated="11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198628">
            <text:p>198628</text:p>
          </table:table-cell>
          <table:table-cell table:number-columns-repeated="4" office:value-type="float" office:value="0">
            <text:p>0</text:p>
          </table:table-cell>
          <table:table-cell office:value-type="float" office:value="295124">
            <text:p>295124</text:p>
          </table:table-cell>
          <table:table-cell office:value-type="float" office:value="0">
            <text:p>0</text:p>
          </table:table-cell>
          <table:table-cell office:value-type="float" office:value="295124">
            <text:p>295124</text:p>
          </table:table-cell>
          <table:table-cell office:value-type="float" office:value="4676">
            <text:p>4676</text:p>
          </table:table-cell>
          <table:table-cell office:value-type="float" office:value="147562">
            <text:p>147562</text:p>
          </table:table-cell>
          <table:table-cell office:value-type="float" office:value="0">
            <text:p>0</text:p>
          </table:table-cell>
          <table:table-cell office:value-type="float" office:value="98375">
            <text:p>98375</text:p>
          </table:table-cell>
          <table:table-cell office:value-type="float" office:value="0">
            <text:p>0</text:p>
          </table:table-cell>
          <table:table-cell office:value-type="float" office:value="98375">
            <text:p>98375</text:p>
          </table:table-cell>
          <table:table-cell office:value-type="float" office:value="0">
            <text:p>0</text:p>
          </table:table-cell>
          <table:table-cell office:value-type="float" office:value="49187">
            <text:p>49187</text:p>
          </table:table-cell>
          <table:table-cell office:value-type="float" office:value="1887">
            <text:p>1887</text:p>
          </table:table-cell>
          <table:table-cell office:value-type="float" office:value="196750">
            <text:p>196750</text:p>
          </table:table-cell>
          <table:table-cell office:value-type="float" office:value="295124">
            <text:p>295124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office:value-type="float" office:value="33083">
            <text:p>33083</text:p>
          </table:table-cell>
          <table:table-cell office:value-type="float" office:value="1882747226">
            <text:p>1882747226</text:p>
          </table:table-cell>
          <table:table-cell office:value-type="float" office:value="311583">
            <text:p>311583</text:p>
          </table:table-cell>
          <table:table-cell office:value-type="float" office:value="669517">
            <text:p>669517</text:p>
          </table:table-cell>
          <table:table-cell office:value-type="float" office:value="72906">
            <text:p>72906</text:p>
          </table:table-cell>
          <table:table-cell table:number-columns-repeated="3" office:value-type="float" office:value="0">
            <text:p>0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90630">
            <text:p>290630</text:p>
          </table:table-cell>
          <table:table-cell table:number-columns-repeated="11" office:value-type="float" office:value="0">
            <text:p>0</text:p>
          </table:table-cell>
          <table:table-cell office:value-type="float" office:value="8192">
            <text:p>8192</text:p>
          </table:table-cell>
          <table:table-cell office:value-type="float" office:value="214392">
            <text:p>214392</text:p>
          </table:table-cell>
          <table:table-cell table:number-columns-repeated="4" office:value-type="float" office:value="0">
            <text:p>0</text:p>
          </table:table-cell>
          <table:table-cell office:value-type="float" office:value="311583">
            <text:p>311583</text:p>
          </table:table-cell>
          <table:table-cell office:value-type="float" office:value="0">
            <text:p>0</text:p>
          </table:table-cell>
          <table:table-cell office:value-type="float" office:value="311583">
            <text:p>311583</text:p>
          </table:table-cell>
          <table:table-cell office:value-type="float" office:value="4872">
            <text:p>4872</text:p>
          </table:table-cell>
          <table:table-cell office:value-type="float" office:value="155792">
            <text:p>155792</text:p>
          </table:table-cell>
          <table:table-cell office:value-type="float" office:value="0">
            <text:p>0</text:p>
          </table:table-cell>
          <table:table-cell office:value-type="float" office:value="103861">
            <text:p>103861</text:p>
          </table:table-cell>
          <table:table-cell office:value-type="float" office:value="0">
            <text:p>0</text:p>
          </table:table-cell>
          <table:table-cell office:value-type="float" office:value="103861">
            <text:p>103861</text:p>
          </table:table-cell>
          <table:table-cell office:value-type="float" office:value="0">
            <text:p>0</text:p>
          </table:table-cell>
          <table:table-cell office:value-type="float" office:value="51930">
            <text:p>51930</text:p>
          </table:table-cell>
          <table:table-cell office:value-type="float" office:value="3396">
            <text:p>3396</text:p>
          </table:table-cell>
          <table:table-cell office:value-type="float" office:value="207722">
            <text:p>207722</text:p>
          </table:table-cell>
          <table:table-cell office:value-type="float" office:value="311583">
            <text:p>311583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office:value-type="float" office:value="49083">
            <text:p>49083</text:p>
          </table:table-cell>
          <table:table-cell office:value-type="float" office:value="1883945811">
            <text:p>1883945811</text:p>
          </table:table-cell>
          <table:table-cell office:value-type="float" office:value="330386">
            <text:p>330386</text:p>
          </table:table-cell>
          <table:table-cell office:value-type="float" office:value="721510">
            <text:p>721510</text:p>
          </table:table-cell>
          <table:table-cell office:value-type="float" office:value="89887">
            <text:p>89887</text:p>
          </table:table-cell>
          <table:table-cell table:number-columns-repeated="3" office:value-type="float" office:value="0">
            <text:p>0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76246">
            <text:p>576246</text:p>
          </table:table-cell>
          <table:table-cell table:number-columns-repeated="11" office:value-type="float" office:value="0">
            <text:p>0</text:p>
          </table:table-cell>
          <table:table-cell office:value-type="float" office:value="16384">
            <text:p>16384</text:p>
          </table:table-cell>
          <table:table-cell office:value-type="float" office:value="231652">
            <text:p>231652</text:p>
          </table:table-cell>
          <table:table-cell table:number-columns-repeated="4" office:value-type="float" office:value="0">
            <text:p>0</text:p>
          </table:table-cell>
          <table:table-cell office:value-type="float" office:value="330386">
            <text:p>330386</text:p>
          </table:table-cell>
          <table:table-cell office:value-type="float" office:value="0">
            <text:p>0</text:p>
          </table:table-cell>
          <table:table-cell office:value-type="float" office:value="330386">
            <text:p>330386</text:p>
          </table:table-cell>
          <table:table-cell office:value-type="float" office:value="5217">
            <text:p>5217</text:p>
          </table:table-cell>
          <table:table-cell office:value-type="float" office:value="165193">
            <text:p>165193</text:p>
          </table:table-cell>
          <table:table-cell office:value-type="float" office:value="0">
            <text:p>0</text:p>
          </table:table-cell>
          <table:table-cell office:value-type="float" office:value="110128">
            <text:p>110128</text:p>
          </table:table-cell>
          <table:table-cell office:value-type="float" office:value="0">
            <text:p>0</text:p>
          </table:table-cell>
          <table:table-cell office:value-type="float" office:value="110129">
            <text:p>110129</text:p>
          </table:table-cell>
          <table:table-cell office:value-type="float" office:value="0">
            <text:p>0</text:p>
          </table:table-cell>
          <table:table-cell office:value-type="float" office:value="55064">
            <text:p>55064</text:p>
          </table:table-cell>
          <table:table-cell office:value-type="float" office:value="5817">
            <text:p>5817</text:p>
          </table:table-cell>
          <table:table-cell office:value-type="float" office:value="220258">
            <text:p>220258</text:p>
          </table:table-cell>
          <table:table-cell office:value-type="float" office:value="330386">
            <text:p>330386</text:p>
          </table:table-cell>
          <table:table-cell office:value-type="float" office:value="7843017">
            <text:p>7843017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82624">
            <text:p>82624</text:p>
          </table:table-cell>
          <table:table-cell office:value-type="float" office:value="1885336435">
            <text:p>1885336435</text:p>
          </table:table-cell>
          <table:table-cell office:value-type="float" office:value="401698">
            <text:p>401698</text:p>
          </table:table-cell>
          <table:table-cell office:value-type="float" office:value="902469">
            <text:p>902469</text:p>
          </table:table-cell>
          <table:table-cell office:value-type="float" office:value="125792">
            <text:p>125792</text:p>
          </table:table-cell>
          <table:table-cell table:number-columns-repeated="3" office:value-type="float" office:value="0">
            <text:p>0</text:p>
          </table:table-cell>
          <table:table-cell office:value-type="float" office:value="16384">
            <text:p>1638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46241">
            <text:p>1146241</text:p>
          </table:table-cell>
          <table:table-cell table:number-columns-repeated="11" office:value-type="float" office:value="0">
            <text:p>0</text:p>
          </table:table-cell>
          <table:table-cell office:value-type="float" office:value="32768">
            <text:p>32768</text:p>
          </table:table-cell>
          <table:table-cell office:value-type="float" office:value="276712">
            <text:p>276712</text:p>
          </table:table-cell>
          <table:table-cell table:number-columns-repeated="4" office:value-type="float" office:value="0">
            <text:p>0</text:p>
          </table:table-cell>
          <table:table-cell office:value-type="float" office:value="401698">
            <text:p>401698</text:p>
          </table:table-cell>
          <table:table-cell office:value-type="float" office:value="0">
            <text:p>0</text:p>
          </table:table-cell>
          <table:table-cell office:value-type="float" office:value="401698">
            <text:p>401698</text:p>
          </table:table-cell>
          <table:table-cell office:value-type="float" office:value="6349">
            <text:p>6349</text:p>
          </table:table-cell>
          <table:table-cell office:value-type="float" office:value="200849">
            <text:p>200849</text:p>
          </table:table-cell>
          <table:table-cell office:value-type="float" office:value="0">
            <text:p>0</text:p>
          </table:table-cell>
          <table:table-cell office:value-type="float" office:value="133899">
            <text:p>133899</text:p>
          </table:table-cell>
          <table:table-cell office:value-type="float" office:value="0">
            <text:p>0</text:p>
          </table:table-cell>
          <table:table-cell office:value-type="float" office:value="133899">
            <text:p>133899</text:p>
          </table:table-cell>
          <table:table-cell office:value-type="float" office:value="192590">
            <text:p>192590</text:p>
          </table:table-cell>
          <table:table-cell office:value-type="float" office:value="66949">
            <text:p>66949</text:p>
          </table:table-cell>
          <table:table-cell office:value-type="float" office:value="10851">
            <text:p>10851</text:p>
          </table:table-cell>
          <table:table-cell office:value-type="float" office:value="267799">
            <text:p>267799</text:p>
          </table:table-cell>
          <table:table-cell office:value-type="float" office:value="401698">
            <text:p>401698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office:value-type="float" office:value="164458">
            <text:p>164458</text:p>
          </table:table-cell>
          <table:table-cell office:value-type="float" office:value="1886702831">
            <text:p>1886702831</text:p>
          </table:table-cell>
          <table:table-cell office:value-type="float" office:value="532741">
            <text:p>532741</text:p>
          </table:table-cell>
          <table:table-cell office:value-type="float" office:value="1159171">
            <text:p>1159171</text:p>
          </table:table-cell>
          <table:table-cell office:value-type="float" office:value="211702">
            <text:p>211702</text:p>
          </table:table-cell>
          <table:table-cell table:number-columns-repeated="3"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327415">
            <text:p>2327415</text:p>
          </table:table-cell>
          <table:table-cell table:number-columns-repeated="11" office:value-type="float" office:value="0">
            <text:p>0</text:p>
          </table:table-cell>
          <table:table-cell office:value-type="float" office:value="65536">
            <text:p>65536</text:p>
          </table:table-cell>
          <table:table-cell office:value-type="float" office:value="183732">
            <text:p>183732</text:p>
          </table:table-cell>
          <table:table-cell table:number-columns-repeated="4" office:value-type="float" office:value="0">
            <text:p>0</text:p>
          </table:table-cell>
          <table:table-cell office:value-type="float" office:value="532741">
            <text:p>532741</text:p>
          </table:table-cell>
          <table:table-cell office:value-type="float" office:value="0">
            <text:p>0</text:p>
          </table:table-cell>
          <table:table-cell office:value-type="float" office:value="532741">
            <text:p>532741</text:p>
          </table:table-cell>
          <table:table-cell office:value-type="float" office:value="8395">
            <text:p>8395</text:p>
          </table:table-cell>
          <table:table-cell office:value-type="float" office:value="266370">
            <text:p>266370</text:p>
          </table:table-cell>
          <table:table-cell office:value-type="float" office:value="0">
            <text:p>0</text:p>
          </table:table-cell>
          <table:table-cell office:value-type="float" office:value="177580">
            <text:p>177580</text:p>
          </table:table-cell>
          <table:table-cell office:value-type="float" office:value="0">
            <text:p>0</text:p>
          </table:table-cell>
          <table:table-cell office:value-type="float" office:value="177580">
            <text:p>177580</text:p>
          </table:table-cell>
          <table:table-cell office:value-type="float" office:value="0">
            <text:p>0</text:p>
          </table:table-cell>
          <table:table-cell office:value-type="float" office:value="88790">
            <text:p>88790</text:p>
          </table:table-cell>
          <table:table-cell office:value-type="float" office:value="20999">
            <text:p>20999</text:p>
          </table:table-cell>
          <table:table-cell office:value-type="float" office:value="355160">
            <text:p>355160</text:p>
          </table:table-cell>
          <table:table-cell office:value-type="float" office:value="532741">
            <text:p>532741</text:p>
          </table:table-cell>
          <table:table-cell office:value-type="float" office:value="0">
            <text:p>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8192">
            <text:p>8192</text:p>
          </table:table-cell>
          <table:table-cell office:value-type="float" office:value="256">
            <text:p>256</text:p>
          </table:table-cell>
          <table:table-cell office:value-type="float" office:value="427748">
            <text:p>427748</text:p>
          </table:table-cell>
          <table:table-cell office:value-type="float" office:value="1888264136">
            <text:p>1888264136</text:p>
          </table:table-cell>
          <table:table-cell office:value-type="float" office:value="843668">
            <text:p>843668</text:p>
          </table:table-cell>
          <table:table-cell office:value-type="float" office:value="1984712">
            <text:p>1984712</text:p>
          </table:table-cell>
          <table:table-cell office:value-type="float" office:value="488574">
            <text:p>488574</text:p>
          </table:table-cell>
          <table:table-cell table:number-columns-repeated="3" office:value-type="float" office:value="0">
            <text:p>0</text:p>
          </table:table-cell>
          <table:table-cell office:value-type="float" office:value="65536">
            <text:p>6553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000001">
            <text:p>5000001</text:p>
          </table:table-cell>
          <table:table-cell table:number-columns-repeated="11" office:value-type="float" office:value="0">
            <text:p>0</text:p>
          </table:table-cell>
          <table:table-cell office:value-type="float" office:value="131072">
            <text:p>131072</text:p>
          </table:table-cell>
          <table:table-cell office:value-type="float" office:value="647280">
            <text:p>647280</text:p>
          </table:table-cell>
          <table:table-cell table:number-columns-repeated="4" office:value-type="float" office:value="0">
            <text:p>0</text:p>
          </table:table-cell>
          <table:table-cell office:value-type="float" office:value="843668">
            <text:p>843668</text:p>
          </table:table-cell>
          <table:table-cell office:value-type="float" office:value="0">
            <text:p>0</text:p>
          </table:table-cell>
          <table:table-cell office:value-type="float" office:value="843668">
            <text:p>843668</text:p>
          </table:table-cell>
          <table:table-cell office:value-type="float" office:value="13205">
            <text:p>13205</text:p>
          </table:table-cell>
          <table:table-cell office:value-type="float" office:value="421834">
            <text:p>421834</text:p>
          </table:table-cell>
          <table:table-cell office:value-type="float" office:value="0">
            <text:p>0</text:p>
          </table:table-cell>
          <table:table-cell office:value-type="float" office:value="281223">
            <text:p>281223</text:p>
          </table:table-cell>
          <table:table-cell office:value-type="float" office:value="0">
            <text:p>0</text:p>
          </table:table-cell>
          <table:table-cell office:value-type="float" office:value="281223">
            <text:p>281223</text:p>
          </table:table-cell>
          <table:table-cell office:value-type="float" office:value="0">
            <text:p>0</text:p>
          </table:table-cell>
          <table:table-cell office:value-type="float" office:value="140611">
            <text:p>140611</text:p>
          </table:table-cell>
          <table:table-cell office:value-type="float" office:value="49115">
            <text:p>49115</text:p>
          </table:table-cell>
          <table:table-cell office:value-type="float" office:value="562445">
            <text:p>562445</text:p>
          </table:table-cell>
          <table:table-cell office:value-type="float" office:value="843668">
            <text:p>843668</text:p>
          </table:table-cell>
          <table:table-cell office:value-type="float" office:value="15747070">
            <text:p>1574707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16384">
            <text:p>16384</text:p>
          </table:table-cell>
          <table:table-cell office:value-type="float" office:value="256">
            <text:p>256</text:p>
          </table:table-cell>
          <table:table-cell office:value-type="float" office:value="991372">
            <text:p>991372</text:p>
          </table:table-cell>
          <table:table-cell office:value-type="float" office:value="1890243448">
            <text:p>1890243448</text:p>
          </table:table-cell>
          <table:table-cell office:value-type="float" office:value="1465392">
            <text:p>1465392</text:p>
          </table:table-cell>
          <table:table-cell office:value-type="float" office:value="3712337">
            <text:p>3712337</text:p>
          </table:table-cell>
          <table:table-cell office:value-type="float" office:value="1079024">
            <text:p>1079024</text:p>
          </table:table-cell>
          <table:table-cell table:number-columns-repeated="3" office:value-type="float" office:value="0">
            <text:p>0</text:p>
          </table:table-cell>
          <table:table-cell office:value-type="float" office:value="131072">
            <text:p>13107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353887">
            <text:p>10353887</text:p>
          </table:table-cell>
          <table:table-cell table:number-columns-repeated="11" office:value-type="float" office:value="0">
            <text:p>0</text:p>
          </table:table-cell>
          <table:table-cell office:value-type="float" office:value="262144">
            <text:p>262144</text:p>
          </table:table-cell>
          <table:table-cell office:value-type="float" office:value="1230600">
            <text:p>1230600</text:p>
          </table:table-cell>
          <table:table-cell table:number-columns-repeated="4" office:value-type="float" office:value="0">
            <text:p>0</text:p>
          </table:table-cell>
          <table:table-cell office:value-type="float" office:value="1465392">
            <text:p>1465392</text:p>
          </table:table-cell>
          <table:table-cell office:value-type="float" office:value="0">
            <text:p>0</text:p>
          </table:table-cell>
          <table:table-cell office:value-type="float" office:value="1465392">
            <text:p>1465392</text:p>
          </table:table-cell>
          <table:table-cell office:value-type="float" office:value="23091">
            <text:p>23091</text:p>
          </table:table-cell>
          <table:table-cell office:value-type="float" office:value="732696">
            <text:p>732696</text:p>
          </table:table-cell>
          <table:table-cell office:value-type="float" office:value="0">
            <text:p>0</text:p>
          </table:table-cell>
          <table:table-cell office:value-type="float" office:value="488464">
            <text:p>488464</text:p>
          </table:table-cell>
          <table:table-cell office:value-type="float" office:value="0">
            <text:p>0</text:p>
          </table:table-cell>
          <table:table-cell office:value-type="float" office:value="488464">
            <text:p>488464</text:p>
          </table:table-cell>
          <table:table-cell office:value-type="float" office:value="0">
            <text:p>0</text:p>
          </table:table-cell>
          <table:table-cell office:value-type="float" office:value="244231">
            <text:p>244231</text:p>
          </table:table-cell>
          <table:table-cell office:value-type="float" office:value="107978">
            <text:p>107978</text:p>
          </table:table-cell>
          <table:table-cell office:value-type="float" office:value="976928">
            <text:p>976928</text:p>
          </table:table-cell>
          <table:table-cell office:value-type="float" office:value="1465392">
            <text:p>1465392</text:p>
          </table:table-cell>
          <table:table-cell office:value-type="float" office:value="17883300">
            <text:p>17883300</text:p>
          </table:table-cell>
          <table:table-cell table:number-columns-repeated="964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32768">
            <text:p>32768</text:p>
          </table:table-cell>
          <table:table-cell office:value-type="float" office:value="256">
            <text:p>256</text:p>
          </table:table-cell>
          <table:table-cell office:value-type="float" office:value="2149450">
            <text:p>2149450</text:p>
          </table:table-cell>
          <table:table-cell office:value-type="float" office:value="1892948198">
            <text:p>1892948198</text:p>
          </table:table-cell>
          <table:table-cell office:value-type="float" office:value="2908148">
            <text:p>2908148</text:p>
          </table:table-cell>
          <table:table-cell office:value-type="float" office:value="7721250">
            <text:p>7721250</text:p>
          </table:table-cell>
          <table:table-cell office:value-type="float" office:value="2284533">
            <text:p>2284533</text:p>
          </table:table-cell>
          <table:table-cell table:number-columns-repeated="3" office:value-type="float" office:value="0">
            <text:p>0</text:p>
          </table:table-cell>
          <table:table-cell office:value-type="float" office:value="262144">
            <text:p>26214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1413561">
            <text:p>21413561</text:p>
          </table:table-cell>
          <table:table-cell table:number-columns-repeated="11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2469972">
            <text:p>2469972</text:p>
          </table:table-cell>
          <table:table-cell table:number-columns-repeated="4" office:value-type="float" office:value="0">
            <text:p>0</text:p>
          </table:table-cell>
          <table:table-cell office:value-type="float" office:value="2908148">
            <text:p>2908148</text:p>
          </table:table-cell>
          <table:table-cell office:value-type="float" office:value="0">
            <text:p>0</text:p>
          </table:table-cell>
          <table:table-cell office:value-type="float" office:value="2908148">
            <text:p>2908148</text:p>
          </table:table-cell>
          <table:table-cell office:value-type="float" office:value="45513">
            <text:p>45513</text:p>
          </table:table-cell>
          <table:table-cell office:value-type="float" office:value="1454074">
            <text:p>1454074</text:p>
          </table:table-cell>
          <table:table-cell office:value-type="float" office:value="0">
            <text:p>0</text:p>
          </table:table-cell>
          <table:table-cell office:value-type="float" office:value="969383">
            <text:p>969383</text:p>
          </table:table-cell>
          <table:table-cell office:value-type="float" office:value="0">
            <text:p>0</text:p>
          </table:table-cell>
          <table:table-cell office:value-type="float" office:value="969382">
            <text:p>969382</text:p>
          </table:table-cell>
          <table:table-cell office:value-type="float" office:value="0">
            <text:p>0</text:p>
          </table:table-cell>
          <table:table-cell office:value-type="float" office:value="484691">
            <text:p>484691</text:p>
          </table:table-cell>
          <table:table-cell office:value-type="float" office:value="204145">
            <text:p>204145</text:p>
          </table:table-cell>
          <table:table-cell office:value-type="float" office:value="1938765">
            <text:p>1938765</text:p>
          </table:table-cell>
          <table:table-cell office:value-type="float" office:value="2908148">
            <text:p>2908148</text:p>
          </table:table-cell>
          <table:table-cell office:value-type="float" office:value="54840087">
            <text:p>54840087</text:p>
          </table:table-cell>
          <table:table-cell table:number-columns-repeated="964"/>
        </table:table-row>
      </table:table>
      <table:table table:name="analysis" table:style-name="ta1" table:print="false">
        <office:forms form:automatic-focus="false" form:apply-design-mode="false"/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9" table:default-cell-style-name="ce5"/>
        <table:table-column table:style-name="co20" table:default-cell-style-name="ce5"/>
        <table:table-column table:style-name="co13" table:number-columns-repeated="1011" table:default-cell-style-name="Default"/>
        <table:table-row table:style-name="ro3">
          <table:table-cell table:style-name="ce2" office:value-type="string">
            <text:p>kernel</text:p>
          </table:table-cell>
          <table:table-cell table:style-name="ce2" office:value-type="string">
            <text:p>block size</text:p>
          </table:table-cell>
          <table:table-cell table:style-name="ce2" office:value-type="string">
            <text:p>threads per block</text:p>
          </table:table-cell>
          <table:table-cell table:style-name="ce2" office:value-type="string">
            <text:p>Total threads</text:p>
          </table:table-cell>
          <table:table-cell table:style-name="ce2" office:value-type="string">
            <text:p># iter</text:p>
          </table:table-cell>
          <table:table-cell table:style-name="ce2" office:value-type="string">
            <text:p># Intructions</text:p>
          </table:table-cell>
          <table:table-cell table:style-name="ce2" office:value-type="string">
            <text:p>Data size in dword</text:p>
          </table:table-cell>
          <table:table-cell table:style-name="ce2" office:value-type="string">
            <text:p>Bytes read</text:p>
          </table:table-cell>
          <table:table-cell table:style-name="ce2" office:value-type="string">
            <text:p>Bytes written</text:p>
          </table:table-cell>
          <table:table-cell table:style-name="ce2" office:value-type="string">
            <text:p>A8</text:p>
          </table:table-cell>
          <table:table-cell table:style-name="ce2" office:value-type="string">
            <text:p>Total bytes moved / EU</text:p>
          </table:table-cell>
          <table:table-cell table:style-name="ce4" office:value-type="string">
            <text:p>Bandwidth/EU (bytes/cy)</text:p>
          </table:table-cell>
          <table:table-cell table:style-name="ce4" office:value-type="string">
            <text:p>Bandwith total (bytes/cy)</text:p>
          </table:table-cell>
          <table:table-cell table:style-name="ce2" table:number-columns-repeated="959"/>
          <table:table-cell table:style-name="ce6" table:number-columns-repeated="52"/>
        </table:table-row>
        <table:table-row table:style-name="ro2">
          <table:table-cell office:value-type="string">
            <text:p>scalar_sp_load_kernel</text:p>
          </table:table-cell>
          <table:table-cell table:number-columns-repeated="2" office:value-type="float" office:value="1">
            <text:p>1</text:p>
          </table:table-cell>
          <table:table-cell table:formula="of:=[.B2]*[.C2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]));1;IF( ISNUMBER( SEARCH(&quot;vect2&quot;;[.A2]));2;IF( ISNUMBER( SEARCH(&quot;vect4&quot;;[.A2]));4;IF( ISNUMBER( SEARCH(&quot;vect8&quot;;[.A2]));8;IF( ISNUMBER( SEARCH(&quot;vect16&quot;;[.A2]));16;0)))))" office:value-type="float" office:value="1">
            <text:p>1</text:p>
          </table:table-cell>
          <table:table-cell table:formula="of:=[.G2]*[.F2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2]" office:value-type="float" office:value="32">
            <text:p>32</text:p>
          </table:table-cell>
          <table:table-cell table:formula="of:=([.H2]+[.I2])*[.G2]*[.D2]" office:value-type="float" office:value="4">
            <text:p>4</text:p>
          </table:table-cell>
          <table:table-cell table:formula="of:=[.K2]/[.J2]" office:value-type="float" office:value="0.125">
            <text:p>0,125</text:p>
          </table:table-cell>
          <table:table-cell table:formula="of:=[.L2]*24" office:value-type="float" office:value="3">
            <text:p>3,000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3]*[.C3]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3]));1;IF( ISNUMBER( SEARCH(&quot;vect2&quot;;[.A3]));2;IF( ISNUMBER( SEARCH(&quot;vect4&quot;;[.A3]));4;IF( ISNUMBER( SEARCH(&quot;vect8&quot;;[.A3]));8;IF( ISNUMBER( SEARCH(&quot;vect16&quot;;[.A3]));16;0)))))" office:value-type="float" office:value="1">
            <text:p>1</text:p>
          </table:table-cell>
          <table:table-cell table:formula="of:=[.G3]*[.F3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3]" office:value-type="float" office:value="32">
            <text:p>32</text:p>
          </table:table-cell>
          <table:table-cell table:formula="of:=([.H3]+[.I3])*[.G3]*[.D3]" office:value-type="float" office:value="8">
            <text:p>8</text:p>
          </table:table-cell>
          <table:table-cell table:formula="of:=[.K3]/[.J3]" office:value-type="float" office:value="0.25">
            <text:p>0,250</text:p>
          </table:table-cell>
          <table:table-cell table:formula="of:=[.L3]*24" office:value-type="float" office:value="6">
            <text:p>6,000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4]*[.C4]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4]));1;IF( ISNUMBER( SEARCH(&quot;vect2&quot;;[.A4]));2;IF( ISNUMBER( SEARCH(&quot;vect4&quot;;[.A4]));4;IF( ISNUMBER( SEARCH(&quot;vect8&quot;;[.A4]));8;IF( ISNUMBER( SEARCH(&quot;vect16&quot;;[.A4]));16;0)))))" office:value-type="float" office:value="1">
            <text:p>1</text:p>
          </table:table-cell>
          <table:table-cell table:formula="of:=[.G4]*[.F4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4]" office:value-type="float" office:value="32">
            <text:p>32</text:p>
          </table:table-cell>
          <table:table-cell table:formula="of:=([.H4]+[.I4])*[.G4]*[.D4]" office:value-type="float" office:value="16">
            <text:p>16</text:p>
          </table:table-cell>
          <table:table-cell table:formula="of:=[.K4]/[.J4]" office:value-type="float" office:value="0.5">
            <text:p>0,500</text:p>
          </table:table-cell>
          <table:table-cell table:formula="of:=[.L4]*24" office:value-type="float" office:value="12">
            <text:p>12,000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B5]*[.C5]"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5]));1;IF( ISNUMBER( SEARCH(&quot;vect2&quot;;[.A5]));2;IF( ISNUMBER( SEARCH(&quot;vect4&quot;;[.A5]));4;IF( ISNUMBER( SEARCH(&quot;vect8&quot;;[.A5]));8;IF( ISNUMBER( SEARCH(&quot;vect16&quot;;[.A5]));16;0)))))" office:value-type="float" office:value="1">
            <text:p>1</text:p>
          </table:table-cell>
          <table:table-cell table:formula="of:=[.G5]*[.F5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5]" office:value-type="float" office:value="32">
            <text:p>32</text:p>
          </table:table-cell>
          <table:table-cell table:formula="of:=([.H5]+[.I5])*[.G5]*[.D5]" office:value-type="float" office:value="32">
            <text:p>32</text:p>
          </table:table-cell>
          <table:table-cell table:formula="of:=[.K5]/[.J5]" office:value-type="float" office:value="1">
            <text:p>1,000</text:p>
          </table:table-cell>
          <table:table-cell table:formula="of:=[.L5]*24" office:value-type="float" office:value="24">
            <text:p>24,000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B6]*[.C6]"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6]));1;IF( ISNUMBER( SEARCH(&quot;vect2&quot;;[.A6]));2;IF( ISNUMBER( SEARCH(&quot;vect4&quot;;[.A6]));4;IF( ISNUMBER( SEARCH(&quot;vect8&quot;;[.A6]));8;IF( ISNUMBER( SEARCH(&quot;vect16&quot;;[.A6]));16;0)))))" office:value-type="float" office:value="1">
            <text:p>1</text:p>
          </table:table-cell>
          <table:table-cell table:formula="of:=[.G6]*[.F6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6]" office:value-type="float" office:value="54">
            <text:p>54</text:p>
          </table:table-cell>
          <table:table-cell table:formula="of:=([.H6]+[.I6])*[.G6]*[.D6]" office:value-type="float" office:value="64">
            <text:p>64</text:p>
          </table:table-cell>
          <table:table-cell table:formula="of:=[.K6]/[.J6]" office:value-type="float" office:value="1.18518518518519">
            <text:p>1,185</text:p>
          </table:table-cell>
          <table:table-cell table:formula="of:=[.L6]*24" office:value-type="float" office:value="28.4444444444444">
            <text:p>28,444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B7]*[.C7]"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7]));1;IF( ISNUMBER( SEARCH(&quot;vect2&quot;;[.A7]));2;IF( ISNUMBER( SEARCH(&quot;vect4&quot;;[.A7]));4;IF( ISNUMBER( SEARCH(&quot;vect8&quot;;[.A7]));8;IF( ISNUMBER( SEARCH(&quot;vect16&quot;;[.A7]));16;0)))))" office:value-type="float" office:value="1">
            <text:p>1</text:p>
          </table:table-cell>
          <table:table-cell table:formula="of:=[.G7]*[.F7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7]" office:value-type="float" office:value="98">
            <text:p>98</text:p>
          </table:table-cell>
          <table:table-cell table:formula="of:=([.H7]+[.I7])*[.G7]*[.D7]" office:value-type="float" office:value="128">
            <text:p>128</text:p>
          </table:table-cell>
          <table:table-cell table:formula="of:=[.K7]/[.J7]" office:value-type="float" office:value="1.30612244897959">
            <text:p>1,306</text:p>
          </table:table-cell>
          <table:table-cell table:formula="of:=[.L7]*24" office:value-type="float" office:value="31.3469387755102">
            <text:p>31,347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B8]*[.C8]"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8]));1;IF( ISNUMBER( SEARCH(&quot;vect2&quot;;[.A8]));2;IF( ISNUMBER( SEARCH(&quot;vect4&quot;;[.A8]));4;IF( ISNUMBER( SEARCH(&quot;vect8&quot;;[.A8]));8;IF( ISNUMBER( SEARCH(&quot;vect16&quot;;[.A8]));16;0)))))" office:value-type="float" office:value="1">
            <text:p>1</text:p>
          </table:table-cell>
          <table:table-cell table:formula="of:=[.G8]*[.F8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8]" office:value-type="float" office:value="196">
            <text:p>196</text:p>
          </table:table-cell>
          <table:table-cell table:formula="of:=([.H8]+[.I8])*[.G8]*[.D8]" office:value-type="float" office:value="256">
            <text:p>256</text:p>
          </table:table-cell>
          <table:table-cell table:formula="of:=[.K8]/[.J8]" office:value-type="float" office:value="1.30612244897959">
            <text:p>1,306</text:p>
          </table:table-cell>
          <table:table-cell table:formula="of:=[.L8]*24" office:value-type="float" office:value="31.3469387755102">
            <text:p>31,347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B9]*[.C9]" office:value-type="float" office:value="128">
            <text:p>12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9]));1;IF( ISNUMBER( SEARCH(&quot;vect2&quot;;[.A9]));2;IF( ISNUMBER( SEARCH(&quot;vect4&quot;;[.A9]));4;IF( ISNUMBER( SEARCH(&quot;vect8&quot;;[.A9]));8;IF( ISNUMBER( SEARCH(&quot;vect16&quot;;[.A9]));16;0)))))" office:value-type="float" office:value="1">
            <text:p>1</text:p>
          </table:table-cell>
          <table:table-cell table:formula="of:=[.G9]*[.F9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9]" office:value-type="float" office:value="392">
            <text:p>392</text:p>
          </table:table-cell>
          <table:table-cell table:formula="of:=([.H9]+[.I9])*[.G9]*[.D9]" office:value-type="float" office:value="512">
            <text:p>512</text:p>
          </table:table-cell>
          <table:table-cell table:formula="of:=[.K9]/[.J9]" office:value-type="float" office:value="1.30612244897959">
            <text:p>1,306</text:p>
          </table:table-cell>
          <table:table-cell table:formula="of:=[.L9]*24" office:value-type="float" office:value="31.3469387755102">
            <text:p>31,347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B10]*[.C10]" office:value-type="float" office:value="256">
            <text:p>25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0]));1;IF( ISNUMBER( SEARCH(&quot;vect2&quot;;[.A10]));2;IF( ISNUMBER( SEARCH(&quot;vect4&quot;;[.A10]));4;IF( ISNUMBER( SEARCH(&quot;vect8&quot;;[.A10]));8;IF( ISNUMBER( SEARCH(&quot;vect16&quot;;[.A10]));16;0)))))" office:value-type="float" office:value="1">
            <text:p>1</text:p>
          </table:table-cell>
          <table:table-cell table:formula="of:=[.G10]*[.F10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10]" office:value-type="float" office:value="784">
            <text:p>784</text:p>
          </table:table-cell>
          <table:table-cell table:formula="of:=([.H10]+[.I10])*[.G10]*[.D10]" office:value-type="float" office:value="1024">
            <text:p>1024</text:p>
          </table:table-cell>
          <table:table-cell table:formula="of:=[.K10]/[.J10]" office:value-type="float" office:value="1.30612244897959">
            <text:p>1,306</text:p>
          </table:table-cell>
          <table:table-cell table:formula="of:=[.L10]*24" office:value-type="float" office:value="31.3469387755102">
            <text:p>31,347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B11]*[.C11]" office:value-type="float" office:value="512">
            <text:p>51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1]));1;IF( ISNUMBER( SEARCH(&quot;vect2&quot;;[.A11]));2;IF( ISNUMBER( SEARCH(&quot;vect4&quot;;[.A11]));4;IF( ISNUMBER( SEARCH(&quot;vect8&quot;;[.A11]));8;IF( ISNUMBER( SEARCH(&quot;vect16&quot;;[.A11]));16;0)))))" office:value-type="float" office:value="1">
            <text:p>1</text:p>
          </table:table-cell>
          <table:table-cell table:formula="of:=[.G11]*[.F11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11]" office:value-type="float" office:value="1568">
            <text:p>1568</text:p>
          </table:table-cell>
          <table:table-cell table:formula="of:=([.H11]+[.I11])*[.G11]*[.D11]" office:value-type="float" office:value="2048">
            <text:p>2048</text:p>
          </table:table-cell>
          <table:table-cell table:formula="of:=[.K11]/[.J11]" office:value-type="float" office:value="1.30612244897959">
            <text:p>1,306</text:p>
          </table:table-cell>
          <table:table-cell table:formula="of:=[.L11]*24" office:value-type="float" office:value="31.3469387755102">
            <text:p>31,347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B12]*[.C12]" office:value-type="float" office:value="768">
            <text:p>76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2]));1;IF( ISNUMBER( SEARCH(&quot;vect2&quot;;[.A12]));2;IF( ISNUMBER( SEARCH(&quot;vect4&quot;;[.A12]));4;IF( ISNUMBER( SEARCH(&quot;vect8&quot;;[.A12]));8;IF( ISNUMBER( SEARCH(&quot;vect16&quot;;[.A12]));16;0)))))" office:value-type="float" office:value="1">
            <text:p>1</text:p>
          </table:table-cell>
          <table:table-cell table:formula="of:=[.G12]*[.F12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12]" office:value-type="float" office:value="2352">
            <text:p>2352</text:p>
          </table:table-cell>
          <table:table-cell table:formula="of:=([.H12]+[.I12])*[.G12]*[.D12]" office:value-type="float" office:value="3072">
            <text:p>3072</text:p>
          </table:table-cell>
          <table:table-cell table:formula="of:=[.K12]/[.J12]" office:value-type="float" office:value="1.30612244897959">
            <text:p>1,306</text:p>
          </table:table-cell>
          <table:table-cell table:formula="of:=[.L12]*24" office:value-type="float" office:value="31.3469387755102">
            <text:p>31,347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B13]*[.C13]" office:value-type="float" office:value="1024">
            <text:p>102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3]));1;IF( ISNUMBER( SEARCH(&quot;vect2&quot;;[.A13]));2;IF( ISNUMBER( SEARCH(&quot;vect4&quot;;[.A13]));4;IF( ISNUMBER( SEARCH(&quot;vect8&quot;;[.A13]));8;IF( ISNUMBER( SEARCH(&quot;vect16&quot;;[.A13]));16;0)))))" office:value-type="float" office:value="1">
            <text:p>1</text:p>
          </table:table-cell>
          <table:table-cell table:formula="of:=[.G13]*[.F13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13]" office:value-type="float" office:value="2704">
            <text:p>2704</text:p>
          </table:table-cell>
          <table:table-cell table:formula="of:=([.H13]+[.I13])*[.G13]*[.D13]" office:value-type="float" office:value="4096">
            <text:p>4096</text:p>
          </table:table-cell>
          <table:table-cell table:formula="of:=[.K13]/[.J13]" office:value-type="float" office:value="1.51479289940828">
            <text:p>1,515</text:p>
          </table:table-cell>
          <table:table-cell table:formula="of:=[.L13]*24" office:value-type="float" office:value="36.3550295857988">
            <text:p>36,355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B14]*[.C14]" office:value-type="float" office:value="1280">
            <text:p>1280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4]));1;IF( ISNUMBER( SEARCH(&quot;vect2&quot;;[.A14]));2;IF( ISNUMBER( SEARCH(&quot;vect4&quot;;[.A14]));4;IF( ISNUMBER( SEARCH(&quot;vect8&quot;;[.A14]));8;IF( ISNUMBER( SEARCH(&quot;vect16&quot;;[.A14]));16;0)))))" office:value-type="float" office:value="1">
            <text:p>1</text:p>
          </table:table-cell>
          <table:table-cell table:formula="of:=[.G14]*[.F14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14]" office:value-type="float" office:value="3056">
            <text:p>3056</text:p>
          </table:table-cell>
          <table:table-cell table:formula="of:=([.H14]+[.I14])*[.G14]*[.D14]" office:value-type="float" office:value="5120">
            <text:p>5120</text:p>
          </table:table-cell>
          <table:table-cell table:formula="of:=[.K14]/[.J14]" office:value-type="float" office:value="1.67539267015707">
            <text:p>1,675</text:p>
          </table:table-cell>
          <table:table-cell table:formula="of:=[.L14]*24" office:value-type="float" office:value="40.2094240837696">
            <text:p>40,209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table:formula="of:=[.B15]*[.C15]" office:value-type="float" office:value="1536">
            <text:p>153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5]));1;IF( ISNUMBER( SEARCH(&quot;vect2&quot;;[.A15]));2;IF( ISNUMBER( SEARCH(&quot;vect4&quot;;[.A15]));4;IF( ISNUMBER( SEARCH(&quot;vect8&quot;;[.A15]));8;IF( ISNUMBER( SEARCH(&quot;vect16&quot;;[.A15]));16;0)))))" office:value-type="float" office:value="1">
            <text:p>1</text:p>
          </table:table-cell>
          <table:table-cell table:formula="of:=[.G15]*[.F15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15]" office:value-type="float" office:value="3408">
            <text:p>3408</text:p>
          </table:table-cell>
          <table:table-cell table:formula="of:=([.H15]+[.I15])*[.G15]*[.D15]" office:value-type="float" office:value="6144">
            <text:p>6144</text:p>
          </table:table-cell>
          <table:table-cell table:formula="of:=[.K15]/[.J15]" office:value-type="float" office:value="1.80281690140845">
            <text:p>1,803</text:p>
          </table:table-cell>
          <table:table-cell table:formula="of:=[.L15]*24" office:value-type="float" office:value="43.2676056338028">
            <text:p>43,268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table:formula="of:=[.B16]*[.C16]" office:value-type="float" office:value="1792">
            <text:p>179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6]));1;IF( ISNUMBER( SEARCH(&quot;vect2&quot;;[.A16]));2;IF( ISNUMBER( SEARCH(&quot;vect4&quot;;[.A16]));4;IF( ISNUMBER( SEARCH(&quot;vect8&quot;;[.A16]));8;IF( ISNUMBER( SEARCH(&quot;vect16&quot;;[.A16]));16;0)))))" office:value-type="float" office:value="1">
            <text:p>1</text:p>
          </table:table-cell>
          <table:table-cell table:formula="of:=[.G16]*[.F16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16]" office:value-type="float" office:value="3776">
            <text:p>3776</text:p>
          </table:table-cell>
          <table:table-cell table:formula="of:=([.H16]+[.I16])*[.G16]*[.D16]" office:value-type="float" office:value="7168">
            <text:p>7168</text:p>
          </table:table-cell>
          <table:table-cell table:formula="of:=[.K16]/[.J16]" office:value-type="float" office:value="1.89830508474576">
            <text:p>1,898</text:p>
          </table:table-cell>
          <table:table-cell table:formula="of:=[.L16]*24" office:value-type="float" office:value="45.5593220338983">
            <text:p>45,559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formula="of:=[.B17]*[.C17]" office:value-type="float" office:value="2048">
            <text:p>204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7]));1;IF( ISNUMBER( SEARCH(&quot;vect2&quot;;[.A17]));2;IF( ISNUMBER( SEARCH(&quot;vect4&quot;;[.A17]));4;IF( ISNUMBER( SEARCH(&quot;vect8&quot;;[.A17]));8;IF( ISNUMBER( SEARCH(&quot;vect16&quot;;[.A17]));16;0)))))" office:value-type="float" office:value="1">
            <text:p>1</text:p>
          </table:table-cell>
          <table:table-cell table:formula="of:=[.G17]*[.F17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17]" office:value-type="float" office:value="4144">
            <text:p>4144</text:p>
          </table:table-cell>
          <table:table-cell table:formula="of:=([.H17]+[.I17])*[.G17]*[.D17]" office:value-type="float" office:value="8192">
            <text:p>8192</text:p>
          </table:table-cell>
          <table:table-cell table:formula="of:=[.K17]/[.J17]" office:value-type="float" office:value="1.97683397683398">
            <text:p>1,977</text:p>
          </table:table-cell>
          <table:table-cell table:formula="of:=[.L17]*24" office:value-type="float" office:value="47.4440154440155">
            <text:p>47,444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formula="of:=[.B18]*[.C18]" office:value-type="float" office:value="2304">
            <text:p>230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8]));1;IF( ISNUMBER( SEARCH(&quot;vect2&quot;;[.A18]));2;IF( ISNUMBER( SEARCH(&quot;vect4&quot;;[.A18]));4;IF( ISNUMBER( SEARCH(&quot;vect8&quot;;[.A18]));8;IF( ISNUMBER( SEARCH(&quot;vect16&quot;;[.A18]));16;0)))))" office:value-type="float" office:value="1">
            <text:p>1</text:p>
          </table:table-cell>
          <table:table-cell table:formula="of:=[.G18]*[.F18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18]" office:value-type="float" office:value="4512">
            <text:p>4512</text:p>
          </table:table-cell>
          <table:table-cell table:formula="of:=([.H18]+[.I18])*[.G18]*[.D18]" office:value-type="float" office:value="9216">
            <text:p>9216</text:p>
          </table:table-cell>
          <table:table-cell table:formula="of:=[.K18]/[.J18]" office:value-type="float" office:value="2.04255319148936">
            <text:p>2,043</text:p>
          </table:table-cell>
          <table:table-cell table:formula="of:=[.L18]*24" office:value-type="float" office:value="49.0212765957447">
            <text:p>49,021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[.B19]*[.C19]" office:value-type="float" office:value="2560">
            <text:p>2560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9]));1;IF( ISNUMBER( SEARCH(&quot;vect2&quot;;[.A19]));2;IF( ISNUMBER( SEARCH(&quot;vect4&quot;;[.A19]));4;IF( ISNUMBER( SEARCH(&quot;vect8&quot;;[.A19]));8;IF( ISNUMBER( SEARCH(&quot;vect16&quot;;[.A19]));16;0)))))" office:value-type="float" office:value="1">
            <text:p>1</text:p>
          </table:table-cell>
          <table:table-cell table:formula="of:=[.G19]*[.F19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19]" office:value-type="float" office:value="5024">
            <text:p>5024</text:p>
          </table:table-cell>
          <table:table-cell table:formula="of:=([.H19]+[.I19])*[.G19]*[.D19]" office:value-type="float" office:value="10240">
            <text:p>10240</text:p>
          </table:table-cell>
          <table:table-cell table:formula="of:=[.K19]/[.J19]" office:value-type="float" office:value="2.03821656050955">
            <text:p>2,038</text:p>
          </table:table-cell>
          <table:table-cell table:formula="of:=[.L19]*24" office:value-type="float" office:value="48.9171974522293">
            <text:p>48,917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table:formula="of:=[.B20]*[.C20]" office:value-type="float" office:value="2816">
            <text:p>281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0]));1;IF( ISNUMBER( SEARCH(&quot;vect2&quot;;[.A20]));2;IF( ISNUMBER( SEARCH(&quot;vect4&quot;;[.A20]));4;IF( ISNUMBER( SEARCH(&quot;vect8&quot;;[.A20]));8;IF( ISNUMBER( SEARCH(&quot;vect16&quot;;[.A20]));16;0)))))" office:value-type="float" office:value="1">
            <text:p>1</text:p>
          </table:table-cell>
          <table:table-cell table:formula="of:=[.G20]*[.F20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20]" office:value-type="float" office:value="5536">
            <text:p>5536</text:p>
          </table:table-cell>
          <table:table-cell table:formula="of:=([.H20]+[.I20])*[.G20]*[.D20]" office:value-type="float" office:value="11264">
            <text:p>11264</text:p>
          </table:table-cell>
          <table:table-cell table:formula="of:=[.K20]/[.J20]" office:value-type="float" office:value="2.03468208092486">
            <text:p>2,035</text:p>
          </table:table-cell>
          <table:table-cell table:formula="of:=[.L20]*24" office:value-type="float" office:value="48.8323699421965">
            <text:p>48,832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table:formula="of:=[.B21]*[.C21]" office:value-type="float" office:value="3072">
            <text:p>307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1]));1;IF( ISNUMBER( SEARCH(&quot;vect2&quot;;[.A21]));2;IF( ISNUMBER( SEARCH(&quot;vect4&quot;;[.A21]));4;IF( ISNUMBER( SEARCH(&quot;vect8&quot;;[.A21]));8;IF( ISNUMBER( SEARCH(&quot;vect16&quot;;[.A21]));16;0)))))" office:value-type="float" office:value="1">
            <text:p>1</text:p>
          </table:table-cell>
          <table:table-cell table:formula="of:=[.G21]*[.F21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21]" office:value-type="float" office:value="6048">
            <text:p>6048</text:p>
          </table:table-cell>
          <table:table-cell table:formula="of:=([.H21]+[.I21])*[.G21]*[.D21]" office:value-type="float" office:value="12288">
            <text:p>12288</text:p>
          </table:table-cell>
          <table:table-cell table:formula="of:=[.K21]/[.J21]" office:value-type="float" office:value="2.03174603174603">
            <text:p>2,032</text:p>
          </table:table-cell>
          <table:table-cell table:formula="of:=[.L21]*24" office:value-type="float" office:value="48.7619047619048">
            <text:p>48,762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table:formula="of:=[.B22]*[.C22]" office:value-type="float" office:value="3328">
            <text:p>332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2]));1;IF( ISNUMBER( SEARCH(&quot;vect2&quot;;[.A22]));2;IF( ISNUMBER( SEARCH(&quot;vect4&quot;;[.A22]));4;IF( ISNUMBER( SEARCH(&quot;vect8&quot;;[.A22]));8;IF( ISNUMBER( SEARCH(&quot;vect16&quot;;[.A22]));16;0)))))" office:value-type="float" office:value="1">
            <text:p>1</text:p>
          </table:table-cell>
          <table:table-cell table:formula="of:=[.G22]*[.F22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22]" office:value-type="float" office:value="6591">
            <text:p>6591</text:p>
          </table:table-cell>
          <table:table-cell table:formula="of:=([.H22]+[.I22])*[.G22]*[.D22]" office:value-type="float" office:value="13312">
            <text:p>13312</text:p>
          </table:table-cell>
          <table:table-cell table:formula="of:=[.K22]/[.J22]" office:value-type="float" office:value="2.01972386587771">
            <text:p>2,020</text:p>
          </table:table-cell>
          <table:table-cell table:formula="of:=[.L22]*24" office:value-type="float" office:value="48.4733727810651">
            <text:p>48,473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table:formula="of:=[.B23]*[.C23]" office:value-type="float" office:value="3584">
            <text:p>358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3]));1;IF( ISNUMBER( SEARCH(&quot;vect2&quot;;[.A23]));2;IF( ISNUMBER( SEARCH(&quot;vect4&quot;;[.A23]));4;IF( ISNUMBER( SEARCH(&quot;vect8&quot;;[.A23]));8;IF( ISNUMBER( SEARCH(&quot;vect16&quot;;[.A23]));16;0)))))" office:value-type="float" office:value="1">
            <text:p>1</text:p>
          </table:table-cell>
          <table:table-cell table:formula="of:=[.G23]*[.F23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23]" office:value-type="float" office:value="7072">
            <text:p>7072</text:p>
          </table:table-cell>
          <table:table-cell table:formula="of:=([.H23]+[.I23])*[.G23]*[.D23]" office:value-type="float" office:value="14336">
            <text:p>14336</text:p>
          </table:table-cell>
          <table:table-cell table:formula="of:=[.K23]/[.J23]" office:value-type="float" office:value="2.02714932126697">
            <text:p>2,027</text:p>
          </table:table-cell>
          <table:table-cell table:formula="of:=[.L23]*24" office:value-type="float" office:value="48.6515837104072">
            <text:p>48,652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table:formula="of:=[.B24]*[.C24]" office:value-type="float" office:value="3840">
            <text:p>3840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4]));1;IF( ISNUMBER( SEARCH(&quot;vect2&quot;;[.A24]));2;IF( ISNUMBER( SEARCH(&quot;vect4&quot;;[.A24]));4;IF( ISNUMBER( SEARCH(&quot;vect8&quot;;[.A24]));8;IF( ISNUMBER( SEARCH(&quot;vect16&quot;;[.A24]));16;0)))))" office:value-type="float" office:value="1">
            <text:p>1</text:p>
          </table:table-cell>
          <table:table-cell table:formula="of:=[.G24]*[.F24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24]" office:value-type="float" office:value="7584">
            <text:p>7584</text:p>
          </table:table-cell>
          <table:table-cell table:formula="of:=([.H24]+[.I24])*[.G24]*[.D24]" office:value-type="float" office:value="15360">
            <text:p>15360</text:p>
          </table:table-cell>
          <table:table-cell table:formula="of:=[.K24]/[.J24]" office:value-type="float" office:value="2.0253164556962">
            <text:p>2,025</text:p>
          </table:table-cell>
          <table:table-cell table:formula="of:=[.L24]*24" office:value-type="float" office:value="48.6075949367089">
            <text:p>48,608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[.B25]*[.C25]" office:value-type="float" office:value="4096">
            <text:p>409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5]));1;IF( ISNUMBER( SEARCH(&quot;vect2&quot;;[.A25]));2;IF( ISNUMBER( SEARCH(&quot;vect4&quot;;[.A25]));4;IF( ISNUMBER( SEARCH(&quot;vect8&quot;;[.A25]));8;IF( ISNUMBER( SEARCH(&quot;vect16&quot;;[.A25]));16;0)))))" office:value-type="float" office:value="1">
            <text:p>1</text:p>
          </table:table-cell>
          <table:table-cell table:formula="of:=[.G25]*[.F25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25]" office:value-type="float" office:value="8112">
            <text:p>8112</text:p>
          </table:table-cell>
          <table:table-cell table:formula="of:=([.H25]+[.I25])*[.G25]*[.D25]" office:value-type="float" office:value="16384">
            <text:p>16384</text:p>
          </table:table-cell>
          <table:table-cell table:formula="of:=[.K25]/[.J25]" office:value-type="float" office:value="2.01972386587771">
            <text:p>2,020</text:p>
          </table:table-cell>
          <table:table-cell table:formula="of:=[.L25]*24" office:value-type="float" office:value="48.4733727810651">
            <text:p>48,473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table:formula="of:=[.B26]*[.C26]" office:value-type="float" office:value="4352">
            <text:p>435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6]));1;IF( ISNUMBER( SEARCH(&quot;vect2&quot;;[.A26]));2;IF( ISNUMBER( SEARCH(&quot;vect4&quot;;[.A26]));4;IF( ISNUMBER( SEARCH(&quot;vect8&quot;;[.A26]));8;IF( ISNUMBER( SEARCH(&quot;vect16&quot;;[.A26]));16;0)))))" office:value-type="float" office:value="1">
            <text:p>1</text:p>
          </table:table-cell>
          <table:table-cell table:formula="of:=[.G26]*[.F26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26]" office:value-type="float" office:value="8640">
            <text:p>8640</text:p>
          </table:table-cell>
          <table:table-cell table:formula="of:=([.H26]+[.I26])*[.G26]*[.D26]" office:value-type="float" office:value="17408">
            <text:p>17408</text:p>
          </table:table-cell>
          <table:table-cell table:formula="of:=[.K26]/[.J26]" office:value-type="float" office:value="2.01481481481481">
            <text:p>2,015</text:p>
          </table:table-cell>
          <table:table-cell table:formula="of:=[.L26]*24" office:value-type="float" office:value="48.3555555555556">
            <text:p>48,356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table:formula="of:=[.B27]*[.C27]" office:value-type="float" office:value="4608">
            <text:p>460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7]));1;IF( ISNUMBER( SEARCH(&quot;vect2&quot;;[.A27]));2;IF( ISNUMBER( SEARCH(&quot;vect4&quot;;[.A27]));4;IF( ISNUMBER( SEARCH(&quot;vect8&quot;;[.A27]));8;IF( ISNUMBER( SEARCH(&quot;vect16&quot;;[.A27]));16;0)))))" office:value-type="float" office:value="1">
            <text:p>1</text:p>
          </table:table-cell>
          <table:table-cell table:formula="of:=[.G27]*[.F27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27]" office:value-type="float" office:value="9168">
            <text:p>9168</text:p>
          </table:table-cell>
          <table:table-cell table:formula="of:=([.H27]+[.I27])*[.G27]*[.D27]" office:value-type="float" office:value="18432">
            <text:p>18432</text:p>
          </table:table-cell>
          <table:table-cell table:formula="of:=[.K27]/[.J27]" office:value-type="float" office:value="2.01047120418848">
            <text:p>2,010</text:p>
          </table:table-cell>
          <table:table-cell table:formula="of:=[.L27]*24" office:value-type="float" office:value="48.2513089005236">
            <text:p>48,251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B28]*[.C28]" office:value-type="float" office:value="4864">
            <text:p>486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8]));1;IF( ISNUMBER( SEARCH(&quot;vect2&quot;;[.A28]));2;IF( ISNUMBER( SEARCH(&quot;vect4&quot;;[.A28]));4;IF( ISNUMBER( SEARCH(&quot;vect8&quot;;[.A28]));8;IF( ISNUMBER( SEARCH(&quot;vect16&quot;;[.A28]));16;0)))))" office:value-type="float" office:value="1">
            <text:p>1</text:p>
          </table:table-cell>
          <table:table-cell table:formula="of:=[.G28]*[.F28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28]" office:value-type="float" office:value="9732">
            <text:p>9732</text:p>
          </table:table-cell>
          <table:table-cell table:formula="of:=([.H28]+[.I28])*[.G28]*[.D28]" office:value-type="float" office:value="19456">
            <text:p>19456</text:p>
          </table:table-cell>
          <table:table-cell table:formula="of:=[.K28]/[.J28]" office:value-type="float" office:value="1.99917796958487">
            <text:p>1,999</text:p>
          </table:table-cell>
          <table:table-cell table:formula="of:=[.L28]*24" office:value-type="float" office:value="47.980271270037">
            <text:p>47,980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table:formula="of:=[.B29]*[.C29]" office:value-type="float" office:value="5120">
            <text:p>5120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9]));1;IF( ISNUMBER( SEARCH(&quot;vect2&quot;;[.A29]));2;IF( ISNUMBER( SEARCH(&quot;vect4&quot;;[.A29]));4;IF( ISNUMBER( SEARCH(&quot;vect8&quot;;[.A29]));8;IF( ISNUMBER( SEARCH(&quot;vect16&quot;;[.A29]));16;0)))))" office:value-type="float" office:value="1">
            <text:p>1</text:p>
          </table:table-cell>
          <table:table-cell table:formula="of:=[.G29]*[.F29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29]" office:value-type="float" office:value="10244">
            <text:p>10244</text:p>
          </table:table-cell>
          <table:table-cell table:formula="of:=([.H29]+[.I29])*[.G29]*[.D29]" office:value-type="float" office:value="20480">
            <text:p>20480</text:p>
          </table:table-cell>
          <table:table-cell table:formula="of:=[.K29]/[.J29]" office:value-type="float" office:value="1.99921905505662">
            <text:p>1,999</text:p>
          </table:table-cell>
          <table:table-cell table:formula="of:=[.L29]*24" office:value-type="float" office:value="47.9812573213588">
            <text:p>47,981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table:formula="of:=[.B30]*[.C30]" office:value-type="float" office:value="5376">
            <text:p>537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30]));1;IF( ISNUMBER( SEARCH(&quot;vect2&quot;;[.A30]));2;IF( ISNUMBER( SEARCH(&quot;vect4&quot;;[.A30]));4;IF( ISNUMBER( SEARCH(&quot;vect8&quot;;[.A30]));8;IF( ISNUMBER( SEARCH(&quot;vect16&quot;;[.A30]));16;0)))))" office:value-type="float" office:value="1">
            <text:p>1</text:p>
          </table:table-cell>
          <table:table-cell table:formula="of:=[.G30]*[.F30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30]" office:value-type="float" office:value="10912">
            <text:p>10912</text:p>
          </table:table-cell>
          <table:table-cell table:formula="of:=([.H30]+[.I30])*[.G30]*[.D30]" office:value-type="float" office:value="21504">
            <text:p>21504</text:p>
          </table:table-cell>
          <table:table-cell table:formula="of:=[.K30]/[.J30]" office:value-type="float" office:value="1.97067448680352">
            <text:p>1,971</text:p>
          </table:table-cell>
          <table:table-cell table:formula="of:=[.L30]*24" office:value-type="float" office:value="47.2961876832845">
            <text:p>47,296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table:formula="of:=[.B31]*[.C31]" office:value-type="float" office:value="5632">
            <text:p>563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31]));1;IF( ISNUMBER( SEARCH(&quot;vect2&quot;;[.A31]));2;IF( ISNUMBER( SEARCH(&quot;vect4&quot;;[.A31]));4;IF( ISNUMBER( SEARCH(&quot;vect8&quot;;[.A31]));8;IF( ISNUMBER( SEARCH(&quot;vect16&quot;;[.A31]));16;0)))))" office:value-type="float" office:value="1">
            <text:p>1</text:p>
          </table:table-cell>
          <table:table-cell table:formula="of:=[.G31]*[.F31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31]" office:value-type="float" office:value="11534">
            <text:p>11534</text:p>
          </table:table-cell>
          <table:table-cell table:formula="of:=([.H31]+[.I31])*[.G31]*[.D31]" office:value-type="float" office:value="22528">
            <text:p>22528</text:p>
          </table:table-cell>
          <table:table-cell table:formula="of:=[.K31]/[.J31]" office:value-type="float" office:value="1.95318189700017">
            <text:p>1,953</text:p>
          </table:table-cell>
          <table:table-cell table:formula="of:=[.L31]*24" office:value-type="float" office:value="46.8763655280042">
            <text:p>46,876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table:formula="of:=[.B32]*[.C32]" office:value-type="float" office:value="5888">
            <text:p>588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32]));1;IF( ISNUMBER( SEARCH(&quot;vect2&quot;;[.A32]));2;IF( ISNUMBER( SEARCH(&quot;vect4&quot;;[.A32]));4;IF( ISNUMBER( SEARCH(&quot;vect8&quot;;[.A32]));8;IF( ISNUMBER( SEARCH(&quot;vect16&quot;;[.A32]));16;0)))))" office:value-type="float" office:value="1">
            <text:p>1</text:p>
          </table:table-cell>
          <table:table-cell table:formula="of:=[.G32]*[.F32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32]" office:value-type="float" office:value="12234">
            <text:p>12234</text:p>
          </table:table-cell>
          <table:table-cell table:formula="of:=([.H32]+[.I32])*[.G32]*[.D32]" office:value-type="float" office:value="23552">
            <text:p>23552</text:p>
          </table:table-cell>
          <table:table-cell table:formula="of:=[.K32]/[.J32]" office:value-type="float" office:value="1.92512669609286">
            <text:p>1,925</text:p>
          </table:table-cell>
          <table:table-cell table:formula="of:=[.L32]*24" office:value-type="float" office:value="46.2030407062285">
            <text:p>46,203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table:formula="of:=[.B33]*[.C33]" office:value-type="float" office:value="6144">
            <text:p>614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33]));1;IF( ISNUMBER( SEARCH(&quot;vect2&quot;;[.A33]));2;IF( ISNUMBER( SEARCH(&quot;vect4&quot;;[.A33]));4;IF( ISNUMBER( SEARCH(&quot;vect8&quot;;[.A33]));8;IF( ISNUMBER( SEARCH(&quot;vect16&quot;;[.A33]));16;0)))))" office:value-type="float" office:value="1">
            <text:p>1</text:p>
          </table:table-cell>
          <table:table-cell table:formula="of:=[.G33]*[.F33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33]" office:value-type="float" office:value="12843">
            <text:p>12843</text:p>
          </table:table-cell>
          <table:table-cell table:formula="of:=([.H33]+[.I33])*[.G33]*[.D33]" office:value-type="float" office:value="24576">
            <text:p>24576</text:p>
          </table:table-cell>
          <table:table-cell table:formula="of:=[.K33]/[.J33]" office:value-type="float" office:value="1.91357159542163">
            <text:p>1,914</text:p>
          </table:table-cell>
          <table:table-cell table:formula="of:=[.L33]*24" office:value-type="float" office:value="45.9257182901191">
            <text:p>45,926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table:formula="of:=[.B34]*[.C34]" office:value-type="float" office:value="6400">
            <text:p>6400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34]));1;IF( ISNUMBER( SEARCH(&quot;vect2&quot;;[.A34]));2;IF( ISNUMBER( SEARCH(&quot;vect4&quot;;[.A34]));4;IF( ISNUMBER( SEARCH(&quot;vect8&quot;;[.A34]));8;IF( ISNUMBER( SEARCH(&quot;vect16&quot;;[.A34]));16;0)))))" office:value-type="float" office:value="1">
            <text:p>1</text:p>
          </table:table-cell>
          <table:table-cell table:formula="of:=[.G34]*[.F34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34]" office:value-type="float" office:value="13448">
            <text:p>13448</text:p>
          </table:table-cell>
          <table:table-cell table:formula="of:=([.H34]+[.I34])*[.G34]*[.D34]" office:value-type="float" office:value="25600">
            <text:p>25600</text:p>
          </table:table-cell>
          <table:table-cell table:formula="of:=[.K34]/[.J34]" office:value-type="float" office:value="1.90362879238548">
            <text:p>1,904</text:p>
          </table:table-cell>
          <table:table-cell table:formula="of:=[.L34]*24" office:value-type="float" office:value="45.6870910172516">
            <text:p>45,687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table:formula="of:=[.B35]*[.C35]" office:value-type="float" office:value="6656">
            <text:p>665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35]));1;IF( ISNUMBER( SEARCH(&quot;vect2&quot;;[.A35]));2;IF( ISNUMBER( SEARCH(&quot;vect4&quot;;[.A35]));4;IF( ISNUMBER( SEARCH(&quot;vect8&quot;;[.A35]));8;IF( ISNUMBER( SEARCH(&quot;vect16&quot;;[.A35]));16;0)))))" office:value-type="float" office:value="1">
            <text:p>1</text:p>
          </table:table-cell>
          <table:table-cell table:formula="of:=[.G35]*[.F35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35]" office:value-type="float" office:value="13959">
            <text:p>13959</text:p>
          </table:table-cell>
          <table:table-cell table:formula="of:=([.H35]+[.I35])*[.G35]*[.D35]" office:value-type="float" office:value="26624">
            <text:p>26624</text:p>
          </table:table-cell>
          <table:table-cell table:formula="of:=[.K35]/[.J35]" office:value-type="float" office:value="1.90729994985314">
            <text:p>1,907</text:p>
          </table:table-cell>
          <table:table-cell table:formula="of:=[.L35]*24" office:value-type="float" office:value="45.7751987964754">
            <text:p>45,775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table:formula="of:=[.B36]*[.C36]" office:value-type="float" office:value="6912">
            <text:p>691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36]));1;IF( ISNUMBER( SEARCH(&quot;vect2&quot;;[.A36]));2;IF( ISNUMBER( SEARCH(&quot;vect4&quot;;[.A36]));4;IF( ISNUMBER( SEARCH(&quot;vect8&quot;;[.A36]));8;IF( ISNUMBER( SEARCH(&quot;vect16&quot;;[.A36]));16;0)))))" office:value-type="float" office:value="1">
            <text:p>1</text:p>
          </table:table-cell>
          <table:table-cell table:formula="of:=[.G36]*[.F36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36]" office:value-type="float" office:value="14406">
            <text:p>14406</text:p>
          </table:table-cell>
          <table:table-cell table:formula="of:=([.H36]+[.I36])*[.G36]*[.D36]" office:value-type="float" office:value="27648">
            <text:p>27648</text:p>
          </table:table-cell>
          <table:table-cell table:formula="of:=[.K36]/[.J36]" office:value-type="float" office:value="1.9192003331945">
            <text:p>1,919</text:p>
          </table:table-cell>
          <table:table-cell table:formula="of:=[.L36]*24" office:value-type="float" office:value="46.0608079966681">
            <text:p>46,061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table:formula="of:=[.B37]*[.C37]" office:value-type="float" office:value="7168">
            <text:p>716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37]));1;IF( ISNUMBER( SEARCH(&quot;vect2&quot;;[.A37]));2;IF( ISNUMBER( SEARCH(&quot;vect4&quot;;[.A37]));4;IF( ISNUMBER( SEARCH(&quot;vect8&quot;;[.A37]));8;IF( ISNUMBER( SEARCH(&quot;vect16&quot;;[.A37]));16;0)))))" office:value-type="float" office:value="1">
            <text:p>1</text:p>
          </table:table-cell>
          <table:table-cell table:formula="of:=[.G37]*[.F37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37]" office:value-type="float" office:value="14994">
            <text:p>14994</text:p>
          </table:table-cell>
          <table:table-cell table:formula="of:=([.H37]+[.I37])*[.G37]*[.D37]" office:value-type="float" office:value="28672">
            <text:p>28672</text:p>
          </table:table-cell>
          <table:table-cell table:formula="of:=[.K37]/[.J37]" office:value-type="float" office:value="1.91223155929038">
            <text:p>1,912</text:p>
          </table:table-cell>
          <table:table-cell table:formula="of:=[.L37]*24" office:value-type="float" office:value="45.8935574229692">
            <text:p>45,894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table:formula="of:=[.B38]*[.C38]" office:value-type="float" office:value="7424">
            <text:p>742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38]));1;IF( ISNUMBER( SEARCH(&quot;vect2&quot;;[.A38]));2;IF( ISNUMBER( SEARCH(&quot;vect4&quot;;[.A38]));4;IF( ISNUMBER( SEARCH(&quot;vect8&quot;;[.A38]));8;IF( ISNUMBER( SEARCH(&quot;vect16&quot;;[.A38]));16;0)))))" office:value-type="float" office:value="1">
            <text:p>1</text:p>
          </table:table-cell>
          <table:table-cell table:formula="of:=[.G38]*[.F38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38]" office:value-type="float" office:value="15531">
            <text:p>15531</text:p>
          </table:table-cell>
          <table:table-cell table:formula="of:=([.H38]+[.I38])*[.G38]*[.D38]" office:value-type="float" office:value="29696">
            <text:p>29696</text:p>
          </table:table-cell>
          <table:table-cell table:formula="of:=[.K38]/[.J38]" office:value-type="float" office:value="1.91204687399395">
            <text:p>1,912</text:p>
          </table:table-cell>
          <table:table-cell table:formula="of:=[.L38]*24" office:value-type="float" office:value="45.8891249758547">
            <text:p>45,889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table:formula="of:=[.B39]*[.C39]" office:value-type="float" office:value="7680">
            <text:p>7680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39]));1;IF( ISNUMBER( SEARCH(&quot;vect2&quot;;[.A39]));2;IF( ISNUMBER( SEARCH(&quot;vect4&quot;;[.A39]));4;IF( ISNUMBER( SEARCH(&quot;vect8&quot;;[.A39]));8;IF( ISNUMBER( SEARCH(&quot;vect16&quot;;[.A39]));16;0)))))" office:value-type="float" office:value="1">
            <text:p>1</text:p>
          </table:table-cell>
          <table:table-cell table:formula="of:=[.G39]*[.F39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39]" office:value-type="float" office:value="16077">
            <text:p>16077</text:p>
          </table:table-cell>
          <table:table-cell table:formula="of:=([.H39]+[.I39])*[.G39]*[.D39]" office:value-type="float" office:value="30720">
            <text:p>30720</text:p>
          </table:table-cell>
          <table:table-cell table:formula="of:=[.K39]/[.J39]" office:value-type="float" office:value="1.9108042545251">
            <text:p>1,911</text:p>
          </table:table-cell>
          <table:table-cell table:formula="of:=[.L39]*24" office:value-type="float" office:value="45.8593021086024">
            <text:p>45,859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table:formula="of:=[.B40]*[.C40]" office:value-type="float" office:value="7936">
            <text:p>793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40]));1;IF( ISNUMBER( SEARCH(&quot;vect2&quot;;[.A40]));2;IF( ISNUMBER( SEARCH(&quot;vect4&quot;;[.A40]));4;IF( ISNUMBER( SEARCH(&quot;vect8&quot;;[.A40]));8;IF( ISNUMBER( SEARCH(&quot;vect16&quot;;[.A40]));16;0)))))" office:value-type="float" office:value="1">
            <text:p>1</text:p>
          </table:table-cell>
          <table:table-cell table:formula="of:=[.G40]*[.F40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40]" office:value-type="float" office:value="16516">
            <text:p>16516</text:p>
          </table:table-cell>
          <table:table-cell table:formula="of:=([.H40]+[.I40])*[.G40]*[.D40]" office:value-type="float" office:value="31744">
            <text:p>31744</text:p>
          </table:table-cell>
          <table:table-cell table:formula="of:=[.K40]/[.J40]" office:value-type="float" office:value="1.92201501574231">
            <text:p>1,922</text:p>
          </table:table-cell>
          <table:table-cell table:formula="of:=[.L40]*24" office:value-type="float" office:value="46.1283603778155">
            <text:p>46,128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formula="of:=[.B41]*[.C41]" office:value-type="float" office:value="8192">
            <text:p>819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41]));1;IF( ISNUMBER( SEARCH(&quot;vect2&quot;;[.A41]));2;IF( ISNUMBER( SEARCH(&quot;vect4&quot;;[.A41]));4;IF( ISNUMBER( SEARCH(&quot;vect8&quot;;[.A41]));8;IF( ISNUMBER( SEARCH(&quot;vect16&quot;;[.A41]));16;0)))))" office:value-type="float" office:value="1">
            <text:p>1</text:p>
          </table:table-cell>
          <table:table-cell table:formula="of:=[.G41]*[.F41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41]" office:value-type="float" office:value="16949">
            <text:p>16949</text:p>
          </table:table-cell>
          <table:table-cell table:formula="of:=([.H41]+[.I41])*[.G41]*[.D41]" office:value-type="float" office:value="32768">
            <text:p>32768</text:p>
          </table:table-cell>
          <table:table-cell table:formula="of:=[.K41]/[.J41]" office:value-type="float" office:value="1.9333293999646">
            <text:p>1,933</text:p>
          </table:table-cell>
          <table:table-cell table:formula="of:=[.L41]*24" office:value-type="float" office:value="46.3999055991504">
            <text:p>46,400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table:formula="of:=[.B42]*[.C42]" office:value-type="float" office:value="16384">
            <text:p>1638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42]));1;IF( ISNUMBER( SEARCH(&quot;vect2&quot;;[.A42]));2;IF( ISNUMBER( SEARCH(&quot;vect4&quot;;[.A42]));4;IF( ISNUMBER( SEARCH(&quot;vect8&quot;;[.A42]));8;IF( ISNUMBER( SEARCH(&quot;vect16&quot;;[.A42]));16;0)))))" office:value-type="float" office:value="1">
            <text:p>1</text:p>
          </table:table-cell>
          <table:table-cell table:formula="of:=[.G42]*[.F42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42]" office:value-type="float" office:value="34891">
            <text:p>34891</text:p>
          </table:table-cell>
          <table:table-cell table:formula="of:=([.H42]+[.I42])*[.G42]*[.D42]" office:value-type="float" office:value="65536">
            <text:p>65536</text:p>
          </table:table-cell>
          <table:table-cell table:formula="of:=[.K42]/[.J42]" office:value-type="float" office:value="1.87830672666304">
            <text:p>1,878</text:p>
          </table:table-cell>
          <table:table-cell table:formula="of:=[.L42]*24" office:value-type="float" office:value="45.0793614399129">
            <text:p>45,079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table:formula="of:=[.B43]*[.C43]" office:value-type="float" office:value="32768">
            <text:p>3276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43]));1;IF( ISNUMBER( SEARCH(&quot;vect2&quot;;[.A43]));2;IF( ISNUMBER( SEARCH(&quot;vect4&quot;;[.A43]));4;IF( ISNUMBER( SEARCH(&quot;vect8&quot;;[.A43]));8;IF( ISNUMBER( SEARCH(&quot;vect16&quot;;[.A43]));16;0)))))" office:value-type="float" office:value="1">
            <text:p>1</text:p>
          </table:table-cell>
          <table:table-cell table:formula="of:=[.G43]*[.F43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43]" office:value-type="float" office:value="71281">
            <text:p>71281</text:p>
          </table:table-cell>
          <table:table-cell table:formula="of:=([.H43]+[.I43])*[.G43]*[.D43]" office:value-type="float" office:value="131072">
            <text:p>131072</text:p>
          </table:table-cell>
          <table:table-cell table:formula="of:=[.K43]/[.J43]" office:value-type="float" office:value="1.83880697521079">
            <text:p>1,839</text:p>
          </table:table-cell>
          <table:table-cell table:formula="of:=[.L43]*24" office:value-type="float" office:value="44.1313674050589">
            <text:p>44,131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table:number-columns-repeated="2" office:value-type="float" office:value="256">
            <text:p>256</text:p>
          </table:table-cell>
          <table:table-cell table:formula="of:=[.B44]*[.C44]" office:value-type="float" office:value="65536">
            <text:p>6553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44]));1;IF( ISNUMBER( SEARCH(&quot;vect2&quot;;[.A44]));2;IF( ISNUMBER( SEARCH(&quot;vect4&quot;;[.A44]));4;IF( ISNUMBER( SEARCH(&quot;vect8&quot;;[.A44]));8;IF( ISNUMBER( SEARCH(&quot;vect16&quot;;[.A44]));16;0)))))" office:value-type="float" office:value="1">
            <text:p>1</text:p>
          </table:table-cell>
          <table:table-cell table:formula="of:=[.G44]*[.F44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44]" office:value-type="float" office:value="144260">
            <text:p>144260</text:p>
          </table:table-cell>
          <table:table-cell table:formula="of:=([.H44]+[.I44])*[.G44]*[.D44]" office:value-type="float" office:value="262144">
            <text:p>262144</text:p>
          </table:table-cell>
          <table:table-cell table:formula="of:=[.K44]/[.J44]" office:value-type="float" office:value="1.81716345487315">
            <text:p>1,817</text:p>
          </table:table-cell>
          <table:table-cell table:formula="of:=[.L44]*24" office:value-type="float" office:value="43.6119229169555">
            <text:p>43,612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table:formula="of:=[.B45]*[.C45]" office:value-type="float" office:value="131072">
            <text:p>13107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45]));1;IF( ISNUMBER( SEARCH(&quot;vect2&quot;;[.A45]));2;IF( ISNUMBER( SEARCH(&quot;vect4&quot;;[.A45]));4;IF( ISNUMBER( SEARCH(&quot;vect8&quot;;[.A45]));8;IF( ISNUMBER( SEARCH(&quot;vect16&quot;;[.A45]));16;0)))))" office:value-type="float" office:value="1">
            <text:p>1</text:p>
          </table:table-cell>
          <table:table-cell table:formula="of:=[.G45]*[.F45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45]" office:value-type="float" office:value="290630">
            <text:p>290630</text:p>
          </table:table-cell>
          <table:table-cell table:formula="of:=([.H45]+[.I45])*[.G45]*[.D45]" office:value-type="float" office:value="524288">
            <text:p>524288</text:p>
          </table:table-cell>
          <table:table-cell table:formula="of:=[.K45]/[.J45]" office:value-type="float" office:value="1.80397068437532">
            <text:p>1,804</text:p>
          </table:table-cell>
          <table:table-cell table:formula="of:=[.L45]*24" office:value-type="float" office:value="43.2952964250077">
            <text:p>43,295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table:formula="of:=[.B46]*[.C46]" office:value-type="float" office:value="262144">
            <text:p>26214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46]));1;IF( ISNUMBER( SEARCH(&quot;vect2&quot;;[.A46]));2;IF( ISNUMBER( SEARCH(&quot;vect4&quot;;[.A46]));4;IF( ISNUMBER( SEARCH(&quot;vect8&quot;;[.A46]));8;IF( ISNUMBER( SEARCH(&quot;vect16&quot;;[.A46]));16;0)))))" office:value-type="float" office:value="1">
            <text:p>1</text:p>
          </table:table-cell>
          <table:table-cell table:formula="of:=[.G46]*[.F46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46]" office:value-type="float" office:value="576246">
            <text:p>576246</text:p>
          </table:table-cell>
          <table:table-cell table:formula="of:=([.H46]+[.I46])*[.G46]*[.D46]" office:value-type="float" office:value="1048576">
            <text:p>1048576</text:p>
          </table:table-cell>
          <table:table-cell table:formula="of:=[.K46]/[.J46]" office:value-type="float" office:value="1.81966729487059">
            <text:p>1,820</text:p>
          </table:table-cell>
          <table:table-cell table:formula="of:=[.L46]*24" office:value-type="float" office:value="43.6720150768942">
            <text:p>43,672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table:formula="of:=[.B47]*[.C47]" office:value-type="float" office:value="524288">
            <text:p>52428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47]));1;IF( ISNUMBER( SEARCH(&quot;vect2&quot;;[.A47]));2;IF( ISNUMBER( SEARCH(&quot;vect4&quot;;[.A47]));4;IF( ISNUMBER( SEARCH(&quot;vect8&quot;;[.A47]));8;IF( ISNUMBER( SEARCH(&quot;vect16&quot;;[.A47]));16;0)))))" office:value-type="float" office:value="1">
            <text:p>1</text:p>
          </table:table-cell>
          <table:table-cell table:formula="of:=[.G47]*[.F47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47]" office:value-type="float" office:value="1146241">
            <text:p>1146241</text:p>
          </table:table-cell>
          <table:table-cell table:formula="of:=([.H47]+[.I47])*[.G47]*[.D47]" office:value-type="float" office:value="2097152">
            <text:p>2097152</text:p>
          </table:table-cell>
          <table:table-cell table:formula="of:=[.K47]/[.J47]" office:value-type="float" office:value="1.82959081030953">
            <text:p>1,830</text:p>
          </table:table-cell>
          <table:table-cell table:formula="of:=[.L47]*24" office:value-type="float" office:value="43.9101794474286">
            <text:p>43,910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table:formula="of:=[.B48]*[.C48]" office:value-type="float" office:value="1048576">
            <text:p>104857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48]));1;IF( ISNUMBER( SEARCH(&quot;vect2&quot;;[.A48]));2;IF( ISNUMBER( SEARCH(&quot;vect4&quot;;[.A48]));4;IF( ISNUMBER( SEARCH(&quot;vect8&quot;;[.A48]));8;IF( ISNUMBER( SEARCH(&quot;vect16&quot;;[.A48]));16;0)))))" office:value-type="float" office:value="1">
            <text:p>1</text:p>
          </table:table-cell>
          <table:table-cell table:formula="of:=[.G48]*[.F48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48]" office:value-type="float" office:value="2327415">
            <text:p>2327415</text:p>
          </table:table-cell>
          <table:table-cell table:formula="of:=([.H48]+[.I48])*[.G48]*[.D48]" office:value-type="float" office:value="4194304">
            <text:p>4194304</text:p>
          </table:table-cell>
          <table:table-cell table:formula="of:=[.K48]/[.J48]" office:value-type="float" office:value="1.80212983073496">
            <text:p>1,802</text:p>
          </table:table-cell>
          <table:table-cell table:formula="of:=[.L48]*24" office:value-type="float" office:value="43.251115937639">
            <text:p>43,251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8192">
            <text:p>8192</text:p>
          </table:table-cell>
          <table:table-cell office:value-type="float" office:value="256">
            <text:p>256</text:p>
          </table:table-cell>
          <table:table-cell table:formula="of:=[.B49]*[.C49]" office:value-type="float" office:value="2097152">
            <text:p>209715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49]));1;IF( ISNUMBER( SEARCH(&quot;vect2&quot;;[.A49]));2;IF( ISNUMBER( SEARCH(&quot;vect4&quot;;[.A49]));4;IF( ISNUMBER( SEARCH(&quot;vect8&quot;;[.A49]));8;IF( ISNUMBER( SEARCH(&quot;vect16&quot;;[.A49]));16;0)))))" office:value-type="float" office:value="1">
            <text:p>1</text:p>
          </table:table-cell>
          <table:table-cell table:formula="of:=[.G49]*[.F49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49]" office:value-type="float" office:value="5000001">
            <text:p>5000001</text:p>
          </table:table-cell>
          <table:table-cell table:formula="of:=([.H49]+[.I49])*[.G49]*[.D49]" office:value-type="float" office:value="8388608">
            <text:p>8388608</text:p>
          </table:table-cell>
          <table:table-cell table:formula="of:=[.K49]/[.J49]" office:value-type="float" office:value="1.67772126445575">
            <text:p>1,678</text:p>
          </table:table-cell>
          <table:table-cell table:formula="of:=[.L49]*24" office:value-type="float" office:value="40.2653103469379">
            <text:p>40,265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16384">
            <text:p>16384</text:p>
          </table:table-cell>
          <table:table-cell office:value-type="float" office:value="256">
            <text:p>256</text:p>
          </table:table-cell>
          <table:table-cell table:formula="of:=[.B50]*[.C50]" office:value-type="float" office:value="4194304">
            <text:p>419430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50]));1;IF( ISNUMBER( SEARCH(&quot;vect2&quot;;[.A50]));2;IF( ISNUMBER( SEARCH(&quot;vect4&quot;;[.A50]));4;IF( ISNUMBER( SEARCH(&quot;vect8&quot;;[.A50]));8;IF( ISNUMBER( SEARCH(&quot;vect16&quot;;[.A50]));16;0)))))" office:value-type="float" office:value="1">
            <text:p>1</text:p>
          </table:table-cell>
          <table:table-cell table:formula="of:=[.G50]*[.F50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50]" office:value-type="float" office:value="10353887">
            <text:p>10353887</text:p>
          </table:table-cell>
          <table:table-cell table:formula="of:=([.H50]+[.I50])*[.G50]*[.D50]" office:value-type="float" office:value="16777216">
            <text:p>16777216</text:p>
          </table:table-cell>
          <table:table-cell table:formula="of:=[.K50]/[.J50]" office:value-type="float" office:value="1.62037851098819">
            <text:p>1,620</text:p>
          </table:table-cell>
          <table:table-cell table:formula="of:=[.L50]*24" office:value-type="float" office:value="38.8890842637166">
            <text:p>38,889</text:p>
          </table:table-cell>
          <table:table-cell table:number-columns-repeated="1011"/>
        </table:table-row>
        <table:table-row table:style-name="ro2">
          <table:table-cell office:value-type="string">
            <text:p>scalar_sp_load_kernel</text:p>
          </table:table-cell>
          <table:table-cell office:value-type="float" office:value="32768">
            <text:p>32768</text:p>
          </table:table-cell>
          <table:table-cell office:value-type="float" office:value="256">
            <text:p>256</text:p>
          </table:table-cell>
          <table:table-cell table:formula="of:=[.B51]*[.C51]" office:value-type="float" office:value="8388608">
            <text:p>838860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51]));1;IF( ISNUMBER( SEARCH(&quot;vect2&quot;;[.A51]));2;IF( ISNUMBER( SEARCH(&quot;vect4&quot;;[.A51]));4;IF( ISNUMBER( SEARCH(&quot;vect8&quot;;[.A51]));8;IF( ISNUMBER( SEARCH(&quot;vect16&quot;;[.A51]));16;0)))))" office:value-type="float" office:value="1">
            <text:p>1</text:p>
          </table:table-cell>
          <table:table-cell table:formula="of:=[.G51]*[.F51]*4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counters.O51]" office:value-type="float" office:value="21413561">
            <text:p>21413561</text:p>
          </table:table-cell>
          <table:table-cell table:formula="of:=([.H51]+[.I51])*[.G51]*[.D51]" office:value-type="float" office:value="33554432">
            <text:p>33554432</text:p>
          </table:table-cell>
          <table:table-cell table:formula="of:=[.K51]/[.J51]" office:value-type="float" office:value="1.56697113572096">
            <text:p>1,567</text:p>
          </table:table-cell>
          <table:table-cell table:formula="of:=[.L51]*24" office:value-type="float" office:value="37.607307257303">
            <text:p>37,607</text:p>
          </table:table-cell>
          <table:table-cell table:number-columns-repeated="1011"/>
        </table:table-row>
        <table:table-row table:style-name="ro2" table:number-rows-repeated="410">
          <table:table-cell table:number-columns-repeated="1024"/>
        </table:table-row>
        <table:table-row table:style-name="ro2" table:number-rows-repeated="42">
          <table:table-cell table:number-columns-repeated="7"/>
          <table:table-cell table:style-name="ce3" table:number-columns-repeated="2"/>
          <table:table-cell table:number-columns-repeated="1015"/>
        </table:table-row>
        <table:table-row table:style-name="ro2" table:number-rows-repeated="349">
          <table:table-cell table:number-columns-repeated="1024"/>
        </table:table-row>
        <table:table-row table:style-name="ro2" table:number-rows-repeated="2838">
          <table:table-cell table:number-columns-repeated="7"/>
          <table:table-cell table:style-name="ce3" table:number-columns-repeated="2"/>
          <table:table-cell table:number-columns-repeated="1015"/>
        </table:table-row>
        <table:table-row table:style-name="ro2" table:number-rows-repeated="10448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unters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number-columns-repeated="14" table:default-cell-style-name="Default"/>
        <table:table-column table:style-name="co11" table:number-columns-repeated="11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13" table:number-columns-repeated="965" table:default-cell-style-name="Default"/>
        <table:table-row table:style-name="ro1">
          <table:table-cell table:style-name="ce1" office:value-type="string">
            <text:p>kernel</text:p>
          </table:table-cell>
          <table:table-cell table:style-name="ce1" office:value-type="string">
            <text:p>block size</text:p>
          </table:table-cell>
          <table:table-cell table:style-name="ce1" office:value-type="string">
            <text:p>threads per block</text:p>
          </table:table-cell>
          <table:table-cell table:style-name="ce1" office:value-type="string">
            <text:p>OCL_TIME</text:p>
          </table:table-cell>
          <table:table-cell table:style-name="ce1" office:value-type="string">
            <text:p>TIMESTAMP</text:p>
          </table:table-cell>
          <table:table-cell table:style-name="ce1" office:value-type="string">
            <text:p>GPU_TICKS</text:p>
          </table:table-cell>
          <table:table-cell table:style-name="ce1" office:value-type="string">
            <text:p>CPU_TICKS</text:p>
          </table:table-cell>
          <table:table-cell table:style-name="ce1" office:value-type="string">
            <text:p>A0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3</text:p>
          </table:table-cell>
          <table:table-cell table:style-name="ce1" office:value-type="string">
            <text:p>A4</text:p>
          </table:table-cell>
          <table:table-cell table:style-name="ce1" office:value-type="string">
            <text:p>A5</text:p>
          </table:table-cell>
          <table:table-cell table:style-name="ce1" office:value-type="string">
            <text:p>A6</text:p>
          </table:table-cell>
          <table:table-cell table:style-name="ce1" office:value-type="string">
            <text:p>A7</text:p>
          </table:table-cell>
          <table:table-cell table:style-name="ce1" office:value-type="string">
            <text:p>A8</text:p>
          </table:table-cell>
          <table:table-cell table:style-name="ce1" office:value-type="string">
            <text:p>A9</text:p>
          </table:table-cell>
          <table:table-cell table:style-name="ce1" office:value-type="string">
            <text:p>A10</text:p>
          </table:table-cell>
          <table:table-cell table:style-name="ce1" office:value-type="string">
            <text:p>A11</text:p>
          </table:table-cell>
          <table:table-cell table:style-name="ce1" office:value-type="string">
            <text:p>A12</text:p>
          </table:table-cell>
          <table:table-cell table:style-name="ce1" office:value-type="string">
            <text:p>A13</text:p>
          </table:table-cell>
          <table:table-cell table:style-name="ce1" office:value-type="string">
            <text:p>A14</text:p>
          </table:table-cell>
          <table:table-cell table:style-name="ce1" office:value-type="string">
            <text:p>A15</text:p>
          </table:table-cell>
          <table:table-cell table:style-name="ce1" office:value-type="string">
            <text:p>A16</text:p>
          </table:table-cell>
          <table:table-cell table:style-name="ce1" office:value-type="string">
            <text:p>A17</text:p>
          </table:table-cell>
          <table:table-cell table:style-name="ce1" office:value-type="string">
            <text:p>A18</text:p>
          </table:table-cell>
          <table:table-cell table:style-name="ce1" office:value-type="string">
            <text:p>A19</text:p>
          </table:table-cell>
          <table:table-cell table:style-name="ce1" office:value-type="string">
            <text:p>A20</text:p>
          </table:table-cell>
          <table:table-cell table:style-name="ce1" office:value-type="string">
            <text:p>A21</text:p>
          </table:table-cell>
          <table:table-cell table:style-name="ce1" office:value-type="string">
            <text:p>A22</text:p>
          </table:table-cell>
          <table:table-cell table:style-name="ce1" office:value-type="string">
            <text:p>A23</text:p>
          </table:table-cell>
          <table:table-cell table:style-name="ce1" office:value-type="string">
            <text:p>A24</text:p>
          </table:table-cell>
          <table:table-cell table:style-name="ce1" office:value-type="string">
            <text:p>A25</text:p>
          </table:table-cell>
          <table:table-cell table:style-name="ce1" office:value-type="string">
            <text:p>A26</text:p>
          </table:table-cell>
          <table:table-cell table:style-name="ce1" office:value-type="string">
            <text:p>A27</text:p>
          </table:table-cell>
          <table:table-cell table:style-name="ce1" office:value-type="string">
            <text:p>A28</text:p>
          </table:table-cell>
          <table:table-cell table:style-name="ce1" office:value-type="string">
            <text:p>A29</text:p>
          </table:table-cell>
          <table:table-cell table:style-name="ce1" office:value-type="string">
            <text:p>A30</text:p>
          </table:table-cell>
          <table:table-cell table:style-name="ce1" office:value-type="string">
            <text:p>A31</text:p>
          </table:table-cell>
          <table:table-cell table:style-name="ce1" office:value-type="string">
            <text:p>A32</text:p>
          </table:table-cell>
          <table:table-cell table:style-name="ce1" office:value-type="string">
            <text:p>A33</text:p>
          </table:table-cell>
          <table:table-cell table:style-name="ce1" office:value-type="string">
            <text:p>A34</text:p>
          </table:table-cell>
          <table:table-cell table:style-name="ce1" office:value-type="string">
            <text:p>A35</text:p>
          </table:table-cell>
          <table:table-cell table:style-name="ce1" office:value-type="string">
            <text:p>B0</text:p>
          </table:table-cell>
          <table:table-cell table:style-name="ce1" office:value-type="string">
            <text:p>B1</text:p>
          </table:table-cell>
          <table:table-cell table:style-name="ce1" office:value-type="string">
            <text:p>B2</text:p>
          </table:table-cell>
          <table:table-cell table:style-name="ce1" office:value-type="string">
            <text:p>B3</text:p>
          </table:table-cell>
          <table:table-cell table:style-name="ce1" office:value-type="string">
            <text:p>B4</text:p>
          </table:table-cell>
          <table:table-cell table:style-name="ce1" office:value-type="string">
            <text:p>B5</text:p>
          </table:table-cell>
          <table:table-cell table:style-name="ce1" office:value-type="string">
            <text:p>B6</text:p>
          </table:table-cell>
          <table:table-cell table:style-name="ce1" office:value-type="string">
            <text:p>B7</text:p>
          </table:table-cell>
          <table:table-cell table:style-name="ce1" office:value-type="string">
            <text:p>C0</text:p>
          </table:table-cell>
          <table:table-cell table:style-name="ce1" office:value-type="string">
            <text:p>C1</text:p>
          </table:table-cell>
          <table:table-cell table:style-name="ce1" office:value-type="string">
            <text:p>C2</text:p>
          </table:table-cell>
          <table:table-cell table:style-name="ce1" office:value-type="string">
            <text:p>C3</text:p>
          </table:table-cell>
          <table:table-cell table:style-name="ce1" office:value-type="string">
            <text:p>C4</text:p>
          </table:table-cell>
          <table:table-cell table:style-name="ce1" office:value-type="string">
            <text:p>C5</text:p>
          </table:table-cell>
          <table:table-cell table:style-name="ce1" office:value-type="string">
            <text:p>C6</text:p>
          </table:table-cell>
          <table:table-cell table:style-name="ce1" office:value-type="string">
            <text:p>C7</text:p>
          </table:table-cell>
          <table:table-cell table:style-name="ce1" table:number-columns-repeated="965"/>
        </table:table-row>
        <table:table-row table:style-name="ro2">
          <table:table-cell office:value-type="string">
            <text:p>scalar_sp_load_store_kernel</text:p>
          </table:table-cell>
          <table:table-cell table:number-columns-repeated="2" office:value-type="float" office:value="1">
            <text:p>1</text:p>
          </table:table-cell>
          <table:table-cell office:value-type="float" office:value="3625">
            <text:p>3625</text:p>
          </table:table-cell>
          <table:table-cell office:value-type="float" office:value="3322">
            <text:p>3322</text:p>
          </table:table-cell>
          <table:table-cell office:value-type="float" office:value="289992">
            <text:p>289992</text:p>
          </table:table-cell>
          <table:table-cell office:value-type="float" office:value="592556">
            <text:p>592556</text:p>
          </table:table-cell>
          <table:table-cell office:value-type="float" office:value="42108">
            <text:p>4210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8">
            <text:p>38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3808">
            <text:p>103808</text:p>
          </table:table-cell>
          <table:table-cell table:number-columns-repeated="4" office:value-type="float" office:value="0">
            <text:p>0</text:p>
          </table:table-cell>
          <table:table-cell office:value-type="float" office:value="289992">
            <text:p>289992</text:p>
          </table:table-cell>
          <table:table-cell office:value-type="float" office:value="0">
            <text:p>0</text:p>
          </table:table-cell>
          <table:table-cell office:value-type="float" office:value="289992">
            <text:p>289992</text:p>
          </table:table-cell>
          <table:table-cell office:value-type="float" office:value="4569">
            <text:p>4569</text:p>
          </table:table-cell>
          <table:table-cell office:value-type="float" office:value="144996">
            <text:p>144996</text:p>
          </table:table-cell>
          <table:table-cell office:value-type="float" office:value="0">
            <text:p>0</text:p>
          </table:table-cell>
          <table:table-cell office:value-type="float" office:value="96664">
            <text:p>96664</text:p>
          </table:table-cell>
          <table:table-cell office:value-type="float" office:value="0">
            <text:p>0</text:p>
          </table:table-cell>
          <table:table-cell office:value-type="float" office:value="96664">
            <text:p>96664</text:p>
          </table:table-cell>
          <table:table-cell office:value-type="float" office:value="286574">
            <text:p>286574</text:p>
          </table:table-cell>
          <table:table-cell office:value-type="float" office:value="48332">
            <text:p>48332</text:p>
          </table:table-cell>
          <table:table-cell office:value-type="float" office:value="502">
            <text:p>502</text:p>
          </table:table-cell>
          <table:table-cell office:value-type="float" office:value="193328">
            <text:p>193328</text:p>
          </table:table-cell>
          <table:table-cell office:value-type="float" office:value="289992">
            <text:p>289992</text:p>
          </table:table-cell>
          <table:table-cell table:number-columns-repeated="2" office:value-type="float" office:value="0">
            <text:p>0</text:p>
          </table:table-cell>
          <table:table-cell office:value-type="float" office:value="1617431">
            <text:p>1617431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584">
            <text:p>3584</text:p>
          </table:table-cell>
          <table:table-cell office:value-type="float" office:value="3299">
            <text:p>3299</text:p>
          </table:table-cell>
          <table:table-cell office:value-type="float" office:value="288010">
            <text:p>288010</text:p>
          </table:table-cell>
          <table:table-cell office:value-type="float" office:value="591050">
            <text:p>591050</text:p>
          </table:table-cell>
          <table:table-cell office:value-type="float" office:value="42041">
            <text:p>4204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8">
            <text:p>38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9664">
            <text:p>109664</text:p>
          </table:table-cell>
          <table:table-cell table:number-columns-repeated="4" office:value-type="float" office:value="0">
            <text:p>0</text:p>
          </table:table-cell>
          <table:table-cell office:value-type="float" office:value="288010">
            <text:p>288010</text:p>
          </table:table-cell>
          <table:table-cell office:value-type="float" office:value="0">
            <text:p>0</text:p>
          </table:table-cell>
          <table:table-cell office:value-type="float" office:value="288010">
            <text:p>288010</text:p>
          </table:table-cell>
          <table:table-cell office:value-type="float" office:value="4511">
            <text:p>4511</text:p>
          </table:table-cell>
          <table:table-cell office:value-type="float" office:value="144005">
            <text:p>144005</text:p>
          </table:table-cell>
          <table:table-cell office:value-type="float" office:value="0">
            <text:p>0</text:p>
          </table:table-cell>
          <table:table-cell office:value-type="float" office:value="96004">
            <text:p>96004</text:p>
          </table:table-cell>
          <table:table-cell office:value-type="float" office:value="0">
            <text:p>0</text:p>
          </table:table-cell>
          <table:table-cell office:value-type="float" office:value="96003">
            <text:p>96003</text:p>
          </table:table-cell>
          <table:table-cell office:value-type="float" office:value="285163">
            <text:p>285163</text:p>
          </table:table-cell>
          <table:table-cell office:value-type="float" office:value="48002">
            <text:p>48002</text:p>
          </table:table-cell>
          <table:table-cell office:value-type="float" office:value="496">
            <text:p>496</text:p>
          </table:table-cell>
          <table:table-cell office:value-type="float" office:value="192006">
            <text:p>192006</text:p>
          </table:table-cell>
          <table:table-cell office:value-type="float" office:value="288010">
            <text:p>288010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584">
            <text:p>3584</text:p>
          </table:table-cell>
          <table:table-cell office:value-type="float" office:value="3322">
            <text:p>3322</text:p>
          </table:table-cell>
          <table:table-cell office:value-type="float" office:value="290050">
            <text:p>290050</text:p>
          </table:table-cell>
          <table:table-cell office:value-type="float" office:value="590157">
            <text:p>590157</text:p>
          </table:table-cell>
          <table:table-cell office:value-type="float" office:value="42144">
            <text:p>4214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8">
            <text:p>38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90050">
            <text:p>290050</text:p>
          </table:table-cell>
          <table:table-cell office:value-type="float" office:value="0">
            <text:p>0</text:p>
          </table:table-cell>
          <table:table-cell office:value-type="float" office:value="290050">
            <text:p>290050</text:p>
          </table:table-cell>
          <table:table-cell office:value-type="float" office:value="4558">
            <text:p>4558</text:p>
          </table:table-cell>
          <table:table-cell office:value-type="float" office:value="145025">
            <text:p>145025</text:p>
          </table:table-cell>
          <table:table-cell office:value-type="float" office:value="0">
            <text:p>0</text:p>
          </table:table-cell>
          <table:table-cell office:value-type="float" office:value="96683">
            <text:p>96683</text:p>
          </table:table-cell>
          <table:table-cell office:value-type="float" office:value="0">
            <text:p>0</text:p>
          </table:table-cell>
          <table:table-cell office:value-type="float" office:value="96683">
            <text:p>96683</text:p>
          </table:table-cell>
          <table:table-cell office:value-type="float" office:value="287946">
            <text:p>287946</text:p>
          </table:table-cell>
          <table:table-cell office:value-type="float" office:value="48341">
            <text:p>48341</text:p>
          </table:table-cell>
          <table:table-cell office:value-type="float" office:value="490">
            <text:p>490</text:p>
          </table:table-cell>
          <table:table-cell office:value-type="float" office:value="193367">
            <text:p>193367</text:p>
          </table:table-cell>
          <table:table-cell office:value-type="float" office:value="290050">
            <text:p>290050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584">
            <text:p>3584</text:p>
          </table:table-cell>
          <table:table-cell office:value-type="float" office:value="3304">
            <text:p>3304</text:p>
          </table:table-cell>
          <table:table-cell office:value-type="float" office:value="288392">
            <text:p>288392</text:p>
          </table:table-cell>
          <table:table-cell office:value-type="float" office:value="591991">
            <text:p>591991</text:p>
          </table:table-cell>
          <table:table-cell office:value-type="float" office:value="41984">
            <text:p>4198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8">
            <text:p>38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88392">
            <text:p>288392</text:p>
          </table:table-cell>
          <table:table-cell office:value-type="float" office:value="0">
            <text:p>0</text:p>
          </table:table-cell>
          <table:table-cell office:value-type="float" office:value="288392">
            <text:p>288392</text:p>
          </table:table-cell>
          <table:table-cell office:value-type="float" office:value="4506">
            <text:p>4506</text:p>
          </table:table-cell>
          <table:table-cell office:value-type="float" office:value="144196">
            <text:p>144196</text:p>
          </table:table-cell>
          <table:table-cell office:value-type="float" office:value="0">
            <text:p>0</text:p>
          </table:table-cell>
          <table:table-cell office:value-type="float" office:value="96131">
            <text:p>96131</text:p>
          </table:table-cell>
          <table:table-cell office:value-type="float" office:value="0">
            <text:p>0</text:p>
          </table:table-cell>
          <table:table-cell office:value-type="float" office:value="96131">
            <text:p>96131</text:p>
          </table:table-cell>
          <table:table-cell office:value-type="float" office:value="286964">
            <text:p>286964</text:p>
          </table:table-cell>
          <table:table-cell office:value-type="float" office:value="48066">
            <text:p>48066</text:p>
          </table:table-cell>
          <table:table-cell office:value-type="float" office:value="500">
            <text:p>500</text:p>
          </table:table-cell>
          <table:table-cell office:value-type="float" office:value="192261">
            <text:p>192261</text:p>
          </table:table-cell>
          <table:table-cell office:value-type="float" office:value="288392">
            <text:p>288392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583">
            <text:p>3583</text:p>
          </table:table-cell>
          <table:table-cell office:value-type="float" office:value="3323">
            <text:p>3323</text:p>
          </table:table-cell>
          <table:table-cell office:value-type="float" office:value="290103">
            <text:p>290103</text:p>
          </table:table-cell>
          <table:table-cell office:value-type="float" office:value="589477">
            <text:p>589477</text:p>
          </table:table-cell>
          <table:table-cell office:value-type="float" office:value="42207">
            <text:p>4220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6">
            <text:p>66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90103">
            <text:p>290103</text:p>
          </table:table-cell>
          <table:table-cell office:value-type="float" office:value="0">
            <text:p>0</text:p>
          </table:table-cell>
          <table:table-cell office:value-type="float" office:value="290103">
            <text:p>290103</text:p>
          </table:table-cell>
          <table:table-cell office:value-type="float" office:value="4565">
            <text:p>4565</text:p>
          </table:table-cell>
          <table:table-cell office:value-type="float" office:value="145051">
            <text:p>145051</text:p>
          </table:table-cell>
          <table:table-cell office:value-type="float" office:value="0">
            <text:p>0</text:p>
          </table:table-cell>
          <table:table-cell office:value-type="float" office:value="96701">
            <text:p>96701</text:p>
          </table:table-cell>
          <table:table-cell office:value-type="float" office:value="0">
            <text:p>0</text:p>
          </table:table-cell>
          <table:table-cell office:value-type="float" office:value="96701">
            <text:p>96701</text:p>
          </table:table-cell>
          <table:table-cell office:value-type="float" office:value="283802">
            <text:p>283802</text:p>
          </table:table-cell>
          <table:table-cell office:value-type="float" office:value="48351">
            <text:p>48351</text:p>
          </table:table-cell>
          <table:table-cell office:value-type="float" office:value="503">
            <text:p>503</text:p>
          </table:table-cell>
          <table:table-cell office:value-type="float" office:value="193402">
            <text:p>193402</text:p>
          </table:table-cell>
          <table:table-cell office:value-type="float" office:value="290103">
            <text:p>290103</text:p>
          </table:table-cell>
          <table:table-cell table:number-columns-repeated="2" office:value-type="float" office:value="0">
            <text:p>0</text:p>
          </table:table-cell>
          <table:table-cell office:value-type="float" office:value="1586914">
            <text:p>158691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583">
            <text:p>3583</text:p>
          </table:table-cell>
          <table:table-cell office:value-type="float" office:value="3312">
            <text:p>3312</text:p>
          </table:table-cell>
          <table:table-cell office:value-type="float" office:value="289178">
            <text:p>289178</text:p>
          </table:table-cell>
          <table:table-cell office:value-type="float" office:value="590597">
            <text:p>590597</text:p>
          </table:table-cell>
          <table:table-cell office:value-type="float" office:value="42248">
            <text:p>4224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22">
            <text:p>122</text:p>
          </table:table-cell>
          <table:table-cell table:number-columns-repeated="11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289178">
            <text:p>289178</text:p>
          </table:table-cell>
          <table:table-cell office:value-type="float" office:value="0">
            <text:p>0</text:p>
          </table:table-cell>
          <table:table-cell office:value-type="float" office:value="289178">
            <text:p>289178</text:p>
          </table:table-cell>
          <table:table-cell office:value-type="float" office:value="4568">
            <text:p>4568</text:p>
          </table:table-cell>
          <table:table-cell office:value-type="float" office:value="144589">
            <text:p>144589</text:p>
          </table:table-cell>
          <table:table-cell office:value-type="float" office:value="0">
            <text:p>0</text:p>
          </table:table-cell>
          <table:table-cell office:value-type="float" office:value="96392">
            <text:p>96392</text:p>
          </table:table-cell>
          <table:table-cell office:value-type="float" office:value="0">
            <text:p>0</text:p>
          </table:table-cell>
          <table:table-cell office:value-type="float" office:value="96393">
            <text:p>96393</text:p>
          </table:table-cell>
          <table:table-cell office:value-type="float" office:value="285920">
            <text:p>285920</text:p>
          </table:table-cell>
          <table:table-cell office:value-type="float" office:value="48196">
            <text:p>48196</text:p>
          </table:table-cell>
          <table:table-cell office:value-type="float" office:value="494">
            <text:p>494</text:p>
          </table:table-cell>
          <table:table-cell office:value-type="float" office:value="192786">
            <text:p>192786</text:p>
          </table:table-cell>
          <table:table-cell office:value-type="float" office:value="289178">
            <text:p>289178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3666">
            <text:p>3666</text:p>
          </table:table-cell>
          <table:table-cell office:value-type="float" office:value="3304">
            <text:p>3304</text:p>
          </table:table-cell>
          <table:table-cell office:value-type="float" office:value="288472">
            <text:p>288472</text:p>
          </table:table-cell>
          <table:table-cell office:value-type="float" office:value="588838">
            <text:p>588838</text:p>
          </table:table-cell>
          <table:table-cell office:value-type="float" office:value="42300">
            <text:p>4230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44">
            <text:p>244</text:p>
          </table:table-cell>
          <table:table-cell table:number-columns-repeated="11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288472">
            <text:p>288472</text:p>
          </table:table-cell>
          <table:table-cell office:value-type="float" office:value="0">
            <text:p>0</text:p>
          </table:table-cell>
          <table:table-cell office:value-type="float" office:value="288472">
            <text:p>288472</text:p>
          </table:table-cell>
          <table:table-cell office:value-type="float" office:value="4535">
            <text:p>4535</text:p>
          </table:table-cell>
          <table:table-cell office:value-type="float" office:value="144236">
            <text:p>144236</text:p>
          </table:table-cell>
          <table:table-cell office:value-type="float" office:value="0">
            <text:p>0</text:p>
          </table:table-cell>
          <table:table-cell office:value-type="float" office:value="96158">
            <text:p>96158</text:p>
          </table:table-cell>
          <table:table-cell office:value-type="float" office:value="0">
            <text:p>0</text:p>
          </table:table-cell>
          <table:table-cell office:value-type="float" office:value="96157">
            <text:p>96157</text:p>
          </table:table-cell>
          <table:table-cell office:value-type="float" office:value="287742">
            <text:p>287742</text:p>
          </table:table-cell>
          <table:table-cell office:value-type="float" office:value="48078">
            <text:p>48078</text:p>
          </table:table-cell>
          <table:table-cell office:value-type="float" office:value="493">
            <text:p>493</text:p>
          </table:table-cell>
          <table:table-cell office:value-type="float" office:value="192315">
            <text:p>192315</text:p>
          </table:table-cell>
          <table:table-cell office:value-type="float" office:value="288472">
            <text:p>288472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3666">
            <text:p>3666</text:p>
          </table:table-cell>
          <table:table-cell office:value-type="float" office:value="3316">
            <text:p>3316</text:p>
          </table:table-cell>
          <table:table-cell office:value-type="float" office:value="289449">
            <text:p>289449</text:p>
          </table:table-cell>
          <table:table-cell office:value-type="float" office:value="592603">
            <text:p>592603</text:p>
          </table:table-cell>
          <table:table-cell office:value-type="float" office:value="42178">
            <text:p>4217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88">
            <text:p>488</text:p>
          </table:table-cell>
          <table:table-cell table:number-columns-repeated="11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office:value-type="float" office:value="289449">
            <text:p>289449</text:p>
          </table:table-cell>
          <table:table-cell office:value-type="float" office:value="0">
            <text:p>0</text:p>
          </table:table-cell>
          <table:table-cell office:value-type="float" office:value="289449">
            <text:p>289449</text:p>
          </table:table-cell>
          <table:table-cell office:value-type="float" office:value="4550">
            <text:p>4550</text:p>
          </table:table-cell>
          <table:table-cell office:value-type="float" office:value="144724">
            <text:p>144724</text:p>
          </table:table-cell>
          <table:table-cell office:value-type="float" office:value="0">
            <text:p>0</text:p>
          </table:table-cell>
          <table:table-cell office:value-type="float" office:value="96483">
            <text:p>96483</text:p>
          </table:table-cell>
          <table:table-cell office:value-type="float" office:value="0">
            <text:p>0</text:p>
          </table:table-cell>
          <table:table-cell office:value-type="float" office:value="96483">
            <text:p>96483</text:p>
          </table:table-cell>
          <table:table-cell office:value-type="float" office:value="287267">
            <text:p>287267</text:p>
          </table:table-cell>
          <table:table-cell office:value-type="float" office:value="48242">
            <text:p>48242</text:p>
          </table:table-cell>
          <table:table-cell office:value-type="float" office:value="487">
            <text:p>487</text:p>
          </table:table-cell>
          <table:table-cell office:value-type="float" office:value="192966">
            <text:p>192966</text:p>
          </table:table-cell>
          <table:table-cell office:value-type="float" office:value="289449">
            <text:p>289449</text:p>
          </table:table-cell>
          <table:table-cell table:number-columns-repeated="2" office:value-type="float" office:value="0">
            <text:p>0</text:p>
          </table:table-cell>
          <table:table-cell office:value-type="float" office:value="1586914">
            <text:p>158691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3833">
            <text:p>3833</text:p>
          </table:table-cell>
          <table:table-cell office:value-type="float" office:value="3318">
            <text:p>3318</text:p>
          </table:table-cell>
          <table:table-cell office:value-type="float" office:value="289702">
            <text:p>289702</text:p>
          </table:table-cell>
          <table:table-cell office:value-type="float" office:value="591936">
            <text:p>591936</text:p>
          </table:table-cell>
          <table:table-cell office:value-type="float" office:value="42150">
            <text:p>42150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76">
            <text:p>976</text:p>
          </table:table-cell>
          <table:table-cell table:number-columns-repeated="11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08928">
            <text:p>108928</text:p>
          </table:table-cell>
          <table:table-cell table:number-columns-repeated="4" office:value-type="float" office:value="0">
            <text:p>0</text:p>
          </table:table-cell>
          <table:table-cell office:value-type="float" office:value="289702">
            <text:p>289702</text:p>
          </table:table-cell>
          <table:table-cell office:value-type="float" office:value="0">
            <text:p>0</text:p>
          </table:table-cell>
          <table:table-cell office:value-type="float" office:value="289702">
            <text:p>289702</text:p>
          </table:table-cell>
          <table:table-cell office:value-type="float" office:value="4604">
            <text:p>4604</text:p>
          </table:table-cell>
          <table:table-cell office:value-type="float" office:value="144851">
            <text:p>144851</text:p>
          </table:table-cell>
          <table:table-cell office:value-type="float" office:value="0">
            <text:p>0</text:p>
          </table:table-cell>
          <table:table-cell office:value-type="float" office:value="96567">
            <text:p>96567</text:p>
          </table:table-cell>
          <table:table-cell office:value-type="float" office:value="0">
            <text:p>0</text:p>
          </table:table-cell>
          <table:table-cell office:value-type="float" office:value="96567">
            <text:p>96567</text:p>
          </table:table-cell>
          <table:table-cell office:value-type="float" office:value="287964">
            <text:p>287964</text:p>
          </table:table-cell>
          <table:table-cell office:value-type="float" office:value="48283">
            <text:p>48283</text:p>
          </table:table-cell>
          <table:table-cell office:value-type="float" office:value="492">
            <text:p>492</text:p>
          </table:table-cell>
          <table:table-cell office:value-type="float" office:value="193135">
            <text:p>193135</text:p>
          </table:table-cell>
          <table:table-cell office:value-type="float" office:value="289702">
            <text:p>289702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3916">
            <text:p>3916</text:p>
          </table:table-cell>
          <table:table-cell office:value-type="float" office:value="3326">
            <text:p>3326</text:p>
          </table:table-cell>
          <table:table-cell office:value-type="float" office:value="290399">
            <text:p>290399</text:p>
          </table:table-cell>
          <table:table-cell office:value-type="float" office:value="594523">
            <text:p>594523</text:p>
          </table:table-cell>
          <table:table-cell office:value-type="float" office:value="42379">
            <text:p>42379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952">
            <text:p>1952</text:p>
          </table:table-cell>
          <table:table-cell table:number-columns-repeated="11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5" office:value-type="float" office:value="0">
            <text:p>0</text:p>
          </table:table-cell>
          <table:table-cell office:value-type="float" office:value="290399">
            <text:p>290399</text:p>
          </table:table-cell>
          <table:table-cell office:value-type="float" office:value="0">
            <text:p>0</text:p>
          </table:table-cell>
          <table:table-cell office:value-type="float" office:value="290399">
            <text:p>290399</text:p>
          </table:table-cell>
          <table:table-cell office:value-type="float" office:value="4561">
            <text:p>4561</text:p>
          </table:table-cell>
          <table:table-cell office:value-type="float" office:value="145200">
            <text:p>145200</text:p>
          </table:table-cell>
          <table:table-cell office:value-type="float" office:value="0">
            <text:p>0</text:p>
          </table:table-cell>
          <table:table-cell office:value-type="float" office:value="96799">
            <text:p>96799</text:p>
          </table:table-cell>
          <table:table-cell office:value-type="float" office:value="0">
            <text:p>0</text:p>
          </table:table-cell>
          <table:table-cell office:value-type="float" office:value="96800">
            <text:p>96800</text:p>
          </table:table-cell>
          <table:table-cell office:value-type="float" office:value="290006">
            <text:p>290006</text:p>
          </table:table-cell>
          <table:table-cell office:value-type="float" office:value="48400">
            <text:p>48400</text:p>
          </table:table-cell>
          <table:table-cell office:value-type="float" office:value="502">
            <text:p>502</text:p>
          </table:table-cell>
          <table:table-cell office:value-type="float" office:value="193599">
            <text:p>193599</text:p>
          </table:table-cell>
          <table:table-cell office:value-type="float" office:value="290399">
            <text:p>290399</text:p>
          </table:table-cell>
          <table:table-cell table:number-columns-repeated="2" office:value-type="float" office:value="0">
            <text:p>0</text:p>
          </table:table-cell>
          <table:table-cell office:value-type="float" office:value="1525878">
            <text:p>1525878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4000">
            <text:p>4000</text:p>
          </table:table-cell>
          <table:table-cell office:value-type="float" office:value="3329">
            <text:p>3329</text:p>
          </table:table-cell>
          <table:table-cell office:value-type="float" office:value="290631">
            <text:p>290631</text:p>
          </table:table-cell>
          <table:table-cell office:value-type="float" office:value="596816">
            <text:p>596816</text:p>
          </table:table-cell>
          <table:table-cell office:value-type="float" office:value="42443">
            <text:p>42443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928">
            <text:p>2928</text:p>
          </table:table-cell>
          <table:table-cell table:number-columns-repeated="11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5" office:value-type="float" office:value="0">
            <text:p>0</text:p>
          </table:table-cell>
          <table:table-cell office:value-type="float" office:value="290631">
            <text:p>290631</text:p>
          </table:table-cell>
          <table:table-cell office:value-type="float" office:value="0">
            <text:p>0</text:p>
          </table:table-cell>
          <table:table-cell office:value-type="float" office:value="290631">
            <text:p>290631</text:p>
          </table:table-cell>
          <table:table-cell office:value-type="float" office:value="4570">
            <text:p>4570</text:p>
          </table:table-cell>
          <table:table-cell office:value-type="float" office:value="145316">
            <text:p>145316</text:p>
          </table:table-cell>
          <table:table-cell office:value-type="float" office:value="0">
            <text:p>0</text:p>
          </table:table-cell>
          <table:table-cell office:value-type="float" office:value="96877">
            <text:p>96877</text:p>
          </table:table-cell>
          <table:table-cell office:value-type="float" office:value="0">
            <text:p>0</text:p>
          </table:table-cell>
          <table:table-cell office:value-type="float" office:value="96877">
            <text:p>96877</text:p>
          </table:table-cell>
          <table:table-cell office:value-type="float" office:value="288203">
            <text:p>288203</text:p>
          </table:table-cell>
          <table:table-cell office:value-type="float" office:value="48439">
            <text:p>48439</text:p>
          </table:table-cell>
          <table:table-cell office:value-type="float" office:value="503">
            <text:p>503</text:p>
          </table:table-cell>
          <table:table-cell office:value-type="float" office:value="193754">
            <text:p>193754</text:p>
          </table:table-cell>
          <table:table-cell office:value-type="float" office:value="290631">
            <text:p>290631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4167">
            <text:p>4167</text:p>
          </table:table-cell>
          <table:table-cell office:value-type="float" office:value="3322">
            <text:p>3322</text:p>
          </table:table-cell>
          <table:table-cell office:value-type="float" office:value="289977">
            <text:p>289977</text:p>
          </table:table-cell>
          <table:table-cell office:value-type="float" office:value="596364">
            <text:p>596364</text:p>
          </table:table-cell>
          <table:table-cell office:value-type="float" office:value="42670">
            <text:p>42670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248">
            <text:p>3248</text:p>
          </table:table-cell>
          <table:table-cell table:number-columns-repeated="11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10448">
            <text:p>110448</text:p>
          </table:table-cell>
          <table:table-cell table:number-columns-repeated="4" office:value-type="float" office:value="0">
            <text:p>0</text:p>
          </table:table-cell>
          <table:table-cell office:value-type="float" office:value="289977">
            <text:p>289977</text:p>
          </table:table-cell>
          <table:table-cell office:value-type="float" office:value="0">
            <text:p>0</text:p>
          </table:table-cell>
          <table:table-cell office:value-type="float" office:value="289977">
            <text:p>289977</text:p>
          </table:table-cell>
          <table:table-cell office:value-type="float" office:value="4588">
            <text:p>4588</text:p>
          </table:table-cell>
          <table:table-cell office:value-type="float" office:value="144989">
            <text:p>144989</text:p>
          </table:table-cell>
          <table:table-cell office:value-type="float" office:value="0">
            <text:p>0</text:p>
          </table:table-cell>
          <table:table-cell office:value-type="float" office:value="96659">
            <text:p>96659</text:p>
          </table:table-cell>
          <table:table-cell office:value-type="float" office:value="0">
            <text:p>0</text:p>
          </table:table-cell>
          <table:table-cell office:value-type="float" office:value="96659">
            <text:p>96659</text:p>
          </table:table-cell>
          <table:table-cell office:value-type="float" office:value="289424">
            <text:p>289424</text:p>
          </table:table-cell>
          <table:table-cell office:value-type="float" office:value="48329">
            <text:p>48329</text:p>
          </table:table-cell>
          <table:table-cell office:value-type="float" office:value="514">
            <text:p>514</text:p>
          </table:table-cell>
          <table:table-cell office:value-type="float" office:value="193318">
            <text:p>193318</text:p>
          </table:table-cell>
          <table:table-cell office:value-type="float" office:value="289977">
            <text:p>289977</text:p>
          </table:table-cell>
          <table:table-cell table:number-columns-repeated="2" office:value-type="float" office:value="0">
            <text:p>0</text:p>
          </table:table-cell>
          <table:table-cell office:value-type="float" office:value="1586914">
            <text:p>158691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4250">
            <text:p>4250</text:p>
          </table:table-cell>
          <table:table-cell office:value-type="float" office:value="3315">
            <text:p>3315</text:p>
          </table:table-cell>
          <table:table-cell office:value-type="float" office:value="289384">
            <text:p>289384</text:p>
          </table:table-cell>
          <table:table-cell office:value-type="float" office:value="591472">
            <text:p>591472</text:p>
          </table:table-cell>
          <table:table-cell office:value-type="float" office:value="42840">
            <text:p>42840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568">
            <text:p>3568</text:p>
          </table:table-cell>
          <table:table-cell table:number-columns-repeated="11"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5" office:value-type="float" office:value="0">
            <text:p>0</text:p>
          </table:table-cell>
          <table:table-cell office:value-type="float" office:value="289384">
            <text:p>289384</text:p>
          </table:table-cell>
          <table:table-cell office:value-type="float" office:value="0">
            <text:p>0</text:p>
          </table:table-cell>
          <table:table-cell office:value-type="float" office:value="289384">
            <text:p>289384</text:p>
          </table:table-cell>
          <table:table-cell office:value-type="float" office:value="4532">
            <text:p>4532</text:p>
          </table:table-cell>
          <table:table-cell office:value-type="float" office:value="144692">
            <text:p>144692</text:p>
          </table:table-cell>
          <table:table-cell office:value-type="float" office:value="0">
            <text:p>0</text:p>
          </table:table-cell>
          <table:table-cell office:value-type="float" office:value="96462">
            <text:p>96462</text:p>
          </table:table-cell>
          <table:table-cell office:value-type="float" office:value="0">
            <text:p>0</text:p>
          </table:table-cell>
          <table:table-cell office:value-type="float" office:value="96461">
            <text:p>96461</text:p>
          </table:table-cell>
          <table:table-cell office:value-type="float" office:value="283957">
            <text:p>283957</text:p>
          </table:table-cell>
          <table:table-cell office:value-type="float" office:value="48231">
            <text:p>48231</text:p>
          </table:table-cell>
          <table:table-cell office:value-type="float" office:value="516">
            <text:p>516</text:p>
          </table:table-cell>
          <table:table-cell office:value-type="float" office:value="192922">
            <text:p>192922</text:p>
          </table:table-cell>
          <table:table-cell office:value-type="float" office:value="289384">
            <text:p>289384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4417">
            <text:p>4417</text:p>
          </table:table-cell>
          <table:table-cell office:value-type="float" office:value="3333">
            <text:p>3333</text:p>
          </table:table-cell>
          <table:table-cell office:value-type="float" office:value="290888">
            <text:p>290888</text:p>
          </table:table-cell>
          <table:table-cell office:value-type="float" office:value="596915">
            <text:p>596915</text:p>
          </table:table-cell>
          <table:table-cell office:value-type="float" office:value="42937">
            <text:p>42937</text:p>
          </table:table-cell>
          <table:table-cell table:number-columns-repeated="3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888">
            <text:p>3888</text:p>
          </table:table-cell>
          <table:table-cell table:number-columns-repeated="11" office:value-type="float" office:value="0">
            <text:p>0</text:p>
          </table:table-cell>
          <table:table-cell office:value-type="float" office:value="192">
            <text:p>192</text:p>
          </table:table-cell>
          <table:table-cell table:number-columns-repeated="5" office:value-type="float" office:value="0">
            <text:p>0</text:p>
          </table:table-cell>
          <table:table-cell office:value-type="float" office:value="290888">
            <text:p>290888</text:p>
          </table:table-cell>
          <table:table-cell office:value-type="float" office:value="0">
            <text:p>0</text:p>
          </table:table-cell>
          <table:table-cell office:value-type="float" office:value="290888">
            <text:p>290888</text:p>
          </table:table-cell>
          <table:table-cell office:value-type="float" office:value="4659">
            <text:p>4659</text:p>
          </table:table-cell>
          <table:table-cell office:value-type="float" office:value="145444">
            <text:p>145444</text:p>
          </table:table-cell>
          <table:table-cell office:value-type="float" office:value="0">
            <text:p>0</text:p>
          </table:table-cell>
          <table:table-cell office:value-type="float" office:value="96963">
            <text:p>96963</text:p>
          </table:table-cell>
          <table:table-cell office:value-type="float" office:value="0">
            <text:p>0</text:p>
          </table:table-cell>
          <table:table-cell office:value-type="float" office:value="96963">
            <text:p>96963</text:p>
          </table:table-cell>
          <table:table-cell office:value-type="float" office:value="288266">
            <text:p>288266</text:p>
          </table:table-cell>
          <table:table-cell office:value-type="float" office:value="48481">
            <text:p>48481</text:p>
          </table:table-cell>
          <table:table-cell office:value-type="float" office:value="535">
            <text:p>535</text:p>
          </table:table-cell>
          <table:table-cell office:value-type="float" office:value="193926">
            <text:p>193926</text:p>
          </table:table-cell>
          <table:table-cell office:value-type="float" office:value="290888">
            <text:p>290888</text:p>
          </table:table-cell>
          <table:table-cell table:number-columns-repeated="2" office:value-type="float" office:value="0">
            <text:p>0</text:p>
          </table:table-cell>
          <table:table-cell office:value-type="float" office:value="1586914">
            <text:p>158691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4666">
            <text:p>4666</text:p>
          </table:table-cell>
          <table:table-cell office:value-type="float" office:value="3316">
            <text:p>3316</text:p>
          </table:table-cell>
          <table:table-cell office:value-type="float" office:value="289470">
            <text:p>289470</text:p>
          </table:table-cell>
          <table:table-cell office:value-type="float" office:value="593857">
            <text:p>593857</text:p>
          </table:table-cell>
          <table:table-cell office:value-type="float" office:value="43245">
            <text:p>43245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304">
            <text:p>4304</text:p>
          </table:table-cell>
          <table:table-cell table:number-columns-repeated="11" office:value-type="float" office:value="0">
            <text:p>0</text:p>
          </table:table-cell>
          <table:table-cell office:value-type="float" office:value="224">
            <text:p>224</text:p>
          </table:table-cell>
          <table:table-cell table:number-columns-repeated="5" office:value-type="float" office:value="0">
            <text:p>0</text:p>
          </table:table-cell>
          <table:table-cell office:value-type="float" office:value="289470">
            <text:p>289470</text:p>
          </table:table-cell>
          <table:table-cell office:value-type="float" office:value="0">
            <text:p>0</text:p>
          </table:table-cell>
          <table:table-cell office:value-type="float" office:value="289470">
            <text:p>289470</text:p>
          </table:table-cell>
          <table:table-cell office:value-type="float" office:value="4550">
            <text:p>4550</text:p>
          </table:table-cell>
          <table:table-cell office:value-type="float" office:value="144735">
            <text:p>144735</text:p>
          </table:table-cell>
          <table:table-cell office:value-type="float" office:value="0">
            <text:p>0</text:p>
          </table:table-cell>
          <table:table-cell office:value-type="float" office:value="96490">
            <text:p>96490</text:p>
          </table:table-cell>
          <table:table-cell office:value-type="float" office:value="0">
            <text:p>0</text:p>
          </table:table-cell>
          <table:table-cell office:value-type="float" office:value="96490">
            <text:p>96490</text:p>
          </table:table-cell>
          <table:table-cell office:value-type="float" office:value="285984">
            <text:p>285984</text:p>
          </table:table-cell>
          <table:table-cell office:value-type="float" office:value="48245">
            <text:p>48245</text:p>
          </table:table-cell>
          <table:table-cell office:value-type="float" office:value="523">
            <text:p>523</text:p>
          </table:table-cell>
          <table:table-cell office:value-type="float" office:value="192980">
            <text:p>192980</text:p>
          </table:table-cell>
          <table:table-cell office:value-type="float" office:value="289470">
            <text:p>289470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4750">
            <text:p>4750</text:p>
          </table:table-cell>
          <table:table-cell office:value-type="float" office:value="3334">
            <text:p>3334</text:p>
          </table:table-cell>
          <table:table-cell office:value-type="float" office:value="291115">
            <text:p>291115</text:p>
          </table:table-cell>
          <table:table-cell office:value-type="float" office:value="600866">
            <text:p>600866</text:p>
          </table:table-cell>
          <table:table-cell office:value-type="float" office:value="43280">
            <text:p>43280</text:p>
          </table:table-cell>
          <table:table-cell table:number-columns-repeated="3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720">
            <text:p>4720</text:p>
          </table:table-cell>
          <table:table-cell table:number-columns-repeated="11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10000">
            <text:p>110000</text:p>
          </table:table-cell>
          <table:table-cell table:number-columns-repeated="4" office:value-type="float" office:value="0">
            <text:p>0</text:p>
          </table:table-cell>
          <table:table-cell office:value-type="float" office:value="291115">
            <text:p>291115</text:p>
          </table:table-cell>
          <table:table-cell office:value-type="float" office:value="0">
            <text:p>0</text:p>
          </table:table-cell>
          <table:table-cell office:value-type="float" office:value="291115">
            <text:p>291115</text:p>
          </table:table-cell>
          <table:table-cell office:value-type="float" office:value="4587">
            <text:p>4587</text:p>
          </table:table-cell>
          <table:table-cell office:value-type="float" office:value="145558">
            <text:p>145558</text:p>
          </table:table-cell>
          <table:table-cell office:value-type="float" office:value="0">
            <text:p>0</text:p>
          </table:table-cell>
          <table:table-cell office:value-type="float" office:value="97038">
            <text:p>97038</text:p>
          </table:table-cell>
          <table:table-cell office:value-type="float" office:value="0">
            <text:p>0</text:p>
          </table:table-cell>
          <table:table-cell office:value-type="float" office:value="97038">
            <text:p>97038</text:p>
          </table:table-cell>
          <table:table-cell office:value-type="float" office:value="289343">
            <text:p>289343</text:p>
          </table:table-cell>
          <table:table-cell office:value-type="float" office:value="48519">
            <text:p>48519</text:p>
          </table:table-cell>
          <table:table-cell office:value-type="float" office:value="529">
            <text:p>529</text:p>
          </table:table-cell>
          <table:table-cell office:value-type="float" office:value="194076">
            <text:p>194076</text:p>
          </table:table-cell>
          <table:table-cell office:value-type="float" office:value="291115">
            <text:p>291115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5000">
            <text:p>5000</text:p>
          </table:table-cell>
          <table:table-cell office:value-type="float" office:value="3319">
            <text:p>3319</text:p>
          </table:table-cell>
          <table:table-cell office:value-type="float" office:value="289803">
            <text:p>289803</text:p>
          </table:table-cell>
          <table:table-cell office:value-type="float" office:value="594164">
            <text:p>594164</text:p>
          </table:table-cell>
          <table:table-cell office:value-type="float" office:value="43505">
            <text:p>43505</text:p>
          </table:table-cell>
          <table:table-cell table:number-columns-repeated="3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136">
            <text:p>5136</text:p>
          </table:table-cell>
          <table:table-cell table:number-columns-repeated="11"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110808">
            <text:p>110808</text:p>
          </table:table-cell>
          <table:table-cell table:number-columns-repeated="4" office:value-type="float" office:value="0">
            <text:p>0</text:p>
          </table:table-cell>
          <table:table-cell office:value-type="float" office:value="289803">
            <text:p>289803</text:p>
          </table:table-cell>
          <table:table-cell office:value-type="float" office:value="0">
            <text:p>0</text:p>
          </table:table-cell>
          <table:table-cell office:value-type="float" office:value="289803">
            <text:p>289803</text:p>
          </table:table-cell>
          <table:table-cell office:value-type="float" office:value="4528">
            <text:p>4528</text:p>
          </table:table-cell>
          <table:table-cell office:value-type="float" office:value="144902">
            <text:p>144902</text:p>
          </table:table-cell>
          <table:table-cell office:value-type="float" office:value="0">
            <text:p>0</text:p>
          </table:table-cell>
          <table:table-cell office:value-type="float" office:value="96601">
            <text:p>96601</text:p>
          </table:table-cell>
          <table:table-cell office:value-type="float" office:value="0">
            <text:p>0</text:p>
          </table:table-cell>
          <table:table-cell office:value-type="float" office:value="96601">
            <text:p>96601</text:p>
          </table:table-cell>
          <table:table-cell office:value-type="float" office:value="287883">
            <text:p>287883</text:p>
          </table:table-cell>
          <table:table-cell office:value-type="float" office:value="48301">
            <text:p>48301</text:p>
          </table:table-cell>
          <table:table-cell office:value-type="float" office:value="538">
            <text:p>538</text:p>
          </table:table-cell>
          <table:table-cell office:value-type="float" office:value="193201">
            <text:p>193201</text:p>
          </table:table-cell>
          <table:table-cell office:value-type="float" office:value="289803">
            <text:p>289803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5083">
            <text:p>5083</text:p>
          </table:table-cell>
          <table:table-cell office:value-type="float" office:value="3327">
            <text:p>3327</text:p>
          </table:table-cell>
          <table:table-cell office:value-type="float" office:value="290479">
            <text:p>290479</text:p>
          </table:table-cell>
          <table:table-cell office:value-type="float" office:value="597613">
            <text:p>597613</text:p>
          </table:table-cell>
          <table:table-cell office:value-type="float" office:value="43829">
            <text:p>43829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920">
            <text:p>5920</text:p>
          </table:table-cell>
          <table:table-cell table:number-columns-repeated="11" office:value-type="float" office:value="0">
            <text:p>0</text:p>
          </table:table-cell>
          <table:table-cell office:value-type="float" office:value="320">
            <text:p>320</text:p>
          </table:table-cell>
          <table:table-cell table:number-columns-repeated="5" office:value-type="float" office:value="0">
            <text:p>0</text:p>
          </table:table-cell>
          <table:table-cell office:value-type="float" office:value="290479">
            <text:p>290479</text:p>
          </table:table-cell>
          <table:table-cell office:value-type="float" office:value="0">
            <text:p>0</text:p>
          </table:table-cell>
          <table:table-cell office:value-type="float" office:value="290479">
            <text:p>290479</text:p>
          </table:table-cell>
          <table:table-cell office:value-type="float" office:value="4587">
            <text:p>4587</text:p>
          </table:table-cell>
          <table:table-cell office:value-type="float" office:value="145239">
            <text:p>145239</text:p>
          </table:table-cell>
          <table:table-cell office:value-type="float" office:value="0">
            <text:p>0</text:p>
          </table:table-cell>
          <table:table-cell office:value-type="float" office:value="96826">
            <text:p>96826</text:p>
          </table:table-cell>
          <table:table-cell office:value-type="float" office:value="0">
            <text:p>0</text:p>
          </table:table-cell>
          <table:table-cell office:value-type="float" office:value="96826">
            <text:p>96826</text:p>
          </table:table-cell>
          <table:table-cell office:value-type="float" office:value="287152">
            <text:p>287152</text:p>
          </table:table-cell>
          <table:table-cell office:value-type="float" office:value="48413">
            <text:p>48413</text:p>
          </table:table-cell>
          <table:table-cell office:value-type="float" office:value="558">
            <text:p>558</text:p>
          </table:table-cell>
          <table:table-cell office:value-type="float" office:value="193653">
            <text:p>193653</text:p>
          </table:table-cell>
          <table:table-cell office:value-type="float" office:value="290479">
            <text:p>290479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5333">
            <text:p>5333</text:p>
          </table:table-cell>
          <table:table-cell office:value-type="float" office:value="3340">
            <text:p>3340</text:p>
          </table:table-cell>
          <table:table-cell office:value-type="float" office:value="291623">
            <text:p>291623</text:p>
          </table:table-cell>
          <table:table-cell office:value-type="float" office:value="598024">
            <text:p>598024</text:p>
          </table:table-cell>
          <table:table-cell office:value-type="float" office:value="43903">
            <text:p>43903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672">
            <text:p>6672</text:p>
          </table:table-cell>
          <table:table-cell table:number-columns-repeated="11" office:value-type="float" office:value="0">
            <text:p>0</text:p>
          </table:table-cell>
          <table:table-cell office:value-type="float" office:value="352">
            <text:p>352</text:p>
          </table:table-cell>
          <table:table-cell table:number-columns-repeated="5" office:value-type="float" office:value="0">
            <text:p>0</text:p>
          </table:table-cell>
          <table:table-cell office:value-type="float" office:value="291623">
            <text:p>291623</text:p>
          </table:table-cell>
          <table:table-cell office:value-type="float" office:value="0">
            <text:p>0</text:p>
          </table:table-cell>
          <table:table-cell office:value-type="float" office:value="291623">
            <text:p>291623</text:p>
          </table:table-cell>
          <table:table-cell office:value-type="float" office:value="4557">
            <text:p>4557</text:p>
          </table:table-cell>
          <table:table-cell office:value-type="float" office:value="145812">
            <text:p>145812</text:p>
          </table:table-cell>
          <table:table-cell office:value-type="float" office:value="0">
            <text:p>0</text:p>
          </table:table-cell>
          <table:table-cell office:value-type="float" office:value="97208">
            <text:p>97208</text:p>
          </table:table-cell>
          <table:table-cell office:value-type="float" office:value="0">
            <text:p>0</text:p>
          </table:table-cell>
          <table:table-cell office:value-type="float" office:value="97208">
            <text:p>97208</text:p>
          </table:table-cell>
          <table:table-cell office:value-type="float" office:value="288655">
            <text:p>288655</text:p>
          </table:table-cell>
          <table:table-cell office:value-type="float" office:value="48604">
            <text:p>48604</text:p>
          </table:table-cell>
          <table:table-cell office:value-type="float" office:value="549">
            <text:p>549</text:p>
          </table:table-cell>
          <table:table-cell office:value-type="float" office:value="194415">
            <text:p>194415</text:p>
          </table:table-cell>
          <table:table-cell office:value-type="float" office:value="291623">
            <text:p>291623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5583">
            <text:p>5583</text:p>
          </table:table-cell>
          <table:table-cell office:value-type="float" office:value="3353">
            <text:p>3353</text:p>
          </table:table-cell>
          <table:table-cell office:value-type="float" office:value="292687">
            <text:p>292687</text:p>
          </table:table-cell>
          <table:table-cell office:value-type="float" office:value="603037">
            <text:p>603037</text:p>
          </table:table-cell>
          <table:table-cell office:value-type="float" office:value="44019">
            <text:p>44019</text:p>
          </table:table-cell>
          <table:table-cell table:number-columns-repeated="3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440">
            <text:p>7440</text:p>
          </table:table-cell>
          <table:table-cell table:number-columns-repeated="11" office:value-type="float" office:value="0">
            <text:p>0</text:p>
          </table:table-cell>
          <table:table-cell office:value-type="float" office:value="384">
            <text:p>384</text:p>
          </table:table-cell>
          <table:table-cell table:number-columns-repeated="5" office:value-type="float" office:value="0">
            <text:p>0</text:p>
          </table:table-cell>
          <table:table-cell office:value-type="float" office:value="292687">
            <text:p>292687</text:p>
          </table:table-cell>
          <table:table-cell office:value-type="float" office:value="0">
            <text:p>0</text:p>
          </table:table-cell>
          <table:table-cell office:value-type="float" office:value="292687">
            <text:p>292687</text:p>
          </table:table-cell>
          <table:table-cell office:value-type="float" office:value="4573">
            <text:p>4573</text:p>
          </table:table-cell>
          <table:table-cell office:value-type="float" office:value="146343">
            <text:p>146343</text:p>
          </table:table-cell>
          <table:table-cell office:value-type="float" office:value="0">
            <text:p>0</text:p>
          </table:table-cell>
          <table:table-cell office:value-type="float" office:value="97563">
            <text:p>97563</text:p>
          </table:table-cell>
          <table:table-cell office:value-type="float" office:value="0">
            <text:p>0</text:p>
          </table:table-cell>
          <table:table-cell office:value-type="float" office:value="97562">
            <text:p>97562</text:p>
          </table:table-cell>
          <table:table-cell office:value-type="float" office:value="289857">
            <text:p>289857</text:p>
          </table:table-cell>
          <table:table-cell office:value-type="float" office:value="48781">
            <text:p>48781</text:p>
          </table:table-cell>
          <table:table-cell office:value-type="float" office:value="559">
            <text:p>559</text:p>
          </table:table-cell>
          <table:table-cell office:value-type="float" office:value="195125">
            <text:p>195125</text:p>
          </table:table-cell>
          <table:table-cell office:value-type="float" office:value="292687">
            <text:p>292687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5583">
            <text:p>5583</text:p>
          </table:table-cell>
          <table:table-cell office:value-type="float" office:value="3357">
            <text:p>3357</text:p>
          </table:table-cell>
          <table:table-cell office:value-type="float" office:value="293109">
            <text:p>293109</text:p>
          </table:table-cell>
          <table:table-cell office:value-type="float" office:value="597417">
            <text:p>597417</text:p>
          </table:table-cell>
          <table:table-cell office:value-type="float" office:value="44059">
            <text:p>44059</text:p>
          </table:table-cell>
          <table:table-cell table:number-columns-repeated="3"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920">
            <text:p>7920</text:p>
          </table:table-cell>
          <table:table-cell table:number-columns-repeated="11" office:value-type="float" office:value="0">
            <text:p>0</text:p>
          </table:table-cell>
          <table:table-cell office:value-type="float" office:value="416">
            <text:p>416</text:p>
          </table:table-cell>
          <table:table-cell table:number-columns-repeated="5" office:value-type="float" office:value="0">
            <text:p>0</text:p>
          </table:table-cell>
          <table:table-cell office:value-type="float" office:value="293109">
            <text:p>293109</text:p>
          </table:table-cell>
          <table:table-cell office:value-type="float" office:value="0">
            <text:p>0</text:p>
          </table:table-cell>
          <table:table-cell office:value-type="float" office:value="293109">
            <text:p>293109</text:p>
          </table:table-cell>
          <table:table-cell office:value-type="float" office:value="4582">
            <text:p>4582</text:p>
          </table:table-cell>
          <table:table-cell office:value-type="float" office:value="146555">
            <text:p>146555</text:p>
          </table:table-cell>
          <table:table-cell office:value-type="float" office:value="0">
            <text:p>0</text:p>
          </table:table-cell>
          <table:table-cell office:value-type="float" office:value="97703">
            <text:p>97703</text:p>
          </table:table-cell>
          <table:table-cell office:value-type="float" office:value="0">
            <text:p>0</text:p>
          </table:table-cell>
          <table:table-cell office:value-type="float" office:value="97703">
            <text:p>97703</text:p>
          </table:table-cell>
          <table:table-cell office:value-type="float" office:value="292290">
            <text:p>292290</text:p>
          </table:table-cell>
          <table:table-cell office:value-type="float" office:value="48851">
            <text:p>48851</text:p>
          </table:table-cell>
          <table:table-cell office:value-type="float" office:value="554">
            <text:p>554</text:p>
          </table:table-cell>
          <table:table-cell office:value-type="float" office:value="195406">
            <text:p>195406</text:p>
          </table:table-cell>
          <table:table-cell office:value-type="float" office:value="293109">
            <text:p>293109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5834">
            <text:p>5834</text:p>
          </table:table-cell>
          <table:table-cell office:value-type="float" office:value="3346">
            <text:p>3346</text:p>
          </table:table-cell>
          <table:table-cell office:value-type="float" office:value="292114">
            <text:p>292114</text:p>
          </table:table-cell>
          <table:table-cell office:value-type="float" office:value="603422">
            <text:p>603422</text:p>
          </table:table-cell>
          <table:table-cell office:value-type="float" office:value="44433">
            <text:p>44433</text:p>
          </table:table-cell>
          <table:table-cell table:number-columns-repeated="3" office:value-type="float" office:value="0">
            <text:p>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400">
            <text:p>8400</text:p>
          </table:table-cell>
          <table:table-cell table:number-columns-repeated="11" office:value-type="float" office:value="0">
            <text:p>0</text:p>
          </table:table-cell>
          <table:table-cell office:value-type="float" office:value="448">
            <text:p>448</text:p>
          </table:table-cell>
          <table:table-cell table:number-columns-repeated="5" office:value-type="float" office:value="0">
            <text:p>0</text:p>
          </table:table-cell>
          <table:table-cell office:value-type="float" office:value="292114">
            <text:p>292114</text:p>
          </table:table-cell>
          <table:table-cell office:value-type="float" office:value="0">
            <text:p>0</text:p>
          </table:table-cell>
          <table:table-cell office:value-type="float" office:value="292114">
            <text:p>292114</text:p>
          </table:table-cell>
          <table:table-cell office:value-type="float" office:value="4586">
            <text:p>4586</text:p>
          </table:table-cell>
          <table:table-cell office:value-type="float" office:value="146057">
            <text:p>146057</text:p>
          </table:table-cell>
          <table:table-cell office:value-type="float" office:value="0">
            <text:p>0</text:p>
          </table:table-cell>
          <table:table-cell office:value-type="float" office:value="97372">
            <text:p>97372</text:p>
          </table:table-cell>
          <table:table-cell office:value-type="float" office:value="0">
            <text:p>0</text:p>
          </table:table-cell>
          <table:table-cell office:value-type="float" office:value="97371">
            <text:p>97371</text:p>
          </table:table-cell>
          <table:table-cell office:value-type="float" office:value="291194">
            <text:p>291194</text:p>
          </table:table-cell>
          <table:table-cell office:value-type="float" office:value="48686">
            <text:p>48686</text:p>
          </table:table-cell>
          <table:table-cell office:value-type="float" office:value="552">
            <text:p>552</text:p>
          </table:table-cell>
          <table:table-cell office:value-type="float" office:value="194742">
            <text:p>194742</text:p>
          </table:table-cell>
          <table:table-cell office:value-type="float" office:value="292114">
            <text:p>292114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6000">
            <text:p>6000</text:p>
          </table:table-cell>
          <table:table-cell office:value-type="float" office:value="3367">
            <text:p>3367</text:p>
          </table:table-cell>
          <table:table-cell office:value-type="float" office:value="293927">
            <text:p>293927</text:p>
          </table:table-cell>
          <table:table-cell office:value-type="float" office:value="602782">
            <text:p>602782</text:p>
          </table:table-cell>
          <table:table-cell office:value-type="float" office:value="44586">
            <text:p>44586</text:p>
          </table:table-cell>
          <table:table-cell table:number-columns-repeated="3"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928">
            <text:p>8928</text:p>
          </table:table-cell>
          <table:table-cell table:number-columns-repeated="11" office:value-type="float" office:value="0">
            <text:p>0</text:p>
          </table:table-cell>
          <table:table-cell office:value-type="float" office:value="480">
            <text:p>480</text:p>
          </table:table-cell>
          <table:table-cell office:value-type="float" office:value="110376">
            <text:p>110376</text:p>
          </table:table-cell>
          <table:table-cell table:number-columns-repeated="4" office:value-type="float" office:value="0">
            <text:p>0</text:p>
          </table:table-cell>
          <table:table-cell office:value-type="float" office:value="293927">
            <text:p>293927</text:p>
          </table:table-cell>
          <table:table-cell office:value-type="float" office:value="0">
            <text:p>0</text:p>
          </table:table-cell>
          <table:table-cell office:value-type="float" office:value="293927">
            <text:p>293927</text:p>
          </table:table-cell>
          <table:table-cell office:value-type="float" office:value="4619">
            <text:p>4619</text:p>
          </table:table-cell>
          <table:table-cell office:value-type="float" office:value="146963">
            <text:p>146963</text:p>
          </table:table-cell>
          <table:table-cell office:value-type="float" office:value="0">
            <text:p>0</text:p>
          </table:table-cell>
          <table:table-cell office:value-type="float" office:value="97976">
            <text:p>97976</text:p>
          </table:table-cell>
          <table:table-cell office:value-type="float" office:value="0">
            <text:p>0</text:p>
          </table:table-cell>
          <table:table-cell office:value-type="float" office:value="97976">
            <text:p>97976</text:p>
          </table:table-cell>
          <table:table-cell office:value-type="float" office:value="291018">
            <text:p>291018</text:p>
          </table:table-cell>
          <table:table-cell office:value-type="float" office:value="48988">
            <text:p>48988</text:p>
          </table:table-cell>
          <table:table-cell office:value-type="float" office:value="573">
            <text:p>573</text:p>
          </table:table-cell>
          <table:table-cell office:value-type="float" office:value="195952">
            <text:p>195952</text:p>
          </table:table-cell>
          <table:table-cell office:value-type="float" office:value="293927">
            <text:p>293927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6250">
            <text:p>6250</text:p>
          </table:table-cell>
          <table:table-cell office:value-type="float" office:value="3364">
            <text:p>3364</text:p>
          </table:table-cell>
          <table:table-cell office:value-type="float" office:value="293649">
            <text:p>293649</text:p>
          </table:table-cell>
          <table:table-cell office:value-type="float" office:value="605845">
            <text:p>605845</text:p>
          </table:table-cell>
          <table:table-cell office:value-type="float" office:value="44690">
            <text:p>44690</text:p>
          </table:table-cell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616">
            <text:p>9616</text:p>
          </table:table-cell>
          <table:table-cell table:number-columns-repeated="11"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111616">
            <text:p>111616</text:p>
          </table:table-cell>
          <table:table-cell table:number-columns-repeated="4" office:value-type="float" office:value="0">
            <text:p>0</text:p>
          </table:table-cell>
          <table:table-cell office:value-type="float" office:value="293649">
            <text:p>293649</text:p>
          </table:table-cell>
          <table:table-cell office:value-type="float" office:value="0">
            <text:p>0</text:p>
          </table:table-cell>
          <table:table-cell office:value-type="float" office:value="293649">
            <text:p>293649</text:p>
          </table:table-cell>
          <table:table-cell office:value-type="float" office:value="4602">
            <text:p>4602</text:p>
          </table:table-cell>
          <table:table-cell office:value-type="float" office:value="146825">
            <text:p>146825</text:p>
          </table:table-cell>
          <table:table-cell office:value-type="float" office:value="0">
            <text:p>0</text:p>
          </table:table-cell>
          <table:table-cell office:value-type="float" office:value="97883">
            <text:p>97883</text:p>
          </table:table-cell>
          <table:table-cell office:value-type="float" office:value="0">
            <text:p>0</text:p>
          </table:table-cell>
          <table:table-cell office:value-type="float" office:value="97883">
            <text:p>97883</text:p>
          </table:table-cell>
          <table:table-cell office:value-type="float" office:value="290051">
            <text:p>290051</text:p>
          </table:table-cell>
          <table:table-cell office:value-type="float" office:value="48941">
            <text:p>48941</text:p>
          </table:table-cell>
          <table:table-cell office:value-type="float" office:value="587">
            <text:p>587</text:p>
          </table:table-cell>
          <table:table-cell office:value-type="float" office:value="195766">
            <text:p>195766</text:p>
          </table:table-cell>
          <table:table-cell office:value-type="float" office:value="293649">
            <text:p>293649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6250">
            <text:p>6250</text:p>
          </table:table-cell>
          <table:table-cell office:value-type="float" office:value="3340">
            <text:p>3340</text:p>
          </table:table-cell>
          <table:table-cell office:value-type="float" office:value="291527">
            <text:p>291527</text:p>
          </table:table-cell>
          <table:table-cell office:value-type="float" office:value="599884">
            <text:p>599884</text:p>
          </table:table-cell>
          <table:table-cell office:value-type="float" office:value="44847">
            <text:p>44847</text:p>
          </table:table-cell>
          <table:table-cell table:number-columns-repeated="3" office:value-type="float" office:value="0">
            <text:p>0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304">
            <text:p>10304</text:p>
          </table:table-cell>
          <table:table-cell table:number-columns-repeated="11" office:value-type="float" office:value="0">
            <text:p>0</text:p>
          </table:table-cell>
          <table:table-cell office:value-type="float" office:value="544">
            <text:p>544</text:p>
          </table:table-cell>
          <table:table-cell office:value-type="float" office:value="111736">
            <text:p>111736</text:p>
          </table:table-cell>
          <table:table-cell table:number-columns-repeated="4" office:value-type="float" office:value="0">
            <text:p>0</text:p>
          </table:table-cell>
          <table:table-cell office:value-type="float" office:value="291527">
            <text:p>291527</text:p>
          </table:table-cell>
          <table:table-cell office:value-type="float" office:value="0">
            <text:p>0</text:p>
          </table:table-cell>
          <table:table-cell office:value-type="float" office:value="291527">
            <text:p>291527</text:p>
          </table:table-cell>
          <table:table-cell office:value-type="float" office:value="4586">
            <text:p>4586</text:p>
          </table:table-cell>
          <table:table-cell office:value-type="float" office:value="145763">
            <text:p>145763</text:p>
          </table:table-cell>
          <table:table-cell office:value-type="float" office:value="0">
            <text:p>0</text:p>
          </table:table-cell>
          <table:table-cell office:value-type="float" office:value="97176">
            <text:p>97176</text:p>
          </table:table-cell>
          <table:table-cell office:value-type="float" office:value="0">
            <text:p>0</text:p>
          </table:table-cell>
          <table:table-cell office:value-type="float" office:value="97176">
            <text:p>97176</text:p>
          </table:table-cell>
          <table:table-cell office:value-type="float" office:value="288528">
            <text:p>288528</text:p>
          </table:table-cell>
          <table:table-cell office:value-type="float" office:value="48588">
            <text:p>48588</text:p>
          </table:table-cell>
          <table:table-cell office:value-type="float" office:value="567">
            <text:p>567</text:p>
          </table:table-cell>
          <table:table-cell office:value-type="float" office:value="194352">
            <text:p>194352</text:p>
          </table:table-cell>
          <table:table-cell office:value-type="float" office:value="291527">
            <text:p>291527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6499">
            <text:p>6499</text:p>
          </table:table-cell>
          <table:table-cell office:value-type="float" office:value="3355">
            <text:p>3355</text:p>
          </table:table-cell>
          <table:table-cell office:value-type="float" office:value="292910">
            <text:p>292910</text:p>
          </table:table-cell>
          <table:table-cell office:value-type="float" office:value="598665">
            <text:p>598665</text:p>
          </table:table-cell>
          <table:table-cell office:value-type="float" office:value="45055">
            <text:p>45055</text:p>
          </table:table-cell>
          <table:table-cell table:number-columns-repeated="3" office:value-type="float" office:value="0">
            <text:p>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944">
            <text:p>10944</text:p>
          </table:table-cell>
          <table:table-cell table:number-columns-repeated="11" office:value-type="float" office:value="0">
            <text:p>0</text:p>
          </table:table-cell>
          <table:table-cell office:value-type="float" office:value="576">
            <text:p>576</text:p>
          </table:table-cell>
          <table:table-cell table:number-columns-repeated="5" office:value-type="float" office:value="0">
            <text:p>0</text:p>
          </table:table-cell>
          <table:table-cell office:value-type="float" office:value="292910">
            <text:p>292910</text:p>
          </table:table-cell>
          <table:table-cell office:value-type="float" office:value="0">
            <text:p>0</text:p>
          </table:table-cell>
          <table:table-cell office:value-type="float" office:value="292910">
            <text:p>292910</text:p>
          </table:table-cell>
          <table:table-cell office:value-type="float" office:value="4581">
            <text:p>4581</text:p>
          </table:table-cell>
          <table:table-cell office:value-type="float" office:value="146455">
            <text:p>146455</text:p>
          </table:table-cell>
          <table:table-cell office:value-type="float" office:value="0">
            <text:p>0</text:p>
          </table:table-cell>
          <table:table-cell office:value-type="float" office:value="97637">
            <text:p>97637</text:p>
          </table:table-cell>
          <table:table-cell office:value-type="float" office:value="0">
            <text:p>0</text:p>
          </table:table-cell>
          <table:table-cell office:value-type="float" office:value="97636">
            <text:p>97636</text:p>
          </table:table-cell>
          <table:table-cell office:value-type="float" office:value="290134">
            <text:p>290134</text:p>
          </table:table-cell>
          <table:table-cell office:value-type="float" office:value="48818">
            <text:p>48818</text:p>
          </table:table-cell>
          <table:table-cell office:value-type="float" office:value="584">
            <text:p>584</text:p>
          </table:table-cell>
          <table:table-cell office:value-type="float" office:value="195273">
            <text:p>195273</text:p>
          </table:table-cell>
          <table:table-cell office:value-type="float" office:value="292910">
            <text:p>292910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office:value-type="float" office:value="6584">
            <text:p>6584</text:p>
          </table:table-cell>
          <table:table-cell office:value-type="float" office:value="3353">
            <text:p>3353</text:p>
          </table:table-cell>
          <table:table-cell office:value-type="float" office:value="292663">
            <text:p>292663</text:p>
          </table:table-cell>
          <table:table-cell office:value-type="float" office:value="596377">
            <text:p>596377</text:p>
          </table:table-cell>
          <table:table-cell office:value-type="float" office:value="45222">
            <text:p>45222</text:p>
          </table:table-cell>
          <table:table-cell table:number-columns-repeated="3" office:value-type="float" office:value="0">
            <text:p>0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456">
            <text:p>11456</text:p>
          </table:table-cell>
          <table:table-cell table:number-columns-repeated="11" office:value-type="float" office:value="0">
            <text:p>0</text:p>
          </table:table-cell>
          <table:table-cell office:value-type="float" office:value="608">
            <text:p>608</text:p>
          </table:table-cell>
          <table:table-cell table:number-columns-repeated="5" office:value-type="float" office:value="0">
            <text:p>0</text:p>
          </table:table-cell>
          <table:table-cell office:value-type="float" office:value="292663">
            <text:p>292663</text:p>
          </table:table-cell>
          <table:table-cell office:value-type="float" office:value="0">
            <text:p>0</text:p>
          </table:table-cell>
          <table:table-cell office:value-type="float" office:value="292663">
            <text:p>292663</text:p>
          </table:table-cell>
          <table:table-cell office:value-type="float" office:value="4576">
            <text:p>4576</text:p>
          </table:table-cell>
          <table:table-cell office:value-type="float" office:value="146332">
            <text:p>146332</text:p>
          </table:table-cell>
          <table:table-cell office:value-type="float" office:value="0">
            <text:p>0</text:p>
          </table:table-cell>
          <table:table-cell office:value-type="float" office:value="97554">
            <text:p>97554</text:p>
          </table:table-cell>
          <table:table-cell office:value-type="float" office:value="0">
            <text:p>0</text:p>
          </table:table-cell>
          <table:table-cell office:value-type="float" office:value="97554">
            <text:p>97554</text:p>
          </table:table-cell>
          <table:table-cell office:value-type="float" office:value="289678">
            <text:p>289678</text:p>
          </table:table-cell>
          <table:table-cell office:value-type="float" office:value="48777">
            <text:p>48777</text:p>
          </table:table-cell>
          <table:table-cell office:value-type="float" office:value="581">
            <text:p>581</text:p>
          </table:table-cell>
          <table:table-cell office:value-type="float" office:value="195108">
            <text:p>195108</text:p>
          </table:table-cell>
          <table:table-cell office:value-type="float" office:value="292663">
            <text:p>292663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float" office:value="6666">
            <text:p>6666</text:p>
          </table:table-cell>
          <table:table-cell office:value-type="float" office:value="3351">
            <text:p>3351</text:p>
          </table:table-cell>
          <table:table-cell office:value-type="float" office:value="292577">
            <text:p>292577</text:p>
          </table:table-cell>
          <table:table-cell office:value-type="float" office:value="599664">
            <text:p>599664</text:p>
          </table:table-cell>
          <table:table-cell office:value-type="float" office:value="45101">
            <text:p>45101</text:p>
          </table:table-cell>
          <table:table-cell table:number-columns-repeated="3"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968">
            <text:p>11968</text:p>
          </table:table-cell>
          <table:table-cell table:number-columns-repeated="11" office:value-type="float" office:value="0">
            <text:p>0</text:p>
          </table:table-cell>
          <table:table-cell office:value-type="float" office:value="640">
            <text:p>640</text:p>
          </table:table-cell>
          <table:table-cell office:value-type="float" office:value="111832">
            <text:p>111832</text:p>
          </table:table-cell>
          <table:table-cell table:number-columns-repeated="4" office:value-type="float" office:value="0">
            <text:p>0</text:p>
          </table:table-cell>
          <table:table-cell office:value-type="float" office:value="292577">
            <text:p>292577</text:p>
          </table:table-cell>
          <table:table-cell office:value-type="float" office:value="0">
            <text:p>0</text:p>
          </table:table-cell>
          <table:table-cell office:value-type="float" office:value="292577">
            <text:p>292577</text:p>
          </table:table-cell>
          <table:table-cell office:value-type="float" office:value="4651">
            <text:p>4651</text:p>
          </table:table-cell>
          <table:table-cell office:value-type="float" office:value="146289">
            <text:p>146289</text:p>
          </table:table-cell>
          <table:table-cell office:value-type="float" office:value="0">
            <text:p>0</text:p>
          </table:table-cell>
          <table:table-cell office:value-type="float" office:value="97526">
            <text:p>97526</text:p>
          </table:table-cell>
          <table:table-cell office:value-type="float" office:value="0">
            <text:p>0</text:p>
          </table:table-cell>
          <table:table-cell office:value-type="float" office:value="97525">
            <text:p>97525</text:p>
          </table:table-cell>
          <table:table-cell office:value-type="float" office:value="290176">
            <text:p>290176</text:p>
          </table:table-cell>
          <table:table-cell office:value-type="float" office:value="48762">
            <text:p>48762</text:p>
          </table:table-cell>
          <table:table-cell office:value-type="float" office:value="592">
            <text:p>592</text:p>
          </table:table-cell>
          <table:table-cell office:value-type="float" office:value="195051">
            <text:p>195051</text:p>
          </table:table-cell>
          <table:table-cell office:value-type="float" office:value="292577">
            <text:p>292577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office:value-type="float" office:value="6833">
            <text:p>6833</text:p>
          </table:table-cell>
          <table:table-cell office:value-type="float" office:value="3338">
            <text:p>3338</text:p>
          </table:table-cell>
          <table:table-cell office:value-type="float" office:value="291373">
            <text:p>291373</text:p>
          </table:table-cell>
          <table:table-cell office:value-type="float" office:value="597397">
            <text:p>597397</text:p>
          </table:table-cell>
          <table:table-cell office:value-type="float" office:value="45465">
            <text:p>45465</text:p>
          </table:table-cell>
          <table:table-cell table:number-columns-repeated="3" office:value-type="float" office:value="0">
            <text:p>0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2886">
            <text:p>12886</text:p>
          </table:table-cell>
          <table:table-cell table:number-columns-repeated="11" office:value-type="float" office:value="0">
            <text:p>0</text:p>
          </table:table-cell>
          <table:table-cell office:value-type="float" office:value="672">
            <text:p>672</text:p>
          </table:table-cell>
          <table:table-cell office:value-type="float" office:value="112576">
            <text:p>112576</text:p>
          </table:table-cell>
          <table:table-cell table:number-columns-repeated="4" office:value-type="float" office:value="0">
            <text:p>0</text:p>
          </table:table-cell>
          <table:table-cell office:value-type="float" office:value="291373">
            <text:p>291373</text:p>
          </table:table-cell>
          <table:table-cell office:value-type="float" office:value="0">
            <text:p>0</text:p>
          </table:table-cell>
          <table:table-cell office:value-type="float" office:value="291373">
            <text:p>291373</text:p>
          </table:table-cell>
          <table:table-cell office:value-type="float" office:value="4601">
            <text:p>4601</text:p>
          </table:table-cell>
          <table:table-cell office:value-type="float" office:value="145686">
            <text:p>145686</text:p>
          </table:table-cell>
          <table:table-cell office:value-type="float" office:value="0">
            <text:p>0</text:p>
          </table:table-cell>
          <table:table-cell office:value-type="float" office:value="97124">
            <text:p>97124</text:p>
          </table:table-cell>
          <table:table-cell office:value-type="float" office:value="0">
            <text:p>0</text:p>
          </table:table-cell>
          <table:table-cell office:value-type="float" office:value="97125">
            <text:p>97125</text:p>
          </table:table-cell>
          <table:table-cell office:value-type="float" office:value="287299">
            <text:p>287299</text:p>
          </table:table-cell>
          <table:table-cell office:value-type="float" office:value="48563">
            <text:p>48563</text:p>
          </table:table-cell>
          <table:table-cell office:value-type="float" office:value="592">
            <text:p>592</text:p>
          </table:table-cell>
          <table:table-cell office:value-type="float" office:value="194249">
            <text:p>194249</text:p>
          </table:table-cell>
          <table:table-cell office:value-type="float" office:value="291373">
            <text:p>291373</text:p>
          </table:table-cell>
          <table:table-cell table:number-columns-repeated="2" office:value-type="float" office:value="0">
            <text:p>0</text:p>
          </table:table-cell>
          <table:table-cell office:value-type="float" office:value="1586914">
            <text:p>158691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office:value-type="float" office:value="6916">
            <text:p>6916</text:p>
          </table:table-cell>
          <table:table-cell office:value-type="float" office:value="3347">
            <text:p>3347</text:p>
          </table:table-cell>
          <table:table-cell office:value-type="float" office:value="292179">
            <text:p>292179</text:p>
          </table:table-cell>
          <table:table-cell office:value-type="float" office:value="600285">
            <text:p>600285</text:p>
          </table:table-cell>
          <table:table-cell office:value-type="float" office:value="45400">
            <text:p>45400</text:p>
          </table:table-cell>
          <table:table-cell table:number-columns-repeated="3" office:value-type="float" office:value="0">
            <text:p>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3744">
            <text:p>13744</text:p>
          </table:table-cell>
          <table:table-cell table:number-columns-repeated="11" office:value-type="float" office:value="0">
            <text:p>0</text:p>
          </table:table-cell>
          <table:table-cell office:value-type="float" office:value="704">
            <text:p>704</text:p>
          </table:table-cell>
          <table:table-cell table:number-columns-repeated="5" office:value-type="float" office:value="0">
            <text:p>0</text:p>
          </table:table-cell>
          <table:table-cell office:value-type="float" office:value="292179">
            <text:p>292179</text:p>
          </table:table-cell>
          <table:table-cell office:value-type="float" office:value="0">
            <text:p>0</text:p>
          </table:table-cell>
          <table:table-cell office:value-type="float" office:value="292179">
            <text:p>292179</text:p>
          </table:table-cell>
          <table:table-cell office:value-type="float" office:value="4591">
            <text:p>4591</text:p>
          </table:table-cell>
          <table:table-cell office:value-type="float" office:value="146090">
            <text:p>146090</text:p>
          </table:table-cell>
          <table:table-cell office:value-type="float" office:value="0">
            <text:p>0</text:p>
          </table:table-cell>
          <table:table-cell office:value-type="float" office:value="97393">
            <text:p>97393</text:p>
          </table:table-cell>
          <table:table-cell office:value-type="float" office:value="0">
            <text:p>0</text:p>
          </table:table-cell>
          <table:table-cell office:value-type="float" office:value="97393">
            <text:p>97393</text:p>
          </table:table-cell>
          <table:table-cell office:value-type="float" office:value="290861">
            <text:p>290861</text:p>
          </table:table-cell>
          <table:table-cell office:value-type="float" office:value="48697">
            <text:p>48697</text:p>
          </table:table-cell>
          <table:table-cell office:value-type="float" office:value="595">
            <text:p>595</text:p>
          </table:table-cell>
          <table:table-cell office:value-type="float" office:value="194785">
            <text:p>194785</text:p>
          </table:table-cell>
          <table:table-cell office:value-type="float" office:value="292179">
            <text:p>292179</text:p>
          </table:table-cell>
          <table:table-cell table:number-columns-repeated="2" office:value-type="float" office:value="0">
            <text:p>0</text:p>
          </table:table-cell>
          <table:table-cell office:value-type="float" office:value="1586914">
            <text:p>158691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office:value-type="float" office:value="7084">
            <text:p>7084</text:p>
          </table:table-cell>
          <table:table-cell office:value-type="float" office:value="3337">
            <text:p>3337</text:p>
          </table:table-cell>
          <table:table-cell office:value-type="float" office:value="291299">
            <text:p>291299</text:p>
          </table:table-cell>
          <table:table-cell office:value-type="float" office:value="600611">
            <text:p>600611</text:p>
          </table:table-cell>
          <table:table-cell office:value-type="float" office:value="45547">
            <text:p>45547</text:p>
          </table:table-cell>
          <table:table-cell table:number-columns-repeated="3" office:value-type="float" office:value="0">
            <text:p>0</text:p>
          </table:table-cell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586">
            <text:p>14586</text:p>
          </table:table-cell>
          <table:table-cell table:number-columns-repeated="11" office:value-type="float" office:value="0">
            <text:p>0</text:p>
          </table:table-cell>
          <table:table-cell office:value-type="float" office:value="736">
            <text:p>736</text:p>
          </table:table-cell>
          <table:table-cell office:value-type="float" office:value="111344">
            <text:p>111344</text:p>
          </table:table-cell>
          <table:table-cell table:number-columns-repeated="4" office:value-type="float" office:value="0">
            <text:p>0</text:p>
          </table:table-cell>
          <table:table-cell office:value-type="float" office:value="291299">
            <text:p>291299</text:p>
          </table:table-cell>
          <table:table-cell office:value-type="float" office:value="0">
            <text:p>0</text:p>
          </table:table-cell>
          <table:table-cell office:value-type="float" office:value="291299">
            <text:p>291299</text:p>
          </table:table-cell>
          <table:table-cell office:value-type="float" office:value="4567">
            <text:p>4567</text:p>
          </table:table-cell>
          <table:table-cell office:value-type="float" office:value="145649">
            <text:p>145649</text:p>
          </table:table-cell>
          <table:table-cell office:value-type="float" office:value="0">
            <text:p>0</text:p>
          </table:table-cell>
          <table:table-cell office:value-type="float" office:value="97100">
            <text:p>97100</text:p>
          </table:table-cell>
          <table:table-cell office:value-type="float" office:value="0">
            <text:p>0</text:p>
          </table:table-cell>
          <table:table-cell office:value-type="float" office:value="97099">
            <text:p>97099</text:p>
          </table:table-cell>
          <table:table-cell office:value-type="float" office:value="287468">
            <text:p>287468</text:p>
          </table:table-cell>
          <table:table-cell office:value-type="float" office:value="48550">
            <text:p>48550</text:p>
          </table:table-cell>
          <table:table-cell office:value-type="float" office:value="603">
            <text:p>603</text:p>
          </table:table-cell>
          <table:table-cell office:value-type="float" office:value="194199">
            <text:p>194199</text:p>
          </table:table-cell>
          <table:table-cell office:value-type="float" office:value="291299">
            <text:p>291299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7250">
            <text:p>7250</text:p>
          </table:table-cell>
          <table:table-cell office:value-type="float" office:value="3364">
            <text:p>3364</text:p>
          </table:table-cell>
          <table:table-cell office:value-type="float" office:value="293616">
            <text:p>293616</text:p>
          </table:table-cell>
          <table:table-cell office:value-type="float" office:value="603014">
            <text:p>603014</text:p>
          </table:table-cell>
          <table:table-cell office:value-type="float" office:value="45731">
            <text:p>45731</text:p>
          </table:table-cell>
          <table:table-cell table:number-columns-repeated="3" office:value-type="float" office:value="0">
            <text:p>0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5420">
            <text:p>15420</text:p>
          </table:table-cell>
          <table:table-cell table:number-columns-repeated="11" office:value-type="float" office:value="0">
            <text:p>0</text:p>
          </table:table-cell>
          <table:table-cell office:value-type="float" office:value="768">
            <text:p>768</text:p>
          </table:table-cell>
          <table:table-cell table:number-columns-repeated="5" office:value-type="float" office:value="0">
            <text:p>0</text:p>
          </table:table-cell>
          <table:table-cell office:value-type="float" office:value="293616">
            <text:p>293616</text:p>
          </table:table-cell>
          <table:table-cell office:value-type="float" office:value="0">
            <text:p>0</text:p>
          </table:table-cell>
          <table:table-cell office:value-type="float" office:value="293616">
            <text:p>293616</text:p>
          </table:table-cell>
          <table:table-cell office:value-type="float" office:value="4621">
            <text:p>4621</text:p>
          </table:table-cell>
          <table:table-cell office:value-type="float" office:value="146808">
            <text:p>146808</text:p>
          </table:table-cell>
          <table:table-cell office:value-type="float" office:value="0">
            <text:p>0</text:p>
          </table:table-cell>
          <table:table-cell office:value-type="float" office:value="97872">
            <text:p>97872</text:p>
          </table:table-cell>
          <table:table-cell office:value-type="float" office:value="0">
            <text:p>0</text:p>
          </table:table-cell>
          <table:table-cell office:value-type="float" office:value="97872">
            <text:p>97872</text:p>
          </table:table-cell>
          <table:table-cell office:value-type="float" office:value="290980">
            <text:p>290980</text:p>
          </table:table-cell>
          <table:table-cell office:value-type="float" office:value="48936">
            <text:p>48936</text:p>
          </table:table-cell>
          <table:table-cell office:value-type="float" office:value="604">
            <text:p>604</text:p>
          </table:table-cell>
          <table:table-cell office:value-type="float" office:value="195744">
            <text:p>195744</text:p>
          </table:table-cell>
          <table:table-cell office:value-type="float" office:value="293616">
            <text:p>293616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7333">
            <text:p>7333</text:p>
          </table:table-cell>
          <table:table-cell office:value-type="float" office:value="3364">
            <text:p>3364</text:p>
          </table:table-cell>
          <table:table-cell office:value-type="float" office:value="293712">
            <text:p>293712</text:p>
          </table:table-cell>
          <table:table-cell office:value-type="float" office:value="598067">
            <text:p>598067</text:p>
          </table:table-cell>
          <table:table-cell office:value-type="float" office:value="45935">
            <text:p>45935</text:p>
          </table:table-cell>
          <table:table-cell table:number-columns-repeated="3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6202">
            <text:p>16202</text:p>
          </table:table-cell>
          <table:table-cell table:number-columns-repeated="11" office:value-type="float" office:value="0">
            <text:p>0</text:p>
          </table:table-cell>
          <table:table-cell office:value-type="float" office:value="800">
            <text:p>800</text:p>
          </table:table-cell>
          <table:table-cell table:number-columns-repeated="5" office:value-type="float" office:value="0">
            <text:p>0</text:p>
          </table:table-cell>
          <table:table-cell office:value-type="float" office:value="293712">
            <text:p>293712</text:p>
          </table:table-cell>
          <table:table-cell office:value-type="float" office:value="0">
            <text:p>0</text:p>
          </table:table-cell>
          <table:table-cell office:value-type="float" office:value="293712">
            <text:p>293712</text:p>
          </table:table-cell>
          <table:table-cell office:value-type="float" office:value="4627">
            <text:p>4627</text:p>
          </table:table-cell>
          <table:table-cell office:value-type="float" office:value="146856">
            <text:p>146856</text:p>
          </table:table-cell>
          <table:table-cell office:value-type="float" office:value="0">
            <text:p>0</text:p>
          </table:table-cell>
          <table:table-cell office:value-type="float" office:value="97904">
            <text:p>97904</text:p>
          </table:table-cell>
          <table:table-cell office:value-type="float" office:value="0">
            <text:p>0</text:p>
          </table:table-cell>
          <table:table-cell office:value-type="float" office:value="97904">
            <text:p>97904</text:p>
          </table:table-cell>
          <table:table-cell office:value-type="float" office:value="289711">
            <text:p>289711</text:p>
          </table:table-cell>
          <table:table-cell office:value-type="float" office:value="48952">
            <text:p>48952</text:p>
          </table:table-cell>
          <table:table-cell office:value-type="float" office:value="628">
            <text:p>628</text:p>
          </table:table-cell>
          <table:table-cell office:value-type="float" office:value="195808">
            <text:p>195808</text:p>
          </table:table-cell>
          <table:table-cell office:value-type="float" office:value="293712">
            <text:p>293712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7583">
            <text:p>7583</text:p>
          </table:table-cell>
          <table:table-cell office:value-type="float" office:value="3359">
            <text:p>3359</text:p>
          </table:table-cell>
          <table:table-cell office:value-type="float" office:value="293253">
            <text:p>293253</text:p>
          </table:table-cell>
          <table:table-cell office:value-type="float" office:value="602931">
            <text:p>602931</text:p>
          </table:table-cell>
          <table:table-cell office:value-type="float" office:value="46085">
            <text:p>46085</text:p>
          </table:table-cell>
          <table:table-cell table:number-columns-repeated="3" office:value-type="float" office:value="0">
            <text:p>0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6866">
            <text:p>16866</text:p>
          </table:table-cell>
          <table:table-cell table:number-columns-repeated="11" office:value-type="float" office:value="0">
            <text:p>0</text:p>
          </table:table-cell>
          <table:table-cell office:value-type="float" office:value="832">
            <text:p>832</text:p>
          </table:table-cell>
          <table:table-cell table:number-columns-repeated="5" office:value-type="float" office:value="0">
            <text:p>0</text:p>
          </table:table-cell>
          <table:table-cell office:value-type="float" office:value="293253">
            <text:p>293253</text:p>
          </table:table-cell>
          <table:table-cell office:value-type="float" office:value="0">
            <text:p>0</text:p>
          </table:table-cell>
          <table:table-cell office:value-type="float" office:value="293253">
            <text:p>293253</text:p>
          </table:table-cell>
          <table:table-cell office:value-type="float" office:value="4623">
            <text:p>4623</text:p>
          </table:table-cell>
          <table:table-cell office:value-type="float" office:value="146627">
            <text:p>146627</text:p>
          </table:table-cell>
          <table:table-cell office:value-type="float" office:value="0">
            <text:p>0</text:p>
          </table:table-cell>
          <table:table-cell office:value-type="float" office:value="97751">
            <text:p>97751</text:p>
          </table:table-cell>
          <table:table-cell office:value-type="float" office:value="0">
            <text:p>0</text:p>
          </table:table-cell>
          <table:table-cell office:value-type="float" office:value="97751">
            <text:p>97751</text:p>
          </table:table-cell>
          <table:table-cell office:value-type="float" office:value="292147">
            <text:p>292147</text:p>
          </table:table-cell>
          <table:table-cell office:value-type="float" office:value="48876">
            <text:p>48876</text:p>
          </table:table-cell>
          <table:table-cell office:value-type="float" office:value="613">
            <text:p>613</text:p>
          </table:table-cell>
          <table:table-cell office:value-type="float" office:value="195502">
            <text:p>195502</text:p>
          </table:table-cell>
          <table:table-cell office:value-type="float" office:value="293253">
            <text:p>293253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office:value-type="float" office:value="7500">
            <text:p>7500</text:p>
          </table:table-cell>
          <table:table-cell office:value-type="float" office:value="3365">
            <text:p>3365</text:p>
          </table:table-cell>
          <table:table-cell office:value-type="float" office:value="293773">
            <text:p>293773</text:p>
          </table:table-cell>
          <table:table-cell office:value-type="float" office:value="603712">
            <text:p>603712</text:p>
          </table:table-cell>
          <table:table-cell office:value-type="float" office:value="46126">
            <text:p>46126</text:p>
          </table:table-cell>
          <table:table-cell table:number-columns-repeated="3" office:value-type="float" office:value="0">
            <text:p>0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7546">
            <text:p>17546</text:p>
          </table:table-cell>
          <table:table-cell table:number-columns-repeated="11"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5" office:value-type="float" office:value="0">
            <text:p>0</text:p>
          </table:table-cell>
          <table:table-cell office:value-type="float" office:value="293773">
            <text:p>293773</text:p>
          </table:table-cell>
          <table:table-cell office:value-type="float" office:value="0">
            <text:p>0</text:p>
          </table:table-cell>
          <table:table-cell office:value-type="float" office:value="293773">
            <text:p>293773</text:p>
          </table:table-cell>
          <table:table-cell office:value-type="float" office:value="4594">
            <text:p>4594</text:p>
          </table:table-cell>
          <table:table-cell office:value-type="float" office:value="146887">
            <text:p>146887</text:p>
          </table:table-cell>
          <table:table-cell office:value-type="float" office:value="0">
            <text:p>0</text:p>
          </table:table-cell>
          <table:table-cell office:value-type="float" office:value="97924">
            <text:p>97924</text:p>
          </table:table-cell>
          <table:table-cell office:value-type="float" office:value="0">
            <text:p>0</text:p>
          </table:table-cell>
          <table:table-cell office:value-type="float" office:value="97925">
            <text:p>97925</text:p>
          </table:table-cell>
          <table:table-cell office:value-type="float" office:value="290091">
            <text:p>290091</text:p>
          </table:table-cell>
          <table:table-cell office:value-type="float" office:value="48962">
            <text:p>48962</text:p>
          </table:table-cell>
          <table:table-cell office:value-type="float" office:value="623">
            <text:p>623</text:p>
          </table:table-cell>
          <table:table-cell office:value-type="float" office:value="195849">
            <text:p>195849</text:p>
          </table:table-cell>
          <table:table-cell office:value-type="float" office:value="293773">
            <text:p>293773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office:value-type="float" office:value="7667">
            <text:p>7667</text:p>
          </table:table-cell>
          <table:table-cell office:value-type="float" office:value="3361">
            <text:p>3361</text:p>
          </table:table-cell>
          <table:table-cell office:value-type="float" office:value="293428">
            <text:p>293428</text:p>
          </table:table-cell>
          <table:table-cell office:value-type="float" office:value="603143">
            <text:p>603143</text:p>
          </table:table-cell>
          <table:table-cell office:value-type="float" office:value="46388">
            <text:p>46388</text:p>
          </table:table-cell>
          <table:table-cell table:number-columns-repeated="3" office:value-type="float" office:value="0">
            <text:p>0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8414">
            <text:p>18414</text:p>
          </table:table-cell>
          <table:table-cell table:number-columns-repeated="11" office:value-type="float" office:value="0">
            <text:p>0</text:p>
          </table:table-cell>
          <table:table-cell office:value-type="float" office:value="896">
            <text:p>896</text:p>
          </table:table-cell>
          <table:table-cell table:number-columns-repeated="5" office:value-type="float" office:value="0">
            <text:p>0</text:p>
          </table:table-cell>
          <table:table-cell office:value-type="float" office:value="293428">
            <text:p>293428</text:p>
          </table:table-cell>
          <table:table-cell office:value-type="float" office:value="0">
            <text:p>0</text:p>
          </table:table-cell>
          <table:table-cell office:value-type="float" office:value="293428">
            <text:p>293428</text:p>
          </table:table-cell>
          <table:table-cell office:value-type="float" office:value="4607">
            <text:p>4607</text:p>
          </table:table-cell>
          <table:table-cell office:value-type="float" office:value="146714">
            <text:p>146714</text:p>
          </table:table-cell>
          <table:table-cell office:value-type="float" office:value="0">
            <text:p>0</text:p>
          </table:table-cell>
          <table:table-cell office:value-type="float" office:value="97809">
            <text:p>97809</text:p>
          </table:table-cell>
          <table:table-cell office:value-type="float" office:value="0">
            <text:p>0</text:p>
          </table:table-cell>
          <table:table-cell office:value-type="float" office:value="97809">
            <text:p>97809</text:p>
          </table:table-cell>
          <table:table-cell office:value-type="float" office:value="290643">
            <text:p>290643</text:p>
          </table:table-cell>
          <table:table-cell office:value-type="float" office:value="48904">
            <text:p>48904</text:p>
          </table:table-cell>
          <table:table-cell office:value-type="float" office:value="618">
            <text:p>618</text:p>
          </table:table-cell>
          <table:table-cell office:value-type="float" office:value="195619">
            <text:p>195619</text:p>
          </table:table-cell>
          <table:table-cell office:value-type="float" office:value="293428">
            <text:p>293428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float" office:value="7750">
            <text:p>7750</text:p>
          </table:table-cell>
          <table:table-cell office:value-type="float" office:value="3365">
            <text:p>3365</text:p>
          </table:table-cell>
          <table:table-cell office:value-type="float" office:value="293724">
            <text:p>293724</text:p>
          </table:table-cell>
          <table:table-cell office:value-type="float" office:value="599399">
            <text:p>599399</text:p>
          </table:table-cell>
          <table:table-cell office:value-type="float" office:value="46492">
            <text:p>46492</text:p>
          </table:table-cell>
          <table:table-cell table:number-columns-repeated="3" office:value-type="float" office:value="0">
            <text:p>0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8864">
            <text:p>18864</text:p>
          </table:table-cell>
          <table:table-cell table:number-columns-repeated="11" office:value-type="float" office:value="0">
            <text:p>0</text:p>
          </table:table-cell>
          <table:table-cell office:value-type="float" office:value="928">
            <text:p>928</text:p>
          </table:table-cell>
          <table:table-cell table:number-columns-repeated="5" office:value-type="float" office:value="0">
            <text:p>0</text:p>
          </table:table-cell>
          <table:table-cell office:value-type="float" office:value="293724">
            <text:p>293724</text:p>
          </table:table-cell>
          <table:table-cell office:value-type="float" office:value="0">
            <text:p>0</text:p>
          </table:table-cell>
          <table:table-cell office:value-type="float" office:value="293724">
            <text:p>293724</text:p>
          </table:table-cell>
          <table:table-cell office:value-type="float" office:value="4601">
            <text:p>4601</text:p>
          </table:table-cell>
          <table:table-cell office:value-type="float" office:value="146862">
            <text:p>146862</text:p>
          </table:table-cell>
          <table:table-cell office:value-type="float" office:value="0">
            <text:p>0</text:p>
          </table:table-cell>
          <table:table-cell office:value-type="float" office:value="97908">
            <text:p>97908</text:p>
          </table:table-cell>
          <table:table-cell office:value-type="float" office:value="0">
            <text:p>0</text:p>
          </table:table-cell>
          <table:table-cell office:value-type="float" office:value="97908">
            <text:p>97908</text:p>
          </table:table-cell>
          <table:table-cell office:value-type="float" office:value="292408">
            <text:p>292408</text:p>
          </table:table-cell>
          <table:table-cell office:value-type="float" office:value="48954">
            <text:p>48954</text:p>
          </table:table-cell>
          <table:table-cell office:value-type="float" office:value="624">
            <text:p>624</text:p>
          </table:table-cell>
          <table:table-cell office:value-type="float" office:value="195816">
            <text:p>195816</text:p>
          </table:table-cell>
          <table:table-cell office:value-type="float" office:value="293724">
            <text:p>293724</text:p>
          </table:table-cell>
          <table:table-cell table:number-columns-repeated="2" office:value-type="float" office:value="0">
            <text:p>0</text:p>
          </table:table-cell>
          <table:table-cell office:value-type="float" office:value="1586914">
            <text:p>158691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7916">
            <text:p>7916</text:p>
          </table:table-cell>
          <table:table-cell office:value-type="float" office:value="3372">
            <text:p>3372</text:p>
          </table:table-cell>
          <table:table-cell office:value-type="float" office:value="294339">
            <text:p>294339</text:p>
          </table:table-cell>
          <table:table-cell office:value-type="float" office:value="604256">
            <text:p>604256</text:p>
          </table:table-cell>
          <table:table-cell office:value-type="float" office:value="46654">
            <text:p>46654</text:p>
          </table:table-cell>
          <table:table-cell table:number-columns-repeated="3" office:value-type="float" office:value="0">
            <text:p>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9630">
            <text:p>19630</text:p>
          </table:table-cell>
          <table:table-cell table:number-columns-repeated="11" office:value-type="float" office:value="0">
            <text:p>0</text:p>
          </table:table-cell>
          <table:table-cell office:value-type="float" office:value="960">
            <text:p>960</text:p>
          </table:table-cell>
          <table:table-cell table:number-columns-repeated="5" office:value-type="float" office:value="0">
            <text:p>0</text:p>
          </table:table-cell>
          <table:table-cell office:value-type="float" office:value="294339">
            <text:p>294339</text:p>
          </table:table-cell>
          <table:table-cell office:value-type="float" office:value="0">
            <text:p>0</text:p>
          </table:table-cell>
          <table:table-cell office:value-type="float" office:value="294339">
            <text:p>294339</text:p>
          </table:table-cell>
          <table:table-cell office:value-type="float" office:value="4611">
            <text:p>4611</text:p>
          </table:table-cell>
          <table:table-cell office:value-type="float" office:value="147170">
            <text:p>147170</text:p>
          </table:table-cell>
          <table:table-cell office:value-type="float" office:value="0">
            <text:p>0</text:p>
          </table:table-cell>
          <table:table-cell office:value-type="float" office:value="98113">
            <text:p>98113</text:p>
          </table:table-cell>
          <table:table-cell office:value-type="float" office:value="0">
            <text:p>0</text:p>
          </table:table-cell>
          <table:table-cell office:value-type="float" office:value="98113">
            <text:p>98113</text:p>
          </table:table-cell>
          <table:table-cell office:value-type="float" office:value="289877">
            <text:p>289877</text:p>
          </table:table-cell>
          <table:table-cell office:value-type="float" office:value="49057">
            <text:p>49057</text:p>
          </table:table-cell>
          <table:table-cell office:value-type="float" office:value="625">
            <text:p>625</text:p>
          </table:table-cell>
          <table:table-cell office:value-type="float" office:value="196225">
            <text:p>196225</text:p>
          </table:table-cell>
          <table:table-cell office:value-type="float" office:value="294339">
            <text:p>294339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8000">
            <text:p>8000</text:p>
          </table:table-cell>
          <table:table-cell office:value-type="float" office:value="3353">
            <text:p>3353</text:p>
          </table:table-cell>
          <table:table-cell office:value-type="float" office:value="292673">
            <text:p>292673</text:p>
          </table:table-cell>
          <table:table-cell office:value-type="float" office:value="599188">
            <text:p>599188</text:p>
          </table:table-cell>
          <table:table-cell office:value-type="float" office:value="46784">
            <text:p>46784</text:p>
          </table:table-cell>
          <table:table-cell table:number-columns-repeated="3" office:value-type="float" office:value="0">
            <text:p>0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0464">
            <text:p>20464</text:p>
          </table:table-cell>
          <table:table-cell table:number-columns-repeated="11" office:value-type="float" office:value="0">
            <text:p>0</text:p>
          </table:table-cell>
          <table:table-cell office:value-type="float" office:value="992">
            <text:p>992</text:p>
          </table:table-cell>
          <table:table-cell table:number-columns-repeated="5" office:value-type="float" office:value="0">
            <text:p>0</text:p>
          </table:table-cell>
          <table:table-cell office:value-type="float" office:value="292673">
            <text:p>292673</text:p>
          </table:table-cell>
          <table:table-cell office:value-type="float" office:value="0">
            <text:p>0</text:p>
          </table:table-cell>
          <table:table-cell office:value-type="float" office:value="292673">
            <text:p>292673</text:p>
          </table:table-cell>
          <table:table-cell office:value-type="float" office:value="4590">
            <text:p>4590</text:p>
          </table:table-cell>
          <table:table-cell office:value-type="float" office:value="146337">
            <text:p>146337</text:p>
          </table:table-cell>
          <table:table-cell office:value-type="float" office:value="0">
            <text:p>0</text:p>
          </table:table-cell>
          <table:table-cell office:value-type="float" office:value="97557">
            <text:p>97557</text:p>
          </table:table-cell>
          <table:table-cell office:value-type="float" office:value="0">
            <text:p>0</text:p>
          </table:table-cell>
          <table:table-cell office:value-type="float" office:value="97558">
            <text:p>97558</text:p>
          </table:table-cell>
          <table:table-cell office:value-type="float" office:value="290990">
            <text:p>290990</text:p>
          </table:table-cell>
          <table:table-cell office:value-type="float" office:value="48779">
            <text:p>48779</text:p>
          </table:table-cell>
          <table:table-cell office:value-type="float" office:value="629">
            <text:p>629</text:p>
          </table:table-cell>
          <table:table-cell office:value-type="float" office:value="195115">
            <text:p>195115</text:p>
          </table:table-cell>
          <table:table-cell office:value-type="float" office:value="292673">
            <text:p>292673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8084">
            <text:p>8084</text:p>
          </table:table-cell>
          <table:table-cell office:value-type="float" office:value="3363">
            <text:p>3363</text:p>
          </table:table-cell>
          <table:table-cell office:value-type="float" office:value="293512">
            <text:p>293512</text:p>
          </table:table-cell>
          <table:table-cell office:value-type="float" office:value="604937">
            <text:p>604937</text:p>
          </table:table-cell>
          <table:table-cell office:value-type="float" office:value="46927">
            <text:p>46927</text:p>
          </table:table-cell>
          <table:table-cell table:number-columns-repeated="3"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1422">
            <text:p>21422</text:p>
          </table:table-cell>
          <table:table-cell table:number-columns-repeated="11" office:value-type="float" office:value="0">
            <text:p>0</text:p>
          </table:table-cell>
          <table:table-cell office:value-type="float" office:value="1024">
            <text:p>1024</text:p>
          </table:table-cell>
          <table:table-cell table:number-columns-repeated="5" office:value-type="float" office:value="0">
            <text:p>0</text:p>
          </table:table-cell>
          <table:table-cell office:value-type="float" office:value="293512">
            <text:p>293512</text:p>
          </table:table-cell>
          <table:table-cell office:value-type="float" office:value="0">
            <text:p>0</text:p>
          </table:table-cell>
          <table:table-cell office:value-type="float" office:value="293512">
            <text:p>293512</text:p>
          </table:table-cell>
          <table:table-cell office:value-type="float" office:value="4586">
            <text:p>4586</text:p>
          </table:table-cell>
          <table:table-cell office:value-type="float" office:value="146756">
            <text:p>146756</text:p>
          </table:table-cell>
          <table:table-cell office:value-type="float" office:value="0">
            <text:p>0</text:p>
          </table:table-cell>
          <table:table-cell office:value-type="float" office:value="97837">
            <text:p>97837</text:p>
          </table:table-cell>
          <table:table-cell office:value-type="float" office:value="0">
            <text:p>0</text:p>
          </table:table-cell>
          <table:table-cell office:value-type="float" office:value="97837">
            <text:p>97837</text:p>
          </table:table-cell>
          <table:table-cell office:value-type="float" office:value="291741">
            <text:p>291741</text:p>
          </table:table-cell>
          <table:table-cell office:value-type="float" office:value="48918">
            <text:p>48918</text:p>
          </table:table-cell>
          <table:table-cell office:value-type="float" office:value="638">
            <text:p>638</text:p>
          </table:table-cell>
          <table:table-cell office:value-type="float" office:value="195675">
            <text:p>195675</text:p>
          </table:table-cell>
          <table:table-cell office:value-type="float" office:value="293512">
            <text:p>293512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12500">
            <text:p>12500</text:p>
          </table:table-cell>
          <table:table-cell office:value-type="float" office:value="3431">
            <text:p>3431</text:p>
          </table:table-cell>
          <table:table-cell office:value-type="float" office:value="299501">
            <text:p>299501</text:p>
          </table:table-cell>
          <table:table-cell office:value-type="float" office:value="621712">
            <text:p>621712</text:p>
          </table:table-cell>
          <table:table-cell office:value-type="float" office:value="51768">
            <text:p>51768</text:p>
          </table:table-cell>
          <table:table-cell table:number-columns-repeated="3" office:value-type="float" office:value="0">
            <text:p>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9504">
            <text:p>49504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table:number-columns-repeated="5" office:value-type="float" office:value="0">
            <text:p>0</text:p>
          </table:table-cell>
          <table:table-cell office:value-type="float" office:value="299501">
            <text:p>299501</text:p>
          </table:table-cell>
          <table:table-cell office:value-type="float" office:value="0">
            <text:p>0</text:p>
          </table:table-cell>
          <table:table-cell office:value-type="float" office:value="299501">
            <text:p>299501</text:p>
          </table:table-cell>
          <table:table-cell office:value-type="float" office:value="4679">
            <text:p>4679</text:p>
          </table:table-cell>
          <table:table-cell office:value-type="float" office:value="149750">
            <text:p>149750</text:p>
          </table:table-cell>
          <table:table-cell office:value-type="float" office:value="0">
            <text:p>0</text:p>
          </table:table-cell>
          <table:table-cell office:value-type="float" office:value="99833">
            <text:p>99833</text:p>
          </table:table-cell>
          <table:table-cell office:value-type="float" office:value="0">
            <text:p>0</text:p>
          </table:table-cell>
          <table:table-cell office:value-type="float" office:value="99834">
            <text:p>99834</text:p>
          </table:table-cell>
          <table:table-cell office:value-type="float" office:value="298420">
            <text:p>298420</text:p>
          </table:table-cell>
          <table:table-cell office:value-type="float" office:value="49917">
            <text:p>49917</text:p>
          </table:table-cell>
          <table:table-cell office:value-type="float" office:value="807">
            <text:p>807</text:p>
          </table:table-cell>
          <table:table-cell office:value-type="float" office:value="199668">
            <text:p>199668</text:p>
          </table:table-cell>
          <table:table-cell office:value-type="float" office:value="299501">
            <text:p>299501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22125">
            <text:p>22125</text:p>
          </table:table-cell>
          <table:table-cell office:value-type="float" office:value="3539">
            <text:p>3539</text:p>
          </table:table-cell>
          <table:table-cell office:value-type="float" office:value="308990">
            <text:p>308990</text:p>
          </table:table-cell>
          <table:table-cell office:value-type="float" office:value="649553">
            <text:p>649553</text:p>
          </table:table-cell>
          <table:table-cell office:value-type="float" office:value="61998">
            <text:p>61998</text:p>
          </table:table-cell>
          <table:table-cell table:number-columns-repeated="3" office:value-type="float" office:value="0">
            <text:p>0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4341">
            <text:p>104341</text:p>
          </table:table-cell>
          <table:table-cell table:number-columns-repeated="11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129332">
            <text:p>129332</text:p>
          </table:table-cell>
          <table:table-cell table:number-columns-repeated="4" office:value-type="float" office:value="0">
            <text:p>0</text:p>
          </table:table-cell>
          <table:table-cell office:value-type="float" office:value="308990">
            <text:p>308990</text:p>
          </table:table-cell>
          <table:table-cell office:value-type="float" office:value="0">
            <text:p>0</text:p>
          </table:table-cell>
          <table:table-cell office:value-type="float" office:value="308990">
            <text:p>308990</text:p>
          </table:table-cell>
          <table:table-cell office:value-type="float" office:value="4836">
            <text:p>4836</text:p>
          </table:table-cell>
          <table:table-cell office:value-type="float" office:value="154495">
            <text:p>154495</text:p>
          </table:table-cell>
          <table:table-cell office:value-type="float" office:value="0">
            <text:p>0</text:p>
          </table:table-cell>
          <table:table-cell office:value-type="float" office:value="102996">
            <text:p>102996</text:p>
          </table:table-cell>
          <table:table-cell office:value-type="float" office:value="0">
            <text:p>0</text:p>
          </table:table-cell>
          <table:table-cell office:value-type="float" office:value="102996">
            <text:p>102996</text:p>
          </table:table-cell>
          <table:table-cell office:value-type="float" office:value="305538">
            <text:p>305538</text:p>
          </table:table-cell>
          <table:table-cell office:value-type="float" office:value="51498">
            <text:p>51498</text:p>
          </table:table-cell>
          <table:table-cell office:value-type="float" office:value="1172">
            <text:p>1172</text:p>
          </table:table-cell>
          <table:table-cell office:value-type="float" office:value="205993">
            <text:p>205993</text:p>
          </table:table-cell>
          <table:table-cell office:value-type="float" office:value="308990">
            <text:p>308990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table:number-columns-repeated="2" office:value-type="float" office:value="256">
            <text:p>256</text:p>
          </table:table-cell>
          <table:table-cell office:value-type="float" office:value="41791">
            <text:p>41791</text:p>
          </table:table-cell>
          <table:table-cell office:value-type="float" office:value="3794">
            <text:p>3794</text:p>
          </table:table-cell>
          <table:table-cell office:value-type="float" office:value="331221">
            <text:p>331221</text:p>
          </table:table-cell>
          <table:table-cell office:value-type="float" office:value="705116">
            <text:p>705116</text:p>
          </table:table-cell>
          <table:table-cell office:value-type="float" office:value="82856">
            <text:p>82856</text:p>
          </table:table-cell>
          <table:table-cell table:number-columns-repeated="3" office:value-type="float" office:value="0">
            <text:p>0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14449">
            <text:p>214449</text:p>
          </table:table-cell>
          <table:table-cell table:number-columns-repeated="11" office:value-type="float" office:value="0">
            <text:p>0</text:p>
          </table:table-cell>
          <table:table-cell office:value-type="float" office:value="8192">
            <text:p>8192</text:p>
          </table:table-cell>
          <table:table-cell table:number-columns-repeated="5" office:value-type="float" office:value="0">
            <text:p>0</text:p>
          </table:table-cell>
          <table:table-cell office:value-type="float" office:value="331221">
            <text:p>331221</text:p>
          </table:table-cell>
          <table:table-cell office:value-type="float" office:value="0">
            <text:p>0</text:p>
          </table:table-cell>
          <table:table-cell office:value-type="float" office:value="331221">
            <text:p>331221</text:p>
          </table:table-cell>
          <table:table-cell office:value-type="float" office:value="5188">
            <text:p>5188</text:p>
          </table:table-cell>
          <table:table-cell office:value-type="float" office:value="165610">
            <text:p>165610</text:p>
          </table:table-cell>
          <table:table-cell office:value-type="float" office:value="0">
            <text:p>0</text:p>
          </table:table-cell>
          <table:table-cell office:value-type="float" office:value="110406">
            <text:p>110406</text:p>
          </table:table-cell>
          <table:table-cell office:value-type="float" office:value="0">
            <text:p>0</text:p>
          </table:table-cell>
          <table:table-cell office:value-type="float" office:value="110407">
            <text:p>110407</text:p>
          </table:table-cell>
          <table:table-cell office:value-type="float" office:value="327345">
            <text:p>327345</text:p>
          </table:table-cell>
          <table:table-cell office:value-type="float" office:value="55203">
            <text:p>55203</text:p>
          </table:table-cell>
          <table:table-cell office:value-type="float" office:value="1895">
            <text:p>1895</text:p>
          </table:table-cell>
          <table:table-cell office:value-type="float" office:value="220814">
            <text:p>220814</text:p>
          </table:table-cell>
          <table:table-cell office:value-type="float" office:value="331221">
            <text:p>331221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office:value-type="float" office:value="79625">
            <text:p>79625</text:p>
          </table:table-cell>
          <table:table-cell office:value-type="float" office:value="4282">
            <text:p>4282</text:p>
          </table:table-cell>
          <table:table-cell office:value-type="float" office:value="373828">
            <text:p>373828</text:p>
          </table:table-cell>
          <table:table-cell office:value-type="float" office:value="818711">
            <text:p>818711</text:p>
          </table:table-cell>
          <table:table-cell office:value-type="float" office:value="123113">
            <text:p>123113</text:p>
          </table:table-cell>
          <table:table-cell table:number-columns-repeated="3" office:value-type="float" office:value="0">
            <text:p>0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41511">
            <text:p>441511</text:p>
          </table:table-cell>
          <table:table-cell table:number-columns-repeated="11" office:value-type="float" office:value="0">
            <text:p>0</text:p>
          </table:table-cell>
          <table:table-cell office:value-type="float" office:value="16384">
            <text:p>16384</text:p>
          </table:table-cell>
          <table:table-cell office:value-type="float" office:value="189304">
            <text:p>189304</text:p>
          </table:table-cell>
          <table:table-cell table:number-columns-repeated="4" office:value-type="float" office:value="0">
            <text:p>0</text:p>
          </table:table-cell>
          <table:table-cell office:value-type="float" office:value="373828">
            <text:p>373828</text:p>
          </table:table-cell>
          <table:table-cell office:value-type="float" office:value="0">
            <text:p>0</text:p>
          </table:table-cell>
          <table:table-cell office:value-type="float" office:value="373828">
            <text:p>373828</text:p>
          </table:table-cell>
          <table:table-cell office:value-type="float" office:value="5883">
            <text:p>5883</text:p>
          </table:table-cell>
          <table:table-cell office:value-type="float" office:value="186914">
            <text:p>186914</text:p>
          </table:table-cell>
          <table:table-cell office:value-type="float" office:value="0">
            <text:p>0</text:p>
          </table:table-cell>
          <table:table-cell office:value-type="float" office:value="124609">
            <text:p>124609</text:p>
          </table:table-cell>
          <table:table-cell office:value-type="float" office:value="0">
            <text:p>0</text:p>
          </table:table-cell>
          <table:table-cell office:value-type="float" office:value="124609">
            <text:p>124609</text:p>
          </table:table-cell>
          <table:table-cell office:value-type="float" office:value="367995">
            <text:p>367995</text:p>
          </table:table-cell>
          <table:table-cell office:value-type="float" office:value="62304">
            <text:p>62304</text:p>
          </table:table-cell>
          <table:table-cell office:value-type="float" office:value="3906">
            <text:p>3906</text:p>
          </table:table-cell>
          <table:table-cell office:value-type="float" office:value="249219">
            <text:p>249219</text:p>
          </table:table-cell>
          <table:table-cell office:value-type="float" office:value="373828">
            <text:p>373828</text:p>
          </table:table-cell>
          <table:table-cell table:number-columns-repeated="2" office:value-type="float" office:value="0">
            <text:p>0</text:p>
          </table:table-cell>
          <table:table-cell office:value-type="float" office:value="2075195">
            <text:p>2075195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office:value-type="float" office:value="158166">
            <text:p>158166</text:p>
          </table:table-cell>
          <table:table-cell office:value-type="float" office:value="5303">
            <text:p>5303</text:p>
          </table:table-cell>
          <table:table-cell office:value-type="float" office:value="462915">
            <text:p>462915</text:p>
          </table:table-cell>
          <table:table-cell office:value-type="float" office:value="1045394">
            <text:p>1045394</text:p>
          </table:table-cell>
          <table:table-cell office:value-type="float" office:value="204919">
            <text:p>204919</text:p>
          </table:table-cell>
          <table:table-cell table:number-columns-repeated="3" office:value-type="float" office:value="0">
            <text:p>0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93168">
            <text:p>893168</text:p>
          </table:table-cell>
          <table:table-cell table:number-columns-repeated="11"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5" office:value-type="float" office:value="0">
            <text:p>0</text:p>
          </table:table-cell>
          <table:table-cell office:value-type="float" office:value="462915">
            <text:p>462915</text:p>
          </table:table-cell>
          <table:table-cell office:value-type="float" office:value="0">
            <text:p>0</text:p>
          </table:table-cell>
          <table:table-cell office:value-type="float" office:value="462915">
            <text:p>462915</text:p>
          </table:table-cell>
          <table:table-cell office:value-type="float" office:value="7353">
            <text:p>7353</text:p>
          </table:table-cell>
          <table:table-cell office:value-type="float" office:value="231457">
            <text:p>231457</text:p>
          </table:table-cell>
          <table:table-cell office:value-type="float" office:value="0">
            <text:p>0</text:p>
          </table:table-cell>
          <table:table-cell office:value-type="float" office:value="154305">
            <text:p>154305</text:p>
          </table:table-cell>
          <table:table-cell office:value-type="float" office:value="0">
            <text:p>0</text:p>
          </table:table-cell>
          <table:table-cell office:value-type="float" office:value="154304">
            <text:p>154304</text:p>
          </table:table-cell>
          <table:table-cell office:value-type="float" office:value="459061">
            <text:p>459061</text:p>
          </table:table-cell>
          <table:table-cell office:value-type="float" office:value="77152">
            <text:p>77152</text:p>
          </table:table-cell>
          <table:table-cell office:value-type="float" office:value="8000">
            <text:p>8000</text:p>
          </table:table-cell>
          <table:table-cell office:value-type="float" office:value="308610">
            <text:p>308610</text:p>
          </table:table-cell>
          <table:table-cell office:value-type="float" office:value="462915">
            <text:p>462915</text:p>
          </table:table-cell>
          <table:table-cell table:number-columns-repeated="2" office:value-type="float" office:value="0">
            <text:p>0</text:p>
          </table:table-cell>
          <table:table-cell office:value-type="float" office:value="2929687">
            <text:p>2929687</text:p>
          </table:table-cell>
          <table:table-cell office:value-type="float" office:value="213623">
            <text:p>21362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308707">
            <text:p>308707</text:p>
          </table:table-cell>
          <table:table-cell office:value-type="float" office:value="7441">
            <text:p>7441</text:p>
          </table:table-cell>
          <table:table-cell office:value-type="float" office:value="649564">
            <text:p>649564</text:p>
          </table:table-cell>
          <table:table-cell office:value-type="float" office:value="1482998">
            <text:p>1482998</text:p>
          </table:table-cell>
          <table:table-cell office:value-type="float" office:value="362319">
            <text:p>362319</text:p>
          </table:table-cell>
          <table:table-cell table:number-columns-repeated="3" office:value-type="float" office:value="0">
            <text:p>0</text:p>
          </table:table-cell>
          <table:table-cell office:value-type="float" office:value="16384">
            <text:p>1638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785817">
            <text:p>1785817</text:p>
          </table:table-cell>
          <table:table-cell table:number-columns-repeated="11" office:value-type="float" office:value="0">
            <text:p>0</text:p>
          </table:table-cell>
          <table:table-cell office:value-type="float" office:value="65536">
            <text:p>65536</text:p>
          </table:table-cell>
          <table:table-cell office:value-type="float" office:value="428448">
            <text:p>428448</text:p>
          </table:table-cell>
          <table:table-cell table:number-columns-repeated="4" office:value-type="float" office:value="0">
            <text:p>0</text:p>
          </table:table-cell>
          <table:table-cell office:value-type="float" office:value="649564">
            <text:p>649564</text:p>
          </table:table-cell>
          <table:table-cell office:value-type="float" office:value="0">
            <text:p>0</text:p>
          </table:table-cell>
          <table:table-cell office:value-type="float" office:value="649564">
            <text:p>649564</text:p>
          </table:table-cell>
          <table:table-cell office:value-type="float" office:value="10209">
            <text:p>10209</text:p>
          </table:table-cell>
          <table:table-cell office:value-type="float" office:value="324782">
            <text:p>324782</text:p>
          </table:table-cell>
          <table:table-cell office:value-type="float" office:value="0">
            <text:p>0</text:p>
          </table:table-cell>
          <table:table-cell office:value-type="float" office:value="216521">
            <text:p>216521</text:p>
          </table:table-cell>
          <table:table-cell office:value-type="float" office:value="0">
            <text:p>0</text:p>
          </table:table-cell>
          <table:table-cell office:value-type="float" office:value="216521">
            <text:p>216521</text:p>
          </table:table-cell>
          <table:table-cell office:value-type="float" office:value="643461">
            <text:p>643461</text:p>
          </table:table-cell>
          <table:table-cell office:value-type="float" office:value="108261">
            <text:p>108261</text:p>
          </table:table-cell>
          <table:table-cell office:value-type="float" office:value="16271">
            <text:p>16271</text:p>
          </table:table-cell>
          <table:table-cell office:value-type="float" office:value="433042">
            <text:p>433042</text:p>
          </table:table-cell>
          <table:table-cell office:value-type="float" office:value="649564">
            <text:p>649564</text:p>
          </table:table-cell>
          <table:table-cell office:value-type="float" office:value="4516601">
            <text:p>4516601</text:p>
          </table:table-cell>
          <table:table-cell office:value-type="float" office:value="14434814">
            <text:p>14434814</text:p>
          </table:table-cell>
          <table:table-cell office:value-type="float" office:value="4058837">
            <text:p>4058837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office:value-type="float" office:value="617747">
            <text:p>617747</text:p>
          </table:table-cell>
          <table:table-cell office:value-type="float" office:value="11258">
            <text:p>11258</text:p>
          </table:table-cell>
          <table:table-cell office:value-type="float" office:value="982807">
            <text:p>982807</text:p>
          </table:table-cell>
          <table:table-cell office:value-type="float" office:value="2384625">
            <text:p>2384625</text:p>
          </table:table-cell>
          <table:table-cell office:value-type="float" office:value="686448">
            <text:p>686448</text:p>
          </table:table-cell>
          <table:table-cell table:number-columns-repeated="3"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556034">
            <text:p>3556034</text:p>
          </table:table-cell>
          <table:table-cell table:number-columns-repeated="11" office:value-type="float" office:value="0">
            <text:p>0</text:p>
          </table:table-cell>
          <table:table-cell office:value-type="float" office:value="131072">
            <text:p>131072</text:p>
          </table:table-cell>
          <table:table-cell office:value-type="float" office:value="371856">
            <text:p>371856</text:p>
          </table:table-cell>
          <table:table-cell table:number-columns-repeated="4" office:value-type="float" office:value="0">
            <text:p>0</text:p>
          </table:table-cell>
          <table:table-cell office:value-type="float" office:value="982807">
            <text:p>982807</text:p>
          </table:table-cell>
          <table:table-cell office:value-type="float" office:value="0">
            <text:p>0</text:p>
          </table:table-cell>
          <table:table-cell office:value-type="float" office:value="982807">
            <text:p>982807</text:p>
          </table:table-cell>
          <table:table-cell office:value-type="float" office:value="15453">
            <text:p>15453</text:p>
          </table:table-cell>
          <table:table-cell office:value-type="float" office:value="491403">
            <text:p>491403</text:p>
          </table:table-cell>
          <table:table-cell office:value-type="float" office:value="0">
            <text:p>0</text:p>
          </table:table-cell>
          <table:table-cell office:value-type="float" office:value="327602">
            <text:p>327602</text:p>
          </table:table-cell>
          <table:table-cell office:value-type="float" office:value="0">
            <text:p>0</text:p>
          </table:table-cell>
          <table:table-cell office:value-type="float" office:value="327602">
            <text:p>327602</text:p>
          </table:table-cell>
          <table:table-cell office:value-type="float" office:value="977768">
            <text:p>977768</text:p>
          </table:table-cell>
          <table:table-cell office:value-type="float" office:value="163801">
            <text:p>163801</text:p>
          </table:table-cell>
          <table:table-cell office:value-type="float" office:value="32389">
            <text:p>32389</text:p>
          </table:table-cell>
          <table:table-cell office:value-type="float" office:value="655205">
            <text:p>655205</text:p>
          </table:table-cell>
          <table:table-cell office:value-type="float" office:value="982807">
            <text:p>982807</text:p>
          </table:table-cell>
          <table:table-cell office:value-type="float" office:value="4638671">
            <text:p>4638671</text:p>
          </table:table-cell>
          <table:table-cell office:value-type="float" office:value="14862060">
            <text:p>14862060</text:p>
          </table:table-cell>
          <table:table-cell office:value-type="float" office:value="7080077">
            <text:p>7080077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8192">
            <text:p>8192</text:p>
          </table:table-cell>
          <table:table-cell office:value-type="float" office:value="256">
            <text:p>256</text:p>
          </table:table-cell>
          <table:table-cell office:value-type="float" office:value="1264287">
            <text:p>1264287</text:p>
          </table:table-cell>
          <table:table-cell office:value-type="float" office:value="18972">
            <text:p>18972</text:p>
          </table:table-cell>
          <table:table-cell office:value-type="float" office:value="1656234">
            <text:p>1656234</text:p>
          </table:table-cell>
          <table:table-cell office:value-type="float" office:value="4256509">
            <text:p>4256509</text:p>
          </table:table-cell>
          <table:table-cell office:value-type="float" office:value="1363839">
            <text:p>1363839</text:p>
          </table:table-cell>
          <table:table-cell table:number-columns-repeated="3" office:value-type="float" office:value="0">
            <text:p>0</text:p>
          </table:table-cell>
          <table:table-cell office:value-type="float" office:value="65536">
            <text:p>6553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132753">
            <text:p>7132753</text:p>
          </table:table-cell>
          <table:table-cell table:number-columns-repeated="11" office:value-type="float" office:value="0">
            <text:p>0</text:p>
          </table:table-cell>
          <table:table-cell office:value-type="float" office:value="262144">
            <text:p>262144</text:p>
          </table:table-cell>
          <table:table-cell office:value-type="float" office:value="1428408">
            <text:p>1428408</text:p>
          </table:table-cell>
          <table:table-cell table:number-columns-repeated="4" office:value-type="float" office:value="0">
            <text:p>0</text:p>
          </table:table-cell>
          <table:table-cell office:value-type="float" office:value="1656234">
            <text:p>1656234</text:p>
          </table:table-cell>
          <table:table-cell office:value-type="float" office:value="0">
            <text:p>0</text:p>
          </table:table-cell>
          <table:table-cell office:value-type="float" office:value="1656234">
            <text:p>1656234</text:p>
          </table:table-cell>
          <table:table-cell office:value-type="float" office:value="25940">
            <text:p>25940</text:p>
          </table:table-cell>
          <table:table-cell office:value-type="float" office:value="828117">
            <text:p>828117</text:p>
          </table:table-cell>
          <table:table-cell office:value-type="float" office:value="0">
            <text:p>0</text:p>
          </table:table-cell>
          <table:table-cell office:value-type="float" office:value="552078">
            <text:p>552078</text:p>
          </table:table-cell>
          <table:table-cell office:value-type="float" office:value="0">
            <text:p>0</text:p>
          </table:table-cell>
          <table:table-cell office:value-type="float" office:value="552077">
            <text:p>552077</text:p>
          </table:table-cell>
          <table:table-cell office:value-type="float" office:value="1655632">
            <text:p>1655632</text:p>
          </table:table-cell>
          <table:table-cell office:value-type="float" office:value="276039">
            <text:p>276039</text:p>
          </table:table-cell>
          <table:table-cell office:value-type="float" office:value="65222">
            <text:p>65222</text:p>
          </table:table-cell>
          <table:table-cell office:value-type="float" office:value="1104155">
            <text:p>1104155</text:p>
          </table:table-cell>
          <table:table-cell office:value-type="float" office:value="1656234">
            <text:p>1656234</text:p>
          </table:table-cell>
          <table:table-cell office:value-type="float" office:value="9765625">
            <text:p>9765625</text:p>
          </table:table-cell>
          <table:table-cell office:value-type="float" office:value="33233642">
            <text:p>33233642</text:p>
          </table:table-cell>
          <table:table-cell office:value-type="float" office:value="12634277">
            <text:p>12634277</text:p>
          </table:table-cell>
          <table:table-cell office:value-type="float" office:value="1953125">
            <text:p>195312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16384">
            <text:p>16384</text:p>
          </table:table-cell>
          <table:table-cell office:value-type="float" office:value="256">
            <text:p>256</text:p>
          </table:table-cell>
          <table:table-cell office:value-type="float" office:value="2611781">
            <text:p>2611781</text:p>
          </table:table-cell>
          <table:table-cell office:value-type="float" office:value="35890">
            <text:p>35890</text:p>
          </table:table-cell>
          <table:table-cell office:value-type="float" office:value="3115756">
            <text:p>3115756</text:p>
          </table:table-cell>
          <table:table-cell office:value-type="float" office:value="8364948">
            <text:p>8364948</text:p>
          </table:table-cell>
          <table:table-cell office:value-type="float" office:value="2761141">
            <text:p>2761141</text:p>
          </table:table-cell>
          <table:table-cell table:number-columns-repeated="3" office:value-type="float" office:value="0">
            <text:p>0</text:p>
          </table:table-cell>
          <table:table-cell office:value-type="float" office:value="131072">
            <text:p>13107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300704">
            <text:p>14300704</text:p>
          </table:table-cell>
          <table:table-cell table:number-columns-repeated="11" office:value-type="float" office:value="0">
            <text:p>0</text:p>
          </table:table-cell>
          <table:table-cell office:value-type="float" office:value="524288">
            <text:p>524288</text:p>
          </table:table-cell>
          <table:table-cell table:number-columns-repeated="5" office:value-type="float" office:value="0">
            <text:p>0</text:p>
          </table:table-cell>
          <table:table-cell office:value-type="float" office:value="3115756">
            <text:p>3115756</text:p>
          </table:table-cell>
          <table:table-cell office:value-type="float" office:value="0">
            <text:p>0</text:p>
          </table:table-cell>
          <table:table-cell office:value-type="float" office:value="3115756">
            <text:p>3115756</text:p>
          </table:table-cell>
          <table:table-cell office:value-type="float" office:value="49014">
            <text:p>49014</text:p>
          </table:table-cell>
          <table:table-cell office:value-type="float" office:value="1557878">
            <text:p>1557878</text:p>
          </table:table-cell>
          <table:table-cell office:value-type="float" office:value="0">
            <text:p>0</text:p>
          </table:table-cell>
          <table:table-cell office:value-type="float" office:value="1038585">
            <text:p>1038585</text:p>
          </table:table-cell>
          <table:table-cell office:value-type="float" office:value="0">
            <text:p>0</text:p>
          </table:table-cell>
          <table:table-cell office:value-type="float" office:value="1038586">
            <text:p>1038586</text:p>
          </table:table-cell>
          <table:table-cell office:value-type="float" office:value="3095123">
            <text:p>3095123</text:p>
          </table:table-cell>
          <table:table-cell office:value-type="float" office:value="519293">
            <text:p>519293</text:p>
          </table:table-cell>
          <table:table-cell office:value-type="float" office:value="130324">
            <text:p>130324</text:p>
          </table:table-cell>
          <table:table-cell office:value-type="float" office:value="2077171">
            <text:p>2077171</text:p>
          </table:table-cell>
          <table:table-cell office:value-type="float" office:value="3115756">
            <text:p>3115756</text:p>
          </table:table-cell>
          <table:table-cell office:value-type="float" office:value="15686035">
            <text:p>15686035</text:p>
          </table:table-cell>
          <table:table-cell office:value-type="float" office:value="52154540">
            <text:p>52154540</text:p>
          </table:table-cell>
          <table:table-cell office:value-type="float" office:value="20324706">
            <text:p>20324706</text:p>
          </table:table-cell>
          <table:table-cell office:value-type="float" office:value="3540039">
            <text:p>354003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32768">
            <text:p>32768</text:p>
          </table:table-cell>
          <table:table-cell office:value-type="float" office:value="256">
            <text:p>256</text:p>
          </table:table-cell>
          <table:table-cell office:value-type="float" office:value="5206729">
            <text:p>5206729</text:p>
          </table:table-cell>
          <table:table-cell office:value-type="float" office:value="68912">
            <text:p>68912</text:p>
          </table:table-cell>
          <table:table-cell office:value-type="float" office:value="5975806">
            <text:p>5975806</text:p>
          </table:table-cell>
          <table:table-cell office:value-type="float" office:value="16326643">
            <text:p>16326643</text:p>
          </table:table-cell>
          <table:table-cell office:value-type="float" office:value="5466356">
            <text:p>5466356</text:p>
          </table:table-cell>
          <table:table-cell table:number-columns-repeated="3" office:value-type="float" office:value="0">
            <text:p>0</text:p>
          </table:table-cell>
          <table:table-cell office:value-type="float" office:value="262144">
            <text:p>26214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8519755">
            <text:p>28519755</text:p>
          </table:table-cell>
          <table:table-cell table:number-columns-repeated="11" office:value-type="float" office:value="0">
            <text:p>0</text:p>
          </table:table-cell>
          <table:table-cell office:value-type="float" office:value="1048576">
            <text:p>1048576</text:p>
          </table:table-cell>
          <table:table-cell table:number-columns-repeated="5" office:value-type="float" office:value="0">
            <text:p>0</text:p>
          </table:table-cell>
          <table:table-cell office:value-type="float" office:value="5975806">
            <text:p>5975806</text:p>
          </table:table-cell>
          <table:table-cell office:value-type="float" office:value="0">
            <text:p>0</text:p>
          </table:table-cell>
          <table:table-cell office:value-type="float" office:value="5975806">
            <text:p>5975806</text:p>
          </table:table-cell>
          <table:table-cell office:value-type="float" office:value="93822">
            <text:p>93822</text:p>
          </table:table-cell>
          <table:table-cell office:value-type="float" office:value="2987902">
            <text:p>2987902</text:p>
          </table:table-cell>
          <table:table-cell office:value-type="float" office:value="0">
            <text:p>0</text:p>
          </table:table-cell>
          <table:table-cell office:value-type="float" office:value="1991935">
            <text:p>1991935</text:p>
          </table:table-cell>
          <table:table-cell office:value-type="float" office:value="0">
            <text:p>0</text:p>
          </table:table-cell>
          <table:table-cell office:value-type="float" office:value="1991935">
            <text:p>1991935</text:p>
          </table:table-cell>
          <table:table-cell office:value-type="float" office:value="5958647">
            <text:p>5958647</text:p>
          </table:table-cell>
          <table:table-cell office:value-type="float" office:value="995968">
            <text:p>995968</text:p>
          </table:table-cell>
          <table:table-cell office:value-type="float" office:value="254179">
            <text:p>254179</text:p>
          </table:table-cell>
          <table:table-cell office:value-type="float" office:value="3983871">
            <text:p>3983871</text:p>
          </table:table-cell>
          <table:table-cell office:value-type="float" office:value="5975806">
            <text:p>5975806</text:p>
          </table:table-cell>
          <table:table-cell office:value-type="float" office:value="28747558">
            <text:p>28747558</text:p>
          </table:table-cell>
          <table:table-cell office:value-type="float" office:value="91735839">
            <text:p>91735839</text:p>
          </table:table-cell>
          <table:table-cell office:value-type="float" office:value="24291991">
            <text:p>24291991</text:p>
          </table:table-cell>
          <table:table-cell office:value-type="float" office:value="7568359">
            <text:p>756835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table:number-columns-repeated="2" office:value-type="float" office:value="1">
            <text:p>1</text:p>
          </table:table-cell>
          <table:table-cell office:value-type="float" office:value="3584">
            <text:p>3584</text:p>
          </table:table-cell>
          <table:table-cell office:value-type="float" office:value="3308">
            <text:p>3308</text:p>
          </table:table-cell>
          <table:table-cell office:value-type="float" office:value="288767">
            <text:p>288767</text:p>
          </table:table-cell>
          <table:table-cell office:value-type="float" office:value="591175">
            <text:p>591175</text:p>
          </table:table-cell>
          <table:table-cell office:value-type="float" office:value="42070">
            <text:p>4207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8">
            <text:p>38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9320">
            <text:p>109320</text:p>
          </table:table-cell>
          <table:table-cell table:number-columns-repeated="4" office:value-type="float" office:value="0">
            <text:p>0</text:p>
          </table:table-cell>
          <table:table-cell office:value-type="float" office:value="288767">
            <text:p>288767</text:p>
          </table:table-cell>
          <table:table-cell office:value-type="float" office:value="0">
            <text:p>0</text:p>
          </table:table-cell>
          <table:table-cell office:value-type="float" office:value="288767">
            <text:p>288767</text:p>
          </table:table-cell>
          <table:table-cell office:value-type="float" office:value="4520">
            <text:p>4520</text:p>
          </table:table-cell>
          <table:table-cell office:value-type="float" office:value="144383">
            <text:p>144383</text:p>
          </table:table-cell>
          <table:table-cell office:value-type="float" office:value="0">
            <text:p>0</text:p>
          </table:table-cell>
          <table:table-cell office:value-type="float" office:value="96255">
            <text:p>96255</text:p>
          </table:table-cell>
          <table:table-cell office:value-type="float" office:value="0">
            <text:p>0</text:p>
          </table:table-cell>
          <table:table-cell office:value-type="float" office:value="96255">
            <text:p>96255</text:p>
          </table:table-cell>
          <table:table-cell office:value-type="float" office:value="286620">
            <text:p>286620</text:p>
          </table:table-cell>
          <table:table-cell office:value-type="float" office:value="48128">
            <text:p>48128</text:p>
          </table:table-cell>
          <table:table-cell office:value-type="float" office:value="494">
            <text:p>494</text:p>
          </table:table-cell>
          <table:table-cell office:value-type="float" office:value="192511">
            <text:p>192511</text:p>
          </table:table-cell>
          <table:table-cell office:value-type="float" office:value="288767">
            <text:p>288767</text:p>
          </table:table-cell>
          <table:table-cell table:number-columns-repeated="2" office:value-type="float" office:value="0">
            <text:p>0</text:p>
          </table:table-cell>
          <table:table-cell office:value-type="float" office:value="1586914">
            <text:p>158691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583">
            <text:p>3583</text:p>
          </table:table-cell>
          <table:table-cell office:value-type="float" office:value="3304">
            <text:p>3304</text:p>
          </table:table-cell>
          <table:table-cell office:value-type="float" office:value="288478">
            <text:p>288478</text:p>
          </table:table-cell>
          <table:table-cell office:value-type="float" office:value="589583">
            <text:p>589583</text:p>
          </table:table-cell>
          <table:table-cell office:value-type="float" office:value="42066">
            <text:p>4206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8">
            <text:p>38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9228">
            <text:p>109228</text:p>
          </table:table-cell>
          <table:table-cell table:number-columns-repeated="4" office:value-type="float" office:value="0">
            <text:p>0</text:p>
          </table:table-cell>
          <table:table-cell office:value-type="float" office:value="288478">
            <text:p>288478</text:p>
          </table:table-cell>
          <table:table-cell office:value-type="float" office:value="0">
            <text:p>0</text:p>
          </table:table-cell>
          <table:table-cell office:value-type="float" office:value="288478">
            <text:p>288478</text:p>
          </table:table-cell>
          <table:table-cell office:value-type="float" office:value="4567">
            <text:p>4567</text:p>
          </table:table-cell>
          <table:table-cell office:value-type="float" office:value="144239">
            <text:p>144239</text:p>
          </table:table-cell>
          <table:table-cell office:value-type="float" office:value="0">
            <text:p>0</text:p>
          </table:table-cell>
          <table:table-cell office:value-type="float" office:value="96159">
            <text:p>96159</text:p>
          </table:table-cell>
          <table:table-cell office:value-type="float" office:value="0">
            <text:p>0</text:p>
          </table:table-cell>
          <table:table-cell office:value-type="float" office:value="96159">
            <text:p>96159</text:p>
          </table:table-cell>
          <table:table-cell office:value-type="float" office:value="285462">
            <text:p>285462</text:p>
          </table:table-cell>
          <table:table-cell office:value-type="float" office:value="48079">
            <text:p>48079</text:p>
          </table:table-cell>
          <table:table-cell office:value-type="float" office:value="491">
            <text:p>491</text:p>
          </table:table-cell>
          <table:table-cell office:value-type="float" office:value="192318">
            <text:p>192318</text:p>
          </table:table-cell>
          <table:table-cell office:value-type="float" office:value="288478">
            <text:p>288478</text:p>
          </table:table-cell>
          <table:table-cell table:number-columns-repeated="2" office:value-type="float" office:value="0">
            <text:p>0</text:p>
          </table:table-cell>
          <table:table-cell office:value-type="float" office:value="1678466">
            <text:p>1678466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583">
            <text:p>3583</text:p>
          </table:table-cell>
          <table:table-cell office:value-type="float" office:value="3331">
            <text:p>3331</text:p>
          </table:table-cell>
          <table:table-cell office:value-type="float" office:value="290755">
            <text:p>290755</text:p>
          </table:table-cell>
          <table:table-cell office:value-type="float" office:value="595198">
            <text:p>595198</text:p>
          </table:table-cell>
          <table:table-cell office:value-type="float" office:value="42091">
            <text:p>4209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8">
            <text:p>38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9740">
            <text:p>109740</text:p>
          </table:table-cell>
          <table:table-cell table:number-columns-repeated="4" office:value-type="float" office:value="0">
            <text:p>0</text:p>
          </table:table-cell>
          <table:table-cell office:value-type="float" office:value="290755">
            <text:p>290755</text:p>
          </table:table-cell>
          <table:table-cell office:value-type="float" office:value="0">
            <text:p>0</text:p>
          </table:table-cell>
          <table:table-cell office:value-type="float" office:value="290755">
            <text:p>290755</text:p>
          </table:table-cell>
          <table:table-cell office:value-type="float" office:value="4570">
            <text:p>4570</text:p>
          </table:table-cell>
          <table:table-cell office:value-type="float" office:value="145378">
            <text:p>145378</text:p>
          </table:table-cell>
          <table:table-cell office:value-type="float" office:value="0">
            <text:p>0</text:p>
          </table:table-cell>
          <table:table-cell office:value-type="float" office:value="96918">
            <text:p>96918</text:p>
          </table:table-cell>
          <table:table-cell office:value-type="float" office:value="0">
            <text:p>0</text:p>
          </table:table-cell>
          <table:table-cell office:value-type="float" office:value="96918">
            <text:p>96918</text:p>
          </table:table-cell>
          <table:table-cell office:value-type="float" office:value="289164">
            <text:p>289164</text:p>
          </table:table-cell>
          <table:table-cell office:value-type="float" office:value="48459">
            <text:p>48459</text:p>
          </table:table-cell>
          <table:table-cell office:value-type="float" office:value="520">
            <text:p>520</text:p>
          </table:table-cell>
          <table:table-cell office:value-type="float" office:value="193836">
            <text:p>193836</text:p>
          </table:table-cell>
          <table:table-cell office:value-type="float" office:value="290755">
            <text:p>290755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583">
            <text:p>3583</text:p>
          </table:table-cell>
          <table:table-cell office:value-type="float" office:value="3320">
            <text:p>3320</text:p>
          </table:table-cell>
          <table:table-cell office:value-type="float" office:value="289835">
            <text:p>289835</text:p>
          </table:table-cell>
          <table:table-cell office:value-type="float" office:value="593182">
            <text:p>593182</text:p>
          </table:table-cell>
          <table:table-cell office:value-type="float" office:value="42039">
            <text:p>4203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8">
            <text:p>38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89835">
            <text:p>289835</text:p>
          </table:table-cell>
          <table:table-cell office:value-type="float" office:value="0">
            <text:p>0</text:p>
          </table:table-cell>
          <table:table-cell office:value-type="float" office:value="289835">
            <text:p>289835</text:p>
          </table:table-cell>
          <table:table-cell office:value-type="float" office:value="4532">
            <text:p>4532</text:p>
          </table:table-cell>
          <table:table-cell office:value-type="float" office:value="144917">
            <text:p>144917</text:p>
          </table:table-cell>
          <table:table-cell office:value-type="float" office:value="0">
            <text:p>0</text:p>
          </table:table-cell>
          <table:table-cell office:value-type="float" office:value="96611">
            <text:p>96611</text:p>
          </table:table-cell>
          <table:table-cell office:value-type="float" office:value="0">
            <text:p>0</text:p>
          </table:table-cell>
          <table:table-cell office:value-type="float" office:value="96612">
            <text:p>96612</text:p>
          </table:table-cell>
          <table:table-cell office:value-type="float" office:value="286978">
            <text:p>286978</text:p>
          </table:table-cell>
          <table:table-cell office:value-type="float" office:value="48306">
            <text:p>48306</text:p>
          </table:table-cell>
          <table:table-cell office:value-type="float" office:value="494">
            <text:p>494</text:p>
          </table:table-cell>
          <table:table-cell office:value-type="float" office:value="193224">
            <text:p>193224</text:p>
          </table:table-cell>
          <table:table-cell office:value-type="float" office:value="289835">
            <text:p>289835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583">
            <text:p>3583</text:p>
          </table:table-cell>
          <table:table-cell office:value-type="float" office:value="3316">
            <text:p>3316</text:p>
          </table:table-cell>
          <table:table-cell office:value-type="float" office:value="289472">
            <text:p>289472</text:p>
          </table:table-cell>
          <table:table-cell office:value-type="float" office:value="594113">
            <text:p>594113</text:p>
          </table:table-cell>
          <table:table-cell office:value-type="float" office:value="41923">
            <text:p>419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6">
            <text:p>66</text:p>
          </table:table-cell>
          <table:table-cell table:number-columns-repeated="11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289472">
            <text:p>289472</text:p>
          </table:table-cell>
          <table:table-cell office:value-type="float" office:value="0">
            <text:p>0</text:p>
          </table:table-cell>
          <table:table-cell office:value-type="float" office:value="289472">
            <text:p>289472</text:p>
          </table:table-cell>
          <table:table-cell office:value-type="float" office:value="4585">
            <text:p>4585</text:p>
          </table:table-cell>
          <table:table-cell office:value-type="float" office:value="144736">
            <text:p>144736</text:p>
          </table:table-cell>
          <table:table-cell office:value-type="float" office:value="0">
            <text:p>0</text:p>
          </table:table-cell>
          <table:table-cell office:value-type="float" office:value="96490">
            <text:p>96490</text:p>
          </table:table-cell>
          <table:table-cell office:value-type="float" office:value="0">
            <text:p>0</text:p>
          </table:table-cell>
          <table:table-cell office:value-type="float" office:value="96491">
            <text:p>96491</text:p>
          </table:table-cell>
          <table:table-cell office:value-type="float" office:value="285602">
            <text:p>285602</text:p>
          </table:table-cell>
          <table:table-cell office:value-type="float" office:value="48245">
            <text:p>48245</text:p>
          </table:table-cell>
          <table:table-cell office:value-type="float" office:value="504">
            <text:p>504</text:p>
          </table:table-cell>
          <table:table-cell office:value-type="float" office:value="192981">
            <text:p>192981</text:p>
          </table:table-cell>
          <table:table-cell office:value-type="float" office:value="289472">
            <text:p>289472</text:p>
          </table:table-cell>
          <table:table-cell table:number-columns-repeated="2" office:value-type="float" office:value="0">
            <text:p>0</text:p>
          </table:table-cell>
          <table:table-cell office:value-type="float" office:value="1678466">
            <text:p>1678466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584">
            <text:p>3584</text:p>
          </table:table-cell>
          <table:table-cell office:value-type="float" office:value="3327">
            <text:p>3327</text:p>
          </table:table-cell>
          <table:table-cell office:value-type="float" office:value="290493">
            <text:p>290493</text:p>
          </table:table-cell>
          <table:table-cell office:value-type="float" office:value="596581">
            <text:p>596581</text:p>
          </table:table-cell>
          <table:table-cell office:value-type="float" office:value="42100">
            <text:p>421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22">
            <text:p>122</text:p>
          </table:table-cell>
          <table:table-cell table:number-columns-repeated="1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9536">
            <text:p>109536</text:p>
          </table:table-cell>
          <table:table-cell table:number-columns-repeated="4" office:value-type="float" office:value="0">
            <text:p>0</text:p>
          </table:table-cell>
          <table:table-cell office:value-type="float" office:value="290493">
            <text:p>290493</text:p>
          </table:table-cell>
          <table:table-cell office:value-type="float" office:value="0">
            <text:p>0</text:p>
          </table:table-cell>
          <table:table-cell office:value-type="float" office:value="290493">
            <text:p>290493</text:p>
          </table:table-cell>
          <table:table-cell office:value-type="float" office:value="4568">
            <text:p>4568</text:p>
          </table:table-cell>
          <table:table-cell office:value-type="float" office:value="145246">
            <text:p>145246</text:p>
          </table:table-cell>
          <table:table-cell office:value-type="float" office:value="0">
            <text:p>0</text:p>
          </table:table-cell>
          <table:table-cell office:value-type="float" office:value="96830">
            <text:p>96830</text:p>
          </table:table-cell>
          <table:table-cell office:value-type="float" office:value="0">
            <text:p>0</text:p>
          </table:table-cell>
          <table:table-cell office:value-type="float" office:value="96831">
            <text:p>96831</text:p>
          </table:table-cell>
          <table:table-cell office:value-type="float" office:value="287264">
            <text:p>287264</text:p>
          </table:table-cell>
          <table:table-cell office:value-type="float" office:value="48415">
            <text:p>48415</text:p>
          </table:table-cell>
          <table:table-cell office:value-type="float" office:value="495">
            <text:p>495</text:p>
          </table:table-cell>
          <table:table-cell office:value-type="float" office:value="193662">
            <text:p>193662</text:p>
          </table:table-cell>
          <table:table-cell office:value-type="float" office:value="290493">
            <text:p>290493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3583">
            <text:p>3583</text:p>
          </table:table-cell>
          <table:table-cell office:value-type="float" office:value="3334">
            <text:p>3334</text:p>
          </table:table-cell>
          <table:table-cell office:value-type="float" office:value="291079">
            <text:p>291079</text:p>
          </table:table-cell>
          <table:table-cell office:value-type="float" office:value="597596">
            <text:p>597596</text:p>
          </table:table-cell>
          <table:table-cell office:value-type="float" office:value="42096">
            <text:p>4209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44">
            <text:p>244</text:p>
          </table:table-cell>
          <table:table-cell table:number-columns-repeated="11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office:value-type="float" office:value="291079">
            <text:p>291079</text:p>
          </table:table-cell>
          <table:table-cell office:value-type="float" office:value="0">
            <text:p>0</text:p>
          </table:table-cell>
          <table:table-cell office:value-type="float" office:value="291079">
            <text:p>291079</text:p>
          </table:table-cell>
          <table:table-cell office:value-type="float" office:value="4579">
            <text:p>4579</text:p>
          </table:table-cell>
          <table:table-cell office:value-type="float" office:value="145540">
            <text:p>145540</text:p>
          </table:table-cell>
          <table:table-cell office:value-type="float" office:value="0">
            <text:p>0</text:p>
          </table:table-cell>
          <table:table-cell office:value-type="float" office:value="97026">
            <text:p>97026</text:p>
          </table:table-cell>
          <table:table-cell office:value-type="float" office:value="0">
            <text:p>0</text:p>
          </table:table-cell>
          <table:table-cell office:value-type="float" office:value="97026">
            <text:p>97026</text:p>
          </table:table-cell>
          <table:table-cell office:value-type="float" office:value="287074">
            <text:p>287074</text:p>
          </table:table-cell>
          <table:table-cell office:value-type="float" office:value="48513">
            <text:p>48513</text:p>
          </table:table-cell>
          <table:table-cell office:value-type="float" office:value="500">
            <text:p>500</text:p>
          </table:table-cell>
          <table:table-cell office:value-type="float" office:value="194052">
            <text:p>194052</text:p>
          </table:table-cell>
          <table:table-cell office:value-type="float" office:value="291079">
            <text:p>291079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3667">
            <text:p>3667</text:p>
          </table:table-cell>
          <table:table-cell office:value-type="float" office:value="3322">
            <text:p>3322</text:p>
          </table:table-cell>
          <table:table-cell office:value-type="float" office:value="289992">
            <text:p>289992</text:p>
          </table:table-cell>
          <table:table-cell office:value-type="float" office:value="595119">
            <text:p>595119</text:p>
          </table:table-cell>
          <table:table-cell office:value-type="float" office:value="42232">
            <text:p>4223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88">
            <text:p>488</text:p>
          </table:table-cell>
          <table:table-cell table:number-columns-repeated="11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0000">
            <text:p>110000</text:p>
          </table:table-cell>
          <table:table-cell table:number-columns-repeated="4" office:value-type="float" office:value="0">
            <text:p>0</text:p>
          </table:table-cell>
          <table:table-cell office:value-type="float" office:value="289992">
            <text:p>289992</text:p>
          </table:table-cell>
          <table:table-cell office:value-type="float" office:value="0">
            <text:p>0</text:p>
          </table:table-cell>
          <table:table-cell office:value-type="float" office:value="289992">
            <text:p>289992</text:p>
          </table:table-cell>
          <table:table-cell office:value-type="float" office:value="4577">
            <text:p>4577</text:p>
          </table:table-cell>
          <table:table-cell office:value-type="float" office:value="144996">
            <text:p>144996</text:p>
          </table:table-cell>
          <table:table-cell office:value-type="float" office:value="0">
            <text:p>0</text:p>
          </table:table-cell>
          <table:table-cell office:value-type="float" office:value="96664">
            <text:p>96664</text:p>
          </table:table-cell>
          <table:table-cell office:value-type="float" office:value="0">
            <text:p>0</text:p>
          </table:table-cell>
          <table:table-cell office:value-type="float" office:value="96664">
            <text:p>96664</text:p>
          </table:table-cell>
          <table:table-cell office:value-type="float" office:value="286997">
            <text:p>286997</text:p>
          </table:table-cell>
          <table:table-cell office:value-type="float" office:value="48332">
            <text:p>48332</text:p>
          </table:table-cell>
          <table:table-cell office:value-type="float" office:value="511">
            <text:p>511</text:p>
          </table:table-cell>
          <table:table-cell office:value-type="float" office:value="193328">
            <text:p>193328</text:p>
          </table:table-cell>
          <table:table-cell office:value-type="float" office:value="289992">
            <text:p>289992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3833">
            <text:p>3833</text:p>
          </table:table-cell>
          <table:table-cell office:value-type="float" office:value="3334">
            <text:p>3334</text:p>
          </table:table-cell>
          <table:table-cell office:value-type="float" office:value="291100">
            <text:p>291100</text:p>
          </table:table-cell>
          <table:table-cell office:value-type="float" office:value="599687">
            <text:p>599687</text:p>
          </table:table-cell>
          <table:table-cell office:value-type="float" office:value="42307">
            <text:p>42307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76">
            <text:p>976</text:p>
          </table:table-cell>
          <table:table-cell table:number-columns-repeated="11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5" office:value-type="float" office:value="0">
            <text:p>0</text:p>
          </table:table-cell>
          <table:table-cell office:value-type="float" office:value="291100">
            <text:p>291100</text:p>
          </table:table-cell>
          <table:table-cell office:value-type="float" office:value="0">
            <text:p>0</text:p>
          </table:table-cell>
          <table:table-cell office:value-type="float" office:value="291100">
            <text:p>291100</text:p>
          </table:table-cell>
          <table:table-cell office:value-type="float" office:value="4589">
            <text:p>4589</text:p>
          </table:table-cell>
          <table:table-cell office:value-type="float" office:value="145550">
            <text:p>145550</text:p>
          </table:table-cell>
          <table:table-cell office:value-type="float" office:value="0">
            <text:p>0</text:p>
          </table:table-cell>
          <table:table-cell office:value-type="float" office:value="97034">
            <text:p>97034</text:p>
          </table:table-cell>
          <table:table-cell office:value-type="float" office:value="0">
            <text:p>0</text:p>
          </table:table-cell>
          <table:table-cell office:value-type="float" office:value="97033">
            <text:p>97033</text:p>
          </table:table-cell>
          <table:table-cell office:value-type="float" office:value="285688">
            <text:p>285688</text:p>
          </table:table-cell>
          <table:table-cell office:value-type="float" office:value="48516">
            <text:p>48516</text:p>
          </table:table-cell>
          <table:table-cell office:value-type="float" office:value="488">
            <text:p>488</text:p>
          </table:table-cell>
          <table:table-cell office:value-type="float" office:value="194067">
            <text:p>194067</text:p>
          </table:table-cell>
          <table:table-cell office:value-type="float" office:value="291100">
            <text:p>291100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4166">
            <text:p>4166</text:p>
          </table:table-cell>
          <table:table-cell office:value-type="float" office:value="3331">
            <text:p>3331</text:p>
          </table:table-cell>
          <table:table-cell office:value-type="float" office:value="290781">
            <text:p>290781</text:p>
          </table:table-cell>
          <table:table-cell office:value-type="float" office:value="603250">
            <text:p>603250</text:p>
          </table:table-cell>
          <table:table-cell office:value-type="float" office:value="42592">
            <text:p>42592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952">
            <text:p>1952</text:p>
          </table:table-cell>
          <table:table-cell table:number-columns-repeated="11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10124">
            <text:p>110124</text:p>
          </table:table-cell>
          <table:table-cell table:number-columns-repeated="4" office:value-type="float" office:value="0">
            <text:p>0</text:p>
          </table:table-cell>
          <table:table-cell office:value-type="float" office:value="290781">
            <text:p>290781</text:p>
          </table:table-cell>
          <table:table-cell office:value-type="float" office:value="0">
            <text:p>0</text:p>
          </table:table-cell>
          <table:table-cell office:value-type="float" office:value="290781">
            <text:p>290781</text:p>
          </table:table-cell>
          <table:table-cell office:value-type="float" office:value="4636">
            <text:p>4636</text:p>
          </table:table-cell>
          <table:table-cell office:value-type="float" office:value="145391">
            <text:p>145391</text:p>
          </table:table-cell>
          <table:table-cell office:value-type="float" office:value="0">
            <text:p>0</text:p>
          </table:table-cell>
          <table:table-cell office:value-type="float" office:value="96927">
            <text:p>96927</text:p>
          </table:table-cell>
          <table:table-cell office:value-type="float" office:value="0">
            <text:p>0</text:p>
          </table:table-cell>
          <table:table-cell office:value-type="float" office:value="96927">
            <text:p>96927</text:p>
          </table:table-cell>
          <table:table-cell office:value-type="float" office:value="288928">
            <text:p>288928</text:p>
          </table:table-cell>
          <table:table-cell office:value-type="float" office:value="48464">
            <text:p>48464</text:p>
          </table:table-cell>
          <table:table-cell office:value-type="float" office:value="500">
            <text:p>500</text:p>
          </table:table-cell>
          <table:table-cell office:value-type="float" office:value="193854">
            <text:p>193854</text:p>
          </table:table-cell>
          <table:table-cell office:value-type="float" office:value="290781">
            <text:p>290781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4417">
            <text:p>4417</text:p>
          </table:table-cell>
          <table:table-cell office:value-type="float" office:value="3361">
            <text:p>3361</text:p>
          </table:table-cell>
          <table:table-cell office:value-type="float" office:value="293422">
            <text:p>293422</text:p>
          </table:table-cell>
          <table:table-cell office:value-type="float" office:value="601441">
            <text:p>601441</text:p>
          </table:table-cell>
          <table:table-cell office:value-type="float" office:value="43068">
            <text:p>43068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928">
            <text:p>2928</text:p>
          </table:table-cell>
          <table:table-cell table:number-columns-repeated="11" office:value-type="float" office:value="0">
            <text:p>0</text:p>
          </table:table-cell>
          <table:table-cell office:value-type="float" office:value="192">
            <text:p>192</text:p>
          </table:table-cell>
          <table:table-cell table:number-columns-repeated="5" office:value-type="float" office:value="0">
            <text:p>0</text:p>
          </table:table-cell>
          <table:table-cell office:value-type="float" office:value="293422">
            <text:p>293422</text:p>
          </table:table-cell>
          <table:table-cell office:value-type="float" office:value="0">
            <text:p>0</text:p>
          </table:table-cell>
          <table:table-cell office:value-type="float" office:value="293422">
            <text:p>293422</text:p>
          </table:table-cell>
          <table:table-cell office:value-type="float" office:value="4657">
            <text:p>4657</text:p>
          </table:table-cell>
          <table:table-cell office:value-type="float" office:value="146711">
            <text:p>146711</text:p>
          </table:table-cell>
          <table:table-cell office:value-type="float" office:value="0">
            <text:p>0</text:p>
          </table:table-cell>
          <table:table-cell office:value-type="float" office:value="97807">
            <text:p>97807</text:p>
          </table:table-cell>
          <table:table-cell office:value-type="float" office:value="0">
            <text:p>0</text:p>
          </table:table-cell>
          <table:table-cell office:value-type="float" office:value="97807">
            <text:p>97807</text:p>
          </table:table-cell>
          <table:table-cell office:value-type="float" office:value="288670">
            <text:p>288670</text:p>
          </table:table-cell>
          <table:table-cell office:value-type="float" office:value="48903">
            <text:p>48903</text:p>
          </table:table-cell>
          <table:table-cell office:value-type="float" office:value="532">
            <text:p>532</text:p>
          </table:table-cell>
          <table:table-cell office:value-type="float" office:value="195614">
            <text:p>195614</text:p>
          </table:table-cell>
          <table:table-cell office:value-type="float" office:value="293422">
            <text:p>293422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4833">
            <text:p>4833</text:p>
          </table:table-cell>
          <table:table-cell office:value-type="float" office:value="3341">
            <text:p>3341</text:p>
          </table:table-cell>
          <table:table-cell office:value-type="float" office:value="291618">
            <text:p>291618</text:p>
          </table:table-cell>
          <table:table-cell office:value-type="float" office:value="602364">
            <text:p>602364</text:p>
          </table:table-cell>
          <table:table-cell office:value-type="float" office:value="43377">
            <text:p>43377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248">
            <text:p>3248</text:p>
          </table:table-cell>
          <table:table-cell table:number-columns-repeated="11"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5" office:value-type="float" office:value="0">
            <text:p>0</text:p>
          </table:table-cell>
          <table:table-cell office:value-type="float" office:value="291618">
            <text:p>291618</text:p>
          </table:table-cell>
          <table:table-cell office:value-type="float" office:value="0">
            <text:p>0</text:p>
          </table:table-cell>
          <table:table-cell office:value-type="float" office:value="291618">
            <text:p>291618</text:p>
          </table:table-cell>
          <table:table-cell office:value-type="float" office:value="4658">
            <text:p>4658</text:p>
          </table:table-cell>
          <table:table-cell office:value-type="float" office:value="145809">
            <text:p>145809</text:p>
          </table:table-cell>
          <table:table-cell office:value-type="float" office:value="0">
            <text:p>0</text:p>
          </table:table-cell>
          <table:table-cell office:value-type="float" office:value="97206">
            <text:p>97206</text:p>
          </table:table-cell>
          <table:table-cell office:value-type="float" office:value="0">
            <text:p>0</text:p>
          </table:table-cell>
          <table:table-cell office:value-type="float" office:value="97206">
            <text:p>97206</text:p>
          </table:table-cell>
          <table:table-cell office:value-type="float" office:value="286960">
            <text:p>286960</text:p>
          </table:table-cell>
          <table:table-cell office:value-type="float" office:value="48603">
            <text:p>48603</text:p>
          </table:table-cell>
          <table:table-cell office:value-type="float" office:value="526">
            <text:p>526</text:p>
          </table:table-cell>
          <table:table-cell office:value-type="float" office:value="194412">
            <text:p>194412</text:p>
          </table:table-cell>
          <table:table-cell office:value-type="float" office:value="291618">
            <text:p>291618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5166">
            <text:p>5166</text:p>
          </table:table-cell>
          <table:table-cell office:value-type="float" office:value="3334">
            <text:p>3334</text:p>
          </table:table-cell>
          <table:table-cell office:value-type="float" office:value="291117">
            <text:p>291117</text:p>
          </table:table-cell>
          <table:table-cell office:value-type="float" office:value="601565">
            <text:p>601565</text:p>
          </table:table-cell>
          <table:table-cell office:value-type="float" office:value="43595">
            <text:p>43595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568">
            <text:p>3568</text:p>
          </table:table-cell>
          <table:table-cell table:number-columns-repeated="11"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111112">
            <text:p>111112</text:p>
          </table:table-cell>
          <table:table-cell table:number-columns-repeated="4" office:value-type="float" office:value="0">
            <text:p>0</text:p>
          </table:table-cell>
          <table:table-cell office:value-type="float" office:value="291117">
            <text:p>291117</text:p>
          </table:table-cell>
          <table:table-cell office:value-type="float" office:value="0">
            <text:p>0</text:p>
          </table:table-cell>
          <table:table-cell office:value-type="float" office:value="291117">
            <text:p>291117</text:p>
          </table:table-cell>
          <table:table-cell office:value-type="float" office:value="4580">
            <text:p>4580</text:p>
          </table:table-cell>
          <table:table-cell office:value-type="float" office:value="145558">
            <text:p>145558</text:p>
          </table:table-cell>
          <table:table-cell office:value-type="float" office:value="0">
            <text:p>0</text:p>
          </table:table-cell>
          <table:table-cell office:value-type="float" office:value="97039">
            <text:p>97039</text:p>
          </table:table-cell>
          <table:table-cell office:value-type="float" office:value="0">
            <text:p>0</text:p>
          </table:table-cell>
          <table:table-cell office:value-type="float" office:value="97039">
            <text:p>97039</text:p>
          </table:table-cell>
          <table:table-cell office:value-type="float" office:value="285835">
            <text:p>285835</text:p>
          </table:table-cell>
          <table:table-cell office:value-type="float" office:value="48519">
            <text:p>48519</text:p>
          </table:table-cell>
          <table:table-cell office:value-type="float" office:value="542">
            <text:p>542</text:p>
          </table:table-cell>
          <table:table-cell office:value-type="float" office:value="194078">
            <text:p>194078</text:p>
          </table:table-cell>
          <table:table-cell office:value-type="float" office:value="291117">
            <text:p>291117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5500">
            <text:p>5500</text:p>
          </table:table-cell>
          <table:table-cell office:value-type="float" office:value="3374">
            <text:p>3374</text:p>
          </table:table-cell>
          <table:table-cell office:value-type="float" office:value="294531">
            <text:p>294531</text:p>
          </table:table-cell>
          <table:table-cell office:value-type="float" office:value="606521">
            <text:p>606521</text:p>
          </table:table-cell>
          <table:table-cell office:value-type="float" office:value="44092">
            <text:p>44092</text:p>
          </table:table-cell>
          <table:table-cell table:number-columns-repeated="3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888">
            <text:p>3888</text:p>
          </table:table-cell>
          <table:table-cell table:number-columns-repeated="11" office:value-type="float" office:value="0">
            <text:p>0</text:p>
          </table:table-cell>
          <table:table-cell office:value-type="float" office:value="384">
            <text:p>384</text:p>
          </table:table-cell>
          <table:table-cell table:number-columns-repeated="5" office:value-type="float" office:value="0">
            <text:p>0</text:p>
          </table:table-cell>
          <table:table-cell office:value-type="float" office:value="294531">
            <text:p>294531</text:p>
          </table:table-cell>
          <table:table-cell office:value-type="float" office:value="0">
            <text:p>0</text:p>
          </table:table-cell>
          <table:table-cell office:value-type="float" office:value="294531">
            <text:p>294531</text:p>
          </table:table-cell>
          <table:table-cell office:value-type="float" office:value="4631">
            <text:p>4631</text:p>
          </table:table-cell>
          <table:table-cell office:value-type="float" office:value="147266">
            <text:p>147266</text:p>
          </table:table-cell>
          <table:table-cell office:value-type="float" office:value="0">
            <text:p>0</text:p>
          </table:table-cell>
          <table:table-cell office:value-type="float" office:value="98177">
            <text:p>98177</text:p>
          </table:table-cell>
          <table:table-cell office:value-type="float" office:value="0">
            <text:p>0</text:p>
          </table:table-cell>
          <table:table-cell office:value-type="float" office:value="98177">
            <text:p>98177</text:p>
          </table:table-cell>
          <table:table-cell office:value-type="float" office:value="292724">
            <text:p>292724</text:p>
          </table:table-cell>
          <table:table-cell office:value-type="float" office:value="49088">
            <text:p>49088</text:p>
          </table:table-cell>
          <table:table-cell office:value-type="float" office:value="553">
            <text:p>553</text:p>
          </table:table-cell>
          <table:table-cell office:value-type="float" office:value="196354">
            <text:p>196354</text:p>
          </table:table-cell>
          <table:table-cell office:value-type="float" office:value="294531">
            <text:p>294531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5833">
            <text:p>5833</text:p>
          </table:table-cell>
          <table:table-cell office:value-type="float" office:value="3365">
            <text:p>3365</text:p>
          </table:table-cell>
          <table:table-cell office:value-type="float" office:value="293745">
            <text:p>293745</text:p>
          </table:table-cell>
          <table:table-cell office:value-type="float" office:value="608761">
            <text:p>608761</text:p>
          </table:table-cell>
          <table:table-cell office:value-type="float" office:value="44415">
            <text:p>44415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304">
            <text:p>4304</text:p>
          </table:table-cell>
          <table:table-cell table:number-columns-repeated="11" office:value-type="float" office:value="0">
            <text:p>0</text:p>
          </table:table-cell>
          <table:table-cell office:value-type="float" office:value="448">
            <text:p>448</text:p>
          </table:table-cell>
          <table:table-cell table:number-columns-repeated="5" office:value-type="float" office:value="0">
            <text:p>0</text:p>
          </table:table-cell>
          <table:table-cell office:value-type="float" office:value="293745">
            <text:p>293745</text:p>
          </table:table-cell>
          <table:table-cell office:value-type="float" office:value="0">
            <text:p>0</text:p>
          </table:table-cell>
          <table:table-cell office:value-type="float" office:value="293745">
            <text:p>293745</text:p>
          </table:table-cell>
          <table:table-cell office:value-type="float" office:value="4667">
            <text:p>4667</text:p>
          </table:table-cell>
          <table:table-cell office:value-type="float" office:value="146872">
            <text:p>146872</text:p>
          </table:table-cell>
          <table:table-cell office:value-type="float" office:value="0">
            <text:p>0</text:p>
          </table:table-cell>
          <table:table-cell office:value-type="float" office:value="97915">
            <text:p>97915</text:p>
          </table:table-cell>
          <table:table-cell office:value-type="float" office:value="0">
            <text:p>0</text:p>
          </table:table-cell>
          <table:table-cell office:value-type="float" office:value="97915">
            <text:p>97915</text:p>
          </table:table-cell>
          <table:table-cell office:value-type="float" office:value="292210">
            <text:p>292210</text:p>
          </table:table-cell>
          <table:table-cell office:value-type="float" office:value="48957">
            <text:p>48957</text:p>
          </table:table-cell>
          <table:table-cell office:value-type="float" office:value="571">
            <text:p>571</text:p>
          </table:table-cell>
          <table:table-cell office:value-type="float" office:value="195830">
            <text:p>195830</text:p>
          </table:table-cell>
          <table:table-cell office:value-type="float" office:value="293745">
            <text:p>293745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6125">
            <text:p>6125</text:p>
          </table:table-cell>
          <table:table-cell office:value-type="float" office:value="3360">
            <text:p>3360</text:p>
          </table:table-cell>
          <table:table-cell office:value-type="float" office:value="293350">
            <text:p>293350</text:p>
          </table:table-cell>
          <table:table-cell office:value-type="float" office:value="604388">
            <text:p>604388</text:p>
          </table:table-cell>
          <table:table-cell office:value-type="float" office:value="44761">
            <text:p>44761</text:p>
          </table:table-cell>
          <table:table-cell table:number-columns-repeated="3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720">
            <text:p>4720</text:p>
          </table:table-cell>
          <table:table-cell table:number-columns-repeated="11" office:value-type="float" office:value="0">
            <text:p>0</text:p>
          </table:table-cell>
          <table:table-cell office:value-type="float" office:value="512">
            <text:p>512</text:p>
          </table:table-cell>
          <table:table-cell table:number-columns-repeated="5" office:value-type="float" office:value="0">
            <text:p>0</text:p>
          </table:table-cell>
          <table:table-cell office:value-type="float" office:value="293350">
            <text:p>293350</text:p>
          </table:table-cell>
          <table:table-cell office:value-type="float" office:value="0">
            <text:p>0</text:p>
          </table:table-cell>
          <table:table-cell office:value-type="float" office:value="293350">
            <text:p>293350</text:p>
          </table:table-cell>
          <table:table-cell office:value-type="float" office:value="4653">
            <text:p>4653</text:p>
          </table:table-cell>
          <table:table-cell office:value-type="float" office:value="146675">
            <text:p>146675</text:p>
          </table:table-cell>
          <table:table-cell office:value-type="float" office:value="0">
            <text:p>0</text:p>
          </table:table-cell>
          <table:table-cell office:value-type="float" office:value="97783">
            <text:p>97783</text:p>
          </table:table-cell>
          <table:table-cell office:value-type="float" office:value="0">
            <text:p>0</text:p>
          </table:table-cell>
          <table:table-cell office:value-type="float" office:value="97783">
            <text:p>97783</text:p>
          </table:table-cell>
          <table:table-cell office:value-type="float" office:value="290549">
            <text:p>290549</text:p>
          </table:table-cell>
          <table:table-cell office:value-type="float" office:value="48891">
            <text:p>48891</text:p>
          </table:table-cell>
          <table:table-cell office:value-type="float" office:value="579">
            <text:p>579</text:p>
          </table:table-cell>
          <table:table-cell office:value-type="float" office:value="195567">
            <text:p>195567</text:p>
          </table:table-cell>
          <table:table-cell office:value-type="float" office:value="293350">
            <text:p>293350</text:p>
          </table:table-cell>
          <table:table-cell table:number-columns-repeated="2" office:value-type="float" office:value="0">
            <text:p>0</text:p>
          </table:table-cell>
          <table:table-cell office:value-type="float" office:value="1617431">
            <text:p>1617431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6333">
            <text:p>6333</text:p>
          </table:table-cell>
          <table:table-cell office:value-type="float" office:value="3376">
            <text:p>3376</text:p>
          </table:table-cell>
          <table:table-cell office:value-type="float" office:value="294741">
            <text:p>294741</text:p>
          </table:table-cell>
          <table:table-cell office:value-type="float" office:value="603797">
            <text:p>603797</text:p>
          </table:table-cell>
          <table:table-cell office:value-type="float" office:value="45032">
            <text:p>45032</text:p>
          </table:table-cell>
          <table:table-cell table:number-columns-repeated="3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136">
            <text:p>5136</text:p>
          </table:table-cell>
          <table:table-cell table:number-columns-repeated="11" office:value-type="float" office:value="0">
            <text:p>0</text:p>
          </table:table-cell>
          <table:table-cell office:value-type="float" office:value="576">
            <text:p>576</text:p>
          </table:table-cell>
          <table:table-cell office:value-type="float" office:value="112292">
            <text:p>112292</text:p>
          </table:table-cell>
          <table:table-cell table:number-columns-repeated="4" office:value-type="float" office:value="0">
            <text:p>0</text:p>
          </table:table-cell>
          <table:table-cell office:value-type="float" office:value="294741">
            <text:p>294741</text:p>
          </table:table-cell>
          <table:table-cell office:value-type="float" office:value="0">
            <text:p>0</text:p>
          </table:table-cell>
          <table:table-cell office:value-type="float" office:value="294741">
            <text:p>294741</text:p>
          </table:table-cell>
          <table:table-cell office:value-type="float" office:value="4618">
            <text:p>4618</text:p>
          </table:table-cell>
          <table:table-cell office:value-type="float" office:value="147370">
            <text:p>147370</text:p>
          </table:table-cell>
          <table:table-cell office:value-type="float" office:value="0">
            <text:p>0</text:p>
          </table:table-cell>
          <table:table-cell office:value-type="float" office:value="98247">
            <text:p>98247</text:p>
          </table:table-cell>
          <table:table-cell office:value-type="float" office:value="0">
            <text:p>0</text:p>
          </table:table-cell>
          <table:table-cell office:value-type="float" office:value="98247">
            <text:p>98247</text:p>
          </table:table-cell>
          <table:table-cell office:value-type="float" office:value="291928">
            <text:p>291928</text:p>
          </table:table-cell>
          <table:table-cell office:value-type="float" office:value="49123">
            <text:p>49123</text:p>
          </table:table-cell>
          <table:table-cell office:value-type="float" office:value="595">
            <text:p>595</text:p>
          </table:table-cell>
          <table:table-cell office:value-type="float" office:value="196494">
            <text:p>196494</text:p>
          </table:table-cell>
          <table:table-cell office:value-type="float" office:value="294741">
            <text:p>294741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6666">
            <text:p>6666</text:p>
          </table:table-cell>
          <table:table-cell office:value-type="float" office:value="3370">
            <text:p>3370</text:p>
          </table:table-cell>
          <table:table-cell office:value-type="float" office:value="294168">
            <text:p>294168</text:p>
          </table:table-cell>
          <table:table-cell office:value-type="float" office:value="600209">
            <text:p>600209</text:p>
          </table:table-cell>
          <table:table-cell office:value-type="float" office:value="45288">
            <text:p>45288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920">
            <text:p>5920</text:p>
          </table:table-cell>
          <table:table-cell table:number-columns-repeated="11" office:value-type="float" office:value="0">
            <text:p>0</text:p>
          </table:table-cell>
          <table:table-cell office:value-type="float" office:value="640">
            <text:p>640</text:p>
          </table:table-cell>
          <table:table-cell table:number-columns-repeated="5" office:value-type="float" office:value="0">
            <text:p>0</text:p>
          </table:table-cell>
          <table:table-cell office:value-type="float" office:value="294168">
            <text:p>294168</text:p>
          </table:table-cell>
          <table:table-cell office:value-type="float" office:value="0">
            <text:p>0</text:p>
          </table:table-cell>
          <table:table-cell office:value-type="float" office:value="294168">
            <text:p>294168</text:p>
          </table:table-cell>
          <table:table-cell office:value-type="float" office:value="4641">
            <text:p>4641</text:p>
          </table:table-cell>
          <table:table-cell office:value-type="float" office:value="147084">
            <text:p>147084</text:p>
          </table:table-cell>
          <table:table-cell office:value-type="float" office:value="0">
            <text:p>0</text:p>
          </table:table-cell>
          <table:table-cell office:value-type="float" office:value="98056">
            <text:p>98056</text:p>
          </table:table-cell>
          <table:table-cell office:value-type="float" office:value="0">
            <text:p>0</text:p>
          </table:table-cell>
          <table:table-cell office:value-type="float" office:value="98056">
            <text:p>98056</text:p>
          </table:table-cell>
          <table:table-cell office:value-type="float" office:value="288560">
            <text:p>288560</text:p>
          </table:table-cell>
          <table:table-cell office:value-type="float" office:value="49028">
            <text:p>49028</text:p>
          </table:table-cell>
          <table:table-cell office:value-type="float" office:value="591">
            <text:p>591</text:p>
          </table:table-cell>
          <table:table-cell office:value-type="float" office:value="196112">
            <text:p>196112</text:p>
          </table:table-cell>
          <table:table-cell office:value-type="float" office:value="294168">
            <text:p>294168</text:p>
          </table:table-cell>
          <table:table-cell table:number-columns-repeated="2" office:value-type="float" office:value="0">
            <text:p>0</text:p>
          </table:table-cell>
          <table:table-cell office:value-type="float" office:value="1678466">
            <text:p>1678466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6833">
            <text:p>6833</text:p>
          </table:table-cell>
          <table:table-cell office:value-type="float" office:value="3354">
            <text:p>3354</text:p>
          </table:table-cell>
          <table:table-cell office:value-type="float" office:value="292834">
            <text:p>292834</text:p>
          </table:table-cell>
          <table:table-cell office:value-type="float" office:value="600194">
            <text:p>600194</text:p>
          </table:table-cell>
          <table:table-cell office:value-type="float" office:value="45522">
            <text:p>45522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672">
            <text:p>6672</text:p>
          </table:table-cell>
          <table:table-cell table:number-columns-repeated="11" office:value-type="float" office:value="0">
            <text:p>0</text:p>
          </table:table-cell>
          <table:table-cell office:value-type="float" office:value="704">
            <text:p>704</text:p>
          </table:table-cell>
          <table:table-cell table:number-columns-repeated="5" office:value-type="float" office:value="0">
            <text:p>0</text:p>
          </table:table-cell>
          <table:table-cell office:value-type="float" office:value="292834">
            <text:p>292834</text:p>
          </table:table-cell>
          <table:table-cell office:value-type="float" office:value="0">
            <text:p>0</text:p>
          </table:table-cell>
          <table:table-cell office:value-type="float" office:value="292834">
            <text:p>292834</text:p>
          </table:table-cell>
          <table:table-cell office:value-type="float" office:value="4584">
            <text:p>4584</text:p>
          </table:table-cell>
          <table:table-cell office:value-type="float" office:value="146417">
            <text:p>146417</text:p>
          </table:table-cell>
          <table:table-cell office:value-type="float" office:value="0">
            <text:p>0</text:p>
          </table:table-cell>
          <table:table-cell office:value-type="float" office:value="97611">
            <text:p>97611</text:p>
          </table:table-cell>
          <table:table-cell office:value-type="float" office:value="0">
            <text:p>0</text:p>
          </table:table-cell>
          <table:table-cell office:value-type="float" office:value="97611">
            <text:p>97611</text:p>
          </table:table-cell>
          <table:table-cell office:value-type="float" office:value="289960">
            <text:p>289960</text:p>
          </table:table-cell>
          <table:table-cell office:value-type="float" office:value="48806">
            <text:p>48806</text:p>
          </table:table-cell>
          <table:table-cell office:value-type="float" office:value="598">
            <text:p>598</text:p>
          </table:table-cell>
          <table:table-cell office:value-type="float" office:value="195222">
            <text:p>195222</text:p>
          </table:table-cell>
          <table:table-cell office:value-type="float" office:value="292834">
            <text:p>292834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7124">
            <text:p>7124</text:p>
          </table:table-cell>
          <table:table-cell office:value-type="float" office:value="3346">
            <text:p>3346</text:p>
          </table:table-cell>
          <table:table-cell office:value-type="float" office:value="292148">
            <text:p>292148</text:p>
          </table:table-cell>
          <table:table-cell office:value-type="float" office:value="600800">
            <text:p>600800</text:p>
          </table:table-cell>
          <table:table-cell office:value-type="float" office:value="45773">
            <text:p>45773</text:p>
          </table:table-cell>
          <table:table-cell table:number-columns-repeated="3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440">
            <text:p>7440</text:p>
          </table:table-cell>
          <table:table-cell table:number-columns-repeated="11" office:value-type="float" office:value="0">
            <text:p>0</text:p>
          </table:table-cell>
          <table:table-cell office:value-type="float" office:value="768">
            <text:p>768</text:p>
          </table:table-cell>
          <table:table-cell office:value-type="float" office:value="113196">
            <text:p>113196</text:p>
          </table:table-cell>
          <table:table-cell table:number-columns-repeated="4" office:value-type="float" office:value="0">
            <text:p>0</text:p>
          </table:table-cell>
          <table:table-cell office:value-type="float" office:value="292148">
            <text:p>292148</text:p>
          </table:table-cell>
          <table:table-cell office:value-type="float" office:value="0">
            <text:p>0</text:p>
          </table:table-cell>
          <table:table-cell office:value-type="float" office:value="292148">
            <text:p>292148</text:p>
          </table:table-cell>
          <table:table-cell office:value-type="float" office:value="4620">
            <text:p>4620</text:p>
          </table:table-cell>
          <table:table-cell office:value-type="float" office:value="146074">
            <text:p>146074</text:p>
          </table:table-cell>
          <table:table-cell office:value-type="float" office:value="0">
            <text:p>0</text:p>
          </table:table-cell>
          <table:table-cell office:value-type="float" office:value="97382">
            <text:p>97382</text:p>
          </table:table-cell>
          <table:table-cell office:value-type="float" office:value="0">
            <text:p>0</text:p>
          </table:table-cell>
          <table:table-cell office:value-type="float" office:value="97382">
            <text:p>97382</text:p>
          </table:table-cell>
          <table:table-cell office:value-type="float" office:value="290000">
            <text:p>290000</text:p>
          </table:table-cell>
          <table:table-cell office:value-type="float" office:value="48691">
            <text:p>48691</text:p>
          </table:table-cell>
          <table:table-cell office:value-type="float" office:value="623">
            <text:p>623</text:p>
          </table:table-cell>
          <table:table-cell office:value-type="float" office:value="194765">
            <text:p>194765</text:p>
          </table:table-cell>
          <table:table-cell office:value-type="float" office:value="292148">
            <text:p>292148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7416">
            <text:p>7416</text:p>
          </table:table-cell>
          <table:table-cell office:value-type="float" office:value="3345">
            <text:p>3345</text:p>
          </table:table-cell>
          <table:table-cell office:value-type="float" office:value="292049">
            <text:p>292049</text:p>
          </table:table-cell>
          <table:table-cell office:value-type="float" office:value="600181">
            <text:p>600181</text:p>
          </table:table-cell>
          <table:table-cell office:value-type="float" office:value="46041">
            <text:p>46041</text:p>
          </table:table-cell>
          <table:table-cell table:number-columns-repeated="3"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920">
            <text:p>7920</text:p>
          </table:table-cell>
          <table:table-cell table:number-columns-repeated="11" office:value-type="float" office:value="0">
            <text:p>0</text:p>
          </table:table-cell>
          <table:table-cell office:value-type="float" office:value="832">
            <text:p>832</text:p>
          </table:table-cell>
          <table:table-cell office:value-type="float" office:value="113524">
            <text:p>113524</text:p>
          </table:table-cell>
          <table:table-cell table:number-columns-repeated="4" office:value-type="float" office:value="0">
            <text:p>0</text:p>
          </table:table-cell>
          <table:table-cell office:value-type="float" office:value="292049">
            <text:p>292049</text:p>
          </table:table-cell>
          <table:table-cell office:value-type="float" office:value="0">
            <text:p>0</text:p>
          </table:table-cell>
          <table:table-cell office:value-type="float" office:value="292049">
            <text:p>292049</text:p>
          </table:table-cell>
          <table:table-cell office:value-type="float" office:value="4578">
            <text:p>4578</text:p>
          </table:table-cell>
          <table:table-cell office:value-type="float" office:value="146024">
            <text:p>146024</text:p>
          </table:table-cell>
          <table:table-cell office:value-type="float" office:value="0">
            <text:p>0</text:p>
          </table:table-cell>
          <table:table-cell office:value-type="float" office:value="97349">
            <text:p>97349</text:p>
          </table:table-cell>
          <table:table-cell office:value-type="float" office:value="0">
            <text:p>0</text:p>
          </table:table-cell>
          <table:table-cell office:value-type="float" office:value="97350">
            <text:p>97350</text:p>
          </table:table-cell>
          <table:table-cell office:value-type="float" office:value="291282">
            <text:p>291282</text:p>
          </table:table-cell>
          <table:table-cell office:value-type="float" office:value="48675">
            <text:p>48675</text:p>
          </table:table-cell>
          <table:table-cell office:value-type="float" office:value="610">
            <text:p>610</text:p>
          </table:table-cell>
          <table:table-cell office:value-type="float" office:value="194699">
            <text:p>194699</text:p>
          </table:table-cell>
          <table:table-cell office:value-type="float" office:value="292049">
            <text:p>292049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7708">
            <text:p>7708</text:p>
          </table:table-cell>
          <table:table-cell office:value-type="float" office:value="3369">
            <text:p>3369</text:p>
          </table:table-cell>
          <table:table-cell office:value-type="float" office:value="294123">
            <text:p>294123</text:p>
          </table:table-cell>
          <table:table-cell office:value-type="float" office:value="606446">
            <text:p>606446</text:p>
          </table:table-cell>
          <table:table-cell office:value-type="float" office:value="46368">
            <text:p>46368</text:p>
          </table:table-cell>
          <table:table-cell table:number-columns-repeated="3" office:value-type="float" office:value="0">
            <text:p>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400">
            <text:p>8400</text:p>
          </table:table-cell>
          <table:table-cell table:number-columns-repeated="11" office:value-type="float" office:value="0">
            <text:p>0</text:p>
          </table:table-cell>
          <table:table-cell office:value-type="float" office:value="896">
            <text:p>896</text:p>
          </table:table-cell>
          <table:table-cell office:value-type="float" office:value="113528">
            <text:p>113528</text:p>
          </table:table-cell>
          <table:table-cell table:number-columns-repeated="4" office:value-type="float" office:value="0">
            <text:p>0</text:p>
          </table:table-cell>
          <table:table-cell office:value-type="float" office:value="294123">
            <text:p>294123</text:p>
          </table:table-cell>
          <table:table-cell office:value-type="float" office:value="0">
            <text:p>0</text:p>
          </table:table-cell>
          <table:table-cell office:value-type="float" office:value="294123">
            <text:p>294123</text:p>
          </table:table-cell>
          <table:table-cell office:value-type="float" office:value="4619">
            <text:p>4619</text:p>
          </table:table-cell>
          <table:table-cell office:value-type="float" office:value="147061">
            <text:p>147061</text:p>
          </table:table-cell>
          <table:table-cell office:value-type="float" office:value="0">
            <text:p>0</text:p>
          </table:table-cell>
          <table:table-cell office:value-type="float" office:value="98041">
            <text:p>98041</text:p>
          </table:table-cell>
          <table:table-cell office:value-type="float" office:value="0">
            <text:p>0</text:p>
          </table:table-cell>
          <table:table-cell office:value-type="float" office:value="98041">
            <text:p>98041</text:p>
          </table:table-cell>
          <table:table-cell office:value-type="float" office:value="290152">
            <text:p>290152</text:p>
          </table:table-cell>
          <table:table-cell office:value-type="float" office:value="49020">
            <text:p>49020</text:p>
          </table:table-cell>
          <table:table-cell office:value-type="float" office:value="618">
            <text:p>618</text:p>
          </table:table-cell>
          <table:table-cell office:value-type="float" office:value="196082">
            <text:p>196082</text:p>
          </table:table-cell>
          <table:table-cell office:value-type="float" office:value="294123">
            <text:p>294123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7833">
            <text:p>7833</text:p>
          </table:table-cell>
          <table:table-cell office:value-type="float" office:value="3391">
            <text:p>3391</text:p>
          </table:table-cell>
          <table:table-cell office:value-type="float" office:value="296057">
            <text:p>296057</text:p>
          </table:table-cell>
          <table:table-cell office:value-type="float" office:value="605130">
            <text:p>605130</text:p>
          </table:table-cell>
          <table:table-cell office:value-type="float" office:value="46555">
            <text:p>46555</text:p>
          </table:table-cell>
          <table:table-cell table:number-columns-repeated="3"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928">
            <text:p>8928</text:p>
          </table:table-cell>
          <table:table-cell table:number-columns-repeated="11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14140">
            <text:p>114140</text:p>
          </table:table-cell>
          <table:table-cell table:number-columns-repeated="4" office:value-type="float" office:value="0">
            <text:p>0</text:p>
          </table:table-cell>
          <table:table-cell office:value-type="float" office:value="296057">
            <text:p>296057</text:p>
          </table:table-cell>
          <table:table-cell office:value-type="float" office:value="0">
            <text:p>0</text:p>
          </table:table-cell>
          <table:table-cell office:value-type="float" office:value="296057">
            <text:p>296057</text:p>
          </table:table-cell>
          <table:table-cell office:value-type="float" office:value="4627">
            <text:p>4627</text:p>
          </table:table-cell>
          <table:table-cell office:value-type="float" office:value="148029">
            <text:p>148029</text:p>
          </table:table-cell>
          <table:table-cell office:value-type="float" office:value="0">
            <text:p>0</text:p>
          </table:table-cell>
          <table:table-cell office:value-type="float" office:value="98686">
            <text:p>98686</text:p>
          </table:table-cell>
          <table:table-cell office:value-type="float" office:value="0">
            <text:p>0</text:p>
          </table:table-cell>
          <table:table-cell office:value-type="float" office:value="98685">
            <text:p>98685</text:p>
          </table:table-cell>
          <table:table-cell office:value-type="float" office:value="293663">
            <text:p>293663</text:p>
          </table:table-cell>
          <table:table-cell office:value-type="float" office:value="49342">
            <text:p>49342</text:p>
          </table:table-cell>
          <table:table-cell office:value-type="float" office:value="630">
            <text:p>630</text:p>
          </table:table-cell>
          <table:table-cell office:value-type="float" office:value="197371">
            <text:p>197371</text:p>
          </table:table-cell>
          <table:table-cell office:value-type="float" office:value="296057">
            <text:p>296057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8083">
            <text:p>8083</text:p>
          </table:table-cell>
          <table:table-cell office:value-type="float" office:value="3372">
            <text:p>3372</text:p>
          </table:table-cell>
          <table:table-cell office:value-type="float" office:value="294375">
            <text:p>294375</text:p>
          </table:table-cell>
          <table:table-cell office:value-type="float" office:value="607767">
            <text:p>607767</text:p>
          </table:table-cell>
          <table:table-cell office:value-type="float" office:value="46674">
            <text:p>46674</text:p>
          </table:table-cell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616">
            <text:p>9616</text:p>
          </table:table-cell>
          <table:table-cell table:number-columns-repeated="11" office:value-type="float" office:value="0">
            <text:p>0</text:p>
          </table:table-cell>
          <table:table-cell office:value-type="float" office:value="1024">
            <text:p>1024</text:p>
          </table:table-cell>
          <table:table-cell table:number-columns-repeated="5" office:value-type="float" office:value="0">
            <text:p>0</text:p>
          </table:table-cell>
          <table:table-cell office:value-type="float" office:value="294375">
            <text:p>294375</text:p>
          </table:table-cell>
          <table:table-cell office:value-type="float" office:value="0">
            <text:p>0</text:p>
          </table:table-cell>
          <table:table-cell office:value-type="float" office:value="294375">
            <text:p>294375</text:p>
          </table:table-cell>
          <table:table-cell office:value-type="float" office:value="4626">
            <text:p>4626</text:p>
          </table:table-cell>
          <table:table-cell office:value-type="float" office:value="147187">
            <text:p>147187</text:p>
          </table:table-cell>
          <table:table-cell office:value-type="float" office:value="0">
            <text:p>0</text:p>
          </table:table-cell>
          <table:table-cell office:value-type="float" office:value="98125">
            <text:p>98125</text:p>
          </table:table-cell>
          <table:table-cell office:value-type="float" office:value="0">
            <text:p>0</text:p>
          </table:table-cell>
          <table:table-cell office:value-type="float" office:value="98125">
            <text:p>98125</text:p>
          </table:table-cell>
          <table:table-cell office:value-type="float" office:value="289630">
            <text:p>289630</text:p>
          </table:table-cell>
          <table:table-cell office:value-type="float" office:value="49062">
            <text:p>49062</text:p>
          </table:table-cell>
          <table:table-cell office:value-type="float" office:value="632">
            <text:p>632</text:p>
          </table:table-cell>
          <table:table-cell office:value-type="float" office:value="196250">
            <text:p>196250</text:p>
          </table:table-cell>
          <table:table-cell office:value-type="float" office:value="294375">
            <text:p>294375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8250">
            <text:p>8250</text:p>
          </table:table-cell>
          <table:table-cell office:value-type="float" office:value="3395">
            <text:p>3395</text:p>
          </table:table-cell>
          <table:table-cell office:value-type="float" office:value="296398">
            <text:p>296398</text:p>
          </table:table-cell>
          <table:table-cell office:value-type="float" office:value="604827">
            <text:p>604827</text:p>
          </table:table-cell>
          <table:table-cell office:value-type="float" office:value="46990">
            <text:p>46990</text:p>
          </table:table-cell>
          <table:table-cell table:number-columns-repeated="3" office:value-type="float" office:value="0">
            <text:p>0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304">
            <text:p>10304</text:p>
          </table:table-cell>
          <table:table-cell table:number-columns-repeated="11" office:value-type="float" office:value="0">
            <text:p>0</text:p>
          </table:table-cell>
          <table:table-cell office:value-type="float" office:value="1088">
            <text:p>1088</text:p>
          </table:table-cell>
          <table:table-cell office:value-type="float" office:value="56776">
            <text:p>56776</text:p>
          </table:table-cell>
          <table:table-cell table:number-columns-repeated="4" office:value-type="float" office:value="0">
            <text:p>0</text:p>
          </table:table-cell>
          <table:table-cell office:value-type="float" office:value="296398">
            <text:p>296398</text:p>
          </table:table-cell>
          <table:table-cell office:value-type="float" office:value="0">
            <text:p>0</text:p>
          </table:table-cell>
          <table:table-cell office:value-type="float" office:value="296398">
            <text:p>296398</text:p>
          </table:table-cell>
          <table:table-cell office:value-type="float" office:value="4644">
            <text:p>4644</text:p>
          </table:table-cell>
          <table:table-cell office:value-type="float" office:value="148199">
            <text:p>148199</text:p>
          </table:table-cell>
          <table:table-cell office:value-type="float" office:value="0">
            <text:p>0</text:p>
          </table:table-cell>
          <table:table-cell office:value-type="float" office:value="98799">
            <text:p>98799</text:p>
          </table:table-cell>
          <table:table-cell office:value-type="float" office:value="0">
            <text:p>0</text:p>
          </table:table-cell>
          <table:table-cell office:value-type="float" office:value="98799">
            <text:p>98799</text:p>
          </table:table-cell>
          <table:table-cell office:value-type="float" office:value="293508">
            <text:p>293508</text:p>
          </table:table-cell>
          <table:table-cell office:value-type="float" office:value="49399">
            <text:p>49399</text:p>
          </table:table-cell>
          <table:table-cell office:value-type="float" office:value="649">
            <text:p>649</text:p>
          </table:table-cell>
          <table:table-cell office:value-type="float" office:value="197599">
            <text:p>197599</text:p>
          </table:table-cell>
          <table:table-cell office:value-type="float" office:value="296398">
            <text:p>296398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8667">
            <text:p>8667</text:p>
          </table:table-cell>
          <table:table-cell office:value-type="float" office:value="3397">
            <text:p>3397</text:p>
          </table:table-cell>
          <table:table-cell office:value-type="float" office:value="296633">
            <text:p>296633</text:p>
          </table:table-cell>
          <table:table-cell office:value-type="float" office:value="609794">
            <text:p>609794</text:p>
          </table:table-cell>
          <table:table-cell office:value-type="float" office:value="47422">
            <text:p>47422</text:p>
          </table:table-cell>
          <table:table-cell table:number-columns-repeated="3" office:value-type="float" office:value="0">
            <text:p>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944">
            <text:p>10944</text:p>
          </table:table-cell>
          <table:table-cell table:number-columns-repeated="11" office:value-type="float" office:value="0">
            <text:p>0</text:p>
          </table:table-cell>
          <table:table-cell office:value-type="float" office:value="1152">
            <text:p>1152</text:p>
          </table:table-cell>
          <table:table-cell office:value-type="float" office:value="57112">
            <text:p>57112</text:p>
          </table:table-cell>
          <table:table-cell table:number-columns-repeated="4" office:value-type="float" office:value="0">
            <text:p>0</text:p>
          </table:table-cell>
          <table:table-cell office:value-type="float" office:value="296633">
            <text:p>296633</text:p>
          </table:table-cell>
          <table:table-cell office:value-type="float" office:value="0">
            <text:p>0</text:p>
          </table:table-cell>
          <table:table-cell office:value-type="float" office:value="296633">
            <text:p>296633</text:p>
          </table:table-cell>
          <table:table-cell office:value-type="float" office:value="4704">
            <text:p>4704</text:p>
          </table:table-cell>
          <table:table-cell office:value-type="float" office:value="148316">
            <text:p>148316</text:p>
          </table:table-cell>
          <table:table-cell office:value-type="float" office:value="0">
            <text:p>0</text:p>
          </table:table-cell>
          <table:table-cell office:value-type="float" office:value="98877">
            <text:p>98877</text:p>
          </table:table-cell>
          <table:table-cell office:value-type="float" office:value="0">
            <text:p>0</text:p>
          </table:table-cell>
          <table:table-cell office:value-type="float" office:value="98878">
            <text:p>98878</text:p>
          </table:table-cell>
          <table:table-cell office:value-type="float" office:value="290880">
            <text:p>290880</text:p>
          </table:table-cell>
          <table:table-cell office:value-type="float" office:value="49439">
            <text:p>49439</text:p>
          </table:table-cell>
          <table:table-cell office:value-type="float" office:value="654">
            <text:p>654</text:p>
          </table:table-cell>
          <table:table-cell office:value-type="float" office:value="197755">
            <text:p>197755</text:p>
          </table:table-cell>
          <table:table-cell office:value-type="float" office:value="296633">
            <text:p>296633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office:value-type="float" office:value="8833">
            <text:p>8833</text:p>
          </table:table-cell>
          <table:table-cell office:value-type="float" office:value="3392">
            <text:p>3392</text:p>
          </table:table-cell>
          <table:table-cell office:value-type="float" office:value="296178">
            <text:p>296178</text:p>
          </table:table-cell>
          <table:table-cell office:value-type="float" office:value="609814">
            <text:p>609814</text:p>
          </table:table-cell>
          <table:table-cell office:value-type="float" office:value="47437">
            <text:p>47437</text:p>
          </table:table-cell>
          <table:table-cell table:number-columns-repeated="3" office:value-type="float" office:value="0">
            <text:p>0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456">
            <text:p>11456</text:p>
          </table:table-cell>
          <table:table-cell table:number-columns-repeated="11" office:value-type="float" office:value="0">
            <text:p>0</text:p>
          </table:table-cell>
          <table:table-cell office:value-type="float" office:value="1216">
            <text:p>1216</text:p>
          </table:table-cell>
          <table:table-cell table:number-columns-repeated="5" office:value-type="float" office:value="0">
            <text:p>0</text:p>
          </table:table-cell>
          <table:table-cell office:value-type="float" office:value="296178">
            <text:p>296178</text:p>
          </table:table-cell>
          <table:table-cell office:value-type="float" office:value="0">
            <text:p>0</text:p>
          </table:table-cell>
          <table:table-cell office:value-type="float" office:value="296178">
            <text:p>296178</text:p>
          </table:table-cell>
          <table:table-cell office:value-type="float" office:value="4690">
            <text:p>4690</text:p>
          </table:table-cell>
          <table:table-cell office:value-type="float" office:value="148089">
            <text:p>148089</text:p>
          </table:table-cell>
          <table:table-cell office:value-type="float" office:value="0">
            <text:p>0</text:p>
          </table:table-cell>
          <table:table-cell office:value-type="float" office:value="98726">
            <text:p>98726</text:p>
          </table:table-cell>
          <table:table-cell office:value-type="float" office:value="0">
            <text:p>0</text:p>
          </table:table-cell>
          <table:table-cell office:value-type="float" office:value="98726">
            <text:p>98726</text:p>
          </table:table-cell>
          <table:table-cell office:value-type="float" office:value="292970">
            <text:p>292970</text:p>
          </table:table-cell>
          <table:table-cell office:value-type="float" office:value="49362">
            <text:p>49362</text:p>
          </table:table-cell>
          <table:table-cell office:value-type="float" office:value="659">
            <text:p>659</text:p>
          </table:table-cell>
          <table:table-cell office:value-type="float" office:value="197453">
            <text:p>197453</text:p>
          </table:table-cell>
          <table:table-cell office:value-type="float" office:value="296178">
            <text:p>296178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float" office:value="9000">
            <text:p>9000</text:p>
          </table:table-cell>
          <table:table-cell office:value-type="float" office:value="3405">
            <text:p>3405</text:p>
          </table:table-cell>
          <table:table-cell office:value-type="float" office:value="297301">
            <text:p>297301</text:p>
          </table:table-cell>
          <table:table-cell office:value-type="float" office:value="610104">
            <text:p>610104</text:p>
          </table:table-cell>
          <table:table-cell office:value-type="float" office:value="47797">
            <text:p>47797</text:p>
          </table:table-cell>
          <table:table-cell table:number-columns-repeated="3"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968">
            <text:p>11968</text:p>
          </table:table-cell>
          <table:table-cell table:number-columns-repeated="11" office:value-type="float" office:value="0">
            <text:p>0</text:p>
          </table:table-cell>
          <table:table-cell office:value-type="float" office:value="1280">
            <text:p>1280</text:p>
          </table:table-cell>
          <table:table-cell office:value-type="float" office:value="114880">
            <text:p>114880</text:p>
          </table:table-cell>
          <table:table-cell table:number-columns-repeated="4" office:value-type="float" office:value="0">
            <text:p>0</text:p>
          </table:table-cell>
          <table:table-cell office:value-type="float" office:value="297301">
            <text:p>297301</text:p>
          </table:table-cell>
          <table:table-cell office:value-type="float" office:value="0">
            <text:p>0</text:p>
          </table:table-cell>
          <table:table-cell office:value-type="float" office:value="297301">
            <text:p>297301</text:p>
          </table:table-cell>
          <table:table-cell office:value-type="float" office:value="4683">
            <text:p>4683</text:p>
          </table:table-cell>
          <table:table-cell office:value-type="float" office:value="148650">
            <text:p>148650</text:p>
          </table:table-cell>
          <table:table-cell office:value-type="float" office:value="0">
            <text:p>0</text:p>
          </table:table-cell>
          <table:table-cell office:value-type="float" office:value="99100">
            <text:p>99100</text:p>
          </table:table-cell>
          <table:table-cell office:value-type="float" office:value="0">
            <text:p>0</text:p>
          </table:table-cell>
          <table:table-cell office:value-type="float" office:value="99100">
            <text:p>99100</text:p>
          </table:table-cell>
          <table:table-cell office:value-type="float" office:value="292340">
            <text:p>292340</text:p>
          </table:table-cell>
          <table:table-cell office:value-type="float" office:value="49550">
            <text:p>49550</text:p>
          </table:table-cell>
          <table:table-cell office:value-type="float" office:value="667">
            <text:p>667</text:p>
          </table:table-cell>
          <table:table-cell office:value-type="float" office:value="198201">
            <text:p>198201</text:p>
          </table:table-cell>
          <table:table-cell office:value-type="float" office:value="297301">
            <text:p>297301</text:p>
          </table:table-cell>
          <table:table-cell table:number-columns-repeated="2" office:value-type="float" office:value="0">
            <text:p>0</text:p>
          </table:table-cell>
          <table:table-cell office:value-type="float" office:value="1678466">
            <text:p>1678466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office:value-type="float" office:value="9416">
            <text:p>9416</text:p>
          </table:table-cell>
          <table:table-cell office:value-type="float" office:value="3401">
            <text:p>3401</text:p>
          </table:table-cell>
          <table:table-cell office:value-type="float" office:value="296877">
            <text:p>296877</text:p>
          </table:table-cell>
          <table:table-cell office:value-type="float" office:value="610319">
            <text:p>610319</text:p>
          </table:table-cell>
          <table:table-cell office:value-type="float" office:value="48051">
            <text:p>48051</text:p>
          </table:table-cell>
          <table:table-cell table:number-columns-repeated="3" office:value-type="float" office:value="0">
            <text:p>0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2884">
            <text:p>12884</text:p>
          </table:table-cell>
          <table:table-cell table:number-columns-repeated="11" office:value-type="float" office:value="0">
            <text:p>0</text:p>
          </table:table-cell>
          <table:table-cell office:value-type="float" office:value="1344">
            <text:p>1344</text:p>
          </table:table-cell>
          <table:table-cell table:number-columns-repeated="5" office:value-type="float" office:value="0">
            <text:p>0</text:p>
          </table:table-cell>
          <table:table-cell office:value-type="float" office:value="296877">
            <text:p>296877</text:p>
          </table:table-cell>
          <table:table-cell office:value-type="float" office:value="0">
            <text:p>0</text:p>
          </table:table-cell>
          <table:table-cell office:value-type="float" office:value="296877">
            <text:p>296877</text:p>
          </table:table-cell>
          <table:table-cell office:value-type="float" office:value="4691">
            <text:p>4691</text:p>
          </table:table-cell>
          <table:table-cell office:value-type="float" office:value="148439">
            <text:p>148439</text:p>
          </table:table-cell>
          <table:table-cell office:value-type="float" office:value="0">
            <text:p>0</text:p>
          </table:table-cell>
          <table:table-cell office:value-type="float" office:value="98959">
            <text:p>98959</text:p>
          </table:table-cell>
          <table:table-cell office:value-type="float" office:value="0">
            <text:p>0</text:p>
          </table:table-cell>
          <table:table-cell office:value-type="float" office:value="98959">
            <text:p>98959</text:p>
          </table:table-cell>
          <table:table-cell office:value-type="float" office:value="292477">
            <text:p>292477</text:p>
          </table:table-cell>
          <table:table-cell office:value-type="float" office:value="49479">
            <text:p>49479</text:p>
          </table:table-cell>
          <table:table-cell office:value-type="float" office:value="674">
            <text:p>674</text:p>
          </table:table-cell>
          <table:table-cell office:value-type="float" office:value="197918">
            <text:p>197918</text:p>
          </table:table-cell>
          <table:table-cell office:value-type="float" office:value="296877">
            <text:p>296877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office:value-type="float" office:value="9584">
            <text:p>9584</text:p>
          </table:table-cell>
          <table:table-cell office:value-type="float" office:value="3407">
            <text:p>3407</text:p>
          </table:table-cell>
          <table:table-cell office:value-type="float" office:value="297407">
            <text:p>297407</text:p>
          </table:table-cell>
          <table:table-cell office:value-type="float" office:value="613429">
            <text:p>613429</text:p>
          </table:table-cell>
          <table:table-cell office:value-type="float" office:value="48281">
            <text:p>48281</text:p>
          </table:table-cell>
          <table:table-cell table:number-columns-repeated="3" office:value-type="float" office:value="0">
            <text:p>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3816">
            <text:p>13816</text:p>
          </table:table-cell>
          <table:table-cell table:number-columns-repeated="11" office:value-type="float" office:value="0">
            <text:p>0</text:p>
          </table:table-cell>
          <table:table-cell office:value-type="float" office:value="1408">
            <text:p>1408</text:p>
          </table:table-cell>
          <table:table-cell office:value-type="float" office:value="115676">
            <text:p>115676</text:p>
          </table:table-cell>
          <table:table-cell table:number-columns-repeated="4" office:value-type="float" office:value="0">
            <text:p>0</text:p>
          </table:table-cell>
          <table:table-cell office:value-type="float" office:value="297407">
            <text:p>297407</text:p>
          </table:table-cell>
          <table:table-cell office:value-type="float" office:value="0">
            <text:p>0</text:p>
          </table:table-cell>
          <table:table-cell office:value-type="float" office:value="297407">
            <text:p>297407</text:p>
          </table:table-cell>
          <table:table-cell office:value-type="float" office:value="4711">
            <text:p>4711</text:p>
          </table:table-cell>
          <table:table-cell office:value-type="float" office:value="148703">
            <text:p>148703</text:p>
          </table:table-cell>
          <table:table-cell office:value-type="float" office:value="0">
            <text:p>0</text:p>
          </table:table-cell>
          <table:table-cell office:value-type="float" office:value="99136">
            <text:p>99136</text:p>
          </table:table-cell>
          <table:table-cell office:value-type="float" office:value="0">
            <text:p>0</text:p>
          </table:table-cell>
          <table:table-cell office:value-type="float" office:value="99135">
            <text:p>99135</text:p>
          </table:table-cell>
          <table:table-cell office:value-type="float" office:value="294339">
            <text:p>294339</text:p>
          </table:table-cell>
          <table:table-cell office:value-type="float" office:value="49567">
            <text:p>49567</text:p>
          </table:table-cell>
          <table:table-cell office:value-type="float" office:value="688">
            <text:p>688</text:p>
          </table:table-cell>
          <table:table-cell office:value-type="float" office:value="198271">
            <text:p>198271</text:p>
          </table:table-cell>
          <table:table-cell office:value-type="float" office:value="297407">
            <text:p>297407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office:value-type="float" office:value="9833">
            <text:p>9833</text:p>
          </table:table-cell>
          <table:table-cell office:value-type="float" office:value="3413">
            <text:p>3413</text:p>
          </table:table-cell>
          <table:table-cell office:value-type="float" office:value="297912">
            <text:p>297912</text:p>
          </table:table-cell>
          <table:table-cell office:value-type="float" office:value="613415">
            <text:p>613415</text:p>
          </table:table-cell>
          <table:table-cell office:value-type="float" office:value="48499">
            <text:p>48499</text:p>
          </table:table-cell>
          <table:table-cell table:number-columns-repeated="3" office:value-type="float" office:value="0">
            <text:p>0</text:p>
          </table:table-cell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692">
            <text:p>14692</text:p>
          </table:table-cell>
          <table:table-cell table:number-columns-repeated="11" office:value-type="float" office:value="0">
            <text:p>0</text:p>
          </table:table-cell>
          <table:table-cell office:value-type="float" office:value="1472">
            <text:p>1472</text:p>
          </table:table-cell>
          <table:table-cell office:value-type="float" office:value="115708">
            <text:p>115708</text:p>
          </table:table-cell>
          <table:table-cell table:number-columns-repeated="4" office:value-type="float" office:value="0">
            <text:p>0</text:p>
          </table:table-cell>
          <table:table-cell office:value-type="float" office:value="297912">
            <text:p>297912</text:p>
          </table:table-cell>
          <table:table-cell office:value-type="float" office:value="0">
            <text:p>0</text:p>
          </table:table-cell>
          <table:table-cell office:value-type="float" office:value="297912">
            <text:p>297912</text:p>
          </table:table-cell>
          <table:table-cell office:value-type="float" office:value="4696">
            <text:p>4696</text:p>
          </table:table-cell>
          <table:table-cell office:value-type="float" office:value="148956">
            <text:p>148956</text:p>
          </table:table-cell>
          <table:table-cell office:value-type="float" office:value="0">
            <text:p>0</text:p>
          </table:table-cell>
          <table:table-cell office:value-type="float" office:value="99304">
            <text:p>99304</text:p>
          </table:table-cell>
          <table:table-cell office:value-type="float" office:value="0">
            <text:p>0</text:p>
          </table:table-cell>
          <table:table-cell office:value-type="float" office:value="99304">
            <text:p>99304</text:p>
          </table:table-cell>
          <table:table-cell office:value-type="float" office:value="295992">
            <text:p>295992</text:p>
          </table:table-cell>
          <table:table-cell office:value-type="float" office:value="49652">
            <text:p>49652</text:p>
          </table:table-cell>
          <table:table-cell office:value-type="float" office:value="703">
            <text:p>703</text:p>
          </table:table-cell>
          <table:table-cell office:value-type="float" office:value="198607">
            <text:p>198607</text:p>
          </table:table-cell>
          <table:table-cell office:value-type="float" office:value="297912">
            <text:p>297912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10083">
            <text:p>10083</text:p>
          </table:table-cell>
          <table:table-cell office:value-type="float" office:value="3444">
            <text:p>3444</text:p>
          </table:table-cell>
          <table:table-cell office:value-type="float" office:value="300703">
            <text:p>300703</text:p>
          </table:table-cell>
          <table:table-cell office:value-type="float" office:value="616946">
            <text:p>616946</text:p>
          </table:table-cell>
          <table:table-cell office:value-type="float" office:value="48897">
            <text:p>48897</text:p>
          </table:table-cell>
          <table:table-cell table:number-columns-repeated="3" office:value-type="float" office:value="0">
            <text:p>0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5486">
            <text:p>15486</text:p>
          </table:table-cell>
          <table:table-cell table:number-columns-repeated="11" office:value-type="float" office:value="0">
            <text:p>0</text:p>
          </table:table-cell>
          <table:table-cell office:value-type="float" office:value="1536">
            <text:p>1536</text:p>
          </table:table-cell>
          <table:table-cell office:value-type="float" office:value="116028">
            <text:p>116028</text:p>
          </table:table-cell>
          <table:table-cell table:number-columns-repeated="4" office:value-type="float" office:value="0">
            <text:p>0</text:p>
          </table:table-cell>
          <table:table-cell office:value-type="float" office:value="300703">
            <text:p>300703</text:p>
          </table:table-cell>
          <table:table-cell office:value-type="float" office:value="0">
            <text:p>0</text:p>
          </table:table-cell>
          <table:table-cell office:value-type="float" office:value="300703">
            <text:p>300703</text:p>
          </table:table-cell>
          <table:table-cell office:value-type="float" office:value="4878">
            <text:p>4878</text:p>
          </table:table-cell>
          <table:table-cell office:value-type="float" office:value="150351">
            <text:p>150351</text:p>
          </table:table-cell>
          <table:table-cell office:value-type="float" office:value="0">
            <text:p>0</text:p>
          </table:table-cell>
          <table:table-cell office:value-type="float" office:value="100235">
            <text:p>100235</text:p>
          </table:table-cell>
          <table:table-cell office:value-type="float" office:value="0">
            <text:p>0</text:p>
          </table:table-cell>
          <table:table-cell office:value-type="float" office:value="100234">
            <text:p>100234</text:p>
          </table:table-cell>
          <table:table-cell office:value-type="float" office:value="295334">
            <text:p>295334</text:p>
          </table:table-cell>
          <table:table-cell office:value-type="float" office:value="50117">
            <text:p>50117</text:p>
          </table:table-cell>
          <table:table-cell office:value-type="float" office:value="712">
            <text:p>712</text:p>
          </table:table-cell>
          <table:table-cell office:value-type="float" office:value="200469">
            <text:p>200469</text:p>
          </table:table-cell>
          <table:table-cell office:value-type="float" office:value="300703">
            <text:p>300703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10541">
            <text:p>10541</text:p>
          </table:table-cell>
          <table:table-cell office:value-type="float" office:value="3428">
            <text:p>3428</text:p>
          </table:table-cell>
          <table:table-cell office:value-type="float" office:value="299291">
            <text:p>299291</text:p>
          </table:table-cell>
          <table:table-cell office:value-type="float" office:value="619653">
            <text:p>619653</text:p>
          </table:table-cell>
          <table:table-cell office:value-type="float" office:value="49476">
            <text:p>49476</text:p>
          </table:table-cell>
          <table:table-cell table:number-columns-repeated="3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6343">
            <text:p>16343</text:p>
          </table:table-cell>
          <table:table-cell table:number-columns-repeated="11" office:value-type="float" office:value="0">
            <text:p>0</text:p>
          </table:table-cell>
          <table:table-cell office:value-type="float" office:value="1600">
            <text:p>1600</text:p>
          </table:table-cell>
          <table:table-cell table:number-columns-repeated="5" office:value-type="float" office:value="0">
            <text:p>0</text:p>
          </table:table-cell>
          <table:table-cell office:value-type="float" office:value="299291">
            <text:p>299291</text:p>
          </table:table-cell>
          <table:table-cell office:value-type="float" office:value="0">
            <text:p>0</text:p>
          </table:table-cell>
          <table:table-cell office:value-type="float" office:value="299291">
            <text:p>299291</text:p>
          </table:table-cell>
          <table:table-cell office:value-type="float" office:value="4732">
            <text:p>4732</text:p>
          </table:table-cell>
          <table:table-cell office:value-type="float" office:value="149645">
            <text:p>149645</text:p>
          </table:table-cell>
          <table:table-cell office:value-type="float" office:value="0">
            <text:p>0</text:p>
          </table:table-cell>
          <table:table-cell office:value-type="float" office:value="99764">
            <text:p>99764</text:p>
          </table:table-cell>
          <table:table-cell office:value-type="float" office:value="0">
            <text:p>0</text:p>
          </table:table-cell>
          <table:table-cell office:value-type="float" office:value="99763">
            <text:p>99763</text:p>
          </table:table-cell>
          <table:table-cell office:value-type="float" office:value="295056">
            <text:p>295056</text:p>
          </table:table-cell>
          <table:table-cell office:value-type="float" office:value="49882">
            <text:p>49882</text:p>
          </table:table-cell>
          <table:table-cell office:value-type="float" office:value="735">
            <text:p>735</text:p>
          </table:table-cell>
          <table:table-cell office:value-type="float" office:value="199527">
            <text:p>199527</text:p>
          </table:table-cell>
          <table:table-cell office:value-type="float" office:value="299291">
            <text:p>299291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10750">
            <text:p>10750</text:p>
          </table:table-cell>
          <table:table-cell office:value-type="float" office:value="3442">
            <text:p>3442</text:p>
          </table:table-cell>
          <table:table-cell office:value-type="float" office:value="300588">
            <text:p>300588</text:p>
          </table:table-cell>
          <table:table-cell office:value-type="float" office:value="622077">
            <text:p>622077</text:p>
          </table:table-cell>
          <table:table-cell office:value-type="float" office:value="49742">
            <text:p>49742</text:p>
          </table:table-cell>
          <table:table-cell table:number-columns-repeated="3" office:value-type="float" office:value="0">
            <text:p>0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7098">
            <text:p>17098</text:p>
          </table:table-cell>
          <table:table-cell table:number-columns-repeated="11" office:value-type="float" office:value="0">
            <text:p>0</text:p>
          </table:table-cell>
          <table:table-cell office:value-type="float" office:value="1664">
            <text:p>1664</text:p>
          </table:table-cell>
          <table:table-cell table:number-columns-repeated="5" office:value-type="float" office:value="0">
            <text:p>0</text:p>
          </table:table-cell>
          <table:table-cell office:value-type="float" office:value="300588">
            <text:p>300588</text:p>
          </table:table-cell>
          <table:table-cell office:value-type="float" office:value="0">
            <text:p>0</text:p>
          </table:table-cell>
          <table:table-cell office:value-type="float" office:value="300588">
            <text:p>300588</text:p>
          </table:table-cell>
          <table:table-cell office:value-type="float" office:value="4746">
            <text:p>4746</text:p>
          </table:table-cell>
          <table:table-cell office:value-type="float" office:value="150294">
            <text:p>150294</text:p>
          </table:table-cell>
          <table:table-cell office:value-type="float" office:value="0">
            <text:p>0</text:p>
          </table:table-cell>
          <table:table-cell office:value-type="float" office:value="100196">
            <text:p>100196</text:p>
          </table:table-cell>
          <table:table-cell office:value-type="float" office:value="0">
            <text:p>0</text:p>
          </table:table-cell>
          <table:table-cell office:value-type="float" office:value="100196">
            <text:p>100196</text:p>
          </table:table-cell>
          <table:table-cell office:value-type="float" office:value="299147">
            <text:p>299147</text:p>
          </table:table-cell>
          <table:table-cell office:value-type="float" office:value="50098">
            <text:p>50098</text:p>
          </table:table-cell>
          <table:table-cell office:value-type="float" office:value="746">
            <text:p>746</text:p>
          </table:table-cell>
          <table:table-cell office:value-type="float" office:value="200392">
            <text:p>200392</text:p>
          </table:table-cell>
          <table:table-cell office:value-type="float" office:value="300588">
            <text:p>300588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office:value-type="float" office:value="11124">
            <text:p>11124</text:p>
          </table:table-cell>
          <table:table-cell office:value-type="float" office:value="3452">
            <text:p>3452</text:p>
          </table:table-cell>
          <table:table-cell office:value-type="float" office:value="301393">
            <text:p>301393</text:p>
          </table:table-cell>
          <table:table-cell office:value-type="float" office:value="625562">
            <text:p>625562</text:p>
          </table:table-cell>
          <table:table-cell office:value-type="float" office:value="49980">
            <text:p>49980</text:p>
          </table:table-cell>
          <table:table-cell table:number-columns-repeated="3" office:value-type="float" office:value="0">
            <text:p>0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7849">
            <text:p>17849</text:p>
          </table:table-cell>
          <table:table-cell table:number-columns-repeated="11" office:value-type="float" office:value="0">
            <text:p>0</text:p>
          </table:table-cell>
          <table:table-cell office:value-type="float" office:value="1728">
            <text:p>1728</text:p>
          </table:table-cell>
          <table:table-cell office:value-type="float" office:value="116316">
            <text:p>116316</text:p>
          </table:table-cell>
          <table:table-cell table:number-columns-repeated="4" office:value-type="float" office:value="0">
            <text:p>0</text:p>
          </table:table-cell>
          <table:table-cell office:value-type="float" office:value="301393">
            <text:p>301393</text:p>
          </table:table-cell>
          <table:table-cell office:value-type="float" office:value="0">
            <text:p>0</text:p>
          </table:table-cell>
          <table:table-cell office:value-type="float" office:value="301393">
            <text:p>301393</text:p>
          </table:table-cell>
          <table:table-cell office:value-type="float" office:value="4737">
            <text:p>4737</text:p>
          </table:table-cell>
          <table:table-cell office:value-type="float" office:value="150696">
            <text:p>150696</text:p>
          </table:table-cell>
          <table:table-cell office:value-type="float" office:value="0">
            <text:p>0</text:p>
          </table:table-cell>
          <table:table-cell office:value-type="float" office:value="100464">
            <text:p>100464</text:p>
          </table:table-cell>
          <table:table-cell office:value-type="float" office:value="0">
            <text:p>0</text:p>
          </table:table-cell>
          <table:table-cell office:value-type="float" office:value="100464">
            <text:p>100464</text:p>
          </table:table-cell>
          <table:table-cell office:value-type="float" office:value="296178">
            <text:p>296178</text:p>
          </table:table-cell>
          <table:table-cell office:value-type="float" office:value="50232">
            <text:p>50232</text:p>
          </table:table-cell>
          <table:table-cell office:value-type="float" office:value="741">
            <text:p>741</text:p>
          </table:table-cell>
          <table:table-cell office:value-type="float" office:value="200929">
            <text:p>200929</text:p>
          </table:table-cell>
          <table:table-cell office:value-type="float" office:value="301393">
            <text:p>301393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office:value-type="float" office:value="11334">
            <text:p>11334</text:p>
          </table:table-cell>
          <table:table-cell office:value-type="float" office:value="3435">
            <text:p>3435</text:p>
          </table:table-cell>
          <table:table-cell office:value-type="float" office:value="299848">
            <text:p>299848</text:p>
          </table:table-cell>
          <table:table-cell office:value-type="float" office:value="623150">
            <text:p>623150</text:p>
          </table:table-cell>
          <table:table-cell office:value-type="float" office:value="50499">
            <text:p>50499</text:p>
          </table:table-cell>
          <table:table-cell table:number-columns-repeated="3" office:value-type="float" office:value="0">
            <text:p>0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8571">
            <text:p>18571</text:p>
          </table:table-cell>
          <table:table-cell table:number-columns-repeated="11" office:value-type="float" office:value="0">
            <text:p>0</text:p>
          </table:table-cell>
          <table:table-cell office:value-type="float" office:value="1792">
            <text:p>1792</text:p>
          </table:table-cell>
          <table:table-cell office:value-type="float" office:value="116928">
            <text:p>116928</text:p>
          </table:table-cell>
          <table:table-cell table:number-columns-repeated="4" office:value-type="float" office:value="0">
            <text:p>0</text:p>
          </table:table-cell>
          <table:table-cell office:value-type="float" office:value="299848">
            <text:p>299848</text:p>
          </table:table-cell>
          <table:table-cell office:value-type="float" office:value="0">
            <text:p>0</text:p>
          </table:table-cell>
          <table:table-cell office:value-type="float" office:value="299848">
            <text:p>299848</text:p>
          </table:table-cell>
          <table:table-cell office:value-type="float" office:value="4742">
            <text:p>4742</text:p>
          </table:table-cell>
          <table:table-cell office:value-type="float" office:value="149924">
            <text:p>149924</text:p>
          </table:table-cell>
          <table:table-cell office:value-type="float" office:value="0">
            <text:p>0</text:p>
          </table:table-cell>
          <table:table-cell office:value-type="float" office:value="99949">
            <text:p>99949</text:p>
          </table:table-cell>
          <table:table-cell office:value-type="float" office:value="0">
            <text:p>0</text:p>
          </table:table-cell>
          <table:table-cell office:value-type="float" office:value="99949">
            <text:p>99949</text:p>
          </table:table-cell>
          <table:table-cell office:value-type="float" office:value="294363">
            <text:p>294363</text:p>
          </table:table-cell>
          <table:table-cell office:value-type="float" office:value="49974">
            <text:p>49974</text:p>
          </table:table-cell>
          <table:table-cell office:value-type="float" office:value="766">
            <text:p>766</text:p>
          </table:table-cell>
          <table:table-cell office:value-type="float" office:value="199899">
            <text:p>199899</text:p>
          </table:table-cell>
          <table:table-cell office:value-type="float" office:value="299848">
            <text:p>299848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float" office:value="11666">
            <text:p>11666</text:p>
          </table:table-cell>
          <table:table-cell office:value-type="float" office:value="3456">
            <text:p>3456</text:p>
          </table:table-cell>
          <table:table-cell office:value-type="float" office:value="301708">
            <text:p>301708</text:p>
          </table:table-cell>
          <table:table-cell office:value-type="float" office:value="623557">
            <text:p>623557</text:p>
          </table:table-cell>
          <table:table-cell office:value-type="float" office:value="50772">
            <text:p>50772</text:p>
          </table:table-cell>
          <table:table-cell table:number-columns-repeated="3" office:value-type="float" office:value="0">
            <text:p>0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9295">
            <text:p>19295</text:p>
          </table:table-cell>
          <table:table-cell table:number-columns-repeated="11" office:value-type="float" office:value="0">
            <text:p>0</text:p>
          </table:table-cell>
          <table:table-cell office:value-type="float" office:value="1856">
            <text:p>1856</text:p>
          </table:table-cell>
          <table:table-cell office:value-type="float" office:value="118208">
            <text:p>118208</text:p>
          </table:table-cell>
          <table:table-cell table:number-columns-repeated="4" office:value-type="float" office:value="0">
            <text:p>0</text:p>
          </table:table-cell>
          <table:table-cell office:value-type="float" office:value="301708">
            <text:p>301708</text:p>
          </table:table-cell>
          <table:table-cell office:value-type="float" office:value="0">
            <text:p>0</text:p>
          </table:table-cell>
          <table:table-cell office:value-type="float" office:value="301708">
            <text:p>301708</text:p>
          </table:table-cell>
          <table:table-cell office:value-type="float" office:value="4715">
            <text:p>4715</text:p>
          </table:table-cell>
          <table:table-cell office:value-type="float" office:value="150853">
            <text:p>150853</text:p>
          </table:table-cell>
          <table:table-cell office:value-type="float" office:value="0">
            <text:p>0</text:p>
          </table:table-cell>
          <table:table-cell office:value-type="float" office:value="100569">
            <text:p>100569</text:p>
          </table:table-cell>
          <table:table-cell office:value-type="float" office:value="0">
            <text:p>0</text:p>
          </table:table-cell>
          <table:table-cell office:value-type="float" office:value="100569">
            <text:p>100569</text:p>
          </table:table-cell>
          <table:table-cell office:value-type="float" office:value="294503">
            <text:p>294503</text:p>
          </table:table-cell>
          <table:table-cell office:value-type="float" office:value="50284">
            <text:p>50284</text:p>
          </table:table-cell>
          <table:table-cell office:value-type="float" office:value="769">
            <text:p>769</text:p>
          </table:table-cell>
          <table:table-cell office:value-type="float" office:value="201139">
            <text:p>201139</text:p>
          </table:table-cell>
          <table:table-cell office:value-type="float" office:value="301708">
            <text:p>301708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11916">
            <text:p>11916</text:p>
          </table:table-cell>
          <table:table-cell office:value-type="float" office:value="3439">
            <text:p>3439</text:p>
          </table:table-cell>
          <table:table-cell office:value-type="float" office:value="300249">
            <text:p>300249</text:p>
          </table:table-cell>
          <table:table-cell office:value-type="float" office:value="623696">
            <text:p>623696</text:p>
          </table:table-cell>
          <table:table-cell office:value-type="float" office:value="51124">
            <text:p>51124</text:p>
          </table:table-cell>
          <table:table-cell table:number-columns-repeated="3" office:value-type="float" office:value="0">
            <text:p>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9987">
            <text:p>19987</text:p>
          </table:table-cell>
          <table:table-cell table:number-columns-repeated="11" office:value-type="float" office:value="0">
            <text:p>0</text:p>
          </table:table-cell>
          <table:table-cell office:value-type="float" office:value="1920">
            <text:p>1920</text:p>
          </table:table-cell>
          <table:table-cell office:value-type="float" office:value="118164">
            <text:p>118164</text:p>
          </table:table-cell>
          <table:table-cell table:number-columns-repeated="4" office:value-type="float" office:value="0">
            <text:p>0</text:p>
          </table:table-cell>
          <table:table-cell office:value-type="float" office:value="300249">
            <text:p>300249</text:p>
          </table:table-cell>
          <table:table-cell office:value-type="float" office:value="0">
            <text:p>0</text:p>
          </table:table-cell>
          <table:table-cell office:value-type="float" office:value="300249">
            <text:p>300249</text:p>
          </table:table-cell>
          <table:table-cell office:value-type="float" office:value="4936">
            <text:p>4936</text:p>
          </table:table-cell>
          <table:table-cell office:value-type="float" office:value="150124">
            <text:p>150124</text:p>
          </table:table-cell>
          <table:table-cell office:value-type="float" office:value="0">
            <text:p>0</text:p>
          </table:table-cell>
          <table:table-cell office:value-type="float" office:value="100083">
            <text:p>100083</text:p>
          </table:table-cell>
          <table:table-cell office:value-type="float" office:value="0">
            <text:p>0</text:p>
          </table:table-cell>
          <table:table-cell office:value-type="float" office:value="100083">
            <text:p>100083</text:p>
          </table:table-cell>
          <table:table-cell office:value-type="float" office:value="298050">
            <text:p>298050</text:p>
          </table:table-cell>
          <table:table-cell office:value-type="float" office:value="50042">
            <text:p>50042</text:p>
          </table:table-cell>
          <table:table-cell office:value-type="float" office:value="783">
            <text:p>783</text:p>
          </table:table-cell>
          <table:table-cell office:value-type="float" office:value="200166">
            <text:p>200166</text:p>
          </table:table-cell>
          <table:table-cell office:value-type="float" office:value="300249">
            <text:p>300249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12125">
            <text:p>12125</text:p>
          </table:table-cell>
          <table:table-cell office:value-type="float" office:value="3460">
            <text:p>3460</text:p>
          </table:table-cell>
          <table:table-cell office:value-type="float" office:value="302114">
            <text:p>302114</text:p>
          </table:table-cell>
          <table:table-cell office:value-type="float" office:value="626826">
            <text:p>626826</text:p>
          </table:table-cell>
          <table:table-cell office:value-type="float" office:value="51290">
            <text:p>51290</text:p>
          </table:table-cell>
          <table:table-cell table:number-columns-repeated="3" office:value-type="float" office:value="0">
            <text:p>0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0607">
            <text:p>20607</text:p>
          </table:table-cell>
          <table:table-cell table:number-columns-repeated="11" office:value-type="float" office:value="0">
            <text:p>0</text:p>
          </table:table-cell>
          <table:table-cell office:value-type="float" office:value="1984">
            <text:p>1984</text:p>
          </table:table-cell>
          <table:table-cell office:value-type="float" office:value="118408">
            <text:p>118408</text:p>
          </table:table-cell>
          <table:table-cell table:number-columns-repeated="4" office:value-type="float" office:value="0">
            <text:p>0</text:p>
          </table:table-cell>
          <table:table-cell office:value-type="float" office:value="302114">
            <text:p>302114</text:p>
          </table:table-cell>
          <table:table-cell office:value-type="float" office:value="0">
            <text:p>0</text:p>
          </table:table-cell>
          <table:table-cell office:value-type="float" office:value="302114">
            <text:p>302114</text:p>
          </table:table-cell>
          <table:table-cell office:value-type="float" office:value="4745">
            <text:p>4745</text:p>
          </table:table-cell>
          <table:table-cell office:value-type="float" office:value="151057">
            <text:p>151057</text:p>
          </table:table-cell>
          <table:table-cell office:value-type="float" office:value="0">
            <text:p>0</text:p>
          </table:table-cell>
          <table:table-cell office:value-type="float" office:value="100705">
            <text:p>100705</text:p>
          </table:table-cell>
          <table:table-cell office:value-type="float" office:value="0">
            <text:p>0</text:p>
          </table:table-cell>
          <table:table-cell office:value-type="float" office:value="100705">
            <text:p>100705</text:p>
          </table:table-cell>
          <table:table-cell office:value-type="float" office:value="298006">
            <text:p>298006</text:p>
          </table:table-cell>
          <table:table-cell office:value-type="float" office:value="50352">
            <text:p>50352</text:p>
          </table:table-cell>
          <table:table-cell office:value-type="float" office:value="812">
            <text:p>812</text:p>
          </table:table-cell>
          <table:table-cell office:value-type="float" office:value="201410">
            <text:p>201410</text:p>
          </table:table-cell>
          <table:table-cell office:value-type="float" office:value="302114">
            <text:p>302114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12625">
            <text:p>12625</text:p>
          </table:table-cell>
          <table:table-cell office:value-type="float" office:value="3443">
            <text:p>3443</text:p>
          </table:table-cell>
          <table:table-cell office:value-type="float" office:value="300542">
            <text:p>300542</text:p>
          </table:table-cell>
          <table:table-cell office:value-type="float" office:value="623780">
            <text:p>623780</text:p>
          </table:table-cell>
          <table:table-cell office:value-type="float" office:value="51875">
            <text:p>51875</text:p>
          </table:table-cell>
          <table:table-cell table:number-columns-repeated="3"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1115">
            <text:p>21115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table:number-columns-repeated="5" office:value-type="float" office:value="0">
            <text:p>0</text:p>
          </table:table-cell>
          <table:table-cell office:value-type="float" office:value="300542">
            <text:p>300542</text:p>
          </table:table-cell>
          <table:table-cell office:value-type="float" office:value="0">
            <text:p>0</text:p>
          </table:table-cell>
          <table:table-cell office:value-type="float" office:value="300542">
            <text:p>300542</text:p>
          </table:table-cell>
          <table:table-cell office:value-type="float" office:value="4734">
            <text:p>4734</text:p>
          </table:table-cell>
          <table:table-cell office:value-type="float" office:value="150271">
            <text:p>150271</text:p>
          </table:table-cell>
          <table:table-cell office:value-type="float" office:value="0">
            <text:p>0</text:p>
          </table:table-cell>
          <table:table-cell office:value-type="float" office:value="100181">
            <text:p>100181</text:p>
          </table:table-cell>
          <table:table-cell office:value-type="float" office:value="0">
            <text:p>0</text:p>
          </table:table-cell>
          <table:table-cell office:value-type="float" office:value="100180">
            <text:p>100180</text:p>
          </table:table-cell>
          <table:table-cell office:value-type="float" office:value="297010">
            <text:p>297010</text:p>
          </table:table-cell>
          <table:table-cell office:value-type="float" office:value="50090">
            <text:p>50090</text:p>
          </table:table-cell>
          <table:table-cell office:value-type="float" office:value="835">
            <text:p>835</text:p>
          </table:table-cell>
          <table:table-cell office:value-type="float" office:value="200361">
            <text:p>200361</text:p>
          </table:table-cell>
          <table:table-cell office:value-type="float" office:value="300542">
            <text:p>300542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22167">
            <text:p>22167</text:p>
          </table:table-cell>
          <table:table-cell office:value-type="float" office:value="3575">
            <text:p>3575</text:p>
          </table:table-cell>
          <table:table-cell office:value-type="float" office:value="312079">
            <text:p>312079</text:p>
          </table:table-cell>
          <table:table-cell office:value-type="float" office:value="656296">
            <text:p>656296</text:p>
          </table:table-cell>
          <table:table-cell office:value-type="float" office:value="62026">
            <text:p>62026</text:p>
          </table:table-cell>
          <table:table-cell table:number-columns-repeated="3" office:value-type="float" office:value="0">
            <text:p>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0354">
            <text:p>50354</text:p>
          </table:table-cell>
          <table:table-cell table:number-columns-repeated="11" office:value-type="float" office:value="0">
            <text:p>0</text:p>
          </table:table-cell>
          <table:table-cell office:value-type="float" office:value="4096">
            <text:p>4096</text:p>
          </table:table-cell>
          <table:table-cell table:number-columns-repeated="5" office:value-type="float" office:value="0">
            <text:p>0</text:p>
          </table:table-cell>
          <table:table-cell office:value-type="float" office:value="312079">
            <text:p>312079</text:p>
          </table:table-cell>
          <table:table-cell office:value-type="float" office:value="0">
            <text:p>0</text:p>
          </table:table-cell>
          <table:table-cell office:value-type="float" office:value="312079">
            <text:p>312079</text:p>
          </table:table-cell>
          <table:table-cell office:value-type="float" office:value="4879">
            <text:p>4879</text:p>
          </table:table-cell>
          <table:table-cell office:value-type="float" office:value="156039">
            <text:p>156039</text:p>
          </table:table-cell>
          <table:table-cell office:value-type="float" office:value="0">
            <text:p>0</text:p>
          </table:table-cell>
          <table:table-cell office:value-type="float" office:value="104026">
            <text:p>104026</text:p>
          </table:table-cell>
          <table:table-cell office:value-type="float" office:value="0">
            <text:p>0</text:p>
          </table:table-cell>
          <table:table-cell office:value-type="float" office:value="104026">
            <text:p>104026</text:p>
          </table:table-cell>
          <table:table-cell office:value-type="float" office:value="310973">
            <text:p>310973</text:p>
          </table:table-cell>
          <table:table-cell office:value-type="float" office:value="52013">
            <text:p>52013</text:p>
          </table:table-cell>
          <table:table-cell office:value-type="float" office:value="1192">
            <text:p>1192</text:p>
          </table:table-cell>
          <table:table-cell office:value-type="float" office:value="208053">
            <text:p>208053</text:p>
          </table:table-cell>
          <table:table-cell office:value-type="float" office:value="312079">
            <text:p>312079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41583">
            <text:p>41583</text:p>
          </table:table-cell>
          <table:table-cell office:value-type="float" office:value="3807">
            <text:p>3807</text:p>
          </table:table-cell>
          <table:table-cell office:value-type="float" office:value="332342">
            <text:p>332342</text:p>
          </table:table-cell>
          <table:table-cell office:value-type="float" office:value="710318">
            <text:p>710318</text:p>
          </table:table-cell>
          <table:table-cell office:value-type="float" office:value="82767">
            <text:p>82767</text:p>
          </table:table-cell>
          <table:table-cell table:number-columns-repeated="3" office:value-type="float" office:value="0">
            <text:p>0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8351">
            <text:p>108351</text:p>
          </table:table-cell>
          <table:table-cell table:number-columns-repeated="11" office:value-type="float" office:value="0">
            <text:p>0</text:p>
          </table:table-cell>
          <table:table-cell office:value-type="float" office:value="8192">
            <text:p>8192</text:p>
          </table:table-cell>
          <table:table-cell office:value-type="float" office:value="150076">
            <text:p>150076</text:p>
          </table:table-cell>
          <table:table-cell table:number-columns-repeated="4" office:value-type="float" office:value="0">
            <text:p>0</text:p>
          </table:table-cell>
          <table:table-cell office:value-type="float" office:value="332342">
            <text:p>332342</text:p>
          </table:table-cell>
          <table:table-cell office:value-type="float" office:value="0">
            <text:p>0</text:p>
          </table:table-cell>
          <table:table-cell office:value-type="float" office:value="332342">
            <text:p>332342</text:p>
          </table:table-cell>
          <table:table-cell office:value-type="float" office:value="5251">
            <text:p>5251</text:p>
          </table:table-cell>
          <table:table-cell office:value-type="float" office:value="166171">
            <text:p>166171</text:p>
          </table:table-cell>
          <table:table-cell office:value-type="float" office:value="0">
            <text:p>0</text:p>
          </table:table-cell>
          <table:table-cell office:value-type="float" office:value="110780">
            <text:p>110780</text:p>
          </table:table-cell>
          <table:table-cell office:value-type="float" office:value="0">
            <text:p>0</text:p>
          </table:table-cell>
          <table:table-cell office:value-type="float" office:value="110781">
            <text:p>110781</text:p>
          </table:table-cell>
          <table:table-cell office:value-type="float" office:value="328560">
            <text:p>328560</text:p>
          </table:table-cell>
          <table:table-cell office:value-type="float" office:value="55390">
            <text:p>55390</text:p>
          </table:table-cell>
          <table:table-cell office:value-type="float" office:value="1867">
            <text:p>1867</text:p>
          </table:table-cell>
          <table:table-cell office:value-type="float" office:value="221561">
            <text:p>221561</text:p>
          </table:table-cell>
          <table:table-cell office:value-type="float" office:value="332342">
            <text:p>332342</text:p>
          </table:table-cell>
          <table:table-cell table:number-columns-repeated="2" office:value-type="float" office:value="0">
            <text:p>0</text:p>
          </table:table-cell>
          <table:table-cell office:value-type="float" office:value="1831054">
            <text:p>183105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table:number-columns-repeated="2" office:value-type="float" office:value="256">
            <text:p>256</text:p>
          </table:table-cell>
          <table:table-cell office:value-type="float" office:value="80416">
            <text:p>80416</text:p>
          </table:table-cell>
          <table:table-cell office:value-type="float" office:value="4266">
            <text:p>4266</text:p>
          </table:table-cell>
          <table:table-cell office:value-type="float" office:value="372444">
            <text:p>372444</text:p>
          </table:table-cell>
          <table:table-cell office:value-type="float" office:value="819042">
            <text:p>819042</text:p>
          </table:table-cell>
          <table:table-cell office:value-type="float" office:value="123396">
            <text:p>123396</text:p>
          </table:table-cell>
          <table:table-cell table:number-columns-repeated="3" office:value-type="float" office:value="0">
            <text:p>0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27392">
            <text:p>227392</text:p>
          </table:table-cell>
          <table:table-cell table:number-columns-repeated="11" office:value-type="float" office:value="0">
            <text:p>0</text:p>
          </table:table-cell>
          <table:table-cell office:value-type="float" office:value="16384">
            <text:p>16384</text:p>
          </table:table-cell>
          <table:table-cell office:value-type="float" office:value="189064">
            <text:p>189064</text:p>
          </table:table-cell>
          <table:table-cell table:number-columns-repeated="4" office:value-type="float" office:value="0">
            <text:p>0</text:p>
          </table:table-cell>
          <table:table-cell office:value-type="float" office:value="372444">
            <text:p>372444</text:p>
          </table:table-cell>
          <table:table-cell office:value-type="float" office:value="0">
            <text:p>0</text:p>
          </table:table-cell>
          <table:table-cell office:value-type="float" office:value="372444">
            <text:p>372444</text:p>
          </table:table-cell>
          <table:table-cell office:value-type="float" office:value="5856">
            <text:p>5856</text:p>
          </table:table-cell>
          <table:table-cell office:value-type="float" office:value="186222">
            <text:p>186222</text:p>
          </table:table-cell>
          <table:table-cell office:value-type="float" office:value="0">
            <text:p>0</text:p>
          </table:table-cell>
          <table:table-cell office:value-type="float" office:value="124148">
            <text:p>124148</text:p>
          </table:table-cell>
          <table:table-cell office:value-type="float" office:value="0">
            <text:p>0</text:p>
          </table:table-cell>
          <table:table-cell office:value-type="float" office:value="124148">
            <text:p>124148</text:p>
          </table:table-cell>
          <table:table-cell office:value-type="float" office:value="372444">
            <text:p>372444</text:p>
          </table:table-cell>
          <table:table-cell office:value-type="float" office:value="62074">
            <text:p>62074</text:p>
          </table:table-cell>
          <table:table-cell office:value-type="float" office:value="3851">
            <text:p>3851</text:p>
          </table:table-cell>
          <table:table-cell office:value-type="float" office:value="248296">
            <text:p>248296</text:p>
          </table:table-cell>
          <table:table-cell office:value-type="float" office:value="372444">
            <text:p>372444</text:p>
          </table:table-cell>
          <table:table-cell table:number-columns-repeated="2" office:value-type="float" office:value="0">
            <text:p>0</text:p>
          </table:table-cell>
          <table:table-cell office:value-type="float" office:value="2136230">
            <text:p>2136230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office:value-type="float" office:value="161083">
            <text:p>161083</text:p>
          </table:table-cell>
          <table:table-cell office:value-type="float" office:value="5319">
            <text:p>5319</text:p>
          </table:table-cell>
          <table:table-cell office:value-type="float" office:value="464342">
            <text:p>464342</text:p>
          </table:table-cell>
          <table:table-cell office:value-type="float" office:value="1052333">
            <text:p>1052333</text:p>
          </table:table-cell>
          <table:table-cell office:value-type="float" office:value="207471">
            <text:p>207471</text:p>
          </table:table-cell>
          <table:table-cell table:number-columns-repeated="3" office:value-type="float" office:value="0">
            <text:p>0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66040">
            <text:p>466040</text:p>
          </table:table-cell>
          <table:table-cell table:number-columns-repeated="11" office:value-type="float" office:value="0">
            <text:p>0</text:p>
          </table:table-cell>
          <table:table-cell office:value-type="float" office:value="32768">
            <text:p>32768</text:p>
          </table:table-cell>
          <table:table-cell office:value-type="float" office:value="268572">
            <text:p>268572</text:p>
          </table:table-cell>
          <table:table-cell table:number-columns-repeated="4" office:value-type="float" office:value="0">
            <text:p>0</text:p>
          </table:table-cell>
          <table:table-cell office:value-type="float" office:value="464342">
            <text:p>464342</text:p>
          </table:table-cell>
          <table:table-cell office:value-type="float" office:value="0">
            <text:p>0</text:p>
          </table:table-cell>
          <table:table-cell office:value-type="float" office:value="464342">
            <text:p>464342</text:p>
          </table:table-cell>
          <table:table-cell office:value-type="float" office:value="7365">
            <text:p>7365</text:p>
          </table:table-cell>
          <table:table-cell office:value-type="float" office:value="232171">
            <text:p>232171</text:p>
          </table:table-cell>
          <table:table-cell office:value-type="float" office:value="0">
            <text:p>0</text:p>
          </table:table-cell>
          <table:table-cell office:value-type="float" office:value="154780">
            <text:p>154780</text:p>
          </table:table-cell>
          <table:table-cell office:value-type="float" office:value="0">
            <text:p>0</text:p>
          </table:table-cell>
          <table:table-cell office:value-type="float" office:value="154780">
            <text:p>154780</text:p>
          </table:table-cell>
          <table:table-cell office:value-type="float" office:value="460093">
            <text:p>460093</text:p>
          </table:table-cell>
          <table:table-cell office:value-type="float" office:value="77390">
            <text:p>77390</text:p>
          </table:table-cell>
          <table:table-cell office:value-type="float" office:value="8072">
            <text:p>8072</text:p>
          </table:table-cell>
          <table:table-cell office:value-type="float" office:value="309561">
            <text:p>309561</text:p>
          </table:table-cell>
          <table:table-cell office:value-type="float" office:value="464342">
            <text:p>464342</text:p>
          </table:table-cell>
          <table:table-cell office:value-type="float" office:value="4394531">
            <text:p>4394531</text:p>
          </table:table-cell>
          <table:table-cell office:value-type="float" office:value="14343261">
            <text:p>14343261</text:p>
          </table:table-cell>
          <table:table-cell office:value-type="float" office:value="2960204">
            <text:p>2960204</text:p>
          </table:table-cell>
          <table:table-cell office:value-type="float" office:value="488281">
            <text:p>48828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office:value-type="float" office:value="312499">
            <text:p>312499</text:p>
          </table:table-cell>
          <table:table-cell office:value-type="float" office:value="7460">
            <text:p>7460</text:p>
          </table:table-cell>
          <table:table-cell office:value-type="float" office:value="651212">
            <text:p>651212</text:p>
          </table:table-cell>
          <table:table-cell office:value-type="float" office:value="1492531">
            <text:p>1492531</text:p>
          </table:table-cell>
          <table:table-cell office:value-type="float" office:value="365921">
            <text:p>365921</text:p>
          </table:table-cell>
          <table:table-cell table:number-columns-repeated="3" office:value-type="float" office:value="0">
            <text:p>0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40861">
            <text:p>940861</text:p>
          </table:table-cell>
          <table:table-cell table:number-columns-repeated="11" office:value-type="float" office:value="0">
            <text:p>0</text:p>
          </table:table-cell>
          <table:table-cell office:value-type="float" office:value="65536">
            <text:p>65536</text:p>
          </table:table-cell>
          <table:table-cell office:value-type="float" office:value="203332">
            <text:p>203332</text:p>
          </table:table-cell>
          <table:table-cell table:number-columns-repeated="4" office:value-type="float" office:value="0">
            <text:p>0</text:p>
          </table:table-cell>
          <table:table-cell office:value-type="float" office:value="651212">
            <text:p>651212</text:p>
          </table:table-cell>
          <table:table-cell office:value-type="float" office:value="0">
            <text:p>0</text:p>
          </table:table-cell>
          <table:table-cell office:value-type="float" office:value="651212">
            <text:p>651212</text:p>
          </table:table-cell>
          <table:table-cell office:value-type="float" office:value="10243">
            <text:p>10243</text:p>
          </table:table-cell>
          <table:table-cell office:value-type="float" office:value="325606">
            <text:p>325606</text:p>
          </table:table-cell>
          <table:table-cell office:value-type="float" office:value="0">
            <text:p>0</text:p>
          </table:table-cell>
          <table:table-cell office:value-type="float" office:value="217071">
            <text:p>217071</text:p>
          </table:table-cell>
          <table:table-cell office:value-type="float" office:value="0">
            <text:p>0</text:p>
          </table:table-cell>
          <table:table-cell office:value-type="float" office:value="217070">
            <text:p>217070</text:p>
          </table:table-cell>
          <table:table-cell office:value-type="float" office:value="640853">
            <text:p>640853</text:p>
          </table:table-cell>
          <table:table-cell office:value-type="float" office:value="108535">
            <text:p>108535</text:p>
          </table:table-cell>
          <table:table-cell office:value-type="float" office:value="16416">
            <text:p>16416</text:p>
          </table:table-cell>
          <table:table-cell office:value-type="float" office:value="434141">
            <text:p>434141</text:p>
          </table:table-cell>
          <table:table-cell office:value-type="float" office:value="651212">
            <text:p>651212</text:p>
          </table:table-cell>
          <table:table-cell office:value-type="float" office:value="4394531">
            <text:p>4394531</text:p>
          </table:table-cell>
          <table:table-cell office:value-type="float" office:value="7141113">
            <text:p>7141113</text:p>
          </table:table-cell>
          <table:table-cell office:value-type="float" office:value="4089355">
            <text:p>4089355</text:p>
          </table:table-cell>
          <table:table-cell office:value-type="float" office:value="244140">
            <text:p>24414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624455">
            <text:p>624455</text:p>
          </table:table-cell>
          <table:table-cell office:value-type="float" office:value="11333">
            <text:p>11333</text:p>
          </table:table-cell>
          <table:table-cell office:value-type="float" office:value="989308">
            <text:p>989308</text:p>
          </table:table-cell>
          <table:table-cell office:value-type="float" office:value="2412144">
            <text:p>2412144</text:p>
          </table:table-cell>
          <table:table-cell office:value-type="float" office:value="693571">
            <text:p>693571</text:p>
          </table:table-cell>
          <table:table-cell table:number-columns-repeated="3" office:value-type="float" office:value="0">
            <text:p>0</text:p>
          </table:table-cell>
          <table:table-cell office:value-type="float" office:value="16384">
            <text:p>1638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890018">
            <text:p>1890018</text:p>
          </table:table-cell>
          <table:table-cell table:number-columns-repeated="11" office:value-type="float" office:value="0">
            <text:p>0</text:p>
          </table:table-cell>
          <table:table-cell office:value-type="float" office:value="131072">
            <text:p>131072</text:p>
          </table:table-cell>
          <table:table-cell table:number-columns-repeated="5" office:value-type="float" office:value="0">
            <text:p>0</text:p>
          </table:table-cell>
          <table:table-cell office:value-type="float" office:value="989308">
            <text:p>989308</text:p>
          </table:table-cell>
          <table:table-cell office:value-type="float" office:value="0">
            <text:p>0</text:p>
          </table:table-cell>
          <table:table-cell office:value-type="float" office:value="989308">
            <text:p>989308</text:p>
          </table:table-cell>
          <table:table-cell office:value-type="float" office:value="15556">
            <text:p>15556</text:p>
          </table:table-cell>
          <table:table-cell office:value-type="float" office:value="494654">
            <text:p>494654</text:p>
          </table:table-cell>
          <table:table-cell office:value-type="float" office:value="0">
            <text:p>0</text:p>
          </table:table-cell>
          <table:table-cell office:value-type="float" office:value="329769">
            <text:p>329769</text:p>
          </table:table-cell>
          <table:table-cell office:value-type="float" office:value="0">
            <text:p>0</text:p>
          </table:table-cell>
          <table:table-cell office:value-type="float" office:value="329769">
            <text:p>329769</text:p>
          </table:table-cell>
          <table:table-cell office:value-type="float" office:value="981888">
            <text:p>981888</text:p>
          </table:table-cell>
          <table:table-cell office:value-type="float" office:value="164885">
            <text:p>164885</text:p>
          </table:table-cell>
          <table:table-cell office:value-type="float" office:value="32798">
            <text:p>32798</text:p>
          </table:table-cell>
          <table:table-cell office:value-type="float" office:value="659538">
            <text:p>659538</text:p>
          </table:table-cell>
          <table:table-cell office:value-type="float" office:value="989308">
            <text:p>989308</text:p>
          </table:table-cell>
          <table:table-cell office:value-type="float" office:value="4638671">
            <text:p>4638671</text:p>
          </table:table-cell>
          <table:table-cell office:value-type="float" office:value="15594482">
            <text:p>15594482</text:p>
          </table:table-cell>
          <table:table-cell office:value-type="float" office:value="7202148">
            <text:p>7202148</text:p>
          </table:table-cell>
          <table:table-cell office:value-type="float" office:value="823974">
            <text:p>82397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office:value-type="float" office:value="1284703">
            <text:p>1284703</text:p>
          </table:table-cell>
          <table:table-cell office:value-type="float" office:value="19231">
            <text:p>19231</text:p>
          </table:table-cell>
          <table:table-cell office:value-type="float" office:value="1678801">
            <text:p>1678801</text:p>
          </table:table-cell>
          <table:table-cell office:value-type="float" office:value="4317518">
            <text:p>4317518</text:p>
          </table:table-cell>
          <table:table-cell office:value-type="float" office:value="1384770">
            <text:p>1384770</text:p>
          </table:table-cell>
          <table:table-cell table:number-columns-repeated="3"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788624">
            <text:p>3788624</text:p>
          </table:table-cell>
          <table:table-cell table:number-columns-repeated="11" office:value-type="float" office:value="0">
            <text:p>0</text:p>
          </table:table-cell>
          <table:table-cell office:value-type="float" office:value="262144">
            <text:p>262144</text:p>
          </table:table-cell>
          <table:table-cell office:value-type="float" office:value="1448164">
            <text:p>1448164</text:p>
          </table:table-cell>
          <table:table-cell table:number-columns-repeated="4" office:value-type="float" office:value="0">
            <text:p>0</text:p>
          </table:table-cell>
          <table:table-cell office:value-type="float" office:value="1678801">
            <text:p>1678801</text:p>
          </table:table-cell>
          <table:table-cell office:value-type="float" office:value="0">
            <text:p>0</text:p>
          </table:table-cell>
          <table:table-cell office:value-type="float" office:value="1678801">
            <text:p>1678801</text:p>
          </table:table-cell>
          <table:table-cell office:value-type="float" office:value="26275">
            <text:p>26275</text:p>
          </table:table-cell>
          <table:table-cell office:value-type="float" office:value="839401">
            <text:p>839401</text:p>
          </table:table-cell>
          <table:table-cell office:value-type="float" office:value="0">
            <text:p>0</text:p>
          </table:table-cell>
          <table:table-cell office:value-type="float" office:value="559600">
            <text:p>559600</text:p>
          </table:table-cell>
          <table:table-cell office:value-type="float" office:value="0">
            <text:p>0</text:p>
          </table:table-cell>
          <table:table-cell office:value-type="float" office:value="559600">
            <text:p>559600</text:p>
          </table:table-cell>
          <table:table-cell office:value-type="float" office:value="1671044">
            <text:p>1671044</text:p>
          </table:table-cell>
          <table:table-cell office:value-type="float" office:value="279800">
            <text:p>279800</text:p>
          </table:table-cell>
          <table:table-cell office:value-type="float" office:value="66007">
            <text:p>66007</text:p>
          </table:table-cell>
          <table:table-cell office:value-type="float" office:value="1119200">
            <text:p>1119200</text:p>
          </table:table-cell>
          <table:table-cell office:value-type="float" office:value="1678801">
            <text:p>1678801</text:p>
          </table:table-cell>
          <table:table-cell office:value-type="float" office:value="9735107">
            <text:p>9735107</text:p>
          </table:table-cell>
          <table:table-cell office:value-type="float" office:value="33599853">
            <text:p>33599853</text:p>
          </table:table-cell>
          <table:table-cell office:value-type="float" office:value="12939453">
            <text:p>12939453</text:p>
          </table:table-cell>
          <table:table-cell office:value-type="float" office:value="1647948">
            <text:p>164794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8192">
            <text:p>8192</text:p>
          </table:table-cell>
          <table:table-cell office:value-type="float" office:value="256">
            <text:p>256</text:p>
          </table:table-cell>
          <table:table-cell office:value-type="float" office:value="2646531">
            <text:p>2646531</text:p>
          </table:table-cell>
          <table:table-cell office:value-type="float" office:value="36450">
            <text:p>36450</text:p>
          </table:table-cell>
          <table:table-cell office:value-type="float" office:value="3149311">
            <text:p>3149311</text:p>
          </table:table-cell>
          <table:table-cell office:value-type="float" office:value="8493430">
            <text:p>8493430</text:p>
          </table:table-cell>
          <table:table-cell office:value-type="float" office:value="2788693">
            <text:p>2788693</text:p>
          </table:table-cell>
          <table:table-cell table:number-columns-repeated="3" office:value-type="float" office:value="0">
            <text:p>0</text:p>
          </table:table-cell>
          <table:table-cell office:value-type="float" office:value="65536">
            <text:p>6553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592575">
            <text:p>7592575</text:p>
          </table:table-cell>
          <table:table-cell table:number-columns-repeated="11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2854732">
            <text:p>2854732</text:p>
          </table:table-cell>
          <table:table-cell table:number-columns-repeated="4" office:value-type="float" office:value="0">
            <text:p>0</text:p>
          </table:table-cell>
          <table:table-cell office:value-type="float" office:value="3149311">
            <text:p>3149311</text:p>
          </table:table-cell>
          <table:table-cell office:value-type="float" office:value="0">
            <text:p>0</text:p>
          </table:table-cell>
          <table:table-cell office:value-type="float" office:value="3149311">
            <text:p>3149311</text:p>
          </table:table-cell>
          <table:table-cell office:value-type="float" office:value="49487">
            <text:p>49487</text:p>
          </table:table-cell>
          <table:table-cell office:value-type="float" office:value="1574655">
            <text:p>1574655</text:p>
          </table:table-cell>
          <table:table-cell office:value-type="float" office:value="0">
            <text:p>0</text:p>
          </table:table-cell>
          <table:table-cell office:value-type="float" office:value="1049770">
            <text:p>1049770</text:p>
          </table:table-cell>
          <table:table-cell office:value-type="float" office:value="0">
            <text:p>0</text:p>
          </table:table-cell>
          <table:table-cell office:value-type="float" office:value="1049770">
            <text:p>1049770</text:p>
          </table:table-cell>
          <table:table-cell office:value-type="float" office:value="3112931">
            <text:p>3112931</text:p>
          </table:table-cell>
          <table:table-cell office:value-type="float" office:value="524885">
            <text:p>524885</text:p>
          </table:table-cell>
          <table:table-cell office:value-type="float" office:value="112497">
            <text:p>112497</text:p>
          </table:table-cell>
          <table:table-cell office:value-type="float" office:value="2099540">
            <text:p>2099540</text:p>
          </table:table-cell>
          <table:table-cell office:value-type="float" office:value="3149311">
            <text:p>3149311</text:p>
          </table:table-cell>
          <table:table-cell office:value-type="float" office:value="15777587">
            <text:p>15777587</text:p>
          </table:table-cell>
          <table:table-cell office:value-type="float" office:value="52307128">
            <text:p>52307128</text:p>
          </table:table-cell>
          <table:table-cell office:value-type="float" office:value="20507812">
            <text:p>20507812</text:p>
          </table:table-cell>
          <table:table-cell office:value-type="float" office:value="3845214">
            <text:p>384521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16384">
            <text:p>16384</text:p>
          </table:table-cell>
          <table:table-cell office:value-type="float" office:value="256">
            <text:p>256</text:p>
          </table:table-cell>
          <table:table-cell office:value-type="float" office:value="5291146">
            <text:p>5291146</text:p>
          </table:table-cell>
          <table:table-cell office:value-type="float" office:value="69718">
            <text:p>69718</text:p>
          </table:table-cell>
          <table:table-cell office:value-type="float" office:value="6045930">
            <text:p>6045930</text:p>
          </table:table-cell>
          <table:table-cell office:value-type="float" office:value="16526191">
            <text:p>16526191</text:p>
          </table:table-cell>
          <table:table-cell office:value-type="float" office:value="5554254">
            <text:p>5554254</text:p>
          </table:table-cell>
          <table:table-cell table:number-columns-repeated="3" office:value-type="float" office:value="0">
            <text:p>0</text:p>
          </table:table-cell>
          <table:table-cell office:value-type="float" office:value="131072">
            <text:p>13107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5185803">
            <text:p>15185803</text:p>
          </table:table-cell>
          <table:table-cell table:number-columns-repeated="11"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5616984">
            <text:p>5616984</text:p>
          </table:table-cell>
          <table:table-cell table:number-columns-repeated="4" office:value-type="float" office:value="0">
            <text:p>0</text:p>
          </table:table-cell>
          <table:table-cell office:value-type="float" office:value="6045930">
            <text:p>6045930</text:p>
          </table:table-cell>
          <table:table-cell office:value-type="float" office:value="0">
            <text:p>0</text:p>
          </table:table-cell>
          <table:table-cell office:value-type="float" office:value="6045930">
            <text:p>6045930</text:p>
          </table:table-cell>
          <table:table-cell office:value-type="float" office:value="94654">
            <text:p>94654</text:p>
          </table:table-cell>
          <table:table-cell office:value-type="float" office:value="3022965">
            <text:p>3022965</text:p>
          </table:table-cell>
          <table:table-cell office:value-type="float" office:value="0">
            <text:p>0</text:p>
          </table:table-cell>
          <table:table-cell office:value-type="float" office:value="2015310">
            <text:p>2015310</text:p>
          </table:table-cell>
          <table:table-cell office:value-type="float" office:value="0">
            <text:p>0</text:p>
          </table:table-cell>
          <table:table-cell office:value-type="float" office:value="2015310">
            <text:p>2015310</text:p>
          </table:table-cell>
          <table:table-cell office:value-type="float" office:value="6042016">
            <text:p>6042016</text:p>
          </table:table-cell>
          <table:table-cell office:value-type="float" office:value="1007655">
            <text:p>1007655</text:p>
          </table:table-cell>
          <table:table-cell office:value-type="float" office:value="107809">
            <text:p>107809</text:p>
          </table:table-cell>
          <table:table-cell office:value-type="float" office:value="4030619">
            <text:p>4030619</text:p>
          </table:table-cell>
          <table:table-cell office:value-type="float" office:value="6045930">
            <text:p>6045930</text:p>
          </table:table-cell>
          <table:table-cell office:value-type="float" office:value="28656005">
            <text:p>28656005</text:p>
          </table:table-cell>
          <table:table-cell office:value-type="float" office:value="90698241">
            <text:p>90698241</text:p>
          </table:table-cell>
          <table:table-cell office:value-type="float" office:value="24169921">
            <text:p>24169921</text:p>
          </table:table-cell>
          <table:table-cell office:value-type="float" office:value="8026122">
            <text:p>802612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32768">
            <text:p>32768</text:p>
          </table:table-cell>
          <table:table-cell office:value-type="float" office:value="256">
            <text:p>256</text:p>
          </table:table-cell>
          <table:table-cell office:value-type="float" office:value="10620207">
            <text:p>10620207</text:p>
          </table:table-cell>
          <table:table-cell office:value-type="float" office:value="133595">
            <text:p>133595</text:p>
          </table:table-cell>
          <table:table-cell office:value-type="float" office:value="11576012">
            <text:p>11576012</text:p>
          </table:table-cell>
          <table:table-cell office:value-type="float" office:value="31990866">
            <text:p>31990866</text:p>
          </table:table-cell>
          <table:table-cell office:value-type="float" office:value="11094708">
            <text:p>11094708</text:p>
          </table:table-cell>
          <table:table-cell table:number-columns-repeated="3" office:value-type="float" office:value="0">
            <text:p>0</text:p>
          </table:table-cell>
          <table:table-cell office:value-type="float" office:value="262144">
            <text:p>26214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0387006">
            <text:p>30387006</text:p>
          </table:table-cell>
          <table:table-cell table:number-columns-repeated="11" office:value-type="float" office:value="0">
            <text:p>0</text:p>
          </table:table-cell>
          <table:table-cell office:value-type="float" office:value="2097152">
            <text:p>2097152</text:p>
          </table:table-cell>
          <table:table-cell table:number-columns-repeated="5" office:value-type="float" office:value="0">
            <text:p>0</text:p>
          </table:table-cell>
          <table:table-cell office:value-type="float" office:value="11576012">
            <text:p>11576012</text:p>
          </table:table-cell>
          <table:table-cell office:value-type="float" office:value="0">
            <text:p>0</text:p>
          </table:table-cell>
          <table:table-cell office:value-type="float" office:value="11576012">
            <text:p>11576012</text:p>
          </table:table-cell>
          <table:table-cell office:value-type="float" office:value="180881">
            <text:p>180881</text:p>
          </table:table-cell>
          <table:table-cell office:value-type="float" office:value="5788006">
            <text:p>5788006</text:p>
          </table:table-cell>
          <table:table-cell office:value-type="float" office:value="0">
            <text:p>0</text:p>
          </table:table-cell>
          <table:table-cell office:value-type="float" office:value="3858671">
            <text:p>3858671</text:p>
          </table:table-cell>
          <table:table-cell office:value-type="float" office:value="0">
            <text:p>0</text:p>
          </table:table-cell>
          <table:table-cell office:value-type="float" office:value="3858670">
            <text:p>3858670</text:p>
          </table:table-cell>
          <table:table-cell office:value-type="float" office:value="11496603">
            <text:p>11496603</text:p>
          </table:table-cell>
          <table:table-cell office:value-type="float" office:value="1929335">
            <text:p>1929335</text:p>
          </table:table-cell>
          <table:table-cell office:value-type="float" office:value="122946">
            <text:p>122946</text:p>
          </table:table-cell>
          <table:table-cell office:value-type="float" office:value="7717341">
            <text:p>7717341</text:p>
          </table:table-cell>
          <table:table-cell office:value-type="float" office:value="11576012">
            <text:p>11576012</text:p>
          </table:table-cell>
          <table:table-cell office:value-type="float" office:value="50048827">
            <text:p>50048827</text:p>
          </table:table-cell>
          <table:table-cell office:value-type="float" office:value="155181884">
            <text:p>155181884</text:p>
          </table:table-cell>
          <table:table-cell office:value-type="float" office:value="34790038">
            <text:p>34790038</text:p>
          </table:table-cell>
          <table:table-cell office:value-type="float" office:value="15411376">
            <text:p>1541137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table:number-columns-repeated="2" office:value-type="float" office:value="1">
            <text:p>1</text:p>
          </table:table-cell>
          <table:table-cell office:value-type="float" office:value="3667">
            <text:p>3667</text:p>
          </table:table-cell>
          <table:table-cell office:value-type="float" office:value="3319">
            <text:p>3319</text:p>
          </table:table-cell>
          <table:table-cell office:value-type="float" office:value="289750">
            <text:p>289750</text:p>
          </table:table-cell>
          <table:table-cell office:value-type="float" office:value="592749">
            <text:p>592749</text:p>
          </table:table-cell>
          <table:table-cell office:value-type="float" office:value="42158">
            <text:p>4215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8">
            <text:p>38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89750">
            <text:p>289750</text:p>
          </table:table-cell>
          <table:table-cell office:value-type="float" office:value="0">
            <text:p>0</text:p>
          </table:table-cell>
          <table:table-cell office:value-type="float" office:value="289750">
            <text:p>289750</text:p>
          </table:table-cell>
          <table:table-cell office:value-type="float" office:value="4536">
            <text:p>4536</text:p>
          </table:table-cell>
          <table:table-cell office:value-type="float" office:value="144875">
            <text:p>144875</text:p>
          </table:table-cell>
          <table:table-cell office:value-type="float" office:value="0">
            <text:p>0</text:p>
          </table:table-cell>
          <table:table-cell office:value-type="float" office:value="96583">
            <text:p>96583</text:p>
          </table:table-cell>
          <table:table-cell office:value-type="float" office:value="0">
            <text:p>0</text:p>
          </table:table-cell>
          <table:table-cell office:value-type="float" office:value="96584">
            <text:p>96584</text:p>
          </table:table-cell>
          <table:table-cell office:value-type="float" office:value="286961">
            <text:p>286961</text:p>
          </table:table-cell>
          <table:table-cell office:value-type="float" office:value="48292">
            <text:p>48292</text:p>
          </table:table-cell>
          <table:table-cell office:value-type="float" office:value="500">
            <text:p>500</text:p>
          </table:table-cell>
          <table:table-cell office:value-type="float" office:value="193167">
            <text:p>193167</text:p>
          </table:table-cell>
          <table:table-cell office:value-type="float" office:value="289750">
            <text:p>289750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66">
            <text:p>3666</text:p>
          </table:table-cell>
          <table:table-cell office:value-type="float" office:value="3328">
            <text:p>3328</text:p>
          </table:table-cell>
          <table:table-cell office:value-type="float" office:value="290590">
            <text:p>290590</text:p>
          </table:table-cell>
          <table:table-cell office:value-type="float" office:value="595911">
            <text:p>595911</text:p>
          </table:table-cell>
          <table:table-cell office:value-type="float" office:value="42185">
            <text:p>4218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8">
            <text:p>38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90590">
            <text:p>290590</text:p>
          </table:table-cell>
          <table:table-cell office:value-type="float" office:value="0">
            <text:p>0</text:p>
          </table:table-cell>
          <table:table-cell office:value-type="float" office:value="290590">
            <text:p>290590</text:p>
          </table:table-cell>
          <table:table-cell office:value-type="float" office:value="4569">
            <text:p>4569</text:p>
          </table:table-cell>
          <table:table-cell office:value-type="float" office:value="145295">
            <text:p>145295</text:p>
          </table:table-cell>
          <table:table-cell office:value-type="float" office:value="0">
            <text:p>0</text:p>
          </table:table-cell>
          <table:table-cell office:value-type="float" office:value="96864">
            <text:p>96864</text:p>
          </table:table-cell>
          <table:table-cell office:value-type="float" office:value="0">
            <text:p>0</text:p>
          </table:table-cell>
          <table:table-cell office:value-type="float" office:value="96863">
            <text:p>96863</text:p>
          </table:table-cell>
          <table:table-cell office:value-type="float" office:value="285092">
            <text:p>285092</text:p>
          </table:table-cell>
          <table:table-cell office:value-type="float" office:value="48432">
            <text:p>48432</text:p>
          </table:table-cell>
          <table:table-cell office:value-type="float" office:value="499">
            <text:p>499</text:p>
          </table:table-cell>
          <table:table-cell office:value-type="float" office:value="193726">
            <text:p>193726</text:p>
          </table:table-cell>
          <table:table-cell office:value-type="float" office:value="290590">
            <text:p>290590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666">
            <text:p>3666</text:p>
          </table:table-cell>
          <table:table-cell office:value-type="float" office:value="3324">
            <text:p>3324</text:p>
          </table:table-cell>
          <table:table-cell office:value-type="float" office:value="290215">
            <text:p>290215</text:p>
          </table:table-cell>
          <table:table-cell office:value-type="float" office:value="594548">
            <text:p>594548</text:p>
          </table:table-cell>
          <table:table-cell office:value-type="float" office:value="42134">
            <text:p>4213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8">
            <text:p>38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9384">
            <text:p>109384</text:p>
          </table:table-cell>
          <table:table-cell table:number-columns-repeated="4" office:value-type="float" office:value="0">
            <text:p>0</text:p>
          </table:table-cell>
          <table:table-cell office:value-type="float" office:value="290215">
            <text:p>290215</text:p>
          </table:table-cell>
          <table:table-cell office:value-type="float" office:value="0">
            <text:p>0</text:p>
          </table:table-cell>
          <table:table-cell office:value-type="float" office:value="290215">
            <text:p>290215</text:p>
          </table:table-cell>
          <table:table-cell office:value-type="float" office:value="4601">
            <text:p>4601</text:p>
          </table:table-cell>
          <table:table-cell office:value-type="float" office:value="145107">
            <text:p>145107</text:p>
          </table:table-cell>
          <table:table-cell office:value-type="float" office:value="0">
            <text:p>0</text:p>
          </table:table-cell>
          <table:table-cell office:value-type="float" office:value="96739">
            <text:p>96739</text:p>
          </table:table-cell>
          <table:table-cell office:value-type="float" office:value="0">
            <text:p>0</text:p>
          </table:table-cell>
          <table:table-cell office:value-type="float" office:value="96738">
            <text:p>96738</text:p>
          </table:table-cell>
          <table:table-cell office:value-type="float" office:value="286617">
            <text:p>286617</text:p>
          </table:table-cell>
          <table:table-cell office:value-type="float" office:value="48369">
            <text:p>48369</text:p>
          </table:table-cell>
          <table:table-cell office:value-type="float" office:value="489">
            <text:p>489</text:p>
          </table:table-cell>
          <table:table-cell office:value-type="float" office:value="193476">
            <text:p>193476</text:p>
          </table:table-cell>
          <table:table-cell office:value-type="float" office:value="290215">
            <text:p>290215</text:p>
          </table:table-cell>
          <table:table-cell table:number-columns-repeated="2" office:value-type="float" office:value="0">
            <text:p>0</text:p>
          </table:table-cell>
          <table:table-cell office:value-type="float" office:value="1678466">
            <text:p>1678466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666">
            <text:p>3666</text:p>
          </table:table-cell>
          <table:table-cell office:value-type="float" office:value="3337">
            <text:p>3337</text:p>
          </table:table-cell>
          <table:table-cell office:value-type="float" office:value="291336">
            <text:p>291336</text:p>
          </table:table-cell>
          <table:table-cell office:value-type="float" office:value="597496">
            <text:p>597496</text:p>
          </table:table-cell>
          <table:table-cell office:value-type="float" office:value="42205">
            <text:p>4220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8">
            <text:p>38</text:p>
          </table:table-cell>
          <table:table-cell table:number-columns-repeated="11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9956">
            <text:p>109956</text:p>
          </table:table-cell>
          <table:table-cell table:number-columns-repeated="4" office:value-type="float" office:value="0">
            <text:p>0</text:p>
          </table:table-cell>
          <table:table-cell office:value-type="float" office:value="291336">
            <text:p>291336</text:p>
          </table:table-cell>
          <table:table-cell office:value-type="float" office:value="0">
            <text:p>0</text:p>
          </table:table-cell>
          <table:table-cell office:value-type="float" office:value="291336">
            <text:p>291336</text:p>
          </table:table-cell>
          <table:table-cell office:value-type="float" office:value="4623">
            <text:p>4623</text:p>
          </table:table-cell>
          <table:table-cell office:value-type="float" office:value="145668">
            <text:p>145668</text:p>
          </table:table-cell>
          <table:table-cell office:value-type="float" office:value="0">
            <text:p>0</text:p>
          </table:table-cell>
          <table:table-cell office:value-type="float" office:value="97112">
            <text:p>97112</text:p>
          </table:table-cell>
          <table:table-cell office:value-type="float" office:value="0">
            <text:p>0</text:p>
          </table:table-cell>
          <table:table-cell office:value-type="float" office:value="97112">
            <text:p>97112</text:p>
          </table:table-cell>
          <table:table-cell office:value-type="float" office:value="287373">
            <text:p>287373</text:p>
          </table:table-cell>
          <table:table-cell office:value-type="float" office:value="48556">
            <text:p>48556</text:p>
          </table:table-cell>
          <table:table-cell office:value-type="float" office:value="500">
            <text:p>500</text:p>
          </table:table-cell>
          <table:table-cell office:value-type="float" office:value="194224">
            <text:p>194224</text:p>
          </table:table-cell>
          <table:table-cell office:value-type="float" office:value="291336">
            <text:p>291336</text:p>
          </table:table-cell>
          <table:table-cell table:number-columns-repeated="2" office:value-type="float" office:value="0">
            <text:p>0</text:p>
          </table:table-cell>
          <table:table-cell office:value-type="float" office:value="1678466">
            <text:p>1678466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666">
            <text:p>3666</text:p>
          </table:table-cell>
          <table:table-cell office:value-type="float" office:value="3337">
            <text:p>3337</text:p>
          </table:table-cell>
          <table:table-cell office:value-type="float" office:value="291282">
            <text:p>291282</text:p>
          </table:table-cell>
          <table:table-cell office:value-type="float" office:value="596246">
            <text:p>596246</text:p>
          </table:table-cell>
          <table:table-cell office:value-type="float" office:value="42237">
            <text:p>4223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6">
            <text:p>66</text:p>
          </table:table-cell>
          <table:table-cell table:number-columns-repeated="1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9972">
            <text:p>109972</text:p>
          </table:table-cell>
          <table:table-cell table:number-columns-repeated="4" office:value-type="float" office:value="0">
            <text:p>0</text:p>
          </table:table-cell>
          <table:table-cell office:value-type="float" office:value="291282">
            <text:p>291282</text:p>
          </table:table-cell>
          <table:table-cell office:value-type="float" office:value="0">
            <text:p>0</text:p>
          </table:table-cell>
          <table:table-cell office:value-type="float" office:value="291282">
            <text:p>291282</text:p>
          </table:table-cell>
          <table:table-cell office:value-type="float" office:value="4605">
            <text:p>4605</text:p>
          </table:table-cell>
          <table:table-cell office:value-type="float" office:value="145641">
            <text:p>145641</text:p>
          </table:table-cell>
          <table:table-cell office:value-type="float" office:value="0">
            <text:p>0</text:p>
          </table:table-cell>
          <table:table-cell office:value-type="float" office:value="97094">
            <text:p>97094</text:p>
          </table:table-cell>
          <table:table-cell office:value-type="float" office:value="0">
            <text:p>0</text:p>
          </table:table-cell>
          <table:table-cell office:value-type="float" office:value="97094">
            <text:p>97094</text:p>
          </table:table-cell>
          <table:table-cell office:value-type="float" office:value="287399">
            <text:p>287399</text:p>
          </table:table-cell>
          <table:table-cell office:value-type="float" office:value="48547">
            <text:p>48547</text:p>
          </table:table-cell>
          <table:table-cell office:value-type="float" office:value="493">
            <text:p>493</text:p>
          </table:table-cell>
          <table:table-cell office:value-type="float" office:value="194188">
            <text:p>194188</text:p>
          </table:table-cell>
          <table:table-cell office:value-type="float" office:value="291282">
            <text:p>291282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666">
            <text:p>3666</text:p>
          </table:table-cell>
          <table:table-cell office:value-type="float" office:value="3339">
            <text:p>3339</text:p>
          </table:table-cell>
          <table:table-cell office:value-type="float" office:value="291524">
            <text:p>291524</text:p>
          </table:table-cell>
          <table:table-cell office:value-type="float" office:value="598002">
            <text:p>598002</text:p>
          </table:table-cell>
          <table:table-cell office:value-type="float" office:value="42242">
            <text:p>4224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22">
            <text:p>122</text:p>
          </table:table-cell>
          <table:table-cell table:number-columns-repeated="11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09772">
            <text:p>109772</text:p>
          </table:table-cell>
          <table:table-cell table:number-columns-repeated="4" office:value-type="float" office:value="0">
            <text:p>0</text:p>
          </table:table-cell>
          <table:table-cell office:value-type="float" office:value="291524">
            <text:p>291524</text:p>
          </table:table-cell>
          <table:table-cell office:value-type="float" office:value="0">
            <text:p>0</text:p>
          </table:table-cell>
          <table:table-cell office:value-type="float" office:value="291524">
            <text:p>291524</text:p>
          </table:table-cell>
          <table:table-cell office:value-type="float" office:value="4658">
            <text:p>4658</text:p>
          </table:table-cell>
          <table:table-cell office:value-type="float" office:value="145762">
            <text:p>145762</text:p>
          </table:table-cell>
          <table:table-cell office:value-type="float" office:value="0">
            <text:p>0</text:p>
          </table:table-cell>
          <table:table-cell office:value-type="float" office:value="97174">
            <text:p>97174</text:p>
          </table:table-cell>
          <table:table-cell office:value-type="float" office:value="0">
            <text:p>0</text:p>
          </table:table-cell>
          <table:table-cell office:value-type="float" office:value="97175">
            <text:p>97175</text:p>
          </table:table-cell>
          <table:table-cell office:value-type="float" office:value="289698">
            <text:p>289698</text:p>
          </table:table-cell>
          <table:table-cell office:value-type="float" office:value="48587">
            <text:p>48587</text:p>
          </table:table-cell>
          <table:table-cell office:value-type="float" office:value="494">
            <text:p>494</text:p>
          </table:table-cell>
          <table:table-cell office:value-type="float" office:value="194349">
            <text:p>194349</text:p>
          </table:table-cell>
          <table:table-cell office:value-type="float" office:value="291524">
            <text:p>291524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3750">
            <text:p>3750</text:p>
          </table:table-cell>
          <table:table-cell office:value-type="float" office:value="3335">
            <text:p>3335</text:p>
          </table:table-cell>
          <table:table-cell office:value-type="float" office:value="291213">
            <text:p>291213</text:p>
          </table:table-cell>
          <table:table-cell office:value-type="float" office:value="597581">
            <text:p>597581</text:p>
          </table:table-cell>
          <table:table-cell office:value-type="float" office:value="42120">
            <text:p>4212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44">
            <text:p>244</text:p>
          </table:table-cell>
          <table:table-cell table:number-columns-repeated="11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09084">
            <text:p>109084</text:p>
          </table:table-cell>
          <table:table-cell table:number-columns-repeated="4" office:value-type="float" office:value="0">
            <text:p>0</text:p>
          </table:table-cell>
          <table:table-cell office:value-type="float" office:value="291213">
            <text:p>291213</text:p>
          </table:table-cell>
          <table:table-cell office:value-type="float" office:value="0">
            <text:p>0</text:p>
          </table:table-cell>
          <table:table-cell office:value-type="float" office:value="291213">
            <text:p>291213</text:p>
          </table:table-cell>
          <table:table-cell office:value-type="float" office:value="4621">
            <text:p>4621</text:p>
          </table:table-cell>
          <table:table-cell office:value-type="float" office:value="145607">
            <text:p>145607</text:p>
          </table:table-cell>
          <table:table-cell office:value-type="float" office:value="0">
            <text:p>0</text:p>
          </table:table-cell>
          <table:table-cell office:value-type="float" office:value="97071">
            <text:p>97071</text:p>
          </table:table-cell>
          <table:table-cell office:value-type="float" office:value="0">
            <text:p>0</text:p>
          </table:table-cell>
          <table:table-cell office:value-type="float" office:value="97071">
            <text:p>97071</text:p>
          </table:table-cell>
          <table:table-cell office:value-type="float" office:value="286136">
            <text:p>286136</text:p>
          </table:table-cell>
          <table:table-cell office:value-type="float" office:value="48535">
            <text:p>48535</text:p>
          </table:table-cell>
          <table:table-cell office:value-type="float" office:value="498">
            <text:p>498</text:p>
          </table:table-cell>
          <table:table-cell office:value-type="float" office:value="194141">
            <text:p>194141</text:p>
          </table:table-cell>
          <table:table-cell office:value-type="float" office:value="291213">
            <text:p>291213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3833">
            <text:p>3833</text:p>
          </table:table-cell>
          <table:table-cell office:value-type="float" office:value="3323">
            <text:p>3323</text:p>
          </table:table-cell>
          <table:table-cell office:value-type="float" office:value="290101">
            <text:p>290101</text:p>
          </table:table-cell>
          <table:table-cell office:value-type="float" office:value="599371">
            <text:p>599371</text:p>
          </table:table-cell>
          <table:table-cell office:value-type="float" office:value="42367">
            <text:p>4236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88">
            <text:p>488</text:p>
          </table:table-cell>
          <table:table-cell table:number-columns-repeated="11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5" office:value-type="float" office:value="0">
            <text:p>0</text:p>
          </table:table-cell>
          <table:table-cell office:value-type="float" office:value="290101">
            <text:p>290101</text:p>
          </table:table-cell>
          <table:table-cell office:value-type="float" office:value="0">
            <text:p>0</text:p>
          </table:table-cell>
          <table:table-cell office:value-type="float" office:value="290101">
            <text:p>290101</text:p>
          </table:table-cell>
          <table:table-cell office:value-type="float" office:value="4600">
            <text:p>4600</text:p>
          </table:table-cell>
          <table:table-cell office:value-type="float" office:value="145051">
            <text:p>145051</text:p>
          </table:table-cell>
          <table:table-cell office:value-type="float" office:value="0">
            <text:p>0</text:p>
          </table:table-cell>
          <table:table-cell office:value-type="float" office:value="96700">
            <text:p>96700</text:p>
          </table:table-cell>
          <table:table-cell office:value-type="float" office:value="0">
            <text:p>0</text:p>
          </table:table-cell>
          <table:table-cell office:value-type="float" office:value="96701">
            <text:p>96701</text:p>
          </table:table-cell>
          <table:table-cell office:value-type="float" office:value="285693">
            <text:p>285693</text:p>
          </table:table-cell>
          <table:table-cell office:value-type="float" office:value="48350">
            <text:p>48350</text:p>
          </table:table-cell>
          <table:table-cell office:value-type="float" office:value="500">
            <text:p>500</text:p>
          </table:table-cell>
          <table:table-cell office:value-type="float" office:value="193401">
            <text:p>193401</text:p>
          </table:table-cell>
          <table:table-cell office:value-type="float" office:value="290101">
            <text:p>290101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4083">
            <text:p>4083</text:p>
          </table:table-cell>
          <table:table-cell office:value-type="float" office:value="3362">
            <text:p>3362</text:p>
          </table:table-cell>
          <table:table-cell office:value-type="float" office:value="293553">
            <text:p>293553</text:p>
          </table:table-cell>
          <table:table-cell office:value-type="float" office:value="603929">
            <text:p>603929</text:p>
          </table:table-cell>
          <table:table-cell office:value-type="float" office:value="42560">
            <text:p>42560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76">
            <text:p>976</text:p>
          </table:table-cell>
          <table:table-cell table:number-columns-repeated="11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10016">
            <text:p>110016</text:p>
          </table:table-cell>
          <table:table-cell table:number-columns-repeated="4" office:value-type="float" office:value="0">
            <text:p>0</text:p>
          </table:table-cell>
          <table:table-cell office:value-type="float" office:value="293553">
            <text:p>293553</text:p>
          </table:table-cell>
          <table:table-cell office:value-type="float" office:value="0">
            <text:p>0</text:p>
          </table:table-cell>
          <table:table-cell office:value-type="float" office:value="293553">
            <text:p>293553</text:p>
          </table:table-cell>
          <table:table-cell office:value-type="float" office:value="4587">
            <text:p>4587</text:p>
          </table:table-cell>
          <table:table-cell office:value-type="float" office:value="146776">
            <text:p>146776</text:p>
          </table:table-cell>
          <table:table-cell office:value-type="float" office:value="0">
            <text:p>0</text:p>
          </table:table-cell>
          <table:table-cell office:value-type="float" office:value="97851">
            <text:p>97851</text:p>
          </table:table-cell>
          <table:table-cell office:value-type="float" office:value="0">
            <text:p>0</text:p>
          </table:table-cell>
          <table:table-cell office:value-type="float" office:value="97851">
            <text:p>97851</text:p>
          </table:table-cell>
          <table:table-cell office:value-type="float" office:value="289041">
            <text:p>289041</text:p>
          </table:table-cell>
          <table:table-cell office:value-type="float" office:value="48925">
            <text:p>48925</text:p>
          </table:table-cell>
          <table:table-cell office:value-type="float" office:value="508">
            <text:p>508</text:p>
          </table:table-cell>
          <table:table-cell office:value-type="float" office:value="195702">
            <text:p>195702</text:p>
          </table:table-cell>
          <table:table-cell office:value-type="float" office:value="293553">
            <text:p>293553</text:p>
          </table:table-cell>
          <table:table-cell table:number-columns-repeated="2" office:value-type="float" office:value="0">
            <text:p>0</text:p>
          </table:table-cell>
          <table:table-cell office:value-type="float" office:value="1678466">
            <text:p>1678466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4834">
            <text:p>4834</text:p>
          </table:table-cell>
          <table:table-cell office:value-type="float" office:value="3365">
            <text:p>3365</text:p>
          </table:table-cell>
          <table:table-cell office:value-type="float" office:value="293775">
            <text:p>293775</text:p>
          </table:table-cell>
          <table:table-cell office:value-type="float" office:value="607628">
            <text:p>607628</text:p>
          </table:table-cell>
          <table:table-cell office:value-type="float" office:value="43360">
            <text:p>43360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952">
            <text:p>1952</text:p>
          </table:table-cell>
          <table:table-cell table:number-columns-repeated="11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10788">
            <text:p>110788</text:p>
          </table:table-cell>
          <table:table-cell table:number-columns-repeated="4" office:value-type="float" office:value="0">
            <text:p>0</text:p>
          </table:table-cell>
          <table:table-cell office:value-type="float" office:value="293775">
            <text:p>293775</text:p>
          </table:table-cell>
          <table:table-cell office:value-type="float" office:value="0">
            <text:p>0</text:p>
          </table:table-cell>
          <table:table-cell office:value-type="float" office:value="293775">
            <text:p>293775</text:p>
          </table:table-cell>
          <table:table-cell office:value-type="float" office:value="4607">
            <text:p>4607</text:p>
          </table:table-cell>
          <table:table-cell office:value-type="float" office:value="146887">
            <text:p>146887</text:p>
          </table:table-cell>
          <table:table-cell office:value-type="float" office:value="0">
            <text:p>0</text:p>
          </table:table-cell>
          <table:table-cell office:value-type="float" office:value="97925">
            <text:p>97925</text:p>
          </table:table-cell>
          <table:table-cell office:value-type="float" office:value="0">
            <text:p>0</text:p>
          </table:table-cell>
          <table:table-cell office:value-type="float" office:value="97925">
            <text:p>97925</text:p>
          </table:table-cell>
          <table:table-cell office:value-type="float" office:value="143356">
            <text:p>143356</text:p>
          </table:table-cell>
          <table:table-cell office:value-type="float" office:value="48962">
            <text:p>48962</text:p>
          </table:table-cell>
          <table:table-cell office:value-type="float" office:value="532">
            <text:p>532</text:p>
          </table:table-cell>
          <table:table-cell office:value-type="float" office:value="195850">
            <text:p>195850</text:p>
          </table:table-cell>
          <table:table-cell office:value-type="float" office:value="293775">
            <text:p>293775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5500">
            <text:p>5500</text:p>
          </table:table-cell>
          <table:table-cell office:value-type="float" office:value="3377">
            <text:p>3377</text:p>
          </table:table-cell>
          <table:table-cell office:value-type="float" office:value="294829">
            <text:p>294829</text:p>
          </table:table-cell>
          <table:table-cell office:value-type="float" office:value="609075">
            <text:p>609075</text:p>
          </table:table-cell>
          <table:table-cell office:value-type="float" office:value="43992">
            <text:p>43992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928">
            <text:p>2928</text:p>
          </table:table-cell>
          <table:table-cell table:number-columns-repeated="11" office:value-type="float" office:value="0">
            <text:p>0</text:p>
          </table:table-cell>
          <table:table-cell office:value-type="float" office:value="384">
            <text:p>384</text:p>
          </table:table-cell>
          <table:table-cell office:value-type="float" office:value="111148">
            <text:p>111148</text:p>
          </table:table-cell>
          <table:table-cell table:number-columns-repeated="4" office:value-type="float" office:value="0">
            <text:p>0</text:p>
          </table:table-cell>
          <table:table-cell office:value-type="float" office:value="294829">
            <text:p>294829</text:p>
          </table:table-cell>
          <table:table-cell office:value-type="float" office:value="0">
            <text:p>0</text:p>
          </table:table-cell>
          <table:table-cell office:value-type="float" office:value="294829">
            <text:p>294829</text:p>
          </table:table-cell>
          <table:table-cell office:value-type="float" office:value="4654">
            <text:p>4654</text:p>
          </table:table-cell>
          <table:table-cell office:value-type="float" office:value="147414">
            <text:p>147414</text:p>
          </table:table-cell>
          <table:table-cell office:value-type="float" office:value="0">
            <text:p>0</text:p>
          </table:table-cell>
          <table:table-cell office:value-type="float" office:value="98276">
            <text:p>98276</text:p>
          </table:table-cell>
          <table:table-cell office:value-type="float" office:value="0">
            <text:p>0</text:p>
          </table:table-cell>
          <table:table-cell office:value-type="float" office:value="98276">
            <text:p>98276</text:p>
          </table:table-cell>
          <table:table-cell office:value-type="float" office:value="290645">
            <text:p>290645</text:p>
          </table:table-cell>
          <table:table-cell office:value-type="float" office:value="49138">
            <text:p>49138</text:p>
          </table:table-cell>
          <table:table-cell office:value-type="float" office:value="550">
            <text:p>550</text:p>
          </table:table-cell>
          <table:table-cell office:value-type="float" office:value="196552">
            <text:p>196552</text:p>
          </table:table-cell>
          <table:table-cell office:value-type="float" office:value="294829">
            <text:p>294829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6083">
            <text:p>6083</text:p>
          </table:table-cell>
          <table:table-cell office:value-type="float" office:value="3364">
            <text:p>3364</text:p>
          </table:table-cell>
          <table:table-cell office:value-type="float" office:value="293662">
            <text:p>293662</text:p>
          </table:table-cell>
          <table:table-cell office:value-type="float" office:value="602107">
            <text:p>602107</text:p>
          </table:table-cell>
          <table:table-cell office:value-type="float" office:value="44769">
            <text:p>44769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248">
            <text:p>3248</text:p>
          </table:table-cell>
          <table:table-cell table:number-columns-repeated="11"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111524">
            <text:p>111524</text:p>
          </table:table-cell>
          <table:table-cell table:number-columns-repeated="4" office:value-type="float" office:value="0">
            <text:p>0</text:p>
          </table:table-cell>
          <table:table-cell office:value-type="float" office:value="293662">
            <text:p>293662</text:p>
          </table:table-cell>
          <table:table-cell office:value-type="float" office:value="0">
            <text:p>0</text:p>
          </table:table-cell>
          <table:table-cell office:value-type="float" office:value="293662">
            <text:p>293662</text:p>
          </table:table-cell>
          <table:table-cell office:value-type="float" office:value="4626">
            <text:p>4626</text:p>
          </table:table-cell>
          <table:table-cell office:value-type="float" office:value="146831">
            <text:p>146831</text:p>
          </table:table-cell>
          <table:table-cell office:value-type="float" office:value="0">
            <text:p>0</text:p>
          </table:table-cell>
          <table:table-cell office:value-type="float" office:value="97887">
            <text:p>97887</text:p>
          </table:table-cell>
          <table:table-cell office:value-type="float" office:value="0">
            <text:p>0</text:p>
          </table:table-cell>
          <table:table-cell office:value-type="float" office:value="97887">
            <text:p>97887</text:p>
          </table:table-cell>
          <table:table-cell office:value-type="float" office:value="289762">
            <text:p>289762</text:p>
          </table:table-cell>
          <table:table-cell office:value-type="float" office:value="48944">
            <text:p>48944</text:p>
          </table:table-cell>
          <table:table-cell office:value-type="float" office:value="578">
            <text:p>578</text:p>
          </table:table-cell>
          <table:table-cell office:value-type="float" office:value="195775">
            <text:p>195775</text:p>
          </table:table-cell>
          <table:table-cell office:value-type="float" office:value="293662">
            <text:p>293662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6667">
            <text:p>6667</text:p>
          </table:table-cell>
          <table:table-cell office:value-type="float" office:value="3398">
            <text:p>3398</text:p>
          </table:table-cell>
          <table:table-cell office:value-type="float" office:value="296700">
            <text:p>296700</text:p>
          </table:table-cell>
          <table:table-cell office:value-type="float" office:value="607684">
            <text:p>607684</text:p>
          </table:table-cell>
          <table:table-cell office:value-type="float" office:value="45286">
            <text:p>45286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568">
            <text:p>3568</text:p>
          </table:table-cell>
          <table:table-cell table:number-columns-repeated="11" office:value-type="float" office:value="0">
            <text:p>0</text:p>
          </table:table-cell>
          <table:table-cell office:value-type="float" office:value="640">
            <text:p>640</text:p>
          </table:table-cell>
          <table:table-cell office:value-type="float" office:value="56240">
            <text:p>56240</text:p>
          </table:table-cell>
          <table:table-cell table:number-columns-repeated="4" office:value-type="float" office:value="0">
            <text:p>0</text:p>
          </table:table-cell>
          <table:table-cell office:value-type="float" office:value="296700">
            <text:p>296700</text:p>
          </table:table-cell>
          <table:table-cell office:value-type="float" office:value="0">
            <text:p>0</text:p>
          </table:table-cell>
          <table:table-cell office:value-type="float" office:value="296700">
            <text:p>296700</text:p>
          </table:table-cell>
          <table:table-cell office:value-type="float" office:value="4689">
            <text:p>4689</text:p>
          </table:table-cell>
          <table:table-cell office:value-type="float" office:value="148350">
            <text:p>148350</text:p>
          </table:table-cell>
          <table:table-cell office:value-type="float" office:value="0">
            <text:p>0</text:p>
          </table:table-cell>
          <table:table-cell office:value-type="float" office:value="98899">
            <text:p>98899</text:p>
          </table:table-cell>
          <table:table-cell office:value-type="float" office:value="0">
            <text:p>0</text:p>
          </table:table-cell>
          <table:table-cell office:value-type="float" office:value="98900">
            <text:p>98900</text:p>
          </table:table-cell>
          <table:table-cell office:value-type="float" office:value="0">
            <text:p>0</text:p>
          </table:table-cell>
          <table:table-cell office:value-type="float" office:value="49450">
            <text:p>49450</text:p>
          </table:table-cell>
          <table:table-cell office:value-type="float" office:value="601">
            <text:p>601</text:p>
          </table:table-cell>
          <table:table-cell office:value-type="float" office:value="197799">
            <text:p>197799</text:p>
          </table:table-cell>
          <table:table-cell office:value-type="float" office:value="296700">
            <text:p>296700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7250">
            <text:p>7250</text:p>
          </table:table-cell>
          <table:table-cell office:value-type="float" office:value="3368">
            <text:p>3368</text:p>
          </table:table-cell>
          <table:table-cell office:value-type="float" office:value="294062">
            <text:p>294062</text:p>
          </table:table-cell>
          <table:table-cell office:value-type="float" office:value="602674">
            <text:p>602674</text:p>
          </table:table-cell>
          <table:table-cell office:value-type="float" office:value="45946">
            <text:p>45946</text:p>
          </table:table-cell>
          <table:table-cell table:number-columns-repeated="3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888">
            <text:p>3888</text:p>
          </table:table-cell>
          <table:table-cell table:number-columns-repeated="11" office:value-type="float" office:value="0">
            <text:p>0</text:p>
          </table:table-cell>
          <table:table-cell office:value-type="float" office:value="768">
            <text:p>768</text:p>
          </table:table-cell>
          <table:table-cell office:value-type="float" office:value="113092">
            <text:p>113092</text:p>
          </table:table-cell>
          <table:table-cell table:number-columns-repeated="4" office:value-type="float" office:value="0">
            <text:p>0</text:p>
          </table:table-cell>
          <table:table-cell office:value-type="float" office:value="294062">
            <text:p>294062</text:p>
          </table:table-cell>
          <table:table-cell office:value-type="float" office:value="0">
            <text:p>0</text:p>
          </table:table-cell>
          <table:table-cell office:value-type="float" office:value="294062">
            <text:p>294062</text:p>
          </table:table-cell>
          <table:table-cell office:value-type="float" office:value="4606">
            <text:p>4606</text:p>
          </table:table-cell>
          <table:table-cell office:value-type="float" office:value="147031">
            <text:p>147031</text:p>
          </table:table-cell>
          <table:table-cell office:value-type="float" office:value="0">
            <text:p>0</text:p>
          </table:table-cell>
          <table:table-cell office:value-type="float" office:value="98020">
            <text:p>98020</text:p>
          </table:table-cell>
          <table:table-cell office:value-type="float" office:value="0">
            <text:p>0</text:p>
          </table:table-cell>
          <table:table-cell office:value-type="float" office:value="98021">
            <text:p>98021</text:p>
          </table:table-cell>
          <table:table-cell office:value-type="float" office:value="293997">
            <text:p>293997</text:p>
          </table:table-cell>
          <table:table-cell office:value-type="float" office:value="49010">
            <text:p>49010</text:p>
          </table:table-cell>
          <table:table-cell office:value-type="float" office:value="596">
            <text:p>596</text:p>
          </table:table-cell>
          <table:table-cell office:value-type="float" office:value="196041">
            <text:p>196041</text:p>
          </table:table-cell>
          <table:table-cell office:value-type="float" office:value="294062">
            <text:p>294062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7583">
            <text:p>7583</text:p>
          </table:table-cell>
          <table:table-cell office:value-type="float" office:value="3375">
            <text:p>3375</text:p>
          </table:table-cell>
          <table:table-cell office:value-type="float" office:value="294640">
            <text:p>294640</text:p>
          </table:table-cell>
          <table:table-cell office:value-type="float" office:value="607576">
            <text:p>607576</text:p>
          </table:table-cell>
          <table:table-cell office:value-type="float" office:value="46301">
            <text:p>46301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304">
            <text:p>4304</text:p>
          </table:table-cell>
          <table:table-cell table:number-columns-repeated="11" office:value-type="float" office:value="0">
            <text:p>0</text:p>
          </table:table-cell>
          <table:table-cell office:value-type="float" office:value="896">
            <text:p>896</text:p>
          </table:table-cell>
          <table:table-cell table:number-columns-repeated="5" office:value-type="float" office:value="0">
            <text:p>0</text:p>
          </table:table-cell>
          <table:table-cell office:value-type="float" office:value="294640">
            <text:p>294640</text:p>
          </table:table-cell>
          <table:table-cell office:value-type="float" office:value="0">
            <text:p>0</text:p>
          </table:table-cell>
          <table:table-cell office:value-type="float" office:value="294640">
            <text:p>294640</text:p>
          </table:table-cell>
          <table:table-cell office:value-type="float" office:value="4670">
            <text:p>4670</text:p>
          </table:table-cell>
          <table:table-cell office:value-type="float" office:value="147320">
            <text:p>147320</text:p>
          </table:table-cell>
          <table:table-cell office:value-type="float" office:value="0">
            <text:p>0</text:p>
          </table:table-cell>
          <table:table-cell office:value-type="float" office:value="98213">
            <text:p>98213</text:p>
          </table:table-cell>
          <table:table-cell office:value-type="float" office:value="0">
            <text:p>0</text:p>
          </table:table-cell>
          <table:table-cell office:value-type="float" office:value="98213">
            <text:p>98213</text:p>
          </table:table-cell>
          <table:table-cell office:value-type="float" office:value="291583">
            <text:p>291583</text:p>
          </table:table-cell>
          <table:table-cell office:value-type="float" office:value="49106">
            <text:p>49106</text:p>
          </table:table-cell>
          <table:table-cell office:value-type="float" office:value="626">
            <text:p>626</text:p>
          </table:table-cell>
          <table:table-cell office:value-type="float" office:value="196426">
            <text:p>196426</text:p>
          </table:table-cell>
          <table:table-cell office:value-type="float" office:value="294640">
            <text:p>294640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8041">
            <text:p>8041</text:p>
          </table:table-cell>
          <table:table-cell office:value-type="float" office:value="3384">
            <text:p>3384</text:p>
          </table:table-cell>
          <table:table-cell office:value-type="float" office:value="295420">
            <text:p>295420</text:p>
          </table:table-cell>
          <table:table-cell office:value-type="float" office:value="608565">
            <text:p>608565</text:p>
          </table:table-cell>
          <table:table-cell office:value-type="float" office:value="46685">
            <text:p>46685</text:p>
          </table:table-cell>
          <table:table-cell table:number-columns-repeated="3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720">
            <text:p>4720</text:p>
          </table:table-cell>
          <table:table-cell table:number-columns-repeated="11"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114172">
            <text:p>114172</text:p>
          </table:table-cell>
          <table:table-cell table:number-columns-repeated="4" office:value-type="float" office:value="0">
            <text:p>0</text:p>
          </table:table-cell>
          <table:table-cell office:value-type="float" office:value="295420">
            <text:p>295420</text:p>
          </table:table-cell>
          <table:table-cell office:value-type="float" office:value="0">
            <text:p>0</text:p>
          </table:table-cell>
          <table:table-cell office:value-type="float" office:value="295420">
            <text:p>295420</text:p>
          </table:table-cell>
          <table:table-cell office:value-type="float" office:value="4627">
            <text:p>4627</text:p>
          </table:table-cell>
          <table:table-cell office:value-type="float" office:value="147710">
            <text:p>147710</text:p>
          </table:table-cell>
          <table:table-cell office:value-type="float" office:value="0">
            <text:p>0</text:p>
          </table:table-cell>
          <table:table-cell office:value-type="float" office:value="98473">
            <text:p>98473</text:p>
          </table:table-cell>
          <table:table-cell office:value-type="float" office:value="0">
            <text:p>0</text:p>
          </table:table-cell>
          <table:table-cell office:value-type="float" office:value="98473">
            <text:p>98473</text:p>
          </table:table-cell>
          <table:table-cell office:value-type="float" office:value="291862">
            <text:p>291862</text:p>
          </table:table-cell>
          <table:table-cell office:value-type="float" office:value="49236">
            <text:p>49236</text:p>
          </table:table-cell>
          <table:table-cell office:value-type="float" office:value="639">
            <text:p>639</text:p>
          </table:table-cell>
          <table:table-cell office:value-type="float" office:value="196947">
            <text:p>196947</text:p>
          </table:table-cell>
          <table:table-cell office:value-type="float" office:value="295420">
            <text:p>295420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8500">
            <text:p>8500</text:p>
          </table:table-cell>
          <table:table-cell office:value-type="float" office:value="3386">
            <text:p>3386</text:p>
          </table:table-cell>
          <table:table-cell office:value-type="float" office:value="295607">
            <text:p>295607</text:p>
          </table:table-cell>
          <table:table-cell office:value-type="float" office:value="609192">
            <text:p>609192</text:p>
          </table:table-cell>
          <table:table-cell office:value-type="float" office:value="47129">
            <text:p>47129</text:p>
          </table:table-cell>
          <table:table-cell table:number-columns-repeated="3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136">
            <text:p>5136</text:p>
          </table:table-cell>
          <table:table-cell table:number-columns-repeated="11" office:value-type="float" office:value="0">
            <text:p>0</text:p>
          </table:table-cell>
          <table:table-cell office:value-type="float" office:value="1152">
            <text:p>1152</text:p>
          </table:table-cell>
          <table:table-cell office:value-type="float" office:value="113780">
            <text:p>113780</text:p>
          </table:table-cell>
          <table:table-cell table:number-columns-repeated="4" office:value-type="float" office:value="0">
            <text:p>0</text:p>
          </table:table-cell>
          <table:table-cell office:value-type="float" office:value="295607">
            <text:p>295607</text:p>
          </table:table-cell>
          <table:table-cell office:value-type="float" office:value="0">
            <text:p>0</text:p>
          </table:table-cell>
          <table:table-cell office:value-type="float" office:value="295607">
            <text:p>295607</text:p>
          </table:table-cell>
          <table:table-cell office:value-type="float" office:value="4719">
            <text:p>4719</text:p>
          </table:table-cell>
          <table:table-cell office:value-type="float" office:value="147803">
            <text:p>147803</text:p>
          </table:table-cell>
          <table:table-cell office:value-type="float" office:value="0">
            <text:p>0</text:p>
          </table:table-cell>
          <table:table-cell office:value-type="float" office:value="98535">
            <text:p>98535</text:p>
          </table:table-cell>
          <table:table-cell office:value-type="float" office:value="0">
            <text:p>0</text:p>
          </table:table-cell>
          <table:table-cell office:value-type="float" office:value="98536">
            <text:p>98536</text:p>
          </table:table-cell>
          <table:table-cell office:value-type="float" office:value="291794">
            <text:p>291794</text:p>
          </table:table-cell>
          <table:table-cell office:value-type="float" office:value="49268">
            <text:p>49268</text:p>
          </table:table-cell>
          <table:table-cell office:value-type="float" office:value="656">
            <text:p>656</text:p>
          </table:table-cell>
          <table:table-cell office:value-type="float" office:value="197072">
            <text:p>197072</text:p>
          </table:table-cell>
          <table:table-cell office:value-type="float" office:value="295607">
            <text:p>295607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9166">
            <text:p>9166</text:p>
          </table:table-cell>
          <table:table-cell office:value-type="float" office:value="3393">
            <text:p>3393</text:p>
          </table:table-cell>
          <table:table-cell office:value-type="float" office:value="296237">
            <text:p>296237</text:p>
          </table:table-cell>
          <table:table-cell office:value-type="float" office:value="611515">
            <text:p>611515</text:p>
          </table:table-cell>
          <table:table-cell office:value-type="float" office:value="47764">
            <text:p>47764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920">
            <text:p>5920</text:p>
          </table:table-cell>
          <table:table-cell table:number-columns-repeated="11" office:value-type="float" office:value="0">
            <text:p>0</text:p>
          </table:table-cell>
          <table:table-cell office:value-type="float" office:value="1280">
            <text:p>1280</text:p>
          </table:table-cell>
          <table:table-cell table:number-columns-repeated="5" office:value-type="float" office:value="0">
            <text:p>0</text:p>
          </table:table-cell>
          <table:table-cell office:value-type="float" office:value="296237">
            <text:p>296237</text:p>
          </table:table-cell>
          <table:table-cell office:value-type="float" office:value="0">
            <text:p>0</text:p>
          </table:table-cell>
          <table:table-cell office:value-type="float" office:value="296237">
            <text:p>296237</text:p>
          </table:table-cell>
          <table:table-cell office:value-type="float" office:value="4675">
            <text:p>4675</text:p>
          </table:table-cell>
          <table:table-cell office:value-type="float" office:value="148118">
            <text:p>148118</text:p>
          </table:table-cell>
          <table:table-cell office:value-type="float" office:value="0">
            <text:p>0</text:p>
          </table:table-cell>
          <table:table-cell office:value-type="float" office:value="98746">
            <text:p>98746</text:p>
          </table:table-cell>
          <table:table-cell office:value-type="float" office:value="0">
            <text:p>0</text:p>
          </table:table-cell>
          <table:table-cell office:value-type="float" office:value="98745">
            <text:p>98745</text:p>
          </table:table-cell>
          <table:table-cell office:value-type="float" office:value="295010">
            <text:p>295010</text:p>
          </table:table-cell>
          <table:table-cell office:value-type="float" office:value="49373">
            <text:p>49373</text:p>
          </table:table-cell>
          <table:table-cell office:value-type="float" office:value="705">
            <text:p>705</text:p>
          </table:table-cell>
          <table:table-cell office:value-type="float" office:value="197491">
            <text:p>197491</text:p>
          </table:table-cell>
          <table:table-cell office:value-type="float" office:value="296237">
            <text:p>296237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9500">
            <text:p>9500</text:p>
          </table:table-cell>
          <table:table-cell office:value-type="float" office:value="3413">
            <text:p>3413</text:p>
          </table:table-cell>
          <table:table-cell office:value-type="float" office:value="297952">
            <text:p>297952</text:p>
          </table:table-cell>
          <table:table-cell office:value-type="float" office:value="612596">
            <text:p>612596</text:p>
          </table:table-cell>
          <table:table-cell office:value-type="float" office:value="48144">
            <text:p>48144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672">
            <text:p>6672</text:p>
          </table:table-cell>
          <table:table-cell table:number-columns-repeated="11" office:value-type="float" office:value="0">
            <text:p>0</text:p>
          </table:table-cell>
          <table:table-cell office:value-type="float" office:value="1408">
            <text:p>1408</text:p>
          </table:table-cell>
          <table:table-cell table:number-columns-repeated="5" office:value-type="float" office:value="0">
            <text:p>0</text:p>
          </table:table-cell>
          <table:table-cell office:value-type="float" office:value="297952">
            <text:p>297952</text:p>
          </table:table-cell>
          <table:table-cell office:value-type="float" office:value="0">
            <text:p>0</text:p>
          </table:table-cell>
          <table:table-cell office:value-type="float" office:value="297952">
            <text:p>297952</text:p>
          </table:table-cell>
          <table:table-cell office:value-type="float" office:value="4667">
            <text:p>4667</text:p>
          </table:table-cell>
          <table:table-cell office:value-type="float" office:value="148975">
            <text:p>148975</text:p>
          </table:table-cell>
          <table:table-cell office:value-type="float" office:value="0">
            <text:p>0</text:p>
          </table:table-cell>
          <table:table-cell office:value-type="float" office:value="99317">
            <text:p>99317</text:p>
          </table:table-cell>
          <table:table-cell office:value-type="float" office:value="0">
            <text:p>0</text:p>
          </table:table-cell>
          <table:table-cell office:value-type="float" office:value="99317">
            <text:p>99317</text:p>
          </table:table-cell>
          <table:table-cell office:value-type="float" office:value="286743">
            <text:p>286743</text:p>
          </table:table-cell>
          <table:table-cell office:value-type="float" office:value="49658">
            <text:p>49658</text:p>
          </table:table-cell>
          <table:table-cell office:value-type="float" office:value="702">
            <text:p>702</text:p>
          </table:table-cell>
          <table:table-cell office:value-type="float" office:value="198635">
            <text:p>198635</text:p>
          </table:table-cell>
          <table:table-cell office:value-type="float" office:value="297952">
            <text:p>297952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10083">
            <text:p>10083</text:p>
          </table:table-cell>
          <table:table-cell office:value-type="float" office:value="3410">
            <text:p>3410</text:p>
          </table:table-cell>
          <table:table-cell office:value-type="float" office:value="297754">
            <text:p>297754</text:p>
          </table:table-cell>
          <table:table-cell office:value-type="float" office:value="615785">
            <text:p>615785</text:p>
          </table:table-cell>
          <table:table-cell office:value-type="float" office:value="48907">
            <text:p>48907</text:p>
          </table:table-cell>
          <table:table-cell table:number-columns-repeated="3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440">
            <text:p>7440</text:p>
          </table:table-cell>
          <table:table-cell table:number-columns-repeated="11" office:value-type="float" office:value="0">
            <text:p>0</text:p>
          </table:table-cell>
          <table:table-cell office:value-type="float" office:value="1536">
            <text:p>1536</text:p>
          </table:table-cell>
          <table:table-cell table:number-columns-repeated="5" office:value-type="float" office:value="0">
            <text:p>0</text:p>
          </table:table-cell>
          <table:table-cell office:value-type="float" office:value="297754">
            <text:p>297754</text:p>
          </table:table-cell>
          <table:table-cell office:value-type="float" office:value="0">
            <text:p>0</text:p>
          </table:table-cell>
          <table:table-cell office:value-type="float" office:value="297754">
            <text:p>297754</text:p>
          </table:table-cell>
          <table:table-cell office:value-type="float" office:value="4683">
            <text:p>4683</text:p>
          </table:table-cell>
          <table:table-cell office:value-type="float" office:value="148876">
            <text:p>148876</text:p>
          </table:table-cell>
          <table:table-cell office:value-type="float" office:value="0">
            <text:p>0</text:p>
          </table:table-cell>
          <table:table-cell office:value-type="float" office:value="99251">
            <text:p>99251</text:p>
          </table:table-cell>
          <table:table-cell office:value-type="float" office:value="0">
            <text:p>0</text:p>
          </table:table-cell>
          <table:table-cell office:value-type="float" office:value="99251">
            <text:p>99251</text:p>
          </table:table-cell>
          <table:table-cell office:value-type="float" office:value="291216">
            <text:p>291216</text:p>
          </table:table-cell>
          <table:table-cell office:value-type="float" office:value="49625">
            <text:p>49625</text:p>
          </table:table-cell>
          <table:table-cell office:value-type="float" office:value="709">
            <text:p>709</text:p>
          </table:table-cell>
          <table:table-cell office:value-type="float" office:value="198503">
            <text:p>198503</text:p>
          </table:table-cell>
          <table:table-cell office:value-type="float" office:value="297754">
            <text:p>297754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10833">
            <text:p>10833</text:p>
          </table:table-cell>
          <table:table-cell office:value-type="float" office:value="3422">
            <text:p>3422</text:p>
          </table:table-cell>
          <table:table-cell office:value-type="float" office:value="298708">
            <text:p>298708</text:p>
          </table:table-cell>
          <table:table-cell office:value-type="float" office:value="620647">
            <text:p>620647</text:p>
          </table:table-cell>
          <table:table-cell office:value-type="float" office:value="49715">
            <text:p>49715</text:p>
          </table:table-cell>
          <table:table-cell table:number-columns-repeated="3"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920">
            <text:p>7920</text:p>
          </table:table-cell>
          <table:table-cell table:number-columns-repeated="11" office:value-type="float" office:value="0">
            <text:p>0</text:p>
          </table:table-cell>
          <table:table-cell office:value-type="float" office:value="1664">
            <text:p>1664</text:p>
          </table:table-cell>
          <table:table-cell office:value-type="float" office:value="116888">
            <text:p>116888</text:p>
          </table:table-cell>
          <table:table-cell table:number-columns-repeated="4" office:value-type="float" office:value="0">
            <text:p>0</text:p>
          </table:table-cell>
          <table:table-cell office:value-type="float" office:value="298708">
            <text:p>298708</text:p>
          </table:table-cell>
          <table:table-cell office:value-type="float" office:value="0">
            <text:p>0</text:p>
          </table:table-cell>
          <table:table-cell office:value-type="float" office:value="298708">
            <text:p>298708</text:p>
          </table:table-cell>
          <table:table-cell office:value-type="float" office:value="4717">
            <text:p>4717</text:p>
          </table:table-cell>
          <table:table-cell office:value-type="float" office:value="149354">
            <text:p>149354</text:p>
          </table:table-cell>
          <table:table-cell office:value-type="float" office:value="0">
            <text:p>0</text:p>
          </table:table-cell>
          <table:table-cell office:value-type="float" office:value="99569">
            <text:p>99569</text:p>
          </table:table-cell>
          <table:table-cell office:value-type="float" office:value="0">
            <text:p>0</text:p>
          </table:table-cell>
          <table:table-cell office:value-type="float" office:value="99569">
            <text:p>99569</text:p>
          </table:table-cell>
          <table:table-cell office:value-type="float" office:value="295245">
            <text:p>295245</text:p>
          </table:table-cell>
          <table:table-cell office:value-type="float" office:value="49784">
            <text:p>49784</text:p>
          </table:table-cell>
          <table:table-cell office:value-type="float" office:value="736">
            <text:p>736</text:p>
          </table:table-cell>
          <table:table-cell office:value-type="float" office:value="199139">
            <text:p>199139</text:p>
          </table:table-cell>
          <table:table-cell office:value-type="float" office:value="298708">
            <text:p>298708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1084">
            <text:p>11084</text:p>
          </table:table-cell>
          <table:table-cell office:value-type="float" office:value="3430">
            <text:p>3430</text:p>
          </table:table-cell>
          <table:table-cell office:value-type="float" office:value="299492">
            <text:p>299492</text:p>
          </table:table-cell>
          <table:table-cell office:value-type="float" office:value="620773">
            <text:p>620773</text:p>
          </table:table-cell>
          <table:table-cell office:value-type="float" office:value="50279">
            <text:p>50279</text:p>
          </table:table-cell>
          <table:table-cell table:number-columns-repeated="3" office:value-type="float" office:value="0">
            <text:p>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400">
            <text:p>8400</text:p>
          </table:table-cell>
          <table:table-cell table:number-columns-repeated="11" office:value-type="float" office:value="0">
            <text:p>0</text:p>
          </table:table-cell>
          <table:table-cell office:value-type="float" office:value="1792">
            <text:p>1792</text:p>
          </table:table-cell>
          <table:table-cell office:value-type="float" office:value="58152">
            <text:p>58152</text:p>
          </table:table-cell>
          <table:table-cell table:number-columns-repeated="4" office:value-type="float" office:value="0">
            <text:p>0</text:p>
          </table:table-cell>
          <table:table-cell office:value-type="float" office:value="299492">
            <text:p>299492</text:p>
          </table:table-cell>
          <table:table-cell office:value-type="float" office:value="0">
            <text:p>0</text:p>
          </table:table-cell>
          <table:table-cell office:value-type="float" office:value="299492">
            <text:p>299492</text:p>
          </table:table-cell>
          <table:table-cell office:value-type="float" office:value="4713">
            <text:p>4713</text:p>
          </table:table-cell>
          <table:table-cell office:value-type="float" office:value="149746">
            <text:p>149746</text:p>
          </table:table-cell>
          <table:table-cell office:value-type="float" office:value="0">
            <text:p>0</text:p>
          </table:table-cell>
          <table:table-cell office:value-type="float" office:value="99831">
            <text:p>99831</text:p>
          </table:table-cell>
          <table:table-cell office:value-type="float" office:value="0">
            <text:p>0</text:p>
          </table:table-cell>
          <table:table-cell office:value-type="float" office:value="99830">
            <text:p>99830</text:p>
          </table:table-cell>
          <table:table-cell office:value-type="float" office:value="297414">
            <text:p>297414</text:p>
          </table:table-cell>
          <table:table-cell office:value-type="float" office:value="49915">
            <text:p>49915</text:p>
          </table:table-cell>
          <table:table-cell office:value-type="float" office:value="820">
            <text:p>820</text:p>
          </table:table-cell>
          <table:table-cell office:value-type="float" office:value="199661">
            <text:p>199661</text:p>
          </table:table-cell>
          <table:table-cell office:value-type="float" office:value="299492">
            <text:p>299492</text:p>
          </table:table-cell>
          <table:table-cell table:number-columns-repeated="2" office:value-type="float" office:value="0">
            <text:p>0</text:p>
          </table:table-cell>
          <table:table-cell office:value-type="float" office:value="1678466">
            <text:p>1678466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11792">
            <text:p>11792</text:p>
          </table:table-cell>
          <table:table-cell office:value-type="float" office:value="3438">
            <text:p>3438</text:p>
          </table:table-cell>
          <table:table-cell office:value-type="float" office:value="300091">
            <text:p>300091</text:p>
          </table:table-cell>
          <table:table-cell office:value-type="float" office:value="621021">
            <text:p>621021</text:p>
          </table:table-cell>
          <table:table-cell office:value-type="float" office:value="51003">
            <text:p>51003</text:p>
          </table:table-cell>
          <table:table-cell table:number-columns-repeated="3"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928">
            <text:p>8928</text:p>
          </table:table-cell>
          <table:table-cell table:number-columns-repeated="11" office:value-type="float" office:value="0">
            <text:p>0</text:p>
          </table:table-cell>
          <table:table-cell office:value-type="float" office:value="1920">
            <text:p>1920</text:p>
          </table:table-cell>
          <table:table-cell office:value-type="float" office:value="118652">
            <text:p>118652</text:p>
          </table:table-cell>
          <table:table-cell table:number-columns-repeated="4" office:value-type="float" office:value="0">
            <text:p>0</text:p>
          </table:table-cell>
          <table:table-cell office:value-type="float" office:value="300091">
            <text:p>300091</text:p>
          </table:table-cell>
          <table:table-cell office:value-type="float" office:value="0">
            <text:p>0</text:p>
          </table:table-cell>
          <table:table-cell office:value-type="float" office:value="300091">
            <text:p>300091</text:p>
          </table:table-cell>
          <table:table-cell office:value-type="float" office:value="4691">
            <text:p>4691</text:p>
          </table:table-cell>
          <table:table-cell office:value-type="float" office:value="150045">
            <text:p>150045</text:p>
          </table:table-cell>
          <table:table-cell office:value-type="float" office:value="0">
            <text:p>0</text:p>
          </table:table-cell>
          <table:table-cell office:value-type="float" office:value="100030">
            <text:p>100030</text:p>
          </table:table-cell>
          <table:table-cell office:value-type="float" office:value="0">
            <text:p>0</text:p>
          </table:table-cell>
          <table:table-cell office:value-type="float" office:value="100030">
            <text:p>100030</text:p>
          </table:table-cell>
          <table:table-cell office:value-type="float" office:value="291557">
            <text:p>291557</text:p>
          </table:table-cell>
          <table:table-cell office:value-type="float" office:value="50015">
            <text:p>50015</text:p>
          </table:table-cell>
          <table:table-cell office:value-type="float" office:value="784">
            <text:p>784</text:p>
          </table:table-cell>
          <table:table-cell office:value-type="float" office:value="200061">
            <text:p>200061</text:p>
          </table:table-cell>
          <table:table-cell office:value-type="float" office:value="300091">
            <text:p>300091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12500">
            <text:p>12500</text:p>
          </table:table-cell>
          <table:table-cell office:value-type="float" office:value="3438">
            <text:p>3438</text:p>
          </table:table-cell>
          <table:table-cell office:value-type="float" office:value="300171">
            <text:p>300171</text:p>
          </table:table-cell>
          <table:table-cell office:value-type="float" office:value="623811">
            <text:p>623811</text:p>
          </table:table-cell>
          <table:table-cell office:value-type="float" office:value="51562">
            <text:p>51562</text:p>
          </table:table-cell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616">
            <text:p>9616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119292">
            <text:p>119292</text:p>
          </table:table-cell>
          <table:table-cell table:number-columns-repeated="4" office:value-type="float" office:value="0">
            <text:p>0</text:p>
          </table:table-cell>
          <table:table-cell office:value-type="float" office:value="300171">
            <text:p>300171</text:p>
          </table:table-cell>
          <table:table-cell office:value-type="float" office:value="0">
            <text:p>0</text:p>
          </table:table-cell>
          <table:table-cell office:value-type="float" office:value="300171">
            <text:p>300171</text:p>
          </table:table-cell>
          <table:table-cell office:value-type="float" office:value="4719">
            <text:p>4719</text:p>
          </table:table-cell>
          <table:table-cell office:value-type="float" office:value="150085">
            <text:p>150085</text:p>
          </table:table-cell>
          <table:table-cell office:value-type="float" office:value="0">
            <text:p>0</text:p>
          </table:table-cell>
          <table:table-cell office:value-type="float" office:value="100057">
            <text:p>100057</text:p>
          </table:table-cell>
          <table:table-cell office:value-type="float" office:value="0">
            <text:p>0</text:p>
          </table:table-cell>
          <table:table-cell office:value-type="float" office:value="100057">
            <text:p>100057</text:p>
          </table:table-cell>
          <table:table-cell office:value-type="float" office:value="295460">
            <text:p>295460</text:p>
          </table:table-cell>
          <table:table-cell office:value-type="float" office:value="50028">
            <text:p>50028</text:p>
          </table:table-cell>
          <table:table-cell office:value-type="float" office:value="810">
            <text:p>810</text:p>
          </table:table-cell>
          <table:table-cell office:value-type="float" office:value="200114">
            <text:p>200114</text:p>
          </table:table-cell>
          <table:table-cell office:value-type="float" office:value="300171">
            <text:p>300171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13083">
            <text:p>13083</text:p>
          </table:table-cell>
          <table:table-cell office:value-type="float" office:value="3484">
            <text:p>3484</text:p>
          </table:table-cell>
          <table:table-cell office:value-type="float" office:value="304189">
            <text:p>304189</text:p>
          </table:table-cell>
          <table:table-cell office:value-type="float" office:value="629681">
            <text:p>629681</text:p>
          </table:table-cell>
          <table:table-cell office:value-type="float" office:value="52391">
            <text:p>52391</text:p>
          </table:table-cell>
          <table:table-cell table:number-columns-repeated="3" office:value-type="float" office:value="0">
            <text:p>0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304">
            <text:p>10304</text:p>
          </table:table-cell>
          <table:table-cell table:number-columns-repeated="11" office:value-type="float" office:value="0">
            <text:p>0</text:p>
          </table:table-cell>
          <table:table-cell office:value-type="float" office:value="2176">
            <text:p>2176</text:p>
          </table:table-cell>
          <table:table-cell table:number-columns-repeated="5" office:value-type="float" office:value="0">
            <text:p>0</text:p>
          </table:table-cell>
          <table:table-cell office:value-type="float" office:value="304189">
            <text:p>304189</text:p>
          </table:table-cell>
          <table:table-cell office:value-type="float" office:value="0">
            <text:p>0</text:p>
          </table:table-cell>
          <table:table-cell office:value-type="float" office:value="304189">
            <text:p>304189</text:p>
          </table:table-cell>
          <table:table-cell office:value-type="float" office:value="4971">
            <text:p>4971</text:p>
          </table:table-cell>
          <table:table-cell office:value-type="float" office:value="152094">
            <text:p>152094</text:p>
          </table:table-cell>
          <table:table-cell office:value-type="float" office:value="0">
            <text:p>0</text:p>
          </table:table-cell>
          <table:table-cell office:value-type="float" office:value="101396">
            <text:p>101396</text:p>
          </table:table-cell>
          <table:table-cell office:value-type="float" office:value="0">
            <text:p>0</text:p>
          </table:table-cell>
          <table:table-cell office:value-type="float" office:value="101396">
            <text:p>101396</text:p>
          </table:table-cell>
          <table:table-cell office:value-type="float" office:value="292043">
            <text:p>292043</text:p>
          </table:table-cell>
          <table:table-cell office:value-type="float" office:value="50698">
            <text:p>50698</text:p>
          </table:table-cell>
          <table:table-cell office:value-type="float" office:value="829">
            <text:p>829</text:p>
          </table:table-cell>
          <table:table-cell office:value-type="float" office:value="202793">
            <text:p>202793</text:p>
          </table:table-cell>
          <table:table-cell office:value-type="float" office:value="304189">
            <text:p>304189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13750">
            <text:p>13750</text:p>
          </table:table-cell>
          <table:table-cell office:value-type="float" office:value="3446">
            <text:p>3446</text:p>
          </table:table-cell>
          <table:table-cell office:value-type="float" office:value="300914">
            <text:p>300914</text:p>
          </table:table-cell>
          <table:table-cell office:value-type="float" office:value="629606">
            <text:p>629606</text:p>
          </table:table-cell>
          <table:table-cell office:value-type="float" office:value="53023">
            <text:p>53023</text:p>
          </table:table-cell>
          <table:table-cell table:number-columns-repeated="3" office:value-type="float" office:value="0">
            <text:p>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944">
            <text:p>10944</text:p>
          </table:table-cell>
          <table:table-cell table:number-columns-repeated="11" office:value-type="float" office:value="0">
            <text:p>0</text:p>
          </table:table-cell>
          <table:table-cell office:value-type="float" office:value="2304">
            <text:p>2304</text:p>
          </table:table-cell>
          <table:table-cell office:value-type="float" office:value="120756">
            <text:p>120756</text:p>
          </table:table-cell>
          <table:table-cell table:number-columns-repeated="4" office:value-type="float" office:value="0">
            <text:p>0</text:p>
          </table:table-cell>
          <table:table-cell office:value-type="float" office:value="300914">
            <text:p>300914</text:p>
          </table:table-cell>
          <table:table-cell office:value-type="float" office:value="0">
            <text:p>0</text:p>
          </table:table-cell>
          <table:table-cell office:value-type="float" office:value="300914">
            <text:p>300914</text:p>
          </table:table-cell>
          <table:table-cell office:value-type="float" office:value="4739">
            <text:p>4739</text:p>
          </table:table-cell>
          <table:table-cell office:value-type="float" office:value="150457">
            <text:p>150457</text:p>
          </table:table-cell>
          <table:table-cell office:value-type="float" office:value="0">
            <text:p>0</text:p>
          </table:table-cell>
          <table:table-cell office:value-type="float" office:value="100304">
            <text:p>100304</text:p>
          </table:table-cell>
          <table:table-cell office:value-type="float" office:value="0">
            <text:p>0</text:p>
          </table:table-cell>
          <table:table-cell office:value-type="float" office:value="100305">
            <text:p>100305</text:p>
          </table:table-cell>
          <table:table-cell office:value-type="float" office:value="297506">
            <text:p>297506</text:p>
          </table:table-cell>
          <table:table-cell office:value-type="float" office:value="50152">
            <text:p>50152</text:p>
          </table:table-cell>
          <table:table-cell office:value-type="float" office:value="857">
            <text:p>857</text:p>
          </table:table-cell>
          <table:table-cell office:value-type="float" office:value="200610">
            <text:p>200610</text:p>
          </table:table-cell>
          <table:table-cell office:value-type="float" office:value="300914">
            <text:p>300914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office:value-type="float" office:value="14125">
            <text:p>14125</text:p>
          </table:table-cell>
          <table:table-cell office:value-type="float" office:value="3460">
            <text:p>3460</text:p>
          </table:table-cell>
          <table:table-cell office:value-type="float" office:value="302047">
            <text:p>302047</text:p>
          </table:table-cell>
          <table:table-cell office:value-type="float" office:value="628859">
            <text:p>628859</text:p>
          </table:table-cell>
          <table:table-cell office:value-type="float" office:value="53353">
            <text:p>53353</text:p>
          </table:table-cell>
          <table:table-cell table:number-columns-repeated="3" office:value-type="float" office:value="0">
            <text:p>0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456">
            <text:p>11456</text:p>
          </table:table-cell>
          <table:table-cell table:number-columns-repeated="11" office:value-type="float" office:value="0">
            <text:p>0</text:p>
          </table:table-cell>
          <table:table-cell office:value-type="float" office:value="2432">
            <text:p>2432</text:p>
          </table:table-cell>
          <table:table-cell table:number-columns-repeated="5" office:value-type="float" office:value="0">
            <text:p>0</text:p>
          </table:table-cell>
          <table:table-cell office:value-type="float" office:value="302047">
            <text:p>302047</text:p>
          </table:table-cell>
          <table:table-cell office:value-type="float" office:value="0">
            <text:p>0</text:p>
          </table:table-cell>
          <table:table-cell office:value-type="float" office:value="302047">
            <text:p>302047</text:p>
          </table:table-cell>
          <table:table-cell office:value-type="float" office:value="4748">
            <text:p>4748</text:p>
          </table:table-cell>
          <table:table-cell office:value-type="float" office:value="151024">
            <text:p>151024</text:p>
          </table:table-cell>
          <table:table-cell office:value-type="float" office:value="0">
            <text:p>0</text:p>
          </table:table-cell>
          <table:table-cell office:value-type="float" office:value="100682">
            <text:p>100682</text:p>
          </table:table-cell>
          <table:table-cell office:value-type="float" office:value="0">
            <text:p>0</text:p>
          </table:table-cell>
          <table:table-cell office:value-type="float" office:value="100682">
            <text:p>100682</text:p>
          </table:table-cell>
          <table:table-cell office:value-type="float" office:value="298109">
            <text:p>298109</text:p>
          </table:table-cell>
          <table:table-cell office:value-type="float" office:value="50341">
            <text:p>50341</text:p>
          </table:table-cell>
          <table:table-cell office:value-type="float" office:value="875">
            <text:p>875</text:p>
          </table:table-cell>
          <table:table-cell office:value-type="float" office:value="201364">
            <text:p>201364</text:p>
          </table:table-cell>
          <table:table-cell office:value-type="float" office:value="302047">
            <text:p>302047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float" office:value="14833">
            <text:p>14833</text:p>
          </table:table-cell>
          <table:table-cell office:value-type="float" office:value="3485">
            <text:p>3485</text:p>
          </table:table-cell>
          <table:table-cell office:value-type="float" office:value="304238">
            <text:p>304238</text:p>
          </table:table-cell>
          <table:table-cell office:value-type="float" office:value="628676">
            <text:p>628676</text:p>
          </table:table-cell>
          <table:table-cell office:value-type="float" office:value="54366">
            <text:p>54366</text:p>
          </table:table-cell>
          <table:table-cell table:number-columns-repeated="3"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968">
            <text:p>11968</text:p>
          </table:table-cell>
          <table:table-cell table:number-columns-repeated="11" office:value-type="float" office:value="0">
            <text:p>0</text:p>
          </table:table-cell>
          <table:table-cell office:value-type="float" office:value="2560">
            <text:p>2560</text:p>
          </table:table-cell>
          <table:table-cell office:value-type="float" office:value="119904">
            <text:p>119904</text:p>
          </table:table-cell>
          <table:table-cell table:number-columns-repeated="4" office:value-type="float" office:value="0">
            <text:p>0</text:p>
          </table:table-cell>
          <table:table-cell office:value-type="float" office:value="304238">
            <text:p>304238</text:p>
          </table:table-cell>
          <table:table-cell office:value-type="float" office:value="0">
            <text:p>0</text:p>
          </table:table-cell>
          <table:table-cell office:value-type="float" office:value="304238">
            <text:p>304238</text:p>
          </table:table-cell>
          <table:table-cell office:value-type="float" office:value="4772">
            <text:p>4772</text:p>
          </table:table-cell>
          <table:table-cell office:value-type="float" office:value="152119">
            <text:p>152119</text:p>
          </table:table-cell>
          <table:table-cell office:value-type="float" office:value="0">
            <text:p>0</text:p>
          </table:table-cell>
          <table:table-cell office:value-type="float" office:value="101413">
            <text:p>101413</text:p>
          </table:table-cell>
          <table:table-cell office:value-type="float" office:value="0">
            <text:p>0</text:p>
          </table:table-cell>
          <table:table-cell office:value-type="float" office:value="101412">
            <text:p>101412</text:p>
          </table:table-cell>
          <table:table-cell office:value-type="float" office:value="302059">
            <text:p>302059</text:p>
          </table:table-cell>
          <table:table-cell office:value-type="float" office:value="50706">
            <text:p>50706</text:p>
          </table:table-cell>
          <table:table-cell office:value-type="float" office:value="904">
            <text:p>904</text:p>
          </table:table-cell>
          <table:table-cell office:value-type="float" office:value="202825">
            <text:p>202825</text:p>
          </table:table-cell>
          <table:table-cell office:value-type="float" office:value="304238">
            <text:p>304238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office:value-type="float" office:value="15499">
            <text:p>15499</text:p>
          </table:table-cell>
          <table:table-cell office:value-type="float" office:value="3497">
            <text:p>3497</text:p>
          </table:table-cell>
          <table:table-cell office:value-type="float" office:value="305322">
            <text:p>305322</text:p>
          </table:table-cell>
          <table:table-cell office:value-type="float" office:value="631054">
            <text:p>631054</text:p>
          </table:table-cell>
          <table:table-cell office:value-type="float" office:value="55097">
            <text:p>55097</text:p>
          </table:table-cell>
          <table:table-cell table:number-columns-repeated="3" office:value-type="float" office:value="0">
            <text:p>0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2828">
            <text:p>12828</text:p>
          </table:table-cell>
          <table:table-cell table:number-columns-repeated="11" office:value-type="float" office:value="0">
            <text:p>0</text:p>
          </table:table-cell>
          <table:table-cell office:value-type="float" office:value="2688">
            <text:p>2688</text:p>
          </table:table-cell>
          <table:table-cell table:number-columns-repeated="5" office:value-type="float" office:value="0">
            <text:p>0</text:p>
          </table:table-cell>
          <table:table-cell office:value-type="float" office:value="305322">
            <text:p>305322</text:p>
          </table:table-cell>
          <table:table-cell office:value-type="float" office:value="0">
            <text:p>0</text:p>
          </table:table-cell>
          <table:table-cell office:value-type="float" office:value="305322">
            <text:p>305322</text:p>
          </table:table-cell>
          <table:table-cell office:value-type="float" office:value="4794">
            <text:p>4794</text:p>
          </table:table-cell>
          <table:table-cell office:value-type="float" office:value="152661">
            <text:p>152661</text:p>
          </table:table-cell>
          <table:table-cell office:value-type="float" office:value="0">
            <text:p>0</text:p>
          </table:table-cell>
          <table:table-cell office:value-type="float" office:value="101774">
            <text:p>101774</text:p>
          </table:table-cell>
          <table:table-cell office:value-type="float" office:value="0">
            <text:p>0</text:p>
          </table:table-cell>
          <table:table-cell office:value-type="float" office:value="101774">
            <text:p>101774</text:p>
          </table:table-cell>
          <table:table-cell office:value-type="float" office:value="0">
            <text:p>0</text:p>
          </table:table-cell>
          <table:table-cell office:value-type="float" office:value="50887">
            <text:p>50887</text:p>
          </table:table-cell>
          <table:table-cell office:value-type="float" office:value="946">
            <text:p>946</text:p>
          </table:table-cell>
          <table:table-cell office:value-type="float" office:value="203548">
            <text:p>203548</text:p>
          </table:table-cell>
          <table:table-cell office:value-type="float" office:value="305322">
            <text:p>305322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office:value-type="float" office:value="15916">
            <text:p>15916</text:p>
          </table:table-cell>
          <table:table-cell office:value-type="float" office:value="3492">
            <text:p>3492</text:p>
          </table:table-cell>
          <table:table-cell office:value-type="float" office:value="304796">
            <text:p>304796</text:p>
          </table:table-cell>
          <table:table-cell office:value-type="float" office:value="629532">
            <text:p>629532</text:p>
          </table:table-cell>
          <table:table-cell office:value-type="float" office:value="55466">
            <text:p>55466</text:p>
          </table:table-cell>
          <table:table-cell table:number-columns-repeated="3" office:value-type="float" office:value="0">
            <text:p>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3598">
            <text:p>13598</text:p>
          </table:table-cell>
          <table:table-cell table:number-columns-repeated="11" office:value-type="float" office:value="0">
            <text:p>0</text:p>
          </table:table-cell>
          <table:table-cell office:value-type="float" office:value="2816">
            <text:p>2816</text:p>
          </table:table-cell>
          <table:table-cell table:number-columns-repeated="5" office:value-type="float" office:value="0">
            <text:p>0</text:p>
          </table:table-cell>
          <table:table-cell office:value-type="float" office:value="304796">
            <text:p>304796</text:p>
          </table:table-cell>
          <table:table-cell office:value-type="float" office:value="0">
            <text:p>0</text:p>
          </table:table-cell>
          <table:table-cell office:value-type="float" office:value="304796">
            <text:p>304796</text:p>
          </table:table-cell>
          <table:table-cell office:value-type="float" office:value="4771">
            <text:p>4771</text:p>
          </table:table-cell>
          <table:table-cell office:value-type="float" office:value="152398">
            <text:p>152398</text:p>
          </table:table-cell>
          <table:table-cell office:value-type="float" office:value="0">
            <text:p>0</text:p>
          </table:table-cell>
          <table:table-cell office:value-type="float" office:value="101599">
            <text:p>101599</text:p>
          </table:table-cell>
          <table:table-cell office:value-type="float" office:value="0">
            <text:p>0</text:p>
          </table:table-cell>
          <table:table-cell office:value-type="float" office:value="101598">
            <text:p>101598</text:p>
          </table:table-cell>
          <table:table-cell office:value-type="float" office:value="147275">
            <text:p>147275</text:p>
          </table:table-cell>
          <table:table-cell office:value-type="float" office:value="50799">
            <text:p>50799</text:p>
          </table:table-cell>
          <table:table-cell office:value-type="float" office:value="935">
            <text:p>935</text:p>
          </table:table-cell>
          <table:table-cell office:value-type="float" office:value="203197">
            <text:p>203197</text:p>
          </table:table-cell>
          <table:table-cell office:value-type="float" office:value="304796">
            <text:p>304796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office:value-type="float" office:value="16583">
            <text:p>16583</text:p>
          </table:table-cell>
          <table:table-cell office:value-type="float" office:value="3502">
            <text:p>3502</text:p>
          </table:table-cell>
          <table:table-cell office:value-type="float" office:value="305809">
            <text:p>305809</text:p>
          </table:table-cell>
          <table:table-cell office:value-type="float" office:value="632942">
            <text:p>632942</text:p>
          </table:table-cell>
          <table:table-cell office:value-type="float" office:value="56235">
            <text:p>56235</text:p>
          </table:table-cell>
          <table:table-cell table:number-columns-repeated="3" office:value-type="float" office:value="0">
            <text:p>0</text:p>
          </table:table-cell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414">
            <text:p>14414</text:p>
          </table:table-cell>
          <table:table-cell table:number-columns-repeated="11" office:value-type="float" office:value="0">
            <text:p>0</text:p>
          </table:table-cell>
          <table:table-cell office:value-type="float" office:value="2944">
            <text:p>2944</text:p>
          </table:table-cell>
          <table:table-cell office:value-type="float" office:value="123472">
            <text:p>123472</text:p>
          </table:table-cell>
          <table:table-cell table:number-columns-repeated="4" office:value-type="float" office:value="0">
            <text:p>0</text:p>
          </table:table-cell>
          <table:table-cell office:value-type="float" office:value="305809">
            <text:p>305809</text:p>
          </table:table-cell>
          <table:table-cell office:value-type="float" office:value="0">
            <text:p>0</text:p>
          </table:table-cell>
          <table:table-cell office:value-type="float" office:value="305809">
            <text:p>305809</text:p>
          </table:table-cell>
          <table:table-cell office:value-type="float" office:value="4801">
            <text:p>4801</text:p>
          </table:table-cell>
          <table:table-cell office:value-type="float" office:value="152904">
            <text:p>152904</text:p>
          </table:table-cell>
          <table:table-cell office:value-type="float" office:value="0">
            <text:p>0</text:p>
          </table:table-cell>
          <table:table-cell office:value-type="float" office:value="101936">
            <text:p>101936</text:p>
          </table:table-cell>
          <table:table-cell office:value-type="float" office:value="0">
            <text:p>0</text:p>
          </table:table-cell>
          <table:table-cell office:value-type="float" office:value="101937">
            <text:p>101937</text:p>
          </table:table-cell>
          <table:table-cell office:value-type="float" office:value="0">
            <text:p>0</text:p>
          </table:table-cell>
          <table:table-cell office:value-type="float" office:value="50968">
            <text:p>50968</text:p>
          </table:table-cell>
          <table:table-cell office:value-type="float" office:value="956">
            <text:p>956</text:p>
          </table:table-cell>
          <table:table-cell office:value-type="float" office:value="203873">
            <text:p>203873</text:p>
          </table:table-cell>
          <table:table-cell office:value-type="float" office:value="305809">
            <text:p>305809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17000">
            <text:p>17000</text:p>
          </table:table-cell>
          <table:table-cell office:value-type="float" office:value="3501">
            <text:p>3501</text:p>
          </table:table-cell>
          <table:table-cell office:value-type="float" office:value="305639">
            <text:p>305639</text:p>
          </table:table-cell>
          <table:table-cell office:value-type="float" office:value="634133">
            <text:p>634133</text:p>
          </table:table-cell>
          <table:table-cell office:value-type="float" office:value="56515">
            <text:p>56515</text:p>
          </table:table-cell>
          <table:table-cell table:number-columns-repeated="3" office:value-type="float" office:value="0">
            <text:p>0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5352">
            <text:p>15352</text:p>
          </table:table-cell>
          <table:table-cell table:number-columns-repeated="11" office:value-type="float" office:value="0">
            <text:p>0</text:p>
          </table:table-cell>
          <table:table-cell office:value-type="float" office:value="3072">
            <text:p>3072</text:p>
          </table:table-cell>
          <table:table-cell office:value-type="float" office:value="120772">
            <text:p>120772</text:p>
          </table:table-cell>
          <table:table-cell table:number-columns-repeated="4" office:value-type="float" office:value="0">
            <text:p>0</text:p>
          </table:table-cell>
          <table:table-cell office:value-type="float" office:value="305639">
            <text:p>305639</text:p>
          </table:table-cell>
          <table:table-cell office:value-type="float" office:value="0">
            <text:p>0</text:p>
          </table:table-cell>
          <table:table-cell office:value-type="float" office:value="305639">
            <text:p>305639</text:p>
          </table:table-cell>
          <table:table-cell office:value-type="float" office:value="4793">
            <text:p>4793</text:p>
          </table:table-cell>
          <table:table-cell office:value-type="float" office:value="152819">
            <text:p>152819</text:p>
          </table:table-cell>
          <table:table-cell office:value-type="float" office:value="0">
            <text:p>0</text:p>
          </table:table-cell>
          <table:table-cell office:value-type="float" office:value="101879">
            <text:p>101879</text:p>
          </table:table-cell>
          <table:table-cell office:value-type="float" office:value="0">
            <text:p>0</text:p>
          </table:table-cell>
          <table:table-cell office:value-type="float" office:value="101880">
            <text:p>101880</text:p>
          </table:table-cell>
          <table:table-cell office:value-type="float" office:value="301934">
            <text:p>301934</text:p>
          </table:table-cell>
          <table:table-cell office:value-type="float" office:value="50940">
            <text:p>50940</text:p>
          </table:table-cell>
          <table:table-cell office:value-type="float" office:value="983">
            <text:p>983</text:p>
          </table:table-cell>
          <table:table-cell office:value-type="float" office:value="203760">
            <text:p>203760</text:p>
          </table:table-cell>
          <table:table-cell office:value-type="float" office:value="305639">
            <text:p>305639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17750">
            <text:p>17750</text:p>
          </table:table-cell>
          <table:table-cell office:value-type="float" office:value="3522">
            <text:p>3522</text:p>
          </table:table-cell>
          <table:table-cell office:value-type="float" office:value="307512">
            <text:p>307512</text:p>
          </table:table-cell>
          <table:table-cell office:value-type="float" office:value="640530">
            <text:p>640530</text:p>
          </table:table-cell>
          <table:table-cell office:value-type="float" office:value="57370">
            <text:p>57370</text:p>
          </table:table-cell>
          <table:table-cell table:number-columns-repeated="3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5982">
            <text:p>15982</text:p>
          </table:table-cell>
          <table:table-cell table:number-columns-repeated="11" office:value-type="float" office:value="0">
            <text:p>0</text:p>
          </table:table-cell>
          <table:table-cell office:value-type="float" office:value="3200">
            <text:p>3200</text:p>
          </table:table-cell>
          <table:table-cell table:number-columns-repeated="5" office:value-type="float" office:value="0">
            <text:p>0</text:p>
          </table:table-cell>
          <table:table-cell office:value-type="float" office:value="307512">
            <text:p>307512</text:p>
          </table:table-cell>
          <table:table-cell office:value-type="float" office:value="0">
            <text:p>0</text:p>
          </table:table-cell>
          <table:table-cell office:value-type="float" office:value="307512">
            <text:p>307512</text:p>
          </table:table-cell>
          <table:table-cell office:value-type="float" office:value="4834">
            <text:p>4834</text:p>
          </table:table-cell>
          <table:table-cell office:value-type="float" office:value="153756">
            <text:p>153756</text:p>
          </table:table-cell>
          <table:table-cell office:value-type="float" office:value="0">
            <text:p>0</text:p>
          </table:table-cell>
          <table:table-cell office:value-type="float" office:value="102504">
            <text:p>102504</text:p>
          </table:table-cell>
          <table:table-cell office:value-type="float" office:value="0">
            <text:p>0</text:p>
          </table:table-cell>
          <table:table-cell office:value-type="float" office:value="102504">
            <text:p>102504</text:p>
          </table:table-cell>
          <table:table-cell office:value-type="float" office:value="297941">
            <text:p>297941</text:p>
          </table:table-cell>
          <table:table-cell office:value-type="float" office:value="51252">
            <text:p>51252</text:p>
          </table:table-cell>
          <table:table-cell office:value-type="float" office:value="991">
            <text:p>991</text:p>
          </table:table-cell>
          <table:table-cell office:value-type="float" office:value="205008">
            <text:p>205008</text:p>
          </table:table-cell>
          <table:table-cell office:value-type="float" office:value="307512">
            <text:p>307512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18500">
            <text:p>18500</text:p>
          </table:table-cell>
          <table:table-cell office:value-type="float" office:value="3523">
            <text:p>3523</text:p>
          </table:table-cell>
          <table:table-cell office:value-type="float" office:value="307558">
            <text:p>307558</text:p>
          </table:table-cell>
          <table:table-cell office:value-type="float" office:value="638076">
            <text:p>638076</text:p>
          </table:table-cell>
          <table:table-cell office:value-type="float" office:value="57918">
            <text:p>57918</text:p>
          </table:table-cell>
          <table:table-cell table:number-columns-repeated="3" office:value-type="float" office:value="0">
            <text:p>0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6584">
            <text:p>16584</text:p>
          </table:table-cell>
          <table:table-cell table:number-columns-repeated="11" office:value-type="float" office:value="0">
            <text:p>0</text:p>
          </table:table-cell>
          <table:table-cell office:value-type="float" office:value="3328">
            <text:p>3328</text:p>
          </table:table-cell>
          <table:table-cell office:value-type="float" office:value="122160">
            <text:p>122160</text:p>
          </table:table-cell>
          <table:table-cell table:number-columns-repeated="4" office:value-type="float" office:value="0">
            <text:p>0</text:p>
          </table:table-cell>
          <table:table-cell office:value-type="float" office:value="307558">
            <text:p>307558</text:p>
          </table:table-cell>
          <table:table-cell office:value-type="float" office:value="0">
            <text:p>0</text:p>
          </table:table-cell>
          <table:table-cell office:value-type="float" office:value="307558">
            <text:p>307558</text:p>
          </table:table-cell>
          <table:table-cell office:value-type="float" office:value="4888">
            <text:p>4888</text:p>
          </table:table-cell>
          <table:table-cell office:value-type="float" office:value="153779">
            <text:p>153779</text:p>
          </table:table-cell>
          <table:table-cell office:value-type="float" office:value="0">
            <text:p>0</text:p>
          </table:table-cell>
          <table:table-cell office:value-type="float" office:value="102519">
            <text:p>102519</text:p>
          </table:table-cell>
          <table:table-cell office:value-type="float" office:value="0">
            <text:p>0</text:p>
          </table:table-cell>
          <table:table-cell office:value-type="float" office:value="102519">
            <text:p>102519</text:p>
          </table:table-cell>
          <table:table-cell office:value-type="float" office:value="304267">
            <text:p>304267</text:p>
          </table:table-cell>
          <table:table-cell office:value-type="float" office:value="51259">
            <text:p>51259</text:p>
          </table:table-cell>
          <table:table-cell office:value-type="float" office:value="1038">
            <text:p>1038</text:p>
          </table:table-cell>
          <table:table-cell office:value-type="float" office:value="205039">
            <text:p>205039</text:p>
          </table:table-cell>
          <table:table-cell office:value-type="float" office:value="307558">
            <text:p>307558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office:value-type="float" office:value="19125">
            <text:p>19125</text:p>
          </table:table-cell>
          <table:table-cell office:value-type="float" office:value="3550">
            <text:p>3550</text:p>
          </table:table-cell>
          <table:table-cell office:value-type="float" office:value="309945">
            <text:p>309945</text:p>
          </table:table-cell>
          <table:table-cell office:value-type="float" office:value="644805">
            <text:p>644805</text:p>
          </table:table-cell>
          <table:table-cell office:value-type="float" office:value="58812">
            <text:p>58812</text:p>
          </table:table-cell>
          <table:table-cell table:number-columns-repeated="3" office:value-type="float" office:value="0">
            <text:p>0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7650">
            <text:p>17650</text:p>
          </table:table-cell>
          <table:table-cell table:number-columns-repeated="11" office:value-type="float" office:value="0">
            <text:p>0</text:p>
          </table:table-cell>
          <table:table-cell office:value-type="float" office:value="3456">
            <text:p>3456</text:p>
          </table:table-cell>
          <table:table-cell table:number-columns-repeated="5" office:value-type="float" office:value="0">
            <text:p>0</text:p>
          </table:table-cell>
          <table:table-cell office:value-type="float" office:value="309945">
            <text:p>309945</text:p>
          </table:table-cell>
          <table:table-cell office:value-type="float" office:value="0">
            <text:p>0</text:p>
          </table:table-cell>
          <table:table-cell office:value-type="float" office:value="309945">
            <text:p>309945</text:p>
          </table:table-cell>
          <table:table-cell office:value-type="float" office:value="4856">
            <text:p>4856</text:p>
          </table:table-cell>
          <table:table-cell office:value-type="float" office:value="154973">
            <text:p>154973</text:p>
          </table:table-cell>
          <table:table-cell office:value-type="float" office:value="0">
            <text:p>0</text:p>
          </table:table-cell>
          <table:table-cell office:value-type="float" office:value="103315">
            <text:p>103315</text:p>
          </table:table-cell>
          <table:table-cell office:value-type="float" office:value="0">
            <text:p>0</text:p>
          </table:table-cell>
          <table:table-cell office:value-type="float" office:value="103315">
            <text:p>103315</text:p>
          </table:table-cell>
          <table:table-cell office:value-type="float" office:value="150321">
            <text:p>150321</text:p>
          </table:table-cell>
          <table:table-cell office:value-type="float" office:value="51657">
            <text:p>51657</text:p>
          </table:table-cell>
          <table:table-cell office:value-type="float" office:value="1042">
            <text:p>1042</text:p>
          </table:table-cell>
          <table:table-cell office:value-type="float" office:value="206630">
            <text:p>206630</text:p>
          </table:table-cell>
          <table:table-cell office:value-type="float" office:value="309945">
            <text:p>309945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office:value-type="float" office:value="19791">
            <text:p>19791</text:p>
          </table:table-cell>
          <table:table-cell office:value-type="float" office:value="3534">
            <text:p>3534</text:p>
          </table:table-cell>
          <table:table-cell office:value-type="float" office:value="308498">
            <text:p>308498</text:p>
          </table:table-cell>
          <table:table-cell office:value-type="float" office:value="647632">
            <text:p>647632</text:p>
          </table:table-cell>
          <table:table-cell office:value-type="float" office:value="59536">
            <text:p>59536</text:p>
          </table:table-cell>
          <table:table-cell table:number-columns-repeated="3" office:value-type="float" office:value="0">
            <text:p>0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8282">
            <text:p>18282</text:p>
          </table:table-cell>
          <table:table-cell table:number-columns-repeated="11" office:value-type="float" office:value="0">
            <text:p>0</text:p>
          </table:table-cell>
          <table:table-cell office:value-type="float" office:value="3584">
            <text:p>3584</text:p>
          </table:table-cell>
          <table:table-cell office:value-type="float" office:value="127340">
            <text:p>127340</text:p>
          </table:table-cell>
          <table:table-cell table:number-columns-repeated="4" office:value-type="float" office:value="0">
            <text:p>0</text:p>
          </table:table-cell>
          <table:table-cell office:value-type="float" office:value="308498">
            <text:p>308498</text:p>
          </table:table-cell>
          <table:table-cell office:value-type="float" office:value="0">
            <text:p>0</text:p>
          </table:table-cell>
          <table:table-cell office:value-type="float" office:value="308498">
            <text:p>308498</text:p>
          </table:table-cell>
          <table:table-cell office:value-type="float" office:value="4889">
            <text:p>4889</text:p>
          </table:table-cell>
          <table:table-cell office:value-type="float" office:value="154249">
            <text:p>154249</text:p>
          </table:table-cell>
          <table:table-cell office:value-type="float" office:value="0">
            <text:p>0</text:p>
          </table:table-cell>
          <table:table-cell office:value-type="float" office:value="102832">
            <text:p>102832</text:p>
          </table:table-cell>
          <table:table-cell office:value-type="float" office:value="0">
            <text:p>0</text:p>
          </table:table-cell>
          <table:table-cell office:value-type="float" office:value="102833">
            <text:p>102833</text:p>
          </table:table-cell>
          <table:table-cell office:value-type="float" office:value="307178">
            <text:p>307178</text:p>
          </table:table-cell>
          <table:table-cell office:value-type="float" office:value="51416">
            <text:p>51416</text:p>
          </table:table-cell>
          <table:table-cell office:value-type="float" office:value="1066">
            <text:p>1066</text:p>
          </table:table-cell>
          <table:table-cell office:value-type="float" office:value="205666">
            <text:p>205666</text:p>
          </table:table-cell>
          <table:table-cell office:value-type="float" office:value="308498">
            <text:p>308498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float" office:value="20707">
            <text:p>20707</text:p>
          </table:table-cell>
          <table:table-cell office:value-type="float" office:value="3542">
            <text:p>3542</text:p>
          </table:table-cell>
          <table:table-cell office:value-type="float" office:value="309212">
            <text:p>309212</text:p>
          </table:table-cell>
          <table:table-cell office:value-type="float" office:value="645797">
            <text:p>645797</text:p>
          </table:table-cell>
          <table:table-cell office:value-type="float" office:value="60301">
            <text:p>60301</text:p>
          </table:table-cell>
          <table:table-cell table:number-columns-repeated="3" office:value-type="float" office:value="0">
            <text:p>0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8963">
            <text:p>18963</text:p>
          </table:table-cell>
          <table:table-cell table:number-columns-repeated="11" office:value-type="float" office:value="0">
            <text:p>0</text:p>
          </table:table-cell>
          <table:table-cell office:value-type="float" office:value="3712">
            <text:p>3712</text:p>
          </table:table-cell>
          <table:table-cell office:value-type="float" office:value="63348">
            <text:p>63348</text:p>
          </table:table-cell>
          <table:table-cell table:number-columns-repeated="4" office:value-type="float" office:value="0">
            <text:p>0</text:p>
          </table:table-cell>
          <table:table-cell office:value-type="float" office:value="309212">
            <text:p>309212</text:p>
          </table:table-cell>
          <table:table-cell office:value-type="float" office:value="0">
            <text:p>0</text:p>
          </table:table-cell>
          <table:table-cell office:value-type="float" office:value="309212">
            <text:p>309212</text:p>
          </table:table-cell>
          <table:table-cell office:value-type="float" office:value="4866">
            <text:p>4866</text:p>
          </table:table-cell>
          <table:table-cell office:value-type="float" office:value="154606">
            <text:p>154606</text:p>
          </table:table-cell>
          <table:table-cell office:value-type="float" office:value="0">
            <text:p>0</text:p>
          </table:table-cell>
          <table:table-cell office:value-type="float" office:value="103071">
            <text:p>103071</text:p>
          </table:table-cell>
          <table:table-cell office:value-type="float" office:value="0">
            <text:p>0</text:p>
          </table:table-cell>
          <table:table-cell office:value-type="float" office:value="103071">
            <text:p>103071</text:p>
          </table:table-cell>
          <table:table-cell office:value-type="float" office:value="147743">
            <text:p>147743</text:p>
          </table:table-cell>
          <table:table-cell office:value-type="float" office:value="51535">
            <text:p>51535</text:p>
          </table:table-cell>
          <table:table-cell office:value-type="float" office:value="1111">
            <text:p>1111</text:p>
          </table:table-cell>
          <table:table-cell office:value-type="float" office:value="206141">
            <text:p>206141</text:p>
          </table:table-cell>
          <table:table-cell office:value-type="float" office:value="309212">
            <text:p>309212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21541">
            <text:p>21541</text:p>
          </table:table-cell>
          <table:table-cell office:value-type="float" office:value="3552">
            <text:p>3552</text:p>
          </table:table-cell>
          <table:table-cell office:value-type="float" office:value="310107">
            <text:p>310107</text:p>
          </table:table-cell>
          <table:table-cell office:value-type="float" office:value="649255">
            <text:p>649255</text:p>
          </table:table-cell>
          <table:table-cell office:value-type="float" office:value="61261">
            <text:p>61261</text:p>
          </table:table-cell>
          <table:table-cell table:number-columns-repeated="3" office:value-type="float" office:value="0">
            <text:p>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9911">
            <text:p>19911</text:p>
          </table:table-cell>
          <table:table-cell table:number-columns-repeated="11" office:value-type="float" office:value="0">
            <text:p>0</text:p>
          </table:table-cell>
          <table:table-cell office:value-type="float" office:value="3840">
            <text:p>3840</text:p>
          </table:table-cell>
          <table:table-cell office:value-type="float" office:value="128368">
            <text:p>128368</text:p>
          </table:table-cell>
          <table:table-cell table:number-columns-repeated="4" office:value-type="float" office:value="0">
            <text:p>0</text:p>
          </table:table-cell>
          <table:table-cell office:value-type="float" office:value="310107">
            <text:p>310107</text:p>
          </table:table-cell>
          <table:table-cell office:value-type="float" office:value="0">
            <text:p>0</text:p>
          </table:table-cell>
          <table:table-cell office:value-type="float" office:value="310107">
            <text:p>310107</text:p>
          </table:table-cell>
          <table:table-cell office:value-type="float" office:value="4915">
            <text:p>4915</text:p>
          </table:table-cell>
          <table:table-cell office:value-type="float" office:value="155054">
            <text:p>155054</text:p>
          </table:table-cell>
          <table:table-cell office:value-type="float" office:value="0">
            <text:p>0</text:p>
          </table:table-cell>
          <table:table-cell office:value-type="float" office:value="103369">
            <text:p>103369</text:p>
          </table:table-cell>
          <table:table-cell office:value-type="float" office:value="0">
            <text:p>0</text:p>
          </table:table-cell>
          <table:table-cell office:value-type="float" office:value="103369">
            <text:p>103369</text:p>
          </table:table-cell>
          <table:table-cell office:value-type="float" office:value="305076">
            <text:p>305076</text:p>
          </table:table-cell>
          <table:table-cell office:value-type="float" office:value="51684">
            <text:p>51684</text:p>
          </table:table-cell>
          <table:table-cell office:value-type="float" office:value="1137">
            <text:p>1137</text:p>
          </table:table-cell>
          <table:table-cell office:value-type="float" office:value="206737">
            <text:p>206737</text:p>
          </table:table-cell>
          <table:table-cell office:value-type="float" office:value="310107">
            <text:p>310107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21875">
            <text:p>21875</text:p>
          </table:table-cell>
          <table:table-cell office:value-type="float" office:value="3560">
            <text:p>3560</text:p>
          </table:table-cell>
          <table:table-cell office:value-type="float" office:value="310806">
            <text:p>310806</text:p>
          </table:table-cell>
          <table:table-cell office:value-type="float" office:value="651343">
            <text:p>651343</text:p>
          </table:table-cell>
          <table:table-cell office:value-type="float" office:value="61551">
            <text:p>61551</text:p>
          </table:table-cell>
          <table:table-cell table:number-columns-repeated="3" office:value-type="float" office:value="0">
            <text:p>0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0616">
            <text:p>20616</text:p>
          </table:table-cell>
          <table:table-cell table:number-columns-repeated="11" office:value-type="float" office:value="0">
            <text:p>0</text:p>
          </table:table-cell>
          <table:table-cell office:value-type="float" office:value="3968">
            <text:p>3968</text:p>
          </table:table-cell>
          <table:table-cell office:value-type="float" office:value="63704">
            <text:p>63704</text:p>
          </table:table-cell>
          <table:table-cell table:number-columns-repeated="4" office:value-type="float" office:value="0">
            <text:p>0</text:p>
          </table:table-cell>
          <table:table-cell office:value-type="float" office:value="310806">
            <text:p>310806</text:p>
          </table:table-cell>
          <table:table-cell office:value-type="float" office:value="0">
            <text:p>0</text:p>
          </table:table-cell>
          <table:table-cell office:value-type="float" office:value="310806">
            <text:p>310806</text:p>
          </table:table-cell>
          <table:table-cell office:value-type="float" office:value="4961">
            <text:p>4961</text:p>
          </table:table-cell>
          <table:table-cell office:value-type="float" office:value="155403">
            <text:p>155403</text:p>
          </table:table-cell>
          <table:table-cell office:value-type="float" office:value="0">
            <text:p>0</text:p>
          </table:table-cell>
          <table:table-cell office:value-type="float" office:value="103602">
            <text:p>103602</text:p>
          </table:table-cell>
          <table:table-cell office:value-type="float" office:value="0">
            <text:p>0</text:p>
          </table:table-cell>
          <table:table-cell office:value-type="float" office:value="103602">
            <text:p>103602</text:p>
          </table:table-cell>
          <table:table-cell office:value-type="float" office:value="307493">
            <text:p>307493</text:p>
          </table:table-cell>
          <table:table-cell office:value-type="float" office:value="51801">
            <text:p>51801</text:p>
          </table:table-cell>
          <table:table-cell office:value-type="float" office:value="1152">
            <text:p>1152</text:p>
          </table:table-cell>
          <table:table-cell office:value-type="float" office:value="207204">
            <text:p>207204</text:p>
          </table:table-cell>
          <table:table-cell office:value-type="float" office:value="310806">
            <text:p>310806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22333">
            <text:p>22333</text:p>
          </table:table-cell>
          <table:table-cell office:value-type="float" office:value="3564">
            <text:p>3564</text:p>
          </table:table-cell>
          <table:table-cell office:value-type="float" office:value="311159">
            <text:p>311159</text:p>
          </table:table-cell>
          <table:table-cell office:value-type="float" office:value="654546">
            <text:p>654546</text:p>
          </table:table-cell>
          <table:table-cell office:value-type="float" office:value="61990">
            <text:p>61990</text:p>
          </table:table-cell>
          <table:table-cell table:number-columns-repeated="3"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1308">
            <text:p>21308</text:p>
          </table:table-cell>
          <table:table-cell table:number-columns-repeated="11" office:value-type="float" office:value="0">
            <text:p>0</text:p>
          </table:table-cell>
          <table:table-cell office:value-type="float" office:value="4096">
            <text:p>4096</text:p>
          </table:table-cell>
          <table:table-cell table:number-columns-repeated="5" office:value-type="float" office:value="0">
            <text:p>0</text:p>
          </table:table-cell>
          <table:table-cell office:value-type="float" office:value="311159">
            <text:p>311159</text:p>
          </table:table-cell>
          <table:table-cell office:value-type="float" office:value="0">
            <text:p>0</text:p>
          </table:table-cell>
          <table:table-cell office:value-type="float" office:value="311159">
            <text:p>311159</text:p>
          </table:table-cell>
          <table:table-cell office:value-type="float" office:value="4927">
            <text:p>4927</text:p>
          </table:table-cell>
          <table:table-cell office:value-type="float" office:value="155580">
            <text:p>155580</text:p>
          </table:table-cell>
          <table:table-cell office:value-type="float" office:value="0">
            <text:p>0</text:p>
          </table:table-cell>
          <table:table-cell office:value-type="float" office:value="103719">
            <text:p>103719</text:p>
          </table:table-cell>
          <table:table-cell office:value-type="float" office:value="0">
            <text:p>0</text:p>
          </table:table-cell>
          <table:table-cell office:value-type="float" office:value="103720">
            <text:p>103720</text:p>
          </table:table-cell>
          <table:table-cell office:value-type="float" office:value="305416">
            <text:p>305416</text:p>
          </table:table-cell>
          <table:table-cell office:value-type="float" office:value="51859">
            <text:p>51859</text:p>
          </table:table-cell>
          <table:table-cell office:value-type="float" office:value="1184">
            <text:p>1184</text:p>
          </table:table-cell>
          <table:table-cell office:value-type="float" office:value="207440">
            <text:p>207440</text:p>
          </table:table-cell>
          <table:table-cell office:value-type="float" office:value="311159">
            <text:p>311159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42583">
            <text:p>42583</text:p>
          </table:table-cell>
          <table:table-cell office:value-type="float" office:value="3811">
            <text:p>3811</text:p>
          </table:table-cell>
          <table:table-cell office:value-type="float" office:value="332713">
            <text:p>332713</text:p>
          </table:table-cell>
          <table:table-cell office:value-type="float" office:value="710503">
            <text:p>710503</text:p>
          </table:table-cell>
          <table:table-cell office:value-type="float" office:value="83534">
            <text:p>83534</text:p>
          </table:table-cell>
          <table:table-cell table:number-columns-repeated="3" office:value-type="float" office:value="0">
            <text:p>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8173">
            <text:p>48173</text:p>
          </table:table-cell>
          <table:table-cell table:number-columns-repeated="11" office:value-type="float" office:value="0">
            <text:p>0</text:p>
          </table:table-cell>
          <table:table-cell office:value-type="float" office:value="8192">
            <text:p>8192</text:p>
          </table:table-cell>
          <table:table-cell office:value-type="float" office:value="150548">
            <text:p>150548</text:p>
          </table:table-cell>
          <table:table-cell table:number-columns-repeated="4" office:value-type="float" office:value="0">
            <text:p>0</text:p>
          </table:table-cell>
          <table:table-cell office:value-type="float" office:value="332713">
            <text:p>332713</text:p>
          </table:table-cell>
          <table:table-cell office:value-type="float" office:value="0">
            <text:p>0</text:p>
          </table:table-cell>
          <table:table-cell office:value-type="float" office:value="332713">
            <text:p>332713</text:p>
          </table:table-cell>
          <table:table-cell office:value-type="float" office:value="5276">
            <text:p>5276</text:p>
          </table:table-cell>
          <table:table-cell office:value-type="float" office:value="166356">
            <text:p>166356</text:p>
          </table:table-cell>
          <table:table-cell office:value-type="float" office:value="0">
            <text:p>0</text:p>
          </table:table-cell>
          <table:table-cell office:value-type="float" office:value="110904">
            <text:p>110904</text:p>
          </table:table-cell>
          <table:table-cell office:value-type="float" office:value="0">
            <text:p>0</text:p>
          </table:table-cell>
          <table:table-cell office:value-type="float" office:value="110904">
            <text:p>110904</text:p>
          </table:table-cell>
          <table:table-cell office:value-type="float" office:value="331901">
            <text:p>331901</text:p>
          </table:table-cell>
          <table:table-cell office:value-type="float" office:value="55452">
            <text:p>55452</text:p>
          </table:table-cell>
          <table:table-cell office:value-type="float" office:value="1900">
            <text:p>1900</text:p>
          </table:table-cell>
          <table:table-cell office:value-type="float" office:value="221809">
            <text:p>221809</text:p>
          </table:table-cell>
          <table:table-cell office:value-type="float" office:value="332713">
            <text:p>332713</text:p>
          </table:table-cell>
          <table:table-cell table:number-columns-repeated="2" office:value-type="float" office:value="0">
            <text:p>0</text:p>
          </table:table-cell>
          <table:table-cell office:value-type="float" office:value="1983642">
            <text:p>1983642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80083">
            <text:p>80083</text:p>
          </table:table-cell>
          <table:table-cell office:value-type="float" office:value="4283">
            <text:p>4283</text:p>
          </table:table-cell>
          <table:table-cell office:value-type="float" office:value="373934">
            <text:p>373934</text:p>
          </table:table-cell>
          <table:table-cell office:value-type="float" office:value="819948">
            <text:p>819948</text:p>
          </table:table-cell>
          <table:table-cell office:value-type="float" office:value="123249">
            <text:p>123249</text:p>
          </table:table-cell>
          <table:table-cell table:number-columns-repeated="3" office:value-type="float" office:value="0">
            <text:p>0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7448">
            <text:p>107448</text:p>
          </table:table-cell>
          <table:table-cell table:number-columns-repeated="11" office:value-type="float" office:value="0">
            <text:p>0</text:p>
          </table:table-cell>
          <table:table-cell office:value-type="float" office:value="16384">
            <text:p>16384</text:p>
          </table:table-cell>
          <table:table-cell table:number-columns-repeated="5" office:value-type="float" office:value="0">
            <text:p>0</text:p>
          </table:table-cell>
          <table:table-cell office:value-type="float" office:value="373934">
            <text:p>373934</text:p>
          </table:table-cell>
          <table:table-cell office:value-type="float" office:value="0">
            <text:p>0</text:p>
          </table:table-cell>
          <table:table-cell office:value-type="float" office:value="373934">
            <text:p>373934</text:p>
          </table:table-cell>
          <table:table-cell office:value-type="float" office:value="5905">
            <text:p>5905</text:p>
          </table:table-cell>
          <table:table-cell office:value-type="float" office:value="186967">
            <text:p>186967</text:p>
          </table:table-cell>
          <table:table-cell office:value-type="float" office:value="0">
            <text:p>0</text:p>
          </table:table-cell>
          <table:table-cell office:value-type="float" office:value="124644">
            <text:p>124644</text:p>
          </table:table-cell>
          <table:table-cell office:value-type="float" office:value="0">
            <text:p>0</text:p>
          </table:table-cell>
          <table:table-cell office:value-type="float" office:value="124645">
            <text:p>124645</text:p>
          </table:table-cell>
          <table:table-cell office:value-type="float" office:value="364759">
            <text:p>364759</text:p>
          </table:table-cell>
          <table:table-cell office:value-type="float" office:value="62322">
            <text:p>62322</text:p>
          </table:table-cell>
          <table:table-cell office:value-type="float" office:value="3802">
            <text:p>3802</text:p>
          </table:table-cell>
          <table:table-cell office:value-type="float" office:value="249289">
            <text:p>249289</text:p>
          </table:table-cell>
          <table:table-cell office:value-type="float" office:value="373934">
            <text:p>373934</text:p>
          </table:table-cell>
          <table:table-cell table:number-columns-repeated="2" office:value-type="float" office:value="0">
            <text:p>0</text:p>
          </table:table-cell>
          <table:table-cell office:value-type="float" office:value="2136230">
            <text:p>2136230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table:number-columns-repeated="2" office:value-type="float" office:value="256">
            <text:p>256</text:p>
          </table:table-cell>
          <table:table-cell office:value-type="float" office:value="164791">
            <text:p>164791</text:p>
          </table:table-cell>
          <table:table-cell office:value-type="float" office:value="5377">
            <text:p>5377</text:p>
          </table:table-cell>
          <table:table-cell office:value-type="float" office:value="469393">
            <text:p>469393</text:p>
          </table:table-cell>
          <table:table-cell office:value-type="float" office:value="1065019">
            <text:p>1065019</text:p>
          </table:table-cell>
          <table:table-cell office:value-type="float" office:value="212082">
            <text:p>212082</text:p>
          </table:table-cell>
          <table:table-cell table:number-columns-repeated="3" office:value-type="float" office:value="0">
            <text:p>0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30377">
            <text:p>230377</text:p>
          </table:table-cell>
          <table:table-cell table:number-columns-repeated="11" office:value-type="float" office:value="0">
            <text:p>0</text:p>
          </table:table-cell>
          <table:table-cell office:value-type="float" office:value="32768">
            <text:p>32768</text:p>
          </table:table-cell>
          <table:table-cell office:value-type="float" office:value="276448">
            <text:p>276448</text:p>
          </table:table-cell>
          <table:table-cell table:number-columns-repeated="4" office:value-type="float" office:value="0">
            <text:p>0</text:p>
          </table:table-cell>
          <table:table-cell office:value-type="float" office:value="469393">
            <text:p>469393</text:p>
          </table:table-cell>
          <table:table-cell office:value-type="float" office:value="0">
            <text:p>0</text:p>
          </table:table-cell>
          <table:table-cell office:value-type="float" office:value="469393">
            <text:p>469393</text:p>
          </table:table-cell>
          <table:table-cell office:value-type="float" office:value="7371">
            <text:p>7371</text:p>
          </table:table-cell>
          <table:table-cell office:value-type="float" office:value="234697">
            <text:p>234697</text:p>
          </table:table-cell>
          <table:table-cell office:value-type="float" office:value="0">
            <text:p>0</text:p>
          </table:table-cell>
          <table:table-cell office:value-type="float" office:value="156464">
            <text:p>156464</text:p>
          </table:table-cell>
          <table:table-cell office:value-type="float" office:value="0">
            <text:p>0</text:p>
          </table:table-cell>
          <table:table-cell office:value-type="float" office:value="156464">
            <text:p>156464</text:p>
          </table:table-cell>
          <table:table-cell office:value-type="float" office:value="227930">
            <text:p>227930</text:p>
          </table:table-cell>
          <table:table-cell office:value-type="float" office:value="78231">
            <text:p>78231</text:p>
          </table:table-cell>
          <table:table-cell office:value-type="float" office:value="8058">
            <text:p>8058</text:p>
          </table:table-cell>
          <table:table-cell office:value-type="float" office:value="312928">
            <text:p>312928</text:p>
          </table:table-cell>
          <table:table-cell office:value-type="float" office:value="469393">
            <text:p>469393</text:p>
          </table:table-cell>
          <table:table-cell table:number-columns-repeated="2" office:value-type="float" office:value="0">
            <text:p>0</text:p>
          </table:table-cell>
          <table:table-cell office:value-type="float" office:value="2990722">
            <text:p>2990722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office:value-type="float" office:value="312790">
            <text:p>312790</text:p>
          </table:table-cell>
          <table:table-cell office:value-type="float" office:value="7463">
            <text:p>7463</text:p>
          </table:table-cell>
          <table:table-cell office:value-type="float" office:value="651508">
            <text:p>651508</text:p>
          </table:table-cell>
          <table:table-cell office:value-type="float" office:value="1498795">
            <text:p>1498795</text:p>
          </table:table-cell>
          <table:table-cell office:value-type="float" office:value="366734">
            <text:p>366734</text:p>
          </table:table-cell>
          <table:table-cell table:number-columns-repeated="3" office:value-type="float" office:value="0">
            <text:p>0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74583">
            <text:p>474583</text:p>
          </table:table-cell>
          <table:table-cell table:number-columns-repeated="11" office:value-type="float" office:value="0">
            <text:p>0</text:p>
          </table:table-cell>
          <table:table-cell office:value-type="float" office:value="65536">
            <text:p>65536</text:p>
          </table:table-cell>
          <table:table-cell office:value-type="float" office:value="203100">
            <text:p>203100</text:p>
          </table:table-cell>
          <table:table-cell table:number-columns-repeated="4" office:value-type="float" office:value="0">
            <text:p>0</text:p>
          </table:table-cell>
          <table:table-cell office:value-type="float" office:value="651508">
            <text:p>651508</text:p>
          </table:table-cell>
          <table:table-cell office:value-type="float" office:value="0">
            <text:p>0</text:p>
          </table:table-cell>
          <table:table-cell office:value-type="float" office:value="651508">
            <text:p>651508</text:p>
          </table:table-cell>
          <table:table-cell office:value-type="float" office:value="10348">
            <text:p>10348</text:p>
          </table:table-cell>
          <table:table-cell office:value-type="float" office:value="325753">
            <text:p>325753</text:p>
          </table:table-cell>
          <table:table-cell office:value-type="float" office:value="0">
            <text:p>0</text:p>
          </table:table-cell>
          <table:table-cell office:value-type="float" office:value="217170">
            <text:p>217170</text:p>
          </table:table-cell>
          <table:table-cell office:value-type="float" office:value="0">
            <text:p>0</text:p>
          </table:table-cell>
          <table:table-cell office:value-type="float" office:value="217169">
            <text:p>217169</text:p>
          </table:table-cell>
          <table:table-cell office:value-type="float" office:value="640872">
            <text:p>640872</text:p>
          </table:table-cell>
          <table:table-cell office:value-type="float" office:value="108584">
            <text:p>108584</text:p>
          </table:table-cell>
          <table:table-cell office:value-type="float" office:value="16438">
            <text:p>16438</text:p>
          </table:table-cell>
          <table:table-cell office:value-type="float" office:value="434339">
            <text:p>434339</text:p>
          </table:table-cell>
          <table:table-cell office:value-type="float" office:value="651508">
            <text:p>651508</text:p>
          </table:table-cell>
          <table:table-cell table:number-columns-repeated="2" office:value-type="float" office:value="0">
            <text:p>0</text:p>
          </table:table-cell>
          <table:table-cell office:value-type="float" office:value="4150390">
            <text:p>4150390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office:value-type="float" office:value="626622">
            <text:p>626622</text:p>
          </table:table-cell>
          <table:table-cell office:value-type="float" office:value="11346">
            <text:p>11346</text:p>
          </table:table-cell>
          <table:table-cell office:value-type="float" office:value="990500">
            <text:p>990500</text:p>
          </table:table-cell>
          <table:table-cell office:value-type="float" office:value="2412687">
            <text:p>2412687</text:p>
          </table:table-cell>
          <table:table-cell office:value-type="float" office:value="695366">
            <text:p>695366</text:p>
          </table:table-cell>
          <table:table-cell table:number-columns-repeated="3" office:value-type="float" office:value="0">
            <text:p>0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63274">
            <text:p>963274</text:p>
          </table:table-cell>
          <table:table-cell table:number-columns-repeated="11" office:value-type="float" office:value="0">
            <text:p>0</text:p>
          </table:table-cell>
          <table:table-cell office:value-type="float" office:value="131072">
            <text:p>131072</text:p>
          </table:table-cell>
          <table:table-cell table:number-columns-repeated="5" office:value-type="float" office:value="0">
            <text:p>0</text:p>
          </table:table-cell>
          <table:table-cell office:value-type="float" office:value="990500">
            <text:p>990500</text:p>
          </table:table-cell>
          <table:table-cell office:value-type="float" office:value="0">
            <text:p>0</text:p>
          </table:table-cell>
          <table:table-cell office:value-type="float" office:value="990500">
            <text:p>990500</text:p>
          </table:table-cell>
          <table:table-cell office:value-type="float" office:value="15679">
            <text:p>15679</text:p>
          </table:table-cell>
          <table:table-cell office:value-type="float" office:value="495250">
            <text:p>495250</text:p>
          </table:table-cell>
          <table:table-cell office:value-type="float" office:value="0">
            <text:p>0</text:p>
          </table:table-cell>
          <table:table-cell office:value-type="float" office:value="330166">
            <text:p>330166</text:p>
          </table:table-cell>
          <table:table-cell office:value-type="float" office:value="0">
            <text:p>0</text:p>
          </table:table-cell>
          <table:table-cell office:value-type="float" office:value="330167">
            <text:p>330167</text:p>
          </table:table-cell>
          <table:table-cell office:value-type="float" office:value="969517">
            <text:p>969517</text:p>
          </table:table-cell>
          <table:table-cell office:value-type="float" office:value="165083">
            <text:p>165083</text:p>
          </table:table-cell>
          <table:table-cell office:value-type="float" office:value="32824">
            <text:p>32824</text:p>
          </table:table-cell>
          <table:table-cell office:value-type="float" office:value="660333">
            <text:p>660333</text:p>
          </table:table-cell>
          <table:table-cell office:value-type="float" office:value="990500">
            <text:p>990500</text:p>
          </table:table-cell>
          <table:table-cell office:value-type="float" office:value="4577636">
            <text:p>4577636</text:p>
          </table:table-cell>
          <table:table-cell office:value-type="float" office:value="15899657">
            <text:p>15899657</text:p>
          </table:table-cell>
          <table:table-cell office:value-type="float" office:value="7141113">
            <text:p>7141113</text:p>
          </table:table-cell>
          <table:table-cell office:value-type="float" office:value="1098632">
            <text:p>109863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1288369">
            <text:p>1288369</text:p>
          </table:table-cell>
          <table:table-cell office:value-type="float" office:value="19251">
            <text:p>19251</text:p>
          </table:table-cell>
          <table:table-cell office:value-type="float" office:value="1680513">
            <text:p>1680513</text:p>
          </table:table-cell>
          <table:table-cell office:value-type="float" office:value="4325971">
            <text:p>4325971</text:p>
          </table:table-cell>
          <table:table-cell office:value-type="float" office:value="1388325">
            <text:p>1388325</text:p>
          </table:table-cell>
          <table:table-cell table:number-columns-repeated="3" office:value-type="float" office:value="0">
            <text:p>0</text:p>
          </table:table-cell>
          <table:table-cell office:value-type="float" office:value="16384">
            <text:p>1638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942137">
            <text:p>1942137</text:p>
          </table:table-cell>
          <table:table-cell table:number-columns-repeated="11" office:value-type="float" office:value="0">
            <text:p>0</text:p>
          </table:table-cell>
          <table:table-cell office:value-type="float" office:value="262144">
            <text:p>262144</text:p>
          </table:table-cell>
          <table:table-cell office:value-type="float" office:value="1455528">
            <text:p>1455528</text:p>
          </table:table-cell>
          <table:table-cell table:number-columns-repeated="4" office:value-type="float" office:value="0">
            <text:p>0</text:p>
          </table:table-cell>
          <table:table-cell office:value-type="float" office:value="1680513">
            <text:p>1680513</text:p>
          </table:table-cell>
          <table:table-cell office:value-type="float" office:value="0">
            <text:p>0</text:p>
          </table:table-cell>
          <table:table-cell office:value-type="float" office:value="1680513">
            <text:p>1680513</text:p>
          </table:table-cell>
          <table:table-cell office:value-type="float" office:value="26395">
            <text:p>26395</text:p>
          </table:table-cell>
          <table:table-cell office:value-type="float" office:value="840256">
            <text:p>840256</text:p>
          </table:table-cell>
          <table:table-cell office:value-type="float" office:value="0">
            <text:p>0</text:p>
          </table:table-cell>
          <table:table-cell office:value-type="float" office:value="560171">
            <text:p>560171</text:p>
          </table:table-cell>
          <table:table-cell office:value-type="float" office:value="0">
            <text:p>0</text:p>
          </table:table-cell>
          <table:table-cell office:value-type="float" office:value="560171">
            <text:p>560171</text:p>
          </table:table-cell>
          <table:table-cell office:value-type="float" office:value="1667755">
            <text:p>1667755</text:p>
          </table:table-cell>
          <table:table-cell office:value-type="float" office:value="280085">
            <text:p>280085</text:p>
          </table:table-cell>
          <table:table-cell office:value-type="float" office:value="66208">
            <text:p>66208</text:p>
          </table:table-cell>
          <table:table-cell office:value-type="float" office:value="1120342">
            <text:p>1120342</text:p>
          </table:table-cell>
          <table:table-cell office:value-type="float" office:value="1680513">
            <text:p>1680513</text:p>
          </table:table-cell>
          <table:table-cell office:value-type="float" office:value="5035399">
            <text:p>5035399</text:p>
          </table:table-cell>
          <table:table-cell office:value-type="float" office:value="17822265">
            <text:p>17822265</text:p>
          </table:table-cell>
          <table:table-cell office:value-type="float" office:value="12908935">
            <text:p>12908935</text:p>
          </table:table-cell>
          <table:table-cell office:value-type="float" office:value="1403808">
            <text:p>140380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office:value-type="float" office:value="2673448">
            <text:p>2673448</text:p>
          </table:table-cell>
          <table:table-cell office:value-type="float" office:value="36974">
            <text:p>36974</text:p>
          </table:table-cell>
          <table:table-cell office:value-type="float" office:value="3193295">
            <text:p>3193295</text:p>
          </table:table-cell>
          <table:table-cell office:value-type="float" office:value="8600892">
            <text:p>8600892</text:p>
          </table:table-cell>
          <table:table-cell office:value-type="float" office:value="2814411">
            <text:p>2814411</text:p>
          </table:table-cell>
          <table:table-cell table:number-columns-repeated="3"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899487">
            <text:p>3899487</text:p>
          </table:table-cell>
          <table:table-cell table:number-columns-repeated="11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2868476">
            <text:p>2868476</text:p>
          </table:table-cell>
          <table:table-cell table:number-columns-repeated="4" office:value-type="float" office:value="0">
            <text:p>0</text:p>
          </table:table-cell>
          <table:table-cell office:value-type="float" office:value="3193295">
            <text:p>3193295</text:p>
          </table:table-cell>
          <table:table-cell office:value-type="float" office:value="0">
            <text:p>0</text:p>
          </table:table-cell>
          <table:table-cell office:value-type="float" office:value="3193295">
            <text:p>3193295</text:p>
          </table:table-cell>
          <table:table-cell office:value-type="float" office:value="50080">
            <text:p>50080</text:p>
          </table:table-cell>
          <table:table-cell office:value-type="float" office:value="1596648">
            <text:p>1596648</text:p>
          </table:table-cell>
          <table:table-cell office:value-type="float" office:value="0">
            <text:p>0</text:p>
          </table:table-cell>
          <table:table-cell office:value-type="float" office:value="1064431">
            <text:p>1064431</text:p>
          </table:table-cell>
          <table:table-cell office:value-type="float" office:value="0">
            <text:p>0</text:p>
          </table:table-cell>
          <table:table-cell office:value-type="float" office:value="1064431">
            <text:p>1064431</text:p>
          </table:table-cell>
          <table:table-cell office:value-type="float" office:value="3142346">
            <text:p>3142346</text:p>
          </table:table-cell>
          <table:table-cell office:value-type="float" office:value="532215">
            <text:p>532215</text:p>
          </table:table-cell>
          <table:table-cell office:value-type="float" office:value="110968">
            <text:p>110968</text:p>
          </table:table-cell>
          <table:table-cell office:value-type="float" office:value="2128863">
            <text:p>2128863</text:p>
          </table:table-cell>
          <table:table-cell office:value-type="float" office:value="3193295">
            <text:p>3193295</text:p>
          </table:table-cell>
          <table:table-cell office:value-type="float" office:value="15716552">
            <text:p>15716552</text:p>
          </table:table-cell>
          <table:table-cell office:value-type="float" office:value="51818847">
            <text:p>51818847</text:p>
          </table:table-cell>
          <table:table-cell office:value-type="float" office:value="20446777">
            <text:p>20446777</text:p>
          </table:table-cell>
          <table:table-cell office:value-type="float" office:value="4180907">
            <text:p>418090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8192">
            <text:p>8192</text:p>
          </table:table-cell>
          <table:table-cell office:value-type="float" office:value="256">
            <text:p>256</text:p>
          </table:table-cell>
          <table:table-cell office:value-type="float" office:value="5330896">
            <text:p>5330896</text:p>
          </table:table-cell>
          <table:table-cell office:value-type="float" office:value="70343">
            <text:p>70343</text:p>
          </table:table-cell>
          <table:table-cell office:value-type="float" office:value="6101377">
            <text:p>6101377</text:p>
          </table:table-cell>
          <table:table-cell office:value-type="float" office:value="16677713">
            <text:p>16677713</text:p>
          </table:table-cell>
          <table:table-cell office:value-type="float" office:value="5595405">
            <text:p>5595405</text:p>
          </table:table-cell>
          <table:table-cell table:number-columns-repeated="3" office:value-type="float" office:value="0">
            <text:p>0</text:p>
          </table:table-cell>
          <table:table-cell office:value-type="float" office:value="65536">
            <text:p>6553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814076">
            <text:p>7814076</text:p>
          </table:table-cell>
          <table:table-cell table:number-columns-repeated="11"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5677908">
            <text:p>5677908</text:p>
          </table:table-cell>
          <table:table-cell table:number-columns-repeated="4" office:value-type="float" office:value="0">
            <text:p>0</text:p>
          </table:table-cell>
          <table:table-cell office:value-type="float" office:value="6101377">
            <text:p>6101377</text:p>
          </table:table-cell>
          <table:table-cell office:value-type="float" office:value="0">
            <text:p>0</text:p>
          </table:table-cell>
          <table:table-cell office:value-type="float" office:value="6101377">
            <text:p>6101377</text:p>
          </table:table-cell>
          <table:table-cell office:value-type="float" office:value="95460">
            <text:p>95460</text:p>
          </table:table-cell>
          <table:table-cell office:value-type="float" office:value="3050689">
            <text:p>3050689</text:p>
          </table:table-cell>
          <table:table-cell office:value-type="float" office:value="0">
            <text:p>0</text:p>
          </table:table-cell>
          <table:table-cell office:value-type="float" office:value="2033792">
            <text:p>2033792</text:p>
          </table:table-cell>
          <table:table-cell office:value-type="float" office:value="0">
            <text:p>0</text:p>
          </table:table-cell>
          <table:table-cell office:value-type="float" office:value="2033792">
            <text:p>2033792</text:p>
          </table:table-cell>
          <table:table-cell office:value-type="float" office:value="6087016">
            <text:p>6087016</text:p>
          </table:table-cell>
          <table:table-cell office:value-type="float" office:value="1016896">
            <text:p>1016896</text:p>
          </table:table-cell>
          <table:table-cell office:value-type="float" office:value="108027">
            <text:p>108027</text:p>
          </table:table-cell>
          <table:table-cell office:value-type="float" office:value="4067584">
            <text:p>4067584</text:p>
          </table:table-cell>
          <table:table-cell office:value-type="float" office:value="6101377">
            <text:p>6101377</text:p>
          </table:table-cell>
          <table:table-cell office:value-type="float" office:value="27832031">
            <text:p>27832031</text:p>
          </table:table-cell>
          <table:table-cell office:value-type="float" office:value="87829589">
            <text:p>87829589</text:p>
          </table:table-cell>
          <table:table-cell office:value-type="float" office:value="24353027">
            <text:p>24353027</text:p>
          </table:table-cell>
          <table:table-cell office:value-type="float" office:value="8331298">
            <text:p>833129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16384">
            <text:p>16384</text:p>
          </table:table-cell>
          <table:table-cell office:value-type="float" office:value="256">
            <text:p>256</text:p>
          </table:table-cell>
          <table:table-cell office:value-type="float" office:value="10739083">
            <text:p>10739083</text:p>
          </table:table-cell>
          <table:table-cell office:value-type="float" office:value="135034">
            <text:p>135034</text:p>
          </table:table-cell>
          <table:table-cell office:value-type="float" office:value="11695664">
            <text:p>11695664</text:p>
          </table:table-cell>
          <table:table-cell office:value-type="float" office:value="32345111">
            <text:p>32345111</text:p>
          </table:table-cell>
          <table:table-cell office:value-type="float" office:value="11217040">
            <text:p>11217040</text:p>
          </table:table-cell>
          <table:table-cell table:number-columns-repeated="3" office:value-type="float" office:value="0">
            <text:p>0</text:p>
          </table:table-cell>
          <table:table-cell office:value-type="float" office:value="131072">
            <text:p>13107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5651789">
            <text:p>15651789</text:p>
          </table:table-cell>
          <table:table-cell table:number-columns-repeated="11" office:value-type="float" office:value="0">
            <text:p>0</text:p>
          </table:table-cell>
          <table:table-cell office:value-type="float" office:value="2097152">
            <text:p>2097152</text:p>
          </table:table-cell>
          <table:table-cell office:value-type="float" office:value="11259544">
            <text:p>11259544</text:p>
          </table:table-cell>
          <table:table-cell table:number-columns-repeated="4" office:value-type="float" office:value="0">
            <text:p>0</text:p>
          </table:table-cell>
          <table:table-cell office:value-type="float" office:value="11695664">
            <text:p>11695664</text:p>
          </table:table-cell>
          <table:table-cell office:value-type="float" office:value="0">
            <text:p>0</text:p>
          </table:table-cell>
          <table:table-cell office:value-type="float" office:value="11695664">
            <text:p>11695664</text:p>
          </table:table-cell>
          <table:table-cell office:value-type="float" office:value="182933">
            <text:p>182933</text:p>
          </table:table-cell>
          <table:table-cell office:value-type="float" office:value="5847832">
            <text:p>5847832</text:p>
          </table:table-cell>
          <table:table-cell office:value-type="float" office:value="0">
            <text:p>0</text:p>
          </table:table-cell>
          <table:table-cell office:value-type="float" office:value="3898554">
            <text:p>3898554</text:p>
          </table:table-cell>
          <table:table-cell office:value-type="float" office:value="0">
            <text:p>0</text:p>
          </table:table-cell>
          <table:table-cell office:value-type="float" office:value="3898554">
            <text:p>3898554</text:p>
          </table:table-cell>
          <table:table-cell office:value-type="float" office:value="11653723">
            <text:p>11653723</text:p>
          </table:table-cell>
          <table:table-cell office:value-type="float" office:value="1949277">
            <text:p>1949277</text:p>
          </table:table-cell>
          <table:table-cell office:value-type="float" office:value="122894">
            <text:p>122894</text:p>
          </table:table-cell>
          <table:table-cell office:value-type="float" office:value="7797109">
            <text:p>7797109</text:p>
          </table:table-cell>
          <table:table-cell office:value-type="float" office:value="11695664">
            <text:p>11695664</text:p>
          </table:table-cell>
          <table:table-cell office:value-type="float" office:value="49743652">
            <text:p>49743652</text:p>
          </table:table-cell>
          <table:table-cell office:value-type="float" office:value="152587890">
            <text:p>152587890</text:p>
          </table:table-cell>
          <table:table-cell office:value-type="float" office:value="35064697">
            <text:p>35064697</text:p>
          </table:table-cell>
          <table:table-cell office:value-type="float" office:value="16784667">
            <text:p>1678466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32768">
            <text:p>32768</text:p>
          </table:table-cell>
          <table:table-cell office:value-type="float" office:value="256">
            <text:p>256</text:p>
          </table:table-cell>
          <table:table-cell office:value-type="float" office:value="21492789">
            <text:p>21492789</text:p>
          </table:table-cell>
          <table:table-cell office:value-type="float" office:value="278910">
            <text:p>278910</text:p>
          </table:table-cell>
          <table:table-cell office:value-type="float" office:value="24260771">
            <text:p>24260771</text:p>
          </table:table-cell>
          <table:table-cell office:value-type="float" office:value="67165681">
            <text:p>67165681</text:p>
          </table:table-cell>
          <table:table-cell office:value-type="float" office:value="22454733">
            <text:p>22454733</text:p>
          </table:table-cell>
          <table:table-cell table:number-columns-repeated="3" office:value-type="float" office:value="0">
            <text:p>0</text:p>
          </table:table-cell>
          <table:table-cell office:value-type="float" office:value="262144">
            <text:p>26214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1335563">
            <text:p>31335563</text:p>
          </table:table-cell>
          <table:table-cell table:number-columns-repeated="11" office:value-type="float" office:value="0">
            <text:p>0</text:p>
          </table:table-cell>
          <table:table-cell office:value-type="float" office:value="4194304">
            <text:p>4194304</text:p>
          </table:table-cell>
          <table:table-cell table:number-columns-repeated="5" office:value-type="float" office:value="0">
            <text:p>0</text:p>
          </table:table-cell>
          <table:table-cell office:value-type="float" office:value="24260771">
            <text:p>24260771</text:p>
          </table:table-cell>
          <table:table-cell office:value-type="float" office:value="0">
            <text:p>0</text:p>
          </table:table-cell>
          <table:table-cell office:value-type="float" office:value="24260771">
            <text:p>24260771</text:p>
          </table:table-cell>
          <table:table-cell office:value-type="float" office:value="379088">
            <text:p>379088</text:p>
          </table:table-cell>
          <table:table-cell office:value-type="float" office:value="12130386">
            <text:p>12130386</text:p>
          </table:table-cell>
          <table:table-cell office:value-type="float" office:value="0">
            <text:p>0</text:p>
          </table:table-cell>
          <table:table-cell office:value-type="float" office:value="8086924">
            <text:p>8086924</text:p>
          </table:table-cell>
          <table:table-cell office:value-type="float" office:value="0">
            <text:p>0</text:p>
          </table:table-cell>
          <table:table-cell office:value-type="float" office:value="8086923">
            <text:p>8086923</text:p>
          </table:table-cell>
          <table:table-cell office:value-type="float" office:value="24197561">
            <text:p>24197561</text:p>
          </table:table-cell>
          <table:table-cell office:value-type="float" office:value="4043462">
            <text:p>4043462</text:p>
          </table:table-cell>
          <table:table-cell office:value-type="float" office:value="476577">
            <text:p>476577</text:p>
          </table:table-cell>
          <table:table-cell office:value-type="float" office:value="16173847">
            <text:p>16173847</text:p>
          </table:table-cell>
          <table:table-cell office:value-type="float" office:value="24260771">
            <text:p>24260771</text:p>
          </table:table-cell>
          <table:table-cell office:value-type="float" office:value="107299804">
            <text:p>107299804</text:p>
          </table:table-cell>
          <table:table-cell office:value-type="float" office:value="339172362">
            <text:p>339172362</text:p>
          </table:table-cell>
          <table:table-cell office:value-type="float" office:value="95764160">
            <text:p>95764160</text:p>
          </table:table-cell>
          <table:table-cell office:value-type="float" office:value="34545898">
            <text:p>3454589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table:number-columns-repeated="2" office:value-type="float" office:value="1">
            <text:p>1</text:p>
          </table:table-cell>
          <table:table-cell office:value-type="float" office:value="3667">
            <text:p>3667</text:p>
          </table:table-cell>
          <table:table-cell office:value-type="float" office:value="3313">
            <text:p>3313</text:p>
          </table:table-cell>
          <table:table-cell office:value-type="float" office:value="289289">
            <text:p>289289</text:p>
          </table:table-cell>
          <table:table-cell office:value-type="float" office:value="595099">
            <text:p>595099</text:p>
          </table:table-cell>
          <table:table-cell office:value-type="float" office:value="42107">
            <text:p>4210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4">
            <text:p>54</text:p>
          </table:table-cell>
          <table:table-cell table:number-columns-repeated="11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9812">
            <text:p>109812</text:p>
          </table:table-cell>
          <table:table-cell table:number-columns-repeated="4" office:value-type="float" office:value="0">
            <text:p>0</text:p>
          </table:table-cell>
          <table:table-cell office:value-type="float" office:value="289289">
            <text:p>289289</text:p>
          </table:table-cell>
          <table:table-cell office:value-type="float" office:value="0">
            <text:p>0</text:p>
          </table:table-cell>
          <table:table-cell office:value-type="float" office:value="289289">
            <text:p>289289</text:p>
          </table:table-cell>
          <table:table-cell office:value-type="float" office:value="4652">
            <text:p>4652</text:p>
          </table:table-cell>
          <table:table-cell office:value-type="float" office:value="144644">
            <text:p>144644</text:p>
          </table:table-cell>
          <table:table-cell office:value-type="float" office:value="0">
            <text:p>0</text:p>
          </table:table-cell>
          <table:table-cell office:value-type="float" office:value="96429">
            <text:p>96429</text:p>
          </table:table-cell>
          <table:table-cell office:value-type="float" office:value="0">
            <text:p>0</text:p>
          </table:table-cell>
          <table:table-cell office:value-type="float" office:value="96430">
            <text:p>96430</text:p>
          </table:table-cell>
          <table:table-cell office:value-type="float" office:value="284679">
            <text:p>284679</text:p>
          </table:table-cell>
          <table:table-cell office:value-type="float" office:value="48215">
            <text:p>48215</text:p>
          </table:table-cell>
          <table:table-cell office:value-type="float" office:value="490">
            <text:p>490</text:p>
          </table:table-cell>
          <table:table-cell office:value-type="float" office:value="192859">
            <text:p>192859</text:p>
          </table:table-cell>
          <table:table-cell office:value-type="float" office:value="289289">
            <text:p>289289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750">
            <text:p>3750</text:p>
          </table:table-cell>
          <table:table-cell office:value-type="float" office:value="3308">
            <text:p>3308</text:p>
          </table:table-cell>
          <table:table-cell office:value-type="float" office:value="288754">
            <text:p>288754</text:p>
          </table:table-cell>
          <table:table-cell office:value-type="float" office:value="591322">
            <text:p>591322</text:p>
          </table:table-cell>
          <table:table-cell office:value-type="float" office:value="42262">
            <text:p>4226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4">
            <text:p>54</text:p>
          </table:table-cell>
          <table:table-cell table:number-columns-repeated="11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4472">
            <text:p>54472</text:p>
          </table:table-cell>
          <table:table-cell table:number-columns-repeated="4" office:value-type="float" office:value="0">
            <text:p>0</text:p>
          </table:table-cell>
          <table:table-cell office:value-type="float" office:value="288754">
            <text:p>288754</text:p>
          </table:table-cell>
          <table:table-cell office:value-type="float" office:value="0">
            <text:p>0</text:p>
          </table:table-cell>
          <table:table-cell office:value-type="float" office:value="288754">
            <text:p>288754</text:p>
          </table:table-cell>
          <table:table-cell office:value-type="float" office:value="4522">
            <text:p>4522</text:p>
          </table:table-cell>
          <table:table-cell office:value-type="float" office:value="144377">
            <text:p>144377</text:p>
          </table:table-cell>
          <table:table-cell office:value-type="float" office:value="0">
            <text:p>0</text:p>
          </table:table-cell>
          <table:table-cell office:value-type="float" office:value="96251">
            <text:p>96251</text:p>
          </table:table-cell>
          <table:table-cell office:value-type="float" office:value="0">
            <text:p>0</text:p>
          </table:table-cell>
          <table:table-cell office:value-type="float" office:value="96251">
            <text:p>96251</text:p>
          </table:table-cell>
          <table:table-cell office:value-type="float" office:value="287798">
            <text:p>287798</text:p>
          </table:table-cell>
          <table:table-cell office:value-type="float" office:value="48126">
            <text:p>48126</text:p>
          </table:table-cell>
          <table:table-cell office:value-type="float" office:value="496">
            <text:p>496</text:p>
          </table:table-cell>
          <table:table-cell office:value-type="float" office:value="192502">
            <text:p>192502</text:p>
          </table:table-cell>
          <table:table-cell office:value-type="float" office:value="288754">
            <text:p>288754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666">
            <text:p>3666</text:p>
          </table:table-cell>
          <table:table-cell office:value-type="float" office:value="3320">
            <text:p>3320</text:p>
          </table:table-cell>
          <table:table-cell office:value-type="float" office:value="289795">
            <text:p>289795</text:p>
          </table:table-cell>
          <table:table-cell office:value-type="float" office:value="594901">
            <text:p>594901</text:p>
          </table:table-cell>
          <table:table-cell office:value-type="float" office:value="42246">
            <text:p>4224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4">
            <text:p>54</text:p>
          </table:table-cell>
          <table:table-cell table:number-columns-repeated="11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289795">
            <text:p>289795</text:p>
          </table:table-cell>
          <table:table-cell office:value-type="float" office:value="0">
            <text:p>0</text:p>
          </table:table-cell>
          <table:table-cell office:value-type="float" office:value="289795">
            <text:p>289795</text:p>
          </table:table-cell>
          <table:table-cell office:value-type="float" office:value="4647">
            <text:p>4647</text:p>
          </table:table-cell>
          <table:table-cell office:value-type="float" office:value="144897">
            <text:p>144897</text:p>
          </table:table-cell>
          <table:table-cell office:value-type="float" office:value="0">
            <text:p>0</text:p>
          </table:table-cell>
          <table:table-cell office:value-type="float" office:value="96598">
            <text:p>96598</text:p>
          </table:table-cell>
          <table:table-cell office:value-type="float" office:value="0">
            <text:p>0</text:p>
          </table:table-cell>
          <table:table-cell office:value-type="float" office:value="96598">
            <text:p>96598</text:p>
          </table:table-cell>
          <table:table-cell office:value-type="float" office:value="285546">
            <text:p>285546</text:p>
          </table:table-cell>
          <table:table-cell office:value-type="float" office:value="48299">
            <text:p>48299</text:p>
          </table:table-cell>
          <table:table-cell office:value-type="float" office:value="491">
            <text:p>491</text:p>
          </table:table-cell>
          <table:table-cell office:value-type="float" office:value="193196">
            <text:p>193196</text:p>
          </table:table-cell>
          <table:table-cell office:value-type="float" office:value="289795">
            <text:p>289795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667">
            <text:p>3667</text:p>
          </table:table-cell>
          <table:table-cell office:value-type="float" office:value="3314">
            <text:p>3314</text:p>
          </table:table-cell>
          <table:table-cell office:value-type="float" office:value="289379">
            <text:p>289379</text:p>
          </table:table-cell>
          <table:table-cell office:value-type="float" office:value="595165">
            <text:p>595165</text:p>
          </table:table-cell>
          <table:table-cell office:value-type="float" office:value="42240">
            <text:p>4224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4">
            <text:p>54</text:p>
          </table:table-cell>
          <table:table-cell table:number-columns-repeated="11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09236">
            <text:p>109236</text:p>
          </table:table-cell>
          <table:table-cell table:number-columns-repeated="4" office:value-type="float" office:value="0">
            <text:p>0</text:p>
          </table:table-cell>
          <table:table-cell office:value-type="float" office:value="289379">
            <text:p>289379</text:p>
          </table:table-cell>
          <table:table-cell office:value-type="float" office:value="0">
            <text:p>0</text:p>
          </table:table-cell>
          <table:table-cell office:value-type="float" office:value="289379">
            <text:p>289379</text:p>
          </table:table-cell>
          <table:table-cell office:value-type="float" office:value="4591">
            <text:p>4591</text:p>
          </table:table-cell>
          <table:table-cell office:value-type="float" office:value="144689">
            <text:p>144689</text:p>
          </table:table-cell>
          <table:table-cell office:value-type="float" office:value="0">
            <text:p>0</text:p>
          </table:table-cell>
          <table:table-cell office:value-type="float" office:value="96460">
            <text:p>96460</text:p>
          </table:table-cell>
          <table:table-cell office:value-type="float" office:value="0">
            <text:p>0</text:p>
          </table:table-cell>
          <table:table-cell office:value-type="float" office:value="96459">
            <text:p>96459</text:p>
          </table:table-cell>
          <table:table-cell office:value-type="float" office:value="287471">
            <text:p>287471</text:p>
          </table:table-cell>
          <table:table-cell office:value-type="float" office:value="48230">
            <text:p>48230</text:p>
          </table:table-cell>
          <table:table-cell office:value-type="float" office:value="504">
            <text:p>504</text:p>
          </table:table-cell>
          <table:table-cell office:value-type="float" office:value="192919">
            <text:p>192919</text:p>
          </table:table-cell>
          <table:table-cell office:value-type="float" office:value="289379">
            <text:p>289379</text:p>
          </table:table-cell>
          <table:table-cell table:number-columns-repeated="2" office:value-type="float" office:value="0">
            <text:p>0</text:p>
          </table:table-cell>
          <table:table-cell office:value-type="float" office:value="1678466">
            <text:p>1678466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667">
            <text:p>3667</text:p>
          </table:table-cell>
          <table:table-cell office:value-type="float" office:value="3322">
            <text:p>3322</text:p>
          </table:table-cell>
          <table:table-cell office:value-type="float" office:value="289986">
            <text:p>289986</text:p>
          </table:table-cell>
          <table:table-cell office:value-type="float" office:value="592333">
            <text:p>592333</text:p>
          </table:table-cell>
          <table:table-cell office:value-type="float" office:value="42299">
            <text:p>4229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8">
            <text:p>98</text:p>
          </table:table-cell>
          <table:table-cell table:number-columns-repeated="11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09584">
            <text:p>109584</text:p>
          </table:table-cell>
          <table:table-cell table:number-columns-repeated="4" office:value-type="float" office:value="0">
            <text:p>0</text:p>
          </table:table-cell>
          <table:table-cell office:value-type="float" office:value="289986">
            <text:p>289986</text:p>
          </table:table-cell>
          <table:table-cell office:value-type="float" office:value="0">
            <text:p>0</text:p>
          </table:table-cell>
          <table:table-cell office:value-type="float" office:value="289986">
            <text:p>289986</text:p>
          </table:table-cell>
          <table:table-cell office:value-type="float" office:value="4576">
            <text:p>4576</text:p>
          </table:table-cell>
          <table:table-cell office:value-type="float" office:value="144993">
            <text:p>144993</text:p>
          </table:table-cell>
          <table:table-cell office:value-type="float" office:value="0">
            <text:p>0</text:p>
          </table:table-cell>
          <table:table-cell office:value-type="float" office:value="96662">
            <text:p>96662</text:p>
          </table:table-cell>
          <table:table-cell office:value-type="float" office:value="0">
            <text:p>0</text:p>
          </table:table-cell>
          <table:table-cell office:value-type="float" office:value="96662">
            <text:p>96662</text:p>
          </table:table-cell>
          <table:table-cell office:value-type="float" office:value="283608">
            <text:p>283608</text:p>
          </table:table-cell>
          <table:table-cell office:value-type="float" office:value="48331">
            <text:p>48331</text:p>
          </table:table-cell>
          <table:table-cell office:value-type="float" office:value="501">
            <text:p>501</text:p>
          </table:table-cell>
          <table:table-cell office:value-type="float" office:value="193324">
            <text:p>193324</text:p>
          </table:table-cell>
          <table:table-cell office:value-type="float" office:value="289986">
            <text:p>289986</text:p>
          </table:table-cell>
          <table:table-cell table:number-columns-repeated="2" office:value-type="float" office:value="0">
            <text:p>0</text:p>
          </table:table-cell>
          <table:table-cell office:value-type="float" office:value="1678466">
            <text:p>1678466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833">
            <text:p>3833</text:p>
          </table:table-cell>
          <table:table-cell office:value-type="float" office:value="3315">
            <text:p>3315</text:p>
          </table:table-cell>
          <table:table-cell office:value-type="float" office:value="289414">
            <text:p>289414</text:p>
          </table:table-cell>
          <table:table-cell office:value-type="float" office:value="594725">
            <text:p>594725</text:p>
          </table:table-cell>
          <table:table-cell office:value-type="float" office:value="42324">
            <text:p>423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86">
            <text:p>186</text:p>
          </table:table-cell>
          <table:table-cell table:number-columns-repeated="11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09008">
            <text:p>109008</text:p>
          </table:table-cell>
          <table:table-cell table:number-columns-repeated="4" office:value-type="float" office:value="0">
            <text:p>0</text:p>
          </table:table-cell>
          <table:table-cell office:value-type="float" office:value="289414">
            <text:p>289414</text:p>
          </table:table-cell>
          <table:table-cell office:value-type="float" office:value="0">
            <text:p>0</text:p>
          </table:table-cell>
          <table:table-cell office:value-type="float" office:value="289414">
            <text:p>289414</text:p>
          </table:table-cell>
          <table:table-cell office:value-type="float" office:value="4597">
            <text:p>4597</text:p>
          </table:table-cell>
          <table:table-cell office:value-type="float" office:value="144707">
            <text:p>144707</text:p>
          </table:table-cell>
          <table:table-cell office:value-type="float" office:value="0">
            <text:p>0</text:p>
          </table:table-cell>
          <table:table-cell office:value-type="float" office:value="96471">
            <text:p>96471</text:p>
          </table:table-cell>
          <table:table-cell office:value-type="float" office:value="0">
            <text:p>0</text:p>
          </table:table-cell>
          <table:table-cell office:value-type="float" office:value="96472">
            <text:p>96472</text:p>
          </table:table-cell>
          <table:table-cell office:value-type="float" office:value="282687">
            <text:p>282687</text:p>
          </table:table-cell>
          <table:table-cell office:value-type="float" office:value="48236">
            <text:p>48236</text:p>
          </table:table-cell>
          <table:table-cell office:value-type="float" office:value="489">
            <text:p>489</text:p>
          </table:table-cell>
          <table:table-cell office:value-type="float" office:value="192943">
            <text:p>192943</text:p>
          </table:table-cell>
          <table:table-cell office:value-type="float" office:value="289414">
            <text:p>289414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3833">
            <text:p>3833</text:p>
          </table:table-cell>
          <table:table-cell office:value-type="float" office:value="3319">
            <text:p>3319</text:p>
          </table:table-cell>
          <table:table-cell office:value-type="float" office:value="289701">
            <text:p>289701</text:p>
          </table:table-cell>
          <table:table-cell office:value-type="float" office:value="596597">
            <text:p>596597</text:p>
          </table:table-cell>
          <table:table-cell office:value-type="float" office:value="42435">
            <text:p>4243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72">
            <text:p>372</text:p>
          </table:table-cell>
          <table:table-cell table:number-columns-repeated="11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08828">
            <text:p>108828</text:p>
          </table:table-cell>
          <table:table-cell table:number-columns-repeated="4" office:value-type="float" office:value="0">
            <text:p>0</text:p>
          </table:table-cell>
          <table:table-cell office:value-type="float" office:value="289701">
            <text:p>289701</text:p>
          </table:table-cell>
          <table:table-cell office:value-type="float" office:value="0">
            <text:p>0</text:p>
          </table:table-cell>
          <table:table-cell office:value-type="float" office:value="289701">
            <text:p>289701</text:p>
          </table:table-cell>
          <table:table-cell office:value-type="float" office:value="4554">
            <text:p>4554</text:p>
          </table:table-cell>
          <table:table-cell office:value-type="float" office:value="144850">
            <text:p>144850</text:p>
          </table:table-cell>
          <table:table-cell office:value-type="float" office:value="0">
            <text:p>0</text:p>
          </table:table-cell>
          <table:table-cell office:value-type="float" office:value="96567">
            <text:p>96567</text:p>
          </table:table-cell>
          <table:table-cell office:value-type="float" office:value="0">
            <text:p>0</text:p>
          </table:table-cell>
          <table:table-cell office:value-type="float" office:value="96567">
            <text:p>96567</text:p>
          </table:table-cell>
          <table:table-cell office:value-type="float" office:value="287692">
            <text:p>287692</text:p>
          </table:table-cell>
          <table:table-cell office:value-type="float" office:value="48284">
            <text:p>48284</text:p>
          </table:table-cell>
          <table:table-cell office:value-type="float" office:value="497">
            <text:p>497</text:p>
          </table:table-cell>
          <table:table-cell office:value-type="float" office:value="193134">
            <text:p>193134</text:p>
          </table:table-cell>
          <table:table-cell office:value-type="float" office:value="289701">
            <text:p>289701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4250">
            <text:p>4250</text:p>
          </table:table-cell>
          <table:table-cell office:value-type="float" office:value="3323">
            <text:p>3323</text:p>
          </table:table-cell>
          <table:table-cell office:value-type="float" office:value="290087">
            <text:p>290087</text:p>
          </table:table-cell>
          <table:table-cell office:value-type="float" office:value="593176">
            <text:p>593176</text:p>
          </table:table-cell>
          <table:table-cell office:value-type="float" office:value="42666">
            <text:p>42666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44">
            <text:p>744</text:p>
          </table:table-cell>
          <table:table-cell table:number-columns-repeated="11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10272">
            <text:p>110272</text:p>
          </table:table-cell>
          <table:table-cell table:number-columns-repeated="4" office:value-type="float" office:value="0">
            <text:p>0</text:p>
          </table:table-cell>
          <table:table-cell office:value-type="float" office:value="290087">
            <text:p>290087</text:p>
          </table:table-cell>
          <table:table-cell office:value-type="float" office:value="0">
            <text:p>0</text:p>
          </table:table-cell>
          <table:table-cell office:value-type="float" office:value="290087">
            <text:p>290087</text:p>
          </table:table-cell>
          <table:table-cell office:value-type="float" office:value="4608">
            <text:p>4608</text:p>
          </table:table-cell>
          <table:table-cell office:value-type="float" office:value="145043">
            <text:p>145043</text:p>
          </table:table-cell>
          <table:table-cell office:value-type="float" office:value="0">
            <text:p>0</text:p>
          </table:table-cell>
          <table:table-cell office:value-type="float" office:value="96696">
            <text:p>96696</text:p>
          </table:table-cell>
          <table:table-cell office:value-type="float" office:value="0">
            <text:p>0</text:p>
          </table:table-cell>
          <table:table-cell office:value-type="float" office:value="96696">
            <text:p>96696</text:p>
          </table:table-cell>
          <table:table-cell office:value-type="float" office:value="287859">
            <text:p>287859</text:p>
          </table:table-cell>
          <table:table-cell office:value-type="float" office:value="48348">
            <text:p>48348</text:p>
          </table:table-cell>
          <table:table-cell office:value-type="float" office:value="525">
            <text:p>525</text:p>
          </table:table-cell>
          <table:table-cell office:value-type="float" office:value="193391">
            <text:p>193391</text:p>
          </table:table-cell>
          <table:table-cell office:value-type="float" office:value="290087">
            <text:p>290087</text:p>
          </table:table-cell>
          <table:table-cell table:number-columns-repeated="2" office:value-type="float" office:value="0">
            <text:p>0</text:p>
          </table:table-cell>
          <table:table-cell office:value-type="float" office:value="1678466">
            <text:p>1678466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5166">
            <text:p>5166</text:p>
          </table:table-cell>
          <table:table-cell office:value-type="float" office:value="3317">
            <text:p>3317</text:p>
          </table:table-cell>
          <table:table-cell office:value-type="float" office:value="289579">
            <text:p>289579</text:p>
          </table:table-cell>
          <table:table-cell office:value-type="float" office:value="596844">
            <text:p>596844</text:p>
          </table:table-cell>
          <table:table-cell office:value-type="float" office:value="43673">
            <text:p>43673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88">
            <text:p>1488</text:p>
          </table:table-cell>
          <table:table-cell table:number-columns-repeated="11" office:value-type="float" office:value="0">
            <text:p>0</text:p>
          </table:table-cell>
          <table:table-cell office:value-type="float" office:value="512">
            <text:p>512</text:p>
          </table:table-cell>
          <table:table-cell table:number-columns-repeated="5" office:value-type="float" office:value="0">
            <text:p>0</text:p>
          </table:table-cell>
          <table:table-cell office:value-type="float" office:value="289579">
            <text:p>289579</text:p>
          </table:table-cell>
          <table:table-cell office:value-type="float" office:value="0">
            <text:p>0</text:p>
          </table:table-cell>
          <table:table-cell office:value-type="float" office:value="289579">
            <text:p>289579</text:p>
          </table:table-cell>
          <table:table-cell office:value-type="float" office:value="4537">
            <text:p>4537</text:p>
          </table:table-cell>
          <table:table-cell office:value-type="float" office:value="144789">
            <text:p>144789</text:p>
          </table:table-cell>
          <table:table-cell office:value-type="float" office:value="0">
            <text:p>0</text:p>
          </table:table-cell>
          <table:table-cell office:value-type="float" office:value="96526">
            <text:p>96526</text:p>
          </table:table-cell>
          <table:table-cell office:value-type="float" office:value="0">
            <text:p>0</text:p>
          </table:table-cell>
          <table:table-cell office:value-type="float" office:value="96526">
            <text:p>96526</text:p>
          </table:table-cell>
          <table:table-cell office:value-type="float" office:value="287474">
            <text:p>287474</text:p>
          </table:table-cell>
          <table:table-cell office:value-type="float" office:value="48263">
            <text:p>48263</text:p>
          </table:table-cell>
          <table:table-cell office:value-type="float" office:value="541">
            <text:p>541</text:p>
          </table:table-cell>
          <table:table-cell office:value-type="float" office:value="193053">
            <text:p>193053</text:p>
          </table:table-cell>
          <table:table-cell office:value-type="float" office:value="289579">
            <text:p>289579</text:p>
          </table:table-cell>
          <table:table-cell table:number-columns-repeated="2" office:value-type="float" office:value="0">
            <text:p>0</text:p>
          </table:table-cell>
          <table:table-cell office:value-type="float" office:value="1617431">
            <text:p>1617431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7458">
            <text:p>7458</text:p>
          </table:table-cell>
          <table:table-cell office:value-type="float" office:value="3372">
            <text:p>3372</text:p>
          </table:table-cell>
          <table:table-cell office:value-type="float" office:value="294401">
            <text:p>294401</text:p>
          </table:table-cell>
          <table:table-cell office:value-type="float" office:value="608954">
            <text:p>608954</text:p>
          </table:table-cell>
          <table:table-cell office:value-type="float" office:value="46021">
            <text:p>46021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976">
            <text:p>2976</text:p>
          </table:table-cell>
          <table:table-cell table:number-columns-repeated="11" office:value-type="float" office:value="0">
            <text:p>0</text:p>
          </table:table-cell>
          <table:table-cell office:value-type="float" office:value="1024">
            <text:p>1024</text:p>
          </table:table-cell>
          <table:table-cell table:number-columns-repeated="5" office:value-type="float" office:value="0">
            <text:p>0</text:p>
          </table:table-cell>
          <table:table-cell office:value-type="float" office:value="294401">
            <text:p>294401</text:p>
          </table:table-cell>
          <table:table-cell office:value-type="float" office:value="0">
            <text:p>0</text:p>
          </table:table-cell>
          <table:table-cell office:value-type="float" office:value="294401">
            <text:p>294401</text:p>
          </table:table-cell>
          <table:table-cell office:value-type="float" office:value="4651">
            <text:p>4651</text:p>
          </table:table-cell>
          <table:table-cell office:value-type="float" office:value="147201">
            <text:p>147201</text:p>
          </table:table-cell>
          <table:table-cell office:value-type="float" office:value="0">
            <text:p>0</text:p>
          </table:table-cell>
          <table:table-cell office:value-type="float" office:value="98134">
            <text:p>98134</text:p>
          </table:table-cell>
          <table:table-cell office:value-type="float" office:value="0">
            <text:p>0</text:p>
          </table:table-cell>
          <table:table-cell office:value-type="float" office:value="98133">
            <text:p>98133</text:p>
          </table:table-cell>
          <table:table-cell office:value-type="float" office:value="288804">
            <text:p>288804</text:p>
          </table:table-cell>
          <table:table-cell office:value-type="float" office:value="49066">
            <text:p>49066</text:p>
          </table:table-cell>
          <table:table-cell office:value-type="float" office:value="594">
            <text:p>594</text:p>
          </table:table-cell>
          <table:table-cell office:value-type="float" office:value="196267">
            <text:p>196267</text:p>
          </table:table-cell>
          <table:table-cell office:value-type="float" office:value="294401">
            <text:p>294401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9208">
            <text:p>9208</text:p>
          </table:table-cell>
          <table:table-cell office:value-type="float" office:value="3384">
            <text:p>3384</text:p>
          </table:table-cell>
          <table:table-cell office:value-type="float" office:value="295467">
            <text:p>295467</text:p>
          </table:table-cell>
          <table:table-cell office:value-type="float" office:value="607143">
            <text:p>607143</text:p>
          </table:table-cell>
          <table:table-cell office:value-type="float" office:value="47973">
            <text:p>47973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464">
            <text:p>4464</text:p>
          </table:table-cell>
          <table:table-cell table:number-columns-repeated="11" office:value-type="float" office:value="0">
            <text:p>0</text:p>
          </table:table-cell>
          <table:table-cell office:value-type="float" office:value="1536">
            <text:p>1536</text:p>
          </table:table-cell>
          <table:table-cell office:value-type="float" office:value="114300">
            <text:p>114300</text:p>
          </table:table-cell>
          <table:table-cell table:number-columns-repeated="4" office:value-type="float" office:value="0">
            <text:p>0</text:p>
          </table:table-cell>
          <table:table-cell office:value-type="float" office:value="295467">
            <text:p>295467</text:p>
          </table:table-cell>
          <table:table-cell office:value-type="float" office:value="0">
            <text:p>0</text:p>
          </table:table-cell>
          <table:table-cell office:value-type="float" office:value="295467">
            <text:p>295467</text:p>
          </table:table-cell>
          <table:table-cell office:value-type="float" office:value="4616">
            <text:p>4616</text:p>
          </table:table-cell>
          <table:table-cell office:value-type="float" office:value="147734">
            <text:p>147734</text:p>
          </table:table-cell>
          <table:table-cell office:value-type="float" office:value="0">
            <text:p>0</text:p>
          </table:table-cell>
          <table:table-cell office:value-type="float" office:value="98488">
            <text:p>98488</text:p>
          </table:table-cell>
          <table:table-cell office:value-type="float" office:value="0">
            <text:p>0</text:p>
          </table:table-cell>
          <table:table-cell office:value-type="float" office:value="98489">
            <text:p>98489</text:p>
          </table:table-cell>
          <table:table-cell office:value-type="float" office:value="289036">
            <text:p>289036</text:p>
          </table:table-cell>
          <table:table-cell office:value-type="float" office:value="49245">
            <text:p>49245</text:p>
          </table:table-cell>
          <table:table-cell office:value-type="float" office:value="627">
            <text:p>627</text:p>
          </table:table-cell>
          <table:table-cell office:value-type="float" office:value="196978">
            <text:p>196978</text:p>
          </table:table-cell>
          <table:table-cell office:value-type="float" office:value="295467">
            <text:p>295467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1124">
            <text:p>11124</text:p>
          </table:table-cell>
          <table:table-cell office:value-type="float" office:value="3407">
            <text:p>3407</text:p>
          </table:table-cell>
          <table:table-cell office:value-type="float" office:value="297463">
            <text:p>297463</text:p>
          </table:table-cell>
          <table:table-cell office:value-type="float" office:value="613384">
            <text:p>613384</text:p>
          </table:table-cell>
          <table:table-cell office:value-type="float" office:value="49861">
            <text:p>49861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784">
            <text:p>4784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table:number-columns-repeated="5" office:value-type="float" office:value="0">
            <text:p>0</text:p>
          </table:table-cell>
          <table:table-cell office:value-type="float" office:value="297463">
            <text:p>297463</text:p>
          </table:table-cell>
          <table:table-cell office:value-type="float" office:value="0">
            <text:p>0</text:p>
          </table:table-cell>
          <table:table-cell office:value-type="float" office:value="297463">
            <text:p>297463</text:p>
          </table:table-cell>
          <table:table-cell office:value-type="float" office:value="4678">
            <text:p>4678</text:p>
          </table:table-cell>
          <table:table-cell office:value-type="float" office:value="148731">
            <text:p>148731</text:p>
          </table:table-cell>
          <table:table-cell office:value-type="float" office:value="0">
            <text:p>0</text:p>
          </table:table-cell>
          <table:table-cell office:value-type="float" office:value="99154">
            <text:p>99154</text:p>
          </table:table-cell>
          <table:table-cell office:value-type="float" office:value="0">
            <text:p>0</text:p>
          </table:table-cell>
          <table:table-cell office:value-type="float" office:value="99154">
            <text:p>99154</text:p>
          </table:table-cell>
          <table:table-cell office:value-type="float" office:value="292861">
            <text:p>292861</text:p>
          </table:table-cell>
          <table:table-cell office:value-type="float" office:value="49577">
            <text:p>49577</text:p>
          </table:table-cell>
          <table:table-cell office:value-type="float" office:value="645">
            <text:p>645</text:p>
          </table:table-cell>
          <table:table-cell office:value-type="float" office:value="198309">
            <text:p>198309</text:p>
          </table:table-cell>
          <table:table-cell office:value-type="float" office:value="297463">
            <text:p>297463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12916">
            <text:p>12916</text:p>
          </table:table-cell>
          <table:table-cell office:value-type="float" office:value="3424">
            <text:p>3424</text:p>
          </table:table-cell>
          <table:table-cell office:value-type="float" office:value="298985">
            <text:p>298985</text:p>
          </table:table-cell>
          <table:table-cell office:value-type="float" office:value="617140">
            <text:p>617140</text:p>
          </table:table-cell>
          <table:table-cell office:value-type="float" office:value="51931">
            <text:p>51931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104">
            <text:p>5104</text:p>
          </table:table-cell>
          <table:table-cell table:number-columns-repeated="11" office:value-type="float" office:value="0">
            <text:p>0</text:p>
          </table:table-cell>
          <table:table-cell office:value-type="float" office:value="2560">
            <text:p>2560</text:p>
          </table:table-cell>
          <table:table-cell office:value-type="float" office:value="119440">
            <text:p>119440</text:p>
          </table:table-cell>
          <table:table-cell table:number-columns-repeated="4" office:value-type="float" office:value="0">
            <text:p>0</text:p>
          </table:table-cell>
          <table:table-cell office:value-type="float" office:value="298985">
            <text:p>298985</text:p>
          </table:table-cell>
          <table:table-cell office:value-type="float" office:value="0">
            <text:p>0</text:p>
          </table:table-cell>
          <table:table-cell office:value-type="float" office:value="298985">
            <text:p>298985</text:p>
          </table:table-cell>
          <table:table-cell office:value-type="float" office:value="4690">
            <text:p>4690</text:p>
          </table:table-cell>
          <table:table-cell office:value-type="float" office:value="149492">
            <text:p>149492</text:p>
          </table:table-cell>
          <table:table-cell office:value-type="float" office:value="0">
            <text:p>0</text:p>
          </table:table-cell>
          <table:table-cell office:value-type="float" office:value="99661">
            <text:p>99661</text:p>
          </table:table-cell>
          <table:table-cell office:value-type="float" office:value="0">
            <text:p>0</text:p>
          </table:table-cell>
          <table:table-cell office:value-type="float" office:value="99662">
            <text:p>99662</text:p>
          </table:table-cell>
          <table:table-cell office:value-type="float" office:value="295718">
            <text:p>295718</text:p>
          </table:table-cell>
          <table:table-cell office:value-type="float" office:value="49831">
            <text:p>49831</text:p>
          </table:table-cell>
          <table:table-cell office:value-type="float" office:value="705">
            <text:p>705</text:p>
          </table:table-cell>
          <table:table-cell office:value-type="float" office:value="199324">
            <text:p>199324</text:p>
          </table:table-cell>
          <table:table-cell office:value-type="float" office:value="298985">
            <text:p>298985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14667">
            <text:p>14667</text:p>
          </table:table-cell>
          <table:table-cell office:value-type="float" office:value="3427">
            <text:p>3427</text:p>
          </table:table-cell>
          <table:table-cell office:value-type="float" office:value="299138">
            <text:p>299138</text:p>
          </table:table-cell>
          <table:table-cell office:value-type="float" office:value="621278">
            <text:p>621278</text:p>
          </table:table-cell>
          <table:table-cell office:value-type="float" office:value="53860">
            <text:p>53860</text:p>
          </table:table-cell>
          <table:table-cell table:number-columns-repeated="3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424">
            <text:p>5424</text:p>
          </table:table-cell>
          <table:table-cell table:number-columns-repeated="11" office:value-type="float" office:value="0">
            <text:p>0</text:p>
          </table:table-cell>
          <table:table-cell office:value-type="float" office:value="3072">
            <text:p>3072</text:p>
          </table:table-cell>
          <table:table-cell office:value-type="float" office:value="120772">
            <text:p>120772</text:p>
          </table:table-cell>
          <table:table-cell table:number-columns-repeated="4" office:value-type="float" office:value="0">
            <text:p>0</text:p>
          </table:table-cell>
          <table:table-cell office:value-type="float" office:value="299138">
            <text:p>299138</text:p>
          </table:table-cell>
          <table:table-cell office:value-type="float" office:value="0">
            <text:p>0</text:p>
          </table:table-cell>
          <table:table-cell office:value-type="float" office:value="299138">
            <text:p>299138</text:p>
          </table:table-cell>
          <table:table-cell office:value-type="float" office:value="4755">
            <text:p>4755</text:p>
          </table:table-cell>
          <table:table-cell office:value-type="float" office:value="149569">
            <text:p>149569</text:p>
          </table:table-cell>
          <table:table-cell office:value-type="float" office:value="0">
            <text:p>0</text:p>
          </table:table-cell>
          <table:table-cell office:value-type="float" office:value="99713">
            <text:p>99713</text:p>
          </table:table-cell>
          <table:table-cell office:value-type="float" office:value="0">
            <text:p>0</text:p>
          </table:table-cell>
          <table:table-cell office:value-type="float" office:value="99712">
            <text:p>99712</text:p>
          </table:table-cell>
          <table:table-cell office:value-type="float" office:value="294548">
            <text:p>294548</text:p>
          </table:table-cell>
          <table:table-cell office:value-type="float" office:value="49856">
            <text:p>49856</text:p>
          </table:table-cell>
          <table:table-cell office:value-type="float" office:value="696">
            <text:p>696</text:p>
          </table:table-cell>
          <table:table-cell office:value-type="float" office:value="199425">
            <text:p>199425</text:p>
          </table:table-cell>
          <table:table-cell office:value-type="float" office:value="299138">
            <text:p>299138</text:p>
          </table:table-cell>
          <table:table-cell table:number-columns-repeated="2" office:value-type="float" office:value="0">
            <text:p>0</text:p>
          </table:table-cell>
          <table:table-cell office:value-type="float" office:value="1647949">
            <text:p>164794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16916">
            <text:p>16916</text:p>
          </table:table-cell>
          <table:table-cell office:value-type="float" office:value="3468">
            <text:p>3468</text:p>
          </table:table-cell>
          <table:table-cell office:value-type="float" office:value="302751">
            <text:p>302751</text:p>
          </table:table-cell>
          <table:table-cell office:value-type="float" office:value="630809">
            <text:p>630809</text:p>
          </table:table-cell>
          <table:table-cell office:value-type="float" office:value="56249">
            <text:p>56249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036">
            <text:p>6036</text:p>
          </table:table-cell>
          <table:table-cell table:number-columns-repeated="11" office:value-type="float" office:value="0">
            <text:p>0</text:p>
          </table:table-cell>
          <table:table-cell office:value-type="float" office:value="3584">
            <text:p>3584</text:p>
          </table:table-cell>
          <table:table-cell office:value-type="float" office:value="123960">
            <text:p>123960</text:p>
          </table:table-cell>
          <table:table-cell table:number-columns-repeated="4" office:value-type="float" office:value="0">
            <text:p>0</text:p>
          </table:table-cell>
          <table:table-cell office:value-type="float" office:value="302751">
            <text:p>302751</text:p>
          </table:table-cell>
          <table:table-cell office:value-type="float" office:value="0">
            <text:p>0</text:p>
          </table:table-cell>
          <table:table-cell office:value-type="float" office:value="302751">
            <text:p>302751</text:p>
          </table:table-cell>
          <table:table-cell office:value-type="float" office:value="4812">
            <text:p>4812</text:p>
          </table:table-cell>
          <table:table-cell office:value-type="float" office:value="151376">
            <text:p>151376</text:p>
          </table:table-cell>
          <table:table-cell office:value-type="float" office:value="0">
            <text:p>0</text:p>
          </table:table-cell>
          <table:table-cell office:value-type="float" office:value="100917">
            <text:p>100917</text:p>
          </table:table-cell>
          <table:table-cell office:value-type="float" office:value="0">
            <text:p>0</text:p>
          </table:table-cell>
          <table:table-cell office:value-type="float" office:value="100917">
            <text:p>100917</text:p>
          </table:table-cell>
          <table:table-cell office:value-type="float" office:value="302416">
            <text:p>302416</text:p>
          </table:table-cell>
          <table:table-cell office:value-type="float" office:value="50458">
            <text:p>50458</text:p>
          </table:table-cell>
          <table:table-cell office:value-type="float" office:value="786">
            <text:p>786</text:p>
          </table:table-cell>
          <table:table-cell office:value-type="float" office:value="201833">
            <text:p>201833</text:p>
          </table:table-cell>
          <table:table-cell office:value-type="float" office:value="302751">
            <text:p>302751</text:p>
          </table:table-cell>
          <table:table-cell table:number-columns-repeated="2" office:value-type="float" office:value="0">
            <text:p>0</text:p>
          </table:table-cell>
          <table:table-cell office:value-type="float" office:value="1678466">
            <text:p>1678466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18958">
            <text:p>18958</text:p>
          </table:table-cell>
          <table:table-cell office:value-type="float" office:value="3526">
            <text:p>3526</text:p>
          </table:table-cell>
          <table:table-cell office:value-type="float" office:value="307842">
            <text:p>307842</text:p>
          </table:table-cell>
          <table:table-cell office:value-type="float" office:value="642431">
            <text:p>642431</text:p>
          </table:table-cell>
          <table:table-cell office:value-type="float" office:value="57932">
            <text:p>57932</text:p>
          </table:table-cell>
          <table:table-cell table:number-columns-repeated="3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672">
            <text:p>6672</text:p>
          </table:table-cell>
          <table:table-cell table:number-columns-repeated="11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61768">
            <text:p>61768</text:p>
          </table:table-cell>
          <table:table-cell table:number-columns-repeated="4" office:value-type="float" office:value="0">
            <text:p>0</text:p>
          </table:table-cell>
          <table:table-cell office:value-type="float" office:value="307842">
            <text:p>307842</text:p>
          </table:table-cell>
          <table:table-cell office:value-type="float" office:value="0">
            <text:p>0</text:p>
          </table:table-cell>
          <table:table-cell office:value-type="float" office:value="307842">
            <text:p>307842</text:p>
          </table:table-cell>
          <table:table-cell office:value-type="float" office:value="4848">
            <text:p>4848</text:p>
          </table:table-cell>
          <table:table-cell office:value-type="float" office:value="153921">
            <text:p>153921</text:p>
          </table:table-cell>
          <table:table-cell office:value-type="float" office:value="0">
            <text:p>0</text:p>
          </table:table-cell>
          <table:table-cell office:value-type="float" office:value="102614">
            <text:p>102614</text:p>
          </table:table-cell>
          <table:table-cell office:value-type="float" office:value="0">
            <text:p>0</text:p>
          </table:table-cell>
          <table:table-cell office:value-type="float" office:value="102614">
            <text:p>102614</text:p>
          </table:table-cell>
          <table:table-cell office:value-type="float" office:value="301554">
            <text:p>301554</text:p>
          </table:table-cell>
          <table:table-cell office:value-type="float" office:value="51307">
            <text:p>51307</text:p>
          </table:table-cell>
          <table:table-cell office:value-type="float" office:value="835">
            <text:p>835</text:p>
          </table:table-cell>
          <table:table-cell office:value-type="float" office:value="205227">
            <text:p>205227</text:p>
          </table:table-cell>
          <table:table-cell office:value-type="float" office:value="307842">
            <text:p>307842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21292">
            <text:p>21292</text:p>
          </table:table-cell>
          <table:table-cell office:value-type="float" office:value="3542">
            <text:p>3542</text:p>
          </table:table-cell>
          <table:table-cell office:value-type="float" office:value="309233">
            <text:p>309233</text:p>
          </table:table-cell>
          <table:table-cell office:value-type="float" office:value="646832">
            <text:p>646832</text:p>
          </table:table-cell>
          <table:table-cell office:value-type="float" office:value="60481">
            <text:p>60481</text:p>
          </table:table-cell>
          <table:table-cell table:number-columns-repeated="3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248">
            <text:p>7248</text:p>
          </table:table-cell>
          <table:table-cell table:number-columns-repeated="11" office:value-type="float" office:value="0">
            <text:p>0</text:p>
          </table:table-cell>
          <table:table-cell office:value-type="float" office:value="4608">
            <text:p>4608</text:p>
          </table:table-cell>
          <table:table-cell office:value-type="float" office:value="127668">
            <text:p>127668</text:p>
          </table:table-cell>
          <table:table-cell table:number-columns-repeated="4" office:value-type="float" office:value="0">
            <text:p>0</text:p>
          </table:table-cell>
          <table:table-cell office:value-type="float" office:value="309233">
            <text:p>309233</text:p>
          </table:table-cell>
          <table:table-cell office:value-type="float" office:value="0">
            <text:p>0</text:p>
          </table:table-cell>
          <table:table-cell office:value-type="float" office:value="309233">
            <text:p>309233</text:p>
          </table:table-cell>
          <table:table-cell office:value-type="float" office:value="4841">
            <text:p>4841</text:p>
          </table:table-cell>
          <table:table-cell office:value-type="float" office:value="154616">
            <text:p>154616</text:p>
          </table:table-cell>
          <table:table-cell office:value-type="float" office:value="0">
            <text:p>0</text:p>
          </table:table-cell>
          <table:table-cell office:value-type="float" office:value="103077">
            <text:p>103077</text:p>
          </table:table-cell>
          <table:table-cell office:value-type="float" office:value="0">
            <text:p>0</text:p>
          </table:table-cell>
          <table:table-cell office:value-type="float" office:value="103077">
            <text:p>103077</text:p>
          </table:table-cell>
          <table:table-cell office:value-type="float" office:value="304101">
            <text:p>304101</text:p>
          </table:table-cell>
          <table:table-cell office:value-type="float" office:value="51538">
            <text:p>51538</text:p>
          </table:table-cell>
          <table:table-cell office:value-type="float" office:value="862">
            <text:p>862</text:p>
          </table:table-cell>
          <table:table-cell office:value-type="float" office:value="206155">
            <text:p>206155</text:p>
          </table:table-cell>
          <table:table-cell office:value-type="float" office:value="309233">
            <text:p>309233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23083">
            <text:p>23083</text:p>
          </table:table-cell>
          <table:table-cell office:value-type="float" office:value="3558">
            <text:p>3558</text:p>
          </table:table-cell>
          <table:table-cell office:value-type="float" office:value="310560">
            <text:p>310560</text:p>
          </table:table-cell>
          <table:table-cell office:value-type="float" office:value="644787">
            <text:p>644787</text:p>
          </table:table-cell>
          <table:table-cell office:value-type="float" office:value="62229">
            <text:p>62229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288">
            <text:p>8288</text:p>
          </table:table-cell>
          <table:table-cell table:number-columns-repeated="11" office:value-type="float" office:value="0">
            <text:p>0</text:p>
          </table:table-cell>
          <table:table-cell office:value-type="float" office:value="5120">
            <text:p>5120</text:p>
          </table:table-cell>
          <table:table-cell office:value-type="float" office:value="127756">
            <text:p>127756</text:p>
          </table:table-cell>
          <table:table-cell table:number-columns-repeated="4" office:value-type="float" office:value="0">
            <text:p>0</text:p>
          </table:table-cell>
          <table:table-cell office:value-type="float" office:value="310560">
            <text:p>310560</text:p>
          </table:table-cell>
          <table:table-cell office:value-type="float" office:value="0">
            <text:p>0</text:p>
          </table:table-cell>
          <table:table-cell office:value-type="float" office:value="310560">
            <text:p>310560</text:p>
          </table:table-cell>
          <table:table-cell office:value-type="float" office:value="4865">
            <text:p>4865</text:p>
          </table:table-cell>
          <table:table-cell office:value-type="float" office:value="155280">
            <text:p>155280</text:p>
          </table:table-cell>
          <table:table-cell office:value-type="float" office:value="0">
            <text:p>0</text:p>
          </table:table-cell>
          <table:table-cell office:value-type="float" office:value="103520">
            <text:p>103520</text:p>
          </table:table-cell>
          <table:table-cell office:value-type="float" office:value="0">
            <text:p>0</text:p>
          </table:table-cell>
          <table:table-cell office:value-type="float" office:value="103520">
            <text:p>103520</text:p>
          </table:table-cell>
          <table:table-cell office:value-type="float" office:value="305552">
            <text:p>305552</text:p>
          </table:table-cell>
          <table:table-cell office:value-type="float" office:value="51760">
            <text:p>51760</text:p>
          </table:table-cell>
          <table:table-cell office:value-type="float" office:value="925">
            <text:p>925</text:p>
          </table:table-cell>
          <table:table-cell office:value-type="float" office:value="207040">
            <text:p>207040</text:p>
          </table:table-cell>
          <table:table-cell office:value-type="float" office:value="310560">
            <text:p>310560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25249">
            <text:p>25249</text:p>
          </table:table-cell>
          <table:table-cell office:value-type="float" office:value="3562">
            <text:p>3562</text:p>
          </table:table-cell>
          <table:table-cell office:value-type="float" office:value="310933">
            <text:p>310933</text:p>
          </table:table-cell>
          <table:table-cell office:value-type="float" office:value="650451">
            <text:p>650451</text:p>
          </table:table-cell>
          <table:table-cell office:value-type="float" office:value="64540">
            <text:p>64540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352">
            <text:p>9352</text:p>
          </table:table-cell>
          <table:table-cell table:number-columns-repeated="11" office:value-type="float" office:value="0">
            <text:p>0</text:p>
          </table:table-cell>
          <table:table-cell office:value-type="float" office:value="5632">
            <text:p>5632</text:p>
          </table:table-cell>
          <table:table-cell table:number-columns-repeated="5" office:value-type="float" office:value="0">
            <text:p>0</text:p>
          </table:table-cell>
          <table:table-cell office:value-type="float" office:value="310933">
            <text:p>310933</text:p>
          </table:table-cell>
          <table:table-cell office:value-type="float" office:value="0">
            <text:p>0</text:p>
          </table:table-cell>
          <table:table-cell office:value-type="float" office:value="310933">
            <text:p>310933</text:p>
          </table:table-cell>
          <table:table-cell office:value-type="float" office:value="4875">
            <text:p>4875</text:p>
          </table:table-cell>
          <table:table-cell office:value-type="float" office:value="155466">
            <text:p>155466</text:p>
          </table:table-cell>
          <table:table-cell office:value-type="float" office:value="0">
            <text:p>0</text:p>
          </table:table-cell>
          <table:table-cell office:value-type="float" office:value="103644">
            <text:p>103644</text:p>
          </table:table-cell>
          <table:table-cell office:value-type="float" office:value="0">
            <text:p>0</text:p>
          </table:table-cell>
          <table:table-cell office:value-type="float" office:value="103644">
            <text:p>103644</text:p>
          </table:table-cell>
          <table:table-cell office:value-type="float" office:value="307225">
            <text:p>307225</text:p>
          </table:table-cell>
          <table:table-cell office:value-type="float" office:value="51822">
            <text:p>51822</text:p>
          </table:table-cell>
          <table:table-cell office:value-type="float" office:value="946">
            <text:p>946</text:p>
          </table:table-cell>
          <table:table-cell office:value-type="float" office:value="207289">
            <text:p>207289</text:p>
          </table:table-cell>
          <table:table-cell office:value-type="float" office:value="310933">
            <text:p>310933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27333">
            <text:p>27333</text:p>
          </table:table-cell>
          <table:table-cell office:value-type="float" office:value="3586">
            <text:p>3586</text:p>
          </table:table-cell>
          <table:table-cell office:value-type="float" office:value="313083">
            <text:p>313083</text:p>
          </table:table-cell>
          <table:table-cell office:value-type="float" office:value="657245">
            <text:p>657245</text:p>
          </table:table-cell>
          <table:table-cell office:value-type="float" office:value="66701">
            <text:p>66701</text:p>
          </table:table-cell>
          <table:table-cell table:number-columns-repeated="3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368">
            <text:p>10368</text:p>
          </table:table-cell>
          <table:table-cell table:number-columns-repeated="11" office:value-type="float" office:value="0">
            <text:p>0</text:p>
          </table:table-cell>
          <table:table-cell office:value-type="float" office:value="6144">
            <text:p>6144</text:p>
          </table:table-cell>
          <table:table-cell office:value-type="float" office:value="64504">
            <text:p>64504</text:p>
          </table:table-cell>
          <table:table-cell table:number-columns-repeated="4" office:value-type="float" office:value="0">
            <text:p>0</text:p>
          </table:table-cell>
          <table:table-cell office:value-type="float" office:value="313083">
            <text:p>313083</text:p>
          </table:table-cell>
          <table:table-cell office:value-type="float" office:value="0">
            <text:p>0</text:p>
          </table:table-cell>
          <table:table-cell office:value-type="float" office:value="313083">
            <text:p>313083</text:p>
          </table:table-cell>
          <table:table-cell office:value-type="float" office:value="4982">
            <text:p>4982</text:p>
          </table:table-cell>
          <table:table-cell office:value-type="float" office:value="156542">
            <text:p>156542</text:p>
          </table:table-cell>
          <table:table-cell office:value-type="float" office:value="0">
            <text:p>0</text:p>
          </table:table-cell>
          <table:table-cell office:value-type="float" office:value="104361">
            <text:p>104361</text:p>
          </table:table-cell>
          <table:table-cell office:value-type="float" office:value="0">
            <text:p>0</text:p>
          </table:table-cell>
          <table:table-cell office:value-type="float" office:value="104361">
            <text:p>104361</text:p>
          </table:table-cell>
          <table:table-cell office:value-type="float" office:value="312832">
            <text:p>312832</text:p>
          </table:table-cell>
          <table:table-cell office:value-type="float" office:value="52180">
            <text:p>52180</text:p>
          </table:table-cell>
          <table:table-cell office:value-type="float" office:value="993">
            <text:p>993</text:p>
          </table:table-cell>
          <table:table-cell office:value-type="float" office:value="208722">
            <text:p>208722</text:p>
          </table:table-cell>
          <table:table-cell office:value-type="float" office:value="313083">
            <text:p>313083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29041">
            <text:p>29041</text:p>
          </table:table-cell>
          <table:table-cell office:value-type="float" office:value="3664">
            <text:p>3664</text:p>
          </table:table-cell>
          <table:table-cell office:value-type="float" office:value="319881">
            <text:p>319881</text:p>
          </table:table-cell>
          <table:table-cell office:value-type="float" office:value="668573">
            <text:p>668573</text:p>
          </table:table-cell>
          <table:table-cell office:value-type="float" office:value="68566">
            <text:p>68566</text:p>
          </table:table-cell>
          <table:table-cell table:number-columns-repeated="3"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144">
            <text:p>11144</text:p>
          </table:table-cell>
          <table:table-cell table:number-columns-repeated="11" office:value-type="float" office:value="0">
            <text:p>0</text:p>
          </table:table-cell>
          <table:table-cell office:value-type="float" office:value="6656">
            <text:p>6656</text:p>
          </table:table-cell>
          <table:table-cell office:value-type="float" office:value="135784">
            <text:p>135784</text:p>
          </table:table-cell>
          <table:table-cell table:number-columns-repeated="4" office:value-type="float" office:value="0">
            <text:p>0</text:p>
          </table:table-cell>
          <table:table-cell office:value-type="float" office:value="319881">
            <text:p>319881</text:p>
          </table:table-cell>
          <table:table-cell office:value-type="float" office:value="0">
            <text:p>0</text:p>
          </table:table-cell>
          <table:table-cell office:value-type="float" office:value="319881">
            <text:p>319881</text:p>
          </table:table-cell>
          <table:table-cell office:value-type="float" office:value="5008">
            <text:p>5008</text:p>
          </table:table-cell>
          <table:table-cell office:value-type="float" office:value="159940">
            <text:p>159940</text:p>
          </table:table-cell>
          <table:table-cell office:value-type="float" office:value="0">
            <text:p>0</text:p>
          </table:table-cell>
          <table:table-cell office:value-type="float" office:value="106627">
            <text:p>106627</text:p>
          </table:table-cell>
          <table:table-cell office:value-type="float" office:value="0">
            <text:p>0</text:p>
          </table:table-cell>
          <table:table-cell office:value-type="float" office:value="106627">
            <text:p>106627</text:p>
          </table:table-cell>
          <table:table-cell office:value-type="float" office:value="313718">
            <text:p>313718</text:p>
          </table:table-cell>
          <table:table-cell office:value-type="float" office:value="53313">
            <text:p>53313</text:p>
          </table:table-cell>
          <table:table-cell office:value-type="float" office:value="1181">
            <text:p>1181</text:p>
          </table:table-cell>
          <table:table-cell office:value-type="float" office:value="213254">
            <text:p>213254</text:p>
          </table:table-cell>
          <table:table-cell office:value-type="float" office:value="319881">
            <text:p>319881</text:p>
          </table:table-cell>
          <table:table-cell table:number-columns-repeated="2" office:value-type="float" office:value="0">
            <text:p>0</text:p>
          </table:table-cell>
          <table:table-cell office:value-type="float" office:value="1739501">
            <text:p>1739501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31458">
            <text:p>31458</text:p>
          </table:table-cell>
          <table:table-cell office:value-type="float" office:value="3656">
            <text:p>3656</text:p>
          </table:table-cell>
          <table:table-cell office:value-type="float" office:value="319178">
            <text:p>319178</text:p>
          </table:table-cell>
          <table:table-cell office:value-type="float" office:value="672477">
            <text:p>672477</text:p>
          </table:table-cell>
          <table:table-cell office:value-type="float" office:value="71137">
            <text:p>71137</text:p>
          </table:table-cell>
          <table:table-cell table:number-columns-repeated="3" office:value-type="float" office:value="0">
            <text:p>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920">
            <text:p>11920</text:p>
          </table:table-cell>
          <table:table-cell table:number-columns-repeated="11" office:value-type="float" office:value="0">
            <text:p>0</text:p>
          </table:table-cell>
          <table:table-cell office:value-type="float" office:value="7168">
            <text:p>7168</text:p>
          </table:table-cell>
          <table:table-cell office:value-type="float" office:value="138128">
            <text:p>138128</text:p>
          </table:table-cell>
          <table:table-cell table:number-columns-repeated="4" office:value-type="float" office:value="0">
            <text:p>0</text:p>
          </table:table-cell>
          <table:table-cell office:value-type="float" office:value="319178">
            <text:p>319178</text:p>
          </table:table-cell>
          <table:table-cell office:value-type="float" office:value="0">
            <text:p>0</text:p>
          </table:table-cell>
          <table:table-cell office:value-type="float" office:value="319178">
            <text:p>319178</text:p>
          </table:table-cell>
          <table:table-cell office:value-type="float" office:value="5005">
            <text:p>5005</text:p>
          </table:table-cell>
          <table:table-cell office:value-type="float" office:value="159589">
            <text:p>159589</text:p>
          </table:table-cell>
          <table:table-cell office:value-type="float" office:value="0">
            <text:p>0</text:p>
          </table:table-cell>
          <table:table-cell office:value-type="float" office:value="106393">
            <text:p>106393</text:p>
          </table:table-cell>
          <table:table-cell office:value-type="float" office:value="0">
            <text:p>0</text:p>
          </table:table-cell>
          <table:table-cell office:value-type="float" office:value="106393">
            <text:p>106393</text:p>
          </table:table-cell>
          <table:table-cell office:value-type="float" office:value="316013">
            <text:p>316013</text:p>
          </table:table-cell>
          <table:table-cell office:value-type="float" office:value="53196">
            <text:p>53196</text:p>
          </table:table-cell>
          <table:table-cell office:value-type="float" office:value="1080">
            <text:p>1080</text:p>
          </table:table-cell>
          <table:table-cell office:value-type="float" office:value="212786">
            <text:p>212786</text:p>
          </table:table-cell>
          <table:table-cell office:value-type="float" office:value="319178">
            <text:p>319178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33250">
            <text:p>33250</text:p>
          </table:table-cell>
          <table:table-cell office:value-type="float" office:value="3705">
            <text:p>3705</text:p>
          </table:table-cell>
          <table:table-cell office:value-type="float" office:value="323416">
            <text:p>323416</text:p>
          </table:table-cell>
          <table:table-cell office:value-type="float" office:value="682755">
            <text:p>682755</text:p>
          </table:table-cell>
          <table:table-cell office:value-type="float" office:value="73125">
            <text:p>73125</text:p>
          </table:table-cell>
          <table:table-cell table:number-columns-repeated="3"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2768">
            <text:p>12768</text:p>
          </table:table-cell>
          <table:table-cell table:number-columns-repeated="11" office:value-type="float" office:value="0">
            <text:p>0</text:p>
          </table:table-cell>
          <table:table-cell office:value-type="float" office:value="7680">
            <text:p>7680</text:p>
          </table:table-cell>
          <table:table-cell office:value-type="float" office:value="69476">
            <text:p>69476</text:p>
          </table:table-cell>
          <table:table-cell table:number-columns-repeated="4" office:value-type="float" office:value="0">
            <text:p>0</text:p>
          </table:table-cell>
          <table:table-cell office:value-type="float" office:value="323416">
            <text:p>323416</text:p>
          </table:table-cell>
          <table:table-cell office:value-type="float" office:value="0">
            <text:p>0</text:p>
          </table:table-cell>
          <table:table-cell office:value-type="float" office:value="323416">
            <text:p>323416</text:p>
          </table:table-cell>
          <table:table-cell office:value-type="float" office:value="5055">
            <text:p>5055</text:p>
          </table:table-cell>
          <table:table-cell office:value-type="float" office:value="161708">
            <text:p>161708</text:p>
          </table:table-cell>
          <table:table-cell office:value-type="float" office:value="0">
            <text:p>0</text:p>
          </table:table-cell>
          <table:table-cell office:value-type="float" office:value="107805">
            <text:p>107805</text:p>
          </table:table-cell>
          <table:table-cell office:value-type="float" office:value="0">
            <text:p>0</text:p>
          </table:table-cell>
          <table:table-cell office:value-type="float" office:value="107805">
            <text:p>107805</text:p>
          </table:table-cell>
          <table:table-cell office:value-type="float" office:value="317013">
            <text:p>317013</text:p>
          </table:table-cell>
          <table:table-cell office:value-type="float" office:value="53902">
            <text:p>53902</text:p>
          </table:table-cell>
          <table:table-cell office:value-type="float" office:value="1214">
            <text:p>1214</text:p>
          </table:table-cell>
          <table:table-cell office:value-type="float" office:value="215611">
            <text:p>215611</text:p>
          </table:table-cell>
          <table:table-cell office:value-type="float" office:value="323416">
            <text:p>323416</text:p>
          </table:table-cell>
          <table:table-cell table:number-columns-repeated="2" office:value-type="float" office:value="0">
            <text:p>0</text:p>
          </table:table-cell>
          <table:table-cell office:value-type="float" office:value="1800536">
            <text:p>1800536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35375">
            <text:p>35375</text:p>
          </table:table-cell>
          <table:table-cell office:value-type="float" office:value="3696">
            <text:p>3696</text:p>
          </table:table-cell>
          <table:table-cell office:value-type="float" office:value="322653">
            <text:p>322653</text:p>
          </table:table-cell>
          <table:table-cell office:value-type="float" office:value="688306">
            <text:p>688306</text:p>
          </table:table-cell>
          <table:table-cell office:value-type="float" office:value="75204">
            <text:p>75204</text:p>
          </table:table-cell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3632">
            <text:p>13632</text:p>
          </table:table-cell>
          <table:table-cell table:number-columns-repeated="11" office:value-type="float" office:value="0">
            <text:p>0</text:p>
          </table:table-cell>
          <table:table-cell office:value-type="float" office:value="8192">
            <text:p>8192</text:p>
          </table:table-cell>
          <table:table-cell office:value-type="float" office:value="142184">
            <text:p>142184</text:p>
          </table:table-cell>
          <table:table-cell table:number-columns-repeated="4" office:value-type="float" office:value="0">
            <text:p>0</text:p>
          </table:table-cell>
          <table:table-cell office:value-type="float" office:value="322653">
            <text:p>322653</text:p>
          </table:table-cell>
          <table:table-cell office:value-type="float" office:value="0">
            <text:p>0</text:p>
          </table:table-cell>
          <table:table-cell office:value-type="float" office:value="322653">
            <text:p>322653</text:p>
          </table:table-cell>
          <table:table-cell office:value-type="float" office:value="5057">
            <text:p>5057</text:p>
          </table:table-cell>
          <table:table-cell office:value-type="float" office:value="161326">
            <text:p>161326</text:p>
          </table:table-cell>
          <table:table-cell office:value-type="float" office:value="0">
            <text:p>0</text:p>
          </table:table-cell>
          <table:table-cell office:value-type="float" office:value="107551">
            <text:p>107551</text:p>
          </table:table-cell>
          <table:table-cell office:value-type="float" office:value="0">
            <text:p>0</text:p>
          </table:table-cell>
          <table:table-cell office:value-type="float" office:value="107550">
            <text:p>107550</text:p>
          </table:table-cell>
          <table:table-cell office:value-type="float" office:value="319168">
            <text:p>319168</text:p>
          </table:table-cell>
          <table:table-cell office:value-type="float" office:value="53775">
            <text:p>53775</text:p>
          </table:table-cell>
          <table:table-cell office:value-type="float" office:value="1190">
            <text:p>1190</text:p>
          </table:table-cell>
          <table:table-cell office:value-type="float" office:value="215102">
            <text:p>215102</text:p>
          </table:table-cell>
          <table:table-cell office:value-type="float" office:value="322653">
            <text:p>322653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37416">
            <text:p>37416</text:p>
          </table:table-cell>
          <table:table-cell office:value-type="float" office:value="3748">
            <text:p>3748</text:p>
          </table:table-cell>
          <table:table-cell office:value-type="float" office:value="327191">
            <text:p>327191</text:p>
          </table:table-cell>
          <table:table-cell office:value-type="float" office:value="694058">
            <text:p>694058</text:p>
          </table:table-cell>
          <table:table-cell office:value-type="float" office:value="77304">
            <text:p>77304</text:p>
          </table:table-cell>
          <table:table-cell table:number-columns-repeated="3" office:value-type="float" office:value="0">
            <text:p>0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496">
            <text:p>14496</text:p>
          </table:table-cell>
          <table:table-cell table:number-columns-repeated="11" office:value-type="float" office:value="0">
            <text:p>0</text:p>
          </table:table-cell>
          <table:table-cell office:value-type="float" office:value="8704">
            <text:p>8704</text:p>
          </table:table-cell>
          <table:table-cell table:number-columns-repeated="5" office:value-type="float" office:value="0">
            <text:p>0</text:p>
          </table:table-cell>
          <table:table-cell office:value-type="float" office:value="327191">
            <text:p>327191</text:p>
          </table:table-cell>
          <table:table-cell office:value-type="float" office:value="0">
            <text:p>0</text:p>
          </table:table-cell>
          <table:table-cell office:value-type="float" office:value="327191">
            <text:p>327191</text:p>
          </table:table-cell>
          <table:table-cell office:value-type="float" office:value="5151">
            <text:p>5151</text:p>
          </table:table-cell>
          <table:table-cell office:value-type="float" office:value="163595">
            <text:p>163595</text:p>
          </table:table-cell>
          <table:table-cell office:value-type="float" office:value="0">
            <text:p>0</text:p>
          </table:table-cell>
          <table:table-cell office:value-type="float" office:value="109064">
            <text:p>109064</text:p>
          </table:table-cell>
          <table:table-cell office:value-type="float" office:value="0">
            <text:p>0</text:p>
          </table:table-cell>
          <table:table-cell office:value-type="float" office:value="109063">
            <text:p>109063</text:p>
          </table:table-cell>
          <table:table-cell office:value-type="float" office:value="321106">
            <text:p>321106</text:p>
          </table:table-cell>
          <table:table-cell office:value-type="float" office:value="54531">
            <text:p>54531</text:p>
          </table:table-cell>
          <table:table-cell office:value-type="float" office:value="1220">
            <text:p>1220</text:p>
          </table:table-cell>
          <table:table-cell office:value-type="float" office:value="218127">
            <text:p>218127</text:p>
          </table:table-cell>
          <table:table-cell office:value-type="float" office:value="327191">
            <text:p>327191</text:p>
          </table:table-cell>
          <table:table-cell table:number-columns-repeated="2" office:value-type="float" office:value="0">
            <text:p>0</text:p>
          </table:table-cell>
          <table:table-cell office:value-type="float" office:value="1770019">
            <text:p>177001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39458">
            <text:p>39458</text:p>
          </table:table-cell>
          <table:table-cell office:value-type="float" office:value="3786">
            <text:p>3786</text:p>
          </table:table-cell>
          <table:table-cell office:value-type="float" office:value="330544">
            <text:p>330544</text:p>
          </table:table-cell>
          <table:table-cell office:value-type="float" office:value="701542">
            <text:p>701542</text:p>
          </table:table-cell>
          <table:table-cell office:value-type="float" office:value="79694">
            <text:p>79694</text:p>
          </table:table-cell>
          <table:table-cell table:number-columns-repeated="3" office:value-type="float" office:value="0">
            <text:p>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5360">
            <text:p>15360</text:p>
          </table:table-cell>
          <table:table-cell table:number-columns-repeated="11" office:value-type="float" office:value="0">
            <text:p>0</text:p>
          </table:table-cell>
          <table:table-cell office:value-type="float" office:value="9216">
            <text:p>9216</text:p>
          </table:table-cell>
          <table:table-cell office:value-type="float" office:value="72164">
            <text:p>72164</text:p>
          </table:table-cell>
          <table:table-cell table:number-columns-repeated="4" office:value-type="float" office:value="0">
            <text:p>0</text:p>
          </table:table-cell>
          <table:table-cell office:value-type="float" office:value="330544">
            <text:p>330544</text:p>
          </table:table-cell>
          <table:table-cell office:value-type="float" office:value="0">
            <text:p>0</text:p>
          </table:table-cell>
          <table:table-cell office:value-type="float" office:value="330544">
            <text:p>330544</text:p>
          </table:table-cell>
          <table:table-cell office:value-type="float" office:value="5209">
            <text:p>5209</text:p>
          </table:table-cell>
          <table:table-cell office:value-type="float" office:value="165272">
            <text:p>165272</text:p>
          </table:table-cell>
          <table:table-cell office:value-type="float" office:value="0">
            <text:p>0</text:p>
          </table:table-cell>
          <table:table-cell office:value-type="float" office:value="110182">
            <text:p>110182</text:p>
          </table:table-cell>
          <table:table-cell office:value-type="float" office:value="0">
            <text:p>0</text:p>
          </table:table-cell>
          <table:table-cell office:value-type="float" office:value="110181">
            <text:p>110181</text:p>
          </table:table-cell>
          <table:table-cell office:value-type="float" office:value="322807">
            <text:p>322807</text:p>
          </table:table-cell>
          <table:table-cell office:value-type="float" office:value="55090">
            <text:p>55090</text:p>
          </table:table-cell>
          <table:table-cell office:value-type="float" office:value="1255">
            <text:p>1255</text:p>
          </table:table-cell>
          <table:table-cell office:value-type="float" office:value="220362">
            <text:p>220362</text:p>
          </table:table-cell>
          <table:table-cell office:value-type="float" office:value="330544">
            <text:p>330544</text:p>
          </table:table-cell>
          <table:table-cell table:number-columns-repeated="2" office:value-type="float" office:value="0">
            <text:p>0</text:p>
          </table:table-cell>
          <table:table-cell office:value-type="float" office:value="1739501">
            <text:p>1739501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office:value-type="float" office:value="41625">
            <text:p>41625</text:p>
          </table:table-cell>
          <table:table-cell office:value-type="float" office:value="3769">
            <text:p>3769</text:p>
          </table:table-cell>
          <table:table-cell office:value-type="float" office:value="329030">
            <text:p>329030</text:p>
          </table:table-cell>
          <table:table-cell office:value-type="float" office:value="702494">
            <text:p>702494</text:p>
          </table:table-cell>
          <table:table-cell office:value-type="float" office:value="81676">
            <text:p>81676</text:p>
          </table:table-cell>
          <table:table-cell table:number-columns-repeated="3" office:value-type="float" office:value="0">
            <text:p>0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6128">
            <text:p>16128</text:p>
          </table:table-cell>
          <table:table-cell table:number-columns-repeated="11" office:value-type="float" office:value="0">
            <text:p>0</text:p>
          </table:table-cell>
          <table:table-cell office:value-type="float" office:value="9728">
            <text:p>9728</text:p>
          </table:table-cell>
          <table:table-cell office:value-type="float" office:value="146244">
            <text:p>146244</text:p>
          </table:table-cell>
          <table:table-cell table:number-columns-repeated="4" office:value-type="float" office:value="0">
            <text:p>0</text:p>
          </table:table-cell>
          <table:table-cell office:value-type="float" office:value="329030">
            <text:p>329030</text:p>
          </table:table-cell>
          <table:table-cell office:value-type="float" office:value="0">
            <text:p>0</text:p>
          </table:table-cell>
          <table:table-cell office:value-type="float" office:value="329030">
            <text:p>329030</text:p>
          </table:table-cell>
          <table:table-cell office:value-type="float" office:value="5239">
            <text:p>5239</text:p>
          </table:table-cell>
          <table:table-cell office:value-type="float" office:value="164515">
            <text:p>164515</text:p>
          </table:table-cell>
          <table:table-cell office:value-type="float" office:value="0">
            <text:p>0</text:p>
          </table:table-cell>
          <table:table-cell office:value-type="float" office:value="109677">
            <text:p>109677</text:p>
          </table:table-cell>
          <table:table-cell office:value-type="float" office:value="0">
            <text:p>0</text:p>
          </table:table-cell>
          <table:table-cell office:value-type="float" office:value="109676">
            <text:p>109676</text:p>
          </table:table-cell>
          <table:table-cell office:value-type="float" office:value="324511">
            <text:p>324511</text:p>
          </table:table-cell>
          <table:table-cell office:value-type="float" office:value="54838">
            <text:p>54838</text:p>
          </table:table-cell>
          <table:table-cell office:value-type="float" office:value="1303">
            <text:p>1303</text:p>
          </table:table-cell>
          <table:table-cell office:value-type="float" office:value="219353">
            <text:p>219353</text:p>
          </table:table-cell>
          <table:table-cell office:value-type="float" office:value="329030">
            <text:p>329030</text:p>
          </table:table-cell>
          <table:table-cell table:number-columns-repeated="2" office:value-type="float" office:value="0">
            <text:p>0</text:p>
          </table:table-cell>
          <table:table-cell office:value-type="float" office:value="1831054">
            <text:p>183105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float" office:value="43458">
            <text:p>43458</text:p>
          </table:table-cell>
          <table:table-cell office:value-type="float" office:value="3793">
            <text:p>3793</text:p>
          </table:table-cell>
          <table:table-cell office:value-type="float" office:value="331150">
            <text:p>331150</text:p>
          </table:table-cell>
          <table:table-cell office:value-type="float" office:value="706934">
            <text:p>706934</text:p>
          </table:table-cell>
          <table:table-cell office:value-type="float" office:value="83743">
            <text:p>83743</text:p>
          </table:table-cell>
          <table:table-cell table:number-columns-repeated="3"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6928">
            <text:p>16928</text:p>
          </table:table-cell>
          <table:table-cell table:number-columns-repeated="11" office:value-type="float" office:value="0">
            <text:p>0</text:p>
          </table:table-cell>
          <table:table-cell office:value-type="float" office:value="10240">
            <text:p>10240</text:p>
          </table:table-cell>
          <table:table-cell office:value-type="float" office:value="151180">
            <text:p>151180</text:p>
          </table:table-cell>
          <table:table-cell table:number-columns-repeated="4" office:value-type="float" office:value="0">
            <text:p>0</text:p>
          </table:table-cell>
          <table:table-cell office:value-type="float" office:value="331150">
            <text:p>331150</text:p>
          </table:table-cell>
          <table:table-cell office:value-type="float" office:value="0">
            <text:p>0</text:p>
          </table:table-cell>
          <table:table-cell office:value-type="float" office:value="331150">
            <text:p>331150</text:p>
          </table:table-cell>
          <table:table-cell office:value-type="float" office:value="5192">
            <text:p>5192</text:p>
          </table:table-cell>
          <table:table-cell office:value-type="float" office:value="165575">
            <text:p>165575</text:p>
          </table:table-cell>
          <table:table-cell office:value-type="float" office:value="0">
            <text:p>0</text:p>
          </table:table-cell>
          <table:table-cell office:value-type="float" office:value="110384">
            <text:p>110384</text:p>
          </table:table-cell>
          <table:table-cell office:value-type="float" office:value="0">
            <text:p>0</text:p>
          </table:table-cell>
          <table:table-cell office:value-type="float" office:value="110383">
            <text:p>110383</text:p>
          </table:table-cell>
          <table:table-cell office:value-type="float" office:value="160330">
            <text:p>160330</text:p>
          </table:table-cell>
          <table:table-cell office:value-type="float" office:value="55192">
            <text:p>55192</text:p>
          </table:table-cell>
          <table:table-cell office:value-type="float" office:value="1350">
            <text:p>1350</text:p>
          </table:table-cell>
          <table:table-cell office:value-type="float" office:value="220766">
            <text:p>220766</text:p>
          </table:table-cell>
          <table:table-cell office:value-type="float" office:value="331150">
            <text:p>331150</text:p>
          </table:table-cell>
          <table:table-cell table:number-columns-repeated="2" office:value-type="float" office:value="0">
            <text:p>0</text:p>
          </table:table-cell>
          <table:table-cell office:value-type="float" office:value="1800536">
            <text:p>1800536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office:value-type="float" office:value="45875">
            <text:p>45875</text:p>
          </table:table-cell>
          <table:table-cell office:value-type="float" office:value="3803">
            <text:p>3803</text:p>
          </table:table-cell>
          <table:table-cell office:value-type="float" office:value="332055">
            <text:p>332055</text:p>
          </table:table-cell>
          <table:table-cell office:value-type="float" office:value="711515">
            <text:p>711515</text:p>
          </table:table-cell>
          <table:table-cell office:value-type="float" office:value="86159">
            <text:p>86159</text:p>
          </table:table-cell>
          <table:table-cell table:number-columns-repeated="3" office:value-type="float" office:value="0">
            <text:p>0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8334">
            <text:p>18334</text:p>
          </table:table-cell>
          <table:table-cell table:number-columns-repeated="11" office:value-type="float" office:value="0">
            <text:p>0</text:p>
          </table:table-cell>
          <table:table-cell office:value-type="float" office:value="10752">
            <text:p>10752</text:p>
          </table:table-cell>
          <table:table-cell office:value-type="float" office:value="150048">
            <text:p>150048</text:p>
          </table:table-cell>
          <table:table-cell table:number-columns-repeated="4" office:value-type="float" office:value="0">
            <text:p>0</text:p>
          </table:table-cell>
          <table:table-cell office:value-type="float" office:value="332055">
            <text:p>332055</text:p>
          </table:table-cell>
          <table:table-cell office:value-type="float" office:value="0">
            <text:p>0</text:p>
          </table:table-cell>
          <table:table-cell office:value-type="float" office:value="332055">
            <text:p>332055</text:p>
          </table:table-cell>
          <table:table-cell office:value-type="float" office:value="5328">
            <text:p>5328</text:p>
          </table:table-cell>
          <table:table-cell office:value-type="float" office:value="166027">
            <text:p>166027</text:p>
          </table:table-cell>
          <table:table-cell office:value-type="float" office:value="0">
            <text:p>0</text:p>
          </table:table-cell>
          <table:table-cell office:value-type="float" office:value="110685">
            <text:p>110685</text:p>
          </table:table-cell>
          <table:table-cell office:value-type="float" office:value="0">
            <text:p>0</text:p>
          </table:table-cell>
          <table:table-cell office:value-type="float" office:value="110684">
            <text:p>110684</text:p>
          </table:table-cell>
          <table:table-cell office:value-type="float" office:value="326444">
            <text:p>326444</text:p>
          </table:table-cell>
          <table:table-cell office:value-type="float" office:value="55342">
            <text:p>55342</text:p>
          </table:table-cell>
          <table:table-cell office:value-type="float" office:value="1385">
            <text:p>1385</text:p>
          </table:table-cell>
          <table:table-cell office:value-type="float" office:value="221370">
            <text:p>221370</text:p>
          </table:table-cell>
          <table:table-cell office:value-type="float" office:value="332055">
            <text:p>332055</text:p>
          </table:table-cell>
          <table:table-cell table:number-columns-repeated="2" office:value-type="float" office:value="0">
            <text:p>0</text:p>
          </table:table-cell>
          <table:table-cell office:value-type="float" office:value="1739501">
            <text:p>1739501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office:value-type="float" office:value="47291">
            <text:p>47291</text:p>
          </table:table-cell>
          <table:table-cell office:value-type="float" office:value="3839">
            <text:p>3839</text:p>
          </table:table-cell>
          <table:table-cell office:value-type="float" office:value="335094">
            <text:p>335094</text:p>
          </table:table-cell>
          <table:table-cell office:value-type="float" office:value="722517">
            <text:p>722517</text:p>
          </table:table-cell>
          <table:table-cell office:value-type="float" office:value="87699">
            <text:p>87699</text:p>
          </table:table-cell>
          <table:table-cell table:number-columns-repeated="3" office:value-type="float" office:value="0">
            <text:p>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9800">
            <text:p>19800</text:p>
          </table:table-cell>
          <table:table-cell table:number-columns-repeated="11" office:value-type="float" office:value="0">
            <text:p>0</text:p>
          </table:table-cell>
          <table:table-cell office:value-type="float" office:value="11264">
            <text:p>11264</text:p>
          </table:table-cell>
          <table:table-cell office:value-type="float" office:value="153068">
            <text:p>153068</text:p>
          </table:table-cell>
          <table:table-cell table:number-columns-repeated="4" office:value-type="float" office:value="0">
            <text:p>0</text:p>
          </table:table-cell>
          <table:table-cell office:value-type="float" office:value="335094">
            <text:p>335094</text:p>
          </table:table-cell>
          <table:table-cell office:value-type="float" office:value="0">
            <text:p>0</text:p>
          </table:table-cell>
          <table:table-cell office:value-type="float" office:value="335094">
            <text:p>335094</text:p>
          </table:table-cell>
          <table:table-cell office:value-type="float" office:value="5261">
            <text:p>5261</text:p>
          </table:table-cell>
          <table:table-cell office:value-type="float" office:value="167547">
            <text:p>167547</text:p>
          </table:table-cell>
          <table:table-cell office:value-type="float" office:value="0">
            <text:p>0</text:p>
          </table:table-cell>
          <table:table-cell office:value-type="float" office:value="111698">
            <text:p>111698</text:p>
          </table:table-cell>
          <table:table-cell office:value-type="float" office:value="0">
            <text:p>0</text:p>
          </table:table-cell>
          <table:table-cell office:value-type="float" office:value="111698">
            <text:p>111698</text:p>
          </table:table-cell>
          <table:table-cell office:value-type="float" office:value="0">
            <text:p>0</text:p>
          </table:table-cell>
          <table:table-cell office:value-type="float" office:value="55849">
            <text:p>55849</text:p>
          </table:table-cell>
          <table:table-cell office:value-type="float" office:value="1433">
            <text:p>1433</text:p>
          </table:table-cell>
          <table:table-cell office:value-type="float" office:value="223396">
            <text:p>223396</text:p>
          </table:table-cell>
          <table:table-cell office:value-type="float" office:value="335094">
            <text:p>335094</text:p>
          </table:table-cell>
          <table:table-cell table:number-columns-repeated="2" office:value-type="float" office:value="0">
            <text:p>0</text:p>
          </table:table-cell>
          <table:table-cell office:value-type="float" office:value="1983642">
            <text:p>1983642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office:value-type="float" office:value="49500">
            <text:p>49500</text:p>
          </table:table-cell>
          <table:table-cell office:value-type="float" office:value="4046">
            <text:p>4046</text:p>
          </table:table-cell>
          <table:table-cell office:value-type="float" office:value="353226">
            <text:p>353226</text:p>
          </table:table-cell>
          <table:table-cell office:value-type="float" office:value="769672">
            <text:p>769672</text:p>
          </table:table-cell>
          <table:table-cell office:value-type="float" office:value="90060">
            <text:p>90060</text:p>
          </table:table-cell>
          <table:table-cell table:number-columns-repeated="3" office:value-type="float" office:value="0">
            <text:p>0</text:p>
          </table:table-cell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1319">
            <text:p>21319</text:p>
          </table:table-cell>
          <table:table-cell table:number-columns-repeated="11" office:value-type="float" office:value="0">
            <text:p>0</text:p>
          </table:table-cell>
          <table:table-cell office:value-type="float" office:value="11776">
            <text:p>11776</text:p>
          </table:table-cell>
          <table:table-cell office:value-type="float" office:value="155292">
            <text:p>155292</text:p>
          </table:table-cell>
          <table:table-cell table:number-columns-repeated="4" office:value-type="float" office:value="0">
            <text:p>0</text:p>
          </table:table-cell>
          <table:table-cell office:value-type="float" office:value="353226">
            <text:p>353226</text:p>
          </table:table-cell>
          <table:table-cell office:value-type="float" office:value="0">
            <text:p>0</text:p>
          </table:table-cell>
          <table:table-cell office:value-type="float" office:value="353226">
            <text:p>353226</text:p>
          </table:table-cell>
          <table:table-cell office:value-type="float" office:value="5534">
            <text:p>5534</text:p>
          </table:table-cell>
          <table:table-cell office:value-type="float" office:value="176613">
            <text:p>176613</text:p>
          </table:table-cell>
          <table:table-cell office:value-type="float" office:value="0">
            <text:p>0</text:p>
          </table:table-cell>
          <table:table-cell office:value-type="float" office:value="117742">
            <text:p>117742</text:p>
          </table:table-cell>
          <table:table-cell office:value-type="float" office:value="0">
            <text:p>0</text:p>
          </table:table-cell>
          <table:table-cell office:value-type="float" office:value="117742">
            <text:p>117742</text:p>
          </table:table-cell>
          <table:table-cell office:value-type="float" office:value="345601">
            <text:p>345601</text:p>
          </table:table-cell>
          <table:table-cell office:value-type="float" office:value="58871">
            <text:p>58871</text:p>
          </table:table-cell>
          <table:table-cell office:value-type="float" office:value="1738">
            <text:p>1738</text:p>
          </table:table-cell>
          <table:table-cell office:value-type="float" office:value="235484">
            <text:p>235484</text:p>
          </table:table-cell>
          <table:table-cell office:value-type="float" office:value="353226">
            <text:p>353226</text:p>
          </table:table-cell>
          <table:table-cell table:number-columns-repeated="2" office:value-type="float" office:value="0">
            <text:p>0</text:p>
          </table:table-cell>
          <table:table-cell office:value-type="float" office:value="2075195">
            <text:p>2075195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51208">
            <text:p>51208</text:p>
          </table:table-cell>
          <table:table-cell office:value-type="float" office:value="4098">
            <text:p>4098</text:p>
          </table:table-cell>
          <table:table-cell office:value-type="float" office:value="357765">
            <text:p>357765</text:p>
          </table:table-cell>
          <table:table-cell office:value-type="float" office:value="783753">
            <text:p>783753</text:p>
          </table:table-cell>
          <table:table-cell office:value-type="float" office:value="91643">
            <text:p>91643</text:p>
          </table:table-cell>
          <table:table-cell table:number-columns-repeated="3" office:value-type="float" office:value="0">
            <text:p>0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2798">
            <text:p>22798</text:p>
          </table:table-cell>
          <table:table-cell table:number-columns-repeated="11" office:value-type="float" office:value="0">
            <text:p>0</text:p>
          </table:table-cell>
          <table:table-cell office:value-type="float" office:value="12288">
            <text:p>12288</text:p>
          </table:table-cell>
          <table:table-cell table:number-columns-repeated="5" office:value-type="float" office:value="0">
            <text:p>0</text:p>
          </table:table-cell>
          <table:table-cell office:value-type="float" office:value="357765">
            <text:p>357765</text:p>
          </table:table-cell>
          <table:table-cell office:value-type="float" office:value="0">
            <text:p>0</text:p>
          </table:table-cell>
          <table:table-cell office:value-type="float" office:value="357765">
            <text:p>357765</text:p>
          </table:table-cell>
          <table:table-cell office:value-type="float" office:value="5634">
            <text:p>5634</text:p>
          </table:table-cell>
          <table:table-cell office:value-type="float" office:value="178882">
            <text:p>178882</text:p>
          </table:table-cell>
          <table:table-cell office:value-type="float" office:value="0">
            <text:p>0</text:p>
          </table:table-cell>
          <table:table-cell office:value-type="float" office:value="119255">
            <text:p>119255</text:p>
          </table:table-cell>
          <table:table-cell office:value-type="float" office:value="0">
            <text:p>0</text:p>
          </table:table-cell>
          <table:table-cell office:value-type="float" office:value="119255">
            <text:p>119255</text:p>
          </table:table-cell>
          <table:table-cell office:value-type="float" office:value="351921">
            <text:p>351921</text:p>
          </table:table-cell>
          <table:table-cell office:value-type="float" office:value="59627">
            <text:p>59627</text:p>
          </table:table-cell>
          <table:table-cell office:value-type="float" office:value="1499">
            <text:p>1499</text:p>
          </table:table-cell>
          <table:table-cell office:value-type="float" office:value="238510">
            <text:p>238510</text:p>
          </table:table-cell>
          <table:table-cell office:value-type="float" office:value="357765">
            <text:p>357765</text:p>
          </table:table-cell>
          <table:table-cell table:number-columns-repeated="2" office:value-type="float" office:value="0">
            <text:p>0</text:p>
          </table:table-cell>
          <table:table-cell office:value-type="float" office:value="2075195">
            <text:p>2075195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53916">
            <text:p>53916</text:p>
          </table:table-cell>
          <table:table-cell office:value-type="float" office:value="3924">
            <text:p>3924</text:p>
          </table:table-cell>
          <table:table-cell office:value-type="float" office:value="342591">
            <text:p>342591</text:p>
          </table:table-cell>
          <table:table-cell office:value-type="float" office:value="739443">
            <text:p>739443</text:p>
          </table:table-cell>
          <table:table-cell office:value-type="float" office:value="94846">
            <text:p>94846</text:p>
          </table:table-cell>
          <table:table-cell table:number-columns-repeated="3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4287">
            <text:p>24287</text:p>
          </table:table-cell>
          <table:table-cell table:number-columns-repeated="11" office:value-type="float" office:value="0">
            <text:p>0</text:p>
          </table:table-cell>
          <table:table-cell office:value-type="float" office:value="12800">
            <text:p>12800</text:p>
          </table:table-cell>
          <table:table-cell office:value-type="float" office:value="161408">
            <text:p>161408</text:p>
          </table:table-cell>
          <table:table-cell table:number-columns-repeated="4" office:value-type="float" office:value="0">
            <text:p>0</text:p>
          </table:table-cell>
          <table:table-cell office:value-type="float" office:value="342591">
            <text:p>342591</text:p>
          </table:table-cell>
          <table:table-cell office:value-type="float" office:value="0">
            <text:p>0</text:p>
          </table:table-cell>
          <table:table-cell office:value-type="float" office:value="342591">
            <text:p>342591</text:p>
          </table:table-cell>
          <table:table-cell office:value-type="float" office:value="5445">
            <text:p>5445</text:p>
          </table:table-cell>
          <table:table-cell office:value-type="float" office:value="171295">
            <text:p>171295</text:p>
          </table:table-cell>
          <table:table-cell office:value-type="float" office:value="0">
            <text:p>0</text:p>
          </table:table-cell>
          <table:table-cell office:value-type="float" office:value="114197">
            <text:p>114197</text:p>
          </table:table-cell>
          <table:table-cell office:value-type="float" office:value="0">
            <text:p>0</text:p>
          </table:table-cell>
          <table:table-cell office:value-type="float" office:value="114197">
            <text:p>114197</text:p>
          </table:table-cell>
          <table:table-cell office:value-type="float" office:value="335950">
            <text:p>335950</text:p>
          </table:table-cell>
          <table:table-cell office:value-type="float" office:value="57098">
            <text:p>57098</text:p>
          </table:table-cell>
          <table:table-cell office:value-type="float" office:value="1618">
            <text:p>1618</text:p>
          </table:table-cell>
          <table:table-cell office:value-type="float" office:value="228394">
            <text:p>228394</text:p>
          </table:table-cell>
          <table:table-cell office:value-type="float" office:value="342591">
            <text:p>342591</text:p>
          </table:table-cell>
          <table:table-cell table:number-columns-repeated="2" office:value-type="float" office:value="0">
            <text:p>0</text:p>
          </table:table-cell>
          <table:table-cell office:value-type="float" office:value="1892089">
            <text:p>189208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55958">
            <text:p>55958</text:p>
          </table:table-cell>
          <table:table-cell office:value-type="float" office:value="3961">
            <text:p>3961</text:p>
          </table:table-cell>
          <table:table-cell office:value-type="float" office:value="345845">
            <text:p>345845</text:p>
          </table:table-cell>
          <table:table-cell office:value-type="float" office:value="747269">
            <text:p>747269</text:p>
          </table:table-cell>
          <table:table-cell office:value-type="float" office:value="96803">
            <text:p>96803</text:p>
          </table:table-cell>
          <table:table-cell table:number-columns-repeated="3" office:value-type="float" office:value="0">
            <text:p>0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5782">
            <text:p>25782</text:p>
          </table:table-cell>
          <table:table-cell table:number-columns-repeated="11" office:value-type="float" office:value="0">
            <text:p>0</text:p>
          </table:table-cell>
          <table:table-cell office:value-type="float" office:value="13312">
            <text:p>13312</text:p>
          </table:table-cell>
          <table:table-cell office:value-type="float" office:value="163300">
            <text:p>163300</text:p>
          </table:table-cell>
          <table:table-cell table:number-columns-repeated="4" office:value-type="float" office:value="0">
            <text:p>0</text:p>
          </table:table-cell>
          <table:table-cell office:value-type="float" office:value="345845">
            <text:p>345845</text:p>
          </table:table-cell>
          <table:table-cell office:value-type="float" office:value="0">
            <text:p>0</text:p>
          </table:table-cell>
          <table:table-cell office:value-type="float" office:value="345845">
            <text:p>345845</text:p>
          </table:table-cell>
          <table:table-cell office:value-type="float" office:value="5533">
            <text:p>5533</text:p>
          </table:table-cell>
          <table:table-cell office:value-type="float" office:value="172922">
            <text:p>172922</text:p>
          </table:table-cell>
          <table:table-cell office:value-type="float" office:value="0">
            <text:p>0</text:p>
          </table:table-cell>
          <table:table-cell office:value-type="float" office:value="115282">
            <text:p>115282</text:p>
          </table:table-cell>
          <table:table-cell office:value-type="float" office:value="0">
            <text:p>0</text:p>
          </table:table-cell>
          <table:table-cell office:value-type="float" office:value="115282">
            <text:p>115282</text:p>
          </table:table-cell>
          <table:table-cell office:value-type="float" office:value="335117">
            <text:p>335117</text:p>
          </table:table-cell>
          <table:table-cell office:value-type="float" office:value="57640">
            <text:p>57640</text:p>
          </table:table-cell>
          <table:table-cell office:value-type="float" office:value="1583">
            <text:p>1583</text:p>
          </table:table-cell>
          <table:table-cell office:value-type="float" office:value="230564">
            <text:p>230564</text:p>
          </table:table-cell>
          <table:table-cell office:value-type="float" office:value="345845">
            <text:p>345845</text:p>
          </table:table-cell>
          <table:table-cell table:number-columns-repeated="2" office:value-type="float" office:value="0">
            <text:p>0</text:p>
          </table:table-cell>
          <table:table-cell office:value-type="float" office:value="2075195">
            <text:p>2075195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office:value-type="float" office:value="58291">
            <text:p>58291</text:p>
          </table:table-cell>
          <table:table-cell office:value-type="float" office:value="3968">
            <text:p>3968</text:p>
          </table:table-cell>
          <table:table-cell office:value-type="float" office:value="346434">
            <text:p>346434</text:p>
          </table:table-cell>
          <table:table-cell office:value-type="float" office:value="751927">
            <text:p>751927</text:p>
          </table:table-cell>
          <table:table-cell office:value-type="float" office:value="99217">
            <text:p>99217</text:p>
          </table:table-cell>
          <table:table-cell table:number-columns-repeated="3" office:value-type="float" office:value="0">
            <text:p>0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7255">
            <text:p>27255</text:p>
          </table:table-cell>
          <table:table-cell table:number-columns-repeated="11" office:value-type="float" office:value="0">
            <text:p>0</text:p>
          </table:table-cell>
          <table:table-cell office:value-type="float" office:value="13824">
            <text:p>13824</text:p>
          </table:table-cell>
          <table:table-cell office:value-type="float" office:value="163892">
            <text:p>163892</text:p>
          </table:table-cell>
          <table:table-cell table:number-columns-repeated="4" office:value-type="float" office:value="0">
            <text:p>0</text:p>
          </table:table-cell>
          <table:table-cell office:value-type="float" office:value="346434">
            <text:p>346434</text:p>
          </table:table-cell>
          <table:table-cell office:value-type="float" office:value="0">
            <text:p>0</text:p>
          </table:table-cell>
          <table:table-cell office:value-type="float" office:value="346434">
            <text:p>346434</text:p>
          </table:table-cell>
          <table:table-cell office:value-type="float" office:value="5453">
            <text:p>5453</text:p>
          </table:table-cell>
          <table:table-cell office:value-type="float" office:value="173217">
            <text:p>173217</text:p>
          </table:table-cell>
          <table:table-cell office:value-type="float" office:value="0">
            <text:p>0</text:p>
          </table:table-cell>
          <table:table-cell office:value-type="float" office:value="115478">
            <text:p>115478</text:p>
          </table:table-cell>
          <table:table-cell office:value-type="float" office:value="0">
            <text:p>0</text:p>
          </table:table-cell>
          <table:table-cell office:value-type="float" office:value="115478">
            <text:p>115478</text:p>
          </table:table-cell>
          <table:table-cell office:value-type="float" office:value="341930">
            <text:p>341930</text:p>
          </table:table-cell>
          <table:table-cell office:value-type="float" office:value="57739">
            <text:p>57739</text:p>
          </table:table-cell>
          <table:table-cell office:value-type="float" office:value="1651">
            <text:p>1651</text:p>
          </table:table-cell>
          <table:table-cell office:value-type="float" office:value="230956">
            <text:p>230956</text:p>
          </table:table-cell>
          <table:table-cell office:value-type="float" office:value="346434">
            <text:p>346434</text:p>
          </table:table-cell>
          <table:table-cell table:number-columns-repeated="2" office:value-type="float" office:value="0">
            <text:p>0</text:p>
          </table:table-cell>
          <table:table-cell office:value-type="float" office:value="2075195">
            <text:p>2075195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office:value-type="float" office:value="59791">
            <text:p>59791</text:p>
          </table:table-cell>
          <table:table-cell office:value-type="float" office:value="3983">
            <text:p>3983</text:p>
          </table:table-cell>
          <table:table-cell office:value-type="float" office:value="347701">
            <text:p>347701</text:p>
          </table:table-cell>
          <table:table-cell office:value-type="float" office:value="758789">
            <text:p>758789</text:p>
          </table:table-cell>
          <table:table-cell office:value-type="float" office:value="100610">
            <text:p>100610</text:p>
          </table:table-cell>
          <table:table-cell table:number-columns-repeated="3" office:value-type="float" office:value="0">
            <text:p>0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8746">
            <text:p>28746</text:p>
          </table:table-cell>
          <table:table-cell table:number-columns-repeated="11" office:value-type="float" office:value="0">
            <text:p>0</text:p>
          </table:table-cell>
          <table:table-cell office:value-type="float" office:value="14336">
            <text:p>14336</text:p>
          </table:table-cell>
          <table:table-cell office:value-type="float" office:value="166068">
            <text:p>166068</text:p>
          </table:table-cell>
          <table:table-cell table:number-columns-repeated="4" office:value-type="float" office:value="0">
            <text:p>0</text:p>
          </table:table-cell>
          <table:table-cell office:value-type="float" office:value="347701">
            <text:p>347701</text:p>
          </table:table-cell>
          <table:table-cell office:value-type="float" office:value="0">
            <text:p>0</text:p>
          </table:table-cell>
          <table:table-cell office:value-type="float" office:value="347701">
            <text:p>347701</text:p>
          </table:table-cell>
          <table:table-cell office:value-type="float" office:value="5513">
            <text:p>5513</text:p>
          </table:table-cell>
          <table:table-cell office:value-type="float" office:value="173850">
            <text:p>173850</text:p>
          </table:table-cell>
          <table:table-cell office:value-type="float" office:value="0">
            <text:p>0</text:p>
          </table:table-cell>
          <table:table-cell office:value-type="float" office:value="115900">
            <text:p>115900</text:p>
          </table:table-cell>
          <table:table-cell office:value-type="float" office:value="0">
            <text:p>0</text:p>
          </table:table-cell>
          <table:table-cell office:value-type="float" office:value="115901">
            <text:p>115901</text:p>
          </table:table-cell>
          <table:table-cell office:value-type="float" office:value="344080">
            <text:p>344080</text:p>
          </table:table-cell>
          <table:table-cell office:value-type="float" office:value="57950">
            <text:p>57950</text:p>
          </table:table-cell>
          <table:table-cell office:value-type="float" office:value="1704">
            <text:p>1704</text:p>
          </table:table-cell>
          <table:table-cell office:value-type="float" office:value="231801">
            <text:p>231801</text:p>
          </table:table-cell>
          <table:table-cell office:value-type="float" office:value="347701">
            <text:p>347701</text:p>
          </table:table-cell>
          <table:table-cell table:number-columns-repeated="2" office:value-type="float" office:value="0">
            <text:p>0</text:p>
          </table:table-cell>
          <table:table-cell office:value-type="float" office:value="2136230">
            <text:p>2136230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float" office:value="62291">
            <text:p>62291</text:p>
          </table:table-cell>
          <table:table-cell office:value-type="float" office:value="4020">
            <text:p>4020</text:p>
          </table:table-cell>
          <table:table-cell office:value-type="float" office:value="350961">
            <text:p>350961</text:p>
          </table:table-cell>
          <table:table-cell office:value-type="float" office:value="760447">
            <text:p>760447</text:p>
          </table:table-cell>
          <table:table-cell office:value-type="float" office:value="103573">
            <text:p>103573</text:p>
          </table:table-cell>
          <table:table-cell table:number-columns-repeated="3" office:value-type="float" office:value="0">
            <text:p>0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0230">
            <text:p>30230</text:p>
          </table:table-cell>
          <table:table-cell table:number-columns-repeated="11" office:value-type="float" office:value="0">
            <text:p>0</text:p>
          </table:table-cell>
          <table:table-cell office:value-type="float" office:value="14848">
            <text:p>14848</text:p>
          </table:table-cell>
          <table:table-cell office:value-type="float" office:value="171276">
            <text:p>171276</text:p>
          </table:table-cell>
          <table:table-cell table:number-columns-repeated="4" office:value-type="float" office:value="0">
            <text:p>0</text:p>
          </table:table-cell>
          <table:table-cell office:value-type="float" office:value="350961">
            <text:p>350961</text:p>
          </table:table-cell>
          <table:table-cell office:value-type="float" office:value="0">
            <text:p>0</text:p>
          </table:table-cell>
          <table:table-cell office:value-type="float" office:value="350961">
            <text:p>350961</text:p>
          </table:table-cell>
          <table:table-cell office:value-type="float" office:value="5510">
            <text:p>5510</text:p>
          </table:table-cell>
          <table:table-cell office:value-type="float" office:value="175480">
            <text:p>175480</text:p>
          </table:table-cell>
          <table:table-cell office:value-type="float" office:value="0">
            <text:p>0</text:p>
          </table:table-cell>
          <table:table-cell office:value-type="float" office:value="116987">
            <text:p>116987</text:p>
          </table:table-cell>
          <table:table-cell office:value-type="float" office:value="0">
            <text:p>0</text:p>
          </table:table-cell>
          <table:table-cell office:value-type="float" office:value="116986">
            <text:p>116986</text:p>
          </table:table-cell>
          <table:table-cell office:value-type="float" office:value="345304">
            <text:p>345304</text:p>
          </table:table-cell>
          <table:table-cell office:value-type="float" office:value="58493">
            <text:p>58493</text:p>
          </table:table-cell>
          <table:table-cell office:value-type="float" office:value="1781">
            <text:p>1781</text:p>
          </table:table-cell>
          <table:table-cell office:value-type="float" office:value="233974">
            <text:p>233974</text:p>
          </table:table-cell>
          <table:table-cell office:value-type="float" office:value="350961">
            <text:p>350961</text:p>
          </table:table-cell>
          <table:table-cell table:number-columns-repeated="2" office:value-type="float" office:value="0">
            <text:p>0</text:p>
          </table:table-cell>
          <table:table-cell office:value-type="float" office:value="2136230">
            <text:p>2136230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63958">
            <text:p>63958</text:p>
          </table:table-cell>
          <table:table-cell office:value-type="float" office:value="4089">
            <text:p>4089</text:p>
          </table:table-cell>
          <table:table-cell office:value-type="float" office:value="356963">
            <text:p>356963</text:p>
          </table:table-cell>
          <table:table-cell office:value-type="float" office:value="772205">
            <text:p>772205</text:p>
          </table:table-cell>
          <table:table-cell office:value-type="float" office:value="105084">
            <text:p>105084</text:p>
          </table:table-cell>
          <table:table-cell table:number-columns-repeated="3" office:value-type="float" office:value="0">
            <text:p>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1730">
            <text:p>31730</text:p>
          </table:table-cell>
          <table:table-cell table:number-columns-repeated="11" office:value-type="float" office:value="0">
            <text:p>0</text:p>
          </table:table-cell>
          <table:table-cell office:value-type="float" office:value="15360">
            <text:p>15360</text:p>
          </table:table-cell>
          <table:table-cell office:value-type="float" office:value="172036">
            <text:p>172036</text:p>
          </table:table-cell>
          <table:table-cell table:number-columns-repeated="4" office:value-type="float" office:value="0">
            <text:p>0</text:p>
          </table:table-cell>
          <table:table-cell office:value-type="float" office:value="356963">
            <text:p>356963</text:p>
          </table:table-cell>
          <table:table-cell office:value-type="float" office:value="0">
            <text:p>0</text:p>
          </table:table-cell>
          <table:table-cell office:value-type="float" office:value="356963">
            <text:p>356963</text:p>
          </table:table-cell>
          <table:table-cell office:value-type="float" office:value="5654">
            <text:p>5654</text:p>
          </table:table-cell>
          <table:table-cell office:value-type="float" office:value="178481">
            <text:p>178481</text:p>
          </table:table-cell>
          <table:table-cell office:value-type="float" office:value="0">
            <text:p>0</text:p>
          </table:table-cell>
          <table:table-cell office:value-type="float" office:value="118988">
            <text:p>118988</text:p>
          </table:table-cell>
          <table:table-cell office:value-type="float" office:value="0">
            <text:p>0</text:p>
          </table:table-cell>
          <table:table-cell office:value-type="float" office:value="118987">
            <text:p>118987</text:p>
          </table:table-cell>
          <table:table-cell office:value-type="float" office:value="351230">
            <text:p>351230</text:p>
          </table:table-cell>
          <table:table-cell office:value-type="float" office:value="59493">
            <text:p>59493</text:p>
          </table:table-cell>
          <table:table-cell office:value-type="float" office:value="1775">
            <text:p>1775</text:p>
          </table:table-cell>
          <table:table-cell office:value-type="float" office:value="237975">
            <text:p>237975</text:p>
          </table:table-cell>
          <table:table-cell office:value-type="float" office:value="356963">
            <text:p>356963</text:p>
          </table:table-cell>
          <table:table-cell table:number-columns-repeated="2" office:value-type="float" office:value="0">
            <text:p>0</text:p>
          </table:table-cell>
          <table:table-cell office:value-type="float" office:value="2075195">
            <text:p>2075195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65666">
            <text:p>65666</text:p>
          </table:table-cell>
          <table:table-cell office:value-type="float" office:value="4064">
            <text:p>4064</text:p>
          </table:table-cell>
          <table:table-cell office:value-type="float" office:value="354819">
            <text:p>354819</text:p>
          </table:table-cell>
          <table:table-cell office:value-type="float" office:value="772462">
            <text:p>772462</text:p>
          </table:table-cell>
          <table:table-cell office:value-type="float" office:value="107000">
            <text:p>107000</text:p>
          </table:table-cell>
          <table:table-cell table:number-columns-repeated="3" office:value-type="float" office:value="0">
            <text:p>0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3210">
            <text:p>33210</text:p>
          </table:table-cell>
          <table:table-cell table:number-columns-repeated="11" office:value-type="float" office:value="0">
            <text:p>0</text:p>
          </table:table-cell>
          <table:table-cell office:value-type="float" office:value="15872">
            <text:p>15872</text:p>
          </table:table-cell>
          <table:table-cell table:number-columns-repeated="5" office:value-type="float" office:value="0">
            <text:p>0</text:p>
          </table:table-cell>
          <table:table-cell office:value-type="float" office:value="354819">
            <text:p>354819</text:p>
          </table:table-cell>
          <table:table-cell office:value-type="float" office:value="0">
            <text:p>0</text:p>
          </table:table-cell>
          <table:table-cell office:value-type="float" office:value="354819">
            <text:p>354819</text:p>
          </table:table-cell>
          <table:table-cell office:value-type="float" office:value="5633">
            <text:p>5633</text:p>
          </table:table-cell>
          <table:table-cell office:value-type="float" office:value="177410">
            <text:p>177410</text:p>
          </table:table-cell>
          <table:table-cell office:value-type="float" office:value="0">
            <text:p>0</text:p>
          </table:table-cell>
          <table:table-cell office:value-type="float" office:value="118273">
            <text:p>118273</text:p>
          </table:table-cell>
          <table:table-cell office:value-type="float" office:value="0">
            <text:p>0</text:p>
          </table:table-cell>
          <table:table-cell office:value-type="float" office:value="118273">
            <text:p>118273</text:p>
          </table:table-cell>
          <table:table-cell office:value-type="float" office:value="347235">
            <text:p>347235</text:p>
          </table:table-cell>
          <table:table-cell office:value-type="float" office:value="59136">
            <text:p>59136</text:p>
          </table:table-cell>
          <table:table-cell office:value-type="float" office:value="1846">
            <text:p>1846</text:p>
          </table:table-cell>
          <table:table-cell office:value-type="float" office:value="236546">
            <text:p>236546</text:p>
          </table:table-cell>
          <table:table-cell office:value-type="float" office:value="354819">
            <text:p>354819</text:p>
          </table:table-cell>
          <table:table-cell table:number-columns-repeated="2" office:value-type="float" office:value="0">
            <text:p>0</text:p>
          </table:table-cell>
          <table:table-cell office:value-type="float" office:value="2105712">
            <text:p>2105712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67625">
            <text:p>67625</text:p>
          </table:table-cell>
          <table:table-cell office:value-type="float" office:value="4076">
            <text:p>4076</text:p>
          </table:table-cell>
          <table:table-cell office:value-type="float" office:value="355840">
            <text:p>355840</text:p>
          </table:table-cell>
          <table:table-cell office:value-type="float" office:value="773898">
            <text:p>773898</text:p>
          </table:table-cell>
          <table:table-cell office:value-type="float" office:value="109119">
            <text:p>109119</text:p>
          </table:table-cell>
          <table:table-cell table:number-columns-repeated="3"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4690">
            <text:p>34690</text:p>
          </table:table-cell>
          <table:table-cell table:number-columns-repeated="11" office:value-type="float" office:value="0">
            <text:p>0</text:p>
          </table:table-cell>
          <table:table-cell office:value-type="float" office:value="16384">
            <text:p>16384</text:p>
          </table:table-cell>
          <table:table-cell office:value-type="float" office:value="174200">
            <text:p>174200</text:p>
          </table:table-cell>
          <table:table-cell table:number-columns-repeated="4" office:value-type="float" office:value="0">
            <text:p>0</text:p>
          </table:table-cell>
          <table:table-cell office:value-type="float" office:value="355840">
            <text:p>355840</text:p>
          </table:table-cell>
          <table:table-cell office:value-type="float" office:value="0">
            <text:p>0</text:p>
          </table:table-cell>
          <table:table-cell office:value-type="float" office:value="355840">
            <text:p>355840</text:p>
          </table:table-cell>
          <table:table-cell office:value-type="float" office:value="5620">
            <text:p>5620</text:p>
          </table:table-cell>
          <table:table-cell office:value-type="float" office:value="177920">
            <text:p>177920</text:p>
          </table:table-cell>
          <table:table-cell office:value-type="float" office:value="0">
            <text:p>0</text:p>
          </table:table-cell>
          <table:table-cell office:value-type="float" office:value="118613">
            <text:p>118613</text:p>
          </table:table-cell>
          <table:table-cell office:value-type="float" office:value="0">
            <text:p>0</text:p>
          </table:table-cell>
          <table:table-cell office:value-type="float" office:value="118613">
            <text:p>118613</text:p>
          </table:table-cell>
          <table:table-cell office:value-type="float" office:value="350799">
            <text:p>350799</text:p>
          </table:table-cell>
          <table:table-cell office:value-type="float" office:value="59307">
            <text:p>59307</text:p>
          </table:table-cell>
          <table:table-cell office:value-type="float" office:value="1884">
            <text:p>1884</text:p>
          </table:table-cell>
          <table:table-cell office:value-type="float" office:value="237226">
            <text:p>237226</text:p>
          </table:table-cell>
          <table:table-cell office:value-type="float" office:value="355840">
            <text:p>355840</text:p>
          </table:table-cell>
          <table:table-cell table:number-columns-repeated="2" office:value-type="float" office:value="0">
            <text:p>0</text:p>
          </table:table-cell>
          <table:table-cell office:value-type="float" office:value="2136230">
            <text:p>2136230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126499">
            <text:p>126499</text:p>
          </table:table-cell>
          <table:table-cell office:value-type="float" office:value="4798">
            <text:p>4798</text:p>
          </table:table-cell>
          <table:table-cell office:value-type="float" office:value="418849">
            <text:p>418849</text:p>
          </table:table-cell>
          <table:table-cell office:value-type="float" office:value="948607">
            <text:p>948607</text:p>
          </table:table-cell>
          <table:table-cell office:value-type="float" office:value="171016">
            <text:p>171016</text:p>
          </table:table-cell>
          <table:table-cell table:number-columns-repeated="3" office:value-type="float" office:value="0">
            <text:p>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2601">
            <text:p>82601</text:p>
          </table:table-cell>
          <table:table-cell table:number-columns-repeated="11" office:value-type="float" office:value="0">
            <text:p>0</text:p>
          </table:table-cell>
          <table:table-cell office:value-type="float" office:value="32768">
            <text:p>32768</text:p>
          </table:table-cell>
          <table:table-cell office:value-type="float" office:value="106452">
            <text:p>106452</text:p>
          </table:table-cell>
          <table:table-cell table:number-columns-repeated="4" office:value-type="float" office:value="0">
            <text:p>0</text:p>
          </table:table-cell>
          <table:table-cell office:value-type="float" office:value="418849">
            <text:p>418849</text:p>
          </table:table-cell>
          <table:table-cell office:value-type="float" office:value="0">
            <text:p>0</text:p>
          </table:table-cell>
          <table:table-cell office:value-type="float" office:value="418849">
            <text:p>418849</text:p>
          </table:table-cell>
          <table:table-cell office:value-type="float" office:value="6610">
            <text:p>6610</text:p>
          </table:table-cell>
          <table:table-cell office:value-type="float" office:value="209424">
            <text:p>209424</text:p>
          </table:table-cell>
          <table:table-cell office:value-type="float" office:value="0">
            <text:p>0</text:p>
          </table:table-cell>
          <table:table-cell office:value-type="float" office:value="139616">
            <text:p>139616</text:p>
          </table:table-cell>
          <table:table-cell office:value-type="float" office:value="0">
            <text:p>0</text:p>
          </table:table-cell>
          <table:table-cell office:value-type="float" office:value="139616">
            <text:p>139616</text:p>
          </table:table-cell>
          <table:table-cell office:value-type="float" office:value="414579">
            <text:p>414579</text:p>
          </table:table-cell>
          <table:table-cell office:value-type="float" office:value="69808">
            <text:p>69808</text:p>
          </table:table-cell>
          <table:table-cell office:value-type="float" office:value="3884">
            <text:p>3884</text:p>
          </table:table-cell>
          <table:table-cell office:value-type="float" office:value="279233">
            <text:p>279233</text:p>
          </table:table-cell>
          <table:table-cell office:value-type="float" office:value="418849">
            <text:p>418849</text:p>
          </table:table-cell>
          <table:table-cell table:number-columns-repeated="2" office:value-type="float" office:value="0">
            <text:p>0</text:p>
          </table:table-cell>
          <table:table-cell office:value-type="float" office:value="2502441">
            <text:p>2502441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242790">
            <text:p>242790</text:p>
          </table:table-cell>
          <table:table-cell office:value-type="float" office:value="6303">
            <text:p>6303</text:p>
          </table:table-cell>
          <table:table-cell office:value-type="float" office:value="550263">
            <text:p>550263</text:p>
          </table:table-cell>
          <table:table-cell office:value-type="float" office:value="1287299">
            <text:p>1287299</text:p>
          </table:table-cell>
          <table:table-cell office:value-type="float" office:value="292519">
            <text:p>292519</text:p>
          </table:table-cell>
          <table:table-cell table:number-columns-repeated="3" office:value-type="float" office:value="0">
            <text:p>0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77716">
            <text:p>177716</text:p>
          </table:table-cell>
          <table:table-cell table:number-columns-repeated="11" office:value-type="float" office:value="0">
            <text:p>0</text:p>
          </table:table-cell>
          <table:table-cell office:value-type="float" office:value="65536">
            <text:p>65536</text:p>
          </table:table-cell>
          <table:table-cell table:number-columns-repeated="5" office:value-type="float" office:value="0">
            <text:p>0</text:p>
          </table:table-cell>
          <table:table-cell office:value-type="float" office:value="550263">
            <text:p>550263</text:p>
          </table:table-cell>
          <table:table-cell office:value-type="float" office:value="0">
            <text:p>0</text:p>
          </table:table-cell>
          <table:table-cell office:value-type="float" office:value="550263">
            <text:p>550263</text:p>
          </table:table-cell>
          <table:table-cell office:value-type="float" office:value="8615">
            <text:p>8615</text:p>
          </table:table-cell>
          <table:table-cell office:value-type="float" office:value="275132">
            <text:p>275132</text:p>
          </table:table-cell>
          <table:table-cell office:value-type="float" office:value="0">
            <text:p>0</text:p>
          </table:table-cell>
          <table:table-cell office:value-type="float" office:value="183421">
            <text:p>183421</text:p>
          </table:table-cell>
          <table:table-cell office:value-type="float" office:value="0">
            <text:p>0</text:p>
          </table:table-cell>
          <table:table-cell office:value-type="float" office:value="183421">
            <text:p>183421</text:p>
          </table:table-cell>
          <table:table-cell office:value-type="float" office:value="544704">
            <text:p>544704</text:p>
          </table:table-cell>
          <table:table-cell office:value-type="float" office:value="91710">
            <text:p>91710</text:p>
          </table:table-cell>
          <table:table-cell office:value-type="float" office:value="8072">
            <text:p>8072</text:p>
          </table:table-cell>
          <table:table-cell office:value-type="float" office:value="366842">
            <text:p>366842</text:p>
          </table:table-cell>
          <table:table-cell office:value-type="float" office:value="550263">
            <text:p>550263</text:p>
          </table:table-cell>
          <table:table-cell office:value-type="float" office:value="4486083">
            <text:p>4486083</text:p>
          </table:table-cell>
          <table:table-cell office:value-type="float" office:value="14678955">
            <text:p>14678955</text:p>
          </table:table-cell>
          <table:table-cell office:value-type="float" office:value="3540039">
            <text:p>3540039</text:p>
          </table:table-cell>
          <table:table-cell office:value-type="float" office:value="488281">
            <text:p>48828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table:number-columns-repeated="2" office:value-type="float" office:value="256">
            <text:p>256</text:p>
          </table:table-cell>
          <table:table-cell office:value-type="float" office:value="453914">
            <text:p>453914</text:p>
          </table:table-cell>
          <table:table-cell office:value-type="float" office:value="9174">
            <text:p>9174</text:p>
          </table:table-cell>
          <table:table-cell office:value-type="float" office:value="800960">
            <text:p>800960</text:p>
          </table:table-cell>
          <table:table-cell office:value-type="float" office:value="1909403">
            <text:p>1909403</text:p>
          </table:table-cell>
          <table:table-cell office:value-type="float" office:value="515218">
            <text:p>515218</text:p>
          </table:table-cell>
          <table:table-cell table:number-columns-repeated="3" office:value-type="float" office:value="0">
            <text:p>0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68101">
            <text:p>368101</text:p>
          </table:table-cell>
          <table:table-cell table:number-columns-repeated="11" office:value-type="float" office:value="0">
            <text:p>0</text:p>
          </table:table-cell>
          <table:table-cell office:value-type="float" office:value="131072">
            <text:p>131072</text:p>
          </table:table-cell>
          <table:table-cell office:value-type="float" office:value="573308">
            <text:p>573308</text:p>
          </table:table-cell>
          <table:table-cell table:number-columns-repeated="4" office:value-type="float" office:value="0">
            <text:p>0</text:p>
          </table:table-cell>
          <table:table-cell office:value-type="float" office:value="800960">
            <text:p>800960</text:p>
          </table:table-cell>
          <table:table-cell office:value-type="float" office:value="0">
            <text:p>0</text:p>
          </table:table-cell>
          <table:table-cell office:value-type="float" office:value="800960">
            <text:p>800960</text:p>
          </table:table-cell>
          <table:table-cell office:value-type="float" office:value="12559">
            <text:p>12559</text:p>
          </table:table-cell>
          <table:table-cell office:value-type="float" office:value="400480">
            <text:p>400480</text:p>
          </table:table-cell>
          <table:table-cell office:value-type="float" office:value="0">
            <text:p>0</text:p>
          </table:table-cell>
          <table:table-cell office:value-type="float" office:value="266987">
            <text:p>266987</text:p>
          </table:table-cell>
          <table:table-cell office:value-type="float" office:value="0">
            <text:p>0</text:p>
          </table:table-cell>
          <table:table-cell office:value-type="float" office:value="266986">
            <text:p>266986</text:p>
          </table:table-cell>
          <table:table-cell office:value-type="float" office:value="789150">
            <text:p>789150</text:p>
          </table:table-cell>
          <table:table-cell office:value-type="float" office:value="133493">
            <text:p>133493</text:p>
          </table:table-cell>
          <table:table-cell office:value-type="float" office:value="16340">
            <text:p>16340</text:p>
          </table:table-cell>
          <table:table-cell office:value-type="float" office:value="533973">
            <text:p>533973</text:p>
          </table:table-cell>
          <table:table-cell office:value-type="float" office:value="800960">
            <text:p>800960</text:p>
          </table:table-cell>
          <table:table-cell office:value-type="float" office:value="4516601">
            <text:p>4516601</text:p>
          </table:table-cell>
          <table:table-cell office:value-type="float" office:value="14648437">
            <text:p>14648437</text:p>
          </table:table-cell>
          <table:table-cell office:value-type="float" office:value="5554199">
            <text:p>5554199</text:p>
          </table:table-cell>
          <table:table-cell office:value-type="float" office:value="488281">
            <text:p>48828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office:value-type="float" office:value="898788">
            <text:p>898788</text:p>
          </table:table-cell>
          <table:table-cell office:value-type="float" office:value="14603">
            <text:p>14603</text:p>
          </table:table-cell>
          <table:table-cell office:value-type="float" office:value="1274768">
            <text:p>1274768</text:p>
          </table:table-cell>
          <table:table-cell office:value-type="float" office:value="3200131">
            <text:p>3200131</text:p>
          </table:table-cell>
          <table:table-cell office:value-type="float" office:value="980317">
            <text:p>980317</text:p>
          </table:table-cell>
          <table:table-cell table:number-columns-repeated="3" office:value-type="float" office:value="0">
            <text:p>0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48892">
            <text:p>748892</text:p>
          </table:table-cell>
          <table:table-cell table:number-columns-repeated="11" office:value-type="float" office:value="0">
            <text:p>0</text:p>
          </table:table-cell>
          <table:table-cell office:value-type="float" office:value="262144">
            <text:p>262144</text:p>
          </table:table-cell>
          <table:table-cell table:number-columns-repeated="5" office:value-type="float" office:value="0">
            <text:p>0</text:p>
          </table:table-cell>
          <table:table-cell office:value-type="float" office:value="1274768">
            <text:p>1274768</text:p>
          </table:table-cell>
          <table:table-cell office:value-type="float" office:value="0">
            <text:p>0</text:p>
          </table:table-cell>
          <table:table-cell office:value-type="float" office:value="1274768">
            <text:p>1274768</text:p>
          </table:table-cell>
          <table:table-cell office:value-type="float" office:value="20023">
            <text:p>20023</text:p>
          </table:table-cell>
          <table:table-cell office:value-type="float" office:value="637384">
            <text:p>637384</text:p>
          </table:table-cell>
          <table:table-cell office:value-type="float" office:value="0">
            <text:p>0</text:p>
          </table:table-cell>
          <table:table-cell office:value-type="float" office:value="424923">
            <text:p>424923</text:p>
          </table:table-cell>
          <table:table-cell office:value-type="float" office:value="0">
            <text:p>0</text:p>
          </table:table-cell>
          <table:table-cell office:value-type="float" office:value="424922">
            <text:p>424922</text:p>
          </table:table-cell>
          <table:table-cell office:value-type="float" office:value="1269413">
            <text:p>1269413</text:p>
          </table:table-cell>
          <table:table-cell office:value-type="float" office:value="212461">
            <text:p>212461</text:p>
          </table:table-cell>
          <table:table-cell office:value-type="float" office:value="33108">
            <text:p>33108</text:p>
          </table:table-cell>
          <table:table-cell office:value-type="float" office:value="849845">
            <text:p>849845</text:p>
          </table:table-cell>
          <table:table-cell office:value-type="float" office:value="1274768">
            <text:p>1274768</text:p>
          </table:table-cell>
          <table:table-cell office:value-type="float" office:value="4821777">
            <text:p>4821777</text:p>
          </table:table-cell>
          <table:table-cell office:value-type="float" office:value="16632079">
            <text:p>16632079</text:p>
          </table:table-cell>
          <table:table-cell office:value-type="float" office:value="9063720">
            <text:p>9063720</text:p>
          </table:table-cell>
          <table:table-cell office:value-type="float" office:value="1464843">
            <text:p>146484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office:value-type="float" office:value="1828075">
            <text:p>1828075</text:p>
          </table:table-cell>
          <table:table-cell office:value-type="float" office:value="26029">
            <text:p>26029</text:p>
          </table:table-cell>
          <table:table-cell office:value-type="float" office:value="2272223">
            <text:p>2272223</text:p>
          </table:table-cell>
          <table:table-cell office:value-type="float" office:value="5977194">
            <text:p>5977194</text:p>
          </table:table-cell>
          <table:table-cell office:value-type="float" office:value="1953583">
            <text:p>1953583</text:p>
          </table:table-cell>
          <table:table-cell table:number-columns-repeated="3" office:value-type="float" office:value="0">
            <text:p>0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510539">
            <text:p>1510539</text:p>
          </table:table-cell>
          <table:table-cell table:number-columns-repeated="11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995112">
            <text:p>995112</text:p>
          </table:table-cell>
          <table:table-cell table:number-columns-repeated="4" office:value-type="float" office:value="0">
            <text:p>0</text:p>
          </table:table-cell>
          <table:table-cell office:value-type="float" office:value="2272223">
            <text:p>2272223</text:p>
          </table:table-cell>
          <table:table-cell office:value-type="float" office:value="0">
            <text:p>0</text:p>
          </table:table-cell>
          <table:table-cell office:value-type="float" office:value="2272223">
            <text:p>2272223</text:p>
          </table:table-cell>
          <table:table-cell office:value-type="float" office:value="35517">
            <text:p>35517</text:p>
          </table:table-cell>
          <table:table-cell office:value-type="float" office:value="1136111">
            <text:p>1136111</text:p>
          </table:table-cell>
          <table:table-cell office:value-type="float" office:value="0">
            <text:p>0</text:p>
          </table:table-cell>
          <table:table-cell office:value-type="float" office:value="757408">
            <text:p>757408</text:p>
          </table:table-cell>
          <table:table-cell office:value-type="float" office:value="0">
            <text:p>0</text:p>
          </table:table-cell>
          <table:table-cell office:value-type="float" office:value="757408">
            <text:p>757408</text:p>
          </table:table-cell>
          <table:table-cell office:value-type="float" office:value="0">
            <text:p>0</text:p>
          </table:table-cell>
          <table:table-cell office:value-type="float" office:value="378704">
            <text:p>378704</text:p>
          </table:table-cell>
          <table:table-cell office:value-type="float" office:value="66445">
            <text:p>66445</text:p>
          </table:table-cell>
          <table:table-cell office:value-type="float" office:value="1514816">
            <text:p>1514816</text:p>
          </table:table-cell>
          <table:table-cell office:value-type="float" office:value="2272223">
            <text:p>2272223</text:p>
          </table:table-cell>
          <table:table-cell office:value-type="float" office:value="10223388">
            <text:p>10223388</text:p>
          </table:table-cell>
          <table:table-cell office:value-type="float" office:value="34057617">
            <text:p>34057617</text:p>
          </table:table-cell>
          <table:table-cell office:value-type="float" office:value="16296386">
            <text:p>16296386</text:p>
          </table:table-cell>
          <table:table-cell office:value-type="float" office:value="2777099">
            <text:p>277709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3692569">
            <text:p>3692569</text:p>
          </table:table-cell>
          <table:table-cell office:value-type="float" office:value="49832">
            <text:p>49832</text:p>
          </table:table-cell>
          <table:table-cell office:value-type="float" office:value="4318511">
            <text:p>4318511</text:p>
          </table:table-cell>
          <table:table-cell office:value-type="float" office:value="11635135">
            <text:p>11635135</text:p>
          </table:table-cell>
          <table:table-cell office:value-type="float" office:value="3882700">
            <text:p>3882700</text:p>
          </table:table-cell>
          <table:table-cell table:number-columns-repeated="3" office:value-type="float" office:value="0">
            <text:p>0</text:p>
          </table:table-cell>
          <table:table-cell office:value-type="float" office:value="16384">
            <text:p>1638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033765">
            <text:p>3033765</text:p>
          </table:table-cell>
          <table:table-cell table:number-columns-repeated="11"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3960392">
            <text:p>3960392</text:p>
          </table:table-cell>
          <table:table-cell table:number-columns-repeated="4" office:value-type="float" office:value="0">
            <text:p>0</text:p>
          </table:table-cell>
          <table:table-cell office:value-type="float" office:value="4318511">
            <text:p>4318511</text:p>
          </table:table-cell>
          <table:table-cell office:value-type="float" office:value="0">
            <text:p>0</text:p>
          </table:table-cell>
          <table:table-cell office:value-type="float" office:value="4318511">
            <text:p>4318511</text:p>
          </table:table-cell>
          <table:table-cell office:value-type="float" office:value="67582">
            <text:p>67582</text:p>
          </table:table-cell>
          <table:table-cell office:value-type="float" office:value="2159255">
            <text:p>2159255</text:p>
          </table:table-cell>
          <table:table-cell office:value-type="float" office:value="0">
            <text:p>0</text:p>
          </table:table-cell>
          <table:table-cell office:value-type="float" office:value="1439504">
            <text:p>1439504</text:p>
          </table:table-cell>
          <table:table-cell office:value-type="float" office:value="0">
            <text:p>0</text:p>
          </table:table-cell>
          <table:table-cell office:value-type="float" office:value="1439504">
            <text:p>1439504</text:p>
          </table:table-cell>
          <table:table-cell office:value-type="float" office:value="4316242">
            <text:p>4316242</text:p>
          </table:table-cell>
          <table:table-cell office:value-type="float" office:value="719752">
            <text:p>719752</text:p>
          </table:table-cell>
          <table:table-cell office:value-type="float" office:value="86247">
            <text:p>86247</text:p>
          </table:table-cell>
          <table:table-cell office:value-type="float" office:value="2879008">
            <text:p>2879008</text:p>
          </table:table-cell>
          <table:table-cell office:value-type="float" office:value="4318511">
            <text:p>4318511</text:p>
          </table:table-cell>
          <table:table-cell office:value-type="float" office:value="20233153">
            <text:p>20233153</text:p>
          </table:table-cell>
          <table:table-cell office:value-type="float" office:value="64544677">
            <text:p>64544677</text:p>
          </table:table-cell>
          <table:table-cell office:value-type="float" office:value="21240234">
            <text:p>21240234</text:p>
          </table:table-cell>
          <table:table-cell office:value-type="float" office:value="6317138">
            <text:p>631713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office:value-type="float" office:value="7403595">
            <text:p>7403595</text:p>
          </table:table-cell>
          <table:table-cell office:value-type="float" office:value="95223">
            <text:p>95223</text:p>
          </table:table-cell>
          <table:table-cell office:value-type="float" office:value="8252407">
            <text:p>8252407</text:p>
          </table:table-cell>
          <table:table-cell office:value-type="float" office:value="22692779">
            <text:p>22692779</text:p>
          </table:table-cell>
          <table:table-cell office:value-type="float" office:value="7746301">
            <text:p>7746301</text:p>
          </table:table-cell>
          <table:table-cell table:number-columns-repeated="3"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080182">
            <text:p>6080182</text:p>
          </table:table-cell>
          <table:table-cell table:number-columns-repeated="11" office:value-type="float" office:value="0">
            <text:p>0</text:p>
          </table:table-cell>
          <table:table-cell office:value-type="float" office:value="2097152">
            <text:p>2097152</text:p>
          </table:table-cell>
          <table:table-cell office:value-type="float" office:value="7824208">
            <text:p>7824208</text:p>
          </table:table-cell>
          <table:table-cell table:number-columns-repeated="4" office:value-type="float" office:value="0">
            <text:p>0</text:p>
          </table:table-cell>
          <table:table-cell office:value-type="float" office:value="8252407">
            <text:p>8252407</text:p>
          </table:table-cell>
          <table:table-cell office:value-type="float" office:value="0">
            <text:p>0</text:p>
          </table:table-cell>
          <table:table-cell office:value-type="float" office:value="8252407">
            <text:p>8252407</text:p>
          </table:table-cell>
          <table:table-cell office:value-type="float" office:value="129098">
            <text:p>129098</text:p>
          </table:table-cell>
          <table:table-cell office:value-type="float" office:value="4126204">
            <text:p>4126204</text:p>
          </table:table-cell>
          <table:table-cell office:value-type="float" office:value="0">
            <text:p>0</text:p>
          </table:table-cell>
          <table:table-cell office:value-type="float" office:value="2750802">
            <text:p>2750802</text:p>
          </table:table-cell>
          <table:table-cell office:value-type="float" office:value="0">
            <text:p>0</text:p>
          </table:table-cell>
          <table:table-cell office:value-type="float" office:value="2750802">
            <text:p>2750802</text:p>
          </table:table-cell>
          <table:table-cell office:value-type="float" office:value="8235300">
            <text:p>8235300</text:p>
          </table:table-cell>
          <table:table-cell office:value-type="float" office:value="1375401">
            <text:p>1375401</text:p>
          </table:table-cell>
          <table:table-cell office:value-type="float" office:value="84522">
            <text:p>84522</text:p>
          </table:table-cell>
          <table:table-cell office:value-type="float" office:value="5501605">
            <text:p>5501605</text:p>
          </table:table-cell>
          <table:table-cell office:value-type="float" office:value="8252407">
            <text:p>8252407</text:p>
          </table:table-cell>
          <table:table-cell office:value-type="float" office:value="36682128">
            <text:p>36682128</text:p>
          </table:table-cell>
          <table:table-cell office:value-type="float" office:value="113281249">
            <text:p>113281249</text:p>
          </table:table-cell>
          <table:table-cell office:value-type="float" office:value="26916503">
            <text:p>26916503</text:p>
          </table:table-cell>
          <table:table-cell office:value-type="float" office:value="13244628">
            <text:p>1324462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8192">
            <text:p>8192</text:p>
          </table:table-cell>
          <table:table-cell office:value-type="float" office:value="256">
            <text:p>256</text:p>
          </table:table-cell>
          <table:table-cell office:value-type="float" office:value="14820233">
            <text:p>14820233</text:p>
          </table:table-cell>
          <table:table-cell office:value-type="float" office:value="197961">
            <text:p>197961</text:p>
          </table:table-cell>
          <table:table-cell office:value-type="float" office:value="17193841">
            <text:p>17193841</text:p>
          </table:table-cell>
          <table:table-cell office:value-type="float" office:value="47580192">
            <text:p>47580192</text:p>
          </table:table-cell>
          <table:table-cell office:value-type="float" office:value="15467518">
            <text:p>15467518</text:p>
          </table:table-cell>
          <table:table-cell table:number-columns-repeated="3" office:value-type="float" office:value="0">
            <text:p>0</text:p>
          </table:table-cell>
          <table:table-cell office:value-type="float" office:value="65536">
            <text:p>6553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2172660">
            <text:p>12172660</text:p>
          </table:table-cell>
          <table:table-cell table:number-columns-repeated="11" office:value-type="float" office:value="0">
            <text:p>0</text:p>
          </table:table-cell>
          <table:table-cell office:value-type="float" office:value="4194304">
            <text:p>4194304</text:p>
          </table:table-cell>
          <table:table-cell office:value-type="float" office:value="15554868">
            <text:p>15554868</text:p>
          </table:table-cell>
          <table:table-cell table:number-columns-repeated="4" office:value-type="float" office:value="0">
            <text:p>0</text:p>
          </table:table-cell>
          <table:table-cell office:value-type="float" office:value="17193841">
            <text:p>17193841</text:p>
          </table:table-cell>
          <table:table-cell office:value-type="float" office:value="0">
            <text:p>0</text:p>
          </table:table-cell>
          <table:table-cell office:value-type="float" office:value="17193841">
            <text:p>17193841</text:p>
          </table:table-cell>
          <table:table-cell office:value-type="float" office:value="268968">
            <text:p>268968</text:p>
          </table:table-cell>
          <table:table-cell office:value-type="float" office:value="8596920">
            <text:p>8596920</text:p>
          </table:table-cell>
          <table:table-cell office:value-type="float" office:value="0">
            <text:p>0</text:p>
          </table:table-cell>
          <table:table-cell office:value-type="float" office:value="5731280">
            <text:p>5731280</text:p>
          </table:table-cell>
          <table:table-cell office:value-type="float" office:value="0">
            <text:p>0</text:p>
          </table:table-cell>
          <table:table-cell office:value-type="float" office:value="5731281">
            <text:p>5731281</text:p>
          </table:table-cell>
          <table:table-cell office:value-type="float" office:value="17124512">
            <text:p>17124512</text:p>
          </table:table-cell>
          <table:table-cell office:value-type="float" office:value="2865640">
            <text:p>2865640</text:p>
          </table:table-cell>
          <table:table-cell office:value-type="float" office:value="333506">
            <text:p>333506</text:p>
          </table:table-cell>
          <table:table-cell office:value-type="float" office:value="11462561">
            <text:p>11462561</text:p>
          </table:table-cell>
          <table:table-cell office:value-type="float" office:value="17193841">
            <text:p>17193841</text:p>
          </table:table-cell>
          <table:table-cell office:value-type="float" office:value="72998046">
            <text:p>72998046</text:p>
          </table:table-cell>
          <table:table-cell office:value-type="float" office:value="219512939">
            <text:p>219512939</text:p>
          </table:table-cell>
          <table:table-cell office:value-type="float" office:value="47088622">
            <text:p>47088622</text:p>
          </table:table-cell>
          <table:table-cell office:value-type="float" office:value="27496337">
            <text:p>2749633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16384">
            <text:p>16384</text:p>
          </table:table-cell>
          <table:table-cell office:value-type="float" office:value="256">
            <text:p>256</text:p>
          </table:table-cell>
          <table:table-cell office:value-type="float" office:value="29743674">
            <text:p>29743674</text:p>
          </table:table-cell>
          <table:table-cell office:value-type="float" office:value="369121">
            <text:p>369121</text:p>
          </table:table-cell>
          <table:table-cell office:value-type="float" office:value="32133744">
            <text:p>32133744</text:p>
          </table:table-cell>
          <table:table-cell office:value-type="float" office:value="88987319">
            <text:p>88987319</text:p>
          </table:table-cell>
          <table:table-cell office:value-type="float" office:value="31089980">
            <text:p>31089980</text:p>
          </table:table-cell>
          <table:table-cell table:number-columns-repeated="3" office:value-type="float" office:value="0">
            <text:p>0</text:p>
          </table:table-cell>
          <table:table-cell office:value-type="float" office:value="131072">
            <text:p>13107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4358153">
            <text:p>24358153</text:p>
          </table:table-cell>
          <table:table-cell table:number-columns-repeated="11" office:value-type="float" office:value="0">
            <text:p>0</text:p>
          </table:table-cell>
          <table:table-cell office:value-type="float" office:value="8388608">
            <text:p>8388608</text:p>
          </table:table-cell>
          <table:table-cell office:value-type="float" office:value="15533184">
            <text:p>15533184</text:p>
          </table:table-cell>
          <table:table-cell table:number-columns-repeated="4" office:value-type="float" office:value="0">
            <text:p>0</text:p>
          </table:table-cell>
          <table:table-cell office:value-type="float" office:value="32133744">
            <text:p>32133744</text:p>
          </table:table-cell>
          <table:table-cell office:value-type="float" office:value="0">
            <text:p>0</text:p>
          </table:table-cell>
          <table:table-cell office:value-type="float" office:value="32133744">
            <text:p>32133744</text:p>
          </table:table-cell>
          <table:table-cell office:value-type="float" office:value="502297">
            <text:p>502297</text:p>
          </table:table-cell>
          <table:table-cell office:value-type="float" office:value="16066872">
            <text:p>16066872</text:p>
          </table:table-cell>
          <table:table-cell office:value-type="float" office:value="0">
            <text:p>0</text:p>
          </table:table-cell>
          <table:table-cell office:value-type="float" office:value="10711248">
            <text:p>10711248</text:p>
          </table:table-cell>
          <table:table-cell office:value-type="float" office:value="0">
            <text:p>0</text:p>
          </table:table-cell>
          <table:table-cell office:value-type="float" office:value="10711248">
            <text:p>10711248</text:p>
          </table:table-cell>
          <table:table-cell office:value-type="float" office:value="32087969">
            <text:p>32087969</text:p>
          </table:table-cell>
          <table:table-cell office:value-type="float" office:value="5355624">
            <text:p>5355624</text:p>
          </table:table-cell>
          <table:table-cell office:value-type="float" office:value="660228">
            <text:p>660228</text:p>
          </table:table-cell>
          <table:table-cell office:value-type="float" office:value="21422496">
            <text:p>21422496</text:p>
          </table:table-cell>
          <table:table-cell office:value-type="float" office:value="32133744">
            <text:p>32133744</text:p>
          </table:table-cell>
          <table:table-cell office:value-type="float" office:value="147796630">
            <text:p>147796630</text:p>
          </table:table-cell>
          <table:table-cell office:value-type="float" office:value="469146728">
            <text:p>469146728</text:p>
          </table:table-cell>
          <table:table-cell office:value-type="float" office:value="134490966">
            <text:p>134490966</text:p>
          </table:table-cell>
          <table:table-cell office:value-type="float" office:value="54626464">
            <text:p>5462646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32768">
            <text:p>32768</text:p>
          </table:table-cell>
          <table:table-cell office:value-type="float" office:value="256">
            <text:p>256</text:p>
          </table:table-cell>
          <table:table-cell office:value-type="float" office:value="59631470">
            <text:p>59631470</text:p>
          </table:table-cell>
          <table:table-cell office:value-type="float" office:value="722264">
            <text:p>722264</text:p>
          </table:table-cell>
          <table:table-cell office:value-type="float" office:value="62906448">
            <text:p>62906448</text:p>
          </table:table-cell>
          <table:table-cell office:value-type="float" office:value="174435083">
            <text:p>174435083</text:p>
          </table:table-cell>
          <table:table-cell office:value-type="float" office:value="62375155">
            <text:p>62375155</text:p>
          </table:table-cell>
          <table:table-cell table:number-columns-repeated="3" office:value-type="float" office:value="0">
            <text:p>0</text:p>
          </table:table-cell>
          <table:table-cell office:value-type="float" office:value="262144">
            <text:p>26214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8729541">
            <text:p>48729541</text:p>
          </table:table-cell>
          <table:table-cell table:number-columns-repeated="11" office:value-type="float" office:value="0">
            <text:p>0</text:p>
          </table:table-cell>
          <table:table-cell office:value-type="float" office:value="16777216">
            <text:p>16777216</text:p>
          </table:table-cell>
          <table:table-cell office:value-type="float" office:value="62469512">
            <text:p>62469512</text:p>
          </table:table-cell>
          <table:table-cell table:number-columns-repeated="4" office:value-type="float" office:value="0">
            <text:p>0</text:p>
          </table:table-cell>
          <table:table-cell office:value-type="float" office:value="62906448">
            <text:p>62906448</text:p>
          </table:table-cell>
          <table:table-cell office:value-type="float" office:value="0">
            <text:p>0</text:p>
          </table:table-cell>
          <table:table-cell office:value-type="float" office:value="62906448">
            <text:p>62906448</text:p>
          </table:table-cell>
          <table:table-cell office:value-type="float" office:value="983035">
            <text:p>983035</text:p>
          </table:table-cell>
          <table:table-cell office:value-type="float" office:value="31453224">
            <text:p>31453224</text:p>
          </table:table-cell>
          <table:table-cell office:value-type="float" office:value="0">
            <text:p>0</text:p>
          </table:table-cell>
          <table:table-cell office:value-type="float" office:value="20968816">
            <text:p>20968816</text:p>
          </table:table-cell>
          <table:table-cell office:value-type="float" office:value="0">
            <text:p>0</text:p>
          </table:table-cell>
          <table:table-cell office:value-type="float" office:value="20968816">
            <text:p>20968816</text:p>
          </table:table-cell>
          <table:table-cell office:value-type="float" office:value="62876347">
            <text:p>62876347</text:p>
          </table:table-cell>
          <table:table-cell office:value-type="float" office:value="10484408">
            <text:p>10484408</text:p>
          </table:table-cell>
          <table:table-cell office:value-type="float" office:value="62504480">
            <text:p>62504480</text:p>
          </table:table-cell>
          <table:table-cell office:value-type="float" office:value="41937631">
            <text:p>41937631</text:p>
          </table:table-cell>
          <table:table-cell office:value-type="float" office:value="62906448">
            <text:p>62906448</text:p>
          </table:table-cell>
          <table:table-cell office:value-type="float" office:value="299835204">
            <text:p>299835204</text:p>
          </table:table-cell>
          <table:table-cell office:value-type="float" office:value="945678710">
            <text:p>945678710</text:p>
          </table:table-cell>
          <table:table-cell office:value-type="float" office:value="287811278">
            <text:p>287811278</text:p>
          </table:table-cell>
          <table:table-cell office:value-type="float" office:value="108245849">
            <text:p>10824584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table:number-columns-repeated="2" office:value-type="float" office:value="1">
            <text:p>1</text:p>
          </table:table-cell>
          <table:table-cell office:value-type="float" office:value="4500">
            <text:p>4500</text:p>
          </table:table-cell>
          <table:table-cell office:value-type="float" office:value="3366">
            <text:p>3366</text:p>
          </table:table-cell>
          <table:table-cell office:value-type="float" office:value="293855">
            <text:p>293855</text:p>
          </table:table-cell>
          <table:table-cell office:value-type="float" office:value="607780">
            <text:p>607780</text:p>
          </table:table-cell>
          <table:table-cell office:value-type="float" office:value="43042">
            <text:p>4304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2">
            <text:p>102</text:p>
          </table:table-cell>
          <table:table-cell table:number-columns-repeated="1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10060">
            <text:p>110060</text:p>
          </table:table-cell>
          <table:table-cell table:number-columns-repeated="4" office:value-type="float" office:value="0">
            <text:p>0</text:p>
          </table:table-cell>
          <table:table-cell office:value-type="float" office:value="293855">
            <text:p>293855</text:p>
          </table:table-cell>
          <table:table-cell office:value-type="float" office:value="0">
            <text:p>0</text:p>
          </table:table-cell>
          <table:table-cell office:value-type="float" office:value="293855">
            <text:p>293855</text:p>
          </table:table-cell>
          <table:table-cell office:value-type="float" office:value="4652">
            <text:p>4652</text:p>
          </table:table-cell>
          <table:table-cell office:value-type="float" office:value="146927">
            <text:p>146927</text:p>
          </table:table-cell>
          <table:table-cell office:value-type="float" office:value="0">
            <text:p>0</text:p>
          </table:table-cell>
          <table:table-cell office:value-type="float" office:value="97951">
            <text:p>97951</text:p>
          </table:table-cell>
          <table:table-cell office:value-type="float" office:value="0">
            <text:p>0</text:p>
          </table:table-cell>
          <table:table-cell office:value-type="float" office:value="97952">
            <text:p>97952</text:p>
          </table:table-cell>
          <table:table-cell office:value-type="float" office:value="291906">
            <text:p>291906</text:p>
          </table:table-cell>
          <table:table-cell office:value-type="float" office:value="48976">
            <text:p>48976</text:p>
          </table:table-cell>
          <table:table-cell office:value-type="float" office:value="494">
            <text:p>494</text:p>
          </table:table-cell>
          <table:table-cell office:value-type="float" office:value="195903">
            <text:p>195903</text:p>
          </table:table-cell>
          <table:table-cell office:value-type="float" office:value="293855">
            <text:p>293855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584">
            <text:p>4584</text:p>
          </table:table-cell>
          <table:table-cell office:value-type="float" office:value="3373">
            <text:p>3373</text:p>
          </table:table-cell>
          <table:table-cell office:value-type="float" office:value="294518">
            <text:p>294518</text:p>
          </table:table-cell>
          <table:table-cell office:value-type="float" office:value="608563">
            <text:p>608563</text:p>
          </table:table-cell>
          <table:table-cell office:value-type="float" office:value="43260">
            <text:p>4326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2">
            <text:p>102</text:p>
          </table:table-cell>
          <table:table-cell table:number-columns-repeated="11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10996">
            <text:p>110996</text:p>
          </table:table-cell>
          <table:table-cell table:number-columns-repeated="4" office:value-type="float" office:value="0">
            <text:p>0</text:p>
          </table:table-cell>
          <table:table-cell office:value-type="float" office:value="294518">
            <text:p>294518</text:p>
          </table:table-cell>
          <table:table-cell office:value-type="float" office:value="0">
            <text:p>0</text:p>
          </table:table-cell>
          <table:table-cell office:value-type="float" office:value="294518">
            <text:p>294518</text:p>
          </table:table-cell>
          <table:table-cell office:value-type="float" office:value="4653">
            <text:p>4653</text:p>
          </table:table-cell>
          <table:table-cell office:value-type="float" office:value="147259">
            <text:p>147259</text:p>
          </table:table-cell>
          <table:table-cell office:value-type="float" office:value="0">
            <text:p>0</text:p>
          </table:table-cell>
          <table:table-cell office:value-type="float" office:value="98173">
            <text:p>98173</text:p>
          </table:table-cell>
          <table:table-cell office:value-type="float" office:value="0">
            <text:p>0</text:p>
          </table:table-cell>
          <table:table-cell office:value-type="float" office:value="98172">
            <text:p>98172</text:p>
          </table:table-cell>
          <table:table-cell office:value-type="float" office:value="290395">
            <text:p>290395</text:p>
          </table:table-cell>
          <table:table-cell office:value-type="float" office:value="49086">
            <text:p>49086</text:p>
          </table:table-cell>
          <table:table-cell office:value-type="float" office:value="496">
            <text:p>496</text:p>
          </table:table-cell>
          <table:table-cell office:value-type="float" office:value="196345">
            <text:p>196345</text:p>
          </table:table-cell>
          <table:table-cell office:value-type="float" office:value="294518">
            <text:p>294518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541">
            <text:p>4541</text:p>
          </table:table-cell>
          <table:table-cell office:value-type="float" office:value="3370">
            <text:p>3370</text:p>
          </table:table-cell>
          <table:table-cell office:value-type="float" office:value="294176">
            <text:p>294176</text:p>
          </table:table-cell>
          <table:table-cell office:value-type="float" office:value="606614">
            <text:p>606614</text:p>
          </table:table-cell>
          <table:table-cell office:value-type="float" office:value="43091">
            <text:p>4309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2">
            <text:p>102</text:p>
          </table:table-cell>
          <table:table-cell table:number-columns-repeated="11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0568">
            <text:p>110568</text:p>
          </table:table-cell>
          <table:table-cell table:number-columns-repeated="4" office:value-type="float" office:value="0">
            <text:p>0</text:p>
          </table:table-cell>
          <table:table-cell office:value-type="float" office:value="294176">
            <text:p>294176</text:p>
          </table:table-cell>
          <table:table-cell office:value-type="float" office:value="0">
            <text:p>0</text:p>
          </table:table-cell>
          <table:table-cell office:value-type="float" office:value="294176">
            <text:p>294176</text:p>
          </table:table-cell>
          <table:table-cell office:value-type="float" office:value="4629">
            <text:p>4629</text:p>
          </table:table-cell>
          <table:table-cell office:value-type="float" office:value="147088">
            <text:p>147088</text:p>
          </table:table-cell>
          <table:table-cell office:value-type="float" office:value="0">
            <text:p>0</text:p>
          </table:table-cell>
          <table:table-cell office:value-type="float" office:value="98058">
            <text:p>98058</text:p>
          </table:table-cell>
          <table:table-cell office:value-type="float" office:value="0">
            <text:p>0</text:p>
          </table:table-cell>
          <table:table-cell office:value-type="float" office:value="98059">
            <text:p>98059</text:p>
          </table:table-cell>
          <table:table-cell office:value-type="float" office:value="290956">
            <text:p>290956</text:p>
          </table:table-cell>
          <table:table-cell office:value-type="float" office:value="49029">
            <text:p>49029</text:p>
          </table:table-cell>
          <table:table-cell office:value-type="float" office:value="497">
            <text:p>497</text:p>
          </table:table-cell>
          <table:table-cell office:value-type="float" office:value="196118">
            <text:p>196118</text:p>
          </table:table-cell>
          <table:table-cell office:value-type="float" office:value="294176">
            <text:p>294176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584">
            <text:p>4584</text:p>
          </table:table-cell>
          <table:table-cell office:value-type="float" office:value="3372">
            <text:p>3372</text:p>
          </table:table-cell>
          <table:table-cell office:value-type="float" office:value="294348">
            <text:p>294348</text:p>
          </table:table-cell>
          <table:table-cell office:value-type="float" office:value="606549">
            <text:p>606549</text:p>
          </table:table-cell>
          <table:table-cell office:value-type="float" office:value="43130">
            <text:p>4313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2">
            <text:p>102</text:p>
          </table:table-cell>
          <table:table-cell table:number-columns-repeated="11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09996">
            <text:p>109996</text:p>
          </table:table-cell>
          <table:table-cell table:number-columns-repeated="4" office:value-type="float" office:value="0">
            <text:p>0</text:p>
          </table:table-cell>
          <table:table-cell office:value-type="float" office:value="294348">
            <text:p>294348</text:p>
          </table:table-cell>
          <table:table-cell office:value-type="float" office:value="0">
            <text:p>0</text:p>
          </table:table-cell>
          <table:table-cell office:value-type="float" office:value="294348">
            <text:p>294348</text:p>
          </table:table-cell>
          <table:table-cell office:value-type="float" office:value="4628">
            <text:p>4628</text:p>
          </table:table-cell>
          <table:table-cell office:value-type="float" office:value="147174">
            <text:p>147174</text:p>
          </table:table-cell>
          <table:table-cell office:value-type="float" office:value="0">
            <text:p>0</text:p>
          </table:table-cell>
          <table:table-cell office:value-type="float" office:value="98116">
            <text:p>98116</text:p>
          </table:table-cell>
          <table:table-cell office:value-type="float" office:value="0">
            <text:p>0</text:p>
          </table:table-cell>
          <table:table-cell office:value-type="float" office:value="98116">
            <text:p>98116</text:p>
          </table:table-cell>
          <table:table-cell office:value-type="float" office:value="289228">
            <text:p>289228</text:p>
          </table:table-cell>
          <table:table-cell office:value-type="float" office:value="49058">
            <text:p>49058</text:p>
          </table:table-cell>
          <table:table-cell office:value-type="float" office:value="493">
            <text:p>493</text:p>
          </table:table-cell>
          <table:table-cell office:value-type="float" office:value="196232">
            <text:p>196232</text:p>
          </table:table-cell>
          <table:table-cell office:value-type="float" office:value="294348">
            <text:p>294348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667">
            <text:p>4667</text:p>
          </table:table-cell>
          <table:table-cell office:value-type="float" office:value="3381">
            <text:p>3381</text:p>
          </table:table-cell>
          <table:table-cell office:value-type="float" office:value="295138">
            <text:p>295138</text:p>
          </table:table-cell>
          <table:table-cell office:value-type="float" office:value="610220">
            <text:p>610220</text:p>
          </table:table-cell>
          <table:table-cell office:value-type="float" office:value="43234">
            <text:p>4323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94">
            <text:p>194</text:p>
          </table:table-cell>
          <table:table-cell table:number-columns-repeated="11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10016">
            <text:p>110016</text:p>
          </table:table-cell>
          <table:table-cell table:number-columns-repeated="4" office:value-type="float" office:value="0">
            <text:p>0</text:p>
          </table:table-cell>
          <table:table-cell office:value-type="float" office:value="295138">
            <text:p>295138</text:p>
          </table:table-cell>
          <table:table-cell office:value-type="float" office:value="0">
            <text:p>0</text:p>
          </table:table-cell>
          <table:table-cell office:value-type="float" office:value="295138">
            <text:p>295138</text:p>
          </table:table-cell>
          <table:table-cell office:value-type="float" office:value="4615">
            <text:p>4615</text:p>
          </table:table-cell>
          <table:table-cell office:value-type="float" office:value="147569">
            <text:p>147569</text:p>
          </table:table-cell>
          <table:table-cell office:value-type="float" office:value="0">
            <text:p>0</text:p>
          </table:table-cell>
          <table:table-cell office:value-type="float" office:value="98379">
            <text:p>98379</text:p>
          </table:table-cell>
          <table:table-cell office:value-type="float" office:value="0">
            <text:p>0</text:p>
          </table:table-cell>
          <table:table-cell office:value-type="float" office:value="98379">
            <text:p>98379</text:p>
          </table:table-cell>
          <table:table-cell office:value-type="float" office:value="285035">
            <text:p>285035</text:p>
          </table:table-cell>
          <table:table-cell office:value-type="float" office:value="49190">
            <text:p>49190</text:p>
          </table:table-cell>
          <table:table-cell office:value-type="float" office:value="497">
            <text:p>497</text:p>
          </table:table-cell>
          <table:table-cell office:value-type="float" office:value="196758">
            <text:p>196758</text:p>
          </table:table-cell>
          <table:table-cell office:value-type="float" office:value="295138">
            <text:p>295138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750">
            <text:p>4750</text:p>
          </table:table-cell>
          <table:table-cell office:value-type="float" office:value="3373">
            <text:p>3373</text:p>
          </table:table-cell>
          <table:table-cell office:value-type="float" office:value="294523">
            <text:p>294523</text:p>
          </table:table-cell>
          <table:table-cell office:value-type="float" office:value="605150">
            <text:p>605150</text:p>
          </table:table-cell>
          <table:table-cell office:value-type="float" office:value="43249">
            <text:p>4324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78">
            <text:p>378</text:p>
          </table:table-cell>
          <table:table-cell table:number-columns-repeated="11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10708">
            <text:p>110708</text:p>
          </table:table-cell>
          <table:table-cell table:number-columns-repeated="4" office:value-type="float" office:value="0">
            <text:p>0</text:p>
          </table:table-cell>
          <table:table-cell office:value-type="float" office:value="294523">
            <text:p>294523</text:p>
          </table:table-cell>
          <table:table-cell office:value-type="float" office:value="0">
            <text:p>0</text:p>
          </table:table-cell>
          <table:table-cell office:value-type="float" office:value="294523">
            <text:p>294523</text:p>
          </table:table-cell>
          <table:table-cell office:value-type="float" office:value="4628">
            <text:p>4628</text:p>
          </table:table-cell>
          <table:table-cell office:value-type="float" office:value="147261">
            <text:p>147261</text:p>
          </table:table-cell>
          <table:table-cell office:value-type="float" office:value="0">
            <text:p>0</text:p>
          </table:table-cell>
          <table:table-cell office:value-type="float" office:value="98174">
            <text:p>98174</text:p>
          </table:table-cell>
          <table:table-cell office:value-type="float" office:value="0">
            <text:p>0</text:p>
          </table:table-cell>
          <table:table-cell office:value-type="float" office:value="98174">
            <text:p>98174</text:p>
          </table:table-cell>
          <table:table-cell office:value-type="float" office:value="290783">
            <text:p>290783</text:p>
          </table:table-cell>
          <table:table-cell office:value-type="float" office:value="49087">
            <text:p>49087</text:p>
          </table:table-cell>
          <table:table-cell office:value-type="float" office:value="502">
            <text:p>502</text:p>
          </table:table-cell>
          <table:table-cell office:value-type="float" office:value="196348">
            <text:p>196348</text:p>
          </table:table-cell>
          <table:table-cell office:value-type="float" office:value="294523">
            <text:p>294523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5000">
            <text:p>5000</text:p>
          </table:table-cell>
          <table:table-cell office:value-type="float" office:value="3363">
            <text:p>3363</text:p>
          </table:table-cell>
          <table:table-cell office:value-type="float" office:value="293583">
            <text:p>293583</text:p>
          </table:table-cell>
          <table:table-cell office:value-type="float" office:value="606775">
            <text:p>606775</text:p>
          </table:table-cell>
          <table:table-cell office:value-type="float" office:value="43404">
            <text:p>4340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56">
            <text:p>756</text:p>
          </table:table-cell>
          <table:table-cell table:number-columns-repeated="11"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110432">
            <text:p>110432</text:p>
          </table:table-cell>
          <table:table-cell table:number-columns-repeated="4" office:value-type="float" office:value="0">
            <text:p>0</text:p>
          </table:table-cell>
          <table:table-cell office:value-type="float" office:value="293583">
            <text:p>293583</text:p>
          </table:table-cell>
          <table:table-cell office:value-type="float" office:value="0">
            <text:p>0</text:p>
          </table:table-cell>
          <table:table-cell office:value-type="float" office:value="293583">
            <text:p>293583</text:p>
          </table:table-cell>
          <table:table-cell office:value-type="float" office:value="4611">
            <text:p>4611</text:p>
          </table:table-cell>
          <table:table-cell office:value-type="float" office:value="146791">
            <text:p>146791</text:p>
          </table:table-cell>
          <table:table-cell office:value-type="float" office:value="0">
            <text:p>0</text:p>
          </table:table-cell>
          <table:table-cell office:value-type="float" office:value="97861">
            <text:p>97861</text:p>
          </table:table-cell>
          <table:table-cell office:value-type="float" office:value="0">
            <text:p>0</text:p>
          </table:table-cell>
          <table:table-cell office:value-type="float" office:value="97861">
            <text:p>97861</text:p>
          </table:table-cell>
          <table:table-cell office:value-type="float" office:value="0">
            <text:p>0</text:p>
          </table:table-cell>
          <table:table-cell office:value-type="float" office:value="48930">
            <text:p>48930</text:p>
          </table:table-cell>
          <table:table-cell office:value-type="float" office:value="513">
            <text:p>513</text:p>
          </table:table-cell>
          <table:table-cell office:value-type="float" office:value="195722">
            <text:p>195722</text:p>
          </table:table-cell>
          <table:table-cell office:value-type="float" office:value="293583">
            <text:p>293583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6166">
            <text:p>6166</text:p>
          </table:table-cell>
          <table:table-cell office:value-type="float" office:value="3382">
            <text:p>3382</text:p>
          </table:table-cell>
          <table:table-cell office:value-type="float" office:value="295245">
            <text:p>295245</text:p>
          </table:table-cell>
          <table:table-cell office:value-type="float" office:value="608705">
            <text:p>608705</text:p>
          </table:table-cell>
          <table:table-cell office:value-type="float" office:value="44881">
            <text:p>4488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512">
            <text:p>1512</text:p>
          </table:table-cell>
          <table:table-cell table:number-columns-repeated="11" office:value-type="float" office:value="0">
            <text:p>0</text:p>
          </table:table-cell>
          <table:table-cell office:value-type="float" office:value="1024">
            <text:p>1024</text:p>
          </table:table-cell>
          <table:table-cell table:number-columns-repeated="5" office:value-type="float" office:value="0">
            <text:p>0</text:p>
          </table:table-cell>
          <table:table-cell office:value-type="float" office:value="295245">
            <text:p>295245</text:p>
          </table:table-cell>
          <table:table-cell office:value-type="float" office:value="0">
            <text:p>0</text:p>
          </table:table-cell>
          <table:table-cell office:value-type="float" office:value="295245">
            <text:p>295245</text:p>
          </table:table-cell>
          <table:table-cell office:value-type="float" office:value="4630">
            <text:p>4630</text:p>
          </table:table-cell>
          <table:table-cell office:value-type="float" office:value="147623">
            <text:p>147623</text:p>
          </table:table-cell>
          <table:table-cell office:value-type="float" office:value="0">
            <text:p>0</text:p>
          </table:table-cell>
          <table:table-cell office:value-type="float" office:value="98415">
            <text:p>98415</text:p>
          </table:table-cell>
          <table:table-cell office:value-type="float" office:value="0">
            <text:p>0</text:p>
          </table:table-cell>
          <table:table-cell office:value-type="float" office:value="98415">
            <text:p>98415</text:p>
          </table:table-cell>
          <table:table-cell office:value-type="float" office:value="289175">
            <text:p>289175</text:p>
          </table:table-cell>
          <table:table-cell office:value-type="float" office:value="49207">
            <text:p>49207</text:p>
          </table:table-cell>
          <table:table-cell office:value-type="float" office:value="532">
            <text:p>532</text:p>
          </table:table-cell>
          <table:table-cell office:value-type="float" office:value="196829">
            <text:p>196829</text:p>
          </table:table-cell>
          <table:table-cell office:value-type="float" office:value="295245">
            <text:p>295245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8333">
            <text:p>8333</text:p>
          </table:table-cell>
          <table:table-cell office:value-type="float" office:value="3416">
            <text:p>3416</text:p>
          </table:table-cell>
          <table:table-cell office:value-type="float" office:value="298215">
            <text:p>298215</text:p>
          </table:table-cell>
          <table:table-cell office:value-type="float" office:value="618752">
            <text:p>618752</text:p>
          </table:table-cell>
          <table:table-cell office:value-type="float" office:value="46789">
            <text:p>46789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024">
            <text:p>3024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56292">
            <text:p>56292</text:p>
          </table:table-cell>
          <table:table-cell table:number-columns-repeated="4" office:value-type="float" office:value="0">
            <text:p>0</text:p>
          </table:table-cell>
          <table:table-cell office:value-type="float" office:value="298215">
            <text:p>298215</text:p>
          </table:table-cell>
          <table:table-cell office:value-type="float" office:value="0">
            <text:p>0</text:p>
          </table:table-cell>
          <table:table-cell office:value-type="float" office:value="298215">
            <text:p>298215</text:p>
          </table:table-cell>
          <table:table-cell office:value-type="float" office:value="4694">
            <text:p>4694</text:p>
          </table:table-cell>
          <table:table-cell office:value-type="float" office:value="149107">
            <text:p>149107</text:p>
          </table:table-cell>
          <table:table-cell office:value-type="float" office:value="0">
            <text:p>0</text:p>
          </table:table-cell>
          <table:table-cell office:value-type="float" office:value="99405">
            <text:p>99405</text:p>
          </table:table-cell>
          <table:table-cell office:value-type="float" office:value="0">
            <text:p>0</text:p>
          </table:table-cell>
          <table:table-cell office:value-type="float" office:value="99405">
            <text:p>99405</text:p>
          </table:table-cell>
          <table:table-cell office:value-type="float" office:value="292875">
            <text:p>292875</text:p>
          </table:table-cell>
          <table:table-cell office:value-type="float" office:value="49702">
            <text:p>49702</text:p>
          </table:table-cell>
          <table:table-cell office:value-type="float" office:value="593">
            <text:p>593</text:p>
          </table:table-cell>
          <table:table-cell office:value-type="float" office:value="198810">
            <text:p>198810</text:p>
          </table:table-cell>
          <table:table-cell office:value-type="float" office:value="298215">
            <text:p>298215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2125">
            <text:p>12125</text:p>
          </table:table-cell>
          <table:table-cell office:value-type="float" office:value="3463">
            <text:p>3463</text:p>
          </table:table-cell>
          <table:table-cell office:value-type="float" office:value="302282">
            <text:p>302282</text:p>
          </table:table-cell>
          <table:table-cell office:value-type="float" office:value="627670">
            <text:p>627670</text:p>
          </table:table-cell>
          <table:table-cell office:value-type="float" office:value="50843">
            <text:p>50843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048">
            <text:p>6048</text:p>
          </table:table-cell>
          <table:table-cell table:number-columns-repeated="11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118156">
            <text:p>118156</text:p>
          </table:table-cell>
          <table:table-cell table:number-columns-repeated="4" office:value-type="float" office:value="0">
            <text:p>0</text:p>
          </table:table-cell>
          <table:table-cell office:value-type="float" office:value="302282">
            <text:p>302282</text:p>
          </table:table-cell>
          <table:table-cell office:value-type="float" office:value="0">
            <text:p>0</text:p>
          </table:table-cell>
          <table:table-cell office:value-type="float" office:value="302282">
            <text:p>302282</text:p>
          </table:table-cell>
          <table:table-cell office:value-type="float" office:value="4756">
            <text:p>4756</text:p>
          </table:table-cell>
          <table:table-cell office:value-type="float" office:value="151141">
            <text:p>151141</text:p>
          </table:table-cell>
          <table:table-cell office:value-type="float" office:value="0">
            <text:p>0</text:p>
          </table:table-cell>
          <table:table-cell office:value-type="float" office:value="100760">
            <text:p>100760</text:p>
          </table:table-cell>
          <table:table-cell office:value-type="float" office:value="0">
            <text:p>0</text:p>
          </table:table-cell>
          <table:table-cell office:value-type="float" office:value="100761">
            <text:p>100761</text:p>
          </table:table-cell>
          <table:table-cell office:value-type="float" office:value="300340">
            <text:p>300340</text:p>
          </table:table-cell>
          <table:table-cell office:value-type="float" office:value="50380">
            <text:p>50380</text:p>
          </table:table-cell>
          <table:table-cell office:value-type="float" office:value="646">
            <text:p>646</text:p>
          </table:table-cell>
          <table:table-cell office:value-type="float" office:value="201522">
            <text:p>201522</text:p>
          </table:table-cell>
          <table:table-cell office:value-type="float" office:value="302282">
            <text:p>302282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6125">
            <text:p>16125</text:p>
          </table:table-cell>
          <table:table-cell office:value-type="float" office:value="3510">
            <text:p>3510</text:p>
          </table:table-cell>
          <table:table-cell office:value-type="float" office:value="306468">
            <text:p>306468</text:p>
          </table:table-cell>
          <table:table-cell office:value-type="float" office:value="640094">
            <text:p>640094</text:p>
          </table:table-cell>
          <table:table-cell office:value-type="float" office:value="55209">
            <text:p>55209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072">
            <text:p>9072</text:p>
          </table:table-cell>
          <table:table-cell table:number-columns-repeated="11" office:value-type="float" office:value="0">
            <text:p>0</text:p>
          </table:table-cell>
          <table:table-cell office:value-type="float" office:value="6144">
            <text:p>6144</text:p>
          </table:table-cell>
          <table:table-cell office:value-type="float" office:value="122724">
            <text:p>122724</text:p>
          </table:table-cell>
          <table:table-cell table:number-columns-repeated="4" office:value-type="float" office:value="0">
            <text:p>0</text:p>
          </table:table-cell>
          <table:table-cell office:value-type="float" office:value="306468">
            <text:p>306468</text:p>
          </table:table-cell>
          <table:table-cell office:value-type="float" office:value="0">
            <text:p>0</text:p>
          </table:table-cell>
          <table:table-cell office:value-type="float" office:value="306468">
            <text:p>306468</text:p>
          </table:table-cell>
          <table:table-cell office:value-type="float" office:value="4792">
            <text:p>4792</text:p>
          </table:table-cell>
          <table:table-cell office:value-type="float" office:value="153234">
            <text:p>153234</text:p>
          </table:table-cell>
          <table:table-cell office:value-type="float" office:value="0">
            <text:p>0</text:p>
          </table:table-cell>
          <table:table-cell office:value-type="float" office:value="102156">
            <text:p>102156</text:p>
          </table:table-cell>
          <table:table-cell office:value-type="float" office:value="0">
            <text:p>0</text:p>
          </table:table-cell>
          <table:table-cell office:value-type="float" office:value="102156">
            <text:p>102156</text:p>
          </table:table-cell>
          <table:table-cell office:value-type="float" office:value="147926">
            <text:p>147926</text:p>
          </table:table-cell>
          <table:table-cell office:value-type="float" office:value="51078">
            <text:p>51078</text:p>
          </table:table-cell>
          <table:table-cell office:value-type="float" office:value="710">
            <text:p>710</text:p>
          </table:table-cell>
          <table:table-cell office:value-type="float" office:value="204312">
            <text:p>204312</text:p>
          </table:table-cell>
          <table:table-cell office:value-type="float" office:value="306468">
            <text:p>306468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20166">
            <text:p>20166</text:p>
          </table:table-cell>
          <table:table-cell office:value-type="float" office:value="3557">
            <text:p>3557</text:p>
          </table:table-cell>
          <table:table-cell office:value-type="float" office:value="310560">
            <text:p>310560</text:p>
          </table:table-cell>
          <table:table-cell office:value-type="float" office:value="650473">
            <text:p>650473</text:p>
          </table:table-cell>
          <table:table-cell office:value-type="float" office:value="59340">
            <text:p>59340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392">
            <text:p>9392</text:p>
          </table:table-cell>
          <table:table-cell table:number-columns-repeated="11" office:value-type="float" office:value="0">
            <text:p>0</text:p>
          </table:table-cell>
          <table:table-cell office:value-type="float" office:value="8192">
            <text:p>8192</text:p>
          </table:table-cell>
          <table:table-cell office:value-type="float" office:value="62076">
            <text:p>62076</text:p>
          </table:table-cell>
          <table:table-cell table:number-columns-repeated="4" office:value-type="float" office:value="0">
            <text:p>0</text:p>
          </table:table-cell>
          <table:table-cell office:value-type="float" office:value="310560">
            <text:p>310560</text:p>
          </table:table-cell>
          <table:table-cell office:value-type="float" office:value="0">
            <text:p>0</text:p>
          </table:table-cell>
          <table:table-cell office:value-type="float" office:value="310560">
            <text:p>310560</text:p>
          </table:table-cell>
          <table:table-cell office:value-type="float" office:value="4877">
            <text:p>4877</text:p>
          </table:table-cell>
          <table:table-cell office:value-type="float" office:value="155280">
            <text:p>155280</text:p>
          </table:table-cell>
          <table:table-cell office:value-type="float" office:value="0">
            <text:p>0</text:p>
          </table:table-cell>
          <table:table-cell office:value-type="float" office:value="103520">
            <text:p>103520</text:p>
          </table:table-cell>
          <table:table-cell office:value-type="float" office:value="0">
            <text:p>0</text:p>
          </table:table-cell>
          <table:table-cell office:value-type="float" office:value="103520">
            <text:p>103520</text:p>
          </table:table-cell>
          <table:table-cell office:value-type="float" office:value="306557">
            <text:p>306557</text:p>
          </table:table-cell>
          <table:table-cell office:value-type="float" office:value="51760">
            <text:p>51760</text:p>
          </table:table-cell>
          <table:table-cell office:value-type="float" office:value="825">
            <text:p>825</text:p>
          </table:table-cell>
          <table:table-cell office:value-type="float" office:value="207040">
            <text:p>207040</text:p>
          </table:table-cell>
          <table:table-cell office:value-type="float" office:value="310560">
            <text:p>310560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24000">
            <text:p>24000</text:p>
          </table:table-cell>
          <table:table-cell office:value-type="float" office:value="3603">
            <text:p>3603</text:p>
          </table:table-cell>
          <table:table-cell office:value-type="float" office:value="314531">
            <text:p>314531</text:p>
          </table:table-cell>
          <table:table-cell office:value-type="float" office:value="659732">
            <text:p>659732</text:p>
          </table:table-cell>
          <table:table-cell office:value-type="float" office:value="63443">
            <text:p>63443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712">
            <text:p>9712</text:p>
          </table:table-cell>
          <table:table-cell table:number-columns-repeated="11" office:value-type="float" office:value="0">
            <text:p>0</text:p>
          </table:table-cell>
          <table:table-cell office:value-type="float" office:value="10240">
            <text:p>10240</text:p>
          </table:table-cell>
          <table:table-cell table:number-columns-repeated="5" office:value-type="float" office:value="0">
            <text:p>0</text:p>
          </table:table-cell>
          <table:table-cell office:value-type="float" office:value="314531">
            <text:p>314531</text:p>
          </table:table-cell>
          <table:table-cell office:value-type="float" office:value="0">
            <text:p>0</text:p>
          </table:table-cell>
          <table:table-cell office:value-type="float" office:value="314531">
            <text:p>314531</text:p>
          </table:table-cell>
          <table:table-cell office:value-type="float" office:value="4955">
            <text:p>4955</text:p>
          </table:table-cell>
          <table:table-cell office:value-type="float" office:value="157265">
            <text:p>157265</text:p>
          </table:table-cell>
          <table:table-cell office:value-type="float" office:value="0">
            <text:p>0</text:p>
          </table:table-cell>
          <table:table-cell office:value-type="float" office:value="104844">
            <text:p>104844</text:p>
          </table:table-cell>
          <table:table-cell office:value-type="float" office:value="0">
            <text:p>0</text:p>
          </table:table-cell>
          <table:table-cell office:value-type="float" office:value="104843">
            <text:p>104843</text:p>
          </table:table-cell>
          <table:table-cell office:value-type="float" office:value="312118">
            <text:p>312118</text:p>
          </table:table-cell>
          <table:table-cell office:value-type="float" office:value="52422">
            <text:p>52422</text:p>
          </table:table-cell>
          <table:table-cell office:value-type="float" office:value="918">
            <text:p>918</text:p>
          </table:table-cell>
          <table:table-cell office:value-type="float" office:value="209687">
            <text:p>209687</text:p>
          </table:table-cell>
          <table:table-cell office:value-type="float" office:value="314531">
            <text:p>314531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28666">
            <text:p>28666</text:p>
          </table:table-cell>
          <table:table-cell office:value-type="float" office:value="3668">
            <text:p>3668</text:p>
          </table:table-cell>
          <table:table-cell office:value-type="float" office:value="320243">
            <text:p>320243</text:p>
          </table:table-cell>
          <table:table-cell office:value-type="float" office:value="678982">
            <text:p>678982</text:p>
          </table:table-cell>
          <table:table-cell office:value-type="float" office:value="68225">
            <text:p>68225</text:p>
          </table:table-cell>
          <table:table-cell table:number-columns-repeated="3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032">
            <text:p>10032</text:p>
          </table:table-cell>
          <table:table-cell table:number-columns-repeated="11" office:value-type="float" office:value="0">
            <text:p>0</text:p>
          </table:table-cell>
          <table:table-cell office:value-type="float" office:value="12288">
            <text:p>12288</text:p>
          </table:table-cell>
          <table:table-cell office:value-type="float" office:value="65448">
            <text:p>65448</text:p>
          </table:table-cell>
          <table:table-cell table:number-columns-repeated="4" office:value-type="float" office:value="0">
            <text:p>0</text:p>
          </table:table-cell>
          <table:table-cell office:value-type="float" office:value="320243">
            <text:p>320243</text:p>
          </table:table-cell>
          <table:table-cell office:value-type="float" office:value="0">
            <text:p>0</text:p>
          </table:table-cell>
          <table:table-cell office:value-type="float" office:value="320243">
            <text:p>320243</text:p>
          </table:table-cell>
          <table:table-cell office:value-type="float" office:value="5041">
            <text:p>5041</text:p>
          </table:table-cell>
          <table:table-cell office:value-type="float" office:value="160122">
            <text:p>160122</text:p>
          </table:table-cell>
          <table:table-cell office:value-type="float" office:value="0">
            <text:p>0</text:p>
          </table:table-cell>
          <table:table-cell office:value-type="float" office:value="106748">
            <text:p>106748</text:p>
          </table:table-cell>
          <table:table-cell office:value-type="float" office:value="0">
            <text:p>0</text:p>
          </table:table-cell>
          <table:table-cell office:value-type="float" office:value="106748">
            <text:p>106748</text:p>
          </table:table-cell>
          <table:table-cell office:value-type="float" office:value="317675">
            <text:p>317675</text:p>
          </table:table-cell>
          <table:table-cell office:value-type="float" office:value="53374">
            <text:p>53374</text:p>
          </table:table-cell>
          <table:table-cell office:value-type="float" office:value="1058">
            <text:p>1058</text:p>
          </table:table-cell>
          <table:table-cell office:value-type="float" office:value="213495">
            <text:p>213495</text:p>
          </table:table-cell>
          <table:table-cell office:value-type="float" office:value="320243">
            <text:p>320243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32583">
            <text:p>32583</text:p>
          </table:table-cell>
          <table:table-cell office:value-type="float" office:value="3713">
            <text:p>3713</text:p>
          </table:table-cell>
          <table:table-cell office:value-type="float" office:value="324190">
            <text:p>324190</text:p>
          </table:table-cell>
          <table:table-cell office:value-type="float" office:value="684655">
            <text:p>684655</text:p>
          </table:table-cell>
          <table:table-cell office:value-type="float" office:value="72510">
            <text:p>72510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484">
            <text:p>11484</text:p>
          </table:table-cell>
          <table:table-cell table:number-columns-repeated="11" office:value-type="float" office:value="0">
            <text:p>0</text:p>
          </table:table-cell>
          <table:table-cell office:value-type="float" office:value="14336">
            <text:p>14336</text:p>
          </table:table-cell>
          <table:table-cell office:value-type="float" office:value="136304">
            <text:p>136304</text:p>
          </table:table-cell>
          <table:table-cell table:number-columns-repeated="4" office:value-type="float" office:value="0">
            <text:p>0</text:p>
          </table:table-cell>
          <table:table-cell office:value-type="float" office:value="324190">
            <text:p>324190</text:p>
          </table:table-cell>
          <table:table-cell office:value-type="float" office:value="0">
            <text:p>0</text:p>
          </table:table-cell>
          <table:table-cell office:value-type="float" office:value="324190">
            <text:p>324190</text:p>
          </table:table-cell>
          <table:table-cell office:value-type="float" office:value="5078">
            <text:p>5078</text:p>
          </table:table-cell>
          <table:table-cell office:value-type="float" office:value="162095">
            <text:p>162095</text:p>
          </table:table-cell>
          <table:table-cell office:value-type="float" office:value="0">
            <text:p>0</text:p>
          </table:table-cell>
          <table:table-cell office:value-type="float" office:value="108063">
            <text:p>108063</text:p>
          </table:table-cell>
          <table:table-cell office:value-type="float" office:value="0">
            <text:p>0</text:p>
          </table:table-cell>
          <table:table-cell office:value-type="float" office:value="108063">
            <text:p>108063</text:p>
          </table:table-cell>
          <table:table-cell office:value-type="float" office:value="316305">
            <text:p>316305</text:p>
          </table:table-cell>
          <table:table-cell office:value-type="float" office:value="54031">
            <text:p>54031</text:p>
          </table:table-cell>
          <table:table-cell office:value-type="float" office:value="1081">
            <text:p>1081</text:p>
          </table:table-cell>
          <table:table-cell office:value-type="float" office:value="216127">
            <text:p>216127</text:p>
          </table:table-cell>
          <table:table-cell office:value-type="float" office:value="324190">
            <text:p>324190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36958">
            <text:p>36958</text:p>
          </table:table-cell>
          <table:table-cell office:value-type="float" office:value="3768">
            <text:p>3768</text:p>
          </table:table-cell>
          <table:table-cell office:value-type="float" office:value="328911">
            <text:p>328911</text:p>
          </table:table-cell>
          <table:table-cell office:value-type="float" office:value="705236">
            <text:p>705236</text:p>
          </table:table-cell>
          <table:table-cell office:value-type="float" office:value="77077">
            <text:p>77077</text:p>
          </table:table-cell>
          <table:table-cell table:number-columns-repeated="3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2956">
            <text:p>12956</text:p>
          </table:table-cell>
          <table:table-cell table:number-columns-repeated="11" office:value-type="float" office:value="0">
            <text:p>0</text:p>
          </table:table-cell>
          <table:table-cell office:value-type="float" office:value="16384">
            <text:p>16384</text:p>
          </table:table-cell>
          <table:table-cell office:value-type="float" office:value="144000">
            <text:p>144000</text:p>
          </table:table-cell>
          <table:table-cell table:number-columns-repeated="4" office:value-type="float" office:value="0">
            <text:p>0</text:p>
          </table:table-cell>
          <table:table-cell office:value-type="float" office:value="328911">
            <text:p>328911</text:p>
          </table:table-cell>
          <table:table-cell office:value-type="float" office:value="0">
            <text:p>0</text:p>
          </table:table-cell>
          <table:table-cell office:value-type="float" office:value="328911">
            <text:p>328911</text:p>
          </table:table-cell>
          <table:table-cell office:value-type="float" office:value="5177">
            <text:p>5177</text:p>
          </table:table-cell>
          <table:table-cell office:value-type="float" office:value="164456">
            <text:p>164456</text:p>
          </table:table-cell>
          <table:table-cell office:value-type="float" office:value="0">
            <text:p>0</text:p>
          </table:table-cell>
          <table:table-cell office:value-type="float" office:value="109637">
            <text:p>109637</text:p>
          </table:table-cell>
          <table:table-cell office:value-type="float" office:value="0">
            <text:p>0</text:p>
          </table:table-cell>
          <table:table-cell office:value-type="float" office:value="109637">
            <text:p>109637</text:p>
          </table:table-cell>
          <table:table-cell office:value-type="float" office:value="326195">
            <text:p>326195</text:p>
          </table:table-cell>
          <table:table-cell office:value-type="float" office:value="54818">
            <text:p>54818</text:p>
          </table:table-cell>
          <table:table-cell office:value-type="float" office:value="1185">
            <text:p>1185</text:p>
          </table:table-cell>
          <table:table-cell office:value-type="float" office:value="219274">
            <text:p>219274</text:p>
          </table:table-cell>
          <table:table-cell office:value-type="float" office:value="328911">
            <text:p>328911</text:p>
          </table:table-cell>
          <table:table-cell table:number-columns-repeated="2" office:value-type="float" office:value="0">
            <text:p>0</text:p>
          </table:table-cell>
          <table:table-cell office:value-type="float" office:value="1708984">
            <text:p>170898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41374">
            <text:p>41374</text:p>
          </table:table-cell>
          <table:table-cell office:value-type="float" office:value="3798">
            <text:p>3798</text:p>
          </table:table-cell>
          <table:table-cell office:value-type="float" office:value="331566">
            <text:p>331566</text:p>
          </table:table-cell>
          <table:table-cell office:value-type="float" office:value="711324">
            <text:p>711324</text:p>
          </table:table-cell>
          <table:table-cell office:value-type="float" office:value="81609">
            <text:p>81609</text:p>
          </table:table-cell>
          <table:table-cell table:number-columns-repeated="3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236">
            <text:p>14236</text:p>
          </table:table-cell>
          <table:table-cell table:number-columns-repeated="11" office:value-type="float" office:value="0">
            <text:p>0</text:p>
          </table:table-cell>
          <table:table-cell office:value-type="float" office:value="18432">
            <text:p>18432</text:p>
          </table:table-cell>
          <table:table-cell office:value-type="float" office:value="149156">
            <text:p>149156</text:p>
          </table:table-cell>
          <table:table-cell table:number-columns-repeated="4" office:value-type="float" office:value="0">
            <text:p>0</text:p>
          </table:table-cell>
          <table:table-cell office:value-type="float" office:value="331566">
            <text:p>331566</text:p>
          </table:table-cell>
          <table:table-cell office:value-type="float" office:value="0">
            <text:p>0</text:p>
          </table:table-cell>
          <table:table-cell office:value-type="float" office:value="331566">
            <text:p>331566</text:p>
          </table:table-cell>
          <table:table-cell office:value-type="float" office:value="5280">
            <text:p>5280</text:p>
          </table:table-cell>
          <table:table-cell office:value-type="float" office:value="165783">
            <text:p>165783</text:p>
          </table:table-cell>
          <table:table-cell office:value-type="float" office:value="0">
            <text:p>0</text:p>
          </table:table-cell>
          <table:table-cell office:value-type="float" office:value="110522">
            <text:p>110522</text:p>
          </table:table-cell>
          <table:table-cell office:value-type="float" office:value="0">
            <text:p>0</text:p>
          </table:table-cell>
          <table:table-cell office:value-type="float" office:value="110522">
            <text:p>110522</text:p>
          </table:table-cell>
          <table:table-cell office:value-type="float" office:value="330257">
            <text:p>330257</text:p>
          </table:table-cell>
          <table:table-cell office:value-type="float" office:value="55261">
            <text:p>55261</text:p>
          </table:table-cell>
          <table:table-cell office:value-type="float" office:value="1278">
            <text:p>1278</text:p>
          </table:table-cell>
          <table:table-cell office:value-type="float" office:value="221044">
            <text:p>221044</text:p>
          </table:table-cell>
          <table:table-cell office:value-type="float" office:value="331566">
            <text:p>331566</text:p>
          </table:table-cell>
          <table:table-cell table:number-columns-repeated="2" office:value-type="float" office:value="0">
            <text:p>0</text:p>
          </table:table-cell>
          <table:table-cell office:value-type="float" office:value="1770019">
            <text:p>177001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45583">
            <text:p>45583</text:p>
          </table:table-cell>
          <table:table-cell office:value-type="float" office:value="3881">
            <text:p>3881</text:p>
          </table:table-cell>
          <table:table-cell office:value-type="float" office:value="338781">
            <text:p>338781</text:p>
          </table:table-cell>
          <table:table-cell office:value-type="float" office:value="728051">
            <text:p>728051</text:p>
          </table:table-cell>
          <table:table-cell office:value-type="float" office:value="86124">
            <text:p>86124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5580">
            <text:p>15580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0">
            <text:p>20480</text:p>
          </table:table-cell>
          <table:table-cell table:number-columns-repeated="5" office:value-type="float" office:value="0">
            <text:p>0</text:p>
          </table:table-cell>
          <table:table-cell office:value-type="float" office:value="338781">
            <text:p>338781</text:p>
          </table:table-cell>
          <table:table-cell office:value-type="float" office:value="0">
            <text:p>0</text:p>
          </table:table-cell>
          <table:table-cell office:value-type="float" office:value="338781">
            <text:p>338781</text:p>
          </table:table-cell>
          <table:table-cell office:value-type="float" office:value="5331">
            <text:p>5331</text:p>
          </table:table-cell>
          <table:table-cell office:value-type="float" office:value="169390">
            <text:p>169390</text:p>
          </table:table-cell>
          <table:table-cell office:value-type="float" office:value="0">
            <text:p>0</text:p>
          </table:table-cell>
          <table:table-cell office:value-type="float" office:value="112927">
            <text:p>112927</text:p>
          </table:table-cell>
          <table:table-cell office:value-type="float" office:value="0">
            <text:p>0</text:p>
          </table:table-cell>
          <table:table-cell office:value-type="float" office:value="112927">
            <text:p>112927</text:p>
          </table:table-cell>
          <table:table-cell office:value-type="float" office:value="331794">
            <text:p>331794</text:p>
          </table:table-cell>
          <table:table-cell office:value-type="float" office:value="56463">
            <text:p>56463</text:p>
          </table:table-cell>
          <table:table-cell office:value-type="float" office:value="1363">
            <text:p>1363</text:p>
          </table:table-cell>
          <table:table-cell office:value-type="float" office:value="225854">
            <text:p>225854</text:p>
          </table:table-cell>
          <table:table-cell office:value-type="float" office:value="338781">
            <text:p>338781</text:p>
          </table:table-cell>
          <table:table-cell table:number-columns-repeated="2" office:value-type="float" office:value="0">
            <text:p>0</text:p>
          </table:table-cell>
          <table:table-cell office:value-type="float" office:value="2014160">
            <text:p>2014160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49791">
            <text:p>49791</text:p>
          </table:table-cell>
          <table:table-cell office:value-type="float" office:value="3923">
            <text:p>3923</text:p>
          </table:table-cell>
          <table:table-cell office:value-type="float" office:value="342527">
            <text:p>342527</text:p>
          </table:table-cell>
          <table:table-cell office:value-type="float" office:value="734829">
            <text:p>734829</text:p>
          </table:table-cell>
          <table:table-cell office:value-type="float" office:value="90341">
            <text:p>90341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7000">
            <text:p>17000</text:p>
          </table:table-cell>
          <table:table-cell table:number-columns-repeated="11" office:value-type="float" office:value="0">
            <text:p>0</text:p>
          </table:table-cell>
          <table:table-cell office:value-type="float" office:value="22528">
            <text:p>22528</text:p>
          </table:table-cell>
          <table:table-cell table:number-columns-repeated="5" office:value-type="float" office:value="0">
            <text:p>0</text:p>
          </table:table-cell>
          <table:table-cell office:value-type="float" office:value="342527">
            <text:p>342527</text:p>
          </table:table-cell>
          <table:table-cell office:value-type="float" office:value="0">
            <text:p>0</text:p>
          </table:table-cell>
          <table:table-cell office:value-type="float" office:value="342527">
            <text:p>342527</text:p>
          </table:table-cell>
          <table:table-cell office:value-type="float" office:value="5360">
            <text:p>5360</text:p>
          </table:table-cell>
          <table:table-cell office:value-type="float" office:value="171263">
            <text:p>171263</text:p>
          </table:table-cell>
          <table:table-cell office:value-type="float" office:value="0">
            <text:p>0</text:p>
          </table:table-cell>
          <table:table-cell office:value-type="float" office:value="114176">
            <text:p>114176</text:p>
          </table:table-cell>
          <table:table-cell office:value-type="float" office:value="0">
            <text:p>0</text:p>
          </table:table-cell>
          <table:table-cell office:value-type="float" office:value="114175">
            <text:p>114175</text:p>
          </table:table-cell>
          <table:table-cell office:value-type="float" office:value="336041">
            <text:p>336041</text:p>
          </table:table-cell>
          <table:table-cell office:value-type="float" office:value="57088">
            <text:p>57088</text:p>
          </table:table-cell>
          <table:table-cell office:value-type="float" office:value="1457">
            <text:p>1457</text:p>
          </table:table-cell>
          <table:table-cell office:value-type="float" office:value="228351">
            <text:p>228351</text:p>
          </table:table-cell>
          <table:table-cell office:value-type="float" office:value="342527">
            <text:p>342527</text:p>
          </table:table-cell>
          <table:table-cell table:number-columns-repeated="2" office:value-type="float" office:value="0">
            <text:p>0</text:p>
          </table:table-cell>
          <table:table-cell office:value-type="float" office:value="2075195">
            <text:p>2075195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54000">
            <text:p>54000</text:p>
          </table:table-cell>
          <table:table-cell office:value-type="float" office:value="4186">
            <text:p>4186</text:p>
          </table:table-cell>
          <table:table-cell office:value-type="float" office:value="365472">
            <text:p>365472</text:p>
          </table:table-cell>
          <table:table-cell office:value-type="float" office:value="799853">
            <text:p>799853</text:p>
          </table:table-cell>
          <table:table-cell office:value-type="float" office:value="94341">
            <text:p>94341</text:p>
          </table:table-cell>
          <table:table-cell table:number-columns-repeated="3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9320">
            <text:p>19320</text:p>
          </table:table-cell>
          <table:table-cell table:number-columns-repeated="11" office:value-type="float" office:value="0">
            <text:p>0</text:p>
          </table:table-cell>
          <table:table-cell office:value-type="float" office:value="24576">
            <text:p>24576</text:p>
          </table:table-cell>
          <table:table-cell office:value-type="float" office:value="80512">
            <text:p>80512</text:p>
          </table:table-cell>
          <table:table-cell table:number-columns-repeated="4" office:value-type="float" office:value="0">
            <text:p>0</text:p>
          </table:table-cell>
          <table:table-cell office:value-type="float" office:value="365472">
            <text:p>365472</text:p>
          </table:table-cell>
          <table:table-cell office:value-type="float" office:value="0">
            <text:p>0</text:p>
          </table:table-cell>
          <table:table-cell office:value-type="float" office:value="365472">
            <text:p>365472</text:p>
          </table:table-cell>
          <table:table-cell office:value-type="float" office:value="5746">
            <text:p>5746</text:p>
          </table:table-cell>
          <table:table-cell office:value-type="float" office:value="182736">
            <text:p>182736</text:p>
          </table:table-cell>
          <table:table-cell office:value-type="float" office:value="0">
            <text:p>0</text:p>
          </table:table-cell>
          <table:table-cell office:value-type="float" office:value="121823">
            <text:p>121823</text:p>
          </table:table-cell>
          <table:table-cell office:value-type="float" office:value="0">
            <text:p>0</text:p>
          </table:table-cell>
          <table:table-cell office:value-type="float" office:value="121824">
            <text:p>121824</text:p>
          </table:table-cell>
          <table:table-cell office:value-type="float" office:value="359120">
            <text:p>359120</text:p>
          </table:table-cell>
          <table:table-cell office:value-type="float" office:value="60912">
            <text:p>60912</text:p>
          </table:table-cell>
          <table:table-cell office:value-type="float" office:value="1578">
            <text:p>1578</text:p>
          </table:table-cell>
          <table:table-cell office:value-type="float" office:value="243648">
            <text:p>243648</text:p>
          </table:table-cell>
          <table:table-cell office:value-type="float" office:value="365472">
            <text:p>365472</text:p>
          </table:table-cell>
          <table:table-cell table:number-columns-repeated="2" office:value-type="float" office:value="0">
            <text:p>0</text:p>
          </table:table-cell>
          <table:table-cell office:value-type="float" office:value="2136230">
            <text:p>2136230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57541">
            <text:p>57541</text:p>
          </table:table-cell>
          <table:table-cell office:value-type="float" office:value="4026">
            <text:p>4026</text:p>
          </table:table-cell>
          <table:table-cell office:value-type="float" office:value="351503">
            <text:p>351503</text:p>
          </table:table-cell>
          <table:table-cell office:value-type="float" office:value="762328">
            <text:p>762328</text:p>
          </table:table-cell>
          <table:table-cell office:value-type="float" office:value="98592">
            <text:p>98592</text:p>
          </table:table-cell>
          <table:table-cell table:number-columns-repeated="3"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0760">
            <text:p>20760</text:p>
          </table:table-cell>
          <table:table-cell table:number-columns-repeated="11" office:value-type="float" office:value="0">
            <text:p>0</text:p>
          </table:table-cell>
          <table:table-cell office:value-type="float" office:value="26624">
            <text:p>26624</text:p>
          </table:table-cell>
          <table:table-cell office:value-type="float" office:value="166080">
            <text:p>166080</text:p>
          </table:table-cell>
          <table:table-cell table:number-columns-repeated="4" office:value-type="float" office:value="0">
            <text:p>0</text:p>
          </table:table-cell>
          <table:table-cell office:value-type="float" office:value="351503">
            <text:p>351503</text:p>
          </table:table-cell>
          <table:table-cell office:value-type="float" office:value="0">
            <text:p>0</text:p>
          </table:table-cell>
          <table:table-cell office:value-type="float" office:value="351503">
            <text:p>351503</text:p>
          </table:table-cell>
          <table:table-cell office:value-type="float" office:value="5547">
            <text:p>5547</text:p>
          </table:table-cell>
          <table:table-cell office:value-type="float" office:value="175751">
            <text:p>175751</text:p>
          </table:table-cell>
          <table:table-cell office:value-type="float" office:value="0">
            <text:p>0</text:p>
          </table:table-cell>
          <table:table-cell office:value-type="float" office:value="117167">
            <text:p>117167</text:p>
          </table:table-cell>
          <table:table-cell office:value-type="float" office:value="0">
            <text:p>0</text:p>
          </table:table-cell>
          <table:table-cell office:value-type="float" office:value="117168">
            <text:p>117168</text:p>
          </table:table-cell>
          <table:table-cell office:value-type="float" office:value="346883">
            <text:p>346883</text:p>
          </table:table-cell>
          <table:table-cell office:value-type="float" office:value="58584">
            <text:p>58584</text:p>
          </table:table-cell>
          <table:table-cell office:value-type="float" office:value="1646">
            <text:p>1646</text:p>
          </table:table-cell>
          <table:table-cell office:value-type="float" office:value="234335">
            <text:p>234335</text:p>
          </table:table-cell>
          <table:table-cell office:value-type="float" office:value="351503">
            <text:p>351503</text:p>
          </table:table-cell>
          <table:table-cell table:number-columns-repeated="2" office:value-type="float" office:value="0">
            <text:p>0</text:p>
          </table:table-cell>
          <table:table-cell office:value-type="float" office:value="2136230">
            <text:p>2136230</text:p>
          </table:table-cell>
          <table:table-cell office:value-type="float" office:value="213623">
            <text:p>21362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62708">
            <text:p>62708</text:p>
          </table:table-cell>
          <table:table-cell office:value-type="float" office:value="4089">
            <text:p>4089</text:p>
          </table:table-cell>
          <table:table-cell office:value-type="float" office:value="356947">
            <text:p>356947</text:p>
          </table:table-cell>
          <table:table-cell office:value-type="float" office:value="773402">
            <text:p>773402</text:p>
          </table:table-cell>
          <table:table-cell office:value-type="float" office:value="103784">
            <text:p>103784</text:p>
          </table:table-cell>
          <table:table-cell table:number-columns-repeated="3" office:value-type="float" office:value="0">
            <text:p>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2856">
            <text:p>22856</text:p>
          </table:table-cell>
          <table:table-cell table:number-columns-repeated="11" office:value-type="float" office:value="0">
            <text:p>0</text:p>
          </table:table-cell>
          <table:table-cell office:value-type="float" office:value="28672">
            <text:p>28672</text:p>
          </table:table-cell>
          <table:table-cell office:value-type="float" office:value="171648">
            <text:p>171648</text:p>
          </table:table-cell>
          <table:table-cell table:number-columns-repeated="4" office:value-type="float" office:value="0">
            <text:p>0</text:p>
          </table:table-cell>
          <table:table-cell office:value-type="float" office:value="356947">
            <text:p>356947</text:p>
          </table:table-cell>
          <table:table-cell office:value-type="float" office:value="0">
            <text:p>0</text:p>
          </table:table-cell>
          <table:table-cell office:value-type="float" office:value="356947">
            <text:p>356947</text:p>
          </table:table-cell>
          <table:table-cell office:value-type="float" office:value="5638">
            <text:p>5638</text:p>
          </table:table-cell>
          <table:table-cell office:value-type="float" office:value="178474">
            <text:p>178474</text:p>
          </table:table-cell>
          <table:table-cell office:value-type="float" office:value="0">
            <text:p>0</text:p>
          </table:table-cell>
          <table:table-cell office:value-type="float" office:value="118982">
            <text:p>118982</text:p>
          </table:table-cell>
          <table:table-cell office:value-type="float" office:value="0">
            <text:p>0</text:p>
          </table:table-cell>
          <table:table-cell office:value-type="float" office:value="118982">
            <text:p>118982</text:p>
          </table:table-cell>
          <table:table-cell office:value-type="float" office:value="349537">
            <text:p>349537</text:p>
          </table:table-cell>
          <table:table-cell office:value-type="float" office:value="59491">
            <text:p>59491</text:p>
          </table:table-cell>
          <table:table-cell office:value-type="float" office:value="1752">
            <text:p>1752</text:p>
          </table:table-cell>
          <table:table-cell office:value-type="float" office:value="237965">
            <text:p>237965</text:p>
          </table:table-cell>
          <table:table-cell office:value-type="float" office:value="356947">
            <text:p>356947</text:p>
          </table:table-cell>
          <table:table-cell table:number-columns-repeated="2" office:value-type="float" office:value="0">
            <text:p>0</text:p>
          </table:table-cell>
          <table:table-cell office:value-type="float" office:value="2136230">
            <text:p>2136230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67250">
            <text:p>67250</text:p>
          </table:table-cell>
          <table:table-cell office:value-type="float" office:value="4145">
            <text:p>4145</text:p>
          </table:table-cell>
          <table:table-cell office:value-type="float" office:value="361873">
            <text:p>361873</text:p>
          </table:table-cell>
          <table:table-cell office:value-type="float" office:value="786679">
            <text:p>786679</text:p>
          </table:table-cell>
          <table:table-cell office:value-type="float" office:value="108550">
            <text:p>108550</text:p>
          </table:table-cell>
          <table:table-cell table:number-columns-repeated="3"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4420">
            <text:p>24420</text:p>
          </table:table-cell>
          <table:table-cell table:number-columns-repeated="11" office:value-type="float" office:value="0">
            <text:p>0</text:p>
          </table:table-cell>
          <table:table-cell office:value-type="float" office:value="30720">
            <text:p>30720</text:p>
          </table:table-cell>
          <table:table-cell office:value-type="float" office:value="174828">
            <text:p>174828</text:p>
          </table:table-cell>
          <table:table-cell table:number-columns-repeated="4" office:value-type="float" office:value="0">
            <text:p>0</text:p>
          </table:table-cell>
          <table:table-cell office:value-type="float" office:value="361873">
            <text:p>361873</text:p>
          </table:table-cell>
          <table:table-cell office:value-type="float" office:value="0">
            <text:p>0</text:p>
          </table:table-cell>
          <table:table-cell office:value-type="float" office:value="361873">
            <text:p>361873</text:p>
          </table:table-cell>
          <table:table-cell office:value-type="float" office:value="5679">
            <text:p>5679</text:p>
          </table:table-cell>
          <table:table-cell office:value-type="float" office:value="180937">
            <text:p>180937</text:p>
          </table:table-cell>
          <table:table-cell office:value-type="float" office:value="0">
            <text:p>0</text:p>
          </table:table-cell>
          <table:table-cell office:value-type="float" office:value="120624">
            <text:p>120624</text:p>
          </table:table-cell>
          <table:table-cell office:value-type="float" office:value="0">
            <text:p>0</text:p>
          </table:table-cell>
          <table:table-cell office:value-type="float" office:value="120624">
            <text:p>120624</text:p>
          </table:table-cell>
          <table:table-cell office:value-type="float" office:value="165915">
            <text:p>165915</text:p>
          </table:table-cell>
          <table:table-cell office:value-type="float" office:value="60311">
            <text:p>60311</text:p>
          </table:table-cell>
          <table:table-cell office:value-type="float" office:value="1793">
            <text:p>1793</text:p>
          </table:table-cell>
          <table:table-cell office:value-type="float" office:value="241248">
            <text:p>241248</text:p>
          </table:table-cell>
          <table:table-cell office:value-type="float" office:value="361873">
            <text:p>361873</text:p>
          </table:table-cell>
          <table:table-cell table:number-columns-repeated="2" office:value-type="float" office:value="0">
            <text:p>0</text:p>
          </table:table-cell>
          <table:table-cell office:value-type="float" office:value="2136230">
            <text:p>2136230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70083">
            <text:p>70083</text:p>
          </table:table-cell>
          <table:table-cell office:value-type="float" office:value="4162">
            <text:p>4162</text:p>
          </table:table-cell>
          <table:table-cell office:value-type="float" office:value="363427">
            <text:p>363427</text:p>
          </table:table-cell>
          <table:table-cell office:value-type="float" office:value="795049">
            <text:p>795049</text:p>
          </table:table-cell>
          <table:table-cell office:value-type="float" office:value="111701">
            <text:p>111701</text:p>
          </table:table-cell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5900">
            <text:p>25900</text:p>
          </table:table-cell>
          <table:table-cell table:number-columns-repeated="11" office:value-type="float" office:value="0">
            <text:p>0</text:p>
          </table:table-cell>
          <table:table-cell office:value-type="float" office:value="32768">
            <text:p>32768</text:p>
          </table:table-cell>
          <table:table-cell office:value-type="float" office:value="179212">
            <text:p>179212</text:p>
          </table:table-cell>
          <table:table-cell table:number-columns-repeated="4" office:value-type="float" office:value="0">
            <text:p>0</text:p>
          </table:table-cell>
          <table:table-cell office:value-type="float" office:value="363427">
            <text:p>363427</text:p>
          </table:table-cell>
          <table:table-cell office:value-type="float" office:value="0">
            <text:p>0</text:p>
          </table:table-cell>
          <table:table-cell office:value-type="float" office:value="363427">
            <text:p>363427</text:p>
          </table:table-cell>
          <table:table-cell office:value-type="float" office:value="5707">
            <text:p>5707</text:p>
          </table:table-cell>
          <table:table-cell office:value-type="float" office:value="181713">
            <text:p>181713</text:p>
          </table:table-cell>
          <table:table-cell office:value-type="float" office:value="0">
            <text:p>0</text:p>
          </table:table-cell>
          <table:table-cell office:value-type="float" office:value="121142">
            <text:p>121142</text:p>
          </table:table-cell>
          <table:table-cell office:value-type="float" office:value="0">
            <text:p>0</text:p>
          </table:table-cell>
          <table:table-cell office:value-type="float" office:value="121142">
            <text:p>121142</text:p>
          </table:table-cell>
          <table:table-cell office:value-type="float" office:value="361450">
            <text:p>361450</text:p>
          </table:table-cell>
          <table:table-cell office:value-type="float" office:value="60571">
            <text:p>60571</text:p>
          </table:table-cell>
          <table:table-cell office:value-type="float" office:value="1886">
            <text:p>1886</text:p>
          </table:table-cell>
          <table:table-cell office:value-type="float" office:value="242285">
            <text:p>242285</text:p>
          </table:table-cell>
          <table:table-cell office:value-type="float" office:value="363427">
            <text:p>363427</text:p>
          </table:table-cell>
          <table:table-cell table:number-columns-repeated="2" office:value-type="float" office:value="0">
            <text:p>0</text:p>
          </table:table-cell>
          <table:table-cell office:value-type="float" office:value="2105712">
            <text:p>2105712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74249">
            <text:p>74249</text:p>
          </table:table-cell>
          <table:table-cell office:value-type="float" office:value="4219">
            <text:p>4219</text:p>
          </table:table-cell>
          <table:table-cell office:value-type="float" office:value="368353">
            <text:p>368353</text:p>
          </table:table-cell>
          <table:table-cell office:value-type="float" office:value="810624">
            <text:p>810624</text:p>
          </table:table-cell>
          <table:table-cell office:value-type="float" office:value="116194">
            <text:p>116194</text:p>
          </table:table-cell>
          <table:table-cell table:number-columns-repeated="3" office:value-type="float" office:value="0">
            <text:p>0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7360">
            <text:p>27360</text:p>
          </table:table-cell>
          <table:table-cell table:number-columns-repeated="11" office:value-type="float" office:value="0">
            <text:p>0</text:p>
          </table:table-cell>
          <table:table-cell office:value-type="float" office:value="34816">
            <text:p>34816</text:p>
          </table:table-cell>
          <table:table-cell office:value-type="float" office:value="180592">
            <text:p>180592</text:p>
          </table:table-cell>
          <table:table-cell table:number-columns-repeated="4" office:value-type="float" office:value="0">
            <text:p>0</text:p>
          </table:table-cell>
          <table:table-cell office:value-type="float" office:value="368353">
            <text:p>368353</text:p>
          </table:table-cell>
          <table:table-cell office:value-type="float" office:value="0">
            <text:p>0</text:p>
          </table:table-cell>
          <table:table-cell office:value-type="float" office:value="368353">
            <text:p>368353</text:p>
          </table:table-cell>
          <table:table-cell office:value-type="float" office:value="5810">
            <text:p>5810</text:p>
          </table:table-cell>
          <table:table-cell office:value-type="float" office:value="184176">
            <text:p>184176</text:p>
          </table:table-cell>
          <table:table-cell office:value-type="float" office:value="0">
            <text:p>0</text:p>
          </table:table-cell>
          <table:table-cell office:value-type="float" office:value="122784">
            <text:p>122784</text:p>
          </table:table-cell>
          <table:table-cell office:value-type="float" office:value="0">
            <text:p>0</text:p>
          </table:table-cell>
          <table:table-cell office:value-type="float" office:value="122784">
            <text:p>122784</text:p>
          </table:table-cell>
          <table:table-cell office:value-type="float" office:value="363432">
            <text:p>363432</text:p>
          </table:table-cell>
          <table:table-cell office:value-type="float" office:value="61392">
            <text:p>61392</text:p>
          </table:table-cell>
          <table:table-cell office:value-type="float" office:value="2346">
            <text:p>2346</text:p>
          </table:table-cell>
          <table:table-cell office:value-type="float" office:value="245568">
            <text:p>245568</text:p>
          </table:table-cell>
          <table:table-cell office:value-type="float" office:value="368353">
            <text:p>368353</text:p>
          </table:table-cell>
          <table:table-cell table:number-columns-repeated="2" office:value-type="float" office:value="0">
            <text:p>0</text:p>
          </table:table-cell>
          <table:table-cell office:value-type="float" office:value="2136230">
            <text:p>2136230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78791">
            <text:p>78791</text:p>
          </table:table-cell>
          <table:table-cell office:value-type="float" office:value="4270">
            <text:p>4270</text:p>
          </table:table-cell>
          <table:table-cell office:value-type="float" office:value="372828">
            <text:p>372828</text:p>
          </table:table-cell>
          <table:table-cell office:value-type="float" office:value="820188">
            <text:p>820188</text:p>
          </table:table-cell>
          <table:table-cell office:value-type="float" office:value="120811">
            <text:p>120811</text:p>
          </table:table-cell>
          <table:table-cell table:number-columns-repeated="3" office:value-type="float" office:value="0">
            <text:p>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9456">
            <text:p>29456</text:p>
          </table:table-cell>
          <table:table-cell table:number-columns-repeated="11" office:value-type="float" office:value="0">
            <text:p>0</text:p>
          </table:table-cell>
          <table:table-cell office:value-type="float" office:value="36864">
            <text:p>36864</text:p>
          </table:table-cell>
          <table:table-cell office:value-type="float" office:value="86356">
            <text:p>86356</text:p>
          </table:table-cell>
          <table:table-cell table:number-columns-repeated="4" office:value-type="float" office:value="0">
            <text:p>0</text:p>
          </table:table-cell>
          <table:table-cell office:value-type="float" office:value="372828">
            <text:p>372828</text:p>
          </table:table-cell>
          <table:table-cell office:value-type="float" office:value="0">
            <text:p>0</text:p>
          </table:table-cell>
          <table:table-cell office:value-type="float" office:value="372828">
            <text:p>372828</text:p>
          </table:table-cell>
          <table:table-cell office:value-type="float" office:value="5886">
            <text:p>5886</text:p>
          </table:table-cell>
          <table:table-cell office:value-type="float" office:value="186414">
            <text:p>186414</text:p>
          </table:table-cell>
          <table:table-cell office:value-type="float" office:value="0">
            <text:p>0</text:p>
          </table:table-cell>
          <table:table-cell office:value-type="float" office:value="124276">
            <text:p>124276</text:p>
          </table:table-cell>
          <table:table-cell office:value-type="float" office:value="0">
            <text:p>0</text:p>
          </table:table-cell>
          <table:table-cell office:value-type="float" office:value="124276">
            <text:p>124276</text:p>
          </table:table-cell>
          <table:table-cell office:value-type="float" office:value="0">
            <text:p>0</text:p>
          </table:table-cell>
          <table:table-cell office:value-type="float" office:value="62138">
            <text:p>62138</text:p>
          </table:table-cell>
          <table:table-cell office:value-type="float" office:value="2268">
            <text:p>2268</text:p>
          </table:table-cell>
          <table:table-cell office:value-type="float" office:value="248552">
            <text:p>248552</text:p>
          </table:table-cell>
          <table:table-cell office:value-type="float" office:value="372828">
            <text:p>372828</text:p>
          </table:table-cell>
          <table:table-cell table:number-columns-repeated="2" office:value-type="float" office:value="0">
            <text:p>0</text:p>
          </table:table-cell>
          <table:table-cell office:value-type="float" office:value="2136230">
            <text:p>2136230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office:value-type="float" office:value="81874">
            <text:p>81874</text:p>
          </table:table-cell>
          <table:table-cell office:value-type="float" office:value="4524">
            <text:p>4524</text:p>
          </table:table-cell>
          <table:table-cell office:value-type="float" office:value="394973">
            <text:p>394973</text:p>
          </table:table-cell>
          <table:table-cell office:value-type="float" office:value="889397">
            <text:p>889397</text:p>
          </table:table-cell>
          <table:table-cell office:value-type="float" office:value="124094">
            <text:p>124094</text:p>
          </table:table-cell>
          <table:table-cell table:number-columns-repeated="3" office:value-type="float" office:value="0">
            <text:p>0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1081">
            <text:p>31081</text:p>
          </table:table-cell>
          <table:table-cell table:number-columns-repeated="11" office:value-type="float" office:value="0">
            <text:p>0</text:p>
          </table:table-cell>
          <table:table-cell office:value-type="float" office:value="38912">
            <text:p>38912</text:p>
          </table:table-cell>
          <table:table-cell office:value-type="float" office:value="189632">
            <text:p>189632</text:p>
          </table:table-cell>
          <table:table-cell table:number-columns-repeated="4" office:value-type="float" office:value="0">
            <text:p>0</text:p>
          </table:table-cell>
          <table:table-cell office:value-type="float" office:value="394973">
            <text:p>394973</text:p>
          </table:table-cell>
          <table:table-cell office:value-type="float" office:value="0">
            <text:p>0</text:p>
          </table:table-cell>
          <table:table-cell office:value-type="float" office:value="394973">
            <text:p>394973</text:p>
          </table:table-cell>
          <table:table-cell office:value-type="float" office:value="6208">
            <text:p>6208</text:p>
          </table:table-cell>
          <table:table-cell office:value-type="float" office:value="197486">
            <text:p>197486</text:p>
          </table:table-cell>
          <table:table-cell office:value-type="float" office:value="0">
            <text:p>0</text:p>
          </table:table-cell>
          <table:table-cell office:value-type="float" office:value="131658">
            <text:p>131658</text:p>
          </table:table-cell>
          <table:table-cell office:value-type="float" office:value="0">
            <text:p>0</text:p>
          </table:table-cell>
          <table:table-cell office:value-type="float" office:value="131658">
            <text:p>131658</text:p>
          </table:table-cell>
          <table:table-cell office:value-type="float" office:value="383818">
            <text:p>383818</text:p>
          </table:table-cell>
          <table:table-cell office:value-type="float" office:value="65829">
            <text:p>65829</text:p>
          </table:table-cell>
          <table:table-cell office:value-type="float" office:value="2124">
            <text:p>2124</text:p>
          </table:table-cell>
          <table:table-cell office:value-type="float" office:value="263316">
            <text:p>263316</text:p>
          </table:table-cell>
          <table:table-cell office:value-type="float" office:value="394973">
            <text:p>394973</text:p>
          </table:table-cell>
          <table:table-cell table:number-columns-repeated="2" office:value-type="float" office:value="0">
            <text:p>0</text:p>
          </table:table-cell>
          <table:table-cell office:value-type="float" office:value="2349853">
            <text:p>2349853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float" office:value="84666">
            <text:p>84666</text:p>
          </table:table-cell>
          <table:table-cell office:value-type="float" office:value="4578">
            <text:p>4578</text:p>
          </table:table-cell>
          <table:table-cell office:value-type="float" office:value="399664">
            <text:p>399664</text:p>
          </table:table-cell>
          <table:table-cell office:value-type="float" office:value="895778">
            <text:p>895778</text:p>
          </table:table-cell>
          <table:table-cell office:value-type="float" office:value="127396">
            <text:p>127396</text:p>
          </table:table-cell>
          <table:table-cell table:number-columns-repeated="3"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2605">
            <text:p>32605</text:p>
          </table:table-cell>
          <table:table-cell table:number-columns-repeated="11" office:value-type="float" office:value="0">
            <text:p>0</text:p>
          </table:table-cell>
          <table:table-cell office:value-type="float" office:value="40960">
            <text:p>40960</text:p>
          </table:table-cell>
          <table:table-cell office:value-type="float" office:value="191604">
            <text:p>191604</text:p>
          </table:table-cell>
          <table:table-cell table:number-columns-repeated="4" office:value-type="float" office:value="0">
            <text:p>0</text:p>
          </table:table-cell>
          <table:table-cell office:value-type="float" office:value="399664">
            <text:p>399664</text:p>
          </table:table-cell>
          <table:table-cell office:value-type="float" office:value="0">
            <text:p>0</text:p>
          </table:table-cell>
          <table:table-cell office:value-type="float" office:value="399664">
            <text:p>399664</text:p>
          </table:table-cell>
          <table:table-cell office:value-type="float" office:value="6280">
            <text:p>6280</text:p>
          </table:table-cell>
          <table:table-cell office:value-type="float" office:value="199832">
            <text:p>199832</text:p>
          </table:table-cell>
          <table:table-cell office:value-type="float" office:value="0">
            <text:p>0</text:p>
          </table:table-cell>
          <table:table-cell office:value-type="float" office:value="133221">
            <text:p>133221</text:p>
          </table:table-cell>
          <table:table-cell office:value-type="float" office:value="0">
            <text:p>0</text:p>
          </table:table-cell>
          <table:table-cell office:value-type="float" office:value="133221">
            <text:p>133221</text:p>
          </table:table-cell>
          <table:table-cell office:value-type="float" office:value="374926">
            <text:p>374926</text:p>
          </table:table-cell>
          <table:table-cell office:value-type="float" office:value="66610">
            <text:p>66610</text:p>
          </table:table-cell>
          <table:table-cell office:value-type="float" office:value="2208">
            <text:p>2208</text:p>
          </table:table-cell>
          <table:table-cell office:value-type="float" office:value="266442">
            <text:p>266442</text:p>
          </table:table-cell>
          <table:table-cell office:value-type="float" office:value="399664">
            <text:p>399664</text:p>
          </table:table-cell>
          <table:table-cell table:number-columns-repeated="2" office:value-type="float" office:value="0">
            <text:p>0</text:p>
          </table:table-cell>
          <table:table-cell office:value-type="float" office:value="2349853">
            <text:p>2349853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office:value-type="float" office:value="90624">
            <text:p>90624</text:p>
          </table:table-cell>
          <table:table-cell office:value-type="float" office:value="4412">
            <text:p>4412</text:p>
          </table:table-cell>
          <table:table-cell office:value-type="float" office:value="385185">
            <text:p>385185</text:p>
          </table:table-cell>
          <table:table-cell office:value-type="float" office:value="857359">
            <text:p>857359</text:p>
          </table:table-cell>
          <table:table-cell office:value-type="float" office:value="133258">
            <text:p>133258</text:p>
          </table:table-cell>
          <table:table-cell table:number-columns-repeated="3" office:value-type="float" office:value="0">
            <text:p>0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5074">
            <text:p>35074</text:p>
          </table:table-cell>
          <table:table-cell table:number-columns-repeated="11" office:value-type="float" office:value="0">
            <text:p>0</text:p>
          </table:table-cell>
          <table:table-cell office:value-type="float" office:value="43008">
            <text:p>43008</text:p>
          </table:table-cell>
          <table:table-cell office:value-type="float" office:value="199748">
            <text:p>199748</text:p>
          </table:table-cell>
          <table:table-cell table:number-columns-repeated="4" office:value-type="float" office:value="0">
            <text:p>0</text:p>
          </table:table-cell>
          <table:table-cell office:value-type="float" office:value="385185">
            <text:p>385185</text:p>
          </table:table-cell>
          <table:table-cell office:value-type="float" office:value="0">
            <text:p>0</text:p>
          </table:table-cell>
          <table:table-cell office:value-type="float" office:value="385185">
            <text:p>385185</text:p>
          </table:table-cell>
          <table:table-cell office:value-type="float" office:value="6089">
            <text:p>6089</text:p>
          </table:table-cell>
          <table:table-cell office:value-type="float" office:value="192593">
            <text:p>192593</text:p>
          </table:table-cell>
          <table:table-cell office:value-type="float" office:value="0">
            <text:p>0</text:p>
          </table:table-cell>
          <table:table-cell office:value-type="float" office:value="128395">
            <text:p>128395</text:p>
          </table:table-cell>
          <table:table-cell office:value-type="float" office:value="0">
            <text:p>0</text:p>
          </table:table-cell>
          <table:table-cell office:value-type="float" office:value="128395">
            <text:p>128395</text:p>
          </table:table-cell>
          <table:table-cell office:value-type="float" office:value="381641">
            <text:p>381641</text:p>
          </table:table-cell>
          <table:table-cell office:value-type="float" office:value="64198">
            <text:p>64198</text:p>
          </table:table-cell>
          <table:table-cell office:value-type="float" office:value="2323">
            <text:p>2323</text:p>
          </table:table-cell>
          <table:table-cell office:value-type="float" office:value="256789">
            <text:p>256789</text:p>
          </table:table-cell>
          <table:table-cell office:value-type="float" office:value="385185">
            <text:p>385185</text:p>
          </table:table-cell>
          <table:table-cell table:number-columns-repeated="2" office:value-type="float" office:value="0">
            <text:p>0</text:p>
          </table:table-cell>
          <table:table-cell office:value-type="float" office:value="2197265">
            <text:p>2197265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office:value-type="float" office:value="93791">
            <text:p>93791</text:p>
          </table:table-cell>
          <table:table-cell office:value-type="float" office:value="4455">
            <text:p>4455</text:p>
          </table:table-cell>
          <table:table-cell office:value-type="float" office:value="388963">
            <text:p>388963</text:p>
          </table:table-cell>
          <table:table-cell office:value-type="float" office:value="868560">
            <text:p>868560</text:p>
          </table:table-cell>
          <table:table-cell office:value-type="float" office:value="136604">
            <text:p>136604</text:p>
          </table:table-cell>
          <table:table-cell table:number-columns-repeated="3" office:value-type="float" office:value="0">
            <text:p>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7825">
            <text:p>37825</text:p>
          </table:table-cell>
          <table:table-cell table:number-columns-repeated="11" office:value-type="float" office:value="0">
            <text:p>0</text:p>
          </table:table-cell>
          <table:table-cell office:value-type="float" office:value="45056">
            <text:p>45056</text:p>
          </table:table-cell>
          <table:table-cell office:value-type="float" office:value="202916">
            <text:p>202916</text:p>
          </table:table-cell>
          <table:table-cell table:number-columns-repeated="4" office:value-type="float" office:value="0">
            <text:p>0</text:p>
          </table:table-cell>
          <table:table-cell office:value-type="float" office:value="388963">
            <text:p>388963</text:p>
          </table:table-cell>
          <table:table-cell office:value-type="float" office:value="0">
            <text:p>0</text:p>
          </table:table-cell>
          <table:table-cell office:value-type="float" office:value="388963">
            <text:p>388963</text:p>
          </table:table-cell>
          <table:table-cell office:value-type="float" office:value="6165">
            <text:p>6165</text:p>
          </table:table-cell>
          <table:table-cell office:value-type="float" office:value="194481">
            <text:p>194481</text:p>
          </table:table-cell>
          <table:table-cell office:value-type="float" office:value="0">
            <text:p>0</text:p>
          </table:table-cell>
          <table:table-cell office:value-type="float" office:value="129654">
            <text:p>129654</text:p>
          </table:table-cell>
          <table:table-cell office:value-type="float" office:value="0">
            <text:p>0</text:p>
          </table:table-cell>
          <table:table-cell office:value-type="float" office:value="129654">
            <text:p>129654</text:p>
          </table:table-cell>
          <table:table-cell office:value-type="float" office:value="384441">
            <text:p>384441</text:p>
          </table:table-cell>
          <table:table-cell office:value-type="float" office:value="64827">
            <text:p>64827</text:p>
          </table:table-cell>
          <table:table-cell office:value-type="float" office:value="2412">
            <text:p>2412</text:p>
          </table:table-cell>
          <table:table-cell office:value-type="float" office:value="259309">
            <text:p>259309</text:p>
          </table:table-cell>
          <table:table-cell office:value-type="float" office:value="388963">
            <text:p>388963</text:p>
          </table:table-cell>
          <table:table-cell table:number-columns-repeated="2" office:value-type="float" office:value="0">
            <text:p>0</text:p>
          </table:table-cell>
          <table:table-cell office:value-type="float" office:value="2197265">
            <text:p>2197265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office:value-type="float" office:value="97416">
            <text:p>97416</text:p>
          </table:table-cell>
          <table:table-cell office:value-type="float" office:value="4514">
            <text:p>4514</text:p>
          </table:table-cell>
          <table:table-cell office:value-type="float" office:value="394098">
            <text:p>394098</text:p>
          </table:table-cell>
          <table:table-cell office:value-type="float" office:value="878324">
            <text:p>878324</text:p>
          </table:table-cell>
          <table:table-cell office:value-type="float" office:value="140404">
            <text:p>140404</text:p>
          </table:table-cell>
          <table:table-cell table:number-columns-repeated="3" office:value-type="float" office:value="0">
            <text:p>0</text:p>
          </table:table-cell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0663">
            <text:p>40663</text:p>
          </table:table-cell>
          <table:table-cell table:number-columns-repeated="11" office:value-type="float" office:value="0">
            <text:p>0</text:p>
          </table:table-cell>
          <table:table-cell office:value-type="float" office:value="47104">
            <text:p>47104</text:p>
          </table:table-cell>
          <table:table-cell office:value-type="float" office:value="207776">
            <text:p>207776</text:p>
          </table:table-cell>
          <table:table-cell table:number-columns-repeated="4" office:value-type="float" office:value="0">
            <text:p>0</text:p>
          </table:table-cell>
          <table:table-cell office:value-type="float" office:value="394098">
            <text:p>394098</text:p>
          </table:table-cell>
          <table:table-cell office:value-type="float" office:value="0">
            <text:p>0</text:p>
          </table:table-cell>
          <table:table-cell office:value-type="float" office:value="394098">
            <text:p>394098</text:p>
          </table:table-cell>
          <table:table-cell office:value-type="float" office:value="6182">
            <text:p>6182</text:p>
          </table:table-cell>
          <table:table-cell office:value-type="float" office:value="197049">
            <text:p>197049</text:p>
          </table:table-cell>
          <table:table-cell office:value-type="float" office:value="0">
            <text:p>0</text:p>
          </table:table-cell>
          <table:table-cell office:value-type="float" office:value="131366">
            <text:p>131366</text:p>
          </table:table-cell>
          <table:table-cell office:value-type="float" office:value="0">
            <text:p>0</text:p>
          </table:table-cell>
          <table:table-cell office:value-type="float" office:value="131366">
            <text:p>131366</text:p>
          </table:table-cell>
          <table:table-cell office:value-type="float" office:value="383170">
            <text:p>383170</text:p>
          </table:table-cell>
          <table:table-cell office:value-type="float" office:value="65682">
            <text:p>65682</text:p>
          </table:table-cell>
          <table:table-cell office:value-type="float" office:value="2506">
            <text:p>2506</text:p>
          </table:table-cell>
          <table:table-cell office:value-type="float" office:value="262732">
            <text:p>262732</text:p>
          </table:table-cell>
          <table:table-cell office:value-type="float" office:value="394098">
            <text:p>394098</text:p>
          </table:table-cell>
          <table:table-cell table:number-columns-repeated="2" office:value-type="float" office:value="0">
            <text:p>0</text:p>
          </table:table-cell>
          <table:table-cell office:value-type="float" office:value="2197265">
            <text:p>2197265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101166">
            <text:p>101166</text:p>
          </table:table-cell>
          <table:table-cell office:value-type="float" office:value="4561">
            <text:p>4561</text:p>
          </table:table-cell>
          <table:table-cell office:value-type="float" office:value="398214">
            <text:p>398214</text:p>
          </table:table-cell>
          <table:table-cell office:value-type="float" office:value="891719">
            <text:p>891719</text:p>
          </table:table-cell>
          <table:table-cell office:value-type="float" office:value="144276">
            <text:p>144276</text:p>
          </table:table-cell>
          <table:table-cell table:number-columns-repeated="3" office:value-type="float" office:value="0">
            <text:p>0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2428">
            <text:p>42428</text:p>
          </table:table-cell>
          <table:table-cell table:number-columns-repeated="11" office:value-type="float" office:value="0">
            <text:p>0</text:p>
          </table:table-cell>
          <table:table-cell office:value-type="float" office:value="49152">
            <text:p>49152</text:p>
          </table:table-cell>
          <table:table-cell office:value-type="float" office:value="209312">
            <text:p>209312</text:p>
          </table:table-cell>
          <table:table-cell table:number-columns-repeated="4" office:value-type="float" office:value="0">
            <text:p>0</text:p>
          </table:table-cell>
          <table:table-cell office:value-type="float" office:value="398214">
            <text:p>398214</text:p>
          </table:table-cell>
          <table:table-cell office:value-type="float" office:value="0">
            <text:p>0</text:p>
          </table:table-cell>
          <table:table-cell office:value-type="float" office:value="398214">
            <text:p>398214</text:p>
          </table:table-cell>
          <table:table-cell office:value-type="float" office:value="6345">
            <text:p>6345</text:p>
          </table:table-cell>
          <table:table-cell office:value-type="float" office:value="199107">
            <text:p>199107</text:p>
          </table:table-cell>
          <table:table-cell office:value-type="float" office:value="0">
            <text:p>0</text:p>
          </table:table-cell>
          <table:table-cell office:value-type="float" office:value="132738">
            <text:p>132738</text:p>
          </table:table-cell>
          <table:table-cell office:value-type="float" office:value="0">
            <text:p>0</text:p>
          </table:table-cell>
          <table:table-cell office:value-type="float" office:value="132738">
            <text:p>132738</text:p>
          </table:table-cell>
          <table:table-cell office:value-type="float" office:value="396949">
            <text:p>396949</text:p>
          </table:table-cell>
          <table:table-cell office:value-type="float" office:value="66369">
            <text:p>66369</text:p>
          </table:table-cell>
          <table:table-cell office:value-type="float" office:value="3108">
            <text:p>3108</text:p>
          </table:table-cell>
          <table:table-cell office:value-type="float" office:value="265476">
            <text:p>265476</text:p>
          </table:table-cell>
          <table:table-cell office:value-type="float" office:value="398214">
            <text:p>398214</text:p>
          </table:table-cell>
          <table:table-cell table:number-columns-repeated="2" office:value-type="float" office:value="0">
            <text:p>0</text:p>
          </table:table-cell>
          <table:table-cell office:value-type="float" office:value="2502441">
            <text:p>2502441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105166">
            <text:p>105166</text:p>
          </table:table-cell>
          <table:table-cell office:value-type="float" office:value="4589">
            <text:p>4589</text:p>
          </table:table-cell>
          <table:table-cell office:value-type="float" office:value="400570">
            <text:p>400570</text:p>
          </table:table-cell>
          <table:table-cell office:value-type="float" office:value="897965">
            <text:p>897965</text:p>
          </table:table-cell>
          <table:table-cell office:value-type="float" office:value="148524">
            <text:p>148524</text:p>
          </table:table-cell>
          <table:table-cell table:number-columns-repeated="3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4129">
            <text:p>44129</text:p>
          </table:table-cell>
          <table:table-cell table:number-columns-repeated="11" office:value-type="float" office:value="0">
            <text:p>0</text:p>
          </table:table-cell>
          <table:table-cell office:value-type="float" office:value="51200">
            <text:p>51200</text:p>
          </table:table-cell>
          <table:table-cell table:number-columns-repeated="5" office:value-type="float" office:value="0">
            <text:p>0</text:p>
          </table:table-cell>
          <table:table-cell office:value-type="float" office:value="400570">
            <text:p>400570</text:p>
          </table:table-cell>
          <table:table-cell office:value-type="float" office:value="0">
            <text:p>0</text:p>
          </table:table-cell>
          <table:table-cell office:value-type="float" office:value="400570">
            <text:p>400570</text:p>
          </table:table-cell>
          <table:table-cell office:value-type="float" office:value="6268">
            <text:p>6268</text:p>
          </table:table-cell>
          <table:table-cell office:value-type="float" office:value="200285">
            <text:p>200285</text:p>
          </table:table-cell>
          <table:table-cell office:value-type="float" office:value="0">
            <text:p>0</text:p>
          </table:table-cell>
          <table:table-cell office:value-type="float" office:value="133523">
            <text:p>133523</text:p>
          </table:table-cell>
          <table:table-cell office:value-type="float" office:value="0">
            <text:p>0</text:p>
          </table:table-cell>
          <table:table-cell office:value-type="float" office:value="133523">
            <text:p>133523</text:p>
          </table:table-cell>
          <table:table-cell office:value-type="float" office:value="397622">
            <text:p>397622</text:p>
          </table:table-cell>
          <table:table-cell office:value-type="float" office:value="66761">
            <text:p>66761</text:p>
          </table:table-cell>
          <table:table-cell office:value-type="float" office:value="2938">
            <text:p>2938</text:p>
          </table:table-cell>
          <table:table-cell office:value-type="float" office:value="267047">
            <text:p>267047</text:p>
          </table:table-cell>
          <table:table-cell office:value-type="float" office:value="400570">
            <text:p>400570</text:p>
          </table:table-cell>
          <table:table-cell table:number-columns-repeated="2" office:value-type="float" office:value="0">
            <text:p>0</text:p>
          </table:table-cell>
          <table:table-cell office:value-type="float" office:value="2380371">
            <text:p>2380371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109374">
            <text:p>109374</text:p>
          </table:table-cell>
          <table:table-cell office:value-type="float" office:value="4657">
            <text:p>4657</text:p>
          </table:table-cell>
          <table:table-cell office:value-type="float" office:value="406609">
            <text:p>406609</text:p>
          </table:table-cell>
          <table:table-cell office:value-type="float" office:value="913574">
            <text:p>913574</text:p>
          </table:table-cell>
          <table:table-cell office:value-type="float" office:value="153484">
            <text:p>153484</text:p>
          </table:table-cell>
          <table:table-cell table:number-columns-repeated="3" office:value-type="float" office:value="0">
            <text:p>0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5777">
            <text:p>45777</text:p>
          </table:table-cell>
          <table:table-cell table:number-columns-repeated="11" office:value-type="float" office:value="0">
            <text:p>0</text:p>
          </table:table-cell>
          <table:table-cell office:value-type="float" office:value="53248">
            <text:p>53248</text:p>
          </table:table-cell>
          <table:table-cell office:value-type="float" office:value="108240">
            <text:p>108240</text:p>
          </table:table-cell>
          <table:table-cell table:number-columns-repeated="4" office:value-type="float" office:value="0">
            <text:p>0</text:p>
          </table:table-cell>
          <table:table-cell office:value-type="float" office:value="406609">
            <text:p>406609</text:p>
          </table:table-cell>
          <table:table-cell office:value-type="float" office:value="0">
            <text:p>0</text:p>
          </table:table-cell>
          <table:table-cell office:value-type="float" office:value="406609">
            <text:p>406609</text:p>
          </table:table-cell>
          <table:table-cell office:value-type="float" office:value="6417">
            <text:p>6417</text:p>
          </table:table-cell>
          <table:table-cell office:value-type="float" office:value="203304">
            <text:p>203304</text:p>
          </table:table-cell>
          <table:table-cell office:value-type="float" office:value="0">
            <text:p>0</text:p>
          </table:table-cell>
          <table:table-cell office:value-type="float" office:value="135536">
            <text:p>135536</text:p>
          </table:table-cell>
          <table:table-cell office:value-type="float" office:value="0">
            <text:p>0</text:p>
          </table:table-cell>
          <table:table-cell office:value-type="float" office:value="135536">
            <text:p>135536</text:p>
          </table:table-cell>
          <table:table-cell office:value-type="float" office:value="403837">
            <text:p>403837</text:p>
          </table:table-cell>
          <table:table-cell office:value-type="float" office:value="67768">
            <text:p>67768</text:p>
          </table:table-cell>
          <table:table-cell office:value-type="float" office:value="2812">
            <text:p>2812</text:p>
          </table:table-cell>
          <table:table-cell office:value-type="float" office:value="271072">
            <text:p>271072</text:p>
          </table:table-cell>
          <table:table-cell office:value-type="float" office:value="406609">
            <text:p>406609</text:p>
          </table:table-cell>
          <table:table-cell table:number-columns-repeated="2" office:value-type="float" office:value="0">
            <text:p>0</text:p>
          </table:table-cell>
          <table:table-cell office:value-type="float" office:value="2532958">
            <text:p>2532958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office:value-type="float" office:value="112083">
            <text:p>112083</text:p>
          </table:table-cell>
          <table:table-cell office:value-type="float" office:value="4685">
            <text:p>4685</text:p>
          </table:table-cell>
          <table:table-cell office:value-type="float" office:value="409001">
            <text:p>409001</text:p>
          </table:table-cell>
          <table:table-cell office:value-type="float" office:value="921349">
            <text:p>921349</text:p>
          </table:table-cell>
          <table:table-cell office:value-type="float" office:value="155413">
            <text:p>155413</text:p>
          </table:table-cell>
          <table:table-cell table:number-columns-repeated="3" office:value-type="float" office:value="0">
            <text:p>0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7854">
            <text:p>47854</text:p>
          </table:table-cell>
          <table:table-cell table:number-columns-repeated="11" office:value-type="float" office:value="0">
            <text:p>0</text:p>
          </table:table-cell>
          <table:table-cell office:value-type="float" office:value="55296">
            <text:p>55296</text:p>
          </table:table-cell>
          <table:table-cell office:value-type="float" office:value="215496">
            <text:p>215496</text:p>
          </table:table-cell>
          <table:table-cell table:number-columns-repeated="4" office:value-type="float" office:value="0">
            <text:p>0</text:p>
          </table:table-cell>
          <table:table-cell office:value-type="float" office:value="409001">
            <text:p>409001</text:p>
          </table:table-cell>
          <table:table-cell office:value-type="float" office:value="0">
            <text:p>0</text:p>
          </table:table-cell>
          <table:table-cell office:value-type="float" office:value="409001">
            <text:p>409001</text:p>
          </table:table-cell>
          <table:table-cell office:value-type="float" office:value="6416">
            <text:p>6416</text:p>
          </table:table-cell>
          <table:table-cell office:value-type="float" office:value="204500">
            <text:p>204500</text:p>
          </table:table-cell>
          <table:table-cell office:value-type="float" office:value="0">
            <text:p>0</text:p>
          </table:table-cell>
          <table:table-cell office:value-type="float" office:value="136333">
            <text:p>136333</text:p>
          </table:table-cell>
          <table:table-cell office:value-type="float" office:value="0">
            <text:p>0</text:p>
          </table:table-cell>
          <table:table-cell office:value-type="float" office:value="136334">
            <text:p>136334</text:p>
          </table:table-cell>
          <table:table-cell office:value-type="float" office:value="399030">
            <text:p>399030</text:p>
          </table:table-cell>
          <table:table-cell office:value-type="float" office:value="68167">
            <text:p>68167</text:p>
          </table:table-cell>
          <table:table-cell office:value-type="float" office:value="2945">
            <text:p>2945</text:p>
          </table:table-cell>
          <table:table-cell office:value-type="float" office:value="272668">
            <text:p>272668</text:p>
          </table:table-cell>
          <table:table-cell office:value-type="float" office:value="409001">
            <text:p>409001</text:p>
          </table:table-cell>
          <table:table-cell table:number-columns-repeated="2" office:value-type="float" office:value="0">
            <text:p>0</text:p>
          </table:table-cell>
          <table:table-cell office:value-type="float" office:value="2502441">
            <text:p>2502441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office:value-type="float" office:value="115707">
            <text:p>115707</text:p>
          </table:table-cell>
          <table:table-cell office:value-type="float" office:value="4928">
            <text:p>4928</text:p>
          </table:table-cell>
          <table:table-cell office:value-type="float" office:value="430245">
            <text:p>430245</text:p>
          </table:table-cell>
          <table:table-cell office:value-type="float" office:value="973308">
            <text:p>973308</text:p>
          </table:table-cell>
          <table:table-cell office:value-type="float" office:value="159660">
            <text:p>159660</text:p>
          </table:table-cell>
          <table:table-cell table:number-columns-repeated="3" office:value-type="float" office:value="0">
            <text:p>0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0042">
            <text:p>50042</text:p>
          </table:table-cell>
          <table:table-cell table:number-columns-repeated="11" office:value-type="float" office:value="0">
            <text:p>0</text:p>
          </table:table-cell>
          <table:table-cell office:value-type="float" office:value="57344">
            <text:p>57344</text:p>
          </table:table-cell>
          <table:table-cell table:number-columns-repeated="5" office:value-type="float" office:value="0">
            <text:p>0</text:p>
          </table:table-cell>
          <table:table-cell office:value-type="float" office:value="430245">
            <text:p>430245</text:p>
          </table:table-cell>
          <table:table-cell office:value-type="float" office:value="0">
            <text:p>0</text:p>
          </table:table-cell>
          <table:table-cell office:value-type="float" office:value="430245">
            <text:p>430245</text:p>
          </table:table-cell>
          <table:table-cell office:value-type="float" office:value="6821">
            <text:p>6821</text:p>
          </table:table-cell>
          <table:table-cell office:value-type="float" office:value="215122">
            <text:p>215122</text:p>
          </table:table-cell>
          <table:table-cell office:value-type="float" office:value="0">
            <text:p>0</text:p>
          </table:table-cell>
          <table:table-cell office:value-type="float" office:value="143415">
            <text:p>143415</text:p>
          </table:table-cell>
          <table:table-cell office:value-type="float" office:value="0">
            <text:p>0</text:p>
          </table:table-cell>
          <table:table-cell office:value-type="float" office:value="143415">
            <text:p>143415</text:p>
          </table:table-cell>
          <table:table-cell office:value-type="float" office:value="207568">
            <text:p>207568</text:p>
          </table:table-cell>
          <table:table-cell office:value-type="float" office:value="71707">
            <text:p>71707</text:p>
          </table:table-cell>
          <table:table-cell office:value-type="float" office:value="3132">
            <text:p>3132</text:p>
          </table:table-cell>
          <table:table-cell office:value-type="float" office:value="286830">
            <text:p>286830</text:p>
          </table:table-cell>
          <table:table-cell office:value-type="float" office:value="430245">
            <text:p>430245</text:p>
          </table:table-cell>
          <table:table-cell table:number-columns-repeated="2" office:value-type="float" office:value="0">
            <text:p>0</text:p>
          </table:table-cell>
          <table:table-cell office:value-type="float" office:value="2502441">
            <text:p>2502441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float" office:value="118875">
            <text:p>118875</text:p>
          </table:table-cell>
          <table:table-cell office:value-type="float" office:value="4975">
            <text:p>4975</text:p>
          </table:table-cell>
          <table:table-cell office:value-type="float" office:value="434265">
            <text:p>434265</text:p>
          </table:table-cell>
          <table:table-cell office:value-type="float" office:value="986083">
            <text:p>986083</text:p>
          </table:table-cell>
          <table:table-cell office:value-type="float" office:value="163203">
            <text:p>163203</text:p>
          </table:table-cell>
          <table:table-cell table:number-columns-repeated="3" office:value-type="float" office:value="0">
            <text:p>0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1902">
            <text:p>51902</text:p>
          </table:table-cell>
          <table:table-cell table:number-columns-repeated="11" office:value-type="float" office:value="0">
            <text:p>0</text:p>
          </table:table-cell>
          <table:table-cell office:value-type="float" office:value="59392">
            <text:p>59392</text:p>
          </table:table-cell>
          <table:table-cell office:value-type="float" office:value="231024">
            <text:p>231024</text:p>
          </table:table-cell>
          <table:table-cell table:number-columns-repeated="4" office:value-type="float" office:value="0">
            <text:p>0</text:p>
          </table:table-cell>
          <table:table-cell office:value-type="float" office:value="434265">
            <text:p>434265</text:p>
          </table:table-cell>
          <table:table-cell office:value-type="float" office:value="0">
            <text:p>0</text:p>
          </table:table-cell>
          <table:table-cell office:value-type="float" office:value="434265">
            <text:p>434265</text:p>
          </table:table-cell>
          <table:table-cell office:value-type="float" office:value="6809">
            <text:p>6809</text:p>
          </table:table-cell>
          <table:table-cell office:value-type="float" office:value="217132">
            <text:p>217132</text:p>
          </table:table-cell>
          <table:table-cell office:value-type="float" office:value="0">
            <text:p>0</text:p>
          </table:table-cell>
          <table:table-cell office:value-type="float" office:value="144755">
            <text:p>144755</text:p>
          </table:table-cell>
          <table:table-cell office:value-type="float" office:value="0">
            <text:p>0</text:p>
          </table:table-cell>
          <table:table-cell office:value-type="float" office:value="144755">
            <text:p>144755</text:p>
          </table:table-cell>
          <table:table-cell office:value-type="float" office:value="428684">
            <text:p>428684</text:p>
          </table:table-cell>
          <table:table-cell office:value-type="float" office:value="72377">
            <text:p>72377</text:p>
          </table:table-cell>
          <table:table-cell office:value-type="float" office:value="3249">
            <text:p>3249</text:p>
          </table:table-cell>
          <table:table-cell office:value-type="float" office:value="289510">
            <text:p>289510</text:p>
          </table:table-cell>
          <table:table-cell office:value-type="float" office:value="434265">
            <text:p>434265</text:p>
          </table:table-cell>
          <table:table-cell table:number-columns-repeated="2" office:value-type="float" office:value="0">
            <text:p>0</text:p>
          </table:table-cell>
          <table:table-cell office:value-type="float" office:value="2563476">
            <text:p>2563476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122833">
            <text:p>122833</text:p>
          </table:table-cell>
          <table:table-cell office:value-type="float" office:value="4799">
            <text:p>4799</text:p>
          </table:table-cell>
          <table:table-cell office:value-type="float" office:value="419001">
            <text:p>419001</text:p>
          </table:table-cell>
          <table:table-cell office:value-type="float" office:value="948450">
            <text:p>948450</text:p>
          </table:table-cell>
          <table:table-cell office:value-type="float" office:value="167569">
            <text:p>167569</text:p>
          </table:table-cell>
          <table:table-cell table:number-columns-repeated="3" office:value-type="float" office:value="0">
            <text:p>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4241">
            <text:p>54241</text:p>
          </table:table-cell>
          <table:table-cell table:number-columns-repeated="11" office:value-type="float" office:value="0">
            <text:p>0</text:p>
          </table:table-cell>
          <table:table-cell office:value-type="float" office:value="61440">
            <text:p>61440</text:p>
          </table:table-cell>
          <table:table-cell office:value-type="float" office:value="230544">
            <text:p>230544</text:p>
          </table:table-cell>
          <table:table-cell table:number-columns-repeated="4" office:value-type="float" office:value="0">
            <text:p>0</text:p>
          </table:table-cell>
          <table:table-cell office:value-type="float" office:value="419001">
            <text:p>419001</text:p>
          </table:table-cell>
          <table:table-cell office:value-type="float" office:value="0">
            <text:p>0</text:p>
          </table:table-cell>
          <table:table-cell office:value-type="float" office:value="419001">
            <text:p>419001</text:p>
          </table:table-cell>
          <table:table-cell office:value-type="float" office:value="6625">
            <text:p>6625</text:p>
          </table:table-cell>
          <table:table-cell office:value-type="float" office:value="209500">
            <text:p>209500</text:p>
          </table:table-cell>
          <table:table-cell office:value-type="float" office:value="0">
            <text:p>0</text:p>
          </table:table-cell>
          <table:table-cell office:value-type="float" office:value="139667">
            <text:p>139667</text:p>
          </table:table-cell>
          <table:table-cell office:value-type="float" office:value="0">
            <text:p>0</text:p>
          </table:table-cell>
          <table:table-cell office:value-type="float" office:value="139667">
            <text:p>139667</text:p>
          </table:table-cell>
          <table:table-cell office:value-type="float" office:value="413190">
            <text:p>413190</text:p>
          </table:table-cell>
          <table:table-cell office:value-type="float" office:value="69833">
            <text:p>69833</text:p>
          </table:table-cell>
          <table:table-cell office:value-type="float" office:value="3369">
            <text:p>3369</text:p>
          </table:table-cell>
          <table:table-cell office:value-type="float" office:value="279334">
            <text:p>279334</text:p>
          </table:table-cell>
          <table:table-cell office:value-type="float" office:value="419001">
            <text:p>419001</text:p>
          </table:table-cell>
          <table:table-cell table:number-columns-repeated="2" office:value-type="float" office:value="0">
            <text:p>0</text:p>
          </table:table-cell>
          <table:table-cell office:value-type="float" office:value="2502441">
            <text:p>2502441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125416">
            <text:p>125416</text:p>
          </table:table-cell>
          <table:table-cell office:value-type="float" office:value="4842">
            <text:p>4842</text:p>
          </table:table-cell>
          <table:table-cell office:value-type="float" office:value="422650">
            <text:p>422650</text:p>
          </table:table-cell>
          <table:table-cell office:value-type="float" office:value="956626">
            <text:p>956626</text:p>
          </table:table-cell>
          <table:table-cell office:value-type="float" office:value="170196">
            <text:p>170196</text:p>
          </table:table-cell>
          <table:table-cell table:number-columns-repeated="3" office:value-type="float" office:value="0">
            <text:p>0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6604">
            <text:p>56604</text:p>
          </table:table-cell>
          <table:table-cell table:number-columns-repeated="11" office:value-type="float" office:value="0">
            <text:p>0</text:p>
          </table:table-cell>
          <table:table-cell office:value-type="float" office:value="63488">
            <text:p>63488</text:p>
          </table:table-cell>
          <table:table-cell office:value-type="float" office:value="236932">
            <text:p>236932</text:p>
          </table:table-cell>
          <table:table-cell table:number-columns-repeated="4" office:value-type="float" office:value="0">
            <text:p>0</text:p>
          </table:table-cell>
          <table:table-cell office:value-type="float" office:value="422650">
            <text:p>422650</text:p>
          </table:table-cell>
          <table:table-cell office:value-type="float" office:value="0">
            <text:p>0</text:p>
          </table:table-cell>
          <table:table-cell office:value-type="float" office:value="422650">
            <text:p>422650</text:p>
          </table:table-cell>
          <table:table-cell office:value-type="float" office:value="6608">
            <text:p>6608</text:p>
          </table:table-cell>
          <table:table-cell office:value-type="float" office:value="211325">
            <text:p>211325</text:p>
          </table:table-cell>
          <table:table-cell office:value-type="float" office:value="0">
            <text:p>0</text:p>
          </table:table-cell>
          <table:table-cell office:value-type="float" office:value="140883">
            <text:p>140883</text:p>
          </table:table-cell>
          <table:table-cell office:value-type="float" office:value="0">
            <text:p>0</text:p>
          </table:table-cell>
          <table:table-cell office:value-type="float" office:value="140883">
            <text:p>140883</text:p>
          </table:table-cell>
          <table:table-cell office:value-type="float" office:value="419726">
            <text:p>419726</text:p>
          </table:table-cell>
          <table:table-cell office:value-type="float" office:value="70441">
            <text:p>70441</text:p>
          </table:table-cell>
          <table:table-cell office:value-type="float" office:value="3538">
            <text:p>3538</text:p>
          </table:table-cell>
          <table:table-cell office:value-type="float" office:value="281766">
            <text:p>281766</text:p>
          </table:table-cell>
          <table:table-cell office:value-type="float" office:value="422650">
            <text:p>422650</text:p>
          </table:table-cell>
          <table:table-cell table:number-columns-repeated="2" office:value-type="float" office:value="0">
            <text:p>0</text:p>
          </table:table-cell>
          <table:table-cell office:value-type="float" office:value="2563476">
            <text:p>2563476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129542">
            <text:p>129542</text:p>
          </table:table-cell>
          <table:table-cell office:value-type="float" office:value="4890">
            <text:p>4890</text:p>
          </table:table-cell>
          <table:table-cell office:value-type="float" office:value="426890">
            <text:p>426890</text:p>
          </table:table-cell>
          <table:table-cell office:value-type="float" office:value="968883">
            <text:p>968883</text:p>
          </table:table-cell>
          <table:table-cell office:value-type="float" office:value="174334">
            <text:p>174334</text:p>
          </table:table-cell>
          <table:table-cell table:number-columns-repeated="3"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8826">
            <text:p>58826</text:p>
          </table:table-cell>
          <table:table-cell table:number-columns-repeated="11" office:value-type="float" office:value="0">
            <text:p>0</text:p>
          </table:table-cell>
          <table:table-cell office:value-type="float" office:value="65536">
            <text:p>65536</text:p>
          </table:table-cell>
          <table:table-cell office:value-type="float" office:value="238796">
            <text:p>238796</text:p>
          </table:table-cell>
          <table:table-cell table:number-columns-repeated="4" office:value-type="float" office:value="0">
            <text:p>0</text:p>
          </table:table-cell>
          <table:table-cell office:value-type="float" office:value="426890">
            <text:p>426890</text:p>
          </table:table-cell>
          <table:table-cell office:value-type="float" office:value="0">
            <text:p>0</text:p>
          </table:table-cell>
          <table:table-cell office:value-type="float" office:value="426890">
            <text:p>426890</text:p>
          </table:table-cell>
          <table:table-cell office:value-type="float" office:value="6734">
            <text:p>6734</text:p>
          </table:table-cell>
          <table:table-cell office:value-type="float" office:value="213445">
            <text:p>213445</text:p>
          </table:table-cell>
          <table:table-cell office:value-type="float" office:value="0">
            <text:p>0</text:p>
          </table:table-cell>
          <table:table-cell office:value-type="float" office:value="142296">
            <text:p>142296</text:p>
          </table:table-cell>
          <table:table-cell office:value-type="float" office:value="0">
            <text:p>0</text:p>
          </table:table-cell>
          <table:table-cell office:value-type="float" office:value="142297">
            <text:p>142297</text:p>
          </table:table-cell>
          <table:table-cell office:value-type="float" office:value="422966">
            <text:p>422966</text:p>
          </table:table-cell>
          <table:table-cell office:value-type="float" office:value="71149">
            <text:p>71149</text:p>
          </table:table-cell>
          <table:table-cell office:value-type="float" office:value="3679">
            <text:p>3679</text:p>
          </table:table-cell>
          <table:table-cell office:value-type="float" office:value="284593">
            <text:p>284593</text:p>
          </table:table-cell>
          <table:table-cell office:value-type="float" office:value="426890">
            <text:p>426890</text:p>
          </table:table-cell>
          <table:table-cell table:number-columns-repeated="2" office:value-type="float" office:value="0">
            <text:p>0</text:p>
          </table:table-cell>
          <table:table-cell office:value-type="float" office:value="2593993">
            <text:p>2593993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244166">
            <text:p>244166</text:p>
          </table:table-cell>
          <table:table-cell office:value-type="float" office:value="6327">
            <text:p>6327</text:p>
          </table:table-cell>
          <table:table-cell office:value-type="float" office:value="552316">
            <text:p>552316</text:p>
          </table:table-cell>
          <table:table-cell office:value-type="float" office:value="1297920">
            <text:p>1297920</text:p>
          </table:table-cell>
          <table:table-cell office:value-type="float" office:value="294576">
            <text:p>294576</text:p>
          </table:table-cell>
          <table:table-cell table:number-columns-repeated="3" office:value-type="float" office:value="0">
            <text:p>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30245">
            <text:p>130245</text:p>
          </table:table-cell>
          <table:table-cell table:number-columns-repeated="11" office:value-type="float" office:value="0">
            <text:p>0</text:p>
          </table:table-cell>
          <table:table-cell office:value-type="float" office:value="131072">
            <text:p>131072</text:p>
          </table:table-cell>
          <table:table-cell office:value-type="float" office:value="363776">
            <text:p>363776</text:p>
          </table:table-cell>
          <table:table-cell table:number-columns-repeated="4" office:value-type="float" office:value="0">
            <text:p>0</text:p>
          </table:table-cell>
          <table:table-cell office:value-type="float" office:value="552316">
            <text:p>552316</text:p>
          </table:table-cell>
          <table:table-cell office:value-type="float" office:value="0">
            <text:p>0</text:p>
          </table:table-cell>
          <table:table-cell office:value-type="float" office:value="552316">
            <text:p>552316</text:p>
          </table:table-cell>
          <table:table-cell office:value-type="float" office:value="8671">
            <text:p>8671</text:p>
          </table:table-cell>
          <table:table-cell office:value-type="float" office:value="276158">
            <text:p>276158</text:p>
          </table:table-cell>
          <table:table-cell office:value-type="float" office:value="0">
            <text:p>0</text:p>
          </table:table-cell>
          <table:table-cell office:value-type="float" office:value="184105">
            <text:p>184105</text:p>
          </table:table-cell>
          <table:table-cell office:value-type="float" office:value="0">
            <text:p>0</text:p>
          </table:table-cell>
          <table:table-cell office:value-type="float" office:value="184105">
            <text:p>184105</text:p>
          </table:table-cell>
          <table:table-cell office:value-type="float" office:value="546616">
            <text:p>546616</text:p>
          </table:table-cell>
          <table:table-cell office:value-type="float" office:value="92052">
            <text:p>92052</text:p>
          </table:table-cell>
          <table:table-cell office:value-type="float" office:value="7919">
            <text:p>7919</text:p>
          </table:table-cell>
          <table:table-cell office:value-type="float" office:value="368211">
            <text:p>368211</text:p>
          </table:table-cell>
          <table:table-cell office:value-type="float" office:value="552316">
            <text:p>552316</text:p>
          </table:table-cell>
          <table:table-cell table:number-columns-repeated="2" office:value-type="float" office:value="0">
            <text:p>0</text:p>
          </table:table-cell>
          <table:table-cell office:value-type="float" office:value="3540039">
            <text:p>354003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453082">
            <text:p>453082</text:p>
          </table:table-cell>
          <table:table-cell office:value-type="float" office:value="9187">
            <text:p>9187</text:p>
          </table:table-cell>
          <table:table-cell office:value-type="float" office:value="802017">
            <text:p>802017</text:p>
          </table:table-cell>
          <table:table-cell office:value-type="float" office:value="1908832">
            <text:p>1908832</text:p>
          </table:table-cell>
          <table:table-cell office:value-type="float" office:value="513410">
            <text:p>513410</text:p>
          </table:table-cell>
          <table:table-cell table:number-columns-repeated="3" office:value-type="float" office:value="0">
            <text:p>0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72403">
            <text:p>272403</text:p>
          </table:table-cell>
          <table:table-cell table:number-columns-repeated="11" office:value-type="float" office:value="0">
            <text:p>0</text:p>
          </table:table-cell>
          <table:table-cell office:value-type="float" office:value="262144">
            <text:p>262144</text:p>
          </table:table-cell>
          <table:table-cell office:value-type="float" office:value="584868">
            <text:p>584868</text:p>
          </table:table-cell>
          <table:table-cell table:number-columns-repeated="4" office:value-type="float" office:value="0">
            <text:p>0</text:p>
          </table:table-cell>
          <table:table-cell office:value-type="float" office:value="802017">
            <text:p>802017</text:p>
          </table:table-cell>
          <table:table-cell office:value-type="float" office:value="0">
            <text:p>0</text:p>
          </table:table-cell>
          <table:table-cell office:value-type="float" office:value="802017">
            <text:p>802017</text:p>
          </table:table-cell>
          <table:table-cell office:value-type="float" office:value="12564">
            <text:p>12564</text:p>
          </table:table-cell>
          <table:table-cell office:value-type="float" office:value="401009">
            <text:p>401009</text:p>
          </table:table-cell>
          <table:table-cell office:value-type="float" office:value="0">
            <text:p>0</text:p>
          </table:table-cell>
          <table:table-cell office:value-type="float" office:value="267339">
            <text:p>267339</text:p>
          </table:table-cell>
          <table:table-cell office:value-type="float" office:value="0">
            <text:p>0</text:p>
          </table:table-cell>
          <table:table-cell office:value-type="float" office:value="267339">
            <text:p>267339</text:p>
          </table:table-cell>
          <table:table-cell office:value-type="float" office:value="791827">
            <text:p>791827</text:p>
          </table:table-cell>
          <table:table-cell office:value-type="float" office:value="133669">
            <text:p>133669</text:p>
          </table:table-cell>
          <table:table-cell office:value-type="float" office:value="16125">
            <text:p>16125</text:p>
          </table:table-cell>
          <table:table-cell office:value-type="float" office:value="534677">
            <text:p>534677</text:p>
          </table:table-cell>
          <table:table-cell office:value-type="float" office:value="802017">
            <text:p>802017</text:p>
          </table:table-cell>
          <table:table-cell office:value-type="float" office:value="4516601">
            <text:p>4516601</text:p>
          </table:table-cell>
          <table:table-cell office:value-type="float" office:value="15258789">
            <text:p>15258789</text:p>
          </table:table-cell>
          <table:table-cell office:value-type="float" office:value="5554199">
            <text:p>5554199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table:number-columns-repeated="2" office:value-type="float" office:value="256">
            <text:p>256</text:p>
          </table:table-cell>
          <table:table-cell office:value-type="float" office:value="896204">
            <text:p>896204</text:p>
          </table:table-cell>
          <table:table-cell office:value-type="float" office:value="14582">
            <text:p>14582</text:p>
          </table:table-cell>
          <table:table-cell office:value-type="float" office:value="1272994">
            <text:p>1272994</text:p>
          </table:table-cell>
          <table:table-cell office:value-type="float" office:value="3198827">
            <text:p>3198827</text:p>
          </table:table-cell>
          <table:table-cell office:value-type="float" office:value="978064">
            <text:p>978064</text:p>
          </table:table-cell>
          <table:table-cell table:number-columns-repeated="3" office:value-type="float" office:value="0">
            <text:p>0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56943">
            <text:p>556943</text:p>
          </table:table-cell>
          <table:table-cell table:number-columns-repeated="11" office:value-type="float" office:value="0">
            <text:p>0</text:p>
          </table:table-cell>
          <table:table-cell office:value-type="float" office:value="524288">
            <text:p>524288</text:p>
          </table:table-cell>
          <table:table-cell table:number-columns-repeated="5" office:value-type="float" office:value="0">
            <text:p>0</text:p>
          </table:table-cell>
          <table:table-cell office:value-type="float" office:value="1272994">
            <text:p>1272994</text:p>
          </table:table-cell>
          <table:table-cell office:value-type="float" office:value="0">
            <text:p>0</text:p>
          </table:table-cell>
          <table:table-cell office:value-type="float" office:value="1272994">
            <text:p>1272994</text:p>
          </table:table-cell>
          <table:table-cell office:value-type="float" office:value="19915">
            <text:p>19915</text:p>
          </table:table-cell>
          <table:table-cell office:value-type="float" office:value="636497">
            <text:p>636497</text:p>
          </table:table-cell>
          <table:table-cell office:value-type="float" office:value="0">
            <text:p>0</text:p>
          </table:table-cell>
          <table:table-cell office:value-type="float" office:value="424331">
            <text:p>424331</text:p>
          </table:table-cell>
          <table:table-cell office:value-type="float" office:value="0">
            <text:p>0</text:p>
          </table:table-cell>
          <table:table-cell office:value-type="float" office:value="424331">
            <text:p>424331</text:p>
          </table:table-cell>
          <table:table-cell office:value-type="float" office:value="1264914">
            <text:p>1264914</text:p>
          </table:table-cell>
          <table:table-cell office:value-type="float" office:value="212166">
            <text:p>212166</text:p>
          </table:table-cell>
          <table:table-cell office:value-type="float" office:value="32933">
            <text:p>32933</text:p>
          </table:table-cell>
          <table:table-cell office:value-type="float" office:value="848663">
            <text:p>848663</text:p>
          </table:table-cell>
          <table:table-cell office:value-type="float" office:value="1272994">
            <text:p>1272994</text:p>
          </table:table-cell>
          <table:table-cell office:value-type="float" office:value="4669189">
            <text:p>4669189</text:p>
          </table:table-cell>
          <table:table-cell office:value-type="float" office:value="15838622">
            <text:p>15838622</text:p>
          </table:table-cell>
          <table:table-cell office:value-type="float" office:value="9246825">
            <text:p>9246825</text:p>
          </table:table-cell>
          <table:table-cell office:value-type="float" office:value="1098632">
            <text:p>109863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office:value-type="float" office:value="1833159">
            <text:p>1833159</text:p>
          </table:table-cell>
          <table:table-cell office:value-type="float" office:value="26147">
            <text:p>26147</text:p>
          </table:table-cell>
          <table:table-cell office:value-type="float" office:value="2282588">
            <text:p>2282588</text:p>
          </table:table-cell>
          <table:table-cell office:value-type="float" office:value="6007223">
            <text:p>6007223</text:p>
          </table:table-cell>
          <table:table-cell office:value-type="float" office:value="1959013">
            <text:p>1959013</text:p>
          </table:table-cell>
          <table:table-cell table:number-columns-repeated="3" office:value-type="float" office:value="0">
            <text:p>0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27010">
            <text:p>1127010</text:p>
          </table:table-cell>
          <table:table-cell table:number-columns-repeated="11"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1006488">
            <text:p>1006488</text:p>
          </table:table-cell>
          <table:table-cell table:number-columns-repeated="4" office:value-type="float" office:value="0">
            <text:p>0</text:p>
          </table:table-cell>
          <table:table-cell office:value-type="float" office:value="2282588">
            <text:p>2282588</text:p>
          </table:table-cell>
          <table:table-cell office:value-type="float" office:value="0">
            <text:p>0</text:p>
          </table:table-cell>
          <table:table-cell office:value-type="float" office:value="2282588">
            <text:p>2282588</text:p>
          </table:table-cell>
          <table:table-cell office:value-type="float" office:value="35746">
            <text:p>35746</text:p>
          </table:table-cell>
          <table:table-cell office:value-type="float" office:value="1141294">
            <text:p>1141294</text:p>
          </table:table-cell>
          <table:table-cell office:value-type="float" office:value="0">
            <text:p>0</text:p>
          </table:table-cell>
          <table:table-cell office:value-type="float" office:value="760863">
            <text:p>760863</text:p>
          </table:table-cell>
          <table:table-cell office:value-type="float" office:value="0">
            <text:p>0</text:p>
          </table:table-cell>
          <table:table-cell office:value-type="float" office:value="760863">
            <text:p>760863</text:p>
          </table:table-cell>
          <table:table-cell office:value-type="float" office:value="2273777">
            <text:p>2273777</text:p>
          </table:table-cell>
          <table:table-cell office:value-type="float" office:value="380431">
            <text:p>380431</text:p>
          </table:table-cell>
          <table:table-cell office:value-type="float" office:value="65989">
            <text:p>65989</text:p>
          </table:table-cell>
          <table:table-cell office:value-type="float" office:value="1521726">
            <text:p>1521726</text:p>
          </table:table-cell>
          <table:table-cell office:value-type="float" office:value="2282588">
            <text:p>2282588</text:p>
          </table:table-cell>
          <table:table-cell office:value-type="float" office:value="10467528">
            <text:p>10467528</text:p>
          </table:table-cell>
          <table:table-cell office:value-type="float" office:value="35278320">
            <text:p>35278320</text:p>
          </table:table-cell>
          <table:table-cell office:value-type="float" office:value="16754149">
            <text:p>16754149</text:p>
          </table:table-cell>
          <table:table-cell office:value-type="float" office:value="2868652">
            <text:p>286865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office:value-type="float" office:value="3708443">
            <text:p>3708443</text:p>
          </table:table-cell>
          <table:table-cell office:value-type="float" office:value="50053">
            <text:p>50053</text:p>
          </table:table-cell>
          <table:table-cell office:value-type="float" office:value="4336420">
            <text:p>4336420</text:p>
          </table:table-cell>
          <table:table-cell office:value-type="float" office:value="11680853">
            <text:p>11680853</text:p>
          </table:table-cell>
          <table:table-cell office:value-type="float" office:value="3901123">
            <text:p>3901123</text:p>
          </table:table-cell>
          <table:table-cell table:number-columns-repeated="3" office:value-type="float" office:value="0">
            <text:p>0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267750">
            <text:p>2267750</text:p>
          </table:table-cell>
          <table:table-cell table:number-columns-repeated="11" office:value-type="float" office:value="0">
            <text:p>0</text:p>
          </table:table-cell>
          <table:table-cell office:value-type="float" office:value="2097152">
            <text:p>2097152</text:p>
          </table:table-cell>
          <table:table-cell table:number-columns-repeated="5" office:value-type="float" office:value="0">
            <text:p>0</text:p>
          </table:table-cell>
          <table:table-cell office:value-type="float" office:value="4336420">
            <text:p>4336420</text:p>
          </table:table-cell>
          <table:table-cell office:value-type="float" office:value="0">
            <text:p>0</text:p>
          </table:table-cell>
          <table:table-cell office:value-type="float" office:value="4336420">
            <text:p>4336420</text:p>
          </table:table-cell>
          <table:table-cell office:value-type="float" office:value="67811">
            <text:p>67811</text:p>
          </table:table-cell>
          <table:table-cell office:value-type="float" office:value="2168210">
            <text:p>2168210</text:p>
          </table:table-cell>
          <table:table-cell office:value-type="float" office:value="0">
            <text:p>0</text:p>
          </table:table-cell>
          <table:table-cell office:value-type="float" office:value="1445473">
            <text:p>1445473</text:p>
          </table:table-cell>
          <table:table-cell office:value-type="float" office:value="0">
            <text:p>0</text:p>
          </table:table-cell>
          <table:table-cell office:value-type="float" office:value="1445473">
            <text:p>1445473</text:p>
          </table:table-cell>
          <table:table-cell office:value-type="float" office:value="4327007">
            <text:p>4327007</text:p>
          </table:table-cell>
          <table:table-cell office:value-type="float" office:value="722737">
            <text:p>722737</text:p>
          </table:table-cell>
          <table:table-cell office:value-type="float" office:value="85603">
            <text:p>85603</text:p>
          </table:table-cell>
          <table:table-cell office:value-type="float" office:value="2890947">
            <text:p>2890947</text:p>
          </table:table-cell>
          <table:table-cell office:value-type="float" office:value="4336420">
            <text:p>4336420</text:p>
          </table:table-cell>
          <table:table-cell office:value-type="float" office:value="20446777">
            <text:p>20446777</text:p>
          </table:table-cell>
          <table:table-cell office:value-type="float" office:value="65704345">
            <text:p>65704345</text:p>
          </table:table-cell>
          <table:table-cell office:value-type="float" office:value="21362304">
            <text:p>21362304</text:p>
          </table:table-cell>
          <table:table-cell office:value-type="float" office:value="6500243">
            <text:p>650024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7432095">
            <text:p>7432095</text:p>
          </table:table-cell>
          <table:table-cell office:value-type="float" office:value="95574">
            <text:p>95574</text:p>
          </table:table-cell>
          <table:table-cell office:value-type="float" office:value="8280821">
            <text:p>8280821</text:p>
          </table:table-cell>
          <table:table-cell office:value-type="float" office:value="22779043">
            <text:p>22779043</text:p>
          </table:table-cell>
          <table:table-cell office:value-type="float" office:value="7774510">
            <text:p>7774510</text:p>
          </table:table-cell>
          <table:table-cell table:number-columns-repeated="3" office:value-type="float" office:value="0">
            <text:p>0</text:p>
          </table:table-cell>
          <table:table-cell office:value-type="float" office:value="16384">
            <text:p>1638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547877">
            <text:p>4547877</text:p>
          </table:table-cell>
          <table:table-cell table:number-columns-repeated="11" office:value-type="float" office:value="0">
            <text:p>0</text:p>
          </table:table-cell>
          <table:table-cell office:value-type="float" office:value="4194304">
            <text:p>4194304</text:p>
          </table:table-cell>
          <table:table-cell office:value-type="float" office:value="7838112">
            <text:p>7838112</text:p>
          </table:table-cell>
          <table:table-cell table:number-columns-repeated="4" office:value-type="float" office:value="0">
            <text:p>0</text:p>
          </table:table-cell>
          <table:table-cell office:value-type="float" office:value="8280821">
            <text:p>8280821</text:p>
          </table:table-cell>
          <table:table-cell office:value-type="float" office:value="0">
            <text:p>0</text:p>
          </table:table-cell>
          <table:table-cell office:value-type="float" office:value="8280821">
            <text:p>8280821</text:p>
          </table:table-cell>
          <table:table-cell office:value-type="float" office:value="129640">
            <text:p>129640</text:p>
          </table:table-cell>
          <table:table-cell office:value-type="float" office:value="4140410">
            <text:p>4140410</text:p>
          </table:table-cell>
          <table:table-cell office:value-type="float" office:value="0">
            <text:p>0</text:p>
          </table:table-cell>
          <table:table-cell office:value-type="float" office:value="2760273">
            <text:p>2760273</text:p>
          </table:table-cell>
          <table:table-cell office:value-type="float" office:value="0">
            <text:p>0</text:p>
          </table:table-cell>
          <table:table-cell office:value-type="float" office:value="2760274">
            <text:p>2760274</text:p>
          </table:table-cell>
          <table:table-cell office:value-type="float" office:value="8275049">
            <text:p>8275049</text:p>
          </table:table-cell>
          <table:table-cell office:value-type="float" office:value="1380137">
            <text:p>1380137</text:p>
          </table:table-cell>
          <table:table-cell office:value-type="float" office:value="82454">
            <text:p>82454</text:p>
          </table:table-cell>
          <table:table-cell office:value-type="float" office:value="5520547">
            <text:p>5520547</text:p>
          </table:table-cell>
          <table:table-cell office:value-type="float" office:value="8280821">
            <text:p>8280821</text:p>
          </table:table-cell>
          <table:table-cell office:value-type="float" office:value="37658691">
            <text:p>37658691</text:p>
          </table:table-cell>
          <table:table-cell office:value-type="float" office:value="116546630">
            <text:p>116546630</text:p>
          </table:table-cell>
          <table:table-cell office:value-type="float" office:value="26916503">
            <text:p>26916503</text:p>
          </table:table-cell>
          <table:table-cell office:value-type="float" office:value="13336181">
            <text:p>1333618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office:value-type="float" office:value="14893315">
            <text:p>14893315</text:p>
          </table:table-cell>
          <table:table-cell office:value-type="float" office:value="198669">
            <text:p>198669</text:p>
          </table:table-cell>
          <table:table-cell office:value-type="float" office:value="17250080">
            <text:p>17250080</text:p>
          </table:table-cell>
          <table:table-cell office:value-type="float" office:value="47723077">
            <text:p>47723077</text:p>
          </table:table-cell>
          <table:table-cell office:value-type="float" office:value="15553480">
            <text:p>15553480</text:p>
          </table:table-cell>
          <table:table-cell table:number-columns-repeated="3"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114212">
            <text:p>9114212</text:p>
          </table:table-cell>
          <table:table-cell table:number-columns-repeated="11" office:value-type="float" office:value="0">
            <text:p>0</text:p>
          </table:table-cell>
          <table:table-cell office:value-type="float" office:value="8388608">
            <text:p>8388608</text:p>
          </table:table-cell>
          <table:table-cell table:number-columns-repeated="5" office:value-type="float" office:value="0">
            <text:p>0</text:p>
          </table:table-cell>
          <table:table-cell office:value-type="float" office:value="17250080">
            <text:p>17250080</text:p>
          </table:table-cell>
          <table:table-cell office:value-type="float" office:value="0">
            <text:p>0</text:p>
          </table:table-cell>
          <table:table-cell office:value-type="float" office:value="17250080">
            <text:p>17250080</text:p>
          </table:table-cell>
          <table:table-cell office:value-type="float" office:value="269707">
            <text:p>269707</text:p>
          </table:table-cell>
          <table:table-cell office:value-type="float" office:value="8625040">
            <text:p>8625040</text:p>
          </table:table-cell>
          <table:table-cell office:value-type="float" office:value="0">
            <text:p>0</text:p>
          </table:table-cell>
          <table:table-cell office:value-type="float" office:value="5750027">
            <text:p>5750027</text:p>
          </table:table-cell>
          <table:table-cell office:value-type="float" office:value="0">
            <text:p>0</text:p>
          </table:table-cell>
          <table:table-cell office:value-type="float" office:value="5750027">
            <text:p>5750027</text:p>
          </table:table-cell>
          <table:table-cell office:value-type="float" office:value="17223517">
            <text:p>17223517</text:p>
          </table:table-cell>
          <table:table-cell office:value-type="float" office:value="2875013">
            <text:p>2875013</text:p>
          </table:table-cell>
          <table:table-cell office:value-type="float" office:value="151714">
            <text:p>151714</text:p>
          </table:table-cell>
          <table:table-cell office:value-type="float" office:value="11500054">
            <text:p>11500054</text:p>
          </table:table-cell>
          <table:table-cell office:value-type="float" office:value="17250080">
            <text:p>17250080</text:p>
          </table:table-cell>
          <table:table-cell office:value-type="float" office:value="74523925">
            <text:p>74523925</text:p>
          </table:table-cell>
          <table:table-cell office:value-type="float" office:value="226837158">
            <text:p>226837158</text:p>
          </table:table-cell>
          <table:table-cell office:value-type="float" office:value="47912597">
            <text:p>47912597</text:p>
          </table:table-cell>
          <table:table-cell office:value-type="float" office:value="27099609">
            <text:p>2709960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8192">
            <text:p>8192</text:p>
          </table:table-cell>
          <table:table-cell office:value-type="float" office:value="256">
            <text:p>256</text:p>
          </table:table-cell>
          <table:table-cell office:value-type="float" office:value="29901256">
            <text:p>29901256</text:p>
          </table:table-cell>
          <table:table-cell office:value-type="float" office:value="371564">
            <text:p>371564</text:p>
          </table:table-cell>
          <table:table-cell office:value-type="float" office:value="32344796">
            <text:p>32344796</text:p>
          </table:table-cell>
          <table:table-cell office:value-type="float" office:value="89582411">
            <text:p>89582411</text:p>
          </table:table-cell>
          <table:table-cell office:value-type="float" office:value="31240453">
            <text:p>31240453</text:p>
          </table:table-cell>
          <table:table-cell table:number-columns-repeated="3" office:value-type="float" office:value="0">
            <text:p>0</text:p>
          </table:table-cell>
          <table:table-cell office:value-type="float" office:value="65536">
            <text:p>6553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8242404">
            <text:p>18242404</text:p>
          </table:table-cell>
          <table:table-cell table:number-columns-repeated="11" office:value-type="float" office:value="0">
            <text:p>0</text:p>
          </table:table-cell>
          <table:table-cell office:value-type="float" office:value="16777216">
            <text:p>16777216</text:p>
          </table:table-cell>
          <table:table-cell office:value-type="float" office:value="31283424">
            <text:p>31283424</text:p>
          </table:table-cell>
          <table:table-cell table:number-columns-repeated="4" office:value-type="float" office:value="0">
            <text:p>0</text:p>
          </table:table-cell>
          <table:table-cell office:value-type="float" office:value="32344796">
            <text:p>32344796</text:p>
          </table:table-cell>
          <table:table-cell office:value-type="float" office:value="0">
            <text:p>0</text:p>
          </table:table-cell>
          <table:table-cell office:value-type="float" office:value="32344796">
            <text:p>32344796</text:p>
          </table:table-cell>
          <table:table-cell office:value-type="float" office:value="505703">
            <text:p>505703</text:p>
          </table:table-cell>
          <table:table-cell office:value-type="float" office:value="16172398">
            <text:p>16172398</text:p>
          </table:table-cell>
          <table:table-cell office:value-type="float" office:value="0">
            <text:p>0</text:p>
          </table:table-cell>
          <table:table-cell office:value-type="float" office:value="10781599">
            <text:p>10781599</text:p>
          </table:table-cell>
          <table:table-cell office:value-type="float" office:value="0">
            <text:p>0</text:p>
          </table:table-cell>
          <table:table-cell office:value-type="float" office:value="10781599">
            <text:p>10781599</text:p>
          </table:table-cell>
          <table:table-cell office:value-type="float" office:value="32189238">
            <text:p>32189238</text:p>
          </table:table-cell>
          <table:table-cell office:value-type="float" office:value="5390799">
            <text:p>5390799</text:p>
          </table:table-cell>
          <table:table-cell office:value-type="float" office:value="642444">
            <text:p>642444</text:p>
          </table:table-cell>
          <table:table-cell office:value-type="float" office:value="21563197">
            <text:p>21563197</text:p>
          </table:table-cell>
          <table:table-cell office:value-type="float" office:value="32344796">
            <text:p>32344796</text:p>
          </table:table-cell>
          <table:table-cell office:value-type="float" office:value="153869628">
            <text:p>153869628</text:p>
          </table:table-cell>
          <table:table-cell office:value-type="float" office:value="484588622">
            <text:p>484588622</text:p>
          </table:table-cell>
          <table:table-cell office:value-type="float" office:value="134948730">
            <text:p>134948730</text:p>
          </table:table-cell>
          <table:table-cell office:value-type="float" office:value="53985595">
            <text:p>5398559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16384">
            <text:p>16384</text:p>
          </table:table-cell>
          <table:table-cell office:value-type="float" office:value="256">
            <text:p>256</text:p>
          </table:table-cell>
          <table:table-cell office:value-type="float" office:value="59967969">
            <text:p>59967969</text:p>
          </table:table-cell>
          <table:table-cell office:value-type="float" office:value="725595">
            <text:p>725595</text:p>
          </table:table-cell>
          <table:table-cell office:value-type="float" office:value="63170376">
            <text:p>63170376</text:p>
          </table:table-cell>
          <table:table-cell office:value-type="float" office:value="175251355">
            <text:p>175251355</text:p>
          </table:table-cell>
          <table:table-cell office:value-type="float" office:value="62699403">
            <text:p>62699403</text:p>
          </table:table-cell>
          <table:table-cell table:number-columns-repeated="3" office:value-type="float" office:value="0">
            <text:p>0</text:p>
          </table:table-cell>
          <table:table-cell office:value-type="float" office:value="131072">
            <text:p>13107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6506961">
            <text:p>36506961</text:p>
          </table:table-cell>
          <table:table-cell table:number-columns-repeated="11" office:value-type="float" office:value="0">
            <text:p>0</text:p>
          </table:table-cell>
          <table:table-cell office:value-type="float" office:value="33554432">
            <text:p>33554432</text:p>
          </table:table-cell>
          <table:table-cell office:value-type="float" office:value="62662408">
            <text:p>62662408</text:p>
          </table:table-cell>
          <table:table-cell table:number-columns-repeated="4" office:value-type="float" office:value="0">
            <text:p>0</text:p>
          </table:table-cell>
          <table:table-cell office:value-type="float" office:value="63170376">
            <text:p>63170376</text:p>
          </table:table-cell>
          <table:table-cell office:value-type="float" office:value="0">
            <text:p>0</text:p>
          </table:table-cell>
          <table:table-cell office:value-type="float" office:value="63170376">
            <text:p>63170376</text:p>
          </table:table-cell>
          <table:table-cell office:value-type="float" office:value="987143">
            <text:p>987143</text:p>
          </table:table-cell>
          <table:table-cell office:value-type="float" office:value="31585188">
            <text:p>31585188</text:p>
          </table:table-cell>
          <table:table-cell office:value-type="float" office:value="0">
            <text:p>0</text:p>
          </table:table-cell>
          <table:table-cell office:value-type="float" office:value="21056792">
            <text:p>21056792</text:p>
          </table:table-cell>
          <table:table-cell office:value-type="float" office:value="0">
            <text:p>0</text:p>
          </table:table-cell>
          <table:table-cell office:value-type="float" office:value="21056792">
            <text:p>21056792</text:p>
          </table:table-cell>
          <table:table-cell office:value-type="float" office:value="63122798">
            <text:p>63122798</text:p>
          </table:table-cell>
          <table:table-cell office:value-type="float" office:value="10528396">
            <text:p>10528396</text:p>
          </table:table-cell>
          <table:table-cell office:value-type="float" office:value="1463418">
            <text:p>1463418</text:p>
          </table:table-cell>
          <table:table-cell office:value-type="float" office:value="42113584">
            <text:p>42113584</text:p>
          </table:table-cell>
          <table:table-cell office:value-type="float" office:value="63170376">
            <text:p>63170376</text:p>
          </table:table-cell>
          <table:table-cell office:value-type="float" office:value="307891845">
            <text:p>307891845</text:p>
          </table:table-cell>
          <table:table-cell office:value-type="float" office:value="974121093">
            <text:p>974121093</text:p>
          </table:table-cell>
          <table:table-cell office:value-type="float" office:value="288330078">
            <text:p>288330078</text:p>
          </table:table-cell>
          <table:table-cell office:value-type="float" office:value="106719970">
            <text:p>10671997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32768">
            <text:p>32768</text:p>
          </table:table-cell>
          <table:table-cell office:value-type="float" office:value="256">
            <text:p>256</text:p>
          </table:table-cell>
          <table:table-cell office:value-type="float" office:value="119771733">
            <text:p>119771733</text:p>
          </table:table-cell>
          <table:table-cell office:value-type="float" office:value="1443175">
            <text:p>1443175</text:p>
          </table:table-cell>
          <table:table-cell office:value-type="float" office:value="125767410">
            <text:p>125767410</text:p>
          </table:table-cell>
          <table:table-cell office:value-type="float" office:value="348902426">
            <text:p>348902426</text:p>
          </table:table-cell>
          <table:table-cell office:value-type="float" office:value="125273294">
            <text:p>125273294</text:p>
          </table:table-cell>
          <table:table-cell table:number-columns-repeated="3" office:value-type="float" office:value="0">
            <text:p>0</text:p>
          </table:table-cell>
          <table:table-cell office:value-type="float" office:value="262144">
            <text:p>26214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3023870">
            <text:p>73023870</text:p>
          </table:table-cell>
          <table:table-cell table:number-columns-repeated="11" office:value-type="float" office:value="0">
            <text:p>0</text:p>
          </table:table-cell>
          <table:table-cell office:value-type="float" office:value="67108864">
            <text:p>67108864</text:p>
          </table:table-cell>
          <table:table-cell office:value-type="float" office:value="125135876">
            <text:p>125135876</text:p>
          </table:table-cell>
          <table:table-cell table:number-columns-repeated="4" office:value-type="float" office:value="0">
            <text:p>0</text:p>
          </table:table-cell>
          <table:table-cell office:value-type="float" office:value="125767410">
            <text:p>125767410</text:p>
          </table:table-cell>
          <table:table-cell office:value-type="float" office:value="0">
            <text:p>0</text:p>
          </table:table-cell>
          <table:table-cell office:value-type="float" office:value="125767410">
            <text:p>125767410</text:p>
          </table:table-cell>
          <table:table-cell office:value-type="float" office:value="1965389">
            <text:p>1965389</text:p>
          </table:table-cell>
          <table:table-cell office:value-type="float" office:value="62883705">
            <text:p>62883705</text:p>
          </table:table-cell>
          <table:table-cell office:value-type="float" office:value="0">
            <text:p>0</text:p>
          </table:table-cell>
          <table:table-cell office:value-type="float" office:value="41922470">
            <text:p>41922470</text:p>
          </table:table-cell>
          <table:table-cell office:value-type="float" office:value="0">
            <text:p>0</text:p>
          </table:table-cell>
          <table:table-cell office:value-type="float" office:value="41922470">
            <text:p>41922470</text:p>
          </table:table-cell>
          <table:table-cell office:value-type="float" office:value="125680677">
            <text:p>125680677</text:p>
          </table:table-cell>
          <table:table-cell office:value-type="float" office:value="20961235">
            <text:p>20961235</text:p>
          </table:table-cell>
          <table:table-cell office:value-type="float" office:value="3803753">
            <text:p>3803753</text:p>
          </table:table-cell>
          <table:table-cell office:value-type="float" office:value="83844940">
            <text:p>83844940</text:p>
          </table:table-cell>
          <table:table-cell office:value-type="float" office:value="125767410">
            <text:p>125767410</text:p>
          </table:table-cell>
          <table:table-cell office:value-type="float" office:value="606628417">
            <text:p>606628417</text:p>
          </table:table-cell>
          <table:table-cell office:value-type="float" office:value="1923095703">
            <text:p>1923095703</text:p>
          </table:table-cell>
          <table:table-cell office:value-type="float" office:value="549468993">
            <text:p>549468993</text:p>
          </table:table-cell>
          <table:table-cell office:value-type="float" office:value="213684082">
            <text:p>21368408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table:number-columns-repeated="2" office:value-type="float" office:value="1">
            <text:p>1</text:p>
          </table:table-cell>
          <table:table-cell office:value-type="float" office:value="133166">
            <text:p>133166</text:p>
          </table:table-cell>
          <table:table-cell office:value-type="float" office:value="4681">
            <text:p>4681</text:p>
          </table:table-cell>
          <table:table-cell office:value-type="float" office:value="408667">
            <text:p>408667</text:p>
          </table:table-cell>
          <table:table-cell office:value-type="float" office:value="941015">
            <text:p>941015</text:p>
          </table:table-cell>
          <table:table-cell office:value-type="float" office:value="178302">
            <text:p>17830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416">
            <text:p>14416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245440">
            <text:p>245440</text:p>
          </table:table-cell>
          <table:table-cell table:number-columns-repeated="4" office:value-type="float" office:value="0">
            <text:p>0</text:p>
          </table:table-cell>
          <table:table-cell office:value-type="float" office:value="408667">
            <text:p>408667</text:p>
          </table:table-cell>
          <table:table-cell office:value-type="float" office:value="0">
            <text:p>0</text:p>
          </table:table-cell>
          <table:table-cell office:value-type="float" office:value="408667">
            <text:p>408667</text:p>
          </table:table-cell>
          <table:table-cell office:value-type="float" office:value="6385">
            <text:p>6385</text:p>
          </table:table-cell>
          <table:table-cell office:value-type="float" office:value="204333">
            <text:p>204333</text:p>
          </table:table-cell>
          <table:table-cell office:value-type="float" office:value="0">
            <text:p>0</text:p>
          </table:table-cell>
          <table:table-cell office:value-type="float" office:value="136222">
            <text:p>136222</text:p>
          </table:table-cell>
          <table:table-cell office:value-type="float" office:value="0">
            <text:p>0</text:p>
          </table:table-cell>
          <table:table-cell office:value-type="float" office:value="136222">
            <text:p>136222</text:p>
          </table:table-cell>
          <table:table-cell office:value-type="float" office:value="404767">
            <text:p>404767</text:p>
          </table:table-cell>
          <table:table-cell office:value-type="float" office:value="68111">
            <text:p>68111</text:p>
          </table:table-cell>
          <table:table-cell office:value-type="float" office:value="498">
            <text:p>498</text:p>
          </table:table-cell>
          <table:table-cell office:value-type="float" office:value="272445">
            <text:p>272445</text:p>
          </table:table-cell>
          <table:table-cell office:value-type="float" office:value="408667">
            <text:p>408667</text:p>
          </table:table-cell>
          <table:table-cell table:number-columns-repeated="2" office:value-type="float" office:value="0">
            <text:p>0</text:p>
          </table:table-cell>
          <table:table-cell office:value-type="float" office:value="2655028">
            <text:p>2655028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3249">
            <text:p>133249</text:p>
          </table:table-cell>
          <table:table-cell office:value-type="float" office:value="4681">
            <text:p>4681</text:p>
          </table:table-cell>
          <table:table-cell office:value-type="float" office:value="408644">
            <text:p>408644</text:p>
          </table:table-cell>
          <table:table-cell office:value-type="float" office:value="942412">
            <text:p>942412</text:p>
          </table:table-cell>
          <table:table-cell office:value-type="float" office:value="178031">
            <text:p>17803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416">
            <text:p>14416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244216">
            <text:p>244216</text:p>
          </table:table-cell>
          <table:table-cell table:number-columns-repeated="4" office:value-type="float" office:value="0">
            <text:p>0</text:p>
          </table:table-cell>
          <table:table-cell office:value-type="float" office:value="408644">
            <text:p>408644</text:p>
          </table:table-cell>
          <table:table-cell office:value-type="float" office:value="0">
            <text:p>0</text:p>
          </table:table-cell>
          <table:table-cell office:value-type="float" office:value="408644">
            <text:p>408644</text:p>
          </table:table-cell>
          <table:table-cell office:value-type="float" office:value="6385">
            <text:p>6385</text:p>
          </table:table-cell>
          <table:table-cell office:value-type="float" office:value="204321">
            <text:p>204321</text:p>
          </table:table-cell>
          <table:table-cell office:value-type="float" office:value="0">
            <text:p>0</text:p>
          </table:table-cell>
          <table:table-cell office:value-type="float" office:value="136215">
            <text:p>136215</text:p>
          </table:table-cell>
          <table:table-cell office:value-type="float" office:value="0">
            <text:p>0</text:p>
          </table:table-cell>
          <table:table-cell office:value-type="float" office:value="136214">
            <text:p>136214</text:p>
          </table:table-cell>
          <table:table-cell office:value-type="float" office:value="408124">
            <text:p>408124</text:p>
          </table:table-cell>
          <table:table-cell office:value-type="float" office:value="68107">
            <text:p>68107</text:p>
          </table:table-cell>
          <table:table-cell office:value-type="float" office:value="493">
            <text:p>493</text:p>
          </table:table-cell>
          <table:table-cell office:value-type="float" office:value="272429">
            <text:p>272429</text:p>
          </table:table-cell>
          <table:table-cell office:value-type="float" office:value="408644">
            <text:p>408644</text:p>
          </table:table-cell>
          <table:table-cell table:number-columns-repeated="2" office:value-type="float" office:value="0">
            <text:p>0</text:p>
          </table:table-cell>
          <table:table-cell office:value-type="float" office:value="2410888">
            <text:p>2410888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2916">
            <text:p>132916</text:p>
          </table:table-cell>
          <table:table-cell office:value-type="float" office:value="4667">
            <text:p>4667</text:p>
          </table:table-cell>
          <table:table-cell office:value-type="float" office:value="407437">
            <text:p>407437</text:p>
          </table:table-cell>
          <table:table-cell office:value-type="float" office:value="938361">
            <text:p>938361</text:p>
          </table:table-cell>
          <table:table-cell office:value-type="float" office:value="178022">
            <text:p>1780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416">
            <text:p>14416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122096">
            <text:p>122096</text:p>
          </table:table-cell>
          <table:table-cell table:number-columns-repeated="4" office:value-type="float" office:value="0">
            <text:p>0</text:p>
          </table:table-cell>
          <table:table-cell office:value-type="float" office:value="407437">
            <text:p>407437</text:p>
          </table:table-cell>
          <table:table-cell office:value-type="float" office:value="0">
            <text:p>0</text:p>
          </table:table-cell>
          <table:table-cell office:value-type="float" office:value="407437">
            <text:p>407437</text:p>
          </table:table-cell>
          <table:table-cell office:value-type="float" office:value="6402">
            <text:p>6402</text:p>
          </table:table-cell>
          <table:table-cell office:value-type="float" office:value="203718">
            <text:p>203718</text:p>
          </table:table-cell>
          <table:table-cell office:value-type="float" office:value="0">
            <text:p>0</text:p>
          </table:table-cell>
          <table:table-cell office:value-type="float" office:value="135812">
            <text:p>135812</text:p>
          </table:table-cell>
          <table:table-cell office:value-type="float" office:value="0">
            <text:p>0</text:p>
          </table:table-cell>
          <table:table-cell office:value-type="float" office:value="135813">
            <text:p>135813</text:p>
          </table:table-cell>
          <table:table-cell office:value-type="float" office:value="404700">
            <text:p>404700</text:p>
          </table:table-cell>
          <table:table-cell office:value-type="float" office:value="67906">
            <text:p>67906</text:p>
          </table:table-cell>
          <table:table-cell office:value-type="float" office:value="490">
            <text:p>490</text:p>
          </table:table-cell>
          <table:table-cell office:value-type="float" office:value="271625">
            <text:p>271625</text:p>
          </table:table-cell>
          <table:table-cell office:value-type="float" office:value="407437">
            <text:p>407437</text:p>
          </table:table-cell>
          <table:table-cell table:number-columns-repeated="2" office:value-type="float" office:value="0">
            <text:p>0</text:p>
          </table:table-cell>
          <table:table-cell office:value-type="float" office:value="2655028">
            <text:p>2655028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32791">
            <text:p>132791</text:p>
          </table:table-cell>
          <table:table-cell office:value-type="float" office:value="4677">
            <text:p>4677</text:p>
          </table:table-cell>
          <table:table-cell office:value-type="float" office:value="408323">
            <text:p>408323</text:p>
          </table:table-cell>
          <table:table-cell office:value-type="float" office:value="941381">
            <text:p>941381</text:p>
          </table:table-cell>
          <table:table-cell office:value-type="float" office:value="177544">
            <text:p>17754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416">
            <text:p>14416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122640">
            <text:p>122640</text:p>
          </table:table-cell>
          <table:table-cell table:number-columns-repeated="4" office:value-type="float" office:value="0">
            <text:p>0</text:p>
          </table:table-cell>
          <table:table-cell office:value-type="float" office:value="408323">
            <text:p>408323</text:p>
          </table:table-cell>
          <table:table-cell office:value-type="float" office:value="0">
            <text:p>0</text:p>
          </table:table-cell>
          <table:table-cell office:value-type="float" office:value="408323">
            <text:p>408323</text:p>
          </table:table-cell>
          <table:table-cell office:value-type="float" office:value="6379">
            <text:p>6379</text:p>
          </table:table-cell>
          <table:table-cell office:value-type="float" office:value="204161">
            <text:p>204161</text:p>
          </table:table-cell>
          <table:table-cell office:value-type="float" office:value="0">
            <text:p>0</text:p>
          </table:table-cell>
          <table:table-cell office:value-type="float" office:value="136108">
            <text:p>136108</text:p>
          </table:table-cell>
          <table:table-cell office:value-type="float" office:value="0">
            <text:p>0</text:p>
          </table:table-cell>
          <table:table-cell office:value-type="float" office:value="136107">
            <text:p>136107</text:p>
          </table:table-cell>
          <table:table-cell office:value-type="float" office:value="408323">
            <text:p>408323</text:p>
          </table:table-cell>
          <table:table-cell office:value-type="float" office:value="68054">
            <text:p>68054</text:p>
          </table:table-cell>
          <table:table-cell office:value-type="float" office:value="499">
            <text:p>499</text:p>
          </table:table-cell>
          <table:table-cell office:value-type="float" office:value="272215">
            <text:p>272215</text:p>
          </table:table-cell>
          <table:table-cell office:value-type="float" office:value="408323">
            <text:p>408323</text:p>
          </table:table-cell>
          <table:table-cell office:value-type="float" office:value="4486083">
            <text:p>4486083</text:p>
          </table:table-cell>
          <table:table-cell office:value-type="float" office:value="13793945">
            <text:p>13793945</text:p>
          </table:table-cell>
          <table:table-cell office:value-type="float" office:value="2624511">
            <text:p>2624511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33332">
            <text:p>133332</text:p>
          </table:table-cell>
          <table:table-cell office:value-type="float" office:value="4683">
            <text:p>4683</text:p>
          </table:table-cell>
          <table:table-cell office:value-type="float" office:value="408866">
            <text:p>408866</text:p>
          </table:table-cell>
          <table:table-cell office:value-type="float" office:value="941303">
            <text:p>941303</text:p>
          </table:table-cell>
          <table:table-cell office:value-type="float" office:value="177970">
            <text:p>17797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416">
            <text:p>14416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122264">
            <text:p>122264</text:p>
          </table:table-cell>
          <table:table-cell table:number-columns-repeated="4" office:value-type="float" office:value="0">
            <text:p>0</text:p>
          </table:table-cell>
          <table:table-cell office:value-type="float" office:value="408866">
            <text:p>408866</text:p>
          </table:table-cell>
          <table:table-cell office:value-type="float" office:value="0">
            <text:p>0</text:p>
          </table:table-cell>
          <table:table-cell office:value-type="float" office:value="408866">
            <text:p>408866</text:p>
          </table:table-cell>
          <table:table-cell office:value-type="float" office:value="6388">
            <text:p>6388</text:p>
          </table:table-cell>
          <table:table-cell office:value-type="float" office:value="204433">
            <text:p>204433</text:p>
          </table:table-cell>
          <table:table-cell office:value-type="float" office:value="0">
            <text:p>0</text:p>
          </table:table-cell>
          <table:table-cell office:value-type="float" office:value="136289">
            <text:p>136289</text:p>
          </table:table-cell>
          <table:table-cell office:value-type="float" office:value="0">
            <text:p>0</text:p>
          </table:table-cell>
          <table:table-cell office:value-type="float" office:value="136288">
            <text:p>136288</text:p>
          </table:table-cell>
          <table:table-cell office:value-type="float" office:value="405334">
            <text:p>405334</text:p>
          </table:table-cell>
          <table:table-cell office:value-type="float" office:value="68144">
            <text:p>68144</text:p>
          </table:table-cell>
          <table:table-cell office:value-type="float" office:value="512">
            <text:p>512</text:p>
          </table:table-cell>
          <table:table-cell office:value-type="float" office:value="272577">
            <text:p>272577</text:p>
          </table:table-cell>
          <table:table-cell office:value-type="float" office:value="408866">
            <text:p>408866</text:p>
          </table:table-cell>
          <table:table-cell table:number-columns-repeated="2" office:value-type="float" office:value="0">
            <text:p>0</text:p>
          </table:table-cell>
          <table:table-cell office:value-type="float" office:value="2441405">
            <text:p>2441405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33207">
            <text:p>133207</text:p>
          </table:table-cell>
          <table:table-cell office:value-type="float" office:value="4698">
            <text:p>4698</text:p>
          </table:table-cell>
          <table:table-cell office:value-type="float" office:value="410128">
            <text:p>410128</text:p>
          </table:table-cell>
          <table:table-cell office:value-type="float" office:value="943200">
            <text:p>943200</text:p>
          </table:table-cell>
          <table:table-cell office:value-type="float" office:value="177985">
            <text:p>17798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416">
            <text:p>14416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245628">
            <text:p>245628</text:p>
          </table:table-cell>
          <table:table-cell table:number-columns-repeated="4" office:value-type="float" office:value="0">
            <text:p>0</text:p>
          </table:table-cell>
          <table:table-cell office:value-type="float" office:value="410128">
            <text:p>410128</text:p>
          </table:table-cell>
          <table:table-cell office:value-type="float" office:value="0">
            <text:p>0</text:p>
          </table:table-cell>
          <table:table-cell office:value-type="float" office:value="410128">
            <text:p>410128</text:p>
          </table:table-cell>
          <table:table-cell office:value-type="float" office:value="6408">
            <text:p>6408</text:p>
          </table:table-cell>
          <table:table-cell office:value-type="float" office:value="205064">
            <text:p>205064</text:p>
          </table:table-cell>
          <table:table-cell office:value-type="float" office:value="0">
            <text:p>0</text:p>
          </table:table-cell>
          <table:table-cell office:value-type="float" office:value="136709">
            <text:p>136709</text:p>
          </table:table-cell>
          <table:table-cell office:value-type="float" office:value="0">
            <text:p>0</text:p>
          </table:table-cell>
          <table:table-cell office:value-type="float" office:value="136709">
            <text:p>136709</text:p>
          </table:table-cell>
          <table:table-cell office:value-type="float" office:value="404381">
            <text:p>404381</text:p>
          </table:table-cell>
          <table:table-cell office:value-type="float" office:value="68354">
            <text:p>68354</text:p>
          </table:table-cell>
          <table:table-cell office:value-type="float" office:value="1030">
            <text:p>1030</text:p>
          </table:table-cell>
          <table:table-cell office:value-type="float" office:value="273419">
            <text:p>273419</text:p>
          </table:table-cell>
          <table:table-cell office:value-type="float" office:value="410128">
            <text:p>410128</text:p>
          </table:table-cell>
          <table:table-cell table:number-columns-repeated="2" office:value-type="float" office:value="0">
            <text:p>0</text:p>
          </table:table-cell>
          <table:table-cell office:value-type="float" office:value="2563476">
            <text:p>2563476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33374">
            <text:p>133374</text:p>
          </table:table-cell>
          <table:table-cell office:value-type="float" office:value="4718">
            <text:p>4718</text:p>
          </table:table-cell>
          <table:table-cell office:value-type="float" office:value="411853">
            <text:p>411853</text:p>
          </table:table-cell>
          <table:table-cell office:value-type="float" office:value="948690">
            <text:p>948690</text:p>
          </table:table-cell>
          <table:table-cell office:value-type="float" office:value="178933">
            <text:p>17893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8832">
            <text:p>28832</text:p>
          </table:table-cell>
          <table:table-cell table:number-columns-repeated="11" office:value-type="float" office:value="0">
            <text:p>0</text:p>
          </table:table-cell>
          <table:table-cell office:value-type="float" office:value="4096">
            <text:p>4096</text:p>
          </table:table-cell>
          <table:table-cell table:number-columns-repeated="5" office:value-type="float" office:value="0">
            <text:p>0</text:p>
          </table:table-cell>
          <table:table-cell office:value-type="float" office:value="411853">
            <text:p>411853</text:p>
          </table:table-cell>
          <table:table-cell office:value-type="float" office:value="0">
            <text:p>0</text:p>
          </table:table-cell>
          <table:table-cell office:value-type="float" office:value="411853">
            <text:p>411853</text:p>
          </table:table-cell>
          <table:table-cell office:value-type="float" office:value="6435">
            <text:p>6435</text:p>
          </table:table-cell>
          <table:table-cell office:value-type="float" office:value="205926">
            <text:p>205926</text:p>
          </table:table-cell>
          <table:table-cell office:value-type="float" office:value="0">
            <text:p>0</text:p>
          </table:table-cell>
          <table:table-cell office:value-type="float" office:value="137284">
            <text:p>137284</text:p>
          </table:table-cell>
          <table:table-cell office:value-type="float" office:value="0">
            <text:p>0</text:p>
          </table:table-cell>
          <table:table-cell office:value-type="float" office:value="137284">
            <text:p>137284</text:p>
          </table:table-cell>
          <table:table-cell office:value-type="float" office:value="409785">
            <text:p>409785</text:p>
          </table:table-cell>
          <table:table-cell office:value-type="float" office:value="68642">
            <text:p>68642</text:p>
          </table:table-cell>
          <table:table-cell office:value-type="float" office:value="508">
            <text:p>508</text:p>
          </table:table-cell>
          <table:table-cell office:value-type="float" office:value="274569">
            <text:p>274569</text:p>
          </table:table-cell>
          <table:table-cell office:value-type="float" office:value="411853">
            <text:p>411853</text:p>
          </table:table-cell>
          <table:table-cell office:value-type="float" office:value="2197265">
            <text:p>2197265</text:p>
          </table:table-cell>
          <table:table-cell office:value-type="float" office:value="6988525">
            <text:p>6988525</text:p>
          </table:table-cell>
          <table:table-cell office:value-type="float" office:value="2624511">
            <text:p>2624511</text:p>
          </table:table-cell>
          <table:table-cell office:value-type="float" office:value="274658">
            <text:p>27465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33249">
            <text:p>133249</text:p>
          </table:table-cell>
          <table:table-cell office:value-type="float" office:value="4694">
            <text:p>4694</text:p>
          </table:table-cell>
          <table:table-cell office:value-type="float" office:value="409703">
            <text:p>409703</text:p>
          </table:table-cell>
          <table:table-cell office:value-type="float" office:value="944183">
            <text:p>944183</text:p>
          </table:table-cell>
          <table:table-cell office:value-type="float" office:value="177890">
            <text:p>177890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7664">
            <text:p>57664</text:p>
          </table:table-cell>
          <table:table-cell table:number-columns-repeated="11" office:value-type="float" office:value="0">
            <text:p>0</text:p>
          </table:table-cell>
          <table:table-cell office:value-type="float" office:value="8192">
            <text:p>8192</text:p>
          </table:table-cell>
          <table:table-cell office:value-type="float" office:value="122176">
            <text:p>122176</text:p>
          </table:table-cell>
          <table:table-cell table:number-columns-repeated="4" office:value-type="float" office:value="0">
            <text:p>0</text:p>
          </table:table-cell>
          <table:table-cell office:value-type="float" office:value="409703">
            <text:p>409703</text:p>
          </table:table-cell>
          <table:table-cell office:value-type="float" office:value="0">
            <text:p>0</text:p>
          </table:table-cell>
          <table:table-cell office:value-type="float" office:value="409703">
            <text:p>409703</text:p>
          </table:table-cell>
          <table:table-cell office:value-type="float" office:value="6401">
            <text:p>6401</text:p>
          </table:table-cell>
          <table:table-cell office:value-type="float" office:value="204851">
            <text:p>204851</text:p>
          </table:table-cell>
          <table:table-cell office:value-type="float" office:value="0">
            <text:p>0</text:p>
          </table:table-cell>
          <table:table-cell office:value-type="float" office:value="136567">
            <text:p>136567</text:p>
          </table:table-cell>
          <table:table-cell office:value-type="float" office:value="0">
            <text:p>0</text:p>
          </table:table-cell>
          <table:table-cell office:value-type="float" office:value="136568">
            <text:p>136568</text:p>
          </table:table-cell>
          <table:table-cell office:value-type="float" office:value="405240">
            <text:p>405240</text:p>
          </table:table-cell>
          <table:table-cell office:value-type="float" office:value="68284">
            <text:p>68284</text:p>
          </table:table-cell>
          <table:table-cell office:value-type="float" office:value="497">
            <text:p>497</text:p>
          </table:table-cell>
          <table:table-cell office:value-type="float" office:value="273135">
            <text:p>273135</text:p>
          </table:table-cell>
          <table:table-cell office:value-type="float" office:value="409703">
            <text:p>409703</text:p>
          </table:table-cell>
          <table:table-cell table:number-columns-repeated="2" office:value-type="float" office:value="0">
            <text:p>0</text:p>
          </table:table-cell>
          <table:table-cell office:value-type="float" office:value="2593993">
            <text:p>2593993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39291">
            <text:p>139291</text:p>
          </table:table-cell>
          <table:table-cell office:value-type="float" office:value="4786">
            <text:p>4786</text:p>
          </table:table-cell>
          <table:table-cell office:value-type="float" office:value="417848">
            <text:p>417848</text:p>
          </table:table-cell>
          <table:table-cell office:value-type="float" office:value="964408">
            <text:p>964408</text:p>
          </table:table-cell>
          <table:table-cell office:value-type="float" office:value="184697">
            <text:p>184697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5328">
            <text:p>115328</text:p>
          </table:table-cell>
          <table:table-cell table:number-columns-repeated="11" office:value-type="float" office:value="0">
            <text:p>0</text:p>
          </table:table-cell>
          <table:table-cell office:value-type="float" office:value="16384">
            <text:p>16384</text:p>
          </table:table-cell>
          <table:table-cell office:value-type="float" office:value="251324">
            <text:p>251324</text:p>
          </table:table-cell>
          <table:table-cell table:number-columns-repeated="4" office:value-type="float" office:value="0">
            <text:p>0</text:p>
          </table:table-cell>
          <table:table-cell office:value-type="float" office:value="417848">
            <text:p>417848</text:p>
          </table:table-cell>
          <table:table-cell office:value-type="float" office:value="0">
            <text:p>0</text:p>
          </table:table-cell>
          <table:table-cell office:value-type="float" office:value="417848">
            <text:p>417848</text:p>
          </table:table-cell>
          <table:table-cell office:value-type="float" office:value="6529">
            <text:p>6529</text:p>
          </table:table-cell>
          <table:table-cell office:value-type="float" office:value="208924">
            <text:p>208924</text:p>
          </table:table-cell>
          <table:table-cell office:value-type="float" office:value="0">
            <text:p>0</text:p>
          </table:table-cell>
          <table:table-cell office:value-type="float" office:value="139283">
            <text:p>139283</text:p>
          </table:table-cell>
          <table:table-cell office:value-type="float" office:value="0">
            <text:p>0</text:p>
          </table:table-cell>
          <table:table-cell office:value-type="float" office:value="139283">
            <text:p>139283</text:p>
          </table:table-cell>
          <table:table-cell office:value-type="float" office:value="416877">
            <text:p>416877</text:p>
          </table:table-cell>
          <table:table-cell office:value-type="float" office:value="69641">
            <text:p>69641</text:p>
          </table:table-cell>
          <table:table-cell office:value-type="float" office:value="497">
            <text:p>497</text:p>
          </table:table-cell>
          <table:table-cell office:value-type="float" office:value="278565">
            <text:p>278565</text:p>
          </table:table-cell>
          <table:table-cell office:value-type="float" office:value="417848">
            <text:p>417848</text:p>
          </table:table-cell>
          <table:table-cell table:number-columns-repeated="2" office:value-type="float" office:value="0">
            <text:p>0</text:p>
          </table:table-cell>
          <table:table-cell office:value-type="float" office:value="2624511">
            <text:p>2624511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78207">
            <text:p>178207</text:p>
          </table:table-cell>
          <table:table-cell office:value-type="float" office:value="5292">
            <text:p>5292</text:p>
          </table:table-cell>
          <table:table-cell office:value-type="float" office:value="461981">
            <text:p>461981</text:p>
          </table:table-cell>
          <table:table-cell office:value-type="float" office:value="1094208">
            <text:p>1094208</text:p>
          </table:table-cell>
          <table:table-cell office:value-type="float" office:value="225354">
            <text:p>225354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30656">
            <text:p>230656</text:p>
          </table:table-cell>
          <table:table-cell table:number-columns-repeated="11" office:value-type="float" office:value="0">
            <text:p>0</text:p>
          </table:table-cell>
          <table:table-cell office:value-type="float" office:value="32768">
            <text:p>32768</text:p>
          </table:table-cell>
          <table:table-cell office:value-type="float" office:value="283764">
            <text:p>283764</text:p>
          </table:table-cell>
          <table:table-cell table:number-columns-repeated="4" office:value-type="float" office:value="0">
            <text:p>0</text:p>
          </table:table-cell>
          <table:table-cell office:value-type="float" office:value="461981">
            <text:p>461981</text:p>
          </table:table-cell>
          <table:table-cell office:value-type="float" office:value="0">
            <text:p>0</text:p>
          </table:table-cell>
          <table:table-cell office:value-type="float" office:value="461981">
            <text:p>461981</text:p>
          </table:table-cell>
          <table:table-cell office:value-type="float" office:value="7218">
            <text:p>7218</text:p>
          </table:table-cell>
          <table:table-cell office:value-type="float" office:value="230991">
            <text:p>230991</text:p>
          </table:table-cell>
          <table:table-cell office:value-type="float" office:value="0">
            <text:p>0</text:p>
          </table:table-cell>
          <table:table-cell office:value-type="float" office:value="153994">
            <text:p>153994</text:p>
          </table:table-cell>
          <table:table-cell office:value-type="float" office:value="0">
            <text:p>0</text:p>
          </table:table-cell>
          <table:table-cell office:value-type="float" office:value="153993">
            <text:p>153993</text:p>
          </table:table-cell>
          <table:table-cell office:value-type="float" office:value="455238">
            <text:p>455238</text:p>
          </table:table-cell>
          <table:table-cell office:value-type="float" office:value="76996">
            <text:p>76996</text:p>
          </table:table-cell>
          <table:table-cell office:value-type="float" office:value="492">
            <text:p>492</text:p>
          </table:table-cell>
          <table:table-cell office:value-type="float" office:value="307987">
            <text:p>307987</text:p>
          </table:table-cell>
          <table:table-cell office:value-type="float" office:value="461981">
            <text:p>461981</text:p>
          </table:table-cell>
          <table:table-cell office:value-type="float" office:value="2166748">
            <text:p>2166748</text:p>
          </table:table-cell>
          <table:table-cell office:value-type="float" office:value="6958007">
            <text:p>6958007</text:p>
          </table:table-cell>
          <table:table-cell office:value-type="float" office:value="2685546">
            <text:p>2685546</text:p>
          </table:table-cell>
          <table:table-cell office:value-type="float" office:value="274658">
            <text:p>27465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206332">
            <text:p>206332</text:p>
          </table:table-cell>
          <table:table-cell office:value-type="float" office:value="5585">
            <text:p>5585</text:p>
          </table:table-cell>
          <table:table-cell office:value-type="float" office:value="487633">
            <text:p>487633</text:p>
          </table:table-cell>
          <table:table-cell office:value-type="float" office:value="1153964">
            <text:p>1153964</text:p>
          </table:table-cell>
          <table:table-cell office:value-type="float" office:value="254516">
            <text:p>254516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45984">
            <text:p>345984</text:p>
          </table:table-cell>
          <table:table-cell table:number-columns-repeated="11" office:value-type="float" office:value="0">
            <text:p>0</text:p>
          </table:table-cell>
          <table:table-cell office:value-type="float" office:value="49152">
            <text:p>49152</text:p>
          </table:table-cell>
          <table:table-cell office:value-type="float" office:value="154296">
            <text:p>154296</text:p>
          </table:table-cell>
          <table:table-cell table:number-columns-repeated="4" office:value-type="float" office:value="0">
            <text:p>0</text:p>
          </table:table-cell>
          <table:table-cell office:value-type="float" office:value="487633">
            <text:p>487633</text:p>
          </table:table-cell>
          <table:table-cell office:value-type="float" office:value="0">
            <text:p>0</text:p>
          </table:table-cell>
          <table:table-cell office:value-type="float" office:value="487633">
            <text:p>487633</text:p>
          </table:table-cell>
          <table:table-cell office:value-type="float" office:value="7619">
            <text:p>7619</text:p>
          </table:table-cell>
          <table:table-cell office:value-type="float" office:value="243816">
            <text:p>243816</text:p>
          </table:table-cell>
          <table:table-cell office:value-type="float" office:value="0">
            <text:p>0</text:p>
          </table:table-cell>
          <table:table-cell office:value-type="float" office:value="162544">
            <text:p>162544</text:p>
          </table:table-cell>
          <table:table-cell office:value-type="float" office:value="0">
            <text:p>0</text:p>
          </table:table-cell>
          <table:table-cell office:value-type="float" office:value="162544">
            <text:p>162544</text:p>
          </table:table-cell>
          <table:table-cell office:value-type="float" office:value="472099">
            <text:p>472099</text:p>
          </table:table-cell>
          <table:table-cell office:value-type="float" office:value="81272">
            <text:p>81272</text:p>
          </table:table-cell>
          <table:table-cell office:value-type="float" office:value="493">
            <text:p>493</text:p>
          </table:table-cell>
          <table:table-cell office:value-type="float" office:value="325088">
            <text:p>325088</text:p>
          </table:table-cell>
          <table:table-cell office:value-type="float" office:value="487633">
            <text:p>487633</text:p>
          </table:table-cell>
          <table:table-cell office:value-type="float" office:value="4394531">
            <text:p>4394531</text:p>
          </table:table-cell>
          <table:table-cell office:value-type="float" office:value="13732910">
            <text:p>13732910</text:p>
          </table:table-cell>
          <table:table-cell office:value-type="float" office:value="3173828">
            <text:p>3173828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226416">
            <text:p>226416</text:p>
          </table:table-cell>
          <table:table-cell office:value-type="float" office:value="5901">
            <text:p>5901</text:p>
          </table:table-cell>
          <table:table-cell office:value-type="float" office:value="515160">
            <text:p>515160</text:p>
          </table:table-cell>
          <table:table-cell office:value-type="float" office:value="1227939">
            <text:p>1227939</text:p>
          </table:table-cell>
          <table:table-cell office:value-type="float" office:value="275598">
            <text:p>275598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46032">
            <text:p>346032</text:p>
          </table:table-cell>
          <table:table-cell table:number-columns-repeated="11" office:value-type="float" office:value="0">
            <text:p>0</text:p>
          </table:table-cell>
          <table:table-cell office:value-type="float" office:value="65536">
            <text:p>65536</text:p>
          </table:table-cell>
          <table:table-cell office:value-type="float" office:value="167444">
            <text:p>167444</text:p>
          </table:table-cell>
          <table:table-cell table:number-columns-repeated="4" office:value-type="float" office:value="0">
            <text:p>0</text:p>
          </table:table-cell>
          <table:table-cell office:value-type="float" office:value="515160">
            <text:p>515160</text:p>
          </table:table-cell>
          <table:table-cell office:value-type="float" office:value="0">
            <text:p>0</text:p>
          </table:table-cell>
          <table:table-cell office:value-type="float" office:value="515160">
            <text:p>515160</text:p>
          </table:table-cell>
          <table:table-cell office:value-type="float" office:value="8049">
            <text:p>8049</text:p>
          </table:table-cell>
          <table:table-cell office:value-type="float" office:value="257580">
            <text:p>257580</text:p>
          </table:table-cell>
          <table:table-cell office:value-type="float" office:value="0">
            <text:p>0</text:p>
          </table:table-cell>
          <table:table-cell office:value-type="float" office:value="171719">
            <text:p>171719</text:p>
          </table:table-cell>
          <table:table-cell office:value-type="float" office:value="0">
            <text:p>0</text:p>
          </table:table-cell>
          <table:table-cell office:value-type="float" office:value="171720">
            <text:p>171720</text:p>
          </table:table-cell>
          <table:table-cell office:value-type="float" office:value="501281">
            <text:p>501281</text:p>
          </table:table-cell>
          <table:table-cell office:value-type="float" office:value="85860">
            <text:p>85860</text:p>
          </table:table-cell>
          <table:table-cell office:value-type="float" office:value="504">
            <text:p>504</text:p>
          </table:table-cell>
          <table:table-cell office:value-type="float" office:value="343439">
            <text:p>343439</text:p>
          </table:table-cell>
          <table:table-cell office:value-type="float" office:value="515160">
            <text:p>515160</text:p>
          </table:table-cell>
          <table:table-cell table:number-columns-repeated="2" office:value-type="float" office:value="0">
            <text:p>0</text:p>
          </table:table-cell>
          <table:table-cell office:value-type="float" office:value="3051757">
            <text:p>3051757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298873">
            <text:p>298873</text:p>
          </table:table-cell>
          <table:table-cell office:value-type="float" office:value="6693">
            <text:p>6693</text:p>
          </table:table-cell>
          <table:table-cell office:value-type="float" office:value="584243">
            <text:p>584243</text:p>
          </table:table-cell>
          <table:table-cell office:value-type="float" office:value="1429940">
            <text:p>1429940</text:p>
          </table:table-cell>
          <table:table-cell office:value-type="float" office:value="351785">
            <text:p>351785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46080">
            <text:p>346080</text:p>
          </table:table-cell>
          <table:table-cell table:number-columns-repeated="11" office:value-type="float" office:value="0">
            <text:p>0</text:p>
          </table:table-cell>
          <table:table-cell office:value-type="float" office:value="81920">
            <text:p>81920</text:p>
          </table:table-cell>
          <table:table-cell table:number-columns-repeated="5" office:value-type="float" office:value="0">
            <text:p>0</text:p>
          </table:table-cell>
          <table:table-cell office:value-type="float" office:value="584243">
            <text:p>584243</text:p>
          </table:table-cell>
          <table:table-cell office:value-type="float" office:value="0">
            <text:p>0</text:p>
          </table:table-cell>
          <table:table-cell office:value-type="float" office:value="584243">
            <text:p>584243</text:p>
          </table:table-cell>
          <table:table-cell office:value-type="float" office:value="9129">
            <text:p>9129</text:p>
          </table:table-cell>
          <table:table-cell office:value-type="float" office:value="292122">
            <text:p>292122</text:p>
          </table:table-cell>
          <table:table-cell office:value-type="float" office:value="0">
            <text:p>0</text:p>
          </table:table-cell>
          <table:table-cell office:value-type="float" office:value="194747">
            <text:p>194747</text:p>
          </table:table-cell>
          <table:table-cell office:value-type="float" office:value="0">
            <text:p>0</text:p>
          </table:table-cell>
          <table:table-cell office:value-type="float" office:value="194748">
            <text:p>194748</text:p>
          </table:table-cell>
          <table:table-cell office:value-type="float" office:value="571140">
            <text:p>571140</text:p>
          </table:table-cell>
          <table:table-cell office:value-type="float" office:value="97374">
            <text:p>97374</text:p>
          </table:table-cell>
          <table:table-cell office:value-type="float" office:value="511">
            <text:p>511</text:p>
          </table:table-cell>
          <table:table-cell office:value-type="float" office:value="389495">
            <text:p>389495</text:p>
          </table:table-cell>
          <table:table-cell office:value-type="float" office:value="584243">
            <text:p>584243</text:p>
          </table:table-cell>
          <table:table-cell office:value-type="float" office:value="4425048">
            <text:p>4425048</text:p>
          </table:table-cell>
          <table:table-cell office:value-type="float" office:value="13977050">
            <text:p>13977050</text:p>
          </table:table-cell>
          <table:table-cell office:value-type="float" office:value="3845214">
            <text:p>3845214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365498">
            <text:p>365498</text:p>
          </table:table-cell>
          <table:table-cell office:value-type="float" office:value="7477">
            <text:p>7477</text:p>
          </table:table-cell>
          <table:table-cell office:value-type="float" office:value="652756">
            <text:p>652756</text:p>
          </table:table-cell>
          <table:table-cell office:value-type="float" office:value="1616563">
            <text:p>1616563</text:p>
          </table:table-cell>
          <table:table-cell office:value-type="float" office:value="420905">
            <text:p>420905</text:p>
          </table:table-cell>
          <table:table-cell table:number-columns-repeated="3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46128">
            <text:p>346128</text:p>
          </table:table-cell>
          <table:table-cell table:number-columns-repeated="11" office:value-type="float" office:value="0">
            <text:p>0</text:p>
          </table:table-cell>
          <table:table-cell office:value-type="float" office:value="98304">
            <text:p>98304</text:p>
          </table:table-cell>
          <table:table-cell office:value-type="float" office:value="237260">
            <text:p>237260</text:p>
          </table:table-cell>
          <table:table-cell table:number-columns-repeated="4" office:value-type="float" office:value="0">
            <text:p>0</text:p>
          </table:table-cell>
          <table:table-cell office:value-type="float" office:value="652756">
            <text:p>652756</text:p>
          </table:table-cell>
          <table:table-cell office:value-type="float" office:value="0">
            <text:p>0</text:p>
          </table:table-cell>
          <table:table-cell office:value-type="float" office:value="652756">
            <text:p>652756</text:p>
          </table:table-cell>
          <table:table-cell office:value-type="float" office:value="10199">
            <text:p>10199</text:p>
          </table:table-cell>
          <table:table-cell office:value-type="float" office:value="326378">
            <text:p>326378</text:p>
          </table:table-cell>
          <table:table-cell office:value-type="float" office:value="0">
            <text:p>0</text:p>
          </table:table-cell>
          <table:table-cell office:value-type="float" office:value="217585">
            <text:p>217585</text:p>
          </table:table-cell>
          <table:table-cell office:value-type="float" office:value="0">
            <text:p>0</text:p>
          </table:table-cell>
          <table:table-cell office:value-type="float" office:value="217585">
            <text:p>217585</text:p>
          </table:table-cell>
          <table:table-cell office:value-type="float" office:value="641737">
            <text:p>641737</text:p>
          </table:table-cell>
          <table:table-cell office:value-type="float" office:value="108792">
            <text:p>108792</text:p>
          </table:table-cell>
          <table:table-cell office:value-type="float" office:value="515">
            <text:p>515</text:p>
          </table:table-cell>
          <table:table-cell office:value-type="float" office:value="435171">
            <text:p>435171</text:p>
          </table:table-cell>
          <table:table-cell office:value-type="float" office:value="652756">
            <text:p>652756</text:p>
          </table:table-cell>
          <table:table-cell office:value-type="float" office:value="4608153">
            <text:p>4608153</text:p>
          </table:table-cell>
          <table:table-cell office:value-type="float" office:value="14923095">
            <text:p>14923095</text:p>
          </table:table-cell>
          <table:table-cell office:value-type="float" office:value="4455566">
            <text:p>4455566</text:p>
          </table:table-cell>
          <table:table-cell office:value-type="float" office:value="579833">
            <text:p>57983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421248">
            <text:p>421248</text:p>
          </table:table-cell>
          <table:table-cell office:value-type="float" office:value="8108">
            <text:p>8108</text:p>
          </table:table-cell>
          <table:table-cell office:value-type="float" office:value="707801">
            <text:p>707801</text:p>
          </table:table-cell>
          <table:table-cell office:value-type="float" office:value="1774654">
            <text:p>1774654</text:p>
          </table:table-cell>
          <table:table-cell office:value-type="float" office:value="480799">
            <text:p>480799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03540">
            <text:p>403540</text:p>
          </table:table-cell>
          <table:table-cell table:number-columns-repeated="11" office:value-type="float" office:value="0">
            <text:p>0</text:p>
          </table:table-cell>
          <table:table-cell office:value-type="float" office:value="114688">
            <text:p>114688</text:p>
          </table:table-cell>
          <table:table-cell table:number-columns-repeated="5" office:value-type="float" office:value="0">
            <text:p>0</text:p>
          </table:table-cell>
          <table:table-cell office:value-type="float" office:value="707801">
            <text:p>707801</text:p>
          </table:table-cell>
          <table:table-cell office:value-type="float" office:value="0">
            <text:p>0</text:p>
          </table:table-cell>
          <table:table-cell office:value-type="float" office:value="707801">
            <text:p>707801</text:p>
          </table:table-cell>
          <table:table-cell office:value-type="float" office:value="11059">
            <text:p>11059</text:p>
          </table:table-cell>
          <table:table-cell office:value-type="float" office:value="353900">
            <text:p>353900</text:p>
          </table:table-cell>
          <table:table-cell office:value-type="float" office:value="0">
            <text:p>0</text:p>
          </table:table-cell>
          <table:table-cell office:value-type="float" office:value="235934">
            <text:p>235934</text:p>
          </table:table-cell>
          <table:table-cell office:value-type="float" office:value="0">
            <text:p>0</text:p>
          </table:table-cell>
          <table:table-cell office:value-type="float" office:value="235933">
            <text:p>235933</text:p>
          </table:table-cell>
          <table:table-cell office:value-type="float" office:value="701255">
            <text:p>701255</text:p>
          </table:table-cell>
          <table:table-cell office:value-type="float" office:value="117967">
            <text:p>117967</text:p>
          </table:table-cell>
          <table:table-cell office:value-type="float" office:value="509">
            <text:p>509</text:p>
          </table:table-cell>
          <table:table-cell office:value-type="float" office:value="471867">
            <text:p>471867</text:p>
          </table:table-cell>
          <table:table-cell office:value-type="float" office:value="707801">
            <text:p>707801</text:p>
          </table:table-cell>
          <table:table-cell office:value-type="float" office:value="4516601">
            <text:p>4516601</text:p>
          </table:table-cell>
          <table:table-cell office:value-type="float" office:value="14739989">
            <text:p>14739989</text:p>
          </table:table-cell>
          <table:table-cell office:value-type="float" office:value="4760742">
            <text:p>4760742</text:p>
          </table:table-cell>
          <table:table-cell office:value-type="float" office:value="579833">
            <text:p>57983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483123">
            <text:p>483123</text:p>
          </table:table-cell>
          <table:table-cell office:value-type="float" office:value="8952">
            <text:p>8952</text:p>
          </table:table-cell>
          <table:table-cell office:value-type="float" office:value="781466">
            <text:p>781466</text:p>
          </table:table-cell>
          <table:table-cell office:value-type="float" office:value="1965639">
            <text:p>1965639</text:p>
          </table:table-cell>
          <table:table-cell office:value-type="float" office:value="544767">
            <text:p>544767</text:p>
          </table:table-cell>
          <table:table-cell table:number-columns-repeated="3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61907">
            <text:p>461907</text:p>
          </table:table-cell>
          <table:table-cell table:number-columns-repeated="11" office:value-type="float" office:value="0">
            <text:p>0</text:p>
          </table:table-cell>
          <table:table-cell office:value-type="float" office:value="131072">
            <text:p>131072</text:p>
          </table:table-cell>
          <table:table-cell table:number-columns-repeated="5" office:value-type="float" office:value="0">
            <text:p>0</text:p>
          </table:table-cell>
          <table:table-cell office:value-type="float" office:value="781466">
            <text:p>781466</text:p>
          </table:table-cell>
          <table:table-cell office:value-type="float" office:value="0">
            <text:p>0</text:p>
          </table:table-cell>
          <table:table-cell office:value-type="float" office:value="781466">
            <text:p>781466</text:p>
          </table:table-cell>
          <table:table-cell office:value-type="float" office:value="12210">
            <text:p>12210</text:p>
          </table:table-cell>
          <table:table-cell office:value-type="float" office:value="390733">
            <text:p>390733</text:p>
          </table:table-cell>
          <table:table-cell office:value-type="float" office:value="0">
            <text:p>0</text:p>
          </table:table-cell>
          <table:table-cell office:value-type="float" office:value="260489">
            <text:p>260489</text:p>
          </table:table-cell>
          <table:table-cell office:value-type="float" office:value="0">
            <text:p>0</text:p>
          </table:table-cell>
          <table:table-cell office:value-type="float" office:value="260488">
            <text:p>260488</text:p>
          </table:table-cell>
          <table:table-cell office:value-type="float" office:value="739425">
            <text:p>739425</text:p>
          </table:table-cell>
          <table:table-cell office:value-type="float" office:value="130244">
            <text:p>130244</text:p>
          </table:table-cell>
          <table:table-cell office:value-type="float" office:value="497">
            <text:p>497</text:p>
          </table:table-cell>
          <table:table-cell office:value-type="float" office:value="520977">
            <text:p>520977</text:p>
          </table:table-cell>
          <table:table-cell office:value-type="float" office:value="781466">
            <text:p>781466</text:p>
          </table:table-cell>
          <table:table-cell office:value-type="float" office:value="4547118">
            <text:p>4547118</text:p>
          </table:table-cell>
          <table:table-cell office:value-type="float" office:value="14862060">
            <text:p>14862060</text:p>
          </table:table-cell>
          <table:table-cell office:value-type="float" office:value="5279540">
            <text:p>5279540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581164">
            <text:p>581164</text:p>
          </table:table-cell>
          <table:table-cell office:value-type="float" office:value="10086">
            <text:p>10086</text:p>
          </table:table-cell>
          <table:table-cell office:value-type="float" office:value="880488">
            <text:p>880488</text:p>
          </table:table-cell>
          <table:table-cell office:value-type="float" office:value="2253279">
            <text:p>2253279</text:p>
          </table:table-cell>
          <table:table-cell office:value-type="float" office:value="647621">
            <text:p>647621</text:p>
          </table:table-cell>
          <table:table-cell table:number-columns-repeated="3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18638">
            <text:p>518638</text:p>
          </table:table-cell>
          <table:table-cell table:number-columns-repeated="11" office:value-type="float" office:value="0">
            <text:p>0</text:p>
          </table:table-cell>
          <table:table-cell office:value-type="float" office:value="147456">
            <text:p>147456</text:p>
          </table:table-cell>
          <table:table-cell office:value-type="float" office:value="351376">
            <text:p>351376</text:p>
          </table:table-cell>
          <table:table-cell table:number-columns-repeated="4" office:value-type="float" office:value="0">
            <text:p>0</text:p>
          </table:table-cell>
          <table:table-cell office:value-type="float" office:value="880488">
            <text:p>880488</text:p>
          </table:table-cell>
          <table:table-cell office:value-type="float" office:value="0">
            <text:p>0</text:p>
          </table:table-cell>
          <table:table-cell office:value-type="float" office:value="880488">
            <text:p>880488</text:p>
          </table:table-cell>
          <table:table-cell office:value-type="float" office:value="13757">
            <text:p>13757</text:p>
          </table:table-cell>
          <table:table-cell office:value-type="float" office:value="440243">
            <text:p>440243</text:p>
          </table:table-cell>
          <table:table-cell office:value-type="float" office:value="0">
            <text:p>0</text:p>
          </table:table-cell>
          <table:table-cell office:value-type="float" office:value="293496">
            <text:p>293496</text:p>
          </table:table-cell>
          <table:table-cell office:value-type="float" office:value="0">
            <text:p>0</text:p>
          </table:table-cell>
          <table:table-cell office:value-type="float" office:value="293496">
            <text:p>293496</text:p>
          </table:table-cell>
          <table:table-cell office:value-type="float" office:value="828051">
            <text:p>828051</text:p>
          </table:table-cell>
          <table:table-cell office:value-type="float" office:value="146748">
            <text:p>146748</text:p>
          </table:table-cell>
          <table:table-cell office:value-type="float" office:value="503">
            <text:p>503</text:p>
          </table:table-cell>
          <table:table-cell office:value-type="float" office:value="586992">
            <text:p>586992</text:p>
          </table:table-cell>
          <table:table-cell office:value-type="float" office:value="880488">
            <text:p>880488</text:p>
          </table:table-cell>
          <table:table-cell office:value-type="float" office:value="4394531">
            <text:p>4394531</text:p>
          </table:table-cell>
          <table:table-cell office:value-type="float" office:value="14190673">
            <text:p>14190673</text:p>
          </table:table-cell>
          <table:table-cell office:value-type="float" office:value="5798339">
            <text:p>5798339</text:p>
          </table:table-cell>
          <table:table-cell office:value-type="float" office:value="488281">
            <text:p>48828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590331">
            <text:p>590331</text:p>
          </table:table-cell>
          <table:table-cell office:value-type="float" office:value="10206">
            <text:p>10206</text:p>
          </table:table-cell>
          <table:table-cell office:value-type="float" office:value="891020">
            <text:p>891020</text:p>
          </table:table-cell>
          <table:table-cell office:value-type="float" office:value="2272091">
            <text:p>2272091</text:p>
          </table:table-cell>
          <table:table-cell office:value-type="float" office:value="656887">
            <text:p>656887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76478">
            <text:p>576478</text:p>
          </table:table-cell>
          <table:table-cell table:number-columns-repeated="11" office:value-type="float" office:value="0">
            <text:p>0</text:p>
          </table:table-cell>
          <table:table-cell office:value-type="float" office:value="163840">
            <text:p>163840</text:p>
          </table:table-cell>
          <table:table-cell office:value-type="float" office:value="357132">
            <text:p>357132</text:p>
          </table:table-cell>
          <table:table-cell table:number-columns-repeated="4" office:value-type="float" office:value="0">
            <text:p>0</text:p>
          </table:table-cell>
          <table:table-cell office:value-type="float" office:value="891020">
            <text:p>891020</text:p>
          </table:table-cell>
          <table:table-cell office:value-type="float" office:value="0">
            <text:p>0</text:p>
          </table:table-cell>
          <table:table-cell office:value-type="float" office:value="891020">
            <text:p>891020</text:p>
          </table:table-cell>
          <table:table-cell office:value-type="float" office:value="14144">
            <text:p>14144</text:p>
          </table:table-cell>
          <table:table-cell office:value-type="float" office:value="445510">
            <text:p>445510</text:p>
          </table:table-cell>
          <table:table-cell office:value-type="float" office:value="0">
            <text:p>0</text:p>
          </table:table-cell>
          <table:table-cell office:value-type="float" office:value="297006">
            <text:p>297006</text:p>
          </table:table-cell>
          <table:table-cell office:value-type="float" office:value="0">
            <text:p>0</text:p>
          </table:table-cell>
          <table:table-cell office:value-type="float" office:value="297007">
            <text:p>297007</text:p>
          </table:table-cell>
          <table:table-cell office:value-type="float" office:value="878561">
            <text:p>878561</text:p>
          </table:table-cell>
          <table:table-cell office:value-type="float" office:value="148504">
            <text:p>148504</text:p>
          </table:table-cell>
          <table:table-cell office:value-type="float" office:value="509">
            <text:p>509</text:p>
          </table:table-cell>
          <table:table-cell office:value-type="float" office:value="594013">
            <text:p>594013</text:p>
          </table:table-cell>
          <table:table-cell office:value-type="float" office:value="891020">
            <text:p>891020</text:p>
          </table:table-cell>
          <table:table-cell office:value-type="float" office:value="4547118">
            <text:p>4547118</text:p>
          </table:table-cell>
          <table:table-cell office:value-type="float" office:value="15136718">
            <text:p>15136718</text:p>
          </table:table-cell>
          <table:table-cell office:value-type="float" office:value="6256103">
            <text:p>6256103</text:p>
          </table:table-cell>
          <table:table-cell office:value-type="float" office:value="579833">
            <text:p>57983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644831">
            <text:p>644831</text:p>
          </table:table-cell>
          <table:table-cell office:value-type="float" office:value="10836">
            <text:p>10836</text:p>
          </table:table-cell>
          <table:table-cell office:value-type="float" office:value="945974">
            <text:p>945974</text:p>
          </table:table-cell>
          <table:table-cell office:value-type="float" office:value="2432246">
            <text:p>2432246</text:p>
          </table:table-cell>
          <table:table-cell office:value-type="float" office:value="713639">
            <text:p>713639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33704">
            <text:p>633704</text:p>
          </table:table-cell>
          <table:table-cell table:number-columns-repeated="11" office:value-type="float" office:value="0">
            <text:p>0</text:p>
          </table:table-cell>
          <table:table-cell office:value-type="float" office:value="180224">
            <text:p>180224</text:p>
          </table:table-cell>
          <table:table-cell office:value-type="float" office:value="810980">
            <text:p>810980</text:p>
          </table:table-cell>
          <table:table-cell table:number-columns-repeated="4" office:value-type="float" office:value="0">
            <text:p>0</text:p>
          </table:table-cell>
          <table:table-cell office:value-type="float" office:value="945974">
            <text:p>945974</text:p>
          </table:table-cell>
          <table:table-cell office:value-type="float" office:value="0">
            <text:p>0</text:p>
          </table:table-cell>
          <table:table-cell office:value-type="float" office:value="945974">
            <text:p>945974</text:p>
          </table:table-cell>
          <table:table-cell office:value-type="float" office:value="14780">
            <text:p>14780</text:p>
          </table:table-cell>
          <table:table-cell office:value-type="float" office:value="472987">
            <text:p>472987</text:p>
          </table:table-cell>
          <table:table-cell office:value-type="float" office:value="0">
            <text:p>0</text:p>
          </table:table-cell>
          <table:table-cell office:value-type="float" office:value="315325">
            <text:p>315325</text:p>
          </table:table-cell>
          <table:table-cell office:value-type="float" office:value="0">
            <text:p>0</text:p>
          </table:table-cell>
          <table:table-cell office:value-type="float" office:value="315324">
            <text:p>315324</text:p>
          </table:table-cell>
          <table:table-cell office:value-type="float" office:value="895017">
            <text:p>895017</text:p>
          </table:table-cell>
          <table:table-cell office:value-type="float" office:value="157662">
            <text:p>157662</text:p>
          </table:table-cell>
          <table:table-cell office:value-type="float" office:value="493">
            <text:p>493</text:p>
          </table:table-cell>
          <table:table-cell office:value-type="float" office:value="630649">
            <text:p>630649</text:p>
          </table:table-cell>
          <table:table-cell office:value-type="float" office:value="945974">
            <text:p>945974</text:p>
          </table:table-cell>
          <table:table-cell office:value-type="float" office:value="4669189">
            <text:p>4669189</text:p>
          </table:table-cell>
          <table:table-cell office:value-type="float" office:value="15319824">
            <text:p>15319824</text:p>
          </table:table-cell>
          <table:table-cell office:value-type="float" office:value="6317138">
            <text:p>6317138</text:p>
          </table:table-cell>
          <table:table-cell office:value-type="float" office:value="579833">
            <text:p>57983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806288">
            <text:p>806288</text:p>
          </table:table-cell>
          <table:table-cell office:value-type="float" office:value="12733">
            <text:p>12733</text:p>
          </table:table-cell>
          <table:table-cell office:value-type="float" office:value="1111575">
            <text:p>1111575</text:p>
          </table:table-cell>
          <table:table-cell office:value-type="float" office:value="2891812">
            <text:p>2891812</text:p>
          </table:table-cell>
          <table:table-cell office:value-type="float" office:value="883199">
            <text:p>883199</text:p>
          </table:table-cell>
          <table:table-cell table:number-columns-repeated="3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90950">
            <text:p>690950</text:p>
          </table:table-cell>
          <table:table-cell table:number-columns-repeated="11" office:value-type="float" office:value="0">
            <text:p>0</text:p>
          </table:table-cell>
          <table:table-cell office:value-type="float" office:value="196608">
            <text:p>196608</text:p>
          </table:table-cell>
          <table:table-cell office:value-type="float" office:value="462744">
            <text:p>462744</text:p>
          </table:table-cell>
          <table:table-cell table:number-columns-repeated="4" office:value-type="float" office:value="0">
            <text:p>0</text:p>
          </table:table-cell>
          <table:table-cell office:value-type="float" office:value="1111575">
            <text:p>1111575</text:p>
          </table:table-cell>
          <table:table-cell office:value-type="float" office:value="0">
            <text:p>0</text:p>
          </table:table-cell>
          <table:table-cell office:value-type="float" office:value="1111575">
            <text:p>1111575</text:p>
          </table:table-cell>
          <table:table-cell office:value-type="float" office:value="17368">
            <text:p>17368</text:p>
          </table:table-cell>
          <table:table-cell office:value-type="float" office:value="555787">
            <text:p>555787</text:p>
          </table:table-cell>
          <table:table-cell office:value-type="float" office:value="0">
            <text:p>0</text:p>
          </table:table-cell>
          <table:table-cell office:value-type="float" office:value="370525">
            <text:p>370525</text:p>
          </table:table-cell>
          <table:table-cell office:value-type="float" office:value="0">
            <text:p>0</text:p>
          </table:table-cell>
          <table:table-cell office:value-type="float" office:value="370525">
            <text:p>370525</text:p>
          </table:table-cell>
          <table:table-cell office:value-type="float" office:value="1096117">
            <text:p>1096117</text:p>
          </table:table-cell>
          <table:table-cell office:value-type="float" office:value="185262">
            <text:p>185262</text:p>
          </table:table-cell>
          <table:table-cell office:value-type="float" office:value="514">
            <text:p>514</text:p>
          </table:table-cell>
          <table:table-cell office:value-type="float" office:value="741050">
            <text:p>741050</text:p>
          </table:table-cell>
          <table:table-cell office:value-type="float" office:value="1111575">
            <text:p>1111575</text:p>
          </table:table-cell>
          <table:table-cell office:value-type="float" office:value="4425048">
            <text:p>4425048</text:p>
          </table:table-cell>
          <table:table-cell office:value-type="float" office:value="14984130">
            <text:p>14984130</text:p>
          </table:table-cell>
          <table:table-cell office:value-type="float" office:value="7843017">
            <text:p>7843017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748038">
            <text:p>748038</text:p>
          </table:table-cell>
          <table:table-cell office:value-type="float" office:value="12021">
            <text:p>12021</text:p>
          </table:table-cell>
          <table:table-cell office:value-type="float" office:value="1049412">
            <text:p>1049412</text:p>
          </table:table-cell>
          <table:table-cell office:value-type="float" office:value="2728529">
            <text:p>2728529</text:p>
          </table:table-cell>
          <table:table-cell office:value-type="float" office:value="821878">
            <text:p>821878</text:p>
          </table:table-cell>
          <table:table-cell table:number-columns-repeated="3"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48606">
            <text:p>748606</text:p>
          </table:table-cell>
          <table:table-cell table:number-columns-repeated="11" office:value-type="float" office:value="0">
            <text:p>0</text:p>
          </table:table-cell>
          <table:table-cell office:value-type="float" office:value="212992">
            <text:p>212992</text:p>
          </table:table-cell>
          <table:table-cell office:value-type="float" office:value="441328">
            <text:p>441328</text:p>
          </table:table-cell>
          <table:table-cell table:number-columns-repeated="4" office:value-type="float" office:value="0">
            <text:p>0</text:p>
          </table:table-cell>
          <table:table-cell office:value-type="float" office:value="1049412">
            <text:p>1049412</text:p>
          </table:table-cell>
          <table:table-cell office:value-type="float" office:value="0">
            <text:p>0</text:p>
          </table:table-cell>
          <table:table-cell office:value-type="float" office:value="1049412">
            <text:p>1049412</text:p>
          </table:table-cell>
          <table:table-cell office:value-type="float" office:value="16730">
            <text:p>16730</text:p>
          </table:table-cell>
          <table:table-cell office:value-type="float" office:value="524706">
            <text:p>524706</text:p>
          </table:table-cell>
          <table:table-cell office:value-type="float" office:value="0">
            <text:p>0</text:p>
          </table:table-cell>
          <table:table-cell office:value-type="float" office:value="349804">
            <text:p>349804</text:p>
          </table:table-cell>
          <table:table-cell office:value-type="float" office:value="0">
            <text:p>0</text:p>
          </table:table-cell>
          <table:table-cell office:value-type="float" office:value="349804">
            <text:p>349804</text:p>
          </table:table-cell>
          <table:table-cell office:value-type="float" office:value="1023131">
            <text:p>1023131</text:p>
          </table:table-cell>
          <table:table-cell office:value-type="float" office:value="174902">
            <text:p>174902</text:p>
          </table:table-cell>
          <table:table-cell office:value-type="float" office:value="491">
            <text:p>491</text:p>
          </table:table-cell>
          <table:table-cell office:value-type="float" office:value="699608">
            <text:p>699608</text:p>
          </table:table-cell>
          <table:table-cell office:value-type="float" office:value="1049412">
            <text:p>1049412</text:p>
          </table:table-cell>
          <table:table-cell office:value-type="float" office:value="4669189">
            <text:p>4669189</text:p>
          </table:table-cell>
          <table:table-cell office:value-type="float" office:value="15167236">
            <text:p>15167236</text:p>
          </table:table-cell>
          <table:table-cell office:value-type="float" office:value="7354736">
            <text:p>7354736</text:p>
          </table:table-cell>
          <table:table-cell office:value-type="float" office:value="610351">
            <text:p>61035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790538">
            <text:p>790538</text:p>
          </table:table-cell>
          <table:table-cell office:value-type="float" office:value="12575">
            <text:p>12575</text:p>
          </table:table-cell>
          <table:table-cell office:value-type="float" office:value="1097746">
            <text:p>1097746</text:p>
          </table:table-cell>
          <table:table-cell office:value-type="float" office:value="2852275">
            <text:p>2852275</text:p>
          </table:table-cell>
          <table:table-cell office:value-type="float" office:value="866291">
            <text:p>866291</text:p>
          </table:table-cell>
          <table:table-cell table:number-columns-repeated="3" office:value-type="float" office:value="0">
            <text:p>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05907">
            <text:p>805907</text:p>
          </table:table-cell>
          <table:table-cell table:number-columns-repeated="11" office:value-type="float" office:value="0">
            <text:p>0</text:p>
          </table:table-cell>
          <table:table-cell office:value-type="float" office:value="229376">
            <text:p>229376</text:p>
          </table:table-cell>
          <table:table-cell office:value-type="float" office:value="915616">
            <text:p>915616</text:p>
          </table:table-cell>
          <table:table-cell table:number-columns-repeated="4" office:value-type="float" office:value="0">
            <text:p>0</text:p>
          </table:table-cell>
          <table:table-cell office:value-type="float" office:value="1097746">
            <text:p>1097746</text:p>
          </table:table-cell>
          <table:table-cell office:value-type="float" office:value="0">
            <text:p>0</text:p>
          </table:table-cell>
          <table:table-cell office:value-type="float" office:value="1097746">
            <text:p>1097746</text:p>
          </table:table-cell>
          <table:table-cell office:value-type="float" office:value="17152">
            <text:p>17152</text:p>
          </table:table-cell>
          <table:table-cell office:value-type="float" office:value="548873">
            <text:p>548873</text:p>
          </table:table-cell>
          <table:table-cell office:value-type="float" office:value="0">
            <text:p>0</text:p>
          </table:table-cell>
          <table:table-cell office:value-type="float" office:value="365915">
            <text:p>365915</text:p>
          </table:table-cell>
          <table:table-cell office:value-type="float" office:value="0">
            <text:p>0</text:p>
          </table:table-cell>
          <table:table-cell office:value-type="float" office:value="365915">
            <text:p>365915</text:p>
          </table:table-cell>
          <table:table-cell office:value-type="float" office:value="1000650">
            <text:p>1000650</text:p>
          </table:table-cell>
          <table:table-cell office:value-type="float" office:value="182958">
            <text:p>182958</text:p>
          </table:table-cell>
          <table:table-cell office:value-type="float" office:value="506">
            <text:p>506</text:p>
          </table:table-cell>
          <table:table-cell office:value-type="float" office:value="731830">
            <text:p>731830</text:p>
          </table:table-cell>
          <table:table-cell office:value-type="float" office:value="1097746">
            <text:p>1097746</text:p>
          </table:table-cell>
          <table:table-cell office:value-type="float" office:value="4547118">
            <text:p>4547118</text:p>
          </table:table-cell>
          <table:table-cell office:value-type="float" office:value="14495849">
            <text:p>14495849</text:p>
          </table:table-cell>
          <table:table-cell office:value-type="float" office:value="7537841">
            <text:p>7537841</text:p>
          </table:table-cell>
          <table:table-cell office:value-type="float" office:value="610351">
            <text:p>61035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983246">
            <text:p>983246</text:p>
          </table:table-cell>
          <table:table-cell office:value-type="float" office:value="14854">
            <text:p>14854</text:p>
          </table:table-cell>
          <table:table-cell office:value-type="float" office:value="1296747">
            <text:p>1296747</text:p>
          </table:table-cell>
          <table:table-cell office:value-type="float" office:value="3407105">
            <text:p>3407105</text:p>
          </table:table-cell>
          <table:table-cell office:value-type="float" office:value="1068273">
            <text:p>1068273</text:p>
          </table:table-cell>
          <table:table-cell table:number-columns-repeated="3"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64748">
            <text:p>864748</text:p>
          </table:table-cell>
          <table:table-cell table:number-columns-repeated="11" office:value-type="float" office:value="0">
            <text:p>0</text:p>
          </table:table-cell>
          <table:table-cell office:value-type="float" office:value="245760">
            <text:p>245760</text:p>
          </table:table-cell>
          <table:table-cell office:value-type="float" office:value="1084296">
            <text:p>1084296</text:p>
          </table:table-cell>
          <table:table-cell table:number-columns-repeated="4" office:value-type="float" office:value="0">
            <text:p>0</text:p>
          </table:table-cell>
          <table:table-cell office:value-type="float" office:value="1296747">
            <text:p>1296747</text:p>
          </table:table-cell>
          <table:table-cell office:value-type="float" office:value="0">
            <text:p>0</text:p>
          </table:table-cell>
          <table:table-cell office:value-type="float" office:value="1296747">
            <text:p>1296747</text:p>
          </table:table-cell>
          <table:table-cell office:value-type="float" office:value="20261">
            <text:p>20261</text:p>
          </table:table-cell>
          <table:table-cell office:value-type="float" office:value="648373">
            <text:p>648373</text:p>
          </table:table-cell>
          <table:table-cell office:value-type="float" office:value="0">
            <text:p>0</text:p>
          </table:table-cell>
          <table:table-cell office:value-type="float" office:value="432249">
            <text:p>432249</text:p>
          </table:table-cell>
          <table:table-cell office:value-type="float" office:value="0">
            <text:p>0</text:p>
          </table:table-cell>
          <table:table-cell office:value-type="float" office:value="432249">
            <text:p>432249</text:p>
          </table:table-cell>
          <table:table-cell office:value-type="float" office:value="1194807">
            <text:p>1194807</text:p>
          </table:table-cell>
          <table:table-cell office:value-type="float" office:value="216125">
            <text:p>216125</text:p>
          </table:table-cell>
          <table:table-cell office:value-type="float" office:value="510">
            <text:p>510</text:p>
          </table:table-cell>
          <table:table-cell office:value-type="float" office:value="864498">
            <text:p>864498</text:p>
          </table:table-cell>
          <table:table-cell office:value-type="float" office:value="1296747">
            <text:p>1296747</text:p>
          </table:table-cell>
          <table:table-cell office:value-type="float" office:value="4760742">
            <text:p>4760742</text:p>
          </table:table-cell>
          <table:table-cell office:value-type="float" office:value="16052245">
            <text:p>16052245</text:p>
          </table:table-cell>
          <table:table-cell office:value-type="float" office:value="9216308">
            <text:p>9216308</text:p>
          </table:table-cell>
          <table:table-cell office:value-type="float" office:value="610351">
            <text:p>61035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810121">
            <text:p>810121</text:p>
          </table:table-cell>
          <table:table-cell office:value-type="float" office:value="12939">
            <text:p>12939</text:p>
          </table:table-cell>
          <table:table-cell office:value-type="float" office:value="1129566">
            <text:p>1129566</text:p>
          </table:table-cell>
          <table:table-cell office:value-type="float" office:value="2913363">
            <text:p>2913363</text:p>
          </table:table-cell>
          <table:table-cell office:value-type="float" office:value="887118">
            <text:p>887118</text:p>
          </table:table-cell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20824">
            <text:p>920824</text:p>
          </table:table-cell>
          <table:table-cell table:number-columns-repeated="11" office:value-type="float" office:value="0">
            <text:p>0</text:p>
          </table:table-cell>
          <table:table-cell office:value-type="float" office:value="262144">
            <text:p>262144</text:p>
          </table:table-cell>
          <table:table-cell table:number-columns-repeated="5" office:value-type="float" office:value="0">
            <text:p>0</text:p>
          </table:table-cell>
          <table:table-cell office:value-type="float" office:value="1129566">
            <text:p>1129566</text:p>
          </table:table-cell>
          <table:table-cell office:value-type="float" office:value="0">
            <text:p>0</text:p>
          </table:table-cell>
          <table:table-cell office:value-type="float" office:value="1129566">
            <text:p>1129566</text:p>
          </table:table-cell>
          <table:table-cell office:value-type="float" office:value="17649">
            <text:p>17649</text:p>
          </table:table-cell>
          <table:table-cell office:value-type="float" office:value="564783">
            <text:p>564783</text:p>
          </table:table-cell>
          <table:table-cell office:value-type="float" office:value="0">
            <text:p>0</text:p>
          </table:table-cell>
          <table:table-cell office:value-type="float" office:value="376522">
            <text:p>376522</text:p>
          </table:table-cell>
          <table:table-cell office:value-type="float" office:value="0">
            <text:p>0</text:p>
          </table:table-cell>
          <table:table-cell office:value-type="float" office:value="376522">
            <text:p>376522</text:p>
          </table:table-cell>
          <table:table-cell office:value-type="float" office:value="1102519">
            <text:p>1102519</text:p>
          </table:table-cell>
          <table:table-cell office:value-type="float" office:value="188261">
            <text:p>188261</text:p>
          </table:table-cell>
          <table:table-cell office:value-type="float" office:value="1280">
            <text:p>1280</text:p>
          </table:table-cell>
          <table:table-cell office:value-type="float" office:value="753045">
            <text:p>753045</text:p>
          </table:table-cell>
          <table:table-cell office:value-type="float" office:value="1129566">
            <text:p>1129566</text:p>
          </table:table-cell>
          <table:table-cell office:value-type="float" office:value="4516601">
            <text:p>4516601</text:p>
          </table:table-cell>
          <table:table-cell office:value-type="float" office:value="14617919">
            <text:p>14617919</text:p>
          </table:table-cell>
          <table:table-cell office:value-type="float" office:value="7751464">
            <text:p>7751464</text:p>
          </table:table-cell>
          <table:table-cell office:value-type="float" office:value="610351">
            <text:p>61035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838955">
            <text:p>838955</text:p>
          </table:table-cell>
          <table:table-cell office:value-type="float" office:value="13153">
            <text:p>13153</text:p>
          </table:table-cell>
          <table:table-cell office:value-type="float" office:value="1148237">
            <text:p>1148237</text:p>
          </table:table-cell>
          <table:table-cell office:value-type="float" office:value="2987439">
            <text:p>2987439</text:p>
          </table:table-cell>
          <table:table-cell office:value-type="float" office:value="917298">
            <text:p>917298</text:p>
          </table:table-cell>
          <table:table-cell table:number-columns-repeated="3" office:value-type="float" office:value="0">
            <text:p>0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78420">
            <text:p>978420</text:p>
          </table:table-cell>
          <table:table-cell table:number-columns-repeated="11" office:value-type="float" office:value="0">
            <text:p>0</text:p>
          </table:table-cell>
          <table:table-cell office:value-type="float" office:value="278528">
            <text:p>278528</text:p>
          </table:table-cell>
          <table:table-cell office:value-type="float" office:value="947040">
            <text:p>947040</text:p>
          </table:table-cell>
          <table:table-cell table:number-columns-repeated="4" office:value-type="float" office:value="0">
            <text:p>0</text:p>
          </table:table-cell>
          <table:table-cell office:value-type="float" office:value="1148237">
            <text:p>1148237</text:p>
          </table:table-cell>
          <table:table-cell office:value-type="float" office:value="0">
            <text:p>0</text:p>
          </table:table-cell>
          <table:table-cell office:value-type="float" office:value="1148237">
            <text:p>1148237</text:p>
          </table:table-cell>
          <table:table-cell office:value-type="float" office:value="18004">
            <text:p>18004</text:p>
          </table:table-cell>
          <table:table-cell office:value-type="float" office:value="574119">
            <text:p>574119</text:p>
          </table:table-cell>
          <table:table-cell office:value-type="float" office:value="0">
            <text:p>0</text:p>
          </table:table-cell>
          <table:table-cell office:value-type="float" office:value="382746">
            <text:p>382746</text:p>
          </table:table-cell>
          <table:table-cell office:value-type="float" office:value="0">
            <text:p>0</text:p>
          </table:table-cell>
          <table:table-cell office:value-type="float" office:value="382746">
            <text:p>382746</text:p>
          </table:table-cell>
          <table:table-cell office:value-type="float" office:value="1138596">
            <text:p>1138596</text:p>
          </table:table-cell>
          <table:table-cell office:value-type="float" office:value="191373">
            <text:p>191373</text:p>
          </table:table-cell>
          <table:table-cell office:value-type="float" office:value="500">
            <text:p>500</text:p>
          </table:table-cell>
          <table:table-cell office:value-type="float" office:value="765491">
            <text:p>765491</text:p>
          </table:table-cell>
          <table:table-cell office:value-type="float" office:value="1148237">
            <text:p>1148237</text:p>
          </table:table-cell>
          <table:table-cell office:value-type="float" office:value="4547118">
            <text:p>4547118</text:p>
          </table:table-cell>
          <table:table-cell office:value-type="float" office:value="14892577">
            <text:p>14892577</text:p>
          </table:table-cell>
          <table:table-cell office:value-type="float" office:value="7843017">
            <text:p>7843017</text:p>
          </table:table-cell>
          <table:table-cell office:value-type="float" office:value="579833">
            <text:p>57983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1038954">
            <text:p>1038954</text:p>
          </table:table-cell>
          <table:table-cell office:value-type="float" office:value="15625">
            <text:p>15625</text:p>
          </table:table-cell>
          <table:table-cell office:value-type="float" office:value="1363999">
            <text:p>1363999</text:p>
          </table:table-cell>
          <table:table-cell office:value-type="float" office:value="3579309">
            <text:p>3579309</text:p>
          </table:table-cell>
          <table:table-cell office:value-type="float" office:value="1126757">
            <text:p>1126757</text:p>
          </table:table-cell>
          <table:table-cell table:number-columns-repeated="3" office:value-type="float" office:value="0">
            <text:p>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38236">
            <text:p>1038236</text:p>
          </table:table-cell>
          <table:table-cell table:number-columns-repeated="11" office:value-type="float" office:value="0">
            <text:p>0</text:p>
          </table:table-cell>
          <table:table-cell office:value-type="float" office:value="294912">
            <text:p>294912</text:p>
          </table:table-cell>
          <table:table-cell table:number-columns-repeated="5" office:value-type="float" office:value="0">
            <text:p>0</text:p>
          </table:table-cell>
          <table:table-cell office:value-type="float" office:value="1363999">
            <text:p>1363999</text:p>
          </table:table-cell>
          <table:table-cell office:value-type="float" office:value="0">
            <text:p>0</text:p>
          </table:table-cell>
          <table:table-cell office:value-type="float" office:value="1363999">
            <text:p>1363999</text:p>
          </table:table-cell>
          <table:table-cell office:value-type="float" office:value="21313">
            <text:p>21313</text:p>
          </table:table-cell>
          <table:table-cell office:value-type="float" office:value="682000">
            <text:p>682000</text:p>
          </table:table-cell>
          <table:table-cell office:value-type="float" office:value="0">
            <text:p>0</text:p>
          </table:table-cell>
          <table:table-cell office:value-type="float" office:value="454667">
            <text:p>454667</text:p>
          </table:table-cell>
          <table:table-cell office:value-type="float" office:value="0">
            <text:p>0</text:p>
          </table:table-cell>
          <table:table-cell office:value-type="float" office:value="454666">
            <text:p>454666</text:p>
          </table:table-cell>
          <table:table-cell office:value-type="float" office:value="1363999">
            <text:p>1363999</text:p>
          </table:table-cell>
          <table:table-cell office:value-type="float" office:value="227333">
            <text:p>227333</text:p>
          </table:table-cell>
          <table:table-cell office:value-type="float" office:value="495">
            <text:p>495</text:p>
          </table:table-cell>
          <table:table-cell office:value-type="float" office:value="909332">
            <text:p>909332</text:p>
          </table:table-cell>
          <table:table-cell office:value-type="float" office:value="1363999">
            <text:p>1363999</text:p>
          </table:table-cell>
          <table:table-cell office:value-type="float" office:value="4730224">
            <text:p>4730224</text:p>
          </table:table-cell>
          <table:table-cell office:value-type="float" office:value="15411376">
            <text:p>15411376</text:p>
          </table:table-cell>
          <table:table-cell office:value-type="float" office:value="9399414">
            <text:p>9399414</text:p>
          </table:table-cell>
          <table:table-cell office:value-type="float" office:value="457763">
            <text:p>45776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office:value-type="float" office:value="858371">
            <text:p>858371</text:p>
          </table:table-cell>
          <table:table-cell office:value-type="float" office:value="13559">
            <text:p>13559</text:p>
          </table:table-cell>
          <table:table-cell office:value-type="float" office:value="1183680">
            <text:p>1183680</text:p>
          </table:table-cell>
          <table:table-cell office:value-type="float" office:value="3089988">
            <text:p>3089988</text:p>
          </table:table-cell>
          <table:table-cell office:value-type="float" office:value="937688">
            <text:p>937688</text:p>
          </table:table-cell>
          <table:table-cell table:number-columns-repeated="3" office:value-type="float" office:value="0">
            <text:p>0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95099">
            <text:p>1095099</text:p>
          </table:table-cell>
          <table:table-cell table:number-columns-repeated="11" office:value-type="float" office:value="0">
            <text:p>0</text:p>
          </table:table-cell>
          <table:table-cell office:value-type="float" office:value="311296">
            <text:p>311296</text:p>
          </table:table-cell>
          <table:table-cell table:number-columns-repeated="5" office:value-type="float" office:value="0">
            <text:p>0</text:p>
          </table:table-cell>
          <table:table-cell office:value-type="float" office:value="1183680">
            <text:p>1183680</text:p>
          </table:table-cell>
          <table:table-cell office:value-type="float" office:value="0">
            <text:p>0</text:p>
          </table:table-cell>
          <table:table-cell office:value-type="float" office:value="1183680">
            <text:p>1183680</text:p>
          </table:table-cell>
          <table:table-cell office:value-type="float" office:value="18494">
            <text:p>18494</text:p>
          </table:table-cell>
          <table:table-cell office:value-type="float" office:value="591840">
            <text:p>591840</text:p>
          </table:table-cell>
          <table:table-cell office:value-type="float" office:value="0">
            <text:p>0</text:p>
          </table:table-cell>
          <table:table-cell office:value-type="float" office:value="394559">
            <text:p>394559</text:p>
          </table:table-cell>
          <table:table-cell office:value-type="float" office:value="0">
            <text:p>0</text:p>
          </table:table-cell>
          <table:table-cell office:value-type="float" office:value="394560">
            <text:p>394560</text:p>
          </table:table-cell>
          <table:table-cell office:value-type="float" office:value="1167735">
            <text:p>1167735</text:p>
          </table:table-cell>
          <table:table-cell office:value-type="float" office:value="197280">
            <text:p>197280</text:p>
          </table:table-cell>
          <table:table-cell office:value-type="float" office:value="525">
            <text:p>525</text:p>
          </table:table-cell>
          <table:table-cell office:value-type="float" office:value="789120">
            <text:p>789120</text:p>
          </table:table-cell>
          <table:table-cell office:value-type="float" office:value="1183680">
            <text:p>1183680</text:p>
          </table:table-cell>
          <table:table-cell office:value-type="float" office:value="4730224">
            <text:p>4730224</text:p>
          </table:table-cell>
          <table:table-cell office:value-type="float" office:value="15472411">
            <text:p>15472411</text:p>
          </table:table-cell>
          <table:table-cell office:value-type="float" office:value="8178710">
            <text:p>8178710</text:p>
          </table:table-cell>
          <table:table-cell office:value-type="float" office:value="518798">
            <text:p>51879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float" office:value="1000413">
            <text:p>1000413</text:p>
          </table:table-cell>
          <table:table-cell office:value-type="float" office:value="15104">
            <text:p>15104</text:p>
          </table:table-cell>
          <table:table-cell office:value-type="float" office:value="1318594">
            <text:p>1318594</text:p>
          </table:table-cell>
          <table:table-cell office:value-type="float" office:value="3450360">
            <text:p>3450360</text:p>
          </table:table-cell>
          <table:table-cell office:value-type="float" office:value="1086062">
            <text:p>1086062</text:p>
          </table:table-cell>
          <table:table-cell table:number-columns-repeated="3"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51172">
            <text:p>1151172</text:p>
          </table:table-cell>
          <table:table-cell table:number-columns-repeated="11" office:value-type="float" office:value="0">
            <text:p>0</text:p>
          </table:table-cell>
          <table:table-cell office:value-type="float" office:value="327680">
            <text:p>327680</text:p>
          </table:table-cell>
          <table:table-cell table:number-columns-repeated="5" office:value-type="float" office:value="0">
            <text:p>0</text:p>
          </table:table-cell>
          <table:table-cell office:value-type="float" office:value="1318594">
            <text:p>1318594</text:p>
          </table:table-cell>
          <table:table-cell office:value-type="float" office:value="0">
            <text:p>0</text:p>
          </table:table-cell>
          <table:table-cell office:value-type="float" office:value="1318594">
            <text:p>1318594</text:p>
          </table:table-cell>
          <table:table-cell office:value-type="float" office:value="20603">
            <text:p>20603</text:p>
          </table:table-cell>
          <table:table-cell office:value-type="float" office:value="659297">
            <text:p>659297</text:p>
          </table:table-cell>
          <table:table-cell office:value-type="float" office:value="0">
            <text:p>0</text:p>
          </table:table-cell>
          <table:table-cell office:value-type="float" office:value="439531">
            <text:p>439531</text:p>
          </table:table-cell>
          <table:table-cell office:value-type="float" office:value="0">
            <text:p>0</text:p>
          </table:table-cell>
          <table:table-cell office:value-type="float" office:value="439531">
            <text:p>439531</text:p>
          </table:table-cell>
          <table:table-cell office:value-type="float" office:value="1303810">
            <text:p>1303810</text:p>
          </table:table-cell>
          <table:table-cell office:value-type="float" office:value="219766">
            <text:p>219766</text:p>
          </table:table-cell>
          <table:table-cell office:value-type="float" office:value="508">
            <text:p>508</text:p>
          </table:table-cell>
          <table:table-cell office:value-type="float" office:value="879062">
            <text:p>879062</text:p>
          </table:table-cell>
          <table:table-cell office:value-type="float" office:value="1318594">
            <text:p>1318594</text:p>
          </table:table-cell>
          <table:table-cell office:value-type="float" office:value="4699707">
            <text:p>4699707</text:p>
          </table:table-cell>
          <table:table-cell office:value-type="float" office:value="15869140">
            <text:p>15869140</text:p>
          </table:table-cell>
          <table:table-cell office:value-type="float" office:value="8972167">
            <text:p>8972167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office:value-type="float" office:value="1133703">
            <text:p>1133703</text:p>
          </table:table-cell>
          <table:table-cell office:value-type="float" office:value="16752">
            <text:p>16752</text:p>
          </table:table-cell>
          <table:table-cell office:value-type="float" office:value="1462437">
            <text:p>1462437</text:p>
          </table:table-cell>
          <table:table-cell office:value-type="float" office:value="3861919">
            <text:p>3861919</text:p>
          </table:table-cell>
          <table:table-cell office:value-type="float" office:value="1225735">
            <text:p>1225735</text:p>
          </table:table-cell>
          <table:table-cell table:number-columns-repeated="3" office:value-type="float" office:value="0">
            <text:p>0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212439">
            <text:p>1212439</text:p>
          </table:table-cell>
          <table:table-cell table:number-columns-repeated="11" office:value-type="float" office:value="0">
            <text:p>0</text:p>
          </table:table-cell>
          <table:table-cell office:value-type="float" office:value="344064">
            <text:p>344064</text:p>
          </table:table-cell>
          <table:table-cell office:value-type="float" office:value="1181164">
            <text:p>1181164</text:p>
          </table:table-cell>
          <table:table-cell table:number-columns-repeated="4" office:value-type="float" office:value="0">
            <text:p>0</text:p>
          </table:table-cell>
          <table:table-cell office:value-type="float" office:value="1462437">
            <text:p>1462437</text:p>
          </table:table-cell>
          <table:table-cell office:value-type="float" office:value="0">
            <text:p>0</text:p>
          </table:table-cell>
          <table:table-cell office:value-type="float" office:value="1462437">
            <text:p>1462437</text:p>
          </table:table-cell>
          <table:table-cell office:value-type="float" office:value="22913">
            <text:p>22913</text:p>
          </table:table-cell>
          <table:table-cell office:value-type="float" office:value="731219">
            <text:p>731219</text:p>
          </table:table-cell>
          <table:table-cell office:value-type="float" office:value="0">
            <text:p>0</text:p>
          </table:table-cell>
          <table:table-cell office:value-type="float" office:value="487479">
            <text:p>487479</text:p>
          </table:table-cell>
          <table:table-cell office:value-type="float" office:value="0">
            <text:p>0</text:p>
          </table:table-cell>
          <table:table-cell office:value-type="float" office:value="487479">
            <text:p>487479</text:p>
          </table:table-cell>
          <table:table-cell office:value-type="float" office:value="1262493">
            <text:p>1262493</text:p>
          </table:table-cell>
          <table:table-cell office:value-type="float" office:value="243739">
            <text:p>243739</text:p>
          </table:table-cell>
          <table:table-cell office:value-type="float" office:value="840">
            <text:p>840</text:p>
          </table:table-cell>
          <table:table-cell office:value-type="float" office:value="974958">
            <text:p>974958</text:p>
          </table:table-cell>
          <table:table-cell office:value-type="float" office:value="1462437">
            <text:p>1462437</text:p>
          </table:table-cell>
          <table:table-cell office:value-type="float" office:value="9063720">
            <text:p>9063720</text:p>
          </table:table-cell>
          <table:table-cell office:value-type="float" office:value="30120849">
            <text:p>30120849</text:p>
          </table:table-cell>
          <table:table-cell office:value-type="float" office:value="10406493">
            <text:p>10406493</text:p>
          </table:table-cell>
          <table:table-cell office:value-type="float" office:value="823974">
            <text:p>82397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office:value-type="float" office:value="1119579">
            <text:p>1119579</text:p>
          </table:table-cell>
          <table:table-cell office:value-type="float" office:value="16457">
            <text:p>16457</text:p>
          </table:table-cell>
          <table:table-cell office:value-type="float" office:value="1436712">
            <text:p>1436712</text:p>
          </table:table-cell>
          <table:table-cell office:value-type="float" office:value="3785291">
            <text:p>3785291</text:p>
          </table:table-cell>
          <table:table-cell office:value-type="float" office:value="1210938">
            <text:p>1210938</text:p>
          </table:table-cell>
          <table:table-cell table:number-columns-repeated="3" office:value-type="float" office:value="0">
            <text:p>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268063">
            <text:p>1268063</text:p>
          </table:table-cell>
          <table:table-cell table:number-columns-repeated="11" office:value-type="float" office:value="0">
            <text:p>0</text:p>
          </table:table-cell>
          <table:table-cell office:value-type="float" office:value="360448">
            <text:p>360448</text:p>
          </table:table-cell>
          <table:table-cell office:value-type="float" office:value="1244584">
            <text:p>1244584</text:p>
          </table:table-cell>
          <table:table-cell table:number-columns-repeated="4" office:value-type="float" office:value="0">
            <text:p>0</text:p>
          </table:table-cell>
          <table:table-cell office:value-type="float" office:value="1436712">
            <text:p>1436712</text:p>
          </table:table-cell>
          <table:table-cell office:value-type="float" office:value="0">
            <text:p>0</text:p>
          </table:table-cell>
          <table:table-cell office:value-type="float" office:value="1436712">
            <text:p>1436712</text:p>
          </table:table-cell>
          <table:table-cell office:value-type="float" office:value="22448">
            <text:p>22448</text:p>
          </table:table-cell>
          <table:table-cell office:value-type="float" office:value="718356">
            <text:p>718356</text:p>
          </table:table-cell>
          <table:table-cell office:value-type="float" office:value="0">
            <text:p>0</text:p>
          </table:table-cell>
          <table:table-cell office:value-type="float" office:value="478904">
            <text:p>478904</text:p>
          </table:table-cell>
          <table:table-cell office:value-type="float" office:value="0">
            <text:p>0</text:p>
          </table:table-cell>
          <table:table-cell office:value-type="float" office:value="478904">
            <text:p>478904</text:p>
          </table:table-cell>
          <table:table-cell office:value-type="float" office:value="1428362">
            <text:p>1428362</text:p>
          </table:table-cell>
          <table:table-cell office:value-type="float" office:value="239452">
            <text:p>239452</text:p>
          </table:table-cell>
          <table:table-cell office:value-type="float" office:value="513">
            <text:p>513</text:p>
          </table:table-cell>
          <table:table-cell office:value-type="float" office:value="957808">
            <text:p>957808</text:p>
          </table:table-cell>
          <table:table-cell office:value-type="float" office:value="1436712">
            <text:p>1436712</text:p>
          </table:table-cell>
          <table:table-cell office:value-type="float" office:value="4760742">
            <text:p>4760742</text:p>
          </table:table-cell>
          <table:table-cell office:value-type="float" office:value="15563964">
            <text:p>15563964</text:p>
          </table:table-cell>
          <table:table-cell office:value-type="float" office:value="10009765">
            <text:p>10009765</text:p>
          </table:table-cell>
          <table:table-cell office:value-type="float" office:value="427246">
            <text:p>42724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office:value-type="float" office:value="1124204">
            <text:p>1124204</text:p>
          </table:table-cell>
          <table:table-cell office:value-type="float" office:value="16570">
            <text:p>16570</text:p>
          </table:table-cell>
          <table:table-cell office:value-type="float" office:value="1446536">
            <text:p>1446536</text:p>
          </table:table-cell>
          <table:table-cell office:value-type="float" office:value="3818811">
            <text:p>3818811</text:p>
          </table:table-cell>
          <table:table-cell office:value-type="float" office:value="1215965">
            <text:p>1215965</text:p>
          </table:table-cell>
          <table:table-cell table:number-columns-repeated="3" office:value-type="float" office:value="0">
            <text:p>0</text:p>
          </table:table-cell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326509">
            <text:p>1326509</text:p>
          </table:table-cell>
          <table:table-cell table:number-columns-repeated="11" office:value-type="float" office:value="0">
            <text:p>0</text:p>
          </table:table-cell>
          <table:table-cell office:value-type="float" office:value="376832">
            <text:p>376832</text:p>
          </table:table-cell>
          <table:table-cell office:value-type="float" office:value="1381200">
            <text:p>1381200</text:p>
          </table:table-cell>
          <table:table-cell table:number-columns-repeated="4" office:value-type="float" office:value="0">
            <text:p>0</text:p>
          </table:table-cell>
          <table:table-cell office:value-type="float" office:value="1446536">
            <text:p>1446536</text:p>
          </table:table-cell>
          <table:table-cell office:value-type="float" office:value="0">
            <text:p>0</text:p>
          </table:table-cell>
          <table:table-cell office:value-type="float" office:value="1446536">
            <text:p>1446536</text:p>
          </table:table-cell>
          <table:table-cell office:value-type="float" office:value="22817">
            <text:p>22817</text:p>
          </table:table-cell>
          <table:table-cell office:value-type="float" office:value="723268">
            <text:p>723268</text:p>
          </table:table-cell>
          <table:table-cell office:value-type="float" office:value="0">
            <text:p>0</text:p>
          </table:table-cell>
          <table:table-cell office:value-type="float" office:value="482178">
            <text:p>482178</text:p>
          </table:table-cell>
          <table:table-cell office:value-type="float" office:value="0">
            <text:p>0</text:p>
          </table:table-cell>
          <table:table-cell office:value-type="float" office:value="482179">
            <text:p>482179</text:p>
          </table:table-cell>
          <table:table-cell office:value-type="float" office:value="1351239">
            <text:p>1351239</text:p>
          </table:table-cell>
          <table:table-cell office:value-type="float" office:value="241089">
            <text:p>241089</text:p>
          </table:table-cell>
          <table:table-cell office:value-type="float" office:value="497">
            <text:p>497</text:p>
          </table:table-cell>
          <table:table-cell office:value-type="float" office:value="964357">
            <text:p>964357</text:p>
          </table:table-cell>
          <table:table-cell office:value-type="float" office:value="1446536">
            <text:p>1446536</text:p>
          </table:table-cell>
          <table:table-cell office:value-type="float" office:value="6988525">
            <text:p>6988525</text:p>
          </table:table-cell>
          <table:table-cell office:value-type="float" office:value="23468017">
            <text:p>23468017</text:p>
          </table:table-cell>
          <table:table-cell office:value-type="float" office:value="9887695">
            <text:p>9887695</text:p>
          </table:table-cell>
          <table:table-cell office:value-type="float" office:value="671386">
            <text:p>67138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1232536">
            <text:p>1232536</text:p>
          </table:table-cell>
          <table:table-cell office:value-type="float" office:value="17834">
            <text:p>17834</text:p>
          </table:table-cell>
          <table:table-cell office:value-type="float" office:value="1556856">
            <text:p>1556856</text:p>
          </table:table-cell>
          <table:table-cell office:value-type="float" office:value="4125116">
            <text:p>4125116</text:p>
          </table:table-cell>
          <table:table-cell office:value-type="float" office:value="1329459">
            <text:p>1329459</text:p>
          </table:table-cell>
          <table:table-cell table:number-columns-repeated="3" office:value-type="float" office:value="0">
            <text:p>0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384840">
            <text:p>1384840</text:p>
          </table:table-cell>
          <table:table-cell table:number-columns-repeated="11" office:value-type="float" office:value="0">
            <text:p>0</text:p>
          </table:table-cell>
          <table:table-cell office:value-type="float" office:value="393216">
            <text:p>393216</text:p>
          </table:table-cell>
          <table:table-cell office:value-type="float" office:value="1393484">
            <text:p>1393484</text:p>
          </table:table-cell>
          <table:table-cell table:number-columns-repeated="4" office:value-type="float" office:value="0">
            <text:p>0</text:p>
          </table:table-cell>
          <table:table-cell office:value-type="float" office:value="1556856">
            <text:p>1556856</text:p>
          </table:table-cell>
          <table:table-cell office:value-type="float" office:value="0">
            <text:p>0</text:p>
          </table:table-cell>
          <table:table-cell office:value-type="float" office:value="1556856">
            <text:p>1556856</text:p>
          </table:table-cell>
          <table:table-cell office:value-type="float" office:value="24346">
            <text:p>24346</text:p>
          </table:table-cell>
          <table:table-cell office:value-type="float" office:value="778428">
            <text:p>778428</text:p>
          </table:table-cell>
          <table:table-cell office:value-type="float" office:value="0">
            <text:p>0</text:p>
          </table:table-cell>
          <table:table-cell office:value-type="float" office:value="518952">
            <text:p>518952</text:p>
          </table:table-cell>
          <table:table-cell office:value-type="float" office:value="0">
            <text:p>0</text:p>
          </table:table-cell>
          <table:table-cell office:value-type="float" office:value="518952">
            <text:p>518952</text:p>
          </table:table-cell>
          <table:table-cell office:value-type="float" office:value="1519146">
            <text:p>1519146</text:p>
          </table:table-cell>
          <table:table-cell office:value-type="float" office:value="259476">
            <text:p>259476</text:p>
          </table:table-cell>
          <table:table-cell office:value-type="float" office:value="491">
            <text:p>491</text:p>
          </table:table-cell>
          <table:table-cell office:value-type="float" office:value="1037904">
            <text:p>1037904</text:p>
          </table:table-cell>
          <table:table-cell office:value-type="float" office:value="1556856">
            <text:p>1556856</text:p>
          </table:table-cell>
          <table:table-cell office:value-type="float" office:value="9246825">
            <text:p>9246825</text:p>
          </table:table-cell>
          <table:table-cell office:value-type="float" office:value="31372069">
            <text:p>31372069</text:p>
          </table:table-cell>
          <table:table-cell office:value-type="float" office:value="10772704">
            <text:p>10772704</text:p>
          </table:table-cell>
          <table:table-cell office:value-type="float" office:value="823974">
            <text:p>82397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1185828">
            <text:p>1185828</text:p>
          </table:table-cell>
          <table:table-cell office:value-type="float" office:value="17398">
            <text:p>17398</text:p>
          </table:table-cell>
          <table:table-cell office:value-type="float" office:value="1518791">
            <text:p>1518791</text:p>
          </table:table-cell>
          <table:table-cell office:value-type="float" office:value="4014339">
            <text:p>4014339</text:p>
          </table:table-cell>
          <table:table-cell office:value-type="float" office:value="1280154">
            <text:p>1280154</text:p>
          </table:table-cell>
          <table:table-cell table:number-columns-repeated="3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43885">
            <text:p>1443885</text:p>
          </table:table-cell>
          <table:table-cell table:number-columns-repeated="11" office:value-type="float" office:value="0">
            <text:p>0</text:p>
          </table:table-cell>
          <table:table-cell office:value-type="float" office:value="409600">
            <text:p>409600</text:p>
          </table:table-cell>
          <table:table-cell office:value-type="float" office:value="1304064">
            <text:p>1304064</text:p>
          </table:table-cell>
          <table:table-cell table:number-columns-repeated="4" office:value-type="float" office:value="0">
            <text:p>0</text:p>
          </table:table-cell>
          <table:table-cell office:value-type="float" office:value="1518791">
            <text:p>1518791</text:p>
          </table:table-cell>
          <table:table-cell office:value-type="float" office:value="0">
            <text:p>0</text:p>
          </table:table-cell>
          <table:table-cell office:value-type="float" office:value="1518791">
            <text:p>1518791</text:p>
          </table:table-cell>
          <table:table-cell office:value-type="float" office:value="24037">
            <text:p>24037</text:p>
          </table:table-cell>
          <table:table-cell office:value-type="float" office:value="759395">
            <text:p>759395</text:p>
          </table:table-cell>
          <table:table-cell office:value-type="float" office:value="0">
            <text:p>0</text:p>
          </table:table-cell>
          <table:table-cell office:value-type="float" office:value="506264">
            <text:p>506264</text:p>
          </table:table-cell>
          <table:table-cell office:value-type="float" office:value="0">
            <text:p>0</text:p>
          </table:table-cell>
          <table:table-cell office:value-type="float" office:value="506264">
            <text:p>506264</text:p>
          </table:table-cell>
          <table:table-cell office:value-type="float" office:value="1480605">
            <text:p>1480605</text:p>
          </table:table-cell>
          <table:table-cell office:value-type="float" office:value="253132">
            <text:p>253132</text:p>
          </table:table-cell>
          <table:table-cell office:value-type="float" office:value="1185">
            <text:p>1185</text:p>
          </table:table-cell>
          <table:table-cell office:value-type="float" office:value="1012528">
            <text:p>1012528</text:p>
          </table:table-cell>
          <table:table-cell office:value-type="float" office:value="1518791">
            <text:p>1518791</text:p>
          </table:table-cell>
          <table:table-cell office:value-type="float" office:value="9216308">
            <text:p>9216308</text:p>
          </table:table-cell>
          <table:table-cell office:value-type="float" office:value="31341552">
            <text:p>31341552</text:p>
          </table:table-cell>
          <table:table-cell office:value-type="float" office:value="10467529">
            <text:p>10467529</text:p>
          </table:table-cell>
          <table:table-cell office:value-type="float" office:value="854492">
            <text:p>85449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1066787">
            <text:p>1066787</text:p>
          </table:table-cell>
          <table:table-cell office:value-type="float" office:value="15833">
            <text:p>15833</text:p>
          </table:table-cell>
          <table:table-cell office:value-type="float" office:value="1382202">
            <text:p>1382202</text:p>
          </table:table-cell>
          <table:table-cell office:value-type="float" office:value="3641062">
            <text:p>3641062</text:p>
          </table:table-cell>
          <table:table-cell office:value-type="float" office:value="1155656">
            <text:p>1155656</text:p>
          </table:table-cell>
          <table:table-cell table:number-columns-repeated="3" office:value-type="float" office:value="0">
            <text:p>0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500205">
            <text:p>1500205</text:p>
          </table:table-cell>
          <table:table-cell table:number-columns-repeated="11" office:value-type="float" office:value="0">
            <text:p>0</text:p>
          </table:table-cell>
          <table:table-cell office:value-type="float" office:value="425984">
            <text:p>425984</text:p>
          </table:table-cell>
          <table:table-cell office:value-type="float" office:value="1146968">
            <text:p>1146968</text:p>
          </table:table-cell>
          <table:table-cell table:number-columns-repeated="4" office:value-type="float" office:value="0">
            <text:p>0</text:p>
          </table:table-cell>
          <table:table-cell office:value-type="float" office:value="1382202">
            <text:p>1382202</text:p>
          </table:table-cell>
          <table:table-cell office:value-type="float" office:value="0">
            <text:p>0</text:p>
          </table:table-cell>
          <table:table-cell office:value-type="float" office:value="1382202">
            <text:p>1382202</text:p>
          </table:table-cell>
          <table:table-cell office:value-type="float" office:value="21596">
            <text:p>21596</text:p>
          </table:table-cell>
          <table:table-cell office:value-type="float" office:value="691101">
            <text:p>691101</text:p>
          </table:table-cell>
          <table:table-cell office:value-type="float" office:value="0">
            <text:p>0</text:p>
          </table:table-cell>
          <table:table-cell office:value-type="float" office:value="460733">
            <text:p>460733</text:p>
          </table:table-cell>
          <table:table-cell office:value-type="float" office:value="0">
            <text:p>0</text:p>
          </table:table-cell>
          <table:table-cell office:value-type="float" office:value="460734">
            <text:p>460734</text:p>
          </table:table-cell>
          <table:table-cell office:value-type="float" office:value="1382202">
            <text:p>1382202</text:p>
          </table:table-cell>
          <table:table-cell office:value-type="float" office:value="230367">
            <text:p>230367</text:p>
          </table:table-cell>
          <table:table-cell office:value-type="float" office:value="664845">
            <text:p>664845</text:p>
          </table:table-cell>
          <table:table-cell office:value-type="float" office:value="921467">
            <text:p>921467</text:p>
          </table:table-cell>
          <table:table-cell office:value-type="float" office:value="1382202">
            <text:p>1382202</text:p>
          </table:table-cell>
          <table:table-cell office:value-type="float" office:value="6866455">
            <text:p>6866455</text:p>
          </table:table-cell>
          <table:table-cell office:value-type="float" office:value="22766112">
            <text:p>22766112</text:p>
          </table:table-cell>
          <table:table-cell office:value-type="float" office:value="10009765">
            <text:p>10009765</text:p>
          </table:table-cell>
          <table:table-cell office:value-type="float" office:value="701904">
            <text:p>70190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office:value-type="float" office:value="1255536">
            <text:p>1255536</text:p>
          </table:table-cell>
          <table:table-cell office:value-type="float" office:value="18134">
            <text:p>18134</text:p>
          </table:table-cell>
          <table:table-cell office:value-type="float" office:value="1583033">
            <text:p>1583033</text:p>
          </table:table-cell>
          <table:table-cell office:value-type="float" office:value="4196550">
            <text:p>4196550</text:p>
          </table:table-cell>
          <table:table-cell office:value-type="float" office:value="1353384">
            <text:p>1353384</text:p>
          </table:table-cell>
          <table:table-cell table:number-columns-repeated="3" office:value-type="float" office:value="0">
            <text:p>0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558842">
            <text:p>1558842</text:p>
          </table:table-cell>
          <table:table-cell table:number-columns-repeated="11" office:value-type="float" office:value="0">
            <text:p>0</text:p>
          </table:table-cell>
          <table:table-cell office:value-type="float" office:value="442368">
            <text:p>442368</text:p>
          </table:table-cell>
          <table:table-cell office:value-type="float" office:value="696768">
            <text:p>696768</text:p>
          </table:table-cell>
          <table:table-cell table:number-columns-repeated="4" office:value-type="float" office:value="0">
            <text:p>0</text:p>
          </table:table-cell>
          <table:table-cell office:value-type="float" office:value="1583033">
            <text:p>1583033</text:p>
          </table:table-cell>
          <table:table-cell office:value-type="float" office:value="0">
            <text:p>0</text:p>
          </table:table-cell>
          <table:table-cell office:value-type="float" office:value="1583033">
            <text:p>1583033</text:p>
          </table:table-cell>
          <table:table-cell office:value-type="float" office:value="24734">
            <text:p>24734</text:p>
          </table:table-cell>
          <table:table-cell office:value-type="float" office:value="791516">
            <text:p>791516</text:p>
          </table:table-cell>
          <table:table-cell office:value-type="float" office:value="0">
            <text:p>0</text:p>
          </table:table-cell>
          <table:table-cell office:value-type="float" office:value="527678">
            <text:p>527678</text:p>
          </table:table-cell>
          <table:table-cell office:value-type="float" office:value="0">
            <text:p>0</text:p>
          </table:table-cell>
          <table:table-cell office:value-type="float" office:value="527677">
            <text:p>527677</text:p>
          </table:table-cell>
          <table:table-cell office:value-type="float" office:value="1551396">
            <text:p>1551396</text:p>
          </table:table-cell>
          <table:table-cell office:value-type="float" office:value="263839">
            <text:p>263839</text:p>
          </table:table-cell>
          <table:table-cell office:value-type="float" office:value="505">
            <text:p>505</text:p>
          </table:table-cell>
          <table:table-cell office:value-type="float" office:value="1055355">
            <text:p>1055355</text:p>
          </table:table-cell>
          <table:table-cell office:value-type="float" office:value="1583033">
            <text:p>1583033</text:p>
          </table:table-cell>
          <table:table-cell office:value-type="float" office:value="9155273">
            <text:p>9155273</text:p>
          </table:table-cell>
          <table:table-cell office:value-type="float" office:value="29571533">
            <text:p>29571533</text:p>
          </table:table-cell>
          <table:table-cell office:value-type="float" office:value="10864257">
            <text:p>10864257</text:p>
          </table:table-cell>
          <table:table-cell office:value-type="float" office:value="823974">
            <text:p>82397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office:value-type="float" office:value="1117495">
            <text:p>1117495</text:p>
          </table:table-cell>
          <table:table-cell office:value-type="float" office:value="16480">
            <text:p>16480</text:p>
          </table:table-cell>
          <table:table-cell office:value-type="float" office:value="1438703">
            <text:p>1438703</text:p>
          </table:table-cell>
          <table:table-cell office:value-type="float" office:value="3795213">
            <text:p>3795213</text:p>
          </table:table-cell>
          <table:table-cell office:value-type="float" office:value="1208840">
            <text:p>1208840</text:p>
          </table:table-cell>
          <table:table-cell table:number-columns-repeated="3" office:value-type="float" office:value="0">
            <text:p>0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617970">
            <text:p>1617970</text:p>
          </table:table-cell>
          <table:table-cell table:number-columns-repeated="11" office:value-type="float" office:value="0">
            <text:p>0</text:p>
          </table:table-cell>
          <table:table-cell office:value-type="float" office:value="458752">
            <text:p>458752</text:p>
          </table:table-cell>
          <table:table-cell office:value-type="float" office:value="1265680">
            <text:p>1265680</text:p>
          </table:table-cell>
          <table:table-cell table:number-columns-repeated="4" office:value-type="float" office:value="0">
            <text:p>0</text:p>
          </table:table-cell>
          <table:table-cell office:value-type="float" office:value="1438703">
            <text:p>1438703</text:p>
          </table:table-cell>
          <table:table-cell office:value-type="float" office:value="0">
            <text:p>0</text:p>
          </table:table-cell>
          <table:table-cell office:value-type="float" office:value="1438703">
            <text:p>1438703</text:p>
          </table:table-cell>
          <table:table-cell office:value-type="float" office:value="22479">
            <text:p>22479</text:p>
          </table:table-cell>
          <table:table-cell office:value-type="float" office:value="719351">
            <text:p>719351</text:p>
          </table:table-cell>
          <table:table-cell office:value-type="float" office:value="0">
            <text:p>0</text:p>
          </table:table-cell>
          <table:table-cell office:value-type="float" office:value="479567">
            <text:p>479567</text:p>
          </table:table-cell>
          <table:table-cell office:value-type="float" office:value="0">
            <text:p>0</text:p>
          </table:table-cell>
          <table:table-cell office:value-type="float" office:value="479568">
            <text:p>479568</text:p>
          </table:table-cell>
          <table:table-cell office:value-type="float" office:value="1424847">
            <text:p>1424847</text:p>
          </table:table-cell>
          <table:table-cell office:value-type="float" office:value="239784">
            <text:p>239784</text:p>
          </table:table-cell>
          <table:table-cell office:value-type="float" office:value="86219">
            <text:p>86219</text:p>
          </table:table-cell>
          <table:table-cell office:value-type="float" office:value="959136">
            <text:p>959136</text:p>
          </table:table-cell>
          <table:table-cell office:value-type="float" office:value="1438703">
            <text:p>1438703</text:p>
          </table:table-cell>
          <table:table-cell office:value-type="float" office:value="4730224">
            <text:p>4730224</text:p>
          </table:table-cell>
          <table:table-cell office:value-type="float" office:value="15350341">
            <text:p>15350341</text:p>
          </table:table-cell>
          <table:table-cell office:value-type="float" office:value="10375976">
            <text:p>10375976</text:p>
          </table:table-cell>
          <table:table-cell office:value-type="float" office:value="518798">
            <text:p>51879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float" office:value="1263537">
            <text:p>1263537</text:p>
          </table:table-cell>
          <table:table-cell office:value-type="float" office:value="18256">
            <text:p>18256</text:p>
          </table:table-cell>
          <table:table-cell office:value-type="float" office:value="1593733">
            <text:p>1593733</text:p>
          </table:table-cell>
          <table:table-cell office:value-type="float" office:value="4225374">
            <text:p>4225374</text:p>
          </table:table-cell>
          <table:table-cell office:value-type="float" office:value="1362373">
            <text:p>1362373</text:p>
          </table:table-cell>
          <table:table-cell table:number-columns-repeated="3" office:value-type="float" office:value="0">
            <text:p>0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676733">
            <text:p>1676733</text:p>
          </table:table-cell>
          <table:table-cell table:number-columns-repeated="11" office:value-type="float" office:value="0">
            <text:p>0</text:p>
          </table:table-cell>
          <table:table-cell office:value-type="float" office:value="475136">
            <text:p>475136</text:p>
          </table:table-cell>
          <table:table-cell office:value-type="float" office:value="1320836">
            <text:p>1320836</text:p>
          </table:table-cell>
          <table:table-cell table:number-columns-repeated="4" office:value-type="float" office:value="0">
            <text:p>0</text:p>
          </table:table-cell>
          <table:table-cell office:value-type="float" office:value="1593733">
            <text:p>1593733</text:p>
          </table:table-cell>
          <table:table-cell office:value-type="float" office:value="0">
            <text:p>0</text:p>
          </table:table-cell>
          <table:table-cell office:value-type="float" office:value="1593733">
            <text:p>1593733</text:p>
          </table:table-cell>
          <table:table-cell office:value-type="float" office:value="25166">
            <text:p>25166</text:p>
          </table:table-cell>
          <table:table-cell office:value-type="float" office:value="796866">
            <text:p>796866</text:p>
          </table:table-cell>
          <table:table-cell office:value-type="float" office:value="0">
            <text:p>0</text:p>
          </table:table-cell>
          <table:table-cell office:value-type="float" office:value="531244">
            <text:p>531244</text:p>
          </table:table-cell>
          <table:table-cell office:value-type="float" office:value="0">
            <text:p>0</text:p>
          </table:table-cell>
          <table:table-cell office:value-type="float" office:value="531244">
            <text:p>531244</text:p>
          </table:table-cell>
          <table:table-cell office:value-type="float" office:value="1558548">
            <text:p>1558548</text:p>
          </table:table-cell>
          <table:table-cell office:value-type="float" office:value="265622">
            <text:p>265622</text:p>
          </table:table-cell>
          <table:table-cell office:value-type="float" office:value="485">
            <text:p>485</text:p>
          </table:table-cell>
          <table:table-cell office:value-type="float" office:value="1062488">
            <text:p>1062488</text:p>
          </table:table-cell>
          <table:table-cell office:value-type="float" office:value="1593733">
            <text:p>1593733</text:p>
          </table:table-cell>
          <table:table-cell office:value-type="float" office:value="7049560">
            <text:p>7049560</text:p>
          </table:table-cell>
          <table:table-cell office:value-type="float" office:value="23437499">
            <text:p>23437499</text:p>
          </table:table-cell>
          <table:table-cell office:value-type="float" office:value="10772704">
            <text:p>10772704</text:p>
          </table:table-cell>
          <table:table-cell office:value-type="float" office:value="671386">
            <text:p>67138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1258370">
            <text:p>1258370</text:p>
          </table:table-cell>
          <table:table-cell office:value-type="float" office:value="18198">
            <text:p>18198</text:p>
          </table:table-cell>
          <table:table-cell office:value-type="float" office:value="1588598">
            <text:p>1588598</text:p>
          </table:table-cell>
          <table:table-cell office:value-type="float" office:value="4209365">
            <text:p>4209365</text:p>
          </table:table-cell>
          <table:table-cell office:value-type="float" office:value="1357027">
            <text:p>1357027</text:p>
          </table:table-cell>
          <table:table-cell table:number-columns-repeated="3" office:value-type="float" office:value="0">
            <text:p>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733904">
            <text:p>1733904</text:p>
          </table:table-cell>
          <table:table-cell table:number-columns-repeated="11" office:value-type="float" office:value="0">
            <text:p>0</text:p>
          </table:table-cell>
          <table:table-cell office:value-type="float" office:value="491520">
            <text:p>491520</text:p>
          </table:table-cell>
          <table:table-cell office:value-type="float" office:value="622868">
            <text:p>622868</text:p>
          </table:table-cell>
          <table:table-cell table:number-columns-repeated="4" office:value-type="float" office:value="0">
            <text:p>0</text:p>
          </table:table-cell>
          <table:table-cell office:value-type="float" office:value="1588598">
            <text:p>1588598</text:p>
          </table:table-cell>
          <table:table-cell office:value-type="float" office:value="0">
            <text:p>0</text:p>
          </table:table-cell>
          <table:table-cell office:value-type="float" office:value="1588598">
            <text:p>1588598</text:p>
          </table:table-cell>
          <table:table-cell office:value-type="float" office:value="24958">
            <text:p>24958</text:p>
          </table:table-cell>
          <table:table-cell office:value-type="float" office:value="794299">
            <text:p>794299</text:p>
          </table:table-cell>
          <table:table-cell office:value-type="float" office:value="0">
            <text:p>0</text:p>
          </table:table-cell>
          <table:table-cell office:value-type="float" office:value="529532">
            <text:p>529532</text:p>
          </table:table-cell>
          <table:table-cell office:value-type="float" office:value="0">
            <text:p>0</text:p>
          </table:table-cell>
          <table:table-cell office:value-type="float" office:value="529532">
            <text:p>529532</text:p>
          </table:table-cell>
          <table:table-cell office:value-type="float" office:value="1572505">
            <text:p>1572505</text:p>
          </table:table-cell>
          <table:table-cell office:value-type="float" office:value="264766">
            <text:p>264766</text:p>
          </table:table-cell>
          <table:table-cell office:value-type="float" office:value="533">
            <text:p>533</text:p>
          </table:table-cell>
          <table:table-cell office:value-type="float" office:value="1059065">
            <text:p>1059065</text:p>
          </table:table-cell>
          <table:table-cell office:value-type="float" office:value="1588598">
            <text:p>1588598</text:p>
          </table:table-cell>
          <table:table-cell office:value-type="float" office:value="7019042">
            <text:p>7019042</text:p>
          </table:table-cell>
          <table:table-cell office:value-type="float" office:value="22552489">
            <text:p>22552489</text:p>
          </table:table-cell>
          <table:table-cell office:value-type="float" office:value="10986328">
            <text:p>10986328</text:p>
          </table:table-cell>
          <table:table-cell office:value-type="float" office:value="732421">
            <text:p>73242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1394536">
            <text:p>1394536</text:p>
          </table:table-cell>
          <table:table-cell office:value-type="float" office:value="19823">
            <text:p>19823</text:p>
          </table:table-cell>
          <table:table-cell office:value-type="float" office:value="1730518">
            <text:p>1730518</text:p>
          </table:table-cell>
          <table:table-cell office:value-type="float" office:value="4610171">
            <text:p>4610171</text:p>
          </table:table-cell>
          <table:table-cell office:value-type="float" office:value="1498996">
            <text:p>1498996</text:p>
          </table:table-cell>
          <table:table-cell table:number-columns-repeated="3" office:value-type="float" office:value="0">
            <text:p>0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791446">
            <text:p>1791446</text:p>
          </table:table-cell>
          <table:table-cell table:number-columns-repeated="11" office:value-type="float" office:value="0">
            <text:p>0</text:p>
          </table:table-cell>
          <table:table-cell office:value-type="float" office:value="507904">
            <text:p>507904</text:p>
          </table:table-cell>
          <table:table-cell office:value-type="float" office:value="1341404">
            <text:p>1341404</text:p>
          </table:table-cell>
          <table:table-cell table:number-columns-repeated="4" office:value-type="float" office:value="0">
            <text:p>0</text:p>
          </table:table-cell>
          <table:table-cell office:value-type="float" office:value="1730518">
            <text:p>1730518</text:p>
          </table:table-cell>
          <table:table-cell office:value-type="float" office:value="0">
            <text:p>0</text:p>
          </table:table-cell>
          <table:table-cell office:value-type="float" office:value="1730518">
            <text:p>1730518</text:p>
          </table:table-cell>
          <table:table-cell office:value-type="float" office:value="27040">
            <text:p>27040</text:p>
          </table:table-cell>
          <table:table-cell office:value-type="float" office:value="865259">
            <text:p>865259</text:p>
          </table:table-cell>
          <table:table-cell office:value-type="float" office:value="0">
            <text:p>0</text:p>
          </table:table-cell>
          <table:table-cell office:value-type="float" office:value="576839">
            <text:p>576839</text:p>
          </table:table-cell>
          <table:table-cell office:value-type="float" office:value="0">
            <text:p>0</text:p>
          </table:table-cell>
          <table:table-cell office:value-type="float" office:value="576840">
            <text:p>576840</text:p>
          </table:table-cell>
          <table:table-cell office:value-type="float" office:value="1681447">
            <text:p>1681447</text:p>
          </table:table-cell>
          <table:table-cell office:value-type="float" office:value="288420">
            <text:p>288420</text:p>
          </table:table-cell>
          <table:table-cell office:value-type="float" office:value="497">
            <text:p>497</text:p>
          </table:table-cell>
          <table:table-cell office:value-type="float" office:value="1153679">
            <text:p>1153679</text:p>
          </table:table-cell>
          <table:table-cell office:value-type="float" office:value="1730518">
            <text:p>1730518</text:p>
          </table:table-cell>
          <table:table-cell office:value-type="float" office:value="9063720">
            <text:p>9063720</text:p>
          </table:table-cell>
          <table:table-cell office:value-type="float" office:value="23132323">
            <text:p>23132323</text:p>
          </table:table-cell>
          <table:table-cell office:value-type="float" office:value="11596679">
            <text:p>11596679</text:p>
          </table:table-cell>
          <table:table-cell office:value-type="float" office:value="701904">
            <text:p>70190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1345327">
            <text:p>1345327</text:p>
          </table:table-cell>
          <table:table-cell office:value-type="float" office:value="19355">
            <text:p>19355</text:p>
          </table:table-cell>
          <table:table-cell office:value-type="float" office:value="1689637">
            <text:p>1689637</text:p>
          </table:table-cell>
          <table:table-cell office:value-type="float" office:value="4496738">
            <text:p>4496738</text:p>
          </table:table-cell>
          <table:table-cell office:value-type="float" office:value="1448007">
            <text:p>1448007</text:p>
          </table:table-cell>
          <table:table-cell table:number-columns-repeated="3"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849561">
            <text:p>1849561</text:p>
          </table:table-cell>
          <table:table-cell table:number-columns-repeated="11" office:value-type="float" office:value="0">
            <text:p>0</text:p>
          </table:table-cell>
          <table:table-cell office:value-type="float" office:value="524288">
            <text:p>524288</text:p>
          </table:table-cell>
          <table:table-cell table:number-columns-repeated="5" office:value-type="float" office:value="0">
            <text:p>0</text:p>
          </table:table-cell>
          <table:table-cell office:value-type="float" office:value="1689637">
            <text:p>1689637</text:p>
          </table:table-cell>
          <table:table-cell office:value-type="float" office:value="0">
            <text:p>0</text:p>
          </table:table-cell>
          <table:table-cell office:value-type="float" office:value="1689637">
            <text:p>1689637</text:p>
          </table:table-cell>
          <table:table-cell office:value-type="float" office:value="26400">
            <text:p>26400</text:p>
          </table:table-cell>
          <table:table-cell office:value-type="float" office:value="844819">
            <text:p>844819</text:p>
          </table:table-cell>
          <table:table-cell office:value-type="float" office:value="0">
            <text:p>0</text:p>
          </table:table-cell>
          <table:table-cell office:value-type="float" office:value="563213">
            <text:p>563213</text:p>
          </table:table-cell>
          <table:table-cell office:value-type="float" office:value="0">
            <text:p>0</text:p>
          </table:table-cell>
          <table:table-cell office:value-type="float" office:value="563212">
            <text:p>563212</text:p>
          </table:table-cell>
          <table:table-cell office:value-type="float" office:value="1491165">
            <text:p>1491165</text:p>
          </table:table-cell>
          <table:table-cell office:value-type="float" office:value="281606">
            <text:p>281606</text:p>
          </table:table-cell>
          <table:table-cell office:value-type="float" office:value="485">
            <text:p>485</text:p>
          </table:table-cell>
          <table:table-cell office:value-type="float" office:value="1126424">
            <text:p>1126424</text:p>
          </table:table-cell>
          <table:table-cell office:value-type="float" office:value="1689637">
            <text:p>1689637</text:p>
          </table:table-cell>
          <table:table-cell office:value-type="float" office:value="9216308">
            <text:p>9216308</text:p>
          </table:table-cell>
          <table:table-cell office:value-type="float" office:value="30609130">
            <text:p>30609130</text:p>
          </table:table-cell>
          <table:table-cell office:value-type="float" office:value="11566161">
            <text:p>11566161</text:p>
          </table:table-cell>
          <table:table-cell office:value-type="float" office:value="762939">
            <text:p>76293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2171074">
            <text:p>2171074</text:p>
          </table:table-cell>
          <table:table-cell office:value-type="float" office:value="29597">
            <text:p>29597</text:p>
          </table:table-cell>
          <table:table-cell office:value-type="float" office:value="2583711">
            <text:p>2583711</text:p>
          </table:table-cell>
          <table:table-cell office:value-type="float" office:value="6955521">
            <text:p>6955521</text:p>
          </table:table-cell>
          <table:table-cell office:value-type="float" office:value="2312602">
            <text:p>2312602</text:p>
          </table:table-cell>
          <table:table-cell table:number-columns-repeated="3" office:value-type="float" office:value="0">
            <text:p>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706254">
            <text:p>3706254</text:p>
          </table:table-cell>
          <table:table-cell table:number-columns-repeated="11"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1136800">
            <text:p>1136800</text:p>
          </table:table-cell>
          <table:table-cell table:number-columns-repeated="4" office:value-type="float" office:value="0">
            <text:p>0</text:p>
          </table:table-cell>
          <table:table-cell office:value-type="float" office:value="2583711">
            <text:p>2583711</text:p>
          </table:table-cell>
          <table:table-cell office:value-type="float" office:value="0">
            <text:p>0</text:p>
          </table:table-cell>
          <table:table-cell office:value-type="float" office:value="2583711">
            <text:p>2583711</text:p>
          </table:table-cell>
          <table:table-cell office:value-type="float" office:value="40370">
            <text:p>40370</text:p>
          </table:table-cell>
          <table:table-cell office:value-type="float" office:value="1291855">
            <text:p>1291855</text:p>
          </table:table-cell>
          <table:table-cell office:value-type="float" office:value="0">
            <text:p>0</text:p>
          </table:table-cell>
          <table:table-cell office:value-type="float" office:value="861237">
            <text:p>861237</text:p>
          </table:table-cell>
          <table:table-cell office:value-type="float" office:value="0">
            <text:p>0</text:p>
          </table:table-cell>
          <table:table-cell office:value-type="float" office:value="861237">
            <text:p>861237</text:p>
          </table:table-cell>
          <table:table-cell office:value-type="float" office:value="2466395">
            <text:p>2466395</text:p>
          </table:table-cell>
          <table:table-cell office:value-type="float" office:value="430619">
            <text:p>430619</text:p>
          </table:table-cell>
          <table:table-cell office:value-type="float" office:value="502">
            <text:p>502</text:p>
          </table:table-cell>
          <table:table-cell office:value-type="float" office:value="1722474">
            <text:p>1722474</text:p>
          </table:table-cell>
          <table:table-cell office:value-type="float" office:value="2583711">
            <text:p>2583711</text:p>
          </table:table-cell>
          <table:table-cell office:value-type="float" office:value="9399414">
            <text:p>9399414</text:p>
          </table:table-cell>
          <table:table-cell office:value-type="float" office:value="32440185">
            <text:p>32440185</text:p>
          </table:table-cell>
          <table:table-cell office:value-type="float" office:value="15380859">
            <text:p>15380859</text:p>
          </table:table-cell>
          <table:table-cell office:value-type="float" office:value="762939">
            <text:p>76293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3518611">
            <text:p>3518611</text:p>
          </table:table-cell>
          <table:table-cell office:value-type="float" office:value="46814">
            <text:p>46814</text:p>
          </table:table-cell>
          <table:table-cell office:value-type="float" office:value="4069407">
            <text:p>4069407</text:p>
          </table:table-cell>
          <table:table-cell office:value-type="float" office:value="11131363">
            <text:p>11131363</text:p>
          </table:table-cell>
          <table:table-cell office:value-type="float" office:value="3715521">
            <text:p>3715521</text:p>
          </table:table-cell>
          <table:table-cell table:number-columns-repeated="3" office:value-type="float" office:value="0">
            <text:p>0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441338">
            <text:p>7441338</text:p>
          </table:table-cell>
          <table:table-cell table:number-columns-repeated="11" office:value-type="float" office:value="0">
            <text:p>0</text:p>
          </table:table-cell>
          <table:table-cell office:value-type="float" office:value="2097152">
            <text:p>2097152</text:p>
          </table:table-cell>
          <table:table-cell office:value-type="float" office:value="3629284">
            <text:p>3629284</text:p>
          </table:table-cell>
          <table:table-cell table:number-columns-repeated="4" office:value-type="float" office:value="0">
            <text:p>0</text:p>
          </table:table-cell>
          <table:table-cell office:value-type="float" office:value="4069407">
            <text:p>4069407</text:p>
          </table:table-cell>
          <table:table-cell office:value-type="float" office:value="0">
            <text:p>0</text:p>
          </table:table-cell>
          <table:table-cell office:value-type="float" office:value="4069407">
            <text:p>4069407</text:p>
          </table:table-cell>
          <table:table-cell office:value-type="float" office:value="63889">
            <text:p>63889</text:p>
          </table:table-cell>
          <table:table-cell office:value-type="float" office:value="2034703">
            <text:p>2034703</text:p>
          </table:table-cell>
          <table:table-cell office:value-type="float" office:value="0">
            <text:p>0</text:p>
          </table:table-cell>
          <table:table-cell office:value-type="float" office:value="1356469">
            <text:p>1356469</text:p>
          </table:table-cell>
          <table:table-cell office:value-type="float" office:value="0">
            <text:p>0</text:p>
          </table:table-cell>
          <table:table-cell office:value-type="float" office:value="1356469">
            <text:p>1356469</text:p>
          </table:table-cell>
          <table:table-cell office:value-type="float" office:value="3941685">
            <text:p>3941685</text:p>
          </table:table-cell>
          <table:table-cell office:value-type="float" office:value="678234">
            <text:p>678234</text:p>
          </table:table-cell>
          <table:table-cell office:value-type="float" office:value="499">
            <text:p>499</text:p>
          </table:table-cell>
          <table:table-cell office:value-type="float" office:value="2712939">
            <text:p>2712939</text:p>
          </table:table-cell>
          <table:table-cell office:value-type="float" office:value="4069407">
            <text:p>4069407</text:p>
          </table:table-cell>
          <table:table-cell office:value-type="float" office:value="17303466">
            <text:p>17303466</text:p>
          </table:table-cell>
          <table:table-cell office:value-type="float" office:value="55786132">
            <text:p>55786132</text:p>
          </table:table-cell>
          <table:table-cell office:value-type="float" office:value="17761230">
            <text:p>17761230</text:p>
          </table:table-cell>
          <table:table-cell office:value-type="float" office:value="1281738">
            <text:p>128173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table:number-columns-repeated="2" office:value-type="float" office:value="256">
            <text:p>256</text:p>
          </table:table-cell>
          <table:table-cell office:value-type="float" office:value="5207687">
            <text:p>5207687</text:p>
          </table:table-cell>
          <table:table-cell office:value-type="float" office:value="67881">
            <text:p>67881</text:p>
          </table:table-cell>
          <table:table-cell office:value-type="float" office:value="5888473">
            <text:p>5888473</text:p>
          </table:table-cell>
          <table:table-cell office:value-type="float" office:value="16193352">
            <text:p>16193352</text:p>
          </table:table-cell>
          <table:table-cell office:value-type="float" office:value="5467349">
            <text:p>5467349</text:p>
          </table:table-cell>
          <table:table-cell table:number-columns-repeated="3" office:value-type="float" office:value="0">
            <text:p>0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900367">
            <text:p>14900367</text:p>
          </table:table-cell>
          <table:table-cell table:number-columns-repeated="11" office:value-type="float" office:value="0">
            <text:p>0</text:p>
          </table:table-cell>
          <table:table-cell office:value-type="float" office:value="4194304">
            <text:p>4194304</text:p>
          </table:table-cell>
          <table:table-cell office:value-type="float" office:value="1781852">
            <text:p>1781852</text:p>
          </table:table-cell>
          <table:table-cell table:number-columns-repeated="4" office:value-type="float" office:value="0">
            <text:p>0</text:p>
          </table:table-cell>
          <table:table-cell office:value-type="float" office:value="5888473">
            <text:p>5888473</text:p>
          </table:table-cell>
          <table:table-cell office:value-type="float" office:value="0">
            <text:p>0</text:p>
          </table:table-cell>
          <table:table-cell office:value-type="float" office:value="5888473">
            <text:p>5888473</text:p>
          </table:table-cell>
          <table:table-cell office:value-type="float" office:value="92008">
            <text:p>92008</text:p>
          </table:table-cell>
          <table:table-cell office:value-type="float" office:value="2944237">
            <text:p>2944237</text:p>
          </table:table-cell>
          <table:table-cell office:value-type="float" office:value="0">
            <text:p>0</text:p>
          </table:table-cell>
          <table:table-cell office:value-type="float" office:value="1962824">
            <text:p>1962824</text:p>
          </table:table-cell>
          <table:table-cell office:value-type="float" office:value="0">
            <text:p>0</text:p>
          </table:table-cell>
          <table:table-cell office:value-type="float" office:value="1962824">
            <text:p>1962824</text:p>
          </table:table-cell>
          <table:table-cell office:value-type="float" office:value="4004128">
            <text:p>4004128</text:p>
          </table:table-cell>
          <table:table-cell office:value-type="float" office:value="981412">
            <text:p>981412</text:p>
          </table:table-cell>
          <table:table-cell office:value-type="float" office:value="331">
            <text:p>331</text:p>
          </table:table-cell>
          <table:table-cell office:value-type="float" office:value="3925649">
            <text:p>3925649</text:p>
          </table:table-cell>
          <table:table-cell office:value-type="float" office:value="5888473">
            <text:p>5888473</text:p>
          </table:table-cell>
          <table:table-cell office:value-type="float" office:value="24444579">
            <text:p>24444579</text:p>
          </table:table-cell>
          <table:table-cell office:value-type="float" office:value="80139159">
            <text:p>80139159</text:p>
          </table:table-cell>
          <table:table-cell office:value-type="float" office:value="18554687">
            <text:p>18554687</text:p>
          </table:table-cell>
          <table:table-cell office:value-type="float" office:value="1739501">
            <text:p>173950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office:value-type="float" office:value="8721799">
            <text:p>8721799</text:p>
          </table:table-cell>
          <table:table-cell office:value-type="float" office:value="110119">
            <text:p>110119</text:p>
          </table:table-cell>
          <table:table-cell office:value-type="float" office:value="9539183">
            <text:p>9539183</text:p>
          </table:table-cell>
          <table:table-cell office:value-type="float" office:value="26441545">
            <text:p>26441545</text:p>
          </table:table-cell>
          <table:table-cell office:value-type="float" office:value="9113592">
            <text:p>9113592</text:p>
          </table:table-cell>
          <table:table-cell table:number-columns-repeated="3" office:value-type="float" office:value="0">
            <text:p>0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9828292">
            <text:p>29828292</text:p>
          </table:table-cell>
          <table:table-cell table:number-columns-repeated="11" office:value-type="float" office:value="0">
            <text:p>0</text:p>
          </table:table-cell>
          <table:table-cell office:value-type="float" office:value="8388608">
            <text:p>8388608</text:p>
          </table:table-cell>
          <table:table-cell office:value-type="float" office:value="9200184">
            <text:p>9200184</text:p>
          </table:table-cell>
          <table:table-cell table:number-columns-repeated="4" office:value-type="float" office:value="0">
            <text:p>0</text:p>
          </table:table-cell>
          <table:table-cell office:value-type="float" office:value="9539183">
            <text:p>9539183</text:p>
          </table:table-cell>
          <table:table-cell office:value-type="float" office:value="0">
            <text:p>0</text:p>
          </table:table-cell>
          <table:table-cell office:value-type="float" office:value="9539183">
            <text:p>9539183</text:p>
          </table:table-cell>
          <table:table-cell office:value-type="float" office:value="149050">
            <text:p>149050</text:p>
          </table:table-cell>
          <table:table-cell office:value-type="float" office:value="4769591">
            <text:p>4769591</text:p>
          </table:table-cell>
          <table:table-cell office:value-type="float" office:value="0">
            <text:p>0</text:p>
          </table:table-cell>
          <table:table-cell office:value-type="float" office:value="3179728">
            <text:p>3179728</text:p>
          </table:table-cell>
          <table:table-cell office:value-type="float" office:value="0">
            <text:p>0</text:p>
          </table:table-cell>
          <table:table-cell office:value-type="float" office:value="3179727">
            <text:p>3179727</text:p>
          </table:table-cell>
          <table:table-cell office:value-type="float" office:value="9539183">
            <text:p>9539183</text:p>
          </table:table-cell>
          <table:table-cell office:value-type="float" office:value="1589863">
            <text:p>1589863</text:p>
          </table:table-cell>
          <table:table-cell office:value-type="float" office:value="1399">
            <text:p>1399</text:p>
          </table:table-cell>
          <table:table-cell office:value-type="float" office:value="6359456">
            <text:p>6359456</text:p>
          </table:table-cell>
          <table:table-cell office:value-type="float" office:value="9539183">
            <text:p>9539183</text:p>
          </table:table-cell>
          <table:table-cell office:value-type="float" office:value="38879394">
            <text:p>38879394</text:p>
          </table:table-cell>
          <table:table-cell office:value-type="float" office:value="127014159">
            <text:p>127014159</text:p>
          </table:table-cell>
          <table:table-cell office:value-type="float" office:value="20782470">
            <text:p>20782470</text:p>
          </table:table-cell>
          <table:table-cell office:value-type="float" office:value="2502441">
            <text:p>250244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office:value-type="float" office:value="10936290">
            <text:p>10936290</text:p>
          </table:table-cell>
          <table:table-cell office:value-type="float" office:value="136844">
            <text:p>136844</text:p>
          </table:table-cell>
          <table:table-cell office:value-type="float" office:value="11826666">
            <text:p>11826666</text:p>
          </table:table-cell>
          <table:table-cell office:value-type="float" office:value="32909116">
            <text:p>32909116</text:p>
          </table:table-cell>
          <table:table-cell office:value-type="float" office:value="11387912">
            <text:p>11387912</text:p>
          </table:table-cell>
          <table:table-cell table:number-columns-repeated="3" office:value-type="float" office:value="0">
            <text:p>0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9563504">
            <text:p>59563504</text:p>
          </table:table-cell>
          <table:table-cell table:number-columns-repeated="11" office:value-type="float" office:value="0">
            <text:p>0</text:p>
          </table:table-cell>
          <table:table-cell office:value-type="float" office:value="16777216">
            <text:p>16777216</text:p>
          </table:table-cell>
          <table:table-cell office:value-type="float" office:value="9713996">
            <text:p>9713996</text:p>
          </table:table-cell>
          <table:table-cell table:number-columns-repeated="4" office:value-type="float" office:value="0">
            <text:p>0</text:p>
          </table:table-cell>
          <table:table-cell office:value-type="float" office:value="11826666">
            <text:p>11826666</text:p>
          </table:table-cell>
          <table:table-cell office:value-type="float" office:value="0">
            <text:p>0</text:p>
          </table:table-cell>
          <table:table-cell office:value-type="float" office:value="11826666">
            <text:p>11826666</text:p>
          </table:table-cell>
          <table:table-cell office:value-type="float" office:value="184793">
            <text:p>184793</text:p>
          </table:table-cell>
          <table:table-cell office:value-type="float" office:value="5913333">
            <text:p>5913333</text:p>
          </table:table-cell>
          <table:table-cell office:value-type="float" office:value="0">
            <text:p>0</text:p>
          </table:table-cell>
          <table:table-cell office:value-type="float" office:value="3942222">
            <text:p>3942222</text:p>
          </table:table-cell>
          <table:table-cell office:value-type="float" office:value="0">
            <text:p>0</text:p>
          </table:table-cell>
          <table:table-cell office:value-type="float" office:value="3942222">
            <text:p>3942222</text:p>
          </table:table-cell>
          <table:table-cell office:value-type="float" office:value="10102260">
            <text:p>10102260</text:p>
          </table:table-cell>
          <table:table-cell office:value-type="float" office:value="1971111">
            <text:p>1971111</text:p>
          </table:table-cell>
          <table:table-cell office:value-type="float" office:value="363">
            <text:p>363</text:p>
          </table:table-cell>
          <table:table-cell office:value-type="float" office:value="7884444">
            <text:p>7884444</text:p>
          </table:table-cell>
          <table:table-cell office:value-type="float" office:value="11826666">
            <text:p>11826666</text:p>
          </table:table-cell>
          <table:table-cell office:value-type="float" office:value="50781249">
            <text:p>50781249</text:p>
          </table:table-cell>
          <table:table-cell office:value-type="float" office:value="168640136">
            <text:p>168640136</text:p>
          </table:table-cell>
          <table:table-cell office:value-type="float" office:value="22735595">
            <text:p>22735595</text:p>
          </table:table-cell>
          <table:table-cell office:value-type="float" office:value="3448486">
            <text:p>344848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22557160">
            <text:p>22557160</text:p>
          </table:table-cell>
          <table:table-cell office:value-type="float" office:value="276421">
            <text:p>276421</text:p>
          </table:table-cell>
          <table:table-cell office:value-type="float" office:value="23923503">
            <text:p>23923503</text:p>
          </table:table-cell>
          <table:table-cell office:value-type="float" office:value="66685822">
            <text:p>66685822</text:p>
          </table:table-cell>
          <table:table-cell office:value-type="float" office:value="23473875">
            <text:p>23473875</text:p>
          </table:table-cell>
          <table:table-cell table:number-columns-repeated="3" office:value-type="float" office:value="0">
            <text:p>0</text:p>
          </table:table-cell>
          <table:table-cell office:value-type="float" office:value="16384">
            <text:p>1638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9154309">
            <text:p>119154309</text:p>
          </table:table-cell>
          <table:table-cell table:number-columns-repeated="11" office:value-type="float" office:value="0">
            <text:p>0</text:p>
          </table:table-cell>
          <table:table-cell office:value-type="float" office:value="33554432">
            <text:p>33554432</text:p>
          </table:table-cell>
          <table:table-cell office:value-type="float" office:value="16363820">
            <text:p>16363820</text:p>
          </table:table-cell>
          <table:table-cell table:number-columns-repeated="4" office:value-type="float" office:value="0">
            <text:p>0</text:p>
          </table:table-cell>
          <table:table-cell office:value-type="float" office:value="23923503">
            <text:p>23923503</text:p>
          </table:table-cell>
          <table:table-cell office:value-type="float" office:value="0">
            <text:p>0</text:p>
          </table:table-cell>
          <table:table-cell office:value-type="float" office:value="23923503">
            <text:p>23923503</text:p>
          </table:table-cell>
          <table:table-cell office:value-type="float" office:value="373809">
            <text:p>373809</text:p>
          </table:table-cell>
          <table:table-cell office:value-type="float" office:value="11961752">
            <text:p>11961752</text:p>
          </table:table-cell>
          <table:table-cell office:value-type="float" office:value="0">
            <text:p>0</text:p>
          </table:table-cell>
          <table:table-cell office:value-type="float" office:value="7974501">
            <text:p>7974501</text:p>
          </table:table-cell>
          <table:table-cell office:value-type="float" office:value="0">
            <text:p>0</text:p>
          </table:table-cell>
          <table:table-cell office:value-type="float" office:value="7974501">
            <text:p>7974501</text:p>
          </table:table-cell>
          <table:table-cell office:value-type="float" office:value="23804773">
            <text:p>23804773</text:p>
          </table:table-cell>
          <table:table-cell office:value-type="float" office:value="3987250">
            <text:p>3987250</text:p>
          </table:table-cell>
          <table:table-cell office:value-type="float" office:value="3101">
            <text:p>3101</text:p>
          </table:table-cell>
          <table:table-cell office:value-type="float" office:value="15949002">
            <text:p>15949002</text:p>
          </table:table-cell>
          <table:table-cell office:value-type="float" office:value="23923503">
            <text:p>23923503</text:p>
          </table:table-cell>
          <table:table-cell office:value-type="float" office:value="93292236">
            <text:p>93292236</text:p>
          </table:table-cell>
          <table:table-cell office:value-type="float" office:value="315155029">
            <text:p>315155029</text:p>
          </table:table-cell>
          <table:table-cell office:value-type="float" office:value="31890869">
            <text:p>31890869</text:p>
          </table:table-cell>
          <table:table-cell office:value-type="float" office:value="6103515">
            <text:p>610351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office:value-type="float" office:value="38145182">
            <text:p>38145182</text:p>
          </table:table-cell>
          <table:table-cell office:value-type="float" office:value="461871">
            <text:p>461871</text:p>
          </table:table-cell>
          <table:table-cell office:value-type="float" office:value="40008255">
            <text:p>40008255</text:p>
          </table:table-cell>
          <table:table-cell office:value-type="float" office:value="111564950">
            <text:p>111564950</text:p>
          </table:table-cell>
          <table:table-cell office:value-type="float" office:value="39698805">
            <text:p>39698805</text:p>
          </table:table-cell>
          <table:table-cell table:number-columns-repeated="3"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37960059">
            <text:p>237960059</text:p>
          </table:table-cell>
          <table:table-cell table:number-columns-repeated="11" office:value-type="float" office:value="0">
            <text:p>0</text:p>
          </table:table-cell>
          <table:table-cell office:value-type="float" office:value="67108864">
            <text:p>67108864</text:p>
          </table:table-cell>
          <table:table-cell table:number-columns-repeated="5" office:value-type="float" office:value="0">
            <text:p>0</text:p>
          </table:table-cell>
          <table:table-cell office:value-type="float" office:value="40008255">
            <text:p>40008255</text:p>
          </table:table-cell>
          <table:table-cell office:value-type="float" office:value="0">
            <text:p>0</text:p>
          </table:table-cell>
          <table:table-cell office:value-type="float" office:value="40008255">
            <text:p>40008255</text:p>
          </table:table-cell>
          <table:table-cell office:value-type="float" office:value="625132">
            <text:p>625132</text:p>
          </table:table-cell>
          <table:table-cell office:value-type="float" office:value="20004127">
            <text:p>20004127</text:p>
          </table:table-cell>
          <table:table-cell office:value-type="float" office:value="0">
            <text:p>0</text:p>
          </table:table-cell>
          <table:table-cell office:value-type="float" office:value="13336085">
            <text:p>13336085</text:p>
          </table:table-cell>
          <table:table-cell office:value-type="float" office:value="0">
            <text:p>0</text:p>
          </table:table-cell>
          <table:table-cell office:value-type="float" office:value="13336085">
            <text:p>13336085</text:p>
          </table:table-cell>
          <table:table-cell office:value-type="float" office:value="39636763">
            <text:p>39636763</text:p>
          </table:table-cell>
          <table:table-cell office:value-type="float" office:value="6668042">
            <text:p>6668042</text:p>
          </table:table-cell>
          <table:table-cell office:value-type="float" office:value="466">
            <text:p>466</text:p>
          </table:table-cell>
          <table:table-cell office:value-type="float" office:value="26672170">
            <text:p>26672170</text:p>
          </table:table-cell>
          <table:table-cell office:value-type="float" office:value="40008255">
            <text:p>40008255</text:p>
          </table:table-cell>
          <table:table-cell office:value-type="float" office:value="161315917">
            <text:p>161315917</text:p>
          </table:table-cell>
          <table:table-cell office:value-type="float" office:value="546447753">
            <text:p>546447753</text:p>
          </table:table-cell>
          <table:table-cell office:value-type="float" office:value="43090819">
            <text:p>43090819</text:p>
          </table:table-cell>
          <table:table-cell office:value-type="float" office:value="9918212">
            <text:p>991821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8192">
            <text:p>8192</text:p>
          </table:table-cell>
          <table:table-cell office:value-type="float" office:value="256">
            <text:p>256</text:p>
          </table:table-cell>
          <table:table-cell office:value-type="float" office:value="65132364">
            <text:p>65132364</text:p>
          </table:table-cell>
          <table:table-cell office:value-type="float" office:value="786206">
            <text:p>786206</text:p>
          </table:table-cell>
          <table:table-cell office:value-type="float" office:value="68228958">
            <text:p>68228958</text:p>
          </table:table-cell>
          <table:table-cell office:value-type="float" office:value="190007781">
            <text:p>190007781</text:p>
          </table:table-cell>
          <table:table-cell office:value-type="float" office:value="67871287">
            <text:p>67871287</text:p>
          </table:table-cell>
          <table:table-cell table:number-columns-repeated="3" office:value-type="float" office:value="0">
            <text:p>0</text:p>
          </table:table-cell>
          <table:table-cell office:value-type="float" office:value="65536">
            <text:p>6553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75096433">
            <text:p>475096433</text:p>
          </table:table-cell>
          <table:table-cell table:number-columns-repeated="11" office:value-type="float" office:value="0">
            <text:p>0</text:p>
          </table:table-cell>
          <table:table-cell office:value-type="float" office:value="134217728">
            <text:p>134217728</text:p>
          </table:table-cell>
          <table:table-cell office:value-type="float" office:value="66141480">
            <text:p>66141480</text:p>
          </table:table-cell>
          <table:table-cell table:number-columns-repeated="4" office:value-type="float" office:value="0">
            <text:p>0</text:p>
          </table:table-cell>
          <table:table-cell office:value-type="float" office:value="68228958">
            <text:p>68228958</text:p>
          </table:table-cell>
          <table:table-cell office:value-type="float" office:value="0">
            <text:p>0</text:p>
          </table:table-cell>
          <table:table-cell office:value-type="float" office:value="68228958">
            <text:p>68228958</text:p>
          </table:table-cell>
          <table:table-cell office:value-type="float" office:value="1066083">
            <text:p>1066083</text:p>
          </table:table-cell>
          <table:table-cell office:value-type="float" office:value="34114479">
            <text:p>34114479</text:p>
          </table:table-cell>
          <table:table-cell office:value-type="float" office:value="0">
            <text:p>0</text:p>
          </table:table-cell>
          <table:table-cell office:value-type="float" office:value="22742986">
            <text:p>22742986</text:p>
          </table:table-cell>
          <table:table-cell office:value-type="float" office:value="0">
            <text:p>0</text:p>
          </table:table-cell>
          <table:table-cell office:value-type="float" office:value="22742986">
            <text:p>22742986</text:p>
          </table:table-cell>
          <table:table-cell office:value-type="float" office:value="68034286">
            <text:p>68034286</text:p>
          </table:table-cell>
          <table:table-cell office:value-type="float" office:value="11371493">
            <text:p>11371493</text:p>
          </table:table-cell>
          <table:table-cell office:value-type="float" office:value="547">
            <text:p>547</text:p>
          </table:table-cell>
          <table:table-cell office:value-type="float" office:value="45485972">
            <text:p>45485972</text:p>
          </table:table-cell>
          <table:table-cell office:value-type="float" office:value="68228958">
            <text:p>68228958</text:p>
          </table:table-cell>
          <table:table-cell office:value-type="float" office:value="288177490">
            <text:p>288177490</text:p>
          </table:table-cell>
          <table:table-cell office:value-type="float" office:value="1003479003">
            <text:p>1003479003</text:p>
          </table:table-cell>
          <table:table-cell office:value-type="float" office:value="64788818">
            <text:p>64788818</text:p>
          </table:table-cell>
          <table:table-cell office:value-type="float" office:value="16967773">
            <text:p>1696777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6384">
            <text:p>16384</text:p>
          </table:table-cell>
          <table:table-cell office:value-type="float" office:value="256">
            <text:p>256</text:p>
          </table:table-cell>
          <table:table-cell office:value-type="float" office:value="120835350">
            <text:p>120835350</text:p>
          </table:table-cell>
          <table:table-cell office:value-type="float" office:value="1465952">
            <text:p>1465952</text:p>
          </table:table-cell>
          <table:table-cell office:value-type="float" office:value="127219239">
            <text:p>127219239</text:p>
          </table:table-cell>
          <table:table-cell office:value-type="float" office:value="352060639">
            <text:p>352060639</text:p>
          </table:table-cell>
          <table:table-cell office:value-type="float" office:value="126891735">
            <text:p>126891735</text:p>
          </table:table-cell>
          <table:table-cell table:number-columns-repeated="3" office:value-type="float" office:value="0">
            <text:p>0</text:p>
          </table:table-cell>
          <table:table-cell office:value-type="float" office:value="131072">
            <text:p>13107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49902977">
            <text:p>949902977</text:p>
          </table:table-cell>
          <table:table-cell table:number-columns-repeated="11" office:value-type="float" office:value="0">
            <text:p>0</text:p>
          </table:table-cell>
          <table:table-cell office:value-type="float" office:value="268435456">
            <text:p>268435456</text:p>
          </table:table-cell>
          <table:table-cell table:number-columns-repeated="5" office:value-type="float" office:value="0">
            <text:p>0</text:p>
          </table:table-cell>
          <table:table-cell office:value-type="float" office:value="127219239">
            <text:p>127219239</text:p>
          </table:table-cell>
          <table:table-cell office:value-type="float" office:value="0">
            <text:p>0</text:p>
          </table:table-cell>
          <table:table-cell office:value-type="float" office:value="127219239">
            <text:p>127219239</text:p>
          </table:table-cell>
          <table:table-cell office:value-type="float" office:value="1987816">
            <text:p>1987816</text:p>
          </table:table-cell>
          <table:table-cell office:value-type="float" office:value="63609619">
            <text:p>63609619</text:p>
          </table:table-cell>
          <table:table-cell office:value-type="float" office:value="0">
            <text:p>0</text:p>
          </table:table-cell>
          <table:table-cell office:value-type="float" office:value="42406412">
            <text:p>42406412</text:p>
          </table:table-cell>
          <table:table-cell office:value-type="float" office:value="0">
            <text:p>0</text:p>
          </table:table-cell>
          <table:table-cell office:value-type="float" office:value="42406413">
            <text:p>42406413</text:p>
          </table:table-cell>
          <table:table-cell office:value-type="float" office:value="125992053">
            <text:p>125992053</text:p>
          </table:table-cell>
          <table:table-cell office:value-type="float" office:value="21203206">
            <text:p>21203206</text:p>
          </table:table-cell>
          <table:table-cell office:value-type="float" office:value="25679">
            <text:p>25679</text:p>
          </table:table-cell>
          <table:table-cell office:value-type="float" office:value="84812826">
            <text:p>84812826</text:p>
          </table:table-cell>
          <table:table-cell office:value-type="float" office:value="127219239">
            <text:p>127219239</text:p>
          </table:table-cell>
          <table:table-cell office:value-type="float" office:value="540374755">
            <text:p>540374755</text:p>
          </table:table-cell>
          <table:table-cell office:value-type="float" office:value="1895019530">
            <text:p>1895019530</text:p>
          </table:table-cell>
          <table:table-cell office:value-type="float" office:value="110015869">
            <text:p>110015869</text:p>
          </table:table-cell>
          <table:table-cell office:value-type="float" office:value="31036376">
            <text:p>3103637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32768">
            <text:p>32768</text:p>
          </table:table-cell>
          <table:table-cell office:value-type="float" office:value="256">
            <text:p>256</text:p>
          </table:table-cell>
          <table:table-cell office:value-type="float" office:value="226453220">
            <text:p>226453220</text:p>
          </table:table-cell>
          <table:table-cell office:value-type="float" office:value="2723067">
            <text:p>2723067</text:p>
          </table:table-cell>
          <table:table-cell office:value-type="float" office:value="236379079">
            <text:p>236379079</text:p>
          </table:table-cell>
          <table:table-cell office:value-type="float" office:value="658740200">
            <text:p>658740200</text:p>
          </table:table-cell>
          <table:table-cell office:value-type="float" office:value="235916772">
            <text:p>235916772</text:p>
          </table:table-cell>
          <table:table-cell table:number-columns-repeated="3" office:value-type="float" office:value="0">
            <text:p>0</text:p>
          </table:table-cell>
          <table:table-cell office:value-type="float" office:value="262144">
            <text:p>26214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897996695">
            <text:p>1897996695</text:p>
          </table:table-cell>
          <table:table-cell table:number-columns-repeated="11" office:value-type="float" office:value="0">
            <text:p>0</text:p>
          </table:table-cell>
          <table:table-cell office:value-type="float" office:value="536870912">
            <text:p>536870912</text:p>
          </table:table-cell>
          <table:table-cell office:value-type="float" office:value="229044320">
            <text:p>229044320</text:p>
          </table:table-cell>
          <table:table-cell table:number-columns-repeated="4" office:value-type="float" office:value="0">
            <text:p>0</text:p>
          </table:table-cell>
          <table:table-cell office:value-type="float" office:value="236379079">
            <text:p>236379079</text:p>
          </table:table-cell>
          <table:table-cell office:value-type="float" office:value="0">
            <text:p>0</text:p>
          </table:table-cell>
          <table:table-cell office:value-type="float" office:value="236379079">
            <text:p>236379079</text:p>
          </table:table-cell>
          <table:table-cell office:value-type="float" office:value="3693449">
            <text:p>3693449</text:p>
          </table:table-cell>
          <table:table-cell office:value-type="float" office:value="118189540">
            <text:p>118189540</text:p>
          </table:table-cell>
          <table:table-cell office:value-type="float" office:value="0">
            <text:p>0</text:p>
          </table:table-cell>
          <table:table-cell office:value-type="float" office:value="78793026">
            <text:p>78793026</text:p>
          </table:table-cell>
          <table:table-cell office:value-type="float" office:value="0">
            <text:p>0</text:p>
          </table:table-cell>
          <table:table-cell office:value-type="float" office:value="78793026">
            <text:p>78793026</text:p>
          </table:table-cell>
          <table:table-cell office:value-type="float" office:value="228474876">
            <text:p>228474876</text:p>
          </table:table-cell>
          <table:table-cell office:value-type="float" office:value="39396513">
            <text:p>39396513</text:p>
          </table:table-cell>
          <table:table-cell office:value-type="float" office:value="917">
            <text:p>917</text:p>
          </table:table-cell>
          <table:table-cell office:value-type="float" office:value="157586052">
            <text:p>157586052</text:p>
          </table:table-cell>
          <table:table-cell office:value-type="float" office:value="236379079">
            <text:p>236379079</text:p>
          </table:table-cell>
          <table:table-cell office:value-type="float" office:value="1034881591">
            <text:p>1034881591</text:p>
          </table:table-cell>
          <table:table-cell office:value-type="float" office:value="3616210937">
            <text:p>3616210937</text:p>
          </table:table-cell>
          <table:table-cell office:value-type="float" office:value="197479247">
            <text:p>197479247</text:p>
          </table:table-cell>
          <table:table-cell office:value-type="float" office:value="58166503">
            <text:p>5816650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table:number-columns-repeated="2" office:value-type="float" office:value="1">
            <text:p>1</text:p>
          </table:table-cell>
          <table:table-cell office:value-type="float" office:value="146957">
            <text:p>146957</text:p>
          </table:table-cell>
          <table:table-cell office:value-type="float" office:value="4907">
            <text:p>4907</text:p>
          </table:table-cell>
          <table:table-cell office:value-type="float" office:value="428408">
            <text:p>428408</text:p>
          </table:table-cell>
          <table:table-cell office:value-type="float" office:value="995048">
            <text:p>995048</text:p>
          </table:table-cell>
          <table:table-cell office:value-type="float" office:value="192327">
            <text:p>19232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416">
            <text:p>14416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258924">
            <text:p>258924</text:p>
          </table:table-cell>
          <table:table-cell table:number-columns-repeated="4" office:value-type="float" office:value="0">
            <text:p>0</text:p>
          </table:table-cell>
          <table:table-cell office:value-type="float" office:value="428408">
            <text:p>428408</text:p>
          </table:table-cell>
          <table:table-cell office:value-type="float" office:value="0">
            <text:p>0</text:p>
          </table:table-cell>
          <table:table-cell office:value-type="float" office:value="428408">
            <text:p>428408</text:p>
          </table:table-cell>
          <table:table-cell office:value-type="float" office:value="6828">
            <text:p>6828</text:p>
          </table:table-cell>
          <table:table-cell office:value-type="float" office:value="214204">
            <text:p>214204</text:p>
          </table:table-cell>
          <table:table-cell office:value-type="float" office:value="0">
            <text:p>0</text:p>
          </table:table-cell>
          <table:table-cell office:value-type="float" office:value="142802">
            <text:p>142802</text:p>
          </table:table-cell>
          <table:table-cell office:value-type="float" office:value="0">
            <text:p>0</text:p>
          </table:table-cell>
          <table:table-cell office:value-type="float" office:value="142803">
            <text:p>142803</text:p>
          </table:table-cell>
          <table:table-cell office:value-type="float" office:value="428408">
            <text:p>428408</text:p>
          </table:table-cell>
          <table:table-cell office:value-type="float" office:value="71401">
            <text:p>71401</text:p>
          </table:table-cell>
          <table:table-cell office:value-type="float" office:value="424328">
            <text:p>424328</text:p>
          </table:table-cell>
          <table:table-cell office:value-type="float" office:value="285605">
            <text:p>285605</text:p>
          </table:table-cell>
          <table:table-cell office:value-type="float" office:value="428408">
            <text:p>428408</text:p>
          </table:table-cell>
          <table:table-cell table:number-columns-repeated="2" office:value-type="float" office:value="0">
            <text:p>0</text:p>
          </table:table-cell>
          <table:table-cell office:value-type="float" office:value="2777099">
            <text:p>277709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6541">
            <text:p>146541</text:p>
          </table:table-cell>
          <table:table-cell office:value-type="float" office:value="4931">
            <text:p>4931</text:p>
          </table:table-cell>
          <table:table-cell office:value-type="float" office:value="430437">
            <text:p>430437</text:p>
          </table:table-cell>
          <table:table-cell office:value-type="float" office:value="989578">
            <text:p>989578</text:p>
          </table:table-cell>
          <table:table-cell office:value-type="float" office:value="191587">
            <text:p>19158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416">
            <text:p>14416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129024">
            <text:p>129024</text:p>
          </table:table-cell>
          <table:table-cell table:number-columns-repeated="4" office:value-type="float" office:value="0">
            <text:p>0</text:p>
          </table:table-cell>
          <table:table-cell office:value-type="float" office:value="430437">
            <text:p>430437</text:p>
          </table:table-cell>
          <table:table-cell office:value-type="float" office:value="0">
            <text:p>0</text:p>
          </table:table-cell>
          <table:table-cell office:value-type="float" office:value="430437">
            <text:p>430437</text:p>
          </table:table-cell>
          <table:table-cell office:value-type="float" office:value="6773">
            <text:p>6773</text:p>
          </table:table-cell>
          <table:table-cell office:value-type="float" office:value="215219">
            <text:p>215219</text:p>
          </table:table-cell>
          <table:table-cell office:value-type="float" office:value="0">
            <text:p>0</text:p>
          </table:table-cell>
          <table:table-cell office:value-type="float" office:value="143479">
            <text:p>143479</text:p>
          </table:table-cell>
          <table:table-cell office:value-type="float" office:value="0">
            <text:p>0</text:p>
          </table:table-cell>
          <table:table-cell office:value-type="float" office:value="143479">
            <text:p>143479</text:p>
          </table:table-cell>
          <table:table-cell office:value-type="float" office:value="428087">
            <text:p>428087</text:p>
          </table:table-cell>
          <table:table-cell office:value-type="float" office:value="71739">
            <text:p>71739</text:p>
          </table:table-cell>
          <table:table-cell office:value-type="float" office:value="425855">
            <text:p>425855</text:p>
          </table:table-cell>
          <table:table-cell office:value-type="float" office:value="286958">
            <text:p>286958</text:p>
          </table:table-cell>
          <table:table-cell office:value-type="float" office:value="430437">
            <text:p>430437</text:p>
          </table:table-cell>
          <table:table-cell office:value-type="float" office:value="4638671">
            <text:p>4638671</text:p>
          </table:table-cell>
          <table:table-cell office:value-type="float" office:value="15563964">
            <text:p>15563964</text:p>
          </table:table-cell>
          <table:table-cell office:value-type="float" office:value="2685546">
            <text:p>2685546</text:p>
          </table:table-cell>
          <table:table-cell office:value-type="float" office:value="579833">
            <text:p>57983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6917">
            <text:p>146917</text:p>
          </table:table-cell>
          <table:table-cell office:value-type="float" office:value="4918">
            <text:p>4918</text:p>
          </table:table-cell>
          <table:table-cell office:value-type="float" office:value="429373">
            <text:p>429373</text:p>
          </table:table-cell>
          <table:table-cell office:value-type="float" office:value="1000030">
            <text:p>1000030</text:p>
          </table:table-cell>
          <table:table-cell office:value-type="float" office:value="192378">
            <text:p>19237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416">
            <text:p>14416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136232">
            <text:p>136232</text:p>
          </table:table-cell>
          <table:table-cell table:number-columns-repeated="4" office:value-type="float" office:value="0">
            <text:p>0</text:p>
          </table:table-cell>
          <table:table-cell office:value-type="float" office:value="429373">
            <text:p>429373</text:p>
          </table:table-cell>
          <table:table-cell office:value-type="float" office:value="0">
            <text:p>0</text:p>
          </table:table-cell>
          <table:table-cell office:value-type="float" office:value="429373">
            <text:p>429373</text:p>
          </table:table-cell>
          <table:table-cell office:value-type="float" office:value="6723">
            <text:p>6723</text:p>
          </table:table-cell>
          <table:table-cell office:value-type="float" office:value="214686">
            <text:p>214686</text:p>
          </table:table-cell>
          <table:table-cell office:value-type="float" office:value="0">
            <text:p>0</text:p>
          </table:table-cell>
          <table:table-cell office:value-type="float" office:value="143124">
            <text:p>143124</text:p>
          </table:table-cell>
          <table:table-cell office:value-type="float" office:value="0">
            <text:p>0</text:p>
          </table:table-cell>
          <table:table-cell office:value-type="float" office:value="143124">
            <text:p>143124</text:p>
          </table:table-cell>
          <table:table-cell office:value-type="float" office:value="429373">
            <text:p>429373</text:p>
          </table:table-cell>
          <table:table-cell office:value-type="float" office:value="71562">
            <text:p>71562</text:p>
          </table:table-cell>
          <table:table-cell office:value-type="float" office:value="422132">
            <text:p>422132</text:p>
          </table:table-cell>
          <table:table-cell office:value-type="float" office:value="286249">
            <text:p>286249</text:p>
          </table:table-cell>
          <table:table-cell office:value-type="float" office:value="429373">
            <text:p>429373</text:p>
          </table:table-cell>
          <table:table-cell table:number-columns-repeated="2" office:value-type="float" office:value="0">
            <text:p>0</text:p>
          </table:table-cell>
          <table:table-cell office:value-type="float" office:value="2746582">
            <text:p>2746582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6499">
            <text:p>146499</text:p>
          </table:table-cell>
          <table:table-cell office:value-type="float" office:value="4849">
            <text:p>4849</text:p>
          </table:table-cell>
          <table:table-cell office:value-type="float" office:value="423294">
            <text:p>423294</text:p>
          </table:table-cell>
          <table:table-cell office:value-type="float" office:value="981325">
            <text:p>981325</text:p>
          </table:table-cell>
          <table:table-cell office:value-type="float" office:value="192030">
            <text:p>19203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416">
            <text:p>14416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259784">
            <text:p>259784</text:p>
          </table:table-cell>
          <table:table-cell table:number-columns-repeated="4" office:value-type="float" office:value="0">
            <text:p>0</text:p>
          </table:table-cell>
          <table:table-cell office:value-type="float" office:value="423294">
            <text:p>423294</text:p>
          </table:table-cell>
          <table:table-cell office:value-type="float" office:value="0">
            <text:p>0</text:p>
          </table:table-cell>
          <table:table-cell office:value-type="float" office:value="423294">
            <text:p>423294</text:p>
          </table:table-cell>
          <table:table-cell office:value-type="float" office:value="6627">
            <text:p>6627</text:p>
          </table:table-cell>
          <table:table-cell office:value-type="float" office:value="211647">
            <text:p>211647</text:p>
          </table:table-cell>
          <table:table-cell office:value-type="float" office:value="0">
            <text:p>0</text:p>
          </table:table-cell>
          <table:table-cell office:value-type="float" office:value="141098">
            <text:p>141098</text:p>
          </table:table-cell>
          <table:table-cell office:value-type="float" office:value="0">
            <text:p>0</text:p>
          </table:table-cell>
          <table:table-cell office:value-type="float" office:value="141098">
            <text:p>141098</text:p>
          </table:table-cell>
          <table:table-cell office:value-type="float" office:value="422424">
            <text:p>422424</text:p>
          </table:table-cell>
          <table:table-cell office:value-type="float" office:value="70549">
            <text:p>70549</text:p>
          </table:table-cell>
          <table:table-cell office:value-type="float" office:value="421463">
            <text:p>421463</text:p>
          </table:table-cell>
          <table:table-cell office:value-type="float" office:value="282196">
            <text:p>282196</text:p>
          </table:table-cell>
          <table:table-cell office:value-type="float" office:value="423294">
            <text:p>423294</text:p>
          </table:table-cell>
          <table:table-cell table:number-columns-repeated="2" office:value-type="float" office:value="0">
            <text:p>0</text:p>
          </table:table-cell>
          <table:table-cell office:value-type="float" office:value="2807617">
            <text:p>2807617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46500">
            <text:p>146500</text:p>
          </table:table-cell>
          <table:table-cell office:value-type="float" office:value="4841">
            <text:p>4841</text:p>
          </table:table-cell>
          <table:table-cell office:value-type="float" office:value="422634">
            <text:p>422634</text:p>
          </table:table-cell>
          <table:table-cell office:value-type="float" office:value="982775">
            <text:p>982775</text:p>
          </table:table-cell>
          <table:table-cell office:value-type="float" office:value="191987">
            <text:p>19198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416">
            <text:p>14416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129588">
            <text:p>129588</text:p>
          </table:table-cell>
          <table:table-cell table:number-columns-repeated="4" office:value-type="float" office:value="0">
            <text:p>0</text:p>
          </table:table-cell>
          <table:table-cell office:value-type="float" office:value="422634">
            <text:p>422634</text:p>
          </table:table-cell>
          <table:table-cell office:value-type="float" office:value="0">
            <text:p>0</text:p>
          </table:table-cell>
          <table:table-cell office:value-type="float" office:value="422634">
            <text:p>422634</text:p>
          </table:table-cell>
          <table:table-cell office:value-type="float" office:value="6640">
            <text:p>6640</text:p>
          </table:table-cell>
          <table:table-cell office:value-type="float" office:value="211317">
            <text:p>211317</text:p>
          </table:table-cell>
          <table:table-cell office:value-type="float" office:value="0">
            <text:p>0</text:p>
          </table:table-cell>
          <table:table-cell office:value-type="float" office:value="140878">
            <text:p>140878</text:p>
          </table:table-cell>
          <table:table-cell office:value-type="float" office:value="0">
            <text:p>0</text:p>
          </table:table-cell>
          <table:table-cell office:value-type="float" office:value="140878">
            <text:p>140878</text:p>
          </table:table-cell>
          <table:table-cell office:value-type="float" office:value="422634">
            <text:p>422634</text:p>
          </table:table-cell>
          <table:table-cell office:value-type="float" office:value="70439">
            <text:p>70439</text:p>
          </table:table-cell>
          <table:table-cell office:value-type="float" office:value="421242">
            <text:p>421242</text:p>
          </table:table-cell>
          <table:table-cell office:value-type="float" office:value="281756">
            <text:p>281756</text:p>
          </table:table-cell>
          <table:table-cell office:value-type="float" office:value="422634">
            <text:p>422634</text:p>
          </table:table-cell>
          <table:table-cell office:value-type="float" office:value="2227783">
            <text:p>2227783</text:p>
          </table:table-cell>
          <table:table-cell office:value-type="float" office:value="7232666">
            <text:p>7232666</text:p>
          </table:table-cell>
          <table:table-cell office:value-type="float" office:value="2746582">
            <text:p>2746582</text:p>
          </table:table-cell>
          <table:table-cell office:value-type="float" office:value="244140">
            <text:p>24414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46958">
            <text:p>146958</text:p>
          </table:table-cell>
          <table:table-cell office:value-type="float" office:value="4862">
            <text:p>4862</text:p>
          </table:table-cell>
          <table:table-cell office:value-type="float" office:value="424444">
            <text:p>424444</text:p>
          </table:table-cell>
          <table:table-cell office:value-type="float" office:value="988870">
            <text:p>988870</text:p>
          </table:table-cell>
          <table:table-cell office:value-type="float" office:value="192335">
            <text:p>19233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416">
            <text:p>14416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table:number-columns-repeated="5" office:value-type="float" office:value="0">
            <text:p>0</text:p>
          </table:table-cell>
          <table:table-cell office:value-type="float" office:value="424444">
            <text:p>424444</text:p>
          </table:table-cell>
          <table:table-cell office:value-type="float" office:value="0">
            <text:p>0</text:p>
          </table:table-cell>
          <table:table-cell office:value-type="float" office:value="424444">
            <text:p>424444</text:p>
          </table:table-cell>
          <table:table-cell office:value-type="float" office:value="6768">
            <text:p>6768</text:p>
          </table:table-cell>
          <table:table-cell office:value-type="float" office:value="212222">
            <text:p>212222</text:p>
          </table:table-cell>
          <table:table-cell office:value-type="float" office:value="0">
            <text:p>0</text:p>
          </table:table-cell>
          <table:table-cell office:value-type="float" office:value="141482">
            <text:p>141482</text:p>
          </table:table-cell>
          <table:table-cell office:value-type="float" office:value="0">
            <text:p>0</text:p>
          </table:table-cell>
          <table:table-cell office:value-type="float" office:value="141481">
            <text:p>141481</text:p>
          </table:table-cell>
          <table:table-cell office:value-type="float" office:value="420744">
            <text:p>420744</text:p>
          </table:table-cell>
          <table:table-cell office:value-type="float" office:value="70740">
            <text:p>70740</text:p>
          </table:table-cell>
          <table:table-cell office:value-type="float" office:value="420200">
            <text:p>420200</text:p>
          </table:table-cell>
          <table:table-cell office:value-type="float" office:value="282963">
            <text:p>282963</text:p>
          </table:table-cell>
          <table:table-cell office:value-type="float" office:value="424444">
            <text:p>424444</text:p>
          </table:table-cell>
          <table:table-cell table:number-columns-repeated="2" office:value-type="float" office:value="0">
            <text:p>0</text:p>
          </table:table-cell>
          <table:table-cell office:value-type="float" office:value="2838134">
            <text:p>283813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46457">
            <text:p>146457</text:p>
          </table:table-cell>
          <table:table-cell office:value-type="float" office:value="4875">
            <text:p>4875</text:p>
          </table:table-cell>
          <table:table-cell office:value-type="float" office:value="425601">
            <text:p>425601</text:p>
          </table:table-cell>
          <table:table-cell office:value-type="float" office:value="988481">
            <text:p>988481</text:p>
          </table:table-cell>
          <table:table-cell office:value-type="float" office:value="192123">
            <text:p>19212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8832">
            <text:p>28832</text:p>
          </table:table-cell>
          <table:table-cell table:number-columns-repeated="11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129384">
            <text:p>129384</text:p>
          </table:table-cell>
          <table:table-cell table:number-columns-repeated="4" office:value-type="float" office:value="0">
            <text:p>0</text:p>
          </table:table-cell>
          <table:table-cell office:value-type="float" office:value="425601">
            <text:p>425601</text:p>
          </table:table-cell>
          <table:table-cell office:value-type="float" office:value="0">
            <text:p>0</text:p>
          </table:table-cell>
          <table:table-cell office:value-type="float" office:value="425601">
            <text:p>425601</text:p>
          </table:table-cell>
          <table:table-cell office:value-type="float" office:value="6757">
            <text:p>6757</text:p>
          </table:table-cell>
          <table:table-cell office:value-type="float" office:value="212800">
            <text:p>212800</text:p>
          </table:table-cell>
          <table:table-cell office:value-type="float" office:value="0">
            <text:p>0</text:p>
          </table:table-cell>
          <table:table-cell office:value-type="float" office:value="141867">
            <text:p>141867</text:p>
          </table:table-cell>
          <table:table-cell office:value-type="float" office:value="0">
            <text:p>0</text:p>
          </table:table-cell>
          <table:table-cell office:value-type="float" office:value="141867">
            <text:p>141867</text:p>
          </table:table-cell>
          <table:table-cell office:value-type="float" office:value="422756">
            <text:p>422756</text:p>
          </table:table-cell>
          <table:table-cell office:value-type="float" office:value="70934">
            <text:p>70934</text:p>
          </table:table-cell>
          <table:table-cell office:value-type="float" office:value="421152">
            <text:p>421152</text:p>
          </table:table-cell>
          <table:table-cell office:value-type="float" office:value="283734">
            <text:p>283734</text:p>
          </table:table-cell>
          <table:table-cell office:value-type="float" office:value="425601">
            <text:p>425601</text:p>
          </table:table-cell>
          <table:table-cell office:value-type="float" office:value="2227783">
            <text:p>2227783</text:p>
          </table:table-cell>
          <table:table-cell office:value-type="float" office:value="7507324">
            <text:p>7507324</text:p>
          </table:table-cell>
          <table:table-cell office:value-type="float" office:value="2777099">
            <text:p>2777099</text:p>
          </table:table-cell>
          <table:table-cell office:value-type="float" office:value="305175">
            <text:p>30517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46707">
            <text:p>146707</text:p>
          </table:table-cell>
          <table:table-cell office:value-type="float" office:value="4907">
            <text:p>4907</text:p>
          </table:table-cell>
          <table:table-cell office:value-type="float" office:value="428377">
            <text:p>428377</text:p>
          </table:table-cell>
          <table:table-cell office:value-type="float" office:value="985477">
            <text:p>985477</text:p>
          </table:table-cell>
          <table:table-cell office:value-type="float" office:value="191694">
            <text:p>19169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7664">
            <text:p>57664</text:p>
          </table:table-cell>
          <table:table-cell table:number-columns-repeated="11" office:value-type="float" office:value="0">
            <text:p>0</text:p>
          </table:table-cell>
          <table:table-cell office:value-type="float" office:value="8192">
            <text:p>8192</text:p>
          </table:table-cell>
          <table:table-cell office:value-type="float" office:value="129232">
            <text:p>129232</text:p>
          </table:table-cell>
          <table:table-cell table:number-columns-repeated="4" office:value-type="float" office:value="0">
            <text:p>0</text:p>
          </table:table-cell>
          <table:table-cell office:value-type="float" office:value="428377">
            <text:p>428377</text:p>
          </table:table-cell>
          <table:table-cell office:value-type="float" office:value="0">
            <text:p>0</text:p>
          </table:table-cell>
          <table:table-cell office:value-type="float" office:value="428377">
            <text:p>428377</text:p>
          </table:table-cell>
          <table:table-cell office:value-type="float" office:value="6815">
            <text:p>6815</text:p>
          </table:table-cell>
          <table:table-cell office:value-type="float" office:value="214188">
            <text:p>214188</text:p>
          </table:table-cell>
          <table:table-cell office:value-type="float" office:value="0">
            <text:p>0</text:p>
          </table:table-cell>
          <table:table-cell office:value-type="float" office:value="142792">
            <text:p>142792</text:p>
          </table:table-cell>
          <table:table-cell office:value-type="float" office:value="0">
            <text:p>0</text:p>
          </table:table-cell>
          <table:table-cell office:value-type="float" office:value="142792">
            <text:p>142792</text:p>
          </table:table-cell>
          <table:table-cell office:value-type="float" office:value="425430">
            <text:p>425430</text:p>
          </table:table-cell>
          <table:table-cell office:value-type="float" office:value="71396">
            <text:p>71396</text:p>
          </table:table-cell>
          <table:table-cell office:value-type="float" office:value="425430">
            <text:p>425430</text:p>
          </table:table-cell>
          <table:table-cell office:value-type="float" office:value="285585">
            <text:p>285585</text:p>
          </table:table-cell>
          <table:table-cell office:value-type="float" office:value="428377">
            <text:p>428377</text:p>
          </table:table-cell>
          <table:table-cell office:value-type="float" office:value="4516601">
            <text:p>4516601</text:p>
          </table:table-cell>
          <table:table-cell office:value-type="float" office:value="14801025">
            <text:p>14801025</text:p>
          </table:table-cell>
          <table:table-cell office:value-type="float" office:value="2777099">
            <text:p>2777099</text:p>
          </table:table-cell>
          <table:table-cell office:value-type="float" office:value="610351">
            <text:p>61035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48999">
            <text:p>148999</text:p>
          </table:table-cell>
          <table:table-cell office:value-type="float" office:value="4873">
            <text:p>4873</text:p>
          </table:table-cell>
          <table:table-cell office:value-type="float" office:value="425463">
            <text:p>425463</text:p>
          </table:table-cell>
          <table:table-cell office:value-type="float" office:value="989985">
            <text:p>989985</text:p>
          </table:table-cell>
          <table:table-cell office:value-type="float" office:value="194515">
            <text:p>194515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5328">
            <text:p>115328</text:p>
          </table:table-cell>
          <table:table-cell table:number-columns-repeated="11" office:value-type="float" office:value="0">
            <text:p>0</text:p>
          </table:table-cell>
          <table:table-cell office:value-type="float" office:value="16384">
            <text:p>16384</text:p>
          </table:table-cell>
          <table:table-cell table:number-columns-repeated="5" office:value-type="float" office:value="0">
            <text:p>0</text:p>
          </table:table-cell>
          <table:table-cell office:value-type="float" office:value="425463">
            <text:p>425463</text:p>
          </table:table-cell>
          <table:table-cell office:value-type="float" office:value="0">
            <text:p>0</text:p>
          </table:table-cell>
          <table:table-cell office:value-type="float" office:value="425463">
            <text:p>425463</text:p>
          </table:table-cell>
          <table:table-cell office:value-type="float" office:value="6667">
            <text:p>6667</text:p>
          </table:table-cell>
          <table:table-cell office:value-type="float" office:value="212732">
            <text:p>212732</text:p>
          </table:table-cell>
          <table:table-cell office:value-type="float" office:value="0">
            <text:p>0</text:p>
          </table:table-cell>
          <table:table-cell office:value-type="float" office:value="141821">
            <text:p>141821</text:p>
          </table:table-cell>
          <table:table-cell office:value-type="float" office:value="0">
            <text:p>0</text:p>
          </table:table-cell>
          <table:table-cell office:value-type="float" office:value="141821">
            <text:p>141821</text:p>
          </table:table-cell>
          <table:table-cell office:value-type="float" office:value="423383">
            <text:p>423383</text:p>
          </table:table-cell>
          <table:table-cell office:value-type="float" office:value="70910">
            <text:p>70910</text:p>
          </table:table-cell>
          <table:table-cell office:value-type="float" office:value="422630">
            <text:p>422630</text:p>
          </table:table-cell>
          <table:table-cell office:value-type="float" office:value="283642">
            <text:p>283642</text:p>
          </table:table-cell>
          <table:table-cell office:value-type="float" office:value="425463">
            <text:p>425463</text:p>
          </table:table-cell>
          <table:table-cell table:number-columns-repeated="2" office:value-type="float" office:value="0">
            <text:p>0</text:p>
          </table:table-cell>
          <table:table-cell office:value-type="float" office:value="2685546">
            <text:p>2685546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79040">
            <text:p>179040</text:p>
          </table:table-cell>
          <table:table-cell office:value-type="float" office:value="5389">
            <text:p>5389</text:p>
          </table:table-cell>
          <table:table-cell office:value-type="float" office:value="470483">
            <text:p>470483</text:p>
          </table:table-cell>
          <table:table-cell office:value-type="float" office:value="1089138">
            <text:p>1089138</text:p>
          </table:table-cell>
          <table:table-cell office:value-type="float" office:value="225899">
            <text:p>225899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30656">
            <text:p>230656</text:p>
          </table:table-cell>
          <table:table-cell table:number-columns-repeated="11" office:value-type="float" office:value="0">
            <text:p>0</text:p>
          </table:table-cell>
          <table:table-cell office:value-type="float" office:value="32768">
            <text:p>32768</text:p>
          </table:table-cell>
          <table:table-cell office:value-type="float" office:value="142528">
            <text:p>142528</text:p>
          </table:table-cell>
          <table:table-cell table:number-columns-repeated="4" office:value-type="float" office:value="0">
            <text:p>0</text:p>
          </table:table-cell>
          <table:table-cell office:value-type="float" office:value="470483">
            <text:p>470483</text:p>
          </table:table-cell>
          <table:table-cell office:value-type="float" office:value="0">
            <text:p>0</text:p>
          </table:table-cell>
          <table:table-cell office:value-type="float" office:value="470483">
            <text:p>470483</text:p>
          </table:table-cell>
          <table:table-cell office:value-type="float" office:value="7443">
            <text:p>7443</text:p>
          </table:table-cell>
          <table:table-cell office:value-type="float" office:value="235242">
            <text:p>235242</text:p>
          </table:table-cell>
          <table:table-cell office:value-type="float" office:value="0">
            <text:p>0</text:p>
          </table:table-cell>
          <table:table-cell office:value-type="float" office:value="156827">
            <text:p>156827</text:p>
          </table:table-cell>
          <table:table-cell office:value-type="float" office:value="0">
            <text:p>0</text:p>
          </table:table-cell>
          <table:table-cell office:value-type="float" office:value="156828">
            <text:p>156828</text:p>
          </table:table-cell>
          <table:table-cell office:value-type="float" office:value="463643">
            <text:p>463643</text:p>
          </table:table-cell>
          <table:table-cell office:value-type="float" office:value="78414">
            <text:p>78414</text:p>
          </table:table-cell>
          <table:table-cell office:value-type="float" office:value="456869">
            <text:p>456869</text:p>
          </table:table-cell>
          <table:table-cell office:value-type="float" office:value="313655">
            <text:p>313655</text:p>
          </table:table-cell>
          <table:table-cell office:value-type="float" office:value="470483">
            <text:p>470483</text:p>
          </table:table-cell>
          <table:table-cell table:number-columns-repeated="2" office:value-type="float" office:value="0">
            <text:p>0</text:p>
          </table:table-cell>
          <table:table-cell office:value-type="float" office:value="2929687">
            <text:p>2929687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92874">
            <text:p>192874</text:p>
          </table:table-cell>
          <table:table-cell office:value-type="float" office:value="5438">
            <text:p>5438</text:p>
          </table:table-cell>
          <table:table-cell office:value-type="float" office:value="474789">
            <text:p>474789</text:p>
          </table:table-cell>
          <table:table-cell office:value-type="float" office:value="1128109">
            <text:p>1128109</text:p>
          </table:table-cell>
          <table:table-cell office:value-type="float" office:value="240315">
            <text:p>240315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45984">
            <text:p>345984</text:p>
          </table:table-cell>
          <table:table-cell table:number-columns-repeated="11" office:value-type="float" office:value="0">
            <text:p>0</text:p>
          </table:table-cell>
          <table:table-cell office:value-type="float" office:value="49152">
            <text:p>49152</text:p>
          </table:table-cell>
          <table:table-cell table:number-columns-repeated="5" office:value-type="float" office:value="0">
            <text:p>0</text:p>
          </table:table-cell>
          <table:table-cell office:value-type="float" office:value="474789">
            <text:p>474789</text:p>
          </table:table-cell>
          <table:table-cell office:value-type="float" office:value="0">
            <text:p>0</text:p>
          </table:table-cell>
          <table:table-cell office:value-type="float" office:value="474789">
            <text:p>474789</text:p>
          </table:table-cell>
          <table:table-cell office:value-type="float" office:value="7419">
            <text:p>7419</text:p>
          </table:table-cell>
          <table:table-cell office:value-type="float" office:value="237394">
            <text:p>237394</text:p>
          </table:table-cell>
          <table:table-cell office:value-type="float" office:value="0">
            <text:p>0</text:p>
          </table:table-cell>
          <table:table-cell office:value-type="float" office:value="158263">
            <text:p>158263</text:p>
          </table:table-cell>
          <table:table-cell office:value-type="float" office:value="0">
            <text:p>0</text:p>
          </table:table-cell>
          <table:table-cell office:value-type="float" office:value="158262">
            <text:p>158262</text:p>
          </table:table-cell>
          <table:table-cell office:value-type="float" office:value="469947">
            <text:p>469947</text:p>
          </table:table-cell>
          <table:table-cell office:value-type="float" office:value="79131">
            <text:p>79131</text:p>
          </table:table-cell>
          <table:table-cell office:value-type="float" office:value="469947">
            <text:p>469947</text:p>
          </table:table-cell>
          <table:table-cell office:value-type="float" office:value="316525">
            <text:p>316525</text:p>
          </table:table-cell>
          <table:table-cell office:value-type="float" office:value="474789">
            <text:p>474789</text:p>
          </table:table-cell>
          <table:table-cell office:value-type="float" office:value="4516601">
            <text:p>4516601</text:p>
          </table:table-cell>
          <table:table-cell office:value-type="float" office:value="15014648">
            <text:p>15014648</text:p>
          </table:table-cell>
          <table:table-cell office:value-type="float" office:value="3173828">
            <text:p>3173828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207874">
            <text:p>207874</text:p>
          </table:table-cell>
          <table:table-cell office:value-type="float" office:value="5626">
            <text:p>5626</text:p>
          </table:table-cell>
          <table:table-cell office:value-type="float" office:value="491117">
            <text:p>491117</text:p>
          </table:table-cell>
          <table:table-cell office:value-type="float" office:value="1173954">
            <text:p>1173954</text:p>
          </table:table-cell>
          <table:table-cell office:value-type="float" office:value="255960">
            <text:p>255960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46032">
            <text:p>346032</text:p>
          </table:table-cell>
          <table:table-cell table:number-columns-repeated="11" office:value-type="float" office:value="0">
            <text:p>0</text:p>
          </table:table-cell>
          <table:table-cell office:value-type="float" office:value="65536">
            <text:p>65536</text:p>
          </table:table-cell>
          <table:table-cell office:value-type="float" office:value="159376">
            <text:p>159376</text:p>
          </table:table-cell>
          <table:table-cell table:number-columns-repeated="4" office:value-type="float" office:value="0">
            <text:p>0</text:p>
          </table:table-cell>
          <table:table-cell office:value-type="float" office:value="491117">
            <text:p>491117</text:p>
          </table:table-cell>
          <table:table-cell office:value-type="float" office:value="0">
            <text:p>0</text:p>
          </table:table-cell>
          <table:table-cell office:value-type="float" office:value="491117">
            <text:p>491117</text:p>
          </table:table-cell>
          <table:table-cell office:value-type="float" office:value="7716">
            <text:p>7716</text:p>
          </table:table-cell>
          <table:table-cell office:value-type="float" office:value="245558">
            <text:p>245558</text:p>
          </table:table-cell>
          <table:table-cell office:value-type="float" office:value="0">
            <text:p>0</text:p>
          </table:table-cell>
          <table:table-cell office:value-type="float" office:value="163705">
            <text:p>163705</text:p>
          </table:table-cell>
          <table:table-cell office:value-type="float" office:value="0">
            <text:p>0</text:p>
          </table:table-cell>
          <table:table-cell office:value-type="float" office:value="163706">
            <text:p>163706</text:p>
          </table:table-cell>
          <table:table-cell office:value-type="float" office:value="488897">
            <text:p>488897</text:p>
          </table:table-cell>
          <table:table-cell office:value-type="float" office:value="81853">
            <text:p>81853</text:p>
          </table:table-cell>
          <table:table-cell office:value-type="float" office:value="487818">
            <text:p>487818</text:p>
          </table:table-cell>
          <table:table-cell office:value-type="float" office:value="327411">
            <text:p>327411</text:p>
          </table:table-cell>
          <table:table-cell office:value-type="float" office:value="491117">
            <text:p>491117</text:p>
          </table:table-cell>
          <table:table-cell table:number-columns-repeated="2" office:value-type="float" office:value="0">
            <text:p>0</text:p>
          </table:table-cell>
          <table:table-cell office:value-type="float" office:value="3173827">
            <text:p>3173827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254082">
            <text:p>254082</text:p>
          </table:table-cell>
          <table:table-cell office:value-type="float" office:value="6128">
            <text:p>6128</text:p>
          </table:table-cell>
          <table:table-cell office:value-type="float" office:value="534979">
            <text:p>534979</text:p>
          </table:table-cell>
          <table:table-cell office:value-type="float" office:value="1297550">
            <text:p>1297550</text:p>
          </table:table-cell>
          <table:table-cell office:value-type="float" office:value="304390">
            <text:p>304390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46080">
            <text:p>346080</text:p>
          </table:table-cell>
          <table:table-cell table:number-columns-repeated="11" office:value-type="float" office:value="0">
            <text:p>0</text:p>
          </table:table-cell>
          <table:table-cell office:value-type="float" office:value="81920">
            <text:p>81920</text:p>
          </table:table-cell>
          <table:table-cell office:value-type="float" office:value="178796">
            <text:p>178796</text:p>
          </table:table-cell>
          <table:table-cell table:number-columns-repeated="4" office:value-type="float" office:value="0">
            <text:p>0</text:p>
          </table:table-cell>
          <table:table-cell office:value-type="float" office:value="534979">
            <text:p>534979</text:p>
          </table:table-cell>
          <table:table-cell office:value-type="float" office:value="0">
            <text:p>0</text:p>
          </table:table-cell>
          <table:table-cell office:value-type="float" office:value="534979">
            <text:p>534979</text:p>
          </table:table-cell>
          <table:table-cell office:value-type="float" office:value="8521">
            <text:p>8521</text:p>
          </table:table-cell>
          <table:table-cell office:value-type="float" office:value="267490">
            <text:p>267490</text:p>
          </table:table-cell>
          <table:table-cell office:value-type="float" office:value="0">
            <text:p>0</text:p>
          </table:table-cell>
          <table:table-cell office:value-type="float" office:value="178326">
            <text:p>178326</text:p>
          </table:table-cell>
          <table:table-cell office:value-type="float" office:value="0">
            <text:p>0</text:p>
          </table:table-cell>
          <table:table-cell office:value-type="float" office:value="178326">
            <text:p>178326</text:p>
          </table:table-cell>
          <table:table-cell office:value-type="float" office:value="263920">
            <text:p>263920</text:p>
          </table:table-cell>
          <table:table-cell office:value-type="float" office:value="89163">
            <text:p>89163</text:p>
          </table:table-cell>
          <table:table-cell office:value-type="float" office:value="530717">
            <text:p>530717</text:p>
          </table:table-cell>
          <table:table-cell office:value-type="float" office:value="356652">
            <text:p>356652</text:p>
          </table:table-cell>
          <table:table-cell office:value-type="float" office:value="534979">
            <text:p>534979</text:p>
          </table:table-cell>
          <table:table-cell office:value-type="float" office:value="4577636">
            <text:p>4577636</text:p>
          </table:table-cell>
          <table:table-cell office:value-type="float" office:value="14709472">
            <text:p>14709472</text:p>
          </table:table-cell>
          <table:table-cell office:value-type="float" office:value="3662109">
            <text:p>3662109</text:p>
          </table:table-cell>
          <table:table-cell office:value-type="float" office:value="610351">
            <text:p>61035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310457">
            <text:p>310457</text:p>
          </table:table-cell>
          <table:table-cell office:value-type="float" office:value="6918">
            <text:p>6918</text:p>
          </table:table-cell>
          <table:table-cell office:value-type="float" office:value="603963">
            <text:p>603963</text:p>
          </table:table-cell>
          <table:table-cell office:value-type="float" office:value="1468405">
            <text:p>1468405</text:p>
          </table:table-cell>
          <table:table-cell office:value-type="float" office:value="363584">
            <text:p>363584</text:p>
          </table:table-cell>
          <table:table-cell table:number-columns-repeated="3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46128">
            <text:p>346128</text:p>
          </table:table-cell>
          <table:table-cell table:number-columns-repeated="11" office:value-type="float" office:value="0">
            <text:p>0</text:p>
          </table:table-cell>
          <table:table-cell office:value-type="float" office:value="98304">
            <text:p>98304</text:p>
          </table:table-cell>
          <table:table-cell table:number-columns-repeated="5" office:value-type="float" office:value="0">
            <text:p>0</text:p>
          </table:table-cell>
          <table:table-cell office:value-type="float" office:value="603963">
            <text:p>603963</text:p>
          </table:table-cell>
          <table:table-cell office:value-type="float" office:value="0">
            <text:p>0</text:p>
          </table:table-cell>
          <table:table-cell office:value-type="float" office:value="603963">
            <text:p>603963</text:p>
          </table:table-cell>
          <table:table-cell office:value-type="float" office:value="9443">
            <text:p>9443</text:p>
          </table:table-cell>
          <table:table-cell office:value-type="float" office:value="301981">
            <text:p>301981</text:p>
          </table:table-cell>
          <table:table-cell office:value-type="float" office:value="0">
            <text:p>0</text:p>
          </table:table-cell>
          <table:table-cell office:value-type="float" office:value="201321">
            <text:p>201321</text:p>
          </table:table-cell>
          <table:table-cell office:value-type="float" office:value="0">
            <text:p>0</text:p>
          </table:table-cell>
          <table:table-cell office:value-type="float" office:value="201320">
            <text:p>201320</text:p>
          </table:table-cell>
          <table:table-cell office:value-type="float" office:value="596236">
            <text:p>596236</text:p>
          </table:table-cell>
          <table:table-cell office:value-type="float" office:value="100660">
            <text:p>100660</text:p>
          </table:table-cell>
          <table:table-cell office:value-type="float" office:value="596236">
            <text:p>596236</text:p>
          </table:table-cell>
          <table:table-cell office:value-type="float" office:value="402641">
            <text:p>402641</text:p>
          </table:table-cell>
          <table:table-cell office:value-type="float" office:value="603963">
            <text:p>603963</text:p>
          </table:table-cell>
          <table:table-cell table:number-columns-repeated="2" office:value-type="float" office:value="0">
            <text:p>0</text:p>
          </table:table-cell>
          <table:table-cell office:value-type="float" office:value="3997802">
            <text:p>3997802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344707">
            <text:p>344707</text:p>
          </table:table-cell>
          <table:table-cell office:value-type="float" office:value="7354">
            <text:p>7354</text:p>
          </table:table-cell>
          <table:table-cell office:value-type="float" office:value="641950">
            <text:p>641950</text:p>
          </table:table-cell>
          <table:table-cell office:value-type="float" office:value="1574209">
            <text:p>1574209</text:p>
          </table:table-cell>
          <table:table-cell office:value-type="float" office:value="403142">
            <text:p>403142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03568">
            <text:p>403568</text:p>
          </table:table-cell>
          <table:table-cell table:number-columns-repeated="11" office:value-type="float" office:value="0">
            <text:p>0</text:p>
          </table:table-cell>
          <table:table-cell office:value-type="float" office:value="114688">
            <text:p>114688</text:p>
          </table:table-cell>
          <table:table-cell office:value-type="float" office:value="440536">
            <text:p>440536</text:p>
          </table:table-cell>
          <table:table-cell table:number-columns-repeated="4" office:value-type="float" office:value="0">
            <text:p>0</text:p>
          </table:table-cell>
          <table:table-cell office:value-type="float" office:value="641950">
            <text:p>641950</text:p>
          </table:table-cell>
          <table:table-cell office:value-type="float" office:value="0">
            <text:p>0</text:p>
          </table:table-cell>
          <table:table-cell office:value-type="float" office:value="641950">
            <text:p>641950</text:p>
          </table:table-cell>
          <table:table-cell office:value-type="float" office:value="10124">
            <text:p>10124</text:p>
          </table:table-cell>
          <table:table-cell office:value-type="float" office:value="320975">
            <text:p>320975</text:p>
          </table:table-cell>
          <table:table-cell office:value-type="float" office:value="0">
            <text:p>0</text:p>
          </table:table-cell>
          <table:table-cell office:value-type="float" office:value="213983">
            <text:p>213983</text:p>
          </table:table-cell>
          <table:table-cell office:value-type="float" office:value="0">
            <text:p>0</text:p>
          </table:table-cell>
          <table:table-cell office:value-type="float" office:value="213983">
            <text:p>213983</text:p>
          </table:table-cell>
          <table:table-cell office:value-type="float" office:value="623342">
            <text:p>623342</text:p>
          </table:table-cell>
          <table:table-cell office:value-type="float" office:value="106992">
            <text:p>106992</text:p>
          </table:table-cell>
          <table:table-cell office:value-type="float" office:value="620822">
            <text:p>620822</text:p>
          </table:table-cell>
          <table:table-cell office:value-type="float" office:value="427966">
            <text:p>427966</text:p>
          </table:table-cell>
          <table:table-cell office:value-type="float" office:value="641950">
            <text:p>641950</text:p>
          </table:table-cell>
          <table:table-cell office:value-type="float" office:value="4547118">
            <text:p>4547118</text:p>
          </table:table-cell>
          <table:table-cell office:value-type="float" office:value="15197753">
            <text:p>15197753</text:p>
          </table:table-cell>
          <table:table-cell office:value-type="float" office:value="4486083">
            <text:p>4486083</text:p>
          </table:table-cell>
          <table:table-cell office:value-type="float" office:value="610351">
            <text:p>61035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400623">
            <text:p>400623</text:p>
          </table:table-cell>
          <table:table-cell office:value-type="float" office:value="8088">
            <text:p>8088</text:p>
          </table:table-cell>
          <table:table-cell office:value-type="float" office:value="706116">
            <text:p>706116</text:p>
          </table:table-cell>
          <table:table-cell office:value-type="float" office:value="1757887">
            <text:p>1757887</text:p>
          </table:table-cell>
          <table:table-cell office:value-type="float" office:value="458070">
            <text:p>458070</text:p>
          </table:table-cell>
          <table:table-cell table:number-columns-repeated="3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61350">
            <text:p>461350</text:p>
          </table:table-cell>
          <table:table-cell table:number-columns-repeated="11" office:value-type="float" office:value="0">
            <text:p>0</text:p>
          </table:table-cell>
          <table:table-cell office:value-type="float" office:value="131072">
            <text:p>131072</text:p>
          </table:table-cell>
          <table:table-cell table:number-columns-repeated="5" office:value-type="float" office:value="0">
            <text:p>0</text:p>
          </table:table-cell>
          <table:table-cell office:value-type="float" office:value="706116">
            <text:p>706116</text:p>
          </table:table-cell>
          <table:table-cell office:value-type="float" office:value="0">
            <text:p>0</text:p>
          </table:table-cell>
          <table:table-cell office:value-type="float" office:value="706116">
            <text:p>706116</text:p>
          </table:table-cell>
          <table:table-cell office:value-type="float" office:value="11253">
            <text:p>11253</text:p>
          </table:table-cell>
          <table:table-cell office:value-type="float" office:value="353058">
            <text:p>353058</text:p>
          </table:table-cell>
          <table:table-cell office:value-type="float" office:value="0">
            <text:p>0</text:p>
          </table:table-cell>
          <table:table-cell office:value-type="float" office:value="235372">
            <text:p>235372</text:p>
          </table:table-cell>
          <table:table-cell office:value-type="float" office:value="0">
            <text:p>0</text:p>
          </table:table-cell>
          <table:table-cell office:value-type="float" office:value="235372">
            <text:p>235372</text:p>
          </table:table-cell>
          <table:table-cell office:value-type="float" office:value="706116">
            <text:p>706116</text:p>
          </table:table-cell>
          <table:table-cell office:value-type="float" office:value="117686">
            <text:p>117686</text:p>
          </table:table-cell>
          <table:table-cell office:value-type="float" office:value="706116">
            <text:p>706116</text:p>
          </table:table-cell>
          <table:table-cell office:value-type="float" office:value="470744">
            <text:p>470744</text:p>
          </table:table-cell>
          <table:table-cell office:value-type="float" office:value="706116">
            <text:p>706116</text:p>
          </table:table-cell>
          <table:table-cell office:value-type="float" office:value="4669189">
            <text:p>4669189</text:p>
          </table:table-cell>
          <table:table-cell office:value-type="float" office:value="15350341">
            <text:p>15350341</text:p>
          </table:table-cell>
          <table:table-cell office:value-type="float" office:value="4943847">
            <text:p>4943847</text:p>
          </table:table-cell>
          <table:table-cell office:value-type="float" office:value="610351">
            <text:p>61035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467832">
            <text:p>467832</text:p>
          </table:table-cell>
          <table:table-cell office:value-type="float" office:value="8736">
            <text:p>8736</text:p>
          </table:table-cell>
          <table:table-cell office:value-type="float" office:value="762695">
            <text:p>762695</text:p>
          </table:table-cell>
          <table:table-cell office:value-type="float" office:value="1921831">
            <text:p>1921831</text:p>
          </table:table-cell>
          <table:table-cell office:value-type="float" office:value="530495">
            <text:p>530495</text:p>
          </table:table-cell>
          <table:table-cell table:number-columns-repeated="3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17591">
            <text:p>517591</text:p>
          </table:table-cell>
          <table:table-cell table:number-columns-repeated="11" office:value-type="float" office:value="0">
            <text:p>0</text:p>
          </table:table-cell>
          <table:table-cell office:value-type="float" office:value="147456">
            <text:p>147456</text:p>
          </table:table-cell>
          <table:table-cell office:value-type="float" office:value="530904">
            <text:p>530904</text:p>
          </table:table-cell>
          <table:table-cell table:number-columns-repeated="4" office:value-type="float" office:value="0">
            <text:p>0</text:p>
          </table:table-cell>
          <table:table-cell office:value-type="float" office:value="762695">
            <text:p>762695</text:p>
          </table:table-cell>
          <table:table-cell office:value-type="float" office:value="0">
            <text:p>0</text:p>
          </table:table-cell>
          <table:table-cell office:value-type="float" office:value="762695">
            <text:p>762695</text:p>
          </table:table-cell>
          <table:table-cell office:value-type="float" office:value="11917">
            <text:p>11917</text:p>
          </table:table-cell>
          <table:table-cell office:value-type="float" office:value="381348">
            <text:p>381348</text:p>
          </table:table-cell>
          <table:table-cell office:value-type="float" office:value="0">
            <text:p>0</text:p>
          </table:table-cell>
          <table:table-cell office:value-type="float" office:value="254232">
            <text:p>254232</text:p>
          </table:table-cell>
          <table:table-cell office:value-type="float" office:value="0">
            <text:p>0</text:p>
          </table:table-cell>
          <table:table-cell office:value-type="float" office:value="254231">
            <text:p>254231</text:p>
          </table:table-cell>
          <table:table-cell office:value-type="float" office:value="762695">
            <text:p>762695</text:p>
          </table:table-cell>
          <table:table-cell office:value-type="float" office:value="127115">
            <text:p>127115</text:p>
          </table:table-cell>
          <table:table-cell office:value-type="float" office:value="757326">
            <text:p>757326</text:p>
          </table:table-cell>
          <table:table-cell office:value-type="float" office:value="508463">
            <text:p>508463</text:p>
          </table:table-cell>
          <table:table-cell office:value-type="float" office:value="762695">
            <text:p>762695</text:p>
          </table:table-cell>
          <table:table-cell office:value-type="float" office:value="4425048">
            <text:p>4425048</text:p>
          </table:table-cell>
          <table:table-cell office:value-type="float" office:value="7415771">
            <text:p>7415771</text:p>
          </table:table-cell>
          <table:table-cell office:value-type="float" office:value="5340575">
            <text:p>5340575</text:p>
          </table:table-cell>
          <table:table-cell office:value-type="float" office:value="274658">
            <text:p>27465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466456">
            <text:p>466456</text:p>
          </table:table-cell>
          <table:table-cell office:value-type="float" office:value="8814">
            <text:p>8814</text:p>
          </table:table-cell>
          <table:table-cell office:value-type="float" office:value="769449">
            <text:p>769449</text:p>
          </table:table-cell>
          <table:table-cell office:value-type="float" office:value="1924327">
            <text:p>1924327</text:p>
          </table:table-cell>
          <table:table-cell office:value-type="float" office:value="527162">
            <text:p>527162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75882">
            <text:p>575882</text:p>
          </table:table-cell>
          <table:table-cell table:number-columns-repeated="11" office:value-type="float" office:value="0">
            <text:p>0</text:p>
          </table:table-cell>
          <table:table-cell office:value-type="float" office:value="163840">
            <text:p>163840</text:p>
          </table:table-cell>
          <table:table-cell table:number-columns-repeated="5" office:value-type="float" office:value="0">
            <text:p>0</text:p>
          </table:table-cell>
          <table:table-cell office:value-type="float" office:value="769449">
            <text:p>769449</text:p>
          </table:table-cell>
          <table:table-cell office:value-type="float" office:value="0">
            <text:p>0</text:p>
          </table:table-cell>
          <table:table-cell office:value-type="float" office:value="769449">
            <text:p>769449</text:p>
          </table:table-cell>
          <table:table-cell office:value-type="float" office:value="12022">
            <text:p>12022</text:p>
          </table:table-cell>
          <table:table-cell office:value-type="float" office:value="384724">
            <text:p>384724</text:p>
          </table:table-cell>
          <table:table-cell office:value-type="float" office:value="0">
            <text:p>0</text:p>
          </table:table-cell>
          <table:table-cell office:value-type="float" office:value="256483">
            <text:p>256483</text:p>
          </table:table-cell>
          <table:table-cell office:value-type="float" office:value="0">
            <text:p>0</text:p>
          </table:table-cell>
          <table:table-cell office:value-type="float" office:value="256483">
            <text:p>256483</text:p>
          </table:table-cell>
          <table:table-cell office:value-type="float" office:value="769449">
            <text:p>769449</text:p>
          </table:table-cell>
          <table:table-cell office:value-type="float" office:value="128241">
            <text:p>128241</text:p>
          </table:table-cell>
          <table:table-cell office:value-type="float" office:value="769449">
            <text:p>769449</text:p>
          </table:table-cell>
          <table:table-cell office:value-type="float" office:value="512966">
            <text:p>512966</text:p>
          </table:table-cell>
          <table:table-cell office:value-type="float" office:value="769449">
            <text:p>769449</text:p>
          </table:table-cell>
          <table:table-cell office:value-type="float" office:value="4486083">
            <text:p>4486083</text:p>
          </table:table-cell>
          <table:table-cell office:value-type="float" office:value="14495849">
            <text:p>14495849</text:p>
          </table:table-cell>
          <table:table-cell office:value-type="float" office:value="5401610">
            <text:p>5401610</text:p>
          </table:table-cell>
          <table:table-cell office:value-type="float" office:value="518798">
            <text:p>51879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480456">
            <text:p>480456</text:p>
          </table:table-cell>
          <table:table-cell office:value-type="float" office:value="8999">
            <text:p>8999</text:p>
          </table:table-cell>
          <table:table-cell office:value-type="float" office:value="785611">
            <text:p>785611</text:p>
          </table:table-cell>
          <table:table-cell office:value-type="float" office:value="1987245">
            <text:p>1987245</text:p>
          </table:table-cell>
          <table:table-cell office:value-type="float" office:value="545161">
            <text:p>545161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32698">
            <text:p>632698</text:p>
          </table:table-cell>
          <table:table-cell table:number-columns-repeated="11" office:value-type="float" office:value="0">
            <text:p>0</text:p>
          </table:table-cell>
          <table:table-cell office:value-type="float" office:value="180224">
            <text:p>180224</text:p>
          </table:table-cell>
          <table:table-cell office:value-type="float" office:value="280296">
            <text:p>280296</text:p>
          </table:table-cell>
          <table:table-cell table:number-columns-repeated="4" office:value-type="float" office:value="0">
            <text:p>0</text:p>
          </table:table-cell>
          <table:table-cell office:value-type="float" office:value="785611">
            <text:p>785611</text:p>
          </table:table-cell>
          <table:table-cell office:value-type="float" office:value="0">
            <text:p>0</text:p>
          </table:table-cell>
          <table:table-cell office:value-type="float" office:value="785611">
            <text:p>785611</text:p>
          </table:table-cell>
          <table:table-cell office:value-type="float" office:value="12275">
            <text:p>12275</text:p>
          </table:table-cell>
          <table:table-cell office:value-type="float" office:value="392805">
            <text:p>392805</text:p>
          </table:table-cell>
          <table:table-cell office:value-type="float" office:value="0">
            <text:p>0</text:p>
          </table:table-cell>
          <table:table-cell office:value-type="float" office:value="261870">
            <text:p>261870</text:p>
          </table:table-cell>
          <table:table-cell office:value-type="float" office:value="0">
            <text:p>0</text:p>
          </table:table-cell>
          <table:table-cell office:value-type="float" office:value="261870">
            <text:p>261870</text:p>
          </table:table-cell>
          <table:table-cell office:value-type="float" office:value="785611">
            <text:p>785611</text:p>
          </table:table-cell>
          <table:table-cell office:value-type="float" office:value="130935">
            <text:p>130935</text:p>
          </table:table-cell>
          <table:table-cell office:value-type="float" office:value="762443">
            <text:p>762443</text:p>
          </table:table-cell>
          <table:table-cell office:value-type="float" office:value="523741">
            <text:p>523741</text:p>
          </table:table-cell>
          <table:table-cell office:value-type="float" office:value="785611">
            <text:p>785611</text:p>
          </table:table-cell>
          <table:table-cell office:value-type="float" office:value="4638671">
            <text:p>4638671</text:p>
          </table:table-cell>
          <table:table-cell office:value-type="float" office:value="14221190">
            <text:p>14221190</text:p>
          </table:table-cell>
          <table:table-cell office:value-type="float" office:value="5432128">
            <text:p>5432128</text:p>
          </table:table-cell>
          <table:table-cell office:value-type="float" office:value="610351">
            <text:p>61035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644331">
            <text:p>644331</text:p>
          </table:table-cell>
          <table:table-cell office:value-type="float" office:value="10845">
            <text:p>10845</text:p>
          </table:table-cell>
          <table:table-cell office:value-type="float" office:value="946734">
            <text:p>946734</text:p>
          </table:table-cell>
          <table:table-cell office:value-type="float" office:value="2433391">
            <text:p>2433391</text:p>
          </table:table-cell>
          <table:table-cell office:value-type="float" office:value="714193">
            <text:p>714193</text:p>
          </table:table-cell>
          <table:table-cell table:number-columns-repeated="3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91605">
            <text:p>691605</text:p>
          </table:table-cell>
          <table:table-cell table:number-columns-repeated="11" office:value-type="float" office:value="0">
            <text:p>0</text:p>
          </table:table-cell>
          <table:table-cell office:value-type="float" office:value="196608">
            <text:p>196608</text:p>
          </table:table-cell>
          <table:table-cell office:value-type="float" office:value="388920">
            <text:p>388920</text:p>
          </table:table-cell>
          <table:table-cell table:number-columns-repeated="4" office:value-type="float" office:value="0">
            <text:p>0</text:p>
          </table:table-cell>
          <table:table-cell office:value-type="float" office:value="946734">
            <text:p>946734</text:p>
          </table:table-cell>
          <table:table-cell office:value-type="float" office:value="0">
            <text:p>0</text:p>
          </table:table-cell>
          <table:table-cell office:value-type="float" office:value="946734">
            <text:p>946734</text:p>
          </table:table-cell>
          <table:table-cell office:value-type="float" office:value="14899">
            <text:p>14899</text:p>
          </table:table-cell>
          <table:table-cell office:value-type="float" office:value="473367">
            <text:p>473367</text:p>
          </table:table-cell>
          <table:table-cell office:value-type="float" office:value="0">
            <text:p>0</text:p>
          </table:table-cell>
          <table:table-cell office:value-type="float" office:value="315578">
            <text:p>315578</text:p>
          </table:table-cell>
          <table:table-cell office:value-type="float" office:value="0">
            <text:p>0</text:p>
          </table:table-cell>
          <table:table-cell office:value-type="float" office:value="315578">
            <text:p>315578</text:p>
          </table:table-cell>
          <table:table-cell office:value-type="float" office:value="946734">
            <text:p>946734</text:p>
          </table:table-cell>
          <table:table-cell office:value-type="float" office:value="157789">
            <text:p>157789</text:p>
          </table:table-cell>
          <table:table-cell office:value-type="float" office:value="917988">
            <text:p>917988</text:p>
          </table:table-cell>
          <table:table-cell office:value-type="float" office:value="631156">
            <text:p>631156</text:p>
          </table:table-cell>
          <table:table-cell office:value-type="float" office:value="946734">
            <text:p>946734</text:p>
          </table:table-cell>
          <table:table-cell office:value-type="float" office:value="4455566">
            <text:p>4455566</text:p>
          </table:table-cell>
          <table:table-cell office:value-type="float" office:value="14465331">
            <text:p>14465331</text:p>
          </table:table-cell>
          <table:table-cell office:value-type="float" office:value="6561278">
            <text:p>6561278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450623">
            <text:p>450623</text:p>
          </table:table-cell>
          <table:table-cell office:value-type="float" office:value="8510">
            <text:p>8510</text:p>
          </table:table-cell>
          <table:table-cell office:value-type="float" office:value="742945">
            <text:p>742945</text:p>
          </table:table-cell>
          <table:table-cell office:value-type="float" office:value="1868156">
            <text:p>1868156</text:p>
          </table:table-cell>
          <table:table-cell office:value-type="float" office:value="510429">
            <text:p>510429</text:p>
          </table:table-cell>
          <table:table-cell table:number-columns-repeated="3"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48617">
            <text:p>748617</text:p>
          </table:table-cell>
          <table:table-cell table:number-columns-repeated="11" office:value-type="float" office:value="0">
            <text:p>0</text:p>
          </table:table-cell>
          <table:table-cell office:value-type="float" office:value="212992">
            <text:p>212992</text:p>
          </table:table-cell>
          <table:table-cell office:value-type="float" office:value="563344">
            <text:p>563344</text:p>
          </table:table-cell>
          <table:table-cell table:number-columns-repeated="4" office:value-type="float" office:value="0">
            <text:p>0</text:p>
          </table:table-cell>
          <table:table-cell office:value-type="float" office:value="742945">
            <text:p>742945</text:p>
          </table:table-cell>
          <table:table-cell office:value-type="float" office:value="0">
            <text:p>0</text:p>
          </table:table-cell>
          <table:table-cell office:value-type="float" office:value="742945">
            <text:p>742945</text:p>
          </table:table-cell>
          <table:table-cell office:value-type="float" office:value="11863">
            <text:p>11863</text:p>
          </table:table-cell>
          <table:table-cell office:value-type="float" office:value="371473">
            <text:p>371473</text:p>
          </table:table-cell>
          <table:table-cell office:value-type="float" office:value="0">
            <text:p>0</text:p>
          </table:table-cell>
          <table:table-cell office:value-type="float" office:value="247648">
            <text:p>247648</text:p>
          </table:table-cell>
          <table:table-cell office:value-type="float" office:value="0">
            <text:p>0</text:p>
          </table:table-cell>
          <table:table-cell office:value-type="float" office:value="247648">
            <text:p>247648</text:p>
          </table:table-cell>
          <table:table-cell office:value-type="float" office:value="733854">
            <text:p>733854</text:p>
          </table:table-cell>
          <table:table-cell office:value-type="float" office:value="123824">
            <text:p>123824</text:p>
          </table:table-cell>
          <table:table-cell office:value-type="float" office:value="733854">
            <text:p>733854</text:p>
          </table:table-cell>
          <table:table-cell office:value-type="float" office:value="495297">
            <text:p>495297</text:p>
          </table:table-cell>
          <table:table-cell office:value-type="float" office:value="742945">
            <text:p>742945</text:p>
          </table:table-cell>
          <table:table-cell office:value-type="float" office:value="4455566">
            <text:p>4455566</text:p>
          </table:table-cell>
          <table:table-cell office:value-type="float" office:value="14526367">
            <text:p>14526367</text:p>
          </table:table-cell>
          <table:table-cell office:value-type="float" office:value="5035400">
            <text:p>5035400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550248">
            <text:p>550248</text:p>
          </table:table-cell>
          <table:table-cell office:value-type="float" office:value="9880">
            <text:p>9880</text:p>
          </table:table-cell>
          <table:table-cell office:value-type="float" office:value="862520">
            <text:p>862520</text:p>
          </table:table-cell>
          <table:table-cell office:value-type="float" office:value="2164704">
            <text:p>2164704</text:p>
          </table:table-cell>
          <table:table-cell office:value-type="float" office:value="617352">
            <text:p>617352</text:p>
          </table:table-cell>
          <table:table-cell table:number-columns-repeated="3" office:value-type="float" office:value="0">
            <text:p>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06814">
            <text:p>806814</text:p>
          </table:table-cell>
          <table:table-cell table:number-columns-repeated="11" office:value-type="float" office:value="0">
            <text:p>0</text:p>
          </table:table-cell>
          <table:table-cell office:value-type="float" office:value="229376">
            <text:p>229376</text:p>
          </table:table-cell>
          <table:table-cell office:value-type="float" office:value="306968">
            <text:p>306968</text:p>
          </table:table-cell>
          <table:table-cell table:number-columns-repeated="4" office:value-type="float" office:value="0">
            <text:p>0</text:p>
          </table:table-cell>
          <table:table-cell office:value-type="float" office:value="862520">
            <text:p>862520</text:p>
          </table:table-cell>
          <table:table-cell office:value-type="float" office:value="0">
            <text:p>0</text:p>
          </table:table-cell>
          <table:table-cell office:value-type="float" office:value="862520">
            <text:p>862520</text:p>
          </table:table-cell>
          <table:table-cell office:value-type="float" office:value="13788">
            <text:p>13788</text:p>
          </table:table-cell>
          <table:table-cell office:value-type="float" office:value="431260">
            <text:p>431260</text:p>
          </table:table-cell>
          <table:table-cell office:value-type="float" office:value="0">
            <text:p>0</text:p>
          </table:table-cell>
          <table:table-cell office:value-type="float" office:value="287507">
            <text:p>287507</text:p>
          </table:table-cell>
          <table:table-cell office:value-type="float" office:value="0">
            <text:p>0</text:p>
          </table:table-cell>
          <table:table-cell office:value-type="float" office:value="287506">
            <text:p>287506</text:p>
          </table:table-cell>
          <table:table-cell office:value-type="float" office:value="862520">
            <text:p>862520</text:p>
          </table:table-cell>
          <table:table-cell office:value-type="float" office:value="143753">
            <text:p>143753</text:p>
          </table:table-cell>
          <table:table-cell office:value-type="float" office:value="765335">
            <text:p>765335</text:p>
          </table:table-cell>
          <table:table-cell office:value-type="float" office:value="575013">
            <text:p>575013</text:p>
          </table:table-cell>
          <table:table-cell office:value-type="float" office:value="862520">
            <text:p>862520</text:p>
          </table:table-cell>
          <table:table-cell office:value-type="float" office:value="4486083">
            <text:p>4486083</text:p>
          </table:table-cell>
          <table:table-cell office:value-type="float" office:value="15045165">
            <text:p>15045165</text:p>
          </table:table-cell>
          <table:table-cell office:value-type="float" office:value="6225585">
            <text:p>6225585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742955">
            <text:p>742955</text:p>
          </table:table-cell>
          <table:table-cell office:value-type="float" office:value="11984">
            <text:p>11984</text:p>
          </table:table-cell>
          <table:table-cell office:value-type="float" office:value="1046164">
            <text:p>1046164</text:p>
          </table:table-cell>
          <table:table-cell office:value-type="float" office:value="2709430">
            <text:p>2709430</text:p>
          </table:table-cell>
          <table:table-cell office:value-type="float" office:value="816459">
            <text:p>816459</text:p>
          </table:table-cell>
          <table:table-cell table:number-columns-repeated="3"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65281">
            <text:p>865281</text:p>
          </table:table-cell>
          <table:table-cell table:number-columns-repeated="11" office:value-type="float" office:value="0">
            <text:p>0</text:p>
          </table:table-cell>
          <table:table-cell office:value-type="float" office:value="245760">
            <text:p>245760</text:p>
          </table:table-cell>
          <table:table-cell office:value-type="float" office:value="409912">
            <text:p>409912</text:p>
          </table:table-cell>
          <table:table-cell table:number-columns-repeated="4" office:value-type="float" office:value="0">
            <text:p>0</text:p>
          </table:table-cell>
          <table:table-cell office:value-type="float" office:value="1046164">
            <text:p>1046164</text:p>
          </table:table-cell>
          <table:table-cell office:value-type="float" office:value="0">
            <text:p>0</text:p>
          </table:table-cell>
          <table:table-cell office:value-type="float" office:value="1046164">
            <text:p>1046164</text:p>
          </table:table-cell>
          <table:table-cell office:value-type="float" office:value="16346">
            <text:p>16346</text:p>
          </table:table-cell>
          <table:table-cell office:value-type="float" office:value="523082">
            <text:p>523082</text:p>
          </table:table-cell>
          <table:table-cell office:value-type="float" office:value="0">
            <text:p>0</text:p>
          </table:table-cell>
          <table:table-cell office:value-type="float" office:value="348721">
            <text:p>348721</text:p>
          </table:table-cell>
          <table:table-cell office:value-type="float" office:value="0">
            <text:p>0</text:p>
          </table:table-cell>
          <table:table-cell office:value-type="float" office:value="348721">
            <text:p>348721</text:p>
          </table:table-cell>
          <table:table-cell office:value-type="float" office:value="996466">
            <text:p>996466</text:p>
          </table:table-cell>
          <table:table-cell office:value-type="float" office:value="174360">
            <text:p>174360</text:p>
          </table:table-cell>
          <table:table-cell office:value-type="float" office:value="1040328">
            <text:p>1040328</text:p>
          </table:table-cell>
          <table:table-cell office:value-type="float" office:value="697443">
            <text:p>697443</text:p>
          </table:table-cell>
          <table:table-cell office:value-type="float" office:value="1046164">
            <text:p>1046164</text:p>
          </table:table-cell>
          <table:table-cell office:value-type="float" office:value="4608153">
            <text:p>4608153</text:p>
          </table:table-cell>
          <table:table-cell office:value-type="float" office:value="15350341">
            <text:p>15350341</text:p>
          </table:table-cell>
          <table:table-cell office:value-type="float" office:value="7415771">
            <text:p>7415771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508998">
            <text:p>508998</text:p>
          </table:table-cell>
          <table:table-cell office:value-type="float" office:value="9332">
            <text:p>9332</text:p>
          </table:table-cell>
          <table:table-cell office:value-type="float" office:value="814653">
            <text:p>814653</text:p>
          </table:table-cell>
          <table:table-cell office:value-type="float" office:value="2060322">
            <text:p>2060322</text:p>
          </table:table-cell>
          <table:table-cell office:value-type="float" office:value="574396">
            <text:p>574396</text:p>
          </table:table-cell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22280">
            <text:p>922280</text:p>
          </table:table-cell>
          <table:table-cell table:number-columns-repeated="11" office:value-type="float" office:value="0">
            <text:p>0</text:p>
          </table:table-cell>
          <table:table-cell office:value-type="float" office:value="262144">
            <text:p>262144</text:p>
          </table:table-cell>
          <table:table-cell office:value-type="float" office:value="298232">
            <text:p>298232</text:p>
          </table:table-cell>
          <table:table-cell table:number-columns-repeated="4" office:value-type="float" office:value="0">
            <text:p>0</text:p>
          </table:table-cell>
          <table:table-cell office:value-type="float" office:value="814653">
            <text:p>814653</text:p>
          </table:table-cell>
          <table:table-cell office:value-type="float" office:value="0">
            <text:p>0</text:p>
          </table:table-cell>
          <table:table-cell office:value-type="float" office:value="814653">
            <text:p>814653</text:p>
          </table:table-cell>
          <table:table-cell office:value-type="float" office:value="12985">
            <text:p>12985</text:p>
          </table:table-cell>
          <table:table-cell office:value-type="float" office:value="407327">
            <text:p>407327</text:p>
          </table:table-cell>
          <table:table-cell office:value-type="float" office:value="0">
            <text:p>0</text:p>
          </table:table-cell>
          <table:table-cell office:value-type="float" office:value="271551">
            <text:p>271551</text:p>
          </table:table-cell>
          <table:table-cell office:value-type="float" office:value="0">
            <text:p>0</text:p>
          </table:table-cell>
          <table:table-cell office:value-type="float" office:value="271551">
            <text:p>271551</text:p>
          </table:table-cell>
          <table:table-cell office:value-type="float" office:value="807557">
            <text:p>807557</text:p>
          </table:table-cell>
          <table:table-cell office:value-type="float" office:value="135775">
            <text:p>135775</text:p>
          </table:table-cell>
          <table:table-cell office:value-type="float" office:value="807557">
            <text:p>807557</text:p>
          </table:table-cell>
          <table:table-cell office:value-type="float" office:value="543102">
            <text:p>543102</text:p>
          </table:table-cell>
          <table:table-cell office:value-type="float" office:value="814653">
            <text:p>814653</text:p>
          </table:table-cell>
          <table:table-cell office:value-type="float" office:value="4669189">
            <text:p>4669189</text:p>
          </table:table-cell>
          <table:table-cell office:value-type="float" office:value="15197753">
            <text:p>15197753</text:p>
          </table:table-cell>
          <table:table-cell office:value-type="float" office:value="5859375">
            <text:p>5859375</text:p>
          </table:table-cell>
          <table:table-cell office:value-type="float" office:value="579833">
            <text:p>57983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631748">
            <text:p>631748</text:p>
          </table:table-cell>
          <table:table-cell office:value-type="float" office:value="10684">
            <text:p>10684</text:p>
          </table:table-cell>
          <table:table-cell office:value-type="float" office:value="932704">
            <text:p>932704</text:p>
          </table:table-cell>
          <table:table-cell office:value-type="float" office:value="2391225">
            <text:p>2391225</text:p>
          </table:table-cell>
          <table:table-cell office:value-type="float" office:value="700176">
            <text:p>700176</text:p>
          </table:table-cell>
          <table:table-cell table:number-columns-repeated="3" office:value-type="float" office:value="0">
            <text:p>0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79033">
            <text:p>979033</text:p>
          </table:table-cell>
          <table:table-cell table:number-columns-repeated="11" office:value-type="float" office:value="0">
            <text:p>0</text:p>
          </table:table-cell>
          <table:table-cell office:value-type="float" office:value="278528">
            <text:p>278528</text:p>
          </table:table-cell>
          <table:table-cell office:value-type="float" office:value="656596">
            <text:p>656596</text:p>
          </table:table-cell>
          <table:table-cell table:number-columns-repeated="4" office:value-type="float" office:value="0">
            <text:p>0</text:p>
          </table:table-cell>
          <table:table-cell office:value-type="float" office:value="932704">
            <text:p>932704</text:p>
          </table:table-cell>
          <table:table-cell office:value-type="float" office:value="0">
            <text:p>0</text:p>
          </table:table-cell>
          <table:table-cell office:value-type="float" office:value="932704">
            <text:p>932704</text:p>
          </table:table-cell>
          <table:table-cell office:value-type="float" office:value="15130">
            <text:p>15130</text:p>
          </table:table-cell>
          <table:table-cell office:value-type="float" office:value="466352">
            <text:p>466352</text:p>
          </table:table-cell>
          <table:table-cell office:value-type="float" office:value="0">
            <text:p>0</text:p>
          </table:table-cell>
          <table:table-cell office:value-type="float" office:value="310901">
            <text:p>310901</text:p>
          </table:table-cell>
          <table:table-cell office:value-type="float" office:value="0">
            <text:p>0</text:p>
          </table:table-cell>
          <table:table-cell office:value-type="float" office:value="310902">
            <text:p>310902</text:p>
          </table:table-cell>
          <table:table-cell office:value-type="float" office:value="918225">
            <text:p>918225</text:p>
          </table:table-cell>
          <table:table-cell office:value-type="float" office:value="155451">
            <text:p>155451</text:p>
          </table:table-cell>
          <table:table-cell office:value-type="float" office:value="455732">
            <text:p>455732</text:p>
          </table:table-cell>
          <table:table-cell office:value-type="float" office:value="621803">
            <text:p>621803</text:p>
          </table:table-cell>
          <table:table-cell office:value-type="float" office:value="932704">
            <text:p>932704</text:p>
          </table:table-cell>
          <table:table-cell office:value-type="float" office:value="4516601">
            <text:p>4516601</text:p>
          </table:table-cell>
          <table:table-cell office:value-type="float" office:value="15075683">
            <text:p>15075683</text:p>
          </table:table-cell>
          <table:table-cell office:value-type="float" office:value="6561279">
            <text:p>6561279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867412">
            <text:p>867412</text:p>
          </table:table-cell>
          <table:table-cell office:value-type="float" office:value="13595">
            <text:p>13595</text:p>
          </table:table-cell>
          <table:table-cell office:value-type="float" office:value="1186808">
            <text:p>1186808</text:p>
          </table:table-cell>
          <table:table-cell office:value-type="float" office:value="3084439">
            <text:p>3084439</text:p>
          </table:table-cell>
          <table:table-cell office:value-type="float" office:value="946516">
            <text:p>946516</text:p>
          </table:table-cell>
          <table:table-cell table:number-columns-repeated="3" office:value-type="float" office:value="0">
            <text:p>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38506">
            <text:p>1038506</text:p>
          </table:table-cell>
          <table:table-cell table:number-columns-repeated="11" office:value-type="float" office:value="0">
            <text:p>0</text:p>
          </table:table-cell>
          <table:table-cell office:value-type="float" office:value="294912">
            <text:p>294912</text:p>
          </table:table-cell>
          <table:table-cell table:number-columns-repeated="5" office:value-type="float" office:value="0">
            <text:p>0</text:p>
          </table:table-cell>
          <table:table-cell office:value-type="float" office:value="1186808">
            <text:p>1186808</text:p>
          </table:table-cell>
          <table:table-cell office:value-type="float" office:value="0">
            <text:p>0</text:p>
          </table:table-cell>
          <table:table-cell office:value-type="float" office:value="1186808">
            <text:p>1186808</text:p>
          </table:table-cell>
          <table:table-cell office:value-type="float" office:value="18544">
            <text:p>18544</text:p>
          </table:table-cell>
          <table:table-cell office:value-type="float" office:value="593404">
            <text:p>593404</text:p>
          </table:table-cell>
          <table:table-cell office:value-type="float" office:value="0">
            <text:p>0</text:p>
          </table:table-cell>
          <table:table-cell office:value-type="float" office:value="395602">
            <text:p>395602</text:p>
          </table:table-cell>
          <table:table-cell office:value-type="float" office:value="0">
            <text:p>0</text:p>
          </table:table-cell>
          <table:table-cell office:value-type="float" office:value="395603">
            <text:p>395603</text:p>
          </table:table-cell>
          <table:table-cell office:value-type="float" office:value="1178037">
            <text:p>1178037</text:p>
          </table:table-cell>
          <table:table-cell office:value-type="float" office:value="197801">
            <text:p>197801</text:p>
          </table:table-cell>
          <table:table-cell office:value-type="float" office:value="1159523">
            <text:p>1159523</text:p>
          </table:table-cell>
          <table:table-cell office:value-type="float" office:value="791205">
            <text:p>791205</text:p>
          </table:table-cell>
          <table:table-cell office:value-type="float" office:value="1186808">
            <text:p>1186808</text:p>
          </table:table-cell>
          <table:table-cell office:value-type="float" office:value="4699707">
            <text:p>4699707</text:p>
          </table:table-cell>
          <table:table-cell office:value-type="float" office:value="15899658">
            <text:p>15899658</text:p>
          </table:table-cell>
          <table:table-cell office:value-type="float" office:value="8361816">
            <text:p>8361816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office:value-type="float" office:value="559498">
            <text:p>559498</text:p>
          </table:table-cell>
          <table:table-cell office:value-type="float" office:value="9971">
            <text:p>9971</text:p>
          </table:table-cell>
          <table:table-cell office:value-type="float" office:value="870431">
            <text:p>870431</text:p>
          </table:table-cell>
          <table:table-cell office:value-type="float" office:value="2221374">
            <text:p>2221374</text:p>
          </table:table-cell>
          <table:table-cell office:value-type="float" office:value="624275">
            <text:p>624275</text:p>
          </table:table-cell>
          <table:table-cell table:number-columns-repeated="3" office:value-type="float" office:value="0">
            <text:p>0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94076">
            <text:p>1094076</text:p>
          </table:table-cell>
          <table:table-cell table:number-columns-repeated="11" office:value-type="float" office:value="0">
            <text:p>0</text:p>
          </table:table-cell>
          <table:table-cell office:value-type="float" office:value="311296">
            <text:p>311296</text:p>
          </table:table-cell>
          <table:table-cell office:value-type="float" office:value="706084">
            <text:p>706084</text:p>
          </table:table-cell>
          <table:table-cell table:number-columns-repeated="4" office:value-type="float" office:value="0">
            <text:p>0</text:p>
          </table:table-cell>
          <table:table-cell office:value-type="float" office:value="870431">
            <text:p>870431</text:p>
          </table:table-cell>
          <table:table-cell office:value-type="float" office:value="0">
            <text:p>0</text:p>
          </table:table-cell>
          <table:table-cell office:value-type="float" office:value="870431">
            <text:p>870431</text:p>
          </table:table-cell>
          <table:table-cell office:value-type="float" office:value="13910">
            <text:p>13910</text:p>
          </table:table-cell>
          <table:table-cell office:value-type="float" office:value="435215">
            <text:p>435215</text:p>
          </table:table-cell>
          <table:table-cell office:value-type="float" office:value="0">
            <text:p>0</text:p>
          </table:table-cell>
          <table:table-cell office:value-type="float" office:value="290143">
            <text:p>290143</text:p>
          </table:table-cell>
          <table:table-cell office:value-type="float" office:value="0">
            <text:p>0</text:p>
          </table:table-cell>
          <table:table-cell office:value-type="float" office:value="290143">
            <text:p>290143</text:p>
          </table:table-cell>
          <table:table-cell office:value-type="float" office:value="824921">
            <text:p>824921</text:p>
          </table:table-cell>
          <table:table-cell office:value-type="float" office:value="145072">
            <text:p>145072</text:p>
          </table:table-cell>
          <table:table-cell office:value-type="float" office:value="844948">
            <text:p>844948</text:p>
          </table:table-cell>
          <table:table-cell office:value-type="float" office:value="580287">
            <text:p>580287</text:p>
          </table:table-cell>
          <table:table-cell office:value-type="float" office:value="870431">
            <text:p>870431</text:p>
          </table:table-cell>
          <table:table-cell office:value-type="float" office:value="4699707">
            <text:p>4699707</text:p>
          </table:table-cell>
          <table:table-cell office:value-type="float" office:value="15014648">
            <text:p>15014648</text:p>
          </table:table-cell>
          <table:table-cell office:value-type="float" office:value="6103515">
            <text:p>6103515</text:p>
          </table:table-cell>
          <table:table-cell office:value-type="float" office:value="610351">
            <text:p>61035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float" office:value="719247">
            <text:p>719247</text:p>
          </table:table-cell>
          <table:table-cell office:value-type="float" office:value="11940">
            <text:p>11940</text:p>
          </table:table-cell>
          <table:table-cell office:value-type="float" office:value="1042371">
            <text:p>1042371</text:p>
          </table:table-cell>
          <table:table-cell office:value-type="float" office:value="2698032">
            <text:p>2698032</text:p>
          </table:table-cell>
          <table:table-cell office:value-type="float" office:value="794076">
            <text:p>794076</text:p>
          </table:table-cell>
          <table:table-cell table:number-columns-repeated="3"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51687">
            <text:p>1151687</text:p>
          </table:table-cell>
          <table:table-cell table:number-columns-repeated="11" office:value-type="float" office:value="0">
            <text:p>0</text:p>
          </table:table-cell>
          <table:table-cell office:value-type="float" office:value="327680">
            <text:p>327680</text:p>
          </table:table-cell>
          <table:table-cell office:value-type="float" office:value="855416">
            <text:p>855416</text:p>
          </table:table-cell>
          <table:table-cell table:number-columns-repeated="4" office:value-type="float" office:value="0">
            <text:p>0</text:p>
          </table:table-cell>
          <table:table-cell office:value-type="float" office:value="1042371">
            <text:p>1042371</text:p>
          </table:table-cell>
          <table:table-cell office:value-type="float" office:value="0">
            <text:p>0</text:p>
          </table:table-cell>
          <table:table-cell office:value-type="float" office:value="1042371">
            <text:p>1042371</text:p>
          </table:table-cell>
          <table:table-cell office:value-type="float" office:value="16287">
            <text:p>16287</text:p>
          </table:table-cell>
          <table:table-cell office:value-type="float" office:value="521186">
            <text:p>521186</text:p>
          </table:table-cell>
          <table:table-cell office:value-type="float" office:value="0">
            <text:p>0</text:p>
          </table:table-cell>
          <table:table-cell office:value-type="float" office:value="347457">
            <text:p>347457</text:p>
          </table:table-cell>
          <table:table-cell office:value-type="float" office:value="0">
            <text:p>0</text:p>
          </table:table-cell>
          <table:table-cell office:value-type="float" office:value="347457">
            <text:p>347457</text:p>
          </table:table-cell>
          <table:table-cell office:value-type="float" office:value="1032467">
            <text:p>1032467</text:p>
          </table:table-cell>
          <table:table-cell office:value-type="float" office:value="173728">
            <text:p>173728</text:p>
          </table:table-cell>
          <table:table-cell office:value-type="float" office:value="1026424">
            <text:p>1026424</text:p>
          </table:table-cell>
          <table:table-cell office:value-type="float" office:value="694914">
            <text:p>694914</text:p>
          </table:table-cell>
          <table:table-cell office:value-type="float" office:value="1042371">
            <text:p>1042371</text:p>
          </table:table-cell>
          <table:table-cell office:value-type="float" office:value="4669189">
            <text:p>4669189</text:p>
          </table:table-cell>
          <table:table-cell office:value-type="float" office:value="15472411">
            <text:p>15472411</text:p>
          </table:table-cell>
          <table:table-cell office:value-type="float" office:value="7385253">
            <text:p>7385253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office:value-type="float" office:value="822496">
            <text:p>822496</text:p>
          </table:table-cell>
          <table:table-cell office:value-type="float" office:value="12911">
            <text:p>12911</text:p>
          </table:table-cell>
          <table:table-cell office:value-type="float" office:value="1127144">
            <text:p>1127144</text:p>
          </table:table-cell>
          <table:table-cell office:value-type="float" office:value="2935736">
            <text:p>2935736</text:p>
          </table:table-cell>
          <table:table-cell office:value-type="float" office:value="900205">
            <text:p>900205</text:p>
          </table:table-cell>
          <table:table-cell table:number-columns-repeated="3" office:value-type="float" office:value="0">
            <text:p>0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209561">
            <text:p>1209561</text:p>
          </table:table-cell>
          <table:table-cell table:number-columns-repeated="11" office:value-type="float" office:value="0">
            <text:p>0</text:p>
          </table:table-cell>
          <table:table-cell office:value-type="float" office:value="344064">
            <text:p>344064</text:p>
          </table:table-cell>
          <table:table-cell office:value-type="float" office:value="828136">
            <text:p>828136</text:p>
          </table:table-cell>
          <table:table-cell table:number-columns-repeated="4" office:value-type="float" office:value="0">
            <text:p>0</text:p>
          </table:table-cell>
          <table:table-cell office:value-type="float" office:value="1127144">
            <text:p>1127144</text:p>
          </table:table-cell>
          <table:table-cell office:value-type="float" office:value="0">
            <text:p>0</text:p>
          </table:table-cell>
          <table:table-cell office:value-type="float" office:value="1127144">
            <text:p>1127144</text:p>
          </table:table-cell>
          <table:table-cell office:value-type="float" office:value="18110">
            <text:p>18110</text:p>
          </table:table-cell>
          <table:table-cell office:value-type="float" office:value="563572">
            <text:p>563572</text:p>
          </table:table-cell>
          <table:table-cell office:value-type="float" office:value="0">
            <text:p>0</text:p>
          </table:table-cell>
          <table:table-cell office:value-type="float" office:value="375715">
            <text:p>375715</text:p>
          </table:table-cell>
          <table:table-cell office:value-type="float" office:value="0">
            <text:p>0</text:p>
          </table:table-cell>
          <table:table-cell office:value-type="float" office:value="375714">
            <text:p>375714</text:p>
          </table:table-cell>
          <table:table-cell office:value-type="float" office:value="1127144">
            <text:p>1127144</text:p>
          </table:table-cell>
          <table:table-cell office:value-type="float" office:value="187857">
            <text:p>187857</text:p>
          </table:table-cell>
          <table:table-cell office:value-type="float" office:value="1062367">
            <text:p>1062367</text:p>
          </table:table-cell>
          <table:table-cell office:value-type="float" office:value="751429">
            <text:p>751429</text:p>
          </table:table-cell>
          <table:table-cell office:value-type="float" office:value="1127144">
            <text:p>1127144</text:p>
          </table:table-cell>
          <table:table-cell office:value-type="float" office:value="4791259">
            <text:p>4791259</text:p>
          </table:table-cell>
          <table:table-cell office:value-type="float" office:value="16204833">
            <text:p>16204833</text:p>
          </table:table-cell>
          <table:table-cell office:value-type="float" office:value="7843017">
            <text:p>7843017</text:p>
          </table:table-cell>
          <table:table-cell office:value-type="float" office:value="488281">
            <text:p>48828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office:value-type="float" office:value="774747">
            <text:p>774747</text:p>
          </table:table-cell>
          <table:table-cell office:value-type="float" office:value="12383">
            <text:p>12383</text:p>
          </table:table-cell>
          <table:table-cell office:value-type="float" office:value="1080988">
            <text:p>1080988</text:p>
          </table:table-cell>
          <table:table-cell office:value-type="float" office:value="2806395">
            <text:p>2806395</text:p>
          </table:table-cell>
          <table:table-cell office:value-type="float" office:value="850674">
            <text:p>850674</text:p>
          </table:table-cell>
          <table:table-cell table:number-columns-repeated="3" office:value-type="float" office:value="0">
            <text:p>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275271">
            <text:p>1275271</text:p>
          </table:table-cell>
          <table:table-cell table:number-columns-repeated="11" office:value-type="float" office:value="0">
            <text:p>0</text:p>
          </table:table-cell>
          <table:table-cell office:value-type="float" office:value="360448">
            <text:p>360448</text:p>
          </table:table-cell>
          <table:table-cell office:value-type="float" office:value="843896">
            <text:p>843896</text:p>
          </table:table-cell>
          <table:table-cell table:number-columns-repeated="4" office:value-type="float" office:value="0">
            <text:p>0</text:p>
          </table:table-cell>
          <table:table-cell office:value-type="float" office:value="1080988">
            <text:p>1080988</text:p>
          </table:table-cell>
          <table:table-cell office:value-type="float" office:value="0">
            <text:p>0</text:p>
          </table:table-cell>
          <table:table-cell office:value-type="float" office:value="1080988">
            <text:p>1080988</text:p>
          </table:table-cell>
          <table:table-cell office:value-type="float" office:value="16890">
            <text:p>16890</text:p>
          </table:table-cell>
          <table:table-cell office:value-type="float" office:value="540494">
            <text:p>540494</text:p>
          </table:table-cell>
          <table:table-cell office:value-type="float" office:value="0">
            <text:p>0</text:p>
          </table:table-cell>
          <table:table-cell office:value-type="float" office:value="360329">
            <text:p>360329</text:p>
          </table:table-cell>
          <table:table-cell office:value-type="float" office:value="0">
            <text:p>0</text:p>
          </table:table-cell>
          <table:table-cell office:value-type="float" office:value="360329">
            <text:p>360329</text:p>
          </table:table-cell>
          <table:table-cell office:value-type="float" office:value="1059234">
            <text:p>1059234</text:p>
          </table:table-cell>
          <table:table-cell office:value-type="float" office:value="180165">
            <text:p>180165</text:p>
          </table:table-cell>
          <table:table-cell office:value-type="float" office:value="1047372">
            <text:p>1047372</text:p>
          </table:table-cell>
          <table:table-cell office:value-type="float" office:value="720658">
            <text:p>720658</text:p>
          </table:table-cell>
          <table:table-cell office:value-type="float" office:value="1080988">
            <text:p>1080988</text:p>
          </table:table-cell>
          <table:table-cell office:value-type="float" office:value="4669189">
            <text:p>4669189</text:p>
          </table:table-cell>
          <table:table-cell office:value-type="float" office:value="15197753">
            <text:p>15197753</text:p>
          </table:table-cell>
          <table:table-cell office:value-type="float" office:value="7843017">
            <text:p>7843017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office:value-type="float" office:value="848163">
            <text:p>848163</text:p>
          </table:table-cell>
          <table:table-cell office:value-type="float" office:value="13422">
            <text:p>13422</text:p>
          </table:table-cell>
          <table:table-cell office:value-type="float" office:value="1171778">
            <text:p>1171778</text:p>
          </table:table-cell>
          <table:table-cell office:value-type="float" office:value="3053632">
            <text:p>3053632</text:p>
          </table:table-cell>
          <table:table-cell office:value-type="float" office:value="927085">
            <text:p>927085</text:p>
          </table:table-cell>
          <table:table-cell table:number-columns-repeated="3" office:value-type="float" office:value="0">
            <text:p>0</text:p>
          </table:table-cell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327846">
            <text:p>1327846</text:p>
          </table:table-cell>
          <table:table-cell table:number-columns-repeated="11" office:value-type="float" office:value="0">
            <text:p>0</text:p>
          </table:table-cell>
          <table:table-cell office:value-type="float" office:value="376832">
            <text:p>376832</text:p>
          </table:table-cell>
          <table:table-cell office:value-type="float" office:value="449732">
            <text:p>449732</text:p>
          </table:table-cell>
          <table:table-cell table:number-columns-repeated="4" office:value-type="float" office:value="0">
            <text:p>0</text:p>
          </table:table-cell>
          <table:table-cell office:value-type="float" office:value="1171778">
            <text:p>1171778</text:p>
          </table:table-cell>
          <table:table-cell office:value-type="float" office:value="0">
            <text:p>0</text:p>
          </table:table-cell>
          <table:table-cell office:value-type="float" office:value="1171778">
            <text:p>1171778</text:p>
          </table:table-cell>
          <table:table-cell office:value-type="float" office:value="18309">
            <text:p>18309</text:p>
          </table:table-cell>
          <table:table-cell office:value-type="float" office:value="585889">
            <text:p>585889</text:p>
          </table:table-cell>
          <table:table-cell office:value-type="float" office:value="0">
            <text:p>0</text:p>
          </table:table-cell>
          <table:table-cell office:value-type="float" office:value="390593">
            <text:p>390593</text:p>
          </table:table-cell>
          <table:table-cell office:value-type="float" office:value="0">
            <text:p>0</text:p>
          </table:table-cell>
          <table:table-cell office:value-type="float" office:value="390592">
            <text:p>390592</text:p>
          </table:table-cell>
          <table:table-cell office:value-type="float" office:value="1140739">
            <text:p>1140739</text:p>
          </table:table-cell>
          <table:table-cell office:value-type="float" office:value="195296">
            <text:p>195296</text:p>
          </table:table-cell>
          <table:table-cell office:value-type="float" office:value="474231">
            <text:p>474231</text:p>
          </table:table-cell>
          <table:table-cell office:value-type="float" office:value="781185">
            <text:p>781185</text:p>
          </table:table-cell>
          <table:table-cell office:value-type="float" office:value="1171778">
            <text:p>1171778</text:p>
          </table:table-cell>
          <table:table-cell office:value-type="float" office:value="4638671">
            <text:p>4638671</text:p>
          </table:table-cell>
          <table:table-cell office:value-type="float" office:value="15655517">
            <text:p>15655517</text:p>
          </table:table-cell>
          <table:table-cell office:value-type="float" office:value="8239745">
            <text:p>8239745</text:p>
          </table:table-cell>
          <table:table-cell office:value-type="float" office:value="488281">
            <text:p>48828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826747">
            <text:p>826747</text:p>
          </table:table-cell>
          <table:table-cell office:value-type="float" office:value="13064">
            <text:p>13064</text:p>
          </table:table-cell>
          <table:table-cell office:value-type="float" office:value="1140510">
            <text:p>1140510</text:p>
          </table:table-cell>
          <table:table-cell office:value-type="float" office:value="2960322">
            <text:p>2960322</text:p>
          </table:table-cell>
          <table:table-cell office:value-type="float" office:value="904489">
            <text:p>904489</text:p>
          </table:table-cell>
          <table:table-cell table:number-columns-repeated="3" office:value-type="float" office:value="0">
            <text:p>0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382327">
            <text:p>1382327</text:p>
          </table:table-cell>
          <table:table-cell table:number-columns-repeated="11" office:value-type="float" office:value="0">
            <text:p>0</text:p>
          </table:table-cell>
          <table:table-cell office:value-type="float" office:value="393216">
            <text:p>393216</text:p>
          </table:table-cell>
          <table:table-cell table:number-columns-repeated="5" office:value-type="float" office:value="0">
            <text:p>0</text:p>
          </table:table-cell>
          <table:table-cell office:value-type="float" office:value="1140510">
            <text:p>1140510</text:p>
          </table:table-cell>
          <table:table-cell office:value-type="float" office:value="0">
            <text:p>0</text:p>
          </table:table-cell>
          <table:table-cell office:value-type="float" office:value="1140510">
            <text:p>1140510</text:p>
          </table:table-cell>
          <table:table-cell office:value-type="float" office:value="18056">
            <text:p>18056</text:p>
          </table:table-cell>
          <table:table-cell office:value-type="float" office:value="570255">
            <text:p>570255</text:p>
          </table:table-cell>
          <table:table-cell office:value-type="float" office:value="0">
            <text:p>0</text:p>
          </table:table-cell>
          <table:table-cell office:value-type="float" office:value="380170">
            <text:p>380170</text:p>
          </table:table-cell>
          <table:table-cell office:value-type="float" office:value="0">
            <text:p>0</text:p>
          </table:table-cell>
          <table:table-cell office:value-type="float" office:value="380170">
            <text:p>380170</text:p>
          </table:table-cell>
          <table:table-cell office:value-type="float" office:value="1135459">
            <text:p>1135459</text:p>
          </table:table-cell>
          <table:table-cell office:value-type="float" office:value="190085">
            <text:p>190085</text:p>
          </table:table-cell>
          <table:table-cell office:value-type="float" office:value="1135459">
            <text:p>1135459</text:p>
          </table:table-cell>
          <table:table-cell office:value-type="float" office:value="760340">
            <text:p>760340</text:p>
          </table:table-cell>
          <table:table-cell office:value-type="float" office:value="1140510">
            <text:p>1140510</text:p>
          </table:table-cell>
          <table:table-cell office:value-type="float" office:value="4730224">
            <text:p>4730224</text:p>
          </table:table-cell>
          <table:table-cell office:value-type="float" office:value="15533447">
            <text:p>15533447</text:p>
          </table:table-cell>
          <table:table-cell office:value-type="float" office:value="8026122">
            <text:p>8026122</text:p>
          </table:table-cell>
          <table:table-cell office:value-type="float" office:value="579833">
            <text:p>57983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945579">
            <text:p>945579</text:p>
          </table:table-cell>
          <table:table-cell office:value-type="float" office:value="14471">
            <text:p>14471</text:p>
          </table:table-cell>
          <table:table-cell office:value-type="float" office:value="1263296">
            <text:p>1263296</text:p>
          </table:table-cell>
          <table:table-cell office:value-type="float" office:value="3300894">
            <text:p>3300894</text:p>
          </table:table-cell>
          <table:table-cell office:value-type="float" office:value="1029050">
            <text:p>1029050</text:p>
          </table:table-cell>
          <table:table-cell table:number-columns-repeated="3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40699">
            <text:p>1440699</text:p>
          </table:table-cell>
          <table:table-cell table:number-columns-repeated="11" office:value-type="float" office:value="0">
            <text:p>0</text:p>
          </table:table-cell>
          <table:table-cell office:value-type="float" office:value="409600">
            <text:p>409600</text:p>
          </table:table-cell>
          <table:table-cell office:value-type="float" office:value="1099736">
            <text:p>1099736</text:p>
          </table:table-cell>
          <table:table-cell table:number-columns-repeated="4" office:value-type="float" office:value="0">
            <text:p>0</text:p>
          </table:table-cell>
          <table:table-cell office:value-type="float" office:value="1263296">
            <text:p>1263296</text:p>
          </table:table-cell>
          <table:table-cell office:value-type="float" office:value="0">
            <text:p>0</text:p>
          </table:table-cell>
          <table:table-cell office:value-type="float" office:value="1263296">
            <text:p>1263296</text:p>
          </table:table-cell>
          <table:table-cell office:value-type="float" office:value="20026">
            <text:p>20026</text:p>
          </table:table-cell>
          <table:table-cell office:value-type="float" office:value="631648">
            <text:p>631648</text:p>
          </table:table-cell>
          <table:table-cell office:value-type="float" office:value="0">
            <text:p>0</text:p>
          </table:table-cell>
          <table:table-cell office:value-type="float" office:value="421098">
            <text:p>421098</text:p>
          </table:table-cell>
          <table:table-cell office:value-type="float" office:value="0">
            <text:p>0</text:p>
          </table:table-cell>
          <table:table-cell office:value-type="float" office:value="421099">
            <text:p>421099</text:p>
          </table:table-cell>
          <table:table-cell office:value-type="float" office:value="1219110">
            <text:p>1219110</text:p>
          </table:table-cell>
          <table:table-cell office:value-type="float" office:value="210549">
            <text:p>210549</text:p>
          </table:table-cell>
          <table:table-cell office:value-type="float" office:value="1152247">
            <text:p>1152247</text:p>
          </table:table-cell>
          <table:table-cell office:value-type="float" office:value="842198">
            <text:p>842198</text:p>
          </table:table-cell>
          <table:table-cell office:value-type="float" office:value="1263296">
            <text:p>1263296</text:p>
          </table:table-cell>
          <table:table-cell office:value-type="float" office:value="4791259">
            <text:p>4791259</text:p>
          </table:table-cell>
          <table:table-cell office:value-type="float" office:value="15594482">
            <text:p>15594482</text:p>
          </table:table-cell>
          <table:table-cell office:value-type="float" office:value="8697509">
            <text:p>8697509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913996">
            <text:p>913996</text:p>
          </table:table-cell>
          <table:table-cell office:value-type="float" office:value="14239">
            <text:p>14239</text:p>
          </table:table-cell>
          <table:table-cell office:value-type="float" office:value="1243023">
            <text:p>1243023</text:p>
          </table:table-cell>
          <table:table-cell office:value-type="float" office:value="3216778">
            <text:p>3216778</text:p>
          </table:table-cell>
          <table:table-cell office:value-type="float" office:value="996024">
            <text:p>996024</text:p>
          </table:table-cell>
          <table:table-cell table:number-columns-repeated="3" office:value-type="float" office:value="0">
            <text:p>0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99125">
            <text:p>1499125</text:p>
          </table:table-cell>
          <table:table-cell table:number-columns-repeated="11" office:value-type="float" office:value="0">
            <text:p>0</text:p>
          </table:table-cell>
          <table:table-cell office:value-type="float" office:value="425984">
            <text:p>425984</text:p>
          </table:table-cell>
          <table:table-cell office:value-type="float" office:value="1056328">
            <text:p>1056328</text:p>
          </table:table-cell>
          <table:table-cell table:number-columns-repeated="4" office:value-type="float" office:value="0">
            <text:p>0</text:p>
          </table:table-cell>
          <table:table-cell office:value-type="float" office:value="1243023">
            <text:p>1243023</text:p>
          </table:table-cell>
          <table:table-cell office:value-type="float" office:value="0">
            <text:p>0</text:p>
          </table:table-cell>
          <table:table-cell office:value-type="float" office:value="1243023">
            <text:p>1243023</text:p>
          </table:table-cell>
          <table:table-cell office:value-type="float" office:value="19422">
            <text:p>19422</text:p>
          </table:table-cell>
          <table:table-cell office:value-type="float" office:value="621511">
            <text:p>621511</text:p>
          </table:table-cell>
          <table:table-cell office:value-type="float" office:value="0">
            <text:p>0</text:p>
          </table:table-cell>
          <table:table-cell office:value-type="float" office:value="414341">
            <text:p>414341</text:p>
          </table:table-cell>
          <table:table-cell office:value-type="float" office:value="0">
            <text:p>0</text:p>
          </table:table-cell>
          <table:table-cell office:value-type="float" office:value="414341">
            <text:p>414341</text:p>
          </table:table-cell>
          <table:table-cell office:value-type="float" office:value="1243023">
            <text:p>1243023</text:p>
          </table:table-cell>
          <table:table-cell office:value-type="float" office:value="207171">
            <text:p>207171</text:p>
          </table:table-cell>
          <table:table-cell office:value-type="float" office:value="530425">
            <text:p>530425</text:p>
          </table:table-cell>
          <table:table-cell office:value-type="float" office:value="828682">
            <text:p>828682</text:p>
          </table:table-cell>
          <table:table-cell office:value-type="float" office:value="1243023">
            <text:p>1243023</text:p>
          </table:table-cell>
          <table:table-cell office:value-type="float" office:value="4882812">
            <text:p>4882812</text:p>
          </table:table-cell>
          <table:table-cell office:value-type="float" office:value="16784667">
            <text:p>16784667</text:p>
          </table:table-cell>
          <table:table-cell office:value-type="float" office:value="8697509">
            <text:p>8697509</text:p>
          </table:table-cell>
          <table:table-cell office:value-type="float" office:value="610351">
            <text:p>61035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office:value-type="float" office:value="888038">
            <text:p>888038</text:p>
          </table:table-cell>
          <table:table-cell office:value-type="float" office:value="13769">
            <text:p>13769</text:p>
          </table:table-cell>
          <table:table-cell office:value-type="float" office:value="1201992">
            <text:p>1201992</text:p>
          </table:table-cell>
          <table:table-cell office:value-type="float" office:value="3141341">
            <text:p>3141341</text:p>
          </table:table-cell>
          <table:table-cell office:value-type="float" office:value="968481">
            <text:p>968481</text:p>
          </table:table-cell>
          <table:table-cell table:number-columns-repeated="3" office:value-type="float" office:value="0">
            <text:p>0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555303">
            <text:p>1555303</text:p>
          </table:table-cell>
          <table:table-cell table:number-columns-repeated="11" office:value-type="float" office:value="0">
            <text:p>0</text:p>
          </table:table-cell>
          <table:table-cell office:value-type="float" office:value="442368">
            <text:p>442368</text:p>
          </table:table-cell>
          <table:table-cell office:value-type="float" office:value="969100">
            <text:p>969100</text:p>
          </table:table-cell>
          <table:table-cell table:number-columns-repeated="4" office:value-type="float" office:value="0">
            <text:p>0</text:p>
          </table:table-cell>
          <table:table-cell office:value-type="float" office:value="1201992">
            <text:p>1201992</text:p>
          </table:table-cell>
          <table:table-cell office:value-type="float" office:value="0">
            <text:p>0</text:p>
          </table:table-cell>
          <table:table-cell office:value-type="float" office:value="1201992">
            <text:p>1201992</text:p>
          </table:table-cell>
          <table:table-cell office:value-type="float" office:value="19066">
            <text:p>19066</text:p>
          </table:table-cell>
          <table:table-cell office:value-type="float" office:value="600996">
            <text:p>600996</text:p>
          </table:table-cell>
          <table:table-cell office:value-type="float" office:value="0">
            <text:p>0</text:p>
          </table:table-cell>
          <table:table-cell office:value-type="float" office:value="400664">
            <text:p>400664</text:p>
          </table:table-cell>
          <table:table-cell office:value-type="float" office:value="0">
            <text:p>0</text:p>
          </table:table-cell>
          <table:table-cell office:value-type="float" office:value="400664">
            <text:p>400664</text:p>
          </table:table-cell>
          <table:table-cell office:value-type="float" office:value="1185103">
            <text:p>1185103</text:p>
          </table:table-cell>
          <table:table-cell office:value-type="float" office:value="200332">
            <text:p>200332</text:p>
          </table:table-cell>
          <table:table-cell office:value-type="float" office:value="1070607">
            <text:p>1070607</text:p>
          </table:table-cell>
          <table:table-cell office:value-type="float" office:value="801328">
            <text:p>801328</text:p>
          </table:table-cell>
          <table:table-cell office:value-type="float" office:value="1201992">
            <text:p>1201992</text:p>
          </table:table-cell>
          <table:table-cell office:value-type="float" office:value="4699707">
            <text:p>4699707</text:p>
          </table:table-cell>
          <table:table-cell office:value-type="float" office:value="16082763">
            <text:p>16082763</text:p>
          </table:table-cell>
          <table:table-cell office:value-type="float" office:value="8789062">
            <text:p>8789062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office:value-type="float" office:value="931371">
            <text:p>931371</text:p>
          </table:table-cell>
          <table:table-cell office:value-type="float" office:value="14421">
            <text:p>14421</text:p>
          </table:table-cell>
          <table:table-cell office:value-type="float" office:value="1258984">
            <text:p>1258984</text:p>
          </table:table-cell>
          <table:table-cell office:value-type="float" office:value="3298799">
            <text:p>3298799</text:p>
          </table:table-cell>
          <table:table-cell office:value-type="float" office:value="1013713">
            <text:p>1013713</text:p>
          </table:table-cell>
          <table:table-cell table:number-columns-repeated="3" office:value-type="float" office:value="0">
            <text:p>0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614533">
            <text:p>1614533</text:p>
          </table:table-cell>
          <table:table-cell table:number-columns-repeated="11" office:value-type="float" office:value="0">
            <text:p>0</text:p>
          </table:table-cell>
          <table:table-cell office:value-type="float" office:value="458752">
            <text:p>458752</text:p>
          </table:table-cell>
          <table:table-cell table:number-columns-repeated="5" office:value-type="float" office:value="0">
            <text:p>0</text:p>
          </table:table-cell>
          <table:table-cell office:value-type="float" office:value="1258984">
            <text:p>1258984</text:p>
          </table:table-cell>
          <table:table-cell office:value-type="float" office:value="0">
            <text:p>0</text:p>
          </table:table-cell>
          <table:table-cell office:value-type="float" office:value="1258984">
            <text:p>1258984</text:p>
          </table:table-cell>
          <table:table-cell office:value-type="float" office:value="19990">
            <text:p>19990</text:p>
          </table:table-cell>
          <table:table-cell office:value-type="float" office:value="629492">
            <text:p>629492</text:p>
          </table:table-cell>
          <table:table-cell office:value-type="float" office:value="0">
            <text:p>0</text:p>
          </table:table-cell>
          <table:table-cell office:value-type="float" office:value="419661">
            <text:p>419661</text:p>
          </table:table-cell>
          <table:table-cell office:value-type="float" office:value="0">
            <text:p>0</text:p>
          </table:table-cell>
          <table:table-cell office:value-type="float" office:value="419661">
            <text:p>419661</text:p>
          </table:table-cell>
          <table:table-cell office:value-type="float" office:value="1258984">
            <text:p>1258984</text:p>
          </table:table-cell>
          <table:table-cell office:value-type="float" office:value="209830">
            <text:p>209830</text:p>
          </table:table-cell>
          <table:table-cell office:value-type="float" office:value="525930">
            <text:p>525930</text:p>
          </table:table-cell>
          <table:table-cell office:value-type="float" office:value="839323">
            <text:p>839323</text:p>
          </table:table-cell>
          <table:table-cell office:value-type="float" office:value="1258984">
            <text:p>1258984</text:p>
          </table:table-cell>
          <table:table-cell office:value-type="float" office:value="4760742">
            <text:p>4760742</text:p>
          </table:table-cell>
          <table:table-cell office:value-type="float" office:value="15747070">
            <text:p>15747070</text:p>
          </table:table-cell>
          <table:table-cell office:value-type="float" office:value="8880614">
            <text:p>8880614</text:p>
          </table:table-cell>
          <table:table-cell office:value-type="float" office:value="610351">
            <text:p>61035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float" office:value="906746">
            <text:p>906746</text:p>
          </table:table-cell>
          <table:table-cell office:value-type="float" office:value="13941">
            <text:p>13941</text:p>
          </table:table-cell>
          <table:table-cell office:value-type="float" office:value="1217026">
            <text:p>1217026</text:p>
          </table:table-cell>
          <table:table-cell office:value-type="float" office:value="3184898">
            <text:p>3184898</text:p>
          </table:table-cell>
          <table:table-cell office:value-type="float" office:value="988321">
            <text:p>988321</text:p>
          </table:table-cell>
          <table:table-cell table:number-columns-repeated="3" office:value-type="float" office:value="0">
            <text:p>0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674430">
            <text:p>1674430</text:p>
          </table:table-cell>
          <table:table-cell table:number-columns-repeated="11" office:value-type="float" office:value="0">
            <text:p>0</text:p>
          </table:table-cell>
          <table:table-cell office:value-type="float" office:value="475136">
            <text:p>475136</text:p>
          </table:table-cell>
          <table:table-cell office:value-type="float" office:value="1006832">
            <text:p>1006832</text:p>
          </table:table-cell>
          <table:table-cell table:number-columns-repeated="4" office:value-type="float" office:value="0">
            <text:p>0</text:p>
          </table:table-cell>
          <table:table-cell office:value-type="float" office:value="1217026">
            <text:p>1217026</text:p>
          </table:table-cell>
          <table:table-cell office:value-type="float" office:value="0">
            <text:p>0</text:p>
          </table:table-cell>
          <table:table-cell office:value-type="float" office:value="1217026">
            <text:p>1217026</text:p>
          </table:table-cell>
          <table:table-cell office:value-type="float" office:value="19016">
            <text:p>19016</text:p>
          </table:table-cell>
          <table:table-cell office:value-type="float" office:value="608513">
            <text:p>608513</text:p>
          </table:table-cell>
          <table:table-cell office:value-type="float" office:value="0">
            <text:p>0</text:p>
          </table:table-cell>
          <table:table-cell office:value-type="float" office:value="405675">
            <text:p>405675</text:p>
          </table:table-cell>
          <table:table-cell office:value-type="float" office:value="0">
            <text:p>0</text:p>
          </table:table-cell>
          <table:table-cell office:value-type="float" office:value="405675">
            <text:p>405675</text:p>
          </table:table-cell>
          <table:table-cell office:value-type="float" office:value="1160676">
            <text:p>1160676</text:p>
          </table:table-cell>
          <table:table-cell office:value-type="float" office:value="202838">
            <text:p>202838</text:p>
          </table:table-cell>
          <table:table-cell office:value-type="float" office:value="510644">
            <text:p>510644</text:p>
          </table:table-cell>
          <table:table-cell office:value-type="float" office:value="811350">
            <text:p>811350</text:p>
          </table:table-cell>
          <table:table-cell office:value-type="float" office:value="1217026">
            <text:p>1217026</text:p>
          </table:table-cell>
          <table:table-cell office:value-type="float" office:value="4699707">
            <text:p>4699707</text:p>
          </table:table-cell>
          <table:table-cell office:value-type="float" office:value="15686035">
            <text:p>15686035</text:p>
          </table:table-cell>
          <table:table-cell office:value-type="float" office:value="8209228">
            <text:p>8209228</text:p>
          </table:table-cell>
          <table:table-cell office:value-type="float" office:value="579833">
            <text:p>57983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1008788">
            <text:p>1008788</text:p>
          </table:table-cell>
          <table:table-cell office:value-type="float" office:value="15264">
            <text:p>15264</text:p>
          </table:table-cell>
          <table:table-cell office:value-type="float" office:value="1332470">
            <text:p>1332470</text:p>
          </table:table-cell>
          <table:table-cell office:value-type="float" office:value="3495624">
            <text:p>3495624</text:p>
          </table:table-cell>
          <table:table-cell office:value-type="float" office:value="1095043">
            <text:p>1095043</text:p>
          </table:table-cell>
          <table:table-cell table:number-columns-repeated="3" office:value-type="float" office:value="0">
            <text:p>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731003">
            <text:p>1731003</text:p>
          </table:table-cell>
          <table:table-cell table:number-columns-repeated="11" office:value-type="float" office:value="0">
            <text:p>0</text:p>
          </table:table-cell>
          <table:table-cell office:value-type="float" office:value="491520">
            <text:p>491520</text:p>
          </table:table-cell>
          <table:table-cell office:value-type="float" office:value="1042596">
            <text:p>1042596</text:p>
          </table:table-cell>
          <table:table-cell table:number-columns-repeated="4" office:value-type="float" office:value="0">
            <text:p>0</text:p>
          </table:table-cell>
          <table:table-cell office:value-type="float" office:value="1332470">
            <text:p>1332470</text:p>
          </table:table-cell>
          <table:table-cell office:value-type="float" office:value="0">
            <text:p>0</text:p>
          </table:table-cell>
          <table:table-cell office:value-type="float" office:value="1332470">
            <text:p>1332470</text:p>
          </table:table-cell>
          <table:table-cell office:value-type="float" office:value="20935">
            <text:p>20935</text:p>
          </table:table-cell>
          <table:table-cell office:value-type="float" office:value="666235">
            <text:p>666235</text:p>
          </table:table-cell>
          <table:table-cell office:value-type="float" office:value="0">
            <text:p>0</text:p>
          </table:table-cell>
          <table:table-cell office:value-type="float" office:value="444156">
            <text:p>444156</text:p>
          </table:table-cell>
          <table:table-cell office:value-type="float" office:value="0">
            <text:p>0</text:p>
          </table:table-cell>
          <table:table-cell office:value-type="float" office:value="444157">
            <text:p>444157</text:p>
          </table:table-cell>
          <table:table-cell office:value-type="float" office:value="1300428">
            <text:p>1300428</text:p>
          </table:table-cell>
          <table:table-cell office:value-type="float" office:value="222078">
            <text:p>222078</text:p>
          </table:table-cell>
          <table:table-cell office:value-type="float" office:value="532">
            <text:p>532</text:p>
          </table:table-cell>
          <table:table-cell office:value-type="float" office:value="888313">
            <text:p>888313</text:p>
          </table:table-cell>
          <table:table-cell office:value-type="float" office:value="1332470">
            <text:p>1332470</text:p>
          </table:table-cell>
          <table:table-cell office:value-type="float" office:value="4577636">
            <text:p>4577636</text:p>
          </table:table-cell>
          <table:table-cell office:value-type="float" office:value="15350341">
            <text:p>15350341</text:p>
          </table:table-cell>
          <table:table-cell office:value-type="float" office:value="9368896">
            <text:p>9368896</text:p>
          </table:table-cell>
          <table:table-cell office:value-type="float" office:value="579833">
            <text:p>57983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952537">
            <text:p>952537</text:p>
          </table:table-cell>
          <table:table-cell office:value-type="float" office:value="14593">
            <text:p>14593</text:p>
          </table:table-cell>
          <table:table-cell office:value-type="float" office:value="1273964">
            <text:p>1273964</text:p>
          </table:table-cell>
          <table:table-cell office:value-type="float" office:value="3339621">
            <text:p>3339621</text:p>
          </table:table-cell>
          <table:table-cell office:value-type="float" office:value="1036644">
            <text:p>1036644</text:p>
          </table:table-cell>
          <table:table-cell table:number-columns-repeated="3" office:value-type="float" office:value="0">
            <text:p>0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786559">
            <text:p>1786559</text:p>
          </table:table-cell>
          <table:table-cell table:number-columns-repeated="11" office:value-type="float" office:value="0">
            <text:p>0</text:p>
          </table:table-cell>
          <table:table-cell office:value-type="float" office:value="507904">
            <text:p>507904</text:p>
          </table:table-cell>
          <table:table-cell office:value-type="float" office:value="550804">
            <text:p>550804</text:p>
          </table:table-cell>
          <table:table-cell table:number-columns-repeated="4" office:value-type="float" office:value="0">
            <text:p>0</text:p>
          </table:table-cell>
          <table:table-cell office:value-type="float" office:value="1273964">
            <text:p>1273964</text:p>
          </table:table-cell>
          <table:table-cell office:value-type="float" office:value="0">
            <text:p>0</text:p>
          </table:table-cell>
          <table:table-cell office:value-type="float" office:value="1273964">
            <text:p>1273964</text:p>
          </table:table-cell>
          <table:table-cell office:value-type="float" office:value="20079">
            <text:p>20079</text:p>
          </table:table-cell>
          <table:table-cell office:value-type="float" office:value="636982">
            <text:p>636982</text:p>
          </table:table-cell>
          <table:table-cell office:value-type="float" office:value="0">
            <text:p>0</text:p>
          </table:table-cell>
          <table:table-cell office:value-type="float" office:value="424654">
            <text:p>424654</text:p>
          </table:table-cell>
          <table:table-cell office:value-type="float" office:value="0">
            <text:p>0</text:p>
          </table:table-cell>
          <table:table-cell office:value-type="float" office:value="424654">
            <text:p>424654</text:p>
          </table:table-cell>
          <table:table-cell office:value-type="float" office:value="1272115">
            <text:p>1272115</text:p>
          </table:table-cell>
          <table:table-cell office:value-type="float" office:value="212327">
            <text:p>212327</text:p>
          </table:table-cell>
          <table:table-cell office:value-type="float" office:value="1159298">
            <text:p>1159298</text:p>
          </table:table-cell>
          <table:table-cell office:value-type="float" office:value="849309">
            <text:p>849309</text:p>
          </table:table-cell>
          <table:table-cell office:value-type="float" office:value="1273964">
            <text:p>1273964</text:p>
          </table:table-cell>
          <table:table-cell office:value-type="float" office:value="4638671">
            <text:p>4638671</text:p>
          </table:table-cell>
          <table:table-cell office:value-type="float" office:value="16235351">
            <text:p>16235351</text:p>
          </table:table-cell>
          <table:table-cell office:value-type="float" office:value="8941649">
            <text:p>8941649</text:p>
          </table:table-cell>
          <table:table-cell office:value-type="float" office:value="610351">
            <text:p>61035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965163">
            <text:p>965163</text:p>
          </table:table-cell>
          <table:table-cell office:value-type="float" office:value="14901">
            <text:p>14901</text:p>
          </table:table-cell>
          <table:table-cell office:value-type="float" office:value="1300813">
            <text:p>1300813</text:p>
          </table:table-cell>
          <table:table-cell office:value-type="float" office:value="3404041">
            <text:p>3404041</text:p>
          </table:table-cell>
          <table:table-cell office:value-type="float" office:value="1049049">
            <text:p>1049049</text:p>
          </table:table-cell>
          <table:table-cell table:number-columns-repeated="3"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844909">
            <text:p>1844909</text:p>
          </table:table-cell>
          <table:table-cell table:number-columns-repeated="11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1116248">
            <text:p>1116248</text:p>
          </table:table-cell>
          <table:table-cell table:number-columns-repeated="4" office:value-type="float" office:value="0">
            <text:p>0</text:p>
          </table:table-cell>
          <table:table-cell office:value-type="float" office:value="1300813">
            <text:p>1300813</text:p>
          </table:table-cell>
          <table:table-cell office:value-type="float" office:value="0">
            <text:p>0</text:p>
          </table:table-cell>
          <table:table-cell office:value-type="float" office:value="1300813">
            <text:p>1300813</text:p>
          </table:table-cell>
          <table:table-cell office:value-type="float" office:value="20408">
            <text:p>20408</text:p>
          </table:table-cell>
          <table:table-cell office:value-type="float" office:value="650407">
            <text:p>650407</text:p>
          </table:table-cell>
          <table:table-cell office:value-type="float" office:value="0">
            <text:p>0</text:p>
          </table:table-cell>
          <table:table-cell office:value-type="float" office:value="433605">
            <text:p>433605</text:p>
          </table:table-cell>
          <table:table-cell office:value-type="float" office:value="0">
            <text:p>0</text:p>
          </table:table-cell>
          <table:table-cell office:value-type="float" office:value="433604">
            <text:p>433604</text:p>
          </table:table-cell>
          <table:table-cell office:value-type="float" office:value="1300813">
            <text:p>1300813</text:p>
          </table:table-cell>
          <table:table-cell office:value-type="float" office:value="216802">
            <text:p>216802</text:p>
          </table:table-cell>
          <table:table-cell office:value-type="float" office:value="1255635">
            <text:p>1255635</text:p>
          </table:table-cell>
          <table:table-cell office:value-type="float" office:value="867209">
            <text:p>867209</text:p>
          </table:table-cell>
          <table:table-cell office:value-type="float" office:value="1300813">
            <text:p>1300813</text:p>
          </table:table-cell>
          <table:table-cell office:value-type="float" office:value="4669189">
            <text:p>4669189</text:p>
          </table:table-cell>
          <table:table-cell office:value-type="float" office:value="15808105">
            <text:p>15808105</text:p>
          </table:table-cell>
          <table:table-cell office:value-type="float" office:value="9216308">
            <text:p>9216308</text:p>
          </table:table-cell>
          <table:table-cell office:value-type="float" office:value="610351">
            <text:p>61035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1395911">
            <text:p>1395911</text:p>
          </table:table-cell>
          <table:table-cell office:value-type="float" office:value="19800">
            <text:p>19800</text:p>
          </table:table-cell>
          <table:table-cell office:value-type="float" office:value="1728516">
            <text:p>1728516</text:p>
          </table:table-cell>
          <table:table-cell office:value-type="float" office:value="4602502">
            <text:p>4602502</text:p>
          </table:table-cell>
          <table:table-cell office:value-type="float" office:value="1501160">
            <text:p>1501160</text:p>
          </table:table-cell>
          <table:table-cell table:number-columns-repeated="3" office:value-type="float" office:value="0">
            <text:p>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692000">
            <text:p>3692000</text:p>
          </table:table-cell>
          <table:table-cell table:number-columns-repeated="11"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1453736">
            <text:p>1453736</text:p>
          </table:table-cell>
          <table:table-cell table:number-columns-repeated="4" office:value-type="float" office:value="0">
            <text:p>0</text:p>
          </table:table-cell>
          <table:table-cell office:value-type="float" office:value="1728516">
            <text:p>1728516</text:p>
          </table:table-cell>
          <table:table-cell office:value-type="float" office:value="0">
            <text:p>0</text:p>
          </table:table-cell>
          <table:table-cell office:value-type="float" office:value="1728516">
            <text:p>1728516</text:p>
          </table:table-cell>
          <table:table-cell office:value-type="float" office:value="27093">
            <text:p>27093</text:p>
          </table:table-cell>
          <table:table-cell office:value-type="float" office:value="864258">
            <text:p>864258</text:p>
          </table:table-cell>
          <table:table-cell office:value-type="float" office:value="0">
            <text:p>0</text:p>
          </table:table-cell>
          <table:table-cell office:value-type="float" office:value="576171">
            <text:p>576171</text:p>
          </table:table-cell>
          <table:table-cell office:value-type="float" office:value="0">
            <text:p>0</text:p>
          </table:table-cell>
          <table:table-cell office:value-type="float" office:value="576172">
            <text:p>576172</text:p>
          </table:table-cell>
          <table:table-cell office:value-type="float" office:value="1728516">
            <text:p>1728516</text:p>
          </table:table-cell>
          <table:table-cell office:value-type="float" office:value="288086">
            <text:p>288086</text:p>
          </table:table-cell>
          <table:table-cell office:value-type="float" office:value="1474166">
            <text:p>1474166</text:p>
          </table:table-cell>
          <table:table-cell office:value-type="float" office:value="1152344">
            <text:p>1152344</text:p>
          </table:table-cell>
          <table:table-cell office:value-type="float" office:value="1728516">
            <text:p>1728516</text:p>
          </table:table-cell>
          <table:table-cell office:value-type="float" office:value="9643554">
            <text:p>9643554</text:p>
          </table:table-cell>
          <table:table-cell office:value-type="float" office:value="31768798">
            <text:p>31768798</text:p>
          </table:table-cell>
          <table:table-cell office:value-type="float" office:value="12390136">
            <text:p>12390136</text:p>
          </table:table-cell>
          <table:table-cell office:value-type="float" office:value="823974">
            <text:p>82397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1982616">
            <text:p>1982616</text:p>
          </table:table-cell>
          <table:table-cell office:value-type="float" office:value="27404">
            <text:p>27404</text:p>
          </table:table-cell>
          <table:table-cell office:value-type="float" office:value="2392247">
            <text:p>2392247</text:p>
          </table:table-cell>
          <table:table-cell office:value-type="float" office:value="6425758">
            <text:p>6425758</text:p>
          </table:table-cell>
          <table:table-cell office:value-type="float" office:value="2110979">
            <text:p>2110979</text:p>
          </table:table-cell>
          <table:table-cell table:number-columns-repeated="3" office:value-type="float" office:value="0">
            <text:p>0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379577">
            <text:p>7379577</text:p>
          </table:table-cell>
          <table:table-cell table:number-columns-repeated="11" office:value-type="float" office:value="0">
            <text:p>0</text:p>
          </table:table-cell>
          <table:table-cell office:value-type="float" office:value="2097152">
            <text:p>2097152</text:p>
          </table:table-cell>
          <table:table-cell office:value-type="float" office:value="1958192">
            <text:p>1958192</text:p>
          </table:table-cell>
          <table:table-cell table:number-columns-repeated="4" office:value-type="float" office:value="0">
            <text:p>0</text:p>
          </table:table-cell>
          <table:table-cell office:value-type="float" office:value="2392247">
            <text:p>2392247</text:p>
          </table:table-cell>
          <table:table-cell office:value-type="float" office:value="0">
            <text:p>0</text:p>
          </table:table-cell>
          <table:table-cell office:value-type="float" office:value="2392247">
            <text:p>2392247</text:p>
          </table:table-cell>
          <table:table-cell office:value-type="float" office:value="37752">
            <text:p>37752</text:p>
          </table:table-cell>
          <table:table-cell office:value-type="float" office:value="1196123">
            <text:p>1196123</text:p>
          </table:table-cell>
          <table:table-cell office:value-type="float" office:value="0">
            <text:p>0</text:p>
          </table:table-cell>
          <table:table-cell office:value-type="float" office:value="797415">
            <text:p>797415</text:p>
          </table:table-cell>
          <table:table-cell office:value-type="float" office:value="0">
            <text:p>0</text:p>
          </table:table-cell>
          <table:table-cell office:value-type="float" office:value="797416">
            <text:p>797416</text:p>
          </table:table-cell>
          <table:table-cell office:value-type="float" office:value="2297412">
            <text:p>2297412</text:p>
          </table:table-cell>
          <table:table-cell office:value-type="float" office:value="398708">
            <text:p>398708</text:p>
          </table:table-cell>
          <table:table-cell office:value-type="float" office:value="2222647">
            <text:p>2222647</text:p>
          </table:table-cell>
          <table:table-cell office:value-type="float" office:value="1594831">
            <text:p>1594831</text:p>
          </table:table-cell>
          <table:table-cell office:value-type="float" office:value="2392247">
            <text:p>2392247</text:p>
          </table:table-cell>
          <table:table-cell office:value-type="float" office:value="12573241">
            <text:p>12573241</text:p>
          </table:table-cell>
          <table:table-cell office:value-type="float" office:value="42755126">
            <text:p>42755126</text:p>
          </table:table-cell>
          <table:table-cell office:value-type="float" office:value="15533447">
            <text:p>15533447</text:p>
          </table:table-cell>
          <table:table-cell office:value-type="float" office:value="946044">
            <text:p>94604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table:number-columns-repeated="2" office:value-type="float" office:value="256">
            <text:p>256</text:p>
          </table:table-cell>
          <table:table-cell office:value-type="float" office:value="2836947">
            <text:p>2836947</text:p>
          </table:table-cell>
          <table:table-cell office:value-type="float" office:value="37802">
            <text:p>37802</text:p>
          </table:table-cell>
          <table:table-cell office:value-type="float" office:value="3282836">
            <text:p>3282836</text:p>
          </table:table-cell>
          <table:table-cell office:value-type="float" office:value="8964325">
            <text:p>8964325</text:p>
          </table:table-cell>
          <table:table-cell office:value-type="float" office:value="2988902">
            <text:p>2988902</text:p>
          </table:table-cell>
          <table:table-cell table:number-columns-repeated="3" office:value-type="float" office:value="0">
            <text:p>0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741796">
            <text:p>14741796</text:p>
          </table:table-cell>
          <table:table-cell table:number-columns-repeated="11" office:value-type="float" office:value="0">
            <text:p>0</text:p>
          </table:table-cell>
          <table:table-cell office:value-type="float" office:value="4194304">
            <text:p>4194304</text:p>
          </table:table-cell>
          <table:table-cell table:number-columns-repeated="5" office:value-type="float" office:value="0">
            <text:p>0</text:p>
          </table:table-cell>
          <table:table-cell office:value-type="float" office:value="3282836">
            <text:p>3282836</text:p>
          </table:table-cell>
          <table:table-cell office:value-type="float" office:value="0">
            <text:p>0</text:p>
          </table:table-cell>
          <table:table-cell office:value-type="float" office:value="3282836">
            <text:p>3282836</text:p>
          </table:table-cell>
          <table:table-cell office:value-type="float" office:value="51294">
            <text:p>51294</text:p>
          </table:table-cell>
          <table:table-cell office:value-type="float" office:value="1641418">
            <text:p>1641418</text:p>
          </table:table-cell>
          <table:table-cell office:value-type="float" office:value="0">
            <text:p>0</text:p>
          </table:table-cell>
          <table:table-cell office:value-type="float" office:value="1094279">
            <text:p>1094279</text:p>
          </table:table-cell>
          <table:table-cell office:value-type="float" office:value="0">
            <text:p>0</text:p>
          </table:table-cell>
          <table:table-cell office:value-type="float" office:value="1094279">
            <text:p>1094279</text:p>
          </table:table-cell>
          <table:table-cell office:value-type="float" office:value="3170758">
            <text:p>3170758</text:p>
          </table:table-cell>
          <table:table-cell office:value-type="float" office:value="547139">
            <text:p>547139</text:p>
          </table:table-cell>
          <table:table-cell office:value-type="float" office:value="3141196">
            <text:p>3141196</text:p>
          </table:table-cell>
          <table:table-cell office:value-type="float" office:value="2188558">
            <text:p>2188558</text:p>
          </table:table-cell>
          <table:table-cell office:value-type="float" office:value="3282836">
            <text:p>3282836</text:p>
          </table:table-cell>
          <table:table-cell office:value-type="float" office:value="15075683">
            <text:p>15075683</text:p>
          </table:table-cell>
          <table:table-cell office:value-type="float" office:value="52398681">
            <text:p>52398681</text:p>
          </table:table-cell>
          <table:table-cell office:value-type="float" office:value="17028808">
            <text:p>17028808</text:p>
          </table:table-cell>
          <table:table-cell office:value-type="float" office:value="1129149">
            <text:p>112914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office:value-type="float" office:value="5061813">
            <text:p>5061813</text:p>
          </table:table-cell>
          <table:table-cell office:value-type="float" office:value="65734">
            <text:p>65734</text:p>
          </table:table-cell>
          <table:table-cell office:value-type="float" office:value="5693157">
            <text:p>5693157</text:p>
          </table:table-cell>
          <table:table-cell office:value-type="float" office:value="15699990">
            <text:p>15699990</text:p>
          </table:table-cell>
          <table:table-cell office:value-type="float" office:value="5306222">
            <text:p>5306222</text:p>
          </table:table-cell>
          <table:table-cell table:number-columns-repeated="3" office:value-type="float" office:value="0">
            <text:p>0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9461113">
            <text:p>29461113</text:p>
          </table:table-cell>
          <table:table-cell table:number-columns-repeated="11" office:value-type="float" office:value="0">
            <text:p>0</text:p>
          </table:table-cell>
          <table:table-cell office:value-type="float" office:value="8388608">
            <text:p>8388608</text:p>
          </table:table-cell>
          <table:table-cell office:value-type="float" office:value="5028160">
            <text:p>5028160</text:p>
          </table:table-cell>
          <table:table-cell table:number-columns-repeated="4" office:value-type="float" office:value="0">
            <text:p>0</text:p>
          </table:table-cell>
          <table:table-cell office:value-type="float" office:value="5693157">
            <text:p>5693157</text:p>
          </table:table-cell>
          <table:table-cell office:value-type="float" office:value="0">
            <text:p>0</text:p>
          </table:table-cell>
          <table:table-cell office:value-type="float" office:value="5693157">
            <text:p>5693157</text:p>
          </table:table-cell>
          <table:table-cell office:value-type="float" office:value="88957">
            <text:p>88957</text:p>
          </table:table-cell>
          <table:table-cell office:value-type="float" office:value="2846578">
            <text:p>2846578</text:p>
          </table:table-cell>
          <table:table-cell office:value-type="float" office:value="0">
            <text:p>0</text:p>
          </table:table-cell>
          <table:table-cell office:value-type="float" office:value="1897718">
            <text:p>1897718</text:p>
          </table:table-cell>
          <table:table-cell office:value-type="float" office:value="0">
            <text:p>0</text:p>
          </table:table-cell>
          <table:table-cell office:value-type="float" office:value="1897719">
            <text:p>1897719</text:p>
          </table:table-cell>
          <table:table-cell office:value-type="float" office:value="5646354">
            <text:p>5646354</text:p>
          </table:table-cell>
          <table:table-cell office:value-type="float" office:value="948859">
            <text:p>948859</text:p>
          </table:table-cell>
          <table:table-cell office:value-type="float" office:value="5448372">
            <text:p>5448372</text:p>
          </table:table-cell>
          <table:table-cell office:value-type="float" office:value="3795438">
            <text:p>3795438</text:p>
          </table:table-cell>
          <table:table-cell office:value-type="float" office:value="5693157">
            <text:p>5693157</text:p>
          </table:table-cell>
          <table:table-cell office:value-type="float" office:value="27496337">
            <text:p>27496337</text:p>
          </table:table-cell>
          <table:table-cell office:value-type="float" office:value="94787597">
            <text:p>94787597</text:p>
          </table:table-cell>
          <table:table-cell office:value-type="float" office:value="19592284">
            <text:p>19592284</text:p>
          </table:table-cell>
          <table:table-cell office:value-type="float" office:value="1831054">
            <text:p>183105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office:value-type="float" office:value="9260297">
            <text:p>9260297</text:p>
          </table:table-cell>
          <table:table-cell office:value-type="float" office:value="117506">
            <text:p>117506</text:p>
          </table:table-cell>
          <table:table-cell office:value-type="float" office:value="10203184">
            <text:p>10203184</text:p>
          </table:table-cell>
          <table:table-cell office:value-type="float" office:value="28076700">
            <text:p>28076700</text:p>
          </table:table-cell>
          <table:table-cell office:value-type="float" office:value="9781434">
            <text:p>9781434</text:p>
          </table:table-cell>
          <table:table-cell table:number-columns-repeated="3" office:value-type="float" office:value="0">
            <text:p>0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8884419">
            <text:p>58884419</text:p>
          </table:table-cell>
          <table:table-cell table:number-columns-repeated="11" office:value-type="float" office:value="0">
            <text:p>0</text:p>
          </table:table-cell>
          <table:table-cell office:value-type="float" office:value="16777216">
            <text:p>16777216</text:p>
          </table:table-cell>
          <table:table-cell table:number-columns-repeated="5" office:value-type="float" office:value="0">
            <text:p>0</text:p>
          </table:table-cell>
          <table:table-cell office:value-type="float" office:value="10203184">
            <text:p>10203184</text:p>
          </table:table-cell>
          <table:table-cell office:value-type="float" office:value="0">
            <text:p>0</text:p>
          </table:table-cell>
          <table:table-cell office:value-type="float" office:value="10203184">
            <text:p>10203184</text:p>
          </table:table-cell>
          <table:table-cell office:value-type="float" office:value="159426">
            <text:p>159426</text:p>
          </table:table-cell>
          <table:table-cell office:value-type="float" office:value="5101592">
            <text:p>5101592</text:p>
          </table:table-cell>
          <table:table-cell office:value-type="float" office:value="0">
            <text:p>0</text:p>
          </table:table-cell>
          <table:table-cell office:value-type="float" office:value="3401061">
            <text:p>3401061</text:p>
          </table:table-cell>
          <table:table-cell office:value-type="float" office:value="0">
            <text:p>0</text:p>
          </table:table-cell>
          <table:table-cell office:value-type="float" office:value="3401061">
            <text:p>3401061</text:p>
          </table:table-cell>
          <table:table-cell office:value-type="float" office:value="9927464">
            <text:p>9927464</text:p>
          </table:table-cell>
          <table:table-cell office:value-type="float" office:value="1700530">
            <text:p>1700530</text:p>
          </table:table-cell>
          <table:table-cell office:value-type="float" office:value="4642692">
            <text:p>4642692</text:p>
          </table:table-cell>
          <table:table-cell office:value-type="float" office:value="6802123">
            <text:p>6802123</text:p>
          </table:table-cell>
          <table:table-cell office:value-type="float" office:value="10203184">
            <text:p>10203184</text:p>
          </table:table-cell>
          <table:table-cell office:value-type="float" office:value="43731689">
            <text:p>43731689</text:p>
          </table:table-cell>
          <table:table-cell office:value-type="float" office:value="154357909">
            <text:p>154357909</text:p>
          </table:table-cell>
          <table:table-cell office:value-type="float" office:value="21850585">
            <text:p>21850585</text:p>
          </table:table-cell>
          <table:table-cell office:value-type="float" office:value="2807617">
            <text:p>280761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17168390">
            <text:p>17168390</text:p>
          </table:table-cell>
          <table:table-cell office:value-type="float" office:value="211525">
            <text:p>211525</text:p>
          </table:table-cell>
          <table:table-cell office:value-type="float" office:value="18308941">
            <text:p>18308941</text:p>
          </table:table-cell>
          <table:table-cell office:value-type="float" office:value="50982685">
            <text:p>50982685</text:p>
          </table:table-cell>
          <table:table-cell office:value-type="float" office:value="17880761">
            <text:p>17880761</text:p>
          </table:table-cell>
          <table:table-cell table:number-columns-repeated="3" office:value-type="float" office:value="0">
            <text:p>0</text:p>
          </table:table-cell>
          <table:table-cell office:value-type="float" office:value="16384">
            <text:p>1638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7777657">
            <text:p>117777657</text:p>
          </table:table-cell>
          <table:table-cell table:number-columns-repeated="11" office:value-type="float" office:value="0">
            <text:p>0</text:p>
          </table:table-cell>
          <table:table-cell office:value-type="float" office:value="33554432">
            <text:p>33554432</text:p>
          </table:table-cell>
          <table:table-cell office:value-type="float" office:value="8961320">
            <text:p>8961320</text:p>
          </table:table-cell>
          <table:table-cell table:number-columns-repeated="4" office:value-type="float" office:value="0">
            <text:p>0</text:p>
          </table:table-cell>
          <table:table-cell office:value-type="float" office:value="18308941">
            <text:p>18308941</text:p>
          </table:table-cell>
          <table:table-cell office:value-type="float" office:value="0">
            <text:p>0</text:p>
          </table:table-cell>
          <table:table-cell office:value-type="float" office:value="18308941">
            <text:p>18308941</text:p>
          </table:table-cell>
          <table:table-cell office:value-type="float" office:value="286079">
            <text:p>286079</text:p>
          </table:table-cell>
          <table:table-cell office:value-type="float" office:value="9154471">
            <text:p>9154471</text:p>
          </table:table-cell>
          <table:table-cell office:value-type="float" office:value="0">
            <text:p>0</text:p>
          </table:table-cell>
          <table:table-cell office:value-type="float" office:value="6102980">
            <text:p>6102980</text:p>
          </table:table-cell>
          <table:table-cell office:value-type="float" office:value="0">
            <text:p>0</text:p>
          </table:table-cell>
          <table:table-cell office:value-type="float" office:value="6102981">
            <text:p>6102981</text:p>
          </table:table-cell>
          <table:table-cell office:value-type="float" office:value="18189992">
            <text:p>18189992</text:p>
          </table:table-cell>
          <table:table-cell office:value-type="float" office:value="3051490">
            <text:p>3051490</text:p>
          </table:table-cell>
          <table:table-cell office:value-type="float" office:value="9036775">
            <text:p>9036775</text:p>
          </table:table-cell>
          <table:table-cell office:value-type="float" office:value="12205961">
            <text:p>12205961</text:p>
          </table:table-cell>
          <table:table-cell office:value-type="float" office:value="18308941">
            <text:p>18308941</text:p>
          </table:table-cell>
          <table:table-cell office:value-type="float" office:value="79864501">
            <text:p>79864501</text:p>
          </table:table-cell>
          <table:table-cell office:value-type="float" office:value="276458739">
            <text:p>276458739</text:p>
          </table:table-cell>
          <table:table-cell office:value-type="float" office:value="29174804">
            <text:p>29174804</text:p>
          </table:table-cell>
          <table:table-cell office:value-type="float" office:value="4821777">
            <text:p>482177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office:value-type="float" office:value="33125700">
            <text:p>33125700</text:p>
          </table:table-cell>
          <table:table-cell office:value-type="float" office:value="402515">
            <text:p>402515</text:p>
          </table:table-cell>
          <table:table-cell office:value-type="float" office:value="34886958">
            <text:p>34886958</text:p>
          </table:table-cell>
          <table:table-cell office:value-type="float" office:value="97195768">
            <text:p>97195768</text:p>
          </table:table-cell>
          <table:table-cell office:value-type="float" office:value="34475000">
            <text:p>34475000</text:p>
          </table:table-cell>
          <table:table-cell table:number-columns-repeated="3"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35519678">
            <text:p>235519678</text:p>
          </table:table-cell>
          <table:table-cell table:number-columns-repeated="11" office:value-type="float" office:value="0">
            <text:p>0</text:p>
          </table:table-cell>
          <table:table-cell office:value-type="float" office:value="67108864">
            <text:p>67108864</text:p>
          </table:table-cell>
          <table:table-cell table:number-columns-repeated="5" office:value-type="float" office:value="0">
            <text:p>0</text:p>
          </table:table-cell>
          <table:table-cell office:value-type="float" office:value="34886958">
            <text:p>34886958</text:p>
          </table:table-cell>
          <table:table-cell office:value-type="float" office:value="0">
            <text:p>0</text:p>
          </table:table-cell>
          <table:table-cell office:value-type="float" office:value="34886958">
            <text:p>34886958</text:p>
          </table:table-cell>
          <table:table-cell office:value-type="float" office:value="545153">
            <text:p>545153</text:p>
          </table:table-cell>
          <table:table-cell office:value-type="float" office:value="17443479">
            <text:p>17443479</text:p>
          </table:table-cell>
          <table:table-cell office:value-type="float" office:value="0">
            <text:p>0</text:p>
          </table:table-cell>
          <table:table-cell office:value-type="float" office:value="11628986">
            <text:p>11628986</text:p>
          </table:table-cell>
          <table:table-cell office:value-type="float" office:value="0">
            <text:p>0</text:p>
          </table:table-cell>
          <table:table-cell office:value-type="float" office:value="11628986">
            <text:p>11628986</text:p>
          </table:table-cell>
          <table:table-cell office:value-type="float" office:value="34886958">
            <text:p>34886958</text:p>
          </table:table-cell>
          <table:table-cell office:value-type="float" office:value="5814493">
            <text:p>5814493</text:p>
          </table:table-cell>
          <table:table-cell office:value-type="float" office:value="34494839">
            <text:p>34494839</text:p>
          </table:table-cell>
          <table:table-cell office:value-type="float" office:value="23257972">
            <text:p>23257972</text:p>
          </table:table-cell>
          <table:table-cell office:value-type="float" office:value="34886958">
            <text:p>34886958</text:p>
          </table:table-cell>
          <table:table-cell office:value-type="float" office:value="152648925">
            <text:p>152648925</text:p>
          </table:table-cell>
          <table:table-cell office:value-type="float" office:value="530761718">
            <text:p>530761718</text:p>
          </table:table-cell>
          <table:table-cell office:value-type="float" office:value="42358398">
            <text:p>42358398</text:p>
          </table:table-cell>
          <table:table-cell office:value-type="float" office:value="8972167">
            <text:p>897216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8192">
            <text:p>8192</text:p>
          </table:table-cell>
          <table:table-cell office:value-type="float" office:value="256">
            <text:p>256</text:p>
          </table:table-cell>
          <table:table-cell office:value-type="float" office:value="65534113">
            <text:p>65534113</text:p>
          </table:table-cell>
          <table:table-cell office:value-type="float" office:value="791938">
            <text:p>791938</text:p>
          </table:table-cell>
          <table:table-cell office:value-type="float" office:value="68710468">
            <text:p>68710468</text:p>
          </table:table-cell>
          <table:table-cell office:value-type="float" office:value="191420963">
            <text:p>191420963</text:p>
          </table:table-cell>
          <table:table-cell office:value-type="float" office:value="68276601">
            <text:p>68276601</text:p>
          </table:table-cell>
          <table:table-cell table:number-columns-repeated="3" office:value-type="float" office:value="0">
            <text:p>0</text:p>
          </table:table-cell>
          <table:table-cell office:value-type="float" office:value="65536">
            <text:p>6553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71105736">
            <text:p>471105736</text:p>
          </table:table-cell>
          <table:table-cell table:number-columns-repeated="11" office:value-type="float" office:value="0">
            <text:p>0</text:p>
          </table:table-cell>
          <table:table-cell office:value-type="float" office:value="134217728">
            <text:p>134217728</text:p>
          </table:table-cell>
          <table:table-cell office:value-type="float" office:value="34186248">
            <text:p>34186248</text:p>
          </table:table-cell>
          <table:table-cell table:number-columns-repeated="4" office:value-type="float" office:value="0">
            <text:p>0</text:p>
          </table:table-cell>
          <table:table-cell office:value-type="float" office:value="68710468">
            <text:p>68710468</text:p>
          </table:table-cell>
          <table:table-cell office:value-type="float" office:value="0">
            <text:p>0</text:p>
          </table:table-cell>
          <table:table-cell office:value-type="float" office:value="68710468">
            <text:p>68710468</text:p>
          </table:table-cell>
          <table:table-cell office:value-type="float" office:value="1073780">
            <text:p>1073780</text:p>
          </table:table-cell>
          <table:table-cell office:value-type="float" office:value="34355234">
            <text:p>34355234</text:p>
          </table:table-cell>
          <table:table-cell office:value-type="float" office:value="0">
            <text:p>0</text:p>
          </table:table-cell>
          <table:table-cell office:value-type="float" office:value="22903489">
            <text:p>22903489</text:p>
          </table:table-cell>
          <table:table-cell office:value-type="float" office:value="0">
            <text:p>0</text:p>
          </table:table-cell>
          <table:table-cell office:value-type="float" office:value="22903489">
            <text:p>22903489</text:p>
          </table:table-cell>
          <table:table-cell office:value-type="float" office:value="0">
            <text:p>0</text:p>
          </table:table-cell>
          <table:table-cell office:value-type="float" office:value="11451744">
            <text:p>11451744</text:p>
          </table:table-cell>
          <table:table-cell office:value-type="float" office:value="535">
            <text:p>535</text:p>
          </table:table-cell>
          <table:table-cell office:value-type="float" office:value="45806979">
            <text:p>45806979</text:p>
          </table:table-cell>
          <table:table-cell office:value-type="float" office:value="68710468">
            <text:p>68710468</text:p>
          </table:table-cell>
          <table:table-cell office:value-type="float" office:value="301177978">
            <text:p>301177978</text:p>
          </table:table-cell>
          <table:table-cell office:value-type="float" office:value="1055755615">
            <text:p>1055755615</text:p>
          </table:table-cell>
          <table:table-cell office:value-type="float" office:value="66040038">
            <text:p>66040038</text:p>
          </table:table-cell>
          <table:table-cell office:value-type="float" office:value="16937255">
            <text:p>1693725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6384">
            <text:p>16384</text:p>
          </table:table-cell>
          <table:table-cell office:value-type="float" office:value="256">
            <text:p>256</text:p>
          </table:table-cell>
          <table:table-cell office:value-type="float" office:value="130484895">
            <text:p>130484895</text:p>
          </table:table-cell>
          <table:table-cell office:value-type="float" office:value="1571300">
            <text:p>1571300</text:p>
          </table:table-cell>
          <table:table-cell office:value-type="float" office:value="136230255">
            <text:p>136230255</text:p>
          </table:table-cell>
          <table:table-cell office:value-type="float" office:value="380031659">
            <text:p>380031659</text:p>
          </table:table-cell>
          <table:table-cell office:value-type="float" office:value="135802462">
            <text:p>135802462</text:p>
          </table:table-cell>
          <table:table-cell table:number-columns-repeated="3" office:value-type="float" office:value="0">
            <text:p>0</text:p>
          </table:table-cell>
          <table:table-cell office:value-type="float" office:value="131072">
            <text:p>13107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42142037">
            <text:p>942142037</text:p>
          </table:table-cell>
          <table:table-cell table:number-columns-repeated="11" office:value-type="float" office:value="0">
            <text:p>0</text:p>
          </table:table-cell>
          <table:table-cell office:value-type="float" office:value="268435456">
            <text:p>268435456</text:p>
          </table:table-cell>
          <table:table-cell office:value-type="float" office:value="135525092">
            <text:p>135525092</text:p>
          </table:table-cell>
          <table:table-cell table:number-columns-repeated="4" office:value-type="float" office:value="0">
            <text:p>0</text:p>
          </table:table-cell>
          <table:table-cell office:value-type="float" office:value="136230255">
            <text:p>136230255</text:p>
          </table:table-cell>
          <table:table-cell office:value-type="float" office:value="0">
            <text:p>0</text:p>
          </table:table-cell>
          <table:table-cell office:value-type="float" office:value="136230255">
            <text:p>136230255</text:p>
          </table:table-cell>
          <table:table-cell office:value-type="float" office:value="2128616">
            <text:p>2128616</text:p>
          </table:table-cell>
          <table:table-cell office:value-type="float" office:value="68115127">
            <text:p>68115127</text:p>
          </table:table-cell>
          <table:table-cell office:value-type="float" office:value="0">
            <text:p>0</text:p>
          </table:table-cell>
          <table:table-cell office:value-type="float" office:value="45410085">
            <text:p>45410085</text:p>
          </table:table-cell>
          <table:table-cell office:value-type="float" office:value="0">
            <text:p>0</text:p>
          </table:table-cell>
          <table:table-cell office:value-type="float" office:value="45410084">
            <text:p>45410084</text:p>
          </table:table-cell>
          <table:table-cell office:value-type="float" office:value="136230255">
            <text:p>136230255</text:p>
          </table:table-cell>
          <table:table-cell office:value-type="float" office:value="22705042">
            <text:p>22705042</text:p>
          </table:table-cell>
          <table:table-cell office:value-type="float" office:value="67454275">
            <text:p>67454275</text:p>
          </table:table-cell>
          <table:table-cell office:value-type="float" office:value="90820170">
            <text:p>90820170</text:p>
          </table:table-cell>
          <table:table-cell office:value-type="float" office:value="136230255">
            <text:p>136230255</text:p>
          </table:table-cell>
          <table:table-cell office:value-type="float" office:value="599822997">
            <text:p>599822997</text:p>
          </table:table-cell>
          <table:table-cell office:value-type="float" office:value="2091125487">
            <text:p>2091125487</text:p>
          </table:table-cell>
          <table:table-cell office:value-type="float" office:value="119201659">
            <text:p>119201659</text:p>
          </table:table-cell>
          <table:table-cell office:value-type="float" office:value="32958984">
            <text:p>3295898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32768">
            <text:p>32768</text:p>
          </table:table-cell>
          <table:table-cell office:value-type="float" office:value="256">
            <text:p>256</text:p>
          </table:table-cell>
          <table:table-cell office:value-type="float" office:value="259402252">
            <text:p>259402252</text:p>
          </table:table-cell>
          <table:table-cell office:value-type="float" office:value="3118414">
            <text:p>3118414</text:p>
          </table:table-cell>
          <table:table-cell office:value-type="float" office:value="270748612">
            <text:p>270748612</text:p>
          </table:table-cell>
          <table:table-cell office:value-type="float" office:value="754408249">
            <text:p>754408249</text:p>
          </table:table-cell>
          <table:table-cell office:value-type="float" office:value="270291170">
            <text:p>270291170</text:p>
          </table:table-cell>
          <table:table-cell table:number-columns-repeated="3" office:value-type="float" office:value="0">
            <text:p>0</text:p>
          </table:table-cell>
          <table:table-cell office:value-type="float" office:value="262144">
            <text:p>26214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884279555">
            <text:p>1884279555</text:p>
          </table:table-cell>
          <table:table-cell table:number-columns-repeated="11" office:value-type="float" office:value="0">
            <text:p>0</text:p>
          </table:table-cell>
          <table:table-cell office:value-type="float" office:value="536870912">
            <text:p>536870912</text:p>
          </table:table-cell>
          <table:table-cell table:number-columns-repeated="5" office:value-type="float" office:value="0">
            <text:p>0</text:p>
          </table:table-cell>
          <table:table-cell office:value-type="float" office:value="270748612">
            <text:p>270748612</text:p>
          </table:table-cell>
          <table:table-cell office:value-type="float" office:value="0">
            <text:p>0</text:p>
          </table:table-cell>
          <table:table-cell office:value-type="float" office:value="270748612">
            <text:p>270748612</text:p>
          </table:table-cell>
          <table:table-cell office:value-type="float" office:value="4230846">
            <text:p>4230846</text:p>
          </table:table-cell>
          <table:table-cell office:value-type="float" office:value="135374306">
            <text:p>135374306</text:p>
          </table:table-cell>
          <table:table-cell office:value-type="float" office:value="0">
            <text:p>0</text:p>
          </table:table-cell>
          <table:table-cell office:value-type="float" office:value="90249537">
            <text:p>90249537</text:p>
          </table:table-cell>
          <table:table-cell office:value-type="float" office:value="0">
            <text:p>0</text:p>
          </table:table-cell>
          <table:table-cell office:value-type="float" office:value="90249537">
            <text:p>90249537</text:p>
          </table:table-cell>
          <table:table-cell office:value-type="float" office:value="270748612">
            <text:p>270748612</text:p>
          </table:table-cell>
          <table:table-cell office:value-type="float" office:value="45124768">
            <text:p>45124768</text:p>
          </table:table-cell>
          <table:table-cell office:value-type="float" office:value="269237660">
            <text:p>269237660</text:p>
          </table:table-cell>
          <table:table-cell office:value-type="float" office:value="180499075">
            <text:p>180499075</text:p>
          </table:table-cell>
          <table:table-cell office:value-type="float" office:value="270748612">
            <text:p>270748612</text:p>
          </table:table-cell>
          <table:table-cell office:value-type="float" office:value="1199249267">
            <text:p>1199249267</text:p>
          </table:table-cell>
          <table:table-cell office:value-type="float" office:value="4178375243">
            <text:p>4178375243</text:p>
          </table:table-cell>
          <table:table-cell office:value-type="float" office:value="219696044">
            <text:p>219696044</text:p>
          </table:table-cell>
          <table:table-cell office:value-type="float" office:value="65277099">
            <text:p>6527709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table:number-columns-repeated="2" office:value-type="float" office:value="1">
            <text:p>1</text:p>
          </table:table-cell>
          <table:table-cell office:value-type="float" office:value="183499">
            <text:p>183499</text:p>
          </table:table-cell>
          <table:table-cell office:value-type="float" office:value="5301">
            <text:p>5301</text:p>
          </table:table-cell>
          <table:table-cell office:value-type="float" office:value="462782">
            <text:p>462782</text:p>
          </table:table-cell>
          <table:table-cell office:value-type="float" office:value="1095999">
            <text:p>1095999</text:p>
          </table:table-cell>
          <table:table-cell office:value-type="float" office:value="230812">
            <text:p>2308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6720">
            <text:p>26720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297692">
            <text:p>297692</text:p>
          </table:table-cell>
          <table:table-cell table:number-columns-repeated="4" office:value-type="float" office:value="0">
            <text:p>0</text:p>
          </table:table-cell>
          <table:table-cell office:value-type="float" office:value="462782">
            <text:p>462782</text:p>
          </table:table-cell>
          <table:table-cell office:value-type="float" office:value="0">
            <text:p>0</text:p>
          </table:table-cell>
          <table:table-cell office:value-type="float" office:value="462782">
            <text:p>462782</text:p>
          </table:table-cell>
          <table:table-cell office:value-type="float" office:value="7578">
            <text:p>7578</text:p>
          </table:table-cell>
          <table:table-cell office:value-type="float" office:value="231391">
            <text:p>231391</text:p>
          </table:table-cell>
          <table:table-cell office:value-type="float" office:value="0">
            <text:p>0</text:p>
          </table:table-cell>
          <table:table-cell office:value-type="float" office:value="154261">
            <text:p>154261</text:p>
          </table:table-cell>
          <table:table-cell office:value-type="float" office:value="0">
            <text:p>0</text:p>
          </table:table-cell>
          <table:table-cell office:value-type="float" office:value="154260">
            <text:p>154260</text:p>
          </table:table-cell>
          <table:table-cell office:value-type="float" office:value="460205">
            <text:p>460205</text:p>
          </table:table-cell>
          <table:table-cell office:value-type="float" office:value="77130">
            <text:p>77130</text:p>
          </table:table-cell>
          <table:table-cell office:value-type="float" office:value="1468">
            <text:p>1468</text:p>
          </table:table-cell>
          <table:table-cell office:value-type="float" office:value="308521">
            <text:p>308521</text:p>
          </table:table-cell>
          <table:table-cell office:value-type="float" office:value="462782">
            <text:p>462782</text:p>
          </table:table-cell>
          <table:table-cell table:number-columns-repeated="2" office:value-type="float" office:value="0">
            <text:p>0</text:p>
          </table:table-cell>
          <table:table-cell office:value-type="float" office:value="3112792">
            <text:p>3112792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3374">
            <text:p>183374</text:p>
          </table:table-cell>
          <table:table-cell office:value-type="float" office:value="5311">
            <text:p>5311</text:p>
          </table:table-cell>
          <table:table-cell office:value-type="float" office:value="463640">
            <text:p>463640</text:p>
          </table:table-cell>
          <table:table-cell office:value-type="float" office:value="1092664">
            <text:p>1092664</text:p>
          </table:table-cell>
          <table:table-cell office:value-type="float" office:value="230965">
            <text:p>23096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6720">
            <text:p>26720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297976">
            <text:p>297976</text:p>
          </table:table-cell>
          <table:table-cell table:number-columns-repeated="4" office:value-type="float" office:value="0">
            <text:p>0</text:p>
          </table:table-cell>
          <table:table-cell office:value-type="float" office:value="463640">
            <text:p>463640</text:p>
          </table:table-cell>
          <table:table-cell office:value-type="float" office:value="0">
            <text:p>0</text:p>
          </table:table-cell>
          <table:table-cell office:value-type="float" office:value="463640">
            <text:p>463640</text:p>
          </table:table-cell>
          <table:table-cell office:value-type="float" office:value="7742">
            <text:p>7742</text:p>
          </table:table-cell>
          <table:table-cell office:value-type="float" office:value="231820">
            <text:p>231820</text:p>
          </table:table-cell>
          <table:table-cell office:value-type="float" office:value="0">
            <text:p>0</text:p>
          </table:table-cell>
          <table:table-cell office:value-type="float" office:value="154547">
            <text:p>154547</text:p>
          </table:table-cell>
          <table:table-cell office:value-type="float" office:value="0">
            <text:p>0</text:p>
          </table:table-cell>
          <table:table-cell office:value-type="float" office:value="154546">
            <text:p>154546</text:p>
          </table:table-cell>
          <table:table-cell office:value-type="float" office:value="460372">
            <text:p>460372</text:p>
          </table:table-cell>
          <table:table-cell office:value-type="float" office:value="77273">
            <text:p>77273</text:p>
          </table:table-cell>
          <table:table-cell office:value-type="float" office:value="1157">
            <text:p>1157</text:p>
          </table:table-cell>
          <table:table-cell office:value-type="float" office:value="309093">
            <text:p>309093</text:p>
          </table:table-cell>
          <table:table-cell office:value-type="float" office:value="463640">
            <text:p>463640</text:p>
          </table:table-cell>
          <table:table-cell table:number-columns-repeated="2" office:value-type="float" office:value="0">
            <text:p>0</text:p>
          </table:table-cell>
          <table:table-cell office:value-type="float" office:value="2960205">
            <text:p>2960205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83332">
            <text:p>183332</text:p>
          </table:table-cell>
          <table:table-cell office:value-type="float" office:value="5306">
            <text:p>5306</text:p>
          </table:table-cell>
          <table:table-cell office:value-type="float" office:value="463202">
            <text:p>463202</text:p>
          </table:table-cell>
          <table:table-cell office:value-type="float" office:value="1090263">
            <text:p>1090263</text:p>
          </table:table-cell>
          <table:table-cell office:value-type="float" office:value="230484">
            <text:p>23048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6720">
            <text:p>26720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298164">
            <text:p>298164</text:p>
          </table:table-cell>
          <table:table-cell table:number-columns-repeated="4" office:value-type="float" office:value="0">
            <text:p>0</text:p>
          </table:table-cell>
          <table:table-cell office:value-type="float" office:value="463202">
            <text:p>463202</text:p>
          </table:table-cell>
          <table:table-cell office:value-type="float" office:value="0">
            <text:p>0</text:p>
          </table:table-cell>
          <table:table-cell office:value-type="float" office:value="463202">
            <text:p>463202</text:p>
          </table:table-cell>
          <table:table-cell office:value-type="float" office:value="7593">
            <text:p>7593</text:p>
          </table:table-cell>
          <table:table-cell office:value-type="float" office:value="231601">
            <text:p>231601</text:p>
          </table:table-cell>
          <table:table-cell office:value-type="float" office:value="0">
            <text:p>0</text:p>
          </table:table-cell>
          <table:table-cell office:value-type="float" office:value="154401">
            <text:p>154401</text:p>
          </table:table-cell>
          <table:table-cell office:value-type="float" office:value="0">
            <text:p>0</text:p>
          </table:table-cell>
          <table:table-cell office:value-type="float" office:value="154400">
            <text:p>154400</text:p>
          </table:table-cell>
          <table:table-cell office:value-type="float" office:value="460939">
            <text:p>460939</text:p>
          </table:table-cell>
          <table:table-cell office:value-type="float" office:value="77200">
            <text:p>77200</text:p>
          </table:table-cell>
          <table:table-cell office:value-type="float" office:value="1227">
            <text:p>1227</text:p>
          </table:table-cell>
          <table:table-cell office:value-type="float" office:value="308801">
            <text:p>308801</text:p>
          </table:table-cell>
          <table:table-cell office:value-type="float" office:value="463202">
            <text:p>463202</text:p>
          </table:table-cell>
          <table:table-cell table:number-columns-repeated="2" office:value-type="float" office:value="0">
            <text:p>0</text:p>
          </table:table-cell>
          <table:table-cell office:value-type="float" office:value="3173828">
            <text:p>3173828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83457">
            <text:p>183457</text:p>
          </table:table-cell>
          <table:table-cell office:value-type="float" office:value="5321">
            <text:p>5321</text:p>
          </table:table-cell>
          <table:table-cell office:value-type="float" office:value="464542">
            <text:p>464542</text:p>
          </table:table-cell>
          <table:table-cell office:value-type="float" office:value="1095784">
            <text:p>1095784</text:p>
          </table:table-cell>
          <table:table-cell office:value-type="float" office:value="230485">
            <text:p>23048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6720">
            <text:p>26720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297756">
            <text:p>297756</text:p>
          </table:table-cell>
          <table:table-cell table:number-columns-repeated="4" office:value-type="float" office:value="0">
            <text:p>0</text:p>
          </table:table-cell>
          <table:table-cell office:value-type="float" office:value="464542">
            <text:p>464542</text:p>
          </table:table-cell>
          <table:table-cell office:value-type="float" office:value="0">
            <text:p>0</text:p>
          </table:table-cell>
          <table:table-cell office:value-type="float" office:value="464542">
            <text:p>464542</text:p>
          </table:table-cell>
          <table:table-cell office:value-type="float" office:value="7621">
            <text:p>7621</text:p>
          </table:table-cell>
          <table:table-cell office:value-type="float" office:value="232271">
            <text:p>232271</text:p>
          </table:table-cell>
          <table:table-cell office:value-type="float" office:value="0">
            <text:p>0</text:p>
          </table:table-cell>
          <table:table-cell office:value-type="float" office:value="154847">
            <text:p>154847</text:p>
          </table:table-cell>
          <table:table-cell office:value-type="float" office:value="0">
            <text:p>0</text:p>
          </table:table-cell>
          <table:table-cell office:value-type="float" office:value="154847">
            <text:p>154847</text:p>
          </table:table-cell>
          <table:table-cell office:value-type="float" office:value="460617">
            <text:p>460617</text:p>
          </table:table-cell>
          <table:table-cell office:value-type="float" office:value="77424">
            <text:p>77424</text:p>
          </table:table-cell>
          <table:table-cell office:value-type="float" office:value="1113">
            <text:p>1113</text:p>
          </table:table-cell>
          <table:table-cell office:value-type="float" office:value="309694">
            <text:p>309694</text:p>
          </table:table-cell>
          <table:table-cell office:value-type="float" office:value="464542">
            <text:p>464542</text:p>
          </table:table-cell>
          <table:table-cell table:number-columns-repeated="2" office:value-type="float" office:value="0">
            <text:p>0</text:p>
          </table:table-cell>
          <table:table-cell office:value-type="float" office:value="3265380">
            <text:p>3265380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83666">
            <text:p>183666</text:p>
          </table:table-cell>
          <table:table-cell office:value-type="float" office:value="5341">
            <text:p>5341</text:p>
          </table:table-cell>
          <table:table-cell office:value-type="float" office:value="466292">
            <text:p>466292</text:p>
          </table:table-cell>
          <table:table-cell office:value-type="float" office:value="1092652">
            <text:p>1092652</text:p>
          </table:table-cell>
          <table:table-cell office:value-type="float" office:value="231774">
            <text:p>23177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6720">
            <text:p>26720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299780">
            <text:p>299780</text:p>
          </table:table-cell>
          <table:table-cell table:number-columns-repeated="4" office:value-type="float" office:value="0">
            <text:p>0</text:p>
          </table:table-cell>
          <table:table-cell office:value-type="float" office:value="466292">
            <text:p>466292</text:p>
          </table:table-cell>
          <table:table-cell office:value-type="float" office:value="0">
            <text:p>0</text:p>
          </table:table-cell>
          <table:table-cell office:value-type="float" office:value="466292">
            <text:p>466292</text:p>
          </table:table-cell>
          <table:table-cell office:value-type="float" office:value="7604">
            <text:p>7604</text:p>
          </table:table-cell>
          <table:table-cell office:value-type="float" office:value="233146">
            <text:p>233146</text:p>
          </table:table-cell>
          <table:table-cell office:value-type="float" office:value="0">
            <text:p>0</text:p>
          </table:table-cell>
          <table:table-cell office:value-type="float" office:value="155431">
            <text:p>155431</text:p>
          </table:table-cell>
          <table:table-cell office:value-type="float" office:value="0">
            <text:p>0</text:p>
          </table:table-cell>
          <table:table-cell office:value-type="float" office:value="155430">
            <text:p>155430</text:p>
          </table:table-cell>
          <table:table-cell office:value-type="float" office:value="463042">
            <text:p>463042</text:p>
          </table:table-cell>
          <table:table-cell office:value-type="float" office:value="77715">
            <text:p>77715</text:p>
          </table:table-cell>
          <table:table-cell office:value-type="float" office:value="593">
            <text:p>593</text:p>
          </table:table-cell>
          <table:table-cell office:value-type="float" office:value="310861">
            <text:p>310861</text:p>
          </table:table-cell>
          <table:table-cell office:value-type="float" office:value="466292">
            <text:p>466292</text:p>
          </table:table-cell>
          <table:table-cell table:number-columns-repeated="2" office:value-type="float" office:value="0">
            <text:p>0</text:p>
          </table:table-cell>
          <table:table-cell office:value-type="float" office:value="3173828">
            <text:p>3173828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83666">
            <text:p>183666</text:p>
          </table:table-cell>
          <table:table-cell office:value-type="float" office:value="5423">
            <text:p>5423</text:p>
          </table:table-cell>
          <table:table-cell office:value-type="float" office:value="473364">
            <text:p>473364</text:p>
          </table:table-cell>
          <table:table-cell office:value-type="float" office:value="1103940">
            <text:p>1103940</text:p>
          </table:table-cell>
          <table:table-cell office:value-type="float" office:value="230699">
            <text:p>23069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6720">
            <text:p>26720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298368">
            <text:p>298368</text:p>
          </table:table-cell>
          <table:table-cell table:number-columns-repeated="4" office:value-type="float" office:value="0">
            <text:p>0</text:p>
          </table:table-cell>
          <table:table-cell office:value-type="float" office:value="473364">
            <text:p>473364</text:p>
          </table:table-cell>
          <table:table-cell office:value-type="float" office:value="0">
            <text:p>0</text:p>
          </table:table-cell>
          <table:table-cell office:value-type="float" office:value="473364">
            <text:p>473364</text:p>
          </table:table-cell>
          <table:table-cell office:value-type="float" office:value="7541">
            <text:p>7541</text:p>
          </table:table-cell>
          <table:table-cell office:value-type="float" office:value="236682">
            <text:p>236682</text:p>
          </table:table-cell>
          <table:table-cell office:value-type="float" office:value="0">
            <text:p>0</text:p>
          </table:table-cell>
          <table:table-cell office:value-type="float" office:value="157788">
            <text:p>157788</text:p>
          </table:table-cell>
          <table:table-cell office:value-type="float" office:value="0">
            <text:p>0</text:p>
          </table:table-cell>
          <table:table-cell office:value-type="float" office:value="157788">
            <text:p>157788</text:p>
          </table:table-cell>
          <table:table-cell office:value-type="float" office:value="465794">
            <text:p>465794</text:p>
          </table:table-cell>
          <table:table-cell office:value-type="float" office:value="78894">
            <text:p>78894</text:p>
          </table:table-cell>
          <table:table-cell office:value-type="float" office:value="1075">
            <text:p>1075</text:p>
          </table:table-cell>
          <table:table-cell office:value-type="float" office:value="315576">
            <text:p>315576</text:p>
          </table:table-cell>
          <table:table-cell office:value-type="float" office:value="473364">
            <text:p>473364</text:p>
          </table:table-cell>
          <table:table-cell table:number-columns-repeated="2" office:value-type="float" office:value="0">
            <text:p>0</text:p>
          </table:table-cell>
          <table:table-cell office:value-type="float" office:value="3112792">
            <text:p>3112792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83499">
            <text:p>183499</text:p>
          </table:table-cell>
          <table:table-cell office:value-type="float" office:value="5320">
            <text:p>5320</text:p>
          </table:table-cell>
          <table:table-cell office:value-type="float" office:value="464431">
            <text:p>464431</text:p>
          </table:table-cell>
          <table:table-cell office:value-type="float" office:value="1095754">
            <text:p>1095754</text:p>
          </table:table-cell>
          <table:table-cell office:value-type="float" office:value="230413">
            <text:p>23041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3440">
            <text:p>53440</text:p>
          </table:table-cell>
          <table:table-cell table:number-columns-repeated="11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98264">
            <text:p>298264</text:p>
          </table:table-cell>
          <table:table-cell table:number-columns-repeated="4" office:value-type="float" office:value="0">
            <text:p>0</text:p>
          </table:table-cell>
          <table:table-cell office:value-type="float" office:value="464431">
            <text:p>464431</text:p>
          </table:table-cell>
          <table:table-cell office:value-type="float" office:value="0">
            <text:p>0</text:p>
          </table:table-cell>
          <table:table-cell office:value-type="float" office:value="464431">
            <text:p>464431</text:p>
          </table:table-cell>
          <table:table-cell office:value-type="float" office:value="7474">
            <text:p>7474</text:p>
          </table:table-cell>
          <table:table-cell office:value-type="float" office:value="232215">
            <text:p>232215</text:p>
          </table:table-cell>
          <table:table-cell office:value-type="float" office:value="0">
            <text:p>0</text:p>
          </table:table-cell>
          <table:table-cell office:value-type="float" office:value="154810">
            <text:p>154810</text:p>
          </table:table-cell>
          <table:table-cell office:value-type="float" office:value="0">
            <text:p>0</text:p>
          </table:table-cell>
          <table:table-cell office:value-type="float" office:value="154811">
            <text:p>154811</text:p>
          </table:table-cell>
          <table:table-cell office:value-type="float" office:value="463290">
            <text:p>463290</text:p>
          </table:table-cell>
          <table:table-cell office:value-type="float" office:value="77405">
            <text:p>77405</text:p>
          </table:table-cell>
          <table:table-cell office:value-type="float" office:value="1726">
            <text:p>1726</text:p>
          </table:table-cell>
          <table:table-cell office:value-type="float" office:value="309621">
            <text:p>309621</text:p>
          </table:table-cell>
          <table:table-cell office:value-type="float" office:value="464431">
            <text:p>464431</text:p>
          </table:table-cell>
          <table:table-cell office:value-type="float" office:value="2227783">
            <text:p>2227783</text:p>
          </table:table-cell>
          <table:table-cell office:value-type="float" office:value="7324218">
            <text:p>7324218</text:p>
          </table:table-cell>
          <table:table-cell office:value-type="float" office:value="3112792">
            <text:p>3112792</text:p>
          </table:table-cell>
          <table:table-cell office:value-type="float" office:value="305175">
            <text:p>30517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83457">
            <text:p>183457</text:p>
          </table:table-cell>
          <table:table-cell office:value-type="float" office:value="5297">
            <text:p>5297</text:p>
          </table:table-cell>
          <table:table-cell office:value-type="float" office:value="462424">
            <text:p>462424</text:p>
          </table:table-cell>
          <table:table-cell office:value-type="float" office:value="1088914">
            <text:p>1088914</text:p>
          </table:table-cell>
          <table:table-cell office:value-type="float" office:value="230685">
            <text:p>23068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6880">
            <text:p>106880</text:p>
          </table:table-cell>
          <table:table-cell table:number-columns-repeated="11" office:value-type="float" office:value="0">
            <text:p>0</text:p>
          </table:table-cell>
          <table:table-cell office:value-type="float" office:value="8192">
            <text:p>8192</text:p>
          </table:table-cell>
          <table:table-cell office:value-type="float" office:value="356680">
            <text:p>356680</text:p>
          </table:table-cell>
          <table:table-cell table:number-columns-repeated="4" office:value-type="float" office:value="0">
            <text:p>0</text:p>
          </table:table-cell>
          <table:table-cell office:value-type="float" office:value="462424">
            <text:p>462424</text:p>
          </table:table-cell>
          <table:table-cell office:value-type="float" office:value="0">
            <text:p>0</text:p>
          </table:table-cell>
          <table:table-cell office:value-type="float" office:value="462424">
            <text:p>462424</text:p>
          </table:table-cell>
          <table:table-cell office:value-type="float" office:value="7261">
            <text:p>7261</text:p>
          </table:table-cell>
          <table:table-cell office:value-type="float" office:value="231212">
            <text:p>231212</text:p>
          </table:table-cell>
          <table:table-cell office:value-type="float" office:value="0">
            <text:p>0</text:p>
          </table:table-cell>
          <table:table-cell office:value-type="float" office:value="154141">
            <text:p>154141</text:p>
          </table:table-cell>
          <table:table-cell office:value-type="float" office:value="0">
            <text:p>0</text:p>
          </table:table-cell>
          <table:table-cell office:value-type="float" office:value="154141">
            <text:p>154141</text:p>
          </table:table-cell>
          <table:table-cell office:value-type="float" office:value="461267">
            <text:p>461267</text:p>
          </table:table-cell>
          <table:table-cell office:value-type="float" office:value="77070">
            <text:p>77070</text:p>
          </table:table-cell>
          <table:table-cell office:value-type="float" office:value="231058">
            <text:p>231058</text:p>
          </table:table-cell>
          <table:table-cell office:value-type="float" office:value="308283">
            <text:p>308283</text:p>
          </table:table-cell>
          <table:table-cell office:value-type="float" office:value="462424">
            <text:p>462424</text:p>
          </table:table-cell>
          <table:table-cell table:number-columns-repeated="2" office:value-type="float" office:value="0">
            <text:p>0</text:p>
          </table:table-cell>
          <table:table-cell office:value-type="float" office:value="3173828">
            <text:p>3173828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83832">
            <text:p>183832</text:p>
          </table:table-cell>
          <table:table-cell office:value-type="float" office:value="5305">
            <text:p>5305</text:p>
          </table:table-cell>
          <table:table-cell office:value-type="float" office:value="463095">
            <text:p>463095</text:p>
          </table:table-cell>
          <table:table-cell office:value-type="float" office:value="1087614">
            <text:p>1087614</text:p>
          </table:table-cell>
          <table:table-cell office:value-type="float" office:value="231074">
            <text:p>231074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13760">
            <text:p>213760</text:p>
          </table:table-cell>
          <table:table-cell table:number-columns-repeated="11" office:value-type="float" office:value="0">
            <text:p>0</text:p>
          </table:table-cell>
          <table:table-cell office:value-type="float" office:value="16384">
            <text:p>16384</text:p>
          </table:table-cell>
          <table:table-cell office:value-type="float" office:value="148988">
            <text:p>148988</text:p>
          </table:table-cell>
          <table:table-cell table:number-columns-repeated="4" office:value-type="float" office:value="0">
            <text:p>0</text:p>
          </table:table-cell>
          <table:table-cell office:value-type="float" office:value="463095">
            <text:p>463095</text:p>
          </table:table-cell>
          <table:table-cell office:value-type="float" office:value="0">
            <text:p>0</text:p>
          </table:table-cell>
          <table:table-cell office:value-type="float" office:value="463095">
            <text:p>463095</text:p>
          </table:table-cell>
          <table:table-cell office:value-type="float" office:value="7671">
            <text:p>7671</text:p>
          </table:table-cell>
          <table:table-cell office:value-type="float" office:value="231547">
            <text:p>231547</text:p>
          </table:table-cell>
          <table:table-cell office:value-type="float" office:value="0">
            <text:p>0</text:p>
          </table:table-cell>
          <table:table-cell office:value-type="float" office:value="154365">
            <text:p>154365</text:p>
          </table:table-cell>
          <table:table-cell office:value-type="float" office:value="0">
            <text:p>0</text:p>
          </table:table-cell>
          <table:table-cell office:value-type="float" office:value="154365">
            <text:p>154365</text:p>
          </table:table-cell>
          <table:table-cell office:value-type="float" office:value="460456">
            <text:p>460456</text:p>
          </table:table-cell>
          <table:table-cell office:value-type="float" office:value="77182">
            <text:p>77182</text:p>
          </table:table-cell>
          <table:table-cell office:value-type="float" office:value="1586">
            <text:p>1586</text:p>
          </table:table-cell>
          <table:table-cell office:value-type="float" office:value="308730">
            <text:p>308730</text:p>
          </table:table-cell>
          <table:table-cell office:value-type="float" office:value="463095">
            <text:p>463095</text:p>
          </table:table-cell>
          <table:table-cell table:number-columns-repeated="2" office:value-type="float" office:value="0">
            <text:p>0</text:p>
          </table:table-cell>
          <table:table-cell office:value-type="float" office:value="3112792">
            <text:p>3112792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89249">
            <text:p>189249</text:p>
          </table:table-cell>
          <table:table-cell office:value-type="float" office:value="5365">
            <text:p>5365</text:p>
          </table:table-cell>
          <table:table-cell office:value-type="float" office:value="468318">
            <text:p>468318</text:p>
          </table:table-cell>
          <table:table-cell office:value-type="float" office:value="1107877">
            <text:p>1107877</text:p>
          </table:table-cell>
          <table:table-cell office:value-type="float" office:value="236518">
            <text:p>236518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27520">
            <text:p>427520</text:p>
          </table:table-cell>
          <table:table-cell table:number-columns-repeated="11" office:value-type="float" office:value="0">
            <text:p>0</text:p>
          </table:table-cell>
          <table:table-cell office:value-type="float" office:value="32768">
            <text:p>32768</text:p>
          </table:table-cell>
          <table:table-cell office:value-type="float" office:value="303960">
            <text:p>303960</text:p>
          </table:table-cell>
          <table:table-cell table:number-columns-repeated="4" office:value-type="float" office:value="0">
            <text:p>0</text:p>
          </table:table-cell>
          <table:table-cell office:value-type="float" office:value="468318">
            <text:p>468318</text:p>
          </table:table-cell>
          <table:table-cell office:value-type="float" office:value="0">
            <text:p>0</text:p>
          </table:table-cell>
          <table:table-cell office:value-type="float" office:value="468318">
            <text:p>468318</text:p>
          </table:table-cell>
          <table:table-cell office:value-type="float" office:value="7326">
            <text:p>7326</text:p>
          </table:table-cell>
          <table:table-cell office:value-type="float" office:value="234159">
            <text:p>234159</text:p>
          </table:table-cell>
          <table:table-cell office:value-type="float" office:value="0">
            <text:p>0</text:p>
          </table:table-cell>
          <table:table-cell office:value-type="float" office:value="156106">
            <text:p>156106</text:p>
          </table:table-cell>
          <table:table-cell office:value-type="float" office:value="0">
            <text:p>0</text:p>
          </table:table-cell>
          <table:table-cell office:value-type="float" office:value="156106">
            <text:p>156106</text:p>
          </table:table-cell>
          <table:table-cell office:value-type="float" office:value="466940">
            <text:p>466940</text:p>
          </table:table-cell>
          <table:table-cell office:value-type="float" office:value="78053">
            <text:p>78053</text:p>
          </table:table-cell>
          <table:table-cell office:value-type="float" office:value="1870">
            <text:p>1870</text:p>
          </table:table-cell>
          <table:table-cell office:value-type="float" office:value="312212">
            <text:p>312212</text:p>
          </table:table-cell>
          <table:table-cell office:value-type="float" office:value="468318">
            <text:p>468318</text:p>
          </table:table-cell>
          <table:table-cell table:number-columns-repeated="2" office:value-type="float" office:value="0">
            <text:p>0</text:p>
          </table:table-cell>
          <table:table-cell office:value-type="float" office:value="3143310">
            <text:p>3143310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238083">
            <text:p>238083</text:p>
          </table:table-cell>
          <table:table-cell office:value-type="float" office:value="6037">
            <text:p>6037</text:p>
          </table:table-cell>
          <table:table-cell office:value-type="float" office:value="527024">
            <text:p>527024</text:p>
          </table:table-cell>
          <table:table-cell office:value-type="float" office:value="1268588">
            <text:p>1268588</text:p>
          </table:table-cell>
          <table:table-cell office:value-type="float" office:value="288086">
            <text:p>288086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41280">
            <text:p>641280</text:p>
          </table:table-cell>
          <table:table-cell table:number-columns-repeated="11" office:value-type="float" office:value="0">
            <text:p>0</text:p>
          </table:table-cell>
          <table:table-cell office:value-type="float" office:value="49152">
            <text:p>49152</text:p>
          </table:table-cell>
          <table:table-cell office:value-type="float" office:value="367144">
            <text:p>367144</text:p>
          </table:table-cell>
          <table:table-cell table:number-columns-repeated="4" office:value-type="float" office:value="0">
            <text:p>0</text:p>
          </table:table-cell>
          <table:table-cell office:value-type="float" office:value="527024">
            <text:p>527024</text:p>
          </table:table-cell>
          <table:table-cell office:value-type="float" office:value="0">
            <text:p>0</text:p>
          </table:table-cell>
          <table:table-cell office:value-type="float" office:value="527024">
            <text:p>527024</text:p>
          </table:table-cell>
          <table:table-cell office:value-type="float" office:value="8263">
            <text:p>8263</text:p>
          </table:table-cell>
          <table:table-cell office:value-type="float" office:value="263512">
            <text:p>263512</text:p>
          </table:table-cell>
          <table:table-cell office:value-type="float" office:value="0">
            <text:p>0</text:p>
          </table:table-cell>
          <table:table-cell office:value-type="float" office:value="175674">
            <text:p>175674</text:p>
          </table:table-cell>
          <table:table-cell office:value-type="float" office:value="0">
            <text:p>0</text:p>
          </table:table-cell>
          <table:table-cell office:value-type="float" office:value="175675">
            <text:p>175675</text:p>
          </table:table-cell>
          <table:table-cell office:value-type="float" office:value="522091">
            <text:p>522091</text:p>
          </table:table-cell>
          <table:table-cell office:value-type="float" office:value="87837">
            <text:p>87837</text:p>
          </table:table-cell>
          <table:table-cell office:value-type="float" office:value="256590">
            <text:p>256590</text:p>
          </table:table-cell>
          <table:table-cell office:value-type="float" office:value="351350">
            <text:p>351350</text:p>
          </table:table-cell>
          <table:table-cell office:value-type="float" office:value="527024">
            <text:p>527024</text:p>
          </table:table-cell>
          <table:table-cell table:number-columns-repeated="2" office:value-type="float" office:value="0">
            <text:p>0</text:p>
          </table:table-cell>
          <table:table-cell office:value-type="float" office:value="3662109">
            <text:p>366210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250666">
            <text:p>250666</text:p>
          </table:table-cell>
          <table:table-cell office:value-type="float" office:value="6119">
            <text:p>6119</text:p>
          </table:table-cell>
          <table:table-cell office:value-type="float" office:value="534260">
            <text:p>534260</text:p>
          </table:table-cell>
          <table:table-cell office:value-type="float" office:value="1292485">
            <text:p>1292485</text:p>
          </table:table-cell>
          <table:table-cell office:value-type="float" office:value="304011">
            <text:p>304011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55293">
            <text:p>755293</text:p>
          </table:table-cell>
          <table:table-cell table:number-columns-repeated="11" office:value-type="float" office:value="0">
            <text:p>0</text:p>
          </table:table-cell>
          <table:table-cell office:value-type="float" office:value="65536">
            <text:p>65536</text:p>
          </table:table-cell>
          <table:table-cell office:value-type="float" office:value="374580">
            <text:p>374580</text:p>
          </table:table-cell>
          <table:table-cell table:number-columns-repeated="4" office:value-type="float" office:value="0">
            <text:p>0</text:p>
          </table:table-cell>
          <table:table-cell office:value-type="float" office:value="534260">
            <text:p>534260</text:p>
          </table:table-cell>
          <table:table-cell office:value-type="float" office:value="0">
            <text:p>0</text:p>
          </table:table-cell>
          <table:table-cell office:value-type="float" office:value="534260">
            <text:p>534260</text:p>
          </table:table-cell>
          <table:table-cell office:value-type="float" office:value="8424">
            <text:p>8424</text:p>
          </table:table-cell>
          <table:table-cell office:value-type="float" office:value="267130">
            <text:p>267130</text:p>
          </table:table-cell>
          <table:table-cell office:value-type="float" office:value="0">
            <text:p>0</text:p>
          </table:table-cell>
          <table:table-cell office:value-type="float" office:value="178086">
            <text:p>178086</text:p>
          </table:table-cell>
          <table:table-cell office:value-type="float" office:value="0">
            <text:p>0</text:p>
          </table:table-cell>
          <table:table-cell office:value-type="float" office:value="178087">
            <text:p>178087</text:p>
          </table:table-cell>
          <table:table-cell office:value-type="float" office:value="526741">
            <text:p>526741</text:p>
          </table:table-cell>
          <table:table-cell office:value-type="float" office:value="89043">
            <text:p>89043</text:p>
          </table:table-cell>
          <table:table-cell office:value-type="float" office:value="524583">
            <text:p>524583</text:p>
          </table:table-cell>
          <table:table-cell office:value-type="float" office:value="356173">
            <text:p>356173</text:p>
          </table:table-cell>
          <table:table-cell office:value-type="float" office:value="534260">
            <text:p>534260</text:p>
          </table:table-cell>
          <table:table-cell table:number-columns-repeated="2" office:value-type="float" office:value="0">
            <text:p>0</text:p>
          </table:table-cell>
          <table:table-cell office:value-type="float" office:value="3662109">
            <text:p>3662109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268457">
            <text:p>268457</text:p>
          </table:table-cell>
          <table:table-cell office:value-type="float" office:value="6320">
            <text:p>6320</text:p>
          </table:table-cell>
          <table:table-cell office:value-type="float" office:value="551726">
            <text:p>551726</text:p>
          </table:table-cell>
          <table:table-cell office:value-type="float" office:value="1340184">
            <text:p>1340184</text:p>
          </table:table-cell>
          <table:table-cell office:value-type="float" office:value="319332">
            <text:p>319332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74396">
            <text:p>874396</text:p>
          </table:table-cell>
          <table:table-cell table:number-columns-repeated="11" office:value-type="float" office:value="0">
            <text:p>0</text:p>
          </table:table-cell>
          <table:table-cell office:value-type="float" office:value="81920">
            <text:p>81920</text:p>
          </table:table-cell>
          <table:table-cell office:value-type="float" office:value="365768">
            <text:p>365768</text:p>
          </table:table-cell>
          <table:table-cell table:number-columns-repeated="4" office:value-type="float" office:value="0">
            <text:p>0</text:p>
          </table:table-cell>
          <table:table-cell office:value-type="float" office:value="551726">
            <text:p>551726</text:p>
          </table:table-cell>
          <table:table-cell office:value-type="float" office:value="0">
            <text:p>0</text:p>
          </table:table-cell>
          <table:table-cell office:value-type="float" office:value="551726">
            <text:p>551726</text:p>
          </table:table-cell>
          <table:table-cell office:value-type="float" office:value="9047">
            <text:p>9047</text:p>
          </table:table-cell>
          <table:table-cell office:value-type="float" office:value="275863">
            <text:p>275863</text:p>
          </table:table-cell>
          <table:table-cell office:value-type="float" office:value="0">
            <text:p>0</text:p>
          </table:table-cell>
          <table:table-cell office:value-type="float" office:value="183908">
            <text:p>183908</text:p>
          </table:table-cell>
          <table:table-cell office:value-type="float" office:value="0">
            <text:p>0</text:p>
          </table:table-cell>
          <table:table-cell office:value-type="float" office:value="183909">
            <text:p>183909</text:p>
          </table:table-cell>
          <table:table-cell office:value-type="float" office:value="548343">
            <text:p>548343</text:p>
          </table:table-cell>
          <table:table-cell office:value-type="float" office:value="91954">
            <text:p>91954</text:p>
          </table:table-cell>
          <table:table-cell office:value-type="float" office:value="1143">
            <text:p>1143</text:p>
          </table:table-cell>
          <table:table-cell office:value-type="float" office:value="367817">
            <text:p>367817</text:p>
          </table:table-cell>
          <table:table-cell office:value-type="float" office:value="551726">
            <text:p>551726</text:p>
          </table:table-cell>
          <table:table-cell table:number-columns-repeated="2" office:value-type="float" office:value="0">
            <text:p>0</text:p>
          </table:table-cell>
          <table:table-cell office:value-type="float" office:value="3723144">
            <text:p>3723144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299165">
            <text:p>299165</text:p>
          </table:table-cell>
          <table:table-cell office:value-type="float" office:value="6677">
            <text:p>6677</text:p>
          </table:table-cell>
          <table:table-cell office:value-type="float" office:value="582980">
            <text:p>582980</text:p>
          </table:table-cell>
          <table:table-cell office:value-type="float" office:value="1424238">
            <text:p>1424238</text:p>
          </table:table-cell>
          <table:table-cell office:value-type="float" office:value="351737">
            <text:p>351737</text:p>
          </table:table-cell>
          <table:table-cell table:number-columns-repeated="3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95840">
            <text:p>995840</text:p>
          </table:table-cell>
          <table:table-cell table:number-columns-repeated="11" office:value-type="float" office:value="0">
            <text:p>0</text:p>
          </table:table-cell>
          <table:table-cell office:value-type="float" office:value="98304">
            <text:p>98304</text:p>
          </table:table-cell>
          <table:table-cell office:value-type="float" office:value="424492">
            <text:p>424492</text:p>
          </table:table-cell>
          <table:table-cell table:number-columns-repeated="4" office:value-type="float" office:value="0">
            <text:p>0</text:p>
          </table:table-cell>
          <table:table-cell office:value-type="float" office:value="582980">
            <text:p>582980</text:p>
          </table:table-cell>
          <table:table-cell office:value-type="float" office:value="0">
            <text:p>0</text:p>
          </table:table-cell>
          <table:table-cell office:value-type="float" office:value="582980">
            <text:p>582980</text:p>
          </table:table-cell>
          <table:table-cell office:value-type="float" office:value="9160">
            <text:p>9160</text:p>
          </table:table-cell>
          <table:table-cell office:value-type="float" office:value="291490">
            <text:p>291490</text:p>
          </table:table-cell>
          <table:table-cell office:value-type="float" office:value="0">
            <text:p>0</text:p>
          </table:table-cell>
          <table:table-cell office:value-type="float" office:value="194327">
            <text:p>194327</text:p>
          </table:table-cell>
          <table:table-cell office:value-type="float" office:value="0">
            <text:p>0</text:p>
          </table:table-cell>
          <table:table-cell office:value-type="float" office:value="194326">
            <text:p>194326</text:p>
          </table:table-cell>
          <table:table-cell office:value-type="float" office:value="574945">
            <text:p>574945</text:p>
          </table:table-cell>
          <table:table-cell office:value-type="float" office:value="97163">
            <text:p>97163</text:p>
          </table:table-cell>
          <table:table-cell office:value-type="float" office:value="578580">
            <text:p>578580</text:p>
          </table:table-cell>
          <table:table-cell office:value-type="float" office:value="388653">
            <text:p>388653</text:p>
          </table:table-cell>
          <table:table-cell office:value-type="float" office:value="582980">
            <text:p>582980</text:p>
          </table:table-cell>
          <table:table-cell office:value-type="float" office:value="4486083">
            <text:p>4486083</text:p>
          </table:table-cell>
          <table:table-cell office:value-type="float" office:value="14312743">
            <text:p>14312743</text:p>
          </table:table-cell>
          <table:table-cell office:value-type="float" office:value="4150390">
            <text:p>4150390</text:p>
          </table:table-cell>
          <table:table-cell office:value-type="float" office:value="579833">
            <text:p>57983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322541">
            <text:p>322541</text:p>
          </table:table-cell>
          <table:table-cell office:value-type="float" office:value="6948">
            <text:p>6948</text:p>
          </table:table-cell>
          <table:table-cell office:value-type="float" office:value="606571">
            <text:p>606571</text:p>
          </table:table-cell>
          <table:table-cell office:value-type="float" office:value="1490979">
            <text:p>1490979</text:p>
          </table:table-cell>
          <table:table-cell office:value-type="float" office:value="376530">
            <text:p>376530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59521">
            <text:p>1159521</text:p>
          </table:table-cell>
          <table:table-cell table:number-columns-repeated="11" office:value-type="float" office:value="0">
            <text:p>0</text:p>
          </table:table-cell>
          <table:table-cell office:value-type="float" office:value="114688">
            <text:p>114688</text:p>
          </table:table-cell>
          <table:table-cell office:value-type="float" office:value="434508">
            <text:p>434508</text:p>
          </table:table-cell>
          <table:table-cell table:number-columns-repeated="4" office:value-type="float" office:value="0">
            <text:p>0</text:p>
          </table:table-cell>
          <table:table-cell office:value-type="float" office:value="606571">
            <text:p>606571</text:p>
          </table:table-cell>
          <table:table-cell office:value-type="float" office:value="0">
            <text:p>0</text:p>
          </table:table-cell>
          <table:table-cell office:value-type="float" office:value="606571">
            <text:p>606571</text:p>
          </table:table-cell>
          <table:table-cell office:value-type="float" office:value="9829">
            <text:p>9829</text:p>
          </table:table-cell>
          <table:table-cell office:value-type="float" office:value="303285">
            <text:p>303285</text:p>
          </table:table-cell>
          <table:table-cell office:value-type="float" office:value="0">
            <text:p>0</text:p>
          </table:table-cell>
          <table:table-cell office:value-type="float" office:value="202190">
            <text:p>202190</text:p>
          </table:table-cell>
          <table:table-cell office:value-type="float" office:value="0">
            <text:p>0</text:p>
          </table:table-cell>
          <table:table-cell office:value-type="float" office:value="202190">
            <text:p>202190</text:p>
          </table:table-cell>
          <table:table-cell office:value-type="float" office:value="599174">
            <text:p>599174</text:p>
          </table:table-cell>
          <table:table-cell office:value-type="float" office:value="101095">
            <text:p>101095</text:p>
          </table:table-cell>
          <table:table-cell office:value-type="float" office:value="298384">
            <text:p>298384</text:p>
          </table:table-cell>
          <table:table-cell office:value-type="float" office:value="404381">
            <text:p>404381</text:p>
          </table:table-cell>
          <table:table-cell office:value-type="float" office:value="606571">
            <text:p>606571</text:p>
          </table:table-cell>
          <table:table-cell office:value-type="float" office:value="2227783">
            <text:p>2227783</text:p>
          </table:table-cell>
          <table:table-cell office:value-type="float" office:value="7446289">
            <text:p>7446289</text:p>
          </table:table-cell>
          <table:table-cell office:value-type="float" office:value="4150390">
            <text:p>4150390</text:p>
          </table:table-cell>
          <table:table-cell office:value-type="float" office:value="274658">
            <text:p>27465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361956">
            <text:p>361956</text:p>
          </table:table-cell>
          <table:table-cell office:value-type="float" office:value="7420">
            <text:p>7420</text:p>
          </table:table-cell>
          <table:table-cell office:value-type="float" office:value="647745">
            <text:p>647745</text:p>
          </table:table-cell>
          <table:table-cell office:value-type="float" office:value="1607443">
            <text:p>1607443</text:p>
          </table:table-cell>
          <table:table-cell office:value-type="float" office:value="417617">
            <text:p>417617</text:p>
          </table:table-cell>
          <table:table-cell table:number-columns-repeated="3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318541">
            <text:p>1318541</text:p>
          </table:table-cell>
          <table:table-cell table:number-columns-repeated="11" office:value-type="float" office:value="0">
            <text:p>0</text:p>
          </table:table-cell>
          <table:table-cell office:value-type="float" office:value="131072">
            <text:p>131072</text:p>
          </table:table-cell>
          <table:table-cell office:value-type="float" office:value="479824">
            <text:p>479824</text:p>
          </table:table-cell>
          <table:table-cell table:number-columns-repeated="4" office:value-type="float" office:value="0">
            <text:p>0</text:p>
          </table:table-cell>
          <table:table-cell office:value-type="float" office:value="647745">
            <text:p>647745</text:p>
          </table:table-cell>
          <table:table-cell office:value-type="float" office:value="0">
            <text:p>0</text:p>
          </table:table-cell>
          <table:table-cell office:value-type="float" office:value="647745">
            <text:p>647745</text:p>
          </table:table-cell>
          <table:table-cell office:value-type="float" office:value="10210">
            <text:p>10210</text:p>
          </table:table-cell>
          <table:table-cell office:value-type="float" office:value="323872">
            <text:p>323872</text:p>
          </table:table-cell>
          <table:table-cell office:value-type="float" office:value="0">
            <text:p>0</text:p>
          </table:table-cell>
          <table:table-cell office:value-type="float" office:value="215914">
            <text:p>215914</text:p>
          </table:table-cell>
          <table:table-cell office:value-type="float" office:value="0">
            <text:p>0</text:p>
          </table:table-cell>
          <table:table-cell office:value-type="float" office:value="215915">
            <text:p>215915</text:p>
          </table:table-cell>
          <table:table-cell office:value-type="float" office:value="642569">
            <text:p>642569</text:p>
          </table:table-cell>
          <table:table-cell office:value-type="float" office:value="107957">
            <text:p>107957</text:p>
          </table:table-cell>
          <table:table-cell office:value-type="float" office:value="312183">
            <text:p>312183</text:p>
          </table:table-cell>
          <table:table-cell office:value-type="float" office:value="431830">
            <text:p>431830</text:p>
          </table:table-cell>
          <table:table-cell office:value-type="float" office:value="647745">
            <text:p>647745</text:p>
          </table:table-cell>
          <table:table-cell office:value-type="float" office:value="2227783">
            <text:p>2227783</text:p>
          </table:table-cell>
          <table:table-cell office:value-type="float" office:value="7110595">
            <text:p>7110595</text:p>
          </table:table-cell>
          <table:table-cell office:value-type="float" office:value="4302978">
            <text:p>4302978</text:p>
          </table:table-cell>
          <table:table-cell office:value-type="float" office:value="274658">
            <text:p>27465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411623">
            <text:p>411623</text:p>
          </table:table-cell>
          <table:table-cell office:value-type="float" office:value="8017">
            <text:p>8017</text:p>
          </table:table-cell>
          <table:table-cell office:value-type="float" office:value="699861">
            <text:p>699861</text:p>
          </table:table-cell>
          <table:table-cell office:value-type="float" office:value="1744165">
            <text:p>1744165</text:p>
          </table:table-cell>
          <table:table-cell office:value-type="float" office:value="469484">
            <text:p>469484</text:p>
          </table:table-cell>
          <table:table-cell table:number-columns-repeated="3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77129">
            <text:p>1477129</text:p>
          </table:table-cell>
          <table:table-cell table:number-columns-repeated="11" office:value-type="float" office:value="0">
            <text:p>0</text:p>
          </table:table-cell>
          <table:table-cell office:value-type="float" office:value="147456">
            <text:p>147456</text:p>
          </table:table-cell>
          <table:table-cell office:value-type="float" office:value="535856">
            <text:p>535856</text:p>
          </table:table-cell>
          <table:table-cell table:number-columns-repeated="4" office:value-type="float" office:value="0">
            <text:p>0</text:p>
          </table:table-cell>
          <table:table-cell office:value-type="float" office:value="699861">
            <text:p>699861</text:p>
          </table:table-cell>
          <table:table-cell office:value-type="float" office:value="0">
            <text:p>0</text:p>
          </table:table-cell>
          <table:table-cell office:value-type="float" office:value="699861">
            <text:p>699861</text:p>
          </table:table-cell>
          <table:table-cell office:value-type="float" office:value="11297">
            <text:p>11297</text:p>
          </table:table-cell>
          <table:table-cell office:value-type="float" office:value="349930">
            <text:p>349930</text:p>
          </table:table-cell>
          <table:table-cell office:value-type="float" office:value="0">
            <text:p>0</text:p>
          </table:table-cell>
          <table:table-cell office:value-type="float" office:value="233287">
            <text:p>233287</text:p>
          </table:table-cell>
          <table:table-cell office:value-type="float" office:value="0">
            <text:p>0</text:p>
          </table:table-cell>
          <table:table-cell office:value-type="float" office:value="233287">
            <text:p>233287</text:p>
          </table:table-cell>
          <table:table-cell office:value-type="float" office:value="691631">
            <text:p>691631</text:p>
          </table:table-cell>
          <table:table-cell office:value-type="float" office:value="116643">
            <text:p>116643</text:p>
          </table:table-cell>
          <table:table-cell office:value-type="float" office:value="679370">
            <text:p>679370</text:p>
          </table:table-cell>
          <table:table-cell office:value-type="float" office:value="466574">
            <text:p>466574</text:p>
          </table:table-cell>
          <table:table-cell office:value-type="float" office:value="699861">
            <text:p>699861</text:p>
          </table:table-cell>
          <table:table-cell office:value-type="float" office:value="4638671">
            <text:p>4638671</text:p>
          </table:table-cell>
          <table:table-cell office:value-type="float" office:value="14923095">
            <text:p>14923095</text:p>
          </table:table-cell>
          <table:table-cell office:value-type="float" office:value="4974364">
            <text:p>4974364</text:p>
          </table:table-cell>
          <table:table-cell office:value-type="float" office:value="579833">
            <text:p>57983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436706">
            <text:p>436706</text:p>
          </table:table-cell>
          <table:table-cell office:value-type="float" office:value="8500">
            <text:p>8500</text:p>
          </table:table-cell>
          <table:table-cell office:value-type="float" office:value="742099">
            <text:p>742099</text:p>
          </table:table-cell>
          <table:table-cell office:value-type="float" office:value="1859352">
            <text:p>1859352</text:p>
          </table:table-cell>
          <table:table-cell office:value-type="float" office:value="496067">
            <text:p>496067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640839">
            <text:p>1640839</text:p>
          </table:table-cell>
          <table:table-cell table:number-columns-repeated="11" office:value-type="float" office:value="0">
            <text:p>0</text:p>
          </table:table-cell>
          <table:table-cell office:value-type="float" office:value="163840">
            <text:p>163840</text:p>
          </table:table-cell>
          <table:table-cell office:value-type="float" office:value="564028">
            <text:p>564028</text:p>
          </table:table-cell>
          <table:table-cell table:number-columns-repeated="4" office:value-type="float" office:value="0">
            <text:p>0</text:p>
          </table:table-cell>
          <table:table-cell office:value-type="float" office:value="742099">
            <text:p>742099</text:p>
          </table:table-cell>
          <table:table-cell office:value-type="float" office:value="0">
            <text:p>0</text:p>
          </table:table-cell>
          <table:table-cell office:value-type="float" office:value="742099">
            <text:p>742099</text:p>
          </table:table-cell>
          <table:table-cell office:value-type="float" office:value="11706">
            <text:p>11706</text:p>
          </table:table-cell>
          <table:table-cell office:value-type="float" office:value="371049">
            <text:p>371049</text:p>
          </table:table-cell>
          <table:table-cell office:value-type="float" office:value="0">
            <text:p>0</text:p>
          </table:table-cell>
          <table:table-cell office:value-type="float" office:value="247366">
            <text:p>247366</text:p>
          </table:table-cell>
          <table:table-cell office:value-type="float" office:value="0">
            <text:p>0</text:p>
          </table:table-cell>
          <table:table-cell office:value-type="float" office:value="247366">
            <text:p>247366</text:p>
          </table:table-cell>
          <table:table-cell office:value-type="float" office:value="688391">
            <text:p>688391</text:p>
          </table:table-cell>
          <table:table-cell office:value-type="float" office:value="123683">
            <text:p>123683</text:p>
          </table:table-cell>
          <table:table-cell office:value-type="float" office:value="1270">
            <text:p>1270</text:p>
          </table:table-cell>
          <table:table-cell office:value-type="float" office:value="494733">
            <text:p>494733</text:p>
          </table:table-cell>
          <table:table-cell office:value-type="float" office:value="742099">
            <text:p>742099</text:p>
          </table:table-cell>
          <table:table-cell table:number-columns-repeated="2" office:value-type="float" office:value="0">
            <text:p>0</text:p>
          </table:table-cell>
          <table:table-cell office:value-type="float" office:value="5157470">
            <text:p>5157470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460706">
            <text:p>460706</text:p>
          </table:table-cell>
          <table:table-cell office:value-type="float" office:value="8603">
            <text:p>8603</text:p>
          </table:table-cell>
          <table:table-cell office:value-type="float" office:value="751049">
            <text:p>751049</text:p>
          </table:table-cell>
          <table:table-cell office:value-type="float" office:value="1891940">
            <text:p>1891940</text:p>
          </table:table-cell>
          <table:table-cell office:value-type="float" office:value="521219">
            <text:p>521219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799899">
            <text:p>1799899</text:p>
          </table:table-cell>
          <table:table-cell table:number-columns-repeated="11" office:value-type="float" office:value="0">
            <text:p>0</text:p>
          </table:table-cell>
          <table:table-cell office:value-type="float" office:value="180224">
            <text:p>180224</text:p>
          </table:table-cell>
          <table:table-cell office:value-type="float" office:value="593668">
            <text:p>593668</text:p>
          </table:table-cell>
          <table:table-cell table:number-columns-repeated="4" office:value-type="float" office:value="0">
            <text:p>0</text:p>
          </table:table-cell>
          <table:table-cell office:value-type="float" office:value="751049">
            <text:p>751049</text:p>
          </table:table-cell>
          <table:table-cell office:value-type="float" office:value="0">
            <text:p>0</text:p>
          </table:table-cell>
          <table:table-cell office:value-type="float" office:value="751049">
            <text:p>751049</text:p>
          </table:table-cell>
          <table:table-cell office:value-type="float" office:value="12329">
            <text:p>12329</text:p>
          </table:table-cell>
          <table:table-cell office:value-type="float" office:value="375525">
            <text:p>375525</text:p>
          </table:table-cell>
          <table:table-cell office:value-type="float" office:value="0">
            <text:p>0</text:p>
          </table:table-cell>
          <table:table-cell office:value-type="float" office:value="250350">
            <text:p>250350</text:p>
          </table:table-cell>
          <table:table-cell office:value-type="float" office:value="0">
            <text:p>0</text:p>
          </table:table-cell>
          <table:table-cell office:value-type="float" office:value="250349">
            <text:p>250349</text:p>
          </table:table-cell>
          <table:table-cell office:value-type="float" office:value="751049">
            <text:p>751049</text:p>
          </table:table-cell>
          <table:table-cell office:value-type="float" office:value="125175">
            <text:p>125175</text:p>
          </table:table-cell>
          <table:table-cell office:value-type="float" office:value="355646">
            <text:p>355646</text:p>
          </table:table-cell>
          <table:table-cell office:value-type="float" office:value="500699">
            <text:p>500699</text:p>
          </table:table-cell>
          <table:table-cell office:value-type="float" office:value="751049">
            <text:p>751049</text:p>
          </table:table-cell>
          <table:table-cell office:value-type="float" office:value="4516601">
            <text:p>4516601</text:p>
          </table:table-cell>
          <table:table-cell office:value-type="float" office:value="14617919">
            <text:p>14617919</text:p>
          </table:table-cell>
          <table:table-cell office:value-type="float" office:value="5371093">
            <text:p>5371093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524914">
            <text:p>524914</text:p>
          </table:table-cell>
          <table:table-cell office:value-type="float" office:value="9517">
            <text:p>9517</text:p>
          </table:table-cell>
          <table:table-cell office:value-type="float" office:value="830759">
            <text:p>830759</text:p>
          </table:table-cell>
          <table:table-cell office:value-type="float" office:value="2111470">
            <text:p>2111470</text:p>
          </table:table-cell>
          <table:table-cell office:value-type="float" office:value="588183">
            <text:p>588183</text:p>
          </table:table-cell>
          <table:table-cell table:number-columns-repeated="3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967942">
            <text:p>1967942</text:p>
          </table:table-cell>
          <table:table-cell table:number-columns-repeated="11" office:value-type="float" office:value="0">
            <text:p>0</text:p>
          </table:table-cell>
          <table:table-cell office:value-type="float" office:value="196608">
            <text:p>196608</text:p>
          </table:table-cell>
          <table:table-cell office:value-type="float" office:value="670056">
            <text:p>670056</text:p>
          </table:table-cell>
          <table:table-cell table:number-columns-repeated="4" office:value-type="float" office:value="0">
            <text:p>0</text:p>
          </table:table-cell>
          <table:table-cell office:value-type="float" office:value="830759">
            <text:p>830759</text:p>
          </table:table-cell>
          <table:table-cell office:value-type="float" office:value="0">
            <text:p>0</text:p>
          </table:table-cell>
          <table:table-cell office:value-type="float" office:value="830759">
            <text:p>830759</text:p>
          </table:table-cell>
          <table:table-cell office:value-type="float" office:value="13447">
            <text:p>13447</text:p>
          </table:table-cell>
          <table:table-cell office:value-type="float" office:value="415379">
            <text:p>415379</text:p>
          </table:table-cell>
          <table:table-cell office:value-type="float" office:value="0">
            <text:p>0</text:p>
          </table:table-cell>
          <table:table-cell office:value-type="float" office:value="276919">
            <text:p>276919</text:p>
          </table:table-cell>
          <table:table-cell office:value-type="float" office:value="0">
            <text:p>0</text:p>
          </table:table-cell>
          <table:table-cell office:value-type="float" office:value="276920">
            <text:p>276920</text:p>
          </table:table-cell>
          <table:table-cell office:value-type="float" office:value="802872">
            <text:p>802872</text:p>
          </table:table-cell>
          <table:table-cell office:value-type="float" office:value="138460">
            <text:p>138460</text:p>
          </table:table-cell>
          <table:table-cell office:value-type="float" office:value="395384">
            <text:p>395384</text:p>
          </table:table-cell>
          <table:table-cell office:value-type="float" office:value="553840">
            <text:p>553840</text:p>
          </table:table-cell>
          <table:table-cell office:value-type="float" office:value="830759">
            <text:p>830759</text:p>
          </table:table-cell>
          <table:table-cell office:value-type="float" office:value="4486083">
            <text:p>4486083</text:p>
          </table:table-cell>
          <table:table-cell office:value-type="float" office:value="7293701">
            <text:p>7293701</text:p>
          </table:table-cell>
          <table:table-cell office:value-type="float" office:value="5920410">
            <text:p>5920410</text:p>
          </table:table-cell>
          <table:table-cell office:value-type="float" office:value="244140">
            <text:p>24414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463914">
            <text:p>463914</text:p>
          </table:table-cell>
          <table:table-cell office:value-type="float" office:value="8658">
            <text:p>8658</text:p>
          </table:table-cell>
          <table:table-cell office:value-type="float" office:value="755883">
            <text:p>755883</text:p>
          </table:table-cell>
          <table:table-cell office:value-type="float" office:value="1897141">
            <text:p>1897141</text:p>
          </table:table-cell>
          <table:table-cell office:value-type="float" office:value="524415">
            <text:p>524415</text:p>
          </table:table-cell>
          <table:table-cell table:number-columns-repeated="3"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098637">
            <text:p>2098637</text:p>
          </table:table-cell>
          <table:table-cell table:number-columns-repeated="11" office:value-type="float" office:value="0">
            <text:p>0</text:p>
          </table:table-cell>
          <table:table-cell office:value-type="float" office:value="212992">
            <text:p>212992</text:p>
          </table:table-cell>
          <table:table-cell office:value-type="float" office:value="607628">
            <text:p>607628</text:p>
          </table:table-cell>
          <table:table-cell table:number-columns-repeated="4" office:value-type="float" office:value="0">
            <text:p>0</text:p>
          </table:table-cell>
          <table:table-cell office:value-type="float" office:value="755883">
            <text:p>755883</text:p>
          </table:table-cell>
          <table:table-cell office:value-type="float" office:value="0">
            <text:p>0</text:p>
          </table:table-cell>
          <table:table-cell office:value-type="float" office:value="755883">
            <text:p>755883</text:p>
          </table:table-cell>
          <table:table-cell office:value-type="float" office:value="12006">
            <text:p>12006</text:p>
          </table:table-cell>
          <table:table-cell office:value-type="float" office:value="377941">
            <text:p>377941</text:p>
          </table:table-cell>
          <table:table-cell office:value-type="float" office:value="0">
            <text:p>0</text:p>
          </table:table-cell>
          <table:table-cell office:value-type="float" office:value="251961">
            <text:p>251961</text:p>
          </table:table-cell>
          <table:table-cell office:value-type="float" office:value="0">
            <text:p>0</text:p>
          </table:table-cell>
          <table:table-cell office:value-type="float" office:value="251961">
            <text:p>251961</text:p>
          </table:table-cell>
          <table:table-cell office:value-type="float" office:value="745923">
            <text:p>745923</text:p>
          </table:table-cell>
          <table:table-cell office:value-type="float" office:value="125980">
            <text:p>125980</text:p>
          </table:table-cell>
          <table:table-cell office:value-type="float" office:value="602">
            <text:p>602</text:p>
          </table:table-cell>
          <table:table-cell office:value-type="float" office:value="503922">
            <text:p>503922</text:p>
          </table:table-cell>
          <table:table-cell office:value-type="float" office:value="755883">
            <text:p>755883</text:p>
          </table:table-cell>
          <table:table-cell office:value-type="float" office:value="4547118">
            <text:p>4547118</text:p>
          </table:table-cell>
          <table:table-cell office:value-type="float" office:value="14923095">
            <text:p>14923095</text:p>
          </table:table-cell>
          <table:table-cell office:value-type="float" office:value="5432128">
            <text:p>5432128</text:p>
          </table:table-cell>
          <table:table-cell office:value-type="float" office:value="274658">
            <text:p>27465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471748">
            <text:p>471748</text:p>
          </table:table-cell>
          <table:table-cell office:value-type="float" office:value="8764">
            <text:p>8764</text:p>
          </table:table-cell>
          <table:table-cell office:value-type="float" office:value="765123">
            <text:p>765123</text:p>
          </table:table-cell>
          <table:table-cell office:value-type="float" office:value="1931490">
            <text:p>1931490</text:p>
          </table:table-cell>
          <table:table-cell office:value-type="float" office:value="532240">
            <text:p>532240</text:p>
          </table:table-cell>
          <table:table-cell table:number-columns-repeated="3" office:value-type="float" office:value="0">
            <text:p>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246664">
            <text:p>2246664</text:p>
          </table:table-cell>
          <table:table-cell table:number-columns-repeated="11" office:value-type="float" office:value="0">
            <text:p>0</text:p>
          </table:table-cell>
          <table:table-cell office:value-type="float" office:value="229376">
            <text:p>229376</text:p>
          </table:table-cell>
          <table:table-cell office:value-type="float" office:value="599692">
            <text:p>599692</text:p>
          </table:table-cell>
          <table:table-cell table:number-columns-repeated="4" office:value-type="float" office:value="0">
            <text:p>0</text:p>
          </table:table-cell>
          <table:table-cell office:value-type="float" office:value="765123">
            <text:p>765123</text:p>
          </table:table-cell>
          <table:table-cell office:value-type="float" office:value="0">
            <text:p>0</text:p>
          </table:table-cell>
          <table:table-cell office:value-type="float" office:value="765123">
            <text:p>765123</text:p>
          </table:table-cell>
          <table:table-cell office:value-type="float" office:value="12126">
            <text:p>12126</text:p>
          </table:table-cell>
          <table:table-cell office:value-type="float" office:value="382561">
            <text:p>382561</text:p>
          </table:table-cell>
          <table:table-cell office:value-type="float" office:value="0">
            <text:p>0</text:p>
          </table:table-cell>
          <table:table-cell office:value-type="float" office:value="255041">
            <text:p>255041</text:p>
          </table:table-cell>
          <table:table-cell office:value-type="float" office:value="0">
            <text:p>0</text:p>
          </table:table-cell>
          <table:table-cell office:value-type="float" office:value="255041">
            <text:p>255041</text:p>
          </table:table-cell>
          <table:table-cell office:value-type="float" office:value="753726">
            <text:p>753726</text:p>
          </table:table-cell>
          <table:table-cell office:value-type="float" office:value="127521">
            <text:p>127521</text:p>
          </table:table-cell>
          <table:table-cell office:value-type="float" office:value="363087">
            <text:p>363087</text:p>
          </table:table-cell>
          <table:table-cell office:value-type="float" office:value="510082">
            <text:p>510082</text:p>
          </table:table-cell>
          <table:table-cell office:value-type="float" office:value="765123">
            <text:p>765123</text:p>
          </table:table-cell>
          <table:table-cell office:value-type="float" office:value="4547118">
            <text:p>4547118</text:p>
          </table:table-cell>
          <table:table-cell office:value-type="float" office:value="14678954">
            <text:p>14678954</text:p>
          </table:table-cell>
          <table:table-cell office:value-type="float" office:value="5401610">
            <text:p>5401610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740163">
            <text:p>740163</text:p>
          </table:table-cell>
          <table:table-cell office:value-type="float" office:value="11931">
            <text:p>11931</text:p>
          </table:table-cell>
          <table:table-cell office:value-type="float" office:value="1041558">
            <text:p>1041558</text:p>
          </table:table-cell>
          <table:table-cell office:value-type="float" office:value="2697214">
            <text:p>2697214</text:p>
          </table:table-cell>
          <table:table-cell office:value-type="float" office:value="813606">
            <text:p>813606</text:p>
          </table:table-cell>
          <table:table-cell table:number-columns-repeated="3"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468777">
            <text:p>2468777</text:p>
          </table:table-cell>
          <table:table-cell table:number-columns-repeated="11" office:value-type="float" office:value="0">
            <text:p>0</text:p>
          </table:table-cell>
          <table:table-cell office:value-type="float" office:value="245760">
            <text:p>245760</text:p>
          </table:table-cell>
          <table:table-cell office:value-type="float" office:value="872956">
            <text:p>872956</text:p>
          </table:table-cell>
          <table:table-cell table:number-columns-repeated="4" office:value-type="float" office:value="0">
            <text:p>0</text:p>
          </table:table-cell>
          <table:table-cell office:value-type="float" office:value="1041558">
            <text:p>1041558</text:p>
          </table:table-cell>
          <table:table-cell office:value-type="float" office:value="0">
            <text:p>0</text:p>
          </table:table-cell>
          <table:table-cell office:value-type="float" office:value="1041558">
            <text:p>1041558</text:p>
          </table:table-cell>
          <table:table-cell office:value-type="float" office:value="16454">
            <text:p>16454</text:p>
          </table:table-cell>
          <table:table-cell office:value-type="float" office:value="520779">
            <text:p>520779</text:p>
          </table:table-cell>
          <table:table-cell office:value-type="float" office:value="0">
            <text:p>0</text:p>
          </table:table-cell>
          <table:table-cell office:value-type="float" office:value="347186">
            <text:p>347186</text:p>
          </table:table-cell>
          <table:table-cell office:value-type="float" office:value="0">
            <text:p>0</text:p>
          </table:table-cell>
          <table:table-cell office:value-type="float" office:value="347186">
            <text:p>347186</text:p>
          </table:table-cell>
          <table:table-cell office:value-type="float" office:value="1041558">
            <text:p>1041558</text:p>
          </table:table-cell>
          <table:table-cell office:value-type="float" office:value="173593">
            <text:p>173593</text:p>
          </table:table-cell>
          <table:table-cell office:value-type="float" office:value="1246">
            <text:p>1246</text:p>
          </table:table-cell>
          <table:table-cell office:value-type="float" office:value="694372">
            <text:p>694372</text:p>
          </table:table-cell>
          <table:table-cell office:value-type="float" office:value="1041558">
            <text:p>1041558</text:p>
          </table:table-cell>
          <table:table-cell office:value-type="float" office:value="4638671">
            <text:p>4638671</text:p>
          </table:table-cell>
          <table:table-cell office:value-type="float" office:value="15716552">
            <text:p>15716552</text:p>
          </table:table-cell>
          <table:table-cell office:value-type="float" office:value="7324218">
            <text:p>7324218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555789">
            <text:p>555789</text:p>
          </table:table-cell>
          <table:table-cell office:value-type="float" office:value="9724">
            <text:p>9724</text:p>
          </table:table-cell>
          <table:table-cell office:value-type="float" office:value="848881">
            <text:p>848881</text:p>
          </table:table-cell>
          <table:table-cell office:value-type="float" office:value="2163926">
            <text:p>2163926</text:p>
          </table:table-cell>
          <table:table-cell office:value-type="float" office:value="620600">
            <text:p>620600</text:p>
          </table:table-cell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527699">
            <text:p>2527699</text:p>
          </table:table-cell>
          <table:table-cell table:number-columns-repeated="11" office:value-type="float" office:value="0">
            <text:p>0</text:p>
          </table:table-cell>
          <table:table-cell office:value-type="float" office:value="262144">
            <text:p>262144</text:p>
          </table:table-cell>
          <table:table-cell office:value-type="float" office:value="675884">
            <text:p>675884</text:p>
          </table:table-cell>
          <table:table-cell table:number-columns-repeated="4" office:value-type="float" office:value="0">
            <text:p>0</text:p>
          </table:table-cell>
          <table:table-cell office:value-type="float" office:value="848881">
            <text:p>848881</text:p>
          </table:table-cell>
          <table:table-cell office:value-type="float" office:value="0">
            <text:p>0</text:p>
          </table:table-cell>
          <table:table-cell office:value-type="float" office:value="848881">
            <text:p>848881</text:p>
          </table:table-cell>
          <table:table-cell office:value-type="float" office:value="13264">
            <text:p>13264</text:p>
          </table:table-cell>
          <table:table-cell office:value-type="float" office:value="424440">
            <text:p>424440</text:p>
          </table:table-cell>
          <table:table-cell office:value-type="float" office:value="0">
            <text:p>0</text:p>
          </table:table-cell>
          <table:table-cell office:value-type="float" office:value="282960">
            <text:p>282960</text:p>
          </table:table-cell>
          <table:table-cell office:value-type="float" office:value="0">
            <text:p>0</text:p>
          </table:table-cell>
          <table:table-cell office:value-type="float" office:value="282960">
            <text:p>282960</text:p>
          </table:table-cell>
          <table:table-cell office:value-type="float" office:value="827367">
            <text:p>827367</text:p>
          </table:table-cell>
          <table:table-cell office:value-type="float" office:value="141480">
            <text:p>141480</text:p>
          </table:table-cell>
          <table:table-cell office:value-type="float" office:value="976">
            <text:p>976</text:p>
          </table:table-cell>
          <table:table-cell office:value-type="float" office:value="565920">
            <text:p>565920</text:p>
          </table:table-cell>
          <table:table-cell office:value-type="float" office:value="848881">
            <text:p>848881</text:p>
          </table:table-cell>
          <table:table-cell office:value-type="float" office:value="4516601">
            <text:p>4516601</text:p>
          </table:table-cell>
          <table:table-cell office:value-type="float" office:value="15319824">
            <text:p>15319824</text:p>
          </table:table-cell>
          <table:table-cell office:value-type="float" office:value="6347656">
            <text:p>6347656</text:p>
          </table:table-cell>
          <table:table-cell office:value-type="float" office:value="610351">
            <text:p>61035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579956">
            <text:p>579956</text:p>
          </table:table-cell>
          <table:table-cell office:value-type="float" office:value="10153">
            <text:p>10153</text:p>
          </table:table-cell>
          <table:table-cell office:value-type="float" office:value="886341">
            <text:p>886341</text:p>
          </table:table-cell>
          <table:table-cell office:value-type="float" office:value="2263814">
            <text:p>2263814</text:p>
          </table:table-cell>
          <table:table-cell office:value-type="float" office:value="645931">
            <text:p>645931</text:p>
          </table:table-cell>
          <table:table-cell table:number-columns-repeated="3" office:value-type="float" office:value="0">
            <text:p>0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632887">
            <text:p>2632887</text:p>
          </table:table-cell>
          <table:table-cell table:number-columns-repeated="11" office:value-type="float" office:value="0">
            <text:p>0</text:p>
          </table:table-cell>
          <table:table-cell office:value-type="float" office:value="278528">
            <text:p>278528</text:p>
          </table:table-cell>
          <table:table-cell office:value-type="float" office:value="672452">
            <text:p>672452</text:p>
          </table:table-cell>
          <table:table-cell table:number-columns-repeated="4" office:value-type="float" office:value="0">
            <text:p>0</text:p>
          </table:table-cell>
          <table:table-cell office:value-type="float" office:value="886341">
            <text:p>886341</text:p>
          </table:table-cell>
          <table:table-cell office:value-type="float" office:value="0">
            <text:p>0</text:p>
          </table:table-cell>
          <table:table-cell office:value-type="float" office:value="886341">
            <text:p>886341</text:p>
          </table:table-cell>
          <table:table-cell office:value-type="float" office:value="14172">
            <text:p>14172</text:p>
          </table:table-cell>
          <table:table-cell office:value-type="float" office:value="443170">
            <text:p>443170</text:p>
          </table:table-cell>
          <table:table-cell office:value-type="float" office:value="0">
            <text:p>0</text:p>
          </table:table-cell>
          <table:table-cell office:value-type="float" office:value="295447">
            <text:p>295447</text:p>
          </table:table-cell>
          <table:table-cell office:value-type="float" office:value="0">
            <text:p>0</text:p>
          </table:table-cell>
          <table:table-cell office:value-type="float" office:value="295447">
            <text:p>295447</text:p>
          </table:table-cell>
          <table:table-cell office:value-type="float" office:value="841635">
            <text:p>841635</text:p>
          </table:table-cell>
          <table:table-cell office:value-type="float" office:value="147723">
            <text:p>147723</text:p>
          </table:table-cell>
          <table:table-cell office:value-type="float" office:value="2168">
            <text:p>2168</text:p>
          </table:table-cell>
          <table:table-cell office:value-type="float" office:value="590894">
            <text:p>590894</text:p>
          </table:table-cell>
          <table:table-cell office:value-type="float" office:value="886341">
            <text:p>886341</text:p>
          </table:table-cell>
          <table:table-cell office:value-type="float" office:value="4516601">
            <text:p>4516601</text:p>
          </table:table-cell>
          <table:table-cell office:value-type="float" office:value="15136718">
            <text:p>15136718</text:p>
          </table:table-cell>
          <table:table-cell office:value-type="float" office:value="6134033">
            <text:p>6134033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735080">
            <text:p>735080</text:p>
          </table:table-cell>
          <table:table-cell office:value-type="float" office:value="11866">
            <text:p>11866</text:p>
          </table:table-cell>
          <table:table-cell office:value-type="float" office:value="1035917">
            <text:p>1035917</text:p>
          </table:table-cell>
          <table:table-cell office:value-type="float" office:value="2685298">
            <text:p>2685298</text:p>
          </table:table-cell>
          <table:table-cell office:value-type="float" office:value="808546">
            <text:p>808546</text:p>
          </table:table-cell>
          <table:table-cell table:number-columns-repeated="3" office:value-type="float" office:value="0">
            <text:p>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770421">
            <text:p>2770421</text:p>
          </table:table-cell>
          <table:table-cell table:number-columns-repeated="11" office:value-type="float" office:value="0">
            <text:p>0</text:p>
          </table:table-cell>
          <table:table-cell office:value-type="float" office:value="294912">
            <text:p>294912</text:p>
          </table:table-cell>
          <table:table-cell office:value-type="float" office:value="871472">
            <text:p>871472</text:p>
          </table:table-cell>
          <table:table-cell table:number-columns-repeated="4" office:value-type="float" office:value="0">
            <text:p>0</text:p>
          </table:table-cell>
          <table:table-cell office:value-type="float" office:value="1035917">
            <text:p>1035917</text:p>
          </table:table-cell>
          <table:table-cell office:value-type="float" office:value="0">
            <text:p>0</text:p>
          </table:table-cell>
          <table:table-cell office:value-type="float" office:value="1035917">
            <text:p>1035917</text:p>
          </table:table-cell>
          <table:table-cell office:value-type="float" office:value="16498">
            <text:p>16498</text:p>
          </table:table-cell>
          <table:table-cell office:value-type="float" office:value="517958">
            <text:p>517958</text:p>
          </table:table-cell>
          <table:table-cell office:value-type="float" office:value="0">
            <text:p>0</text:p>
          </table:table-cell>
          <table:table-cell office:value-type="float" office:value="345306">
            <text:p>345306</text:p>
          </table:table-cell>
          <table:table-cell office:value-type="float" office:value="0">
            <text:p>0</text:p>
          </table:table-cell>
          <table:table-cell office:value-type="float" office:value="345306">
            <text:p>345306</text:p>
          </table:table-cell>
          <table:table-cell office:value-type="float" office:value="1021892">
            <text:p>1021892</text:p>
          </table:table-cell>
          <table:table-cell office:value-type="float" office:value="172653">
            <text:p>172653</text:p>
          </table:table-cell>
          <table:table-cell office:value-type="float" office:value="1322">
            <text:p>1322</text:p>
          </table:table-cell>
          <table:table-cell office:value-type="float" office:value="690611">
            <text:p>690611</text:p>
          </table:table-cell>
          <table:table-cell office:value-type="float" office:value="1035917">
            <text:p>1035917</text:p>
          </table:table-cell>
          <table:table-cell office:value-type="float" office:value="4760742">
            <text:p>4760742</text:p>
          </table:table-cell>
          <table:table-cell office:value-type="float" office:value="15838622">
            <text:p>15838622</text:p>
          </table:table-cell>
          <table:table-cell office:value-type="float" office:value="7324218">
            <text:p>7324218</text:p>
          </table:table-cell>
          <table:table-cell office:value-type="float" office:value="579833">
            <text:p>57983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office:value-type="float" office:value="545748">
            <text:p>545748</text:p>
          </table:table-cell>
          <table:table-cell office:value-type="float" office:value="9611">
            <text:p>9611</text:p>
          </table:table-cell>
          <table:table-cell office:value-type="float" office:value="839008">
            <text:p>839008</text:p>
          </table:table-cell>
          <table:table-cell office:value-type="float" office:value="2138700">
            <text:p>2138700</text:p>
          </table:table-cell>
          <table:table-cell office:value-type="float" office:value="610074">
            <text:p>610074</text:p>
          </table:table-cell>
          <table:table-cell table:number-columns-repeated="3" office:value-type="float" office:value="0">
            <text:p>0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812751">
            <text:p>2812751</text:p>
          </table:table-cell>
          <table:table-cell table:number-columns-repeated="11" office:value-type="float" office:value="0">
            <text:p>0</text:p>
          </table:table-cell>
          <table:table-cell office:value-type="float" office:value="311296">
            <text:p>311296</text:p>
          </table:table-cell>
          <table:table-cell office:value-type="float" office:value="721900">
            <text:p>721900</text:p>
          </table:table-cell>
          <table:table-cell table:number-columns-repeated="4" office:value-type="float" office:value="0">
            <text:p>0</text:p>
          </table:table-cell>
          <table:table-cell office:value-type="float" office:value="839008">
            <text:p>839008</text:p>
          </table:table-cell>
          <table:table-cell office:value-type="float" office:value="0">
            <text:p>0</text:p>
          </table:table-cell>
          <table:table-cell office:value-type="float" office:value="839008">
            <text:p>839008</text:p>
          </table:table-cell>
          <table:table-cell office:value-type="float" office:value="13294">
            <text:p>13294</text:p>
          </table:table-cell>
          <table:table-cell office:value-type="float" office:value="419504">
            <text:p>419504</text:p>
          </table:table-cell>
          <table:table-cell office:value-type="float" office:value="0">
            <text:p>0</text:p>
          </table:table-cell>
          <table:table-cell office:value-type="float" office:value="279669">
            <text:p>279669</text:p>
          </table:table-cell>
          <table:table-cell office:value-type="float" office:value="0">
            <text:p>0</text:p>
          </table:table-cell>
          <table:table-cell office:value-type="float" office:value="279669">
            <text:p>279669</text:p>
          </table:table-cell>
          <table:table-cell office:value-type="float" office:value="815841">
            <text:p>815841</text:p>
          </table:table-cell>
          <table:table-cell office:value-type="float" office:value="139834">
            <text:p>139834</text:p>
          </table:table-cell>
          <table:table-cell office:value-type="float" office:value="1310">
            <text:p>1310</text:p>
          </table:table-cell>
          <table:table-cell office:value-type="float" office:value="559339">
            <text:p>559339</text:p>
          </table:table-cell>
          <table:table-cell office:value-type="float" office:value="839008">
            <text:p>839008</text:p>
          </table:table-cell>
          <table:table-cell office:value-type="float" office:value="4547118">
            <text:p>4547118</text:p>
          </table:table-cell>
          <table:table-cell office:value-type="float" office:value="15228271">
            <text:p>15228271</text:p>
          </table:table-cell>
          <table:table-cell office:value-type="float" office:value="6164550">
            <text:p>6164550</text:p>
          </table:table-cell>
          <table:table-cell office:value-type="float" office:value="579833">
            <text:p>57983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float" office:value="541456">
            <text:p>541456</text:p>
          </table:table-cell>
          <table:table-cell office:value-type="float" office:value="9610">
            <text:p>9610</text:p>
          </table:table-cell>
          <table:table-cell office:value-type="float" office:value="838892">
            <text:p>838892</text:p>
          </table:table-cell>
          <table:table-cell office:value-type="float" office:value="2132801">
            <text:p>2132801</text:p>
          </table:table-cell>
          <table:table-cell office:value-type="float" office:value="605802">
            <text:p>605802</text:p>
          </table:table-cell>
          <table:table-cell table:number-columns-repeated="3"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920889">
            <text:p>2920889</text:p>
          </table:table-cell>
          <table:table-cell table:number-columns-repeated="11" office:value-type="float" office:value="0">
            <text:p>0</text:p>
          </table:table-cell>
          <table:table-cell office:value-type="float" office:value="327680">
            <text:p>327680</text:p>
          </table:table-cell>
          <table:table-cell office:value-type="float" office:value="676132">
            <text:p>676132</text:p>
          </table:table-cell>
          <table:table-cell table:number-columns-repeated="4" office:value-type="float" office:value="0">
            <text:p>0</text:p>
          </table:table-cell>
          <table:table-cell office:value-type="float" office:value="838892">
            <text:p>838892</text:p>
          </table:table-cell>
          <table:table-cell office:value-type="float" office:value="0">
            <text:p>0</text:p>
          </table:table-cell>
          <table:table-cell office:value-type="float" office:value="838892">
            <text:p>838892</text:p>
          </table:table-cell>
          <table:table-cell office:value-type="float" office:value="13184">
            <text:p>13184</text:p>
          </table:table-cell>
          <table:table-cell office:value-type="float" office:value="419446">
            <text:p>419446</text:p>
          </table:table-cell>
          <table:table-cell office:value-type="float" office:value="0">
            <text:p>0</text:p>
          </table:table-cell>
          <table:table-cell office:value-type="float" office:value="279630">
            <text:p>279630</text:p>
          </table:table-cell>
          <table:table-cell office:value-type="float" office:value="0">
            <text:p>0</text:p>
          </table:table-cell>
          <table:table-cell office:value-type="float" office:value="279631">
            <text:p>279631</text:p>
          </table:table-cell>
          <table:table-cell office:value-type="float" office:value="819003">
            <text:p>819003</text:p>
          </table:table-cell>
          <table:table-cell office:value-type="float" office:value="139815">
            <text:p>139815</text:p>
          </table:table-cell>
          <table:table-cell office:value-type="float" office:value="1168">
            <text:p>1168</text:p>
          </table:table-cell>
          <table:table-cell office:value-type="float" office:value="559261">
            <text:p>559261</text:p>
          </table:table-cell>
          <table:table-cell office:value-type="float" office:value="838892">
            <text:p>838892</text:p>
          </table:table-cell>
          <table:table-cell office:value-type="float" office:value="4791259">
            <text:p>4791259</text:p>
          </table:table-cell>
          <table:table-cell office:value-type="float" office:value="16052246">
            <text:p>16052246</text:p>
          </table:table-cell>
          <table:table-cell office:value-type="float" office:value="5798339">
            <text:p>5798339</text:p>
          </table:table-cell>
          <table:table-cell office:value-type="float" office:value="579833">
            <text:p>57983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office:value-type="float" office:value="668955">
            <text:p>668955</text:p>
          </table:table-cell>
          <table:table-cell office:value-type="float" office:value="11109">
            <text:p>11109</text:p>
          </table:table-cell>
          <table:table-cell office:value-type="float" office:value="969766">
            <text:p>969766</text:p>
          </table:table-cell>
          <table:table-cell office:value-type="float" office:value="2493972">
            <text:p>2493972</text:p>
          </table:table-cell>
          <table:table-cell office:value-type="float" office:value="739370">
            <text:p>739370</text:p>
          </table:table-cell>
          <table:table-cell table:number-columns-repeated="3" office:value-type="float" office:value="0">
            <text:p>0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085704">
            <text:p>3085704</text:p>
          </table:table-cell>
          <table:table-cell table:number-columns-repeated="11" office:value-type="float" office:value="0">
            <text:p>0</text:p>
          </table:table-cell>
          <table:table-cell office:value-type="float" office:value="344064">
            <text:p>344064</text:p>
          </table:table-cell>
          <table:table-cell office:value-type="float" office:value="793804">
            <text:p>793804</text:p>
          </table:table-cell>
          <table:table-cell table:number-columns-repeated="4" office:value-type="float" office:value="0">
            <text:p>0</text:p>
          </table:table-cell>
          <table:table-cell office:value-type="float" office:value="969766">
            <text:p>969766</text:p>
          </table:table-cell>
          <table:table-cell office:value-type="float" office:value="0">
            <text:p>0</text:p>
          </table:table-cell>
          <table:table-cell office:value-type="float" office:value="969766">
            <text:p>969766</text:p>
          </table:table-cell>
          <table:table-cell office:value-type="float" office:value="15395">
            <text:p>15395</text:p>
          </table:table-cell>
          <table:table-cell office:value-type="float" office:value="484883">
            <text:p>484883</text:p>
          </table:table-cell>
          <table:table-cell office:value-type="float" office:value="0">
            <text:p>0</text:p>
          </table:table-cell>
          <table:table-cell office:value-type="float" office:value="323255">
            <text:p>323255</text:p>
          </table:table-cell>
          <table:table-cell office:value-type="float" office:value="0">
            <text:p>0</text:p>
          </table:table-cell>
          <table:table-cell office:value-type="float" office:value="323255">
            <text:p>323255</text:p>
          </table:table-cell>
          <table:table-cell office:value-type="float" office:value="957101">
            <text:p>957101</text:p>
          </table:table-cell>
          <table:table-cell office:value-type="float" office:value="161627">
            <text:p>161627</text:p>
          </table:table-cell>
          <table:table-cell office:value-type="float" office:value="475080">
            <text:p>475080</text:p>
          </table:table-cell>
          <table:table-cell office:value-type="float" office:value="646511">
            <text:p>646511</text:p>
          </table:table-cell>
          <table:table-cell office:value-type="float" office:value="969766">
            <text:p>969766</text:p>
          </table:table-cell>
          <table:table-cell office:value-type="float" office:value="4699706">
            <text:p>4699706</text:p>
          </table:table-cell>
          <table:table-cell office:value-type="float" office:value="15838622">
            <text:p>15838622</text:p>
          </table:table-cell>
          <table:table-cell office:value-type="float" office:value="7049560">
            <text:p>7049560</text:p>
          </table:table-cell>
          <table:table-cell office:value-type="float" office:value="579833">
            <text:p>57983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office:value-type="float" office:value="684538">
            <text:p>684538</text:p>
          </table:table-cell>
          <table:table-cell office:value-type="float" office:value="11302">
            <text:p>11302</text:p>
          </table:table-cell>
          <table:table-cell office:value-type="float" office:value="986563">
            <text:p>986563</text:p>
          </table:table-cell>
          <table:table-cell office:value-type="float" office:value="2540541">
            <text:p>2540541</text:p>
          </table:table-cell>
          <table:table-cell office:value-type="float" office:value="755502">
            <text:p>755502</text:p>
          </table:table-cell>
          <table:table-cell table:number-columns-repeated="3" office:value-type="float" office:value="0">
            <text:p>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225910">
            <text:p>3225910</text:p>
          </table:table-cell>
          <table:table-cell table:number-columns-repeated="11" office:value-type="float" office:value="0">
            <text:p>0</text:p>
          </table:table-cell>
          <table:table-cell office:value-type="float" office:value="360448">
            <text:p>360448</text:p>
          </table:table-cell>
          <table:table-cell office:value-type="float" office:value="825616">
            <text:p>825616</text:p>
          </table:table-cell>
          <table:table-cell table:number-columns-repeated="4" office:value-type="float" office:value="0">
            <text:p>0</text:p>
          </table:table-cell>
          <table:table-cell office:value-type="float" office:value="986563">
            <text:p>986563</text:p>
          </table:table-cell>
          <table:table-cell office:value-type="float" office:value="0">
            <text:p>0</text:p>
          </table:table-cell>
          <table:table-cell office:value-type="float" office:value="986563">
            <text:p>986563</text:p>
          </table:table-cell>
          <table:table-cell office:value-type="float" office:value="15700">
            <text:p>15700</text:p>
          </table:table-cell>
          <table:table-cell office:value-type="float" office:value="493282">
            <text:p>493282</text:p>
          </table:table-cell>
          <table:table-cell office:value-type="float" office:value="0">
            <text:p>0</text:p>
          </table:table-cell>
          <table:table-cell office:value-type="float" office:value="328854">
            <text:p>328854</text:p>
          </table:table-cell>
          <table:table-cell office:value-type="float" office:value="0">
            <text:p>0</text:p>
          </table:table-cell>
          <table:table-cell office:value-type="float" office:value="328854">
            <text:p>328854</text:p>
          </table:table-cell>
          <table:table-cell office:value-type="float" office:value="977765">
            <text:p>977765</text:p>
          </table:table-cell>
          <table:table-cell office:value-type="float" office:value="164427">
            <text:p>164427</text:p>
          </table:table-cell>
          <table:table-cell office:value-type="float" office:value="1761">
            <text:p>1761</text:p>
          </table:table-cell>
          <table:table-cell office:value-type="float" office:value="657708">
            <text:p>657708</text:p>
          </table:table-cell>
          <table:table-cell office:value-type="float" office:value="986563">
            <text:p>986563</text:p>
          </table:table-cell>
          <table:table-cell office:value-type="float" office:value="4699707">
            <text:p>4699707</text:p>
          </table:table-cell>
          <table:table-cell office:value-type="float" office:value="15624999">
            <text:p>15624999</text:p>
          </table:table-cell>
          <table:table-cell office:value-type="float" office:value="6927489">
            <text:p>6927489</text:p>
          </table:table-cell>
          <table:table-cell office:value-type="float" office:value="610351">
            <text:p>61035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office:value-type="float" office:value="707122">
            <text:p>707122</text:p>
          </table:table-cell>
          <table:table-cell office:value-type="float" office:value="11796">
            <text:p>11796</text:p>
          </table:table-cell>
          <table:table-cell office:value-type="float" office:value="1029799">
            <text:p>1029799</text:p>
          </table:table-cell>
          <table:table-cell office:value-type="float" office:value="2637500">
            <text:p>2637500</text:p>
          </table:table-cell>
          <table:table-cell office:value-type="float" office:value="779818">
            <text:p>779818</text:p>
          </table:table-cell>
          <table:table-cell table:number-columns-repeated="3" office:value-type="float" office:value="0">
            <text:p>0</text:p>
          </table:table-cell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358720">
            <text:p>3358720</text:p>
          </table:table-cell>
          <table:table-cell table:number-columns-repeated="11" office:value-type="float" office:value="0">
            <text:p>0</text:p>
          </table:table-cell>
          <table:table-cell office:value-type="float" office:value="376832">
            <text:p>376832</text:p>
          </table:table-cell>
          <table:table-cell office:value-type="float" office:value="874636">
            <text:p>874636</text:p>
          </table:table-cell>
          <table:table-cell table:number-columns-repeated="4" office:value-type="float" office:value="0">
            <text:p>0</text:p>
          </table:table-cell>
          <table:table-cell office:value-type="float" office:value="1029799">
            <text:p>1029799</text:p>
          </table:table-cell>
          <table:table-cell office:value-type="float" office:value="0">
            <text:p>0</text:p>
          </table:table-cell>
          <table:table-cell office:value-type="float" office:value="1029799">
            <text:p>1029799</text:p>
          </table:table-cell>
          <table:table-cell office:value-type="float" office:value="16198">
            <text:p>16198</text:p>
          </table:table-cell>
          <table:table-cell office:value-type="float" office:value="514899">
            <text:p>514899</text:p>
          </table:table-cell>
          <table:table-cell office:value-type="float" office:value="0">
            <text:p>0</text:p>
          </table:table-cell>
          <table:table-cell office:value-type="float" office:value="343266">
            <text:p>343266</text:p>
          </table:table-cell>
          <table:table-cell office:value-type="float" office:value="0">
            <text:p>0</text:p>
          </table:table-cell>
          <table:table-cell office:value-type="float" office:value="343266">
            <text:p>343266</text:p>
          </table:table-cell>
          <table:table-cell office:value-type="float" office:value="1013568">
            <text:p>1013568</text:p>
          </table:table-cell>
          <table:table-cell office:value-type="float" office:value="171633">
            <text:p>171633</text:p>
          </table:table-cell>
          <table:table-cell office:value-type="float" office:value="480475">
            <text:p>480475</text:p>
          </table:table-cell>
          <table:table-cell office:value-type="float" office:value="686532">
            <text:p>686532</text:p>
          </table:table-cell>
          <table:table-cell office:value-type="float" office:value="1029799">
            <text:p>1029799</text:p>
          </table:table-cell>
          <table:table-cell office:value-type="float" office:value="4730224">
            <text:p>4730224</text:p>
          </table:table-cell>
          <table:table-cell office:value-type="float" office:value="16174316">
            <text:p>16174316</text:p>
          </table:table-cell>
          <table:table-cell office:value-type="float" office:value="7324218">
            <text:p>7324218</text:p>
          </table:table-cell>
          <table:table-cell office:value-type="float" office:value="610351">
            <text:p>61035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704705">
            <text:p>704705</text:p>
          </table:table-cell>
          <table:table-cell office:value-type="float" office:value="11519">
            <text:p>11519</text:p>
          </table:table-cell>
          <table:table-cell office:value-type="float" office:value="1005579">
            <text:p>1005579</text:p>
          </table:table-cell>
          <table:table-cell office:value-type="float" office:value="2596249">
            <text:p>2596249</text:p>
          </table:table-cell>
          <table:table-cell office:value-type="float" office:value="776905">
            <text:p>776905</text:p>
          </table:table-cell>
          <table:table-cell table:number-columns-repeated="3" office:value-type="float" office:value="0">
            <text:p>0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477346">
            <text:p>3477346</text:p>
          </table:table-cell>
          <table:table-cell table:number-columns-repeated="11" office:value-type="float" office:value="0">
            <text:p>0</text:p>
          </table:table-cell>
          <table:table-cell office:value-type="float" office:value="393216">
            <text:p>393216</text:p>
          </table:table-cell>
          <table:table-cell office:value-type="float" office:value="813928">
            <text:p>813928</text:p>
          </table:table-cell>
          <table:table-cell table:number-columns-repeated="4" office:value-type="float" office:value="0">
            <text:p>0</text:p>
          </table:table-cell>
          <table:table-cell office:value-type="float" office:value="1005579">
            <text:p>1005579</text:p>
          </table:table-cell>
          <table:table-cell office:value-type="float" office:value="0">
            <text:p>0</text:p>
          </table:table-cell>
          <table:table-cell office:value-type="float" office:value="1005579">
            <text:p>1005579</text:p>
          </table:table-cell>
          <table:table-cell office:value-type="float" office:value="16114">
            <text:p>16114</text:p>
          </table:table-cell>
          <table:table-cell office:value-type="float" office:value="502790">
            <text:p>502790</text:p>
          </table:table-cell>
          <table:table-cell office:value-type="float" office:value="0">
            <text:p>0</text:p>
          </table:table-cell>
          <table:table-cell office:value-type="float" office:value="335193">
            <text:p>335193</text:p>
          </table:table-cell>
          <table:table-cell office:value-type="float" office:value="0">
            <text:p>0</text:p>
          </table:table-cell>
          <table:table-cell office:value-type="float" office:value="335193">
            <text:p>335193</text:p>
          </table:table-cell>
          <table:table-cell office:value-type="float" office:value="991323">
            <text:p>991323</text:p>
          </table:table-cell>
          <table:table-cell office:value-type="float" office:value="167596">
            <text:p>167596</text:p>
          </table:table-cell>
          <table:table-cell office:value-type="float" office:value="991323">
            <text:p>991323</text:p>
          </table:table-cell>
          <table:table-cell office:value-type="float" office:value="670386">
            <text:p>670386</text:p>
          </table:table-cell>
          <table:table-cell office:value-type="float" office:value="1005579">
            <text:p>1005579</text:p>
          </table:table-cell>
          <table:table-cell office:value-type="float" office:value="4821777">
            <text:p>4821777</text:p>
          </table:table-cell>
          <table:table-cell office:value-type="float" office:value="15991210">
            <text:p>15991210</text:p>
          </table:table-cell>
          <table:table-cell office:value-type="float" office:value="7110595">
            <text:p>7110595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711038">
            <text:p>711038</text:p>
          </table:table-cell>
          <table:table-cell office:value-type="float" office:value="11598">
            <text:p>11598</text:p>
          </table:table-cell>
          <table:table-cell office:value-type="float" office:value="1012502">
            <text:p>1012502</text:p>
          </table:table-cell>
          <table:table-cell office:value-type="float" office:value="2615260">
            <text:p>2615260</text:p>
          </table:table-cell>
          <table:table-cell office:value-type="float" office:value="783187">
            <text:p>783187</text:p>
          </table:table-cell>
          <table:table-cell table:number-columns-repeated="3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628843">
            <text:p>3628843</text:p>
          </table:table-cell>
          <table:table-cell table:number-columns-repeated="11" office:value-type="float" office:value="0">
            <text:p>0</text:p>
          </table:table-cell>
          <table:table-cell office:value-type="float" office:value="409600">
            <text:p>409600</text:p>
          </table:table-cell>
          <table:table-cell office:value-type="float" office:value="813460">
            <text:p>813460</text:p>
          </table:table-cell>
          <table:table-cell table:number-columns-repeated="4" office:value-type="float" office:value="0">
            <text:p>0</text:p>
          </table:table-cell>
          <table:table-cell office:value-type="float" office:value="1012502">
            <text:p>1012502</text:p>
          </table:table-cell>
          <table:table-cell office:value-type="float" office:value="0">
            <text:p>0</text:p>
          </table:table-cell>
          <table:table-cell office:value-type="float" office:value="1012502">
            <text:p>1012502</text:p>
          </table:table-cell>
          <table:table-cell office:value-type="float" office:value="15820">
            <text:p>15820</text:p>
          </table:table-cell>
          <table:table-cell office:value-type="float" office:value="506251">
            <text:p>506251</text:p>
          </table:table-cell>
          <table:table-cell office:value-type="float" office:value="0">
            <text:p>0</text:p>
          </table:table-cell>
          <table:table-cell office:value-type="float" office:value="337500">
            <text:p>337500</text:p>
          </table:table-cell>
          <table:table-cell office:value-type="float" office:value="0">
            <text:p>0</text:p>
          </table:table-cell>
          <table:table-cell office:value-type="float" office:value="337501">
            <text:p>337501</text:p>
          </table:table-cell>
          <table:table-cell office:value-type="float" office:value="993882">
            <text:p>993882</text:p>
          </table:table-cell>
          <table:table-cell office:value-type="float" office:value="168751">
            <text:p>168751</text:p>
          </table:table-cell>
          <table:table-cell office:value-type="float" office:value="1605">
            <text:p>1605</text:p>
          </table:table-cell>
          <table:table-cell office:value-type="float" office:value="675001">
            <text:p>675001</text:p>
          </table:table-cell>
          <table:table-cell office:value-type="float" office:value="1012502">
            <text:p>1012502</text:p>
          </table:table-cell>
          <table:table-cell office:value-type="float" office:value="4577636">
            <text:p>4577636</text:p>
          </table:table-cell>
          <table:table-cell office:value-type="float" office:value="15808105">
            <text:p>15808105</text:p>
          </table:table-cell>
          <table:table-cell office:value-type="float" office:value="7232665">
            <text:p>7232665</text:p>
          </table:table-cell>
          <table:table-cell office:value-type="float" office:value="610351">
            <text:p>61035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720830">
            <text:p>720830</text:p>
          </table:table-cell>
          <table:table-cell office:value-type="float" office:value="11780">
            <text:p>11780</text:p>
          </table:table-cell>
          <table:table-cell office:value-type="float" office:value="1028463">
            <text:p>1028463</text:p>
          </table:table-cell>
          <table:table-cell office:value-type="float" office:value="2651711">
            <text:p>2651711</text:p>
          </table:table-cell>
          <table:table-cell office:value-type="float" office:value="793118">
            <text:p>793118</text:p>
          </table:table-cell>
          <table:table-cell table:number-columns-repeated="3" office:value-type="float" office:value="0">
            <text:p>0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740561">
            <text:p>3740561</text:p>
          </table:table-cell>
          <table:table-cell table:number-columns-repeated="11" office:value-type="float" office:value="0">
            <text:p>0</text:p>
          </table:table-cell>
          <table:table-cell office:value-type="float" office:value="425984">
            <text:p>425984</text:p>
          </table:table-cell>
          <table:table-cell office:value-type="float" office:value="870136">
            <text:p>870136</text:p>
          </table:table-cell>
          <table:table-cell table:number-columns-repeated="4" office:value-type="float" office:value="0">
            <text:p>0</text:p>
          </table:table-cell>
          <table:table-cell office:value-type="float" office:value="1028463">
            <text:p>1028463</text:p>
          </table:table-cell>
          <table:table-cell office:value-type="float" office:value="0">
            <text:p>0</text:p>
          </table:table-cell>
          <table:table-cell office:value-type="float" office:value="1028463">
            <text:p>1028463</text:p>
          </table:table-cell>
          <table:table-cell office:value-type="float" office:value="16462">
            <text:p>16462</text:p>
          </table:table-cell>
          <table:table-cell office:value-type="float" office:value="514232">
            <text:p>514232</text:p>
          </table:table-cell>
          <table:table-cell office:value-type="float" office:value="0">
            <text:p>0</text:p>
          </table:table-cell>
          <table:table-cell office:value-type="float" office:value="342821">
            <text:p>342821</text:p>
          </table:table-cell>
          <table:table-cell office:value-type="float" office:value="0">
            <text:p>0</text:p>
          </table:table-cell>
          <table:table-cell office:value-type="float" office:value="342821">
            <text:p>342821</text:p>
          </table:table-cell>
          <table:table-cell office:value-type="float" office:value="999421">
            <text:p>999421</text:p>
          </table:table-cell>
          <table:table-cell office:value-type="float" office:value="171411">
            <text:p>171411</text:p>
          </table:table-cell>
          <table:table-cell office:value-type="float" office:value="481519">
            <text:p>481519</text:p>
          </table:table-cell>
          <table:table-cell office:value-type="float" office:value="685641">
            <text:p>685641</text:p>
          </table:table-cell>
          <table:table-cell office:value-type="float" office:value="1028463">
            <text:p>1028463</text:p>
          </table:table-cell>
          <table:table-cell office:value-type="float" office:value="4730224">
            <text:p>4730224</text:p>
          </table:table-cell>
          <table:table-cell office:value-type="float" office:value="15869140">
            <text:p>15869140</text:p>
          </table:table-cell>
          <table:table-cell office:value-type="float" office:value="7293700">
            <text:p>7293700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office:value-type="float" office:value="736830">
            <text:p>736830</text:p>
          </table:table-cell>
          <table:table-cell office:value-type="float" office:value="11943">
            <text:p>11943</text:p>
          </table:table-cell>
          <table:table-cell office:value-type="float" office:value="1042606">
            <text:p>1042606</text:p>
          </table:table-cell>
          <table:table-cell office:value-type="float" office:value="2690631">
            <text:p>2690631</text:p>
          </table:table-cell>
          <table:table-cell office:value-type="float" office:value="810580">
            <text:p>810580</text:p>
          </table:table-cell>
          <table:table-cell table:number-columns-repeated="3" office:value-type="float" office:value="0">
            <text:p>0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902630">
            <text:p>3902630</text:p>
          </table:table-cell>
          <table:table-cell table:number-columns-repeated="11" office:value-type="float" office:value="0">
            <text:p>0</text:p>
          </table:table-cell>
          <table:table-cell office:value-type="float" office:value="442368">
            <text:p>442368</text:p>
          </table:table-cell>
          <table:table-cell office:value-type="float" office:value="415480">
            <text:p>415480</text:p>
          </table:table-cell>
          <table:table-cell table:number-columns-repeated="4" office:value-type="float" office:value="0">
            <text:p>0</text:p>
          </table:table-cell>
          <table:table-cell office:value-type="float" office:value="1042606">
            <text:p>1042606</text:p>
          </table:table-cell>
          <table:table-cell office:value-type="float" office:value="0">
            <text:p>0</text:p>
          </table:table-cell>
          <table:table-cell office:value-type="float" office:value="1042606">
            <text:p>1042606</text:p>
          </table:table-cell>
          <table:table-cell office:value-type="float" office:value="16352">
            <text:p>16352</text:p>
          </table:table-cell>
          <table:table-cell office:value-type="float" office:value="521303">
            <text:p>521303</text:p>
          </table:table-cell>
          <table:table-cell office:value-type="float" office:value="0">
            <text:p>0</text:p>
          </table:table-cell>
          <table:table-cell office:value-type="float" office:value="347535">
            <text:p>347535</text:p>
          </table:table-cell>
          <table:table-cell office:value-type="float" office:value="0">
            <text:p>0</text:p>
          </table:table-cell>
          <table:table-cell office:value-type="float" office:value="347535">
            <text:p>347535</text:p>
          </table:table-cell>
          <table:table-cell office:value-type="float" office:value="1006971">
            <text:p>1006971</text:p>
          </table:table-cell>
          <table:table-cell office:value-type="float" office:value="173767">
            <text:p>173767</text:p>
          </table:table-cell>
          <table:table-cell office:value-type="float" office:value="588277">
            <text:p>588277</text:p>
          </table:table-cell>
          <table:table-cell office:value-type="float" office:value="695071">
            <text:p>695071</text:p>
          </table:table-cell>
          <table:table-cell office:value-type="float" office:value="1042606">
            <text:p>1042606</text:p>
          </table:table-cell>
          <table:table-cell office:value-type="float" office:value="4699707">
            <text:p>4699707</text:p>
          </table:table-cell>
          <table:table-cell office:value-type="float" office:value="15106200">
            <text:p>15106200</text:p>
          </table:table-cell>
          <table:table-cell office:value-type="float" office:value="7293700">
            <text:p>7293700</text:p>
          </table:table-cell>
          <table:table-cell office:value-type="float" office:value="579833">
            <text:p>57983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office:value-type="float" office:value="735080">
            <text:p>735080</text:p>
          </table:table-cell>
          <table:table-cell office:value-type="float" office:value="11844">
            <text:p>11844</text:p>
          </table:table-cell>
          <table:table-cell office:value-type="float" office:value="1033981">
            <text:p>1033981</text:p>
          </table:table-cell>
          <table:table-cell office:value-type="float" office:value="2678707">
            <text:p>2678707</text:p>
          </table:table-cell>
          <table:table-cell office:value-type="float" office:value="808645">
            <text:p>808645</text:p>
          </table:table-cell>
          <table:table-cell table:number-columns-repeated="3" office:value-type="float" office:value="0">
            <text:p>0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061171">
            <text:p>4061171</text:p>
          </table:table-cell>
          <table:table-cell table:number-columns-repeated="11" office:value-type="float" office:value="0">
            <text:p>0</text:p>
          </table:table-cell>
          <table:table-cell office:value-type="float" office:value="458752">
            <text:p>458752</text:p>
          </table:table-cell>
          <table:table-cell office:value-type="float" office:value="844868">
            <text:p>844868</text:p>
          </table:table-cell>
          <table:table-cell table:number-columns-repeated="4" office:value-type="float" office:value="0">
            <text:p>0</text:p>
          </table:table-cell>
          <table:table-cell office:value-type="float" office:value="1033981">
            <text:p>1033981</text:p>
          </table:table-cell>
          <table:table-cell office:value-type="float" office:value="0">
            <text:p>0</text:p>
          </table:table-cell>
          <table:table-cell office:value-type="float" office:value="1033981">
            <text:p>1033981</text:p>
          </table:table-cell>
          <table:table-cell office:value-type="float" office:value="16492">
            <text:p>16492</text:p>
          </table:table-cell>
          <table:table-cell office:value-type="float" office:value="516990">
            <text:p>516990</text:p>
          </table:table-cell>
          <table:table-cell office:value-type="float" office:value="0">
            <text:p>0</text:p>
          </table:table-cell>
          <table:table-cell office:value-type="float" office:value="344660">
            <text:p>344660</text:p>
          </table:table-cell>
          <table:table-cell office:value-type="float" office:value="0">
            <text:p>0</text:p>
          </table:table-cell>
          <table:table-cell office:value-type="float" office:value="344660">
            <text:p>344660</text:p>
          </table:table-cell>
          <table:table-cell office:value-type="float" office:value="1004988">
            <text:p>1004988</text:p>
          </table:table-cell>
          <table:table-cell office:value-type="float" office:value="172330">
            <text:p>172330</text:p>
          </table:table-cell>
          <table:table-cell office:value-type="float" office:value="999">
            <text:p>999</text:p>
          </table:table-cell>
          <table:table-cell office:value-type="float" office:value="689320">
            <text:p>689320</text:p>
          </table:table-cell>
          <table:table-cell office:value-type="float" office:value="1033981">
            <text:p>1033981</text:p>
          </table:table-cell>
          <table:table-cell office:value-type="float" office:value="4547118">
            <text:p>4547118</text:p>
          </table:table-cell>
          <table:table-cell office:value-type="float" office:value="15502929">
            <text:p>15502929</text:p>
          </table:table-cell>
          <table:table-cell office:value-type="float" office:value="7232665">
            <text:p>7232665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float" office:value="743163">
            <text:p>743163</text:p>
          </table:table-cell>
          <table:table-cell office:value-type="float" office:value="12028">
            <text:p>12028</text:p>
          </table:table-cell>
          <table:table-cell office:value-type="float" office:value="1050057">
            <text:p>1050057</text:p>
          </table:table-cell>
          <table:table-cell office:value-type="float" office:value="2717268">
            <text:p>2717268</text:p>
          </table:table-cell>
          <table:table-cell office:value-type="float" office:value="816844">
            <text:p>816844</text:p>
          </table:table-cell>
          <table:table-cell table:number-columns-repeated="3" office:value-type="float" office:value="0">
            <text:p>0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166247">
            <text:p>4166247</text:p>
          </table:table-cell>
          <table:table-cell table:number-columns-repeated="11" office:value-type="float" office:value="0">
            <text:p>0</text:p>
          </table:table-cell>
          <table:table-cell office:value-type="float" office:value="475136">
            <text:p>475136</text:p>
          </table:table-cell>
          <table:table-cell office:value-type="float" office:value="869552">
            <text:p>869552</text:p>
          </table:table-cell>
          <table:table-cell table:number-columns-repeated="4" office:value-type="float" office:value="0">
            <text:p>0</text:p>
          </table:table-cell>
          <table:table-cell office:value-type="float" office:value="1050057">
            <text:p>1050057</text:p>
          </table:table-cell>
          <table:table-cell office:value-type="float" office:value="0">
            <text:p>0</text:p>
          </table:table-cell>
          <table:table-cell office:value-type="float" office:value="1050057">
            <text:p>1050057</text:p>
          </table:table-cell>
          <table:table-cell office:value-type="float" office:value="16446">
            <text:p>16446</text:p>
          </table:table-cell>
          <table:table-cell office:value-type="float" office:value="525028">
            <text:p>525028</text:p>
          </table:table-cell>
          <table:table-cell office:value-type="float" office:value="0">
            <text:p>0</text:p>
          </table:table-cell>
          <table:table-cell office:value-type="float" office:value="350019">
            <text:p>350019</text:p>
          </table:table-cell>
          <table:table-cell office:value-type="float" office:value="0">
            <text:p>0</text:p>
          </table:table-cell>
          <table:table-cell office:value-type="float" office:value="350019">
            <text:p>350019</text:p>
          </table:table-cell>
          <table:table-cell office:value-type="float" office:value="1035331">
            <text:p>1035331</text:p>
          </table:table-cell>
          <table:table-cell office:value-type="float" office:value="175009">
            <text:p>175009</text:p>
          </table:table-cell>
          <table:table-cell office:value-type="float" office:value="1708">
            <text:p>1708</text:p>
          </table:table-cell>
          <table:table-cell office:value-type="float" office:value="700038">
            <text:p>700038</text:p>
          </table:table-cell>
          <table:table-cell office:value-type="float" office:value="1050057">
            <text:p>1050057</text:p>
          </table:table-cell>
          <table:table-cell office:value-type="float" office:value="4638671">
            <text:p>4638671</text:p>
          </table:table-cell>
          <table:table-cell office:value-type="float" office:value="15899657">
            <text:p>15899657</text:p>
          </table:table-cell>
          <table:table-cell office:value-type="float" office:value="7537841">
            <text:p>7537841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719663">
            <text:p>719663</text:p>
          </table:table-cell>
          <table:table-cell office:value-type="float" office:value="11765">
            <text:p>11765</text:p>
          </table:table-cell>
          <table:table-cell office:value-type="float" office:value="1027143">
            <text:p>1027143</text:p>
          </table:table-cell>
          <table:table-cell office:value-type="float" office:value="2656531">
            <text:p>2656531</text:p>
          </table:table-cell>
          <table:table-cell office:value-type="float" office:value="792135">
            <text:p>792135</text:p>
          </table:table-cell>
          <table:table-cell table:number-columns-repeated="3" office:value-type="float" office:value="0">
            <text:p>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303182">
            <text:p>4303182</text:p>
          </table:table-cell>
          <table:table-cell table:number-columns-repeated="11" office:value-type="float" office:value="0">
            <text:p>0</text:p>
          </table:table-cell>
          <table:table-cell office:value-type="float" office:value="491520">
            <text:p>491520</text:p>
          </table:table-cell>
          <table:table-cell office:value-type="float" office:value="838876">
            <text:p>838876</text:p>
          </table:table-cell>
          <table:table-cell table:number-columns-repeated="4" office:value-type="float" office:value="0">
            <text:p>0</text:p>
          </table:table-cell>
          <table:table-cell office:value-type="float" office:value="1027143">
            <text:p>1027143</text:p>
          </table:table-cell>
          <table:table-cell office:value-type="float" office:value="0">
            <text:p>0</text:p>
          </table:table-cell>
          <table:table-cell office:value-type="float" office:value="1027143">
            <text:p>1027143</text:p>
          </table:table-cell>
          <table:table-cell office:value-type="float" office:value="16220">
            <text:p>16220</text:p>
          </table:table-cell>
          <table:table-cell office:value-type="float" office:value="513572">
            <text:p>513572</text:p>
          </table:table-cell>
          <table:table-cell office:value-type="float" office:value="0">
            <text:p>0</text:p>
          </table:table-cell>
          <table:table-cell office:value-type="float" office:value="342381">
            <text:p>342381</text:p>
          </table:table-cell>
          <table:table-cell office:value-type="float" office:value="0">
            <text:p>0</text:p>
          </table:table-cell>
          <table:table-cell office:value-type="float" office:value="342381">
            <text:p>342381</text:p>
          </table:table-cell>
          <table:table-cell office:value-type="float" office:value="1010218">
            <text:p>1010218</text:p>
          </table:table-cell>
          <table:table-cell office:value-type="float" office:value="171190">
            <text:p>171190</text:p>
          </table:table-cell>
          <table:table-cell office:value-type="float" office:value="1100">
            <text:p>1100</text:p>
          </table:table-cell>
          <table:table-cell office:value-type="float" office:value="684762">
            <text:p>684762</text:p>
          </table:table-cell>
          <table:table-cell office:value-type="float" office:value="1027143">
            <text:p>1027143</text:p>
          </table:table-cell>
          <table:table-cell office:value-type="float" office:value="4821777">
            <text:p>4821777</text:p>
          </table:table-cell>
          <table:table-cell office:value-type="float" office:value="16387939">
            <text:p>16387939</text:p>
          </table:table-cell>
          <table:table-cell office:value-type="float" office:value="7293700">
            <text:p>7293700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740080">
            <text:p>740080</text:p>
          </table:table-cell>
          <table:table-cell office:value-type="float" office:value="11996">
            <text:p>11996</text:p>
          </table:table-cell>
          <table:table-cell office:value-type="float" office:value="1047187">
            <text:p>1047187</text:p>
          </table:table-cell>
          <table:table-cell office:value-type="float" office:value="2711639">
            <text:p>2711639</text:p>
          </table:table-cell>
          <table:table-cell office:value-type="float" office:value="813449">
            <text:p>813449</text:p>
          </table:table-cell>
          <table:table-cell table:number-columns-repeated="3" office:value-type="float" office:value="0">
            <text:p>0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448101">
            <text:p>4448101</text:p>
          </table:table-cell>
          <table:table-cell table:number-columns-repeated="11" office:value-type="float" office:value="0">
            <text:p>0</text:p>
          </table:table-cell>
          <table:table-cell office:value-type="float" office:value="507904">
            <text:p>507904</text:p>
          </table:table-cell>
          <table:table-cell office:value-type="float" office:value="866652">
            <text:p>866652</text:p>
          </table:table-cell>
          <table:table-cell table:number-columns-repeated="4" office:value-type="float" office:value="0">
            <text:p>0</text:p>
          </table:table-cell>
          <table:table-cell office:value-type="float" office:value="1047187">
            <text:p>1047187</text:p>
          </table:table-cell>
          <table:table-cell office:value-type="float" office:value="0">
            <text:p>0</text:p>
          </table:table-cell>
          <table:table-cell office:value-type="float" office:value="1047187">
            <text:p>1047187</text:p>
          </table:table-cell>
          <table:table-cell office:value-type="float" office:value="16436">
            <text:p>16436</text:p>
          </table:table-cell>
          <table:table-cell office:value-type="float" office:value="523593">
            <text:p>523593</text:p>
          </table:table-cell>
          <table:table-cell office:value-type="float" office:value="0">
            <text:p>0</text:p>
          </table:table-cell>
          <table:table-cell office:value-type="float" office:value="349062">
            <text:p>349062</text:p>
          </table:table-cell>
          <table:table-cell office:value-type="float" office:value="0">
            <text:p>0</text:p>
          </table:table-cell>
          <table:table-cell office:value-type="float" office:value="349063">
            <text:p>349063</text:p>
          </table:table-cell>
          <table:table-cell office:value-type="float" office:value="1047187">
            <text:p>1047187</text:p>
          </table:table-cell>
          <table:table-cell office:value-type="float" office:value="174531">
            <text:p>174531</text:p>
          </table:table-cell>
          <table:table-cell office:value-type="float" office:value="1929">
            <text:p>1929</text:p>
          </table:table-cell>
          <table:table-cell office:value-type="float" office:value="698125">
            <text:p>698125</text:p>
          </table:table-cell>
          <table:table-cell office:value-type="float" office:value="1047187">
            <text:p>1047187</text:p>
          </table:table-cell>
          <table:table-cell office:value-type="float" office:value="4760742">
            <text:p>4760742</text:p>
          </table:table-cell>
          <table:table-cell office:value-type="float" office:value="15930175">
            <text:p>15930175</text:p>
          </table:table-cell>
          <table:table-cell office:value-type="float" office:value="7629394">
            <text:p>7629394</text:p>
          </table:table-cell>
          <table:table-cell office:value-type="float" office:value="579833">
            <text:p>57983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748830">
            <text:p>748830</text:p>
          </table:table-cell>
          <table:table-cell office:value-type="float" office:value="12258">
            <text:p>12258</text:p>
          </table:table-cell>
          <table:table-cell office:value-type="float" office:value="1070129">
            <text:p>1070129</text:p>
          </table:table-cell>
          <table:table-cell office:value-type="float" office:value="2771362">
            <text:p>2771362</text:p>
          </table:table-cell>
          <table:table-cell office:value-type="float" office:value="823079">
            <text:p>823079</text:p>
          </table:table-cell>
          <table:table-cell table:number-columns-repeated="3"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606666">
            <text:p>4606666</text:p>
          </table:table-cell>
          <table:table-cell table:number-columns-repeated="11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872744">
            <text:p>872744</text:p>
          </table:table-cell>
          <table:table-cell table:number-columns-repeated="4" office:value-type="float" office:value="0">
            <text:p>0</text:p>
          </table:table-cell>
          <table:table-cell office:value-type="float" office:value="1070129">
            <text:p>1070129</text:p>
          </table:table-cell>
          <table:table-cell office:value-type="float" office:value="0">
            <text:p>0</text:p>
          </table:table-cell>
          <table:table-cell office:value-type="float" office:value="1070129">
            <text:p>1070129</text:p>
          </table:table-cell>
          <table:table-cell office:value-type="float" office:value="16906">
            <text:p>16906</text:p>
          </table:table-cell>
          <table:table-cell office:value-type="float" office:value="535064">
            <text:p>535064</text:p>
          </table:table-cell>
          <table:table-cell office:value-type="float" office:value="0">
            <text:p>0</text:p>
          </table:table-cell>
          <table:table-cell office:value-type="float" office:value="356710">
            <text:p>356710</text:p>
          </table:table-cell>
          <table:table-cell office:value-type="float" office:value="0">
            <text:p>0</text:p>
          </table:table-cell>
          <table:table-cell office:value-type="float" office:value="356709">
            <text:p>356709</text:p>
          </table:table-cell>
          <table:table-cell office:value-type="float" office:value="1041660">
            <text:p>1041660</text:p>
          </table:table-cell>
          <table:table-cell office:value-type="float" office:value="178354">
            <text:p>178354</text:p>
          </table:table-cell>
          <table:table-cell office:value-type="float" office:value="480247">
            <text:p>480247</text:p>
          </table:table-cell>
          <table:table-cell office:value-type="float" office:value="713419">
            <text:p>713419</text:p>
          </table:table-cell>
          <table:table-cell office:value-type="float" office:value="1070129">
            <text:p>1070129</text:p>
          </table:table-cell>
          <table:table-cell office:value-type="float" office:value="4608153">
            <text:p>4608153</text:p>
          </table:table-cell>
          <table:table-cell office:value-type="float" office:value="16082763">
            <text:p>16082763</text:p>
          </table:table-cell>
          <table:table-cell office:value-type="float" office:value="7537841">
            <text:p>7537841</text:p>
          </table:table-cell>
          <table:table-cell office:value-type="float" office:value="488281">
            <text:p>48828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1087370">
            <text:p>1087370</text:p>
          </table:table-cell>
          <table:table-cell office:value-type="float" office:value="16125">
            <text:p>16125</text:p>
          </table:table-cell>
          <table:table-cell office:value-type="float" office:value="1407701">
            <text:p>1407701</text:p>
          </table:table-cell>
          <table:table-cell office:value-type="float" office:value="3710593">
            <text:p>3710593</text:p>
          </table:table-cell>
          <table:table-cell office:value-type="float" office:value="1177274">
            <text:p>1177274</text:p>
          </table:table-cell>
          <table:table-cell table:number-columns-repeated="3" office:value-type="float" office:value="0">
            <text:p>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006477">
            <text:p>9006477</text:p>
          </table:table-cell>
          <table:table-cell table:number-columns-repeated="11"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1288676">
            <text:p>1288676</text:p>
          </table:table-cell>
          <table:table-cell table:number-columns-repeated="4" office:value-type="float" office:value="0">
            <text:p>0</text:p>
          </table:table-cell>
          <table:table-cell office:value-type="float" office:value="1407701">
            <text:p>1407701</text:p>
          </table:table-cell>
          <table:table-cell office:value-type="float" office:value="0">
            <text:p>0</text:p>
          </table:table-cell>
          <table:table-cell office:value-type="float" office:value="1407701">
            <text:p>1407701</text:p>
          </table:table-cell>
          <table:table-cell office:value-type="float" office:value="21995">
            <text:p>21995</text:p>
          </table:table-cell>
          <table:table-cell office:value-type="float" office:value="703851">
            <text:p>703851</text:p>
          </table:table-cell>
          <table:table-cell office:value-type="float" office:value="0">
            <text:p>0</text:p>
          </table:table-cell>
          <table:table-cell office:value-type="float" office:value="469233">
            <text:p>469233</text:p>
          </table:table-cell>
          <table:table-cell office:value-type="float" office:value="0">
            <text:p>0</text:p>
          </table:table-cell>
          <table:table-cell office:value-type="float" office:value="469233">
            <text:p>469233</text:p>
          </table:table-cell>
          <table:table-cell office:value-type="float" office:value="1396566">
            <text:p>1396566</text:p>
          </table:table-cell>
          <table:table-cell office:value-type="float" office:value="234617">
            <text:p>234617</text:p>
          </table:table-cell>
          <table:table-cell office:value-type="float" office:value="623">
            <text:p>623</text:p>
          </table:table-cell>
          <table:table-cell office:value-type="float" office:value="938466">
            <text:p>938466</text:p>
          </table:table-cell>
          <table:table-cell office:value-type="float" office:value="1407701">
            <text:p>1407701</text:p>
          </table:table-cell>
          <table:table-cell office:value-type="float" office:value="5035399">
            <text:p>5035399</text:p>
          </table:table-cell>
          <table:table-cell office:value-type="float" office:value="17333984">
            <text:p>17333984</text:p>
          </table:table-cell>
          <table:table-cell office:value-type="float" office:value="10131835">
            <text:p>10131835</text:p>
          </table:table-cell>
          <table:table-cell office:value-type="float" office:value="640868">
            <text:p>64086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1544743">
            <text:p>1544743</text:p>
          </table:table-cell>
          <table:table-cell office:value-type="float" office:value="21975">
            <text:p>21975</text:p>
          </table:table-cell>
          <table:table-cell office:value-type="float" office:value="1918408">
            <text:p>1918408</text:p>
          </table:table-cell>
          <table:table-cell office:value-type="float" office:value="5130808">
            <text:p>5130808</text:p>
          </table:table-cell>
          <table:table-cell office:value-type="float" office:value="1656659">
            <text:p>1656659</text:p>
          </table:table-cell>
          <table:table-cell table:number-columns-repeated="3" office:value-type="float" office:value="0">
            <text:p>0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7478098">
            <text:p>17478098</text:p>
          </table:table-cell>
          <table:table-cell table:number-columns-repeated="11" office:value-type="float" office:value="0">
            <text:p>0</text:p>
          </table:table-cell>
          <table:table-cell office:value-type="float" office:value="2097152">
            <text:p>2097152</text:p>
          </table:table-cell>
          <table:table-cell office:value-type="float" office:value="1712736">
            <text:p>1712736</text:p>
          </table:table-cell>
          <table:table-cell table:number-columns-repeated="4" office:value-type="float" office:value="0">
            <text:p>0</text:p>
          </table:table-cell>
          <table:table-cell office:value-type="float" office:value="1918408">
            <text:p>1918408</text:p>
          </table:table-cell>
          <table:table-cell office:value-type="float" office:value="0">
            <text:p>0</text:p>
          </table:table-cell>
          <table:table-cell office:value-type="float" office:value="1918408">
            <text:p>1918408</text:p>
          </table:table-cell>
          <table:table-cell office:value-type="float" office:value="30073">
            <text:p>30073</text:p>
          </table:table-cell>
          <table:table-cell office:value-type="float" office:value="959204">
            <text:p>959204</text:p>
          </table:table-cell>
          <table:table-cell office:value-type="float" office:value="0">
            <text:p>0</text:p>
          </table:table-cell>
          <table:table-cell office:value-type="float" office:value="639469">
            <text:p>639469</text:p>
          </table:table-cell>
          <table:table-cell office:value-type="float" office:value="0">
            <text:p>0</text:p>
          </table:table-cell>
          <table:table-cell office:value-type="float" office:value="639470">
            <text:p>639470</text:p>
          </table:table-cell>
          <table:table-cell office:value-type="float" office:value="1893236">
            <text:p>1893236</text:p>
          </table:table-cell>
          <table:table-cell office:value-type="float" office:value="319735">
            <text:p>319735</text:p>
          </table:table-cell>
          <table:table-cell office:value-type="float" office:value="591">
            <text:p>591</text:p>
          </table:table-cell>
          <table:table-cell office:value-type="float" office:value="1278939">
            <text:p>1278939</text:p>
          </table:table-cell>
          <table:table-cell office:value-type="float" office:value="1918408">
            <text:p>1918408</text:p>
          </table:table-cell>
          <table:table-cell office:value-type="float" office:value="10070800">
            <text:p>10070800</text:p>
          </table:table-cell>
          <table:table-cell office:value-type="float" office:value="36041259">
            <text:p>36041259</text:p>
          </table:table-cell>
          <table:table-cell office:value-type="float" office:value="13671874">
            <text:p>13671874</text:p>
          </table:table-cell>
          <table:table-cell office:value-type="float" office:value="854492">
            <text:p>85449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table:number-columns-repeated="2" office:value-type="float" office:value="256">
            <text:p>256</text:p>
          </table:table-cell>
          <table:table-cell office:value-type="float" office:value="2598656">
            <text:p>2598656</text:p>
          </table:table-cell>
          <table:table-cell office:value-type="float" office:value="34589">
            <text:p>34589</text:p>
          </table:table-cell>
          <table:table-cell office:value-type="float" office:value="3019537">
            <text:p>3019537</text:p>
          </table:table-cell>
          <table:table-cell office:value-type="float" office:value="8183539">
            <text:p>8183539</text:p>
          </table:table-cell>
          <table:table-cell office:value-type="float" office:value="2761052">
            <text:p>2761052</text:p>
          </table:table-cell>
          <table:table-cell table:number-columns-repeated="3" office:value-type="float" office:value="0">
            <text:p>0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4531445">
            <text:p>34531445</text:p>
          </table:table-cell>
          <table:table-cell table:number-columns-repeated="11" office:value-type="float" office:value="0">
            <text:p>0</text:p>
          </table:table-cell>
          <table:table-cell office:value-type="float" office:value="4194304">
            <text:p>4194304</text:p>
          </table:table-cell>
          <table:table-cell office:value-type="float" office:value="2796180">
            <text:p>2796180</text:p>
          </table:table-cell>
          <table:table-cell table:number-columns-repeated="4" office:value-type="float" office:value="0">
            <text:p>0</text:p>
          </table:table-cell>
          <table:table-cell office:value-type="float" office:value="3019537">
            <text:p>3019537</text:p>
          </table:table-cell>
          <table:table-cell office:value-type="float" office:value="0">
            <text:p>0</text:p>
          </table:table-cell>
          <table:table-cell office:value-type="float" office:value="3019537">
            <text:p>3019537</text:p>
          </table:table-cell>
          <table:table-cell office:value-type="float" office:value="47181">
            <text:p>47181</text:p>
          </table:table-cell>
          <table:table-cell office:value-type="float" office:value="1509769">
            <text:p>1509769</text:p>
          </table:table-cell>
          <table:table-cell office:value-type="float" office:value="0">
            <text:p>0</text:p>
          </table:table-cell>
          <table:table-cell office:value-type="float" office:value="1006512">
            <text:p>1006512</text:p>
          </table:table-cell>
          <table:table-cell office:value-type="float" office:value="0">
            <text:p>0</text:p>
          </table:table-cell>
          <table:table-cell office:value-type="float" office:value="1006512">
            <text:p>1006512</text:p>
          </table:table-cell>
          <table:table-cell office:value-type="float" office:value="2962947">
            <text:p>2962947</text:p>
          </table:table-cell>
          <table:table-cell office:value-type="float" office:value="503256">
            <text:p>503256</text:p>
          </table:table-cell>
          <table:table-cell office:value-type="float" office:value="594">
            <text:p>594</text:p>
          </table:table-cell>
          <table:table-cell office:value-type="float" office:value="2013025">
            <text:p>2013025</text:p>
          </table:table-cell>
          <table:table-cell office:value-type="float" office:value="3019537">
            <text:p>3019537</text:p>
          </table:table-cell>
          <table:table-cell office:value-type="float" office:value="15686035">
            <text:p>15686035</text:p>
          </table:table-cell>
          <table:table-cell office:value-type="float" office:value="56457519">
            <text:p>56457519</text:p>
          </table:table-cell>
          <table:table-cell office:value-type="float" office:value="16937255">
            <text:p>16937255</text:p>
          </table:table-cell>
          <table:table-cell office:value-type="float" office:value="1129149">
            <text:p>112914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office:value-type="float" office:value="4428440">
            <text:p>4428440</text:p>
          </table:table-cell>
          <table:table-cell office:value-type="float" office:value="58264">
            <text:p>58264</text:p>
          </table:table-cell>
          <table:table-cell office:value-type="float" office:value="5059456">
            <text:p>5059456</text:p>
          </table:table-cell>
          <table:table-cell office:value-type="float" office:value="13909290">
            <text:p>13909290</text:p>
          </table:table-cell>
          <table:table-cell office:value-type="float" office:value="4653845">
            <text:p>4653845</text:p>
          </table:table-cell>
          <table:table-cell table:number-columns-repeated="3" office:value-type="float" office:value="0">
            <text:p>0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8233129">
            <text:p>68233129</text:p>
          </table:table-cell>
          <table:table-cell table:number-columns-repeated="11" office:value-type="float" office:value="0">
            <text:p>0</text:p>
          </table:table-cell>
          <table:table-cell office:value-type="float" office:value="8388608">
            <text:p>8388608</text:p>
          </table:table-cell>
          <table:table-cell office:value-type="float" office:value="2376640">
            <text:p>2376640</text:p>
          </table:table-cell>
          <table:table-cell table:number-columns-repeated="4" office:value-type="float" office:value="0">
            <text:p>0</text:p>
          </table:table-cell>
          <table:table-cell office:value-type="float" office:value="5059456">
            <text:p>5059456</text:p>
          </table:table-cell>
          <table:table-cell office:value-type="float" office:value="0">
            <text:p>0</text:p>
          </table:table-cell>
          <table:table-cell office:value-type="float" office:value="5059456">
            <text:p>5059456</text:p>
          </table:table-cell>
          <table:table-cell office:value-type="float" office:value="79100">
            <text:p>79100</text:p>
          </table:table-cell>
          <table:table-cell office:value-type="float" office:value="2529728">
            <text:p>2529728</text:p>
          </table:table-cell>
          <table:table-cell office:value-type="float" office:value="0">
            <text:p>0</text:p>
          </table:table-cell>
          <table:table-cell office:value-type="float" office:value="1686485">
            <text:p>1686485</text:p>
          </table:table-cell>
          <table:table-cell office:value-type="float" office:value="0">
            <text:p>0</text:p>
          </table:table-cell>
          <table:table-cell office:value-type="float" office:value="1686485">
            <text:p>1686485</text:p>
          </table:table-cell>
          <table:table-cell office:value-type="float" office:value="2447024">
            <text:p>2447024</text:p>
          </table:table-cell>
          <table:table-cell office:value-type="float" office:value="843243">
            <text:p>843243</text:p>
          </table:table-cell>
          <table:table-cell office:value-type="float" office:value="347">
            <text:p>347</text:p>
          </table:table-cell>
          <table:table-cell office:value-type="float" office:value="3372970">
            <text:p>3372970</text:p>
          </table:table-cell>
          <table:table-cell office:value-type="float" office:value="5059456">
            <text:p>5059456</text:p>
          </table:table-cell>
          <table:table-cell office:value-type="float" office:value="25817870">
            <text:p>25817870</text:p>
          </table:table-cell>
          <table:table-cell office:value-type="float" office:value="92864989">
            <text:p>92864989</text:p>
          </table:table-cell>
          <table:table-cell office:value-type="float" office:value="19439696">
            <text:p>19439696</text:p>
          </table:table-cell>
          <table:table-cell office:value-type="float" office:value="1617431">
            <text:p>161743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office:value-type="float" office:value="8276009">
            <text:p>8276009</text:p>
          </table:table-cell>
          <table:table-cell office:value-type="float" office:value="104764">
            <text:p>104764</text:p>
          </table:table-cell>
          <table:table-cell office:value-type="float" office:value="9077218">
            <text:p>9077218</text:p>
          </table:table-cell>
          <table:table-cell office:value-type="float" office:value="25153113">
            <text:p>25153113</text:p>
          </table:table-cell>
          <table:table-cell office:value-type="float" office:value="8646910">
            <text:p>8646910</text:p>
          </table:table-cell>
          <table:table-cell table:number-columns-repeated="3" office:value-type="float" office:value="0">
            <text:p>0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35900229">
            <text:p>135900229</text:p>
          </table:table-cell>
          <table:table-cell table:number-columns-repeated="11" office:value-type="float" office:value="0">
            <text:p>0</text:p>
          </table:table-cell>
          <table:table-cell office:value-type="float" office:value="16777216">
            <text:p>16777216</text:p>
          </table:table-cell>
          <table:table-cell office:value-type="float" office:value="8736104">
            <text:p>8736104</text:p>
          </table:table-cell>
          <table:table-cell table:number-columns-repeated="4" office:value-type="float" office:value="0">
            <text:p>0</text:p>
          </table:table-cell>
          <table:table-cell office:value-type="float" office:value="9077218">
            <text:p>9077218</text:p>
          </table:table-cell>
          <table:table-cell office:value-type="float" office:value="0">
            <text:p>0</text:p>
          </table:table-cell>
          <table:table-cell office:value-type="float" office:value="9077218">
            <text:p>9077218</text:p>
          </table:table-cell>
          <table:table-cell office:value-type="float" office:value="142086">
            <text:p>142086</text:p>
          </table:table-cell>
          <table:table-cell office:value-type="float" office:value="4538609">
            <text:p>4538609</text:p>
          </table:table-cell>
          <table:table-cell office:value-type="float" office:value="0">
            <text:p>0</text:p>
          </table:table-cell>
          <table:table-cell office:value-type="float" office:value="3025739">
            <text:p>3025739</text:p>
          </table:table-cell>
          <table:table-cell office:value-type="float" office:value="0">
            <text:p>0</text:p>
          </table:table-cell>
          <table:table-cell office:value-type="float" office:value="3025740">
            <text:p>3025740</text:p>
          </table:table-cell>
          <table:table-cell office:value-type="float" office:value="9011181">
            <text:p>9011181</text:p>
          </table:table-cell>
          <table:table-cell office:value-type="float" office:value="1512870">
            <text:p>1512870</text:p>
          </table:table-cell>
          <table:table-cell office:value-type="float" office:value="8924202">
            <text:p>8924202</text:p>
          </table:table-cell>
          <table:table-cell office:value-type="float" office:value="6051479">
            <text:p>6051479</text:p>
          </table:table-cell>
          <table:table-cell office:value-type="float" office:value="9077218">
            <text:p>9077218</text:p>
          </table:table-cell>
          <table:table-cell office:value-type="float" office:value="41137695">
            <text:p>41137695</text:p>
          </table:table-cell>
          <table:table-cell office:value-type="float" office:value="150512695">
            <text:p>150512695</text:p>
          </table:table-cell>
          <table:table-cell office:value-type="float" office:value="21392822">
            <text:p>21392822</text:p>
          </table:table-cell>
          <table:table-cell office:value-type="float" office:value="2410888">
            <text:p>241088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15908270">
            <text:p>15908270</text:p>
          </table:table-cell>
          <table:table-cell office:value-type="float" office:value="196327">
            <text:p>196327</text:p>
          </table:table-cell>
          <table:table-cell office:value-type="float" office:value="17004512">
            <text:p>17004512</text:p>
          </table:table-cell>
          <table:table-cell office:value-type="float" office:value="47295396">
            <text:p>47295396</text:p>
          </table:table-cell>
          <table:table-cell office:value-type="float" office:value="16581354">
            <text:p>16581354</text:p>
          </table:table-cell>
          <table:table-cell table:number-columns-repeated="3" office:value-type="float" office:value="0">
            <text:p>0</text:p>
          </table:table-cell>
          <table:table-cell office:value-type="float" office:value="16384">
            <text:p>1638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71015203">
            <text:p>271015203</text:p>
          </table:table-cell>
          <table:table-cell table:number-columns-repeated="11" office:value-type="float" office:value="0">
            <text:p>0</text:p>
          </table:table-cell>
          <table:table-cell office:value-type="float" office:value="33554432">
            <text:p>33554432</text:p>
          </table:table-cell>
          <table:table-cell office:value-type="float" office:value="16802424">
            <text:p>16802424</text:p>
          </table:table-cell>
          <table:table-cell table:number-columns-repeated="4" office:value-type="float" office:value="0">
            <text:p>0</text:p>
          </table:table-cell>
          <table:table-cell office:value-type="float" office:value="17004512">
            <text:p>17004512</text:p>
          </table:table-cell>
          <table:table-cell office:value-type="float" office:value="0">
            <text:p>0</text:p>
          </table:table-cell>
          <table:table-cell office:value-type="float" office:value="17004512">
            <text:p>17004512</text:p>
          </table:table-cell>
          <table:table-cell office:value-type="float" office:value="266022">
            <text:p>266022</text:p>
          </table:table-cell>
          <table:table-cell office:value-type="float" office:value="8502256">
            <text:p>8502256</text:p>
          </table:table-cell>
          <table:table-cell office:value-type="float" office:value="0">
            <text:p>0</text:p>
          </table:table-cell>
          <table:table-cell office:value-type="float" office:value="5668171">
            <text:p>5668171</text:p>
          </table:table-cell>
          <table:table-cell office:value-type="float" office:value="0">
            <text:p>0</text:p>
          </table:table-cell>
          <table:table-cell office:value-type="float" office:value="5668171">
            <text:p>5668171</text:p>
          </table:table-cell>
          <table:table-cell office:value-type="float" office:value="16979245">
            <text:p>16979245</text:p>
          </table:table-cell>
          <table:table-cell office:value-type="float" office:value="2834085">
            <text:p>2834085</text:p>
          </table:table-cell>
          <table:table-cell office:value-type="float" office:value="16844945">
            <text:p>16844945</text:p>
          </table:table-cell>
          <table:table-cell office:value-type="float" office:value="11336341">
            <text:p>11336341</text:p>
          </table:table-cell>
          <table:table-cell office:value-type="float" office:value="17004512">
            <text:p>17004512</text:p>
          </table:table-cell>
          <table:table-cell office:value-type="float" office:value="79833983">
            <text:p>79833983</text:p>
          </table:table-cell>
          <table:table-cell office:value-type="float" office:value="288085937">
            <text:p>288085937</text:p>
          </table:table-cell>
          <table:table-cell office:value-type="float" office:value="28808593">
            <text:p>28808593</text:p>
          </table:table-cell>
          <table:table-cell office:value-type="float" office:value="4364013">
            <text:p>436401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office:value-type="float" office:value="31152501">
            <text:p>31152501</text:p>
          </table:table-cell>
          <table:table-cell office:value-type="float" office:value="379297">
            <text:p>379297</text:p>
          </table:table-cell>
          <table:table-cell office:value-type="float" office:value="32887994">
            <text:p>32887994</text:p>
          </table:table-cell>
          <table:table-cell office:value-type="float" office:value="91573117">
            <text:p>91573117</text:p>
          </table:table-cell>
          <table:table-cell office:value-type="float" office:value="32462235">
            <text:p>32462235</text:p>
          </table:table-cell>
          <table:table-cell table:number-columns-repeated="3"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41219814">
            <text:p>541219814</text:p>
          </table:table-cell>
          <table:table-cell table:number-columns-repeated="11" office:value-type="float" office:value="0">
            <text:p>0</text:p>
          </table:table-cell>
          <table:table-cell office:value-type="float" office:value="67108864">
            <text:p>67108864</text:p>
          </table:table-cell>
          <table:table-cell office:value-type="float" office:value="16229524">
            <text:p>16229524</text:p>
          </table:table-cell>
          <table:table-cell table:number-columns-repeated="4" office:value-type="float" office:value="0">
            <text:p>0</text:p>
          </table:table-cell>
          <table:table-cell office:value-type="float" office:value="32887994">
            <text:p>32887994</text:p>
          </table:table-cell>
          <table:table-cell office:value-type="float" office:value="0">
            <text:p>0</text:p>
          </table:table-cell>
          <table:table-cell office:value-type="float" office:value="32887994">
            <text:p>32887994</text:p>
          </table:table-cell>
          <table:table-cell office:value-type="float" office:value="514241">
            <text:p>514241</text:p>
          </table:table-cell>
          <table:table-cell office:value-type="float" office:value="16443997">
            <text:p>16443997</text:p>
          </table:table-cell>
          <table:table-cell office:value-type="float" office:value="0">
            <text:p>0</text:p>
          </table:table-cell>
          <table:table-cell office:value-type="float" office:value="10962665">
            <text:p>10962665</text:p>
          </table:table-cell>
          <table:table-cell office:value-type="float" office:value="0">
            <text:p>0</text:p>
          </table:table-cell>
          <table:table-cell office:value-type="float" office:value="10962665">
            <text:p>10962665</text:p>
          </table:table-cell>
          <table:table-cell office:value-type="float" office:value="32830819">
            <text:p>32830819</text:p>
          </table:table-cell>
          <table:table-cell office:value-type="float" office:value="5481332">
            <text:p>5481332</text:p>
          </table:table-cell>
          <table:table-cell office:value-type="float" office:value="3568">
            <text:p>3568</text:p>
          </table:table-cell>
          <table:table-cell office:value-type="float" office:value="21925330">
            <text:p>21925330</text:p>
          </table:table-cell>
          <table:table-cell office:value-type="float" office:value="32887994">
            <text:p>32887994</text:p>
          </table:table-cell>
          <table:table-cell office:value-type="float" office:value="158111572">
            <text:p>158111572</text:p>
          </table:table-cell>
          <table:table-cell office:value-type="float" office:value="569763183">
            <text:p>569763183</text:p>
          </table:table-cell>
          <table:table-cell office:value-type="float" office:value="41076660">
            <text:p>41076660</text:p>
          </table:table-cell>
          <table:table-cell office:value-type="float" office:value="8544921">
            <text:p>854492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8192">
            <text:p>8192</text:p>
          </table:table-cell>
          <table:table-cell office:value-type="float" office:value="256">
            <text:p>256</text:p>
          </table:table-cell>
          <table:table-cell office:value-type="float" office:value="61570254">
            <text:p>61570254</text:p>
          </table:table-cell>
          <table:table-cell office:value-type="float" office:value="744333">
            <text:p>744333</text:p>
          </table:table-cell>
          <table:table-cell office:value-type="float" office:value="64596099">
            <text:p>64596099</text:p>
          </table:table-cell>
          <table:table-cell office:value-type="float" office:value="179909609">
            <text:p>179909609</text:p>
          </table:table-cell>
          <table:table-cell office:value-type="float" office:value="64161268">
            <text:p>64161268</text:p>
          </table:table-cell>
          <table:table-cell table:number-columns-repeated="3" office:value-type="float" office:value="0">
            <text:p>0</text:p>
          </table:table-cell>
          <table:table-cell office:value-type="float" office:value="65536">
            <text:p>6553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81654131">
            <text:p>1081654131</text:p>
          </table:table-cell>
          <table:table-cell table:number-columns-repeated="11" office:value-type="float" office:value="0">
            <text:p>0</text:p>
          </table:table-cell>
          <table:table-cell office:value-type="float" office:value="134217728">
            <text:p>134217728</text:p>
          </table:table-cell>
          <table:table-cell office:value-type="float" office:value="32098692">
            <text:p>32098692</text:p>
          </table:table-cell>
          <table:table-cell table:number-columns-repeated="4" office:value-type="float" office:value="0">
            <text:p>0</text:p>
          </table:table-cell>
          <table:table-cell office:value-type="float" office:value="64596099">
            <text:p>64596099</text:p>
          </table:table-cell>
          <table:table-cell office:value-type="float" office:value="0">
            <text:p>0</text:p>
          </table:table-cell>
          <table:table-cell office:value-type="float" office:value="64596099">
            <text:p>64596099</text:p>
          </table:table-cell>
          <table:table-cell office:value-type="float" office:value="1009319">
            <text:p>1009319</text:p>
          </table:table-cell>
          <table:table-cell office:value-type="float" office:value="32298049">
            <text:p>32298049</text:p>
          </table:table-cell>
          <table:table-cell office:value-type="float" office:value="0">
            <text:p>0</text:p>
          </table:table-cell>
          <table:table-cell office:value-type="float" office:value="21532033">
            <text:p>21532033</text:p>
          </table:table-cell>
          <table:table-cell office:value-type="float" office:value="0">
            <text:p>0</text:p>
          </table:table-cell>
          <table:table-cell office:value-type="float" office:value="21532033">
            <text:p>21532033</text:p>
          </table:table-cell>
          <table:table-cell office:value-type="float" office:value="64500061">
            <text:p>64500061</text:p>
          </table:table-cell>
          <table:table-cell office:value-type="float" office:value="10766016">
            <text:p>10766016</text:p>
          </table:table-cell>
          <table:table-cell office:value-type="float" office:value="64128323">
            <text:p>64128323</text:p>
          </table:table-cell>
          <table:table-cell office:value-type="float" office:value="43064066">
            <text:p>43064066</text:p>
          </table:table-cell>
          <table:table-cell office:value-type="float" office:value="64596099">
            <text:p>64596099</text:p>
          </table:table-cell>
          <table:table-cell office:value-type="float" office:value="310760497">
            <text:p>310760497</text:p>
          </table:table-cell>
          <table:table-cell office:value-type="float" office:value="1110198974">
            <text:p>1110198974</text:p>
          </table:table-cell>
          <table:table-cell office:value-type="float" office:value="64575194">
            <text:p>64575194</text:p>
          </table:table-cell>
          <table:table-cell office:value-type="float" office:value="16113281">
            <text:p>1611328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6384">
            <text:p>16384</text:p>
          </table:table-cell>
          <table:table-cell office:value-type="float" office:value="256">
            <text:p>256</text:p>
          </table:table-cell>
          <table:table-cell office:value-type="float" office:value="122589426">
            <text:p>122589426</text:p>
          </table:table-cell>
          <table:table-cell office:value-type="float" office:value="1476644">
            <text:p>1476644</text:p>
          </table:table-cell>
          <table:table-cell office:value-type="float" office:value="128088212">
            <text:p>128088212</text:p>
          </table:table-cell>
          <table:table-cell office:value-type="float" office:value="357114025">
            <text:p>357114025</text:p>
          </table:table-cell>
          <table:table-cell office:value-type="float" office:value="127645697">
            <text:p>127645697</text:p>
          </table:table-cell>
          <table:table-cell table:number-columns-repeated="3" office:value-type="float" office:value="0">
            <text:p>0</text:p>
          </table:table-cell>
          <table:table-cell office:value-type="float" office:value="131072">
            <text:p>13107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162184763">
            <text:p>2162184763</text:p>
          </table:table-cell>
          <table:table-cell table:number-columns-repeated="11" office:value-type="float" office:value="0">
            <text:p>0</text:p>
          </table:table-cell>
          <table:table-cell office:value-type="float" office:value="268435456">
            <text:p>268435456</text:p>
          </table:table-cell>
          <table:table-cell office:value-type="float" office:value="63756620">
            <text:p>63756620</text:p>
          </table:table-cell>
          <table:table-cell table:number-columns-repeated="4" office:value-type="float" office:value="0">
            <text:p>0</text:p>
          </table:table-cell>
          <table:table-cell office:value-type="float" office:value="128088212">
            <text:p>128088212</text:p>
          </table:table-cell>
          <table:table-cell office:value-type="float" office:value="0">
            <text:p>0</text:p>
          </table:table-cell>
          <table:table-cell office:value-type="float" office:value="128088212">
            <text:p>128088212</text:p>
          </table:table-cell>
          <table:table-cell office:value-type="float" office:value="2001856">
            <text:p>2001856</text:p>
          </table:table-cell>
          <table:table-cell office:value-type="float" office:value="64044106">
            <text:p>64044106</text:p>
          </table:table-cell>
          <table:table-cell office:value-type="float" office:value="0">
            <text:p>0</text:p>
          </table:table-cell>
          <table:table-cell office:value-type="float" office:value="42696071">
            <text:p>42696071</text:p>
          </table:table-cell>
          <table:table-cell office:value-type="float" office:value="0">
            <text:p>0</text:p>
          </table:table-cell>
          <table:table-cell office:value-type="float" office:value="42696071">
            <text:p>42696071</text:p>
          </table:table-cell>
          <table:table-cell office:value-type="float" office:value="128064284">
            <text:p>128064284</text:p>
          </table:table-cell>
          <table:table-cell office:value-type="float" office:value="21348035">
            <text:p>21348035</text:p>
          </table:table-cell>
          <table:table-cell office:value-type="float" office:value="797">
            <text:p>797</text:p>
          </table:table-cell>
          <table:table-cell office:value-type="float" office:value="85392142">
            <text:p>85392142</text:p>
          </table:table-cell>
          <table:table-cell office:value-type="float" office:value="128088212">
            <text:p>128088212</text:p>
          </table:table-cell>
          <table:table-cell office:value-type="float" office:value="618103026">
            <text:p>618103026</text:p>
          </table:table-cell>
          <table:table-cell office:value-type="float" office:value="2210693359">
            <text:p>2210693359</text:p>
          </table:table-cell>
          <table:table-cell office:value-type="float" office:value="115356445">
            <text:p>115356445</text:p>
          </table:table-cell>
          <table:table-cell office:value-type="float" office:value="31433105">
            <text:p>3143310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32768">
            <text:p>32768</text:p>
          </table:table-cell>
          <table:table-cell office:value-type="float" office:value="256">
            <text:p>256</text:p>
          </table:table-cell>
          <table:table-cell office:value-type="float" office:value="244228571">
            <text:p>244228571</text:p>
          </table:table-cell>
          <table:table-cell office:value-type="float" office:value="2936631">
            <text:p>2936631</text:p>
          </table:table-cell>
          <table:table-cell office:value-type="float" office:value="254999631">
            <text:p>254999631</text:p>
          </table:table-cell>
          <table:table-cell office:value-type="float" office:value="710395710">
            <text:p>710395710</text:p>
          </table:table-cell>
          <table:table-cell office:value-type="float" office:value="254542588">
            <text:p>254542588</text:p>
          </table:table-cell>
          <table:table-cell table:number-columns-repeated="3" office:value-type="float" office:value="0">
            <text:p>0</text:p>
          </table:table-cell>
          <table:table-cell office:value-type="float" office:value="262144">
            <text:p>26214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323250349">
            <text:p>4323250349</text:p>
          </table:table-cell>
          <table:table-cell table:number-columns-repeated="11" office:value-type="float" office:value="0">
            <text:p>0</text:p>
          </table:table-cell>
          <table:table-cell office:value-type="float" office:value="536870912">
            <text:p>536870912</text:p>
          </table:table-cell>
          <table:table-cell office:value-type="float" office:value="254531316">
            <text:p>254531316</text:p>
          </table:table-cell>
          <table:table-cell table:number-columns-repeated="4" office:value-type="float" office:value="0">
            <text:p>0</text:p>
          </table:table-cell>
          <table:table-cell office:value-type="float" office:value="254999631">
            <text:p>254999631</text:p>
          </table:table-cell>
          <table:table-cell office:value-type="float" office:value="0">
            <text:p>0</text:p>
          </table:table-cell>
          <table:table-cell office:value-type="float" office:value="254999631">
            <text:p>254999631</text:p>
          </table:table-cell>
          <table:table-cell office:value-type="float" office:value="3984431">
            <text:p>3984431</text:p>
          </table:table-cell>
          <table:table-cell office:value-type="float" office:value="127499815">
            <text:p>127499815</text:p>
          </table:table-cell>
          <table:table-cell office:value-type="float" office:value="0">
            <text:p>0</text:p>
          </table:table-cell>
          <table:table-cell office:value-type="float" office:value="84999877">
            <text:p>84999877</text:p>
          </table:table-cell>
          <table:table-cell office:value-type="float" office:value="0">
            <text:p>0</text:p>
          </table:table-cell>
          <table:table-cell office:value-type="float" office:value="84999877">
            <text:p>84999877</text:p>
          </table:table-cell>
          <table:table-cell office:value-type="float" office:value="254875956">
            <text:p>254875956</text:p>
          </table:table-cell>
          <table:table-cell office:value-type="float" office:value="42499938">
            <text:p>42499938</text:p>
          </table:table-cell>
          <table:table-cell office:value-type="float" office:value="253403299">
            <text:p>253403299</text:p>
          </table:table-cell>
          <table:table-cell office:value-type="float" office:value="169999754">
            <text:p>169999754</text:p>
          </table:table-cell>
          <table:table-cell office:value-type="float" office:value="254999631">
            <text:p>254999631</text:p>
          </table:table-cell>
          <table:table-cell office:value-type="float" office:value="1224090575">
            <text:p>1224090575</text:p>
          </table:table-cell>
          <table:table-cell office:value-type="float" office:value="4398406981">
            <text:p>4398406981</text:p>
          </table:table-cell>
          <table:table-cell office:value-type="float" office:value="213073730">
            <text:p>213073730</text:p>
          </table:table-cell>
          <table:table-cell office:value-type="float" office:value="62316894">
            <text:p>6231689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table:number-columns-repeated="2" office:value-type="float" office:value="1">
            <text:p>1</text:p>
          </table:table-cell>
          <table:table-cell office:value-type="float" office:value="431456">
            <text:p>431456</text:p>
          </table:table-cell>
          <table:table-cell office:value-type="float" office:value="8266">
            <text:p>8266</text:p>
          </table:table-cell>
          <table:table-cell office:value-type="float" office:value="721649">
            <text:p>721649</text:p>
          </table:table-cell>
          <table:table-cell office:value-type="float" office:value="1809119">
            <text:p>1809119</text:p>
          </table:table-cell>
          <table:table-cell office:value-type="float" office:value="490354">
            <text:p>49035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7184">
            <text:p>47184</text:p>
          </table:table-cell>
          <table:table-cell table:number-columns-repeated="11" office:value-type="float" office:value="0">
            <text:p>0</text:p>
          </table:table-cell>
          <table:table-cell office:value-type="float" office:value="3072">
            <text:p>3072</text:p>
          </table:table-cell>
          <table:table-cell office:value-type="float" office:value="557992">
            <text:p>557992</text:p>
          </table:table-cell>
          <table:table-cell table:number-columns-repeated="4" office:value-type="float" office:value="0">
            <text:p>0</text:p>
          </table:table-cell>
          <table:table-cell office:value-type="float" office:value="721649">
            <text:p>721649</text:p>
          </table:table-cell>
          <table:table-cell office:value-type="float" office:value="0">
            <text:p>0</text:p>
          </table:table-cell>
          <table:table-cell office:value-type="float" office:value="721649">
            <text:p>721649</text:p>
          </table:table-cell>
          <table:table-cell office:value-type="float" office:value="11906">
            <text:p>11906</text:p>
          </table:table-cell>
          <table:table-cell office:value-type="float" office:value="360825">
            <text:p>360825</text:p>
          </table:table-cell>
          <table:table-cell office:value-type="float" office:value="0">
            <text:p>0</text:p>
          </table:table-cell>
          <table:table-cell office:value-type="float" office:value="240550">
            <text:p>240550</text:p>
          </table:table-cell>
          <table:table-cell office:value-type="float" office:value="0">
            <text:p>0</text:p>
          </table:table-cell>
          <table:table-cell office:value-type="float" office:value="240550">
            <text:p>240550</text:p>
          </table:table-cell>
          <table:table-cell office:value-type="float" office:value="720195">
            <text:p>720195</text:p>
          </table:table-cell>
          <table:table-cell office:value-type="float" office:value="120275">
            <text:p>120275</text:p>
          </table:table-cell>
          <table:table-cell office:value-type="float" office:value="719064">
            <text:p>719064</text:p>
          </table:table-cell>
          <table:table-cell office:value-type="float" office:value="481099">
            <text:p>481099</text:p>
          </table:table-cell>
          <table:table-cell office:value-type="float" office:value="721649">
            <text:p>721649</text:p>
          </table:table-cell>
          <table:table-cell office:value-type="float" office:value="4577636">
            <text:p>4577636</text:p>
          </table:table-cell>
          <table:table-cell office:value-type="float" office:value="15319824">
            <text:p>15319824</text:p>
          </table:table-cell>
          <table:table-cell office:value-type="float" office:value="5035399">
            <text:p>5035399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31789">
            <text:p>431789</text:p>
          </table:table-cell>
          <table:table-cell office:value-type="float" office:value="8329">
            <text:p>8329</text:p>
          </table:table-cell>
          <table:table-cell office:value-type="float" office:value="727140">
            <text:p>727140</text:p>
          </table:table-cell>
          <table:table-cell office:value-type="float" office:value="1819214">
            <text:p>1819214</text:p>
          </table:table-cell>
          <table:table-cell office:value-type="float" office:value="490606">
            <text:p>49060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7184">
            <text:p>47184</text:p>
          </table:table-cell>
          <table:table-cell table:number-columns-repeated="11" office:value-type="float" office:value="0">
            <text:p>0</text:p>
          </table:table-cell>
          <table:table-cell office:value-type="float" office:value="3072">
            <text:p>3072</text:p>
          </table:table-cell>
          <table:table-cell office:value-type="float" office:value="563584">
            <text:p>563584</text:p>
          </table:table-cell>
          <table:table-cell table:number-columns-repeated="4" office:value-type="float" office:value="0">
            <text:p>0</text:p>
          </table:table-cell>
          <table:table-cell office:value-type="float" office:value="727140">
            <text:p>727140</text:p>
          </table:table-cell>
          <table:table-cell office:value-type="float" office:value="0">
            <text:p>0</text:p>
          </table:table-cell>
          <table:table-cell office:value-type="float" office:value="727140">
            <text:p>727140</text:p>
          </table:table-cell>
          <table:table-cell office:value-type="float" office:value="11963">
            <text:p>11963</text:p>
          </table:table-cell>
          <table:table-cell office:value-type="float" office:value="363570">
            <text:p>363570</text:p>
          </table:table-cell>
          <table:table-cell office:value-type="float" office:value="0">
            <text:p>0</text:p>
          </table:table-cell>
          <table:table-cell office:value-type="float" office:value="242380">
            <text:p>242380</text:p>
          </table:table-cell>
          <table:table-cell office:value-type="float" office:value="0">
            <text:p>0</text:p>
          </table:table-cell>
          <table:table-cell office:value-type="float" office:value="242380">
            <text:p>242380</text:p>
          </table:table-cell>
          <table:table-cell office:value-type="float" office:value="725969">
            <text:p>725969</text:p>
          </table:table-cell>
          <table:table-cell office:value-type="float" office:value="121190">
            <text:p>121190</text:p>
          </table:table-cell>
          <table:table-cell office:value-type="float" office:value="720251">
            <text:p>720251</text:p>
          </table:table-cell>
          <table:table-cell office:value-type="float" office:value="484760">
            <text:p>484760</text:p>
          </table:table-cell>
          <table:table-cell office:value-type="float" office:value="727140">
            <text:p>727140</text:p>
          </table:table-cell>
          <table:table-cell table:number-columns-repeated="2" office:value-type="float" office:value="0">
            <text:p>0</text:p>
          </table:table-cell>
          <table:table-cell office:value-type="float" office:value="4943847">
            <text:p>4943847</text:p>
          </table:table-cell>
          <table:table-cell table:number-columns-repeated="2"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37206">
            <text:p>437206</text:p>
          </table:table-cell>
          <table:table-cell office:value-type="float" office:value="8533">
            <text:p>8533</text:p>
          </table:table-cell>
          <table:table-cell office:value-type="float" office:value="744917">
            <text:p>744917</text:p>
          </table:table-cell>
          <table:table-cell office:value-type="float" office:value="1857083">
            <text:p>1857083</text:p>
          </table:table-cell>
          <table:table-cell office:value-type="float" office:value="496734">
            <text:p>49673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7184">
            <text:p>47184</text:p>
          </table:table-cell>
          <table:table-cell table:number-columns-repeated="11" office:value-type="float" office:value="0">
            <text:p>0</text:p>
          </table:table-cell>
          <table:table-cell office:value-type="float" office:value="3072">
            <text:p>3072</text:p>
          </table:table-cell>
          <table:table-cell office:value-type="float" office:value="564292">
            <text:p>564292</text:p>
          </table:table-cell>
          <table:table-cell table:number-columns-repeated="4" office:value-type="float" office:value="0">
            <text:p>0</text:p>
          </table:table-cell>
          <table:table-cell office:value-type="float" office:value="744917">
            <text:p>744917</text:p>
          </table:table-cell>
          <table:table-cell office:value-type="float" office:value="0">
            <text:p>0</text:p>
          </table:table-cell>
          <table:table-cell office:value-type="float" office:value="744917">
            <text:p>744917</text:p>
          </table:table-cell>
          <table:table-cell office:value-type="float" office:value="12285">
            <text:p>12285</text:p>
          </table:table-cell>
          <table:table-cell office:value-type="float" office:value="372458">
            <text:p>372458</text:p>
          </table:table-cell>
          <table:table-cell office:value-type="float" office:value="0">
            <text:p>0</text:p>
          </table:table-cell>
          <table:table-cell office:value-type="float" office:value="248306">
            <text:p>248306</text:p>
          </table:table-cell>
          <table:table-cell office:value-type="float" office:value="0">
            <text:p>0</text:p>
          </table:table-cell>
          <table:table-cell office:value-type="float" office:value="248305">
            <text:p>248305</text:p>
          </table:table-cell>
          <table:table-cell office:value-type="float" office:value="741462">
            <text:p>741462</text:p>
          </table:table-cell>
          <table:table-cell office:value-type="float" office:value="124153">
            <text:p>124153</text:p>
          </table:table-cell>
          <table:table-cell office:value-type="float" office:value="362491">
            <text:p>362491</text:p>
          </table:table-cell>
          <table:table-cell office:value-type="float" office:value="496611">
            <text:p>496611</text:p>
          </table:table-cell>
          <table:table-cell office:value-type="float" office:value="744917">
            <text:p>744917</text:p>
          </table:table-cell>
          <table:table-cell office:value-type="float" office:value="4699707">
            <text:p>4699707</text:p>
          </table:table-cell>
          <table:table-cell office:value-type="float" office:value="15563964">
            <text:p>15563964</text:p>
          </table:table-cell>
          <table:table-cell office:value-type="float" office:value="5371093">
            <text:p>5371093</text:p>
          </table:table-cell>
          <table:table-cell office:value-type="float" office:value="610351">
            <text:p>61035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31706">
            <text:p>431706</text:p>
          </table:table-cell>
          <table:table-cell office:value-type="float" office:value="8270">
            <text:p>8270</text:p>
          </table:table-cell>
          <table:table-cell office:value-type="float" office:value="721927">
            <text:p>721927</text:p>
          </table:table-cell>
          <table:table-cell office:value-type="float" office:value="1814605">
            <text:p>1814605</text:p>
          </table:table-cell>
          <table:table-cell office:value-type="float" office:value="490814">
            <text:p>4908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7184">
            <text:p>47184</text:p>
          </table:table-cell>
          <table:table-cell table:number-columns-repeated="11" office:value-type="float" office:value="0">
            <text:p>0</text:p>
          </table:table-cell>
          <table:table-cell office:value-type="float" office:value="5120">
            <text:p>5120</text:p>
          </table:table-cell>
          <table:table-cell office:value-type="float" office:value="558960">
            <text:p>558960</text:p>
          </table:table-cell>
          <table:table-cell table:number-columns-repeated="4" office:value-type="float" office:value="0">
            <text:p>0</text:p>
          </table:table-cell>
          <table:table-cell office:value-type="float" office:value="721927">
            <text:p>721927</text:p>
          </table:table-cell>
          <table:table-cell office:value-type="float" office:value="0">
            <text:p>0</text:p>
          </table:table-cell>
          <table:table-cell office:value-type="float" office:value="721927">
            <text:p>721927</text:p>
          </table:table-cell>
          <table:table-cell office:value-type="float" office:value="11952">
            <text:p>11952</text:p>
          </table:table-cell>
          <table:table-cell office:value-type="float" office:value="360963">
            <text:p>360963</text:p>
          </table:table-cell>
          <table:table-cell office:value-type="float" office:value="0">
            <text:p>0</text:p>
          </table:table-cell>
          <table:table-cell office:value-type="float" office:value="240642">
            <text:p>240642</text:p>
          </table:table-cell>
          <table:table-cell office:value-type="float" office:value="0">
            <text:p>0</text:p>
          </table:table-cell>
          <table:table-cell office:value-type="float" office:value="240642">
            <text:p>240642</text:p>
          </table:table-cell>
          <table:table-cell office:value-type="float" office:value="721332">
            <text:p>721332</text:p>
          </table:table-cell>
          <table:table-cell office:value-type="float" office:value="120321">
            <text:p>120321</text:p>
          </table:table-cell>
          <table:table-cell office:value-type="float" office:value="721332">
            <text:p>721332</text:p>
          </table:table-cell>
          <table:table-cell office:value-type="float" office:value="481284">
            <text:p>481284</text:p>
          </table:table-cell>
          <table:table-cell office:value-type="float" office:value="721927">
            <text:p>721927</text:p>
          </table:table-cell>
          <table:table-cell office:value-type="float" office:value="4608153">
            <text:p>4608153</text:p>
          </table:table-cell>
          <table:table-cell office:value-type="float" office:value="14923095">
            <text:p>14923095</text:p>
          </table:table-cell>
          <table:table-cell office:value-type="float" office:value="5004882">
            <text:p>5004882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37915">
            <text:p>437915</text:p>
          </table:table-cell>
          <table:table-cell office:value-type="float" office:value="8402">
            <text:p>8402</text:p>
          </table:table-cell>
          <table:table-cell office:value-type="float" office:value="733515">
            <text:p>733515</text:p>
          </table:table-cell>
          <table:table-cell office:value-type="float" office:value="1834890">
            <text:p>1834890</text:p>
          </table:table-cell>
          <table:table-cell office:value-type="float" office:value="497422">
            <text:p>4974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9952">
            <text:p>79952</text:p>
          </table:table-cell>
          <table:table-cell table:number-columns-repeated="11" office:value-type="float" office:value="0">
            <text:p>0</text:p>
          </table:table-cell>
          <table:table-cell office:value-type="float" office:value="9216">
            <text:p>9216</text:p>
          </table:table-cell>
          <table:table-cell office:value-type="float" office:value="571964">
            <text:p>571964</text:p>
          </table:table-cell>
          <table:table-cell table:number-columns-repeated="4" office:value-type="float" office:value="0">
            <text:p>0</text:p>
          </table:table-cell>
          <table:table-cell office:value-type="float" office:value="733515">
            <text:p>733515</text:p>
          </table:table-cell>
          <table:table-cell office:value-type="float" office:value="0">
            <text:p>0</text:p>
          </table:table-cell>
          <table:table-cell office:value-type="float" office:value="733515">
            <text:p>733515</text:p>
          </table:table-cell>
          <table:table-cell office:value-type="float" office:value="11945">
            <text:p>11945</text:p>
          </table:table-cell>
          <table:table-cell office:value-type="float" office:value="366757">
            <text:p>366757</text:p>
          </table:table-cell>
          <table:table-cell office:value-type="float" office:value="0">
            <text:p>0</text:p>
          </table:table-cell>
          <table:table-cell office:value-type="float" office:value="244505">
            <text:p>244505</text:p>
          </table:table-cell>
          <table:table-cell office:value-type="float" office:value="0">
            <text:p>0</text:p>
          </table:table-cell>
          <table:table-cell office:value-type="float" office:value="244505">
            <text:p>244505</text:p>
          </table:table-cell>
          <table:table-cell office:value-type="float" office:value="724894">
            <text:p>724894</text:p>
          </table:table-cell>
          <table:table-cell office:value-type="float" office:value="122253">
            <text:p>122253</text:p>
          </table:table-cell>
          <table:table-cell office:value-type="float" office:value="1665">
            <text:p>1665</text:p>
          </table:table-cell>
          <table:table-cell office:value-type="float" office:value="489010">
            <text:p>489010</text:p>
          </table:table-cell>
          <table:table-cell office:value-type="float" office:value="733515">
            <text:p>733515</text:p>
          </table:table-cell>
          <table:table-cell office:value-type="float" office:value="4516601">
            <text:p>4516601</text:p>
          </table:table-cell>
          <table:table-cell office:value-type="float" office:value="15045165">
            <text:p>15045165</text:p>
          </table:table-cell>
          <table:table-cell office:value-type="float" office:value="5096435">
            <text:p>5096435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41290">
            <text:p>441290</text:p>
          </table:table-cell>
          <table:table-cell office:value-type="float" office:value="8416">
            <text:p>8416</text:p>
          </table:table-cell>
          <table:table-cell office:value-type="float" office:value="734653">
            <text:p>734653</text:p>
          </table:table-cell>
          <table:table-cell office:value-type="float" office:value="1839532">
            <text:p>1839532</text:p>
          </table:table-cell>
          <table:table-cell office:value-type="float" office:value="500807">
            <text:p>50080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5488">
            <text:p>145488</text:p>
          </table:table-cell>
          <table:table-cell table:number-columns-repeated="11" office:value-type="float" office:value="0">
            <text:p>0</text:p>
          </table:table-cell>
          <table:table-cell office:value-type="float" office:value="17408">
            <text:p>17408</text:p>
          </table:table-cell>
          <table:table-cell office:value-type="float" office:value="567668">
            <text:p>567668</text:p>
          </table:table-cell>
          <table:table-cell table:number-columns-repeated="4" office:value-type="float" office:value="0">
            <text:p>0</text:p>
          </table:table-cell>
          <table:table-cell office:value-type="float" office:value="734653">
            <text:p>734653</text:p>
          </table:table-cell>
          <table:table-cell office:value-type="float" office:value="0">
            <text:p>0</text:p>
          </table:table-cell>
          <table:table-cell office:value-type="float" office:value="734653">
            <text:p>734653</text:p>
          </table:table-cell>
          <table:table-cell office:value-type="float" office:value="12030">
            <text:p>12030</text:p>
          </table:table-cell>
          <table:table-cell office:value-type="float" office:value="367326">
            <text:p>367326</text:p>
          </table:table-cell>
          <table:table-cell office:value-type="float" office:value="0">
            <text:p>0</text:p>
          </table:table-cell>
          <table:table-cell office:value-type="float" office:value="244885">
            <text:p>244885</text:p>
          </table:table-cell>
          <table:table-cell office:value-type="float" office:value="0">
            <text:p>0</text:p>
          </table:table-cell>
          <table:table-cell office:value-type="float" office:value="244884">
            <text:p>244884</text:p>
          </table:table-cell>
          <table:table-cell office:value-type="float" office:value="731695">
            <text:p>731695</text:p>
          </table:table-cell>
          <table:table-cell office:value-type="float" office:value="122442">
            <text:p>122442</text:p>
          </table:table-cell>
          <table:table-cell office:value-type="float" office:value="365569">
            <text:p>365569</text:p>
          </table:table-cell>
          <table:table-cell office:value-type="float" office:value="489768">
            <text:p>489768</text:p>
          </table:table-cell>
          <table:table-cell office:value-type="float" office:value="734653">
            <text:p>734653</text:p>
          </table:table-cell>
          <table:table-cell office:value-type="float" office:value="4669189">
            <text:p>4669189</text:p>
          </table:table-cell>
          <table:table-cell office:value-type="float" office:value="15533446">
            <text:p>15533446</text:p>
          </table:table-cell>
          <table:table-cell office:value-type="float" office:value="5004882">
            <text:p>5004882</text:p>
          </table:table-cell>
          <table:table-cell office:value-type="float" office:value="610351">
            <text:p>61035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466623">
            <text:p>466623</text:p>
          </table:table-cell>
          <table:table-cell office:value-type="float" office:value="8717">
            <text:p>8717</text:p>
          </table:table-cell>
          <table:table-cell office:value-type="float" office:value="760958">
            <text:p>760958</text:p>
          </table:table-cell>
          <table:table-cell office:value-type="float" office:value="1915250">
            <text:p>1915250</text:p>
          </table:table-cell>
          <table:table-cell office:value-type="float" office:value="527335">
            <text:p>52733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90976">
            <text:p>290976</text:p>
          </table:table-cell>
          <table:table-cell table:number-columns-repeated="11" office:value-type="float" office:value="0">
            <text:p>0</text:p>
          </table:table-cell>
          <table:table-cell office:value-type="float" office:value="34816">
            <text:p>34816</text:p>
          </table:table-cell>
          <table:table-cell office:value-type="float" office:value="649796">
            <text:p>649796</text:p>
          </table:table-cell>
          <table:table-cell table:number-columns-repeated="4" office:value-type="float" office:value="0">
            <text:p>0</text:p>
          </table:table-cell>
          <table:table-cell office:value-type="float" office:value="760958">
            <text:p>760958</text:p>
          </table:table-cell>
          <table:table-cell office:value-type="float" office:value="0">
            <text:p>0</text:p>
          </table:table-cell>
          <table:table-cell office:value-type="float" office:value="760958">
            <text:p>760958</text:p>
          </table:table-cell>
          <table:table-cell office:value-type="float" office:value="12304">
            <text:p>12304</text:p>
          </table:table-cell>
          <table:table-cell office:value-type="float" office:value="380479">
            <text:p>380479</text:p>
          </table:table-cell>
          <table:table-cell office:value-type="float" office:value="0">
            <text:p>0</text:p>
          </table:table-cell>
          <table:table-cell office:value-type="float" office:value="253652">
            <text:p>253652</text:p>
          </table:table-cell>
          <table:table-cell office:value-type="float" office:value="0">
            <text:p>0</text:p>
          </table:table-cell>
          <table:table-cell office:value-type="float" office:value="253653">
            <text:p>253653</text:p>
          </table:table-cell>
          <table:table-cell office:value-type="float" office:value="754794">
            <text:p>754794</text:p>
          </table:table-cell>
          <table:table-cell office:value-type="float" office:value="126826">
            <text:p>126826</text:p>
          </table:table-cell>
          <table:table-cell office:value-type="float" office:value="1306">
            <text:p>1306</text:p>
          </table:table-cell>
          <table:table-cell office:value-type="float" office:value="507305">
            <text:p>507305</text:p>
          </table:table-cell>
          <table:table-cell office:value-type="float" office:value="760958">
            <text:p>760958</text:p>
          </table:table-cell>
          <table:table-cell office:value-type="float" office:value="4516601">
            <text:p>4516601</text:p>
          </table:table-cell>
          <table:table-cell office:value-type="float" office:value="15167236">
            <text:p>15167236</text:p>
          </table:table-cell>
          <table:table-cell office:value-type="float" office:value="5310058">
            <text:p>5310058</text:p>
          </table:table-cell>
          <table:table-cell office:value-type="float" office:value="579833">
            <text:p>57983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536789">
            <text:p>536789</text:p>
          </table:table-cell>
          <table:table-cell office:value-type="float" office:value="9526">
            <text:p>9526</text:p>
          </table:table-cell>
          <table:table-cell office:value-type="float" office:value="831624">
            <text:p>831624</text:p>
          </table:table-cell>
          <table:table-cell office:value-type="float" office:value="2109953">
            <text:p>2109953</text:p>
          </table:table-cell>
          <table:table-cell office:value-type="float" office:value="600987">
            <text:p>60098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81952">
            <text:p>581952</text:p>
          </table:table-cell>
          <table:table-cell table:number-columns-repeated="11" office:value-type="float" office:value="0">
            <text:p>0</text:p>
          </table:table-cell>
          <table:table-cell office:value-type="float" office:value="69632">
            <text:p>69632</text:p>
          </table:table-cell>
          <table:table-cell office:value-type="float" office:value="673440">
            <text:p>673440</text:p>
          </table:table-cell>
          <table:table-cell table:number-columns-repeated="4" office:value-type="float" office:value="0">
            <text:p>0</text:p>
          </table:table-cell>
          <table:table-cell office:value-type="float" office:value="831624">
            <text:p>831624</text:p>
          </table:table-cell>
          <table:table-cell office:value-type="float" office:value="0">
            <text:p>0</text:p>
          </table:table-cell>
          <table:table-cell office:value-type="float" office:value="831624">
            <text:p>831624</text:p>
          </table:table-cell>
          <table:table-cell office:value-type="float" office:value="13293">
            <text:p>13293</text:p>
          </table:table-cell>
          <table:table-cell office:value-type="float" office:value="415812">
            <text:p>415812</text:p>
          </table:table-cell>
          <table:table-cell office:value-type="float" office:value="0">
            <text:p>0</text:p>
          </table:table-cell>
          <table:table-cell office:value-type="float" office:value="277208">
            <text:p>277208</text:p>
          </table:table-cell>
          <table:table-cell office:value-type="float" office:value="0">
            <text:p>0</text:p>
          </table:table-cell>
          <table:table-cell office:value-type="float" office:value="277208">
            <text:p>277208</text:p>
          </table:table-cell>
          <table:table-cell office:value-type="float" office:value="831123">
            <text:p>831123</text:p>
          </table:table-cell>
          <table:table-cell office:value-type="float" office:value="138604">
            <text:p>138604</text:p>
          </table:table-cell>
          <table:table-cell office:value-type="float" office:value="625">
            <text:p>625</text:p>
          </table:table-cell>
          <table:table-cell office:value-type="float" office:value="554416">
            <text:p>554416</text:p>
          </table:table-cell>
          <table:table-cell office:value-type="float" office:value="831624">
            <text:p>831624</text:p>
          </table:table-cell>
          <table:table-cell office:value-type="float" office:value="4699707">
            <text:p>4699707</text:p>
          </table:table-cell>
          <table:table-cell office:value-type="float" office:value="15624999">
            <text:p>15624999</text:p>
          </table:table-cell>
          <table:table-cell office:value-type="float" office:value="5920410">
            <text:p>5920410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761288">
            <text:p>761288</text:p>
          </table:table-cell>
          <table:table-cell office:value-type="float" office:value="12252">
            <text:p>12252</text:p>
          </table:table-cell>
          <table:table-cell office:value-type="float" office:value="1069512">
            <text:p>1069512</text:p>
          </table:table-cell>
          <table:table-cell office:value-type="float" office:value="2770960">
            <text:p>2770960</text:p>
          </table:table-cell>
          <table:table-cell office:value-type="float" office:value="835728">
            <text:p>83572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63904">
            <text:p>1163904</text:p>
          </table:table-cell>
          <table:table-cell table:number-columns-repeated="11" office:value-type="float" office:value="0">
            <text:p>0</text:p>
          </table:table-cell>
          <table:table-cell office:value-type="float" office:value="139264">
            <text:p>139264</text:p>
          </table:table-cell>
          <table:table-cell office:value-type="float" office:value="906764">
            <text:p>906764</text:p>
          </table:table-cell>
          <table:table-cell table:number-columns-repeated="4" office:value-type="float" office:value="0">
            <text:p>0</text:p>
          </table:table-cell>
          <table:table-cell office:value-type="float" office:value="1069512">
            <text:p>1069512</text:p>
          </table:table-cell>
          <table:table-cell office:value-type="float" office:value="0">
            <text:p>0</text:p>
          </table:table-cell>
          <table:table-cell office:value-type="float" office:value="1069512">
            <text:p>1069512</text:p>
          </table:table-cell>
          <table:table-cell office:value-type="float" office:value="17214">
            <text:p>17214</text:p>
          </table:table-cell>
          <table:table-cell office:value-type="float" office:value="534756">
            <text:p>534756</text:p>
          </table:table-cell>
          <table:table-cell office:value-type="float" office:value="0">
            <text:p>0</text:p>
          </table:table-cell>
          <table:table-cell office:value-type="float" office:value="356504">
            <text:p>356504</text:p>
          </table:table-cell>
          <table:table-cell office:value-type="float" office:value="0">
            <text:p>0</text:p>
          </table:table-cell>
          <table:table-cell office:value-type="float" office:value="356503">
            <text:p>356503</text:p>
          </table:table-cell>
          <table:table-cell office:value-type="float" office:value="1059764">
            <text:p>1059764</text:p>
          </table:table-cell>
          <table:table-cell office:value-type="float" office:value="178251">
            <text:p>178251</text:p>
          </table:table-cell>
          <table:table-cell office:value-type="float" office:value="1062201">
            <text:p>1062201</text:p>
          </table:table-cell>
          <table:table-cell office:value-type="float" office:value="713008">
            <text:p>713008</text:p>
          </table:table-cell>
          <table:table-cell office:value-type="float" office:value="1069512">
            <text:p>1069512</text:p>
          </table:table-cell>
          <table:table-cell office:value-type="float" office:value="4638671">
            <text:p>4638671</text:p>
          </table:table-cell>
          <table:table-cell office:value-type="float" office:value="15716552">
            <text:p>15716552</text:p>
          </table:table-cell>
          <table:table-cell office:value-type="float" office:value="7629394">
            <text:p>7629394</text:p>
          </table:table-cell>
          <table:table-cell office:value-type="float" office:value="610351">
            <text:p>61035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559743">
            <text:p>1559743</text:p>
          </table:table-cell>
          <table:table-cell office:value-type="float" office:value="22170">
            <text:p>22170</text:p>
          </table:table-cell>
          <table:table-cell office:value-type="float" office:value="1935380">
            <text:p>1935380</text:p>
          </table:table-cell>
          <table:table-cell office:value-type="float" office:value="5175156">
            <text:p>5175156</text:p>
          </table:table-cell>
          <table:table-cell office:value-type="float" office:value="1671998">
            <text:p>1671998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327808">
            <text:p>2327808</text:p>
          </table:table-cell>
          <table:table-cell table:number-columns-repeated="11" office:value-type="float" office:value="0">
            <text:p>0</text:p>
          </table:table-cell>
          <table:table-cell office:value-type="float" office:value="278528">
            <text:p>278528</text:p>
          </table:table-cell>
          <table:table-cell office:value-type="float" office:value="1765632">
            <text:p>1765632</text:p>
          </table:table-cell>
          <table:table-cell table:number-columns-repeated="4" office:value-type="float" office:value="0">
            <text:p>0</text:p>
          </table:table-cell>
          <table:table-cell office:value-type="float" office:value="1935380">
            <text:p>1935380</text:p>
          </table:table-cell>
          <table:table-cell office:value-type="float" office:value="0">
            <text:p>0</text:p>
          </table:table-cell>
          <table:table-cell office:value-type="float" office:value="1935380">
            <text:p>1935380</text:p>
          </table:table-cell>
          <table:table-cell office:value-type="float" office:value="30861">
            <text:p>30861</text:p>
          </table:table-cell>
          <table:table-cell office:value-type="float" office:value="967690">
            <text:p>967690</text:p>
          </table:table-cell>
          <table:table-cell office:value-type="float" office:value="0">
            <text:p>0</text:p>
          </table:table-cell>
          <table:table-cell office:value-type="float" office:value="645126">
            <text:p>645126</text:p>
          </table:table-cell>
          <table:table-cell office:value-type="float" office:value="0">
            <text:p>0</text:p>
          </table:table-cell>
          <table:table-cell office:value-type="float" office:value="645127">
            <text:p>645127</text:p>
          </table:table-cell>
          <table:table-cell office:value-type="float" office:value="1935380">
            <text:p>1935380</text:p>
          </table:table-cell>
          <table:table-cell office:value-type="float" office:value="322563">
            <text:p>322563</text:p>
          </table:table-cell>
          <table:table-cell office:value-type="float" office:value="938518">
            <text:p>938518</text:p>
          </table:table-cell>
          <table:table-cell office:value-type="float" office:value="1290253">
            <text:p>1290253</text:p>
          </table:table-cell>
          <table:table-cell office:value-type="float" office:value="1935380">
            <text:p>1935380</text:p>
          </table:table-cell>
          <table:table-cell office:value-type="float" office:value="9338378">
            <text:p>9338378</text:p>
          </table:table-cell>
          <table:table-cell office:value-type="float" office:value="32012939">
            <text:p>32012939</text:p>
          </table:table-cell>
          <table:table-cell office:value-type="float" office:value="13641357">
            <text:p>13641357</text:p>
          </table:table-cell>
          <table:table-cell office:value-type="float" office:value="885009">
            <text:p>88500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2208658">
            <text:p>2208658</text:p>
          </table:table-cell>
          <table:table-cell office:value-type="float" office:value="31274">
            <text:p>31274</text:p>
          </table:table-cell>
          <table:table-cell office:value-type="float" office:value="2712860">
            <text:p>2712860</text:p>
          </table:table-cell>
          <table:table-cell office:value-type="float" office:value="7378631">
            <text:p>7378631</text:p>
          </table:table-cell>
          <table:table-cell office:value-type="float" office:value="2351359">
            <text:p>2351359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491712">
            <text:p>3491712</text:p>
          </table:table-cell>
          <table:table-cell table:number-columns-repeated="11" office:value-type="float" office:value="0">
            <text:p>0</text:p>
          </table:table-cell>
          <table:table-cell office:value-type="float" office:value="417792">
            <text:p>417792</text:p>
          </table:table-cell>
          <table:table-cell office:value-type="float" office:value="2481172">
            <text:p>2481172</text:p>
          </table:table-cell>
          <table:table-cell table:number-columns-repeated="4" office:value-type="float" office:value="0">
            <text:p>0</text:p>
          </table:table-cell>
          <table:table-cell office:value-type="float" office:value="2712860">
            <text:p>2712860</text:p>
          </table:table-cell>
          <table:table-cell office:value-type="float" office:value="0">
            <text:p>0</text:p>
          </table:table-cell>
          <table:table-cell office:value-type="float" office:value="2712860">
            <text:p>2712860</text:p>
          </table:table-cell>
          <table:table-cell office:value-type="float" office:value="42577">
            <text:p>42577</text:p>
          </table:table-cell>
          <table:table-cell office:value-type="float" office:value="1356430">
            <text:p>1356430</text:p>
          </table:table-cell>
          <table:table-cell office:value-type="float" office:value="0">
            <text:p>0</text:p>
          </table:table-cell>
          <table:table-cell office:value-type="float" office:value="904287">
            <text:p>904287</text:p>
          </table:table-cell>
          <table:table-cell office:value-type="float" office:value="0">
            <text:p>0</text:p>
          </table:table-cell>
          <table:table-cell office:value-type="float" office:value="904287">
            <text:p>904287</text:p>
          </table:table-cell>
          <table:table-cell office:value-type="float" office:value="2666605">
            <text:p>2666605</text:p>
          </table:table-cell>
          <table:table-cell office:value-type="float" office:value="452143">
            <text:p>452143</text:p>
          </table:table-cell>
          <table:table-cell office:value-type="float" office:value="1254753">
            <text:p>1254753</text:p>
          </table:table-cell>
          <table:table-cell office:value-type="float" office:value="1808574">
            <text:p>1808574</text:p>
          </table:table-cell>
          <table:table-cell office:value-type="float" office:value="2712860">
            <text:p>2712860</text:p>
          </table:table-cell>
          <table:table-cell office:value-type="float" office:value="14038085">
            <text:p>14038085</text:p>
          </table:table-cell>
          <table:table-cell office:value-type="float" office:value="45928954">
            <text:p>45928954</text:p>
          </table:table-cell>
          <table:table-cell office:value-type="float" office:value="15594482">
            <text:p>15594482</text:p>
          </table:table-cell>
          <table:table-cell office:value-type="float" office:value="1159667">
            <text:p>115966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481952">
            <text:p>1481952</text:p>
          </table:table-cell>
          <table:table-cell office:value-type="float" office:value="21103">
            <text:p>21103</text:p>
          </table:table-cell>
          <table:table-cell office:value-type="float" office:value="1842288">
            <text:p>1842288</text:p>
          </table:table-cell>
          <table:table-cell office:value-type="float" office:value="4918858">
            <text:p>4918858</text:p>
          </table:table-cell>
          <table:table-cell office:value-type="float" office:value="1591061">
            <text:p>1591061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491760">
            <text:p>3491760</text:p>
          </table:table-cell>
          <table:table-cell table:number-columns-repeated="11" office:value-type="float" office:value="0">
            <text:p>0</text:p>
          </table:table-cell>
          <table:table-cell office:value-type="float" office:value="557056">
            <text:p>557056</text:p>
          </table:table-cell>
          <table:table-cell office:value-type="float" office:value="1675212">
            <text:p>1675212</text:p>
          </table:table-cell>
          <table:table-cell table:number-columns-repeated="4" office:value-type="float" office:value="0">
            <text:p>0</text:p>
          </table:table-cell>
          <table:table-cell office:value-type="float" office:value="1842288">
            <text:p>1842288</text:p>
          </table:table-cell>
          <table:table-cell office:value-type="float" office:value="0">
            <text:p>0</text:p>
          </table:table-cell>
          <table:table-cell office:value-type="float" office:value="1842288">
            <text:p>1842288</text:p>
          </table:table-cell>
          <table:table-cell office:value-type="float" office:value="28785">
            <text:p>28785</text:p>
          </table:table-cell>
          <table:table-cell office:value-type="float" office:value="921144">
            <text:p>921144</text:p>
          </table:table-cell>
          <table:table-cell office:value-type="float" office:value="0">
            <text:p>0</text:p>
          </table:table-cell>
          <table:table-cell office:value-type="float" office:value="614096">
            <text:p>614096</text:p>
          </table:table-cell>
          <table:table-cell office:value-type="float" office:value="0">
            <text:p>0</text:p>
          </table:table-cell>
          <table:table-cell office:value-type="float" office:value="614096">
            <text:p>614096</text:p>
          </table:table-cell>
          <table:table-cell office:value-type="float" office:value="1817977">
            <text:p>1817977</text:p>
          </table:table-cell>
          <table:table-cell office:value-type="float" office:value="307048">
            <text:p>307048</text:p>
          </table:table-cell>
          <table:table-cell office:value-type="float" office:value="852378">
            <text:p>852378</text:p>
          </table:table-cell>
          <table:table-cell office:value-type="float" office:value="1228192">
            <text:p>1228192</text:p>
          </table:table-cell>
          <table:table-cell office:value-type="float" office:value="1842288">
            <text:p>1842288</text:p>
          </table:table-cell>
          <table:table-cell office:value-type="float" office:value="9429931">
            <text:p>9429931</text:p>
          </table:table-cell>
          <table:table-cell office:value-type="float" office:value="32196044">
            <text:p>32196044</text:p>
          </table:table-cell>
          <table:table-cell office:value-type="float" office:value="13122558">
            <text:p>13122558</text:p>
          </table:table-cell>
          <table:table-cell office:value-type="float" office:value="823974">
            <text:p>82397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1352578">
            <text:p>1352578</text:p>
          </table:table-cell>
          <table:table-cell office:value-type="float" office:value="19323">
            <text:p>19323</text:p>
          </table:table-cell>
          <table:table-cell office:value-type="float" office:value="1686903">
            <text:p>1686903</text:p>
          </table:table-cell>
          <table:table-cell office:value-type="float" office:value="4483795">
            <text:p>4483795</text:p>
          </table:table-cell>
          <table:table-cell office:value-type="float" office:value="1455252">
            <text:p>1455252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491808">
            <text:p>3491808</text:p>
          </table:table-cell>
          <table:table-cell table:number-columns-repeated="11" office:value-type="float" office:value="0">
            <text:p>0</text:p>
          </table:table-cell>
          <table:table-cell office:value-type="float" office:value="696320">
            <text:p>696320</text:p>
          </table:table-cell>
          <table:table-cell office:value-type="float" office:value="1559988">
            <text:p>1559988</text:p>
          </table:table-cell>
          <table:table-cell table:number-columns-repeated="4" office:value-type="float" office:value="0">
            <text:p>0</text:p>
          </table:table-cell>
          <table:table-cell office:value-type="float" office:value="1686903">
            <text:p>1686903</text:p>
          </table:table-cell>
          <table:table-cell office:value-type="float" office:value="0">
            <text:p>0</text:p>
          </table:table-cell>
          <table:table-cell office:value-type="float" office:value="1686903">
            <text:p>1686903</text:p>
          </table:table-cell>
          <table:table-cell office:value-type="float" office:value="26937">
            <text:p>26937</text:p>
          </table:table-cell>
          <table:table-cell office:value-type="float" office:value="843451">
            <text:p>843451</text:p>
          </table:table-cell>
          <table:table-cell office:value-type="float" office:value="0">
            <text:p>0</text:p>
          </table:table-cell>
          <table:table-cell office:value-type="float" office:value="562300">
            <text:p>562300</text:p>
          </table:table-cell>
          <table:table-cell office:value-type="float" office:value="0">
            <text:p>0</text:p>
          </table:table-cell>
          <table:table-cell office:value-type="float" office:value="562301">
            <text:p>562301</text:p>
          </table:table-cell>
          <table:table-cell office:value-type="float" office:value="1650819">
            <text:p>1650819</text:p>
          </table:table-cell>
          <table:table-cell office:value-type="float" office:value="281150">
            <text:p>281150</text:p>
          </table:table-cell>
          <table:table-cell office:value-type="float" office:value="826874">
            <text:p>826874</text:p>
          </table:table-cell>
          <table:table-cell office:value-type="float" office:value="1124602">
            <text:p>1124602</text:p>
          </table:table-cell>
          <table:table-cell office:value-type="float" office:value="1686903">
            <text:p>1686903</text:p>
          </table:table-cell>
          <table:table-cell office:value-type="float" office:value="9460449">
            <text:p>9460449</text:p>
          </table:table-cell>
          <table:table-cell office:value-type="float" office:value="32165527">
            <text:p>32165527</text:p>
          </table:table-cell>
          <table:table-cell office:value-type="float" office:value="12023925">
            <text:p>12023925</text:p>
          </table:table-cell>
          <table:table-cell office:value-type="float" office:value="823974">
            <text:p>82397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2042158">
            <text:p>2042158</text:p>
          </table:table-cell>
          <table:table-cell office:value-type="float" office:value="28292">
            <text:p>28292</text:p>
          </table:table-cell>
          <table:table-cell office:value-type="float" office:value="2469803">
            <text:p>2469803</text:p>
          </table:table-cell>
          <table:table-cell office:value-type="float" office:value="6648216">
            <text:p>6648216</text:p>
          </table:table-cell>
          <table:table-cell office:value-type="float" office:value="2174764">
            <text:p>2174764</text:p>
          </table:table-cell>
          <table:table-cell table:number-columns-repeated="3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491856">
            <text:p>3491856</text:p>
          </table:table-cell>
          <table:table-cell table:number-columns-repeated="11" office:value-type="float" office:value="0">
            <text:p>0</text:p>
          </table:table-cell>
          <table:table-cell office:value-type="float" office:value="835584">
            <text:p>835584</text:p>
          </table:table-cell>
          <table:table-cell office:value-type="float" office:value="2297104">
            <text:p>2297104</text:p>
          </table:table-cell>
          <table:table-cell table:number-columns-repeated="4" office:value-type="float" office:value="0">
            <text:p>0</text:p>
          </table:table-cell>
          <table:table-cell office:value-type="float" office:value="2469803">
            <text:p>2469803</text:p>
          </table:table-cell>
          <table:table-cell office:value-type="float" office:value="0">
            <text:p>0</text:p>
          </table:table-cell>
          <table:table-cell office:value-type="float" office:value="2469803">
            <text:p>2469803</text:p>
          </table:table-cell>
          <table:table-cell office:value-type="float" office:value="39096">
            <text:p>39096</text:p>
          </table:table-cell>
          <table:table-cell office:value-type="float" office:value="1234901">
            <text:p>1234901</text:p>
          </table:table-cell>
          <table:table-cell office:value-type="float" office:value="0">
            <text:p>0</text:p>
          </table:table-cell>
          <table:table-cell office:value-type="float" office:value="823267">
            <text:p>823267</text:p>
          </table:table-cell>
          <table:table-cell office:value-type="float" office:value="0">
            <text:p>0</text:p>
          </table:table-cell>
          <table:table-cell office:value-type="float" office:value="823268">
            <text:p>823268</text:p>
          </table:table-cell>
          <table:table-cell office:value-type="float" office:value="1201213">
            <text:p>1201213</text:p>
          </table:table-cell>
          <table:table-cell office:value-type="float" office:value="411634">
            <text:p>411634</text:p>
          </table:table-cell>
          <table:table-cell office:value-type="float" office:value="2460695">
            <text:p>2460695</text:p>
          </table:table-cell>
          <table:table-cell office:value-type="float" office:value="1646535">
            <text:p>1646535</text:p>
          </table:table-cell>
          <table:table-cell office:value-type="float" office:value="2469803">
            <text:p>2469803</text:p>
          </table:table-cell>
          <table:table-cell office:value-type="float" office:value="9796142">
            <text:p>9796142</text:p>
          </table:table-cell>
          <table:table-cell office:value-type="float" office:value="34057617">
            <text:p>34057617</text:p>
          </table:table-cell>
          <table:table-cell office:value-type="float" office:value="15533446">
            <text:p>15533446</text:p>
          </table:table-cell>
          <table:table-cell office:value-type="float" office:value="823974">
            <text:p>82397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1948742">
            <text:p>1948742</text:p>
          </table:table-cell>
          <table:table-cell office:value-type="float" office:value="28207">
            <text:p>28207</text:p>
          </table:table-cell>
          <table:table-cell office:value-type="float" office:value="2454760">
            <text:p>2454760</text:p>
          </table:table-cell>
          <table:table-cell office:value-type="float" office:value="6603765">
            <text:p>6603765</text:p>
          </table:table-cell>
          <table:table-cell office:value-type="float" office:value="2076157">
            <text:p>2076157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048911">
            <text:p>4048911</text:p>
          </table:table-cell>
          <table:table-cell table:number-columns-repeated="11" office:value-type="float" office:value="0">
            <text:p>0</text:p>
          </table:table-cell>
          <table:table-cell office:value-type="float" office:value="974848">
            <text:p>974848</text:p>
          </table:table-cell>
          <table:table-cell office:value-type="float" office:value="2192928">
            <text:p>2192928</text:p>
          </table:table-cell>
          <table:table-cell table:number-columns-repeated="4" office:value-type="float" office:value="0">
            <text:p>0</text:p>
          </table:table-cell>
          <table:table-cell office:value-type="float" office:value="2454760">
            <text:p>2454760</text:p>
          </table:table-cell>
          <table:table-cell office:value-type="float" office:value="0">
            <text:p>0</text:p>
          </table:table-cell>
          <table:table-cell office:value-type="float" office:value="2454760">
            <text:p>2454760</text:p>
          </table:table-cell>
          <table:table-cell office:value-type="float" office:value="38356">
            <text:p>38356</text:p>
          </table:table-cell>
          <table:table-cell office:value-type="float" office:value="1227380">
            <text:p>1227380</text:p>
          </table:table-cell>
          <table:table-cell office:value-type="float" office:value="0">
            <text:p>0</text:p>
          </table:table-cell>
          <table:table-cell office:value-type="float" office:value="818253">
            <text:p>818253</text:p>
          </table:table-cell>
          <table:table-cell office:value-type="float" office:value="0">
            <text:p>0</text:p>
          </table:table-cell>
          <table:table-cell office:value-type="float" office:value="818253">
            <text:p>818253</text:p>
          </table:table-cell>
          <table:table-cell office:value-type="float" office:value="2345097">
            <text:p>2345097</text:p>
          </table:table-cell>
          <table:table-cell office:value-type="float" office:value="409126">
            <text:p>409126</text:p>
          </table:table-cell>
          <table:table-cell office:value-type="float" office:value="632">
            <text:p>632</text:p>
          </table:table-cell>
          <table:table-cell office:value-type="float" office:value="1636506">
            <text:p>1636506</text:p>
          </table:table-cell>
          <table:table-cell office:value-type="float" office:value="2454760">
            <text:p>2454760</text:p>
          </table:table-cell>
          <table:table-cell office:value-type="float" office:value="9704589">
            <text:p>9704589</text:p>
          </table:table-cell>
          <table:table-cell office:value-type="float" office:value="33142089">
            <text:p>33142089</text:p>
          </table:table-cell>
          <table:table-cell office:value-type="float" office:value="15411376">
            <text:p>15411376</text:p>
          </table:table-cell>
          <table:table-cell office:value-type="float" office:value="793457">
            <text:p>79345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2192783">
            <text:p>2192783</text:p>
          </table:table-cell>
          <table:table-cell office:value-type="float" office:value="31193">
            <text:p>31193</text:p>
          </table:table-cell>
          <table:table-cell office:value-type="float" office:value="2714447">
            <text:p>2714447</text:p>
          </table:table-cell>
          <table:table-cell office:value-type="float" office:value="7360510">
            <text:p>7360510</text:p>
          </table:table-cell>
          <table:table-cell office:value-type="float" office:value="2326756">
            <text:p>2326756</text:p>
          </table:table-cell>
          <table:table-cell table:number-columns-repeated="3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614148">
            <text:p>4614148</text:p>
          </table:table-cell>
          <table:table-cell table:number-columns-repeated="11" office:value-type="float" office:value="0">
            <text:p>0</text:p>
          </table:table-cell>
          <table:table-cell office:value-type="float" office:value="1114112">
            <text:p>1114112</text:p>
          </table:table-cell>
          <table:table-cell office:value-type="float" office:value="2570884">
            <text:p>2570884</text:p>
          </table:table-cell>
          <table:table-cell table:number-columns-repeated="4" office:value-type="float" office:value="0">
            <text:p>0</text:p>
          </table:table-cell>
          <table:table-cell office:value-type="float" office:value="2714447">
            <text:p>2714447</text:p>
          </table:table-cell>
          <table:table-cell office:value-type="float" office:value="0">
            <text:p>0</text:p>
          </table:table-cell>
          <table:table-cell office:value-type="float" office:value="2714447">
            <text:p>2714447</text:p>
          </table:table-cell>
          <table:table-cell office:value-type="float" office:value="42457">
            <text:p>42457</text:p>
          </table:table-cell>
          <table:table-cell office:value-type="float" office:value="1357224">
            <text:p>1357224</text:p>
          </table:table-cell>
          <table:table-cell office:value-type="float" office:value="0">
            <text:p>0</text:p>
          </table:table-cell>
          <table:table-cell office:value-type="float" office:value="904816">
            <text:p>904816</text:p>
          </table:table-cell>
          <table:table-cell office:value-type="float" office:value="0">
            <text:p>0</text:p>
          </table:table-cell>
          <table:table-cell office:value-type="float" office:value="904815">
            <text:p>904815</text:p>
          </table:table-cell>
          <table:table-cell office:value-type="float" office:value="2684465">
            <text:p>2684465</text:p>
          </table:table-cell>
          <table:table-cell office:value-type="float" office:value="452407">
            <text:p>452407</text:p>
          </table:table-cell>
          <table:table-cell office:value-type="float" office:value="631">
            <text:p>631</text:p>
          </table:table-cell>
          <table:table-cell office:value-type="float" office:value="1809631">
            <text:p>1809631</text:p>
          </table:table-cell>
          <table:table-cell office:value-type="float" office:value="2714447">
            <text:p>2714447</text:p>
          </table:table-cell>
          <table:table-cell office:value-type="float" office:value="14190673">
            <text:p>14190673</text:p>
          </table:table-cell>
          <table:table-cell office:value-type="float" office:value="48461913">
            <text:p>48461913</text:p>
          </table:table-cell>
          <table:table-cell office:value-type="float" office:value="15502929">
            <text:p>15502929</text:p>
          </table:table-cell>
          <table:table-cell office:value-type="float" office:value="1159667">
            <text:p>115966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2792238">
            <text:p>2792238</text:p>
          </table:table-cell>
          <table:table-cell office:value-type="float" office:value="38501">
            <text:p>38501</text:p>
          </table:table-cell>
          <table:table-cell office:value-type="float" office:value="3338242">
            <text:p>3338242</text:p>
          </table:table-cell>
          <table:table-cell office:value-type="float" office:value="9128842">
            <text:p>9128842</text:p>
          </table:table-cell>
          <table:table-cell office:value-type="float" office:value="2927952">
            <text:p>2927952</text:p>
          </table:table-cell>
          <table:table-cell table:number-columns-repeated="3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166915">
            <text:p>5166915</text:p>
          </table:table-cell>
          <table:table-cell table:number-columns-repeated="11" office:value-type="float" office:value="0">
            <text:p>0</text:p>
          </table:table-cell>
          <table:table-cell office:value-type="float" office:value="1253376">
            <text:p>1253376</text:p>
          </table:table-cell>
          <table:table-cell office:value-type="float" office:value="2911552">
            <text:p>2911552</text:p>
          </table:table-cell>
          <table:table-cell table:number-columns-repeated="4" office:value-type="float" office:value="0">
            <text:p>0</text:p>
          </table:table-cell>
          <table:table-cell office:value-type="float" office:value="3338242">
            <text:p>3338242</text:p>
          </table:table-cell>
          <table:table-cell office:value-type="float" office:value="0">
            <text:p>0</text:p>
          </table:table-cell>
          <table:table-cell office:value-type="float" office:value="3338242">
            <text:p>3338242</text:p>
          </table:table-cell>
          <table:table-cell office:value-type="float" office:value="52161">
            <text:p>52161</text:p>
          </table:table-cell>
          <table:table-cell office:value-type="float" office:value="1669121">
            <text:p>1669121</text:p>
          </table:table-cell>
          <table:table-cell office:value-type="float" office:value="0">
            <text:p>0</text:p>
          </table:table-cell>
          <table:table-cell office:value-type="float" office:value="1112747">
            <text:p>1112747</text:p>
          </table:table-cell>
          <table:table-cell office:value-type="float" office:value="0">
            <text:p>0</text:p>
          </table:table-cell>
          <table:table-cell office:value-type="float" office:value="1112748">
            <text:p>1112748</text:p>
          </table:table-cell>
          <table:table-cell office:value-type="float" office:value="3201087">
            <text:p>3201087</text:p>
          </table:table-cell>
          <table:table-cell office:value-type="float" office:value="556374">
            <text:p>556374</text:p>
          </table:table-cell>
          <table:table-cell office:value-type="float" office:value="549">
            <text:p>549</text:p>
          </table:table-cell>
          <table:table-cell office:value-type="float" office:value="2225495">
            <text:p>2225495</text:p>
          </table:table-cell>
          <table:table-cell office:value-type="float" office:value="3338242">
            <text:p>3338242</text:p>
          </table:table-cell>
          <table:table-cell office:value-type="float" office:value="14160155">
            <text:p>14160155</text:p>
          </table:table-cell>
          <table:table-cell office:value-type="float" office:value="47027587">
            <text:p>47027587</text:p>
          </table:table-cell>
          <table:table-cell office:value-type="float" office:value="16448974">
            <text:p>16448974</text:p>
          </table:table-cell>
          <table:table-cell office:value-type="float" office:value="1220702">
            <text:p>122070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2375615">
            <text:p>2375615</text:p>
          </table:table-cell>
          <table:table-cell office:value-type="float" office:value="33383">
            <text:p>33383</text:p>
          </table:table-cell>
          <table:table-cell office:value-type="float" office:value="2896979">
            <text:p>2896979</text:p>
          </table:table-cell>
          <table:table-cell office:value-type="float" office:value="7887333">
            <text:p>7887333</text:p>
          </table:table-cell>
          <table:table-cell office:value-type="float" office:value="2518731">
            <text:p>2518731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739594">
            <text:p>5739594</text:p>
          </table:table-cell>
          <table:table-cell table:number-columns-repeated="11" office:value-type="float" office:value="0">
            <text:p>0</text:p>
          </table:table-cell>
          <table:table-cell office:value-type="float" office:value="1392640">
            <text:p>1392640</text:p>
          </table:table-cell>
          <table:table-cell office:value-type="float" office:value="2622308">
            <text:p>2622308</text:p>
          </table:table-cell>
          <table:table-cell table:number-columns-repeated="4" office:value-type="float" office:value="0">
            <text:p>0</text:p>
          </table:table-cell>
          <table:table-cell office:value-type="float" office:value="2896979">
            <text:p>2896979</text:p>
          </table:table-cell>
          <table:table-cell office:value-type="float" office:value="0">
            <text:p>0</text:p>
          </table:table-cell>
          <table:table-cell office:value-type="float" office:value="2896979">
            <text:p>2896979</text:p>
          </table:table-cell>
          <table:table-cell office:value-type="float" office:value="45265">
            <text:p>45265</text:p>
          </table:table-cell>
          <table:table-cell office:value-type="float" office:value="1448489">
            <text:p>1448489</text:p>
          </table:table-cell>
          <table:table-cell office:value-type="float" office:value="0">
            <text:p>0</text:p>
          </table:table-cell>
          <table:table-cell office:value-type="float" office:value="965659">
            <text:p>965659</text:p>
          </table:table-cell>
          <table:table-cell office:value-type="float" office:value="0">
            <text:p>0</text:p>
          </table:table-cell>
          <table:table-cell office:value-type="float" office:value="965660">
            <text:p>965660</text:p>
          </table:table-cell>
          <table:table-cell office:value-type="float" office:value="2765069">
            <text:p>2765069</text:p>
          </table:table-cell>
          <table:table-cell office:value-type="float" office:value="482830">
            <text:p>482830</text:p>
          </table:table-cell>
          <table:table-cell office:value-type="float" office:value="591">
            <text:p>591</text:p>
          </table:table-cell>
          <table:table-cell office:value-type="float" office:value="1931319">
            <text:p>1931319</text:p>
          </table:table-cell>
          <table:table-cell office:value-type="float" office:value="2896979">
            <text:p>2896979</text:p>
          </table:table-cell>
          <table:table-cell office:value-type="float" office:value="14373779">
            <text:p>14373779</text:p>
          </table:table-cell>
          <table:table-cell office:value-type="float" office:value="47882080">
            <text:p>47882080</text:p>
          </table:table-cell>
          <table:table-cell office:value-type="float" office:value="15838622">
            <text:p>15838622</text:p>
          </table:table-cell>
          <table:table-cell office:value-type="float" office:value="1068114">
            <text:p>106811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2642906">
            <text:p>2642906</text:p>
          </table:table-cell>
          <table:table-cell office:value-type="float" office:value="35891">
            <text:p>35891</text:p>
          </table:table-cell>
          <table:table-cell office:value-type="float" office:value="3120332">
            <text:p>3120332</text:p>
          </table:table-cell>
          <table:table-cell office:value-type="float" office:value="8474409">
            <text:p>8474409</text:p>
          </table:table-cell>
          <table:table-cell office:value-type="float" office:value="2798597">
            <text:p>2798597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325610">
            <text:p>6325610</text:p>
          </table:table-cell>
          <table:table-cell table:number-columns-repeated="11" office:value-type="float" office:value="0">
            <text:p>0</text:p>
          </table:table-cell>
          <table:table-cell office:value-type="float" office:value="1531904">
            <text:p>1531904</text:p>
          </table:table-cell>
          <table:table-cell office:value-type="float" office:value="2926624">
            <text:p>2926624</text:p>
          </table:table-cell>
          <table:table-cell table:number-columns-repeated="4" office:value-type="float" office:value="0">
            <text:p>0</text:p>
          </table:table-cell>
          <table:table-cell office:value-type="float" office:value="3120332">
            <text:p>3120332</text:p>
          </table:table-cell>
          <table:table-cell office:value-type="float" office:value="0">
            <text:p>0</text:p>
          </table:table-cell>
          <table:table-cell office:value-type="float" office:value="3120332">
            <text:p>3120332</text:p>
          </table:table-cell>
          <table:table-cell office:value-type="float" office:value="49142">
            <text:p>49142</text:p>
          </table:table-cell>
          <table:table-cell office:value-type="float" office:value="1560166">
            <text:p>1560166</text:p>
          </table:table-cell>
          <table:table-cell office:value-type="float" office:value="0">
            <text:p>0</text:p>
          </table:table-cell>
          <table:table-cell office:value-type="float" office:value="1040110">
            <text:p>1040110</text:p>
          </table:table-cell>
          <table:table-cell office:value-type="float" office:value="0">
            <text:p>0</text:p>
          </table:table-cell>
          <table:table-cell office:value-type="float" office:value="1040111">
            <text:p>1040111</text:p>
          </table:table-cell>
          <table:table-cell office:value-type="float" office:value="3078868">
            <text:p>3078868</text:p>
          </table:table-cell>
          <table:table-cell office:value-type="float" office:value="520055">
            <text:p>520055</text:p>
          </table:table-cell>
          <table:table-cell office:value-type="float" office:value="480">
            <text:p>480</text:p>
          </table:table-cell>
          <table:table-cell office:value-type="float" office:value="2080222">
            <text:p>2080222</text:p>
          </table:table-cell>
          <table:table-cell office:value-type="float" office:value="3120332">
            <text:p>3120332</text:p>
          </table:table-cell>
          <table:table-cell office:value-type="float" office:value="14343261">
            <text:p>14343261</text:p>
          </table:table-cell>
          <table:table-cell office:value-type="float" office:value="48919677">
            <text:p>48919677</text:p>
          </table:table-cell>
          <table:table-cell office:value-type="float" office:value="16052245">
            <text:p>16052245</text:p>
          </table:table-cell>
          <table:table-cell office:value-type="float" office:value="1098632">
            <text:p>109863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3480903">
            <text:p>3480903</text:p>
          </table:table-cell>
          <table:table-cell office:value-type="float" office:value="46532">
            <text:p>46532</text:p>
          </table:table-cell>
          <table:table-cell office:value-type="float" office:value="4010746">
            <text:p>4010746</text:p>
          </table:table-cell>
          <table:table-cell office:value-type="float" office:value="11063484">
            <text:p>11063484</text:p>
          </table:table-cell>
          <table:table-cell office:value-type="float" office:value="3643878">
            <text:p>3643878</text:p>
          </table:table-cell>
          <table:table-cell table:number-columns-repeated="3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927767">
            <text:p>6927767</text:p>
          </table:table-cell>
          <table:table-cell table:number-columns-repeated="11" office:value-type="float" office:value="0">
            <text:p>0</text:p>
          </table:table-cell>
          <table:table-cell office:value-type="float" office:value="1671168">
            <text:p>1671168</text:p>
          </table:table-cell>
          <table:table-cell office:value-type="float" office:value="3666852">
            <text:p>3666852</text:p>
          </table:table-cell>
          <table:table-cell table:number-columns-repeated="4" office:value-type="float" office:value="0">
            <text:p>0</text:p>
          </table:table-cell>
          <table:table-cell office:value-type="float" office:value="4010746">
            <text:p>4010746</text:p>
          </table:table-cell>
          <table:table-cell office:value-type="float" office:value="0">
            <text:p>0</text:p>
          </table:table-cell>
          <table:table-cell office:value-type="float" office:value="4010746">
            <text:p>4010746</text:p>
          </table:table-cell>
          <table:table-cell office:value-type="float" office:value="62669">
            <text:p>62669</text:p>
          </table:table-cell>
          <table:table-cell office:value-type="float" office:value="2005373">
            <text:p>2005373</text:p>
          </table:table-cell>
          <table:table-cell office:value-type="float" office:value="0">
            <text:p>0</text:p>
          </table:table-cell>
          <table:table-cell office:value-type="float" office:value="1336916">
            <text:p>1336916</text:p>
          </table:table-cell>
          <table:table-cell office:value-type="float" office:value="0">
            <text:p>0</text:p>
          </table:table-cell>
          <table:table-cell office:value-type="float" office:value="1336915">
            <text:p>1336915</text:p>
          </table:table-cell>
          <table:table-cell office:value-type="float" office:value="3891139">
            <text:p>3891139</text:p>
          </table:table-cell>
          <table:table-cell office:value-type="float" office:value="668457">
            <text:p>668457</text:p>
          </table:table-cell>
          <table:table-cell office:value-type="float" office:value="550">
            <text:p>550</text:p>
          </table:table-cell>
          <table:table-cell office:value-type="float" office:value="2673831">
            <text:p>2673831</text:p>
          </table:table-cell>
          <table:table-cell office:value-type="float" office:value="4010746">
            <text:p>4010746</text:p>
          </table:table-cell>
          <table:table-cell office:value-type="float" office:value="17791747">
            <text:p>17791747</text:p>
          </table:table-cell>
          <table:table-cell office:value-type="float" office:value="59631347">
            <text:p>59631347</text:p>
          </table:table-cell>
          <table:table-cell office:value-type="float" office:value="17303466">
            <text:p>17303466</text:p>
          </table:table-cell>
          <table:table-cell office:value-type="float" office:value="1403808">
            <text:p>140380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3204528">
            <text:p>3204528</text:p>
          </table:table-cell>
          <table:table-cell office:value-type="float" office:value="43341">
            <text:p>43341</text:p>
          </table:table-cell>
          <table:table-cell office:value-type="float" office:value="3738792">
            <text:p>3738792</text:p>
          </table:table-cell>
          <table:table-cell office:value-type="float" office:value="10293994">
            <text:p>10293994</text:p>
          </table:table-cell>
          <table:table-cell office:value-type="float" office:value="3369422">
            <text:p>3369422</text:p>
          </table:table-cell>
          <table:table-cell table:number-columns-repeated="3"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494200">
            <text:p>7494200</text:p>
          </table:table-cell>
          <table:table-cell table:number-columns-repeated="11" office:value-type="float" office:value="0">
            <text:p>0</text:p>
          </table:table-cell>
          <table:table-cell office:value-type="float" office:value="1810432">
            <text:p>1810432</text:p>
          </table:table-cell>
          <table:table-cell office:value-type="float" office:value="3364016">
            <text:p>3364016</text:p>
          </table:table-cell>
          <table:table-cell table:number-columns-repeated="4" office:value-type="float" office:value="0">
            <text:p>0</text:p>
          </table:table-cell>
          <table:table-cell office:value-type="float" office:value="3738792">
            <text:p>3738792</text:p>
          </table:table-cell>
          <table:table-cell office:value-type="float" office:value="0">
            <text:p>0</text:p>
          </table:table-cell>
          <table:table-cell office:value-type="float" office:value="3738792">
            <text:p>3738792</text:p>
          </table:table-cell>
          <table:table-cell office:value-type="float" office:value="59354">
            <text:p>59354</text:p>
          </table:table-cell>
          <table:table-cell office:value-type="float" office:value="1869396">
            <text:p>1869396</text:p>
          </table:table-cell>
          <table:table-cell office:value-type="float" office:value="0">
            <text:p>0</text:p>
          </table:table-cell>
          <table:table-cell office:value-type="float" office:value="1246264">
            <text:p>1246264</text:p>
          </table:table-cell>
          <table:table-cell office:value-type="float" office:value="0">
            <text:p>0</text:p>
          </table:table-cell>
          <table:table-cell office:value-type="float" office:value="1246264">
            <text:p>1246264</text:p>
          </table:table-cell>
          <table:table-cell office:value-type="float" office:value="3737432">
            <text:p>3737432</text:p>
          </table:table-cell>
          <table:table-cell office:value-type="float" office:value="623132">
            <text:p>623132</text:p>
          </table:table-cell>
          <table:table-cell office:value-type="float" office:value="378">
            <text:p>378</text:p>
          </table:table-cell>
          <table:table-cell office:value-type="float" office:value="2492528">
            <text:p>2492528</text:p>
          </table:table-cell>
          <table:table-cell office:value-type="float" office:value="3738792">
            <text:p>3738792</text:p>
          </table:table-cell>
          <table:table-cell office:value-type="float" office:value="18066406">
            <text:p>18066406</text:p>
          </table:table-cell>
          <table:table-cell office:value-type="float" office:value="60302734">
            <text:p>60302734</text:p>
          </table:table-cell>
          <table:table-cell office:value-type="float" office:value="17242431">
            <text:p>17242431</text:p>
          </table:table-cell>
          <table:table-cell office:value-type="float" office:value="1403808">
            <text:p>140380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3725402">
            <text:p>3725402</text:p>
          </table:table-cell>
          <table:table-cell office:value-type="float" office:value="49624">
            <text:p>49624</text:p>
          </table:table-cell>
          <table:table-cell office:value-type="float" office:value="4286191">
            <text:p>4286191</text:p>
          </table:table-cell>
          <table:table-cell office:value-type="float" office:value="11809939">
            <text:p>11809939</text:p>
          </table:table-cell>
          <table:table-cell office:value-type="float" office:value="3906605">
            <text:p>3906605</text:p>
          </table:table-cell>
          <table:table-cell table:number-columns-repeated="3" office:value-type="float" office:value="0">
            <text:p>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071032">
            <text:p>8071032</text:p>
          </table:table-cell>
          <table:table-cell table:number-columns-repeated="11" office:value-type="float" office:value="0">
            <text:p>0</text:p>
          </table:table-cell>
          <table:table-cell office:value-type="float" office:value="1949696">
            <text:p>1949696</text:p>
          </table:table-cell>
          <table:table-cell office:value-type="float" office:value="4020076">
            <text:p>4020076</text:p>
          </table:table-cell>
          <table:table-cell table:number-columns-repeated="4" office:value-type="float" office:value="0">
            <text:p>0</text:p>
          </table:table-cell>
          <table:table-cell office:value-type="float" office:value="4286191">
            <text:p>4286191</text:p>
          </table:table-cell>
          <table:table-cell office:value-type="float" office:value="0">
            <text:p>0</text:p>
          </table:table-cell>
          <table:table-cell office:value-type="float" office:value="4286191">
            <text:p>4286191</text:p>
          </table:table-cell>
          <table:table-cell office:value-type="float" office:value="67675">
            <text:p>67675</text:p>
          </table:table-cell>
          <table:table-cell office:value-type="float" office:value="2143096">
            <text:p>2143096</text:p>
          </table:table-cell>
          <table:table-cell office:value-type="float" office:value="0">
            <text:p>0</text:p>
          </table:table-cell>
          <table:table-cell office:value-type="float" office:value="1428730">
            <text:p>1428730</text:p>
          </table:table-cell>
          <table:table-cell office:value-type="float" office:value="0">
            <text:p>0</text:p>
          </table:table-cell>
          <table:table-cell office:value-type="float" office:value="1428730">
            <text:p>1428730</text:p>
          </table:table-cell>
          <table:table-cell office:value-type="float" office:value="4263089">
            <text:p>4263089</text:p>
          </table:table-cell>
          <table:table-cell office:value-type="float" office:value="714365">
            <text:p>714365</text:p>
          </table:table-cell>
          <table:table-cell office:value-type="float" office:value="371">
            <text:p>371</text:p>
          </table:table-cell>
          <table:table-cell office:value-type="float" office:value="2857461">
            <text:p>2857461</text:p>
          </table:table-cell>
          <table:table-cell office:value-type="float" office:value="4286191">
            <text:p>4286191</text:p>
          </table:table-cell>
          <table:table-cell office:value-type="float" office:value="18096923">
            <text:p>18096923</text:p>
          </table:table-cell>
          <table:table-cell office:value-type="float" office:value="59783935">
            <text:p>59783935</text:p>
          </table:table-cell>
          <table:table-cell office:value-type="float" office:value="17547607">
            <text:p>17547607</text:p>
          </table:table-cell>
          <table:table-cell office:value-type="float" office:value="1312255">
            <text:p>131225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4438899">
            <text:p>4438899</text:p>
          </table:table-cell>
          <table:table-cell office:value-type="float" office:value="58752">
            <text:p>58752</text:p>
          </table:table-cell>
          <table:table-cell office:value-type="float" office:value="5084346">
            <text:p>5084346</text:p>
          </table:table-cell>
          <table:table-cell office:value-type="float" office:value="14013485">
            <text:p>14013485</text:p>
          </table:table-cell>
          <table:table-cell office:value-type="float" office:value="4657134">
            <text:p>4657134</text:p>
          </table:table-cell>
          <table:table-cell table:number-columns-repeated="3"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653324">
            <text:p>8653324</text:p>
          </table:table-cell>
          <table:table-cell table:number-columns-repeated="11" office:value-type="float" office:value="0">
            <text:p>0</text:p>
          </table:table-cell>
          <table:table-cell office:value-type="float" office:value="2088960">
            <text:p>2088960</text:p>
          </table:table-cell>
          <table:table-cell office:value-type="float" office:value="4750832">
            <text:p>4750832</text:p>
          </table:table-cell>
          <table:table-cell table:number-columns-repeated="4" office:value-type="float" office:value="0">
            <text:p>0</text:p>
          </table:table-cell>
          <table:table-cell office:value-type="float" office:value="5084346">
            <text:p>5084346</text:p>
          </table:table-cell>
          <table:table-cell office:value-type="float" office:value="0">
            <text:p>0</text:p>
          </table:table-cell>
          <table:table-cell office:value-type="float" office:value="5084346">
            <text:p>5084346</text:p>
          </table:table-cell>
          <table:table-cell office:value-type="float" office:value="79516">
            <text:p>79516</text:p>
          </table:table-cell>
          <table:table-cell office:value-type="float" office:value="2542173">
            <text:p>2542173</text:p>
          </table:table-cell>
          <table:table-cell office:value-type="float" office:value="0">
            <text:p>0</text:p>
          </table:table-cell>
          <table:table-cell office:value-type="float" office:value="1694782">
            <text:p>1694782</text:p>
          </table:table-cell>
          <table:table-cell office:value-type="float" office:value="0">
            <text:p>0</text:p>
          </table:table-cell>
          <table:table-cell office:value-type="float" office:value="1694782">
            <text:p>1694782</text:p>
          </table:table-cell>
          <table:table-cell office:value-type="float" office:value="4819443">
            <text:p>4819443</text:p>
          </table:table-cell>
          <table:table-cell office:value-type="float" office:value="847391">
            <text:p>847391</text:p>
          </table:table-cell>
          <table:table-cell office:value-type="float" office:value="379">
            <text:p>379</text:p>
          </table:table-cell>
          <table:table-cell office:value-type="float" office:value="3389565">
            <text:p>3389565</text:p>
          </table:table-cell>
          <table:table-cell office:value-type="float" office:value="5084346">
            <text:p>5084346</text:p>
          </table:table-cell>
          <table:table-cell office:value-type="float" office:value="21179198">
            <text:p>21179198</text:p>
          </table:table-cell>
          <table:table-cell office:value-type="float" office:value="70495605">
            <text:p>70495605</text:p>
          </table:table-cell>
          <table:table-cell office:value-type="float" office:value="17608642">
            <text:p>17608642</text:p>
          </table:table-cell>
          <table:table-cell office:value-type="float" office:value="1556396">
            <text:p>155639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3919651">
            <text:p>3919651</text:p>
          </table:table-cell>
          <table:table-cell office:value-type="float" office:value="52587">
            <text:p>52587</text:p>
          </table:table-cell>
          <table:table-cell office:value-type="float" office:value="4548045">
            <text:p>4548045</text:p>
          </table:table-cell>
          <table:table-cell office:value-type="float" office:value="12517292">
            <text:p>12517292</text:p>
          </table:table-cell>
          <table:table-cell office:value-type="float" office:value="4114414">
            <text:p>4114414</text:p>
          </table:table-cell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200579">
            <text:p>9200579</text:p>
          </table:table-cell>
          <table:table-cell table:number-columns-repeated="11" office:value-type="float" office:value="0">
            <text:p>0</text:p>
          </table:table-cell>
          <table:table-cell office:value-type="float" office:value="2228224">
            <text:p>2228224</text:p>
          </table:table-cell>
          <table:table-cell office:value-type="float" office:value="4256844">
            <text:p>4256844</text:p>
          </table:table-cell>
          <table:table-cell table:number-columns-repeated="4" office:value-type="float" office:value="0">
            <text:p>0</text:p>
          </table:table-cell>
          <table:table-cell office:value-type="float" office:value="4548045">
            <text:p>4548045</text:p>
          </table:table-cell>
          <table:table-cell office:value-type="float" office:value="0">
            <text:p>0</text:p>
          </table:table-cell>
          <table:table-cell office:value-type="float" office:value="4548045">
            <text:p>4548045</text:p>
          </table:table-cell>
          <table:table-cell office:value-type="float" office:value="71063">
            <text:p>71063</text:p>
          </table:table-cell>
          <table:table-cell office:value-type="float" office:value="2274022">
            <text:p>2274022</text:p>
          </table:table-cell>
          <table:table-cell office:value-type="float" office:value="0">
            <text:p>0</text:p>
          </table:table-cell>
          <table:table-cell office:value-type="float" office:value="1516015">
            <text:p>1516015</text:p>
          </table:table-cell>
          <table:table-cell office:value-type="float" office:value="0">
            <text:p>0</text:p>
          </table:table-cell>
          <table:table-cell office:value-type="float" office:value="1516014">
            <text:p>1516014</text:p>
          </table:table-cell>
          <table:table-cell office:value-type="float" office:value="4479794">
            <text:p>4479794</text:p>
          </table:table-cell>
          <table:table-cell office:value-type="float" office:value="758007">
            <text:p>758007</text:p>
          </table:table-cell>
          <table:table-cell office:value-type="float" office:value="2150157">
            <text:p>2150157</text:p>
          </table:table-cell>
          <table:table-cell office:value-type="float" office:value="3032030">
            <text:p>3032030</text:p>
          </table:table-cell>
          <table:table-cell office:value-type="float" office:value="4548045">
            <text:p>4548045</text:p>
          </table:table-cell>
          <table:table-cell office:value-type="float" office:value="18066405">
            <text:p>18066405</text:p>
          </table:table-cell>
          <table:table-cell office:value-type="float" office:value="60119628">
            <text:p>60119628</text:p>
          </table:table-cell>
          <table:table-cell office:value-type="float" office:value="17578124">
            <text:p>17578124</text:p>
          </table:table-cell>
          <table:table-cell office:value-type="float" office:value="1281738">
            <text:p>128173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6062392">
            <text:p>6062392</text:p>
          </table:table-cell>
          <table:table-cell office:value-type="float" office:value="78615">
            <text:p>78615</text:p>
          </table:table-cell>
          <table:table-cell office:value-type="float" office:value="6811566">
            <text:p>6811566</text:p>
          </table:table-cell>
          <table:table-cell office:value-type="float" office:value="18783234">
            <text:p>18783234</text:p>
          </table:table-cell>
          <table:table-cell office:value-type="float" office:value="6350532">
            <text:p>6350532</text:p>
          </table:table-cell>
          <table:table-cell table:number-columns-repeated="3" office:value-type="float" office:value="0">
            <text:p>0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792090">
            <text:p>9792090</text:p>
          </table:table-cell>
          <table:table-cell table:number-columns-repeated="11" office:value-type="float" office:value="0">
            <text:p>0</text:p>
          </table:table-cell>
          <table:table-cell office:value-type="float" office:value="2367488">
            <text:p>2367488</text:p>
          </table:table-cell>
          <table:table-cell office:value-type="float" office:value="6419976">
            <text:p>6419976</text:p>
          </table:table-cell>
          <table:table-cell table:number-columns-repeated="4" office:value-type="float" office:value="0">
            <text:p>0</text:p>
          </table:table-cell>
          <table:table-cell office:value-type="float" office:value="6811566">
            <text:p>6811566</text:p>
          </table:table-cell>
          <table:table-cell office:value-type="float" office:value="0">
            <text:p>0</text:p>
          </table:table-cell>
          <table:table-cell office:value-type="float" office:value="6811566">
            <text:p>6811566</text:p>
          </table:table-cell>
          <table:table-cell office:value-type="float" office:value="107149">
            <text:p>107149</text:p>
          </table:table-cell>
          <table:table-cell office:value-type="float" office:value="3405783">
            <text:p>3405783</text:p>
          </table:table-cell>
          <table:table-cell office:value-type="float" office:value="0">
            <text:p>0</text:p>
          </table:table-cell>
          <table:table-cell office:value-type="float" office:value="2270522">
            <text:p>2270522</text:p>
          </table:table-cell>
          <table:table-cell office:value-type="float" office:value="0">
            <text:p>0</text:p>
          </table:table-cell>
          <table:table-cell office:value-type="float" office:value="2270522">
            <text:p>2270522</text:p>
          </table:table-cell>
          <table:table-cell office:value-type="float" office:value="6629392">
            <text:p>6629392</text:p>
          </table:table-cell>
          <table:table-cell office:value-type="float" office:value="1135261">
            <text:p>1135261</text:p>
          </table:table-cell>
          <table:table-cell office:value-type="float" office:value="372">
            <text:p>372</text:p>
          </table:table-cell>
          <table:table-cell office:value-type="float" office:value="4541044">
            <text:p>4541044</text:p>
          </table:table-cell>
          <table:table-cell office:value-type="float" office:value="6811566">
            <text:p>6811566</text:p>
          </table:table-cell>
          <table:table-cell office:value-type="float" office:value="27557372">
            <text:p>27557372</text:p>
          </table:table-cell>
          <table:table-cell office:value-type="float" office:value="93383788">
            <text:p>93383788</text:p>
          </table:table-cell>
          <table:table-cell office:value-type="float" office:value="19470214">
            <text:p>19470214</text:p>
          </table:table-cell>
          <table:table-cell office:value-type="float" office:value="2044677">
            <text:p>204467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7895843">
            <text:p>7895843</text:p>
          </table:table-cell>
          <table:table-cell office:value-type="float" office:value="100259">
            <text:p>100259</text:p>
          </table:table-cell>
          <table:table-cell office:value-type="float" office:value="8689954">
            <text:p>8689954</text:p>
          </table:table-cell>
          <table:table-cell office:value-type="float" office:value="24046146">
            <text:p>24046146</text:p>
          </table:table-cell>
          <table:table-cell office:value-type="float" office:value="8259716">
            <text:p>8259716</text:p>
          </table:table-cell>
          <table:table-cell table:number-columns-repeated="3" office:value-type="float" office:value="0">
            <text:p>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419988">
            <text:p>10419988</text:p>
          </table:table-cell>
          <table:table-cell table:number-columns-repeated="11" office:value-type="float" office:value="0">
            <text:p>0</text:p>
          </table:table-cell>
          <table:table-cell office:value-type="float" office:value="2506752">
            <text:p>2506752</text:p>
          </table:table-cell>
          <table:table-cell office:value-type="float" office:value="8014156">
            <text:p>8014156</text:p>
          </table:table-cell>
          <table:table-cell table:number-columns-repeated="4" office:value-type="float" office:value="0">
            <text:p>0</text:p>
          </table:table-cell>
          <table:table-cell office:value-type="float" office:value="8689954">
            <text:p>8689954</text:p>
          </table:table-cell>
          <table:table-cell office:value-type="float" office:value="0">
            <text:p>0</text:p>
          </table:table-cell>
          <table:table-cell office:value-type="float" office:value="8689954">
            <text:p>8689954</text:p>
          </table:table-cell>
          <table:table-cell office:value-type="float" office:value="136092">
            <text:p>136092</text:p>
          </table:table-cell>
          <table:table-cell office:value-type="float" office:value="4344977">
            <text:p>4344977</text:p>
          </table:table-cell>
          <table:table-cell office:value-type="float" office:value="0">
            <text:p>0</text:p>
          </table:table-cell>
          <table:table-cell office:value-type="float" office:value="2896651">
            <text:p>2896651</text:p>
          </table:table-cell>
          <table:table-cell office:value-type="float" office:value="0">
            <text:p>0</text:p>
          </table:table-cell>
          <table:table-cell office:value-type="float" office:value="2896652">
            <text:p>2896652</text:p>
          </table:table-cell>
          <table:table-cell office:value-type="float" office:value="8555946">
            <text:p>8555946</text:p>
          </table:table-cell>
          <table:table-cell office:value-type="float" office:value="1448326">
            <text:p>1448326</text:p>
          </table:table-cell>
          <table:table-cell office:value-type="float" office:value="369">
            <text:p>369</text:p>
          </table:table-cell>
          <table:table-cell office:value-type="float" office:value="5793303">
            <text:p>5793303</text:p>
          </table:table-cell>
          <table:table-cell office:value-type="float" office:value="8689954">
            <text:p>8689954</text:p>
          </table:table-cell>
          <table:table-cell office:value-type="float" office:value="30578613">
            <text:p>30578613</text:p>
          </table:table-cell>
          <table:table-cell office:value-type="float" office:value="101257323">
            <text:p>101257323</text:p>
          </table:table-cell>
          <table:table-cell office:value-type="float" office:value="21118163">
            <text:p>21118163</text:p>
          </table:table-cell>
          <table:table-cell office:value-type="float" office:value="2075195">
            <text:p>207519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office:value-type="float" office:value="5889643">
            <text:p>5889643</text:p>
          </table:table-cell>
          <table:table-cell office:value-type="float" office:value="76032">
            <text:p>76032</text:p>
          </table:table-cell>
          <table:table-cell office:value-type="float" office:value="6601082">
            <text:p>6601082</text:p>
          </table:table-cell>
          <table:table-cell office:value-type="float" office:value="18204972">
            <text:p>18204972</text:p>
          </table:table-cell>
          <table:table-cell office:value-type="float" office:value="6180707">
            <text:p>6180707</text:p>
          </table:table-cell>
          <table:table-cell table:number-columns-repeated="3" office:value-type="float" office:value="0">
            <text:p>0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978868">
            <text:p>10978868</text:p>
          </table:table-cell>
          <table:table-cell table:number-columns-repeated="11" office:value-type="float" office:value="0">
            <text:p>0</text:p>
          </table:table-cell>
          <table:table-cell office:value-type="float" office:value="2646016">
            <text:p>2646016</text:p>
          </table:table-cell>
          <table:table-cell office:value-type="float" office:value="6734408">
            <text:p>6734408</text:p>
          </table:table-cell>
          <table:table-cell table:number-columns-repeated="4" office:value-type="float" office:value="0">
            <text:p>0</text:p>
          </table:table-cell>
          <table:table-cell office:value-type="float" office:value="6601082">
            <text:p>6601082</text:p>
          </table:table-cell>
          <table:table-cell office:value-type="float" office:value="0">
            <text:p>0</text:p>
          </table:table-cell>
          <table:table-cell office:value-type="float" office:value="6601082">
            <text:p>6601082</text:p>
          </table:table-cell>
          <table:table-cell office:value-type="float" office:value="103447">
            <text:p>103447</text:p>
          </table:table-cell>
          <table:table-cell office:value-type="float" office:value="3300541">
            <text:p>3300541</text:p>
          </table:table-cell>
          <table:table-cell office:value-type="float" office:value="0">
            <text:p>0</text:p>
          </table:table-cell>
          <table:table-cell office:value-type="float" office:value="2200361">
            <text:p>2200361</text:p>
          </table:table-cell>
          <table:table-cell office:value-type="float" office:value="0">
            <text:p>0</text:p>
          </table:table-cell>
          <table:table-cell office:value-type="float" office:value="2200361">
            <text:p>2200361</text:p>
          </table:table-cell>
          <table:table-cell office:value-type="float" office:value="6248448">
            <text:p>6248448</text:p>
          </table:table-cell>
          <table:table-cell office:value-type="float" office:value="1100180">
            <text:p>1100180</text:p>
          </table:table-cell>
          <table:table-cell office:value-type="float" office:value="362">
            <text:p>362</text:p>
          </table:table-cell>
          <table:table-cell office:value-type="float" office:value="4400722">
            <text:p>4400722</text:p>
          </table:table-cell>
          <table:table-cell office:value-type="float" office:value="6601082">
            <text:p>6601082</text:p>
          </table:table-cell>
          <table:table-cell office:value-type="float" office:value="26794433">
            <text:p>26794433</text:p>
          </table:table-cell>
          <table:table-cell office:value-type="float" office:value="94146728">
            <text:p>94146728</text:p>
          </table:table-cell>
          <table:table-cell office:value-type="float" office:value="19134521">
            <text:p>19134521</text:p>
          </table:table-cell>
          <table:table-cell office:value-type="float" office:value="2075195">
            <text:p>207519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float" office:value="5943226">
            <text:p>5943226</text:p>
          </table:table-cell>
          <table:table-cell office:value-type="float" office:value="76865">
            <text:p>76865</text:p>
          </table:table-cell>
          <table:table-cell office:value-type="float" office:value="6655620">
            <text:p>6655620</text:p>
          </table:table-cell>
          <table:table-cell office:value-type="float" office:value="18381960">
            <text:p>18381960</text:p>
          </table:table-cell>
          <table:table-cell office:value-type="float" office:value="6220683">
            <text:p>6220683</text:p>
          </table:table-cell>
          <table:table-cell table:number-columns-repeated="3"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533852">
            <text:p>11533852</text:p>
          </table:table-cell>
          <table:table-cell table:number-columns-repeated="11" office:value-type="float" office:value="0">
            <text:p>0</text:p>
          </table:table-cell>
          <table:table-cell office:value-type="float" office:value="2785280">
            <text:p>2785280</text:p>
          </table:table-cell>
          <table:table-cell office:value-type="float" office:value="5794996">
            <text:p>5794996</text:p>
          </table:table-cell>
          <table:table-cell table:number-columns-repeated="4" office:value-type="float" office:value="0">
            <text:p>0</text:p>
          </table:table-cell>
          <table:table-cell office:value-type="float" office:value="6655620">
            <text:p>6655620</text:p>
          </table:table-cell>
          <table:table-cell office:value-type="float" office:value="0">
            <text:p>0</text:p>
          </table:table-cell>
          <table:table-cell office:value-type="float" office:value="6655620">
            <text:p>6655620</text:p>
          </table:table-cell>
          <table:table-cell office:value-type="float" office:value="103995">
            <text:p>103995</text:p>
          </table:table-cell>
          <table:table-cell office:value-type="float" office:value="3327810">
            <text:p>3327810</text:p>
          </table:table-cell>
          <table:table-cell office:value-type="float" office:value="0">
            <text:p>0</text:p>
          </table:table-cell>
          <table:table-cell office:value-type="float" office:value="2218540">
            <text:p>2218540</text:p>
          </table:table-cell>
          <table:table-cell office:value-type="float" office:value="0">
            <text:p>0</text:p>
          </table:table-cell>
          <table:table-cell office:value-type="float" office:value="2218540">
            <text:p>2218540</text:p>
          </table:table-cell>
          <table:table-cell office:value-type="float" office:value="6373142">
            <text:p>6373142</text:p>
          </table:table-cell>
          <table:table-cell office:value-type="float" office:value="1109270">
            <text:p>1109270</text:p>
          </table:table-cell>
          <table:table-cell office:value-type="float" office:value="3014579">
            <text:p>3014579</text:p>
          </table:table-cell>
          <table:table-cell office:value-type="float" office:value="4437080">
            <text:p>4437080</text:p>
          </table:table-cell>
          <table:table-cell office:value-type="float" office:value="6655620">
            <text:p>6655620</text:p>
          </table:table-cell>
          <table:table-cell office:value-type="float" office:value="25573730">
            <text:p>25573730</text:p>
          </table:table-cell>
          <table:table-cell office:value-type="float" office:value="84625243">
            <text:p>84625243</text:p>
          </table:table-cell>
          <table:table-cell office:value-type="float" office:value="19226074">
            <text:p>19226074</text:p>
          </table:table-cell>
          <table:table-cell office:value-type="float" office:value="1892089">
            <text:p>189208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office:value-type="float" office:value="6172392">
            <text:p>6172392</text:p>
          </table:table-cell>
          <table:table-cell office:value-type="float" office:value="79734">
            <text:p>79734</text:p>
          </table:table-cell>
          <table:table-cell office:value-type="float" office:value="6898083">
            <text:p>6898083</text:p>
          </table:table-cell>
          <table:table-cell office:value-type="float" office:value="19087081">
            <text:p>19087081</text:p>
          </table:table-cell>
          <table:table-cell office:value-type="float" office:value="6453982">
            <text:p>6453982</text:p>
          </table:table-cell>
          <table:table-cell table:number-columns-repeated="3" office:value-type="float" office:value="0">
            <text:p>0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2069529">
            <text:p>12069529</text:p>
          </table:table-cell>
          <table:table-cell table:number-columns-repeated="11" office:value-type="float" office:value="0">
            <text:p>0</text:p>
          </table:table-cell>
          <table:table-cell office:value-type="float" office:value="2924544">
            <text:p>2924544</text:p>
          </table:table-cell>
          <table:table-cell office:value-type="float" office:value="6907252">
            <text:p>6907252</text:p>
          </table:table-cell>
          <table:table-cell table:number-columns-repeated="4" office:value-type="float" office:value="0">
            <text:p>0</text:p>
          </table:table-cell>
          <table:table-cell office:value-type="float" office:value="6898083">
            <text:p>6898083</text:p>
          </table:table-cell>
          <table:table-cell office:value-type="float" office:value="0">
            <text:p>0</text:p>
          </table:table-cell>
          <table:table-cell office:value-type="float" office:value="6898083">
            <text:p>6898083</text:p>
          </table:table-cell>
          <table:table-cell office:value-type="float" office:value="107783">
            <text:p>107783</text:p>
          </table:table-cell>
          <table:table-cell office:value-type="float" office:value="3449041">
            <text:p>3449041</text:p>
          </table:table-cell>
          <table:table-cell office:value-type="float" office:value="0">
            <text:p>0</text:p>
          </table:table-cell>
          <table:table-cell office:value-type="float" office:value="2299361">
            <text:p>2299361</text:p>
          </table:table-cell>
          <table:table-cell office:value-type="float" office:value="0">
            <text:p>0</text:p>
          </table:table-cell>
          <table:table-cell office:value-type="float" office:value="2299361">
            <text:p>2299361</text:p>
          </table:table-cell>
          <table:table-cell office:value-type="float" office:value="6760436">
            <text:p>6760436</text:p>
          </table:table-cell>
          <table:table-cell office:value-type="float" office:value="1149680">
            <text:p>1149680</text:p>
          </table:table-cell>
          <table:table-cell office:value-type="float" office:value="349">
            <text:p>349</text:p>
          </table:table-cell>
          <table:table-cell office:value-type="float" office:value="4598723">
            <text:p>4598723</text:p>
          </table:table-cell>
          <table:table-cell office:value-type="float" office:value="6898083">
            <text:p>6898083</text:p>
          </table:table-cell>
          <table:table-cell office:value-type="float" office:value="28137206">
            <text:p>28137206</text:p>
          </table:table-cell>
          <table:table-cell office:value-type="float" office:value="93322753">
            <text:p>93322753</text:p>
          </table:table-cell>
          <table:table-cell office:value-type="float" office:value="19073485">
            <text:p>19073485</text:p>
          </table:table-cell>
          <table:table-cell office:value-type="float" office:value="1953125">
            <text:p>195312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office:value-type="float" office:value="6537390">
            <text:p>6537390</text:p>
          </table:table-cell>
          <table:table-cell office:value-type="float" office:value="83647">
            <text:p>83647</text:p>
          </table:table-cell>
          <table:table-cell office:value-type="float" office:value="7250741">
            <text:p>7250741</text:p>
          </table:table-cell>
          <table:table-cell office:value-type="float" office:value="20034600">
            <text:p>20034600</text:p>
          </table:table-cell>
          <table:table-cell office:value-type="float" office:value="6844343">
            <text:p>6844343</text:p>
          </table:table-cell>
          <table:table-cell table:number-columns-repeated="3" office:value-type="float" office:value="0">
            <text:p>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2690302">
            <text:p>12690302</text:p>
          </table:table-cell>
          <table:table-cell table:number-columns-repeated="11" office:value-type="float" office:value="0">
            <text:p>0</text:p>
          </table:table-cell>
          <table:table-cell office:value-type="float" office:value="3063808">
            <text:p>3063808</text:p>
          </table:table-cell>
          <table:table-cell office:value-type="float" office:value="6986808">
            <text:p>6986808</text:p>
          </table:table-cell>
          <table:table-cell table:number-columns-repeated="4" office:value-type="float" office:value="0">
            <text:p>0</text:p>
          </table:table-cell>
          <table:table-cell office:value-type="float" office:value="7250741">
            <text:p>7250741</text:p>
          </table:table-cell>
          <table:table-cell office:value-type="float" office:value="0">
            <text:p>0</text:p>
          </table:table-cell>
          <table:table-cell office:value-type="float" office:value="7250741">
            <text:p>7250741</text:p>
          </table:table-cell>
          <table:table-cell office:value-type="float" office:value="113623">
            <text:p>113623</text:p>
          </table:table-cell>
          <table:table-cell office:value-type="float" office:value="3625370">
            <text:p>3625370</text:p>
          </table:table-cell>
          <table:table-cell office:value-type="float" office:value="0">
            <text:p>0</text:p>
          </table:table-cell>
          <table:table-cell office:value-type="float" office:value="2416913">
            <text:p>2416913</text:p>
          </table:table-cell>
          <table:table-cell office:value-type="float" office:value="0">
            <text:p>0</text:p>
          </table:table-cell>
          <table:table-cell office:value-type="float" office:value="2416913">
            <text:p>2416913</text:p>
          </table:table-cell>
          <table:table-cell office:value-type="float" office:value="7200409">
            <text:p>7200409</text:p>
          </table:table-cell>
          <table:table-cell office:value-type="float" office:value="1208457">
            <text:p>1208457</text:p>
          </table:table-cell>
          <table:table-cell office:value-type="float" office:value="362">
            <text:p>362</text:p>
          </table:table-cell>
          <table:table-cell office:value-type="float" office:value="4833827">
            <text:p>4833827</text:p>
          </table:table-cell>
          <table:table-cell office:value-type="float" office:value="7250741">
            <text:p>7250741</text:p>
          </table:table-cell>
          <table:table-cell office:value-type="float" office:value="28778076">
            <text:p>28778076</text:p>
          </table:table-cell>
          <table:table-cell office:value-type="float" office:value="95672607">
            <text:p>95672607</text:p>
          </table:table-cell>
          <table:table-cell office:value-type="float" office:value="19287109">
            <text:p>19287109</text:p>
          </table:table-cell>
          <table:table-cell office:value-type="float" office:value="2136230">
            <text:p>213623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office:value-type="float" office:value="7122597">
            <text:p>7122597</text:p>
          </table:table-cell>
          <table:table-cell office:value-type="float" office:value="89974">
            <text:p>89974</text:p>
          </table:table-cell>
          <table:table-cell office:value-type="float" office:value="7767662">
            <text:p>7767662</text:p>
          </table:table-cell>
          <table:table-cell office:value-type="float" office:value="21535934">
            <text:p>21535934</text:p>
          </table:table-cell>
          <table:table-cell office:value-type="float" office:value="7419115">
            <text:p>7419115</text:p>
          </table:table-cell>
          <table:table-cell table:number-columns-repeated="3" office:value-type="float" office:value="0">
            <text:p>0</text:p>
          </table:table-cell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3253217">
            <text:p>13253217</text:p>
          </table:table-cell>
          <table:table-cell table:number-columns-repeated="11" office:value-type="float" office:value="0">
            <text:p>0</text:p>
          </table:table-cell>
          <table:table-cell office:value-type="float" office:value="3203072">
            <text:p>3203072</text:p>
          </table:table-cell>
          <table:table-cell office:value-type="float" office:value="7791484">
            <text:p>7791484</text:p>
          </table:table-cell>
          <table:table-cell table:number-columns-repeated="4" office:value-type="float" office:value="0">
            <text:p>0</text:p>
          </table:table-cell>
          <table:table-cell office:value-type="float" office:value="7767662">
            <text:p>7767662</text:p>
          </table:table-cell>
          <table:table-cell office:value-type="float" office:value="0">
            <text:p>0</text:p>
          </table:table-cell>
          <table:table-cell office:value-type="float" office:value="7767662">
            <text:p>7767662</text:p>
          </table:table-cell>
          <table:table-cell office:value-type="float" office:value="121692">
            <text:p>121692</text:p>
          </table:table-cell>
          <table:table-cell office:value-type="float" office:value="3883831">
            <text:p>3883831</text:p>
          </table:table-cell>
          <table:table-cell office:value-type="float" office:value="0">
            <text:p>0</text:p>
          </table:table-cell>
          <table:table-cell office:value-type="float" office:value="2589221">
            <text:p>2589221</text:p>
          </table:table-cell>
          <table:table-cell office:value-type="float" office:value="0">
            <text:p>0</text:p>
          </table:table-cell>
          <table:table-cell office:value-type="float" office:value="2589221">
            <text:p>2589221</text:p>
          </table:table-cell>
          <table:table-cell office:value-type="float" office:value="7321534">
            <text:p>7321534</text:p>
          </table:table-cell>
          <table:table-cell office:value-type="float" office:value="1294610">
            <text:p>1294610</text:p>
          </table:table-cell>
          <table:table-cell office:value-type="float" office:value="373">
            <text:p>373</text:p>
          </table:table-cell>
          <table:table-cell office:value-type="float" office:value="5178441">
            <text:p>5178441</text:p>
          </table:table-cell>
          <table:table-cell office:value-type="float" office:value="7767662">
            <text:p>7767662</text:p>
          </table:table-cell>
          <table:table-cell office:value-type="float" office:value="28839111">
            <text:p>28839111</text:p>
          </table:table-cell>
          <table:table-cell office:value-type="float" office:value="96099853">
            <text:p>96099853</text:p>
          </table:table-cell>
          <table:table-cell office:value-type="float" office:value="20477294">
            <text:p>20477294</text:p>
          </table:table-cell>
          <table:table-cell office:value-type="float" office:value="2044677">
            <text:p>204467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7422221">
            <text:p>7422221</text:p>
          </table:table-cell>
          <table:table-cell office:value-type="float" office:value="93981">
            <text:p>93981</text:p>
          </table:table-cell>
          <table:table-cell office:value-type="float" office:value="8147591">
            <text:p>8147591</text:p>
          </table:table-cell>
          <table:table-cell office:value-type="float" office:value="22540743">
            <text:p>22540743</text:p>
          </table:table-cell>
          <table:table-cell office:value-type="float" office:value="7767175">
            <text:p>7767175</text:p>
          </table:table-cell>
          <table:table-cell table:number-columns-repeated="3" office:value-type="float" office:value="0">
            <text:p>0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3861876">
            <text:p>13861876</text:p>
          </table:table-cell>
          <table:table-cell table:number-columns-repeated="11" office:value-type="float" office:value="0">
            <text:p>0</text:p>
          </table:table-cell>
          <table:table-cell office:value-type="float" office:value="3342336">
            <text:p>3342336</text:p>
          </table:table-cell>
          <table:table-cell office:value-type="float" office:value="7941412">
            <text:p>7941412</text:p>
          </table:table-cell>
          <table:table-cell table:number-columns-repeated="4" office:value-type="float" office:value="0">
            <text:p>0</text:p>
          </table:table-cell>
          <table:table-cell office:value-type="float" office:value="8147591">
            <text:p>8147591</text:p>
          </table:table-cell>
          <table:table-cell office:value-type="float" office:value="0">
            <text:p>0</text:p>
          </table:table-cell>
          <table:table-cell office:value-type="float" office:value="8147591">
            <text:p>8147591</text:p>
          </table:table-cell>
          <table:table-cell office:value-type="float" office:value="127307">
            <text:p>127307</text:p>
          </table:table-cell>
          <table:table-cell office:value-type="float" office:value="4073795">
            <text:p>4073795</text:p>
          </table:table-cell>
          <table:table-cell office:value-type="float" office:value="0">
            <text:p>0</text:p>
          </table:table-cell>
          <table:table-cell office:value-type="float" office:value="2715863">
            <text:p>2715863</text:p>
          </table:table-cell>
          <table:table-cell office:value-type="float" office:value="0">
            <text:p>0</text:p>
          </table:table-cell>
          <table:table-cell office:value-type="float" office:value="2715864">
            <text:p>2715864</text:p>
          </table:table-cell>
          <table:table-cell office:value-type="float" office:value="7846164">
            <text:p>7846164</text:p>
          </table:table-cell>
          <table:table-cell office:value-type="float" office:value="1357932">
            <text:p>1357932</text:p>
          </table:table-cell>
          <table:table-cell office:value-type="float" office:value="369">
            <text:p>369</text:p>
          </table:table-cell>
          <table:table-cell office:value-type="float" office:value="5431727">
            <text:p>5431727</text:p>
          </table:table-cell>
          <table:table-cell office:value-type="float" office:value="8147591">
            <text:p>8147591</text:p>
          </table:table-cell>
          <table:table-cell office:value-type="float" office:value="31738281">
            <text:p>31738281</text:p>
          </table:table-cell>
          <table:table-cell office:value-type="float" office:value="105987548">
            <text:p>105987548</text:p>
          </table:table-cell>
          <table:table-cell office:value-type="float" office:value="20568847">
            <text:p>20568847</text:p>
          </table:table-cell>
          <table:table-cell office:value-type="float" office:value="2258300">
            <text:p>225830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7741678">
            <text:p>7741678</text:p>
          </table:table-cell>
          <table:table-cell office:value-type="float" office:value="98371">
            <text:p>98371</text:p>
          </table:table-cell>
          <table:table-cell office:value-type="float" office:value="8517657">
            <text:p>8517657</text:p>
          </table:table-cell>
          <table:table-cell office:value-type="float" office:value="23599200">
            <text:p>23599200</text:p>
          </table:table-cell>
          <table:table-cell office:value-type="float" office:value="8090532">
            <text:p>8090532</text:p>
          </table:table-cell>
          <table:table-cell table:number-columns-repeated="3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401394">
            <text:p>14401394</text:p>
          </table:table-cell>
          <table:table-cell table:number-columns-repeated="11" office:value-type="float" office:value="0">
            <text:p>0</text:p>
          </table:table-cell>
          <table:table-cell office:value-type="float" office:value="3481600">
            <text:p>3481600</text:p>
          </table:table-cell>
          <table:table-cell office:value-type="float" office:value="8095132">
            <text:p>8095132</text:p>
          </table:table-cell>
          <table:table-cell table:number-columns-repeated="4" office:value-type="float" office:value="0">
            <text:p>0</text:p>
          </table:table-cell>
          <table:table-cell office:value-type="float" office:value="8517657">
            <text:p>8517657</text:p>
          </table:table-cell>
          <table:table-cell office:value-type="float" office:value="0">
            <text:p>0</text:p>
          </table:table-cell>
          <table:table-cell office:value-type="float" office:value="8517657">
            <text:p>8517657</text:p>
          </table:table-cell>
          <table:table-cell office:value-type="float" office:value="133089">
            <text:p>133089</text:p>
          </table:table-cell>
          <table:table-cell office:value-type="float" office:value="4258828">
            <text:p>4258828</text:p>
          </table:table-cell>
          <table:table-cell office:value-type="float" office:value="0">
            <text:p>0</text:p>
          </table:table-cell>
          <table:table-cell office:value-type="float" office:value="2839219">
            <text:p>2839219</text:p>
          </table:table-cell>
          <table:table-cell office:value-type="float" office:value="0">
            <text:p>0</text:p>
          </table:table-cell>
          <table:table-cell office:value-type="float" office:value="2839219">
            <text:p>2839219</text:p>
          </table:table-cell>
          <table:table-cell office:value-type="float" office:value="8367790">
            <text:p>8367790</text:p>
          </table:table-cell>
          <table:table-cell office:value-type="float" office:value="1419610">
            <text:p>1419610</text:p>
          </table:table-cell>
          <table:table-cell office:value-type="float" office:value="509">
            <text:p>509</text:p>
          </table:table-cell>
          <table:table-cell office:value-type="float" office:value="5678438">
            <text:p>5678438</text:p>
          </table:table-cell>
          <table:table-cell office:value-type="float" office:value="8517657">
            <text:p>8517657</text:p>
          </table:table-cell>
          <table:table-cell office:value-type="float" office:value="32653808">
            <text:p>32653808</text:p>
          </table:table-cell>
          <table:table-cell office:value-type="float" office:value="106414794">
            <text:p>106414794</text:p>
          </table:table-cell>
          <table:table-cell office:value-type="float" office:value="20996093">
            <text:p>20996093</text:p>
          </table:table-cell>
          <table:table-cell office:value-type="float" office:value="2319335">
            <text:p>231933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7879926">
            <text:p>7879926</text:p>
          </table:table-cell>
          <table:table-cell office:value-type="float" office:value="100458">
            <text:p>100458</text:p>
          </table:table-cell>
          <table:table-cell office:value-type="float" office:value="8695662">
            <text:p>8695662</text:p>
          </table:table-cell>
          <table:table-cell office:value-type="float" office:value="23860367">
            <text:p>23860367</text:p>
          </table:table-cell>
          <table:table-cell office:value-type="float" office:value="8269108">
            <text:p>8269108</text:p>
          </table:table-cell>
          <table:table-cell table:number-columns-repeated="3" office:value-type="float" office:value="0">
            <text:p>0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975974">
            <text:p>14975974</text:p>
          </table:table-cell>
          <table:table-cell table:number-columns-repeated="11" office:value-type="float" office:value="0">
            <text:p>0</text:p>
          </table:table-cell>
          <table:table-cell office:value-type="float" office:value="3620864">
            <text:p>3620864</text:p>
          </table:table-cell>
          <table:table-cell office:value-type="float" office:value="8261052">
            <text:p>8261052</text:p>
          </table:table-cell>
          <table:table-cell table:number-columns-repeated="4" office:value-type="float" office:value="0">
            <text:p>0</text:p>
          </table:table-cell>
          <table:table-cell office:value-type="float" office:value="8695662">
            <text:p>8695662</text:p>
          </table:table-cell>
          <table:table-cell office:value-type="float" office:value="0">
            <text:p>0</text:p>
          </table:table-cell>
          <table:table-cell office:value-type="float" office:value="8695662">
            <text:p>8695662</text:p>
          </table:table-cell>
          <table:table-cell office:value-type="float" office:value="136295">
            <text:p>136295</text:p>
          </table:table-cell>
          <table:table-cell office:value-type="float" office:value="4347831">
            <text:p>4347831</text:p>
          </table:table-cell>
          <table:table-cell office:value-type="float" office:value="0">
            <text:p>0</text:p>
          </table:table-cell>
          <table:table-cell office:value-type="float" office:value="2898554">
            <text:p>2898554</text:p>
          </table:table-cell>
          <table:table-cell office:value-type="float" office:value="0">
            <text:p>0</text:p>
          </table:table-cell>
          <table:table-cell office:value-type="float" office:value="2898554">
            <text:p>2898554</text:p>
          </table:table-cell>
          <table:table-cell office:value-type="float" office:value="8542078">
            <text:p>8542078</text:p>
          </table:table-cell>
          <table:table-cell office:value-type="float" office:value="1449277">
            <text:p>1449277</text:p>
          </table:table-cell>
          <table:table-cell office:value-type="float" office:value="1635">
            <text:p>1635</text:p>
          </table:table-cell>
          <table:table-cell office:value-type="float" office:value="5797108">
            <text:p>5797108</text:p>
          </table:table-cell>
          <table:table-cell office:value-type="float" office:value="8695662">
            <text:p>8695662</text:p>
          </table:table-cell>
          <table:table-cell office:value-type="float" office:value="32562255">
            <text:p>32562255</text:p>
          </table:table-cell>
          <table:table-cell office:value-type="float" office:value="107849120">
            <text:p>107849120</text:p>
          </table:table-cell>
          <table:table-cell office:value-type="float" office:value="20812987">
            <text:p>20812987</text:p>
          </table:table-cell>
          <table:table-cell office:value-type="float" office:value="2227782">
            <text:p>222778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office:value-type="float" office:value="8293842">
            <text:p>8293842</text:p>
          </table:table-cell>
          <table:table-cell office:value-type="float" office:value="105169">
            <text:p>105169</text:p>
          </table:table-cell>
          <table:table-cell office:value-type="float" office:value="9109654">
            <text:p>9109654</text:p>
          </table:table-cell>
          <table:table-cell office:value-type="float" office:value="25240036">
            <text:p>25240036</text:p>
          </table:table-cell>
          <table:table-cell office:value-type="float" office:value="8668478">
            <text:p>8668478</text:p>
          </table:table-cell>
          <table:table-cell table:number-columns-repeated="3" office:value-type="float" office:value="0">
            <text:p>0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5560619">
            <text:p>15560619</text:p>
          </table:table-cell>
          <table:table-cell table:number-columns-repeated="11" office:value-type="float" office:value="0">
            <text:p>0</text:p>
          </table:table-cell>
          <table:table-cell office:value-type="float" office:value="3760128">
            <text:p>3760128</text:p>
          </table:table-cell>
          <table:table-cell office:value-type="float" office:value="8884560">
            <text:p>8884560</text:p>
          </table:table-cell>
          <table:table-cell table:number-columns-repeated="4" office:value-type="float" office:value="0">
            <text:p>0</text:p>
          </table:table-cell>
          <table:table-cell office:value-type="float" office:value="9109654">
            <text:p>9109654</text:p>
          </table:table-cell>
          <table:table-cell office:value-type="float" office:value="0">
            <text:p>0</text:p>
          </table:table-cell>
          <table:table-cell office:value-type="float" office:value="9109654">
            <text:p>9109654</text:p>
          </table:table-cell>
          <table:table-cell office:value-type="float" office:value="142640">
            <text:p>142640</text:p>
          </table:table-cell>
          <table:table-cell office:value-type="float" office:value="4554827">
            <text:p>4554827</text:p>
          </table:table-cell>
          <table:table-cell office:value-type="float" office:value="0">
            <text:p>0</text:p>
          </table:table-cell>
          <table:table-cell office:value-type="float" office:value="3036551">
            <text:p>3036551</text:p>
          </table:table-cell>
          <table:table-cell office:value-type="float" office:value="0">
            <text:p>0</text:p>
          </table:table-cell>
          <table:table-cell office:value-type="float" office:value="3036551">
            <text:p>3036551</text:p>
          </table:table-cell>
          <table:table-cell office:value-type="float" office:value="9109654">
            <text:p>9109654</text:p>
          </table:table-cell>
          <table:table-cell office:value-type="float" office:value="1518275">
            <text:p>1518275</text:p>
          </table:table-cell>
          <table:table-cell office:value-type="float" office:value="380">
            <text:p>380</text:p>
          </table:table-cell>
          <table:table-cell office:value-type="float" office:value="6073103">
            <text:p>6073103</text:p>
          </table:table-cell>
          <table:table-cell office:value-type="float" office:value="9109654">
            <text:p>9109654</text:p>
          </table:table-cell>
          <table:table-cell office:value-type="float" office:value="35491943">
            <text:p>35491943</text:p>
          </table:table-cell>
          <table:table-cell office:value-type="float" office:value="117645263">
            <text:p>117645263</text:p>
          </table:table-cell>
          <table:table-cell office:value-type="float" office:value="21453857">
            <text:p>21453857</text:p>
          </table:table-cell>
          <table:table-cell office:value-type="float" office:value="2502441">
            <text:p>250244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office:value-type="float" office:value="8485717">
            <text:p>8485717</text:p>
          </table:table-cell>
          <table:table-cell office:value-type="float" office:value="107260">
            <text:p>107260</text:p>
          </table:table-cell>
          <table:table-cell office:value-type="float" office:value="9299624">
            <text:p>9299624</text:p>
          </table:table-cell>
          <table:table-cell office:value-type="float" office:value="25753470">
            <text:p>25753470</text:p>
          </table:table-cell>
          <table:table-cell office:value-type="float" office:value="8876278">
            <text:p>8876278</text:p>
          </table:table-cell>
          <table:table-cell table:number-columns-repeated="3" office:value-type="float" office:value="0">
            <text:p>0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6135286">
            <text:p>16135286</text:p>
          </table:table-cell>
          <table:table-cell table:number-columns-repeated="11" office:value-type="float" office:value="0">
            <text:p>0</text:p>
          </table:table-cell>
          <table:table-cell office:value-type="float" office:value="3899392">
            <text:p>3899392</text:p>
          </table:table-cell>
          <table:table-cell office:value-type="float" office:value="9407640">
            <text:p>9407640</text:p>
          </table:table-cell>
          <table:table-cell table:number-columns-repeated="4" office:value-type="float" office:value="0">
            <text:p>0</text:p>
          </table:table-cell>
          <table:table-cell office:value-type="float" office:value="9299624">
            <text:p>9299624</text:p>
          </table:table-cell>
          <table:table-cell office:value-type="float" office:value="0">
            <text:p>0</text:p>
          </table:table-cell>
          <table:table-cell office:value-type="float" office:value="9299624">
            <text:p>9299624</text:p>
          </table:table-cell>
          <table:table-cell office:value-type="float" office:value="145662">
            <text:p>145662</text:p>
          </table:table-cell>
          <table:table-cell office:value-type="float" office:value="4649812">
            <text:p>4649812</text:p>
          </table:table-cell>
          <table:table-cell office:value-type="float" office:value="0">
            <text:p>0</text:p>
          </table:table-cell>
          <table:table-cell office:value-type="float" office:value="3099874">
            <text:p>3099874</text:p>
          </table:table-cell>
          <table:table-cell office:value-type="float" office:value="0">
            <text:p>0</text:p>
          </table:table-cell>
          <table:table-cell office:value-type="float" office:value="3099874">
            <text:p>3099874</text:p>
          </table:table-cell>
          <table:table-cell office:value-type="float" office:value="9066058">
            <text:p>9066058</text:p>
          </table:table-cell>
          <table:table-cell office:value-type="float" office:value="1549937">
            <text:p>1549937</text:p>
          </table:table-cell>
          <table:table-cell office:value-type="float" office:value="373">
            <text:p>373</text:p>
          </table:table-cell>
          <table:table-cell office:value-type="float" office:value="6199749">
            <text:p>6199749</text:p>
          </table:table-cell>
          <table:table-cell office:value-type="float" office:value="9299624">
            <text:p>9299624</text:p>
          </table:table-cell>
          <table:table-cell office:value-type="float" office:value="35675048">
            <text:p>35675048</text:p>
          </table:table-cell>
          <table:table-cell office:value-type="float" office:value="117004394">
            <text:p>117004394</text:p>
          </table:table-cell>
          <table:table-cell office:value-type="float" office:value="21270751">
            <text:p>21270751</text:p>
          </table:table-cell>
          <table:table-cell office:value-type="float" office:value="2532958">
            <text:p>253295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float" office:value="8591133">
            <text:p>8591133</text:p>
          </table:table-cell>
          <table:table-cell office:value-type="float" office:value="108605">
            <text:p>108605</text:p>
          </table:table-cell>
          <table:table-cell office:value-type="float" office:value="9423547">
            <text:p>9423547</text:p>
          </table:table-cell>
          <table:table-cell office:value-type="float" office:value="26057393">
            <text:p>26057393</text:p>
          </table:table-cell>
          <table:table-cell office:value-type="float" office:value="8991118">
            <text:p>8991118</text:p>
          </table:table-cell>
          <table:table-cell table:number-columns-repeated="3" office:value-type="float" office:value="0">
            <text:p>0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6712717">
            <text:p>16712717</text:p>
          </table:table-cell>
          <table:table-cell table:number-columns-repeated="11" office:value-type="float" office:value="0">
            <text:p>0</text:p>
          </table:table-cell>
          <table:table-cell office:value-type="float" office:value="4038656">
            <text:p>4038656</text:p>
          </table:table-cell>
          <table:table-cell office:value-type="float" office:value="8513184">
            <text:p>8513184</text:p>
          </table:table-cell>
          <table:table-cell table:number-columns-repeated="4" office:value-type="float" office:value="0">
            <text:p>0</text:p>
          </table:table-cell>
          <table:table-cell office:value-type="float" office:value="9423547">
            <text:p>9423547</text:p>
          </table:table-cell>
          <table:table-cell office:value-type="float" office:value="0">
            <text:p>0</text:p>
          </table:table-cell>
          <table:table-cell office:value-type="float" office:value="9423547">
            <text:p>9423547</text:p>
          </table:table-cell>
          <table:table-cell office:value-type="float" office:value="147243">
            <text:p>147243</text:p>
          </table:table-cell>
          <table:table-cell office:value-type="float" office:value="4711773">
            <text:p>4711773</text:p>
          </table:table-cell>
          <table:table-cell office:value-type="float" office:value="0">
            <text:p>0</text:p>
          </table:table-cell>
          <table:table-cell office:value-type="float" office:value="3141182">
            <text:p>3141182</text:p>
          </table:table-cell>
          <table:table-cell office:value-type="float" office:value="0">
            <text:p>0</text:p>
          </table:table-cell>
          <table:table-cell office:value-type="float" office:value="3141182">
            <text:p>3141182</text:p>
          </table:table-cell>
          <table:table-cell office:value-type="float" office:value="9423547">
            <text:p>9423547</text:p>
          </table:table-cell>
          <table:table-cell office:value-type="float" office:value="1570591">
            <text:p>1570591</text:p>
          </table:table-cell>
          <table:table-cell office:value-type="float" office:value="386">
            <text:p>386</text:p>
          </table:table-cell>
          <table:table-cell office:value-type="float" office:value="6282364">
            <text:p>6282364</text:p>
          </table:table-cell>
          <table:table-cell office:value-type="float" office:value="9423547">
            <text:p>9423547</text:p>
          </table:table-cell>
          <table:table-cell office:value-type="float" office:value="35339355">
            <text:p>35339355</text:p>
          </table:table-cell>
          <table:table-cell office:value-type="float" office:value="115753173">
            <text:p>115753173</text:p>
          </table:table-cell>
          <table:table-cell office:value-type="float" office:value="20996093">
            <text:p>20996093</text:p>
          </table:table-cell>
          <table:table-cell office:value-type="float" office:value="2410888">
            <text:p>241088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8786298">
            <text:p>8786298</text:p>
          </table:table-cell>
          <table:table-cell office:value-type="float" office:value="109982">
            <text:p>109982</text:p>
          </table:table-cell>
          <table:table-cell office:value-type="float" office:value="9518475">
            <text:p>9518475</text:p>
          </table:table-cell>
          <table:table-cell office:value-type="float" office:value="26406914">
            <text:p>26406914</text:p>
          </table:table-cell>
          <table:table-cell office:value-type="float" office:value="9166093">
            <text:p>9166093</text:p>
          </table:table-cell>
          <table:table-cell table:number-columns-repeated="3" office:value-type="float" office:value="0">
            <text:p>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7241259">
            <text:p>17241259</text:p>
          </table:table-cell>
          <table:table-cell table:number-columns-repeated="11" office:value-type="float" office:value="0">
            <text:p>0</text:p>
          </table:table-cell>
          <table:table-cell office:value-type="float" office:value="4177920">
            <text:p>4177920</text:p>
          </table:table-cell>
          <table:table-cell office:value-type="float" office:value="8999348">
            <text:p>8999348</text:p>
          </table:table-cell>
          <table:table-cell table:number-columns-repeated="4" office:value-type="float" office:value="0">
            <text:p>0</text:p>
          </table:table-cell>
          <table:table-cell office:value-type="float" office:value="9518475">
            <text:p>9518475</text:p>
          </table:table-cell>
          <table:table-cell office:value-type="float" office:value="0">
            <text:p>0</text:p>
          </table:table-cell>
          <table:table-cell office:value-type="float" office:value="9518475">
            <text:p>9518475</text:p>
          </table:table-cell>
          <table:table-cell office:value-type="float" office:value="149047">
            <text:p>149047</text:p>
          </table:table-cell>
          <table:table-cell office:value-type="float" office:value="4759238">
            <text:p>4759238</text:p>
          </table:table-cell>
          <table:table-cell office:value-type="float" office:value="0">
            <text:p>0</text:p>
          </table:table-cell>
          <table:table-cell office:value-type="float" office:value="3172825">
            <text:p>3172825</text:p>
          </table:table-cell>
          <table:table-cell office:value-type="float" office:value="0">
            <text:p>0</text:p>
          </table:table-cell>
          <table:table-cell office:value-type="float" office:value="3172825">
            <text:p>3172825</text:p>
          </table:table-cell>
          <table:table-cell office:value-type="float" office:value="9518475">
            <text:p>9518475</text:p>
          </table:table-cell>
          <table:table-cell office:value-type="float" office:value="1586412">
            <text:p>1586412</text:p>
          </table:table-cell>
          <table:table-cell office:value-type="float" office:value="385">
            <text:p>385</text:p>
          </table:table-cell>
          <table:table-cell office:value-type="float" office:value="6345650">
            <text:p>6345650</text:p>
          </table:table-cell>
          <table:table-cell office:value-type="float" office:value="9518475">
            <text:p>9518475</text:p>
          </table:table-cell>
          <table:table-cell office:value-type="float" office:value="36193847">
            <text:p>36193847</text:p>
          </table:table-cell>
          <table:table-cell office:value-type="float" office:value="117950439">
            <text:p>117950439</text:p>
          </table:table-cell>
          <table:table-cell office:value-type="float" office:value="21667480">
            <text:p>21667480</text:p>
          </table:table-cell>
          <table:table-cell office:value-type="float" office:value="2502441">
            <text:p>250244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8625549">
            <text:p>8625549</text:p>
          </table:table-cell>
          <table:table-cell office:value-type="float" office:value="108968">
            <text:p>108968</text:p>
          </table:table-cell>
          <table:table-cell office:value-type="float" office:value="9402207">
            <text:p>9402207</text:p>
          </table:table-cell>
          <table:table-cell office:value-type="float" office:value="26162571">
            <text:p>26162571</text:p>
          </table:table-cell>
          <table:table-cell office:value-type="float" office:value="8976404">
            <text:p>8976404</text:p>
          </table:table-cell>
          <table:table-cell table:number-columns-repeated="3" office:value-type="float" office:value="0">
            <text:p>0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7867727">
            <text:p>17867727</text:p>
          </table:table-cell>
          <table:table-cell table:number-columns-repeated="11" office:value-type="float" office:value="0">
            <text:p>0</text:p>
          </table:table-cell>
          <table:table-cell office:value-type="float" office:value="4317184">
            <text:p>4317184</text:p>
          </table:table-cell>
          <table:table-cell office:value-type="float" office:value="9508960">
            <text:p>9508960</text:p>
          </table:table-cell>
          <table:table-cell table:number-columns-repeated="4" office:value-type="float" office:value="0">
            <text:p>0</text:p>
          </table:table-cell>
          <table:table-cell office:value-type="float" office:value="9402207">
            <text:p>9402207</text:p>
          </table:table-cell>
          <table:table-cell office:value-type="float" office:value="0">
            <text:p>0</text:p>
          </table:table-cell>
          <table:table-cell office:value-type="float" office:value="9402207">
            <text:p>9402207</text:p>
          </table:table-cell>
          <table:table-cell office:value-type="float" office:value="146913">
            <text:p>146913</text:p>
          </table:table-cell>
          <table:table-cell office:value-type="float" office:value="4701103">
            <text:p>4701103</text:p>
          </table:table-cell>
          <table:table-cell office:value-type="float" office:value="0">
            <text:p>0</text:p>
          </table:table-cell>
          <table:table-cell office:value-type="float" office:value="3134069">
            <text:p>3134069</text:p>
          </table:table-cell>
          <table:table-cell office:value-type="float" office:value="0">
            <text:p>0</text:p>
          </table:table-cell>
          <table:table-cell office:value-type="float" office:value="3134069">
            <text:p>3134069</text:p>
          </table:table-cell>
          <table:table-cell office:value-type="float" office:value="9270613">
            <text:p>9270613</text:p>
          </table:table-cell>
          <table:table-cell office:value-type="float" office:value="1567034">
            <text:p>1567034</text:p>
          </table:table-cell>
          <table:table-cell office:value-type="float" office:value="9028699">
            <text:p>9028699</text:p>
          </table:table-cell>
          <table:table-cell office:value-type="float" office:value="6268138">
            <text:p>6268138</text:p>
          </table:table-cell>
          <table:table-cell office:value-type="float" office:value="9402207">
            <text:p>9402207</text:p>
          </table:table-cell>
          <table:table-cell office:value-type="float" office:value="35766601">
            <text:p>35766601</text:p>
          </table:table-cell>
          <table:table-cell office:value-type="float" office:value="117858886">
            <text:p>117858886</text:p>
          </table:table-cell>
          <table:table-cell office:value-type="float" office:value="21728515">
            <text:p>21728515</text:p>
          </table:table-cell>
          <table:table-cell office:value-type="float" office:value="2441406">
            <text:p>244140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8389509">
            <text:p>8389509</text:p>
          </table:table-cell>
          <table:table-cell office:value-type="float" office:value="106144">
            <text:p>106144</text:p>
          </table:table-cell>
          <table:table-cell office:value-type="float" office:value="9204326">
            <text:p>9204326</text:p>
          </table:table-cell>
          <table:table-cell office:value-type="float" office:value="25478140">
            <text:p>25478140</text:p>
          </table:table-cell>
          <table:table-cell office:value-type="float" office:value="8777313">
            <text:p>8777313</text:p>
          </table:table-cell>
          <table:table-cell table:number-columns-repeated="3"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8447387">
            <text:p>18447387</text:p>
          </table:table-cell>
          <table:table-cell table:number-columns-repeated="11" office:value-type="float" office:value="0">
            <text:p>0</text:p>
          </table:table-cell>
          <table:table-cell office:value-type="float" office:value="4456448">
            <text:p>4456448</text:p>
          </table:table-cell>
          <table:table-cell office:value-type="float" office:value="8837576">
            <text:p>8837576</text:p>
          </table:table-cell>
          <table:table-cell table:number-columns-repeated="4" office:value-type="float" office:value="0">
            <text:p>0</text:p>
          </table:table-cell>
          <table:table-cell office:value-type="float" office:value="9204326">
            <text:p>9204326</text:p>
          </table:table-cell>
          <table:table-cell office:value-type="float" office:value="0">
            <text:p>0</text:p>
          </table:table-cell>
          <table:table-cell office:value-type="float" office:value="9204326">
            <text:p>9204326</text:p>
          </table:table-cell>
          <table:table-cell office:value-type="float" office:value="144287">
            <text:p>144287</text:p>
          </table:table-cell>
          <table:table-cell office:value-type="float" office:value="4602163">
            <text:p>4602163</text:p>
          </table:table-cell>
          <table:table-cell office:value-type="float" office:value="0">
            <text:p>0</text:p>
          </table:table-cell>
          <table:table-cell office:value-type="float" office:value="3068109">
            <text:p>3068109</text:p>
          </table:table-cell>
          <table:table-cell office:value-type="float" office:value="0">
            <text:p>0</text:p>
          </table:table-cell>
          <table:table-cell office:value-type="float" office:value="3068108">
            <text:p>3068108</text:p>
          </table:table-cell>
          <table:table-cell office:value-type="float" office:value="9113900">
            <text:p>9113900</text:p>
          </table:table-cell>
          <table:table-cell office:value-type="float" office:value="1534054">
            <text:p>1534054</text:p>
          </table:table-cell>
          <table:table-cell office:value-type="float" office:value="1208">
            <text:p>1208</text:p>
          </table:table-cell>
          <table:table-cell office:value-type="float" office:value="6136217">
            <text:p>6136217</text:p>
          </table:table-cell>
          <table:table-cell office:value-type="float" office:value="9204326">
            <text:p>9204326</text:p>
          </table:table-cell>
          <table:table-cell office:value-type="float" office:value="37414550">
            <text:p>37414550</text:p>
          </table:table-cell>
          <table:table-cell office:value-type="float" office:value="122650146">
            <text:p>122650146</text:p>
          </table:table-cell>
          <table:table-cell office:value-type="float" office:value="22460937">
            <text:p>22460937</text:p>
          </table:table-cell>
          <table:table-cell office:value-type="float" office:value="2563476">
            <text:p>256347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12272284">
            <text:p>12272284</text:p>
          </table:table-cell>
          <table:table-cell office:value-type="float" office:value="152834">
            <text:p>152834</text:p>
          </table:table-cell>
          <table:table-cell office:value-type="float" office:value="13247939">
            <text:p>13247939</text:p>
          </table:table-cell>
          <table:table-cell office:value-type="float" office:value="36781684">
            <text:p>36781684</text:p>
          </table:table-cell>
          <table:table-cell office:value-type="float" office:value="12806761">
            <text:p>12806761</text:p>
          </table:table-cell>
          <table:table-cell table:number-columns-repeated="3" office:value-type="float" office:value="0">
            <text:p>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6947822">
            <text:p>36947822</text:p>
          </table:table-cell>
          <table:table-cell table:number-columns-repeated="11" office:value-type="float" office:value="0">
            <text:p>0</text:p>
          </table:table-cell>
          <table:table-cell office:value-type="float" office:value="8912896">
            <text:p>8912896</text:p>
          </table:table-cell>
          <table:table-cell office:value-type="float" office:value="12699124">
            <text:p>12699124</text:p>
          </table:table-cell>
          <table:table-cell table:number-columns-repeated="4" office:value-type="float" office:value="0">
            <text:p>0</text:p>
          </table:table-cell>
          <table:table-cell office:value-type="float" office:value="13247939">
            <text:p>13247939</text:p>
          </table:table-cell>
          <table:table-cell office:value-type="float" office:value="0">
            <text:p>0</text:p>
          </table:table-cell>
          <table:table-cell office:value-type="float" office:value="13247939">
            <text:p>13247939</text:p>
          </table:table-cell>
          <table:table-cell office:value-type="float" office:value="207001">
            <text:p>207001</text:p>
          </table:table-cell>
          <table:table-cell office:value-type="float" office:value="6623969">
            <text:p>6623969</text:p>
          </table:table-cell>
          <table:table-cell office:value-type="float" office:value="0">
            <text:p>0</text:p>
          </table:table-cell>
          <table:table-cell office:value-type="float" office:value="4415980">
            <text:p>4415980</text:p>
          </table:table-cell>
          <table:table-cell office:value-type="float" office:value="0">
            <text:p>0</text:p>
          </table:table-cell>
          <table:table-cell office:value-type="float" office:value="4415980">
            <text:p>4415980</text:p>
          </table:table-cell>
          <table:table-cell office:value-type="float" office:value="13247939">
            <text:p>13247939</text:p>
          </table:table-cell>
          <table:table-cell office:value-type="float" office:value="2207990">
            <text:p>2207990</text:p>
          </table:table-cell>
          <table:table-cell office:value-type="float" office:value="390">
            <text:p>390</text:p>
          </table:table-cell>
          <table:table-cell office:value-type="float" office:value="8831959">
            <text:p>8831959</text:p>
          </table:table-cell>
          <table:table-cell office:value-type="float" office:value="13247939">
            <text:p>13247939</text:p>
          </table:table-cell>
          <table:table-cell office:value-type="float" office:value="50659179">
            <text:p>50659179</text:p>
          </table:table-cell>
          <table:table-cell office:value-type="float" office:value="171417236">
            <text:p>171417236</text:p>
          </table:table-cell>
          <table:table-cell office:value-type="float" office:value="25177001">
            <text:p>25177001</text:p>
          </table:table-cell>
          <table:table-cell office:value-type="float" office:value="3417968">
            <text:p>341796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19495464">
            <text:p>19495464</text:p>
          </table:table-cell>
          <table:table-cell office:value-type="float" office:value="239885">
            <text:p>239885</text:p>
          </table:table-cell>
          <table:table-cell office:value-type="float" office:value="20801707">
            <text:p>20801707</text:p>
          </table:table-cell>
          <table:table-cell office:value-type="float" office:value="57799839">
            <text:p>57799839</text:p>
          </table:table-cell>
          <table:table-cell office:value-type="float" office:value="20334860">
            <text:p>20334860</text:p>
          </table:table-cell>
          <table:table-cell table:number-columns-repeated="3" office:value-type="float" office:value="0">
            <text:p>0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3745852">
            <text:p>73745852</text:p>
          </table:table-cell>
          <table:table-cell table:number-columns-repeated="11" office:value-type="float" office:value="0">
            <text:p>0</text:p>
          </table:table-cell>
          <table:table-cell office:value-type="float" office:value="17825792">
            <text:p>17825792</text:p>
          </table:table-cell>
          <table:table-cell office:value-type="float" office:value="20825192">
            <text:p>20825192</text:p>
          </table:table-cell>
          <table:table-cell table:number-columns-repeated="4" office:value-type="float" office:value="0">
            <text:p>0</text:p>
          </table:table-cell>
          <table:table-cell office:value-type="float" office:value="20801707">
            <text:p>20801707</text:p>
          </table:table-cell>
          <table:table-cell office:value-type="float" office:value="0">
            <text:p>0</text:p>
          </table:table-cell>
          <table:table-cell office:value-type="float" office:value="20801707">
            <text:p>20801707</text:p>
          </table:table-cell>
          <table:table-cell office:value-type="float" office:value="325340">
            <text:p>325340</text:p>
          </table:table-cell>
          <table:table-cell office:value-type="float" office:value="10400854">
            <text:p>10400854</text:p>
          </table:table-cell>
          <table:table-cell office:value-type="float" office:value="0">
            <text:p>0</text:p>
          </table:table-cell>
          <table:table-cell office:value-type="float" office:value="6933902">
            <text:p>6933902</text:p>
          </table:table-cell>
          <table:table-cell office:value-type="float" office:value="0">
            <text:p>0</text:p>
          </table:table-cell>
          <table:table-cell office:value-type="float" office:value="6933902">
            <text:p>6933902</text:p>
          </table:table-cell>
          <table:table-cell office:value-type="float" office:value="20437747">
            <text:p>20437747</text:p>
          </table:table-cell>
          <table:table-cell office:value-type="float" office:value="3466951">
            <text:p>3466951</text:p>
          </table:table-cell>
          <table:table-cell office:value-type="float" office:value="438">
            <text:p>438</text:p>
          </table:table-cell>
          <table:table-cell office:value-type="float" office:value="13867805">
            <text:p>13867805</text:p>
          </table:table-cell>
          <table:table-cell office:value-type="float" office:value="20801707">
            <text:p>20801707</text:p>
          </table:table-cell>
          <table:table-cell office:value-type="float" office:value="83251952">
            <text:p>83251952</text:p>
          </table:table-cell>
          <table:table-cell office:value-type="float" office:value="274383544">
            <text:p>274383544</text:p>
          </table:table-cell>
          <table:table-cell office:value-type="float" office:value="32287597">
            <text:p>32287597</text:p>
          </table:table-cell>
          <table:table-cell office:value-type="float" office:value="5340575">
            <text:p>534057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table:number-columns-repeated="2" office:value-type="float" office:value="256">
            <text:p>256</text:p>
          </table:table-cell>
          <table:table-cell office:value-type="float" office:value="31385042">
            <text:p>31385042</text:p>
          </table:table-cell>
          <table:table-cell office:value-type="float" office:value="382193">
            <text:p>382193</text:p>
          </table:table-cell>
          <table:table-cell office:value-type="float" office:value="33120505">
            <text:p>33120505</text:p>
          </table:table-cell>
          <table:table-cell office:value-type="float" office:value="92280807">
            <text:p>92280807</text:p>
          </table:table-cell>
          <table:table-cell office:value-type="float" office:value="32685236">
            <text:p>32685236</text:p>
          </table:table-cell>
          <table:table-cell table:number-columns-repeated="3" office:value-type="float" office:value="0">
            <text:p>0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7341796">
            <text:p>147341796</text:p>
          </table:table-cell>
          <table:table-cell table:number-columns-repeated="11" office:value-type="float" office:value="0">
            <text:p>0</text:p>
          </table:table-cell>
          <table:table-cell office:value-type="float" office:value="35651584">
            <text:p>35651584</text:p>
          </table:table-cell>
          <table:table-cell office:value-type="float" office:value="32911400">
            <text:p>32911400</text:p>
          </table:table-cell>
          <table:table-cell table:number-columns-repeated="4" office:value-type="float" office:value="0">
            <text:p>0</text:p>
          </table:table-cell>
          <table:table-cell office:value-type="float" office:value="33120505">
            <text:p>33120505</text:p>
          </table:table-cell>
          <table:table-cell office:value-type="float" office:value="0">
            <text:p>0</text:p>
          </table:table-cell>
          <table:table-cell office:value-type="float" office:value="33120505">
            <text:p>33120505</text:p>
          </table:table-cell>
          <table:table-cell office:value-type="float" office:value="517512">
            <text:p>517512</text:p>
          </table:table-cell>
          <table:table-cell office:value-type="float" office:value="16560253">
            <text:p>16560253</text:p>
          </table:table-cell>
          <table:table-cell office:value-type="float" office:value="0">
            <text:p>0</text:p>
          </table:table-cell>
          <table:table-cell office:value-type="float" office:value="11040168">
            <text:p>11040168</text:p>
          </table:table-cell>
          <table:table-cell office:value-type="float" office:value="0">
            <text:p>0</text:p>
          </table:table-cell>
          <table:table-cell office:value-type="float" office:value="11040168">
            <text:p>11040168</text:p>
          </table:table-cell>
          <table:table-cell office:value-type="float" office:value="33037439">
            <text:p>33037439</text:p>
          </table:table-cell>
          <table:table-cell office:value-type="float" office:value="5520084">
            <text:p>5520084</text:p>
          </table:table-cell>
          <table:table-cell office:value-type="float" office:value="1624">
            <text:p>1624</text:p>
          </table:table-cell>
          <table:table-cell office:value-type="float" office:value="22080337">
            <text:p>22080337</text:p>
          </table:table-cell>
          <table:table-cell office:value-type="float" office:value="33120505">
            <text:p>33120505</text:p>
          </table:table-cell>
          <table:table-cell office:value-type="float" office:value="132019042">
            <text:p>132019042</text:p>
          </table:table-cell>
          <table:table-cell office:value-type="float" office:value="447845458">
            <text:p>447845458</text:p>
          </table:table-cell>
          <table:table-cell office:value-type="float" office:value="43395995">
            <text:p>43395995</text:p>
          </table:table-cell>
          <table:table-cell office:value-type="float" office:value="8026122">
            <text:p>802612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office:value-type="float" office:value="54640783">
            <text:p>54640783</text:p>
          </table:table-cell>
          <table:table-cell office:value-type="float" office:value="660919">
            <text:p>660919</text:p>
          </table:table-cell>
          <table:table-cell office:value-type="float" office:value="57317228">
            <text:p>57317228</text:p>
          </table:table-cell>
          <table:table-cell office:value-type="float" office:value="159733521">
            <text:p>159733521</text:p>
          </table:table-cell>
          <table:table-cell office:value-type="float" office:value="56889684">
            <text:p>56889684</text:p>
          </table:table-cell>
          <table:table-cell table:number-columns-repeated="3" office:value-type="float" office:value="0">
            <text:p>0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94573396">
            <text:p>294573396</text:p>
          </table:table-cell>
          <table:table-cell table:number-columns-repeated="11" office:value-type="float" office:value="0">
            <text:p>0</text:p>
          </table:table-cell>
          <table:table-cell office:value-type="float" office:value="71303168">
            <text:p>71303168</text:p>
          </table:table-cell>
          <table:table-cell table:number-columns-repeated="5" office:value-type="float" office:value="0">
            <text:p>0</text:p>
          </table:table-cell>
          <table:table-cell office:value-type="float" office:value="57317228">
            <text:p>57317228</text:p>
          </table:table-cell>
          <table:table-cell office:value-type="float" office:value="0">
            <text:p>0</text:p>
          </table:table-cell>
          <table:table-cell office:value-type="float" office:value="57317228">
            <text:p>57317228</text:p>
          </table:table-cell>
          <table:table-cell office:value-type="float" office:value="895588">
            <text:p>895588</text:p>
          </table:table-cell>
          <table:table-cell office:value-type="float" office:value="28658613">
            <text:p>28658613</text:p>
          </table:table-cell>
          <table:table-cell office:value-type="float" office:value="0">
            <text:p>0</text:p>
          </table:table-cell>
          <table:table-cell office:value-type="float" office:value="19105742">
            <text:p>19105742</text:p>
          </table:table-cell>
          <table:table-cell office:value-type="float" office:value="0">
            <text:p>0</text:p>
          </table:table-cell>
          <table:table-cell office:value-type="float" office:value="19105743">
            <text:p>19105743</text:p>
          </table:table-cell>
          <table:table-cell office:value-type="float" office:value="57184310">
            <text:p>57184310</text:p>
          </table:table-cell>
          <table:table-cell office:value-type="float" office:value="9552871">
            <text:p>9552871</text:p>
          </table:table-cell>
          <table:table-cell office:value-type="float" office:value="56003933">
            <text:p>56003933</text:p>
          </table:table-cell>
          <table:table-cell office:value-type="float" office:value="38211486">
            <text:p>38211486</text:p>
          </table:table-cell>
          <table:table-cell office:value-type="float" office:value="57317228">
            <text:p>57317228</text:p>
          </table:table-cell>
          <table:table-cell office:value-type="float" office:value="228179931">
            <text:p>228179931</text:p>
          </table:table-cell>
          <table:table-cell office:value-type="float" office:value="787536620">
            <text:p>787536620</text:p>
          </table:table-cell>
          <table:table-cell office:value-type="float" office:value="61065673">
            <text:p>61065673</text:p>
          </table:table-cell>
          <table:table-cell office:value-type="float" office:value="13183593">
            <text:p>1318359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office:value-type="float" office:value="101538967">
            <text:p>101538967</text:p>
          </table:table-cell>
          <table:table-cell office:value-type="float" office:value="1224118">
            <text:p>1224118</text:p>
          </table:table-cell>
          <table:table-cell office:value-type="float" office:value="106221165">
            <text:p>106221165</text:p>
          </table:table-cell>
          <table:table-cell office:value-type="float" office:value="296011368">
            <text:p>296011368</text:p>
          </table:table-cell>
          <table:table-cell office:value-type="float" office:value="105779226">
            <text:p>105779226</text:p>
          </table:table-cell>
          <table:table-cell table:number-columns-repeated="3" office:value-type="float" office:value="0">
            <text:p>0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89022408">
            <text:p>589022408</text:p>
          </table:table-cell>
          <table:table-cell table:number-columns-repeated="11" office:value-type="float" office:value="0">
            <text:p>0</text:p>
          </table:table-cell>
          <table:table-cell office:value-type="float" office:value="142606336">
            <text:p>142606336</text:p>
          </table:table-cell>
          <table:table-cell office:value-type="float" office:value="105141160">
            <text:p>105141160</text:p>
          </table:table-cell>
          <table:table-cell table:number-columns-repeated="4" office:value-type="float" office:value="0">
            <text:p>0</text:p>
          </table:table-cell>
          <table:table-cell office:value-type="float" office:value="106221165">
            <text:p>106221165</text:p>
          </table:table-cell>
          <table:table-cell office:value-type="float" office:value="0">
            <text:p>0</text:p>
          </table:table-cell>
          <table:table-cell office:value-type="float" office:value="106221165">
            <text:p>106221165</text:p>
          </table:table-cell>
          <table:table-cell office:value-type="float" office:value="1659719">
            <text:p>1659719</text:p>
          </table:table-cell>
          <table:table-cell office:value-type="float" office:value="53110582">
            <text:p>53110582</text:p>
          </table:table-cell>
          <table:table-cell office:value-type="float" office:value="0">
            <text:p>0</text:p>
          </table:table-cell>
          <table:table-cell office:value-type="float" office:value="35407054">
            <text:p>35407054</text:p>
          </table:table-cell>
          <table:table-cell office:value-type="float" office:value="0">
            <text:p>0</text:p>
          </table:table-cell>
          <table:table-cell office:value-type="float" office:value="35407055">
            <text:p>35407055</text:p>
          </table:table-cell>
          <table:table-cell office:value-type="float" office:value="105667419">
            <text:p>105667419</text:p>
          </table:table-cell>
          <table:table-cell office:value-type="float" office:value="17703527">
            <text:p>17703527</text:p>
          </table:table-cell>
          <table:table-cell office:value-type="float" office:value="23637">
            <text:p>23637</text:p>
          </table:table-cell>
          <table:table-cell office:value-type="float" office:value="70814110">
            <text:p>70814110</text:p>
          </table:table-cell>
          <table:table-cell office:value-type="float" office:value="106221165">
            <text:p>106221165</text:p>
          </table:table-cell>
          <table:table-cell office:value-type="float" office:value="425903320">
            <text:p>425903320</text:p>
          </table:table-cell>
          <table:table-cell office:value-type="float" office:value="1484405517">
            <text:p>1484405517</text:p>
          </table:table-cell>
          <table:table-cell office:value-type="float" office:value="100982665">
            <text:p>100982665</text:p>
          </table:table-cell>
          <table:table-cell office:value-type="float" office:value="23895263">
            <text:p>2389526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194221932">
            <text:p>194221932</text:p>
          </table:table-cell>
          <table:table-cell office:value-type="float" office:value="2336072">
            <text:p>2336072</text:p>
          </table:table-cell>
          <table:table-cell office:value-type="float" office:value="202736729">
            <text:p>202736729</text:p>
          </table:table-cell>
          <table:table-cell office:value-type="float" office:value="565107519">
            <text:p>565107519</text:p>
          </table:table-cell>
          <table:table-cell office:value-type="float" office:value="202296573">
            <text:p>202296573</text:p>
          </table:table-cell>
          <table:table-cell table:number-columns-repeated="3" office:value-type="float" office:value="0">
            <text:p>0</text:p>
          </table:table-cell>
          <table:table-cell office:value-type="float" office:value="16384">
            <text:p>1638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77832585">
            <text:p>1177832585</text:p>
          </table:table-cell>
          <table:table-cell table:number-columns-repeated="11" office:value-type="float" office:value="0">
            <text:p>0</text:p>
          </table:table-cell>
          <table:table-cell office:value-type="float" office:value="285212672">
            <text:p>285212672</text:p>
          </table:table-cell>
          <table:table-cell office:value-type="float" office:value="202109792">
            <text:p>202109792</text:p>
          </table:table-cell>
          <table:table-cell table:number-columns-repeated="4" office:value-type="float" office:value="0">
            <text:p>0</text:p>
          </table:table-cell>
          <table:table-cell office:value-type="float" office:value="202736729">
            <text:p>202736729</text:p>
          </table:table-cell>
          <table:table-cell office:value-type="float" office:value="0">
            <text:p>0</text:p>
          </table:table-cell>
          <table:table-cell office:value-type="float" office:value="202736729">
            <text:p>202736729</text:p>
          </table:table-cell>
          <table:table-cell office:value-type="float" office:value="3168621">
            <text:p>3168621</text:p>
          </table:table-cell>
          <table:table-cell office:value-type="float" office:value="101368365">
            <text:p>101368365</text:p>
          </table:table-cell>
          <table:table-cell office:value-type="float" office:value="0">
            <text:p>0</text:p>
          </table:table-cell>
          <table:table-cell office:value-type="float" office:value="67578909">
            <text:p>67578909</text:p>
          </table:table-cell>
          <table:table-cell office:value-type="float" office:value="98900882">
            <text:p>98900882</text:p>
          </table:table-cell>
          <table:table-cell office:value-type="float" office:value="67578910">
            <text:p>67578910</text:p>
          </table:table-cell>
          <table:table-cell office:value-type="float" office:value="202458348">
            <text:p>202458348</text:p>
          </table:table-cell>
          <table:table-cell office:value-type="float" office:value="33789455">
            <text:p>33789455</text:p>
          </table:table-cell>
          <table:table-cell office:value-type="float" office:value="201083113">
            <text:p>201083113</text:p>
          </table:table-cell>
          <table:table-cell office:value-type="float" office:value="135157819">
            <text:p>135157819</text:p>
          </table:table-cell>
          <table:table-cell office:value-type="float" office:value="202736729">
            <text:p>202736729</text:p>
          </table:table-cell>
          <table:table-cell office:value-type="float" office:value="816314696">
            <text:p>816314696</text:p>
          </table:table-cell>
          <table:table-cell office:value-type="float" office:value="2874633788">
            <text:p>2874633788</text:p>
          </table:table-cell>
          <table:table-cell office:value-type="float" office:value="180969237">
            <text:p>180969237</text:p>
          </table:table-cell>
          <table:table-cell office:value-type="float" office:value="45166015">
            <text:p>4516601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office:value-type="float" office:value="377817158">
            <text:p>377817158</text:p>
          </table:table-cell>
          <table:table-cell office:value-type="float" office:value="4539320">
            <text:p>4539320</text:p>
          </table:table-cell>
          <table:table-cell office:value-type="float" office:value="394196586">
            <text:p>394196586</text:p>
          </table:table-cell>
          <table:table-cell office:value-type="float" office:value="1098269618">
            <text:p>1098269618</text:p>
          </table:table-cell>
          <table:table-cell office:value-type="float" office:value="393753011">
            <text:p>393753011</text:p>
          </table:table-cell>
          <table:table-cell table:number-columns-repeated="3"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355529617">
            <text:p>2355529617</text:p>
          </table:table-cell>
          <table:table-cell table:number-columns-repeated="11" office:value-type="float" office:value="0">
            <text:p>0</text:p>
          </table:table-cell>
          <table:table-cell office:value-type="float" office:value="570425344">
            <text:p>570425344</text:p>
          </table:table-cell>
          <table:table-cell office:value-type="float" office:value="392758800">
            <text:p>392758800</text:p>
          </table:table-cell>
          <table:table-cell table:number-columns-repeated="4" office:value-type="float" office:value="0">
            <text:p>0</text:p>
          </table:table-cell>
          <table:table-cell office:value-type="float" office:value="394196586">
            <text:p>394196586</text:p>
          </table:table-cell>
          <table:table-cell office:value-type="float" office:value="0">
            <text:p>0</text:p>
          </table:table-cell>
          <table:table-cell office:value-type="float" office:value="394196586">
            <text:p>394196586</text:p>
          </table:table-cell>
          <table:table-cell office:value-type="float" office:value="6159360">
            <text:p>6159360</text:p>
          </table:table-cell>
          <table:table-cell office:value-type="float" office:value="197098292">
            <text:p>197098292</text:p>
          </table:table-cell>
          <table:table-cell office:value-type="float" office:value="0">
            <text:p>0</text:p>
          </table:table-cell>
          <table:table-cell office:value-type="float" office:value="131398861">
            <text:p>131398861</text:p>
          </table:table-cell>
          <table:table-cell office:value-type="float" office:value="0">
            <text:p>0</text:p>
          </table:table-cell>
          <table:table-cell office:value-type="float" office:value="131398862">
            <text:p>131398862</text:p>
          </table:table-cell>
          <table:table-cell office:value-type="float" office:value="393592095">
            <text:p>393592095</text:p>
          </table:table-cell>
          <table:table-cell office:value-type="float" office:value="65699431">
            <text:p>65699431</text:p>
          </table:table-cell>
          <table:table-cell office:value-type="float" office:value="1296">
            <text:p>1296</text:p>
          </table:table-cell>
          <table:table-cell office:value-type="float" office:value="262797724">
            <text:p>262797724</text:p>
          </table:table-cell>
          <table:table-cell office:value-type="float" office:value="394196586">
            <text:p>394196586</text:p>
          </table:table-cell>
          <table:table-cell office:value-type="float" office:value="1603271484">
            <text:p>1603271484</text:p>
          </table:table-cell>
          <table:table-cell office:value-type="float" office:value="5575439452">
            <text:p>5575439452</text:p>
          </table:table-cell>
          <table:table-cell office:value-type="float" office:value="334991454">
            <text:p>334991454</text:p>
          </table:table-cell>
          <table:table-cell office:value-type="float" office:value="87219238">
            <text:p>8721923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8192">
            <text:p>8192</text:p>
          </table:table-cell>
          <table:table-cell office:value-type="float" office:value="256">
            <text:p>256</text:p>
          </table:table-cell>
          <table:table-cell office:value-type="float" office:value="744961113">
            <text:p>744961113</text:p>
          </table:table-cell>
          <table:table-cell office:value-type="float" office:value="8945616">
            <text:p>8945616</text:p>
          </table:table-cell>
          <table:table-cell office:value-type="float" office:value="777275191">
            <text:p>777275191</text:p>
          </table:table-cell>
          <table:table-cell office:value-type="float" office:value="2164549049">
            <text:p>2164549049</text:p>
          </table:table-cell>
          <table:table-cell office:value-type="float" office:value="776813014">
            <text:p>776813014</text:p>
          </table:table-cell>
          <table:table-cell table:number-columns-repeated="3" office:value-type="float" office:value="0">
            <text:p>0</text:p>
          </table:table-cell>
          <table:table-cell office:value-type="float" office:value="65536">
            <text:p>6553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710806462">
            <text:p>4710806462</text:p>
          </table:table-cell>
          <table:table-cell table:number-columns-repeated="11" office:value-type="float" office:value="0">
            <text:p>0</text:p>
          </table:table-cell>
          <table:table-cell office:value-type="float" office:value="1140850688">
            <text:p>1140850688</text:p>
          </table:table-cell>
          <table:table-cell office:value-type="float" office:value="776622488">
            <text:p>776622488</text:p>
          </table:table-cell>
          <table:table-cell table:number-columns-repeated="4" office:value-type="float" office:value="0">
            <text:p>0</text:p>
          </table:table-cell>
          <table:table-cell office:value-type="float" office:value="777275191">
            <text:p>777275191</text:p>
          </table:table-cell>
          <table:table-cell office:value-type="float" office:value="0">
            <text:p>0</text:p>
          </table:table-cell>
          <table:table-cell office:value-type="float" office:value="777275191">
            <text:p>777275191</text:p>
          </table:table-cell>
          <table:table-cell office:value-type="float" office:value="12145886">
            <text:p>12145886</text:p>
          </table:table-cell>
          <table:table-cell office:value-type="float" office:value="388637595">
            <text:p>388637595</text:p>
          </table:table-cell>
          <table:table-cell office:value-type="float" office:value="0">
            <text:p>0</text:p>
          </table:table-cell>
          <table:table-cell office:value-type="float" office:value="259091730">
            <text:p>259091730</text:p>
          </table:table-cell>
          <table:table-cell office:value-type="float" office:value="0">
            <text:p>0</text:p>
          </table:table-cell>
          <table:table-cell office:value-type="float" office:value="259091730">
            <text:p>259091730</text:p>
          </table:table-cell>
          <table:table-cell office:value-type="float" office:value="777075230">
            <text:p>777075230</text:p>
          </table:table-cell>
          <table:table-cell office:value-type="float" office:value="129545865">
            <text:p>129545865</text:p>
          </table:table-cell>
          <table:table-cell office:value-type="float" office:value="1975">
            <text:p>1975</text:p>
          </table:table-cell>
          <table:table-cell office:value-type="float" office:value="518183460">
            <text:p>518183460</text:p>
          </table:table-cell>
          <table:table-cell office:value-type="float" office:value="777275191">
            <text:p>777275191</text:p>
          </table:table-cell>
          <table:table-cell office:value-type="float" office:value="3170257567">
            <text:p>3170257567</text:p>
          </table:table-cell>
          <table:table-cell office:value-type="float" office:value="11097534179">
            <text:p>11097534179</text:p>
          </table:table-cell>
          <table:table-cell office:value-type="float" office:value="655059814">
            <text:p>655059814</text:p>
          </table:table-cell>
          <table:table-cell office:value-type="float" office:value="171691894">
            <text:p>17169189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6384">
            <text:p>16384</text:p>
          </table:table-cell>
          <table:table-cell office:value-type="float" office:value="256">
            <text:p>256</text:p>
          </table:table-cell>
          <table:table-cell office:value-type="float" office:value="1479077441">
            <text:p>1479077441</text:p>
          </table:table-cell>
          <table:table-cell office:value-type="float" office:value="17759367">
            <text:p>17759367</text:p>
          </table:table-cell>
          <table:table-cell office:value-type="float" office:value="1543264869">
            <text:p>1543264869</text:p>
          </table:table-cell>
          <table:table-cell office:value-type="float" office:value="6426110">
            <text:p>6426110</text:p>
          </table:table-cell>
          <table:table-cell office:value-type="float" office:value="1542798311">
            <text:p>154279831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1072">
            <text:p>13107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9421293434">
            <text:p>9421293434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281701376">
            <text:p>2281701376</text:p>
          </table:table-cell>
          <table:table-cell office:value-type="float" office:value="770786568">
            <text:p>770786568</text:p>
          </table:table-cell>
          <table:table-cell table:number-columns-repeated="4" office:value-type="float" office:value="0">
            <text:p>0</text:p>
          </table:table-cell>
          <table:table-cell office:value-type="float" office:value="1543264869">
            <text:p>1543264869</text:p>
          </table:table-cell>
          <table:table-cell office:value-type="float" office:value="0">
            <text:p>0</text:p>
          </table:table-cell>
          <table:table-cell office:value-type="float" office:value="1543264869">
            <text:p>1543264869</text:p>
          </table:table-cell>
          <table:table-cell office:value-type="float" office:value="24114670">
            <text:p>24114670</text:p>
          </table:table-cell>
          <table:table-cell office:value-type="float" office:value="771632435">
            <text:p>771632435</text:p>
          </table:table-cell>
          <table:table-cell office:value-type="float" office:value="0">
            <text:p>0</text:p>
          </table:table-cell>
          <table:table-cell office:value-type="float" office:value="514421623">
            <text:p>514421623</text:p>
          </table:table-cell>
          <table:table-cell office:value-type="float" office:value="0">
            <text:p>0</text:p>
          </table:table-cell>
          <table:table-cell office:value-type="float" office:value="514421623">
            <text:p>514421623</text:p>
          </table:table-cell>
          <table:table-cell office:value-type="float" office:value="1543089765">
            <text:p>1543089765</text:p>
          </table:table-cell>
          <table:table-cell office:value-type="float" office:value="257210811">
            <text:p>257210811</text:p>
          </table:table-cell>
          <table:table-cell office:value-type="float" office:value="3286">
            <text:p>3286</text:p>
          </table:table-cell>
          <table:table-cell office:value-type="float" office:value="1028843246">
            <text:p>1028843246</text:p>
          </table:table-cell>
          <table:table-cell office:value-type="float" office:value="1543264869">
            <text:p>1543264869</text:p>
          </table:table-cell>
          <table:table-cell office:value-type="float" office:value="6292327880">
            <text:p>6292327880</text:p>
          </table:table-cell>
          <table:table-cell office:value-type="float" office:value="22047790526">
            <text:p>22047790526</text:p>
          </table:table-cell>
          <table:table-cell office:value-type="float" office:value="1273925780">
            <text:p>1273925780</text:p>
          </table:table-cell>
          <table:table-cell office:value-type="float" office:value="339599609">
            <text:p>33959960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32768">
            <text:p>32768</text:p>
          </table:table-cell>
          <table:table-cell office:value-type="float" office:value="256">
            <text:p>256</text:p>
          </table:table-cell>
          <table:table-cell office:value-type="float" office:value="2948047081">
            <text:p>2948047081</text:p>
          </table:table-cell>
          <table:table-cell office:value-type="float" office:value="35394107">
            <text:p>35394107</text:p>
          </table:table-cell>
          <table:table-cell office:value-type="float" office:value="3076635580">
            <text:p>3076635580</text:p>
          </table:table-cell>
          <table:table-cell office:value-type="float" office:value="4267343403">
            <text:p>4267343403</text:p>
          </table:table-cell>
          <table:table-cell office:value-type="float" office:value="3076218141">
            <text:p>307621814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62144">
            <text:p>262144</text:p>
          </table:table-cell>
          <table:table-cell office:value-type="float" office:value="0">
            <text:p>0</text:p>
          </table:table-cell>
          <table:table-cell office:value-type="float" office:value="65633">
            <text:p>65633</text:p>
          </table:table-cell>
          <table:table-cell table:number-columns-repeated="14" office:value-type="float" office:value="18843298844">
            <text:p>18843298844</text:p>
          </table:table-cell>
          <table:table-cell office:value-type="float" office:value="262399">
            <text:p>262399</text:p>
          </table:table-cell>
          <table:table-cell table:number-columns-repeated="4" office:value-type="float" office:value="0">
            <text:p>0</text:p>
          </table:table-cell>
          <table:table-cell office:value-type="float" office:value="259316">
            <text:p>259316</text:p>
          </table:table-cell>
          <table:table-cell office:value-type="float" office:value="4812">
            <text:p>4812</text:p>
          </table:table-cell>
          <table:table-cell office:value-type="float" office:value="297592">
            <text:p>297592</text:p>
          </table:table-cell>
          <table:table-cell office:value-type="float" office:value="66429">
            <text:p>66429</text:p>
          </table:table-cell>
          <table:table-cell table:number-columns-repeated="2" office:value-type="float" office:value="0">
            <text:p>0</text:p>
          </table:table-cell>
          <table:table-cell office:value-type="float" office:value="268435456">
            <text:p>268435456</text:p>
          </table:table-cell>
          <table:table-cell office:value-type="float" office:value="3076155512">
            <text:p>3076155512</text:p>
          </table:table-cell>
          <table:table-cell table:number-columns-repeated="4" office:value-type="float" office:value="0">
            <text:p>0</text:p>
          </table:table-cell>
          <table:table-cell office:value-type="float" office:value="3076635580">
            <text:p>3076635580</text:p>
          </table:table-cell>
          <table:table-cell office:value-type="float" office:value="0">
            <text:p>0</text:p>
          </table:table-cell>
          <table:table-cell office:value-type="float" office:value="3076635580">
            <text:p>3076635580</text:p>
          </table:table-cell>
          <table:table-cell office:value-type="float" office:value="48073420">
            <text:p>48073420</text:p>
          </table:table-cell>
          <table:table-cell office:value-type="float" office:value="1538317790">
            <text:p>1538317790</text:p>
          </table:table-cell>
          <table:table-cell office:value-type="float" office:value="0">
            <text:p>0</text:p>
          </table:table-cell>
          <table:table-cell office:value-type="float" office:value="1025545193">
            <text:p>1025545193</text:p>
          </table:table-cell>
          <table:table-cell office:value-type="float" office:value="0">
            <text:p>0</text:p>
          </table:table-cell>
          <table:table-cell office:value-type="float" office:value="1025545193">
            <text:p>1025545193</text:p>
          </table:table-cell>
          <table:table-cell office:value-type="float" office:value="3076635580">
            <text:p>3076635580</text:p>
          </table:table-cell>
          <table:table-cell office:value-type="float" office:value="512772596">
            <text:p>512772596</text:p>
          </table:table-cell>
          <table:table-cell office:value-type="float" office:value="1530671954">
            <text:p>1530671954</text:p>
          </table:table-cell>
          <table:table-cell office:value-type="float" office:value="2051090387">
            <text:p>2051090387</text:p>
          </table:table-cell>
          <table:table-cell office:value-type="float" office:value="3076635580">
            <text:p>3076635580</text:p>
          </table:table-cell>
          <table:table-cell office:value-type="float" office:value="12556152343">
            <text:p>12556152343</text:p>
          </table:table-cell>
          <table:table-cell office:value-type="float" office:value="44324096679">
            <text:p>44324096679</text:p>
          </table:table-cell>
          <table:table-cell office:value-type="float" office:value="2620849608">
            <text:p>2620849608</text:p>
          </table:table-cell>
          <table:table-cell office:value-type="float" office:value="676452636">
            <text:p>67645263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table:number-columns-repeated="2" office:value-type="float" office:value="1">
            <text:p>1</text:p>
          </table:table-cell>
          <table:table-cell office:value-type="float" office:value="797080">
            <text:p>797080</text:p>
          </table:table-cell>
          <table:table-cell office:value-type="float" office:value="12484">
            <text:p>12484</text:p>
          </table:table-cell>
          <table:table-cell office:value-type="float" office:value="1089840">
            <text:p>1089840</text:p>
          </table:table-cell>
          <table:table-cell office:value-type="float" office:value="2896864">
            <text:p>2896864</text:p>
          </table:table-cell>
          <table:table-cell office:value-type="float" office:value="873233">
            <text:p>87323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2240">
            <text:p>92240</text:p>
          </table:table-cell>
          <table:table-cell table:number-columns-repeated="11" office:value-type="float" office:value="0">
            <text:p>0</text:p>
          </table:table-cell>
          <table:table-cell office:value-type="float" office:value="6144">
            <text:p>6144</text:p>
          </table:table-cell>
          <table:table-cell office:value-type="float" office:value="498708">
            <text:p>498708</text:p>
          </table:table-cell>
          <table:table-cell table:number-columns-repeated="4" office:value-type="float" office:value="0">
            <text:p>0</text:p>
          </table:table-cell>
          <table:table-cell office:value-type="float" office:value="1089840">
            <text:p>1089840</text:p>
          </table:table-cell>
          <table:table-cell office:value-type="float" office:value="0">
            <text:p>0</text:p>
          </table:table-cell>
          <table:table-cell office:value-type="float" office:value="1089840">
            <text:p>1089840</text:p>
          </table:table-cell>
          <table:table-cell office:value-type="float" office:value="17138">
            <text:p>17138</text:p>
          </table:table-cell>
          <table:table-cell office:value-type="float" office:value="544920">
            <text:p>544920</text:p>
          </table:table-cell>
          <table:table-cell office:value-type="float" office:value="0">
            <text:p>0</text:p>
          </table:table-cell>
          <table:table-cell office:value-type="float" office:value="363280">
            <text:p>363280</text:p>
          </table:table-cell>
          <table:table-cell office:value-type="float" office:value="0">
            <text:p>0</text:p>
          </table:table-cell>
          <table:table-cell office:value-type="float" office:value="363279">
            <text:p>363279</text:p>
          </table:table-cell>
          <table:table-cell office:value-type="float" office:value="551076">
            <text:p>551076</text:p>
          </table:table-cell>
          <table:table-cell office:value-type="float" office:value="181639">
            <text:p>181639</text:p>
          </table:table-cell>
          <table:table-cell office:value-type="float" office:value="551469">
            <text:p>551469</text:p>
          </table:table-cell>
          <table:table-cell office:value-type="float" office:value="726559">
            <text:p>726559</text:p>
          </table:table-cell>
          <table:table-cell office:value-type="float" office:value="1089840">
            <text:p>1089840</text:p>
          </table:table-cell>
          <table:table-cell office:value-type="float" office:value="4364013">
            <text:p>4364013</text:p>
          </table:table-cell>
          <table:table-cell office:value-type="float" office:value="14862060">
            <text:p>14862060</text:p>
          </table:table-cell>
          <table:table-cell office:value-type="float" office:value="7720946">
            <text:p>7720946</text:p>
          </table:table-cell>
          <table:table-cell office:value-type="float" office:value="579833">
            <text:p>57983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95747">
            <text:p>795747</text:p>
          </table:table-cell>
          <table:table-cell office:value-type="float" office:value="12815">
            <text:p>12815</text:p>
          </table:table-cell>
          <table:table-cell office:value-type="float" office:value="1118763">
            <text:p>1118763</text:p>
          </table:table-cell>
          <table:table-cell office:value-type="float" office:value="2907507">
            <text:p>2907507</text:p>
          </table:table-cell>
          <table:table-cell office:value-type="float" office:value="872221">
            <text:p>87222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2240">
            <text:p>92240</text:p>
          </table:table-cell>
          <table:table-cell table:number-columns-repeated="11" office:value-type="float" office:value="0">
            <text:p>0</text:p>
          </table:table-cell>
          <table:table-cell office:value-type="float" office:value="6144">
            <text:p>6144</text:p>
          </table:table-cell>
          <table:table-cell office:value-type="float" office:value="467660">
            <text:p>467660</text:p>
          </table:table-cell>
          <table:table-cell table:number-columns-repeated="4" office:value-type="float" office:value="0">
            <text:p>0</text:p>
          </table:table-cell>
          <table:table-cell office:value-type="float" office:value="1118763">
            <text:p>1118763</text:p>
          </table:table-cell>
          <table:table-cell office:value-type="float" office:value="0">
            <text:p>0</text:p>
          </table:table-cell>
          <table:table-cell office:value-type="float" office:value="1118763">
            <text:p>1118763</text:p>
          </table:table-cell>
          <table:table-cell office:value-type="float" office:value="17759">
            <text:p>17759</text:p>
          </table:table-cell>
          <table:table-cell office:value-type="float" office:value="559382">
            <text:p>559382</text:p>
          </table:table-cell>
          <table:table-cell office:value-type="float" office:value="0">
            <text:p>0</text:p>
          </table:table-cell>
          <table:table-cell office:value-type="float" office:value="372921">
            <text:p>372921</text:p>
          </table:table-cell>
          <table:table-cell office:value-type="float" office:value="0">
            <text:p>0</text:p>
          </table:table-cell>
          <table:table-cell office:value-type="float" office:value="372921">
            <text:p>372921</text:p>
          </table:table-cell>
          <table:table-cell office:value-type="float" office:value="1118763">
            <text:p>1118763</text:p>
          </table:table-cell>
          <table:table-cell office:value-type="float" office:value="186460">
            <text:p>186460</text:p>
          </table:table-cell>
          <table:table-cell office:value-type="float" office:value="1108411">
            <text:p>1108411</text:p>
          </table:table-cell>
          <table:table-cell office:value-type="float" office:value="745842">
            <text:p>745842</text:p>
          </table:table-cell>
          <table:table-cell office:value-type="float" office:value="1118763">
            <text:p>1118763</text:p>
          </table:table-cell>
          <table:table-cell office:value-type="float" office:value="4882812">
            <text:p>4882812</text:p>
          </table:table-cell>
          <table:table-cell office:value-type="float" office:value="16174316">
            <text:p>16174316</text:p>
          </table:table-cell>
          <table:table-cell office:value-type="float" office:value="8178710">
            <text:p>8178710</text:p>
          </table:table-cell>
          <table:table-cell office:value-type="float" office:value="579833">
            <text:p>57983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91455">
            <text:p>791455</text:p>
          </table:table-cell>
          <table:table-cell office:value-type="float" office:value="12678">
            <text:p>12678</text:p>
          </table:table-cell>
          <table:table-cell office:value-type="float" office:value="1106762">
            <text:p>1106762</text:p>
          </table:table-cell>
          <table:table-cell office:value-type="float" office:value="2873959">
            <text:p>2873959</text:p>
          </table:table-cell>
          <table:table-cell office:value-type="float" office:value="867674">
            <text:p>86767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2240">
            <text:p>92240</text:p>
          </table:table-cell>
          <table:table-cell table:number-columns-repeated="11" office:value-type="float" office:value="0">
            <text:p>0</text:p>
          </table:table-cell>
          <table:table-cell office:value-type="float" office:value="6144">
            <text:p>6144</text:p>
          </table:table-cell>
          <table:table-cell office:value-type="float" office:value="467604">
            <text:p>467604</text:p>
          </table:table-cell>
          <table:table-cell table:number-columns-repeated="4" office:value-type="float" office:value="0">
            <text:p>0</text:p>
          </table:table-cell>
          <table:table-cell office:value-type="float" office:value="1106762">
            <text:p>1106762</text:p>
          </table:table-cell>
          <table:table-cell office:value-type="float" office:value="0">
            <text:p>0</text:p>
          </table:table-cell>
          <table:table-cell office:value-type="float" office:value="1106762">
            <text:p>1106762</text:p>
          </table:table-cell>
          <table:table-cell office:value-type="float" office:value="17573">
            <text:p>17573</text:p>
          </table:table-cell>
          <table:table-cell office:value-type="float" office:value="553381">
            <text:p>553381</text:p>
          </table:table-cell>
          <table:table-cell office:value-type="float" office:value="0">
            <text:p>0</text:p>
          </table:table-cell>
          <table:table-cell office:value-type="float" office:value="368921">
            <text:p>368921</text:p>
          </table:table-cell>
          <table:table-cell office:value-type="float" office:value="0">
            <text:p>0</text:p>
          </table:table-cell>
          <table:table-cell office:value-type="float" office:value="368920">
            <text:p>368920</text:p>
          </table:table-cell>
          <table:table-cell office:value-type="float" office:value="1106762">
            <text:p>1106762</text:p>
          </table:table-cell>
          <table:table-cell office:value-type="float" office:value="184460">
            <text:p>184460</text:p>
          </table:table-cell>
          <table:table-cell office:value-type="float" office:value="1106762">
            <text:p>1106762</text:p>
          </table:table-cell>
          <table:table-cell office:value-type="float" office:value="737841">
            <text:p>737841</text:p>
          </table:table-cell>
          <table:table-cell office:value-type="float" office:value="1106762">
            <text:p>1106762</text:p>
          </table:table-cell>
          <table:table-cell office:value-type="float" office:value="4821777">
            <text:p>4821777</text:p>
          </table:table-cell>
          <table:table-cell office:value-type="float" office:value="15777587">
            <text:p>15777587</text:p>
          </table:table-cell>
          <table:table-cell office:value-type="float" office:value="7904052">
            <text:p>7904052</text:p>
          </table:table-cell>
          <table:table-cell office:value-type="float" office:value="610351">
            <text:p>61035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92330">
            <text:p>792330</text:p>
          </table:table-cell>
          <table:table-cell office:value-type="float" office:value="12691">
            <text:p>12691</text:p>
          </table:table-cell>
          <table:table-cell office:value-type="float" office:value="1107902">
            <text:p>1107902</text:p>
          </table:table-cell>
          <table:table-cell office:value-type="float" office:value="2874714">
            <text:p>2874714</text:p>
          </table:table-cell>
          <table:table-cell office:value-type="float" office:value="868079">
            <text:p>86807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2240">
            <text:p>92240</text:p>
          </table:table-cell>
          <table:table-cell table:number-columns-repeated="11" office:value-type="float" office:value="0">
            <text:p>0</text:p>
          </table:table-cell>
          <table:table-cell office:value-type="float" office:value="10240">
            <text:p>10240</text:p>
          </table:table-cell>
          <table:table-cell office:value-type="float" office:value="981680">
            <text:p>981680</text:p>
          </table:table-cell>
          <table:table-cell table:number-columns-repeated="4" office:value-type="float" office:value="0">
            <text:p>0</text:p>
          </table:table-cell>
          <table:table-cell office:value-type="float" office:value="1107902">
            <text:p>1107902</text:p>
          </table:table-cell>
          <table:table-cell office:value-type="float" office:value="0">
            <text:p>0</text:p>
          </table:table-cell>
          <table:table-cell office:value-type="float" office:value="1107902">
            <text:p>1107902</text:p>
          </table:table-cell>
          <table:table-cell office:value-type="float" office:value="17563">
            <text:p>17563</text:p>
          </table:table-cell>
          <table:table-cell office:value-type="float" office:value="553951">
            <text:p>553951</text:p>
          </table:table-cell>
          <table:table-cell office:value-type="float" office:value="0">
            <text:p>0</text:p>
          </table:table-cell>
          <table:table-cell office:value-type="float" office:value="369300">
            <text:p>369300</text:p>
          </table:table-cell>
          <table:table-cell office:value-type="float" office:value="92254">
            <text:p>92254</text:p>
          </table:table-cell>
          <table:table-cell office:value-type="float" office:value="369300">
            <text:p>369300</text:p>
          </table:table-cell>
          <table:table-cell office:value-type="float" office:value="1107902">
            <text:p>1107902</text:p>
          </table:table-cell>
          <table:table-cell office:value-type="float" office:value="184650">
            <text:p>184650</text:p>
          </table:table-cell>
          <table:table-cell office:value-type="float" office:value="1107902">
            <text:p>1107902</text:p>
          </table:table-cell>
          <table:table-cell office:value-type="float" office:value="738601">
            <text:p>738601</text:p>
          </table:table-cell>
          <table:table-cell office:value-type="float" office:value="1107902">
            <text:p>1107902</text:p>
          </table:table-cell>
          <table:table-cell office:value-type="float" office:value="4821777">
            <text:p>4821777</text:p>
          </table:table-cell>
          <table:table-cell office:value-type="float" office:value="16754150">
            <text:p>16754150</text:p>
          </table:table-cell>
          <table:table-cell office:value-type="float" office:value="7904052">
            <text:p>7904052</text:p>
          </table:table-cell>
          <table:table-cell office:value-type="float" office:value="579833">
            <text:p>57983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97497">
            <text:p>797497</text:p>
          </table:table-cell>
          <table:table-cell office:value-type="float" office:value="12737">
            <text:p>12737</text:p>
          </table:table-cell>
          <table:table-cell office:value-type="float" office:value="1111905">
            <text:p>1111905</text:p>
          </table:table-cell>
          <table:table-cell office:value-type="float" office:value="2888590">
            <text:p>2888590</text:p>
          </table:table-cell>
          <table:table-cell office:value-type="float" office:value="873636">
            <text:p>87363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57776">
            <text:p>157776</text:p>
          </table:table-cell>
          <table:table-cell table:number-columns-repeated="11" office:value-type="float" office:value="0">
            <text:p>0</text:p>
          </table:table-cell>
          <table:table-cell office:value-type="float" office:value="18432">
            <text:p>18432</text:p>
          </table:table-cell>
          <table:table-cell office:value-type="float" office:value="979660">
            <text:p>979660</text:p>
          </table:table-cell>
          <table:table-cell table:number-columns-repeated="4" office:value-type="float" office:value="0">
            <text:p>0</text:p>
          </table:table-cell>
          <table:table-cell office:value-type="float" office:value="1111905">
            <text:p>1111905</text:p>
          </table:table-cell>
          <table:table-cell office:value-type="float" office:value="0">
            <text:p>0</text:p>
          </table:table-cell>
          <table:table-cell office:value-type="float" office:value="1111905">
            <text:p>1111905</text:p>
          </table:table-cell>
          <table:table-cell office:value-type="float" office:value="17398">
            <text:p>17398</text:p>
          </table:table-cell>
          <table:table-cell office:value-type="float" office:value="555952">
            <text:p>555952</text:p>
          </table:table-cell>
          <table:table-cell office:value-type="float" office:value="0">
            <text:p>0</text:p>
          </table:table-cell>
          <table:table-cell office:value-type="float" office:value="370635">
            <text:p>370635</text:p>
          </table:table-cell>
          <table:table-cell office:value-type="float" office:value="0">
            <text:p>0</text:p>
          </table:table-cell>
          <table:table-cell office:value-type="float" office:value="370635">
            <text:p>370635</text:p>
          </table:table-cell>
          <table:table-cell office:value-type="float" office:value="1110493">
            <text:p>1110493</text:p>
          </table:table-cell>
          <table:table-cell office:value-type="float" office:value="185317">
            <text:p>185317</text:p>
          </table:table-cell>
          <table:table-cell office:value-type="float" office:value="554252">
            <text:p>554252</text:p>
          </table:table-cell>
          <table:table-cell office:value-type="float" office:value="741270">
            <text:p>741270</text:p>
          </table:table-cell>
          <table:table-cell office:value-type="float" office:value="1111905">
            <text:p>1111905</text:p>
          </table:table-cell>
          <table:table-cell office:value-type="float" office:value="4760741">
            <text:p>4760741</text:p>
          </table:table-cell>
          <table:table-cell office:value-type="float" office:value="15991210">
            <text:p>15991210</text:p>
          </table:table-cell>
          <table:table-cell office:value-type="float" office:value="7720946">
            <text:p>7720946</text:p>
          </table:table-cell>
          <table:table-cell office:value-type="float" office:value="549316">
            <text:p>5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801164">
            <text:p>801164</text:p>
          </table:table-cell>
          <table:table-cell office:value-type="float" office:value="12787">
            <text:p>12787</text:p>
          </table:table-cell>
          <table:table-cell office:value-type="float" office:value="1116232">
            <text:p>1116232</text:p>
          </table:table-cell>
          <table:table-cell office:value-type="float" office:value="2904254">
            <text:p>2904254</text:p>
          </table:table-cell>
          <table:table-cell office:value-type="float" office:value="877766">
            <text:p>87776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88848">
            <text:p>288848</text:p>
          </table:table-cell>
          <table:table-cell table:number-columns-repeated="11" office:value-type="float" office:value="0">
            <text:p>0</text:p>
          </table:table-cell>
          <table:table-cell office:value-type="float" office:value="34816">
            <text:p>34816</text:p>
          </table:table-cell>
          <table:table-cell office:value-type="float" office:value="983680">
            <text:p>983680</text:p>
          </table:table-cell>
          <table:table-cell table:number-columns-repeated="4" office:value-type="float" office:value="0">
            <text:p>0</text:p>
          </table:table-cell>
          <table:table-cell office:value-type="float" office:value="1116232">
            <text:p>1116232</text:p>
          </table:table-cell>
          <table:table-cell office:value-type="float" office:value="0">
            <text:p>0</text:p>
          </table:table-cell>
          <table:table-cell office:value-type="float" office:value="1116232">
            <text:p>1116232</text:p>
          </table:table-cell>
          <table:table-cell office:value-type="float" office:value="17938">
            <text:p>17938</text:p>
          </table:table-cell>
          <table:table-cell office:value-type="float" office:value="558116">
            <text:p>558116</text:p>
          </table:table-cell>
          <table:table-cell office:value-type="float" office:value="0">
            <text:p>0</text:p>
          </table:table-cell>
          <table:table-cell office:value-type="float" office:value="372078">
            <text:p>372078</text:p>
          </table:table-cell>
          <table:table-cell office:value-type="float" office:value="0">
            <text:p>0</text:p>
          </table:table-cell>
          <table:table-cell office:value-type="float" office:value="372077">
            <text:p>372077</text:p>
          </table:table-cell>
          <table:table-cell office:value-type="float" office:value="1115622">
            <text:p>1115622</text:p>
          </table:table-cell>
          <table:table-cell office:value-type="float" office:value="186038">
            <text:p>186038</text:p>
          </table:table-cell>
          <table:table-cell office:value-type="float" office:value="764">
            <text:p>764</text:p>
          </table:table-cell>
          <table:table-cell office:value-type="float" office:value="744154">
            <text:p>744154</text:p>
          </table:table-cell>
          <table:table-cell office:value-type="float" office:value="1116232">
            <text:p>1116232</text:p>
          </table:table-cell>
          <table:table-cell office:value-type="float" office:value="4821777">
            <text:p>4821777</text:p>
          </table:table-cell>
          <table:table-cell office:value-type="float" office:value="16204833">
            <text:p>16204833</text:p>
          </table:table-cell>
          <table:table-cell office:value-type="float" office:value="8148193">
            <text:p>8148193</text:p>
          </table:table-cell>
          <table:table-cell office:value-type="float" office:value="579833">
            <text:p>57983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915371">
            <text:p>915371</text:p>
          </table:table-cell>
          <table:table-cell office:value-type="float" office:value="14091">
            <text:p>14091</text:p>
          </table:table-cell>
          <table:table-cell office:value-type="float" office:value="1230083">
            <text:p>1230083</text:p>
          </table:table-cell>
          <table:table-cell office:value-type="float" office:value="3219890">
            <text:p>3219890</text:p>
          </table:table-cell>
          <table:table-cell office:value-type="float" office:value="997154">
            <text:p>99715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77696">
            <text:p>577696</text:p>
          </table:table-cell>
          <table:table-cell table:number-columns-repeated="11" office:value-type="float" office:value="0">
            <text:p>0</text:p>
          </table:table-cell>
          <table:table-cell office:value-type="float" office:value="69632">
            <text:p>69632</text:p>
          </table:table-cell>
          <table:table-cell office:value-type="float" office:value="528636">
            <text:p>528636</text:p>
          </table:table-cell>
          <table:table-cell table:number-columns-repeated="4" office:value-type="float" office:value="0">
            <text:p>0</text:p>
          </table:table-cell>
          <table:table-cell office:value-type="float" office:value="1230083">
            <text:p>1230083</text:p>
          </table:table-cell>
          <table:table-cell office:value-type="float" office:value="0">
            <text:p>0</text:p>
          </table:table-cell>
          <table:table-cell office:value-type="float" office:value="1230083">
            <text:p>1230083</text:p>
          </table:table-cell>
          <table:table-cell office:value-type="float" office:value="19578">
            <text:p>19578</text:p>
          </table:table-cell>
          <table:table-cell office:value-type="float" office:value="615041">
            <text:p>615041</text:p>
          </table:table-cell>
          <table:table-cell office:value-type="float" office:value="0">
            <text:p>0</text:p>
          </table:table-cell>
          <table:table-cell office:value-type="float" office:value="410027">
            <text:p>410027</text:p>
          </table:table-cell>
          <table:table-cell office:value-type="float" office:value="0">
            <text:p>0</text:p>
          </table:table-cell>
          <table:table-cell office:value-type="float" office:value="410027">
            <text:p>410027</text:p>
          </table:table-cell>
          <table:table-cell office:value-type="float" office:value="1172982">
            <text:p>1172982</text:p>
          </table:table-cell>
          <table:table-cell office:value-type="float" office:value="205013">
            <text:p>205013</text:p>
          </table:table-cell>
          <table:table-cell office:value-type="float" office:value="1230083">
            <text:p>1230083</text:p>
          </table:table-cell>
          <table:table-cell office:value-type="float" office:value="820055">
            <text:p>820055</text:p>
          </table:table-cell>
          <table:table-cell office:value-type="float" office:value="1230083">
            <text:p>1230083</text:p>
          </table:table-cell>
          <table:table-cell office:value-type="float" office:value="4730224">
            <text:p>4730224</text:p>
          </table:table-cell>
          <table:table-cell office:value-type="float" office:value="16204833">
            <text:p>16204833</text:p>
          </table:table-cell>
          <table:table-cell office:value-type="float" office:value="8972167">
            <text:p>8972167</text:p>
          </table:table-cell>
          <table:table-cell office:value-type="float" office:value="640868">
            <text:p>64086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042329">
            <text:p>1042329</text:p>
          </table:table-cell>
          <table:table-cell office:value-type="float" office:value="15678">
            <text:p>15678</text:p>
          </table:table-cell>
          <table:table-cell office:value-type="float" office:value="1368659">
            <text:p>1368659</text:p>
          </table:table-cell>
          <table:table-cell office:value-type="float" office:value="3602891">
            <text:p>3602891</text:p>
          </table:table-cell>
          <table:table-cell office:value-type="float" office:value="1130638">
            <text:p>113063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55392">
            <text:p>1155392</text:p>
          </table:table-cell>
          <table:table-cell table:number-columns-repeated="11" office:value-type="float" office:value="0">
            <text:p>0</text:p>
          </table:table-cell>
          <table:table-cell office:value-type="float" office:value="139264">
            <text:p>139264</text:p>
          </table:table-cell>
          <table:table-cell table:number-columns-repeated="5" office:value-type="float" office:value="0">
            <text:p>0</text:p>
          </table:table-cell>
          <table:table-cell office:value-type="float" office:value="1368659">
            <text:p>1368659</text:p>
          </table:table-cell>
          <table:table-cell office:value-type="float" office:value="0">
            <text:p>0</text:p>
          </table:table-cell>
          <table:table-cell office:value-type="float" office:value="1368659">
            <text:p>1368659</text:p>
          </table:table-cell>
          <table:table-cell office:value-type="float" office:value="21854">
            <text:p>21854</text:p>
          </table:table-cell>
          <table:table-cell office:value-type="float" office:value="684329">
            <text:p>684329</text:p>
          </table:table-cell>
          <table:table-cell office:value-type="float" office:value="0">
            <text:p>0</text:p>
          </table:table-cell>
          <table:table-cell office:value-type="float" office:value="456219">
            <text:p>456219</text:p>
          </table:table-cell>
          <table:table-cell office:value-type="float" office:value="109980">
            <text:p>109980</text:p>
          </table:table-cell>
          <table:table-cell office:value-type="float" office:value="456220">
            <text:p>456220</text:p>
          </table:table-cell>
          <table:table-cell office:value-type="float" office:value="1368659">
            <text:p>1368659</text:p>
          </table:table-cell>
          <table:table-cell office:value-type="float" office:value="228109">
            <text:p>228109</text:p>
          </table:table-cell>
          <table:table-cell office:value-type="float" office:value="776">
            <text:p>776</text:p>
          </table:table-cell>
          <table:table-cell office:value-type="float" office:value="912440">
            <text:p>912440</text:p>
          </table:table-cell>
          <table:table-cell office:value-type="float" office:value="1368659">
            <text:p>1368659</text:p>
          </table:table-cell>
          <table:table-cell office:value-type="float" office:value="7110595">
            <text:p>7110595</text:p>
          </table:table-cell>
          <table:table-cell office:value-type="float" office:value="24261474">
            <text:p>24261474</text:p>
          </table:table-cell>
          <table:table-cell office:value-type="float" office:value="10162353">
            <text:p>10162353</text:p>
          </table:table-cell>
          <table:table-cell office:value-type="float" office:value="762939">
            <text:p>76293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454452">
            <text:p>1454452</text:p>
          </table:table-cell>
          <table:table-cell office:value-type="float" office:value="20641">
            <text:p>20641</text:p>
          </table:table-cell>
          <table:table-cell office:value-type="float" office:value="1801890">
            <text:p>1801890</text:p>
          </table:table-cell>
          <table:table-cell office:value-type="float" office:value="4796436">
            <text:p>4796436</text:p>
          </table:table-cell>
          <table:table-cell office:value-type="float" office:value="1562405">
            <text:p>1562405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310784">
            <text:p>2310784</text:p>
          </table:table-cell>
          <table:table-cell table:number-columns-repeated="11" office:value-type="float" office:value="0">
            <text:p>0</text:p>
          </table:table-cell>
          <table:table-cell office:value-type="float" office:value="278528">
            <text:p>278528</text:p>
          </table:table-cell>
          <table:table-cell office:value-type="float" office:value="1629792">
            <text:p>1629792</text:p>
          </table:table-cell>
          <table:table-cell table:number-columns-repeated="4" office:value-type="float" office:value="0">
            <text:p>0</text:p>
          </table:table-cell>
          <table:table-cell office:value-type="float" office:value="1801890">
            <text:p>1801890</text:p>
          </table:table-cell>
          <table:table-cell office:value-type="float" office:value="0">
            <text:p>0</text:p>
          </table:table-cell>
          <table:table-cell office:value-type="float" office:value="1801890">
            <text:p>1801890</text:p>
          </table:table-cell>
          <table:table-cell office:value-type="float" office:value="28155">
            <text:p>28155</text:p>
          </table:table-cell>
          <table:table-cell office:value-type="float" office:value="900945">
            <text:p>900945</text:p>
          </table:table-cell>
          <table:table-cell office:value-type="float" office:value="0">
            <text:p>0</text:p>
          </table:table-cell>
          <table:table-cell office:value-type="float" office:value="600630">
            <text:p>600630</text:p>
          </table:table-cell>
          <table:table-cell office:value-type="float" office:value="0">
            <text:p>0</text:p>
          </table:table-cell>
          <table:table-cell office:value-type="float" office:value="600630">
            <text:p>600630</text:p>
          </table:table-cell>
          <table:table-cell office:value-type="float" office:value="1798298">
            <text:p>1798298</text:p>
          </table:table-cell>
          <table:table-cell office:value-type="float" office:value="300315">
            <text:p>300315</text:p>
          </table:table-cell>
          <table:table-cell office:value-type="float" office:value="898653">
            <text:p>898653</text:p>
          </table:table-cell>
          <table:table-cell office:value-type="float" office:value="1201260">
            <text:p>1201260</text:p>
          </table:table-cell>
          <table:table-cell office:value-type="float" office:value="1801890">
            <text:p>1801890</text:p>
          </table:table-cell>
          <table:table-cell office:value-type="float" office:value="9552001">
            <text:p>9552001</text:p>
          </table:table-cell>
          <table:table-cell office:value-type="float" office:value="33416747">
            <text:p>33416747</text:p>
          </table:table-cell>
          <table:table-cell office:value-type="float" office:value="12725829">
            <text:p>12725829</text:p>
          </table:table-cell>
          <table:table-cell office:value-type="float" office:value="915527">
            <text:p>91552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2793363">
            <text:p>2793363</text:p>
          </table:table-cell>
          <table:table-cell office:value-type="float" office:value="38021">
            <text:p>38021</text:p>
          </table:table-cell>
          <table:table-cell office:value-type="float" office:value="3289647">
            <text:p>3289647</text:p>
          </table:table-cell>
          <table:table-cell office:value-type="float" office:value="9003000">
            <text:p>9003000</text:p>
          </table:table-cell>
          <table:table-cell office:value-type="float" office:value="2953764">
            <text:p>2953764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621568">
            <text:p>4621568</text:p>
          </table:table-cell>
          <table:table-cell table:number-columns-repeated="11" office:value-type="float" office:value="0">
            <text:p>0</text:p>
          </table:table-cell>
          <table:table-cell office:value-type="float" office:value="557056">
            <text:p>557056</text:p>
          </table:table-cell>
          <table:table-cell office:value-type="float" office:value="1501624">
            <text:p>1501624</text:p>
          </table:table-cell>
          <table:table-cell table:number-columns-repeated="4" office:value-type="float" office:value="0">
            <text:p>0</text:p>
          </table:table-cell>
          <table:table-cell office:value-type="float" office:value="3289647">
            <text:p>3289647</text:p>
          </table:table-cell>
          <table:table-cell office:value-type="float" office:value="0">
            <text:p>0</text:p>
          </table:table-cell>
          <table:table-cell office:value-type="float" office:value="3289647">
            <text:p>3289647</text:p>
          </table:table-cell>
          <table:table-cell office:value-type="float" office:value="51401">
            <text:p>51401</text:p>
          </table:table-cell>
          <table:table-cell office:value-type="float" office:value="1644824">
            <text:p>1644824</text:p>
          </table:table-cell>
          <table:table-cell office:value-type="float" office:value="0">
            <text:p>0</text:p>
          </table:table-cell>
          <table:table-cell office:value-type="float" office:value="1096549">
            <text:p>1096549</text:p>
          </table:table-cell>
          <table:table-cell office:value-type="float" office:value="0">
            <text:p>0</text:p>
          </table:table-cell>
          <table:table-cell office:value-type="float" office:value="1096549">
            <text:p>1096549</text:p>
          </table:table-cell>
          <table:table-cell office:value-type="float" office:value="3289647">
            <text:p>3289647</text:p>
          </table:table-cell>
          <table:table-cell office:value-type="float" office:value="548274">
            <text:p>548274</text:p>
          </table:table-cell>
          <table:table-cell office:value-type="float" office:value="1532633">
            <text:p>1532633</text:p>
          </table:table-cell>
          <table:table-cell office:value-type="float" office:value="2193098">
            <text:p>2193098</text:p>
          </table:table-cell>
          <table:table-cell office:value-type="float" office:value="3289647">
            <text:p>3289647</text:p>
          </table:table-cell>
          <table:table-cell office:value-type="float" office:value="13977050">
            <text:p>13977050</text:p>
          </table:table-cell>
          <table:table-cell office:value-type="float" office:value="47210693">
            <text:p>47210693</text:p>
          </table:table-cell>
          <table:table-cell office:value-type="float" office:value="17089843">
            <text:p>17089843</text:p>
          </table:table-cell>
          <table:table-cell office:value-type="float" office:value="1159667">
            <text:p>115966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3906734">
            <text:p>3906734</text:p>
          </table:table-cell>
          <table:table-cell office:value-type="float" office:value="51864">
            <text:p>51864</text:p>
          </table:table-cell>
          <table:table-cell office:value-type="float" office:value="4501650">
            <text:p>4501650</text:p>
          </table:table-cell>
          <table:table-cell office:value-type="float" office:value="12340786">
            <text:p>12340786</text:p>
          </table:table-cell>
          <table:table-cell office:value-type="float" office:value="4108709">
            <text:p>4108709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932352">
            <text:p>6932352</text:p>
          </table:table-cell>
          <table:table-cell table:number-columns-repeated="11" office:value-type="float" office:value="0">
            <text:p>0</text:p>
          </table:table-cell>
          <table:table-cell office:value-type="float" office:value="835584">
            <text:p>835584</text:p>
          </table:table-cell>
          <table:table-cell table:number-columns-repeated="5" office:value-type="float" office:value="0">
            <text:p>0</text:p>
          </table:table-cell>
          <table:table-cell office:value-type="float" office:value="4501650">
            <text:p>4501650</text:p>
          </table:table-cell>
          <table:table-cell office:value-type="float" office:value="0">
            <text:p>0</text:p>
          </table:table-cell>
          <table:table-cell office:value-type="float" office:value="4501650">
            <text:p>4501650</text:p>
          </table:table-cell>
          <table:table-cell office:value-type="float" office:value="70339">
            <text:p>70339</text:p>
          </table:table-cell>
          <table:table-cell office:value-type="float" office:value="2250825">
            <text:p>2250825</text:p>
          </table:table-cell>
          <table:table-cell office:value-type="float" office:value="0">
            <text:p>0</text:p>
          </table:table-cell>
          <table:table-cell office:value-type="float" office:value="1500550">
            <text:p>1500550</text:p>
          </table:table-cell>
          <table:table-cell office:value-type="float" office:value="0">
            <text:p>0</text:p>
          </table:table-cell>
          <table:table-cell office:value-type="float" office:value="1500550">
            <text:p>1500550</text:p>
          </table:table-cell>
          <table:table-cell office:value-type="float" office:value="4501650">
            <text:p>4501650</text:p>
          </table:table-cell>
          <table:table-cell office:value-type="float" office:value="750275">
            <text:p>750275</text:p>
          </table:table-cell>
          <table:table-cell office:value-type="float" office:value="1468">
            <text:p>1468</text:p>
          </table:table-cell>
          <table:table-cell office:value-type="float" office:value="3001100">
            <text:p>3001100</text:p>
          </table:table-cell>
          <table:table-cell office:value-type="float" office:value="4501650">
            <text:p>4501650</text:p>
          </table:table-cell>
          <table:table-cell office:value-type="float" office:value="17578125">
            <text:p>17578125</text:p>
          </table:table-cell>
          <table:table-cell office:value-type="float" office:value="59875488">
            <text:p>59875488</text:p>
          </table:table-cell>
          <table:table-cell office:value-type="float" office:value="18402099">
            <text:p>18402099</text:p>
          </table:table-cell>
          <table:table-cell office:value-type="float" office:value="1403808">
            <text:p>140380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3369737">
            <text:p>3369737</text:p>
          </table:table-cell>
          <table:table-cell office:value-type="float" office:value="45696">
            <text:p>45696</text:p>
          </table:table-cell>
          <table:table-cell office:value-type="float" office:value="3953681">
            <text:p>3953681</text:p>
          </table:table-cell>
          <table:table-cell office:value-type="float" office:value="10864196">
            <text:p>10864196</text:p>
          </table:table-cell>
          <table:table-cell office:value-type="float" office:value="3550474">
            <text:p>3550474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932400">
            <text:p>6932400</text:p>
          </table:table-cell>
          <table:table-cell table:number-columns-repeated="11" office:value-type="float" office:value="0">
            <text:p>0</text:p>
          </table:table-cell>
          <table:table-cell office:value-type="float" office:value="1114112">
            <text:p>1114112</text:p>
          </table:table-cell>
          <table:table-cell office:value-type="float" office:value="3667764">
            <text:p>3667764</text:p>
          </table:table-cell>
          <table:table-cell table:number-columns-repeated="4" office:value-type="float" office:value="0">
            <text:p>0</text:p>
          </table:table-cell>
          <table:table-cell office:value-type="float" office:value="3953681">
            <text:p>3953681</text:p>
          </table:table-cell>
          <table:table-cell office:value-type="float" office:value="0">
            <text:p>0</text:p>
          </table:table-cell>
          <table:table-cell office:value-type="float" office:value="3953681">
            <text:p>3953681</text:p>
          </table:table-cell>
          <table:table-cell office:value-type="float" office:value="62088">
            <text:p>62088</text:p>
          </table:table-cell>
          <table:table-cell office:value-type="float" office:value="1976841">
            <text:p>1976841</text:p>
          </table:table-cell>
          <table:table-cell office:value-type="float" office:value="0">
            <text:p>0</text:p>
          </table:table-cell>
          <table:table-cell office:value-type="float" office:value="1317894">
            <text:p>1317894</text:p>
          </table:table-cell>
          <table:table-cell office:value-type="float" office:value="0">
            <text:p>0</text:p>
          </table:table-cell>
          <table:table-cell office:value-type="float" office:value="1317894">
            <text:p>1317894</text:p>
          </table:table-cell>
          <table:table-cell office:value-type="float" office:value="3953681">
            <text:p>3953681</text:p>
          </table:table-cell>
          <table:table-cell office:value-type="float" office:value="658947">
            <text:p>658947</text:p>
          </table:table-cell>
          <table:table-cell office:value-type="float" office:value="1936309">
            <text:p>1936309</text:p>
          </table:table-cell>
          <table:table-cell office:value-type="float" office:value="2635787">
            <text:p>2635787</text:p>
          </table:table-cell>
          <table:table-cell office:value-type="float" office:value="3953681">
            <text:p>3953681</text:p>
          </table:table-cell>
          <table:table-cell office:value-type="float" office:value="17791747">
            <text:p>17791747</text:p>
          </table:table-cell>
          <table:table-cell office:value-type="float" office:value="58197021">
            <text:p>58197021</text:p>
          </table:table-cell>
          <table:table-cell office:value-type="float" office:value="17883300">
            <text:p>17883300</text:p>
          </table:table-cell>
          <table:table-cell office:value-type="float" office:value="1373290">
            <text:p>137329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3998192">
            <text:p>3998192</text:p>
          </table:table-cell>
          <table:table-cell office:value-type="float" office:value="53345">
            <text:p>53345</text:p>
          </table:table-cell>
          <table:table-cell office:value-type="float" office:value="4610955">
            <text:p>4610955</text:p>
          </table:table-cell>
          <table:table-cell office:value-type="float" office:value="12712966">
            <text:p>12712966</text:p>
          </table:table-cell>
          <table:table-cell office:value-type="float" office:value="4191196">
            <text:p>4191196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932448">
            <text:p>6932448</text:p>
          </table:table-cell>
          <table:table-cell table:number-columns-repeated="11" office:value-type="float" office:value="0">
            <text:p>0</text:p>
          </table:table-cell>
          <table:table-cell office:value-type="float" office:value="1392640">
            <text:p>1392640</text:p>
          </table:table-cell>
          <table:table-cell office:value-type="float" office:value="2162852">
            <text:p>2162852</text:p>
          </table:table-cell>
          <table:table-cell table:number-columns-repeated="4" office:value-type="float" office:value="0">
            <text:p>0</text:p>
          </table:table-cell>
          <table:table-cell office:value-type="float" office:value="4610955">
            <text:p>4610955</text:p>
          </table:table-cell>
          <table:table-cell office:value-type="float" office:value="0">
            <text:p>0</text:p>
          </table:table-cell>
          <table:table-cell office:value-type="float" office:value="4610955">
            <text:p>4610955</text:p>
          </table:table-cell>
          <table:table-cell office:value-type="float" office:value="72244">
            <text:p>72244</text:p>
          </table:table-cell>
          <table:table-cell office:value-type="float" office:value="2305477">
            <text:p>2305477</text:p>
          </table:table-cell>
          <table:table-cell office:value-type="float" office:value="0">
            <text:p>0</text:p>
          </table:table-cell>
          <table:table-cell office:value-type="float" office:value="1536985">
            <text:p>1536985</text:p>
          </table:table-cell>
          <table:table-cell office:value-type="float" office:value="0">
            <text:p>0</text:p>
          </table:table-cell>
          <table:table-cell office:value-type="float" office:value="1536985">
            <text:p>1536985</text:p>
          </table:table-cell>
          <table:table-cell office:value-type="float" office:value="4595265">
            <text:p>4595265</text:p>
          </table:table-cell>
          <table:table-cell office:value-type="float" office:value="768492">
            <text:p>768492</text:p>
          </table:table-cell>
          <table:table-cell office:value-type="float" office:value="399">
            <text:p>399</text:p>
          </table:table-cell>
          <table:table-cell office:value-type="float" office:value="3073970">
            <text:p>3073970</text:p>
          </table:table-cell>
          <table:table-cell office:value-type="float" office:value="4610955">
            <text:p>4610955</text:p>
          </table:table-cell>
          <table:table-cell office:value-type="float" office:value="17791747">
            <text:p>17791747</text:p>
          </table:table-cell>
          <table:table-cell office:value-type="float" office:value="59692382">
            <text:p>59692382</text:p>
          </table:table-cell>
          <table:table-cell office:value-type="float" office:value="17944335">
            <text:p>17944335</text:p>
          </table:table-cell>
          <table:table-cell office:value-type="float" office:value="1373290">
            <text:p>137329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4209817">
            <text:p>4209817</text:p>
          </table:table-cell>
          <table:table-cell office:value-type="float" office:value="55864">
            <text:p>55864</text:p>
          </table:table-cell>
          <table:table-cell office:value-type="float" office:value="4848931">
            <text:p>4848931</text:p>
          </table:table-cell>
          <table:table-cell office:value-type="float" office:value="13302009">
            <text:p>13302009</text:p>
          </table:table-cell>
          <table:table-cell office:value-type="float" office:value="4421342">
            <text:p>4421342</text:p>
          </table:table-cell>
          <table:table-cell table:number-columns-repeated="3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932496">
            <text:p>6932496</text:p>
          </table:table-cell>
          <table:table-cell table:number-columns-repeated="11" office:value-type="float" office:value="0">
            <text:p>0</text:p>
          </table:table-cell>
          <table:table-cell office:value-type="float" office:value="1671168">
            <text:p>1671168</text:p>
          </table:table-cell>
          <table:table-cell office:value-type="float" office:value="4426100">
            <text:p>4426100</text:p>
          </table:table-cell>
          <table:table-cell table:number-columns-repeated="4" office:value-type="float" office:value="0">
            <text:p>0</text:p>
          </table:table-cell>
          <table:table-cell office:value-type="float" office:value="4848931">
            <text:p>4848931</text:p>
          </table:table-cell>
          <table:table-cell office:value-type="float" office:value="0">
            <text:p>0</text:p>
          </table:table-cell>
          <table:table-cell office:value-type="float" office:value="4848931">
            <text:p>4848931</text:p>
          </table:table-cell>
          <table:table-cell office:value-type="float" office:value="75765">
            <text:p>75765</text:p>
          </table:table-cell>
          <table:table-cell office:value-type="float" office:value="2424465">
            <text:p>2424465</text:p>
          </table:table-cell>
          <table:table-cell office:value-type="float" office:value="0">
            <text:p>0</text:p>
          </table:table-cell>
          <table:table-cell office:value-type="float" office:value="1616310">
            <text:p>1616310</text:p>
          </table:table-cell>
          <table:table-cell office:value-type="float" office:value="0">
            <text:p>0</text:p>
          </table:table-cell>
          <table:table-cell office:value-type="float" office:value="1616310">
            <text:p>1616310</text:p>
          </table:table-cell>
          <table:table-cell office:value-type="float" office:value="4848931">
            <text:p>4848931</text:p>
          </table:table-cell>
          <table:table-cell office:value-type="float" office:value="808155">
            <text:p>808155</text:p>
          </table:table-cell>
          <table:table-cell office:value-type="float" office:value="400">
            <text:p>400</text:p>
          </table:table-cell>
          <table:table-cell office:value-type="float" office:value="3232621">
            <text:p>3232621</text:p>
          </table:table-cell>
          <table:table-cell office:value-type="float" office:value="4848931">
            <text:p>4848931</text:p>
          </table:table-cell>
          <table:table-cell office:value-type="float" office:value="21606445">
            <text:p>21606445</text:p>
          </table:table-cell>
          <table:table-cell office:value-type="float" office:value="70098876">
            <text:p>70098876</text:p>
          </table:table-cell>
          <table:table-cell office:value-type="float" office:value="17364501">
            <text:p>17364501</text:p>
          </table:table-cell>
          <table:table-cell office:value-type="float" office:value="1678466">
            <text:p>167846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4144067">
            <text:p>4144067</text:p>
          </table:table-cell>
          <table:table-cell office:value-type="float" office:value="54540">
            <text:p>54540</text:p>
          </table:table-cell>
          <table:table-cell office:value-type="float" office:value="4717699">
            <text:p>4717699</text:p>
          </table:table-cell>
          <table:table-cell office:value-type="float" office:value="12993754">
            <text:p>12993754</text:p>
          </table:table-cell>
          <table:table-cell office:value-type="float" office:value="4352537">
            <text:p>4352537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040795">
            <text:p>8040795</text:p>
          </table:table-cell>
          <table:table-cell table:number-columns-repeated="11" office:value-type="float" office:value="0">
            <text:p>0</text:p>
          </table:table-cell>
          <table:table-cell office:value-type="float" office:value="1949696">
            <text:p>1949696</text:p>
          </table:table-cell>
          <table:table-cell office:value-type="float" office:value="2290164">
            <text:p>2290164</text:p>
          </table:table-cell>
          <table:table-cell table:number-columns-repeated="4" office:value-type="float" office:value="0">
            <text:p>0</text:p>
          </table:table-cell>
          <table:table-cell office:value-type="float" office:value="4717699">
            <text:p>4717699</text:p>
          </table:table-cell>
          <table:table-cell office:value-type="float" office:value="0">
            <text:p>0</text:p>
          </table:table-cell>
          <table:table-cell office:value-type="float" office:value="4717699">
            <text:p>4717699</text:p>
          </table:table-cell>
          <table:table-cell office:value-type="float" office:value="74481">
            <text:p>74481</text:p>
          </table:table-cell>
          <table:table-cell office:value-type="float" office:value="2358849">
            <text:p>2358849</text:p>
          </table:table-cell>
          <table:table-cell office:value-type="float" office:value="0">
            <text:p>0</text:p>
          </table:table-cell>
          <table:table-cell office:value-type="float" office:value="1572566">
            <text:p>1572566</text:p>
          </table:table-cell>
          <table:table-cell office:value-type="float" office:value="326942">
            <text:p>326942</text:p>
          </table:table-cell>
          <table:table-cell office:value-type="float" office:value="1572566">
            <text:p>1572566</text:p>
          </table:table-cell>
          <table:table-cell office:value-type="float" office:value="2294852">
            <text:p>2294852</text:p>
          </table:table-cell>
          <table:table-cell office:value-type="float" office:value="786283">
            <text:p>786283</text:p>
          </table:table-cell>
          <table:table-cell office:value-type="float" office:value="2281976">
            <text:p>2281976</text:p>
          </table:table-cell>
          <table:table-cell office:value-type="float" office:value="3145133">
            <text:p>3145133</text:p>
          </table:table-cell>
          <table:table-cell office:value-type="float" office:value="4717699">
            <text:p>4717699</text:p>
          </table:table-cell>
          <table:table-cell office:value-type="float" office:value="20019531">
            <text:p>20019531</text:p>
          </table:table-cell>
          <table:table-cell office:value-type="float" office:value="67199706">
            <text:p>67199706</text:p>
          </table:table-cell>
          <table:table-cell office:value-type="float" office:value="18280029">
            <text:p>18280029</text:p>
          </table:table-cell>
          <table:table-cell office:value-type="float" office:value="1525878">
            <text:p>152587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4443857">
            <text:p>4443857</text:p>
          </table:table-cell>
          <table:table-cell office:value-type="float" office:value="58667">
            <text:p>58667</text:p>
          </table:table-cell>
          <table:table-cell office:value-type="float" office:value="5087767">
            <text:p>5087767</text:p>
          </table:table-cell>
          <table:table-cell office:value-type="float" office:value="14002776">
            <text:p>14002776</text:p>
          </table:table-cell>
          <table:table-cell office:value-type="float" office:value="4675517">
            <text:p>4675517</text:p>
          </table:table-cell>
          <table:table-cell table:number-columns-repeated="3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161882">
            <text:p>9161882</text:p>
          </table:table-cell>
          <table:table-cell table:number-columns-repeated="11" office:value-type="float" office:value="0">
            <text:p>0</text:p>
          </table:table-cell>
          <table:table-cell office:value-type="float" office:value="2228224">
            <text:p>2228224</text:p>
          </table:table-cell>
          <table:table-cell office:value-type="float" office:value="4852768">
            <text:p>4852768</text:p>
          </table:table-cell>
          <table:table-cell table:number-columns-repeated="4" office:value-type="float" office:value="0">
            <text:p>0</text:p>
          </table:table-cell>
          <table:table-cell office:value-type="float" office:value="5087767">
            <text:p>5087767</text:p>
          </table:table-cell>
          <table:table-cell office:value-type="float" office:value="0">
            <text:p>0</text:p>
          </table:table-cell>
          <table:table-cell office:value-type="float" office:value="5087767">
            <text:p>5087767</text:p>
          </table:table-cell>
          <table:table-cell office:value-type="float" office:value="79497">
            <text:p>79497</text:p>
          </table:table-cell>
          <table:table-cell office:value-type="float" office:value="2543883">
            <text:p>2543883</text:p>
          </table:table-cell>
          <table:table-cell office:value-type="float" office:value="0">
            <text:p>0</text:p>
          </table:table-cell>
          <table:table-cell office:value-type="float" office:value="1695922">
            <text:p>1695922</text:p>
          </table:table-cell>
          <table:table-cell office:value-type="float" office:value="0">
            <text:p>0</text:p>
          </table:table-cell>
          <table:table-cell office:value-type="float" office:value="1695922">
            <text:p>1695922</text:p>
          </table:table-cell>
          <table:table-cell office:value-type="float" office:value="0">
            <text:p>0</text:p>
          </table:table-cell>
          <table:table-cell office:value-type="float" office:value="847961">
            <text:p>847961</text:p>
          </table:table-cell>
          <table:table-cell office:value-type="float" office:value="2474350">
            <text:p>2474350</text:p>
          </table:table-cell>
          <table:table-cell office:value-type="float" office:value="3391844">
            <text:p>3391844</text:p>
          </table:table-cell>
          <table:table-cell office:value-type="float" office:value="5087767">
            <text:p>5087767</text:p>
          </table:table-cell>
          <table:table-cell office:value-type="float" office:value="21850585">
            <text:p>21850585</text:p>
          </table:table-cell>
          <table:table-cell office:value-type="float" office:value="72540283">
            <text:p>72540283</text:p>
          </table:table-cell>
          <table:table-cell office:value-type="float" office:value="18280029">
            <text:p>18280029</text:p>
          </table:table-cell>
          <table:table-cell office:value-type="float" office:value="1586913">
            <text:p>158691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4305233">
            <text:p>4305233</text:p>
          </table:table-cell>
          <table:table-cell office:value-type="float" office:value="57034">
            <text:p>57034</text:p>
          </table:table-cell>
          <table:table-cell office:value-type="float" office:value="4941122">
            <text:p>4941122</text:p>
          </table:table-cell>
          <table:table-cell office:value-type="float" office:value="13600460">
            <text:p>13600460</text:p>
          </table:table-cell>
          <table:table-cell office:value-type="float" office:value="4521997">
            <text:p>4521997</text:p>
          </table:table-cell>
          <table:table-cell table:number-columns-repeated="3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337557">
            <text:p>10337557</text:p>
          </table:table-cell>
          <table:table-cell table:number-columns-repeated="11" office:value-type="float" office:value="0">
            <text:p>0</text:p>
          </table:table-cell>
          <table:table-cell office:value-type="float" office:value="2506752">
            <text:p>2506752</text:p>
          </table:table-cell>
          <table:table-cell office:value-type="float" office:value="2280240">
            <text:p>2280240</text:p>
          </table:table-cell>
          <table:table-cell table:number-columns-repeated="4" office:value-type="float" office:value="0">
            <text:p>0</text:p>
          </table:table-cell>
          <table:table-cell office:value-type="float" office:value="4941122">
            <text:p>4941122</text:p>
          </table:table-cell>
          <table:table-cell office:value-type="float" office:value="0">
            <text:p>0</text:p>
          </table:table-cell>
          <table:table-cell office:value-type="float" office:value="4941122">
            <text:p>4941122</text:p>
          </table:table-cell>
          <table:table-cell office:value-type="float" office:value="77792">
            <text:p>77792</text:p>
          </table:table-cell>
          <table:table-cell office:value-type="float" office:value="2470561">
            <text:p>2470561</text:p>
          </table:table-cell>
          <table:table-cell office:value-type="float" office:value="0">
            <text:p>0</text:p>
          </table:table-cell>
          <table:table-cell office:value-type="float" office:value="1647040">
            <text:p>1647040</text:p>
          </table:table-cell>
          <table:table-cell office:value-type="float" office:value="0">
            <text:p>0</text:p>
          </table:table-cell>
          <table:table-cell office:value-type="float" office:value="1647041">
            <text:p>1647041</text:p>
          </table:table-cell>
          <table:table-cell office:value-type="float" office:value="4941122">
            <text:p>4941122</text:p>
          </table:table-cell>
          <table:table-cell office:value-type="float" office:value="823520">
            <text:p>823520</text:p>
          </table:table-cell>
          <table:table-cell office:value-type="float" office:value="2390454">
            <text:p>2390454</text:p>
          </table:table-cell>
          <table:table-cell office:value-type="float" office:value="3294082">
            <text:p>3294082</text:p>
          </table:table-cell>
          <table:table-cell office:value-type="float" office:value="4941122">
            <text:p>4941122</text:p>
          </table:table-cell>
          <table:table-cell office:value-type="float" office:value="19989013">
            <text:p>19989013</text:p>
          </table:table-cell>
          <table:table-cell office:value-type="float" office:value="67138671">
            <text:p>67138671</text:p>
          </table:table-cell>
          <table:table-cell office:value-type="float" office:value="18280028">
            <text:p>18280028</text:p>
          </table:table-cell>
          <table:table-cell office:value-type="float" office:value="1464843">
            <text:p>146484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4691065">
            <text:p>4691065</text:p>
          </table:table-cell>
          <table:table-cell office:value-type="float" office:value="61856">
            <text:p>61856</text:p>
          </table:table-cell>
          <table:table-cell office:value-type="float" office:value="5372917">
            <text:p>5372917</text:p>
          </table:table-cell>
          <table:table-cell office:value-type="float" office:value="14768775">
            <text:p>14768775</text:p>
          </table:table-cell>
          <table:table-cell office:value-type="float" office:value="4934437">
            <text:p>4934437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445153">
            <text:p>11445153</text:p>
          </table:table-cell>
          <table:table-cell table:number-columns-repeated="11" office:value-type="float" office:value="0">
            <text:p>0</text:p>
          </table:table-cell>
          <table:table-cell office:value-type="float" office:value="2785280">
            <text:p>2785280</text:p>
          </table:table-cell>
          <table:table-cell office:value-type="float" office:value="5024588">
            <text:p>5024588</text:p>
          </table:table-cell>
          <table:table-cell table:number-columns-repeated="4" office:value-type="float" office:value="0">
            <text:p>0</text:p>
          </table:table-cell>
          <table:table-cell office:value-type="float" office:value="5372917">
            <text:p>5372917</text:p>
          </table:table-cell>
          <table:table-cell office:value-type="float" office:value="0">
            <text:p>0</text:p>
          </table:table-cell>
          <table:table-cell office:value-type="float" office:value="5372917">
            <text:p>5372917</text:p>
          </table:table-cell>
          <table:table-cell office:value-type="float" office:value="84256">
            <text:p>84256</text:p>
          </table:table-cell>
          <table:table-cell office:value-type="float" office:value="2686458">
            <text:p>2686458</text:p>
          </table:table-cell>
          <table:table-cell office:value-type="float" office:value="0">
            <text:p>0</text:p>
          </table:table-cell>
          <table:table-cell office:value-type="float" office:value="1790973">
            <text:p>1790973</text:p>
          </table:table-cell>
          <table:table-cell office:value-type="float" office:value="0">
            <text:p>0</text:p>
          </table:table-cell>
          <table:table-cell office:value-type="float" office:value="1790972">
            <text:p>1790972</text:p>
          </table:table-cell>
          <table:table-cell office:value-type="float" office:value="5358968">
            <text:p>5358968</text:p>
          </table:table-cell>
          <table:table-cell office:value-type="float" office:value="895486">
            <text:p>895486</text:p>
          </table:table-cell>
          <table:table-cell office:value-type="float" office:value="5309146">
            <text:p>5309146</text:p>
          </table:table-cell>
          <table:table-cell office:value-type="float" office:value="3581945">
            <text:p>3581945</text:p>
          </table:table-cell>
          <table:table-cell office:value-type="float" office:value="5372917">
            <text:p>5372917</text:p>
          </table:table-cell>
          <table:table-cell office:value-type="float" office:value="22338867">
            <text:p>22338867</text:p>
          </table:table-cell>
          <table:table-cell office:value-type="float" office:value="76446533">
            <text:p>76446533</text:p>
          </table:table-cell>
          <table:table-cell office:value-type="float" office:value="18249511">
            <text:p>18249511</text:p>
          </table:table-cell>
          <table:table-cell office:value-type="float" office:value="1678466">
            <text:p>167846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5148229">
            <text:p>5148229</text:p>
          </table:table-cell>
          <table:table-cell office:value-type="float" office:value="67129">
            <text:p>67129</text:p>
          </table:table-cell>
          <table:table-cell office:value-type="float" office:value="5831445">
            <text:p>5831445</text:p>
          </table:table-cell>
          <table:table-cell office:value-type="float" office:value="16039064">
            <text:p>16039064</text:p>
          </table:table-cell>
          <table:table-cell office:value-type="float" office:value="5412982">
            <text:p>5412982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2575828">
            <text:p>12575828</text:p>
          </table:table-cell>
          <table:table-cell table:number-columns-repeated="11" office:value-type="float" office:value="0">
            <text:p>0</text:p>
          </table:table-cell>
          <table:table-cell office:value-type="float" office:value="3063808">
            <text:p>3063808</text:p>
          </table:table-cell>
          <table:table-cell office:value-type="float" office:value="5615884">
            <text:p>5615884</text:p>
          </table:table-cell>
          <table:table-cell table:number-columns-repeated="4" office:value-type="float" office:value="0">
            <text:p>0</text:p>
          </table:table-cell>
          <table:table-cell office:value-type="float" office:value="5831445">
            <text:p>5831445</text:p>
          </table:table-cell>
          <table:table-cell office:value-type="float" office:value="0">
            <text:p>0</text:p>
          </table:table-cell>
          <table:table-cell office:value-type="float" office:value="5831445">
            <text:p>5831445</text:p>
          </table:table-cell>
          <table:table-cell office:value-type="float" office:value="91456">
            <text:p>91456</text:p>
          </table:table-cell>
          <table:table-cell office:value-type="float" office:value="2915722">
            <text:p>2915722</text:p>
          </table:table-cell>
          <table:table-cell office:value-type="float" office:value="0">
            <text:p>0</text:p>
          </table:table-cell>
          <table:table-cell office:value-type="float" office:value="1943815">
            <text:p>1943815</text:p>
          </table:table-cell>
          <table:table-cell office:value-type="float" office:value="0">
            <text:p>0</text:p>
          </table:table-cell>
          <table:table-cell office:value-type="float" office:value="1943815">
            <text:p>1943815</text:p>
          </table:table-cell>
          <table:table-cell office:value-type="float" office:value="5752158">
            <text:p>5752158</text:p>
          </table:table-cell>
          <table:table-cell office:value-type="float" office:value="971908">
            <text:p>971908</text:p>
          </table:table-cell>
          <table:table-cell office:value-type="float" office:value="5794201">
            <text:p>5794201</text:p>
          </table:table-cell>
          <table:table-cell office:value-type="float" office:value="3887630">
            <text:p>3887630</text:p>
          </table:table-cell>
          <table:table-cell office:value-type="float" office:value="5831445">
            <text:p>5831445</text:p>
          </table:table-cell>
          <table:table-cell office:value-type="float" office:value="26092529">
            <text:p>26092529</text:p>
          </table:table-cell>
          <table:table-cell office:value-type="float" office:value="87829589">
            <text:p>87829589</text:p>
          </table:table-cell>
          <table:table-cell office:value-type="float" office:value="18493652">
            <text:p>18493652</text:p>
          </table:table-cell>
          <table:table-cell office:value-type="float" office:value="2014159">
            <text:p>201415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5430395">
            <text:p>5430395</text:p>
          </table:table-cell>
          <table:table-cell office:value-type="float" office:value="70596">
            <text:p>70596</text:p>
          </table:table-cell>
          <table:table-cell office:value-type="float" office:value="6116649">
            <text:p>6116649</text:p>
          </table:table-cell>
          <table:table-cell office:value-type="float" office:value="16883887">
            <text:p>16883887</text:p>
          </table:table-cell>
          <table:table-cell office:value-type="float" office:value="5689850">
            <text:p>5689850</text:p>
          </table:table-cell>
          <table:table-cell table:number-columns-repeated="3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3698990">
            <text:p>13698990</text:p>
          </table:table-cell>
          <table:table-cell table:number-columns-repeated="11" office:value-type="float" office:value="0">
            <text:p>0</text:p>
          </table:table-cell>
          <table:table-cell office:value-type="float" office:value="3342336">
            <text:p>3342336</text:p>
          </table:table-cell>
          <table:table-cell office:value-type="float" office:value="2885940">
            <text:p>2885940</text:p>
          </table:table-cell>
          <table:table-cell table:number-columns-repeated="4" office:value-type="float" office:value="0">
            <text:p>0</text:p>
          </table:table-cell>
          <table:table-cell office:value-type="float" office:value="6116649">
            <text:p>6116649</text:p>
          </table:table-cell>
          <table:table-cell office:value-type="float" office:value="0">
            <text:p>0</text:p>
          </table:table-cell>
          <table:table-cell office:value-type="float" office:value="6116649">
            <text:p>6116649</text:p>
          </table:table-cell>
          <table:table-cell office:value-type="float" office:value="95574">
            <text:p>95574</text:p>
          </table:table-cell>
          <table:table-cell office:value-type="float" office:value="3058325">
            <text:p>3058325</text:p>
          </table:table-cell>
          <table:table-cell office:value-type="float" office:value="0">
            <text:p>0</text:p>
          </table:table-cell>
          <table:table-cell office:value-type="float" office:value="2038882">
            <text:p>2038882</text:p>
          </table:table-cell>
          <table:table-cell office:value-type="float" office:value="0">
            <text:p>0</text:p>
          </table:table-cell>
          <table:table-cell office:value-type="float" office:value="2038883">
            <text:p>2038883</text:p>
          </table:table-cell>
          <table:table-cell office:value-type="float" office:value="3111559">
            <text:p>3111559</text:p>
          </table:table-cell>
          <table:table-cell office:value-type="float" office:value="1019441">
            <text:p>1019441</text:p>
          </table:table-cell>
          <table:table-cell office:value-type="float" office:value="2598">
            <text:p>2598</text:p>
          </table:table-cell>
          <table:table-cell office:value-type="float" office:value="4077766">
            <text:p>4077766</text:p>
          </table:table-cell>
          <table:table-cell office:value-type="float" office:value="6116649">
            <text:p>6116649</text:p>
          </table:table-cell>
          <table:table-cell office:value-type="float" office:value="26306152">
            <text:p>26306152</text:p>
          </table:table-cell>
          <table:table-cell office:value-type="float" office:value="88806152">
            <text:p>88806152</text:p>
          </table:table-cell>
          <table:table-cell office:value-type="float" office:value="19836425">
            <text:p>19836425</text:p>
          </table:table-cell>
          <table:table-cell office:value-type="float" office:value="1953125">
            <text:p>195312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6213726">
            <text:p>6213726</text:p>
          </table:table-cell>
          <table:table-cell office:value-type="float" office:value="80265">
            <text:p>80265</text:p>
          </table:table-cell>
          <table:table-cell office:value-type="float" office:value="6969503">
            <text:p>6969503</text:p>
          </table:table-cell>
          <table:table-cell office:value-type="float" office:value="19213073">
            <text:p>19213073</text:p>
          </table:table-cell>
          <table:table-cell office:value-type="float" office:value="6520323">
            <text:p>6520323</text:p>
          </table:table-cell>
          <table:table-cell table:number-columns-repeated="3"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822667">
            <text:p>14822667</text:p>
          </table:table-cell>
          <table:table-cell table:number-columns-repeated="11" office:value-type="float" office:value="0">
            <text:p>0</text:p>
          </table:table-cell>
          <table:table-cell office:value-type="float" office:value="3620864">
            <text:p>3620864</text:p>
          </table:table-cell>
          <table:table-cell office:value-type="float" office:value="3641664">
            <text:p>3641664</text:p>
          </table:table-cell>
          <table:table-cell table:number-columns-repeated="4" office:value-type="float" office:value="0">
            <text:p>0</text:p>
          </table:table-cell>
          <table:table-cell office:value-type="float" office:value="6969503">
            <text:p>6969503</text:p>
          </table:table-cell>
          <table:table-cell office:value-type="float" office:value="0">
            <text:p>0</text:p>
          </table:table-cell>
          <table:table-cell office:value-type="float" office:value="6969503">
            <text:p>6969503</text:p>
          </table:table-cell>
          <table:table-cell office:value-type="float" office:value="108900">
            <text:p>108900</text:p>
          </table:table-cell>
          <table:table-cell office:value-type="float" office:value="3484751">
            <text:p>3484751</text:p>
          </table:table-cell>
          <table:table-cell office:value-type="float" office:value="0">
            <text:p>0</text:p>
          </table:table-cell>
          <table:table-cell office:value-type="float" office:value="2323167">
            <text:p>2323167</text:p>
          </table:table-cell>
          <table:table-cell office:value-type="float" office:value="0">
            <text:p>0</text:p>
          </table:table-cell>
          <table:table-cell office:value-type="float" office:value="2323168">
            <text:p>2323168</text:p>
          </table:table-cell>
          <table:table-cell office:value-type="float" office:value="6852290">
            <text:p>6852290</text:p>
          </table:table-cell>
          <table:table-cell office:value-type="float" office:value="1161584">
            <text:p>1161584</text:p>
          </table:table-cell>
          <table:table-cell office:value-type="float" office:value="3356891">
            <text:p>3356891</text:p>
          </table:table-cell>
          <table:table-cell office:value-type="float" office:value="4646335">
            <text:p>4646335</text:p>
          </table:table-cell>
          <table:table-cell office:value-type="float" office:value="6969503">
            <text:p>6969503</text:p>
          </table:table-cell>
          <table:table-cell office:value-type="float" office:value="29144286">
            <text:p>29144286</text:p>
          </table:table-cell>
          <table:table-cell office:value-type="float" office:value="97229003">
            <text:p>97229003</text:p>
          </table:table-cell>
          <table:table-cell office:value-type="float" office:value="19226074">
            <text:p>19226074</text:p>
          </table:table-cell>
          <table:table-cell office:value-type="float" office:value="1983642">
            <text:p>198364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7775636">
            <text:p>7775636</text:p>
          </table:table-cell>
          <table:table-cell office:value-type="float" office:value="98800">
            <text:p>98800</text:p>
          </table:table-cell>
          <table:table-cell office:value-type="float" office:value="8551109">
            <text:p>8551109</text:p>
          </table:table-cell>
          <table:table-cell office:value-type="float" office:value="23709957">
            <text:p>23709957</text:p>
          </table:table-cell>
          <table:table-cell office:value-type="float" office:value="8121045">
            <text:p>8121045</text:p>
          </table:table-cell>
          <table:table-cell table:number-columns-repeated="3" office:value-type="float" office:value="0">
            <text:p>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5942856">
            <text:p>15942856</text:p>
          </table:table-cell>
          <table:table-cell table:number-columns-repeated="11" office:value-type="float" office:value="0">
            <text:p>0</text:p>
          </table:table-cell>
          <table:table-cell office:value-type="float" office:value="3899392">
            <text:p>3899392</text:p>
          </table:table-cell>
          <table:table-cell office:value-type="float" office:value="3804296">
            <text:p>3804296</text:p>
          </table:table-cell>
          <table:table-cell table:number-columns-repeated="4" office:value-type="float" office:value="0">
            <text:p>0</text:p>
          </table:table-cell>
          <table:table-cell office:value-type="float" office:value="8551109">
            <text:p>8551109</text:p>
          </table:table-cell>
          <table:table-cell office:value-type="float" office:value="0">
            <text:p>0</text:p>
          </table:table-cell>
          <table:table-cell office:value-type="float" office:value="8551109">
            <text:p>8551109</text:p>
          </table:table-cell>
          <table:table-cell office:value-type="float" office:value="133613">
            <text:p>133613</text:p>
          </table:table-cell>
          <table:table-cell office:value-type="float" office:value="4275554">
            <text:p>4275554</text:p>
          </table:table-cell>
          <table:table-cell office:value-type="float" office:value="0">
            <text:p>0</text:p>
          </table:table-cell>
          <table:table-cell office:value-type="float" office:value="2850369">
            <text:p>2850369</text:p>
          </table:table-cell>
          <table:table-cell office:value-type="float" office:value="0">
            <text:p>0</text:p>
          </table:table-cell>
          <table:table-cell office:value-type="float" office:value="2850369">
            <text:p>2850369</text:p>
          </table:table-cell>
          <table:table-cell office:value-type="float" office:value="8040897">
            <text:p>8040897</text:p>
          </table:table-cell>
          <table:table-cell office:value-type="float" office:value="1425185">
            <text:p>1425185</text:p>
          </table:table-cell>
          <table:table-cell office:value-type="float" office:value="4081533">
            <text:p>4081533</text:p>
          </table:table-cell>
          <table:table-cell office:value-type="float" office:value="5700739">
            <text:p>5700739</text:p>
          </table:table-cell>
          <table:table-cell office:value-type="float" office:value="8551109">
            <text:p>8551109</text:p>
          </table:table-cell>
          <table:table-cell office:value-type="float" office:value="32836914">
            <text:p>32836914</text:p>
          </table:table-cell>
          <table:table-cell office:value-type="float" office:value="109802245">
            <text:p>109802245</text:p>
          </table:table-cell>
          <table:table-cell office:value-type="float" office:value="20629882">
            <text:p>20629882</text:p>
          </table:table-cell>
          <table:table-cell office:value-type="float" office:value="2349853">
            <text:p>234985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9083964">
            <text:p>9083964</text:p>
          </table:table-cell>
          <table:table-cell office:value-type="float" office:value="114706">
            <text:p>114706</text:p>
          </table:table-cell>
          <table:table-cell office:value-type="float" office:value="9939517">
            <text:p>9939517</text:p>
          </table:table-cell>
          <table:table-cell office:value-type="float" office:value="27509038">
            <text:p>27509038</text:p>
          </table:table-cell>
          <table:table-cell office:value-type="float" office:value="9493656">
            <text:p>9493656</text:p>
          </table:table-cell>
          <table:table-cell table:number-columns-repeated="3"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7138853">
            <text:p>17138853</text:p>
          </table:table-cell>
          <table:table-cell table:number-columns-repeated="11" office:value-type="float" office:value="0">
            <text:p>0</text:p>
          </table:table-cell>
          <table:table-cell office:value-type="float" office:value="4177920">
            <text:p>4177920</text:p>
          </table:table-cell>
          <table:table-cell office:value-type="float" office:value="9655380">
            <text:p>9655380</text:p>
          </table:table-cell>
          <table:table-cell table:number-columns-repeated="4" office:value-type="float" office:value="0">
            <text:p>0</text:p>
          </table:table-cell>
          <table:table-cell office:value-type="float" office:value="9939517">
            <text:p>9939517</text:p>
          </table:table-cell>
          <table:table-cell office:value-type="float" office:value="0">
            <text:p>0</text:p>
          </table:table-cell>
          <table:table-cell office:value-type="float" office:value="9939517">
            <text:p>9939517</text:p>
          </table:table-cell>
          <table:table-cell office:value-type="float" office:value="156727">
            <text:p>156727</text:p>
          </table:table-cell>
          <table:table-cell office:value-type="float" office:value="4969758">
            <text:p>4969758</text:p>
          </table:table-cell>
          <table:table-cell office:value-type="float" office:value="0">
            <text:p>0</text:p>
          </table:table-cell>
          <table:table-cell office:value-type="float" office:value="3313172">
            <text:p>3313172</text:p>
          </table:table-cell>
          <table:table-cell office:value-type="float" office:value="0">
            <text:p>0</text:p>
          </table:table-cell>
          <table:table-cell office:value-type="float" office:value="3313172">
            <text:p>3313172</text:p>
          </table:table-cell>
          <table:table-cell office:value-type="float" office:value="9939517">
            <text:p>9939517</text:p>
          </table:table-cell>
          <table:table-cell office:value-type="float" office:value="1656586">
            <text:p>1656586</text:p>
          </table:table-cell>
          <table:table-cell office:value-type="float" office:value="9586735">
            <text:p>9586735</text:p>
          </table:table-cell>
          <table:table-cell office:value-type="float" office:value="6626345">
            <text:p>6626345</text:p>
          </table:table-cell>
          <table:table-cell office:value-type="float" office:value="9939517">
            <text:p>9939517</text:p>
          </table:table-cell>
          <table:table-cell office:value-type="float" office:value="37017822">
            <text:p>37017822</text:p>
          </table:table-cell>
          <table:table-cell office:value-type="float" office:value="125457763">
            <text:p>125457763</text:p>
          </table:table-cell>
          <table:table-cell office:value-type="float" office:value="22003173">
            <text:p>22003173</text:p>
          </table:table-cell>
          <table:table-cell office:value-type="float" office:value="2593993">
            <text:p>259399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8184884">
            <text:p>8184884</text:p>
          </table:table-cell>
          <table:table-cell office:value-type="float" office:value="103170">
            <text:p>103170</text:p>
          </table:table-cell>
          <table:table-cell office:value-type="float" office:value="8929415">
            <text:p>8929415</text:p>
          </table:table-cell>
          <table:table-cell office:value-type="float" office:value="24758315">
            <text:p>24758315</text:p>
          </table:table-cell>
          <table:table-cell office:value-type="float" office:value="8547789">
            <text:p>8547789</text:p>
          </table:table-cell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8217979">
            <text:p>18217979</text:p>
          </table:table-cell>
          <table:table-cell table:number-columns-repeated="11" office:value-type="float" office:value="0">
            <text:p>0</text:p>
          </table:table-cell>
          <table:table-cell office:value-type="float" office:value="4456448">
            <text:p>4456448</text:p>
          </table:table-cell>
          <table:table-cell office:value-type="float" office:value="4346576">
            <text:p>4346576</text:p>
          </table:table-cell>
          <table:table-cell table:number-columns-repeated="4" office:value-type="float" office:value="0">
            <text:p>0</text:p>
          </table:table-cell>
          <table:table-cell office:value-type="float" office:value="8929415">
            <text:p>8929415</text:p>
          </table:table-cell>
          <table:table-cell office:value-type="float" office:value="0">
            <text:p>0</text:p>
          </table:table-cell>
          <table:table-cell office:value-type="float" office:value="8929415">
            <text:p>8929415</text:p>
          </table:table-cell>
          <table:table-cell office:value-type="float" office:value="140144">
            <text:p>140144</text:p>
          </table:table-cell>
          <table:table-cell office:value-type="float" office:value="4464707">
            <text:p>4464707</text:p>
          </table:table-cell>
          <table:table-cell office:value-type="float" office:value="0">
            <text:p>0</text:p>
          </table:table-cell>
          <table:table-cell office:value-type="float" office:value="2976472">
            <text:p>2976472</text:p>
          </table:table-cell>
          <table:table-cell office:value-type="float" office:value="0">
            <text:p>0</text:p>
          </table:table-cell>
          <table:table-cell office:value-type="float" office:value="2976471">
            <text:p>2976471</text:p>
          </table:table-cell>
          <table:table-cell office:value-type="float" office:value="8851247">
            <text:p>8851247</text:p>
          </table:table-cell>
          <table:table-cell office:value-type="float" office:value="1488236">
            <text:p>1488236</text:p>
          </table:table-cell>
          <table:table-cell office:value-type="float" office:value="4287164">
            <text:p>4287164</text:p>
          </table:table-cell>
          <table:table-cell office:value-type="float" office:value="5952943">
            <text:p>5952943</text:p>
          </table:table-cell>
          <table:table-cell office:value-type="float" office:value="8929415">
            <text:p>8929415</text:p>
          </table:table-cell>
          <table:table-cell office:value-type="float" office:value="35949706">
            <text:p>35949706</text:p>
          </table:table-cell>
          <table:table-cell office:value-type="float" office:value="124053954">
            <text:p>124053954</text:p>
          </table:table-cell>
          <table:table-cell office:value-type="float" office:value="21606444">
            <text:p>21606444</text:p>
          </table:table-cell>
          <table:table-cell office:value-type="float" office:value="2502441">
            <text:p>250244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10958623">
            <text:p>10958623</text:p>
          </table:table-cell>
          <table:table-cell office:value-type="float" office:value="137212">
            <text:p>137212</text:p>
          </table:table-cell>
          <table:table-cell office:value-type="float" office:value="11887440">
            <text:p>11887440</text:p>
          </table:table-cell>
          <table:table-cell office:value-type="float" office:value="32989356">
            <text:p>32989356</text:p>
          </table:table-cell>
          <table:table-cell office:value-type="float" office:value="11439781">
            <text:p>11439781</text:p>
          </table:table-cell>
          <table:table-cell table:number-columns-repeated="3" office:value-type="float" office:value="0">
            <text:p>0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9267749">
            <text:p>19267749</text:p>
          </table:table-cell>
          <table:table-cell table:number-columns-repeated="11" office:value-type="float" office:value="0">
            <text:p>0</text:p>
          </table:table-cell>
          <table:table-cell office:value-type="float" office:value="4734976">
            <text:p>4734976</text:p>
          </table:table-cell>
          <table:table-cell office:value-type="float" office:value="5639888">
            <text:p>5639888</text:p>
          </table:table-cell>
          <table:table-cell table:number-columns-repeated="4" office:value-type="float" office:value="0">
            <text:p>0</text:p>
          </table:table-cell>
          <table:table-cell office:value-type="float" office:value="11887440">
            <text:p>11887440</text:p>
          </table:table-cell>
          <table:table-cell office:value-type="float" office:value="0">
            <text:p>0</text:p>
          </table:table-cell>
          <table:table-cell office:value-type="float" office:value="11887440">
            <text:p>11887440</text:p>
          </table:table-cell>
          <table:table-cell office:value-type="float" office:value="185743">
            <text:p>185743</text:p>
          </table:table-cell>
          <table:table-cell office:value-type="float" office:value="5943720">
            <text:p>5943720</text:p>
          </table:table-cell>
          <table:table-cell office:value-type="float" office:value="0">
            <text:p>0</text:p>
          </table:table-cell>
          <table:table-cell office:value-type="float" office:value="3962480">
            <text:p>3962480</text:p>
          </table:table-cell>
          <table:table-cell office:value-type="float" office:value="0">
            <text:p>0</text:p>
          </table:table-cell>
          <table:table-cell office:value-type="float" office:value="3962480">
            <text:p>3962480</text:p>
          </table:table-cell>
          <table:table-cell office:value-type="float" office:value="10974820">
            <text:p>10974820</text:p>
          </table:table-cell>
          <table:table-cell office:value-type="float" office:value="1981240">
            <text:p>1981240</text:p>
          </table:table-cell>
          <table:table-cell office:value-type="float" office:value="5762132">
            <text:p>5762132</text:p>
          </table:table-cell>
          <table:table-cell office:value-type="float" office:value="7924960">
            <text:p>7924960</text:p>
          </table:table-cell>
          <table:table-cell office:value-type="float" office:value="11887440">
            <text:p>11887440</text:p>
          </table:table-cell>
          <table:table-cell office:value-type="float" office:value="44128417">
            <text:p>44128417</text:p>
          </table:table-cell>
          <table:table-cell office:value-type="float" office:value="147460937">
            <text:p>147460937</text:p>
          </table:table-cell>
          <table:table-cell office:value-type="float" office:value="24047851">
            <text:p>24047851</text:p>
          </table:table-cell>
          <table:table-cell office:value-type="float" office:value="3448485">
            <text:p>344848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18790549">
            <text:p>18790549</text:p>
          </table:table-cell>
          <table:table-cell office:value-type="float" office:value="231041">
            <text:p>231041</text:p>
          </table:table-cell>
          <table:table-cell office:value-type="float" office:value="20026202">
            <text:p>20026202</text:p>
          </table:table-cell>
          <table:table-cell office:value-type="float" office:value="55704268">
            <text:p>55704268</text:p>
          </table:table-cell>
          <table:table-cell office:value-type="float" office:value="19592087">
            <text:p>19592087</text:p>
          </table:table-cell>
          <table:table-cell table:number-columns-repeated="3" office:value-type="float" office:value="0">
            <text:p>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0347466">
            <text:p>20347466</text:p>
          </table:table-cell>
          <table:table-cell table:number-columns-repeated="11" office:value-type="float" office:value="0">
            <text:p>0</text:p>
          </table:table-cell>
          <table:table-cell office:value-type="float" office:value="5013504">
            <text:p>5013504</text:p>
          </table:table-cell>
          <table:table-cell office:value-type="float" office:value="10081232">
            <text:p>10081232</text:p>
          </table:table-cell>
          <table:table-cell table:number-columns-repeated="4" office:value-type="float" office:value="0">
            <text:p>0</text:p>
          </table:table-cell>
          <table:table-cell office:value-type="float" office:value="20026202">
            <text:p>20026202</text:p>
          </table:table-cell>
          <table:table-cell office:value-type="float" office:value="0">
            <text:p>0</text:p>
          </table:table-cell>
          <table:table-cell office:value-type="float" office:value="20026202">
            <text:p>20026202</text:p>
          </table:table-cell>
          <table:table-cell office:value-type="float" office:value="313947">
            <text:p>313947</text:p>
          </table:table-cell>
          <table:table-cell office:value-type="float" office:value="10013101">
            <text:p>10013101</text:p>
          </table:table-cell>
          <table:table-cell office:value-type="float" office:value="0">
            <text:p>0</text:p>
          </table:table-cell>
          <table:table-cell office:value-type="float" office:value="6675400">
            <text:p>6675400</text:p>
          </table:table-cell>
          <table:table-cell office:value-type="float" office:value="0">
            <text:p>0</text:p>
          </table:table-cell>
          <table:table-cell office:value-type="float" office:value="6675401">
            <text:p>6675401</text:p>
          </table:table-cell>
          <table:table-cell office:value-type="float" office:value="19329376">
            <text:p>19329376</text:p>
          </table:table-cell>
          <table:table-cell office:value-type="float" office:value="3337700">
            <text:p>3337700</text:p>
          </table:table-cell>
          <table:table-cell office:value-type="float" office:value="9472362">
            <text:p>9472362</text:p>
          </table:table-cell>
          <table:table-cell office:value-type="float" office:value="13350802">
            <text:p>13350802</text:p>
          </table:table-cell>
          <table:table-cell office:value-type="float" office:value="20026202">
            <text:p>20026202</text:p>
          </table:table-cell>
          <table:table-cell office:value-type="float" office:value="70800781">
            <text:p>70800781</text:p>
          </table:table-cell>
          <table:table-cell office:value-type="float" office:value="233978271">
            <text:p>233978271</text:p>
          </table:table-cell>
          <table:table-cell office:value-type="float" office:value="31372069">
            <text:p>31372069</text:p>
          </table:table-cell>
          <table:table-cell office:value-type="float" office:value="4974364">
            <text:p>497436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office:value-type="float" office:value="12097285">
            <text:p>12097285</text:p>
          </table:table-cell>
          <table:table-cell office:value-type="float" office:value="150808">
            <text:p>150808</text:p>
          </table:table-cell>
          <table:table-cell office:value-type="float" office:value="13056394">
            <text:p>13056394</text:p>
          </table:table-cell>
          <table:table-cell office:value-type="float" office:value="36273446">
            <text:p>36273446</text:p>
          </table:table-cell>
          <table:table-cell office:value-type="float" office:value="12614570">
            <text:p>12614570</text:p>
          </table:table-cell>
          <table:table-cell table:number-columns-repeated="3" office:value-type="float" office:value="0">
            <text:p>0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1382921">
            <text:p>21382921</text:p>
          </table:table-cell>
          <table:table-cell table:number-columns-repeated="11" office:value-type="float" office:value="0">
            <text:p>0</text:p>
          </table:table-cell>
          <table:table-cell office:value-type="float" office:value="5292032">
            <text:p>5292032</text:p>
          </table:table-cell>
          <table:table-cell office:value-type="float" office:value="7036656">
            <text:p>7036656</text:p>
          </table:table-cell>
          <table:table-cell table:number-columns-repeated="4" office:value-type="float" office:value="0">
            <text:p>0</text:p>
          </table:table-cell>
          <table:table-cell office:value-type="float" office:value="13056394">
            <text:p>13056394</text:p>
          </table:table-cell>
          <table:table-cell office:value-type="float" office:value="0">
            <text:p>0</text:p>
          </table:table-cell>
          <table:table-cell office:value-type="float" office:value="13056394">
            <text:p>13056394</text:p>
          </table:table-cell>
          <table:table-cell office:value-type="float" office:value="204303">
            <text:p>204303</text:p>
          </table:table-cell>
          <table:table-cell office:value-type="float" office:value="6528197">
            <text:p>6528197</text:p>
          </table:table-cell>
          <table:table-cell office:value-type="float" office:value="0">
            <text:p>0</text:p>
          </table:table-cell>
          <table:table-cell office:value-type="float" office:value="4352131">
            <text:p>4352131</text:p>
          </table:table-cell>
          <table:table-cell office:value-type="float" office:value="0">
            <text:p>0</text:p>
          </table:table-cell>
          <table:table-cell office:value-type="float" office:value="4352131">
            <text:p>4352131</text:p>
          </table:table-cell>
          <table:table-cell office:value-type="float" office:value="13056394">
            <text:p>13056394</text:p>
          </table:table-cell>
          <table:table-cell office:value-type="float" office:value="2176066">
            <text:p>2176066</text:p>
          </table:table-cell>
          <table:table-cell office:value-type="float" office:value="408">
            <text:p>408</text:p>
          </table:table-cell>
          <table:table-cell office:value-type="float" office:value="8704263">
            <text:p>8704263</text:p>
          </table:table-cell>
          <table:table-cell office:value-type="float" office:value="13056394">
            <text:p>13056394</text:p>
          </table:table-cell>
          <table:table-cell office:value-type="float" office:value="51055907">
            <text:p>51055907</text:p>
          </table:table-cell>
          <table:table-cell office:value-type="float" office:value="168640136">
            <text:p>168640136</text:p>
          </table:table-cell>
          <table:table-cell office:value-type="float" office:value="25115966">
            <text:p>25115966</text:p>
          </table:table-cell>
          <table:table-cell office:value-type="float" office:value="3509521">
            <text:p>350952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float" office:value="11212872">
            <text:p>11212872</text:p>
          </table:table-cell>
          <table:table-cell office:value-type="float" office:value="139953">
            <text:p>139953</text:p>
          </table:table-cell>
          <table:table-cell office:value-type="float" office:value="12116615">
            <text:p>12116615</text:p>
          </table:table-cell>
          <table:table-cell office:value-type="float" office:value="33656157">
            <text:p>33656157</text:p>
          </table:table-cell>
          <table:table-cell office:value-type="float" office:value="11696192">
            <text:p>11696192</text:p>
          </table:table-cell>
          <table:table-cell table:number-columns-repeated="3"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2417453">
            <text:p>22417453</text:p>
          </table:table-cell>
          <table:table-cell table:number-columns-repeated="11" office:value-type="float" office:value="0">
            <text:p>0</text:p>
          </table:table-cell>
          <table:table-cell office:value-type="float" office:value="5570560">
            <text:p>5570560</text:p>
          </table:table-cell>
          <table:table-cell office:value-type="float" office:value="5134184">
            <text:p>5134184</text:p>
          </table:table-cell>
          <table:table-cell table:number-columns-repeated="4" office:value-type="float" office:value="0">
            <text:p>0</text:p>
          </table:table-cell>
          <table:table-cell office:value-type="float" office:value="12116615">
            <text:p>12116615</text:p>
          </table:table-cell>
          <table:table-cell office:value-type="float" office:value="0">
            <text:p>0</text:p>
          </table:table-cell>
          <table:table-cell office:value-type="float" office:value="12116615">
            <text:p>12116615</text:p>
          </table:table-cell>
          <table:table-cell office:value-type="float" office:value="189646">
            <text:p>189646</text:p>
          </table:table-cell>
          <table:table-cell office:value-type="float" office:value="6058307">
            <text:p>6058307</text:p>
          </table:table-cell>
          <table:table-cell office:value-type="float" office:value="0">
            <text:p>0</text:p>
          </table:table-cell>
          <table:table-cell office:value-type="float" office:value="4038872">
            <text:p>4038872</text:p>
          </table:table-cell>
          <table:table-cell office:value-type="float" office:value="0">
            <text:p>0</text:p>
          </table:table-cell>
          <table:table-cell office:value-type="float" office:value="4038872">
            <text:p>4038872</text:p>
          </table:table-cell>
          <table:table-cell office:value-type="float" office:value="11235406">
            <text:p>11235406</text:p>
          </table:table-cell>
          <table:table-cell office:value-type="float" office:value="2019436">
            <text:p>2019436</text:p>
          </table:table-cell>
          <table:table-cell office:value-type="float" office:value="5906207">
            <text:p>5906207</text:p>
          </table:table-cell>
          <table:table-cell office:value-type="float" office:value="8077744">
            <text:p>8077744</text:p>
          </table:table-cell>
          <table:table-cell office:value-type="float" office:value="12116615">
            <text:p>12116615</text:p>
          </table:table-cell>
          <table:table-cell office:value-type="float" office:value="47424316">
            <text:p>47424316</text:p>
          </table:table-cell>
          <table:table-cell office:value-type="float" office:value="157714843">
            <text:p>157714843</text:p>
          </table:table-cell>
          <table:table-cell office:value-type="float" office:value="24017333">
            <text:p>24017333</text:p>
          </table:table-cell>
          <table:table-cell office:value-type="float" office:value="3448486">
            <text:p>344848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office:value-type="float" office:value="11747453">
            <text:p>11747453</text:p>
          </table:table-cell>
          <table:table-cell office:value-type="float" office:value="146494">
            <text:p>146494</text:p>
          </table:table-cell>
          <table:table-cell office:value-type="float" office:value="12690964">
            <text:p>12690964</text:p>
          </table:table-cell>
          <table:table-cell office:value-type="float" office:value="35242620">
            <text:p>35242620</text:p>
          </table:table-cell>
          <table:table-cell office:value-type="float" office:value="12262433">
            <text:p>12262433</text:p>
          </table:table-cell>
          <table:table-cell table:number-columns-repeated="3" office:value-type="float" office:value="0">
            <text:p>0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3527848">
            <text:p>23527848</text:p>
          </table:table-cell>
          <table:table-cell table:number-columns-repeated="11" office:value-type="float" office:value="0">
            <text:p>0</text:p>
          </table:table-cell>
          <table:table-cell office:value-type="float" office:value="5849088">
            <text:p>5849088</text:p>
          </table:table-cell>
          <table:table-cell office:value-type="float" office:value="12508296">
            <text:p>12508296</text:p>
          </table:table-cell>
          <table:table-cell table:number-columns-repeated="4" office:value-type="float" office:value="0">
            <text:p>0</text:p>
          </table:table-cell>
          <table:table-cell office:value-type="float" office:value="12690964">
            <text:p>12690964</text:p>
          </table:table-cell>
          <table:table-cell office:value-type="float" office:value="0">
            <text:p>0</text:p>
          </table:table-cell>
          <table:table-cell office:value-type="float" office:value="12690964">
            <text:p>12690964</text:p>
          </table:table-cell>
          <table:table-cell office:value-type="float" office:value="198795">
            <text:p>198795</text:p>
          </table:table-cell>
          <table:table-cell office:value-type="float" office:value="6345482">
            <text:p>6345482</text:p>
          </table:table-cell>
          <table:table-cell office:value-type="float" office:value="0">
            <text:p>0</text:p>
          </table:table-cell>
          <table:table-cell office:value-type="float" office:value="4230321">
            <text:p>4230321</text:p>
          </table:table-cell>
          <table:table-cell office:value-type="float" office:value="0">
            <text:p>0</text:p>
          </table:table-cell>
          <table:table-cell office:value-type="float" office:value="4230321">
            <text:p>4230321</text:p>
          </table:table-cell>
          <table:table-cell office:value-type="float" office:value="12690964">
            <text:p>12690964</text:p>
          </table:table-cell>
          <table:table-cell office:value-type="float" office:value="2115160">
            <text:p>2115160</text:p>
          </table:table-cell>
          <table:table-cell office:value-type="float" office:value="1251">
            <text:p>1251</text:p>
          </table:table-cell>
          <table:table-cell office:value-type="float" office:value="8460643">
            <text:p>8460643</text:p>
          </table:table-cell>
          <table:table-cell office:value-type="float" office:value="12690964">
            <text:p>12690964</text:p>
          </table:table-cell>
          <table:table-cell office:value-type="float" office:value="49011230">
            <text:p>49011230</text:p>
          </table:table-cell>
          <table:table-cell office:value-type="float" office:value="164398192">
            <text:p>164398192</text:p>
          </table:table-cell>
          <table:table-cell office:value-type="float" office:value="24902343">
            <text:p>24902343</text:p>
          </table:table-cell>
          <table:table-cell office:value-type="float" office:value="3479003">
            <text:p>347900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office:value-type="float" office:value="13758278">
            <text:p>13758278</text:p>
          </table:table-cell>
          <table:table-cell office:value-type="float" office:value="170834">
            <text:p>170834</text:p>
          </table:table-cell>
          <table:table-cell office:value-type="float" office:value="14816757">
            <text:p>14816757</text:p>
          </table:table-cell>
          <table:table-cell office:value-type="float" office:value="41134830">
            <text:p>41134830</text:p>
          </table:table-cell>
          <table:table-cell office:value-type="float" office:value="14367078">
            <text:p>14367078</text:p>
          </table:table-cell>
          <table:table-cell table:number-columns-repeated="3" office:value-type="float" office:value="0">
            <text:p>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4677316">
            <text:p>24677316</text:p>
          </table:table-cell>
          <table:table-cell table:number-columns-repeated="11" office:value-type="float" office:value="0">
            <text:p>0</text:p>
          </table:table-cell>
          <table:table-cell office:value-type="float" office:value="6127616">
            <text:p>6127616</text:p>
          </table:table-cell>
          <table:table-cell office:value-type="float" office:value="6987244">
            <text:p>6987244</text:p>
          </table:table-cell>
          <table:table-cell table:number-columns-repeated="4" office:value-type="float" office:value="0">
            <text:p>0</text:p>
          </table:table-cell>
          <table:table-cell office:value-type="float" office:value="14816757">
            <text:p>14816757</text:p>
          </table:table-cell>
          <table:table-cell office:value-type="float" office:value="0">
            <text:p>0</text:p>
          </table:table-cell>
          <table:table-cell office:value-type="float" office:value="14816757">
            <text:p>14816757</text:p>
          </table:table-cell>
          <table:table-cell office:value-type="float" office:value="231513">
            <text:p>231513</text:p>
          </table:table-cell>
          <table:table-cell office:value-type="float" office:value="7408378">
            <text:p>7408378</text:p>
          </table:table-cell>
          <table:table-cell office:value-type="float" office:value="0">
            <text:p>0</text:p>
          </table:table-cell>
          <table:table-cell office:value-type="float" office:value="4938919">
            <text:p>4938919</text:p>
          </table:table-cell>
          <table:table-cell office:value-type="float" office:value="0">
            <text:p>0</text:p>
          </table:table-cell>
          <table:table-cell office:value-type="float" office:value="4938918">
            <text:p>4938918</text:p>
          </table:table-cell>
          <table:table-cell office:value-type="float" office:value="7387726">
            <text:p>7387726</text:p>
          </table:table-cell>
          <table:table-cell office:value-type="float" office:value="2469459">
            <text:p>2469459</text:p>
          </table:table-cell>
          <table:table-cell office:value-type="float" office:value="14705277">
            <text:p>14705277</text:p>
          </table:table-cell>
          <table:table-cell office:value-type="float" office:value="9877838">
            <text:p>9877838</text:p>
          </table:table-cell>
          <table:table-cell office:value-type="float" office:value="14816757">
            <text:p>14816757</text:p>
          </table:table-cell>
          <table:table-cell office:value-type="float" office:value="54595946">
            <text:p>54595946</text:p>
          </table:table-cell>
          <table:table-cell office:value-type="float" office:value="177093505">
            <text:p>177093505</text:p>
          </table:table-cell>
          <table:table-cell office:value-type="float" office:value="25726318">
            <text:p>25726318</text:p>
          </table:table-cell>
          <table:table-cell office:value-type="float" office:value="3784179">
            <text:p>378417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office:value-type="float" office:value="14022736">
            <text:p>14022736</text:p>
          </table:table-cell>
          <table:table-cell office:value-type="float" office:value="174729">
            <text:p>174729</text:p>
          </table:table-cell>
          <table:table-cell office:value-type="float" office:value="15157421">
            <text:p>15157421</text:p>
          </table:table-cell>
          <table:table-cell office:value-type="float" office:value="41681038">
            <text:p>41681038</text:p>
          </table:table-cell>
          <table:table-cell office:value-type="float" office:value="14645043">
            <text:p>14645043</text:p>
          </table:table-cell>
          <table:table-cell table:number-columns-repeated="3" office:value-type="float" office:value="0">
            <text:p>0</text:p>
          </table:table-cell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5809767">
            <text:p>25809767</text:p>
          </table:table-cell>
          <table:table-cell table:number-columns-repeated="11" office:value-type="float" office:value="0">
            <text:p>0</text:p>
          </table:table-cell>
          <table:table-cell office:value-type="float" office:value="6406144">
            <text:p>6406144</text:p>
          </table:table-cell>
          <table:table-cell office:value-type="float" office:value="16165716">
            <text:p>16165716</text:p>
          </table:table-cell>
          <table:table-cell table:number-columns-repeated="4" office:value-type="float" office:value="0">
            <text:p>0</text:p>
          </table:table-cell>
          <table:table-cell office:value-type="float" office:value="15157421">
            <text:p>15157421</text:p>
          </table:table-cell>
          <table:table-cell office:value-type="float" office:value="0">
            <text:p>0</text:p>
          </table:table-cell>
          <table:table-cell office:value-type="float" office:value="15157421">
            <text:p>15157421</text:p>
          </table:table-cell>
          <table:table-cell office:value-type="float" office:value="237198">
            <text:p>237198</text:p>
          </table:table-cell>
          <table:table-cell office:value-type="float" office:value="7578710">
            <text:p>7578710</text:p>
          </table:table-cell>
          <table:table-cell office:value-type="float" office:value="0">
            <text:p>0</text:p>
          </table:table-cell>
          <table:table-cell office:value-type="float" office:value="5052474">
            <text:p>5052474</text:p>
          </table:table-cell>
          <table:table-cell office:value-type="float" office:value="0">
            <text:p>0</text:p>
          </table:table-cell>
          <table:table-cell office:value-type="float" office:value="5052474">
            <text:p>5052474</text:p>
          </table:table-cell>
          <table:table-cell office:value-type="float" office:value="15157421">
            <text:p>15157421</text:p>
          </table:table-cell>
          <table:table-cell office:value-type="float" office:value="2526237">
            <text:p>2526237</text:p>
          </table:table-cell>
          <table:table-cell office:value-type="float" office:value="7182740">
            <text:p>7182740</text:p>
          </table:table-cell>
          <table:table-cell office:value-type="float" office:value="10104948">
            <text:p>10104948</text:p>
          </table:table-cell>
          <table:table-cell office:value-type="float" office:value="15157421">
            <text:p>15157421</text:p>
          </table:table-cell>
          <table:table-cell office:value-type="float" office:value="58685302">
            <text:p>58685302</text:p>
          </table:table-cell>
          <table:table-cell office:value-type="float" office:value="191101074">
            <text:p>191101074</text:p>
          </table:table-cell>
          <table:table-cell office:value-type="float" office:value="28045653">
            <text:p>28045653</text:p>
          </table:table-cell>
          <table:table-cell office:value-type="float" office:value="3845214">
            <text:p>384521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13656487">
            <text:p>13656487</text:p>
          </table:table-cell>
          <table:table-cell office:value-type="float" office:value="169538">
            <text:p>169538</text:p>
          </table:table-cell>
          <table:table-cell office:value-type="float" office:value="14689784">
            <text:p>14689784</text:p>
          </table:table-cell>
          <table:table-cell office:value-type="float" office:value="40817539">
            <text:p>40817539</text:p>
          </table:table-cell>
          <table:table-cell office:value-type="float" office:value="14246389">
            <text:p>14246389</text:p>
          </table:table-cell>
          <table:table-cell table:number-columns-repeated="3" office:value-type="float" office:value="0">
            <text:p>0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6805013">
            <text:p>26805013</text:p>
          </table:table-cell>
          <table:table-cell table:number-columns-repeated="11" office:value-type="float" office:value="0">
            <text:p>0</text:p>
          </table:table-cell>
          <table:table-cell office:value-type="float" office:value="6684672">
            <text:p>6684672</text:p>
          </table:table-cell>
          <table:table-cell table:number-columns-repeated="5" office:value-type="float" office:value="0">
            <text:p>0</text:p>
          </table:table-cell>
          <table:table-cell office:value-type="float" office:value="14689784">
            <text:p>14689784</text:p>
          </table:table-cell>
          <table:table-cell office:value-type="float" office:value="0">
            <text:p>0</text:p>
          </table:table-cell>
          <table:table-cell office:value-type="float" office:value="14689784">
            <text:p>14689784</text:p>
          </table:table-cell>
          <table:table-cell office:value-type="float" office:value="229529">
            <text:p>229529</text:p>
          </table:table-cell>
          <table:table-cell office:value-type="float" office:value="7344892">
            <text:p>7344892</text:p>
          </table:table-cell>
          <table:table-cell office:value-type="float" office:value="0">
            <text:p>0</text:p>
          </table:table-cell>
          <table:table-cell office:value-type="float" office:value="4896594">
            <text:p>4896594</text:p>
          </table:table-cell>
          <table:table-cell office:value-type="float" office:value="0">
            <text:p>0</text:p>
          </table:table-cell>
          <table:table-cell office:value-type="float" office:value="4896594">
            <text:p>4896594</text:p>
          </table:table-cell>
          <table:table-cell office:value-type="float" office:value="14689784">
            <text:p>14689784</text:p>
          </table:table-cell>
          <table:table-cell office:value-type="float" office:value="2448297">
            <text:p>2448297</text:p>
          </table:table-cell>
          <table:table-cell office:value-type="float" office:value="378">
            <text:p>378</text:p>
          </table:table-cell>
          <table:table-cell office:value-type="float" office:value="9793189">
            <text:p>9793189</text:p>
          </table:table-cell>
          <table:table-cell office:value-type="float" office:value="14689784">
            <text:p>14689784</text:p>
          </table:table-cell>
          <table:table-cell office:value-type="float" office:value="57067870">
            <text:p>57067870</text:p>
          </table:table-cell>
          <table:table-cell office:value-type="float" office:value="186981200">
            <text:p>186981200</text:p>
          </table:table-cell>
          <table:table-cell office:value-type="float" office:value="26947021">
            <text:p>26947021</text:p>
          </table:table-cell>
          <table:table-cell office:value-type="float" office:value="4028319">
            <text:p>402831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14150152">
            <text:p>14150152</text:p>
          </table:table-cell>
          <table:table-cell office:value-type="float" office:value="174726">
            <text:p>174726</text:p>
          </table:table-cell>
          <table:table-cell office:value-type="float" office:value="15155139">
            <text:p>15155139</text:p>
          </table:table-cell>
          <table:table-cell office:value-type="float" office:value="42040905">
            <text:p>42040905</text:p>
          </table:table-cell>
          <table:table-cell office:value-type="float" office:value="14777072">
            <text:p>14777072</text:p>
          </table:table-cell>
          <table:table-cell table:number-columns-repeated="3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8042607">
            <text:p>28042607</text:p>
          </table:table-cell>
          <table:table-cell table:number-columns-repeated="11" office:value-type="float" office:value="0">
            <text:p>0</text:p>
          </table:table-cell>
          <table:table-cell office:value-type="float" office:value="6963200">
            <text:p>6963200</text:p>
          </table:table-cell>
          <table:table-cell office:value-type="float" office:value="7394732">
            <text:p>7394732</text:p>
          </table:table-cell>
          <table:table-cell table:number-columns-repeated="4" office:value-type="float" office:value="0">
            <text:p>0</text:p>
          </table:table-cell>
          <table:table-cell office:value-type="float" office:value="15155139">
            <text:p>15155139</text:p>
          </table:table-cell>
          <table:table-cell office:value-type="float" office:value="0">
            <text:p>0</text:p>
          </table:table-cell>
          <table:table-cell office:value-type="float" office:value="15155139">
            <text:p>15155139</text:p>
          </table:table-cell>
          <table:table-cell office:value-type="float" office:value="236800">
            <text:p>236800</text:p>
          </table:table-cell>
          <table:table-cell office:value-type="float" office:value="7577569">
            <text:p>7577569</text:p>
          </table:table-cell>
          <table:table-cell office:value-type="float" office:value="0">
            <text:p>0</text:p>
          </table:table-cell>
          <table:table-cell office:value-type="float" office:value="5051713">
            <text:p>5051713</text:p>
          </table:table-cell>
          <table:table-cell office:value-type="float" office:value="0">
            <text:p>0</text:p>
          </table:table-cell>
          <table:table-cell office:value-type="float" office:value="5051713">
            <text:p>5051713</text:p>
          </table:table-cell>
          <table:table-cell office:value-type="float" office:value="14841720">
            <text:p>14841720</text:p>
          </table:table-cell>
          <table:table-cell office:value-type="float" office:value="2525856">
            <text:p>2525856</text:p>
          </table:table-cell>
          <table:table-cell office:value-type="float" office:value="434">
            <text:p>434</text:p>
          </table:table-cell>
          <table:table-cell office:value-type="float" office:value="10103426">
            <text:p>10103426</text:p>
          </table:table-cell>
          <table:table-cell office:value-type="float" office:value="15155139">
            <text:p>15155139</text:p>
          </table:table-cell>
          <table:table-cell office:value-type="float" office:value="57495116">
            <text:p>57495116</text:p>
          </table:table-cell>
          <table:table-cell office:value-type="float" office:value="188140869">
            <text:p>188140869</text:p>
          </table:table-cell>
          <table:table-cell office:value-type="float" office:value="31005859">
            <text:p>31005859</text:p>
          </table:table-cell>
          <table:table-cell office:value-type="float" office:value="4180907">
            <text:p>418090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15652646">
            <text:p>15652646</text:p>
          </table:table-cell>
          <table:table-cell office:value-type="float" office:value="193428">
            <text:p>193428</text:p>
          </table:table-cell>
          <table:table-cell office:value-type="float" office:value="16739721">
            <text:p>16739721</text:p>
          </table:table-cell>
          <table:table-cell office:value-type="float" office:value="46598800">
            <text:p>46598800</text:p>
          </table:table-cell>
          <table:table-cell office:value-type="float" office:value="16306197">
            <text:p>16306197</text:p>
          </table:table-cell>
          <table:table-cell table:number-columns-repeated="3" office:value-type="float" office:value="0">
            <text:p>0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9285045">
            <text:p>29285045</text:p>
          </table:table-cell>
          <table:table-cell table:number-columns-repeated="11" office:value-type="float" office:value="0">
            <text:p>0</text:p>
          </table:table-cell>
          <table:table-cell office:value-type="float" office:value="7241728">
            <text:p>7241728</text:p>
          </table:table-cell>
          <table:table-cell office:value-type="float" office:value="16385960">
            <text:p>16385960</text:p>
          </table:table-cell>
          <table:table-cell table:number-columns-repeated="4" office:value-type="float" office:value="0">
            <text:p>0</text:p>
          </table:table-cell>
          <table:table-cell office:value-type="float" office:value="16739721">
            <text:p>16739721</text:p>
          </table:table-cell>
          <table:table-cell office:value-type="float" office:value="0">
            <text:p>0</text:p>
          </table:table-cell>
          <table:table-cell office:value-type="float" office:value="16739721">
            <text:p>16739721</text:p>
          </table:table-cell>
          <table:table-cell office:value-type="float" office:value="261915">
            <text:p>261915</text:p>
          </table:table-cell>
          <table:table-cell office:value-type="float" office:value="8369860">
            <text:p>8369860</text:p>
          </table:table-cell>
          <table:table-cell office:value-type="float" office:value="0">
            <text:p>0</text:p>
          </table:table-cell>
          <table:table-cell office:value-type="float" office:value="5579907">
            <text:p>5579907</text:p>
          </table:table-cell>
          <table:table-cell office:value-type="float" office:value="0">
            <text:p>0</text:p>
          </table:table-cell>
          <table:table-cell office:value-type="float" office:value="5579907">
            <text:p>5579907</text:p>
          </table:table-cell>
          <table:table-cell office:value-type="float" office:value="0">
            <text:p>0</text:p>
          </table:table-cell>
          <table:table-cell office:value-type="float" office:value="2789954">
            <text:p>2789954</text:p>
          </table:table-cell>
          <table:table-cell office:value-type="float" office:value="8209427">
            <text:p>8209427</text:p>
          </table:table-cell>
          <table:table-cell office:value-type="float" office:value="11159814">
            <text:p>11159814</text:p>
          </table:table-cell>
          <table:table-cell office:value-type="float" office:value="16739721">
            <text:p>16739721</text:p>
          </table:table-cell>
          <table:table-cell office:value-type="float" office:value="62377929">
            <text:p>62377929</text:p>
          </table:table-cell>
          <table:table-cell office:value-type="float" office:value="204833984">
            <text:p>204833984</text:p>
          </table:table-cell>
          <table:table-cell office:value-type="float" office:value="29418944">
            <text:p>29418944</text:p>
          </table:table-cell>
          <table:table-cell office:value-type="float" office:value="4455565">
            <text:p>445556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office:value-type="float" office:value="15006690">
            <text:p>15006690</text:p>
          </table:table-cell>
          <table:table-cell office:value-type="float" office:value="185267">
            <text:p>185267</text:p>
          </table:table-cell>
          <table:table-cell office:value-type="float" office:value="16030296">
            <text:p>16030296</text:p>
          </table:table-cell>
          <table:table-cell office:value-type="float" office:value="44624111">
            <text:p>44624111</text:p>
          </table:table-cell>
          <table:table-cell office:value-type="float" office:value="15616250">
            <text:p>15616250</text:p>
          </table:table-cell>
          <table:table-cell table:number-columns-repeated="3" office:value-type="float" office:value="0">
            <text:p>0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0298464">
            <text:p>30298464</text:p>
          </table:table-cell>
          <table:table-cell table:number-columns-repeated="11" office:value-type="float" office:value="0">
            <text:p>0</text:p>
          </table:table-cell>
          <table:table-cell office:value-type="float" office:value="7520256">
            <text:p>7520256</text:p>
          </table:table-cell>
          <table:table-cell office:value-type="float" office:value="16353820">
            <text:p>16353820</text:p>
          </table:table-cell>
          <table:table-cell table:number-columns-repeated="4" office:value-type="float" office:value="0">
            <text:p>0</text:p>
          </table:table-cell>
          <table:table-cell office:value-type="float" office:value="16030296">
            <text:p>16030296</text:p>
          </table:table-cell>
          <table:table-cell office:value-type="float" office:value="0">
            <text:p>0</text:p>
          </table:table-cell>
          <table:table-cell office:value-type="float" office:value="16030296">
            <text:p>16030296</text:p>
          </table:table-cell>
          <table:table-cell office:value-type="float" office:value="251025">
            <text:p>251025</text:p>
          </table:table-cell>
          <table:table-cell office:value-type="float" office:value="8015148">
            <text:p>8015148</text:p>
          </table:table-cell>
          <table:table-cell office:value-type="float" office:value="0">
            <text:p>0</text:p>
          </table:table-cell>
          <table:table-cell office:value-type="float" office:value="5343432">
            <text:p>5343432</text:p>
          </table:table-cell>
          <table:table-cell office:value-type="float" office:value="0">
            <text:p>0</text:p>
          </table:table-cell>
          <table:table-cell office:value-type="float" office:value="5343432">
            <text:p>5343432</text:p>
          </table:table-cell>
          <table:table-cell office:value-type="float" office:value="16018228">
            <text:p>16018228</text:p>
          </table:table-cell>
          <table:table-cell office:value-type="float" office:value="2671716">
            <text:p>2671716</text:p>
          </table:table-cell>
          <table:table-cell office:value-type="float" office:value="8152537">
            <text:p>8152537</text:p>
          </table:table-cell>
          <table:table-cell office:value-type="float" office:value="10686864">
            <text:p>10686864</text:p>
          </table:table-cell>
          <table:table-cell office:value-type="float" office:value="16030296">
            <text:p>16030296</text:p>
          </table:table-cell>
          <table:table-cell office:value-type="float" office:value="60424804">
            <text:p>60424804</text:p>
          </table:table-cell>
          <table:table-cell office:value-type="float" office:value="197845458">
            <text:p>197845458</text:p>
          </table:table-cell>
          <table:table-cell office:value-type="float" office:value="28137206">
            <text:p>28137206</text:p>
          </table:table-cell>
          <table:table-cell office:value-type="float" office:value="4058837">
            <text:p>405883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office:value-type="float" office:value="17089182">
            <text:p>17089182</text:p>
          </table:table-cell>
          <table:table-cell office:value-type="float" office:value="210919">
            <text:p>210919</text:p>
          </table:table-cell>
          <table:table-cell office:value-type="float" office:value="18280844">
            <text:p>18280844</text:p>
          </table:table-cell>
          <table:table-cell office:value-type="float" office:value="50827195">
            <text:p>50827195</text:p>
          </table:table-cell>
          <table:table-cell office:value-type="float" office:value="17821037">
            <text:p>17821037</text:p>
          </table:table-cell>
          <table:table-cell table:number-columns-repeated="3" office:value-type="float" office:value="0">
            <text:p>0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1405536">
            <text:p>31405536</text:p>
          </table:table-cell>
          <table:table-cell table:number-columns-repeated="11" office:value-type="float" office:value="0">
            <text:p>0</text:p>
          </table:table-cell>
          <table:table-cell office:value-type="float" office:value="7798784">
            <text:p>7798784</text:p>
          </table:table-cell>
          <table:table-cell office:value-type="float" office:value="17285976">
            <text:p>17285976</text:p>
          </table:table-cell>
          <table:table-cell table:number-columns-repeated="4" office:value-type="float" office:value="0">
            <text:p>0</text:p>
          </table:table-cell>
          <table:table-cell office:value-type="float" office:value="18280844">
            <text:p>18280844</text:p>
          </table:table-cell>
          <table:table-cell office:value-type="float" office:value="0">
            <text:p>0</text:p>
          </table:table-cell>
          <table:table-cell office:value-type="float" office:value="18280844">
            <text:p>18280844</text:p>
          </table:table-cell>
          <table:table-cell office:value-type="float" office:value="285639">
            <text:p>285639</text:p>
          </table:table-cell>
          <table:table-cell office:value-type="float" office:value="9140422">
            <text:p>9140422</text:p>
          </table:table-cell>
          <table:table-cell office:value-type="float" office:value="0">
            <text:p>0</text:p>
          </table:table-cell>
          <table:table-cell office:value-type="float" office:value="6093615">
            <text:p>6093615</text:p>
          </table:table-cell>
          <table:table-cell office:value-type="float" office:value="0">
            <text:p>0</text:p>
          </table:table-cell>
          <table:table-cell office:value-type="float" office:value="6093614">
            <text:p>6093614</text:p>
          </table:table-cell>
          <table:table-cell office:value-type="float" office:value="17608096">
            <text:p>17608096</text:p>
          </table:table-cell>
          <table:table-cell office:value-type="float" office:value="3046807">
            <text:p>3046807</text:p>
          </table:table-cell>
          <table:table-cell office:value-type="float" office:value="17411774">
            <text:p>17411774</text:p>
          </table:table-cell>
          <table:table-cell office:value-type="float" office:value="12187229">
            <text:p>12187229</text:p>
          </table:table-cell>
          <table:table-cell office:value-type="float" office:value="18280844">
            <text:p>18280844</text:p>
          </table:table-cell>
          <table:table-cell office:value-type="float" office:value="65917968">
            <text:p>65917968</text:p>
          </table:table-cell>
          <table:table-cell office:value-type="float" office:value="213836669">
            <text:p>213836669</text:p>
          </table:table-cell>
          <table:table-cell office:value-type="float" office:value="30334472">
            <text:p>30334472</text:p>
          </table:table-cell>
          <table:table-cell office:value-type="float" office:value="4638671">
            <text:p>463867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float" office:value="17049890">
            <text:p>17049890</text:p>
          </table:table-cell>
          <table:table-cell office:value-type="float" office:value="210384">
            <text:p>210384</text:p>
          </table:table-cell>
          <table:table-cell office:value-type="float" office:value="18223957">
            <text:p>18223957</text:p>
          </table:table-cell>
          <table:table-cell office:value-type="float" office:value="50702474">
            <text:p>50702474</text:p>
          </table:table-cell>
          <table:table-cell office:value-type="float" office:value="17769340">
            <text:p>17769340</text:p>
          </table:table-cell>
          <table:table-cell table:number-columns-repeated="3" office:value-type="float" office:value="0">
            <text:p>0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2489263">
            <text:p>32489263</text:p>
          </table:table-cell>
          <table:table-cell table:number-columns-repeated="11" office:value-type="float" office:value="0">
            <text:p>0</text:p>
          </table:table-cell>
          <table:table-cell office:value-type="float" office:value="8077312">
            <text:p>8077312</text:p>
          </table:table-cell>
          <table:table-cell office:value-type="float" office:value="17159368">
            <text:p>17159368</text:p>
          </table:table-cell>
          <table:table-cell table:number-columns-repeated="4" office:value-type="float" office:value="0">
            <text:p>0</text:p>
          </table:table-cell>
          <table:table-cell office:value-type="float" office:value="18223957">
            <text:p>18223957</text:p>
          </table:table-cell>
          <table:table-cell office:value-type="float" office:value="0">
            <text:p>0</text:p>
          </table:table-cell>
          <table:table-cell office:value-type="float" office:value="18223957">
            <text:p>18223957</text:p>
          </table:table-cell>
          <table:table-cell office:value-type="float" office:value="284751">
            <text:p>284751</text:p>
          </table:table-cell>
          <table:table-cell office:value-type="float" office:value="9111979">
            <text:p>9111979</text:p>
          </table:table-cell>
          <table:table-cell office:value-type="float" office:value="0">
            <text:p>0</text:p>
          </table:table-cell>
          <table:table-cell office:value-type="float" office:value="6074652">
            <text:p>6074652</text:p>
          </table:table-cell>
          <table:table-cell office:value-type="float" office:value="0">
            <text:p>0</text:p>
          </table:table-cell>
          <table:table-cell office:value-type="float" office:value="6074652">
            <text:p>6074652</text:p>
          </table:table-cell>
          <table:table-cell office:value-type="float" office:value="8657611">
            <text:p>8657611</text:p>
          </table:table-cell>
          <table:table-cell office:value-type="float" office:value="3037325">
            <text:p>3037325</text:p>
          </table:table-cell>
          <table:table-cell office:value-type="float" office:value="8546490">
            <text:p>8546490</text:p>
          </table:table-cell>
          <table:table-cell office:value-type="float" office:value="12149305">
            <text:p>12149305</text:p>
          </table:table-cell>
          <table:table-cell office:value-type="float" office:value="18223957">
            <text:p>18223957</text:p>
          </table:table-cell>
          <table:table-cell office:value-type="float" office:value="67474364">
            <text:p>67474364</text:p>
          </table:table-cell>
          <table:table-cell office:value-type="float" office:value="223114013">
            <text:p>223114013</text:p>
          </table:table-cell>
          <table:table-cell office:value-type="float" office:value="30578613">
            <text:p>30578613</text:p>
          </table:table-cell>
          <table:table-cell office:value-type="float" office:value="4699706">
            <text:p>469970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16169144">
            <text:p>16169144</text:p>
          </table:table-cell>
          <table:table-cell office:value-type="float" office:value="199619">
            <text:p>199619</text:p>
          </table:table-cell>
          <table:table-cell office:value-type="float" office:value="17315435">
            <text:p>17315435</text:p>
          </table:table-cell>
          <table:table-cell office:value-type="float" office:value="48093648">
            <text:p>48093648</text:p>
          </table:table-cell>
          <table:table-cell office:value-type="float" office:value="16879055">
            <text:p>16879055</text:p>
          </table:table-cell>
          <table:table-cell table:number-columns-repeated="3" office:value-type="float" office:value="0">
            <text:p>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3544020">
            <text:p>33544020</text:p>
          </table:table-cell>
          <table:table-cell table:number-columns-repeated="11" office:value-type="float" office:value="0">
            <text:p>0</text:p>
          </table:table-cell>
          <table:table-cell office:value-type="float" office:value="8355840">
            <text:p>8355840</text:p>
          </table:table-cell>
          <table:table-cell office:value-type="float" office:value="15901916">
            <text:p>15901916</text:p>
          </table:table-cell>
          <table:table-cell table:number-columns-repeated="4" office:value-type="float" office:value="0">
            <text:p>0</text:p>
          </table:table-cell>
          <table:table-cell office:value-type="float" office:value="17315435">
            <text:p>17315435</text:p>
          </table:table-cell>
          <table:table-cell office:value-type="float" office:value="0">
            <text:p>0</text:p>
          </table:table-cell>
          <table:table-cell office:value-type="float" office:value="17315435">
            <text:p>17315435</text:p>
          </table:table-cell>
          <table:table-cell office:value-type="float" office:value="270956">
            <text:p>270956</text:p>
          </table:table-cell>
          <table:table-cell office:value-type="float" office:value="8657717">
            <text:p>8657717</text:p>
          </table:table-cell>
          <table:table-cell office:value-type="float" office:value="0">
            <text:p>0</text:p>
          </table:table-cell>
          <table:table-cell office:value-type="float" office:value="5771811">
            <text:p>5771811</text:p>
          </table:table-cell>
          <table:table-cell office:value-type="float" office:value="0">
            <text:p>0</text:p>
          </table:table-cell>
          <table:table-cell office:value-type="float" office:value="5771812">
            <text:p>5771812</text:p>
          </table:table-cell>
          <table:table-cell office:value-type="float" office:value="16558658">
            <text:p>16558658</text:p>
          </table:table-cell>
          <table:table-cell office:value-type="float" office:value="2885906">
            <text:p>2885906</text:p>
          </table:table-cell>
          <table:table-cell office:value-type="float" office:value="8676920">
            <text:p>8676920</text:p>
          </table:table-cell>
          <table:table-cell office:value-type="float" office:value="11543624">
            <text:p>11543624</text:p>
          </table:table-cell>
          <table:table-cell office:value-type="float" office:value="17315435">
            <text:p>17315435</text:p>
          </table:table-cell>
          <table:table-cell office:value-type="float" office:value="63964843">
            <text:p>63964843</text:p>
          </table:table-cell>
          <table:table-cell office:value-type="float" office:value="212524413">
            <text:p>212524413</text:p>
          </table:table-cell>
          <table:table-cell office:value-type="float" office:value="30090331">
            <text:p>30090331</text:p>
          </table:table-cell>
          <table:table-cell office:value-type="float" office:value="4455565">
            <text:p>445556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16540851">
            <text:p>16540851</text:p>
          </table:table-cell>
          <table:table-cell office:value-type="float" office:value="204019">
            <text:p>204019</text:p>
          </table:table-cell>
          <table:table-cell office:value-type="float" office:value="17666979">
            <text:p>17666979</text:p>
          </table:table-cell>
          <table:table-cell office:value-type="float" office:value="49157480">
            <text:p>49157480</text:p>
          </table:table-cell>
          <table:table-cell office:value-type="float" office:value="17235266">
            <text:p>17235266</text:p>
          </table:table-cell>
          <table:table-cell table:number-columns-repeated="3" office:value-type="float" office:value="0">
            <text:p>0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4764944">
            <text:p>34764944</text:p>
          </table:table-cell>
          <table:table-cell table:number-columns-repeated="11" office:value-type="float" office:value="0">
            <text:p>0</text:p>
          </table:table-cell>
          <table:table-cell office:value-type="float" office:value="8634368">
            <text:p>8634368</text:p>
          </table:table-cell>
          <table:table-cell office:value-type="float" office:value="17773120">
            <text:p>17773120</text:p>
          </table:table-cell>
          <table:table-cell table:number-columns-repeated="4" office:value-type="float" office:value="0">
            <text:p>0</text:p>
          </table:table-cell>
          <table:table-cell office:value-type="float" office:value="17666979">
            <text:p>17666979</text:p>
          </table:table-cell>
          <table:table-cell office:value-type="float" office:value="0">
            <text:p>0</text:p>
          </table:table-cell>
          <table:table-cell office:value-type="float" office:value="17666979">
            <text:p>17666979</text:p>
          </table:table-cell>
          <table:table-cell office:value-type="float" office:value="276547">
            <text:p>276547</text:p>
          </table:table-cell>
          <table:table-cell office:value-type="float" office:value="8833489">
            <text:p>8833489</text:p>
          </table:table-cell>
          <table:table-cell office:value-type="float" office:value="0">
            <text:p>0</text:p>
          </table:table-cell>
          <table:table-cell office:value-type="float" office:value="5888993">
            <text:p>5888993</text:p>
          </table:table-cell>
          <table:table-cell office:value-type="float" office:value="0">
            <text:p>0</text:p>
          </table:table-cell>
          <table:table-cell office:value-type="float" office:value="5888993">
            <text:p>5888993</text:p>
          </table:table-cell>
          <table:table-cell office:value-type="float" office:value="17598780">
            <text:p>17598780</text:p>
          </table:table-cell>
          <table:table-cell office:value-type="float" office:value="2944496">
            <text:p>2944496</text:p>
          </table:table-cell>
          <table:table-cell office:value-type="float" office:value="420">
            <text:p>420</text:p>
          </table:table-cell>
          <table:table-cell office:value-type="float" office:value="11777987">
            <text:p>11777987</text:p>
          </table:table-cell>
          <table:table-cell office:value-type="float" office:value="17666979">
            <text:p>17666979</text:p>
          </table:table-cell>
          <table:table-cell office:value-type="float" office:value="66619872">
            <text:p>66619872</text:p>
          </table:table-cell>
          <table:table-cell office:value-type="float" office:value="219146728">
            <text:p>219146728</text:p>
          </table:table-cell>
          <table:table-cell office:value-type="float" office:value="29998778">
            <text:p>29998778</text:p>
          </table:table-cell>
          <table:table-cell office:value-type="float" office:value="4516601">
            <text:p>451660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17149640">
            <text:p>17149640</text:p>
          </table:table-cell>
          <table:table-cell office:value-type="float" office:value="211314">
            <text:p>211314</text:p>
          </table:table-cell>
          <table:table-cell office:value-type="float" office:value="18299695">
            <text:p>18299695</text:p>
          </table:table-cell>
          <table:table-cell office:value-type="float" office:value="50927327">
            <text:p>50927327</text:p>
          </table:table-cell>
          <table:table-cell office:value-type="float" office:value="17868891">
            <text:p>17868891</text:p>
          </table:table-cell>
          <table:table-cell table:number-columns-repeated="3"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5932252">
            <text:p>35932252</text:p>
          </table:table-cell>
          <table:table-cell table:number-columns-repeated="11" office:value-type="float" office:value="0">
            <text:p>0</text:p>
          </table:table-cell>
          <table:table-cell office:value-type="float" office:value="8912896">
            <text:p>8912896</text:p>
          </table:table-cell>
          <table:table-cell office:value-type="float" office:value="18079392">
            <text:p>18079392</text:p>
          </table:table-cell>
          <table:table-cell table:number-columns-repeated="4" office:value-type="float" office:value="0">
            <text:p>0</text:p>
          </table:table-cell>
          <table:table-cell office:value-type="float" office:value="18299695">
            <text:p>18299695</text:p>
          </table:table-cell>
          <table:table-cell office:value-type="float" office:value="0">
            <text:p>0</text:p>
          </table:table-cell>
          <table:table-cell office:value-type="float" office:value="18299695">
            <text:p>18299695</text:p>
          </table:table-cell>
          <table:table-cell office:value-type="float" office:value="286221">
            <text:p>286221</text:p>
          </table:table-cell>
          <table:table-cell office:value-type="float" office:value="9149847">
            <text:p>9149847</text:p>
          </table:table-cell>
          <table:table-cell office:value-type="float" office:value="0">
            <text:p>0</text:p>
          </table:table-cell>
          <table:table-cell office:value-type="float" office:value="6099898">
            <text:p>6099898</text:p>
          </table:table-cell>
          <table:table-cell office:value-type="float" office:value="0">
            <text:p>0</text:p>
          </table:table-cell>
          <table:table-cell office:value-type="float" office:value="6099898">
            <text:p>6099898</text:p>
          </table:table-cell>
          <table:table-cell office:value-type="float" office:value="17703672">
            <text:p>17703672</text:p>
          </table:table-cell>
          <table:table-cell office:value-type="float" office:value="3049949">
            <text:p>3049949</text:p>
          </table:table-cell>
          <table:table-cell office:value-type="float" office:value="409">
            <text:p>409</text:p>
          </table:table-cell>
          <table:table-cell office:value-type="float" office:value="12199797">
            <text:p>12199797</text:p>
          </table:table-cell>
          <table:table-cell office:value-type="float" office:value="18299695">
            <text:p>18299695</text:p>
          </table:table-cell>
          <table:table-cell office:value-type="float" office:value="68023681">
            <text:p>68023681</text:p>
          </table:table-cell>
          <table:table-cell office:value-type="float" office:value="223480224">
            <text:p>223480224</text:p>
          </table:table-cell>
          <table:table-cell office:value-type="float" office:value="30273437">
            <text:p>30273437</text:p>
          </table:table-cell>
          <table:table-cell office:value-type="float" office:value="4547118">
            <text:p>454711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24830650">
            <text:p>24830650</text:p>
          </table:table-cell>
          <table:table-cell office:value-type="float" office:value="303508">
            <text:p>303508</text:p>
          </table:table-cell>
          <table:table-cell office:value-type="float" office:value="26344560">
            <text:p>26344560</text:p>
          </table:table-cell>
          <table:table-cell office:value-type="float" office:value="73239953">
            <text:p>73239953</text:p>
          </table:table-cell>
          <table:table-cell office:value-type="float" office:value="25911865">
            <text:p>25911865</text:p>
          </table:table-cell>
          <table:table-cell table:number-columns-repeated="3" office:value-type="float" office:value="0">
            <text:p>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1618556">
            <text:p>71618556</text:p>
          </table:table-cell>
          <table:table-cell table:number-columns-repeated="11" office:value-type="float" office:value="0">
            <text:p>0</text:p>
          </table:table-cell>
          <table:table-cell office:value-type="float" office:value="17825792">
            <text:p>17825792</text:p>
          </table:table-cell>
          <table:table-cell office:value-type="float" office:value="25918028">
            <text:p>25918028</text:p>
          </table:table-cell>
          <table:table-cell table:number-columns-repeated="4" office:value-type="float" office:value="0">
            <text:p>0</text:p>
          </table:table-cell>
          <table:table-cell office:value-type="float" office:value="26344560">
            <text:p>26344560</text:p>
          </table:table-cell>
          <table:table-cell office:value-type="float" office:value="0">
            <text:p>0</text:p>
          </table:table-cell>
          <table:table-cell office:value-type="float" office:value="26344560">
            <text:p>26344560</text:p>
          </table:table-cell>
          <table:table-cell office:value-type="float" office:value="411983">
            <text:p>411983</text:p>
          </table:table-cell>
          <table:table-cell office:value-type="float" office:value="13172280">
            <text:p>13172280</text:p>
          </table:table-cell>
          <table:table-cell office:value-type="float" office:value="0">
            <text:p>0</text:p>
          </table:table-cell>
          <table:table-cell office:value-type="float" office:value="8781520">
            <text:p>8781520</text:p>
          </table:table-cell>
          <table:table-cell office:value-type="float" office:value="0">
            <text:p>0</text:p>
          </table:table-cell>
          <table:table-cell office:value-type="float" office:value="8781520">
            <text:p>8781520</text:p>
          </table:table-cell>
          <table:table-cell office:value-type="float" office:value="26344560">
            <text:p>26344560</text:p>
          </table:table-cell>
          <table:table-cell office:value-type="float" office:value="4390760">
            <text:p>4390760</text:p>
          </table:table-cell>
          <table:table-cell office:value-type="float" office:value="1487">
            <text:p>1487</text:p>
          </table:table-cell>
          <table:table-cell office:value-type="float" office:value="17563040">
            <text:p>17563040</text:p>
          </table:table-cell>
          <table:table-cell office:value-type="float" office:value="26344560">
            <text:p>26344560</text:p>
          </table:table-cell>
          <table:table-cell office:value-type="float" office:value="100524901">
            <text:p>100524901</text:p>
          </table:table-cell>
          <table:table-cell office:value-type="float" office:value="336791991">
            <text:p>336791991</text:p>
          </table:table-cell>
          <table:table-cell office:value-type="float" office:value="36560058">
            <text:p>36560058</text:p>
          </table:table-cell>
          <table:table-cell office:value-type="float" office:value="6469726">
            <text:p>646972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37142644">
            <text:p>37142644</text:p>
          </table:table-cell>
          <table:table-cell office:value-type="float" office:value="451254">
            <text:p>451254</text:p>
          </table:table-cell>
          <table:table-cell office:value-type="float" office:value="39120429">
            <text:p>39120429</text:p>
          </table:table-cell>
          <table:table-cell office:value-type="float" office:value="108991147">
            <text:p>108991147</text:p>
          </table:table-cell>
          <table:table-cell office:value-type="float" office:value="38687663">
            <text:p>38687663</text:p>
          </table:table-cell>
          <table:table-cell table:number-columns-repeated="3" office:value-type="float" office:value="0">
            <text:p>0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3337511">
            <text:p>143337511</text:p>
          </table:table-cell>
          <table:table-cell table:number-columns-repeated="11" office:value-type="float" office:value="0">
            <text:p>0</text:p>
          </table:table-cell>
          <table:table-cell office:value-type="float" office:value="35651584">
            <text:p>35651584</text:p>
          </table:table-cell>
          <table:table-cell office:value-type="float" office:value="37840836">
            <text:p>37840836</text:p>
          </table:table-cell>
          <table:table-cell table:number-columns-repeated="4" office:value-type="float" office:value="0">
            <text:p>0</text:p>
          </table:table-cell>
          <table:table-cell office:value-type="float" office:value="39120429">
            <text:p>39120429</text:p>
          </table:table-cell>
          <table:table-cell office:value-type="float" office:value="0">
            <text:p>0</text:p>
          </table:table-cell>
          <table:table-cell office:value-type="float" office:value="39120429">
            <text:p>39120429</text:p>
          </table:table-cell>
          <table:table-cell office:value-type="float" office:value="611845">
            <text:p>611845</text:p>
          </table:table-cell>
          <table:table-cell office:value-type="float" office:value="19560215">
            <text:p>19560215</text:p>
          </table:table-cell>
          <table:table-cell office:value-type="float" office:value="0">
            <text:p>0</text:p>
          </table:table-cell>
          <table:table-cell office:value-type="float" office:value="13040143">
            <text:p>13040143</text:p>
          </table:table-cell>
          <table:table-cell office:value-type="float" office:value="0">
            <text:p>0</text:p>
          </table:table-cell>
          <table:table-cell office:value-type="float" office:value="13040143">
            <text:p>13040143</text:p>
          </table:table-cell>
          <table:table-cell office:value-type="float" office:value="19444343">
            <text:p>19444343</text:p>
          </table:table-cell>
          <table:table-cell office:value-type="float" office:value="6520071">
            <text:p>6520071</text:p>
          </table:table-cell>
          <table:table-cell office:value-type="float" office:value="19540474">
            <text:p>19540474</text:p>
          </table:table-cell>
          <table:table-cell office:value-type="float" office:value="26080286">
            <text:p>26080286</text:p>
          </table:table-cell>
          <table:table-cell office:value-type="float" office:value="39120429">
            <text:p>39120429</text:p>
          </table:table-cell>
          <table:table-cell office:value-type="float" office:value="151092529">
            <text:p>151092529</text:p>
          </table:table-cell>
          <table:table-cell office:value-type="float" office:value="514099120">
            <text:p>514099120</text:p>
          </table:table-cell>
          <table:table-cell office:value-type="float" office:value="47729491">
            <text:p>47729491</text:p>
          </table:table-cell>
          <table:table-cell office:value-type="float" office:value="9277343">
            <text:p>927734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table:number-columns-repeated="2" office:value-type="float" office:value="256">
            <text:p>256</text:p>
          </table:table-cell>
          <table:table-cell office:value-type="float" office:value="62223542">
            <text:p>62223542</text:p>
          </table:table-cell>
          <table:table-cell office:value-type="float" office:value="751721">
            <text:p>751721</text:p>
          </table:table-cell>
          <table:table-cell office:value-type="float" office:value="65293989">
            <text:p>65293989</text:p>
          </table:table-cell>
          <table:table-cell office:value-type="float" office:value="181697580">
            <text:p>181697580</text:p>
          </table:table-cell>
          <table:table-cell office:value-type="float" office:value="64897493">
            <text:p>64897493</text:p>
          </table:table-cell>
          <table:table-cell table:number-columns-repeated="3" office:value-type="float" office:value="0">
            <text:p>0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87064305">
            <text:p>287064305</text:p>
          </table:table-cell>
          <table:table-cell table:number-columns-repeated="11" office:value-type="float" office:value="0">
            <text:p>0</text:p>
          </table:table-cell>
          <table:table-cell office:value-type="float" office:value="71303168">
            <text:p>71303168</text:p>
          </table:table-cell>
          <table:table-cell office:value-type="float" office:value="65030972">
            <text:p>65030972</text:p>
          </table:table-cell>
          <table:table-cell table:number-columns-repeated="4" office:value-type="float" office:value="0">
            <text:p>0</text:p>
          </table:table-cell>
          <table:table-cell office:value-type="float" office:value="65293989">
            <text:p>65293989</text:p>
          </table:table-cell>
          <table:table-cell office:value-type="float" office:value="0">
            <text:p>0</text:p>
          </table:table-cell>
          <table:table-cell office:value-type="float" office:value="65293989">
            <text:p>65293989</text:p>
          </table:table-cell>
          <table:table-cell office:value-type="float" office:value="1021446">
            <text:p>1021446</text:p>
          </table:table-cell>
          <table:table-cell office:value-type="float" office:value="32646994">
            <text:p>32646994</text:p>
          </table:table-cell>
          <table:table-cell office:value-type="float" office:value="0">
            <text:p>0</text:p>
          </table:table-cell>
          <table:table-cell office:value-type="float" office:value="21764663">
            <text:p>21764663</text:p>
          </table:table-cell>
          <table:table-cell office:value-type="float" office:value="0">
            <text:p>0</text:p>
          </table:table-cell>
          <table:table-cell office:value-type="float" office:value="21764663">
            <text:p>21764663</text:p>
          </table:table-cell>
          <table:table-cell office:value-type="float" office:value="32324625">
            <text:p>32324625</text:p>
          </table:table-cell>
          <table:table-cell office:value-type="float" office:value="10882332">
            <text:p>10882332</text:p>
          </table:table-cell>
          <table:table-cell office:value-type="float" office:value="481">
            <text:p>481</text:p>
          </table:table-cell>
          <table:table-cell office:value-type="float" office:value="43529326">
            <text:p>43529326</text:p>
          </table:table-cell>
          <table:table-cell office:value-type="float" office:value="65293989">
            <text:p>65293989</text:p>
          </table:table-cell>
          <table:table-cell office:value-type="float" office:value="256744384">
            <text:p>256744384</text:p>
          </table:table-cell>
          <table:table-cell office:value-type="float" office:value="886413574">
            <text:p>886413574</text:p>
          </table:table-cell>
          <table:table-cell office:value-type="float" office:value="67199706">
            <text:p>67199706</text:p>
          </table:table-cell>
          <table:table-cell office:value-type="float" office:value="14862060">
            <text:p>1486206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office:value-type="float" office:value="112762800">
            <text:p>112762800</text:p>
          </table:table-cell>
          <table:table-cell office:value-type="float" office:value="1358385">
            <text:p>1358385</text:p>
          </table:table-cell>
          <table:table-cell office:value-type="float" office:value="117918107">
            <text:p>117918107</text:p>
          </table:table-cell>
          <table:table-cell office:value-type="float" office:value="328512289">
            <text:p>328512289</text:p>
          </table:table-cell>
          <table:table-cell office:value-type="float" office:value="117512668">
            <text:p>117512668</text:p>
          </table:table-cell>
          <table:table-cell table:number-columns-repeated="3" office:value-type="float" office:value="0">
            <text:p>0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74272908">
            <text:p>574272908</text:p>
          </table:table-cell>
          <table:table-cell table:number-columns-repeated="11" office:value-type="float" office:value="0">
            <text:p>0</text:p>
          </table:table-cell>
          <table:table-cell office:value-type="float" office:value="142606336">
            <text:p>142606336</text:p>
          </table:table-cell>
          <table:table-cell office:value-type="float" office:value="117198732">
            <text:p>117198732</text:p>
          </table:table-cell>
          <table:table-cell table:number-columns-repeated="4" office:value-type="float" office:value="0">
            <text:p>0</text:p>
          </table:table-cell>
          <table:table-cell office:value-type="float" office:value="117918107">
            <text:p>117918107</text:p>
          </table:table-cell>
          <table:table-cell office:value-type="float" office:value="0">
            <text:p>0</text:p>
          </table:table-cell>
          <table:table-cell office:value-type="float" office:value="117918107">
            <text:p>117918107</text:p>
          </table:table-cell>
          <table:table-cell office:value-type="float" office:value="1843211">
            <text:p>1843211</text:p>
          </table:table-cell>
          <table:table-cell office:value-type="float" office:value="58959053">
            <text:p>58959053</text:p>
          </table:table-cell>
          <table:table-cell office:value-type="float" office:value="0">
            <text:p>0</text:p>
          </table:table-cell>
          <table:table-cell office:value-type="float" office:value="39306036">
            <text:p>39306036</text:p>
          </table:table-cell>
          <table:table-cell office:value-type="float" office:value="0">
            <text:p>0</text:p>
          </table:table-cell>
          <table:table-cell office:value-type="float" office:value="39306036">
            <text:p>39306036</text:p>
          </table:table-cell>
          <table:table-cell office:value-type="float" office:value="117918107">
            <text:p>117918107</text:p>
          </table:table-cell>
          <table:table-cell office:value-type="float" office:value="19653018">
            <text:p>19653018</text:p>
          </table:table-cell>
          <table:table-cell office:value-type="float" office:value="58370317">
            <text:p>58370317</text:p>
          </table:table-cell>
          <table:table-cell office:value-type="float" office:value="78612072">
            <text:p>78612072</text:p>
          </table:table-cell>
          <table:table-cell office:value-type="float" office:value="117918107">
            <text:p>117918107</text:p>
          </table:table-cell>
          <table:table-cell office:value-type="float" office:value="471069335">
            <text:p>471069335</text:p>
          </table:table-cell>
          <table:table-cell office:value-type="float" office:value="1650054931">
            <text:p>1650054931</text:p>
          </table:table-cell>
          <table:table-cell office:value-type="float" office:value="111816405">
            <text:p>111816405</text:p>
          </table:table-cell>
          <table:table-cell office:value-type="float" office:value="26702880">
            <text:p>2670288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office:value-type="float" office:value="212953024">
            <text:p>212953024</text:p>
          </table:table-cell>
          <table:table-cell office:value-type="float" office:value="2561294">
            <text:p>2561294</text:p>
          </table:table-cell>
          <table:table-cell office:value-type="float" office:value="222450445">
            <text:p>222450445</text:p>
          </table:table-cell>
          <table:table-cell office:value-type="float" office:value="619566294">
            <text:p>619566294</text:p>
          </table:table-cell>
          <table:table-cell office:value-type="float" office:value="221991023">
            <text:p>22199102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192">
            <text:p>81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1148471474">
            <text:p>114847147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85212672">
            <text:p>285212672</text:p>
          </table:table-cell>
          <table:table-cell office:value-type="float" office:value="220195044">
            <text:p>220195044</text:p>
          </table:table-cell>
          <table:table-cell table:number-columns-repeated="4" office:value-type="float" office:value="0">
            <text:p>0</text:p>
          </table:table-cell>
          <table:table-cell office:value-type="float" office:value="222450445">
            <text:p>222450445</text:p>
          </table:table-cell>
          <table:table-cell office:value-type="float" office:value="0">
            <text:p>0</text:p>
          </table:table-cell>
          <table:table-cell office:value-type="float" office:value="222450445">
            <text:p>222450445</text:p>
          </table:table-cell>
          <table:table-cell office:value-type="float" office:value="3476563">
            <text:p>3476563</text:p>
          </table:table-cell>
          <table:table-cell office:value-type="float" office:value="111225222">
            <text:p>111225222</text:p>
          </table:table-cell>
          <table:table-cell office:value-type="float" office:value="0">
            <text:p>0</text:p>
          </table:table-cell>
          <table:table-cell office:value-type="float" office:value="74150148">
            <text:p>74150148</text:p>
          </table:table-cell>
          <table:table-cell office:value-type="float" office:value="0">
            <text:p>0</text:p>
          </table:table-cell>
          <table:table-cell office:value-type="float" office:value="74150148">
            <text:p>74150148</text:p>
          </table:table-cell>
          <table:table-cell office:value-type="float" office:value="109850903">
            <text:p>109850903</text:p>
          </table:table-cell>
          <table:table-cell office:value-type="float" office:value="37075074">
            <text:p>37075074</text:p>
          </table:table-cell>
          <table:table-cell office:value-type="float" office:value="109164758">
            <text:p>109164758</text:p>
          </table:table-cell>
          <table:table-cell office:value-type="float" office:value="148300296">
            <text:p>148300296</text:p>
          </table:table-cell>
          <table:table-cell office:value-type="float" office:value="222450445">
            <text:p>222450445</text:p>
          </table:table-cell>
          <table:table-cell office:value-type="float" office:value="906433105">
            <text:p>906433105</text:p>
          </table:table-cell>
          <table:table-cell office:value-type="float" office:value="3177612304">
            <text:p>3177612304</text:p>
          </table:table-cell>
          <table:table-cell office:value-type="float" office:value="227478026">
            <text:p>227478026</text:p>
          </table:table-cell>
          <table:table-cell office:value-type="float" office:value="51239013">
            <text:p>5123901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413339138">
            <text:p>413339138</text:p>
          </table:table-cell>
          <table:table-cell office:value-type="float" office:value="4966137">
            <text:p>4966137</text:p>
          </table:table-cell>
          <table:table-cell office:value-type="float" office:value="430964461">
            <text:p>430964461</text:p>
          </table:table-cell>
          <table:table-cell office:value-type="float" office:value="1201493054">
            <text:p>1201493054</text:p>
          </table:table-cell>
          <table:table-cell office:value-type="float" office:value="430488092">
            <text:p>430488092</text:p>
          </table:table-cell>
          <table:table-cell table:number-columns-repeated="3" office:value-type="float" office:value="0">
            <text:p>0</text:p>
          </table:table-cell>
          <table:table-cell office:value-type="float" office:value="16384">
            <text:p>1638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296891702">
            <text:p>2296891702</text:p>
          </table:table-cell>
          <table:table-cell table:number-columns-repeated="11" office:value-type="float" office:value="0">
            <text:p>0</text:p>
          </table:table-cell>
          <table:table-cell office:value-type="float" office:value="570425344">
            <text:p>570425344</text:p>
          </table:table-cell>
          <table:table-cell office:value-type="float" office:value="430933040">
            <text:p>430933040</text:p>
          </table:table-cell>
          <table:table-cell table:number-columns-repeated="4" office:value-type="float" office:value="0">
            <text:p>0</text:p>
          </table:table-cell>
          <table:table-cell office:value-type="float" office:value="430964461">
            <text:p>430964461</text:p>
          </table:table-cell>
          <table:table-cell office:value-type="float" office:value="0">
            <text:p>0</text:p>
          </table:table-cell>
          <table:table-cell office:value-type="float" office:value="430964461">
            <text:p>430964461</text:p>
          </table:table-cell>
          <table:table-cell office:value-type="float" office:value="6734454">
            <text:p>6734454</text:p>
          </table:table-cell>
          <table:table-cell office:value-type="float" office:value="215482230">
            <text:p>215482230</text:p>
          </table:table-cell>
          <table:table-cell office:value-type="float" office:value="0">
            <text:p>0</text:p>
          </table:table-cell>
          <table:table-cell office:value-type="float" office:value="143654820">
            <text:p>143654820</text:p>
          </table:table-cell>
          <table:table-cell office:value-type="float" office:value="0">
            <text:p>0</text:p>
          </table:table-cell>
          <table:table-cell office:value-type="float" office:value="143654820">
            <text:p>143654820</text:p>
          </table:table-cell>
          <table:table-cell office:value-type="float" office:value="430555816">
            <text:p>430555816</text:p>
          </table:table-cell>
          <table:table-cell office:value-type="float" office:value="71827410">
            <text:p>71827410</text:p>
          </table:table-cell>
          <table:table-cell office:value-type="float" office:value="427918069">
            <text:p>427918069</text:p>
          </table:table-cell>
          <table:table-cell office:value-type="float" office:value="287309641">
            <text:p>287309641</text:p>
          </table:table-cell>
          <table:table-cell office:value-type="float" office:value="430964461">
            <text:p>430964461</text:p>
          </table:table-cell>
          <table:table-cell office:value-type="float" office:value="1757080077">
            <text:p>1757080077</text:p>
          </table:table-cell>
          <table:table-cell office:value-type="float" office:value="6130706787">
            <text:p>6130706787</text:p>
          </table:table-cell>
          <table:table-cell office:value-type="float" office:value="381530761">
            <text:p>381530761</text:p>
          </table:table-cell>
          <table:table-cell office:value-type="float" office:value="95489501">
            <text:p>9548950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office:value-type="float" office:value="814011843">
            <text:p>814011843</text:p>
          </table:table-cell>
          <table:table-cell office:value-type="float" office:value="9774052">
            <text:p>9774052</text:p>
          </table:table-cell>
          <table:table-cell office:value-type="float" office:value="848757697">
            <text:p>848757697</text:p>
          </table:table-cell>
          <table:table-cell office:value-type="float" office:value="2365038084">
            <text:p>2365038084</text:p>
          </table:table-cell>
          <table:table-cell office:value-type="float" office:value="848303768">
            <text:p>84830376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2768">
            <text:p>327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4593996413">
            <text:p>459399641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140850688">
            <text:p>1140850688</text:p>
          </table:table-cell>
          <table:table-cell office:value-type="float" office:value="847310812">
            <text:p>847310812</text:p>
          </table:table-cell>
          <table:table-cell table:number-columns-repeated="4" office:value-type="float" office:value="0">
            <text:p>0</text:p>
          </table:table-cell>
          <table:table-cell office:value-type="float" office:value="848757697">
            <text:p>848757697</text:p>
          </table:table-cell>
          <table:table-cell office:value-type="float" office:value="0">
            <text:p>0</text:p>
          </table:table-cell>
          <table:table-cell office:value-type="float" office:value="848757697">
            <text:p>848757697</text:p>
          </table:table-cell>
          <table:table-cell office:value-type="float" office:value="13263288">
            <text:p>13263288</text:p>
          </table:table-cell>
          <table:table-cell office:value-type="float" office:value="424378848">
            <text:p>424378848</text:p>
          </table:table-cell>
          <table:table-cell office:value-type="float" office:value="0">
            <text:p>0</text:p>
          </table:table-cell>
          <table:table-cell office:value-type="float" office:value="282919232">
            <text:p>282919232</text:p>
          </table:table-cell>
          <table:table-cell office:value-type="float" office:value="7">
            <text:p>7</text:p>
          </table:table-cell>
          <table:table-cell office:value-type="float" office:value="282919232">
            <text:p>282919232</text:p>
          </table:table-cell>
          <table:table-cell office:value-type="float" office:value="848757697">
            <text:p>848757697</text:p>
          </table:table-cell>
          <table:table-cell office:value-type="float" office:value="141459616">
            <text:p>141459616</text:p>
          </table:table-cell>
          <table:table-cell office:value-type="float" office:value="842659113">
            <text:p>842659113</text:p>
          </table:table-cell>
          <table:table-cell office:value-type="float" office:value="565838465">
            <text:p>565838465</text:p>
          </table:table-cell>
          <table:table-cell office:value-type="float" office:value="848757697">
            <text:p>848757697</text:p>
          </table:table-cell>
          <table:table-cell office:value-type="float" office:value="3486755371">
            <text:p>3486755371</text:p>
          </table:table-cell>
          <table:table-cell office:value-type="float" office:value="12160491942">
            <text:p>12160491942</text:p>
          </table:table-cell>
          <table:table-cell office:value-type="float" office:value="795745849">
            <text:p>795745849</text:p>
          </table:table-cell>
          <table:table-cell office:value-type="float" office:value="188049316">
            <text:p>18804931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8192">
            <text:p>8192</text:p>
          </table:table-cell>
          <table:table-cell office:value-type="float" office:value="256">
            <text:p>256</text:p>
          </table:table-cell>
          <table:table-cell office:value-type="float" office:value="1612587932">
            <text:p>1612587932</text:p>
          </table:table-cell>
          <table:table-cell office:value-type="float" office:value="19357168">
            <text:p>19357168</text:p>
          </table:table-cell>
          <table:table-cell office:value-type="float" office:value="1682252773">
            <text:p>1682252773</text:p>
          </table:table-cell>
          <table:table-cell office:value-type="float" office:value="389185872">
            <text:p>389185872</text:p>
          </table:table-cell>
          <table:table-cell office:value-type="float" office:value="1681784119">
            <text:p>1681784119</text:p>
          </table:table-cell>
          <table:table-cell table:number-columns-repeated="3" office:value-type="float" office:value="0">
            <text:p>0</text:p>
          </table:table-cell>
          <table:table-cell office:value-type="float" office:value="65536">
            <text:p>6553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187880260">
            <text:p>9187880260</text:p>
          </table:table-cell>
          <table:table-cell table:number-columns-repeated="11" office:value-type="float" office:value="0">
            <text:p>0</text:p>
          </table:table-cell>
          <table:table-cell office:value-type="float" office:value="2281701376">
            <text:p>2281701376</text:p>
          </table:table-cell>
          <table:table-cell office:value-type="float" office:value="1682119824">
            <text:p>1682119824</text:p>
          </table:table-cell>
          <table:table-cell table:number-columns-repeated="4" office:value-type="float" office:value="0">
            <text:p>0</text:p>
          </table:table-cell>
          <table:table-cell office:value-type="float" office:value="1682252773">
            <text:p>1682252773</text:p>
          </table:table-cell>
          <table:table-cell office:value-type="float" office:value="0">
            <text:p>0</text:p>
          </table:table-cell>
          <table:table-cell office:value-type="float" office:value="1682252773">
            <text:p>1682252773</text:p>
          </table:table-cell>
          <table:table-cell office:value-type="float" office:value="26285937">
            <text:p>26285937</text:p>
          </table:table-cell>
          <table:table-cell office:value-type="float" office:value="841126386">
            <text:p>841126386</text:p>
          </table:table-cell>
          <table:table-cell office:value-type="float" office:value="0">
            <text:p>0</text:p>
          </table:table-cell>
          <table:table-cell office:value-type="float" office:value="560750924">
            <text:p>560750924</text:p>
          </table:table-cell>
          <table:table-cell office:value-type="float" office:value="0">
            <text:p>0</text:p>
          </table:table-cell>
          <table:table-cell office:value-type="float" office:value="560750924">
            <text:p>560750924</text:p>
          </table:table-cell>
          <table:table-cell office:value-type="float" office:value="841078307">
            <text:p>841078307</text:p>
          </table:table-cell>
          <table:table-cell office:value-type="float" office:value="280375462">
            <text:p>280375462</text:p>
          </table:table-cell>
          <table:table-cell office:value-type="float" office:value="3578">
            <text:p>3578</text:p>
          </table:table-cell>
          <table:table-cell office:value-type="float" office:value="1121501849">
            <text:p>1121501849</text:p>
          </table:table-cell>
          <table:table-cell office:value-type="float" office:value="1682252773">
            <text:p>1682252773</text:p>
          </table:table-cell>
          <table:table-cell office:value-type="float" office:value="6827789306">
            <text:p>6827789306</text:p>
          </table:table-cell>
          <table:table-cell office:value-type="float" office:value="24115447998">
            <text:p>24115447998</text:p>
          </table:table-cell>
          <table:table-cell office:value-type="float" office:value="1430694579">
            <text:p>1430694579</text:p>
          </table:table-cell>
          <table:table-cell office:value-type="float" office:value="371185302">
            <text:p>37118530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6384">
            <text:p>16384</text:p>
          </table:table-cell>
          <table:table-cell office:value-type="float" office:value="256">
            <text:p>256</text:p>
          </table:table-cell>
          <table:table-cell office:value-type="float" office:value="3211287119">
            <text:p>3211287119</text:p>
          </table:table-cell>
          <table:table-cell office:value-type="float" office:value="38545314">
            <text:p>38545314</text:p>
          </table:table-cell>
          <table:table-cell office:value-type="float" office:value="3350741477">
            <text:p>3350741477</text:p>
          </table:table-cell>
          <table:table-cell office:value-type="float" office:value="736840351">
            <text:p>736840351</text:p>
          </table:table-cell>
          <table:table-cell office:value-type="float" office:value="3350316457">
            <text:p>3350316457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31072">
            <text:p>131072</text:p>
          </table:table-cell>
          <table:table-cell office:value-type="float" office:value="0">
            <text:p>0</text:p>
          </table:table-cell>
          <table:table-cell office:value-type="float" office:value="16407">
            <text:p>16407</text:p>
          </table:table-cell>
          <table:table-cell table:number-columns-repeated="14" office:value-type="float" office:value="18376150772">
            <text:p>18376150772</text:p>
          </table:table-cell>
          <table:table-cell office:value-type="float" office:value="81472">
            <text:p>81472</text:p>
          </table:table-cell>
          <table:table-cell table:number-columns-repeated="4" office:value-type="float" office:value="0">
            <text:p>0</text:p>
          </table:table-cell>
          <table:table-cell office:value-type="float" office:value="50907">
            <text:p>50907</text:p>
          </table:table-cell>
          <table:table-cell office:value-type="float" office:value="4812">
            <text:p>4812</text:p>
          </table:table-cell>
          <table:table-cell office:value-type="float" office:value="47064">
            <text:p>47064</text:p>
          </table:table-cell>
          <table:table-cell office:value-type="float" office:value="6477">
            <text:p>6477</text:p>
          </table:table-cell>
          <table:table-cell table:number-columns-repeated="2" office:value-type="float" office:value="0">
            <text:p>0</text:p>
          </table:table-cell>
          <table:table-cell office:value-type="float" office:value="268435456">
            <text:p>268435456</text:p>
          </table:table-cell>
          <table:table-cell office:value-type="float" office:value="3350848264">
            <text:p>3350848264</text:p>
          </table:table-cell>
          <table:table-cell table:number-columns-repeated="4" office:value-type="float" office:value="0">
            <text:p>0</text:p>
          </table:table-cell>
          <table:table-cell office:value-type="float" office:value="3350741477">
            <text:p>3350741477</text:p>
          </table:table-cell>
          <table:table-cell office:value-type="float" office:value="0">
            <text:p>0</text:p>
          </table:table-cell>
          <table:table-cell office:value-type="float" office:value="3350741477">
            <text:p>3350741477</text:p>
          </table:table-cell>
          <table:table-cell office:value-type="float" office:value="52356197">
            <text:p>52356197</text:p>
          </table:table-cell>
          <table:table-cell office:value-type="float" office:value="1675370738">
            <text:p>1675370738</text:p>
          </table:table-cell>
          <table:table-cell office:value-type="float" office:value="0">
            <text:p>0</text:p>
          </table:table-cell>
          <table:table-cell office:value-type="float" office:value="1116913826">
            <text:p>1116913826</text:p>
          </table:table-cell>
          <table:table-cell office:value-type="float" office:value="3328985321">
            <text:p>3328985321</text:p>
          </table:table-cell>
          <table:table-cell office:value-type="float" office:value="1116913825">
            <text:p>1116913825</text:p>
          </table:table-cell>
          <table:table-cell office:value-type="float" office:value="3350741477">
            <text:p>3350741477</text:p>
          </table:table-cell>
          <table:table-cell office:value-type="float" office:value="558456913">
            <text:p>558456913</text:p>
          </table:table-cell>
          <table:table-cell office:value-type="float" office:value="1666556022">
            <text:p>1666556022</text:p>
          </table:table-cell>
          <table:table-cell office:value-type="float" office:value="2233827651">
            <text:p>2233827651</text:p>
          </table:table-cell>
          <table:table-cell office:value-type="float" office:value="3350741477">
            <text:p>3350741477</text:p>
          </table:table-cell>
          <table:table-cell office:value-type="float" office:value="13699462890">
            <text:p>13699462890</text:p>
          </table:table-cell>
          <table:table-cell office:value-type="float" office:value="48173156737">
            <text:p>48173156737</text:p>
          </table:table-cell>
          <table:table-cell office:value-type="float" office:value="2833526611">
            <text:p>2833526611</text:p>
          </table:table-cell>
          <table:table-cell office:value-type="float" office:value="738525390">
            <text:p>73852539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32768">
            <text:p>32768</text:p>
          </table:table-cell>
          <table:table-cell office:value-type="float" office:value="256">
            <text:p>256</text:p>
          </table:table-cell>
          <table:table-cell office:value-type="float" office:value="6402391119">
            <text:p>6402391119</text:p>
          </table:table-cell>
          <table:table-cell office:value-type="float" office:value="77150609">
            <text:p>77150609</text:p>
          </table:table-cell>
          <table:table-cell office:value-type="float" office:value="2415262509">
            <text:p>2415262509</text:p>
          </table:table-cell>
          <table:table-cell office:value-type="float" office:value="1490186785">
            <text:p>1490186785</text:p>
          </table:table-cell>
          <table:table-cell office:value-type="float" office:value="6681844905">
            <text:p>668184490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62144">
            <text:p>26214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4" office:value-type="float" office:value="36751854200">
            <text:p>3675185420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536870912">
            <text:p>536870912</text:p>
          </table:table-cell>
          <table:table-cell office:value-type="float" office:value="2386972208">
            <text:p>2386972208</text:p>
          </table:table-cell>
          <table:table-cell table:number-columns-repeated="4" office:value-type="float" office:value="0">
            <text:p>0</text:p>
          </table:table-cell>
          <table:table-cell office:value-type="float" office:value="2415141506">
            <text:p>2415141506</text:p>
          </table:table-cell>
          <table:table-cell office:value-type="float" office:value="0">
            <text:p>0</text:p>
          </table:table-cell>
          <table:table-cell office:value-type="float" office:value="2415141506">
            <text:p>2415141506</text:p>
          </table:table-cell>
          <table:table-cell office:value-type="float" office:value="104845976">
            <text:p>104845976</text:p>
          </table:table-cell>
          <table:table-cell office:value-type="float" office:value="3355054401">
            <text:p>3355054401</text:p>
          </table:table-cell>
          <table:table-cell office:value-type="float" office:value="0">
            <text:p>0</text:p>
          </table:table-cell>
          <table:table-cell office:value-type="float" office:value="2236702934">
            <text:p>2236702934</text:p>
          </table:table-cell>
          <table:table-cell office:value-type="float" office:value="0">
            <text:p>0</text:p>
          </table:table-cell>
          <table:table-cell office:value-type="float" office:value="2236702934">
            <text:p>2236702934</text:p>
          </table:table-cell>
          <table:table-cell office:value-type="float" office:value="2415141506">
            <text:p>2415141506</text:p>
          </table:table-cell>
          <table:table-cell office:value-type="float" office:value="1118351467">
            <text:p>1118351467</text:p>
          </table:table-cell>
          <table:table-cell office:value-type="float" office:value="2366261910">
            <text:p>2366261910</text:p>
          </table:table-cell>
          <table:table-cell office:value-type="float" office:value="178438572">
            <text:p>178438572</text:p>
          </table:table-cell>
          <table:table-cell office:value-type="float" office:value="2415141506">
            <text:p>2415141506</text:p>
          </table:table-cell>
          <table:table-cell office:value-type="float" office:value="28124633789">
            <text:p>28124633789</text:p>
          </table:table-cell>
          <table:table-cell office:value-type="float" office:value="100363037109">
            <text:p>100363037109</text:p>
          </table:table-cell>
          <table:table-cell office:value-type="float" office:value="9623046875">
            <text:p>9623046875</text:p>
          </table:table-cell>
          <table:table-cell office:value-type="float" office:value="1482421875">
            <text:p>1482421875</text:p>
          </table:table-cell>
          <table:table-cell office:value-type="float" office:value="0">
            <text:p>0</text:p>
          </table:table-cell>
          <table:table-cell table:number-columns-repeated="960"/>
        </table:table-row>
      </table:table>
      <table:table table:name="analysis2" table:style-name="ta1" table:print="false">
        <office:forms form:automatic-focus="false" form:apply-design-mode="false"/>
        <table:table-column table:style-name="co21" table:default-cell-style-name="Default"/>
        <table:table-column table:style-name="co13" table:number-columns-repeated="5" table:default-cell-style-name="Default"/>
        <table:table-column table:style-name="co22" table:default-cell-style-name="Default"/>
        <table:table-column table:style-name="co13" table:number-columns-repeated="998" table:default-cell-style-name="Default"/>
        <table:table-row table:style-name="ro3">
          <table:table-cell table:style-name="ce7" office:value-type="string">
            <text:p>kernel</text:p>
          </table:table-cell>
          <table:table-cell table:style-name="ce7" office:value-type="string">
            <text:p>block size</text:p>
          </table:table-cell>
          <table:table-cell table:style-name="ce7" office:value-type="string">
            <text:p>threads per block</text:p>
          </table:table-cell>
          <table:table-cell table:style-name="ce7" office:value-type="string">
            <text:p>Total threads</text:p>
          </table:table-cell>
          <table:table-cell table:style-name="ce7" office:value-type="string">
            <text:p># iter</text:p>
          </table:table-cell>
          <table:table-cell table:style-name="ce7" office:value-type="string">
            <text:p># Intructions</text:p>
          </table:table-cell>
          <table:table-cell table:style-name="ce7" office:value-type="string">
            <text:p>GEN Instructions unroll</text:p>
          </table:table-cell>
          <table:table-cell table:style-name="ce7" office:value-type="string">
            <text:p># movs</text:p>
          </table:table-cell>
          <table:table-cell table:style-name="ce7" office:value-type="string">
            <text:p>A7</text:p>
          </table:table-cell>
          <table:table-cell table:style-name="ce7" table:number-columns-repeated="958"/>
          <table:table-cell table:style-name="ce8" table:number-columns-repeated="38"/>
        </table:table-row>
        <table:table-row table:style-name="ro2">
          <table:table-cell office:value-type="string">
            <text:p>scalar_sp_load_store_kernel</text:p>
          </table:table-cell>
          <table:table-cell table:number-columns-repeated="2" office:value-type="float" office:value="1">
            <text:p>1</text:p>
          </table:table-cell>
          <table:table-cell table:formula="of:=[.B2]*[.C2]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2]" office:value-type="float" office:value="38">
            <text:p>38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3]*[.C3]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3]" office:value-type="float" office:value="38">
            <text:p>38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4]*[.C4]"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4]" office:value-type="float" office:value="38">
            <text:p>38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B5]*[.C5]" office:value-type="float" office:value="8">
            <text:p>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5]" office:value-type="float" office:value="38">
            <text:p>38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B6]*[.C6]" office:value-type="float" office:value="16">
            <text:p>1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6]" office:value-type="float" office:value="66">
            <text:p>66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B7]*[.C7]" office:value-type="float" office:value="32">
            <text:p>3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7]" office:value-type="float" office:value="122">
            <text:p>122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B8]*[.C8]" office:value-type="float" office:value="64">
            <text:p>6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8]" office:value-type="float" office:value="244">
            <text:p>244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B9]*[.C9]" office:value-type="float" office:value="128">
            <text:p>12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9]" office:value-type="float" office:value="488">
            <text:p>488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B10]*[.C10]" office:value-type="float" office:value="256">
            <text:p>25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0]" office:value-type="float" office:value="976">
            <text:p>976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B11]*[.C11]" office:value-type="float" office:value="512">
            <text:p>51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1]" office:value-type="float" office:value="1952">
            <text:p>1952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B12]*[.C12]" office:value-type="float" office:value="768">
            <text:p>76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2]" office:value-type="float" office:value="2928">
            <text:p>2928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B13]*[.C13]" office:value-type="float" office:value="1024">
            <text:p>102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3]" office:value-type="float" office:value="3248">
            <text:p>3248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B14]*[.C14]" office:value-type="float" office:value="1280">
            <text:p>128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4]" office:value-type="float" office:value="3568">
            <text:p>3568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table:formula="of:=[.B15]*[.C15]" office:value-type="float" office:value="1536">
            <text:p>153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5]" office:value-type="float" office:value="3888">
            <text:p>3888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table:formula="of:=[.B16]*[.C16]" office:value-type="float" office:value="1792">
            <text:p>179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6]" office:value-type="float" office:value="4304">
            <text:p>4304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formula="of:=[.B17]*[.C17]" office:value-type="float" office:value="2048">
            <text:p>204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7]" office:value-type="float" office:value="4720">
            <text:p>4720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formula="of:=[.B18]*[.C18]" office:value-type="float" office:value="2304">
            <text:p>230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8]" office:value-type="float" office:value="5136">
            <text:p>5136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[.B19]*[.C19]" office:value-type="float" office:value="2560">
            <text:p>256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9]" office:value-type="float" office:value="5920">
            <text:p>5920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table:formula="of:=[.B20]*[.C20]" office:value-type="float" office:value="2816">
            <text:p>281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20]" office:value-type="float" office:value="6672">
            <text:p>6672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table:formula="of:=[.B21]*[.C21]" office:value-type="float" office:value="3072">
            <text:p>307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21]" office:value-type="float" office:value="7440">
            <text:p>7440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table:formula="of:=[.B22]*[.C22]" office:value-type="float" office:value="3328">
            <text:p>332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22]" office:value-type="float" office:value="7920">
            <text:p>7920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table:formula="of:=[.B23]*[.C23]" office:value-type="float" office:value="3584">
            <text:p>358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23]" office:value-type="float" office:value="8400">
            <text:p>8400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table:formula="of:=[.B24]*[.C24]" office:value-type="float" office:value="3840">
            <text:p>384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24]" office:value-type="float" office:value="8928">
            <text:p>8928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[.B25]*[.C25]" office:value-type="float" office:value="4096">
            <text:p>409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25]" office:value-type="float" office:value="9616">
            <text:p>9616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table:formula="of:=[.B26]*[.C26]" office:value-type="float" office:value="4352">
            <text:p>435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26]" office:value-type="float" office:value="10304">
            <text:p>10304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table:formula="of:=[.B27]*[.C27]" office:value-type="float" office:value="4608">
            <text:p>460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27]" office:value-type="float" office:value="10944">
            <text:p>10944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B28]*[.C28]" office:value-type="float" office:value="4864">
            <text:p>486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28]" office:value-type="float" office:value="11456">
            <text:p>11456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table:formula="of:=[.B29]*[.C29]" office:value-type="float" office:value="5120">
            <text:p>512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29]" office:value-type="float" office:value="11968">
            <text:p>11968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table:formula="of:=[.B30]*[.C30]" office:value-type="float" office:value="5376">
            <text:p>537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30]" office:value-type="float" office:value="12886">
            <text:p>12886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table:formula="of:=[.B31]*[.C31]" office:value-type="float" office:value="5632">
            <text:p>563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31]" office:value-type="float" office:value="13744">
            <text:p>13744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table:formula="of:=[.B32]*[.C32]" office:value-type="float" office:value="5888">
            <text:p>588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32]" office:value-type="float" office:value="14586">
            <text:p>14586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table:formula="of:=[.B33]*[.C33]" office:value-type="float" office:value="6144">
            <text:p>614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33]" office:value-type="float" office:value="15420">
            <text:p>15420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table:formula="of:=[.B34]*[.C34]" office:value-type="float" office:value="6400">
            <text:p>640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34]" office:value-type="float" office:value="16202">
            <text:p>16202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table:formula="of:=[.B35]*[.C35]" office:value-type="float" office:value="6656">
            <text:p>665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35]" office:value-type="float" office:value="16866">
            <text:p>16866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table:formula="of:=[.B36]*[.C36]" office:value-type="float" office:value="6912">
            <text:p>691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36]" office:value-type="float" office:value="17546">
            <text:p>17546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table:formula="of:=[.B37]*[.C37]" office:value-type="float" office:value="7168">
            <text:p>716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37]" office:value-type="float" office:value="18414">
            <text:p>18414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table:formula="of:=[.B38]*[.C38]" office:value-type="float" office:value="7424">
            <text:p>742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38]" office:value-type="float" office:value="18864">
            <text:p>18864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table:formula="of:=[.B39]*[.C39]" office:value-type="float" office:value="7680">
            <text:p>768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39]" office:value-type="float" office:value="19630">
            <text:p>19630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table:formula="of:=[.B40]*[.C40]" office:value-type="float" office:value="7936">
            <text:p>793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40]" office:value-type="float" office:value="20464">
            <text:p>20464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formula="of:=[.B41]*[.C41]" office:value-type="float" office:value="8192">
            <text:p>819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41]" office:value-type="float" office:value="21422">
            <text:p>21422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table:formula="of:=[.B42]*[.C42]" office:value-type="float" office:value="16384">
            <text:p>1638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42]" office:value-type="float" office:value="49504">
            <text:p>49504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table:formula="of:=[.B43]*[.C43]" office:value-type="float" office:value="32768">
            <text:p>3276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43]" office:value-type="float" office:value="104341">
            <text:p>104341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table:number-columns-repeated="2" office:value-type="float" office:value="256">
            <text:p>256</text:p>
          </table:table-cell>
          <table:table-cell table:formula="of:=[.B44]*[.C44]" office:value-type="float" office:value="65536">
            <text:p>6553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44]" office:value-type="float" office:value="214449">
            <text:p>214449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table:formula="of:=[.B45]*[.C45]" office:value-type="float" office:value="131072">
            <text:p>13107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45]" office:value-type="float" office:value="441511">
            <text:p>441511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table:formula="of:=[.B46]*[.C46]" office:value-type="float" office:value="262144">
            <text:p>26214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46]" office:value-type="float" office:value="893168">
            <text:p>893168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table:formula="of:=[.B47]*[.C47]" office:value-type="float" office:value="524288">
            <text:p>52428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47]" office:value-type="float" office:value="1785817">
            <text:p>1785817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table:formula="of:=[.B48]*[.C48]" office:value-type="float" office:value="1048576">
            <text:p>104857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48]" office:value-type="float" office:value="3556034">
            <text:p>3556034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8192">
            <text:p>8192</text:p>
          </table:table-cell>
          <table:table-cell office:value-type="float" office:value="256">
            <text:p>256</text:p>
          </table:table-cell>
          <table:table-cell table:formula="of:=[.B49]*[.C49]" office:value-type="float" office:value="2097152">
            <text:p>209715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49]" office:value-type="float" office:value="7132753">
            <text:p>7132753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16384">
            <text:p>16384</text:p>
          </table:table-cell>
          <table:table-cell office:value-type="float" office:value="256">
            <text:p>256</text:p>
          </table:table-cell>
          <table:table-cell table:formula="of:=[.B50]*[.C50]" office:value-type="float" office:value="4194304">
            <text:p>419430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50]" office:value-type="float" office:value="14300704">
            <text:p>14300704</text:p>
          </table:table-cell>
          <table:table-cell table:number-columns-repeated="996"/>
        </table:table-row>
        <table:table-row table:style-name="ro2">
          <table:table-cell office:value-type="string">
            <text:p>scalar_sp_load_store_kernel</text:p>
          </table:table-cell>
          <table:table-cell office:value-type="float" office:value="32768">
            <text:p>32768</text:p>
          </table:table-cell>
          <table:table-cell office:value-type="float" office:value="256">
            <text:p>256</text:p>
          </table:table-cell>
          <table:table-cell table:formula="of:=[.B51]*[.C51]" office:value-type="float" office:value="8388608">
            <text:p>838860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51]" office:value-type="float" office:value="28519755">
            <text:p>28519755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table:number-columns-repeated="2" office:value-type="float" office:value="1">
            <text:p>1</text:p>
          </table:table-cell>
          <table:table-cell table:formula="of:=[.B52]*[.C52]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52]" office:value-type="float" office:value="38">
            <text:p>38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53]*[.C53]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53]" office:value-type="float" office:value="38">
            <text:p>38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54]*[.C54]"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54]" office:value-type="float" office:value="38">
            <text:p>38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B55]*[.C55]" office:value-type="float" office:value="8">
            <text:p>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55]" office:value-type="float" office:value="38">
            <text:p>38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B56]*[.C56]" office:value-type="float" office:value="16">
            <text:p>1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56]" office:value-type="float" office:value="66">
            <text:p>66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B57]*[.C57]" office:value-type="float" office:value="32">
            <text:p>3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57]" office:value-type="float" office:value="122">
            <text:p>122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B58]*[.C58]" office:value-type="float" office:value="64">
            <text:p>6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58]" office:value-type="float" office:value="244">
            <text:p>244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B59]*[.C59]" office:value-type="float" office:value="128">
            <text:p>12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59]" office:value-type="float" office:value="488">
            <text:p>488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B60]*[.C60]" office:value-type="float" office:value="256">
            <text:p>25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60]" office:value-type="float" office:value="976">
            <text:p>976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B61]*[.C61]" office:value-type="float" office:value="512">
            <text:p>51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61]" office:value-type="float" office:value="1952">
            <text:p>1952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B62]*[.C62]" office:value-type="float" office:value="768">
            <text:p>76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62]" office:value-type="float" office:value="2928">
            <text:p>2928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B63]*[.C63]" office:value-type="float" office:value="1024">
            <text:p>102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63]" office:value-type="float" office:value="3248">
            <text:p>3248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B64]*[.C64]" office:value-type="float" office:value="1280">
            <text:p>128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64]" office:value-type="float" office:value="3568">
            <text:p>3568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table:formula="of:=[.B65]*[.C65]" office:value-type="float" office:value="1536">
            <text:p>153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65]" office:value-type="float" office:value="3888">
            <text:p>3888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table:formula="of:=[.B66]*[.C66]" office:value-type="float" office:value="1792">
            <text:p>179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66]" office:value-type="float" office:value="4304">
            <text:p>4304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formula="of:=[.B67]*[.C67]" office:value-type="float" office:value="2048">
            <text:p>204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67]" office:value-type="float" office:value="4720">
            <text:p>4720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formula="of:=[.B68]*[.C68]" office:value-type="float" office:value="2304">
            <text:p>230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68]" office:value-type="float" office:value="5136">
            <text:p>5136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[.B69]*[.C69]" office:value-type="float" office:value="2560">
            <text:p>256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69]" office:value-type="float" office:value="5920">
            <text:p>5920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table:formula="of:=[.B70]*[.C70]" office:value-type="float" office:value="2816">
            <text:p>281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70]" office:value-type="float" office:value="6672">
            <text:p>6672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table:formula="of:=[.B71]*[.C71]" office:value-type="float" office:value="3072">
            <text:p>307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71]" office:value-type="float" office:value="7440">
            <text:p>7440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table:formula="of:=[.B72]*[.C72]" office:value-type="float" office:value="3328">
            <text:p>332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72]" office:value-type="float" office:value="7920">
            <text:p>7920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table:formula="of:=[.B73]*[.C73]" office:value-type="float" office:value="3584">
            <text:p>358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73]" office:value-type="float" office:value="8400">
            <text:p>8400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table:formula="of:=[.B74]*[.C74]" office:value-type="float" office:value="3840">
            <text:p>384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74]" office:value-type="float" office:value="8928">
            <text:p>8928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[.B75]*[.C75]" office:value-type="float" office:value="4096">
            <text:p>409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75]" office:value-type="float" office:value="9616">
            <text:p>9616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table:formula="of:=[.B76]*[.C76]" office:value-type="float" office:value="4352">
            <text:p>435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76]" office:value-type="float" office:value="10304">
            <text:p>10304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table:formula="of:=[.B77]*[.C77]" office:value-type="float" office:value="4608">
            <text:p>460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77]" office:value-type="float" office:value="10944">
            <text:p>10944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B78]*[.C78]" office:value-type="float" office:value="4864">
            <text:p>486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78]" office:value-type="float" office:value="11456">
            <text:p>11456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table:formula="of:=[.B79]*[.C79]" office:value-type="float" office:value="5120">
            <text:p>512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79]" office:value-type="float" office:value="11968">
            <text:p>11968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table:formula="of:=[.B80]*[.C80]" office:value-type="float" office:value="5376">
            <text:p>537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80]" office:value-type="float" office:value="12884">
            <text:p>12884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table:formula="of:=[.B81]*[.C81]" office:value-type="float" office:value="5632">
            <text:p>563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81]" office:value-type="float" office:value="13816">
            <text:p>13816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table:formula="of:=[.B82]*[.C82]" office:value-type="float" office:value="5888">
            <text:p>588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82]" office:value-type="float" office:value="14692">
            <text:p>14692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table:formula="of:=[.B83]*[.C83]" office:value-type="float" office:value="6144">
            <text:p>614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83]" office:value-type="float" office:value="15486">
            <text:p>15486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table:formula="of:=[.B84]*[.C84]" office:value-type="float" office:value="6400">
            <text:p>640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84]" office:value-type="float" office:value="16343">
            <text:p>16343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table:formula="of:=[.B85]*[.C85]" office:value-type="float" office:value="6656">
            <text:p>665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85]" office:value-type="float" office:value="17098">
            <text:p>17098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table:formula="of:=[.B86]*[.C86]" office:value-type="float" office:value="6912">
            <text:p>691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86]" office:value-type="float" office:value="17849">
            <text:p>17849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table:formula="of:=[.B87]*[.C87]" office:value-type="float" office:value="7168">
            <text:p>716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87]" office:value-type="float" office:value="18571">
            <text:p>18571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table:formula="of:=[.B88]*[.C88]" office:value-type="float" office:value="7424">
            <text:p>742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88]" office:value-type="float" office:value="19295">
            <text:p>19295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table:formula="of:=[.B89]*[.C89]" office:value-type="float" office:value="7680">
            <text:p>768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89]" office:value-type="float" office:value="19987">
            <text:p>19987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table:formula="of:=[.B90]*[.C90]" office:value-type="float" office:value="7936">
            <text:p>793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90]" office:value-type="float" office:value="20607">
            <text:p>20607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formula="of:=[.B91]*[.C91]" office:value-type="float" office:value="8192">
            <text:p>819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91]" office:value-type="float" office:value="21115">
            <text:p>21115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table:formula="of:=[.B92]*[.C92]" office:value-type="float" office:value="16384">
            <text:p>1638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92]" office:value-type="float" office:value="50354">
            <text:p>50354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table:formula="of:=[.B93]*[.C93]" office:value-type="float" office:value="32768">
            <text:p>3276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93]" office:value-type="float" office:value="108351">
            <text:p>108351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table:number-columns-repeated="2" office:value-type="float" office:value="256">
            <text:p>256</text:p>
          </table:table-cell>
          <table:table-cell table:formula="of:=[.B94]*[.C94]" office:value-type="float" office:value="65536">
            <text:p>6553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94]" office:value-type="float" office:value="227392">
            <text:p>227392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table:formula="of:=[.B95]*[.C95]" office:value-type="float" office:value="131072">
            <text:p>13107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95]" office:value-type="float" office:value="466040">
            <text:p>466040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table:formula="of:=[.B96]*[.C96]" office:value-type="float" office:value="262144">
            <text:p>26214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96]" office:value-type="float" office:value="940861">
            <text:p>940861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table:formula="of:=[.B97]*[.C97]" office:value-type="float" office:value="524288">
            <text:p>52428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97]" office:value-type="float" office:value="1890018">
            <text:p>1890018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table:formula="of:=[.B98]*[.C98]" office:value-type="float" office:value="1048576">
            <text:p>104857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98]" office:value-type="float" office:value="3788624">
            <text:p>3788624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8192">
            <text:p>8192</text:p>
          </table:table-cell>
          <table:table-cell office:value-type="float" office:value="256">
            <text:p>256</text:p>
          </table:table-cell>
          <table:table-cell table:formula="of:=[.B99]*[.C99]" office:value-type="float" office:value="2097152">
            <text:p>209715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99]" office:value-type="float" office:value="7592575">
            <text:p>7592575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16384">
            <text:p>16384</text:p>
          </table:table-cell>
          <table:table-cell office:value-type="float" office:value="256">
            <text:p>256</text:p>
          </table:table-cell>
          <table:table-cell table:formula="of:=[.B100]*[.C100]" office:value-type="float" office:value="4194304">
            <text:p>419430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00]" office:value-type="float" office:value="15185803">
            <text:p>15185803</text:p>
          </table:table-cell>
          <table:table-cell table:number-columns-repeated="996"/>
        </table:table-row>
        <table:table-row table:style-name="ro2">
          <table:table-cell office:value-type="string">
            <text:p>vect2_sp_load_store_kernel</text:p>
          </table:table-cell>
          <table:table-cell office:value-type="float" office:value="32768">
            <text:p>32768</text:p>
          </table:table-cell>
          <table:table-cell office:value-type="float" office:value="256">
            <text:p>256</text:p>
          </table:table-cell>
          <table:table-cell table:formula="of:=[.B101]*[.C101]" office:value-type="float" office:value="8388608">
            <text:p>838860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01]" office:value-type="float" office:value="30387006">
            <text:p>30387006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table:number-columns-repeated="2" office:value-type="float" office:value="1">
            <text:p>1</text:p>
          </table:table-cell>
          <table:table-cell table:formula="of:=[.B102]*[.C102]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02]" office:value-type="float" office:value="38">
            <text:p>38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103]*[.C103]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03]" office:value-type="float" office:value="38">
            <text:p>38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104]*[.C104]"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04]" office:value-type="float" office:value="38">
            <text:p>38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B105]*[.C105]" office:value-type="float" office:value="8">
            <text:p>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05]" office:value-type="float" office:value="38">
            <text:p>38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B106]*[.C106]" office:value-type="float" office:value="16">
            <text:p>1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06]" office:value-type="float" office:value="66">
            <text:p>66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B107]*[.C107]" office:value-type="float" office:value="32">
            <text:p>3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07]" office:value-type="float" office:value="122">
            <text:p>122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B108]*[.C108]" office:value-type="float" office:value="64">
            <text:p>6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08]" office:value-type="float" office:value="244">
            <text:p>244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B109]*[.C109]" office:value-type="float" office:value="128">
            <text:p>12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09]" office:value-type="float" office:value="488">
            <text:p>488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B110]*[.C110]" office:value-type="float" office:value="256">
            <text:p>25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10]" office:value-type="float" office:value="976">
            <text:p>976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B111]*[.C111]" office:value-type="float" office:value="512">
            <text:p>51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11]" office:value-type="float" office:value="1952">
            <text:p>1952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B112]*[.C112]" office:value-type="float" office:value="768">
            <text:p>76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12]" office:value-type="float" office:value="2928">
            <text:p>2928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B113]*[.C113]" office:value-type="float" office:value="1024">
            <text:p>102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13]" office:value-type="float" office:value="3248">
            <text:p>3248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B114]*[.C114]" office:value-type="float" office:value="1280">
            <text:p>128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14]" office:value-type="float" office:value="3568">
            <text:p>3568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table:formula="of:=[.B115]*[.C115]" office:value-type="float" office:value="1536">
            <text:p>153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15]" office:value-type="float" office:value="3888">
            <text:p>3888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table:formula="of:=[.B116]*[.C116]" office:value-type="float" office:value="1792">
            <text:p>179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16]" office:value-type="float" office:value="4304">
            <text:p>4304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formula="of:=[.B117]*[.C117]" office:value-type="float" office:value="2048">
            <text:p>204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17]" office:value-type="float" office:value="4720">
            <text:p>4720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formula="of:=[.B118]*[.C118]" office:value-type="float" office:value="2304">
            <text:p>230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18]" office:value-type="float" office:value="5136">
            <text:p>5136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[.B119]*[.C119]" office:value-type="float" office:value="2560">
            <text:p>256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19]" office:value-type="float" office:value="5920">
            <text:p>5920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table:formula="of:=[.B120]*[.C120]" office:value-type="float" office:value="2816">
            <text:p>281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20]" office:value-type="float" office:value="6672">
            <text:p>6672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table:formula="of:=[.B121]*[.C121]" office:value-type="float" office:value="3072">
            <text:p>307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21]" office:value-type="float" office:value="7440">
            <text:p>7440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table:formula="of:=[.B122]*[.C122]" office:value-type="float" office:value="3328">
            <text:p>332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22]" office:value-type="float" office:value="7920">
            <text:p>7920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table:formula="of:=[.B123]*[.C123]" office:value-type="float" office:value="3584">
            <text:p>358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23]" office:value-type="float" office:value="8400">
            <text:p>8400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table:formula="of:=[.B124]*[.C124]" office:value-type="float" office:value="3840">
            <text:p>384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24]" office:value-type="float" office:value="8928">
            <text:p>8928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[.B125]*[.C125]" office:value-type="float" office:value="4096">
            <text:p>409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25]" office:value-type="float" office:value="9616">
            <text:p>9616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table:formula="of:=[.B126]*[.C126]" office:value-type="float" office:value="4352">
            <text:p>435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26]" office:value-type="float" office:value="10304">
            <text:p>10304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table:formula="of:=[.B127]*[.C127]" office:value-type="float" office:value="4608">
            <text:p>460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27]" office:value-type="float" office:value="10944">
            <text:p>10944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B128]*[.C128]" office:value-type="float" office:value="4864">
            <text:p>486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28]" office:value-type="float" office:value="11456">
            <text:p>11456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table:formula="of:=[.B129]*[.C129]" office:value-type="float" office:value="5120">
            <text:p>512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29]" office:value-type="float" office:value="11968">
            <text:p>11968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table:formula="of:=[.B130]*[.C130]" office:value-type="float" office:value="5376">
            <text:p>537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30]" office:value-type="float" office:value="12828">
            <text:p>12828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table:formula="of:=[.B131]*[.C131]" office:value-type="float" office:value="5632">
            <text:p>563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31]" office:value-type="float" office:value="13598">
            <text:p>13598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table:formula="of:=[.B132]*[.C132]" office:value-type="float" office:value="5888">
            <text:p>588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32]" office:value-type="float" office:value="14414">
            <text:p>14414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table:formula="of:=[.B133]*[.C133]" office:value-type="float" office:value="6144">
            <text:p>614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33]" office:value-type="float" office:value="15352">
            <text:p>15352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table:formula="of:=[.B134]*[.C134]" office:value-type="float" office:value="6400">
            <text:p>640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34]" office:value-type="float" office:value="15982">
            <text:p>15982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table:formula="of:=[.B135]*[.C135]" office:value-type="float" office:value="6656">
            <text:p>665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35]" office:value-type="float" office:value="16584">
            <text:p>16584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table:formula="of:=[.B136]*[.C136]" office:value-type="float" office:value="6912">
            <text:p>691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36]" office:value-type="float" office:value="17650">
            <text:p>17650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table:formula="of:=[.B137]*[.C137]" office:value-type="float" office:value="7168">
            <text:p>716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37]" office:value-type="float" office:value="18282">
            <text:p>18282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table:formula="of:=[.B138]*[.C138]" office:value-type="float" office:value="7424">
            <text:p>742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38]" office:value-type="float" office:value="18963">
            <text:p>18963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table:formula="of:=[.B139]*[.C139]" office:value-type="float" office:value="7680">
            <text:p>768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39]" office:value-type="float" office:value="19911">
            <text:p>19911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table:formula="of:=[.B140]*[.C140]" office:value-type="float" office:value="7936">
            <text:p>793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40]" office:value-type="float" office:value="20616">
            <text:p>20616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formula="of:=[.B141]*[.C141]" office:value-type="float" office:value="8192">
            <text:p>819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41]" office:value-type="float" office:value="21308">
            <text:p>21308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table:formula="of:=[.B142]*[.C142]" office:value-type="float" office:value="16384">
            <text:p>1638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42]" office:value-type="float" office:value="48173">
            <text:p>48173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table:formula="of:=[.B143]*[.C143]" office:value-type="float" office:value="32768">
            <text:p>3276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43]" office:value-type="float" office:value="107448">
            <text:p>107448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table:number-columns-repeated="2" office:value-type="float" office:value="256">
            <text:p>256</text:p>
          </table:table-cell>
          <table:table-cell table:formula="of:=[.B144]*[.C144]" office:value-type="float" office:value="65536">
            <text:p>6553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44]" office:value-type="float" office:value="230377">
            <text:p>230377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table:formula="of:=[.B145]*[.C145]" office:value-type="float" office:value="131072">
            <text:p>13107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45]" office:value-type="float" office:value="474583">
            <text:p>474583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table:formula="of:=[.B146]*[.C146]" office:value-type="float" office:value="262144">
            <text:p>26214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46]" office:value-type="float" office:value="963274">
            <text:p>963274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table:formula="of:=[.B147]*[.C147]" office:value-type="float" office:value="524288">
            <text:p>52428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47]" office:value-type="float" office:value="1942137">
            <text:p>1942137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table:formula="of:=[.B148]*[.C148]" office:value-type="float" office:value="1048576">
            <text:p>104857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48]" office:value-type="float" office:value="3899487">
            <text:p>3899487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8192">
            <text:p>8192</text:p>
          </table:table-cell>
          <table:table-cell office:value-type="float" office:value="256">
            <text:p>256</text:p>
          </table:table-cell>
          <table:table-cell table:formula="of:=[.B149]*[.C149]" office:value-type="float" office:value="2097152">
            <text:p>209715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49]" office:value-type="float" office:value="7814076">
            <text:p>7814076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16384">
            <text:p>16384</text:p>
          </table:table-cell>
          <table:table-cell office:value-type="float" office:value="256">
            <text:p>256</text:p>
          </table:table-cell>
          <table:table-cell table:formula="of:=[.B150]*[.C150]" office:value-type="float" office:value="4194304">
            <text:p>419430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50]" office:value-type="float" office:value="15651789">
            <text:p>15651789</text:p>
          </table:table-cell>
          <table:table-cell table:number-columns-repeated="996"/>
        </table:table-row>
        <table:table-row table:style-name="ro2">
          <table:table-cell office:value-type="string">
            <text:p>vect4_sp_load_store_kernel</text:p>
          </table:table-cell>
          <table:table-cell office:value-type="float" office:value="32768">
            <text:p>32768</text:p>
          </table:table-cell>
          <table:table-cell office:value-type="float" office:value="256">
            <text:p>256</text:p>
          </table:table-cell>
          <table:table-cell table:formula="of:=[.B151]*[.C151]" office:value-type="float" office:value="8388608">
            <text:p>838860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51]" office:value-type="float" office:value="31335563">
            <text:p>31335563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table:number-columns-repeated="2" office:value-type="float" office:value="1">
            <text:p>1</text:p>
          </table:table-cell>
          <table:table-cell table:formula="of:=[.B152]*[.C152]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52]" office:value-type="float" office:value="54">
            <text:p>54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153]*[.C153]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53]" office:value-type="float" office:value="54">
            <text:p>54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154]*[.C154]"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54]" office:value-type="float" office:value="54">
            <text:p>54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B155]*[.C155]" office:value-type="float" office:value="8">
            <text:p>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55]" office:value-type="float" office:value="54">
            <text:p>54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B156]*[.C156]" office:value-type="float" office:value="16">
            <text:p>1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56]" office:value-type="float" office:value="98">
            <text:p>98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B157]*[.C157]" office:value-type="float" office:value="32">
            <text:p>3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57]" office:value-type="float" office:value="186">
            <text:p>186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B158]*[.C158]" office:value-type="float" office:value="64">
            <text:p>6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58]" office:value-type="float" office:value="372">
            <text:p>372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B159]*[.C159]" office:value-type="float" office:value="128">
            <text:p>12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59]" office:value-type="float" office:value="744">
            <text:p>744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B160]*[.C160]" office:value-type="float" office:value="256">
            <text:p>25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60]" office:value-type="float" office:value="1488">
            <text:p>1488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B161]*[.C161]" office:value-type="float" office:value="512">
            <text:p>51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61]" office:value-type="float" office:value="2976">
            <text:p>2976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B162]*[.C162]" office:value-type="float" office:value="768">
            <text:p>76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62]" office:value-type="float" office:value="4464">
            <text:p>4464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B163]*[.C163]" office:value-type="float" office:value="1024">
            <text:p>102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63]" office:value-type="float" office:value="4784">
            <text:p>4784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B164]*[.C164]" office:value-type="float" office:value="1280">
            <text:p>128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64]" office:value-type="float" office:value="5104">
            <text:p>5104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table:formula="of:=[.B165]*[.C165]" office:value-type="float" office:value="1536">
            <text:p>153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65]" office:value-type="float" office:value="5424">
            <text:p>5424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table:formula="of:=[.B166]*[.C166]" office:value-type="float" office:value="1792">
            <text:p>179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66]" office:value-type="float" office:value="6036">
            <text:p>6036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formula="of:=[.B167]*[.C167]" office:value-type="float" office:value="2048">
            <text:p>204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67]" office:value-type="float" office:value="6672">
            <text:p>6672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formula="of:=[.B168]*[.C168]" office:value-type="float" office:value="2304">
            <text:p>230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68]" office:value-type="float" office:value="7248">
            <text:p>7248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[.B169]*[.C169]" office:value-type="float" office:value="2560">
            <text:p>256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69]" office:value-type="float" office:value="8288">
            <text:p>8288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table:formula="of:=[.B170]*[.C170]" office:value-type="float" office:value="2816">
            <text:p>281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70]" office:value-type="float" office:value="9352">
            <text:p>9352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table:formula="of:=[.B171]*[.C171]" office:value-type="float" office:value="3072">
            <text:p>307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71]" office:value-type="float" office:value="10368">
            <text:p>10368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table:formula="of:=[.B172]*[.C172]" office:value-type="float" office:value="3328">
            <text:p>332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72]" office:value-type="float" office:value="11144">
            <text:p>11144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table:formula="of:=[.B173]*[.C173]" office:value-type="float" office:value="3584">
            <text:p>358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73]" office:value-type="float" office:value="11920">
            <text:p>11920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table:formula="of:=[.B174]*[.C174]" office:value-type="float" office:value="3840">
            <text:p>384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74]" office:value-type="float" office:value="12768">
            <text:p>12768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[.B175]*[.C175]" office:value-type="float" office:value="4096">
            <text:p>409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75]" office:value-type="float" office:value="13632">
            <text:p>13632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table:formula="of:=[.B176]*[.C176]" office:value-type="float" office:value="4352">
            <text:p>435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76]" office:value-type="float" office:value="14496">
            <text:p>14496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table:formula="of:=[.B177]*[.C177]" office:value-type="float" office:value="4608">
            <text:p>460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77]" office:value-type="float" office:value="15360">
            <text:p>15360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B178]*[.C178]" office:value-type="float" office:value="4864">
            <text:p>486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78]" office:value-type="float" office:value="16128">
            <text:p>16128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table:formula="of:=[.B179]*[.C179]" office:value-type="float" office:value="5120">
            <text:p>512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79]" office:value-type="float" office:value="16928">
            <text:p>16928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table:formula="of:=[.B180]*[.C180]" office:value-type="float" office:value="5376">
            <text:p>537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80]" office:value-type="float" office:value="18334">
            <text:p>18334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table:formula="of:=[.B181]*[.C181]" office:value-type="float" office:value="5632">
            <text:p>563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81]" office:value-type="float" office:value="19800">
            <text:p>19800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table:formula="of:=[.B182]*[.C182]" office:value-type="float" office:value="5888">
            <text:p>588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82]" office:value-type="float" office:value="21319">
            <text:p>21319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table:formula="of:=[.B183]*[.C183]" office:value-type="float" office:value="6144">
            <text:p>614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83]" office:value-type="float" office:value="22798">
            <text:p>22798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table:formula="of:=[.B184]*[.C184]" office:value-type="float" office:value="6400">
            <text:p>640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84]" office:value-type="float" office:value="24287">
            <text:p>24287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table:formula="of:=[.B185]*[.C185]" office:value-type="float" office:value="6656">
            <text:p>665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85]" office:value-type="float" office:value="25782">
            <text:p>25782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table:formula="of:=[.B186]*[.C186]" office:value-type="float" office:value="6912">
            <text:p>691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86]" office:value-type="float" office:value="27255">
            <text:p>27255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table:formula="of:=[.B187]*[.C187]" office:value-type="float" office:value="7168">
            <text:p>716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87]" office:value-type="float" office:value="28746">
            <text:p>28746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table:formula="of:=[.B188]*[.C188]" office:value-type="float" office:value="7424">
            <text:p>742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88]" office:value-type="float" office:value="30230">
            <text:p>30230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table:formula="of:=[.B189]*[.C189]" office:value-type="float" office:value="7680">
            <text:p>768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89]" office:value-type="float" office:value="31730">
            <text:p>31730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table:formula="of:=[.B190]*[.C190]" office:value-type="float" office:value="7936">
            <text:p>793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90]" office:value-type="float" office:value="33210">
            <text:p>33210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formula="of:=[.B191]*[.C191]" office:value-type="float" office:value="8192">
            <text:p>819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91]" office:value-type="float" office:value="34690">
            <text:p>34690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table:formula="of:=[.B192]*[.C192]" office:value-type="float" office:value="16384">
            <text:p>1638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92]" office:value-type="float" office:value="82601">
            <text:p>82601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table:formula="of:=[.B193]*[.C193]" office:value-type="float" office:value="32768">
            <text:p>3276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93]" office:value-type="float" office:value="177716">
            <text:p>177716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table:number-columns-repeated="2" office:value-type="float" office:value="256">
            <text:p>256</text:p>
          </table:table-cell>
          <table:table-cell table:formula="of:=[.B194]*[.C194]" office:value-type="float" office:value="65536">
            <text:p>6553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94]" office:value-type="float" office:value="368101">
            <text:p>368101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table:formula="of:=[.B195]*[.C195]" office:value-type="float" office:value="131072">
            <text:p>13107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95]" office:value-type="float" office:value="748892">
            <text:p>748892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table:formula="of:=[.B196]*[.C196]" office:value-type="float" office:value="262144">
            <text:p>26214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96]" office:value-type="float" office:value="1510539">
            <text:p>1510539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table:formula="of:=[.B197]*[.C197]" office:value-type="float" office:value="524288">
            <text:p>52428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97]" office:value-type="float" office:value="3033765">
            <text:p>3033765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table:formula="of:=[.B198]*[.C198]" office:value-type="float" office:value="1048576">
            <text:p>104857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98]" office:value-type="float" office:value="6080182">
            <text:p>6080182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8192">
            <text:p>8192</text:p>
          </table:table-cell>
          <table:table-cell office:value-type="float" office:value="256">
            <text:p>256</text:p>
          </table:table-cell>
          <table:table-cell table:formula="of:=[.B199]*[.C199]" office:value-type="float" office:value="2097152">
            <text:p>209715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199]" office:value-type="float" office:value="12172660">
            <text:p>12172660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16384">
            <text:p>16384</text:p>
          </table:table-cell>
          <table:table-cell office:value-type="float" office:value="256">
            <text:p>256</text:p>
          </table:table-cell>
          <table:table-cell table:formula="of:=[.B200]*[.C200]" office:value-type="float" office:value="4194304">
            <text:p>419430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200]" office:value-type="float" office:value="24358153">
            <text:p>24358153</text:p>
          </table:table-cell>
          <table:table-cell table:number-columns-repeated="996"/>
        </table:table-row>
        <table:table-row table:style-name="ro2">
          <table:table-cell office:value-type="string">
            <text:p>vect8_sp_load_store_kernel</text:p>
          </table:table-cell>
          <table:table-cell office:value-type="float" office:value="32768">
            <text:p>32768</text:p>
          </table:table-cell>
          <table:table-cell office:value-type="float" office:value="256">
            <text:p>256</text:p>
          </table:table-cell>
          <table:table-cell table:formula="of:=[.B201]*[.C201]" office:value-type="float" office:value="8388608">
            <text:p>838860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counters2.O201]" office:value-type="float" office:value="48729541">
            <text:p>48729541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table:number-columns-repeated="2" office:value-type="float" office:value="1">
            <text:p>1</text:p>
          </table:table-cell>
          <table:table-cell table:formula="of:=[.B202]*[.C202]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02]" office:value-type="float" office:value="102">
            <text:p>102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203]*[.C203]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03]" office:value-type="float" office:value="102">
            <text:p>102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204]*[.C204]"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04]" office:value-type="float" office:value="102">
            <text:p>102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B205]*[.C205]" office:value-type="float" office:value="8">
            <text:p>8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05]" office:value-type="float" office:value="102">
            <text:p>102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B206]*[.C206]" office:value-type="float" office:value="16">
            <text:p>16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06]" office:value-type="float" office:value="194">
            <text:p>194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B207]*[.C207]" office:value-type="float" office:value="32">
            <text:p>32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07]" office:value-type="float" office:value="378">
            <text:p>378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B208]*[.C208]" office:value-type="float" office:value="64">
            <text:p>64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08]" office:value-type="float" office:value="756">
            <text:p>756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B209]*[.C209]" office:value-type="float" office:value="128">
            <text:p>128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09]" office:value-type="float" office:value="1512">
            <text:p>1512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B210]*[.C210]" office:value-type="float" office:value="256">
            <text:p>256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10]" office:value-type="float" office:value="3024">
            <text:p>3024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B211]*[.C211]" office:value-type="float" office:value="512">
            <text:p>512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11]" office:value-type="float" office:value="6048">
            <text:p>6048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B212]*[.C212]" office:value-type="float" office:value="768">
            <text:p>768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12]" office:value-type="float" office:value="9072">
            <text:p>9072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B213]*[.C213]" office:value-type="float" office:value="1024">
            <text:p>1024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13]" office:value-type="float" office:value="9392">
            <text:p>9392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B214]*[.C214]" office:value-type="float" office:value="1280">
            <text:p>1280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14]" office:value-type="float" office:value="9712">
            <text:p>9712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table:formula="of:=[.B215]*[.C215]" office:value-type="float" office:value="1536">
            <text:p>1536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15]" office:value-type="float" office:value="10032">
            <text:p>10032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table:formula="of:=[.B216]*[.C216]" office:value-type="float" office:value="1792">
            <text:p>1792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16]" office:value-type="float" office:value="11484">
            <text:p>11484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formula="of:=[.B217]*[.C217]" office:value-type="float" office:value="2048">
            <text:p>2048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17]" office:value-type="float" office:value="12956">
            <text:p>12956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formula="of:=[.B218]*[.C218]" office:value-type="float" office:value="2304">
            <text:p>2304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18]" office:value-type="float" office:value="14236">
            <text:p>14236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[.B219]*[.C219]" office:value-type="float" office:value="2560">
            <text:p>2560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19]" office:value-type="float" office:value="15580">
            <text:p>15580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table:formula="of:=[.B220]*[.C220]" office:value-type="float" office:value="2816">
            <text:p>2816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20]" office:value-type="float" office:value="17000">
            <text:p>17000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table:formula="of:=[.B221]*[.C221]" office:value-type="float" office:value="3072">
            <text:p>3072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21]" office:value-type="float" office:value="19320">
            <text:p>19320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table:formula="of:=[.B222]*[.C222]" office:value-type="float" office:value="3328">
            <text:p>3328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22]" office:value-type="float" office:value="20760">
            <text:p>20760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table:formula="of:=[.B223]*[.C223]" office:value-type="float" office:value="3584">
            <text:p>3584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23]" office:value-type="float" office:value="22856">
            <text:p>22856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table:formula="of:=[.B224]*[.C224]" office:value-type="float" office:value="3840">
            <text:p>3840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24]" office:value-type="float" office:value="24420">
            <text:p>24420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[.B225]*[.C225]" office:value-type="float" office:value="4096">
            <text:p>4096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25]" office:value-type="float" office:value="25900">
            <text:p>25900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table:formula="of:=[.B226]*[.C226]" office:value-type="float" office:value="4352">
            <text:p>4352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26]" office:value-type="float" office:value="27360">
            <text:p>27360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table:formula="of:=[.B227]*[.C227]" office:value-type="float" office:value="4608">
            <text:p>4608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27]" office:value-type="float" office:value="29456">
            <text:p>29456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B228]*[.C228]" office:value-type="float" office:value="4864">
            <text:p>4864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28]" office:value-type="float" office:value="31081">
            <text:p>31081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table:formula="of:=[.B229]*[.C229]" office:value-type="float" office:value="5120">
            <text:p>5120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29]" office:value-type="float" office:value="32605">
            <text:p>32605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table:formula="of:=[.B230]*[.C230]" office:value-type="float" office:value="5376">
            <text:p>5376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30]" office:value-type="float" office:value="35074">
            <text:p>35074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table:formula="of:=[.B231]*[.C231]" office:value-type="float" office:value="5632">
            <text:p>5632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31]" office:value-type="float" office:value="37825">
            <text:p>37825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table:formula="of:=[.B232]*[.C232]" office:value-type="float" office:value="5888">
            <text:p>5888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32]" office:value-type="float" office:value="40663">
            <text:p>40663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table:formula="of:=[.B233]*[.C233]" office:value-type="float" office:value="6144">
            <text:p>6144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33]" office:value-type="float" office:value="42428">
            <text:p>42428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table:formula="of:=[.B234]*[.C234]" office:value-type="float" office:value="6400">
            <text:p>6400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34]" office:value-type="float" office:value="44129">
            <text:p>44129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table:formula="of:=[.B235]*[.C235]" office:value-type="float" office:value="6656">
            <text:p>6656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35]" office:value-type="float" office:value="45777">
            <text:p>45777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table:formula="of:=[.B236]*[.C236]" office:value-type="float" office:value="6912">
            <text:p>6912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36]" office:value-type="float" office:value="47854">
            <text:p>47854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table:formula="of:=[.B237]*[.C237]" office:value-type="float" office:value="7168">
            <text:p>7168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37]" office:value-type="float" office:value="50042">
            <text:p>50042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table:formula="of:=[.B238]*[.C238]" office:value-type="float" office:value="7424">
            <text:p>7424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38]" office:value-type="float" office:value="51902">
            <text:p>51902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table:formula="of:=[.B239]*[.C239]" office:value-type="float" office:value="7680">
            <text:p>7680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39]" office:value-type="float" office:value="54241">
            <text:p>54241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table:formula="of:=[.B240]*[.C240]" office:value-type="float" office:value="7936">
            <text:p>7936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40]" office:value-type="float" office:value="56604">
            <text:p>56604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formula="of:=[.B241]*[.C241]" office:value-type="float" office:value="8192">
            <text:p>8192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41]" office:value-type="float" office:value="58826">
            <text:p>58826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table:formula="of:=[.B242]*[.C242]" office:value-type="float" office:value="16384">
            <text:p>16384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42]" office:value-type="float" office:value="130245">
            <text:p>130245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table:formula="of:=[.B243]*[.C243]" office:value-type="float" office:value="32768">
            <text:p>32768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43]" office:value-type="float" office:value="272403">
            <text:p>272403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table:number-columns-repeated="2" office:value-type="float" office:value="256">
            <text:p>256</text:p>
          </table:table-cell>
          <table:table-cell table:formula="of:=[.B244]*[.C244]" office:value-type="float" office:value="65536">
            <text:p>65536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44]" office:value-type="float" office:value="556943">
            <text:p>556943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table:formula="of:=[.B245]*[.C245]" office:value-type="float" office:value="131072">
            <text:p>131072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45]" office:value-type="float" office:value="1127010">
            <text:p>1127010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table:formula="of:=[.B246]*[.C246]" office:value-type="float" office:value="262144">
            <text:p>262144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46]" office:value-type="float" office:value="2267750">
            <text:p>2267750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table:formula="of:=[.B247]*[.C247]" office:value-type="float" office:value="524288">
            <text:p>524288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47]" office:value-type="float" office:value="4547877">
            <text:p>4547877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table:formula="of:=[.B248]*[.C248]" office:value-type="float" office:value="1048576">
            <text:p>1048576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48]" office:value-type="float" office:value="9114212">
            <text:p>9114212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8192">
            <text:p>8192</text:p>
          </table:table-cell>
          <table:table-cell office:value-type="float" office:value="256">
            <text:p>256</text:p>
          </table:table-cell>
          <table:table-cell table:formula="of:=[.B249]*[.C249]" office:value-type="float" office:value="2097152">
            <text:p>2097152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49]" office:value-type="float" office:value="18242404">
            <text:p>18242404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16384">
            <text:p>16384</text:p>
          </table:table-cell>
          <table:table-cell office:value-type="float" office:value="256">
            <text:p>256</text:p>
          </table:table-cell>
          <table:table-cell table:formula="of:=[.B250]*[.C250]" office:value-type="float" office:value="4194304">
            <text:p>4194304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50]" office:value-type="float" office:value="36506961">
            <text:p>36506961</text:p>
          </table:table-cell>
          <table:table-cell table:number-columns-repeated="996"/>
        </table:table-row>
        <table:table-row table:style-name="ro2">
          <table:table-cell office:value-type="string">
            <text:p>vect16_sp_load_store_kernel</text:p>
          </table:table-cell>
          <table:table-cell office:value-type="float" office:value="32768">
            <text:p>32768</text:p>
          </table:table-cell>
          <table:table-cell office:value-type="float" office:value="256">
            <text:p>256</text:p>
          </table:table-cell>
          <table:table-cell table:formula="of:=[.B251]*[.C251]" office:value-type="float" office:value="8388608">
            <text:p>8388608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counters2.O251]" office:value-type="float" office:value="73023870">
            <text:p>73023870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table:number-columns-repeated="2" office:value-type="float" office:value="1">
            <text:p>1</text:p>
          </table:table-cell>
          <table:table-cell table:formula="of:=[.B252]*[.C252]" office:value-type="float" office:value="1">
            <text:p>1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52]" office:value-type="float" office:value="14416">
            <text:p>14416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253]*[.C253]" office:value-type="float" office:value="2">
            <text:p>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53]" office:value-type="float" office:value="14416">
            <text:p>14416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254]*[.C254]" office:value-type="float" office:value="4">
            <text:p>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54]" office:value-type="float" office:value="14416">
            <text:p>14416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B255]*[.C255]" office:value-type="float" office:value="8">
            <text:p>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55]" office:value-type="float" office:value="14416">
            <text:p>14416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B256]*[.C256]" office:value-type="float" office:value="16">
            <text:p>1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56]" office:value-type="float" office:value="14416">
            <text:p>14416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B257]*[.C257]" office:value-type="float" office:value="32">
            <text:p>3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57]" office:value-type="float" office:value="14416">
            <text:p>14416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B258]*[.C258]" office:value-type="float" office:value="64">
            <text:p>6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58]" office:value-type="float" office:value="28832">
            <text:p>28832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B259]*[.C259]" office:value-type="float" office:value="128">
            <text:p>12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59]" office:value-type="float" office:value="57664">
            <text:p>57664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B260]*[.C260]" office:value-type="float" office:value="256">
            <text:p>25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60]" office:value-type="float" office:value="115328">
            <text:p>115328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B261]*[.C261]" office:value-type="float" office:value="512">
            <text:p>51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61]" office:value-type="float" office:value="230656">
            <text:p>230656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B262]*[.C262]" office:value-type="float" office:value="768">
            <text:p>76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62]" office:value-type="float" office:value="345984">
            <text:p>345984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B263]*[.C263]" office:value-type="float" office:value="1024">
            <text:p>102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63]" office:value-type="float" office:value="346032">
            <text:p>346032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B264]*[.C264]" office:value-type="float" office:value="1280">
            <text:p>1280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64]" office:value-type="float" office:value="346080">
            <text:p>346080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table:formula="of:=[.B265]*[.C265]" office:value-type="float" office:value="1536">
            <text:p>153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65]" office:value-type="float" office:value="346128">
            <text:p>346128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table:formula="of:=[.B266]*[.C266]" office:value-type="float" office:value="1792">
            <text:p>179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66]" office:value-type="float" office:value="403540">
            <text:p>403540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formula="of:=[.B267]*[.C267]" office:value-type="float" office:value="2048">
            <text:p>204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67]" office:value-type="float" office:value="461907">
            <text:p>461907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formula="of:=[.B268]*[.C268]" office:value-type="float" office:value="2304">
            <text:p>230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68]" office:value-type="float" office:value="518638">
            <text:p>518638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[.B269]*[.C269]" office:value-type="float" office:value="2560">
            <text:p>2560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69]" office:value-type="float" office:value="576478">
            <text:p>576478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table:formula="of:=[.B270]*[.C270]" office:value-type="float" office:value="2816">
            <text:p>281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70]" office:value-type="float" office:value="633704">
            <text:p>633704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table:formula="of:=[.B271]*[.C271]" office:value-type="float" office:value="3072">
            <text:p>307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71]" office:value-type="float" office:value="690950">
            <text:p>690950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table:formula="of:=[.B272]*[.C272]" office:value-type="float" office:value="3328">
            <text:p>332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72]" office:value-type="float" office:value="748606">
            <text:p>748606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table:formula="of:=[.B273]*[.C273]" office:value-type="float" office:value="3584">
            <text:p>358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73]" office:value-type="float" office:value="805907">
            <text:p>805907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table:formula="of:=[.B274]*[.C274]" office:value-type="float" office:value="3840">
            <text:p>3840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74]" office:value-type="float" office:value="864748">
            <text:p>864748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[.B275]*[.C275]" office:value-type="float" office:value="4096">
            <text:p>409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75]" office:value-type="float" office:value="920824">
            <text:p>920824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table:formula="of:=[.B276]*[.C276]" office:value-type="float" office:value="4352">
            <text:p>435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76]" office:value-type="float" office:value="978420">
            <text:p>978420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table:formula="of:=[.B277]*[.C277]" office:value-type="float" office:value="4608">
            <text:p>460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77]" office:value-type="float" office:value="1038236">
            <text:p>1038236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B278]*[.C278]" office:value-type="float" office:value="4864">
            <text:p>486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78]" office:value-type="float" office:value="1095099">
            <text:p>1095099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table:formula="of:=[.B279]*[.C279]" office:value-type="float" office:value="5120">
            <text:p>5120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79]" office:value-type="float" office:value="1151172">
            <text:p>1151172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table:formula="of:=[.B280]*[.C280]" office:value-type="float" office:value="5376">
            <text:p>537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80]" office:value-type="float" office:value="1212439">
            <text:p>1212439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table:formula="of:=[.B281]*[.C281]" office:value-type="float" office:value="5632">
            <text:p>563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81]" office:value-type="float" office:value="1268063">
            <text:p>1268063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table:formula="of:=[.B282]*[.C282]" office:value-type="float" office:value="5888">
            <text:p>588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82]" office:value-type="float" office:value="1326509">
            <text:p>1326509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table:formula="of:=[.B283]*[.C283]" office:value-type="float" office:value="6144">
            <text:p>614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83]" office:value-type="float" office:value="1384840">
            <text:p>1384840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table:formula="of:=[.B284]*[.C284]" office:value-type="float" office:value="6400">
            <text:p>6400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84]" office:value-type="float" office:value="1443885">
            <text:p>1443885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table:formula="of:=[.B285]*[.C285]" office:value-type="float" office:value="6656">
            <text:p>665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85]" office:value-type="float" office:value="1500205">
            <text:p>1500205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table:formula="of:=[.B286]*[.C286]" office:value-type="float" office:value="6912">
            <text:p>691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86]" office:value-type="float" office:value="1558842">
            <text:p>1558842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table:formula="of:=[.B287]*[.C287]" office:value-type="float" office:value="7168">
            <text:p>716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87]" office:value-type="float" office:value="1617970">
            <text:p>1617970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table:formula="of:=[.B288]*[.C288]" office:value-type="float" office:value="7424">
            <text:p>742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88]" office:value-type="float" office:value="1676733">
            <text:p>1676733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table:formula="of:=[.B289]*[.C289]" office:value-type="float" office:value="7680">
            <text:p>7680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89]" office:value-type="float" office:value="1733904">
            <text:p>1733904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table:formula="of:=[.B290]*[.C290]" office:value-type="float" office:value="7936">
            <text:p>793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90]" office:value-type="float" office:value="1791446">
            <text:p>1791446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formula="of:=[.B291]*[.C291]" office:value-type="float" office:value="8192">
            <text:p>819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91]" office:value-type="float" office:value="1849561">
            <text:p>1849561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table:formula="of:=[.B292]*[.C292]" office:value-type="float" office:value="16384">
            <text:p>1638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92]" office:value-type="float" office:value="3706254">
            <text:p>3706254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table:formula="of:=[.B293]*[.C293]" office:value-type="float" office:value="32768">
            <text:p>3276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93]" office:value-type="float" office:value="7441338">
            <text:p>7441338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table:number-columns-repeated="2" office:value-type="float" office:value="256">
            <text:p>256</text:p>
          </table:table-cell>
          <table:table-cell table:formula="of:=[.B294]*[.C294]" office:value-type="float" office:value="65536">
            <text:p>6553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94]" office:value-type="float" office:value="14900367">
            <text:p>14900367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table:formula="of:=[.B295]*[.C295]" office:value-type="float" office:value="131072">
            <text:p>13107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95]" office:value-type="float" office:value="29828292">
            <text:p>29828292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table:formula="of:=[.B296]*[.C296]" office:value-type="float" office:value="262144">
            <text:p>26214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96]" office:value-type="float" office:value="59563504">
            <text:p>59563504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table:formula="of:=[.B297]*[.C297]" office:value-type="float" office:value="524288">
            <text:p>52428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97]" office:value-type="float" office:value="119154309">
            <text:p>119154309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table:formula="of:=[.B298]*[.C298]" office:value-type="float" office:value="1048576">
            <text:p>104857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98]" office:value-type="float" office:value="237960059">
            <text:p>237960059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8192">
            <text:p>8192</text:p>
          </table:table-cell>
          <table:table-cell office:value-type="float" office:value="256">
            <text:p>256</text:p>
          </table:table-cell>
          <table:table-cell table:formula="of:=[.B299]*[.C299]" office:value-type="float" office:value="2097152">
            <text:p>209715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299]" office:value-type="float" office:value="475096433">
            <text:p>475096433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6384">
            <text:p>16384</text:p>
          </table:table-cell>
          <table:table-cell office:value-type="float" office:value="256">
            <text:p>256</text:p>
          </table:table-cell>
          <table:table-cell table:formula="of:=[.B300]*[.C300]" office:value-type="float" office:value="4194304">
            <text:p>419430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300]" office:value-type="float" office:value="949902977">
            <text:p>949902977</text:p>
          </table:table-cell>
          <table:table-cell table:number-columns-repeated="99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32768">
            <text:p>32768</text:p>
          </table:table-cell>
          <table:table-cell office:value-type="float" office:value="256">
            <text:p>256</text:p>
          </table:table-cell>
          <table:table-cell table:formula="of:=[.B301]*[.C301]" office:value-type="float" office:value="8388608">
            <text:p>838860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counters2.O301]" office:value-type="float" office:value="1897996695">
            <text:p>1897996695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table:number-columns-repeated="2" office:value-type="float" office:value="1">
            <text:p>1</text:p>
          </table:table-cell>
          <table:table-cell table:formula="of:=[.B302]*[.C302]" office:value-type="float" office:value="1">
            <text:p>1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02]/[.G302])+1" office:value-type="float" office:value="1030">
            <text:p>1030</text:p>
          </table:table-cell>
          <table:table-cell table:formula="of:=[counters2.O302]" office:value-type="float" office:value="14416">
            <text:p>14416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303]*[.C303]" office:value-type="float" office:value="2">
            <text:p>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03]/[.G303])+1" office:value-type="float" office:value="1030">
            <text:p>1030</text:p>
          </table:table-cell>
          <table:table-cell table:formula="of:=[counters2.O303]" office:value-type="float" office:value="14416">
            <text:p>14416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304]*[.C304]" office:value-type="float" office:value="4">
            <text:p>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04]/[.G304])+1" office:value-type="float" office:value="1030">
            <text:p>1030</text:p>
          </table:table-cell>
          <table:table-cell table:formula="of:=[counters2.O304]" office:value-type="float" office:value="14416">
            <text:p>14416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B305]*[.C305]" office:value-type="float" office:value="8">
            <text:p>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05]/[.G305])+1" office:value-type="float" office:value="1030">
            <text:p>1030</text:p>
          </table:table-cell>
          <table:table-cell table:formula="of:=[counters2.O305]" office:value-type="float" office:value="14416">
            <text:p>14416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B306]*[.C306]" office:value-type="float" office:value="16">
            <text:p>1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06]/[.G306])+1" office:value-type="float" office:value="1030">
            <text:p>1030</text:p>
          </table:table-cell>
          <table:table-cell table:formula="of:=[counters2.O306]" office:value-type="float" office:value="14416">
            <text:p>14416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B307]*[.C307]" office:value-type="float" office:value="32">
            <text:p>3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07]/[.G307])+1" office:value-type="float" office:value="1030">
            <text:p>1030</text:p>
          </table:table-cell>
          <table:table-cell table:formula="of:=[counters2.O307]" office:value-type="float" office:value="14416">
            <text:p>14416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B308]*[.C308]" office:value-type="float" office:value="64">
            <text:p>6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08]/[.G308])+1" office:value-type="float" office:value="1030">
            <text:p>1030</text:p>
          </table:table-cell>
          <table:table-cell table:formula="of:=[counters2.O308]" office:value-type="float" office:value="28832">
            <text:p>28832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B309]*[.C309]" office:value-type="float" office:value="128">
            <text:p>12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09]/[.G309])+1" office:value-type="float" office:value="1030">
            <text:p>1030</text:p>
          </table:table-cell>
          <table:table-cell table:formula="of:=[counters2.O309]" office:value-type="float" office:value="57664">
            <text:p>57664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B310]*[.C310]" office:value-type="float" office:value="256">
            <text:p>25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10]/[.G310])+1" office:value-type="float" office:value="1030">
            <text:p>1030</text:p>
          </table:table-cell>
          <table:table-cell table:formula="of:=[counters2.O310]" office:value-type="float" office:value="115328">
            <text:p>115328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B311]*[.C311]" office:value-type="float" office:value="512">
            <text:p>51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11]/[.G311])+1" office:value-type="float" office:value="1030">
            <text:p>1030</text:p>
          </table:table-cell>
          <table:table-cell table:formula="of:=[counters2.O311]" office:value-type="float" office:value="230656">
            <text:p>230656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B312]*[.C312]" office:value-type="float" office:value="768">
            <text:p>76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12]/[.G312])+1" office:value-type="float" office:value="1030">
            <text:p>1030</text:p>
          </table:table-cell>
          <table:table-cell table:formula="of:=[counters2.O312]" office:value-type="float" office:value="345984">
            <text:p>345984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B313]*[.C313]" office:value-type="float" office:value="1024">
            <text:p>102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13]/[.G313])+1" office:value-type="float" office:value="1030">
            <text:p>1030</text:p>
          </table:table-cell>
          <table:table-cell table:formula="of:=[counters2.O313]" office:value-type="float" office:value="346032">
            <text:p>346032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B314]*[.C314]" office:value-type="float" office:value="1280">
            <text:p>1280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14]/[.G314])+1" office:value-type="float" office:value="1030">
            <text:p>1030</text:p>
          </table:table-cell>
          <table:table-cell table:formula="of:=[counters2.O314]" office:value-type="float" office:value="346080">
            <text:p>346080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table:formula="of:=[.B315]*[.C315]" office:value-type="float" office:value="1536">
            <text:p>153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15]/[.G315])+1" office:value-type="float" office:value="1030">
            <text:p>1030</text:p>
          </table:table-cell>
          <table:table-cell table:formula="of:=[counters2.O315]" office:value-type="float" office:value="346128">
            <text:p>346128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table:formula="of:=[.B316]*[.C316]" office:value-type="float" office:value="1792">
            <text:p>179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16]/[.G316])+1" office:value-type="float" office:value="1030">
            <text:p>1030</text:p>
          </table:table-cell>
          <table:table-cell table:formula="of:=[counters2.O316]" office:value-type="float" office:value="403568">
            <text:p>403568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formula="of:=[.B317]*[.C317]" office:value-type="float" office:value="2048">
            <text:p>204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17]/[.G317])+1" office:value-type="float" office:value="1030">
            <text:p>1030</text:p>
          </table:table-cell>
          <table:table-cell table:formula="of:=[counters2.O317]" office:value-type="float" office:value="461350">
            <text:p>461350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formula="of:=[.B318]*[.C318]" office:value-type="float" office:value="2304">
            <text:p>230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18]/[.G318])+1" office:value-type="float" office:value="1030">
            <text:p>1030</text:p>
          </table:table-cell>
          <table:table-cell table:formula="of:=[counters2.O318]" office:value-type="float" office:value="517591">
            <text:p>517591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[.B319]*[.C319]" office:value-type="float" office:value="2560">
            <text:p>2560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19]/[.G319])+1" office:value-type="float" office:value="1030">
            <text:p>1030</text:p>
          </table:table-cell>
          <table:table-cell table:formula="of:=[counters2.O319]" office:value-type="float" office:value="575882">
            <text:p>575882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table:formula="of:=[.B320]*[.C320]" office:value-type="float" office:value="2816">
            <text:p>281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20]/[.G320])+1" office:value-type="float" office:value="1030">
            <text:p>1030</text:p>
          </table:table-cell>
          <table:table-cell table:formula="of:=[counters2.O320]" office:value-type="float" office:value="632698">
            <text:p>632698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table:formula="of:=[.B321]*[.C321]" office:value-type="float" office:value="3072">
            <text:p>307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21]/[.G321])+1" office:value-type="float" office:value="1030">
            <text:p>1030</text:p>
          </table:table-cell>
          <table:table-cell table:formula="of:=[counters2.O321]" office:value-type="float" office:value="691605">
            <text:p>691605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table:formula="of:=[.B322]*[.C322]" office:value-type="float" office:value="3328">
            <text:p>332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22]/[.G322])+1" office:value-type="float" office:value="1030">
            <text:p>1030</text:p>
          </table:table-cell>
          <table:table-cell table:formula="of:=[counters2.O322]" office:value-type="float" office:value="748617">
            <text:p>748617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table:formula="of:=[.B323]*[.C323]" office:value-type="float" office:value="3584">
            <text:p>358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23]/[.G323])+1" office:value-type="float" office:value="1030">
            <text:p>1030</text:p>
          </table:table-cell>
          <table:table-cell table:formula="of:=[counters2.O323]" office:value-type="float" office:value="806814">
            <text:p>806814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table:formula="of:=[.B324]*[.C324]" office:value-type="float" office:value="3840">
            <text:p>3840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24]/[.G324])+1" office:value-type="float" office:value="1030">
            <text:p>1030</text:p>
          </table:table-cell>
          <table:table-cell table:formula="of:=[counters2.O324]" office:value-type="float" office:value="865281">
            <text:p>865281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[.B325]*[.C325]" office:value-type="float" office:value="4096">
            <text:p>409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25]/[.G325])+1" office:value-type="float" office:value="1030">
            <text:p>1030</text:p>
          </table:table-cell>
          <table:table-cell table:formula="of:=[counters2.O325]" office:value-type="float" office:value="922280">
            <text:p>922280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table:formula="of:=[.B326]*[.C326]" office:value-type="float" office:value="4352">
            <text:p>435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26]/[.G326])+1" office:value-type="float" office:value="1030">
            <text:p>1030</text:p>
          </table:table-cell>
          <table:table-cell table:formula="of:=[counters2.O326]" office:value-type="float" office:value="979033">
            <text:p>979033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table:formula="of:=[.B327]*[.C327]" office:value-type="float" office:value="4608">
            <text:p>460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27]/[.G327])+1" office:value-type="float" office:value="1030">
            <text:p>1030</text:p>
          </table:table-cell>
          <table:table-cell table:formula="of:=[counters2.O327]" office:value-type="float" office:value="1038506">
            <text:p>1038506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B328]*[.C328]" office:value-type="float" office:value="4864">
            <text:p>486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28]/[.G328])+1" office:value-type="float" office:value="1030">
            <text:p>1030</text:p>
          </table:table-cell>
          <table:table-cell table:formula="of:=[counters2.O328]" office:value-type="float" office:value="1094076">
            <text:p>1094076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table:formula="of:=[.B329]*[.C329]" office:value-type="float" office:value="5120">
            <text:p>5120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29]/[.G329])+1" office:value-type="float" office:value="1030">
            <text:p>1030</text:p>
          </table:table-cell>
          <table:table-cell table:formula="of:=[counters2.O329]" office:value-type="float" office:value="1151687">
            <text:p>1151687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table:formula="of:=[.B330]*[.C330]" office:value-type="float" office:value="5376">
            <text:p>537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30]/[.G330])+1" office:value-type="float" office:value="1030">
            <text:p>1030</text:p>
          </table:table-cell>
          <table:table-cell table:formula="of:=[counters2.O330]" office:value-type="float" office:value="1209561">
            <text:p>1209561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table:formula="of:=[.B331]*[.C331]" office:value-type="float" office:value="5632">
            <text:p>563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31]/[.G331])+1" office:value-type="float" office:value="1030">
            <text:p>1030</text:p>
          </table:table-cell>
          <table:table-cell table:formula="of:=[counters2.O331]" office:value-type="float" office:value="1275271">
            <text:p>1275271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table:formula="of:=[.B332]*[.C332]" office:value-type="float" office:value="5888">
            <text:p>588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32]/[.G332])+1" office:value-type="float" office:value="1030">
            <text:p>1030</text:p>
          </table:table-cell>
          <table:table-cell table:formula="of:=[counters2.O332]" office:value-type="float" office:value="1327846">
            <text:p>1327846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table:formula="of:=[.B333]*[.C333]" office:value-type="float" office:value="6144">
            <text:p>614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33]/[.G333])+1" office:value-type="float" office:value="1030">
            <text:p>1030</text:p>
          </table:table-cell>
          <table:table-cell table:formula="of:=[counters2.O333]" office:value-type="float" office:value="1382327">
            <text:p>1382327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table:formula="of:=[.B334]*[.C334]" office:value-type="float" office:value="6400">
            <text:p>6400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34]/[.G334])+1" office:value-type="float" office:value="1030">
            <text:p>1030</text:p>
          </table:table-cell>
          <table:table-cell table:formula="of:=[counters2.O334]" office:value-type="float" office:value="1440699">
            <text:p>1440699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table:formula="of:=[.B335]*[.C335]" office:value-type="float" office:value="6656">
            <text:p>665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35]/[.G335])+1" office:value-type="float" office:value="1030">
            <text:p>1030</text:p>
          </table:table-cell>
          <table:table-cell table:formula="of:=[counters2.O335]" office:value-type="float" office:value="1499125">
            <text:p>1499125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table:formula="of:=[.B336]*[.C336]" office:value-type="float" office:value="6912">
            <text:p>691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36]/[.G336])+1" office:value-type="float" office:value="1030">
            <text:p>1030</text:p>
          </table:table-cell>
          <table:table-cell table:formula="of:=[counters2.O336]" office:value-type="float" office:value="1555303">
            <text:p>1555303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table:formula="of:=[.B337]*[.C337]" office:value-type="float" office:value="7168">
            <text:p>716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37]/[.G337])+1" office:value-type="float" office:value="1030">
            <text:p>1030</text:p>
          </table:table-cell>
          <table:table-cell table:formula="of:=[counters2.O337]" office:value-type="float" office:value="1614533">
            <text:p>1614533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table:formula="of:=[.B338]*[.C338]" office:value-type="float" office:value="7424">
            <text:p>742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38]/[.G338])+1" office:value-type="float" office:value="1030">
            <text:p>1030</text:p>
          </table:table-cell>
          <table:table-cell table:formula="of:=[counters2.O338]" office:value-type="float" office:value="1674430">
            <text:p>1674430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table:formula="of:=[.B339]*[.C339]" office:value-type="float" office:value="7680">
            <text:p>7680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39]/[.G339])+1" office:value-type="float" office:value="1030">
            <text:p>1030</text:p>
          </table:table-cell>
          <table:table-cell table:formula="of:=[counters2.O339]" office:value-type="float" office:value="1731003">
            <text:p>1731003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table:formula="of:=[.B340]*[.C340]" office:value-type="float" office:value="7936">
            <text:p>793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40]/[.G340])+1" office:value-type="float" office:value="1030">
            <text:p>1030</text:p>
          </table:table-cell>
          <table:table-cell table:formula="of:=[counters2.O340]" office:value-type="float" office:value="1786559">
            <text:p>1786559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formula="of:=[.B341]*[.C341]" office:value-type="float" office:value="8192">
            <text:p>819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41]/[.G341])+1" office:value-type="float" office:value="1030">
            <text:p>1030</text:p>
          </table:table-cell>
          <table:table-cell table:formula="of:=[counters2.O341]" office:value-type="float" office:value="1844909">
            <text:p>1844909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table:formula="of:=[.B342]*[.C342]" office:value-type="float" office:value="16384">
            <text:p>1638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42]/[.G342])+1" office:value-type="float" office:value="1030">
            <text:p>1030</text:p>
          </table:table-cell>
          <table:table-cell table:formula="of:=[counters2.O342]" office:value-type="float" office:value="3692000">
            <text:p>3692000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table:formula="of:=[.B343]*[.C343]" office:value-type="float" office:value="32768">
            <text:p>3276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43]/[.G343])+1" office:value-type="float" office:value="1030">
            <text:p>1030</text:p>
          </table:table-cell>
          <table:table-cell table:formula="of:=[counters2.O343]" office:value-type="float" office:value="7379577">
            <text:p>7379577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table:number-columns-repeated="2" office:value-type="float" office:value="256">
            <text:p>256</text:p>
          </table:table-cell>
          <table:table-cell table:formula="of:=[.B344]*[.C344]" office:value-type="float" office:value="65536">
            <text:p>6553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44]/[.G344])+1" office:value-type="float" office:value="1030">
            <text:p>1030</text:p>
          </table:table-cell>
          <table:table-cell table:formula="of:=[counters2.O344]" office:value-type="float" office:value="14741796">
            <text:p>14741796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table:formula="of:=[.B345]*[.C345]" office:value-type="float" office:value="131072">
            <text:p>13107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45]/[.G345])+1" office:value-type="float" office:value="1030">
            <text:p>1030</text:p>
          </table:table-cell>
          <table:table-cell table:formula="of:=[counters2.O345]" office:value-type="float" office:value="29461113">
            <text:p>29461113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table:formula="of:=[.B346]*[.C346]" office:value-type="float" office:value="262144">
            <text:p>26214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46]/[.G346])+1" office:value-type="float" office:value="1030">
            <text:p>1030</text:p>
          </table:table-cell>
          <table:table-cell table:formula="of:=[counters2.O346]" office:value-type="float" office:value="58884419">
            <text:p>58884419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table:formula="of:=[.B347]*[.C347]" office:value-type="float" office:value="524288">
            <text:p>52428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47]/[.G347])+1" office:value-type="float" office:value="1030">
            <text:p>1030</text:p>
          </table:table-cell>
          <table:table-cell table:formula="of:=[counters2.O347]" office:value-type="float" office:value="117777657">
            <text:p>117777657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table:formula="of:=[.B348]*[.C348]" office:value-type="float" office:value="1048576">
            <text:p>104857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48]/[.G348])+1" office:value-type="float" office:value="1030">
            <text:p>1030</text:p>
          </table:table-cell>
          <table:table-cell table:formula="of:=[counters2.O348]" office:value-type="float" office:value="235519678">
            <text:p>235519678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8192">
            <text:p>8192</text:p>
          </table:table-cell>
          <table:table-cell office:value-type="float" office:value="256">
            <text:p>256</text:p>
          </table:table-cell>
          <table:table-cell table:formula="of:=[.B349]*[.C349]" office:value-type="float" office:value="2097152">
            <text:p>209715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49]/[.G349])+1" office:value-type="float" office:value="1030">
            <text:p>1030</text:p>
          </table:table-cell>
          <table:table-cell table:formula="of:=[counters2.O349]" office:value-type="float" office:value="471105736">
            <text:p>471105736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6384">
            <text:p>16384</text:p>
          </table:table-cell>
          <table:table-cell office:value-type="float" office:value="256">
            <text:p>256</text:p>
          </table:table-cell>
          <table:table-cell table:formula="of:=[.B350]*[.C350]" office:value-type="float" office:value="4194304">
            <text:p>419430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50]/[.G350])+1" office:value-type="float" office:value="1030">
            <text:p>1030</text:p>
          </table:table-cell>
          <table:table-cell table:formula="of:=[counters2.O350]" office:value-type="float" office:value="942142037">
            <text:p>942142037</text:p>
          </table:table-cell>
          <table:table-cell table:number-columns-repeated="99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32768">
            <text:p>32768</text:p>
          </table:table-cell>
          <table:table-cell office:value-type="float" office:value="256">
            <text:p>256</text:p>
          </table:table-cell>
          <table:table-cell table:formula="of:=[.B351]*[.C351]" office:value-type="float" office:value="8388608">
            <text:p>838860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16*([.E351]/[.G351])+1" office:value-type="float" office:value="1030">
            <text:p>1030</text:p>
          </table:table-cell>
          <table:table-cell table:formula="of:=[counters2.O351]" office:value-type="float" office:value="1884279555">
            <text:p>1884279555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table:number-columns-repeated="2" office:value-type="float" office:value="1">
            <text:p>1</text:p>
          </table:table-cell>
          <table:table-cell table:formula="of:=[.B352]*[.C352]" office:value-type="float" office:value="1">
            <text:p>1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52]/[.G352])+1" office:value-type="float" office:value="2118">
            <text:p>2118</text:p>
          </table:table-cell>
          <table:table-cell table:formula="of:=[counters2.O352]" office:value-type="float" office:value="26720">
            <text:p>26720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353]*[.C353]" office:value-type="float" office:value="2">
            <text:p>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53]/[.G353])+1" office:value-type="float" office:value="2118">
            <text:p>2118</text:p>
          </table:table-cell>
          <table:table-cell table:formula="of:=[counters2.O353]" office:value-type="float" office:value="26720">
            <text:p>26720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354]*[.C354]" office:value-type="float" office:value="4">
            <text:p>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54]/[.G354])+1" office:value-type="float" office:value="2118">
            <text:p>2118</text:p>
          </table:table-cell>
          <table:table-cell table:formula="of:=[counters2.O354]" office:value-type="float" office:value="26720">
            <text:p>26720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B355]*[.C355]" office:value-type="float" office:value="8">
            <text:p>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55]/[.G355])+1" office:value-type="float" office:value="2118">
            <text:p>2118</text:p>
          </table:table-cell>
          <table:table-cell table:formula="of:=[counters2.O355]" office:value-type="float" office:value="26720">
            <text:p>26720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B356]*[.C356]" office:value-type="float" office:value="16">
            <text:p>1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56]/[.G356])+1" office:value-type="float" office:value="2118">
            <text:p>2118</text:p>
          </table:table-cell>
          <table:table-cell table:formula="of:=[counters2.O356]" office:value-type="float" office:value="26720">
            <text:p>26720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B357]*[.C357]" office:value-type="float" office:value="32">
            <text:p>3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57]/[.G357])+1" office:value-type="float" office:value="2118">
            <text:p>2118</text:p>
          </table:table-cell>
          <table:table-cell table:formula="of:=[counters2.O357]" office:value-type="float" office:value="26720">
            <text:p>26720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B358]*[.C358]" office:value-type="float" office:value="64">
            <text:p>6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58]/[.G358])+1" office:value-type="float" office:value="2118">
            <text:p>2118</text:p>
          </table:table-cell>
          <table:table-cell table:formula="of:=[counters2.O358]" office:value-type="float" office:value="53440">
            <text:p>53440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B359]*[.C359]" office:value-type="float" office:value="128">
            <text:p>12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59]/[.G359])+1" office:value-type="float" office:value="2118">
            <text:p>2118</text:p>
          </table:table-cell>
          <table:table-cell table:formula="of:=[counters2.O359]" office:value-type="float" office:value="106880">
            <text:p>106880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B360]*[.C360]" office:value-type="float" office:value="256">
            <text:p>25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60]/[.G360])+1" office:value-type="float" office:value="2118">
            <text:p>2118</text:p>
          </table:table-cell>
          <table:table-cell table:formula="of:=[counters2.O360]" office:value-type="float" office:value="213760">
            <text:p>213760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B361]*[.C361]" office:value-type="float" office:value="512">
            <text:p>51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61]/[.G361])+1" office:value-type="float" office:value="2118">
            <text:p>2118</text:p>
          </table:table-cell>
          <table:table-cell table:formula="of:=[counters2.O361]" office:value-type="float" office:value="427520">
            <text:p>427520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B362]*[.C362]" office:value-type="float" office:value="768">
            <text:p>76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62]/[.G362])+1" office:value-type="float" office:value="2118">
            <text:p>2118</text:p>
          </table:table-cell>
          <table:table-cell table:formula="of:=[counters2.O362]" office:value-type="float" office:value="641280">
            <text:p>641280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B363]*[.C363]" office:value-type="float" office:value="1024">
            <text:p>102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63]/[.G363])+1" office:value-type="float" office:value="2118">
            <text:p>2118</text:p>
          </table:table-cell>
          <table:table-cell table:formula="of:=[counters2.O363]" office:value-type="float" office:value="755293">
            <text:p>755293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B364]*[.C364]" office:value-type="float" office:value="1280">
            <text:p>1280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64]/[.G364])+1" office:value-type="float" office:value="2118">
            <text:p>2118</text:p>
          </table:table-cell>
          <table:table-cell table:formula="of:=[counters2.O364]" office:value-type="float" office:value="874396">
            <text:p>874396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table:formula="of:=[.B365]*[.C365]" office:value-type="float" office:value="1536">
            <text:p>153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65]/[.G365])+1" office:value-type="float" office:value="2118">
            <text:p>2118</text:p>
          </table:table-cell>
          <table:table-cell table:formula="of:=[counters2.O365]" office:value-type="float" office:value="995840">
            <text:p>995840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table:formula="of:=[.B366]*[.C366]" office:value-type="float" office:value="1792">
            <text:p>179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66]/[.G366])+1" office:value-type="float" office:value="2118">
            <text:p>2118</text:p>
          </table:table-cell>
          <table:table-cell table:formula="of:=[counters2.O366]" office:value-type="float" office:value="1159521">
            <text:p>1159521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formula="of:=[.B367]*[.C367]" office:value-type="float" office:value="2048">
            <text:p>204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67]/[.G367])+1" office:value-type="float" office:value="2118">
            <text:p>2118</text:p>
          </table:table-cell>
          <table:table-cell table:formula="of:=[counters2.O367]" office:value-type="float" office:value="1318541">
            <text:p>1318541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formula="of:=[.B368]*[.C368]" office:value-type="float" office:value="2304">
            <text:p>230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68]/[.G368])+1" office:value-type="float" office:value="2118">
            <text:p>2118</text:p>
          </table:table-cell>
          <table:table-cell table:formula="of:=[counters2.O368]" office:value-type="float" office:value="1477129">
            <text:p>1477129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[.B369]*[.C369]" office:value-type="float" office:value="2560">
            <text:p>2560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69]/[.G369])+1" office:value-type="float" office:value="2118">
            <text:p>2118</text:p>
          </table:table-cell>
          <table:table-cell table:formula="of:=[counters2.O369]" office:value-type="float" office:value="1640839">
            <text:p>1640839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table:formula="of:=[.B370]*[.C370]" office:value-type="float" office:value="2816">
            <text:p>281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70]/[.G370])+1" office:value-type="float" office:value="2118">
            <text:p>2118</text:p>
          </table:table-cell>
          <table:table-cell table:formula="of:=[counters2.O370]" office:value-type="float" office:value="1799899">
            <text:p>1799899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table:formula="of:=[.B371]*[.C371]" office:value-type="float" office:value="3072">
            <text:p>307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71]/[.G371])+1" office:value-type="float" office:value="2118">
            <text:p>2118</text:p>
          </table:table-cell>
          <table:table-cell table:formula="of:=[counters2.O371]" office:value-type="float" office:value="1967942">
            <text:p>1967942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table:formula="of:=[.B372]*[.C372]" office:value-type="float" office:value="3328">
            <text:p>332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72]/[.G372])+1" office:value-type="float" office:value="2118">
            <text:p>2118</text:p>
          </table:table-cell>
          <table:table-cell table:formula="of:=[counters2.O372]" office:value-type="float" office:value="2098637">
            <text:p>2098637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table:formula="of:=[.B373]*[.C373]" office:value-type="float" office:value="3584">
            <text:p>358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73]/[.G373])+1" office:value-type="float" office:value="2118">
            <text:p>2118</text:p>
          </table:table-cell>
          <table:table-cell table:formula="of:=[counters2.O373]" office:value-type="float" office:value="2246664">
            <text:p>2246664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table:formula="of:=[.B374]*[.C374]" office:value-type="float" office:value="3840">
            <text:p>3840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74]/[.G374])+1" office:value-type="float" office:value="2118">
            <text:p>2118</text:p>
          </table:table-cell>
          <table:table-cell table:formula="of:=[counters2.O374]" office:value-type="float" office:value="2468777">
            <text:p>2468777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[.B375]*[.C375]" office:value-type="float" office:value="4096">
            <text:p>409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75]/[.G375])+1" office:value-type="float" office:value="2118">
            <text:p>2118</text:p>
          </table:table-cell>
          <table:table-cell table:formula="of:=[counters2.O375]" office:value-type="float" office:value="2527699">
            <text:p>2527699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table:formula="of:=[.B376]*[.C376]" office:value-type="float" office:value="4352">
            <text:p>435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76]/[.G376])+1" office:value-type="float" office:value="2118">
            <text:p>2118</text:p>
          </table:table-cell>
          <table:table-cell table:formula="of:=[counters2.O376]" office:value-type="float" office:value="2632887">
            <text:p>2632887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table:formula="of:=[.B377]*[.C377]" office:value-type="float" office:value="4608">
            <text:p>460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77]/[.G377])+1" office:value-type="float" office:value="2118">
            <text:p>2118</text:p>
          </table:table-cell>
          <table:table-cell table:formula="of:=[counters2.O377]" office:value-type="float" office:value="2770421">
            <text:p>2770421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B378]*[.C378]" office:value-type="float" office:value="4864">
            <text:p>486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78]/[.G378])+1" office:value-type="float" office:value="2118">
            <text:p>2118</text:p>
          </table:table-cell>
          <table:table-cell table:formula="of:=[counters2.O378]" office:value-type="float" office:value="2812751">
            <text:p>2812751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table:formula="of:=[.B379]*[.C379]" office:value-type="float" office:value="5120">
            <text:p>5120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79]/[.G379])+1" office:value-type="float" office:value="2118">
            <text:p>2118</text:p>
          </table:table-cell>
          <table:table-cell table:formula="of:=[counters2.O379]" office:value-type="float" office:value="2920889">
            <text:p>2920889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table:formula="of:=[.B380]*[.C380]" office:value-type="float" office:value="5376">
            <text:p>537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80]/[.G380])+1" office:value-type="float" office:value="2118">
            <text:p>2118</text:p>
          </table:table-cell>
          <table:table-cell table:formula="of:=[counters2.O380]" office:value-type="float" office:value="3085704">
            <text:p>3085704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table:formula="of:=[.B381]*[.C381]" office:value-type="float" office:value="5632">
            <text:p>563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81]/[.G381])+1" office:value-type="float" office:value="2118">
            <text:p>2118</text:p>
          </table:table-cell>
          <table:table-cell table:formula="of:=[counters2.O381]" office:value-type="float" office:value="3225910">
            <text:p>3225910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table:formula="of:=[.B382]*[.C382]" office:value-type="float" office:value="5888">
            <text:p>588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82]/[.G382])+1" office:value-type="float" office:value="2118">
            <text:p>2118</text:p>
          </table:table-cell>
          <table:table-cell table:formula="of:=[counters2.O382]" office:value-type="float" office:value="3358720">
            <text:p>3358720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table:formula="of:=[.B383]*[.C383]" office:value-type="float" office:value="6144">
            <text:p>614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83]/[.G383])+1" office:value-type="float" office:value="2118">
            <text:p>2118</text:p>
          </table:table-cell>
          <table:table-cell table:formula="of:=[counters2.O383]" office:value-type="float" office:value="3477346">
            <text:p>3477346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table:formula="of:=[.B384]*[.C384]" office:value-type="float" office:value="6400">
            <text:p>6400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84]/[.G384])+1" office:value-type="float" office:value="2118">
            <text:p>2118</text:p>
          </table:table-cell>
          <table:table-cell table:formula="of:=[counters2.O384]" office:value-type="float" office:value="3628843">
            <text:p>3628843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table:formula="of:=[.B385]*[.C385]" office:value-type="float" office:value="6656">
            <text:p>665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85]/[.G385])+1" office:value-type="float" office:value="2118">
            <text:p>2118</text:p>
          </table:table-cell>
          <table:table-cell table:formula="of:=[counters2.O385]" office:value-type="float" office:value="3740561">
            <text:p>3740561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table:formula="of:=[.B386]*[.C386]" office:value-type="float" office:value="6912">
            <text:p>691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86]/[.G386])+1" office:value-type="float" office:value="2118">
            <text:p>2118</text:p>
          </table:table-cell>
          <table:table-cell table:formula="of:=[counters2.O386]" office:value-type="float" office:value="3902630">
            <text:p>3902630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table:formula="of:=[.B387]*[.C387]" office:value-type="float" office:value="7168">
            <text:p>716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87]/[.G387])+1" office:value-type="float" office:value="2118">
            <text:p>2118</text:p>
          </table:table-cell>
          <table:table-cell table:formula="of:=[counters2.O387]" office:value-type="float" office:value="4061171">
            <text:p>4061171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table:formula="of:=[.B388]*[.C388]" office:value-type="float" office:value="7424">
            <text:p>742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88]/[.G388])+1" office:value-type="float" office:value="2118">
            <text:p>2118</text:p>
          </table:table-cell>
          <table:table-cell table:formula="of:=[counters2.O388]" office:value-type="float" office:value="4166247">
            <text:p>4166247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table:formula="of:=[.B389]*[.C389]" office:value-type="float" office:value="7680">
            <text:p>7680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89]/[.G389])+1" office:value-type="float" office:value="2118">
            <text:p>2118</text:p>
          </table:table-cell>
          <table:table-cell table:formula="of:=[counters2.O389]" office:value-type="float" office:value="4303182">
            <text:p>4303182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table:formula="of:=[.B390]*[.C390]" office:value-type="float" office:value="7936">
            <text:p>793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90]/[.G390])+1" office:value-type="float" office:value="2118">
            <text:p>2118</text:p>
          </table:table-cell>
          <table:table-cell table:formula="of:=[counters2.O390]" office:value-type="float" office:value="4448101">
            <text:p>4448101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formula="of:=[.B391]*[.C391]" office:value-type="float" office:value="8192">
            <text:p>819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91]/[.G391])+1" office:value-type="float" office:value="2118">
            <text:p>2118</text:p>
          </table:table-cell>
          <table:table-cell table:formula="of:=[counters2.O391]" office:value-type="float" office:value="4606666">
            <text:p>4606666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table:formula="of:=[.B392]*[.C392]" office:value-type="float" office:value="16384">
            <text:p>1638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92]/[.G392])+1" office:value-type="float" office:value="2118">
            <text:p>2118</text:p>
          </table:table-cell>
          <table:table-cell table:formula="of:=[counters2.O392]" office:value-type="float" office:value="9006477">
            <text:p>9006477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table:formula="of:=[.B393]*[.C393]" office:value-type="float" office:value="32768">
            <text:p>3276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93]/[.G393])+1" office:value-type="float" office:value="2118">
            <text:p>2118</text:p>
          </table:table-cell>
          <table:table-cell table:formula="of:=[counters2.O393]" office:value-type="float" office:value="17478098">
            <text:p>17478098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table:number-columns-repeated="2" office:value-type="float" office:value="256">
            <text:p>256</text:p>
          </table:table-cell>
          <table:table-cell table:formula="of:=[.B394]*[.C394]" office:value-type="float" office:value="65536">
            <text:p>6553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94]/[.G394])+1" office:value-type="float" office:value="2118">
            <text:p>2118</text:p>
          </table:table-cell>
          <table:table-cell table:formula="of:=[counters2.O394]" office:value-type="float" office:value="34531445">
            <text:p>34531445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table:formula="of:=[.B395]*[.C395]" office:value-type="float" office:value="131072">
            <text:p>13107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95]/[.G395])+1" office:value-type="float" office:value="2118">
            <text:p>2118</text:p>
          </table:table-cell>
          <table:table-cell table:formula="of:=[counters2.O395]" office:value-type="float" office:value="68233129">
            <text:p>68233129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table:formula="of:=[.B396]*[.C396]" office:value-type="float" office:value="262144">
            <text:p>26214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96]/[.G396])+1" office:value-type="float" office:value="2118">
            <text:p>2118</text:p>
          </table:table-cell>
          <table:table-cell table:formula="of:=[counters2.O396]" office:value-type="float" office:value="135900229">
            <text:p>135900229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table:formula="of:=[.B397]*[.C397]" office:value-type="float" office:value="524288">
            <text:p>52428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97]/[.G397])+1" office:value-type="float" office:value="2118">
            <text:p>2118</text:p>
          </table:table-cell>
          <table:table-cell table:formula="of:=[counters2.O397]" office:value-type="float" office:value="271015203">
            <text:p>271015203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table:formula="of:=[.B398]*[.C398]" office:value-type="float" office:value="1048576">
            <text:p>104857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98]/[.G398])+1" office:value-type="float" office:value="2118">
            <text:p>2118</text:p>
          </table:table-cell>
          <table:table-cell table:formula="of:=[counters2.O398]" office:value-type="float" office:value="541219814">
            <text:p>541219814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8192">
            <text:p>8192</text:p>
          </table:table-cell>
          <table:table-cell office:value-type="float" office:value="256">
            <text:p>256</text:p>
          </table:table-cell>
          <table:table-cell table:formula="of:=[.B399]*[.C399]" office:value-type="float" office:value="2097152">
            <text:p>209715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399]/[.G399])+1" office:value-type="float" office:value="2118">
            <text:p>2118</text:p>
          </table:table-cell>
          <table:table-cell table:formula="of:=[counters2.O399]" office:value-type="float" office:value="1081654131">
            <text:p>1081654131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6384">
            <text:p>16384</text:p>
          </table:table-cell>
          <table:table-cell office:value-type="float" office:value="256">
            <text:p>256</text:p>
          </table:table-cell>
          <table:table-cell table:formula="of:=[.B400]*[.C400]" office:value-type="float" office:value="4194304">
            <text:p>419430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400]/[.G400])+1" office:value-type="float" office:value="2118">
            <text:p>2118</text:p>
          </table:table-cell>
          <table:table-cell table:formula="of:=[counters2.O400]" office:value-type="float" office:value="2162184763">
            <text:p>2162184763</text:p>
          </table:table-cell>
          <table:table-cell table:number-columns-repeated="99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32768">
            <text:p>32768</text:p>
          </table:table-cell>
          <table:table-cell office:value-type="float" office:value="256">
            <text:p>256</text:p>
          </table:table-cell>
          <table:table-cell table:formula="of:=[.B401]*[.C401]" office:value-type="float" office:value="8388608">
            <text:p>838860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(1+2*16)*([.F401]/[.G401])+1" office:value-type="float" office:value="2118">
            <text:p>2118</text:p>
          </table:table-cell>
          <table:table-cell table:formula="of:=[counters2.O401]" office:value-type="float" office:value="4323250349">
            <text:p>4323250349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table:number-columns-repeated="2" office:value-type="float" office:value="1">
            <text:p>1</text:p>
          </table:table-cell>
          <table:table-cell table:formula="of:=[.B402]*[.C402]" office:value-type="float" office:value="1">
            <text:p>1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02]/[.G402])+1" office:value-type="float" office:value="20486">
            <text:p>20486</text:p>
          </table:table-cell>
          <table:table-cell table:formula="of:=[counters2.O402]" office:value-type="float" office:value="47184">
            <text:p>47184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403]*[.C403]" office:value-type="float" office:value="2">
            <text:p>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03]/[.G403])+1" office:value-type="float" office:value="20486">
            <text:p>20486</text:p>
          </table:table-cell>
          <table:table-cell table:formula="of:=[counters2.O403]" office:value-type="float" office:value="47184">
            <text:p>47184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404]*[.C404]" office:value-type="float" office:value="4">
            <text:p>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04]/[.G404])+1" office:value-type="float" office:value="20486">
            <text:p>20486</text:p>
          </table:table-cell>
          <table:table-cell table:formula="of:=[counters2.O404]" office:value-type="float" office:value="47184">
            <text:p>47184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B405]*[.C405]" office:value-type="float" office:value="8">
            <text:p>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05]/[.G405])+1" office:value-type="float" office:value="20486">
            <text:p>20486</text:p>
          </table:table-cell>
          <table:table-cell table:formula="of:=[counters2.O405]" office:value-type="float" office:value="47184">
            <text:p>47184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B406]*[.C406]" office:value-type="float" office:value="16">
            <text:p>1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06]/[.G406])+1" office:value-type="float" office:value="20486">
            <text:p>20486</text:p>
          </table:table-cell>
          <table:table-cell table:formula="of:=[counters2.O406]" office:value-type="float" office:value="79952">
            <text:p>79952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B407]*[.C407]" office:value-type="float" office:value="32">
            <text:p>3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07]/[.G407])+1" office:value-type="float" office:value="20486">
            <text:p>20486</text:p>
          </table:table-cell>
          <table:table-cell table:formula="of:=[counters2.O407]" office:value-type="float" office:value="145488">
            <text:p>145488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B408]*[.C408]" office:value-type="float" office:value="64">
            <text:p>6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08]/[.G408])+1" office:value-type="float" office:value="20486">
            <text:p>20486</text:p>
          </table:table-cell>
          <table:table-cell table:formula="of:=[counters2.O408]" office:value-type="float" office:value="290976">
            <text:p>290976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B409]*[.C409]" office:value-type="float" office:value="128">
            <text:p>12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09]/[.G409])+1" office:value-type="float" office:value="20486">
            <text:p>20486</text:p>
          </table:table-cell>
          <table:table-cell table:formula="of:=[counters2.O409]" office:value-type="float" office:value="581952">
            <text:p>581952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B410]*[.C410]" office:value-type="float" office:value="256">
            <text:p>25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10]/[.G410])+1" office:value-type="float" office:value="20486">
            <text:p>20486</text:p>
          </table:table-cell>
          <table:table-cell table:formula="of:=[counters2.O410]" office:value-type="float" office:value="1163904">
            <text:p>1163904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B411]*[.C411]" office:value-type="float" office:value="512">
            <text:p>51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11]/[.G411])+1" office:value-type="float" office:value="20486">
            <text:p>20486</text:p>
          </table:table-cell>
          <table:table-cell table:formula="of:=[counters2.O411]" office:value-type="float" office:value="2327808">
            <text:p>2327808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B412]*[.C412]" office:value-type="float" office:value="768">
            <text:p>76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12]/[.G412])+1" office:value-type="float" office:value="20486">
            <text:p>20486</text:p>
          </table:table-cell>
          <table:table-cell table:formula="of:=[counters2.O412]" office:value-type="float" office:value="3491712">
            <text:p>3491712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B413]*[.C413]" office:value-type="float" office:value="1024">
            <text:p>102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13]/[.G413])+1" office:value-type="float" office:value="20486">
            <text:p>20486</text:p>
          </table:table-cell>
          <table:table-cell table:formula="of:=[counters2.O413]" office:value-type="float" office:value="3491760">
            <text:p>3491760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B414]*[.C414]" office:value-type="float" office:value="1280">
            <text:p>1280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14]/[.G414])+1" office:value-type="float" office:value="20486">
            <text:p>20486</text:p>
          </table:table-cell>
          <table:table-cell table:formula="of:=[counters2.O414]" office:value-type="float" office:value="3491808">
            <text:p>3491808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table:formula="of:=[.B415]*[.C415]" office:value-type="float" office:value="1536">
            <text:p>153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15]/[.G415])+1" office:value-type="float" office:value="20486">
            <text:p>20486</text:p>
          </table:table-cell>
          <table:table-cell table:formula="of:=[counters2.O415]" office:value-type="float" office:value="3491856">
            <text:p>3491856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table:formula="of:=[.B416]*[.C416]" office:value-type="float" office:value="1792">
            <text:p>179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16]/[.G416])+1" office:value-type="float" office:value="20486">
            <text:p>20486</text:p>
          </table:table-cell>
          <table:table-cell table:formula="of:=[counters2.O416]" office:value-type="float" office:value="4048911">
            <text:p>4048911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formula="of:=[.B417]*[.C417]" office:value-type="float" office:value="2048">
            <text:p>204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17]/[.G417])+1" office:value-type="float" office:value="20486">
            <text:p>20486</text:p>
          </table:table-cell>
          <table:table-cell table:formula="of:=[counters2.O417]" office:value-type="float" office:value="4614148">
            <text:p>4614148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formula="of:=[.B418]*[.C418]" office:value-type="float" office:value="2304">
            <text:p>230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18]/[.G418])+1" office:value-type="float" office:value="20486">
            <text:p>20486</text:p>
          </table:table-cell>
          <table:table-cell table:formula="of:=[counters2.O418]" office:value-type="float" office:value="5166915">
            <text:p>5166915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[.B419]*[.C419]" office:value-type="float" office:value="2560">
            <text:p>2560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19]/[.G419])+1" office:value-type="float" office:value="20486">
            <text:p>20486</text:p>
          </table:table-cell>
          <table:table-cell table:formula="of:=[counters2.O419]" office:value-type="float" office:value="5739594">
            <text:p>5739594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table:formula="of:=[.B420]*[.C420]" office:value-type="float" office:value="2816">
            <text:p>281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20]/[.G420])+1" office:value-type="float" office:value="20486">
            <text:p>20486</text:p>
          </table:table-cell>
          <table:table-cell table:formula="of:=[counters2.O420]" office:value-type="float" office:value="6325610">
            <text:p>6325610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table:formula="of:=[.B421]*[.C421]" office:value-type="float" office:value="3072">
            <text:p>307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21]/[.G421])+1" office:value-type="float" office:value="20486">
            <text:p>20486</text:p>
          </table:table-cell>
          <table:table-cell table:formula="of:=[counters2.O421]" office:value-type="float" office:value="6927767">
            <text:p>6927767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table:formula="of:=[.B422]*[.C422]" office:value-type="float" office:value="3328">
            <text:p>332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22]/[.G422])+1" office:value-type="float" office:value="20486">
            <text:p>20486</text:p>
          </table:table-cell>
          <table:table-cell table:formula="of:=[counters2.O422]" office:value-type="float" office:value="7494200">
            <text:p>7494200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table:formula="of:=[.B423]*[.C423]" office:value-type="float" office:value="3584">
            <text:p>358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23]/[.G423])+1" office:value-type="float" office:value="20486">
            <text:p>20486</text:p>
          </table:table-cell>
          <table:table-cell table:formula="of:=[counters2.O423]" office:value-type="float" office:value="8071032">
            <text:p>8071032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table:formula="of:=[.B424]*[.C424]" office:value-type="float" office:value="3840">
            <text:p>3840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24]/[.G424])+1" office:value-type="float" office:value="20486">
            <text:p>20486</text:p>
          </table:table-cell>
          <table:table-cell table:formula="of:=[counters2.O424]" office:value-type="float" office:value="8653324">
            <text:p>8653324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[.B425]*[.C425]" office:value-type="float" office:value="4096">
            <text:p>409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25]/[.G425])+1" office:value-type="float" office:value="20486">
            <text:p>20486</text:p>
          </table:table-cell>
          <table:table-cell table:formula="of:=[counters2.O425]" office:value-type="float" office:value="9200579">
            <text:p>9200579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table:formula="of:=[.B426]*[.C426]" office:value-type="float" office:value="4352">
            <text:p>435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26]/[.G426])+1" office:value-type="float" office:value="20486">
            <text:p>20486</text:p>
          </table:table-cell>
          <table:table-cell table:formula="of:=[counters2.O426]" office:value-type="float" office:value="9792090">
            <text:p>9792090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table:formula="of:=[.B427]*[.C427]" office:value-type="float" office:value="4608">
            <text:p>460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27]/[.G427])+1" office:value-type="float" office:value="20486">
            <text:p>20486</text:p>
          </table:table-cell>
          <table:table-cell table:formula="of:=[counters2.O427]" office:value-type="float" office:value="10419988">
            <text:p>10419988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B428]*[.C428]" office:value-type="float" office:value="4864">
            <text:p>486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28]/[.G428])+1" office:value-type="float" office:value="20486">
            <text:p>20486</text:p>
          </table:table-cell>
          <table:table-cell table:formula="of:=[counters2.O428]" office:value-type="float" office:value="10978868">
            <text:p>10978868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table:formula="of:=[.B429]*[.C429]" office:value-type="float" office:value="5120">
            <text:p>5120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29]/[.G429])+1" office:value-type="float" office:value="20486">
            <text:p>20486</text:p>
          </table:table-cell>
          <table:table-cell table:formula="of:=[counters2.O429]" office:value-type="float" office:value="11533852">
            <text:p>11533852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table:formula="of:=[.B430]*[.C430]" office:value-type="float" office:value="5376">
            <text:p>537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30]/[.G430])+1" office:value-type="float" office:value="20486">
            <text:p>20486</text:p>
          </table:table-cell>
          <table:table-cell table:formula="of:=[counters2.O430]" office:value-type="float" office:value="12069529">
            <text:p>12069529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table:formula="of:=[.B431]*[.C431]" office:value-type="float" office:value="5632">
            <text:p>563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31]/[.G431])+1" office:value-type="float" office:value="20486">
            <text:p>20486</text:p>
          </table:table-cell>
          <table:table-cell table:formula="of:=[counters2.O431]" office:value-type="float" office:value="12690302">
            <text:p>12690302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table:formula="of:=[.B432]*[.C432]" office:value-type="float" office:value="5888">
            <text:p>588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32]/[.G432])+1" office:value-type="float" office:value="20486">
            <text:p>20486</text:p>
          </table:table-cell>
          <table:table-cell table:formula="of:=[counters2.O432]" office:value-type="float" office:value="13253217">
            <text:p>13253217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table:formula="of:=[.B433]*[.C433]" office:value-type="float" office:value="6144">
            <text:p>614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33]/[.G433])+1" office:value-type="float" office:value="20486">
            <text:p>20486</text:p>
          </table:table-cell>
          <table:table-cell table:formula="of:=[counters2.O433]" office:value-type="float" office:value="13861876">
            <text:p>13861876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table:formula="of:=[.B434]*[.C434]" office:value-type="float" office:value="6400">
            <text:p>6400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34]/[.G434])+1" office:value-type="float" office:value="20486">
            <text:p>20486</text:p>
          </table:table-cell>
          <table:table-cell table:formula="of:=[counters2.O434]" office:value-type="float" office:value="14401394">
            <text:p>14401394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table:formula="of:=[.B435]*[.C435]" office:value-type="float" office:value="6656">
            <text:p>665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35]/[.G435])+1" office:value-type="float" office:value="20486">
            <text:p>20486</text:p>
          </table:table-cell>
          <table:table-cell table:formula="of:=[counters2.O435]" office:value-type="float" office:value="14975974">
            <text:p>14975974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table:formula="of:=[.B436]*[.C436]" office:value-type="float" office:value="6912">
            <text:p>691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36]/[.G436])+1" office:value-type="float" office:value="20486">
            <text:p>20486</text:p>
          </table:table-cell>
          <table:table-cell table:formula="of:=[counters2.O436]" office:value-type="float" office:value="15560619">
            <text:p>15560619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table:formula="of:=[.B437]*[.C437]" office:value-type="float" office:value="7168">
            <text:p>716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37]/[.G437])+1" office:value-type="float" office:value="20486">
            <text:p>20486</text:p>
          </table:table-cell>
          <table:table-cell table:formula="of:=[counters2.O437]" office:value-type="float" office:value="16135286">
            <text:p>16135286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table:formula="of:=[.B438]*[.C438]" office:value-type="float" office:value="7424">
            <text:p>742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38]/[.G438])+1" office:value-type="float" office:value="20486">
            <text:p>20486</text:p>
          </table:table-cell>
          <table:table-cell table:formula="of:=[counters2.O438]" office:value-type="float" office:value="16712717">
            <text:p>16712717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table:formula="of:=[.B439]*[.C439]" office:value-type="float" office:value="7680">
            <text:p>7680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39]/[.G439])+1" office:value-type="float" office:value="20486">
            <text:p>20486</text:p>
          </table:table-cell>
          <table:table-cell table:formula="of:=[counters2.O439]" office:value-type="float" office:value="17241259">
            <text:p>17241259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table:formula="of:=[.B440]*[.C440]" office:value-type="float" office:value="7936">
            <text:p>793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40]/[.G440])+1" office:value-type="float" office:value="20486">
            <text:p>20486</text:p>
          </table:table-cell>
          <table:table-cell table:formula="of:=[counters2.O440]" office:value-type="float" office:value="17867727">
            <text:p>17867727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formula="of:=[.B441]*[.C441]" office:value-type="float" office:value="8192">
            <text:p>819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41]/[.G441])+1" office:value-type="float" office:value="20486">
            <text:p>20486</text:p>
          </table:table-cell>
          <table:table-cell table:formula="of:=[counters2.O441]" office:value-type="float" office:value="18447387">
            <text:p>18447387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table:formula="of:=[.B442]*[.C442]" office:value-type="float" office:value="16384">
            <text:p>1638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42]/[.G442])+1" office:value-type="float" office:value="20486">
            <text:p>20486</text:p>
          </table:table-cell>
          <table:table-cell table:formula="of:=[counters2.O442]" office:value-type="float" office:value="36947822">
            <text:p>36947822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table:formula="of:=[.B443]*[.C443]" office:value-type="float" office:value="32768">
            <text:p>3276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43]/[.G443])+1" office:value-type="float" office:value="20486">
            <text:p>20486</text:p>
          </table:table-cell>
          <table:table-cell table:formula="of:=[counters2.O443]" office:value-type="float" office:value="73745852">
            <text:p>73745852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table:number-columns-repeated="2" office:value-type="float" office:value="256">
            <text:p>256</text:p>
          </table:table-cell>
          <table:table-cell table:formula="of:=[.B444]*[.C444]" office:value-type="float" office:value="65536">
            <text:p>6553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44]/[.G444])+1" office:value-type="float" office:value="20486">
            <text:p>20486</text:p>
          </table:table-cell>
          <table:table-cell table:formula="of:=[counters2.O444]" office:value-type="float" office:value="147341796">
            <text:p>147341796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table:formula="of:=[.B445]*[.C445]" office:value-type="float" office:value="131072">
            <text:p>13107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45]/[.G445])+1" office:value-type="float" office:value="20486">
            <text:p>20486</text:p>
          </table:table-cell>
          <table:table-cell table:formula="of:=[counters2.O445]" office:value-type="float" office:value="294573396">
            <text:p>294573396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table:formula="of:=[.B446]*[.C446]" office:value-type="float" office:value="262144">
            <text:p>26214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46]/[.G446])+1" office:value-type="float" office:value="20486">
            <text:p>20486</text:p>
          </table:table-cell>
          <table:table-cell table:formula="of:=[counters2.O446]" office:value-type="float" office:value="589022408">
            <text:p>589022408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table:formula="of:=[.B447]*[.C447]" office:value-type="float" office:value="524288">
            <text:p>52428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47]/[.G447])+1" office:value-type="float" office:value="20486">
            <text:p>20486</text:p>
          </table:table-cell>
          <table:table-cell table:formula="of:=[counters2.O447]" office:value-type="float" office:value="1177832585">
            <text:p>1177832585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table:formula="of:=[.B448]*[.C448]" office:value-type="float" office:value="1048576">
            <text:p>104857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48]/[.G448])+1" office:value-type="float" office:value="20486">
            <text:p>20486</text:p>
          </table:table-cell>
          <table:table-cell table:formula="of:=[counters2.O448]" office:value-type="float" office:value="2355529617">
            <text:p>2355529617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8192">
            <text:p>8192</text:p>
          </table:table-cell>
          <table:table-cell office:value-type="float" office:value="256">
            <text:p>256</text:p>
          </table:table-cell>
          <table:table-cell table:formula="of:=[.B449]*[.C449]" office:value-type="float" office:value="2097152">
            <text:p>209715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49]/[.G449])+1" office:value-type="float" office:value="20486">
            <text:p>20486</text:p>
          </table:table-cell>
          <table:table-cell table:formula="of:=[counters2.O449]" office:value-type="float" office:value="4710806462">
            <text:p>4710806462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6384">
            <text:p>16384</text:p>
          </table:table-cell>
          <table:table-cell office:value-type="float" office:value="256">
            <text:p>256</text:p>
          </table:table-cell>
          <table:table-cell table:formula="of:=[.B450]*[.C450]" office:value-type="float" office:value="4194304">
            <text:p>419430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50]/[.G450])+1" office:value-type="float" office:value="20486">
            <text:p>20486</text:p>
          </table:table-cell>
          <table:table-cell table:formula="of:=[counters2.O450]" office:value-type="float" office:value="9421293434">
            <text:p>9421293434</text:p>
          </table:table-cell>
          <table:table-cell table:number-columns-repeated="99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32768">
            <text:p>32768</text:p>
          </table:table-cell>
          <table:table-cell office:value-type="float" office:value="256">
            <text:p>256</text:p>
          </table:table-cell>
          <table:table-cell table:formula="of:=[.B451]*[.C451]" office:value-type="float" office:value="8388608">
            <text:p>838860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320*([.F451]/[.G451])+1" office:value-type="float" office:value="20486">
            <text:p>20486</text:p>
          </table:table-cell>
          <table:table-cell table:formula="of:=[counters2.O451]" office:value-type="float" office:value="18843298844">
            <text:p>18843298844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table:number-columns-repeated="2" office:value-type="float" office:value="1">
            <text:p>1</text:p>
          </table:table-cell>
          <table:table-cell table:formula="of:=[.B452]*[.C452]" office:value-type="float" office:value="1">
            <text:p>1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52]/[.G452])+1" office:value-type="float" office:value="41990">
            <text:p>41990</text:p>
          </table:table-cell>
          <table:table-cell table:formula="of:=[counters2.O452]" office:value-type="float" office:value="92240">
            <text:p>92240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453]*[.C453]" office:value-type="float" office:value="2">
            <text:p>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53]/[.G453])+1" office:value-type="float" office:value="41990">
            <text:p>41990</text:p>
          </table:table-cell>
          <table:table-cell table:formula="of:=[counters2.O453]" office:value-type="float" office:value="92240">
            <text:p>92240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454]*[.C454]" office:value-type="float" office:value="4">
            <text:p>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54]/[.G454])+1" office:value-type="float" office:value="41990">
            <text:p>41990</text:p>
          </table:table-cell>
          <table:table-cell table:formula="of:=[counters2.O454]" office:value-type="float" office:value="92240">
            <text:p>92240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B455]*[.C455]" office:value-type="float" office:value="8">
            <text:p>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55]/[.G455])+1" office:value-type="float" office:value="41990">
            <text:p>41990</text:p>
          </table:table-cell>
          <table:table-cell table:formula="of:=[counters2.O455]" office:value-type="float" office:value="92240">
            <text:p>92240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B456]*[.C456]" office:value-type="float" office:value="16">
            <text:p>1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56]/[.G456])+1" office:value-type="float" office:value="41990">
            <text:p>41990</text:p>
          </table:table-cell>
          <table:table-cell table:formula="of:=[counters2.O456]" office:value-type="float" office:value="157776">
            <text:p>157776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B457]*[.C457]" office:value-type="float" office:value="32">
            <text:p>3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57]/[.G457])+1" office:value-type="float" office:value="41990">
            <text:p>41990</text:p>
          </table:table-cell>
          <table:table-cell table:formula="of:=[counters2.O457]" office:value-type="float" office:value="288848">
            <text:p>288848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B458]*[.C458]" office:value-type="float" office:value="64">
            <text:p>6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58]/[.G458])+1" office:value-type="float" office:value="41990">
            <text:p>41990</text:p>
          </table:table-cell>
          <table:table-cell table:formula="of:=[counters2.O458]" office:value-type="float" office:value="577696">
            <text:p>577696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B459]*[.C459]" office:value-type="float" office:value="128">
            <text:p>12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59]/[.G459])+1" office:value-type="float" office:value="41990">
            <text:p>41990</text:p>
          </table:table-cell>
          <table:table-cell table:formula="of:=[counters2.O459]" office:value-type="float" office:value="1155392">
            <text:p>1155392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B460]*[.C460]" office:value-type="float" office:value="256">
            <text:p>25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60]/[.G460])+1" office:value-type="float" office:value="41990">
            <text:p>41990</text:p>
          </table:table-cell>
          <table:table-cell table:formula="of:=[counters2.O460]" office:value-type="float" office:value="2310784">
            <text:p>2310784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B461]*[.C461]" office:value-type="float" office:value="512">
            <text:p>51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61]/[.G461])+1" office:value-type="float" office:value="41990">
            <text:p>41990</text:p>
          </table:table-cell>
          <table:table-cell table:formula="of:=[counters2.O461]" office:value-type="float" office:value="4621568">
            <text:p>4621568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B462]*[.C462]" office:value-type="float" office:value="768">
            <text:p>76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62]/[.G462])+1" office:value-type="float" office:value="41990">
            <text:p>41990</text:p>
          </table:table-cell>
          <table:table-cell table:formula="of:=[counters2.O462]" office:value-type="float" office:value="6932352">
            <text:p>6932352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B463]*[.C463]" office:value-type="float" office:value="1024">
            <text:p>102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63]/[.G463])+1" office:value-type="float" office:value="41990">
            <text:p>41990</text:p>
          </table:table-cell>
          <table:table-cell table:formula="of:=[counters2.O463]" office:value-type="float" office:value="6932400">
            <text:p>6932400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B464]*[.C464]" office:value-type="float" office:value="1280">
            <text:p>1280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64]/[.G464])+1" office:value-type="float" office:value="41990">
            <text:p>41990</text:p>
          </table:table-cell>
          <table:table-cell table:formula="of:=[counters2.O464]" office:value-type="float" office:value="6932448">
            <text:p>6932448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table:formula="of:=[.B465]*[.C465]" office:value-type="float" office:value="1536">
            <text:p>153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65]/[.G465])+1" office:value-type="float" office:value="41990">
            <text:p>41990</text:p>
          </table:table-cell>
          <table:table-cell table:formula="of:=[counters2.O465]" office:value-type="float" office:value="6932496">
            <text:p>6932496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table:formula="of:=[.B466]*[.C466]" office:value-type="float" office:value="1792">
            <text:p>179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66]/[.G466])+1" office:value-type="float" office:value="41990">
            <text:p>41990</text:p>
          </table:table-cell>
          <table:table-cell table:formula="of:=[counters2.O466]" office:value-type="float" office:value="8040795">
            <text:p>8040795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formula="of:=[.B467]*[.C467]" office:value-type="float" office:value="2048">
            <text:p>204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67]/[.G467])+1" office:value-type="float" office:value="41990">
            <text:p>41990</text:p>
          </table:table-cell>
          <table:table-cell table:formula="of:=[counters2.O467]" office:value-type="float" office:value="9161882">
            <text:p>9161882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formula="of:=[.B468]*[.C468]" office:value-type="float" office:value="2304">
            <text:p>230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68]/[.G468])+1" office:value-type="float" office:value="41990">
            <text:p>41990</text:p>
          </table:table-cell>
          <table:table-cell table:formula="of:=[counters2.O468]" office:value-type="float" office:value="10337557">
            <text:p>10337557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[.B469]*[.C469]" office:value-type="float" office:value="2560">
            <text:p>2560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69]/[.G469])+1" office:value-type="float" office:value="41990">
            <text:p>41990</text:p>
          </table:table-cell>
          <table:table-cell table:formula="of:=[counters2.O469]" office:value-type="float" office:value="11445153">
            <text:p>11445153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table:formula="of:=[.B470]*[.C470]" office:value-type="float" office:value="2816">
            <text:p>281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70]/[.G470])+1" office:value-type="float" office:value="41990">
            <text:p>41990</text:p>
          </table:table-cell>
          <table:table-cell table:formula="of:=[counters2.O470]" office:value-type="float" office:value="12575828">
            <text:p>12575828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table:formula="of:=[.B471]*[.C471]" office:value-type="float" office:value="3072">
            <text:p>307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71]/[.G471])+1" office:value-type="float" office:value="41990">
            <text:p>41990</text:p>
          </table:table-cell>
          <table:table-cell table:formula="of:=[counters2.O471]" office:value-type="float" office:value="13698990">
            <text:p>13698990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table:formula="of:=[.B472]*[.C472]" office:value-type="float" office:value="3328">
            <text:p>332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72]/[.G472])+1" office:value-type="float" office:value="41990">
            <text:p>41990</text:p>
          </table:table-cell>
          <table:table-cell table:formula="of:=[counters2.O472]" office:value-type="float" office:value="14822667">
            <text:p>14822667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table:formula="of:=[.B473]*[.C473]" office:value-type="float" office:value="3584">
            <text:p>358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73]/[.G473])+1" office:value-type="float" office:value="41990">
            <text:p>41990</text:p>
          </table:table-cell>
          <table:table-cell table:formula="of:=[counters2.O473]" office:value-type="float" office:value="15942856">
            <text:p>15942856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table:formula="of:=[.B474]*[.C474]" office:value-type="float" office:value="3840">
            <text:p>3840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74]/[.G474])+1" office:value-type="float" office:value="41990">
            <text:p>41990</text:p>
          </table:table-cell>
          <table:table-cell table:formula="of:=[counters2.O474]" office:value-type="float" office:value="17138853">
            <text:p>17138853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[.B475]*[.C475]" office:value-type="float" office:value="4096">
            <text:p>409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75]/[.G475])+1" office:value-type="float" office:value="41990">
            <text:p>41990</text:p>
          </table:table-cell>
          <table:table-cell table:formula="of:=[counters2.O475]" office:value-type="float" office:value="18217979">
            <text:p>18217979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table:formula="of:=[.B476]*[.C476]" office:value-type="float" office:value="4352">
            <text:p>435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76]/[.G476])+1" office:value-type="float" office:value="41990">
            <text:p>41990</text:p>
          </table:table-cell>
          <table:table-cell table:formula="of:=[counters2.O476]" office:value-type="float" office:value="19267749">
            <text:p>19267749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table:formula="of:=[.B477]*[.C477]" office:value-type="float" office:value="4608">
            <text:p>460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77]/[.G477])+1" office:value-type="float" office:value="41990">
            <text:p>41990</text:p>
          </table:table-cell>
          <table:table-cell table:formula="of:=[counters2.O477]" office:value-type="float" office:value="20347466">
            <text:p>20347466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B478]*[.C478]" office:value-type="float" office:value="4864">
            <text:p>486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78]/[.G478])+1" office:value-type="float" office:value="41990">
            <text:p>41990</text:p>
          </table:table-cell>
          <table:table-cell table:formula="of:=[counters2.O478]" office:value-type="float" office:value="21382921">
            <text:p>21382921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table:formula="of:=[.B479]*[.C479]" office:value-type="float" office:value="5120">
            <text:p>5120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79]/[.G479])+1" office:value-type="float" office:value="41990">
            <text:p>41990</text:p>
          </table:table-cell>
          <table:table-cell table:formula="of:=[counters2.O479]" office:value-type="float" office:value="22417453">
            <text:p>22417453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table:formula="of:=[.B480]*[.C480]" office:value-type="float" office:value="5376">
            <text:p>537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80]/[.G480])+1" office:value-type="float" office:value="41990">
            <text:p>41990</text:p>
          </table:table-cell>
          <table:table-cell table:formula="of:=[counters2.O480]" office:value-type="float" office:value="23527848">
            <text:p>23527848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table:formula="of:=[.B481]*[.C481]" office:value-type="float" office:value="5632">
            <text:p>563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81]/[.G481])+1" office:value-type="float" office:value="41990">
            <text:p>41990</text:p>
          </table:table-cell>
          <table:table-cell table:formula="of:=[counters2.O481]" office:value-type="float" office:value="24677316">
            <text:p>24677316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table:formula="of:=[.B482]*[.C482]" office:value-type="float" office:value="5888">
            <text:p>588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82]/[.G482])+1" office:value-type="float" office:value="41990">
            <text:p>41990</text:p>
          </table:table-cell>
          <table:table-cell table:formula="of:=[counters2.O482]" office:value-type="float" office:value="25809767">
            <text:p>25809767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table:formula="of:=[.B483]*[.C483]" office:value-type="float" office:value="6144">
            <text:p>614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83]/[.G483])+1" office:value-type="float" office:value="41990">
            <text:p>41990</text:p>
          </table:table-cell>
          <table:table-cell table:formula="of:=[counters2.O483]" office:value-type="float" office:value="26805013">
            <text:p>26805013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table:formula="of:=[.B484]*[.C484]" office:value-type="float" office:value="6400">
            <text:p>6400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84]/[.G484])+1" office:value-type="float" office:value="41990">
            <text:p>41990</text:p>
          </table:table-cell>
          <table:table-cell table:formula="of:=[counters2.O484]" office:value-type="float" office:value="28042607">
            <text:p>28042607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table:formula="of:=[.B485]*[.C485]" office:value-type="float" office:value="6656">
            <text:p>665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85]/[.G485])+1" office:value-type="float" office:value="41990">
            <text:p>41990</text:p>
          </table:table-cell>
          <table:table-cell table:formula="of:=[counters2.O485]" office:value-type="float" office:value="29285045">
            <text:p>29285045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table:formula="of:=[.B486]*[.C486]" office:value-type="float" office:value="6912">
            <text:p>691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86]/[.G486])+1" office:value-type="float" office:value="41990">
            <text:p>41990</text:p>
          </table:table-cell>
          <table:table-cell table:formula="of:=[counters2.O486]" office:value-type="float" office:value="30298464">
            <text:p>30298464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table:formula="of:=[.B487]*[.C487]" office:value-type="float" office:value="7168">
            <text:p>716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87]/[.G487])+1" office:value-type="float" office:value="41990">
            <text:p>41990</text:p>
          </table:table-cell>
          <table:table-cell table:formula="of:=[counters2.O487]" office:value-type="float" office:value="31405536">
            <text:p>31405536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table:formula="of:=[.B488]*[.C488]" office:value-type="float" office:value="7424">
            <text:p>742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88]/[.G488])+1" office:value-type="float" office:value="41990">
            <text:p>41990</text:p>
          </table:table-cell>
          <table:table-cell table:formula="of:=[counters2.O488]" office:value-type="float" office:value="32489263">
            <text:p>32489263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table:formula="of:=[.B489]*[.C489]" office:value-type="float" office:value="7680">
            <text:p>7680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89]/[.G489])+1" office:value-type="float" office:value="41990">
            <text:p>41990</text:p>
          </table:table-cell>
          <table:table-cell table:formula="of:=[counters2.O489]" office:value-type="float" office:value="33544020">
            <text:p>33544020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table:formula="of:=[.B490]*[.C490]" office:value-type="float" office:value="7936">
            <text:p>793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90]/[.G490])+1" office:value-type="float" office:value="41990">
            <text:p>41990</text:p>
          </table:table-cell>
          <table:table-cell table:formula="of:=[counters2.O490]" office:value-type="float" office:value="34764944">
            <text:p>34764944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formula="of:=[.B491]*[.C491]" office:value-type="float" office:value="8192">
            <text:p>819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91]/[.G491])+1" office:value-type="float" office:value="41990">
            <text:p>41990</text:p>
          </table:table-cell>
          <table:table-cell table:formula="of:=[counters2.O491]" office:value-type="float" office:value="35932252">
            <text:p>35932252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table:formula="of:=[.B492]*[.C492]" office:value-type="float" office:value="16384">
            <text:p>1638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92]/[.G492])+1" office:value-type="float" office:value="41990">
            <text:p>41990</text:p>
          </table:table-cell>
          <table:table-cell table:formula="of:=[counters2.O492]" office:value-type="float" office:value="71618556">
            <text:p>71618556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table:formula="of:=[.B493]*[.C493]" office:value-type="float" office:value="32768">
            <text:p>3276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93]/[.G493])+1" office:value-type="float" office:value="41990">
            <text:p>41990</text:p>
          </table:table-cell>
          <table:table-cell table:formula="of:=[counters2.O493]" office:value-type="float" office:value="143337511">
            <text:p>143337511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table:number-columns-repeated="2" office:value-type="float" office:value="256">
            <text:p>256</text:p>
          </table:table-cell>
          <table:table-cell table:formula="of:=[.B494]*[.C494]" office:value-type="float" office:value="65536">
            <text:p>6553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94]/[.G494])+1" office:value-type="float" office:value="41990">
            <text:p>41990</text:p>
          </table:table-cell>
          <table:table-cell table:formula="of:=[counters2.O494]" office:value-type="float" office:value="287064305">
            <text:p>287064305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table:formula="of:=[.B495]*[.C495]" office:value-type="float" office:value="131072">
            <text:p>13107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95]/[.G495])+1" office:value-type="float" office:value="41990">
            <text:p>41990</text:p>
          </table:table-cell>
          <table:table-cell table:formula="of:=[counters2.O495]" office:value-type="float" office:value="574272908">
            <text:p>574272908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table:formula="of:=[.B496]*[.C496]" office:value-type="float" office:value="262144">
            <text:p>26214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96]/[.G496])+1" office:value-type="float" office:value="41990">
            <text:p>41990</text:p>
          </table:table-cell>
          <table:table-cell table:formula="of:=[counters2.O496]" office:value-type="float" office:value="1148471474">
            <text:p>1148471474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table:formula="of:=[.B497]*[.C497]" office:value-type="float" office:value="524288">
            <text:p>52428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97]/[.G497])+1" office:value-type="float" office:value="41990">
            <text:p>41990</text:p>
          </table:table-cell>
          <table:table-cell table:formula="of:=[counters2.O497]" office:value-type="float" office:value="2296891702">
            <text:p>2296891702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table:formula="of:=[.B498]*[.C498]" office:value-type="float" office:value="1048576">
            <text:p>1048576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98]/[.G498])+1" office:value-type="float" office:value="41990">
            <text:p>41990</text:p>
          </table:table-cell>
          <table:table-cell table:formula="of:=[counters2.O498]" office:value-type="float" office:value="4593996413">
            <text:p>4593996413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8192">
            <text:p>8192</text:p>
          </table:table-cell>
          <table:table-cell office:value-type="float" office:value="256">
            <text:p>256</text:p>
          </table:table-cell>
          <table:table-cell table:formula="of:=[.B499]*[.C499]" office:value-type="float" office:value="2097152">
            <text:p>2097152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499]/[.G499])+1" office:value-type="float" office:value="41990">
            <text:p>41990</text:p>
          </table:table-cell>
          <table:table-cell table:formula="of:=[counters2.O499]" office:value-type="float" office:value="9187880260">
            <text:p>9187880260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6384">
            <text:p>16384</text:p>
          </table:table-cell>
          <table:table-cell office:value-type="float" office:value="256">
            <text:p>256</text:p>
          </table:table-cell>
          <table:table-cell table:formula="of:=[.B500]*[.C500]" office:value-type="float" office:value="4194304">
            <text:p>4194304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500]/[.G500])+1" office:value-type="float" office:value="41990">
            <text:p>41990</text:p>
          </table:table-cell>
          <table:table-cell table:formula="of:=[counters2.O500]" office:value-type="float" office:value="18376150772">
            <text:p>18376150772</text:p>
          </table:table-cell>
          <table:table-cell table:number-columns-repeated="99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32768">
            <text:p>32768</text:p>
          </table:table-cell>
          <table:table-cell office:value-type="float" office:value="256">
            <text:p>256</text:p>
          </table:table-cell>
          <table:table-cell table:formula="of:=[.B501]*[.C501]" office:value-type="float" office:value="8388608">
            <text:p>838860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formula="of:=5+656*([.F501]/[.G501])+1" office:value-type="float" office:value="41990">
            <text:p>41990</text:p>
          </table:table-cell>
          <table:table-cell table:formula="of:=[counters2.O501]" office:value-type="float" office:value="36751854200">
            <text:p>36751854200</text:p>
          </table:table-cell>
          <table:table-cell table:number-columns-repeated="99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pt" fo:country="P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AR PL KaitiM G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66ff99"/>
    </style:style>
    <style:style style:name="Untitled2" style:family="table-cell" style:parent-style-name="Default">
      <style:table-cell-properties fo:background-color="#ff3333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21-03-2018</text:date>, <text:time>17:3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1T17:34:38</dc:date>
    <dc:creator>Helder Duarte</dc:creator>
    <meta:generator>OpenOffice/4.1.4$Unix OpenOffice.org_project/414m5$Build-9788</meta:generator>
    <meta:editing-duration>PT11H40M55S</meta:editing-duration>
    <meta:editing-cycles>48</meta:editing-cycles>
    <meta:document-statistic meta:table-count="4" meta:cell-count="40289" meta:object-count="0"/>
  </office:meta>
</office:document-meta>
</file>